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_1" style:family="text">
      <style:text-properties style:font-name="Arial" fo:font-size="16pt" style:font-name-asian="Arial" style:font-size-asian="16pt" style:font-name-complex="Arial" style:font-size-complex="16pt"/>
    </style:style>
    <style:style style:name="T1_2" style:family="text">
      <style:text-properties style:font-name="Arial" fo:font-size="16pt" style:font-name-asian="Arial" style:font-size-asian="16pt" style:font-name-complex="Arial" style:font-size-complex="16pt"/>
    </style:style>
    <style:style style:name="T1_3" style:family="text">
      <style:text-properties style:font-name="Arial" fo:font-size="16pt" style:font-name-asian="Arial" style:font-size-asian="16pt" style:font-name-complex="Arial" style:font-size-complex="16pt"/>
    </style:style>
    <style:style style:name="T1_4" style:family="text">
      <style:text-properties style:font-name="Arial" fo:font-size="16pt" style:font-name-asian="Arial" style:font-size-asian="16pt" style:font-name-complex="Arial" style:font-size-complex="16pt"/>
    </style:style>
    <style:style style:name="T1_5" style:family="text">
      <style:text-properties style:font-name="Arial" fo:font-size="16pt" style:font-name-asian="Arial" style:font-size-asian="16pt" style:font-name-complex="Arial" style:font-size-complex="16pt"/>
    </style:style>
    <style:style style:name="T1_6" style:family="text">
      <style:text-properties style:font-name="Arial" fo:font-size="16pt" style:font-name-asian="Arial" style:font-size-asian="16pt" style:font-name-complex="Arial" style:font-size-complex="16pt"/>
    </style:style>
    <style:style style:name="T1_7" style:family="text">
      <style:text-properties style:font-name="Arial" fo:font-size="16pt" style:font-name-asian="Arial" style:font-size-asian="16pt" style:font-name-complex="Arial" style:font-size-complex="16pt"/>
    </style:style>
    <style:style style:name="T1_8" style:family="text">
      <style:text-properties style:font-name="Arial" fo:font-size="16pt" style:font-name-asian="Arial" style:font-size-asian="16pt" style:font-name-complex="Arial" style:font-size-complex="16pt"/>
    </style:style>
    <style:style style:name="T1_9" style:family="text">
      <style:text-properties style:font-name="Arial" fo:font-size="16pt" style:font-name-asian="Arial" style:font-size-asian="16pt" style:font-name-complex="Arial" style:font-size-complex="16pt"/>
    </style:style>
    <style:style style:name="P2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style:font-name="Arial" fo:font-size="16pt" style:font-name-asian="Arial" style:font-size-asian="16pt" style:font-name-complex="Arial" style:font-size-complex="16pt"/>
    </style:style>
    <style:style style:name="P3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_1" style:family="text">
      <style:text-properties fo:font-size="14pt" style:font-size-asian="14pt" style:font-size-complex="14pt" fo:font-weight="bold" style:font-weight-asian="bold" style:font-weight-complex="bold"/>
    </style:style>
    <style:style style:name="T3_2" style:family="text">
      <style:text-properties fo:font-size="14pt" style:font-size-asian="14pt" style:font-size-complex="14pt" fo:font-weight="bold" style:font-weight-asian="bold" style:font-weight-complex="bold"/>
    </style:style>
    <style:style style:name="T3_3" style:family="text">
      <style:text-properties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break-before="auto" fo:text-indent="0cm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00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P7" style:family="paragraph" style:parent-style-name="Standard">
      <style:paragraph-properties fo:break-before="auto" fo:text-indent="0cm" fo:line-height="100%" style:writing-mode="lr-tb"/>
    </style:style>
    <style:style style:name="P8" style:family="paragraph" style:parent-style-name="Standard">
      <style:paragraph-properties fo:break-before="auto" fo:text-indent="0cm" fo:line-height="100%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>
      <style:text-properties fo:font-weight="bold" style:font-weight-asian="bold" style:font-weight-complex="bold"/>
    </style:style>
    <style:style style:name="T8_4" style:family="text">
      <style:text-properties fo:font-weight="bold" style:font-weight-asian="bold" style:font-weight-complex="bold"/>
    </style:style>
    <style:style style:name="T8_5" style:family="text">
      <style:text-properties fo:font-weight="bold" style:font-weight-asian="bold" style:font-weight-complex="bold"/>
    </style:style>
    <style:style style:name="T8_6" style:family="text">
      <style:text-properties fo:font-weight="bold" style:font-weight-asian="bold" style:font-weight-complex="bold"/>
    </style:style>
    <style:style style:name="T8_7" style:family="text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P10" style:family="paragraph" style:parent-style-name="Standard">
      <style:paragraph-properties fo:break-before="auto" fo:text-indent="-3.175cm" fo:line-height="100%" fo:margin-left="3.175cm" style:writing-mode="lr-tb">
        <style:tab-stops>
          <style:tab-stop style:type="left" style:leader-style="none" style:position="3.175cm"/>
        </style:tab-stops>
      </style:paragraph-properties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P11" style:family="paragraph" style:parent-style-name="Standard">
      <style:paragraph-properties fo:break-before="auto" fo:text-indent="-3.175cm" fo:line-height="100%" fo:margin-left="3.175cm" style:writing-mode="lr-tb">
        <style:tab-stops>
          <style:tab-stop style:type="left" style:leader-style="none" style:position="3.175cm"/>
        </style:tab-stops>
      </style:paragraph-properties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Standard">
      <style:paragraph-properties fo:break-before="auto" fo:text-indent="-3.175cm" fo:line-height="100%" fo:margin-left="3.175cm" style:writing-mode="lr-tb">
        <style:tab-stops>
          <style:tab-stop style:type="left" style:leader-style="none" style:position="3.175cm"/>
        </style:tab-stops>
      </style:paragraph-properties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P13" style:family="paragraph" style:parent-style-name="Standard">
      <style:paragraph-properties fo:break-before="auto" fo:text-indent="-3.175cm" fo:line-height="100%" fo:margin-left="3.175cm" style:writing-mode="lr-tb">
        <style:tab-stops>
          <style:tab-stop style:type="left" style:leader-style="none" style:position="3.175cm"/>
        </style:tab-stops>
      </style:paragraph-properties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P14" style:family="paragraph" style:parent-style-name="Standard">
      <style:paragraph-properties fo:break-before="auto" fo:text-indent="-3.175cm" fo:line-height="100%" fo:margin-left="3.175cm" style:writing-mode="lr-tb">
        <style:tab-stops>
          <style:tab-stop style:type="left" style:leader-style="none" style:position="3.175cm"/>
        </style:tab-stops>
      </style:paragraph-properties>
    </style:style>
    <style:style style:name="T14_1" style:family="text"/>
    <style:style style:name="P15" style:family="paragraph" style:parent-style-name="Standard">
      <style:paragraph-properties fo:break-before="auto" fo:text-indent="-3.175cm" fo:line-height="100%" fo:margin-left="3.175cm" style:writing-mode="lr-tb">
        <style:tab-stops>
          <style:tab-stop style:type="left" style:leader-style="none" style:position="3.175cm"/>
        </style:tab-stops>
      </style:paragraph-properties>
    </style:style>
    <style:style style:name="T15_1" style:family="text"/>
    <style:style style:name="T15_2" style:family="text"/>
    <style:style style:name="P16" style:family="paragraph" style:parent-style-name="Standard">
      <style:paragraph-properties fo:break-before="auto" fo:text-indent="-3.175cm" fo:line-height="100%" fo:margin-left="3.175cm" style:writing-mode="lr-tb">
        <style:tab-stops>
          <style:tab-stop style:type="left" style:leader-style="none" style:position="3.175cm"/>
        </style:tab-stops>
      </style:paragraph-properties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P17" style:family="paragraph" style:parent-style-name="Standard">
      <style:paragraph-properties fo:break-before="auto" fo:text-indent="-3.175cm" fo:line-height="100%" fo:margin-left="3.175cm" style:writing-mode="lr-tb">
        <style:tab-stops>
          <style:tab-stop style:type="left" style:leader-style="none" style:position="3.175cm"/>
        </style:tab-stops>
      </style:paragraph-properties>
    </style:style>
    <style:style style:name="T17_1" style:family="text"/>
    <style:style style:name="P18" style:family="paragraph" style:parent-style-name="Standard">
      <style:paragraph-properties fo:break-before="auto" fo:text-indent="-3.175cm" fo:line-height="100%" fo:margin-left="3.175cm" style:writing-mode="lr-tb">
        <style:tab-stops>
          <style:tab-stop style:type="left" style:leader-style="none" style:position="3.175cm"/>
        </style:tab-stops>
      </style:paragraph-properties>
    </style:style>
    <style:style style:name="T18_1" style:family="text"/>
    <style:style style:name="T18_2" style:family="text"/>
    <style:style style:name="P19" style:family="paragraph" style:parent-style-name="Standard">
      <style:paragraph-properties fo:break-before="auto" fo:text-indent="0cm" fo:line-height="100%" style:writing-mode="lr-tb"/>
    </style:style>
    <style:style style:name="P20" style:family="paragraph" style:parent-style-name="Standard">
      <style:paragraph-properties fo:break-before="auto" fo:text-indent="0cm" fo:line-height="100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P2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23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3_1" style:family="text">
      <style:text-properties fo:font-size="14pt" style:font-size-asian="14pt" style:font-size-complex="14pt" fo:font-weight="bold" style:font-weight-asian="bold" style:font-weight-complex="bold"/>
    </style:style>
    <style:style style:name="T23_2" style:family="text">
      <style:text-properties fo:font-size="14pt" style:font-size-asian="14pt" style:font-size-complex="14pt" fo:font-weight="bold" style:font-weight-asian="bold" style:font-weight-complex="bold"/>
    </style:style>
    <style:style style:name="T23_3" style:family="text">
      <style:text-properties fo:font-size="14pt" style:font-size-asian="14pt" style:font-size-complex="14pt" fo:font-weight="bold" style:font-weight-asian="bold" style:font-weight-complex="bold"/>
    </style:style>
    <style:style style:name="T23_4" style:family="text">
      <style:text-properties fo:font-size="14pt" style:font-size-asian="14pt" style:font-size-complex="14pt" fo:font-weight="bold" style:font-weight-asian="bold" style:font-weight-complex="bold"/>
    </style:style>
    <style:style style:name="T23_5" style:family="text"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break-before="auto" fo:text-indent="0cm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5" style:family="paragraph" style:parent-style-name="Standard">
      <style:paragraph-properties fo:break-before="auto" fo:text-indent="0cm" fo:line-height="100%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>
      <style:text-properties fo:font-weight="bold" style:font-weight-asian="bold" style:font-weight-complex="bold"/>
    </style:style>
    <style:style style:name="T25_4" style:family="text">
      <style:text-properties fo:font-weight="bold" style:font-weight-asian="bold" style:font-weight-complex="bold"/>
    </style:style>
    <style:style style:name="T25_5" style:family="text">
      <style:text-properties fo:font-weight="bold" style:font-weight-asian="bold" style:font-weight-complex="bold"/>
    </style:style>
    <style:style style:name="T25_6" style:family="text">
      <style:text-properties fo:font-weight="bold" style:font-weight-asian="bold" style:font-weight-complex="bold"/>
    </style:style>
    <style:style style:name="T25_7" style:family="text">
      <style:text-properties fo:font-weight="bold" style:font-weight-asian="bold" style:font-weight-complex="bold"/>
    </style:style>
    <style:style style:name="T25_8" style:family="text">
      <style:text-properties fo:font-weight="bold" style:font-weight-asian="bold" style:font-weight-complex="bold"/>
    </style:style>
    <style:style style:name="T25_9" style:family="text"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P27" style:family="paragraph" style:parent-style-name="Standard">
      <style:paragraph-properties fo:break-before="auto" fo:text-indent="0cm" fo:line-height="100%" style:writing-mode="lr-tb"/>
    </style:style>
    <style:style style:name="P28" style:family="paragraph" style:parent-style-name="Standard">
      <style:paragraph-properties fo:break-before="auto" fo:text-indent="0cm" fo:line-height="100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>
      <style:text-properties fo:font-weight="bold" style:font-weight-asian="bold" style:font-weight-complex="bold"/>
    </style:style>
    <style:style style:name="T28_6" style:family="text">
      <style:text-properties fo:font-weight="bold" style:font-weight-asian="bold" style:font-weight-complex="bold"/>
    </style:style>
    <style:style style:name="T28_7" style:family="text">
      <style:text-properties fo:font-weight="bold" style:font-weight-asian="bold" style:font-weight-complex="bold"/>
    </style:style>
    <style:style style:name="T28_8" style:family="text">
      <style:text-properties fo:font-weight="bold" style:font-weight-asian="bold" style:font-weight-complex="bold"/>
    </style:style>
    <style:style style:name="T28_9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P3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0_1" style:family="text">
      <style:text-properties style:text-line-through-style="solid" fo:color="#ff0000"/>
    </style:style>
    <style:style style:name="T30_2" style:family="text">
      <style:text-properties style:text-line-through-style="solid" fo:color="#ff0000"/>
    </style:style>
    <style:style style:name="T30_3" style:family="text">
      <style:text-properties style:text-line-through-style="solid" fo:color="#ff0000"/>
    </style:style>
    <style:style style:name="T30_4" style:family="text">
      <style:text-properties style:text-line-through-style="solid" fo:color="#ff0000"/>
    </style:style>
    <style:style style:name="T30_5" style:family="text">
      <style:text-properties style:text-line-through-style="solid" fo:color="#ff0000"/>
    </style:style>
    <style:style style:name="T30_6" style:family="text">
      <style:text-properties style:text-line-through-style="solid" fo:color="#ff0000"/>
    </style:style>
    <style:style style:name="T30_7" style:family="text">
      <style:text-properties style:text-line-through-style="solid" fo:color="#ff0000"/>
    </style:style>
    <style:style style:name="T30_8" style:family="text">
      <style:text-properties style:text-line-through-style="solid" fo:color="#ff0000"/>
    </style:style>
    <style:style style:name="T30_9" style:family="text">
      <style:text-properties style:text-line-through-style="solid" fo:color="#ff0000"/>
    </style:style>
    <style:style style:name="T30_10" style:family="text">
      <style:text-properties style:text-line-through-style="solid" fo:color="#ff0000"/>
    </style:style>
    <style:style style:name="T30_11" style:family="text">
      <style:text-properties style:text-line-through-style="solid" fo:color="#ff0000"/>
    </style:style>
    <style:style style:name="T30_12" style:family="text">
      <style:text-properties style:text-line-through-style="solid" fo:color="#ff0000"/>
    </style:style>
    <style:style style:name="T30_13" style:family="text">
      <style:text-properties style:text-line-through-style="solid" fo:color="#ff0000"/>
    </style:style>
    <style:style style:name="T30_14" style:family="text">
      <style:text-properties style:text-line-through-style="solid" fo:color="#ff0000"/>
    </style:style>
    <style:style style:name="T30_15" style:family="text">
      <style:text-properties style:text-line-through-style="solid" fo:color="#ff0000"/>
    </style:style>
    <style:style style:name="T30_16" style:family="text">
      <style:text-properties style:text-line-through-style="solid" fo:color="#ff0000"/>
    </style:style>
    <style:style style:name="T30_17" style:family="text">
      <style:text-properties style:text-line-through-style="solid" fo:color="#ff0000"/>
    </style:style>
    <style:style style:name="T30_18" style:family="text">
      <style:text-properties style:text-line-through-style="solid" fo:color="#ff0000"/>
    </style:style>
    <style:style style:name="T30_19" style:family="text">
      <style:text-properties style:text-line-through-style="solid" fo:color="#ff0000"/>
    </style:style>
    <style:style style:name="T30_20" style:family="text">
      <style:text-properties style:text-line-through-style="solid" fo:color="#ff0000"/>
    </style:style>
    <style:style style:name="T30_21" style:family="text">
      <style:text-properties style:text-line-through-style="solid" fo:color="#ff0000"/>
    </style:style>
    <style:style style:name="T30_22" style:family="text">
      <style:text-properties style:text-line-through-style="solid" fo:color="#ff0000"/>
    </style:style>
    <style:style style:name="T30_23" style:family="text">
      <style:text-properties style:text-line-through-style="solid" fo:color="#ff0000"/>
    </style:style>
    <style:style style:name="T30_24" style:family="text">
      <style:text-properties style:text-line-through-style="solid" fo:color="#ff0000"/>
    </style:style>
    <style:style style:name="T30_25" style:family="text">
      <style:text-properties style:text-line-through-style="solid" fo:color="#ff0000"/>
    </style:style>
    <style:style style:name="T30_26" style:family="text">
      <style:text-properties style:text-line-through-style="solid" fo:color="#ff0000"/>
    </style:style>
    <style:style style:name="T30_27" style:family="text">
      <style:text-properties style:text-line-through-style="solid" fo:color="#ff0000"/>
    </style:style>
    <style:style style:name="T30_28" style:family="text">
      <style:text-properties style:text-line-through-style="solid" fo:color="#ff0000"/>
    </style:style>
    <style:style style:name="T30_29" style:family="text">
      <style:text-properties style:text-line-through-style="solid" fo:color="#ff0000"/>
    </style:style>
    <style:style style:name="T30_30" style:family="text">
      <style:text-properties style:text-line-through-style="solid" fo:color="#ff0000"/>
    </style:style>
    <style:style style:name="T30_31" style:family="text">
      <style:text-properties style:text-line-through-style="solid" fo:color="#ff0000"/>
    </style:style>
    <style:style style:name="T30_32" style:family="text">
      <style:text-properties style:text-line-through-style="solid" fo:color="#ff0000"/>
    </style:style>
    <style:style style:name="T30_33" style:family="text">
      <style:text-properties style:text-line-through-style="solid" fo:color="#ff0000"/>
    </style:style>
    <style:style style:name="P3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1_1" style:family="text">
      <style:text-properties style:text-line-through-style="solid" fo:color="#ff0000"/>
    </style:style>
    <style:style style:name="T31_2" style:family="text">
      <style:text-properties style:text-line-through-style="solid" fo:color="#ff0000"/>
    </style:style>
    <style:style style:name="T31_3" style:family="text">
      <style:text-properties style:text-line-through-style="solid" fo:color="#ff0000"/>
    </style:style>
    <style:style style:name="T31_4" style:family="text">
      <style:text-properties style:text-line-through-style="solid" fo:color="#ff0000"/>
    </style:style>
    <style:style style:name="T31_5" style:family="text">
      <style:text-properties style:text-line-through-style="solid" fo:color="#ff0000"/>
    </style:style>
    <style:style style:name="T31_6" style:family="text">
      <style:text-properties style:text-line-through-style="solid" fo:color="#ff0000"/>
    </style:style>
    <style:style style:name="T31_7" style:family="text">
      <style:text-properties style:text-line-through-style="solid" fo:color="#ff0000"/>
    </style:style>
    <style:style style:name="T31_8" style:family="text">
      <style:text-properties style:text-line-through-style="solid" fo:color="#ff0000"/>
    </style:style>
    <style:style style:name="T31_9" style:family="text">
      <style:text-properties style:text-line-through-style="solid" fo:color="#ff0000"/>
    </style:style>
    <style:style style:name="T31_10" style:family="text">
      <style:text-properties style:text-line-through-style="solid" fo:color="#ff0000"/>
    </style:style>
    <style:style style:name="T31_11" style:family="text">
      <style:text-properties style:text-line-through-style="solid" fo:color="#ff0000"/>
    </style:style>
    <style:style style:name="T31_12" style:family="text">
      <style:text-properties style:text-line-through-style="solid" fo:color="#ff0000"/>
    </style:style>
    <style:style style:name="T31_13" style:family="text">
      <style:text-properties style:text-line-through-style="solid" fo:color="#ff0000"/>
    </style:style>
    <style:style style:name="T31_14" style:family="text">
      <style:text-properties style:text-line-through-style="solid" fo:color="#ff0000"/>
    </style:style>
    <style:style style:name="T31_15" style:family="text">
      <style:text-properties style:text-line-through-style="solid" fo:color="#ff0000"/>
    </style:style>
    <style:style style:name="T31_16" style:family="text">
      <style:text-properties style:text-line-through-style="solid" fo:color="#ff0000"/>
    </style:style>
    <style:style style:name="T31_17" style:family="text">
      <style:text-properties style:text-line-through-style="solid" fo:color="#ff0000"/>
    </style:style>
    <style:style style:name="P3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2_1" style:family="text">
      <style:text-properties style:text-line-through-style="solid" fo:color="#ff0000"/>
    </style:style>
    <style:style style:name="T32_2" style:family="text">
      <style:text-properties style:text-line-through-style="solid" fo:color="#ff0000"/>
    </style:style>
    <style:style style:name="T32_3" style:family="text">
      <style:text-properties style:text-line-through-style="solid" fo:color="#ff0000"/>
    </style:style>
    <style:style style:name="T32_4" style:family="text">
      <style:text-properties style:text-line-through-style="solid" fo:color="#ff0000"/>
    </style:style>
    <style:style style:name="T32_5" style:family="text">
      <style:text-properties style:text-line-through-style="solid" fo:color="#ff0000"/>
    </style:style>
    <style:style style:name="T32_6" style:family="text">
      <style:text-properties style:text-line-through-style="solid" fo:color="#ff0000"/>
    </style:style>
    <style:style style:name="T32_7" style:family="text">
      <style:text-properties style:text-line-through-style="solid" fo:color="#ff0000"/>
    </style:style>
    <style:style style:name="T32_8" style:family="text">
      <style:text-properties style:text-line-through-style="solid" fo:color="#ff0000"/>
    </style:style>
    <style:style style:name="T32_9" style:family="text">
      <style:text-properties style:text-line-through-style="solid" fo:color="#ff0000"/>
    </style:style>
    <style:style style:name="T32_10" style:family="text">
      <style:text-properties style:text-line-through-style="solid" fo:color="#ff0000"/>
    </style:style>
    <style:style style:name="T32_11" style:family="text">
      <style:text-properties style:text-line-through-style="solid" fo:color="#ff0000"/>
    </style:style>
    <style:style style:name="T32_12" style:family="text">
      <style:text-properties style:text-line-through-style="solid" fo:color="#ff0000"/>
    </style:style>
    <style:style style:name="T32_13" style:family="text">
      <style:text-properties style:text-line-through-style="solid" fo:color="#ff0000"/>
    </style:style>
    <style:style style:name="T32_14" style:family="text">
      <style:text-properties style:text-line-through-style="solid" fo:color="#ff0000"/>
    </style:style>
    <style:style style:name="T32_15" style:family="text">
      <style:text-properties style:text-line-through-style="solid" fo:color="#ff0000"/>
    </style:style>
    <style:style style:name="T32_16" style:family="text">
      <style:text-properties style:text-line-through-style="solid" fo:color="#ff0000"/>
    </style:style>
    <style:style style:name="T32_17" style:family="text">
      <style:text-properties style:text-line-through-style="solid" fo:color="#ff0000"/>
    </style:style>
    <style:style style:name="T32_18" style:family="text">
      <style:text-properties style:text-line-through-style="solid" fo:color="#ff0000"/>
    </style:style>
    <style:style style:name="T32_19" style:family="text">
      <style:text-properties style:text-line-through-style="solid" fo:color="#ff0000"/>
    </style:style>
    <style:style style:name="T32_20" style:family="text">
      <style:text-properties style:text-line-through-style="solid" fo:color="#ff0000"/>
    </style:style>
    <style:style style:name="T32_21" style:family="text">
      <style:text-properties style:text-line-through-style="solid" fo:color="#ff0000"/>
    </style:style>
    <style:style style:name="T32_22" style:family="text">
      <style:text-properties style:text-line-through-style="solid" fo:color="#ff0000"/>
    </style:style>
    <style:style style:name="T32_23" style:family="text">
      <style:text-properties style:text-line-through-style="solid" fo:color="#ff0000"/>
    </style:style>
    <style:style style:name="P3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3_1" style:family="text">
      <style:text-properties style:text-line-through-style="solid" fo:color="#ff0000"/>
    </style:style>
    <style:style style:name="T33_2" style:family="text">
      <style:text-properties style:text-line-through-style="solid" fo:color="#ff0000"/>
    </style:style>
    <style:style style:name="T33_3" style:family="text">
      <style:text-properties style:text-line-through-style="solid" fo:color="#ff0000"/>
    </style:style>
    <style:style style:name="T33_4" style:family="text">
      <style:text-properties style:text-line-through-style="solid" fo:color="#ff0000"/>
    </style:style>
    <style:style style:name="T33_5" style:family="text">
      <style:text-properties style:text-line-through-style="solid" fo:color="#ff0000"/>
    </style:style>
    <style:style style:name="T33_6" style:family="text">
      <style:text-properties style:text-line-through-style="solid" fo:color="#ff0000"/>
    </style:style>
    <style:style style:name="T33_7" style:family="text">
      <style:text-properties style:text-line-through-style="solid" fo:color="#ff0000"/>
    </style:style>
    <style:style style:name="T33_8" style:family="text">
      <style:text-properties style:text-line-through-style="solid" fo:color="#ff0000"/>
    </style:style>
    <style:style style:name="T33_9" style:family="text">
      <style:text-properties style:text-line-through-style="solid" fo:color="#ff0000"/>
    </style:style>
    <style:style style:name="T33_10" style:family="text">
      <style:text-properties style:text-line-through-style="solid" fo:color="#ff0000"/>
    </style:style>
    <style:style style:name="T33_11" style:family="text">
      <style:text-properties style:text-line-through-style="solid" fo:color="#ff0000"/>
    </style:style>
    <style:style style:name="T33_12" style:family="text">
      <style:text-properties style:text-line-through-style="solid" fo:color="#ff0000"/>
    </style:style>
    <style:style style:name="T33_13" style:family="text">
      <style:text-properties style:text-line-through-style="solid" fo:color="#ff0000"/>
    </style:style>
    <style:style style:name="T33_14" style:family="text">
      <style:text-properties style:text-line-through-style="solid" fo:color="#ff0000"/>
    </style:style>
    <style:style style:name="T33_15" style:family="text">
      <style:text-properties style:text-line-through-style="solid" fo:color="#ff0000"/>
    </style:style>
    <style:style style:name="T33_16" style:family="text">
      <style:text-properties style:text-line-through-style="solid" fo:color="#ff0000"/>
    </style:style>
    <style:style style:name="T33_17" style:family="text">
      <style:text-properties style:text-line-through-style="solid" fo:color="#ff0000"/>
    </style:style>
    <style:style style:name="T33_18" style:family="text">
      <style:text-properties style:text-line-through-style="solid" fo:color="#ff0000"/>
    </style:style>
    <style:style style:name="T33_19" style:family="text">
      <style:text-properties style:text-line-through-style="solid" fo:color="#ff0000"/>
    </style:style>
    <style:style style:name="T33_20" style:family="text">
      <style:text-properties style:text-line-through-style="solid" fo:color="#ff0000"/>
    </style:style>
    <style:style style:name="T33_21" style:family="text">
      <style:text-properties style:text-line-through-style="solid" fo:color="#ff0000"/>
    </style:style>
    <style:style style:name="T33_22" style:family="text">
      <style:text-properties style:text-line-through-style="solid" fo:color="#ff0000"/>
    </style:style>
    <style:style style:name="T33_23" style:family="text">
      <style:text-properties style:text-line-through-style="solid" fo:color="#ff0000"/>
    </style:style>
    <style:style style:name="T33_24" style:family="text">
      <style:text-properties style:text-line-through-style="solid" fo:color="#ff0000"/>
    </style:style>
    <style:style style:name="T33_25" style:family="text">
      <style:text-properties style:text-line-through-style="solid" fo:color="#ff0000"/>
    </style:style>
    <style:style style:name="P3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4_1" style:family="text">
      <style:text-properties style:text-line-through-style="solid" fo:color="#ff0000"/>
    </style:style>
    <style:style style:name="T34_2" style:family="text">
      <style:text-properties style:text-line-through-style="solid" fo:color="#ff0000"/>
    </style:style>
    <style:style style:name="T34_3" style:family="text">
      <style:text-properties style:text-line-through-style="solid" fo:color="#ff0000"/>
    </style:style>
    <style:style style:name="T34_4" style:family="text">
      <style:text-properties style:text-line-through-style="solid" fo:color="#ff0000"/>
    </style:style>
    <style:style style:name="T34_5" style:family="text">
      <style:text-properties style:text-line-through-style="solid" fo:color="#ff0000"/>
    </style:style>
    <style:style style:name="T34_6" style:family="text">
      <style:text-properties style:text-line-through-style="solid" fo:color="#ff0000"/>
    </style:style>
    <style:style style:name="T34_7" style:family="text">
      <style:text-properties style:text-line-through-style="solid" fo:color="#ff0000"/>
    </style:style>
    <style:style style:name="T34_8" style:family="text">
      <style:text-properties style:text-line-through-style="solid" fo:color="#ff0000"/>
    </style:style>
    <style:style style:name="T34_9" style:family="text">
      <style:text-properties style:text-line-through-style="solid" fo:color="#ff0000"/>
    </style:style>
    <style:style style:name="T34_10" style:family="text">
      <style:text-properties style:text-line-through-style="solid" fo:color="#ff0000"/>
    </style:style>
    <style:style style:name="T34_11" style:family="text">
      <style:text-properties style:text-line-through-style="solid" fo:color="#ff0000"/>
    </style:style>
    <style:style style:name="T34_12" style:family="text">
      <style:text-properties style:text-line-through-style="solid" fo:color="#ff0000"/>
    </style:style>
    <style:style style:name="T34_13" style:family="text">
      <style:text-properties style:text-line-through-style="solid" fo:color="#ff0000"/>
    </style:style>
    <style:style style:name="T34_14" style:family="text">
      <style:text-properties style:text-line-through-style="solid" fo:color="#ff0000"/>
    </style:style>
    <style:style style:name="T34_15" style:family="text">
      <style:text-properties style:text-line-through-style="solid" fo:color="#ff0000"/>
    </style:style>
    <style:style style:name="T34_16" style:family="text">
      <style:text-properties style:text-line-through-style="solid" fo:color="#ff0000"/>
    </style:style>
    <style:style style:name="T34_17" style:family="text">
      <style:text-properties style:text-line-through-style="solid" fo:color="#ff0000"/>
    </style:style>
    <style:style style:name="T34_18" style:family="text">
      <style:text-properties style:text-line-through-style="solid" fo:color="#ff0000"/>
    </style:style>
    <style:style style:name="T34_19" style:family="text">
      <style:text-properties style:text-line-through-style="solid" fo:color="#ff0000"/>
    </style:style>
    <style:style style:name="T34_20" style:family="text">
      <style:text-properties style:text-line-through-style="solid" fo:color="#ff0000"/>
    </style:style>
    <style:style style:name="T34_21" style:family="text">
      <style:text-properties style:text-line-through-style="solid" fo:color="#ff0000"/>
    </style:style>
    <style:style style:name="T34_22" style:family="text">
      <style:text-properties style:text-line-through-style="solid" fo:color="#ff0000"/>
    </style:style>
    <style:style style:name="T34_23" style:family="text">
      <style:text-properties style:text-line-through-style="solid" fo:color="#ff0000"/>
    </style:style>
    <style:style style:name="T34_24" style:family="text">
      <style:text-properties style:text-line-through-style="solid" fo:color="#ff0000"/>
    </style:style>
    <style:style style:name="T34_25" style:family="text">
      <style:text-properties style:text-line-through-style="solid" fo:color="#ff0000"/>
    </style:style>
    <style:style style:name="P3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5_1" style:family="text">
      <style:text-properties style:text-line-through-style="solid" fo:color="#ff0000"/>
    </style:style>
    <style:style style:name="T35_2" style:family="text">
      <style:text-properties style:text-line-through-style="solid" fo:color="#ff0000"/>
    </style:style>
    <style:style style:name="T35_3" style:family="text">
      <style:text-properties style:text-line-through-style="solid" fo:color="#ff0000"/>
    </style:style>
    <style:style style:name="T35_4" style:family="text">
      <style:text-properties style:text-line-through-style="solid" fo:color="#ff0000"/>
    </style:style>
    <style:style style:name="T35_5" style:family="text">
      <style:text-properties style:text-line-through-style="solid" fo:color="#ff0000"/>
    </style:style>
    <style:style style:name="T35_6" style:family="text">
      <style:text-properties style:text-line-through-style="solid" fo:color="#ff0000"/>
    </style:style>
    <style:style style:name="T35_7" style:family="text">
      <style:text-properties style:text-line-through-style="solid" fo:color="#ff0000"/>
    </style:style>
    <style:style style:name="T35_8" style:family="text">
      <style:text-properties style:text-line-through-style="solid" fo:color="#ff0000"/>
    </style:style>
    <style:style style:name="T35_9" style:family="text">
      <style:text-properties style:text-line-through-style="solid" fo:color="#ff0000"/>
    </style:style>
    <style:style style:name="T35_10" style:family="text">
      <style:text-properties style:text-line-through-style="solid" fo:color="#ff0000"/>
    </style:style>
    <style:style style:name="T35_11" style:family="text">
      <style:text-properties style:text-line-through-style="solid" fo:color="#ff0000"/>
    </style:style>
    <style:style style:name="T35_12" style:family="text">
      <style:text-properties style:text-line-through-style="solid" fo:color="#ff0000"/>
    </style:style>
    <style:style style:name="T35_13" style:family="text">
      <style:text-properties style:text-line-through-style="solid" fo:color="#ff0000"/>
    </style:style>
    <style:style style:name="T35_14" style:family="text">
      <style:text-properties style:text-line-through-style="solid" fo:color="#ff0000"/>
    </style:style>
    <style:style style:name="T35_15" style:family="text">
      <style:text-properties style:text-line-through-style="solid" fo:color="#ff0000"/>
    </style:style>
    <style:style style:name="T35_16" style:family="text">
      <style:text-properties style:text-line-through-style="solid" fo:color="#ff0000"/>
    </style:style>
    <style:style style:name="T35_17" style:family="text">
      <style:text-properties style:text-line-through-style="solid" fo:color="#ff0000"/>
    </style:style>
    <style:style style:name="T35_18" style:family="text">
      <style:text-properties style:text-line-through-style="solid" fo:color="#ff0000"/>
    </style:style>
    <style:style style:name="T35_19" style:family="text">
      <style:text-properties style:text-line-through-style="solid" fo:color="#ff0000"/>
    </style:style>
    <style:style style:name="T35_20" style:family="text">
      <style:text-properties style:text-line-through-style="solid" fo:color="#ff0000"/>
    </style:style>
    <style:style style:name="T35_21" style:family="text">
      <style:text-properties style:text-line-through-style="solid" fo:color="#ff0000"/>
    </style:style>
    <style:style style:name="T35_22" style:family="text">
      <style:text-properties style:text-line-through-style="solid" fo:color="#ff0000"/>
    </style:style>
    <style:style style:name="T35_23" style:family="text">
      <style:text-properties style:text-line-through-style="solid" fo:color="#ff0000"/>
    </style:style>
    <style:style style:name="P3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6_1" style:family="text">
      <style:text-properties style:text-line-through-style="solid" fo:color="#ff0000"/>
    </style:style>
    <style:style style:name="T36_2" style:family="text">
      <style:text-properties style:text-line-through-style="solid" fo:color="#ff0000"/>
    </style:style>
    <style:style style:name="T36_3" style:family="text">
      <style:text-properties style:text-line-through-style="solid" fo:color="#ff0000"/>
    </style:style>
    <style:style style:name="T36_4" style:family="text">
      <style:text-properties style:text-line-through-style="solid" fo:color="#ff0000"/>
    </style:style>
    <style:style style:name="T36_5" style:family="text">
      <style:text-properties style:text-line-through-style="solid" fo:color="#ff0000"/>
    </style:style>
    <style:style style:name="T36_6" style:family="text">
      <style:text-properties style:text-line-through-style="solid" fo:color="#ff0000"/>
    </style:style>
    <style:style style:name="T36_7" style:family="text">
      <style:text-properties style:text-line-through-style="solid" fo:color="#ff0000"/>
    </style:style>
    <style:style style:name="T36_8" style:family="text">
      <style:text-properties style:text-line-through-style="solid" fo:color="#ff0000"/>
    </style:style>
    <style:style style:name="T36_9" style:family="text">
      <style:text-properties style:text-line-through-style="solid" fo:color="#ff0000"/>
    </style:style>
    <style:style style:name="T36_10" style:family="text">
      <style:text-properties style:text-line-through-style="solid" fo:color="#ff0000"/>
    </style:style>
    <style:style style:name="T36_11" style:family="text">
      <style:text-properties style:text-line-through-style="solid" fo:color="#ff0000"/>
    </style:style>
    <style:style style:name="T36_12" style:family="text">
      <style:text-properties style:text-line-through-style="solid" fo:color="#ff0000"/>
    </style:style>
    <style:style style:name="T36_13" style:family="text">
      <style:text-properties style:text-line-through-style="solid" fo:color="#ff0000"/>
    </style:style>
    <style:style style:name="T36_14" style:family="text">
      <style:text-properties style:text-line-through-style="solid" fo:color="#ff0000"/>
    </style:style>
    <style:style style:name="T36_15" style:family="text">
      <style:text-properties style:text-line-through-style="solid" fo:color="#ff0000"/>
    </style:style>
    <style:style style:name="T36_16" style:family="text">
      <style:text-properties style:text-line-through-style="solid" fo:color="#ff0000"/>
    </style:style>
    <style:style style:name="T36_17" style:family="text">
      <style:text-properties style:text-line-through-style="solid" fo:color="#ff0000"/>
    </style:style>
    <style:style style:name="T36_18" style:family="text">
      <style:text-properties style:text-line-through-style="solid" fo:color="#ff0000"/>
    </style:style>
    <style:style style:name="T36_19" style:family="text">
      <style:text-properties style:text-line-through-style="solid" fo:color="#ff0000"/>
    </style:style>
    <style:style style:name="T36_20" style:family="text">
      <style:text-properties style:text-line-through-style="solid" fo:color="#ff0000"/>
    </style:style>
    <style:style style:name="T36_21" style:family="text">
      <style:text-properties style:text-line-through-style="solid" fo:color="#ff0000"/>
    </style:style>
    <style:style style:name="T36_22" style:family="text">
      <style:text-properties style:text-line-through-style="solid" fo:color="#ff0000"/>
    </style:style>
    <style:style style:name="T36_23" style:family="text">
      <style:text-properties style:text-line-through-style="solid" fo:color="#ff0000"/>
    </style:style>
    <style:style style:name="T36_24" style:family="text">
      <style:text-properties style:text-line-through-style="solid" fo:color="#ff0000"/>
    </style:style>
    <style:style style:name="T36_25" style:family="text">
      <style:text-properties style:text-line-through-style="solid" fo:color="#ff0000"/>
    </style:style>
    <style:style style:name="P3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7_1" style:family="text">
      <style:text-properties style:text-line-through-style="solid" fo:color="#ff0000"/>
    </style:style>
    <style:style style:name="T37_2" style:family="text">
      <style:text-properties style:text-line-through-style="solid" fo:color="#ff0000"/>
    </style:style>
    <style:style style:name="T37_3" style:family="text">
      <style:text-properties style:text-line-through-style="solid" fo:color="#ff0000"/>
    </style:style>
    <style:style style:name="T37_4" style:family="text">
      <style:text-properties style:text-line-through-style="solid" fo:color="#ff0000"/>
    </style:style>
    <style:style style:name="T37_5" style:family="text">
      <style:text-properties style:text-line-through-style="solid" fo:color="#ff0000"/>
    </style:style>
    <style:style style:name="T37_6" style:family="text">
      <style:text-properties style:text-line-through-style="solid" fo:color="#ff0000"/>
    </style:style>
    <style:style style:name="T37_7" style:family="text">
      <style:text-properties style:text-line-through-style="solid" fo:color="#ff0000"/>
    </style:style>
    <style:style style:name="T37_8" style:family="text">
      <style:text-properties style:text-line-through-style="solid" fo:color="#ff0000"/>
    </style:style>
    <style:style style:name="T37_9" style:family="text">
      <style:text-properties style:text-line-through-style="solid" fo:color="#ff0000"/>
    </style:style>
    <style:style style:name="T37_10" style:family="text">
      <style:text-properties style:text-line-through-style="solid" fo:color="#ff0000"/>
    </style:style>
    <style:style style:name="T37_11" style:family="text">
      <style:text-properties style:text-line-through-style="solid" fo:color="#ff0000"/>
    </style:style>
    <style:style style:name="T37_12" style:family="text">
      <style:text-properties style:text-line-through-style="solid" fo:color="#ff0000"/>
    </style:style>
    <style:style style:name="T37_13" style:family="text">
      <style:text-properties style:text-line-through-style="solid" fo:color="#ff0000"/>
    </style:style>
    <style:style style:name="T37_14" style:family="text">
      <style:text-properties style:text-line-through-style="solid" fo:color="#ff0000"/>
    </style:style>
    <style:style style:name="T37_15" style:family="text">
      <style:text-properties style:text-line-through-style="solid" fo:color="#ff0000"/>
    </style:style>
    <style:style style:name="T37_16" style:family="text">
      <style:text-properties style:text-line-through-style="solid" fo:color="#ff0000"/>
    </style:style>
    <style:style style:name="T37_17" style:family="text">
      <style:text-properties style:text-line-through-style="solid" fo:color="#ff0000"/>
    </style:style>
    <style:style style:name="T37_18" style:family="text">
      <style:text-properties style:text-line-through-style="solid" fo:color="#ff0000"/>
    </style:style>
    <style:style style:name="T37_19" style:family="text">
      <style:text-properties style:text-line-through-style="solid" fo:color="#ff0000"/>
    </style:style>
    <style:style style:name="T37_20" style:family="text">
      <style:text-properties style:text-line-through-style="solid" fo:color="#ff0000"/>
    </style:style>
    <style:style style:name="T37_21" style:family="text">
      <style:text-properties style:text-line-through-style="solid" fo:color="#ff0000"/>
    </style:style>
    <style:style style:name="T37_22" style:family="text">
      <style:text-properties style:text-line-through-style="solid" fo:color="#ff0000"/>
    </style:style>
    <style:style style:name="T37_23" style:family="text">
      <style:text-properties style:text-line-through-style="solid" fo:color="#ff0000"/>
    </style:style>
    <style:style style:name="T37_24" style:family="text">
      <style:text-properties style:text-line-through-style="solid" fo:color="#ff0000"/>
    </style:style>
    <style:style style:name="T37_25" style:family="text">
      <style:text-properties style:text-line-through-style="solid" fo:color="#ff0000"/>
    </style:style>
    <style:style style:name="T37_26" style:family="text">
      <style:text-properties style:text-line-through-style="solid" fo:color="#ff0000"/>
    </style:style>
    <style:style style:name="T37_27" style:family="text">
      <style:text-properties style:text-line-through-style="solid" fo:color="#ff0000"/>
    </style:style>
    <style:style style:name="T37_28" style:family="text">
      <style:text-properties style:text-line-through-style="solid" fo:color="#ff0000"/>
    </style:style>
    <style:style style:name="P3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8_1" style:family="text">
      <style:text-properties style:text-line-through-style="solid" fo:color="#ff0000"/>
    </style:style>
    <style:style style:name="T38_2" style:family="text">
      <style:text-properties style:text-line-through-style="solid" fo:color="#ff0000"/>
    </style:style>
    <style:style style:name="T38_3" style:family="text">
      <style:text-properties style:text-line-through-style="solid" fo:color="#ff0000"/>
    </style:style>
    <style:style style:name="T38_4" style:family="text">
      <style:text-properties style:text-line-through-style="solid" fo:color="#ff0000"/>
    </style:style>
    <style:style style:name="T38_5" style:family="text">
      <style:text-properties style:text-line-through-style="solid" fo:color="#ff0000"/>
    </style:style>
    <style:style style:name="T38_6" style:family="text">
      <style:text-properties style:text-line-through-style="solid" fo:color="#ff0000"/>
    </style:style>
    <style:style style:name="T38_7" style:family="text">
      <style:text-properties style:text-line-through-style="solid" fo:color="#ff0000"/>
    </style:style>
    <style:style style:name="T38_8" style:family="text">
      <style:text-properties style:text-line-through-style="solid" fo:color="#ff0000"/>
    </style:style>
    <style:style style:name="T38_9" style:family="text">
      <style:text-properties style:text-line-through-style="solid" fo:color="#ff0000"/>
    </style:style>
    <style:style style:name="T38_10" style:family="text">
      <style:text-properties style:text-line-through-style="solid" fo:color="#ff0000"/>
    </style:style>
    <style:style style:name="T38_11" style:family="text">
      <style:text-properties style:text-line-through-style="solid" fo:color="#ff0000"/>
    </style:style>
    <style:style style:name="T38_12" style:family="text">
      <style:text-properties style:text-line-through-style="solid" fo:color="#ff0000"/>
    </style:style>
    <style:style style:name="T38_13" style:family="text">
      <style:text-properties style:text-line-through-style="solid" fo:color="#ff0000"/>
    </style:style>
    <style:style style:name="T38_14" style:family="text">
      <style:text-properties style:text-line-through-style="solid" fo:color="#ff0000"/>
    </style:style>
    <style:style style:name="T38_15" style:family="text">
      <style:text-properties style:text-line-through-style="solid" fo:color="#ff0000"/>
    </style:style>
    <style:style style:name="T38_16" style:family="text">
      <style:text-properties style:text-line-through-style="solid" fo:color="#ff0000"/>
    </style:style>
    <style:style style:name="T38_17" style:family="text">
      <style:text-properties style:text-line-through-style="solid" fo:color="#ff0000"/>
    </style:style>
    <style:style style:name="T38_18" style:family="text">
      <style:text-properties style:text-line-through-style="solid" fo:color="#ff0000"/>
    </style:style>
    <style:style style:name="T38_19" style:family="text">
      <style:text-properties style:text-line-through-style="solid" fo:color="#ff0000"/>
    </style:style>
    <style:style style:name="T38_20" style:family="text">
      <style:text-properties style:text-line-through-style="solid" fo:color="#ff0000"/>
    </style:style>
    <style:style style:name="T38_21" style:family="text">
      <style:text-properties style:text-line-through-style="solid" fo:color="#ff0000"/>
    </style:style>
    <style:style style:name="T38_22" style:family="text">
      <style:text-properties style:text-line-through-style="solid" fo:color="#ff0000"/>
    </style:style>
    <style:style style:name="T38_23" style:family="text">
      <style:text-properties style:text-line-through-style="solid" fo:color="#ff0000"/>
    </style:style>
    <style:style style:name="T38_24" style:family="text">
      <style:text-properties style:text-line-through-style="solid" fo:color="#ff0000"/>
    </style:style>
    <style:style style:name="T38_25" style:family="text">
      <style:text-properties style:text-line-through-style="solid" fo:color="#ff0000"/>
    </style:style>
    <style:style style:name="T38_26" style:family="text">
      <style:text-properties style:text-line-through-style="solid" fo:color="#ff0000"/>
    </style:style>
    <style:style style:name="T38_27" style:family="text">
      <style:text-properties style:text-line-through-style="solid" fo:color="#ff0000"/>
    </style:style>
    <style:style style:name="T38_28" style:family="text">
      <style:text-properties style:text-line-through-style="solid" fo:color="#ff0000"/>
    </style:style>
    <style:style style:name="T38_29" style:family="text">
      <style:text-properties style:text-line-through-style="solid" fo:color="#ff0000"/>
    </style:style>
    <style:style style:name="T38_30" style:family="text">
      <style:text-properties style:text-line-through-style="solid" fo:color="#ff0000"/>
    </style:style>
    <style:style style:name="T38_31" style:family="text">
      <style:text-properties style:text-line-through-style="solid" fo:color="#ff0000"/>
    </style:style>
    <style:style style:name="T38_32" style:family="text">
      <style:text-properties style:text-line-through-style="solid" fo:color="#ff0000"/>
    </style:style>
    <style:style style:name="T38_33" style:family="text">
      <style:text-properties style:text-line-through-style="solid" fo:color="#ff0000"/>
    </style:style>
    <style:style style:name="T38_34" style:family="text">
      <style:text-properties style:text-line-through-style="solid" fo:color="#ff0000"/>
    </style:style>
    <style:style style:name="T38_35" style:family="text">
      <style:text-properties fo:color="#ff0000"/>
    </style:style>
    <style:style style:name="P3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9_1" style:family="text">
      <style:text-properties fo:color="#ff0000"/>
    </style:style>
    <style:style style:name="T39_2" style:family="text">
      <style:text-properties fo:color="#ff0000"/>
    </style:style>
    <style:style style:name="T39_3" style:family="text">
      <style:text-properties fo:color="#ff0000"/>
    </style:style>
    <style:style style:name="T39_4" style:family="text">
      <style:text-properties fo:color="#ff0000"/>
    </style:style>
    <style:style style:name="T39_5" style:family="text">
      <style:text-properties fo:color="#ff0000"/>
    </style:style>
    <style:style style:name="T39_6" style:family="text">
      <style:text-properties fo:color="#ff0000"/>
    </style:style>
    <style:style style:name="T39_7" style:family="text">
      <style:text-properties fo:color="#ff0000"/>
    </style:style>
    <style:style style:name="T39_8" style:family="text">
      <style:text-properties fo:color="#ff0000"/>
    </style:style>
    <style:style style:name="T39_9" style:family="text">
      <style:text-properties fo:color="#ff0000"/>
    </style:style>
    <style:style style:name="T39_10" style:family="text">
      <style:text-properties fo:color="#ff0000"/>
    </style:style>
    <style:style style:name="T39_11" style:family="text">
      <style:text-properties fo:color="#ff0000"/>
    </style:style>
    <style:style style:name="T39_12" style:family="text">
      <style:text-properties fo:color="#ff0000"/>
    </style:style>
    <style:style style:name="T39_13" style:family="text">
      <style:text-properties fo:color="#ff0000"/>
    </style:style>
    <style:style style:name="P4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41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1_1" style:family="text">
      <style:text-properties fo:font-size="14pt" style:font-size-asian="14pt" style:font-size-complex="14pt" fo:font-weight="bold" style:font-weight-asian="bold" style:font-weight-complex="bold"/>
    </style:style>
    <style:style style:name="T41_2" style:family="text">
      <style:text-properties fo:font-size="14pt" style:font-size-asian="14pt" style:font-size-complex="14pt" fo:font-weight="bold" style:font-weight-asian="bold" style:font-weight-complex="bold"/>
    </style:style>
    <style:style style:name="T41_3" style:family="text">
      <style:text-properties fo:font-size="14pt" style:font-size-asian="14pt" style:font-size-complex="14pt" fo:font-weight="bold" style:font-weight-asian="bold" style:font-weight-complex="bold"/>
    </style:style>
    <style:style style:name="T41_4" style:family="text">
      <style:text-properties fo:font-size="14pt" style:font-size-asian="14pt" style:font-size-complex="14pt" fo:font-weight="bold" style:font-weight-asian="bold" style:font-weight-complex="bold"/>
    </style:style>
    <style:style style:name="P42" style:family="paragraph" style:parent-style-name="Standard">
      <style:paragraph-properties fo:break-before="auto" fo:text-indent="0cm" fo:line-height="100%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T42_3" style:family="text"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P44" style:family="paragraph" style:parent-style-name="Standard">
      <style:paragraph-properties fo:break-before="auto" fo:text-indent="0cm" fo:line-height="100%" style:writing-mode="lr-tb"/>
    </style:style>
    <style:style style:name="P45" style:family="paragraph" style:parent-style-name="Standard">
      <style:paragraph-properties fo:break-before="auto" fo:text-indent="0cm" fo:line-height="100%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P4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48" style:family="paragraph" style:parent-style-name="Standard">
      <style:paragraph-properties fo:break-before="auto" fo:text-indent="0cm" fo:line-height="100%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>
      <style:text-properties fo:font-weight="bold" style:font-weight-asian="bold" style:font-weight-complex="bold"/>
    </style:style>
    <style:style style:name="T48_3" style:family="text">
      <style:text-properties fo:font-weight="bold" style:font-weight-asian="bold" style:font-weight-complex="bold"/>
    </style:style>
    <style:style style:name="P4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T49_107" style:family="text"/>
    <style:style style:name="T49_108" style:family="text"/>
    <style:style style:name="T49_109" style:family="text"/>
    <style:style style:name="T49_110" style:family="text"/>
    <style:style style:name="T49_111" style:family="text"/>
    <style:style style:name="T49_112" style:family="text"/>
    <style:style style:name="T49_113" style:family="text"/>
    <style:style style:name="T49_114" style:family="text"/>
    <style:style style:name="T49_115" style:family="text"/>
    <style:style style:name="T49_116" style:family="text"/>
    <style:style style:name="T49_117" style:family="text"/>
    <style:style style:name="T49_118" style:family="text"/>
    <style:style style:name="T49_119" style:family="text"/>
    <style:style style:name="T49_120" style:family="text"/>
    <style:style style:name="T49_121" style:family="text"/>
    <style:style style:name="T49_122" style:family="text"/>
    <style:style style:name="T49_123" style:family="text"/>
    <style:style style:name="T49_124" style:family="text"/>
    <style:style style:name="T49_125" style:family="text"/>
    <style:style style:name="T49_126" style:family="text"/>
    <style:style style:name="T49_127" style:family="text"/>
    <style:style style:name="T49_128" style:family="text"/>
    <style:style style:name="T49_129" style:family="text"/>
    <style:style style:name="T49_130" style:family="text"/>
    <style:style style:name="T49_131" style:family="text"/>
    <style:style style:name="T49_132" style:family="text"/>
    <style:style style:name="T49_133" style:family="text"/>
    <style:style style:name="T49_134" style:family="text"/>
    <style:style style:name="P50" style:family="paragraph" style:parent-style-name="Standard">
      <style:paragraph-properties fo:break-before="auto" fo:text-indent="0cm" fo:line-height="100%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P5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P52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P53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P54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P55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P56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P5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58" style:family="paragraph" style:parent-style-name="Standard">
      <style:paragraph-properties fo:break-before="auto" fo:text-indent="0cm" fo:line-height="100%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>
      <style:text-properties fo:font-weight="bold" style:font-weight-asian="bold" style:font-weight-complex="bold"/>
    </style:style>
    <style:style style:name="T58_3" style:family="text">
      <style:text-properties fo:font-weight="bold" style:font-weight-asian="bold" style:font-weight-complex="bold"/>
    </style:style>
    <style:style style:name="T58_4" style:family="text">
      <style:text-properties fo:font-weight="bold" style:font-weight-asian="bold" style:font-weight-complex="bold"/>
    </style:style>
    <style:style style:name="T58_5" style:family="text">
      <style:text-properties fo:font-weight="bold" style:font-weight-asian="bold" style:font-weight-complex="bold"/>
    </style:style>
    <style:style style:name="T58_6" style:family="text">
      <style:text-properties fo:font-weight="bold" style:font-weight-asian="bold" style:font-weight-complex="bold"/>
    </style:style>
    <style:style style:name="T58_7" style:family="text">
      <style:text-properties fo:font-weight="bold" style:font-weight-asian="bold" style:font-weight-complex="bold"/>
    </style:style>
    <style:style style:name="P5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P6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61" style:family="paragraph" style:parent-style-name="Standard">
      <style:paragraph-properties fo:break-before="auto" fo:text-indent="0cm" fo:line-height="100%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T62_97" style:family="text"/>
    <style:style style:name="T62_98" style:family="text"/>
    <style:style style:name="T62_99" style:family="text"/>
    <style:style style:name="T62_100" style:family="text"/>
    <style:style style:name="T62_101" style:family="text"/>
    <style:style style:name="T62_102" style:family="text"/>
    <style:style style:name="T62_103" style:family="text"/>
    <style:style style:name="T62_104" style:family="text"/>
    <style:style style:name="T62_105" style:family="text"/>
    <style:style style:name="T62_106" style:family="text"/>
    <style:style style:name="T62_107" style:family="text"/>
    <style:style style:name="T62_108" style:family="text"/>
    <style:style style:name="T62_109" style:family="text"/>
    <style:style style:name="T62_110" style:family="text"/>
    <style:style style:name="T62_111" style:family="text"/>
    <style:style style:name="T62_112" style:family="text"/>
    <style:style style:name="T62_113" style:family="text"/>
    <style:style style:name="T62_114" style:family="text"/>
    <style:style style:name="T62_115" style:family="text"/>
    <style:style style:name="T62_116" style:family="text"/>
    <style:style style:name="T62_117" style:family="text"/>
    <style:style style:name="T62_118" style:family="text"/>
    <style:style style:name="T62_119" style:family="text"/>
    <style:style style:name="T62_120" style:family="text"/>
    <style:style style:name="T62_121" style:family="text"/>
    <style:style style:name="T62_122" style:family="text"/>
    <style:style style:name="T62_123" style:family="text"/>
    <style:style style:name="T62_124" style:family="text"/>
    <style:style style:name="T62_125" style:family="text"/>
    <style:style style:name="T62_126" style:family="text"/>
    <style:style style:name="T62_127" style:family="text"/>
    <style:style style:name="T62_128" style:family="text"/>
    <style:style style:name="T62_129" style:family="text"/>
    <style:style style:name="T62_130" style:family="text"/>
    <style:style style:name="T62_131" style:family="text"/>
    <style:style style:name="T62_132" style:family="text"/>
    <style:style style:name="T62_133" style:family="text"/>
    <style:style style:name="T62_134" style:family="text"/>
    <style:style style:name="T62_135" style:family="text"/>
    <style:style style:name="T62_136" style:family="text"/>
    <style:style style:name="T62_137" style:family="text"/>
    <style:style style:name="T62_138" style:family="text"/>
    <style:style style:name="T62_139" style:family="text"/>
    <style:style style:name="T62_140" style:family="text"/>
    <style:style style:name="P6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64" style:family="paragraph" style:parent-style-name="Standard">
      <style:paragraph-properties fo:break-before="auto" fo:text-indent="0cm" fo:line-height="100%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>
      <style:text-properties fo:font-weight="bold" style:font-weight-asian="bold" style:font-weight-complex="bold"/>
    </style:style>
    <style:style style:name="T64_3" style:family="text">
      <style:text-properties fo:font-weight="bold" style:font-weight-asian="bold" style:font-weight-complex="bold"/>
    </style:style>
    <style:style style:name="T64_4" style:family="text">
      <style:text-properties fo:font-weight="bold" style:font-weight-asian="bold" style:font-weight-complex="bold"/>
    </style:style>
    <style:style style:name="T64_5" style:family="text">
      <style:text-properties fo:font-weight="bold" style:font-weight-asian="bold" style:font-weight-complex="bold"/>
    </style:style>
    <style:style style:name="T64_6" style:family="text">
      <style:text-properties fo:font-weight="bold" style:font-weight-asian="bold" style:font-weight-complex="bold"/>
    </style:style>
    <style:style style:name="T64_7" style:family="text">
      <style:text-properties fo:font-weight="bold" style:font-weight-asian="bold" style:font-weight-complex="bold"/>
    </style:style>
    <style:style style:name="P6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P6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67" style:family="paragraph" style:parent-style-name="Standard">
      <style:paragraph-properties fo:break-before="auto" fo:text-indent="0cm" fo:line-height="100%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weight="bold" style:font-weight-asian="bold" style:font-weight-complex="bold"/>
    </style:style>
    <style:style style:name="T67_6" style:family="text">
      <style:text-properties fo:font-weight="bold" style:font-weight-asian="bold" style:font-weight-complex="bold"/>
    </style:style>
    <style:style style:name="P6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T68_83" style:family="text"/>
    <style:style style:name="P6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T69_95" style:family="text"/>
    <style:style style:name="T69_96" style:family="text"/>
    <style:style style:name="T69_97" style:family="text"/>
    <style:style style:name="T69_98" style:family="text"/>
    <style:style style:name="T69_99" style:family="text"/>
    <style:style style:name="T69_100" style:family="text"/>
    <style:style style:name="T69_101" style:family="text"/>
    <style:style style:name="T69_102" style:family="text"/>
    <style:style style:name="T69_103" style:family="text"/>
    <style:style style:name="T69_104" style:family="text"/>
    <style:style style:name="T69_105" style:family="text"/>
    <style:style style:name="T69_106" style:family="text"/>
    <style:style style:name="T69_107" style:family="text"/>
    <style:style style:name="T69_108" style:family="text"/>
    <style:style style:name="T69_109" style:family="text"/>
    <style:style style:name="T69_110" style:family="text"/>
    <style:style style:name="T69_111" style:family="text"/>
    <style:style style:name="T69_112" style:family="text"/>
    <style:style style:name="T69_113" style:family="text"/>
    <style:style style:name="T69_114" style:family="text"/>
    <style:style style:name="T69_115" style:family="text"/>
    <style:style style:name="T69_116" style:family="text"/>
    <style:style style:name="T69_117" style:family="text"/>
    <style:style style:name="T69_118" style:family="text"/>
    <style:style style:name="T69_119" style:family="text"/>
    <style:style style:name="T69_120" style:family="text"/>
    <style:style style:name="T69_121" style:family="text"/>
    <style:style style:name="T69_122" style:family="text"/>
    <style:style style:name="T69_123" style:family="text"/>
    <style:style style:name="T69_124" style:family="text"/>
    <style:style style:name="T69_125" style:family="text"/>
    <style:style style:name="T69_126" style:family="text"/>
    <style:style style:name="T69_127" style:family="text"/>
    <style:style style:name="T69_128" style:family="text"/>
    <style:style style:name="T69_129" style:family="text"/>
    <style:style style:name="T69_130" style:family="text"/>
    <style:style style:name="T69_131" style:family="text"/>
    <style:style style:name="T69_132" style:family="text"/>
    <style:style style:name="T69_133" style:family="text"/>
    <style:style style:name="T69_134" style:family="text"/>
    <style:style style:name="T69_135" style:family="text"/>
    <style:style style:name="T69_136" style:family="text"/>
    <style:style style:name="T69_137" style:family="text"/>
    <style:style style:name="T69_138" style:family="text"/>
    <style:style style:name="T69_139" style:family="text"/>
    <style:style style:name="T69_140" style:family="text"/>
    <style:style style:name="T69_141" style:family="text"/>
    <style:style style:name="T69_142" style:family="text"/>
    <style:style style:name="T69_143" style:family="text"/>
    <style:style style:name="T69_144" style:family="text"/>
    <style:style style:name="T69_145" style:family="text"/>
    <style:style style:name="T69_146" style:family="text"/>
    <style:style style:name="T69_147" style:family="text"/>
    <style:style style:name="T69_148" style:family="text"/>
    <style:style style:name="T69_149" style:family="text"/>
    <style:style style:name="T69_150" style:family="text"/>
    <style:style style:name="T69_151" style:family="text"/>
    <style:style style:name="T69_152" style:family="text"/>
    <style:style style:name="T69_153" style:family="text"/>
    <style:style style:name="T69_154" style:family="text"/>
    <style:style style:name="T69_155" style:family="text"/>
    <style:style style:name="T69_156" style:family="text"/>
    <style:style style:name="T69_157" style:family="text"/>
    <style:style style:name="T69_158" style:family="text"/>
    <style:style style:name="T69_159" style:family="text"/>
    <style:style style:name="T69_160" style:family="text"/>
    <style:style style:name="T69_161" style:family="text"/>
    <style:style style:name="T69_162" style:family="text"/>
    <style:style style:name="T69_163" style:family="text"/>
    <style:style style:name="T69_164" style:family="text"/>
    <style:style style:name="T69_165" style:family="text"/>
    <style:style style:name="T69_166" style:family="text"/>
    <style:style style:name="T69_167" style:family="text"/>
    <style:style style:name="T69_168" style:family="text"/>
    <style:style style:name="T69_169" style:family="text"/>
    <style:style style:name="P7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71" style:family="paragraph" style:parent-style-name="Standard">
      <style:paragraph-properties fo:break-before="auto" fo:text-indent="0cm" fo:line-height="100%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>
      <style:text-properties fo:font-weight="bold" style:font-weight-asian="bold" style:font-weight-complex="bold"/>
    </style:style>
    <style:style style:name="T71_3" style:family="text">
      <style:text-properties fo:font-weight="bold" style:font-weight-asian="bold" style:font-weight-complex="bold"/>
    </style:style>
    <style:style style:name="T71_4" style:family="text">
      <style:text-properties fo:font-weight="bold" style:font-weight-asian="bold" style:font-weight-complex="bold"/>
    </style:style>
    <style:style style:name="T71_5" style:family="text">
      <style:text-properties fo:font-weight="bold" style:font-weight-asian="bold" style:font-weight-complex="bold"/>
    </style:style>
    <style:style style:name="P7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T72_99" style:family="text"/>
    <style:style style:name="T72_100" style:family="text"/>
    <style:style style:name="T72_101" style:family="text"/>
    <style:style style:name="T72_102" style:family="text"/>
    <style:style style:name="T72_103" style:family="text"/>
    <style:style style:name="T72_104" style:family="text"/>
    <style:style style:name="T72_105" style:family="text"/>
    <style:style style:name="T72_106" style:family="text"/>
    <style:style style:name="T72_107" style:family="text"/>
    <style:style style:name="T72_108" style:family="text"/>
    <style:style style:name="T72_109" style:family="text"/>
    <style:style style:name="T72_110" style:family="text"/>
    <style:style style:name="T72_111" style:family="text"/>
    <style:style style:name="T72_112" style:family="text"/>
    <style:style style:name="T72_113" style:family="text"/>
    <style:style style:name="T72_114" style:family="text"/>
    <style:style style:name="T72_115" style:family="text"/>
    <style:style style:name="T72_116" style:family="text"/>
    <style:style style:name="T72_117" style:family="text"/>
    <style:style style:name="T72_118" style:family="text"/>
    <style:style style:name="T72_119" style:family="text"/>
    <style:style style:name="T72_120" style:family="text"/>
    <style:style style:name="T72_121" style:family="text"/>
    <style:style style:name="T72_122" style:family="text"/>
    <style:style style:name="T72_123" style:family="text"/>
    <style:style style:name="T72_124" style:family="text"/>
    <style:style style:name="T72_125" style:family="text"/>
    <style:style style:name="T72_126" style:family="text"/>
    <style:style style:name="P7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7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75" style:family="paragraph" style:parent-style-name="Standard">
      <style:paragraph-properties fo:break-before="auto" fo:text-indent="0cm" fo:line-height="100%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T75_4" style:family="text">
      <style:text-properties fo:font-weight="bold" style:font-weight-asian="bold" style:font-weight-complex="bold"/>
    </style:style>
    <style:style style:name="T75_5" style:family="text">
      <style:text-properties fo:font-weight="bold" style:font-weight-asian="bold" style:font-weight-complex="bold"/>
    </style:style>
    <style:style style:name="T75_6" style:family="text">
      <style:text-properties fo:font-weight="bold" style:font-weight-asian="bold" style:font-weight-complex="bold"/>
    </style:style>
    <style:style style:name="T75_7" style:family="text">
      <style:text-properties fo:font-weight="bold" style:font-weight-asian="bold" style:font-weight-complex="bold"/>
    </style:style>
    <style:style style:name="P7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P77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T77_3" style:family="text">
      <style:text-properties fo:font-weight="bold" style:font-weight-asian="bold" style:font-weight-complex="bold"/>
    </style:style>
    <style:style style:name="T77_4" style:family="text">
      <style:text-properties fo:font-weight="bold" style:font-weight-asian="bold" style:font-weight-complex="bold"/>
    </style:style>
    <style:style style:name="T77_5" style:family="text">
      <style:text-properties fo:font-weight="bold" style:font-weight-asian="bold" style:font-weight-complex="bold"/>
    </style:style>
    <style:style style:name="T77_6" style:family="text">
      <style:text-properties fo:font-weight="bold" style:font-weight-asian="bold" style:font-weight-complex="bold"/>
    </style:style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P78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78_1" style:family="text">
      <style:text-properties fo:font-weight="bold" style:font-weight-asian="bold" style:font-weight-complex="bold"/>
    </style:style>
    <style:style style:name="T78_2" style:family="text">
      <style:text-properties fo:font-weight="bold" style:font-weight-asian="bold" style:font-weight-complex="bold"/>
    </style:style>
    <style:style style:name="T78_3" style:family="text">
      <style:text-properties fo:font-weight="bold" style:font-weight-asian="bold" style:font-weight-complex="bold"/>
    </style:style>
    <style:style style:name="T78_4" style:family="text">
      <style:text-properties fo:font-weight="bold" style:font-weight-asian="bold" style:font-weight-complex="bold"/>
    </style:style>
    <style:style style:name="T78_5" style:family="text">
      <style:text-properties fo:font-weight="bold" style:font-weight-asian="bold" style:font-weight-complex="bold"/>
    </style:style>
    <style:style style:name="T78_6" style:family="text">
      <style:text-properties fo:font-weight="bold" style:font-weight-asian="bold" style:font-weight-complex="bold"/>
    </style:style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/>
    <style:style style:name="T78_84" style:family="text"/>
    <style:style style:name="T78_85" style:family="text"/>
    <style:style style:name="T78_86" style:family="text"/>
    <style:style style:name="T78_87" style:family="text"/>
    <style:style style:name="T78_88" style:family="text"/>
    <style:style style:name="T78_89" style:family="text"/>
    <style:style style:name="T78_90" style:family="text"/>
    <style:style style:name="T78_91" style:family="text"/>
    <style:style style:name="T78_92" style:family="text"/>
    <style:style style:name="T78_93" style:family="text"/>
    <style:style style:name="T78_94" style:family="text"/>
    <style:style style:name="T78_95" style:family="text"/>
    <style:style style:name="T78_96" style:family="text"/>
    <style:style style:name="T78_97" style:family="text"/>
    <style:style style:name="T78_98" style:family="text"/>
    <style:style style:name="T78_99" style:family="text"/>
    <style:style style:name="T78_100" style:family="text"/>
    <style:style style:name="T78_101" style:family="text"/>
    <style:style style:name="T78_102" style:family="text"/>
    <style:style style:name="T78_103" style:family="text"/>
    <style:style style:name="T78_104" style:family="text"/>
    <style:style style:name="T78_105" style:family="text"/>
    <style:style style:name="T78_106" style:family="text"/>
    <style:style style:name="T78_107" style:family="text"/>
    <style:style style:name="T78_108" style:family="text"/>
    <style:style style:name="T78_109" style:family="text"/>
    <style:style style:name="T78_110" style:family="text"/>
    <style:style style:name="T78_111" style:family="text"/>
    <style:style style:name="T78_112" style:family="text"/>
    <style:style style:name="T78_113" style:family="text"/>
    <style:style style:name="T78_114" style:family="text"/>
    <style:style style:name="T78_115" style:family="text"/>
    <style:style style:name="T78_116" style:family="text"/>
    <style:style style:name="T78_117" style:family="text"/>
    <style:style style:name="T78_118" style:family="text"/>
    <style:style style:name="T78_119" style:family="text"/>
    <style:style style:name="T78_120" style:family="text"/>
    <style:style style:name="T78_121" style:family="text"/>
    <style:style style:name="T78_122" style:family="text"/>
    <style:style style:name="T78_123" style:family="text"/>
    <style:style style:name="T78_124" style:family="text"/>
    <style:style style:name="T78_125" style:family="text"/>
    <style:style style:name="T78_126" style:family="text"/>
    <style:style style:name="T78_127" style:family="text"/>
    <style:style style:name="T78_128" style:family="text"/>
    <style:style style:name="T78_129" style:family="text"/>
    <style:style style:name="T78_130" style:family="text"/>
    <style:style style:name="T78_131" style:family="text"/>
    <style:style style:name="T78_132" style:family="text"/>
    <style:style style:name="T78_133" style:family="text"/>
    <style:style style:name="T78_134" style:family="text"/>
    <style:style style:name="T78_135" style:family="text"/>
    <style:style style:name="T78_136" style:family="text"/>
    <style:style style:name="T78_137" style:family="text"/>
    <style:style style:name="P79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79_1" style:family="text">
      <style:text-properties fo:font-weight="bold" style:font-weight-asian="bold" style:font-weight-complex="bold"/>
    </style:style>
    <style:style style:name="T79_2" style:family="text">
      <style:text-properties fo:font-weight="bold" style:font-weight-asian="bold" style:font-weight-complex="bold"/>
    </style:style>
    <style:style style:name="T79_3" style:family="text">
      <style:text-properties fo:font-weight="bold" style:font-weight-asian="bold" style:font-weight-complex="bold"/>
    </style:style>
    <style:style style:name="T79_4" style:family="text">
      <style:text-properties fo:font-weight="bold" style:font-weight-asian="bold" style:font-weight-complex="bold"/>
    </style:style>
    <style:style style:name="T79_5" style:family="text">
      <style:text-properties fo:font-weight="bold" style:font-weight-asian="bold" style:font-weight-complex="bold"/>
    </style:style>
    <style:style style:name="T79_6" style:family="text">
      <style:text-properties fo:font-weight="bold" style:font-weight-asian="bold" style:font-weight-complex="bold"/>
    </style:style>
    <style:style style:name="T79_7" style:family="text">
      <style:text-properties fo:font-weight="bold" style:font-weight-asian="bold" style:font-weight-complex="bold"/>
    </style:style>
    <style:style style:name="T79_8" style:family="text">
      <style:text-properties fo:font-weight="bold" style:font-weight-asian="bold" style:font-weight-complex="bold"/>
    </style:style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/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T79_99" style:family="text"/>
    <style:style style:name="T79_100" style:family="text"/>
    <style:style style:name="T79_101" style:family="text"/>
    <style:style style:name="T79_102" style:family="text"/>
    <style:style style:name="T79_103" style:family="text"/>
    <style:style style:name="T79_104" style:family="text"/>
    <style:style style:name="T79_105" style:family="text"/>
    <style:style style:name="T79_106" style:family="text"/>
    <style:style style:name="T79_107" style:family="text"/>
    <style:style style:name="T79_108" style:family="text"/>
    <style:style style:name="T79_109" style:family="text"/>
    <style:style style:name="T79_110" style:family="text"/>
    <style:style style:name="T79_111" style:family="text"/>
    <style:style style:name="T79_112" style:family="text"/>
    <style:style style:name="T79_113" style:family="text"/>
    <style:style style:name="T79_114" style:family="text"/>
    <style:style style:name="T79_115" style:family="text"/>
    <style:style style:name="T79_116" style:family="text"/>
    <style:style style:name="T79_117" style:family="text"/>
    <style:style style:name="T79_118" style:family="text"/>
    <style:style style:name="T79_119" style:family="text"/>
    <style:style style:name="T79_120" style:family="text"/>
    <style:style style:name="T79_121" style:family="text"/>
    <style:style style:name="T79_122" style:family="text"/>
    <style:style style:name="T79_123" style:family="text"/>
    <style:style style:name="T79_124" style:family="text"/>
    <style:style style:name="T79_125" style:family="text"/>
    <style:style style:name="T79_126" style:family="text"/>
    <style:style style:name="T79_127" style:family="text"/>
    <style:style style:name="T79_128" style:family="text"/>
    <style:style style:name="T79_129" style:family="text"/>
    <style:style style:name="P8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81" style:family="paragraph" style:parent-style-name="Standard">
      <style:paragraph-properties fo:break-before="auto" fo:text-indent="0cm" fo:line-height="100%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>
      <style:text-properties fo:font-weight="bold" style:font-weight-asian="bold" style:font-weight-complex="bold"/>
    </style:style>
    <style:style style:name="T81_3" style:family="text">
      <style:text-properties fo:font-weight="bold" style:font-weight-asian="bold" style:font-weight-complex="bold"/>
    </style:style>
    <style:style style:name="T81_4" style:family="text">
      <style:text-properties fo:font-weight="bold" style:font-weight-asian="bold" style:font-weight-complex="bold"/>
    </style:style>
    <style:style style:name="T81_5" style:family="text">
      <style:text-properties fo:font-weight="bold" style:font-weight-asian="bold" style:font-weight-complex="bold"/>
    </style:style>
    <style:style style:name="T81_6" style:family="text">
      <style:text-properties fo:font-weight="bold" style:font-weight-asian="bold" style:font-weight-complex="bold"/>
    </style:style>
    <style:style style:name="T81_7" style:family="text">
      <style:text-properties fo:font-weight="bold" style:font-weight-asian="bold" style:font-weight-complex="bold"/>
    </style:style>
    <style:style style:name="P8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P8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T83_83" style:family="text"/>
    <style:style style:name="T83_84" style:family="text"/>
    <style:style style:name="T83_85" style:family="text"/>
    <style:style style:name="T83_86" style:family="text"/>
    <style:style style:name="T83_87" style:family="text"/>
    <style:style style:name="T83_88" style:family="text"/>
    <style:style style:name="T83_89" style:family="text"/>
    <style:style style:name="T83_90" style:family="text"/>
    <style:style style:name="T83_91" style:family="text"/>
    <style:style style:name="T83_92" style:family="text"/>
    <style:style style:name="T83_93" style:family="text"/>
    <style:style style:name="T83_94" style:family="text"/>
    <style:style style:name="T83_95" style:family="text"/>
    <style:style style:name="T83_96" style:family="text"/>
    <style:style style:name="T83_97" style:family="text"/>
    <style:style style:name="T83_98" style:family="text"/>
    <style:style style:name="T83_99" style:family="text"/>
    <style:style style:name="T83_100" style:family="text"/>
    <style:style style:name="T83_101" style:family="text"/>
    <style:style style:name="T83_102" style:family="text"/>
    <style:style style:name="P8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85" style:family="paragraph" style:parent-style-name="Standard">
      <style:paragraph-properties fo:break-before="auto" fo:text-indent="0cm" fo:line-height="100%" style:writing-mode="lr-tb"/>
    </style:style>
    <style:style style:name="T85_1" style:family="text">
      <style:text-properties fo:font-weight="bold" style:font-weight-asian="bold" style:font-weight-complex="bold"/>
    </style:style>
    <style:style style:name="T85_2" style:family="text">
      <style:text-properties fo:font-weight="bold" style:font-weight-asian="bold" style:font-weight-complex="bold"/>
    </style:style>
    <style:style style:name="T85_3" style:family="text">
      <style:text-properties fo:font-weight="bold" style:font-weight-asian="bold" style:font-weight-complex="bold"/>
    </style:style>
    <style:style style:name="T85_4" style:family="text">
      <style:text-properties fo:font-weight="bold" style:font-weight-asian="bold" style:font-weight-complex="bold"/>
    </style:style>
    <style:style style:name="T85_5" style:family="text">
      <style:text-properties fo:font-weight="bold" style:font-weight-asian="bold" style:font-weight-complex="bold"/>
    </style:style>
    <style:style style:name="T85_6" style:family="text">
      <style:text-properties fo:font-weight="bold" style:font-weight-asian="bold" style:font-weight-complex="bold"/>
    </style:style>
    <style:style style:name="T85_7" style:family="text">
      <style:text-properties fo:font-weight="bold" style:font-weight-asian="bold" style:font-weight-complex="bold"/>
    </style:style>
    <style:style style:name="T85_8" style:family="text">
      <style:text-properties fo:font-weight="bold" style:font-weight-asian="bold" style:font-weight-complex="bold"/>
    </style:style>
    <style:style style:name="T85_9" style:family="text">
      <style:text-properties fo:font-weight="bold" style:font-weight-asian="bold" style:font-weight-complex="bold"/>
    </style:style>
    <style:style style:name="T85_10" style:family="text">
      <style:text-properties fo:font-weight="bold" style:font-weight-asian="bold" style:font-weight-complex="bold"/>
    </style:style>
    <style:style style:name="T85_11" style:family="text">
      <style:text-properties fo:font-weight="bold" style:font-weight-asian="bold" style:font-weight-complex="bold"/>
    </style:style>
    <style:style style:name="T85_12" style:family="text">
      <style:text-properties fo:font-weight="bold" style:font-weight-asian="bold" style:font-weight-complex="bold"/>
    </style:style>
    <style:style style:name="P8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T86_75" style:family="text"/>
    <style:style style:name="T86_76" style:family="text"/>
    <style:style style:name="T86_77" style:family="text"/>
    <style:style style:name="T86_78" style:family="text"/>
    <style:style style:name="T86_79" style:family="text"/>
    <style:style style:name="T86_80" style:family="text"/>
    <style:style style:name="T86_81" style:family="text"/>
    <style:style style:name="T86_82" style:family="text"/>
    <style:style style:name="T86_83" style:family="text"/>
    <style:style style:name="T86_84" style:family="text"/>
    <style:style style:name="T86_85" style:family="text"/>
    <style:style style:name="T86_86" style:family="text"/>
    <style:style style:name="T86_87" style:family="text"/>
    <style:style style:name="T86_88" style:family="text"/>
    <style:style style:name="T86_89" style:family="text"/>
    <style:style style:name="T86_90" style:family="text"/>
    <style:style style:name="T86_91" style:family="text"/>
    <style:style style:name="T86_92" style:family="text"/>
    <style:style style:name="T86_93" style:family="text"/>
    <style:style style:name="T86_94" style:family="text"/>
    <style:style style:name="T86_95" style:family="text"/>
    <style:style style:name="T86_96" style:family="text"/>
    <style:style style:name="T86_97" style:family="text"/>
    <style:style style:name="T86_98" style:family="text"/>
    <style:style style:name="T86_99" style:family="text"/>
    <style:style style:name="T86_100" style:family="text"/>
    <style:style style:name="T86_101" style:family="text"/>
    <style:style style:name="T86_102" style:family="text"/>
    <style:style style:name="T86_103" style:family="text"/>
    <style:style style:name="T86_104" style:family="text"/>
    <style:style style:name="T86_105" style:family="text"/>
    <style:style style:name="T86_106" style:family="text"/>
    <style:style style:name="T86_107" style:family="text"/>
    <style:style style:name="T86_108" style:family="text"/>
    <style:style style:name="T86_109" style:family="text"/>
    <style:style style:name="T86_110" style:family="text"/>
    <style:style style:name="T86_111" style:family="text"/>
    <style:style style:name="T86_112" style:family="text"/>
    <style:style style:name="T86_113" style:family="text"/>
    <style:style style:name="T86_114" style:family="text"/>
    <style:style style:name="T86_115" style:family="text"/>
    <style:style style:name="T86_116" style:family="text"/>
    <style:style style:name="T86_117" style:family="text"/>
    <style:style style:name="T86_118" style:family="text"/>
    <style:style style:name="T86_119" style:family="text"/>
    <style:style style:name="T86_120" style:family="text"/>
    <style:style style:name="P8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88" style:family="paragraph" style:parent-style-name="Standard">
      <style:paragraph-properties fo:break-before="auto" fo:text-indent="0cm" fo:line-height="100%" style:writing-mode="lr-tb"/>
    </style:style>
    <style:style style:name="T88_1" style:family="text">
      <style:text-properties fo:font-weight="bold" style:font-weight-asian="bold" style:font-weight-complex="bold"/>
    </style:style>
    <style:style style:name="T88_2" style:family="text">
      <style:text-properties fo:font-weight="bold" style:font-weight-asian="bold" style:font-weight-complex="bold"/>
    </style:style>
    <style:style style:name="T88_3" style:family="text">
      <style:text-properties fo:font-weight="bold" style:font-weight-asian="bold" style:font-weight-complex="bold"/>
    </style:style>
    <style:style style:name="T88_4" style:family="text">
      <style:text-properties fo:font-weight="bold" style:font-weight-asian="bold" style:font-weight-complex="bold"/>
    </style:style>
    <style:style style:name="T88_5" style:family="text">
      <style:text-properties fo:font-weight="bold" style:font-weight-asian="bold" style:font-weight-complex="bold"/>
    </style:style>
    <style:style style:name="T88_6" style:family="text">
      <style:text-properties fo:font-weight="bold" style:font-weight-asian="bold" style:font-weight-complex="bold"/>
    </style:style>
    <style:style style:name="T88_7" style:family="text">
      <style:text-properties fo:font-weight="bold" style:font-weight-asian="bold" style:font-weight-complex="bold"/>
    </style:style>
    <style:style style:name="P8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T89_93" style:family="text"/>
    <style:style style:name="T89_94" style:family="text"/>
    <style:style style:name="T89_95" style:family="text"/>
    <style:style style:name="T89_96" style:family="text"/>
    <style:style style:name="T89_97" style:family="text"/>
    <style:style style:name="T89_98" style:family="text"/>
    <style:style style:name="T89_99" style:family="text"/>
    <style:style style:name="T89_100" style:family="text"/>
    <style:style style:name="T89_101" style:family="text"/>
    <style:style style:name="T89_102" style:family="text"/>
    <style:style style:name="T89_103" style:family="text"/>
    <style:style style:name="T89_104" style:family="text"/>
    <style:style style:name="T89_105" style:family="text"/>
    <style:style style:name="T89_106" style:family="text"/>
    <style:style style:name="T89_107" style:family="text"/>
    <style:style style:name="T89_108" style:family="text"/>
    <style:style style:name="T89_109" style:family="text"/>
    <style:style style:name="T89_110" style:family="text"/>
    <style:style style:name="T89_111" style:family="text"/>
    <style:style style:name="T89_112" style:family="text"/>
    <style:style style:name="T89_113" style:family="text"/>
    <style:style style:name="T89_114" style:family="text"/>
    <style:style style:name="T89_115" style:family="text"/>
    <style:style style:name="T89_116" style:family="text"/>
    <style:style style:name="T89_117" style:family="text"/>
    <style:style style:name="T89_118" style:family="text"/>
    <style:style style:name="T89_119" style:family="text"/>
    <style:style style:name="T89_120" style:family="text"/>
    <style:style style:name="T89_121" style:family="text"/>
    <style:style style:name="T89_122" style:family="text"/>
    <style:style style:name="T89_123" style:family="text"/>
    <style:style style:name="T89_124" style:family="text"/>
    <style:style style:name="T89_125" style:family="text"/>
    <style:style style:name="T89_126" style:family="text"/>
    <style:style style:name="T89_127" style:family="text"/>
    <style:style style:name="T89_128" style:family="text"/>
    <style:style style:name="T89_129" style:family="text"/>
    <style:style style:name="T89_130" style:family="text"/>
    <style:style style:name="T89_131" style:family="text"/>
    <style:style style:name="T89_132" style:family="text"/>
    <style:style style:name="T89_133" style:family="text"/>
    <style:style style:name="T89_134" style:family="text"/>
    <style:style style:name="T89_135" style:family="text"/>
    <style:style style:name="T89_136" style:family="text"/>
    <style:style style:name="T89_137" style:family="text"/>
    <style:style style:name="T89_138" style:family="text"/>
    <style:style style:name="T89_139" style:family="text"/>
    <style:style style:name="T89_140" style:family="text"/>
    <style:style style:name="T89_141" style:family="text"/>
    <style:style style:name="T89_142" style:family="text"/>
    <style:style style:name="T89_143" style:family="text"/>
    <style:style style:name="T89_144" style:family="text"/>
    <style:style style:name="T89_145" style:family="text"/>
    <style:style style:name="T89_146" style:family="text"/>
    <style:style style:name="T89_147" style:family="text"/>
    <style:style style:name="T89_148" style:family="text"/>
    <style:style style:name="T89_149" style:family="text"/>
    <style:style style:name="T89_150" style:family="text"/>
    <style:style style:name="T89_151" style:family="text"/>
    <style:style style:name="T89_152" style:family="text"/>
    <style:style style:name="T89_153" style:family="text"/>
    <style:style style:name="T89_154" style:family="text"/>
    <style:style style:name="T89_155" style:family="text"/>
    <style:style style:name="T89_156" style:family="text"/>
    <style:style style:name="T89_157" style:family="text"/>
    <style:style style:name="T89_158" style:family="text"/>
    <style:style style:name="T89_159" style:family="text"/>
    <style:style style:name="T89_160" style:family="text"/>
    <style:style style:name="T89_161" style:family="text"/>
    <style:style style:name="T89_162" style:family="text"/>
    <style:style style:name="T89_163" style:family="text"/>
    <style:style style:name="T89_164" style:family="text"/>
    <style:style style:name="T89_165" style:family="text"/>
    <style:style style:name="T89_166" style:family="text"/>
    <style:style style:name="T89_167" style:family="text"/>
    <style:style style:name="T89_168" style:family="text"/>
    <style:style style:name="T89_169" style:family="text"/>
    <style:style style:name="T89_170" style:family="text"/>
    <style:style style:name="T89_171" style:family="text"/>
    <style:style style:name="T89_172" style:family="text"/>
    <style:style style:name="T89_173" style:family="text"/>
    <style:style style:name="T89_174" style:family="text"/>
    <style:style style:name="T89_175" style:family="text"/>
    <style:style style:name="T89_176" style:family="text"/>
    <style:style style:name="T89_177" style:family="text"/>
    <style:style style:name="T89_178" style:family="text"/>
    <style:style style:name="T89_179" style:family="text"/>
    <style:style style:name="T89_180" style:family="text"/>
    <style:style style:name="T89_181" style:family="text"/>
    <style:style style:name="T89_182" style:family="text"/>
    <style:style style:name="T89_183" style:family="text"/>
    <style:style style:name="T89_184" style:family="text"/>
    <style:style style:name="T89_185" style:family="text"/>
    <style:style style:name="T89_186" style:family="text"/>
    <style:style style:name="T89_187" style:family="text"/>
    <style:style style:name="T89_188" style:family="text"/>
    <style:style style:name="T89_189" style:family="text"/>
    <style:style style:name="T89_190" style:family="text"/>
    <style:style style:name="T89_191" style:family="text"/>
    <style:style style:name="T89_192" style:family="text"/>
    <style:style style:name="T89_193" style:family="text"/>
    <style:style style:name="T89_194" style:family="text"/>
    <style:style style:name="T89_195" style:family="text"/>
    <style:style style:name="T89_196" style:family="text"/>
    <style:style style:name="T89_197" style:family="text"/>
    <style:style style:name="T89_198" style:family="text"/>
    <style:style style:name="T89_199" style:family="text"/>
    <style:style style:name="T89_200" style:family="text"/>
    <style:style style:name="T89_201" style:family="text"/>
    <style:style style:name="T89_202" style:family="text"/>
    <style:style style:name="T89_203" style:family="text"/>
    <style:style style:name="T89_204" style:family="text"/>
    <style:style style:name="T89_205" style:family="text"/>
    <style:style style:name="T89_206" style:family="text"/>
    <style:style style:name="T89_207" style:family="text"/>
    <style:style style:name="T89_208" style:family="text"/>
    <style:style style:name="T89_209" style:family="text"/>
    <style:style style:name="T89_210" style:family="text"/>
    <style:style style:name="T89_211" style:family="text"/>
    <style:style style:name="T89_212" style:family="text"/>
    <style:style style:name="T89_213" style:family="text"/>
    <style:style style:name="T89_214" style:family="text"/>
    <style:style style:name="T89_215" style:family="text"/>
    <style:style style:name="T89_216" style:family="text"/>
    <style:style style:name="P9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P9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92" style:family="paragraph" style:parent-style-name="Standard">
      <style:paragraph-properties fo:break-before="auto" fo:text-indent="0cm" fo:line-height="100%" style:writing-mode="lr-tb"/>
    </style:style>
    <style:style style:name="T92_1" style:family="text">
      <style:text-properties fo:font-weight="bold" style:font-weight-asian="bold" style:font-weight-complex="bold"/>
    </style:style>
    <style:style style:name="T92_2" style:family="text">
      <style:text-properties fo:font-weight="bold" style:font-weight-asian="bold" style:font-weight-complex="bold"/>
    </style:style>
    <style:style style:name="T92_3" style:family="text">
      <style:text-properties fo:font-weight="bold" style:font-weight-asian="bold" style:font-weight-complex="bold"/>
    </style:style>
    <style:style style:name="P9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P9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T94_85" style:family="text"/>
    <style:style style:name="T94_86" style:family="text"/>
    <style:style style:name="T94_87" style:family="text"/>
    <style:style style:name="T94_88" style:family="text"/>
    <style:style style:name="T94_89" style:family="text"/>
    <style:style style:name="T94_90" style:family="text"/>
    <style:style style:name="T94_91" style:family="text"/>
    <style:style style:name="T94_92" style:family="text"/>
    <style:style style:name="T94_93" style:family="text"/>
    <style:style style:name="T94_94" style:family="text"/>
    <style:style style:name="T94_95" style:family="text"/>
    <style:style style:name="T94_96" style:family="text"/>
    <style:style style:name="T94_97" style:family="text"/>
    <style:style style:name="T94_98" style:family="text"/>
    <style:style style:name="T94_99" style:family="text"/>
    <style:style style:name="T94_100" style:family="text"/>
    <style:style style:name="T94_101" style:family="text"/>
    <style:style style:name="T94_102" style:family="text"/>
    <style:style style:name="T94_103" style:family="text"/>
    <style:style style:name="T94_104" style:family="text"/>
    <style:style style:name="T94_105" style:family="text"/>
    <style:style style:name="T94_106" style:family="text"/>
    <style:style style:name="T94_107" style:family="text"/>
    <style:style style:name="T94_108" style:family="text"/>
    <style:style style:name="T94_109" style:family="text"/>
    <style:style style:name="T94_110" style:family="text"/>
    <style:style style:name="T94_111" style:family="text"/>
    <style:style style:name="T94_112" style:family="text"/>
    <style:style style:name="T94_113" style:family="text"/>
    <style:style style:name="T94_114" style:family="text"/>
    <style:style style:name="T94_115" style:family="text"/>
    <style:style style:name="T94_116" style:family="text"/>
    <style:style style:name="T94_117" style:family="text"/>
    <style:style style:name="T94_118" style:family="text"/>
    <style:style style:name="T94_119" style:family="text"/>
    <style:style style:name="T94_120" style:family="text"/>
    <style:style style:name="T94_121" style:family="text"/>
    <style:style style:name="T94_122" style:family="text"/>
    <style:style style:name="T94_123" style:family="text"/>
    <style:style style:name="T94_124" style:family="text"/>
    <style:style style:name="T94_125" style:family="text"/>
    <style:style style:name="T94_126" style:family="text"/>
    <style:style style:name="T94_127" style:family="text"/>
    <style:style style:name="T94_128" style:family="text"/>
    <style:style style:name="T94_129" style:family="text"/>
    <style:style style:name="T94_130" style:family="text"/>
    <style:style style:name="T94_131" style:family="text"/>
    <style:style style:name="T94_132" style:family="text"/>
    <style:style style:name="T94_133" style:family="text"/>
    <style:style style:name="T94_134" style:family="text"/>
    <style:style style:name="T94_135" style:family="text"/>
    <style:style style:name="T94_136" style:family="text"/>
    <style:style style:name="T94_137" style:family="text"/>
    <style:style style:name="T94_138" style:family="text"/>
    <style:style style:name="T94_139" style:family="text"/>
    <style:style style:name="T94_140" style:family="text"/>
    <style:style style:name="T94_141" style:family="text"/>
    <style:style style:name="T94_142" style:family="text"/>
    <style:style style:name="T94_143" style:family="text"/>
    <style:style style:name="T94_144" style:family="text"/>
    <style:style style:name="T94_145" style:family="text"/>
    <style:style style:name="T94_146" style:family="text"/>
    <style:style style:name="T94_147" style:family="text"/>
    <style:style style:name="T94_148" style:family="text"/>
    <style:style style:name="T94_149" style:family="text"/>
    <style:style style:name="T94_150" style:family="text"/>
    <style:style style:name="T94_151" style:family="text"/>
    <style:style style:name="T94_152" style:family="text"/>
    <style:style style:name="T94_153" style:family="text"/>
    <style:style style:name="T94_154" style:family="text"/>
    <style:style style:name="P9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P9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/>
    <style:style style:name="T96_100" style:family="text"/>
    <style:style style:name="T96_101" style:family="text"/>
    <style:style style:name="T96_102" style:family="text"/>
    <style:style style:name="T96_103" style:family="text"/>
    <style:style style:name="T96_104" style:family="text"/>
    <style:style style:name="T96_105" style:family="text"/>
    <style:style style:name="T96_106" style:family="text"/>
    <style:style style:name="T96_107" style:family="text"/>
    <style:style style:name="T96_108" style:family="text"/>
    <style:style style:name="T96_109" style:family="text"/>
    <style:style style:name="T96_110" style:family="text"/>
    <style:style style:name="T96_111" style:family="text"/>
    <style:style style:name="T96_112" style:family="text"/>
    <style:style style:name="T96_113" style:family="text"/>
    <style:style style:name="T96_114" style:family="text"/>
    <style:style style:name="T96_115" style:family="text"/>
    <style:style style:name="T96_116" style:family="text"/>
    <style:style style:name="T96_117" style:family="text"/>
    <style:style style:name="T96_118" style:family="text"/>
    <style:style style:name="T96_119" style:family="text"/>
    <style:style style:name="T96_120" style:family="text"/>
    <style:style style:name="T96_121" style:family="text"/>
    <style:style style:name="T96_122" style:family="text"/>
    <style:style style:name="T96_123" style:family="text"/>
    <style:style style:name="T96_124" style:family="text"/>
    <style:style style:name="T96_125" style:family="text"/>
    <style:style style:name="T96_126" style:family="text"/>
    <style:style style:name="T96_127" style:family="text"/>
    <style:style style:name="T96_128" style:family="text"/>
    <style:style style:name="T96_129" style:family="text"/>
    <style:style style:name="T96_130" style:family="text"/>
    <style:style style:name="T96_131" style:family="text"/>
    <style:style style:name="T96_132" style:family="text"/>
    <style:style style:name="T96_133" style:family="text"/>
    <style:style style:name="T96_134" style:family="text"/>
    <style:style style:name="T96_135" style:family="text"/>
    <style:style style:name="T96_136" style:family="text"/>
    <style:style style:name="T96_137" style:family="text"/>
    <style:style style:name="T96_138" style:family="text"/>
    <style:style style:name="T96_139" style:family="text"/>
    <style:style style:name="T96_140" style:family="text"/>
    <style:style style:name="T96_141" style:family="text"/>
    <style:style style:name="T96_142" style:family="text"/>
    <style:style style:name="T96_143" style:family="text"/>
    <style:style style:name="T96_144" style:family="text"/>
    <style:style style:name="T96_145" style:family="text"/>
    <style:style style:name="T96_146" style:family="text"/>
    <style:style style:name="T96_147" style:family="text"/>
    <style:style style:name="T96_148" style:family="text"/>
    <style:style style:name="T96_149" style:family="text"/>
    <style:style style:name="T96_150" style:family="text"/>
    <style:style style:name="T96_151" style:family="text"/>
    <style:style style:name="T96_152" style:family="text"/>
    <style:style style:name="T96_153" style:family="text"/>
    <style:style style:name="T96_154" style:family="text"/>
    <style:style style:name="T96_155" style:family="text"/>
    <style:style style:name="T96_156" style:family="text"/>
    <style:style style:name="T96_157" style:family="text"/>
    <style:style style:name="T96_158" style:family="text"/>
    <style:style style:name="T96_159" style:family="text"/>
    <style:style style:name="T96_160" style:family="text"/>
    <style:style style:name="T96_161" style:family="text"/>
    <style:style style:name="T96_162" style:family="text"/>
    <style:style style:name="T96_163" style:family="text"/>
    <style:style style:name="T96_164" style:family="text"/>
    <style:style style:name="T96_165" style:family="text"/>
    <style:style style:name="T96_166" style:family="text"/>
    <style:style style:name="T96_167" style:family="text"/>
    <style:style style:name="T96_168" style:family="text"/>
    <style:style style:name="T96_169" style:family="text"/>
    <style:style style:name="T96_170" style:family="text"/>
    <style:style style:name="T96_171" style:family="text"/>
    <style:style style:name="T96_172" style:family="text"/>
    <style:style style:name="T96_173" style:family="text"/>
    <style:style style:name="T96_174" style:family="text"/>
    <style:style style:name="T96_175" style:family="text"/>
    <style:style style:name="T96_176" style:family="text"/>
    <style:style style:name="T96_177" style:family="text"/>
    <style:style style:name="T96_178" style:family="text"/>
    <style:style style:name="T96_179" style:family="text"/>
    <style:style style:name="T96_180" style:family="text"/>
    <style:style style:name="T96_181" style:family="text"/>
    <style:style style:name="T96_182" style:family="text"/>
    <style:style style:name="T96_183" style:family="text"/>
    <style:style style:name="T96_184" style:family="text"/>
    <style:style style:name="T96_185" style:family="text"/>
    <style:style style:name="T96_186" style:family="text"/>
    <style:style style:name="T96_187" style:family="text"/>
    <style:style style:name="T96_188" style:family="text"/>
    <style:style style:name="T96_189" style:family="text"/>
    <style:style style:name="T96_190" style:family="text"/>
    <style:style style:name="T96_191" style:family="text"/>
    <style:style style:name="T96_192" style:family="text"/>
    <style:style style:name="T96_193" style:family="text"/>
    <style:style style:name="T96_194" style:family="text"/>
    <style:style style:name="T96_195" style:family="text"/>
    <style:style style:name="T96_196" style:family="text"/>
    <style:style style:name="T96_197" style:family="text"/>
    <style:style style:name="T96_198" style:family="text"/>
    <style:style style:name="P9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98" style:family="paragraph" style:parent-style-name="Standard">
      <style:paragraph-properties fo:break-before="auto" fo:text-indent="0cm" fo:line-height="100%" style:writing-mode="lr-tb"/>
    </style:style>
    <style:style style:name="T98_1" style:family="text">
      <style:text-properties fo:font-weight="bold" style:font-weight-asian="bold" style:font-weight-complex="bold"/>
    </style:style>
    <style:style style:name="T98_2" style:family="text">
      <style:text-properties fo:font-weight="bold" style:font-weight-asian="bold" style:font-weight-complex="bold"/>
    </style:style>
    <style:style style:name="T98_3" style:family="text">
      <style:text-properties fo:font-weight="bold" style:font-weight-asian="bold" style:font-weight-complex="bold"/>
    </style:style>
    <style:style style:name="T98_4" style:family="text">
      <style:text-properties fo:font-weight="bold" style:font-weight-asian="bold" style:font-weight-complex="bold"/>
    </style:style>
    <style:style style:name="T98_5" style:family="text">
      <style:text-properties fo:font-weight="bold" style:font-weight-asian="bold" style:font-weight-complex="bold"/>
    </style:style>
    <style:style style:name="T98_6" style:family="text">
      <style:text-properties fo:font-weight="bold" style:font-weight-asian="bold" style:font-weight-complex="bold"/>
    </style:style>
    <style:style style:name="T98_7" style:family="text">
      <style:text-properties fo:font-weight="bold" style:font-weight-asian="bold" style:font-weight-complex="bold"/>
    </style:style>
    <style:style style:name="P9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P10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0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2.778cm"/>
        </style:tab-stops>
      </style:paragraph-properties>
    </style:style>
    <style:style style:name="T101_1" style:family="text">
      <style:text-properties fo:font-weight="bold" style:font-weight-asian="bold" style:font-weight-complex="bold"/>
    </style:style>
    <style:style style:name="T101_2" style:family="text">
      <style:text-properties fo:font-weight="bold" style:font-weight-asian="bold" style:font-weight-complex="bold"/>
    </style:style>
    <style:style style:name="T101_3" style:family="text">
      <style:text-properties fo:font-weight="bold" style:font-weight-asian="bold" style:font-weight-complex="bold"/>
    </style:style>
    <style:style style:name="T101_4" style:family="text">
      <style:text-properties fo:font-weight="bold" style:font-weight-asian="bold" style:font-weight-complex="bold"/>
    </style:style>
    <style:style style:name="T101_5" style:family="text">
      <style:text-properties fo:font-weight="bold" style:font-weight-asian="bold" style:font-weight-complex="bold"/>
    </style:style>
    <style:style style:name="T101_6" style:family="text">
      <style:text-properties fo:font-weight="bold" style:font-weight-asian="bold" style:font-weight-complex="bold"/>
    </style:style>
    <style:style style:name="T101_7" style:family="text">
      <style:text-properties fo:font-weight="bold" style:font-weight-asian="bold" style:font-weight-complex="bold"/>
    </style:style>
    <style:style style:name="T101_8" style:family="text">
      <style:text-properties fo:font-weight="bold" style:font-weight-asian="bold" style:font-weight-complex="bold"/>
    </style:style>
    <style:style style:name="T101_9" style:family="text">
      <style:text-properties fo:font-weight="bold" style:font-weight-asian="bold" style:font-weight-complex="bold"/>
    </style:style>
    <style:style style:name="T101_10" style:family="text">
      <style:text-properties fo:font-weight="bold" style:font-weight-asian="bold" style:font-weight-complex="bold"/>
    </style:style>
    <style:style style:name="T101_11" style:family="text">
      <style:text-properties fo:font-weight="bold" style:font-weight-asian="bold" style:font-weight-complex="bold"/>
    </style:style>
    <style:style style:name="T101_12" style:family="text">
      <style:text-properties fo:font-weight="bold" style:font-weight-asian="bold" style:font-weight-complex="bold"/>
    </style:style>
    <style:style style:name="T101_13" style:family="text">
      <style:text-properties fo:font-weight="bold" style:font-weight-asian="bold" style:font-weight-complex="bold"/>
    </style:style>
    <style:style style:name="T101_14" style:family="text">
      <style:text-properties fo:font-weight="bold" style:font-weight-asian="bold" style:font-weight-complex="bold"/>
    </style:style>
    <style:style style:name="T101_15" style:family="text">
      <style:text-properties fo:font-weight="bold" style:font-weight-asian="bold" style:font-weight-complex="bold"/>
    </style:style>
    <style:style style:name="P10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P10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04" style:family="paragraph" style:parent-style-name="Standard">
      <style:paragraph-properties fo:break-before="auto" fo:text-indent="0cm" fo:line-height="100%" style:writing-mode="lr-tb"/>
    </style:style>
    <style:style style:name="T104_1" style:family="text">
      <style:text-properties fo:font-weight="bold" style:font-weight-asian="bold" style:font-weight-complex="bold"/>
    </style:style>
    <style:style style:name="T104_2" style:family="text">
      <style:text-properties fo:font-weight="bold" style:font-weight-asian="bold" style:font-weight-complex="bold"/>
    </style:style>
    <style:style style:name="T104_3" style:family="text">
      <style:text-properties fo:font-weight="bold" style:font-weight-asian="bold" style:font-weight-complex="bold"/>
    </style:style>
    <style:style style:name="T104_4" style:family="text">
      <style:text-properties fo:font-weight="bold" style:font-weight-asian="bold" style:font-weight-complex="bold"/>
    </style:style>
    <style:style style:name="T104_5" style:family="text">
      <style:text-properties fo:font-weight="bold" style:font-weight-asian="bold" style:font-weight-complex="bold"/>
    </style:style>
    <style:style style:name="T104_6" style:family="text">
      <style:text-properties fo:font-weight="bold" style:font-weight-asian="bold" style:font-weight-complex="bold"/>
    </style:style>
    <style:style style:name="T104_7" style:family="text">
      <style:text-properties fo:font-weight="bold" style:font-weight-asian="bold" style:font-weight-complex="bold"/>
    </style:style>
    <style:style style:name="T104_8" style:family="text">
      <style:text-properties fo:font-weight="bold" style:font-weight-asian="bold" style:font-weight-complex="bold"/>
    </style:style>
    <style:style style:name="T104_9" style:family="text">
      <style:text-properties fo:font-weight="bold" style:font-weight-asian="bold" style:font-weight-complex="bold"/>
    </style:style>
    <style:style style:name="P10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T105_65" style:family="text"/>
    <style:style style:name="T105_66" style:family="text"/>
    <style:style style:name="T105_67" style:family="text"/>
    <style:style style:name="T105_68" style:family="text"/>
    <style:style style:name="T105_69" style:family="text"/>
    <style:style style:name="T105_70" style:family="text"/>
    <style:style style:name="T105_71" style:family="text"/>
    <style:style style:name="T105_72" style:family="text"/>
    <style:style style:name="T105_73" style:family="text"/>
    <style:style style:name="T105_74" style:family="text"/>
    <style:style style:name="T105_75" style:family="text"/>
    <style:style style:name="T105_76" style:family="text"/>
    <style:style style:name="T105_77" style:family="text"/>
    <style:style style:name="T105_78" style:family="text"/>
    <style:style style:name="T105_79" style:family="text"/>
    <style:style style:name="T105_80" style:family="text"/>
    <style:style style:name="T105_81" style:family="text"/>
    <style:style style:name="T105_82" style:family="text"/>
    <style:style style:name="T105_83" style:family="text"/>
    <style:style style:name="T105_84" style:family="text"/>
    <style:style style:name="T105_85" style:family="text"/>
    <style:style style:name="T105_86" style:family="text"/>
    <style:style style:name="T105_87" style:family="text"/>
    <style:style style:name="T105_88" style:family="text"/>
    <style:style style:name="T105_89" style:family="text"/>
    <style:style style:name="T105_90" style:family="text"/>
    <style:style style:name="T105_91" style:family="text"/>
    <style:style style:name="T105_92" style:family="text"/>
    <style:style style:name="T105_93" style:family="text"/>
    <style:style style:name="T105_94" style:family="text"/>
    <style:style style:name="T105_95" style:family="text"/>
    <style:style style:name="T105_96" style:family="text"/>
    <style:style style:name="T105_97" style:family="text"/>
    <style:style style:name="T105_98" style:family="text"/>
    <style:style style:name="T105_99" style:family="text"/>
    <style:style style:name="T105_100" style:family="text"/>
    <style:style style:name="T105_101" style:family="text"/>
    <style:style style:name="T105_102" style:family="text"/>
    <style:style style:name="T105_103" style:family="text"/>
    <style:style style:name="T105_104" style:family="text"/>
    <style:style style:name="T105_105" style:family="text"/>
    <style:style style:name="T105_106" style:family="text"/>
    <style:style style:name="T105_107" style:family="text"/>
    <style:style style:name="T105_108" style:family="text"/>
    <style:style style:name="T105_109" style:family="text"/>
    <style:style style:name="T105_110" style:family="text"/>
    <style:style style:name="T105_111" style:family="text"/>
    <style:style style:name="T105_112" style:family="text"/>
    <style:style style:name="T105_113" style:family="text"/>
    <style:style style:name="T105_114" style:family="text"/>
    <style:style style:name="T105_115" style:family="text"/>
    <style:style style:name="T105_116" style:family="text"/>
    <style:style style:name="T105_117" style:family="text"/>
    <style:style style:name="T105_118" style:family="text"/>
    <style:style style:name="T105_119" style:family="text"/>
    <style:style style:name="T105_120" style:family="text"/>
    <style:style style:name="T105_121" style:family="text"/>
    <style:style style:name="T105_122" style:family="text"/>
    <style:style style:name="T105_123" style:family="text"/>
    <style:style style:name="T105_124" style:family="text"/>
    <style:style style:name="T105_125" style:family="text"/>
    <style:style style:name="T105_126" style:family="text"/>
    <style:style style:name="T105_127" style:family="text"/>
    <style:style style:name="T105_128" style:family="text"/>
    <style:style style:name="T105_129" style:family="text"/>
    <style:style style:name="T105_130" style:family="text"/>
    <style:style style:name="T105_131" style:family="text"/>
    <style:style style:name="T105_132" style:family="text"/>
    <style:style style:name="T105_133" style:family="text"/>
    <style:style style:name="T105_134" style:family="text"/>
    <style:style style:name="T105_135" style:family="text"/>
    <style:style style:name="T105_136" style:family="text"/>
    <style:style style:name="T105_137" style:family="text"/>
    <style:style style:name="T105_138" style:family="text"/>
    <style:style style:name="T105_139" style:family="text"/>
    <style:style style:name="T105_140" style:family="text"/>
    <style:style style:name="T105_141" style:family="text"/>
    <style:style style:name="T105_142" style:family="text"/>
    <style:style style:name="T105_143" style:family="text"/>
    <style:style style:name="T105_144" style:family="text"/>
    <style:style style:name="T105_145" style:family="text"/>
    <style:style style:name="T105_146" style:family="text"/>
    <style:style style:name="T105_147" style:family="text"/>
    <style:style style:name="T105_148" style:family="text"/>
    <style:style style:name="T105_149" style:family="text"/>
    <style:style style:name="T105_150" style:family="text"/>
    <style:style style:name="T105_151" style:family="text"/>
    <style:style style:name="T105_152" style:family="text"/>
    <style:style style:name="T105_153" style:family="text"/>
    <style:style style:name="T105_154" style:family="text"/>
    <style:style style:name="T105_155" style:family="text"/>
    <style:style style:name="T105_156" style:family="text"/>
    <style:style style:name="T105_157" style:family="text"/>
    <style:style style:name="T105_158" style:family="text"/>
    <style:style style:name="T105_159" style:family="text"/>
    <style:style style:name="T105_160" style:family="text"/>
    <style:style style:name="T105_161" style:family="text"/>
    <style:style style:name="T105_162" style:family="text"/>
    <style:style style:name="T105_163" style:family="text"/>
    <style:style style:name="T105_164" style:family="text"/>
    <style:style style:name="T105_165" style:family="text"/>
    <style:style style:name="T105_166" style:family="text"/>
    <style:style style:name="T105_167" style:family="text"/>
    <style:style style:name="T105_168" style:family="text"/>
    <style:style style:name="T105_169" style:family="text"/>
    <style:style style:name="T105_170" style:family="text"/>
    <style:style style:name="T105_171" style:family="text"/>
    <style:style style:name="T105_172" style:family="text"/>
    <style:style style:name="T105_173" style:family="text"/>
    <style:style style:name="T105_174" style:family="text"/>
    <style:style style:name="T105_175" style:family="text"/>
    <style:style style:name="T105_176" style:family="text"/>
    <style:style style:name="T105_177" style:family="text"/>
    <style:style style:name="T105_178" style:family="text"/>
    <style:style style:name="T105_179" style:family="text"/>
    <style:style style:name="T105_180" style:family="text"/>
    <style:style style:name="T105_181" style:family="text"/>
    <style:style style:name="T105_182" style:family="text"/>
    <style:style style:name="T105_183" style:family="text"/>
    <style:style style:name="T105_184" style:family="text"/>
    <style:style style:name="T105_185" style:family="text"/>
    <style:style style:name="T105_186" style:family="text"/>
    <style:style style:name="P10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07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07_1" style:family="text">
      <style:text-properties fo:font-size="14pt" style:font-size-asian="14pt" style:font-size-complex="14pt" fo:font-weight="bold" style:font-weight-asian="bold" style:font-weight-complex="bold"/>
    </style:style>
    <style:style style:name="T107_2" style:family="text">
      <style:text-properties fo:font-size="14pt" style:font-size-asian="14pt" style:font-size-complex="14pt" fo:font-weight="bold" style:font-weight-asian="bold" style:font-weight-complex="bold"/>
    </style:style>
    <style:style style:name="T107_3" style:family="text">
      <style:text-properties fo:font-size="14pt" style:font-size-asian="14pt" style:font-size-complex="14pt" fo:font-weight="bold" style:font-weight-asian="bold" style:font-weight-complex="bold"/>
    </style:style>
    <style:style style:name="P108" style:family="paragraph" style:parent-style-name="Standard">
      <style:paragraph-properties fo:break-before="auto" fo:text-indent="0cm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09" style:family="paragraph" style:parent-style-name="Standard">
      <style:paragraph-properties fo:break-before="auto" fo:text-indent="0cm" fo:line-height="100%" style:writing-mode="lr-tb"/>
    </style:style>
    <style:style style:name="T109_1" style:family="text">
      <style:text-properties fo:font-weight="bold" style:font-weight-asian="bold" style:font-weight-complex="bold"/>
    </style:style>
    <style:style style:name="T109_2" style:family="text">
      <style:text-properties fo:font-weight="bold" style:font-weight-asian="bold" style:font-weight-complex="bold"/>
    </style:style>
    <style:style style:name="T109_3" style:family="text">
      <style:text-properties fo:font-weight="bold" style:font-weight-asian="bold" style:font-weight-complex="bold"/>
    </style:style>
    <style:style style:name="T109_4" style:family="text">
      <style:text-properties fo:font-weight="bold" style:font-weight-asian="bold" style:font-weight-complex="bold"/>
    </style:style>
    <style:style style:name="T109_5" style:family="text">
      <style:text-properties fo:font-weight="bold" style:font-weight-asian="bold" style:font-weight-complex="bold"/>
    </style:style>
    <style:style style:name="T109_6" style:family="text">
      <style:text-properties fo:font-weight="bold" style:font-weight-asian="bold" style:font-weight-complex="bold"/>
    </style:style>
    <style:style style:name="T109_7" style:family="text">
      <style:text-properties fo:font-weight="bold" style:font-weight-asian="bold" style:font-weight-complex="bold"/>
    </style:style>
    <style:style style:name="P11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P11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12" style:family="paragraph" style:parent-style-name="Standard">
      <style:paragraph-properties fo:break-before="auto" fo:text-indent="0cm" fo:line-height="100%" style:writing-mode="lr-tb"/>
    </style:style>
    <style:style style:name="T112_1" style:family="text">
      <style:text-properties fo:font-weight="bold" style:font-weight-asian="bold" style:font-weight-complex="bold"/>
    </style:style>
    <style:style style:name="T112_2" style:family="text">
      <style:text-properties fo:font-weight="bold" style:font-weight-asian="bold" style:font-weight-complex="bold"/>
    </style:style>
    <style:style style:name="T112_3" style:family="text">
      <style:text-properties fo:font-weight="bold" style:font-weight-asian="bold" style:font-weight-complex="bold"/>
    </style:style>
    <style:style style:name="P11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P11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15" style:family="paragraph" style:parent-style-name="Standard">
      <style:paragraph-properties fo:break-before="auto" fo:text-indent="0cm" fo:line-height="100%" style:writing-mode="lr-tb"/>
    </style:style>
    <style:style style:name="T115_1" style:family="text">
      <style:text-properties fo:font-weight="bold" style:font-weight-asian="bold" style:font-weight-complex="bold"/>
    </style:style>
    <style:style style:name="T115_2" style:family="text">
      <style:text-properties fo:font-weight="bold" style:font-weight-asian="bold" style:font-weight-complex="bold"/>
    </style:style>
    <style:style style:name="T115_3" style:family="text">
      <style:text-properties fo:font-weight="bold" style:font-weight-asian="bold" style:font-weight-complex="bold"/>
    </style:style>
    <style:style style:name="T115_4" style:family="text">
      <style:text-properties fo:font-weight="bold" style:font-weight-asian="bold" style:font-weight-complex="bold"/>
    </style:style>
    <style:style style:name="T115_5" style:family="text">
      <style:text-properties fo:font-weight="bold" style:font-weight-asian="bold" style:font-weight-complex="bold"/>
    </style:style>
    <style:style style:name="T115_6" style:family="text">
      <style:text-properties fo:font-weight="bold" style:font-weight-asian="bold" style:font-weight-complex="bold"/>
    </style:style>
    <style:style style:name="T115_7" style:family="text">
      <style:text-properties fo:font-weight="bold" style:font-weight-asian="bold" style:font-weight-complex="bold"/>
    </style:style>
    <style:style style:name="T115_8" style:family="text">
      <style:text-properties fo:font-weight="bold" style:font-weight-asian="bold" style:font-weight-complex="bold"/>
    </style:style>
    <style:style style:name="T115_9" style:family="text">
      <style:text-properties fo:font-weight="bold" style:font-weight-asian="bold" style:font-weight-complex="bold"/>
    </style:style>
    <style:style style:name="T115_10" style:family="text">
      <style:text-properties fo:font-weight="bold" style:font-weight-asian="bold" style:font-weight-complex="bold"/>
    </style:style>
    <style:style style:name="T115_11" style:family="text">
      <style:text-properties fo:font-weight="bold" style:font-weight-asian="bold" style:font-weight-complex="bold"/>
    </style:style>
    <style:style style:name="P11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T116_61" style:family="text"/>
    <style:style style:name="T116_62" style:family="text"/>
    <style:style style:name="T116_63" style:family="text"/>
    <style:style style:name="T116_64" style:family="text"/>
    <style:style style:name="T116_65" style:family="text"/>
    <style:style style:name="T116_66" style:family="text"/>
    <style:style style:name="T116_67" style:family="text"/>
    <style:style style:name="T116_68" style:family="text"/>
    <style:style style:name="T116_69" style:family="text"/>
    <style:style style:name="T116_70" style:family="text"/>
    <style:style style:name="T116_71" style:family="text"/>
    <style:style style:name="T116_72" style:family="text"/>
    <style:style style:name="T116_73" style:family="text"/>
    <style:style style:name="T116_74" style:family="text"/>
    <style:style style:name="T116_75" style:family="text"/>
    <style:style style:name="T116_76" style:family="text"/>
    <style:style style:name="T116_77" style:family="text"/>
    <style:style style:name="T116_78" style:family="text"/>
    <style:style style:name="T116_79" style:family="text"/>
    <style:style style:name="T116_80" style:family="text"/>
    <style:style style:name="T116_81" style:family="text"/>
    <style:style style:name="T116_82" style:family="text"/>
    <style:style style:name="T116_83" style:family="text"/>
    <style:style style:name="T116_84" style:family="text"/>
    <style:style style:name="T116_85" style:family="text"/>
    <style:style style:name="T116_86" style:family="text"/>
    <style:style style:name="T116_87" style:family="text"/>
    <style:style style:name="T116_88" style:family="text"/>
    <style:style style:name="T116_89" style:family="text"/>
    <style:style style:name="T116_90" style:family="text"/>
    <style:style style:name="T116_91" style:family="text"/>
    <style:style style:name="T116_92" style:family="text"/>
    <style:style style:name="P11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18" style:family="paragraph" style:parent-style-name="Standard">
      <style:paragraph-properties fo:break-before="auto" fo:text-indent="0cm" fo:line-height="100%" style:writing-mode="lr-tb"/>
    </style:style>
    <style:style style:name="T118_1" style:family="text">
      <style:text-properties fo:font-weight="bold" style:font-weight-asian="bold" style:font-weight-complex="bold"/>
    </style:style>
    <style:style style:name="T118_2" style:family="text">
      <style:text-properties fo:font-weight="bold" style:font-weight-asian="bold" style:font-weight-complex="bold"/>
    </style:style>
    <style:style style:name="T118_3" style:family="text">
      <style:text-properties fo:font-weight="bold" style:font-weight-asian="bold" style:font-weight-complex="bold"/>
    </style:style>
    <style:style style:name="T118_4" style:family="text">
      <style:text-properties fo:font-weight="bold" style:font-weight-asian="bold" style:font-weight-complex="bold"/>
    </style:style>
    <style:style style:name="T118_5" style:family="text">
      <style:text-properties fo:font-weight="bold" style:font-weight-asian="bold" style:font-weight-complex="bold"/>
    </style:style>
    <style:style style:name="T118_6" style:family="text">
      <style:text-properties fo:font-weight="bold" style:font-weight-asian="bold" style:font-weight-complex="bold"/>
    </style:style>
    <style:style style:name="T118_7" style:family="text">
      <style:text-properties fo:font-weight="bold" style:font-weight-asian="bold" style:font-weight-complex="bold"/>
    </style:style>
    <style:style style:name="P11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T119_78" style:family="text"/>
    <style:style style:name="T119_79" style:family="text"/>
    <style:style style:name="T119_80" style:family="text"/>
    <style:style style:name="T119_81" style:family="text"/>
    <style:style style:name="T119_82" style:family="text"/>
    <style:style style:name="T119_83" style:family="text"/>
    <style:style style:name="T119_84" style:family="text"/>
    <style:style style:name="T119_85" style:family="text"/>
    <style:style style:name="T119_86" style:family="text"/>
    <style:style style:name="T119_87" style:family="text"/>
    <style:style style:name="T119_88" style:family="text"/>
    <style:style style:name="T119_89" style:family="text"/>
    <style:style style:name="T119_90" style:family="text"/>
    <style:style style:name="T119_91" style:family="text"/>
    <style:style style:name="T119_92" style:family="text"/>
    <style:style style:name="T119_93" style:family="text"/>
    <style:style style:name="T119_94" style:family="text"/>
    <style:style style:name="T119_95" style:family="text"/>
    <style:style style:name="T119_96" style:family="text"/>
    <style:style style:name="T119_97" style:family="text"/>
    <style:style style:name="T119_98" style:family="text"/>
    <style:style style:name="T119_99" style:family="text"/>
    <style:style style:name="T119_100" style:family="text"/>
    <style:style style:name="T119_101" style:family="text"/>
    <style:style style:name="T119_102" style:family="text"/>
    <style:style style:name="T119_103" style:family="text"/>
    <style:style style:name="T119_104" style:family="text"/>
    <style:style style:name="T119_105" style:family="text"/>
    <style:style style:name="T119_106" style:family="text"/>
    <style:style style:name="T119_107" style:family="text"/>
    <style:style style:name="T119_108" style:family="text"/>
    <style:style style:name="T119_109" style:family="text"/>
    <style:style style:name="T119_110" style:family="text"/>
    <style:style style:name="T119_111" style:family="text"/>
    <style:style style:name="T119_112" style:family="text"/>
    <style:style style:name="T119_113" style:family="text"/>
    <style:style style:name="T119_114" style:family="text"/>
    <style:style style:name="T119_115" style:family="text"/>
    <style:style style:name="T119_116" style:family="text"/>
    <style:style style:name="T119_117" style:family="text"/>
    <style:style style:name="T119_118" style:family="text"/>
    <style:style style:name="T119_119" style:family="text"/>
    <style:style style:name="T119_120" style:family="text"/>
    <style:style style:name="T119_121" style:family="text"/>
    <style:style style:name="T119_122" style:family="text"/>
    <style:style style:name="T119_123" style:family="text"/>
    <style:style style:name="T119_124" style:family="text"/>
    <style:style style:name="T119_125" style:family="text"/>
    <style:style style:name="T119_126" style:family="text"/>
    <style:style style:name="T119_127" style:family="text"/>
    <style:style style:name="T119_128" style:family="text"/>
    <style:style style:name="T119_129" style:family="text"/>
    <style:style style:name="T119_130" style:family="text"/>
    <style:style style:name="T119_131" style:family="text"/>
    <style:style style:name="T119_132" style:family="text"/>
    <style:style style:name="T119_133" style:family="text"/>
    <style:style style:name="T119_134" style:family="text"/>
    <style:style style:name="T119_135" style:family="text"/>
    <style:style style:name="T119_136" style:family="text"/>
    <style:style style:name="T119_137" style:family="text"/>
    <style:style style:name="T119_138" style:family="text"/>
    <style:style style:name="T119_139" style:family="text"/>
    <style:style style:name="T119_140" style:family="text"/>
    <style:style style:name="T119_141" style:family="text"/>
    <style:style style:name="T119_142" style:family="text"/>
    <style:style style:name="T119_143" style:family="text"/>
    <style:style style:name="T119_144" style:family="text"/>
    <style:style style:name="T119_145" style:family="text"/>
    <style:style style:name="T119_146" style:family="text"/>
    <style:style style:name="T119_147" style:family="text"/>
    <style:style style:name="T119_148" style:family="text"/>
    <style:style style:name="T119_149" style:family="text"/>
    <style:style style:name="T119_150" style:family="text"/>
    <style:style style:name="T119_151" style:family="text"/>
    <style:style style:name="T119_152" style:family="text"/>
    <style:style style:name="T119_153" style:family="text"/>
    <style:style style:name="T119_154" style:family="text"/>
    <style:style style:name="T119_155" style:family="text"/>
    <style:style style:name="T119_156" style:family="text"/>
    <style:style style:name="T119_157" style:family="text"/>
    <style:style style:name="T119_158" style:family="text"/>
    <style:style style:name="T119_159" style:family="text"/>
    <style:style style:name="T119_160" style:family="text"/>
    <style:style style:name="T119_161" style:family="text"/>
    <style:style style:name="T119_162" style:family="text"/>
    <style:style style:name="T119_163" style:family="text"/>
    <style:style style:name="T119_164" style:family="text"/>
    <style:style style:name="T119_165" style:family="text"/>
    <style:style style:name="T119_166" style:family="text"/>
    <style:style style:name="T119_167" style:family="text"/>
    <style:style style:name="T119_168" style:family="text"/>
    <style:style style:name="T119_169" style:family="text"/>
    <style:style style:name="T119_170" style:family="text"/>
    <style:style style:name="T119_171" style:family="text"/>
    <style:style style:name="T119_172" style:family="text"/>
    <style:style style:name="T119_173" style:family="text"/>
    <style:style style:name="T119_174" style:family="text"/>
    <style:style style:name="T119_175" style:family="text"/>
    <style:style style:name="T119_176" style:family="text"/>
    <style:style style:name="T119_177" style:family="text"/>
    <style:style style:name="T119_178" style:family="text"/>
    <style:style style:name="T119_179" style:family="text"/>
    <style:style style:name="T119_180" style:family="text"/>
    <style:style style:name="T119_181" style:family="text"/>
    <style:style style:name="T119_182" style:family="text"/>
    <style:style style:name="T119_183" style:family="text"/>
    <style:style style:name="T119_184" style:family="text"/>
    <style:style style:name="T119_185" style:family="text"/>
    <style:style style:name="T119_186" style:family="text"/>
    <style:style style:name="T119_187" style:family="text"/>
    <style:style style:name="T119_188" style:family="text"/>
    <style:style style:name="T119_189" style:family="text"/>
    <style:style style:name="T119_190" style:family="text"/>
    <style:style style:name="T119_191" style:family="text"/>
    <style:style style:name="T119_192" style:family="text"/>
    <style:style style:name="T119_193" style:family="text"/>
    <style:style style:name="T119_194" style:family="text"/>
    <style:style style:name="T119_195" style:family="text"/>
    <style:style style:name="T119_196" style:family="text"/>
    <style:style style:name="T119_197" style:family="text"/>
    <style:style style:name="T119_198" style:family="text"/>
    <style:style style:name="T119_199" style:family="text"/>
    <style:style style:name="T119_200" style:family="text"/>
    <style:style style:name="T119_201" style:family="text"/>
    <style:style style:name="T119_202" style:family="text"/>
    <style:style style:name="T119_203" style:family="text"/>
    <style:style style:name="T119_204" style:family="text"/>
    <style:style style:name="T119_205" style:family="text"/>
    <style:style style:name="T119_206" style:family="text"/>
    <style:style style:name="T119_207" style:family="text"/>
    <style:style style:name="T119_208" style:family="text"/>
    <style:style style:name="T119_209" style:family="text"/>
    <style:style style:name="T119_210" style:family="text"/>
    <style:style style:name="T119_211" style:family="text"/>
    <style:style style:name="T119_212" style:family="text"/>
    <style:style style:name="T119_213" style:family="text"/>
    <style:style style:name="T119_214" style:family="text"/>
    <style:style style:name="T119_215" style:family="text"/>
    <style:style style:name="T119_216" style:family="text"/>
    <style:style style:name="T119_217" style:family="text"/>
    <style:style style:name="T119_218" style:family="text"/>
    <style:style style:name="T119_219" style:family="text"/>
    <style:style style:name="T119_220" style:family="text"/>
    <style:style style:name="T119_221" style:family="text"/>
    <style:style style:name="T119_222" style:family="text"/>
    <style:style style:name="T119_223" style:family="text"/>
    <style:style style:name="T119_224" style:family="text"/>
    <style:style style:name="T119_225" style:family="text"/>
    <style:style style:name="T119_226" style:family="text"/>
    <style:style style:name="T119_227" style:family="text"/>
    <style:style style:name="T119_228" style:family="text"/>
    <style:style style:name="T119_229" style:family="text"/>
    <style:style style:name="T119_230" style:family="text"/>
    <style:style style:name="T119_231" style:family="text"/>
    <style:style style:name="T119_232" style:family="text"/>
    <style:style style:name="T119_233" style:family="text"/>
    <style:style style:name="T119_234" style:family="text"/>
    <style:style style:name="T119_235" style:family="text"/>
    <style:style style:name="T119_236" style:family="text"/>
    <style:style style:name="T119_237" style:family="text"/>
    <style:style style:name="T119_238" style:family="text"/>
    <style:style style:name="P12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21" style:family="paragraph" style:parent-style-name="Standard">
      <style:paragraph-properties fo:break-before="auto" fo:text-indent="0cm" fo:line-height="100%" style:writing-mode="lr-tb"/>
    </style:style>
    <style:style style:name="T121_1" style:family="text">
      <style:text-properties fo:font-weight="bold" style:font-weight-asian="bold" style:font-weight-complex="bold"/>
    </style:style>
    <style:style style:name="T121_2" style:family="text">
      <style:text-properties fo:font-weight="bold" style:font-weight-asian="bold" style:font-weight-complex="bold"/>
    </style:style>
    <style:style style:name="T121_3" style:family="text">
      <style:text-properties fo:font-weight="bold" style:font-weight-asian="bold" style:font-weight-complex="bold"/>
    </style:style>
    <style:style style:name="P12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T122_89" style:family="text"/>
    <style:style style:name="T122_90" style:family="text"/>
    <style:style style:name="T122_91" style:family="text"/>
    <style:style style:name="T122_92" style:family="text"/>
    <style:style style:name="T122_93" style:family="text"/>
    <style:style style:name="T122_94" style:family="text"/>
    <style:style style:name="T122_95" style:family="text"/>
    <style:style style:name="T122_96" style:family="text"/>
    <style:style style:name="T122_97" style:family="text"/>
    <style:style style:name="T122_98" style:family="text"/>
    <style:style style:name="T122_99" style:family="text"/>
    <style:style style:name="T122_100" style:family="text"/>
    <style:style style:name="T122_101" style:family="text"/>
    <style:style style:name="T122_102" style:family="text"/>
    <style:style style:name="T122_103" style:family="text"/>
    <style:style style:name="T122_104" style:family="text"/>
    <style:style style:name="T122_105" style:family="text"/>
    <style:style style:name="T122_106" style:family="text"/>
    <style:style style:name="T122_107" style:family="text"/>
    <style:style style:name="T122_108" style:family="text"/>
    <style:style style:name="T122_109" style:family="text"/>
    <style:style style:name="T122_110" style:family="text"/>
    <style:style style:name="T122_111" style:family="text"/>
    <style:style style:name="T122_112" style:family="text"/>
    <style:style style:name="T122_113" style:family="text"/>
    <style:style style:name="T122_114" style:family="text"/>
    <style:style style:name="T122_115" style:family="text"/>
    <style:style style:name="T122_116" style:family="text"/>
    <style:style style:name="T122_117" style:family="text"/>
    <style:style style:name="T122_118" style:family="text"/>
    <style:style style:name="T122_119" style:family="text"/>
    <style:style style:name="T122_120" style:family="text"/>
    <style:style style:name="T122_121" style:family="text"/>
    <style:style style:name="T122_122" style:family="text"/>
    <style:style style:name="T122_123" style:family="text"/>
    <style:style style:name="T122_124" style:family="text"/>
    <style:style style:name="T122_125" style:family="text"/>
    <style:style style:name="T122_126" style:family="text"/>
    <style:style style:name="T122_127" style:family="text"/>
    <style:style style:name="T122_128" style:family="text"/>
    <style:style style:name="T122_129" style:family="text"/>
    <style:style style:name="T122_130" style:family="text"/>
    <style:style style:name="T122_131" style:family="text"/>
    <style:style style:name="T122_132" style:family="text"/>
    <style:style style:name="T122_133" style:family="text"/>
    <style:style style:name="T122_134" style:family="text"/>
    <style:style style:name="T122_135" style:family="text"/>
    <style:style style:name="T122_136" style:family="text"/>
    <style:style style:name="T122_137" style:family="text"/>
    <style:style style:name="T122_138" style:family="text"/>
    <style:style style:name="T122_139" style:family="text"/>
    <style:style style:name="T122_140" style:family="text"/>
    <style:style style:name="T122_141" style:family="text"/>
    <style:style style:name="T122_142" style:family="text"/>
    <style:style style:name="T122_143" style:family="text"/>
    <style:style style:name="T122_144" style:family="text"/>
    <style:style style:name="T122_145" style:family="text"/>
    <style:style style:name="T122_146" style:family="text"/>
    <style:style style:name="T122_147" style:family="text"/>
    <style:style style:name="T122_148" style:family="text"/>
    <style:style style:name="T122_149" style:family="text"/>
    <style:style style:name="T122_150" style:family="text"/>
    <style:style style:name="T122_151" style:family="text"/>
    <style:style style:name="T122_152" style:family="text"/>
    <style:style style:name="T122_153" style:family="text"/>
    <style:style style:name="T122_154" style:family="text"/>
    <style:style style:name="T122_155" style:family="text"/>
    <style:style style:name="T122_156" style:family="text"/>
    <style:style style:name="T122_157" style:family="text"/>
    <style:style style:name="T122_158" style:family="text"/>
    <style:style style:name="T122_159" style:family="text"/>
    <style:style style:name="T122_160" style:family="text"/>
    <style:style style:name="T122_161" style:family="text"/>
    <style:style style:name="T122_162" style:family="text"/>
    <style:style style:name="P12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24" style:family="paragraph" style:parent-style-name="Standard">
      <style:paragraph-properties fo:break-before="auto" fo:text-indent="0cm" fo:line-height="100%" style:writing-mode="lr-tb"/>
    </style:style>
    <style:style style:name="T124_1" style:family="text">
      <style:text-properties fo:font-weight="bold" style:font-weight-asian="bold" style:font-weight-complex="bold"/>
    </style:style>
    <style:style style:name="T124_2" style:family="text">
      <style:text-properties fo:font-weight="bold" style:font-weight-asian="bold" style:font-weight-complex="bold"/>
    </style:style>
    <style:style style:name="T124_3" style:family="text">
      <style:text-properties fo:font-weight="bold" style:font-weight-asian="bold" style:font-weight-complex="bold"/>
    </style:style>
    <style:style style:name="T124_4" style:family="text">
      <style:text-properties fo:font-weight="bold" style:font-weight-asian="bold" style:font-weight-complex="bold"/>
    </style:style>
    <style:style style:name="T124_5" style:family="text">
      <style:text-properties fo:font-weight="bold" style:font-weight-asian="bold" style:font-weight-complex="bold"/>
    </style:style>
    <style:style style:name="T124_6" style:family="text">
      <style:text-properties fo:font-weight="bold" style:font-weight-asian="bold" style:font-weight-complex="bold"/>
    </style:style>
    <style:style style:name="T124_7" style:family="text">
      <style:text-properties fo:font-weight="bold" style:font-weight-asian="bold" style:font-weight-complex="bold"/>
    </style:style>
    <style:style style:name="P12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T125_81" style:family="text"/>
    <style:style style:name="T125_82" style:family="text"/>
    <style:style style:name="T125_83" style:family="text"/>
    <style:style style:name="T125_84" style:family="text"/>
    <style:style style:name="T125_85" style:family="text"/>
    <style:style style:name="T125_86" style:family="text"/>
    <style:style style:name="T125_87" style:family="text"/>
    <style:style style:name="T125_88" style:family="text"/>
    <style:style style:name="T125_89" style:family="text"/>
    <style:style style:name="T125_90" style:family="text"/>
    <style:style style:name="T125_91" style:family="text"/>
    <style:style style:name="T125_92" style:family="text"/>
    <style:style style:name="T125_93" style:family="text"/>
    <style:style style:name="T125_94" style:family="text"/>
    <style:style style:name="T125_95" style:family="text"/>
    <style:style style:name="T125_96" style:family="text"/>
    <style:style style:name="T125_97" style:family="text"/>
    <style:style style:name="T125_98" style:family="text"/>
    <style:style style:name="T125_99" style:family="text"/>
    <style:style style:name="T125_100" style:family="text"/>
    <style:style style:name="T125_101" style:family="text"/>
    <style:style style:name="T125_102" style:family="text"/>
    <style:style style:name="T125_103" style:family="text"/>
    <style:style style:name="T125_104" style:family="text"/>
    <style:style style:name="T125_105" style:family="text"/>
    <style:style style:name="T125_106" style:family="text"/>
    <style:style style:name="T125_107" style:family="text"/>
    <style:style style:name="T125_108" style:family="text"/>
    <style:style style:name="T125_109" style:family="text"/>
    <style:style style:name="T125_110" style:family="text"/>
    <style:style style:name="T125_111" style:family="text"/>
    <style:style style:name="T125_112" style:family="text"/>
    <style:style style:name="T125_113" style:family="text"/>
    <style:style style:name="T125_114" style:family="text"/>
    <style:style style:name="T125_115" style:family="text"/>
    <style:style style:name="T125_116" style:family="text"/>
    <style:style style:name="T125_117" style:family="text"/>
    <style:style style:name="T125_118" style:family="text"/>
    <style:style style:name="T125_119" style:family="text"/>
    <style:style style:name="T125_120" style:family="text"/>
    <style:style style:name="T125_121" style:family="text"/>
    <style:style style:name="T125_122" style:family="text"/>
    <style:style style:name="T125_123" style:family="text"/>
    <style:style style:name="T125_124" style:family="text"/>
    <style:style style:name="T125_125" style:family="text"/>
    <style:style style:name="T125_126" style:family="text"/>
    <style:style style:name="T125_127" style:family="text"/>
    <style:style style:name="T125_128" style:family="text"/>
    <style:style style:name="T125_129" style:family="text"/>
    <style:style style:name="T125_130" style:family="text"/>
    <style:style style:name="T125_131" style:family="text"/>
    <style:style style:name="T125_132" style:family="text"/>
    <style:style style:name="T125_133" style:family="text"/>
    <style:style style:name="T125_134" style:family="text"/>
    <style:style style:name="T125_135" style:family="text"/>
    <style:style style:name="T125_136" style:family="text"/>
    <style:style style:name="T125_137" style:family="text"/>
    <style:style style:name="T125_138" style:family="text"/>
    <style:style style:name="T125_139" style:family="text"/>
    <style:style style:name="T125_140" style:family="text"/>
    <style:style style:name="T125_141" style:family="text"/>
    <style:style style:name="T125_142" style:family="text"/>
    <style:style style:name="T125_143" style:family="text"/>
    <style:style style:name="T125_144" style:family="text"/>
    <style:style style:name="T125_145" style:family="text"/>
    <style:style style:name="T125_146" style:family="text"/>
    <style:style style:name="T125_147" style:family="text"/>
    <style:style style:name="T125_148" style:family="text"/>
    <style:style style:name="T125_149" style:family="text"/>
    <style:style style:name="T125_150" style:family="text"/>
    <style:style style:name="T125_151" style:family="text"/>
    <style:style style:name="T125_152" style:family="text"/>
    <style:style style:name="T125_153" style:family="text"/>
    <style:style style:name="T125_154" style:family="text"/>
    <style:style style:name="T125_155" style:family="text"/>
    <style:style style:name="T125_156" style:family="text"/>
    <style:style style:name="T125_157" style:family="text"/>
    <style:style style:name="T125_158" style:family="text"/>
    <style:style style:name="T125_159" style:family="text"/>
    <style:style style:name="T125_160" style:family="text"/>
    <style:style style:name="T125_161" style:family="text"/>
    <style:style style:name="T125_162" style:family="text"/>
    <style:style style:name="T125_163" style:family="text"/>
    <style:style style:name="T125_164" style:family="text"/>
    <style:style style:name="T125_165" style:family="text"/>
    <style:style style:name="T125_166" style:family="text"/>
    <style:style style:name="T125_167" style:family="text"/>
    <style:style style:name="T125_168" style:family="text"/>
    <style:style style:name="T125_169" style:family="text"/>
    <style:style style:name="T125_170" style:family="text"/>
    <style:style style:name="T125_171" style:family="text"/>
    <style:style style:name="T125_172" style:family="text"/>
    <style:style style:name="T125_173" style:family="text"/>
    <style:style style:name="T125_174" style:family="text"/>
    <style:style style:name="T125_175" style:family="text"/>
    <style:style style:name="T125_176" style:family="text"/>
    <style:style style:name="T125_177" style:family="text"/>
    <style:style style:name="T125_178" style:family="text"/>
    <style:style style:name="T125_179" style:family="text"/>
    <style:style style:name="T125_180" style:family="text"/>
    <style:style style:name="T125_181" style:family="text"/>
    <style:style style:name="T125_182" style:family="text"/>
    <style:style style:name="T125_183" style:family="text"/>
    <style:style style:name="T125_184" style:family="text"/>
    <style:style style:name="T125_185" style:family="text"/>
    <style:style style:name="T125_186" style:family="text"/>
    <style:style style:name="T125_187" style:family="text"/>
    <style:style style:name="T125_188" style:family="text"/>
    <style:style style:name="T125_189" style:family="text"/>
    <style:style style:name="T125_190" style:family="text"/>
    <style:style style:name="T125_191" style:family="text"/>
    <style:style style:name="T125_192" style:family="text"/>
    <style:style style:name="T125_193" style:family="text"/>
    <style:style style:name="T125_194" style:family="text"/>
    <style:style style:name="T125_195" style:family="text"/>
    <style:style style:name="T125_196" style:family="text"/>
    <style:style style:name="T125_197" style:family="text"/>
    <style:style style:name="T125_198" style:family="text"/>
    <style:style style:name="T125_199" style:family="text"/>
    <style:style style:name="T125_200" style:family="text"/>
    <style:style style:name="T125_201" style:family="text"/>
    <style:style style:name="T125_202" style:family="text"/>
    <style:style style:name="T125_203" style:family="text"/>
    <style:style style:name="T125_204" style:family="text"/>
    <style:style style:name="T125_205" style:family="text"/>
    <style:style style:name="T125_206" style:family="text"/>
    <style:style style:name="T125_207" style:family="text"/>
    <style:style style:name="T125_208" style:family="text"/>
    <style:style style:name="T125_209" style:family="text"/>
    <style:style style:name="T125_210" style:family="text"/>
    <style:style style:name="T125_211" style:family="text"/>
    <style:style style:name="T125_212" style:family="text"/>
    <style:style style:name="T125_213" style:family="text"/>
    <style:style style:name="T125_214" style:family="text"/>
    <style:style style:name="T125_215" style:family="text"/>
    <style:style style:name="T125_216" style:family="text"/>
    <style:style style:name="T125_217" style:family="text"/>
    <style:style style:name="T125_218" style:family="text"/>
    <style:style style:name="T125_219" style:family="text"/>
    <style:style style:name="T125_220" style:family="text"/>
    <style:style style:name="T125_221" style:family="text"/>
    <style:style style:name="T125_222" style:family="text"/>
    <style:style style:name="T125_223" style:family="text"/>
    <style:style style:name="T125_224" style:family="text"/>
    <style:style style:name="T125_225" style:family="text"/>
    <style:style style:name="T125_226" style:family="text"/>
    <style:style style:name="T125_227" style:family="text"/>
    <style:style style:name="T125_228" style:family="text"/>
    <style:style style:name="T125_229" style:family="text"/>
    <style:style style:name="T125_230" style:family="text"/>
    <style:style style:name="T125_231" style:family="text"/>
    <style:style style:name="T125_232" style:family="text"/>
    <style:style style:name="T125_233" style:family="text"/>
    <style:style style:name="T125_234" style:family="text"/>
    <style:style style:name="T125_235" style:family="text"/>
    <style:style style:name="T125_236" style:family="text"/>
    <style:style style:name="T125_237" style:family="text"/>
    <style:style style:name="T125_238" style:family="text"/>
    <style:style style:name="T125_239" style:family="text"/>
    <style:style style:name="T125_240" style:family="text"/>
    <style:style style:name="T125_241" style:family="text"/>
    <style:style style:name="T125_242" style:family="text"/>
    <style:style style:name="T125_243" style:family="text"/>
    <style:style style:name="T125_244" style:family="text"/>
    <style:style style:name="T125_245" style:family="text"/>
    <style:style style:name="T125_246" style:family="text"/>
    <style:style style:name="T125_247" style:family="text"/>
    <style:style style:name="T125_248" style:family="text"/>
    <style:style style:name="T125_249" style:family="text"/>
    <style:style style:name="T125_250" style:family="text"/>
    <style:style style:name="T125_251" style:family="text"/>
    <style:style style:name="T125_252" style:family="text"/>
    <style:style style:name="T125_253" style:family="text"/>
    <style:style style:name="T125_254" style:family="text"/>
    <style:style style:name="T125_255" style:family="text"/>
    <style:style style:name="T125_256" style:family="text"/>
    <style:style style:name="T125_257" style:family="text"/>
    <style:style style:name="T125_258" style:family="text"/>
    <style:style style:name="T125_259" style:family="text"/>
    <style:style style:name="T125_260" style:family="text"/>
    <style:style style:name="T125_261" style:family="text"/>
    <style:style style:name="T125_262" style:family="text"/>
    <style:style style:name="T125_263" style:family="text"/>
    <style:style style:name="T125_264" style:family="text"/>
    <style:style style:name="T125_265" style:family="text"/>
    <style:style style:name="T125_266" style:family="text"/>
    <style:style style:name="T125_267" style:family="text"/>
    <style:style style:name="T125_268" style:family="text"/>
    <style:style style:name="T125_269" style:family="text"/>
    <style:style style:name="T125_270" style:family="text"/>
    <style:style style:name="T125_271" style:family="text"/>
    <style:style style:name="T125_272" style:family="text"/>
    <style:style style:name="T125_273" style:family="text"/>
    <style:style style:name="T125_274" style:family="text"/>
    <style:style style:name="T125_275" style:family="text"/>
    <style:style style:name="T125_276" style:family="text"/>
    <style:style style:name="T125_277" style:family="text"/>
    <style:style style:name="T125_278" style:family="text"/>
    <style:style style:name="T125_279" style:family="text"/>
    <style:style style:name="T125_280" style:family="text"/>
    <style:style style:name="T125_281" style:family="text"/>
    <style:style style:name="T125_282" style:family="text"/>
    <style:style style:name="T125_283" style:family="text"/>
    <style:style style:name="T125_284" style:family="text"/>
    <style:style style:name="T125_285" style:family="text"/>
    <style:style style:name="T125_286" style:family="text"/>
    <style:style style:name="T125_287" style:family="text"/>
    <style:style style:name="T125_288" style:family="text"/>
    <style:style style:name="T125_289" style:family="text"/>
    <style:style style:name="T125_290" style:family="text"/>
    <style:style style:name="T125_291" style:family="text"/>
    <style:style style:name="T125_292" style:family="text"/>
    <style:style style:name="T125_293" style:family="text"/>
    <style:style style:name="T125_294" style:family="text"/>
    <style:style style:name="T125_295" style:family="text"/>
    <style:style style:name="T125_296" style:family="text"/>
    <style:style style:name="T125_297" style:family="text"/>
    <style:style style:name="T125_298" style:family="text"/>
    <style:style style:name="T125_299" style:family="text"/>
    <style:style style:name="T125_300" style:family="text"/>
    <style:style style:name="T125_301" style:family="text"/>
    <style:style style:name="T125_302" style:family="text"/>
    <style:style style:name="T125_303" style:family="text"/>
    <style:style style:name="T125_304" style:family="text"/>
    <style:style style:name="T125_305" style:family="text"/>
    <style:style style:name="T125_306" style:family="text"/>
    <style:style style:name="T125_307" style:family="text"/>
    <style:style style:name="T125_308" style:family="text"/>
    <style:style style:name="T125_309" style:family="text"/>
    <style:style style:name="T125_310" style:family="text"/>
    <style:style style:name="T125_311" style:family="text"/>
    <style:style style:name="T125_312" style:family="text"/>
    <style:style style:name="T125_313" style:family="text"/>
    <style:style style:name="T125_314" style:family="text"/>
    <style:style style:name="T125_315" style:family="text"/>
    <style:style style:name="T125_316" style:family="text"/>
    <style:style style:name="T125_317" style:family="text"/>
    <style:style style:name="T125_318" style:family="text"/>
    <style:style style:name="T125_319" style:family="text"/>
    <style:style style:name="T125_320" style:family="text"/>
    <style:style style:name="T125_321" style:family="text"/>
    <style:style style:name="T125_322" style:family="text"/>
    <style:style style:name="T125_323" style:family="text"/>
    <style:style style:name="T125_324" style:family="text"/>
    <style:style style:name="T125_325" style:family="text"/>
    <style:style style:name="T125_326" style:family="text"/>
    <style:style style:name="T125_327" style:family="text"/>
    <style:style style:name="T125_328" style:family="text"/>
    <style:style style:name="T125_329" style:family="text"/>
    <style:style style:name="T125_330" style:family="text"/>
    <style:style style:name="T125_331" style:family="text"/>
    <style:style style:name="T125_332" style:family="text"/>
    <style:style style:name="T125_333" style:family="text"/>
    <style:style style:name="T125_334" style:family="text"/>
    <style:style style:name="T125_335" style:family="text"/>
    <style:style style:name="T125_336" style:family="text"/>
    <style:style style:name="P12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27" style:family="paragraph" style:parent-style-name="Standard">
      <style:paragraph-properties fo:break-before="auto" fo:text-indent="0cm" fo:line-height="100%" style:writing-mode="lr-tb"/>
    </style:style>
    <style:style style:name="T127_1" style:family="text">
      <style:text-properties fo:font-weight="bold" style:font-weight-asian="bold" style:font-weight-complex="bold"/>
    </style:style>
    <style:style style:name="T127_2" style:family="text">
      <style:text-properties fo:font-weight="bold" style:font-weight-asian="bold" style:font-weight-complex="bold"/>
    </style:style>
    <style:style style:name="T127_3" style:family="text">
      <style:text-properties fo:font-weight="bold" style:font-weight-asian="bold" style:font-weight-complex="bold"/>
    </style:style>
    <style:style style:name="T127_4" style:family="text">
      <style:text-properties fo:font-weight="bold" style:font-weight-asian="bold" style:font-weight-complex="bold"/>
    </style:style>
    <style:style style:name="T127_5" style:family="text">
      <style:text-properties fo:font-weight="bold" style:font-weight-asian="bold" style:font-weight-complex="bold"/>
    </style:style>
    <style:style style:name="T127_6" style:family="text">
      <style:text-properties fo:font-weight="bold" style:font-weight-asian="bold" style:font-weight-complex="bold"/>
    </style:style>
    <style:style style:name="T127_7" style:family="text">
      <style:text-properties fo:font-weight="bold" style:font-weight-asian="bold" style:font-weight-complex="bold"/>
    </style:style>
    <style:style style:name="T127_8" style:family="text">
      <style:text-properties fo:font-weight="bold" style:font-weight-asian="bold" style:font-weight-complex="bold"/>
    </style:style>
    <style:style style:name="T127_9" style:family="text">
      <style:text-properties fo:font-weight="bold" style:font-weight-asian="bold" style:font-weight-complex="bold"/>
    </style:style>
    <style:style style:name="P12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T128_84" style:family="text"/>
    <style:style style:name="T128_85" style:family="text"/>
    <style:style style:name="T128_86" style:family="text"/>
    <style:style style:name="T128_87" style:family="text"/>
    <style:style style:name="T128_88" style:family="text"/>
    <style:style style:name="T128_89" style:family="text"/>
    <style:style style:name="T128_90" style:family="text"/>
    <style:style style:name="T128_91" style:family="text"/>
    <style:style style:name="T128_92" style:family="text"/>
    <style:style style:name="T128_93" style:family="text"/>
    <style:style style:name="T128_94" style:family="text"/>
    <style:style style:name="T128_95" style:family="text"/>
    <style:style style:name="T128_96" style:family="text"/>
    <style:style style:name="T128_97" style:family="text"/>
    <style:style style:name="T128_98" style:family="text"/>
    <style:style style:name="T128_99" style:family="text"/>
    <style:style style:name="T128_100" style:family="text"/>
    <style:style style:name="T128_101" style:family="text"/>
    <style:style style:name="T128_102" style:family="text"/>
    <style:style style:name="T128_103" style:family="text"/>
    <style:style style:name="T128_104" style:family="text"/>
    <style:style style:name="T128_105" style:family="text"/>
    <style:style style:name="T128_106" style:family="text"/>
    <style:style style:name="T128_107" style:family="text"/>
    <style:style style:name="T128_108" style:family="text"/>
    <style:style style:name="T128_109" style:family="text"/>
    <style:style style:name="T128_110" style:family="text"/>
    <style:style style:name="T128_111" style:family="text"/>
    <style:style style:name="T128_112" style:family="text"/>
    <style:style style:name="T128_113" style:family="text"/>
    <style:style style:name="T128_114" style:family="text"/>
    <style:style style:name="T128_115" style:family="text"/>
    <style:style style:name="T128_116" style:family="text"/>
    <style:style style:name="T128_117" style:family="text"/>
    <style:style style:name="T128_118" style:family="text"/>
    <style:style style:name="T128_119" style:family="text"/>
    <style:style style:name="T128_120" style:family="text"/>
    <style:style style:name="T128_121" style:family="text"/>
    <style:style style:name="T128_122" style:family="text"/>
    <style:style style:name="T128_123" style:family="text"/>
    <style:style style:name="T128_124" style:family="text"/>
    <style:style style:name="T128_125" style:family="text"/>
    <style:style style:name="T128_126" style:family="text"/>
    <style:style style:name="T128_127" style:family="text"/>
    <style:style style:name="T128_128" style:family="text"/>
    <style:style style:name="T128_129" style:family="text"/>
    <style:style style:name="T128_130" style:family="text"/>
    <style:style style:name="T128_131" style:family="text"/>
    <style:style style:name="T128_132" style:family="text"/>
    <style:style style:name="T128_133" style:family="text"/>
    <style:style style:name="T128_134" style:family="text"/>
    <style:style style:name="T128_135" style:family="text"/>
    <style:style style:name="T128_136" style:family="text"/>
    <style:style style:name="T128_137" style:family="text"/>
    <style:style style:name="T128_138" style:family="text"/>
    <style:style style:name="T128_139" style:family="text"/>
    <style:style style:name="T128_140" style:family="text"/>
    <style:style style:name="T128_141" style:family="text"/>
    <style:style style:name="T128_142" style:family="text"/>
    <style:style style:name="T128_143" style:family="text"/>
    <style:style style:name="T128_144" style:family="text"/>
    <style:style style:name="T128_145" style:family="text"/>
    <style:style style:name="T128_146" style:family="text"/>
    <style:style style:name="T128_147" style:family="text"/>
    <style:style style:name="T128_148" style:family="text"/>
    <style:style style:name="T128_149" style:family="text"/>
    <style:style style:name="T128_150" style:family="text"/>
    <style:style style:name="T128_151" style:family="text"/>
    <style:style style:name="T128_152" style:family="text"/>
    <style:style style:name="T128_153" style:family="text"/>
    <style:style style:name="T128_154" style:family="text"/>
    <style:style style:name="T128_155" style:family="text"/>
    <style:style style:name="T128_156" style:family="text"/>
    <style:style style:name="T128_157" style:family="text"/>
    <style:style style:name="T128_158" style:family="text"/>
    <style:style style:name="T128_159" style:family="text"/>
    <style:style style:name="T128_160" style:family="text"/>
    <style:style style:name="T128_161" style:family="text"/>
    <style:style style:name="T128_162" style:family="text"/>
    <style:style style:name="T128_163" style:family="text"/>
    <style:style style:name="T128_164" style:family="text"/>
    <style:style style:name="T128_165" style:family="text"/>
    <style:style style:name="T128_166" style:family="text"/>
    <style:style style:name="T128_167" style:family="text"/>
    <style:style style:name="T128_168" style:family="text"/>
    <style:style style:name="T128_169" style:family="text"/>
    <style:style style:name="T128_170" style:family="text"/>
    <style:style style:name="T128_171" style:family="text"/>
    <style:style style:name="T128_172" style:family="text"/>
    <style:style style:name="T128_173" style:family="text"/>
    <style:style style:name="T128_174" style:family="text"/>
    <style:style style:name="P12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30" style:family="paragraph" style:parent-style-name="Standard">
      <style:paragraph-properties fo:break-before="auto" fo:text-indent="0cm" fo:line-height="100%" style:writing-mode="lr-tb"/>
    </style:style>
    <style:style style:name="T130_1" style:family="text">
      <style:text-properties fo:font-weight="bold" style:font-weight-asian="bold" style:font-weight-complex="bold"/>
    </style:style>
    <style:style style:name="T130_2" style:family="text">
      <style:text-properties fo:font-weight="bold" style:font-weight-asian="bold" style:font-weight-complex="bold"/>
    </style:style>
    <style:style style:name="T130_3" style:family="text">
      <style:text-properties fo:font-weight="bold" style:font-weight-asian="bold" style:font-weight-complex="bold"/>
    </style:style>
    <style:style style:name="T130_4" style:family="text">
      <style:text-properties fo:font-weight="bold" style:font-weight-asian="bold" style:font-weight-complex="bold"/>
    </style:style>
    <style:style style:name="T130_5" style:family="text">
      <style:text-properties fo:font-weight="bold" style:font-weight-asian="bold" style:font-weight-complex="bold"/>
    </style:style>
    <style:style style:name="T130_6" style:family="text">
      <style:text-properties fo:font-weight="bold" style:font-weight-asian="bold" style:font-weight-complex="bold"/>
    </style:style>
    <style:style style:name="T130_7" style:family="text">
      <style:text-properties fo:font-weight="bold" style:font-weight-asian="bold" style:font-weight-complex="bold"/>
    </style:style>
    <style:style style:name="P13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P13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P13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T133_89" style:family="text"/>
    <style:style style:name="T133_90" style:family="text"/>
    <style:style style:name="T133_91" style:family="text"/>
    <style:style style:name="T133_92" style:family="text"/>
    <style:style style:name="T133_93" style:family="text"/>
    <style:style style:name="T133_94" style:family="text"/>
    <style:style style:name="T133_95" style:family="text"/>
    <style:style style:name="T133_96" style:family="text"/>
    <style:style style:name="T133_97" style:family="text"/>
    <style:style style:name="T133_98" style:family="text"/>
    <style:style style:name="T133_99" style:family="text"/>
    <style:style style:name="T133_100" style:family="text"/>
    <style:style style:name="T133_101" style:family="text"/>
    <style:style style:name="T133_102" style:family="text"/>
    <style:style style:name="T133_103" style:family="text"/>
    <style:style style:name="T133_104" style:family="text"/>
    <style:style style:name="T133_105" style:family="text"/>
    <style:style style:name="T133_106" style:family="text"/>
    <style:style style:name="T133_107" style:family="text"/>
    <style:style style:name="T133_108" style:family="text"/>
    <style:style style:name="T133_109" style:family="text"/>
    <style:style style:name="T133_110" style:family="text"/>
    <style:style style:name="T133_111" style:family="text"/>
    <style:style style:name="T133_112" style:family="text"/>
    <style:style style:name="T133_113" style:family="text"/>
    <style:style style:name="T133_114" style:family="text"/>
    <style:style style:name="T133_115" style:family="text"/>
    <style:style style:name="T133_116" style:family="text"/>
    <style:style style:name="T133_117" style:family="text"/>
    <style:style style:name="T133_118" style:family="text"/>
    <style:style style:name="T133_119" style:family="text"/>
    <style:style style:name="T133_120" style:family="text"/>
    <style:style style:name="T133_121" style:family="text"/>
    <style:style style:name="T133_122" style:family="text"/>
    <style:style style:name="T133_123" style:family="text"/>
    <style:style style:name="T133_124" style:family="text"/>
    <style:style style:name="T133_125" style:family="text"/>
    <style:style style:name="T133_126" style:family="text"/>
    <style:style style:name="T133_127" style:family="text"/>
    <style:style style:name="T133_128" style:family="text"/>
    <style:style style:name="T133_129" style:family="text"/>
    <style:style style:name="T133_130" style:family="text"/>
    <style:style style:name="P134" style:family="paragraph" style:parent-style-name="Standard">
      <style:paragraph-properties fo:break-before="auto" fo:text-indent="0cm" fo:line-height="100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T134_93" style:family="text"/>
    <style:style style:name="T134_94" style:family="text"/>
    <style:style style:name="T134_95" style:family="text"/>
    <style:style style:name="T134_96" style:family="text"/>
    <style:style style:name="T134_97" style:family="text"/>
    <style:style style:name="T134_98" style:family="text"/>
    <style:style style:name="T134_99" style:family="text"/>
    <style:style style:name="T134_100" style:family="text"/>
    <style:style style:name="T134_101" style:family="text"/>
    <style:style style:name="T134_102" style:family="text"/>
    <style:style style:name="T134_103" style:family="text"/>
    <style:style style:name="T134_104" style:family="text"/>
    <style:style style:name="T134_105" style:family="text"/>
    <style:style style:name="T134_106" style:family="text"/>
    <style:style style:name="T134_107" style:family="text"/>
    <style:style style:name="T134_108" style:family="text"/>
    <style:style style:name="T134_109" style:family="text"/>
    <style:style style:name="T134_110" style:family="text"/>
    <style:style style:name="T134_111" style:family="text"/>
    <style:style style:name="T134_112" style:family="text"/>
    <style:style style:name="T134_113" style:family="text"/>
    <style:style style:name="T134_114" style:family="text"/>
    <style:style style:name="T134_115" style:family="text"/>
    <style:style style:name="T134_116" style:family="text"/>
    <style:style style:name="T134_117" style:family="text"/>
    <style:style style:name="T134_118" style:family="text"/>
    <style:style style:name="T134_119" style:family="text"/>
    <style:style style:name="T134_120" style:family="text"/>
    <style:style style:name="T134_121" style:family="text"/>
    <style:style style:name="T134_122" style:family="text"/>
    <style:style style:name="T134_123" style:family="text"/>
    <style:style style:name="T134_124" style:family="text"/>
    <style:style style:name="T134_125" style:family="text"/>
    <style:style style:name="T134_126" style:family="text"/>
    <style:style style:name="T134_127" style:family="text"/>
    <style:style style:name="T134_128" style:family="text"/>
    <style:style style:name="T134_129" style:family="text"/>
    <style:style style:name="T134_130" style:family="text"/>
    <style:style style:name="T134_131" style:family="text"/>
    <style:style style:name="T134_132" style:family="text"/>
    <style:style style:name="T134_133" style:family="text"/>
    <style:style style:name="T134_134" style:family="text"/>
    <style:style style:name="T134_135" style:family="text"/>
    <style:style style:name="T134_136" style:family="text"/>
    <style:style style:name="T134_137" style:family="text"/>
    <style:style style:name="T134_138" style:family="text"/>
    <style:style style:name="T134_139" style:family="text"/>
    <style:style style:name="T134_140" style:family="text"/>
    <style:style style:name="T134_141" style:family="text"/>
    <style:style style:name="T134_142" style:family="text"/>
    <style:style style:name="T134_143" style:family="text"/>
    <style:style style:name="T134_144" style:family="text"/>
    <style:style style:name="T134_145" style:family="text"/>
    <style:style style:name="T134_146" style:family="text"/>
    <style:style style:name="T134_147" style:family="text"/>
    <style:style style:name="T134_148" style:family="text"/>
    <style:style style:name="T134_149" style:family="text"/>
    <style:style style:name="T134_150" style:family="text"/>
    <style:style style:name="T134_151" style:family="text"/>
    <style:style style:name="T134_152" style:family="text"/>
    <style:style style:name="T134_153" style:family="text"/>
    <style:style style:name="T134_154" style:family="text"/>
    <style:style style:name="T134_155" style:family="text"/>
    <style:style style:name="T134_156" style:family="text"/>
    <style:style style:name="T134_157" style:family="text"/>
    <style:style style:name="T134_158" style:family="text"/>
    <style:style style:name="T134_159" style:family="text"/>
    <style:style style:name="T134_160" style:family="text"/>
    <style:style style:name="T134_161" style:family="text"/>
    <style:style style:name="T134_162" style:family="text"/>
    <style:style style:name="T134_163" style:family="text"/>
    <style:style style:name="T134_164" style:family="text"/>
    <style:style style:name="T134_165" style:family="text"/>
    <style:style style:name="T134_166" style:family="text"/>
    <style:style style:name="T134_167" style:family="text"/>
    <style:style style:name="T134_168" style:family="text"/>
    <style:style style:name="T134_169" style:family="text"/>
    <style:style style:name="T134_170" style:family="text"/>
    <style:style style:name="T134_171" style:family="text"/>
    <style:style style:name="T134_172" style:family="text"/>
    <style:style style:name="T134_173" style:family="text"/>
    <style:style style:name="T134_174" style:family="text"/>
    <style:style style:name="T134_175" style:family="text"/>
    <style:style style:name="T134_176" style:family="text"/>
    <style:style style:name="T134_177" style:family="text"/>
    <style:style style:name="T134_178" style:family="text"/>
    <style:style style:name="T134_179" style:family="text"/>
    <style:style style:name="T134_180" style:family="text"/>
    <style:style style:name="T134_181" style:family="text"/>
    <style:style style:name="T134_182" style:family="text"/>
    <style:style style:name="T134_183" style:family="text"/>
    <style:style style:name="T134_184" style:family="text"/>
    <style:style style:name="T134_185" style:family="text"/>
    <style:style style:name="T134_186" style:family="text"/>
    <style:style style:name="T134_187" style:family="text"/>
    <style:style style:name="T134_188" style:family="text"/>
    <style:style style:name="T134_189" style:family="text"/>
    <style:style style:name="T134_190" style:family="text"/>
    <style:style style:name="T134_191" style:family="text"/>
    <style:style style:name="T134_192" style:family="text"/>
    <style:style style:name="T134_193" style:family="text"/>
    <style:style style:name="T134_194" style:family="text"/>
    <style:style style:name="P13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P13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/>
    <style:style style:name="T136_62" style:family="text"/>
    <style:style style:name="T136_63" style:family="text"/>
    <style:style style:name="T136_64" style:family="text"/>
    <style:style style:name="T136_65" style:family="text"/>
    <style:style style:name="T136_66" style:family="text"/>
    <style:style style:name="P13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T137_59" style:family="text"/>
    <style:style style:name="T137_60" style:family="text"/>
    <style:style style:name="T137_61" style:family="text"/>
    <style:style style:name="T137_62" style:family="text"/>
    <style:style style:name="T137_63" style:family="text"/>
    <style:style style:name="T137_64" style:family="text"/>
    <style:style style:name="T137_65" style:family="text"/>
    <style:style style:name="T137_66" style:family="text"/>
    <style:style style:name="T137_67" style:family="text"/>
    <style:style style:name="T137_68" style:family="text"/>
    <style:style style:name="T137_69" style:family="text"/>
    <style:style style:name="T137_70" style:family="text"/>
    <style:style style:name="T137_71" style:family="text"/>
    <style:style style:name="T137_72" style:family="text"/>
    <style:style style:name="T137_73" style:family="text"/>
    <style:style style:name="T137_74" style:family="text"/>
    <style:style style:name="T137_75" style:family="text"/>
    <style:style style:name="T137_76" style:family="text"/>
    <style:style style:name="T137_77" style:family="text"/>
    <style:style style:name="T137_78" style:family="text"/>
    <style:style style:name="T137_79" style:family="text"/>
    <style:style style:name="T137_80" style:family="text"/>
    <style:style style:name="T137_81" style:family="text"/>
    <style:style style:name="T137_82" style:family="text"/>
    <style:style style:name="T137_83" style:family="text"/>
    <style:style style:name="T137_84" style:family="text"/>
    <style:style style:name="T137_85" style:family="text"/>
    <style:style style:name="T137_86" style:family="text"/>
    <style:style style:name="T137_87" style:family="text"/>
    <style:style style:name="T137_88" style:family="text"/>
    <style:style style:name="T137_89" style:family="text"/>
    <style:style style:name="T137_90" style:family="text"/>
    <style:style style:name="T137_91" style:family="text"/>
    <style:style style:name="T137_92" style:family="text"/>
    <style:style style:name="T137_93" style:family="text"/>
    <style:style style:name="T137_94" style:family="text"/>
    <style:style style:name="T137_95" style:family="text"/>
    <style:style style:name="T137_96" style:family="text"/>
    <style:style style:name="P13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39" style:family="paragraph" style:parent-style-name="Standard">
      <style:paragraph-properties fo:break-before="auto" fo:text-indent="0cm" fo:line-height="100%" style:writing-mode="lr-tb"/>
    </style:style>
    <style:style style:name="T139_1" style:family="text">
      <style:text-properties fo:font-weight="bold" style:font-weight-asian="bold" style:font-weight-complex="bold"/>
    </style:style>
    <style:style style:name="T139_2" style:family="text">
      <style:text-properties fo:font-weight="bold" style:font-weight-asian="bold" style:font-weight-complex="bold"/>
    </style:style>
    <style:style style:name="T139_3" style:family="text">
      <style:text-properties fo:font-weight="bold" style:font-weight-asian="bold" style:font-weight-complex="bold"/>
    </style:style>
    <style:style style:name="T139_4" style:family="text">
      <style:text-properties fo:font-weight="bold" style:font-weight-asian="bold" style:font-weight-complex="bold"/>
    </style:style>
    <style:style style:name="T139_5" style:family="text">
      <style:text-properties fo:font-weight="bold" style:font-weight-asian="bold" style:font-weight-complex="bold"/>
    </style:style>
    <style:style style:name="T139_6" style:family="text">
      <style:text-properties fo:font-weight="bold" style:font-weight-asian="bold" style:font-weight-complex="bold"/>
    </style:style>
    <style:style style:name="T139_7" style:family="text">
      <style:text-properties fo:font-weight="bold" style:font-weight-asian="bold" style:font-weight-complex="bold"/>
    </style:style>
    <style:style style:name="P14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P14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T141_58" style:family="text"/>
    <style:style style:name="T141_59" style:family="text"/>
    <style:style style:name="T141_60" style:family="text"/>
    <style:style style:name="T141_61" style:family="text"/>
    <style:style style:name="T141_62" style:family="text"/>
    <style:style style:name="T141_63" style:family="text"/>
    <style:style style:name="T141_64" style:family="text"/>
    <style:style style:name="T141_65" style:family="text"/>
    <style:style style:name="T141_66" style:family="text"/>
    <style:style style:name="T141_67" style:family="text"/>
    <style:style style:name="T141_68" style:family="text"/>
    <style:style style:name="T141_69" style:family="text"/>
    <style:style style:name="T141_70" style:family="text"/>
    <style:style style:name="T141_71" style:family="text"/>
    <style:style style:name="T141_72" style:family="text"/>
    <style:style style:name="T141_73" style:family="text"/>
    <style:style style:name="T141_74" style:family="text"/>
    <style:style style:name="T141_75" style:family="text"/>
    <style:style style:name="T141_76" style:family="text"/>
    <style:style style:name="T141_77" style:family="text"/>
    <style:style style:name="T141_78" style:family="text"/>
    <style:style style:name="T141_79" style:family="text"/>
    <style:style style:name="T141_80" style:family="text"/>
    <style:style style:name="T141_81" style:family="text"/>
    <style:style style:name="T141_82" style:family="text"/>
    <style:style style:name="T141_83" style:family="text"/>
    <style:style style:name="T141_84" style:family="text"/>
    <style:style style:name="T141_85" style:family="text"/>
    <style:style style:name="T141_86" style:family="text"/>
    <style:style style:name="T141_87" style:family="text"/>
    <style:style style:name="T141_88" style:family="text"/>
    <style:style style:name="P14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P14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P14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P14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T145_45" style:family="text"/>
    <style:style style:name="T145_46" style:family="text"/>
    <style:style style:name="T145_47" style:family="text"/>
    <style:style style:name="T145_48" style:family="text"/>
    <style:style style:name="T145_49" style:family="text"/>
    <style:style style:name="T145_50" style:family="text"/>
    <style:style style:name="T145_51" style:family="text"/>
    <style:style style:name="T145_52" style:family="text"/>
    <style:style style:name="T145_53" style:family="text"/>
    <style:style style:name="T145_54" style:family="text"/>
    <style:style style:name="T145_55" style:family="text"/>
    <style:style style:name="T145_56" style:family="text"/>
    <style:style style:name="T145_57" style:family="text"/>
    <style:style style:name="T145_58" style:family="text"/>
    <style:style style:name="P14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P14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P14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T148_65" style:family="text"/>
    <style:style style:name="T148_66" style:family="text"/>
    <style:style style:name="T148_67" style:family="text"/>
    <style:style style:name="T148_68" style:family="text"/>
    <style:style style:name="T148_69" style:family="text"/>
    <style:style style:name="T148_70" style:family="text"/>
    <style:style style:name="T148_71" style:family="text"/>
    <style:style style:name="T148_72" style:family="text"/>
    <style:style style:name="T148_73" style:family="text"/>
    <style:style style:name="T148_74" style:family="text"/>
    <style:style style:name="T148_75" style:family="text"/>
    <style:style style:name="T148_76" style:family="text"/>
    <style:style style:name="T148_77" style:family="text"/>
    <style:style style:name="T148_78" style:family="text"/>
    <style:style style:name="T148_79" style:family="text"/>
    <style:style style:name="T148_80" style:family="text"/>
    <style:style style:name="T148_81" style:family="text"/>
    <style:style style:name="T148_82" style:family="text"/>
    <style:style style:name="T148_83" style:family="text"/>
    <style:style style:name="T148_84" style:family="text"/>
    <style:style style:name="T148_85" style:family="text"/>
    <style:style style:name="T148_86" style:family="text"/>
    <style:style style:name="T148_87" style:family="text"/>
    <style:style style:name="T148_88" style:family="text"/>
    <style:style style:name="T148_89" style:family="text"/>
    <style:style style:name="T148_90" style:family="text"/>
    <style:style style:name="T148_91" style:family="text"/>
    <style:style style:name="T148_92" style:family="text"/>
    <style:style style:name="T148_93" style:family="text"/>
    <style:style style:name="T148_94" style:family="text"/>
    <style:style style:name="T148_95" style:family="text"/>
    <style:style style:name="T148_96" style:family="text"/>
    <style:style style:name="T148_97" style:family="text"/>
    <style:style style:name="T148_98" style:family="text"/>
    <style:style style:name="T148_99" style:family="text"/>
    <style:style style:name="T148_100" style:family="text"/>
    <style:style style:name="T148_101" style:family="text"/>
    <style:style style:name="T148_102" style:family="text"/>
    <style:style style:name="P14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50" style:family="paragraph" style:parent-style-name="Standard">
      <style:paragraph-properties fo:break-before="auto" fo:text-indent="0cm" fo:line-height="100%" style:writing-mode="lr-tb"/>
    </style:style>
    <style:style style:name="T150_1" style:family="text">
      <style:text-properties fo:font-weight="bold" style:font-weight-asian="bold" style:font-weight-complex="bold"/>
    </style:style>
    <style:style style:name="T150_2" style:family="text">
      <style:text-properties fo:font-weight="bold" style:font-weight-asian="bold" style:font-weight-complex="bold"/>
    </style:style>
    <style:style style:name="T150_3" style:family="text">
      <style:text-properties fo:font-weight="bold" style:font-weight-asian="bold" style:font-weight-complex="bold"/>
    </style:style>
    <style:style style:name="P15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T151_60" style:family="text"/>
    <style:style style:name="T151_61" style:family="text"/>
    <style:style style:name="T151_62" style:family="text"/>
    <style:style style:name="T151_63" style:family="text"/>
    <style:style style:name="T151_64" style:family="text"/>
    <style:style style:name="T151_65" style:family="text"/>
    <style:style style:name="T151_66" style:family="text"/>
    <style:style style:name="T151_67" style:family="text"/>
    <style:style style:name="T151_68" style:family="text"/>
    <style:style style:name="T151_69" style:family="text"/>
    <style:style style:name="T151_70" style:family="text"/>
    <style:style style:name="T151_71" style:family="text"/>
    <style:style style:name="T151_72" style:family="text"/>
    <style:style style:name="T151_73" style:family="text"/>
    <style:style style:name="T151_74" style:family="text"/>
    <style:style style:name="T151_75" style:family="text"/>
    <style:style style:name="T151_76" style:family="text"/>
    <style:style style:name="T151_77" style:family="text"/>
    <style:style style:name="T151_78" style:family="text"/>
    <style:style style:name="T151_79" style:family="text"/>
    <style:style style:name="T151_80" style:family="text"/>
    <style:style style:name="T151_81" style:family="text"/>
    <style:style style:name="T151_82" style:family="text"/>
    <style:style style:name="T151_83" style:family="text"/>
    <style:style style:name="T151_84" style:family="text"/>
    <style:style style:name="T151_85" style:family="text"/>
    <style:style style:name="T151_86" style:family="text"/>
    <style:style style:name="T151_87" style:family="text"/>
    <style:style style:name="T151_88" style:family="text"/>
    <style:style style:name="T151_89" style:family="text"/>
    <style:style style:name="T151_90" style:family="text"/>
    <style:style style:name="T151_91" style:family="text"/>
    <style:style style:name="T151_92" style:family="text"/>
    <style:style style:name="T151_93" style:family="text"/>
    <style:style style:name="T151_94" style:family="text"/>
    <style:style style:name="T151_95" style:family="text"/>
    <style:style style:name="T151_96" style:family="text"/>
    <style:style style:name="T151_97" style:family="text"/>
    <style:style style:name="T151_98" style:family="text"/>
    <style:style style:name="T151_99" style:family="text"/>
    <style:style style:name="T151_100" style:family="text"/>
    <style:style style:name="T151_101" style:family="text"/>
    <style:style style:name="T151_102" style:family="text"/>
    <style:style style:name="T151_103" style:family="text"/>
    <style:style style:name="T151_104" style:family="text"/>
    <style:style style:name="T151_105" style:family="text"/>
    <style:style style:name="T151_106" style:family="text"/>
    <style:style style:name="T151_107" style:family="text"/>
    <style:style style:name="T151_108" style:family="text"/>
    <style:style style:name="T151_109" style:family="text"/>
    <style:style style:name="T151_110" style:family="text"/>
    <style:style style:name="T151_111" style:family="text"/>
    <style:style style:name="T151_112" style:family="text"/>
    <style:style style:name="T151_113" style:family="text"/>
    <style:style style:name="T151_114" style:family="text"/>
    <style:style style:name="T151_115" style:family="text"/>
    <style:style style:name="T151_116" style:family="text"/>
    <style:style style:name="T151_117" style:family="text"/>
    <style:style style:name="T151_118" style:family="text"/>
    <style:style style:name="T151_119" style:family="text"/>
    <style:style style:name="T151_120" style:family="text"/>
    <style:style style:name="T151_121" style:family="text"/>
    <style:style style:name="T151_122" style:family="text"/>
    <style:style style:name="T151_123" style:family="text"/>
    <style:style style:name="T151_124" style:family="text"/>
    <style:style style:name="T151_125" style:family="text"/>
    <style:style style:name="T151_126" style:family="text"/>
    <style:style style:name="T151_127" style:family="text"/>
    <style:style style:name="T151_128" style:family="text"/>
    <style:style style:name="T151_129" style:family="text"/>
    <style:style style:name="T151_130" style:family="text"/>
    <style:style style:name="T151_131" style:family="text"/>
    <style:style style:name="T151_132" style:family="text"/>
    <style:style style:name="T151_133" style:family="text"/>
    <style:style style:name="T151_134" style:family="text"/>
    <style:style style:name="T151_135" style:family="text"/>
    <style:style style:name="T151_136" style:family="text"/>
    <style:style style:name="T151_137" style:family="text"/>
    <style:style style:name="T151_138" style:family="text"/>
    <style:style style:name="T151_139" style:family="text"/>
    <style:style style:name="T151_140" style:family="text"/>
    <style:style style:name="T151_141" style:family="text"/>
    <style:style style:name="T151_142" style:family="text"/>
    <style:style style:name="T151_143" style:family="text"/>
    <style:style style:name="T151_144" style:family="text"/>
    <style:style style:name="T151_145" style:family="text"/>
    <style:style style:name="T151_146" style:family="text"/>
    <style:style style:name="T151_147" style:family="text"/>
    <style:style style:name="T151_148" style:family="text"/>
    <style:style style:name="P15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53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53_1" style:family="text">
      <style:text-properties fo:font-size="14pt" style:font-size-asian="14pt" style:font-size-complex="14pt" fo:font-weight="bold" style:font-weight-asian="bold" style:font-weight-complex="bold"/>
    </style:style>
    <style:style style:name="T153_2" style:family="text">
      <style:text-properties fo:font-size="14pt" style:font-size-asian="14pt" style:font-size-complex="14pt" fo:font-weight="bold" style:font-weight-asian="bold" style:font-weight-complex="bold"/>
    </style:style>
    <style:style style:name="T153_3" style:family="text">
      <style:text-properties fo:font-size="14pt" style:font-size-asian="14pt" style:font-size-complex="14pt" fo:font-weight="bold" style:font-weight-asian="bold" style:font-weight-complex="bold"/>
    </style:style>
    <style:style style:name="P154" style:family="paragraph" style:parent-style-name="Standard">
      <style:paragraph-properties fo:break-before="auto" fo:text-indent="0cm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55" style:family="paragraph" style:parent-style-name="Standard">
      <style:paragraph-properties fo:break-before="auto" fo:text-indent="0cm" fo:line-height="100%" style:writing-mode="lr-tb"/>
    </style:style>
    <style:style style:name="T155_1" style:family="text">
      <style:text-properties fo:font-weight="bold" style:font-weight-asian="bold" style:font-weight-complex="bold"/>
    </style:style>
    <style:style style:name="T155_2" style:family="text">
      <style:text-properties fo:font-weight="bold" style:font-weight-asian="bold" style:font-weight-complex="bold"/>
    </style:style>
    <style:style style:name="T155_3" style:family="text">
      <style:text-properties fo:font-weight="bold" style:font-weight-asian="bold" style:font-weight-complex="bold"/>
    </style:style>
    <style:style style:name="T155_4" style:family="text">
      <style:text-properties fo:font-weight="bold" style:font-weight-asian="bold" style:font-weight-complex="bold"/>
    </style:style>
    <style:style style:name="T155_5" style:family="text">
      <style:text-properties fo:font-weight="bold" style:font-weight-asian="bold" style:font-weight-complex="bold"/>
    </style:style>
    <style:style style:name="P15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T156_47" style:family="text"/>
    <style:style style:name="T156_48" style:family="text"/>
    <style:style style:name="T156_49" style:family="text"/>
    <style:style style:name="T156_50" style:family="text"/>
    <style:style style:name="T156_51" style:family="text"/>
    <style:style style:name="T156_52" style:family="text"/>
    <style:style style:name="T156_53" style:family="text"/>
    <style:style style:name="T156_54" style:family="text"/>
    <style:style style:name="T156_55" style:family="text"/>
    <style:style style:name="T156_56" style:family="text"/>
    <style:style style:name="T156_57" style:family="text"/>
    <style:style style:name="T156_58" style:family="text"/>
    <style:style style:name="T156_59" style:family="text"/>
    <style:style style:name="T156_60" style:family="text"/>
    <style:style style:name="T156_61" style:family="text"/>
    <style:style style:name="T156_62" style:family="text"/>
    <style:style style:name="T156_63" style:family="text"/>
    <style:style style:name="T156_64" style:family="text"/>
    <style:style style:name="T156_65" style:family="text"/>
    <style:style style:name="T156_66" style:family="text"/>
    <style:style style:name="T156_67" style:family="text"/>
    <style:style style:name="T156_68" style:family="text"/>
    <style:style style:name="T156_69" style:family="text"/>
    <style:style style:name="T156_70" style:family="text"/>
    <style:style style:name="T156_71" style:family="text"/>
    <style:style style:name="T156_72" style:family="text"/>
    <style:style style:name="T156_73" style:family="text"/>
    <style:style style:name="T156_74" style:family="text"/>
    <style:style style:name="T156_75" style:family="text"/>
    <style:style style:name="T156_76" style:family="text"/>
    <style:style style:name="T156_77" style:family="text"/>
    <style:style style:name="T156_78" style:family="text"/>
    <style:style style:name="T156_79" style:family="text"/>
    <style:style style:name="T156_80" style:family="text"/>
    <style:style style:name="T156_81" style:family="text"/>
    <style:style style:name="T156_82" style:family="text"/>
    <style:style style:name="T156_83" style:family="text"/>
    <style:style style:name="T156_84" style:family="text"/>
    <style:style style:name="T156_85" style:family="text"/>
    <style:style style:name="T156_86" style:family="text"/>
    <style:style style:name="T156_87" style:family="text"/>
    <style:style style:name="T156_88" style:family="text"/>
    <style:style style:name="T156_89" style:family="text"/>
    <style:style style:name="T156_90" style:family="text"/>
    <style:style style:name="T156_91" style:family="text"/>
    <style:style style:name="T156_92" style:family="text"/>
    <style:style style:name="T156_93" style:family="text"/>
    <style:style style:name="T156_94" style:family="text"/>
    <style:style style:name="T156_95" style:family="text"/>
    <style:style style:name="T156_96" style:family="text"/>
    <style:style style:name="T156_97" style:family="text"/>
    <style:style style:name="T156_98" style:family="text"/>
    <style:style style:name="T156_99" style:family="text"/>
    <style:style style:name="T156_100" style:family="text"/>
    <style:style style:name="T156_101" style:family="text"/>
    <style:style style:name="T156_102" style:family="text"/>
    <style:style style:name="T156_103" style:family="text"/>
    <style:style style:name="T156_104" style:family="text"/>
    <style:style style:name="T156_105" style:family="text"/>
    <style:style style:name="T156_106" style:family="text"/>
    <style:style style:name="T156_107" style:family="text"/>
    <style:style style:name="T156_108" style:family="text"/>
    <style:style style:name="T156_109" style:family="text"/>
    <style:style style:name="T156_110" style:family="text"/>
    <style:style style:name="T156_111" style:family="text"/>
    <style:style style:name="T156_112" style:family="text"/>
    <style:style style:name="T156_113" style:family="text"/>
    <style:style style:name="T156_114" style:family="text"/>
    <style:style style:name="T156_115" style:family="text"/>
    <style:style style:name="T156_116" style:family="text"/>
    <style:style style:name="T156_117" style:family="text"/>
    <style:style style:name="T156_118" style:family="text"/>
    <style:style style:name="T156_119" style:family="text"/>
    <style:style style:name="T156_120" style:family="text"/>
    <style:style style:name="T156_121" style:family="text"/>
    <style:style style:name="T156_122" style:family="text"/>
    <style:style style:name="T156_123" style:family="text"/>
    <style:style style:name="T156_124" style:family="text"/>
    <style:style style:name="P15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T157_49" style:family="text"/>
    <style:style style:name="T157_50" style:family="text"/>
    <style:style style:name="T157_51" style:family="text"/>
    <style:style style:name="T157_52" style:family="text"/>
    <style:style style:name="T157_53" style:family="text"/>
    <style:style style:name="T157_54" style:family="text"/>
    <style:style style:name="T157_55" style:family="text"/>
    <style:style style:name="T157_56" style:family="text"/>
    <style:style style:name="T157_57" style:family="text"/>
    <style:style style:name="T157_58" style:family="text"/>
    <style:style style:name="T157_59" style:family="text"/>
    <style:style style:name="T157_60" style:family="text"/>
    <style:style style:name="T157_61" style:family="text"/>
    <style:style style:name="T157_62" style:family="text"/>
    <style:style style:name="T157_63" style:family="text"/>
    <style:style style:name="T157_64" style:family="text"/>
    <style:style style:name="T157_65" style:family="text"/>
    <style:style style:name="T157_66" style:family="text"/>
    <style:style style:name="T157_67" style:family="text"/>
    <style:style style:name="T157_68" style:family="text"/>
    <style:style style:name="T157_69" style:family="text"/>
    <style:style style:name="T157_70" style:family="text"/>
    <style:style style:name="T157_71" style:family="text"/>
    <style:style style:name="T157_72" style:family="text"/>
    <style:style style:name="T157_73" style:family="text"/>
    <style:style style:name="T157_74" style:family="text"/>
    <style:style style:name="T157_75" style:family="text"/>
    <style:style style:name="T157_76" style:family="text"/>
    <style:style style:name="T157_77" style:family="text"/>
    <style:style style:name="T157_78" style:family="text"/>
    <style:style style:name="T157_79" style:family="text"/>
    <style:style style:name="T157_80" style:family="text"/>
    <style:style style:name="T157_81" style:family="text"/>
    <style:style style:name="T157_82" style:family="text"/>
    <style:style style:name="T157_83" style:family="text"/>
    <style:style style:name="T157_84" style:family="text"/>
    <style:style style:name="T157_85" style:family="text"/>
    <style:style style:name="T157_86" style:family="text"/>
    <style:style style:name="T157_87" style:family="text"/>
    <style:style style:name="T157_88" style:family="text"/>
    <style:style style:name="T157_89" style:family="text"/>
    <style:style style:name="T157_90" style:family="text"/>
    <style:style style:name="T157_91" style:family="text"/>
    <style:style style:name="T157_92" style:family="text"/>
    <style:style style:name="T157_93" style:family="text"/>
    <style:style style:name="T157_94" style:family="text"/>
    <style:style style:name="T157_95" style:family="text"/>
    <style:style style:name="T157_96" style:family="text"/>
    <style:style style:name="T157_97" style:family="text"/>
    <style:style style:name="T157_98" style:family="text"/>
    <style:style style:name="T157_99" style:family="text"/>
    <style:style style:name="T157_100" style:family="text"/>
    <style:style style:name="T157_101" style:family="text"/>
    <style:style style:name="T157_102" style:family="text"/>
    <style:style style:name="T157_103" style:family="text"/>
    <style:style style:name="T157_104" style:family="text"/>
    <style:style style:name="T157_105" style:family="text"/>
    <style:style style:name="T157_106" style:family="text"/>
    <style:style style:name="T157_107" style:family="text"/>
    <style:style style:name="T157_108" style:family="text"/>
    <style:style style:name="T157_109" style:family="text"/>
    <style:style style:name="T157_110" style:family="text"/>
    <style:style style:name="T157_111" style:family="text"/>
    <style:style style:name="T157_112" style:family="text"/>
    <style:style style:name="T157_113" style:family="text"/>
    <style:style style:name="T157_114" style:family="text"/>
    <style:style style:name="T157_115" style:family="text"/>
    <style:style style:name="T157_116" style:family="text"/>
    <style:style style:name="T157_117" style:family="text"/>
    <style:style style:name="T157_118" style:family="text"/>
    <style:style style:name="T157_119" style:family="text"/>
    <style:style style:name="T157_120" style:family="text"/>
    <style:style style:name="T157_121" style:family="text"/>
    <style:style style:name="T157_122" style:family="text"/>
    <style:style style:name="T157_123" style:family="text"/>
    <style:style style:name="T157_124" style:family="text"/>
    <style:style style:name="T157_125" style:family="text"/>
    <style:style style:name="T157_126" style:family="text"/>
    <style:style style:name="T157_127" style:family="text"/>
    <style:style style:name="T157_128" style:family="text"/>
    <style:style style:name="T157_129" style:family="text"/>
    <style:style style:name="T157_130" style:family="text"/>
    <style:style style:name="T157_131" style:family="text"/>
    <style:style style:name="T157_132" style:family="text"/>
    <style:style style:name="T157_133" style:family="text"/>
    <style:style style:name="T157_134" style:family="text"/>
    <style:style style:name="T157_135" style:family="text"/>
    <style:style style:name="T157_136" style:family="text"/>
    <style:style style:name="T157_137" style:family="text"/>
    <style:style style:name="T157_138" style:family="text"/>
    <style:style style:name="T157_139" style:family="text"/>
    <style:style style:name="T157_140" style:family="text"/>
    <style:style style:name="T157_141" style:family="text"/>
    <style:style style:name="T157_142" style:family="text"/>
    <style:style style:name="T157_143" style:family="text"/>
    <style:style style:name="T157_144" style:family="text"/>
    <style:style style:name="T157_145" style:family="text"/>
    <style:style style:name="T157_146" style:family="text"/>
    <style:style style:name="T157_147" style:family="text"/>
    <style:style style:name="T157_148" style:family="text"/>
    <style:style style:name="T157_149" style:family="text"/>
    <style:style style:name="T157_150" style:family="text"/>
    <style:style style:name="T157_151" style:family="text"/>
    <style:style style:name="T157_152" style:family="text"/>
    <style:style style:name="T157_153" style:family="text"/>
    <style:style style:name="T157_154" style:family="text"/>
    <style:style style:name="T157_155" style:family="text"/>
    <style:style style:name="T157_156" style:family="text"/>
    <style:style style:name="T157_157" style:family="text"/>
    <style:style style:name="T157_158" style:family="text"/>
    <style:style style:name="T157_159" style:family="text"/>
    <style:style style:name="T157_160" style:family="text"/>
    <style:style style:name="T157_161" style:family="text"/>
    <style:style style:name="T157_162" style:family="text"/>
    <style:style style:name="T157_163" style:family="text"/>
    <style:style style:name="T157_164" style:family="text"/>
    <style:style style:name="T157_165" style:family="text"/>
    <style:style style:name="T157_166" style:family="text"/>
    <style:style style:name="T157_167" style:family="text"/>
    <style:style style:name="T157_168" style:family="text"/>
    <style:style style:name="T157_169" style:family="text"/>
    <style:style style:name="T157_170" style:family="text"/>
    <style:style style:name="T157_171" style:family="text"/>
    <style:style style:name="T157_172" style:family="text"/>
    <style:style style:name="T157_173" style:family="text"/>
    <style:style style:name="T157_174" style:family="text"/>
    <style:style style:name="T157_175" style:family="text"/>
    <style:style style:name="T157_176" style:family="text"/>
    <style:style style:name="T157_177" style:family="text"/>
    <style:style style:name="T157_178" style:family="text"/>
    <style:style style:name="T157_179" style:family="text"/>
    <style:style style:name="T157_180" style:family="text"/>
    <style:style style:name="P15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59" style:family="paragraph" style:parent-style-name="Standard">
      <style:paragraph-properties fo:break-before="auto" fo:text-indent="0cm" fo:line-height="100%" style:writing-mode="lr-tb"/>
    </style:style>
    <style:style style:name="T159_1" style:family="text">
      <style:text-properties fo:font-weight="bold" style:font-weight-asian="bold" style:font-weight-complex="bold"/>
    </style:style>
    <style:style style:name="T159_2" style:family="text">
      <style:text-properties fo:font-weight="bold" style:font-weight-asian="bold" style:font-weight-complex="bold"/>
    </style:style>
    <style:style style:name="T159_3" style:family="text">
      <style:text-properties fo:font-weight="bold" style:font-weight-asian="bold" style:font-weight-complex="bold"/>
    </style:style>
    <style:style style:name="T159_4" style:family="text">
      <style:text-properties fo:font-weight="bold" style:font-weight-asian="bold" style:font-weight-complex="bold"/>
    </style:style>
    <style:style style:name="T159_5" style:family="text">
      <style:text-properties fo:font-weight="bold" style:font-weight-asian="bold" style:font-weight-complex="bold"/>
    </style:style>
    <style:style style:name="P16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T160_53" style:family="text"/>
    <style:style style:name="T160_54" style:family="text"/>
    <style:style style:name="T160_55" style:family="text"/>
    <style:style style:name="T160_56" style:family="text"/>
    <style:style style:name="T160_57" style:family="text"/>
    <style:style style:name="T160_58" style:family="text"/>
    <style:style style:name="T160_59" style:family="text"/>
    <style:style style:name="T160_60" style:family="text"/>
    <style:style style:name="T160_61" style:family="text"/>
    <style:style style:name="T160_62" style:family="text"/>
    <style:style style:name="T160_63" style:family="text"/>
    <style:style style:name="T160_64" style:family="text"/>
    <style:style style:name="T160_65" style:family="text"/>
    <style:style style:name="T160_66" style:family="text"/>
    <style:style style:name="T160_67" style:family="text"/>
    <style:style style:name="T160_68" style:family="text"/>
    <style:style style:name="T160_69" style:family="text"/>
    <style:style style:name="T160_70" style:family="text"/>
    <style:style style:name="T160_71" style:family="text"/>
    <style:style style:name="T160_72" style:family="text"/>
    <style:style style:name="T160_73" style:family="text"/>
    <style:style style:name="T160_74" style:family="text"/>
    <style:style style:name="T160_75" style:family="text"/>
    <style:style style:name="T160_76" style:family="text"/>
    <style:style style:name="T160_77" style:family="text"/>
    <style:style style:name="T160_78" style:family="text"/>
    <style:style style:name="T160_79" style:family="text"/>
    <style:style style:name="T160_80" style:family="text"/>
    <style:style style:name="T160_81" style:family="text"/>
    <style:style style:name="T160_82" style:family="text"/>
    <style:style style:name="T160_83" style:family="text"/>
    <style:style style:name="T160_84" style:family="text"/>
    <style:style style:name="T160_85" style:family="text"/>
    <style:style style:name="T160_86" style:family="text"/>
    <style:style style:name="T160_87" style:family="text"/>
    <style:style style:name="T160_88" style:family="text"/>
    <style:style style:name="T160_89" style:family="text"/>
    <style:style style:name="T160_90" style:family="text"/>
    <style:style style:name="T160_91" style:family="text"/>
    <style:style style:name="T160_92" style:family="text"/>
    <style:style style:name="P16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62" style:family="paragraph" style:parent-style-name="Standard">
      <style:paragraph-properties fo:break-before="auto" fo:text-indent="0cm" fo:line-height="100%" style:writing-mode="lr-tb"/>
    </style:style>
    <style:style style:name="T162_1" style:family="text">
      <style:text-properties fo:font-weight="bold" style:font-weight-asian="bold" style:font-weight-complex="bold"/>
    </style:style>
    <style:style style:name="T162_2" style:family="text">
      <style:text-properties fo:font-weight="bold" style:font-weight-asian="bold" style:font-weight-complex="bold"/>
    </style:style>
    <style:style style:name="T162_3" style:family="text">
      <style:text-properties fo:font-weight="bold" style:font-weight-asian="bold" style:font-weight-complex="bold"/>
    </style:style>
    <style:style style:name="T162_4" style:family="text">
      <style:text-properties fo:font-weight="bold" style:font-weight-asian="bold" style:font-weight-complex="bold"/>
    </style:style>
    <style:style style:name="T162_5" style:family="text">
      <style:text-properties fo:font-weight="bold" style:font-weight-asian="bold" style:font-weight-complex="bold"/>
    </style:style>
    <style:style style:name="T162_6" style:family="text">
      <style:text-properties fo:font-weight="bold" style:font-weight-asian="bold" style:font-weight-complex="bold"/>
    </style:style>
    <style:style style:name="T162_7" style:family="text">
      <style:text-properties fo:font-weight="bold" style:font-weight-asian="bold" style:font-weight-complex="bold"/>
    </style:style>
    <style:style style:name="T162_8" style:family="text">
      <style:text-properties fo:font-weight="bold" style:font-weight-asian="bold" style:font-weight-complex="bold"/>
    </style:style>
    <style:style style:name="T162_9" style:family="text">
      <style:text-properties fo:font-weight="bold" style:font-weight-asian="bold" style:font-weight-complex="bold"/>
    </style:style>
    <style:style style:name="T162_10" style:family="text">
      <style:text-properties fo:font-weight="bold" style:font-weight-asian="bold" style:font-weight-complex="bold"/>
    </style:style>
    <style:style style:name="T162_11" style:family="text">
      <style:text-properties fo:font-weight="bold" style:font-weight-asian="bold" style:font-weight-complex="bold"/>
    </style:style>
    <style:style style:name="P16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T163_40" style:family="text"/>
    <style:style style:name="T163_41" style:family="text"/>
    <style:style style:name="T163_42" style:family="text"/>
    <style:style style:name="T163_43" style:family="text"/>
    <style:style style:name="T163_44" style:family="text"/>
    <style:style style:name="T163_45" style:family="text"/>
    <style:style style:name="T163_46" style:family="text"/>
    <style:style style:name="T163_47" style:family="text"/>
    <style:style style:name="T163_48" style:family="text"/>
    <style:style style:name="T163_49" style:family="text"/>
    <style:style style:name="T163_50" style:family="text"/>
    <style:style style:name="T163_51" style:family="text"/>
    <style:style style:name="T163_52" style:family="text"/>
    <style:style style:name="T163_53" style:family="text"/>
    <style:style style:name="T163_54" style:family="text"/>
    <style:style style:name="T163_55" style:family="text"/>
    <style:style style:name="T163_56" style:family="text"/>
    <style:style style:name="T163_57" style:family="text"/>
    <style:style style:name="T163_58" style:family="text"/>
    <style:style style:name="T163_59" style:family="text"/>
    <style:style style:name="T163_60" style:family="text"/>
    <style:style style:name="T163_61" style:family="text"/>
    <style:style style:name="T163_62" style:family="text"/>
    <style:style style:name="T163_63" style:family="text"/>
    <style:style style:name="T163_64" style:family="text"/>
    <style:style style:name="T163_65" style:family="text"/>
    <style:style style:name="T163_66" style:family="text"/>
    <style:style style:name="T163_67" style:family="text"/>
    <style:style style:name="T163_68" style:family="text"/>
    <style:style style:name="T163_69" style:family="text"/>
    <style:style style:name="T163_70" style:family="text"/>
    <style:style style:name="T163_71" style:family="text"/>
    <style:style style:name="T163_72" style:family="text"/>
    <style:style style:name="T163_73" style:family="text"/>
    <style:style style:name="T163_74" style:family="text"/>
    <style:style style:name="T163_75" style:family="text"/>
    <style:style style:name="T163_76" style:family="text"/>
    <style:style style:name="T163_77" style:family="text"/>
    <style:style style:name="T163_78" style:family="text"/>
    <style:style style:name="T163_79" style:family="text"/>
    <style:style style:name="T163_80" style:family="text"/>
    <style:style style:name="T163_81" style:family="text"/>
    <style:style style:name="T163_82" style:family="text"/>
    <style:style style:name="T163_83" style:family="text"/>
    <style:style style:name="T163_84" style:family="text"/>
    <style:style style:name="T163_85" style:family="text"/>
    <style:style style:name="T163_86" style:family="text"/>
    <style:style style:name="T163_87" style:family="text"/>
    <style:style style:name="T163_88" style:family="text"/>
    <style:style style:name="T163_89" style:family="text"/>
    <style:style style:name="T163_90" style:family="text"/>
    <style:style style:name="T163_91" style:family="text"/>
    <style:style style:name="T163_92" style:family="text"/>
    <style:style style:name="T163_93" style:family="text"/>
    <style:style style:name="T163_94" style:family="text"/>
    <style:style style:name="T163_95" style:family="text"/>
    <style:style style:name="T163_96" style:family="text"/>
    <style:style style:name="T163_97" style:family="text"/>
    <style:style style:name="T163_98" style:family="text"/>
    <style:style style:name="T163_99" style:family="text"/>
    <style:style style:name="T163_100" style:family="text"/>
    <style:style style:name="T163_101" style:family="text"/>
    <style:style style:name="T163_102" style:family="text"/>
    <style:style style:name="T163_103" style:family="text"/>
    <style:style style:name="T163_104" style:family="text"/>
    <style:style style:name="T163_105" style:family="text"/>
    <style:style style:name="T163_106" style:family="text"/>
    <style:style style:name="T163_107" style:family="text"/>
    <style:style style:name="T163_108" style:family="text"/>
    <style:style style:name="T163_109" style:family="text"/>
    <style:style style:name="T163_110" style:family="text"/>
    <style:style style:name="T163_111" style:family="text"/>
    <style:style style:name="T163_112" style:family="text"/>
    <style:style style:name="T163_113" style:family="text"/>
    <style:style style:name="T163_114" style:family="text"/>
    <style:style style:name="T163_115" style:family="text"/>
    <style:style style:name="T163_116" style:family="text"/>
    <style:style style:name="T163_117" style:family="text"/>
    <style:style style:name="T163_118" style:family="text"/>
    <style:style style:name="T163_119" style:family="text"/>
    <style:style style:name="T163_120" style:family="text"/>
    <style:style style:name="T163_121" style:family="text"/>
    <style:style style:name="T163_122" style:family="text"/>
    <style:style style:name="T163_123" style:family="text"/>
    <style:style style:name="T163_124" style:family="text"/>
    <style:style style:name="T163_125" style:family="text"/>
    <style:style style:name="T163_126" style:family="text"/>
    <style:style style:name="T163_127" style:family="text"/>
    <style:style style:name="T163_128" style:family="text"/>
    <style:style style:name="T163_129" style:family="text"/>
    <style:style style:name="T163_130" style:family="text"/>
    <style:style style:name="T163_131" style:family="text"/>
    <style:style style:name="T163_132" style:family="text"/>
    <style:style style:name="T163_133" style:family="text"/>
    <style:style style:name="T163_134" style:family="text"/>
    <style:style style:name="T163_135" style:family="text"/>
    <style:style style:name="T163_136" style:family="text"/>
    <style:style style:name="T163_137" style:family="text"/>
    <style:style style:name="T163_138" style:family="text"/>
    <style:style style:name="T163_139" style:family="text"/>
    <style:style style:name="T163_140" style:family="text"/>
    <style:style style:name="T163_141" style:family="text"/>
    <style:style style:name="T163_142" style:family="text"/>
    <style:style style:name="T163_143" style:family="text"/>
    <style:style style:name="T163_144" style:family="text"/>
    <style:style style:name="T163_145" style:family="text"/>
    <style:style style:name="T163_146" style:family="text"/>
    <style:style style:name="T163_147" style:family="text"/>
    <style:style style:name="T163_148" style:family="text"/>
    <style:style style:name="T163_149" style:family="text"/>
    <style:style style:name="T163_150" style:family="text"/>
    <style:style style:name="T163_151" style:family="text"/>
    <style:style style:name="T163_152" style:family="text"/>
    <style:style style:name="T163_153" style:family="text"/>
    <style:style style:name="T163_154" style:family="text"/>
    <style:style style:name="T163_155" style:family="text"/>
    <style:style style:name="T163_156" style:family="text"/>
    <style:style style:name="T163_157" style:family="text"/>
    <style:style style:name="T163_158" style:family="text"/>
    <style:style style:name="T163_159" style:family="text"/>
    <style:style style:name="T163_160" style:family="text"/>
    <style:style style:name="T163_161" style:family="text"/>
    <style:style style:name="T163_162" style:family="text"/>
    <style:style style:name="T163_163" style:family="text"/>
    <style:style style:name="T163_164" style:family="text"/>
    <style:style style:name="T163_165" style:family="text"/>
    <style:style style:name="T163_166" style:family="text"/>
    <style:style style:name="T163_167" style:family="text"/>
    <style:style style:name="T163_168" style:family="text"/>
    <style:style style:name="T163_169" style:family="text"/>
    <style:style style:name="T163_170" style:family="text"/>
    <style:style style:name="T163_171" style:family="text"/>
    <style:style style:name="T163_172" style:family="text"/>
    <style:style style:name="T163_173" style:family="text"/>
    <style:style style:name="T163_174" style:family="text"/>
    <style:style style:name="T163_175" style:family="text"/>
    <style:style style:name="T163_176" style:family="text"/>
    <style:style style:name="T163_177" style:family="text"/>
    <style:style style:name="T163_178" style:family="text"/>
    <style:style style:name="T163_179" style:family="text"/>
    <style:style style:name="T163_180" style:family="text"/>
    <style:style style:name="T163_181" style:family="text"/>
    <style:style style:name="T163_182" style:family="text"/>
    <style:style style:name="T163_183" style:family="text"/>
    <style:style style:name="T163_184" style:family="text"/>
    <style:style style:name="T163_185" style:family="text"/>
    <style:style style:name="T163_186" style:family="text"/>
    <style:style style:name="T163_187" style:family="text"/>
    <style:style style:name="T163_188" style:family="text"/>
    <style:style style:name="T163_189" style:family="text"/>
    <style:style style:name="T163_190" style:family="text"/>
    <style:style style:name="T163_191" style:family="text"/>
    <style:style style:name="T163_192" style:family="text"/>
    <style:style style:name="T163_193" style:family="text"/>
    <style:style style:name="T163_194" style:family="text"/>
    <style:style style:name="T163_195" style:family="text"/>
    <style:style style:name="T163_196" style:family="text"/>
    <style:style style:name="T163_197" style:family="text"/>
    <style:style style:name="T163_198" style:family="text"/>
    <style:style style:name="T163_199" style:family="text"/>
    <style:style style:name="T163_200" style:family="text"/>
    <style:style style:name="T163_201" style:family="text"/>
    <style:style style:name="T163_202" style:family="text"/>
    <style:style style:name="T163_203" style:family="text"/>
    <style:style style:name="T163_204" style:family="text"/>
    <style:style style:name="T163_205" style:family="text"/>
    <style:style style:name="T163_206" style:family="text"/>
    <style:style style:name="T163_207" style:family="text"/>
    <style:style style:name="T163_208" style:family="text"/>
    <style:style style:name="T163_209" style:family="text"/>
    <style:style style:name="T163_210" style:family="text"/>
    <style:style style:name="T163_211" style:family="text"/>
    <style:style style:name="T163_212" style:family="text"/>
    <style:style style:name="T163_213" style:family="text"/>
    <style:style style:name="T163_214" style:family="text"/>
    <style:style style:name="T163_215" style:family="text"/>
    <style:style style:name="T163_216" style:family="text"/>
    <style:style style:name="T163_217" style:family="text"/>
    <style:style style:name="T163_218" style:family="text"/>
    <style:style style:name="T163_219" style:family="text"/>
    <style:style style:name="T163_220" style:family="text"/>
    <style:style style:name="T163_221" style:family="text"/>
    <style:style style:name="T163_222" style:family="text"/>
    <style:style style:name="T163_223" style:family="text"/>
    <style:style style:name="T163_224" style:family="text"/>
    <style:style style:name="T163_225" style:family="text"/>
    <style:style style:name="T163_226" style:family="text"/>
    <style:style style:name="T163_227" style:family="text"/>
    <style:style style:name="T163_228" style:family="text"/>
    <style:style style:name="T163_229" style:family="text"/>
    <style:style style:name="T163_230" style:family="text"/>
    <style:style style:name="T163_231" style:family="text"/>
    <style:style style:name="T163_232" style:family="text"/>
    <style:style style:name="P16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65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65_1" style:family="text">
      <style:text-properties fo:font-size="14pt" style:font-size-asian="14pt" style:font-size-complex="14pt" fo:font-weight="bold" style:font-weight-asian="bold" style:font-weight-complex="bold"/>
    </style:style>
    <style:style style:name="T165_2" style:family="text">
      <style:text-properties fo:font-size="14pt" style:font-size-asian="14pt" style:font-size-complex="14pt" fo:font-weight="bold" style:font-weight-asian="bold" style:font-weight-complex="bold"/>
    </style:style>
    <style:style style:name="T165_3" style:family="text">
      <style:text-properties fo:font-size="14pt" style:font-size-asian="14pt" style:font-size-complex="14pt" fo:font-weight="bold" style:font-weight-asian="bold" style:font-weight-complex="bold"/>
    </style:style>
    <style:style style:name="T165_4" style:family="text">
      <style:text-properties fo:font-size="14pt" style:font-size-asian="14pt" style:font-size-complex="14pt" fo:font-weight="bold" style:font-weight-asian="bold" style:font-weight-complex="bold"/>
    </style:style>
    <style:style style:name="T165_5" style:family="text">
      <style:text-properties fo:font-size="14pt" style:font-size-asian="14pt" style:font-size-complex="14pt" fo:font-weight="bold" style:font-weight-asian="bold" style:font-weight-complex="bold"/>
    </style:style>
    <style:style style:name="T165_6" style:family="text">
      <style:text-properties fo:font-size="14pt" style:font-size-asian="14pt" style:font-size-complex="14pt" fo:font-weight="bold" style:font-weight-asian="bold" style:font-weight-complex="bold"/>
    </style:style>
    <style:style style:name="T165_7" style:family="text">
      <style:text-properties fo:font-size="14pt" style:font-size-asian="14pt" style:font-size-complex="14pt" fo:font-weight="bold" style:font-weight-asian="bold" style:font-weight-complex="bold"/>
    </style:style>
    <style:style style:name="T165_8" style:family="text">
      <style:text-properties fo:font-size="14pt" style:font-size-asian="14pt" style:font-size-complex="14pt" fo:font-weight="bold" style:font-weight-asian="bold" style:font-weight-complex="bold"/>
    </style:style>
    <style:style style:name="T165_9" style:family="text">
      <style:text-properties fo:font-size="14pt" style:font-size-asian="14pt" style:font-size-complex="14pt" fo:font-weight="bold" style:font-weight-asian="bold" style:font-weight-complex="bold"/>
    </style:style>
    <style:style style:name="T165_10" style:family="text">
      <style:text-properties fo:font-size="14pt" style:font-size-asian="14pt" style:font-size-complex="14pt" fo:font-weight="bold" style:font-weight-asian="bold" style:font-weight-complex="bold"/>
    </style:style>
    <style:style style:name="T165_11" style:family="text">
      <style:text-properties fo:font-size="14pt" style:font-size-asian="14pt" style:font-size-complex="14pt" fo:font-weight="bold" style:font-weight-asian="bold" style:font-weight-complex="bold"/>
    </style:style>
    <style:style style:name="T165_12" style:family="text">
      <style:text-properties fo:font-size="14pt" style:font-size-asian="14pt" style:font-size-complex="14pt" fo:font-weight="bold" style:font-weight-asian="bold" style:font-weight-complex="bold"/>
    </style:style>
    <style:style style:name="T165_13" style:family="text">
      <style:text-properties fo:font-size="14pt" style:font-size-asian="14pt" style:font-size-complex="14pt" fo:font-weight="bold" style:font-weight-asian="bold" style:font-weight-complex="bold"/>
    </style:style>
    <style:style style:name="P166" style:family="paragraph" style:parent-style-name="Standard">
      <style:paragraph-properties fo:break-before="auto" fo:text-indent="0cm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7" style:family="paragraph" style:parent-style-name="Standard">
      <style:paragraph-properties fo:break-before="auto" fo:text-indent="0cm" fo:line-height="100%" style:writing-mode="lr-tb"/>
    </style:style>
    <style:style style:name="T167_1" style:family="text">
      <style:text-properties fo:font-weight="bold" style:font-weight-asian="bold" style:font-weight-complex="bold"/>
    </style:style>
    <style:style style:name="T167_2" style:family="text">
      <style:text-properties fo:font-weight="bold" style:font-weight-asian="bold" style:font-weight-complex="bold"/>
    </style:style>
    <style:style style:name="T167_3" style:family="text">
      <style:text-properties fo:font-weight="bold" style:font-weight-asian="bold" style:font-weight-complex="bold"/>
    </style:style>
    <style:style style:name="T167_4" style:family="text">
      <style:text-properties fo:font-weight="bold" style:font-weight-asian="bold" style:font-weight-complex="bold"/>
    </style:style>
    <style:style style:name="T167_5" style:family="text">
      <style:text-properties fo:font-weight="bold" style:font-weight-asian="bold" style:font-weight-complex="bold"/>
    </style:style>
    <style:style style:name="T167_6" style:family="text">
      <style:text-properties fo:font-weight="bold" style:font-weight-asian="bold" style:font-weight-complex="bold"/>
    </style:style>
    <style:style style:name="T167_7" style:family="text">
      <style:text-properties fo:font-weight="bold" style:font-weight-asian="bold" style:font-weight-complex="bold"/>
    </style:style>
    <style:style style:name="P16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T168_43" style:family="text"/>
    <style:style style:name="T168_44" style:family="text"/>
    <style:style style:name="T168_45" style:family="text"/>
    <style:style style:name="T168_46" style:family="text"/>
    <style:style style:name="T168_47" style:family="text"/>
    <style:style style:name="T168_48" style:family="text"/>
    <style:style style:name="T168_49" style:family="text"/>
    <style:style style:name="T168_50" style:family="text"/>
    <style:style style:name="T168_51" style:family="text"/>
    <style:style style:name="T168_52" style:family="text"/>
    <style:style style:name="T168_53" style:family="text"/>
    <style:style style:name="T168_54" style:family="text"/>
    <style:style style:name="T168_55" style:family="text"/>
    <style:style style:name="T168_56" style:family="text"/>
    <style:style style:name="T168_57" style:family="text"/>
    <style:style style:name="T168_58" style:family="text"/>
    <style:style style:name="T168_59" style:family="text"/>
    <style:style style:name="T168_60" style:family="text"/>
    <style:style style:name="T168_61" style:family="text"/>
    <style:style style:name="T168_62" style:family="text"/>
    <style:style style:name="T168_63" style:family="text"/>
    <style:style style:name="T168_64" style:family="text"/>
    <style:style style:name="T168_65" style:family="text"/>
    <style:style style:name="T168_66" style:family="text"/>
    <style:style style:name="T168_67" style:family="text"/>
    <style:style style:name="T168_68" style:family="text"/>
    <style:style style:name="T168_69" style:family="text"/>
    <style:style style:name="T168_70" style:family="text"/>
    <style:style style:name="T168_71" style:family="text"/>
    <style:style style:name="T168_72" style:family="text"/>
    <style:style style:name="T168_73" style:family="text"/>
    <style:style style:name="T168_74" style:family="text"/>
    <style:style style:name="T168_75" style:family="text"/>
    <style:style style:name="T168_76" style:family="text"/>
    <style:style style:name="T168_77" style:family="text"/>
    <style:style style:name="T168_78" style:family="text"/>
    <style:style style:name="T168_79" style:family="text"/>
    <style:style style:name="T168_80" style:family="text"/>
    <style:style style:name="T168_81" style:family="text"/>
    <style:style style:name="T168_82" style:family="text"/>
    <style:style style:name="T168_83" style:family="text"/>
    <style:style style:name="T168_84" style:family="text"/>
    <style:style style:name="T168_85" style:family="text"/>
    <style:style style:name="T168_86" style:family="text"/>
    <style:style style:name="T168_87" style:family="text"/>
    <style:style style:name="T168_88" style:family="text"/>
    <style:style style:name="T168_89" style:family="text"/>
    <style:style style:name="T168_90" style:family="text"/>
    <style:style style:name="T168_91" style:family="text"/>
    <style:style style:name="T168_92" style:family="text"/>
    <style:style style:name="T168_93" style:family="text"/>
    <style:style style:name="T168_94" style:family="text"/>
    <style:style style:name="T168_95" style:family="text"/>
    <style:style style:name="T168_96" style:family="text"/>
    <style:style style:name="T168_97" style:family="text"/>
    <style:style style:name="T168_98" style:family="text"/>
    <style:style style:name="T168_99" style:family="text"/>
    <style:style style:name="T168_100" style:family="text"/>
    <style:style style:name="T168_101" style:family="text"/>
    <style:style style:name="T168_102" style:family="text"/>
    <style:style style:name="T168_103" style:family="text"/>
    <style:style style:name="T168_104" style:family="text"/>
    <style:style style:name="T168_105" style:family="text"/>
    <style:style style:name="T168_106" style:family="text"/>
    <style:style style:name="T168_107" style:family="text"/>
    <style:style style:name="T168_108" style:family="text"/>
    <style:style style:name="T168_109" style:family="text"/>
    <style:style style:name="T168_110" style:family="text"/>
    <style:style style:name="T168_111" style:family="text"/>
    <style:style style:name="T168_112" style:family="text"/>
    <style:style style:name="T168_113" style:family="text"/>
    <style:style style:name="T168_114" style:family="text"/>
    <style:style style:name="T168_115" style:family="text"/>
    <style:style style:name="T168_116" style:family="text"/>
    <style:style style:name="T168_117" style:family="text"/>
    <style:style style:name="T168_118" style:family="text"/>
    <style:style style:name="T168_119" style:family="text"/>
    <style:style style:name="T168_120" style:family="text"/>
    <style:style style:name="T168_121" style:family="text"/>
    <style:style style:name="T168_122" style:family="text"/>
    <style:style style:name="T168_123" style:family="text"/>
    <style:style style:name="T168_124" style:family="text"/>
    <style:style style:name="T168_125" style:family="text"/>
    <style:style style:name="T168_126" style:family="text"/>
    <style:style style:name="T168_127" style:family="text"/>
    <style:style style:name="T168_128" style:family="text"/>
    <style:style style:name="T168_129" style:family="text"/>
    <style:style style:name="T168_130" style:family="text"/>
    <style:style style:name="T168_131" style:family="text"/>
    <style:style style:name="T168_132" style:family="text"/>
    <style:style style:name="T168_133" style:family="text"/>
    <style:style style:name="T168_134" style:family="text"/>
    <style:style style:name="T168_135" style:family="text"/>
    <style:style style:name="T168_136" style:family="text"/>
    <style:style style:name="T168_137" style:family="text"/>
    <style:style style:name="T168_138" style:family="text"/>
    <style:style style:name="T168_139" style:family="text"/>
    <style:style style:name="T168_140" style:family="text"/>
    <style:style style:name="T168_141" style:family="text"/>
    <style:style style:name="T168_142" style:family="text"/>
    <style:style style:name="T168_143" style:family="text"/>
    <style:style style:name="T168_144" style:family="text"/>
    <style:style style:name="T168_145" style:family="text"/>
    <style:style style:name="T168_146" style:family="text"/>
    <style:style style:name="T168_147" style:family="text"/>
    <style:style style:name="T168_148" style:family="text"/>
    <style:style style:name="T168_149" style:family="text"/>
    <style:style style:name="T168_150" style:family="text"/>
    <style:style style:name="T168_151" style:family="text"/>
    <style:style style:name="T168_152" style:family="text"/>
    <style:style style:name="T168_153" style:family="text"/>
    <style:style style:name="T168_154" style:family="text"/>
    <style:style style:name="T168_155" style:family="text"/>
    <style:style style:name="T168_156" style:family="text"/>
    <style:style style:name="T168_157" style:family="text"/>
    <style:style style:name="T168_158" style:family="text"/>
    <style:style style:name="T168_159" style:family="text"/>
    <style:style style:name="T168_160" style:family="text"/>
    <style:style style:name="T168_161" style:family="text"/>
    <style:style style:name="T168_162" style:family="text"/>
    <style:style style:name="T168_163" style:family="text"/>
    <style:style style:name="T168_164" style:family="text"/>
    <style:style style:name="T168_165" style:family="text"/>
    <style:style style:name="T168_166" style:family="text"/>
    <style:style style:name="T168_167" style:family="text"/>
    <style:style style:name="T168_168" style:family="text"/>
    <style:style style:name="T168_169" style:family="text"/>
    <style:style style:name="T168_170" style:family="text"/>
    <style:style style:name="T168_171" style:family="text"/>
    <style:style style:name="T168_172" style:family="text"/>
    <style:style style:name="T168_173" style:family="text"/>
    <style:style style:name="T168_174" style:family="text"/>
    <style:style style:name="T168_175" style:family="text"/>
    <style:style style:name="T168_176" style:family="text"/>
    <style:style style:name="T168_177" style:family="text"/>
    <style:style style:name="T168_178" style:family="text"/>
    <style:style style:name="T168_179" style:family="text"/>
    <style:style style:name="T168_180" style:family="text"/>
    <style:style style:name="T168_181" style:family="text"/>
    <style:style style:name="T168_182" style:family="text"/>
    <style:style style:name="T168_183" style:family="text"/>
    <style:style style:name="T168_184" style:family="text"/>
    <style:style style:name="T168_185" style:family="text"/>
    <style:style style:name="T168_186" style:family="text"/>
    <style:style style:name="T168_187" style:family="text"/>
    <style:style style:name="T168_188" style:family="text"/>
    <style:style style:name="T168_189" style:family="text"/>
    <style:style style:name="T168_190" style:family="text"/>
    <style:style style:name="P16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70" style:family="paragraph" style:parent-style-name="Standard">
      <style:paragraph-properties fo:break-before="auto" fo:text-indent="0cm" fo:line-height="100%" style:writing-mode="lr-tb"/>
    </style:style>
    <style:style style:name="T170_1" style:family="text">
      <style:text-properties fo:font-weight="bold" style:font-weight-asian="bold" style:font-weight-complex="bold"/>
    </style:style>
    <style:style style:name="T170_2" style:family="text">
      <style:text-properties fo:font-weight="bold" style:font-weight-asian="bold" style:font-weight-complex="bold"/>
    </style:style>
    <style:style style:name="T170_3" style:family="text">
      <style:text-properties fo:font-weight="bold" style:font-weight-asian="bold" style:font-weight-complex="bold"/>
    </style:style>
    <style:style style:name="T170_4" style:family="text">
      <style:text-properties fo:font-weight="bold" style:font-weight-asian="bold" style:font-weight-complex="bold"/>
    </style:style>
    <style:style style:name="T170_5" style:family="text">
      <style:text-properties fo:font-weight="bold" style:font-weight-asian="bold" style:font-weight-complex="bold"/>
    </style:style>
    <style:style style:name="T170_6" style:family="text">
      <style:text-properties fo:font-weight="bold" style:font-weight-asian="bold" style:font-weight-complex="bold"/>
    </style:style>
    <style:style style:name="T170_7" style:family="text">
      <style:text-properties fo:font-weight="bold" style:font-weight-asian="bold" style:font-weight-complex="bold"/>
    </style:style>
    <style:style style:name="P17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T171_41" style:family="text"/>
    <style:style style:name="T171_42" style:family="text"/>
    <style:style style:name="T171_43" style:family="text"/>
    <style:style style:name="T171_44" style:family="text"/>
    <style:style style:name="T171_45" style:family="text"/>
    <style:style style:name="T171_46" style:family="text"/>
    <style:style style:name="T171_47" style:family="text"/>
    <style:style style:name="T171_48" style:family="text"/>
    <style:style style:name="T171_49" style:family="text"/>
    <style:style style:name="T171_50" style:family="text"/>
    <style:style style:name="T171_51" style:family="text"/>
    <style:style style:name="T171_52" style:family="text"/>
    <style:style style:name="T171_53" style:family="text"/>
    <style:style style:name="T171_54" style:family="text"/>
    <style:style style:name="T171_55" style:family="text"/>
    <style:style style:name="T171_56" style:family="text"/>
    <style:style style:name="T171_57" style:family="text"/>
    <style:style style:name="T171_58" style:family="text"/>
    <style:style style:name="T171_59" style:family="text"/>
    <style:style style:name="T171_60" style:family="text"/>
    <style:style style:name="T171_61" style:family="text"/>
    <style:style style:name="T171_62" style:family="text"/>
    <style:style style:name="T171_63" style:family="text"/>
    <style:style style:name="T171_64" style:family="text"/>
    <style:style style:name="T171_65" style:family="text"/>
    <style:style style:name="T171_66" style:family="text"/>
    <style:style style:name="T171_67" style:family="text"/>
    <style:style style:name="T171_68" style:family="text"/>
    <style:style style:name="T171_69" style:family="text"/>
    <style:style style:name="T171_70" style:family="text"/>
    <style:style style:name="T171_71" style:family="text"/>
    <style:style style:name="T171_72" style:family="text"/>
    <style:style style:name="T171_73" style:family="text"/>
    <style:style style:name="T171_74" style:family="text"/>
    <style:style style:name="T171_75" style:family="text"/>
    <style:style style:name="T171_76" style:family="text"/>
    <style:style style:name="T171_77" style:family="text"/>
    <style:style style:name="T171_78" style:family="text"/>
    <style:style style:name="T171_79" style:family="text"/>
    <style:style style:name="T171_80" style:family="text"/>
    <style:style style:name="T171_81" style:family="text"/>
    <style:style style:name="T171_82" style:family="text"/>
    <style:style style:name="T171_83" style:family="text"/>
    <style:style style:name="T171_84" style:family="text"/>
    <style:style style:name="T171_85" style:family="text"/>
    <style:style style:name="T171_86" style:family="text"/>
    <style:style style:name="T171_87" style:family="text"/>
    <style:style style:name="T171_88" style:family="text"/>
    <style:style style:name="T171_89" style:family="text"/>
    <style:style style:name="T171_90" style:family="text"/>
    <style:style style:name="T171_91" style:family="text"/>
    <style:style style:name="T171_92" style:family="text"/>
    <style:style style:name="T171_93" style:family="text"/>
    <style:style style:name="T171_94" style:family="text"/>
    <style:style style:name="T171_95" style:family="text"/>
    <style:style style:name="T171_96" style:family="text"/>
    <style:style style:name="T171_97" style:family="text"/>
    <style:style style:name="T171_98" style:family="text"/>
    <style:style style:name="T171_99" style:family="text"/>
    <style:style style:name="T171_100" style:family="text"/>
    <style:style style:name="P17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73" style:family="paragraph" style:parent-style-name="Standard">
      <style:paragraph-properties fo:break-before="auto" fo:text-indent="0cm" fo:line-height="100%" style:writing-mode="lr-tb"/>
    </style:style>
    <style:style style:name="T173_1" style:family="text">
      <style:text-properties fo:font-weight="bold" style:font-weight-asian="bold" style:font-weight-complex="bold"/>
    </style:style>
    <style:style style:name="T173_2" style:family="text">
      <style:text-properties fo:font-weight="bold" style:font-weight-asian="bold" style:font-weight-complex="bold"/>
    </style:style>
    <style:style style:name="T173_3" style:family="text">
      <style:text-properties fo:font-weight="bold" style:font-weight-asian="bold" style:font-weight-complex="bold"/>
    </style:style>
    <style:style style:name="P17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T174_50" style:family="text"/>
    <style:style style:name="T174_51" style:family="text"/>
    <style:style style:name="T174_52" style:family="text"/>
    <style:style style:name="T174_53" style:family="text"/>
    <style:style style:name="T174_54" style:family="text"/>
    <style:style style:name="T174_55" style:family="text"/>
    <style:style style:name="T174_56" style:family="text"/>
    <style:style style:name="T174_57" style:family="text"/>
    <style:style style:name="T174_58" style:family="text"/>
    <style:style style:name="T174_59" style:family="text"/>
    <style:style style:name="T174_60" style:family="text"/>
    <style:style style:name="T174_61" style:family="text"/>
    <style:style style:name="T174_62" style:family="text"/>
    <style:style style:name="T174_63" style:family="text"/>
    <style:style style:name="T174_64" style:family="text"/>
    <style:style style:name="T174_65" style:family="text"/>
    <style:style style:name="T174_66" style:family="text"/>
    <style:style style:name="P17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76" style:family="paragraph" style:parent-style-name="Standard">
      <style:paragraph-properties fo:break-before="auto" fo:text-indent="0cm" fo:line-height="100%" style:writing-mode="lr-tb"/>
    </style:style>
    <style:style style:name="T176_1" style:family="text">
      <style:text-properties fo:font-weight="bold" style:font-weight-asian="bold" style:font-weight-complex="bold"/>
    </style:style>
    <style:style style:name="T176_2" style:family="text">
      <style:text-properties fo:font-weight="bold" style:font-weight-asian="bold" style:font-weight-complex="bold"/>
    </style:style>
    <style:style style:name="T176_3" style:family="text">
      <style:text-properties fo:font-weight="bold" style:font-weight-asian="bold" style:font-weight-complex="bold"/>
    </style:style>
    <style:style style:name="P17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P17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79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79_1" style:family="text">
      <style:text-properties fo:font-size="14pt" style:font-size-asian="14pt" style:font-size-complex="14pt" fo:font-weight="bold" style:font-weight-asian="bold" style:font-weight-complex="bold"/>
    </style:style>
    <style:style style:name="T179_2" style:family="text">
      <style:text-properties fo:font-size="14pt" style:font-size-asian="14pt" style:font-size-complex="14pt" fo:font-weight="bold" style:font-weight-asian="bold" style:font-weight-complex="bold"/>
    </style:style>
    <style:style style:name="T179_3" style:family="text">
      <style:text-properties fo:font-size="14pt" style:font-size-asian="14pt" style:font-size-complex="14pt" fo:font-weight="bold" style:font-weight-asian="bold" style:font-weight-complex="bold"/>
    </style:style>
    <style:style style:name="T179_4" style:family="text">
      <style:text-properties fo:font-size="14pt" style:font-size-asian="14pt" style:font-size-complex="14pt" fo:font-weight="bold" style:font-weight-asian="bold" style:font-weight-complex="bold"/>
    </style:style>
    <style:style style:name="T179_5" style:family="text">
      <style:text-properties fo:font-size="14pt" style:font-size-asian="14pt" style:font-size-complex="14pt" fo:font-weight="bold" style:font-weight-asian="bold" style:font-weight-complex="bold"/>
    </style:style>
    <style:style style:name="T179_6" style:family="text">
      <style:text-properties fo:font-size="14pt" style:font-size-asian="14pt" style:font-size-complex="14pt" fo:font-weight="bold" style:font-weight-asian="bold" style:font-weight-complex="bold"/>
    </style:style>
    <style:style style:name="T179_7" style:family="text">
      <style:text-properties fo:font-size="14pt" style:font-size-asian="14pt" style:font-size-complex="14pt" fo:font-weight="bold" style:font-weight-asian="bold" style:font-weight-complex="bold"/>
    </style:style>
    <style:style style:name="T179_8" style:family="text">
      <style:text-properties fo:font-size="14pt" style:font-size-asian="14pt" style:font-size-complex="14pt" fo:font-weight="bold" style:font-weight-asian="bold" style:font-weight-complex="bold"/>
    </style:style>
    <style:style style:name="T179_9" style:family="text">
      <style:text-properties fo:font-size="14pt" style:font-size-asian="14pt" style:font-size-complex="14pt" fo:font-weight="bold" style:font-weight-asian="bold" style:font-weight-complex="bold"/>
    </style:style>
    <style:style style:name="T179_10" style:family="text">
      <style:text-properties fo:font-size="14pt" style:font-size-asian="14pt" style:font-size-complex="14pt" fo:font-weight="bold" style:font-weight-asian="bold" style:font-weight-complex="bold"/>
    </style:style>
    <style:style style:name="T179_11" style:family="text">
      <style:text-properties fo:font-size="14pt" style:font-size-asian="14pt" style:font-size-complex="14pt" fo:font-weight="bold" style:font-weight-asian="bold" style:font-weight-complex="bold"/>
    </style:style>
    <style:style style:name="P180" style:family="paragraph" style:parent-style-name="Standard">
      <style:paragraph-properties fo:break-before="auto" fo:text-indent="0cm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1" style:family="paragraph" style:parent-style-name="Standard">
      <style:paragraph-properties fo:break-before="auto" fo:text-indent="0cm" fo:line-height="100%" style:writing-mode="lr-tb"/>
    </style:style>
    <style:style style:name="T181_1" style:family="text">
      <style:text-properties fo:font-weight="bold" style:font-weight-asian="bold" style:font-weight-complex="bold"/>
    </style:style>
    <style:style style:name="T181_2" style:family="text">
      <style:text-properties fo:font-weight="bold" style:font-weight-asian="bold" style:font-weight-complex="bold"/>
    </style:style>
    <style:style style:name="T181_3" style:family="text">
      <style:text-properties fo:font-weight="bold" style:font-weight-asian="bold" style:font-weight-complex="bold"/>
    </style:style>
    <style:style style:name="T181_4" style:family="text">
      <style:text-properties fo:font-weight="bold" style:font-weight-asian="bold" style:font-weight-complex="bold"/>
    </style:style>
    <style:style style:name="T181_5" style:family="text">
      <style:text-properties fo:font-weight="bold" style:font-weight-asian="bold" style:font-weight-complex="bold"/>
    </style:style>
    <style:style style:name="T181_6" style:family="text">
      <style:text-properties fo:font-weight="bold" style:font-weight-asian="bold" style:font-weight-complex="bold"/>
    </style:style>
    <style:style style:name="T181_7" style:family="text">
      <style:text-properties fo:font-weight="bold" style:font-weight-asian="bold" style:font-weight-complex="bold"/>
    </style:style>
    <style:style style:name="T181_8" style:family="text">
      <style:text-properties fo:font-weight="bold" style:font-weight-asian="bold" style:font-weight-complex="bold"/>
    </style:style>
    <style:style style:name="T181_9" style:family="text">
      <style:text-properties fo:font-weight="bold" style:font-weight-asian="bold" style:font-weight-complex="bold"/>
    </style:style>
    <style:style style:name="P18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P183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T183_44" style:family="text"/>
    <style:style style:name="T183_45" style:family="text"/>
    <style:style style:name="T183_46" style:family="text"/>
    <style:style style:name="T183_47" style:family="text"/>
    <style:style style:name="T183_48" style:family="text"/>
    <style:style style:name="T183_49" style:family="text"/>
    <style:style style:name="T183_50" style:family="text"/>
    <style:style style:name="T183_51" style:family="text"/>
    <style:style style:name="T183_52" style:family="text"/>
    <style:style style:name="T183_53" style:family="text"/>
    <style:style style:name="T183_54" style:family="text"/>
    <style:style style:name="T183_55" style:family="text"/>
    <style:style style:name="T183_56" style:family="text"/>
    <style:style style:name="T183_57" style:family="text"/>
    <style:style style:name="T183_58" style:family="text"/>
    <style:style style:name="T183_59" style:family="text"/>
    <style:style style:name="T183_60" style:family="text"/>
    <style:style style:name="T183_61" style:family="text"/>
    <style:style style:name="T183_62" style:family="text"/>
    <style:style style:name="T183_63" style:family="text"/>
    <style:style style:name="T183_64" style:family="text"/>
    <style:style style:name="T183_65" style:family="text"/>
    <style:style style:name="T183_66" style:family="text"/>
    <style:style style:name="T183_67" style:family="text"/>
    <style:style style:name="T183_68" style:family="text"/>
    <style:style style:name="T183_69" style:family="text"/>
    <style:style style:name="T183_70" style:family="text"/>
    <style:style style:name="T183_71" style:family="text"/>
    <style:style style:name="T183_72" style:family="text"/>
    <style:style style:name="T183_73" style:family="text"/>
    <style:style style:name="T183_74" style:family="text"/>
    <style:style style:name="T183_75" style:family="text"/>
    <style:style style:name="T183_76" style:family="text"/>
    <style:style style:name="T183_77" style:family="text"/>
    <style:style style:name="T183_78" style:family="text"/>
    <style:style style:name="T183_79" style:family="text"/>
    <style:style style:name="T183_80" style:family="text"/>
    <style:style style:name="T183_81" style:family="text"/>
    <style:style style:name="T183_82" style:family="text"/>
    <style:style style:name="T183_83" style:family="text"/>
    <style:style style:name="T183_84" style:family="text"/>
    <style:style style:name="T183_85" style:family="text"/>
    <style:style style:name="T183_86" style:family="text"/>
    <style:style style:name="T183_87" style:family="text"/>
    <style:style style:name="T183_88" style:family="text"/>
    <style:style style:name="T183_89" style:family="text"/>
    <style:style style:name="T183_90" style:family="text"/>
    <style:style style:name="T183_91" style:family="text"/>
    <style:style style:name="T183_92" style:family="text"/>
    <style:style style:name="T183_93" style:family="text"/>
    <style:style style:name="T183_94" style:family="text"/>
    <style:style style:name="T183_95" style:family="text"/>
    <style:style style:name="T183_96" style:family="text"/>
    <style:style style:name="T183_97" style:family="text"/>
    <style:style style:name="T183_98" style:family="text"/>
    <style:style style:name="T183_99" style:family="text"/>
    <style:style style:name="T183_100" style:family="text"/>
    <style:style style:name="P184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T184_49" style:family="text"/>
    <style:style style:name="T184_50" style:family="text"/>
    <style:style style:name="T184_51" style:family="text"/>
    <style:style style:name="T184_52" style:family="text"/>
    <style:style style:name="T184_53" style:family="text"/>
    <style:style style:name="T184_54" style:family="text"/>
    <style:style style:name="T184_55" style:family="text"/>
    <style:style style:name="T184_56" style:family="text"/>
    <style:style style:name="P185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T185_43" style:family="text"/>
    <style:style style:name="T185_44" style:family="text"/>
    <style:style style:name="T185_45" style:family="text"/>
    <style:style style:name="T185_46" style:family="text"/>
    <style:style style:name="T185_47" style:family="text"/>
    <style:style style:name="T185_48" style:family="text"/>
    <style:style style:name="T185_49" style:family="text"/>
    <style:style style:name="T185_50" style:family="text"/>
    <style:style style:name="T185_51" style:family="text"/>
    <style:style style:name="T185_52" style:family="text"/>
    <style:style style:name="T185_53" style:family="text"/>
    <style:style style:name="T185_54" style:family="text"/>
    <style:style style:name="T185_55" style:family="text"/>
    <style:style style:name="T185_56" style:family="text"/>
    <style:style style:name="T185_57" style:family="text"/>
    <style:style style:name="T185_58" style:family="text"/>
    <style:style style:name="T185_59" style:family="text"/>
    <style:style style:name="T185_60" style:family="text"/>
    <style:style style:name="T185_61" style:family="text"/>
    <style:style style:name="T185_62" style:family="text"/>
    <style:style style:name="P186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T186_41" style:family="text"/>
    <style:style style:name="T186_42" style:family="text"/>
    <style:style style:name="T186_43" style:family="text"/>
    <style:style style:name="T186_44" style:family="text"/>
    <style:style style:name="T186_45" style:family="text"/>
    <style:style style:name="T186_46" style:family="text"/>
    <style:style style:name="T186_47" style:family="text"/>
    <style:style style:name="T186_48" style:family="text"/>
    <style:style style:name="T186_49" style:family="text"/>
    <style:style style:name="T186_50" style:family="text"/>
    <style:style style:name="T186_51" style:family="text"/>
    <style:style style:name="T186_52" style:family="text"/>
    <style:style style:name="T186_53" style:family="text"/>
    <style:style style:name="T186_54" style:family="text"/>
    <style:style style:name="T186_55" style:family="text"/>
    <style:style style:name="T186_56" style:family="text"/>
    <style:style style:name="T186_57" style:family="text"/>
    <style:style style:name="T186_58" style:family="text"/>
    <style:style style:name="T186_59" style:family="text"/>
    <style:style style:name="T186_60" style:family="text"/>
    <style:style style:name="T186_61" style:family="text"/>
    <style:style style:name="T186_62" style:family="text"/>
    <style:style style:name="T186_63" style:family="text"/>
    <style:style style:name="T186_64" style:family="text"/>
    <style:style style:name="T186_65" style:family="text"/>
    <style:style style:name="T186_66" style:family="text"/>
    <style:style style:name="T186_67" style:family="text"/>
    <style:style style:name="T186_68" style:family="text"/>
    <style:style style:name="T186_69" style:family="text"/>
    <style:style style:name="T186_70" style:family="text"/>
    <style:style style:name="T186_71" style:family="text"/>
    <style:style style:name="T186_72" style:family="text"/>
    <style:style style:name="T186_73" style:family="text"/>
    <style:style style:name="T186_74" style:family="text"/>
    <style:style style:name="P18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88" style:family="paragraph" style:parent-style-name="Standard">
      <style:paragraph-properties fo:break-before="auto" fo:text-indent="0cm" fo:line-height="100%" style:writing-mode="lr-tb"/>
    </style:style>
    <style:style style:name="T188_1" style:family="text">
      <style:text-properties fo:font-weight="bold" style:font-weight-asian="bold" style:font-weight-complex="bold"/>
    </style:style>
    <style:style style:name="T188_2" style:family="text">
      <style:text-properties fo:font-weight="bold" style:font-weight-asian="bold" style:font-weight-complex="bold"/>
    </style:style>
    <style:style style:name="T188_3" style:family="text">
      <style:text-properties fo:font-weight="bold" style:font-weight-asian="bold" style:font-weight-complex="bold"/>
    </style:style>
    <style:style style:name="T188_4" style:family="text">
      <style:text-properties fo:font-weight="bold" style:font-weight-asian="bold" style:font-weight-complex="bold"/>
    </style:style>
    <style:style style:name="T188_5" style:family="text">
      <style:text-properties fo:font-weight="bold" style:font-weight-asian="bold" style:font-weight-complex="bold"/>
    </style:style>
    <style:style style:name="P18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T189_37" style:family="text"/>
    <style:style style:name="T189_38" style:family="text"/>
    <style:style style:name="T189_39" style:family="text"/>
    <style:style style:name="T189_40" style:family="text"/>
    <style:style style:name="T189_41" style:family="text"/>
    <style:style style:name="T189_42" style:family="text"/>
    <style:style style:name="T189_43" style:family="text"/>
    <style:style style:name="T189_44" style:family="text"/>
    <style:style style:name="T189_45" style:family="text"/>
    <style:style style:name="T189_46" style:family="text"/>
    <style:style style:name="T189_47" style:family="text"/>
    <style:style style:name="T189_48" style:family="text"/>
    <style:style style:name="T189_49" style:family="text"/>
    <style:style style:name="T189_50" style:family="text"/>
    <style:style style:name="T189_51" style:family="text"/>
    <style:style style:name="T189_52" style:family="text"/>
    <style:style style:name="T189_53" style:family="text"/>
    <style:style style:name="T189_54" style:family="text"/>
    <style:style style:name="T189_55" style:family="text"/>
    <style:style style:name="T189_56" style:family="text"/>
    <style:style style:name="T189_57" style:family="text"/>
    <style:style style:name="T189_58" style:family="text"/>
    <style:style style:name="T189_59" style:family="text"/>
    <style:style style:name="T189_60" style:family="text"/>
    <style:style style:name="T189_61" style:family="text"/>
    <style:style style:name="T189_62" style:family="text"/>
    <style:style style:name="T189_63" style:family="text"/>
    <style:style style:name="T189_64" style:family="text"/>
    <style:style style:name="T189_65" style:family="text"/>
    <style:style style:name="T189_66" style:family="text"/>
    <style:style style:name="T189_67" style:family="text"/>
    <style:style style:name="T189_68" style:family="text"/>
    <style:style style:name="T189_69" style:family="text"/>
    <style:style style:name="T189_70" style:family="text"/>
    <style:style style:name="T189_71" style:family="text"/>
    <style:style style:name="T189_72" style:family="text"/>
    <style:style style:name="T189_73" style:family="text"/>
    <style:style style:name="T189_74" style:family="text"/>
    <style:style style:name="T189_75" style:family="text"/>
    <style:style style:name="T189_76" style:family="text"/>
    <style:style style:name="T189_77" style:family="text"/>
    <style:style style:name="T189_78" style:family="text"/>
    <style:style style:name="T189_79" style:family="text"/>
    <style:style style:name="T189_80" style:family="text"/>
    <style:style style:name="T189_81" style:family="text"/>
    <style:style style:name="T189_82" style:family="text"/>
    <style:style style:name="T189_83" style:family="text"/>
    <style:style style:name="T189_84" style:family="text"/>
    <style:style style:name="T189_85" style:family="text"/>
    <style:style style:name="T189_86" style:family="text"/>
    <style:style style:name="T189_87" style:family="text"/>
    <style:style style:name="T189_88" style:family="text"/>
    <style:style style:name="P19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91" style:family="paragraph" style:parent-style-name="Standard">
      <style:paragraph-properties fo:break-before="auto" fo:text-indent="0cm" fo:line-height="100%" style:writing-mode="lr-tb"/>
    </style:style>
    <style:style style:name="T191_1" style:family="text">
      <style:text-properties fo:font-weight="bold" style:font-weight-asian="bold" style:font-weight-complex="bold"/>
    </style:style>
    <style:style style:name="T191_2" style:family="text">
      <style:text-properties fo:font-weight="bold" style:font-weight-asian="bold" style:font-weight-complex="bold"/>
    </style:style>
    <style:style style:name="T191_3" style:family="text">
      <style:text-properties fo:font-weight="bold" style:font-weight-asian="bold" style:font-weight-complex="bold"/>
    </style:style>
    <style:style style:name="T191_4" style:family="text">
      <style:text-properties fo:font-weight="bold" style:font-weight-asian="bold" style:font-weight-complex="bold"/>
    </style:style>
    <style:style style:name="T191_5" style:family="text">
      <style:text-properties fo:font-weight="bold" style:font-weight-asian="bold" style:font-weight-complex="bold"/>
    </style:style>
    <style:style style:name="T191_6" style:family="text">
      <style:text-properties fo:font-weight="bold" style:font-weight-asian="bold" style:font-weight-complex="bold"/>
    </style:style>
    <style:style style:name="T191_7" style:family="text">
      <style:text-properties fo:font-weight="bold" style:font-weight-asian="bold" style:font-weight-complex="bold"/>
    </style:style>
    <style:style style:name="P19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T192_37" style:family="text"/>
    <style:style style:name="T192_38" style:family="text"/>
    <style:style style:name="T192_39" style:family="text"/>
    <style:style style:name="T192_40" style:family="text"/>
    <style:style style:name="T192_41" style:family="text"/>
    <style:style style:name="T192_42" style:family="text"/>
    <style:style style:name="T192_43" style:family="text"/>
    <style:style style:name="T192_44" style:family="text"/>
    <style:style style:name="T192_45" style:family="text"/>
    <style:style style:name="T192_46" style:family="text"/>
    <style:style style:name="T192_47" style:family="text"/>
    <style:style style:name="T192_48" style:family="text"/>
    <style:style style:name="T192_49" style:family="text"/>
    <style:style style:name="T192_50" style:family="text"/>
    <style:style style:name="T192_51" style:family="text"/>
    <style:style style:name="T192_52" style:family="text"/>
    <style:style style:name="T192_53" style:family="text"/>
    <style:style style:name="T192_54" style:family="text"/>
    <style:style style:name="T192_55" style:family="text"/>
    <style:style style:name="T192_56" style:family="text"/>
    <style:style style:name="T192_57" style:family="text"/>
    <style:style style:name="T192_58" style:family="text"/>
    <style:style style:name="T192_59" style:family="text"/>
    <style:style style:name="T192_60" style:family="text"/>
    <style:style style:name="T192_61" style:family="text"/>
    <style:style style:name="T192_62" style:family="text"/>
    <style:style style:name="T192_63" style:family="text"/>
    <style:style style:name="T192_64" style:family="text"/>
    <style:style style:name="T192_65" style:family="text"/>
    <style:style style:name="T192_66" style:family="text"/>
    <style:style style:name="T192_67" style:family="text"/>
    <style:style style:name="T192_68" style:family="text"/>
    <style:style style:name="T192_69" style:family="text"/>
    <style:style style:name="T192_70" style:family="text"/>
    <style:style style:name="T192_71" style:family="text"/>
    <style:style style:name="T192_72" style:family="text"/>
    <style:style style:name="T192_73" style:family="text"/>
    <style:style style:name="T192_74" style:family="text"/>
    <style:style style:name="T192_75" style:family="text"/>
    <style:style style:name="T192_76" style:family="text"/>
    <style:style style:name="T192_77" style:family="text"/>
    <style:style style:name="T192_78" style:family="text"/>
    <style:style style:name="T192_79" style:family="text"/>
    <style:style style:name="T192_80" style:family="text"/>
    <style:style style:name="T192_81" style:family="text"/>
    <style:style style:name="T192_82" style:family="text"/>
    <style:style style:name="T192_83" style:family="text"/>
    <style:style style:name="T192_84" style:family="text"/>
    <style:style style:name="T192_85" style:family="text"/>
    <style:style style:name="T192_86" style:family="text"/>
    <style:style style:name="T192_87" style:family="text"/>
    <style:style style:name="T192_88" style:family="text"/>
    <style:style style:name="T192_89" style:family="text"/>
    <style:style style:name="T192_90" style:family="text"/>
    <style:style style:name="T192_91" style:family="text"/>
    <style:style style:name="T192_92" style:family="text"/>
    <style:style style:name="T192_93" style:family="text"/>
    <style:style style:name="T192_94" style:family="text"/>
    <style:style style:name="T192_95" style:family="text"/>
    <style:style style:name="T192_96" style:family="text"/>
    <style:style style:name="T192_97" style:family="text"/>
    <style:style style:name="T192_98" style:family="text"/>
    <style:style style:name="T192_99" style:family="text"/>
    <style:style style:name="T192_100" style:family="text"/>
    <style:style style:name="T192_101" style:family="text"/>
    <style:style style:name="T192_102" style:family="text"/>
    <style:style style:name="T192_103" style:family="text"/>
    <style:style style:name="T192_104" style:family="text"/>
    <style:style style:name="T192_105" style:family="text"/>
    <style:style style:name="T192_106" style:family="text"/>
    <style:style style:name="T192_107" style:family="text"/>
    <style:style style:name="T192_108" style:family="text"/>
    <style:style style:name="T192_109" style:family="text"/>
    <style:style style:name="T192_110" style:family="text"/>
    <style:style style:name="T192_111" style:family="text"/>
    <style:style style:name="T192_112" style:family="text"/>
    <style:style style:name="T192_113" style:family="text"/>
    <style:style style:name="T192_114" style:family="text"/>
    <style:style style:name="T192_115" style:family="text"/>
    <style:style style:name="T192_116" style:family="text"/>
    <style:style style:name="T192_117" style:family="text"/>
    <style:style style:name="T192_118" style:family="text"/>
    <style:style style:name="T192_119" style:family="text"/>
    <style:style style:name="T192_120" style:family="text"/>
    <style:style style:name="T192_121" style:family="text"/>
    <style:style style:name="T192_122" style:family="text"/>
    <style:style style:name="T192_123" style:family="text"/>
    <style:style style:name="T192_124" style:family="text"/>
    <style:style style:name="T192_125" style:family="text"/>
    <style:style style:name="T192_126" style:family="text"/>
    <style:style style:name="T192_127" style:family="text"/>
    <style:style style:name="T192_128" style:family="text"/>
    <style:style style:name="T192_129" style:family="text"/>
    <style:style style:name="T192_130" style:family="text"/>
    <style:style style:name="T192_131" style:family="text"/>
    <style:style style:name="T192_132" style:family="text"/>
    <style:style style:name="P19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94" style:family="paragraph" style:parent-style-name="Standard">
      <style:paragraph-properties fo:break-before="auto" fo:text-indent="0cm" fo:line-height="100%" style:writing-mode="lr-tb"/>
    </style:style>
    <style:style style:name="T194_1" style:family="text">
      <style:text-properties fo:font-weight="bold" style:font-weight-asian="bold" style:font-weight-complex="bold"/>
    </style:style>
    <style:style style:name="T194_2" style:family="text">
      <style:text-properties fo:font-weight="bold" style:font-weight-asian="bold" style:font-weight-complex="bold"/>
    </style:style>
    <style:style style:name="T194_3" style:family="text">
      <style:text-properties fo:font-weight="bold" style:font-weight-asian="bold" style:font-weight-complex="bold"/>
    </style:style>
    <style:style style:name="T194_4" style:family="text">
      <style:text-properties fo:font-weight="bold" style:font-weight-asian="bold" style:font-weight-complex="bold"/>
    </style:style>
    <style:style style:name="T194_5" style:family="text">
      <style:text-properties fo:font-weight="bold" style:font-weight-asian="bold" style:font-weight-complex="bold"/>
    </style:style>
    <style:style style:name="T194_6" style:family="text">
      <style:text-properties fo:font-weight="bold" style:font-weight-asian="bold" style:font-weight-complex="bold"/>
    </style:style>
    <style:style style:name="T194_7" style:family="text">
      <style:text-properties fo:font-weight="bold" style:font-weight-asian="bold" style:font-weight-complex="bold"/>
    </style:style>
    <style:style style:name="T194_8" style:family="text">
      <style:text-properties fo:font-weight="bold" style:font-weight-asian="bold" style:font-weight-complex="bold"/>
    </style:style>
    <style:style style:name="T194_9" style:family="text">
      <style:text-properties fo:font-weight="bold" style:font-weight-asian="bold" style:font-weight-complex="bold"/>
    </style:style>
    <style:style style:name="T194_10" style:family="text">
      <style:text-properties fo:font-weight="bold" style:font-weight-asian="bold" style:font-weight-complex="bold"/>
    </style:style>
    <style:style style:name="T194_11" style:family="text">
      <style:text-properties fo:font-weight="bold" style:font-weight-asian="bold" style:font-weight-complex="bold"/>
    </style:style>
    <style:style style:name="T194_12" style:family="text">
      <style:text-properties fo:font-weight="bold" style:font-weight-asian="bold" style:font-weight-complex="bold"/>
    </style:style>
    <style:style style:name="T194_13" style:family="text">
      <style:text-properties fo:font-weight="bold" style:font-weight-asian="bold" style:font-weight-complex="bold"/>
    </style:style>
    <style:style style:name="T194_14" style:family="text">
      <style:text-properties fo:font-weight="bold" style:font-weight-asian="bold" style:font-weight-complex="bold"/>
    </style:style>
    <style:style style:name="T194_15" style:family="text">
      <style:text-properties fo:font-weight="bold" style:font-weight-asian="bold" style:font-weight-complex="bold"/>
    </style:style>
    <style:style style:name="P19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T195_27" style:family="text"/>
    <style:style style:name="T195_28" style:family="text"/>
    <style:style style:name="T195_29" style:family="text"/>
    <style:style style:name="T195_30" style:family="text"/>
    <style:style style:name="T195_31" style:family="text"/>
    <style:style style:name="T195_32" style:family="text"/>
    <style:style style:name="T195_33" style:family="text"/>
    <style:style style:name="T195_34" style:family="text"/>
    <style:style style:name="T195_35" style:family="text"/>
    <style:style style:name="T195_36" style:family="text"/>
    <style:style style:name="T195_37" style:family="text"/>
    <style:style style:name="T195_38" style:family="text"/>
    <style:style style:name="T195_39" style:family="text"/>
    <style:style style:name="T195_40" style:family="text"/>
    <style:style style:name="T195_41" style:family="text"/>
    <style:style style:name="T195_42" style:family="text"/>
    <style:style style:name="T195_43" style:family="text"/>
    <style:style style:name="T195_44" style:family="text"/>
    <style:style style:name="T195_45" style:family="text"/>
    <style:style style:name="T195_46" style:family="text"/>
    <style:style style:name="T195_47" style:family="text"/>
    <style:style style:name="T195_48" style:family="text"/>
    <style:style style:name="T195_49" style:family="text"/>
    <style:style style:name="T195_50" style:family="text"/>
    <style:style style:name="T195_51" style:family="text"/>
    <style:style style:name="T195_52" style:family="text"/>
    <style:style style:name="T195_53" style:family="text"/>
    <style:style style:name="T195_54" style:family="text"/>
    <style:style style:name="T195_55" style:family="text"/>
    <style:style style:name="T195_56" style:family="text"/>
    <style:style style:name="T195_57" style:family="text"/>
    <style:style style:name="T195_58" style:family="text"/>
    <style:style style:name="T195_59" style:family="text"/>
    <style:style style:name="T195_60" style:family="text"/>
    <style:style style:name="T195_61" style:family="text"/>
    <style:style style:name="T195_62" style:family="text"/>
    <style:style style:name="T195_63" style:family="text"/>
    <style:style style:name="T195_64" style:family="text"/>
    <style:style style:name="P19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97" style:family="paragraph" style:parent-style-name="Standard">
      <style:paragraph-properties fo:break-before="auto" fo:text-indent="0cm" fo:line-height="100%" style:writing-mode="lr-tb"/>
    </style:style>
    <style:style style:name="T197_1" style:family="text">
      <style:text-properties fo:font-weight="bold" style:font-weight-asian="bold" style:font-weight-complex="bold"/>
    </style:style>
    <style:style style:name="T197_2" style:family="text">
      <style:text-properties fo:font-weight="bold" style:font-weight-asian="bold" style:font-weight-complex="bold"/>
    </style:style>
    <style:style style:name="T197_3" style:family="text">
      <style:text-properties fo:font-weight="bold" style:font-weight-asian="bold" style:font-weight-complex="bold"/>
    </style:style>
    <style:style style:name="T197_4" style:family="text">
      <style:text-properties fo:font-weight="bold" style:font-weight-asian="bold" style:font-weight-complex="bold"/>
    </style:style>
    <style:style style:name="T197_5" style:family="text">
      <style:text-properties fo:font-weight="bold" style:font-weight-asian="bold" style:font-weight-complex="bold"/>
    </style:style>
    <style:style style:name="P19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T198_41" style:family="text"/>
    <style:style style:name="T198_42" style:family="text"/>
    <style:style style:name="T198_43" style:family="text"/>
    <style:style style:name="T198_44" style:family="text"/>
    <style:style style:name="T198_45" style:family="text"/>
    <style:style style:name="T198_46" style:family="text"/>
    <style:style style:name="T198_47" style:family="text"/>
    <style:style style:name="T198_48" style:family="text"/>
    <style:style style:name="T198_49" style:family="text"/>
    <style:style style:name="T198_50" style:family="text"/>
    <style:style style:name="T198_51" style:family="text"/>
    <style:style style:name="T198_52" style:family="text"/>
    <style:style style:name="T198_53" style:family="text"/>
    <style:style style:name="T198_54" style:family="text"/>
    <style:style style:name="T198_55" style:family="text"/>
    <style:style style:name="T198_56" style:family="text"/>
    <style:style style:name="T198_57" style:family="text"/>
    <style:style style:name="T198_58" style:family="text"/>
    <style:style style:name="T198_59" style:family="text"/>
    <style:style style:name="T198_60" style:family="text"/>
    <style:style style:name="T198_61" style:family="text"/>
    <style:style style:name="T198_62" style:family="text"/>
    <style:style style:name="T198_63" style:family="text"/>
    <style:style style:name="T198_64" style:family="text"/>
    <style:style style:name="T198_65" style:family="text"/>
    <style:style style:name="T198_66" style:family="text"/>
    <style:style style:name="T198_67" style:family="text"/>
    <style:style style:name="T198_68" style:family="text"/>
    <style:style style:name="T198_69" style:family="text"/>
    <style:style style:name="T198_70" style:family="text"/>
    <style:style style:name="T198_71" style:family="text"/>
    <style:style style:name="T198_72" style:family="text"/>
    <style:style style:name="T198_73" style:family="text"/>
    <style:style style:name="T198_74" style:family="text"/>
    <style:style style:name="T198_75" style:family="text"/>
    <style:style style:name="T198_76" style:family="text"/>
    <style:style style:name="T198_77" style:family="text"/>
    <style:style style:name="T198_78" style:family="text"/>
    <style:style style:name="T198_79" style:family="text"/>
    <style:style style:name="T198_80" style:family="text"/>
    <style:style style:name="T198_81" style:family="text"/>
    <style:style style:name="T198_82" style:family="text"/>
    <style:style style:name="T198_83" style:family="text"/>
    <style:style style:name="T198_84" style:family="text"/>
    <style:style style:name="T198_85" style:family="text"/>
    <style:style style:name="T198_86" style:family="text"/>
    <style:style style:name="T198_87" style:family="text"/>
    <style:style style:name="T198_88" style:family="text"/>
    <style:style style:name="T198_89" style:family="text"/>
    <style:style style:name="T198_90" style:family="text"/>
    <style:style style:name="P19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200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00_1" style:family="text">
      <style:text-properties fo:font-size="14pt" style:font-size-asian="14pt" style:font-size-complex="14pt" fo:font-weight="bold" style:font-weight-asian="bold" style:font-weight-complex="bold"/>
    </style:style>
    <style:style style:name="T200_2" style:family="text">
      <style:text-properties fo:font-size="14pt" style:font-size-asian="14pt" style:font-size-complex="14pt" fo:font-weight="bold" style:font-weight-asian="bold" style:font-weight-complex="bold"/>
    </style:style>
    <style:style style:name="T200_3" style:family="text">
      <style:text-properties fo:font-size="14pt" style:font-size-asian="14pt" style:font-size-complex="14pt" fo:font-weight="bold" style:font-weight-asian="bold" style:font-weight-complex="bold"/>
    </style:style>
    <style:style style:name="T200_4" style:family="text">
      <style:text-properties fo:font-size="14pt" style:font-size-asian="14pt" style:font-size-complex="14pt" fo:font-weight="bold" style:font-weight-asian="bold" style:font-weight-complex="bold"/>
    </style:style>
    <style:style style:name="T200_5" style:family="text">
      <style:text-properties fo:font-size="14pt" style:font-size-asian="14pt" style:font-size-complex="14pt" fo:font-weight="bold" style:font-weight-asian="bold" style:font-weight-complex="bold"/>
    </style:style>
    <style:style style:name="T200_6" style:family="text">
      <style:text-properties fo:font-size="14pt" style:font-size-asian="14pt" style:font-size-complex="14pt" fo:font-weight="bold" style:font-weight-asian="bold" style:font-weight-complex="bold"/>
    </style:style>
    <style:style style:name="T200_7" style:family="text">
      <style:text-properties fo:font-size="14pt" style:font-size-asian="14pt" style:font-size-complex="14pt" fo:font-weight="bold" style:font-weight-asian="bold" style:font-weight-complex="bold"/>
    </style:style>
    <style:style style:name="T200_8" style:family="text">
      <style:text-properties fo:font-size="14pt" style:font-size-asian="14pt" style:font-size-complex="14pt" fo:font-weight="bold" style:font-weight-asian="bold" style:font-weight-complex="bold"/>
    </style:style>
    <style:style style:name="T200_9" style:family="text">
      <style:text-properties fo:font-size="14pt" style:font-size-asian="14pt" style:font-size-complex="14pt" fo:font-weight="bold" style:font-weight-asian="bold" style:font-weight-complex="bold"/>
    </style:style>
    <style:style style:name="T200_10" style:family="text">
      <style:text-properties fo:font-size="14pt" style:font-size-asian="14pt" style:font-size-complex="14pt" fo:font-weight="bold" style:font-weight-asian="bold" style:font-weight-complex="bold"/>
    </style:style>
    <style:style style:name="T200_11" style:family="text">
      <style:text-properties fo:font-size="14pt" style:font-size-asian="14pt" style:font-size-complex="14pt" fo:font-weight="bold" style:font-weight-asian="bold" style:font-weight-complex="bold"/>
    </style:style>
    <style:style style:name="P201" style:family="paragraph" style:parent-style-name="Standard">
      <style:paragraph-properties fo:break-before="auto" fo:text-indent="0cm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2" style:family="paragraph" style:parent-style-name="Standard">
      <style:paragraph-properties fo:break-before="auto" fo:text-indent="0cm" fo:line-height="100%" style:writing-mode="lr-tb"/>
    </style:style>
    <style:style style:name="T202_1" style:family="text">
      <style:text-properties fo:font-weight="bold" style:font-weight-asian="bold" style:font-weight-complex="bold"/>
    </style:style>
    <style:style style:name="T202_2" style:family="text">
      <style:text-properties fo:font-weight="bold" style:font-weight-asian="bold" style:font-weight-complex="bold"/>
    </style:style>
    <style:style style:name="T202_3" style:family="text">
      <style:text-properties fo:font-weight="bold" style:font-weight-asian="bold" style:font-weight-complex="bold"/>
    </style:style>
    <style:style style:name="T202_4" style:family="text">
      <style:text-properties fo:font-weight="bold" style:font-weight-asian="bold" style:font-weight-complex="bold"/>
    </style:style>
    <style:style style:name="T202_5" style:family="text">
      <style:text-properties fo:font-weight="bold" style:font-weight-asian="bold" style:font-weight-complex="bold"/>
    </style:style>
    <style:style style:name="T202_6" style:family="text">
      <style:text-properties fo:font-weight="bold" style:font-weight-asian="bold" style:font-weight-complex="bold"/>
    </style:style>
    <style:style style:name="T202_7" style:family="text">
      <style:text-properties fo:font-weight="bold" style:font-weight-asian="bold" style:font-weight-complex="bold"/>
    </style:style>
    <style:style style:name="P20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T203_21" style:family="text"/>
    <style:style style:name="T203_22" style:family="text"/>
    <style:style style:name="T203_23" style:family="text"/>
    <style:style style:name="T203_24" style:family="text"/>
    <style:style style:name="T203_25" style:family="text"/>
    <style:style style:name="T203_26" style:family="text"/>
    <style:style style:name="T203_27" style:family="text"/>
    <style:style style:name="T203_28" style:family="text"/>
    <style:style style:name="T203_29" style:family="text"/>
    <style:style style:name="T203_30" style:family="text"/>
    <style:style style:name="T203_31" style:family="text"/>
    <style:style style:name="T203_32" style:family="text"/>
    <style:style style:name="T203_33" style:family="text"/>
    <style:style style:name="T203_34" style:family="text"/>
    <style:style style:name="T203_35" style:family="text"/>
    <style:style style:name="T203_36" style:family="text"/>
    <style:style style:name="T203_37" style:family="text"/>
    <style:style style:name="T203_38" style:family="text"/>
    <style:style style:name="T203_39" style:family="text"/>
    <style:style style:name="T203_40" style:family="text"/>
    <style:style style:name="T203_41" style:family="text"/>
    <style:style style:name="T203_42" style:family="text"/>
    <style:style style:name="T203_43" style:family="text"/>
    <style:style style:name="T203_44" style:family="text"/>
    <style:style style:name="T203_45" style:family="text"/>
    <style:style style:name="T203_46" style:family="text"/>
    <style:style style:name="T203_47" style:family="text"/>
    <style:style style:name="T203_48" style:family="text"/>
    <style:style style:name="T203_49" style:family="text"/>
    <style:style style:name="T203_50" style:family="text"/>
    <style:style style:name="T203_51" style:family="text"/>
    <style:style style:name="T203_52" style:family="text"/>
    <style:style style:name="T203_53" style:family="text"/>
    <style:style style:name="T203_54" style:family="text"/>
    <style:style style:name="T203_55" style:family="text"/>
    <style:style style:name="T203_56" style:family="text"/>
    <style:style style:name="T203_57" style:family="text"/>
    <style:style style:name="T203_58" style:family="text"/>
    <style:style style:name="T203_59" style:family="text"/>
    <style:style style:name="T203_60" style:family="text"/>
    <style:style style:name="T203_61" style:family="text"/>
    <style:style style:name="T203_62" style:family="text"/>
    <style:style style:name="T203_63" style:family="text"/>
    <style:style style:name="T203_64" style:family="text"/>
    <style:style style:name="T203_65" style:family="text"/>
    <style:style style:name="T203_66" style:family="text"/>
    <style:style style:name="T203_67" style:family="text"/>
    <style:style style:name="T203_68" style:family="text"/>
    <style:style style:name="T203_69" style:family="text"/>
    <style:style style:name="T203_70" style:family="text"/>
    <style:style style:name="T203_71" style:family="text"/>
    <style:style style:name="T203_72" style:family="text"/>
    <style:style style:name="T203_73" style:family="text"/>
    <style:style style:name="T203_74" style:family="text"/>
    <style:style style:name="T203_75" style:family="text"/>
    <style:style style:name="T203_76" style:family="text"/>
    <style:style style:name="T203_77" style:family="text"/>
    <style:style style:name="T203_78" style:family="text"/>
    <style:style style:name="T203_79" style:family="text"/>
    <style:style style:name="T203_80" style:family="text"/>
    <style:style style:name="T203_81" style:family="text"/>
    <style:style style:name="T203_82" style:family="text"/>
    <style:style style:name="T203_83" style:family="text"/>
    <style:style style:name="T203_84" style:family="text"/>
    <style:style style:name="T203_85" style:family="text"/>
    <style:style style:name="T203_86" style:family="text"/>
    <style:style style:name="T203_87" style:family="text"/>
    <style:style style:name="T203_88" style:family="text"/>
    <style:style style:name="T203_89" style:family="text"/>
    <style:style style:name="T203_90" style:family="text"/>
    <style:style style:name="T203_91" style:family="text"/>
    <style:style style:name="T203_92" style:family="text"/>
    <style:style style:name="T203_93" style:family="text"/>
    <style:style style:name="T203_94" style:family="text"/>
    <style:style style:name="T203_95" style:family="text"/>
    <style:style style:name="T203_96" style:family="text"/>
    <style:style style:name="T203_97" style:family="text"/>
    <style:style style:name="T203_98" style:family="text"/>
    <style:style style:name="T203_99" style:family="text"/>
    <style:style style:name="T203_100" style:family="text"/>
    <style:style style:name="T203_101" style:family="text"/>
    <style:style style:name="T203_102" style:family="text"/>
    <style:style style:name="T203_103" style:family="text"/>
    <style:style style:name="T203_104" style:family="text"/>
    <style:style style:name="T203_105" style:family="text"/>
    <style:style style:name="T203_106" style:family="text"/>
    <style:style style:name="T203_107" style:family="text"/>
    <style:style style:name="T203_108" style:family="text"/>
    <style:style style:name="T203_109" style:family="text"/>
    <style:style style:name="T203_110" style:family="text"/>
    <style:style style:name="T203_111" style:family="text"/>
    <style:style style:name="T203_112" style:family="text"/>
    <style:style style:name="T203_113" style:family="text"/>
    <style:style style:name="T203_114" style:family="text"/>
    <style:style style:name="T203_115" style:family="text"/>
    <style:style style:name="T203_116" style:family="text"/>
    <style:style style:name="T203_117" style:family="text"/>
    <style:style style:name="T203_118" style:family="text"/>
    <style:style style:name="T203_119" style:family="text"/>
    <style:style style:name="T203_120" style:family="text"/>
    <style:style style:name="T203_121" style:family="text"/>
    <style:style style:name="T203_122" style:family="text"/>
    <style:style style:name="T203_123" style:family="text"/>
    <style:style style:name="T203_124" style:family="text"/>
    <style:style style:name="T203_125" style:family="text"/>
    <style:style style:name="T203_126" style:family="text"/>
    <style:style style:name="T203_127" style:family="text"/>
    <style:style style:name="T203_128" style:family="text"/>
    <style:style style:name="T203_129" style:family="text"/>
    <style:style style:name="T203_130" style:family="text"/>
    <style:style style:name="T203_131" style:family="text"/>
    <style:style style:name="T203_132" style:family="text"/>
    <style:style style:name="P20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T204_24" style:family="text"/>
    <style:style style:name="T204_25" style:family="text"/>
    <style:style style:name="T204_26" style:family="text"/>
    <style:style style:name="T204_27" style:family="text"/>
    <style:style style:name="T204_28" style:family="text"/>
    <style:style style:name="T204_29" style:family="text"/>
    <style:style style:name="T204_30" style:family="text"/>
    <style:style style:name="T204_31" style:family="text"/>
    <style:style style:name="T204_32" style:family="text"/>
    <style:style style:name="T204_33" style:family="text"/>
    <style:style style:name="T204_34" style:family="text"/>
    <style:style style:name="T204_35" style:family="text"/>
    <style:style style:name="T204_36" style:family="text"/>
    <style:style style:name="T204_37" style:family="text"/>
    <style:style style:name="T204_38" style:family="text"/>
    <style:style style:name="T204_39" style:family="text"/>
    <style:style style:name="T204_40" style:family="text"/>
    <style:style style:name="T204_41" style:family="text"/>
    <style:style style:name="T204_42" style:family="text"/>
    <style:style style:name="T204_43" style:family="text"/>
    <style:style style:name="T204_44" style:family="text"/>
    <style:style style:name="T204_45" style:family="text"/>
    <style:style style:name="T204_46" style:family="text"/>
    <style:style style:name="T204_47" style:family="text"/>
    <style:style style:name="T204_48" style:family="text"/>
    <style:style style:name="T204_49" style:family="text"/>
    <style:style style:name="T204_50" style:family="text"/>
    <style:style style:name="T204_51" style:family="text"/>
    <style:style style:name="T204_52" style:family="text"/>
    <style:style style:name="T204_53" style:family="text"/>
    <style:style style:name="T204_54" style:family="text"/>
    <style:style style:name="T204_55" style:family="text"/>
    <style:style style:name="T204_56" style:family="text"/>
    <style:style style:name="T204_57" style:family="text"/>
    <style:style style:name="T204_58" style:family="text"/>
    <style:style style:name="T204_59" style:family="text"/>
    <style:style style:name="T204_60" style:family="text"/>
    <style:style style:name="T204_61" style:family="text"/>
    <style:style style:name="T204_62" style:family="text"/>
    <style:style style:name="T204_63" style:family="text"/>
    <style:style style:name="T204_64" style:family="text"/>
    <style:style style:name="T204_65" style:family="text"/>
    <style:style style:name="T204_66" style:family="text"/>
    <style:style style:name="T204_67" style:family="text"/>
    <style:style style:name="T204_68" style:family="text"/>
    <style:style style:name="T204_69" style:family="text"/>
    <style:style style:name="T204_70" style:family="text"/>
    <style:style style:name="T204_71" style:family="text"/>
    <style:style style:name="T204_72" style:family="text"/>
    <style:style style:name="T204_73" style:family="text"/>
    <style:style style:name="T204_74" style:family="text"/>
    <style:style style:name="T204_75" style:family="text"/>
    <style:style style:name="T204_76" style:family="text"/>
    <style:style style:name="T204_77" style:family="text"/>
    <style:style style:name="T204_78" style:family="text"/>
    <style:style style:name="T204_79" style:family="text"/>
    <style:style style:name="T204_80" style:family="text"/>
    <style:style style:name="T204_81" style:family="text"/>
    <style:style style:name="T204_82" style:family="text"/>
    <style:style style:name="T204_83" style:family="text"/>
    <style:style style:name="T204_84" style:family="text"/>
    <style:style style:name="T204_85" style:family="text"/>
    <style:style style:name="T204_86" style:family="text"/>
    <style:style style:name="T204_87" style:family="text"/>
    <style:style style:name="T204_88" style:family="text"/>
    <style:style style:name="T204_89" style:family="text"/>
    <style:style style:name="T204_90" style:family="text"/>
    <style:style style:name="T204_91" style:family="text"/>
    <style:style style:name="T204_92" style:family="text"/>
    <style:style style:name="T204_93" style:family="text"/>
    <style:style style:name="T204_94" style:family="text"/>
    <style:style style:name="T204_95" style:family="text"/>
    <style:style style:name="T204_96" style:family="text"/>
    <style:style style:name="T204_97" style:family="text"/>
    <style:style style:name="T204_98" style:family="text"/>
    <style:style style:name="T204_99" style:family="text"/>
    <style:style style:name="T204_100" style:family="text"/>
    <style:style style:name="T204_101" style:family="text"/>
    <style:style style:name="T204_102" style:family="text"/>
    <style:style style:name="T204_103" style:family="text"/>
    <style:style style:name="T204_104" style:family="text"/>
    <style:style style:name="T204_105" style:family="text"/>
    <style:style style:name="T204_106" style:family="text"/>
    <style:style style:name="T204_107" style:family="text"/>
    <style:style style:name="T204_108" style:family="text"/>
    <style:style style:name="T204_109" style:family="text"/>
    <style:style style:name="T204_110" style:family="text"/>
    <style:style style:name="T204_111" style:family="text"/>
    <style:style style:name="T204_112" style:family="text"/>
    <style:style style:name="P20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206" style:family="paragraph" style:parent-style-name="Standard">
      <style:paragraph-properties fo:break-before="auto" fo:text-indent="0cm" fo:line-height="100%" style:writing-mode="lr-tb"/>
    </style:style>
    <style:style style:name="T206_1" style:family="text">
      <style:text-properties fo:font-weight="bold" style:font-weight-asian="bold" style:font-weight-complex="bold"/>
    </style:style>
    <style:style style:name="T206_2" style:family="text">
      <style:text-properties fo:font-weight="bold" style:font-weight-asian="bold" style:font-weight-complex="bold"/>
    </style:style>
    <style:style style:name="T206_3" style:family="text">
      <style:text-properties fo:font-weight="bold" style:font-weight-asian="bold" style:font-weight-complex="bold"/>
    </style:style>
    <style:style style:name="T206_4" style:family="text">
      <style:text-properties fo:font-weight="bold" style:font-weight-asian="bold" style:font-weight-complex="bold"/>
    </style:style>
    <style:style style:name="T206_5" style:family="text">
      <style:text-properties fo:font-weight="bold" style:font-weight-asian="bold" style:font-weight-complex="bold"/>
    </style:style>
    <style:style style:name="T206_6" style:family="text">
      <style:text-properties fo:font-weight="bold" style:font-weight-asian="bold" style:font-weight-complex="bold"/>
    </style:style>
    <style:style style:name="T206_7" style:family="text">
      <style:text-properties fo:font-weight="bold" style:font-weight-asian="bold" style:font-weight-complex="bold"/>
    </style:style>
    <style:style style:name="T206_8" style:family="text">
      <style:text-properties fo:font-weight="bold" style:font-weight-asian="bold" style:font-weight-complex="bold"/>
    </style:style>
    <style:style style:name="T206_9" style:family="text">
      <style:text-properties fo:font-weight="bold" style:font-weight-asian="bold" style:font-weight-complex="bold"/>
    </style:style>
    <style:style style:name="T206_10" style:family="text">
      <style:text-properties fo:font-weight="bold" style:font-weight-asian="bold" style:font-weight-complex="bold"/>
    </style:style>
    <style:style style:name="P20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T207_38" style:family="text"/>
    <style:style style:name="T207_39" style:family="text"/>
    <style:style style:name="T207_40" style:family="text"/>
    <style:style style:name="T207_41" style:family="text"/>
    <style:style style:name="T207_42" style:family="text"/>
    <style:style style:name="T207_43" style:family="text"/>
    <style:style style:name="T207_44" style:family="text"/>
    <style:style style:name="T207_45" style:family="text"/>
    <style:style style:name="T207_46" style:family="text"/>
    <style:style style:name="T207_47" style:family="text"/>
    <style:style style:name="T207_48" style:family="text"/>
    <style:style style:name="T207_49" style:family="text"/>
    <style:style style:name="T207_50" style:family="text"/>
    <style:style style:name="T207_51" style:family="text"/>
    <style:style style:name="T207_52" style:family="text"/>
    <style:style style:name="T207_53" style:family="text"/>
    <style:style style:name="T207_54" style:family="text"/>
    <style:style style:name="T207_55" style:family="text"/>
    <style:style style:name="T207_56" style:family="text"/>
    <style:style style:name="T207_57" style:family="text"/>
    <style:style style:name="T207_58" style:family="text"/>
    <style:style style:name="T207_59" style:family="text"/>
    <style:style style:name="T207_60" style:family="text"/>
    <style:style style:name="T207_61" style:family="text"/>
    <style:style style:name="T207_62" style:family="text"/>
    <style:style style:name="T207_63" style:family="text"/>
    <style:style style:name="T207_64" style:family="text"/>
    <style:style style:name="T207_65" style:family="text"/>
    <style:style style:name="T207_66" style:family="text"/>
    <style:style style:name="T207_67" style:family="text"/>
    <style:style style:name="T207_68" style:family="text"/>
    <style:style style:name="T207_69" style:family="text"/>
    <style:style style:name="T207_70" style:family="text"/>
    <style:style style:name="T207_71" style:family="text"/>
    <style:style style:name="T207_72" style:family="text"/>
    <style:style style:name="T207_73" style:family="text"/>
    <style:style style:name="T207_74" style:family="text"/>
    <style:style style:name="T207_75" style:family="text"/>
    <style:style style:name="T207_76" style:family="text"/>
    <style:style style:name="T207_77" style:family="text"/>
    <style:style style:name="T207_78" style:family="text"/>
    <style:style style:name="T207_79" style:family="text"/>
    <style:style style:name="T207_80" style:family="text"/>
    <style:style style:name="T207_81" style:family="text"/>
    <style:style style:name="T207_82" style:family="text"/>
    <style:style style:name="T207_83" style:family="text"/>
    <style:style style:name="T207_84" style:family="text"/>
    <style:style style:name="T207_85" style:family="text"/>
    <style:style style:name="T207_86" style:family="text"/>
    <style:style style:name="T207_87" style:family="text"/>
    <style:style style:name="T207_88" style:family="text"/>
    <style:style style:name="T207_89" style:family="text"/>
    <style:style style:name="T207_90" style:family="text"/>
    <style:style style:name="T207_91" style:family="text"/>
    <style:style style:name="T207_92" style:family="text"/>
    <style:style style:name="T207_93" style:family="text"/>
    <style:style style:name="T207_94" style:family="text"/>
    <style:style style:name="T207_95" style:family="text"/>
    <style:style style:name="T207_96" style:family="text"/>
    <style:style style:name="T207_97" style:family="text"/>
    <style:style style:name="T207_98" style:family="text"/>
    <style:style style:name="T207_99" style:family="text"/>
    <style:style style:name="T207_100" style:family="text"/>
    <style:style style:name="T207_101" style:family="text"/>
    <style:style style:name="T207_102" style:family="text"/>
    <style:style style:name="T207_103" style:family="text"/>
    <style:style style:name="T207_104" style:family="text"/>
    <style:style style:name="T207_105" style:family="text"/>
    <style:style style:name="T207_106" style:family="text"/>
    <style:style style:name="T207_107" style:family="text"/>
    <style:style style:name="T207_108" style:family="text"/>
    <style:style style:name="T207_109" style:family="text"/>
    <style:style style:name="T207_110" style:family="text"/>
    <style:style style:name="T207_111" style:family="text"/>
    <style:style style:name="T207_112" style:family="text"/>
    <style:style style:name="T207_113" style:family="text"/>
    <style:style style:name="T207_114" style:family="text"/>
    <style:style style:name="T207_115" style:family="text"/>
    <style:style style:name="T207_116" style:family="text"/>
    <style:style style:name="T207_117" style:family="text"/>
    <style:style style:name="T207_118" style:family="text"/>
    <style:style style:name="P20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209" style:family="paragraph" style:parent-style-name="Standard">
      <style:paragraph-properties fo:break-before="auto" fo:text-indent="0cm" fo:line-height="100%" style:writing-mode="lr-tb"/>
    </style:style>
    <style:style style:name="T209_1" style:family="text">
      <style:text-properties fo:font-weight="bold" style:font-weight-asian="bold" style:font-weight-complex="bold"/>
    </style:style>
    <style:style style:name="T209_2" style:family="text">
      <style:text-properties fo:font-weight="bold" style:font-weight-asian="bold" style:font-weight-complex="bold"/>
    </style:style>
    <style:style style:name="T209_3" style:family="text">
      <style:text-properties fo:font-weight="bold" style:font-weight-asian="bold" style:font-weight-complex="bold"/>
    </style:style>
    <style:style style:name="T209_4" style:family="text">
      <style:text-properties fo:font-weight="bold" style:font-weight-asian="bold" style:font-weight-complex="bold"/>
    </style:style>
    <style:style style:name="T209_5" style:family="text">
      <style:text-properties fo:font-weight="bold" style:font-weight-asian="bold" style:font-weight-complex="bold"/>
    </style:style>
    <style:style style:name="T209_6" style:family="text">
      <style:text-properties fo:font-weight="bold" style:font-weight-asian="bold" style:font-weight-complex="bold"/>
    </style:style>
    <style:style style:name="T209_7" style:family="text">
      <style:text-properties fo:font-weight="bold" style:font-weight-asian="bold" style:font-weight-complex="bold"/>
    </style:style>
    <style:style style:name="P21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T210_26" style:family="text"/>
    <style:style style:name="T210_27" style:family="text"/>
    <style:style style:name="T210_28" style:family="text"/>
    <style:style style:name="T210_29" style:family="text"/>
    <style:style style:name="T210_30" style:family="text"/>
    <style:style style:name="T210_31" style:family="text"/>
    <style:style style:name="T210_32" style:family="text"/>
    <style:style style:name="T210_33" style:family="text"/>
    <style:style style:name="T210_34" style:family="text"/>
    <style:style style:name="T210_35" style:family="text"/>
    <style:style style:name="T210_36" style:family="text"/>
    <style:style style:name="T210_37" style:family="text"/>
    <style:style style:name="T210_38" style:family="text"/>
    <style:style style:name="T210_39" style:family="text"/>
    <style:style style:name="T210_40" style:family="text"/>
    <style:style style:name="T210_41" style:family="text"/>
    <style:style style:name="T210_42" style:family="text"/>
    <style:style style:name="T210_43" style:family="text"/>
    <style:style style:name="T210_44" style:family="text"/>
    <style:style style:name="T210_45" style:family="text"/>
    <style:style style:name="T210_46" style:family="text"/>
    <style:style style:name="T210_47" style:family="text"/>
    <style:style style:name="T210_48" style:family="text"/>
    <style:style style:name="T210_49" style:family="text"/>
    <style:style style:name="T210_50" style:family="text"/>
    <style:style style:name="T210_51" style:family="text"/>
    <style:style style:name="T210_52" style:family="text"/>
    <style:style style:name="T210_53" style:family="text"/>
    <style:style style:name="T210_54" style:family="text"/>
    <style:style style:name="T210_55" style:family="text"/>
    <style:style style:name="T210_56" style:family="text"/>
    <style:style style:name="T210_57" style:family="text"/>
    <style:style style:name="T210_58" style:family="text"/>
    <style:style style:name="T210_59" style:family="text"/>
    <style:style style:name="T210_60" style:family="text"/>
    <style:style style:name="T210_61" style:family="text"/>
    <style:style style:name="T210_62" style:family="text"/>
    <style:style style:name="T210_63" style:family="text"/>
    <style:style style:name="T210_64" style:family="text"/>
    <style:style style:name="T210_65" style:family="text"/>
    <style:style style:name="T210_66" style:family="text"/>
    <style:style style:name="T210_67" style:family="text"/>
    <style:style style:name="T210_68" style:family="text"/>
    <style:style style:name="T210_69" style:family="text"/>
    <style:style style:name="T210_70" style:family="text"/>
    <style:style style:name="T210_71" style:family="text"/>
    <style:style style:name="T210_72" style:family="text"/>
    <style:style style:name="T210_73" style:family="text"/>
    <style:style style:name="T210_74" style:family="text"/>
    <style:style style:name="T210_75" style:family="text"/>
    <style:style style:name="T210_76" style:family="text"/>
    <style:style style:name="T210_77" style:family="text"/>
    <style:style style:name="T210_78" style:family="text"/>
    <style:style style:name="T210_79" style:family="text"/>
    <style:style style:name="T210_80" style:family="text"/>
    <style:style style:name="T210_81" style:family="text"/>
    <style:style style:name="T210_82" style:family="text"/>
    <style:style style:name="T210_83" style:family="text"/>
    <style:style style:name="T210_84" style:family="text"/>
    <style:style style:name="T210_85" style:family="text"/>
    <style:style style:name="T210_86" style:family="text"/>
    <style:style style:name="T210_87" style:family="text"/>
    <style:style style:name="T210_88" style:family="text"/>
    <style:style style:name="T210_89" style:family="text"/>
    <style:style style:name="T210_90" style:family="text"/>
    <style:style style:name="T210_91" style:family="text"/>
    <style:style style:name="T210_92" style:family="text"/>
    <style:style style:name="T210_93" style:family="text"/>
    <style:style style:name="T210_94" style:family="text"/>
    <style:style style:name="T210_95" style:family="text"/>
    <style:style style:name="T210_96" style:family="text"/>
    <style:style style:name="T210_97" style:family="text"/>
    <style:style style:name="T210_98" style:family="text"/>
    <style:style style:name="T210_99" style:family="text"/>
    <style:style style:name="T210_100" style:family="text"/>
    <style:style style:name="T210_101" style:family="text"/>
    <style:style style:name="T210_102" style:family="text"/>
    <style:style style:name="T210_103" style:family="text"/>
    <style:style style:name="T210_104" style:family="text"/>
    <style:style style:name="T210_105" style:family="text"/>
    <style:style style:name="T210_106" style:family="text"/>
    <style:style style:name="T210_107" style:family="text"/>
    <style:style style:name="T210_108" style:family="text"/>
    <style:style style:name="T210_109" style:family="text"/>
    <style:style style:name="T210_110" style:family="text"/>
    <style:style style:name="T210_111" style:family="text"/>
    <style:style style:name="T210_112" style:family="text"/>
    <style:style style:name="T210_113" style:family="text"/>
    <style:style style:name="T210_114" style:family="text"/>
    <style:style style:name="T210_115" style:family="text"/>
    <style:style style:name="T210_116" style:family="text"/>
    <style:style style:name="T210_117" style:family="text"/>
    <style:style style:name="T210_118" style:family="text"/>
    <style:style style:name="T210_119" style:family="text"/>
    <style:style style:name="T210_120" style:family="text"/>
    <style:style style:name="T210_121" style:family="text"/>
    <style:style style:name="T210_122" style:family="text"/>
    <style:style style:name="T210_123" style:family="text"/>
    <style:style style:name="T210_124" style:family="text"/>
    <style:style style:name="T210_125" style:family="text"/>
    <style:style style:name="T210_126" style:family="text"/>
    <style:style style:name="T210_127" style:family="text"/>
    <style:style style:name="T210_128" style:family="text"/>
    <style:style style:name="T210_129" style:family="text"/>
    <style:style style:name="T210_130" style:family="text"/>
    <style:style style:name="T210_131" style:family="text"/>
    <style:style style:name="T210_132" style:family="text"/>
    <style:style style:name="T210_133" style:family="text"/>
    <style:style style:name="T210_134" style:family="text"/>
    <style:style style:name="T210_135" style:family="text"/>
    <style:style style:name="T210_136" style:family="text"/>
    <style:style style:name="T210_137" style:family="text"/>
    <style:style style:name="T210_138" style:family="text"/>
    <style:style style:name="T210_139" style:family="text"/>
    <style:style style:name="T210_140" style:family="text"/>
    <style:style style:name="T210_141" style:family="text"/>
    <style:style style:name="T210_142" style:family="text"/>
    <style:style style:name="T210_143" style:family="text"/>
    <style:style style:name="T210_144" style:family="text"/>
    <style:style style:name="T210_145" style:family="text"/>
    <style:style style:name="T210_146" style:family="text"/>
    <style:style style:name="T210_147" style:family="text"/>
    <style:style style:name="T210_148" style:family="text"/>
    <style:style style:name="T210_149" style:family="text"/>
    <style:style style:name="T210_150" style:family="text"/>
    <style:style style:name="T210_151" style:family="text"/>
    <style:style style:name="T210_152" style:family="text"/>
    <style:style style:name="T210_153" style:family="text"/>
    <style:style style:name="T210_154" style:family="text"/>
    <style:style style:name="T210_155" style:family="text"/>
    <style:style style:name="T210_156" style:family="text"/>
    <style:style style:name="T210_157" style:family="text"/>
    <style:style style:name="T210_158" style:family="text"/>
    <style:style style:name="P21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212" style:family="paragraph" style:parent-style-name="Standard">
      <style:paragraph-properties fo:break-before="auto" fo:text-indent="0cm" fo:line-height="100%" style:writing-mode="lr-tb"/>
    </style:style>
    <style:style style:name="T212_1" style:family="text">
      <style:text-properties style:text-line-through-style="solid" fo:color="#ff0000" fo:font-weight="bold" style:font-weight-asian="bold" style:font-weight-complex="bold"/>
    </style:style>
    <style:style style:name="T212_2" style:family="text">
      <style:text-properties style:text-line-through-style="solid" fo:color="#ff0000" fo:font-weight="bold" style:font-weight-asian="bold" style:font-weight-complex="bold"/>
    </style:style>
    <style:style style:name="T212_3" style:family="text">
      <style:text-properties style:text-line-through-style="solid" fo:color="#ff0000" fo:font-weight="bold" style:font-weight-asian="bold" style:font-weight-complex="bold"/>
    </style:style>
    <style:style style:name="T212_4" style:family="text">
      <style:text-properties style:text-line-through-style="solid" fo:color="#ff0000" fo:font-weight="bold" style:font-weight-asian="bold" style:font-weight-complex="bold"/>
    </style:style>
    <style:style style:name="T212_5" style:family="text">
      <style:text-properties style:text-line-through-style="solid" fo:color="#ff0000" fo:font-weight="bold" style:font-weight-asian="bold" style:font-weight-complex="bold"/>
    </style:style>
    <style:style style:name="T212_6" style:family="text">
      <style:text-properties style:text-line-through-style="solid" fo:color="#ff0000" fo:font-weight="bold" style:font-weight-asian="bold" style:font-weight-complex="bold"/>
    </style:style>
    <style:style style:name="T212_7" style:family="text">
      <style:text-properties style:text-line-through-style="solid" fo:color="#ff0000" fo:font-weight="bold" style:font-weight-asian="bold" style:font-weight-complex="bold"/>
    </style:style>
    <style:style style:name="T212_8" style:family="text">
      <style:text-properties style:text-line-through-style="solid" fo:color="#ff0000" fo:font-weight="bold" style:font-weight-asian="bold" style:font-weight-complex="bold"/>
    </style:style>
    <style:style style:name="T212_9" style:family="text">
      <style:text-properties style:text-line-through-style="solid" fo:color="#ff0000" fo:font-weight="bold" style:font-weight-asian="bold" style:font-weight-complex="bold"/>
    </style:style>
    <style:style style:name="T212_10" style:family="text">
      <style:text-properties style:text-line-through-style="solid" fo:color="#ff0000" fo:font-weight="bold" style:font-weight-asian="bold" style:font-weight-complex="bold"/>
    </style:style>
    <style:style style:name="T212_11" style:family="text">
      <style:text-properties style:text-line-through-style="solid" fo:color="#ff0000" fo:font-weight="bold" style:font-weight-asian="bold" style:font-weight-complex="bold"/>
    </style:style>
    <style:style style:name="P21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13_1" style:family="text">
      <style:text-properties style:text-line-through-style="solid" fo:color="#ff0000"/>
    </style:style>
    <style:style style:name="T213_2" style:family="text">
      <style:text-properties style:text-line-through-style="solid" fo:color="#ff0000"/>
    </style:style>
    <style:style style:name="T213_3" style:family="text">
      <style:text-properties style:text-line-through-style="solid" fo:color="#ff0000"/>
    </style:style>
    <style:style style:name="T213_4" style:family="text">
      <style:text-properties style:text-line-through-style="solid" fo:color="#ff0000"/>
    </style:style>
    <style:style style:name="T213_5" style:family="text">
      <style:text-properties style:text-line-through-style="solid" fo:color="#ff0000"/>
    </style:style>
    <style:style style:name="T213_6" style:family="text">
      <style:text-properties style:text-line-through-style="solid" fo:color="#ff0000"/>
    </style:style>
    <style:style style:name="T213_7" style:family="text">
      <style:text-properties style:text-line-through-style="solid" fo:color="#ff0000"/>
    </style:style>
    <style:style style:name="T213_8" style:family="text">
      <style:text-properties style:text-line-through-style="solid" fo:color="#ff0000"/>
    </style:style>
    <style:style style:name="T213_9" style:family="text">
      <style:text-properties style:text-line-through-style="solid" fo:color="#ff0000"/>
    </style:style>
    <style:style style:name="T213_10" style:family="text">
      <style:text-properties style:text-line-through-style="solid" fo:color="#ff0000"/>
    </style:style>
    <style:style style:name="T213_11" style:family="text">
      <style:text-properties style:text-line-through-style="solid" fo:color="#ff0000"/>
    </style:style>
    <style:style style:name="T213_12" style:family="text">
      <style:text-properties style:text-line-through-style="solid" fo:color="#ff0000"/>
    </style:style>
    <style:style style:name="T213_13" style:family="text">
      <style:text-properties style:text-line-through-style="solid" fo:color="#ff0000"/>
    </style:style>
    <style:style style:name="T213_14" style:family="text">
      <style:text-properties style:text-line-through-style="solid" fo:color="#ff0000"/>
    </style:style>
    <style:style style:name="T213_15" style:family="text">
      <style:text-properties style:text-line-through-style="solid" fo:color="#ff0000"/>
    </style:style>
    <style:style style:name="T213_16" style:family="text">
      <style:text-properties style:text-line-through-style="solid" fo:color="#ff0000"/>
    </style:style>
    <style:style style:name="T213_17" style:family="text">
      <style:text-properties style:text-line-through-style="solid" fo:color="#ff0000"/>
    </style:style>
    <style:style style:name="T213_18" style:family="text">
      <style:text-properties style:text-line-through-style="solid" fo:color="#ff0000"/>
    </style:style>
    <style:style style:name="T213_19" style:family="text">
      <style:text-properties style:text-line-through-style="solid" fo:color="#ff0000"/>
    </style:style>
    <style:style style:name="T213_20" style:family="text">
      <style:text-properties style:text-line-through-style="solid" fo:color="#ff0000"/>
    </style:style>
    <style:style style:name="T213_21" style:family="text">
      <style:text-properties style:text-line-through-style="solid" fo:color="#ff0000"/>
    </style:style>
    <style:style style:name="T213_22" style:family="text">
      <style:text-properties style:text-line-through-style="solid" fo:color="#ff0000"/>
    </style:style>
    <style:style style:name="T213_23" style:family="text">
      <style:text-properties style:text-line-through-style="solid" fo:color="#ff0000"/>
    </style:style>
    <style:style style:name="T213_24" style:family="text">
      <style:text-properties style:text-line-through-style="solid" fo:color="#ff0000"/>
    </style:style>
    <style:style style:name="T213_25" style:family="text">
      <style:text-properties style:text-line-through-style="solid" fo:color="#ff0000"/>
    </style:style>
    <style:style style:name="T213_26" style:family="text">
      <style:text-properties style:text-line-through-style="solid" fo:color="#ff0000"/>
    </style:style>
    <style:style style:name="T213_27" style:family="text">
      <style:text-properties style:text-line-through-style="solid" fo:color="#ff0000"/>
    </style:style>
    <style:style style:name="T213_28" style:family="text">
      <style:text-properties style:text-line-through-style="solid" fo:color="#ff0000"/>
    </style:style>
    <style:style style:name="T213_29" style:family="text">
      <style:text-properties style:text-line-through-style="solid" fo:color="#ff0000"/>
    </style:style>
    <style:style style:name="T213_30" style:family="text">
      <style:text-properties style:text-line-through-style="solid" fo:color="#ff0000"/>
    </style:style>
    <style:style style:name="T213_31" style:family="text">
      <style:text-properties style:text-line-through-style="solid" fo:color="#ff0000"/>
    </style:style>
    <style:style style:name="T213_32" style:family="text">
      <style:text-properties style:text-line-through-style="solid" fo:color="#ff0000"/>
    </style:style>
    <style:style style:name="T213_33" style:family="text">
      <style:text-properties style:text-line-through-style="solid" fo:color="#ff0000"/>
    </style:style>
    <style:style style:name="T213_34" style:family="text">
      <style:text-properties style:text-line-through-style="solid" fo:color="#ff0000"/>
    </style:style>
    <style:style style:name="T213_35" style:family="text">
      <style:text-properties style:text-line-through-style="solid" fo:color="#ff0000"/>
    </style:style>
    <style:style style:name="T213_36" style:family="text">
      <style:text-properties style:text-line-through-style="solid" fo:color="#ff0000"/>
    </style:style>
    <style:style style:name="T213_37" style:family="text">
      <style:text-properties style:text-line-through-style="solid" fo:color="#ff0000"/>
    </style:style>
    <style:style style:name="T213_38" style:family="text">
      <style:text-properties style:text-line-through-style="solid" fo:color="#ff0000"/>
    </style:style>
    <style:style style:name="T213_39" style:family="text">
      <style:text-properties style:text-line-through-style="solid" fo:color="#ff0000"/>
    </style:style>
    <style:style style:name="T213_40" style:family="text">
      <style:text-properties style:text-line-through-style="solid" fo:color="#ff0000"/>
    </style:style>
    <style:style style:name="T213_41" style:family="text">
      <style:text-properties style:text-line-through-style="solid" fo:color="#ff0000"/>
    </style:style>
    <style:style style:name="T213_42" style:family="text">
      <style:text-properties style:text-line-through-style="solid" fo:color="#ff0000"/>
    </style:style>
    <style:style style:name="T213_43" style:family="text">
      <style:text-properties style:text-line-through-style="solid" fo:color="#ff0000"/>
    </style:style>
    <style:style style:name="T213_44" style:family="text">
      <style:text-properties style:text-line-through-style="solid" fo:color="#ff0000"/>
    </style:style>
    <style:style style:name="T213_45" style:family="text">
      <style:text-properties style:text-line-through-style="solid" fo:color="#ff0000"/>
    </style:style>
    <style:style style:name="T213_46" style:family="text">
      <style:text-properties style:text-line-through-style="solid" fo:color="#ff0000"/>
    </style:style>
    <style:style style:name="T213_47" style:family="text">
      <style:text-properties style:text-line-through-style="solid" fo:color="#ff0000"/>
    </style:style>
    <style:style style:name="T213_48" style:family="text">
      <style:text-properties style:text-line-through-style="solid" fo:color="#ff0000"/>
    </style:style>
    <style:style style:name="T213_49" style:family="text">
      <style:text-properties style:text-line-through-style="solid" fo:color="#ff0000"/>
    </style:style>
    <style:style style:name="T213_50" style:family="text">
      <style:text-properties style:text-line-through-style="solid" fo:color="#ff0000"/>
    </style:style>
    <style:style style:name="T213_51" style:family="text">
      <style:text-properties style:text-line-through-style="solid" fo:color="#ff0000"/>
    </style:style>
    <style:style style:name="T213_52" style:family="text">
      <style:text-properties style:text-line-through-style="solid" fo:color="#ff0000"/>
    </style:style>
    <style:style style:name="T213_53" style:family="text">
      <style:text-properties style:text-line-through-style="solid" fo:color="#ff0000"/>
    </style:style>
    <style:style style:name="T213_54" style:family="text">
      <style:text-properties style:text-line-through-style="solid" fo:color="#ff0000"/>
    </style:style>
    <style:style style:name="T213_55" style:family="text">
      <style:text-properties style:text-line-through-style="solid" fo:color="#ff0000"/>
    </style:style>
    <style:style style:name="T213_56" style:family="text">
      <style:text-properties style:text-line-through-style="solid" fo:color="#ff0000"/>
    </style:style>
    <style:style style:name="T213_57" style:family="text">
      <style:text-properties style:text-line-through-style="solid" fo:color="#ff0000"/>
    </style:style>
    <style:style style:name="T213_58" style:family="text">
      <style:text-properties style:text-line-through-style="solid" fo:color="#ff0000"/>
    </style:style>
    <style:style style:name="T213_59" style:family="text">
      <style:text-properties style:text-line-through-style="solid" fo:color="#ff0000"/>
    </style:style>
    <style:style style:name="T213_60" style:family="text">
      <style:text-properties style:text-line-through-style="solid" fo:color="#ff0000"/>
    </style:style>
    <style:style style:name="T213_61" style:family="text">
      <style:text-properties style:text-line-through-style="solid" fo:color="#ff0000"/>
    </style:style>
    <style:style style:name="T213_62" style:family="text">
      <style:text-properties style:text-line-through-style="solid" fo:color="#ff0000"/>
    </style:style>
    <style:style style:name="T213_63" style:family="text">
      <style:text-properties style:text-line-through-style="solid" fo:color="#ff0000"/>
    </style:style>
    <style:style style:name="T213_64" style:family="text">
      <style:text-properties style:text-line-through-style="solid" fo:color="#ff0000"/>
    </style:style>
    <style:style style:name="T213_65" style:family="text">
      <style:text-properties style:text-line-through-style="solid" fo:color="#ff0000"/>
    </style:style>
    <style:style style:name="T213_66" style:family="text">
      <style:text-properties style:text-line-through-style="solid" fo:color="#ff0000"/>
    </style:style>
    <style:style style:name="T213_67" style:family="text">
      <style:text-properties style:text-line-through-style="solid" fo:color="#ff0000"/>
    </style:style>
    <style:style style:name="T213_68" style:family="text">
      <style:text-properties style:text-line-through-style="solid" fo:color="#ff0000"/>
    </style:style>
    <style:style style:name="T213_69" style:family="text">
      <style:text-properties style:text-line-through-style="solid" fo:color="#ff0000"/>
    </style:style>
    <style:style style:name="T213_70" style:family="text">
      <style:text-properties style:text-line-through-style="solid" fo:color="#ff0000"/>
    </style:style>
    <style:style style:name="T213_71" style:family="text">
      <style:text-properties style:text-line-through-style="solid" fo:color="#ff0000"/>
    </style:style>
    <style:style style:name="T213_72" style:family="text">
      <style:text-properties style:text-line-through-style="solid" fo:color="#ff0000"/>
    </style:style>
    <style:style style:name="T213_73" style:family="text">
      <style:text-properties style:text-line-through-style="solid" fo:color="#ff0000"/>
    </style:style>
    <style:style style:name="T213_74" style:family="text">
      <style:text-properties style:text-line-through-style="solid" fo:color="#ff0000"/>
    </style:style>
    <style:style style:name="T213_75" style:family="text">
      <style:text-properties style:text-line-through-style="solid" fo:color="#ff0000"/>
    </style:style>
    <style:style style:name="T213_76" style:family="text">
      <style:text-properties style:text-line-through-style="solid" fo:color="#ff0000"/>
    </style:style>
    <style:style style:name="T213_77" style:family="text">
      <style:text-properties style:text-line-through-style="solid" fo:color="#ff0000"/>
    </style:style>
    <style:style style:name="T213_78" style:family="text">
      <style:text-properties style:text-line-through-style="solid" fo:color="#ff0000"/>
    </style:style>
    <style:style style:name="T213_79" style:family="text">
      <style:text-properties style:text-line-through-style="solid" fo:color="#ff0000"/>
    </style:style>
    <style:style style:name="T213_80" style:family="text">
      <style:text-properties style:text-line-through-style="solid" fo:color="#ff0000"/>
    </style:style>
    <style:style style:name="T213_81" style:family="text">
      <style:text-properties style:text-line-through-style="solid" fo:color="#ff0000"/>
    </style:style>
    <style:style style:name="T213_82" style:family="text">
      <style:text-properties style:text-line-through-style="solid" fo:color="#ff0000"/>
    </style:style>
    <style:style style:name="T213_83" style:family="text">
      <style:text-properties style:text-line-through-style="solid" fo:color="#ff0000"/>
    </style:style>
    <style:style style:name="T213_84" style:family="text">
      <style:text-properties style:text-line-through-style="solid" fo:color="#ff0000"/>
    </style:style>
    <style:style style:name="T213_85" style:family="text">
      <style:text-properties style:text-line-through-style="solid" fo:color="#ff0000"/>
    </style:style>
    <style:style style:name="T213_86" style:family="text">
      <style:text-properties style:text-line-through-style="solid" fo:color="#ff0000"/>
    </style:style>
    <style:style style:name="T213_87" style:family="text">
      <style:text-properties style:text-line-through-style="solid" fo:color="#ff0000"/>
    </style:style>
    <style:style style:name="T213_88" style:family="text">
      <style:text-properties style:text-line-through-style="solid" fo:color="#ff0000"/>
    </style:style>
    <style:style style:name="T213_89" style:family="text">
      <style:text-properties style:text-line-through-style="solid" fo:color="#ff0000"/>
    </style:style>
    <style:style style:name="T213_90" style:family="text">
      <style:text-properties style:text-line-through-style="solid" fo:color="#ff0000"/>
    </style:style>
    <style:style style:name="T213_91" style:family="text">
      <style:text-properties style:text-line-through-style="solid" fo:color="#ff0000"/>
    </style:style>
    <style:style style:name="T213_92" style:family="text">
      <style:text-properties style:text-line-through-style="solid" fo:color="#ff0000"/>
    </style:style>
    <style:style style:name="T213_93" style:family="text">
      <style:text-properties style:text-line-through-style="solid" fo:color="#ff0000"/>
    </style:style>
    <style:style style:name="T213_94" style:family="text">
      <style:text-properties style:text-line-through-style="solid" fo:color="#ff0000"/>
    </style:style>
    <style:style style:name="T213_95" style:family="text">
      <style:text-properties style:text-line-through-style="solid" fo:color="#ff0000"/>
    </style:style>
    <style:style style:name="T213_96" style:family="text">
      <style:text-properties style:text-line-through-style="solid" fo:color="#ff0000"/>
    </style:style>
    <style:style style:name="T213_97" style:family="text">
      <style:text-properties style:text-line-through-style="solid" fo:color="#ff0000"/>
    </style:style>
    <style:style style:name="T213_98" style:family="text">
      <style:text-properties style:text-line-through-style="solid" fo:color="#ff0000"/>
    </style:style>
    <style:style style:name="T213_99" style:family="text">
      <style:text-properties style:text-line-through-style="solid" fo:color="#ff0000"/>
    </style:style>
    <style:style style:name="T213_100" style:family="text">
      <style:text-properties style:text-line-through-style="solid" fo:color="#ff0000"/>
    </style:style>
    <style:style style:name="T213_101" style:family="text">
      <style:text-properties style:text-line-through-style="solid" fo:color="#ff0000"/>
    </style:style>
    <style:style style:name="T213_102" style:family="text">
      <style:text-properties style:text-line-through-style="solid" fo:color="#ff0000"/>
    </style:style>
    <style:style style:name="T213_103" style:family="text">
      <style:text-properties style:text-line-through-style="solid" fo:color="#ff0000"/>
    </style:style>
    <style:style style:name="T213_104" style:family="text">
      <style:text-properties style:text-line-through-style="solid" fo:color="#ff0000"/>
    </style:style>
    <style:style style:name="T213_105" style:family="text">
      <style:text-properties style:text-line-through-style="solid" fo:color="#ff0000"/>
    </style:style>
    <style:style style:name="T213_106" style:family="text">
      <style:text-properties style:text-line-through-style="solid" fo:color="#ff0000"/>
    </style:style>
    <style:style style:name="T213_107" style:family="text">
      <style:text-properties style:text-line-through-style="solid" fo:color="#ff0000"/>
    </style:style>
    <style:style style:name="T213_108" style:family="text">
      <style:text-properties style:text-line-through-style="solid" fo:color="#ff0000"/>
    </style:style>
    <style:style style:name="T213_109" style:family="text">
      <style:text-properties style:text-line-through-style="solid" fo:color="#ff0000"/>
    </style:style>
    <style:style style:name="T213_110" style:family="text">
      <style:text-properties style:text-line-through-style="solid" fo:color="#ff0000"/>
    </style:style>
    <style:style style:name="T213_111" style:family="text">
      <style:text-properties style:text-line-through-style="solid" fo:color="#ff0000"/>
    </style:style>
    <style:style style:name="T213_112" style:family="text">
      <style:text-properties style:text-line-through-style="solid" fo:color="#ff0000"/>
    </style:style>
    <style:style style:name="T213_113" style:family="text">
      <style:text-properties style:text-line-through-style="solid" fo:color="#ff0000"/>
    </style:style>
    <style:style style:name="T213_114" style:family="text">
      <style:text-properties style:text-line-through-style="solid" fo:color="#ff0000"/>
    </style:style>
    <style:style style:name="T213_115" style:family="text">
      <style:text-properties style:text-line-through-style="solid" fo:color="#ff0000"/>
    </style:style>
    <style:style style:name="T213_116" style:family="text">
      <style:text-properties style:text-line-through-style="solid" fo:color="#ff0000"/>
    </style:style>
    <style:style style:name="T213_117" style:family="text">
      <style:text-properties style:text-line-through-style="solid" fo:color="#ff0000"/>
    </style:style>
    <style:style style:name="T213_118" style:family="text">
      <style:text-properties style:text-line-through-style="solid" fo:color="#ff0000"/>
    </style:style>
    <style:style style:name="T213_119" style:family="text">
      <style:text-properties style:text-line-through-style="solid" fo:color="#ff0000"/>
    </style:style>
    <style:style style:name="T213_120" style:family="text">
      <style:text-properties style:text-line-through-style="solid" fo:color="#ff0000"/>
    </style:style>
    <style:style style:name="T213_121" style:family="text">
      <style:text-properties style:text-line-through-style="solid" fo:color="#ff0000"/>
    </style:style>
    <style:style style:name="T213_122" style:family="text">
      <style:text-properties style:text-line-through-style="solid" fo:color="#ff0000"/>
    </style:style>
    <style:style style:name="T213_123" style:family="text">
      <style:text-properties style:text-line-through-style="solid" fo:color="#ff0000"/>
    </style:style>
    <style:style style:name="T213_124" style:family="text">
      <style:text-properties style:text-line-through-style="solid" fo:color="#ff0000"/>
    </style:style>
    <style:style style:name="T213_125" style:family="text">
      <style:text-properties style:text-line-through-style="solid" fo:color="#ff0000"/>
    </style:style>
    <style:style style:name="T213_126" style:family="text">
      <style:text-properties style:text-line-through-style="solid" fo:color="#ff0000"/>
    </style:style>
    <style:style style:name="T213_127" style:family="text">
      <style:text-properties style:text-line-through-style="solid" fo:color="#ff0000"/>
    </style:style>
    <style:style style:name="T213_128" style:family="text">
      <style:text-properties style:text-line-through-style="solid" fo:color="#ff0000"/>
    </style:style>
    <style:style style:name="T213_129" style:family="text">
      <style:text-properties style:text-line-through-style="solid" fo:color="#ff0000"/>
    </style:style>
    <style:style style:name="T213_130" style:family="text">
      <style:text-properties style:text-line-through-style="solid" fo:color="#ff0000"/>
    </style:style>
    <style:style style:name="T213_131" style:family="text">
      <style:text-properties style:text-line-through-style="solid" fo:color="#ff0000"/>
    </style:style>
    <style:style style:name="T213_132" style:family="text">
      <style:text-properties style:text-line-through-style="solid" fo:color="#ff0000"/>
    </style:style>
    <style:style style:name="T213_133" style:family="text">
      <style:text-properties style:text-line-through-style="solid" fo:color="#ff0000"/>
    </style:style>
    <style:style style:name="T213_134" style:family="text">
      <style:text-properties style:text-line-through-style="solid" fo:color="#ff0000"/>
    </style:style>
    <style:style style:name="T213_135" style:family="text">
      <style:text-properties style:text-line-through-style="solid" fo:color="#ff0000"/>
    </style:style>
    <style:style style:name="T213_136" style:family="text">
      <style:text-properties style:text-line-through-style="solid" fo:color="#ff0000"/>
    </style:style>
    <style:style style:name="T213_137" style:family="text">
      <style:text-properties style:text-line-through-style="solid" fo:color="#ff0000"/>
    </style:style>
    <style:style style:name="T213_138" style:family="text">
      <style:text-properties style:text-line-through-style="solid" fo:color="#ff0000"/>
    </style:style>
    <style:style style:name="T213_139" style:family="text">
      <style:text-properties style:text-line-through-style="solid" fo:color="#ff0000"/>
    </style:style>
    <style:style style:name="T213_140" style:family="text">
      <style:text-properties style:text-line-through-style="solid" fo:color="#ff0000"/>
    </style:style>
    <style:style style:name="T213_141" style:family="text">
      <style:text-properties style:text-line-through-style="solid" fo:color="#ff0000"/>
    </style:style>
    <style:style style:name="T213_142" style:family="text">
      <style:text-properties style:text-line-through-style="solid" fo:color="#ff0000"/>
    </style:style>
    <style:style style:name="T213_143" style:family="text">
      <style:text-properties style:text-line-through-style="solid" fo:color="#ff0000"/>
    </style:style>
    <style:style style:name="T213_144" style:family="text">
      <style:text-properties style:text-line-through-style="solid" fo:color="#ff0000"/>
    </style:style>
    <style:style style:name="T213_145" style:family="text">
      <style:text-properties style:text-line-through-style="solid" fo:color="#ff0000"/>
    </style:style>
    <style:style style:name="T213_146" style:family="text">
      <style:text-properties style:text-line-through-style="solid" fo:color="#ff0000"/>
    </style:style>
    <style:style style:name="T213_147" style:family="text">
      <style:text-properties style:text-line-through-style="solid" fo:color="#ff0000"/>
    </style:style>
    <style:style style:name="T213_148" style:family="text">
      <style:text-properties style:text-line-through-style="solid" fo:color="#ff0000"/>
    </style:style>
    <style:style style:name="T213_149" style:family="text">
      <style:text-properties style:text-line-through-style="solid" fo:color="#ff0000"/>
    </style:style>
    <style:style style:name="T213_150" style:family="text">
      <style:text-properties style:text-line-through-style="solid" fo:color="#ff0000"/>
    </style:style>
    <style:style style:name="T213_151" style:family="text">
      <style:text-properties style:text-line-through-style="solid" fo:color="#ff0000"/>
    </style:style>
    <style:style style:name="T213_152" style:family="text">
      <style:text-properties style:text-line-through-style="solid" fo:color="#ff0000"/>
    </style:style>
    <style:style style:name="T213_153" style:family="text">
      <style:text-properties style:text-line-through-style="solid" fo:color="#ff0000"/>
    </style:style>
    <style:style style:name="T213_154" style:family="text">
      <style:text-properties style:text-line-through-style="solid" fo:color="#ff0000"/>
    </style:style>
    <style:style style:name="T213_155" style:family="text">
      <style:text-properties style:text-line-through-style="solid" fo:color="#ff0000"/>
    </style:style>
    <style:style style:name="T213_156" style:family="text">
      <style:text-properties style:text-line-through-style="solid" fo:color="#ff0000"/>
    </style:style>
    <style:style style:name="T213_157" style:family="text">
      <style:text-properties style:text-line-through-style="solid" fo:color="#ff0000"/>
    </style:style>
    <style:style style:name="T213_158" style:family="text">
      <style:text-properties style:text-line-through-style="solid" fo:color="#ff0000"/>
    </style:style>
    <style:style style:name="T213_159" style:family="text">
      <style:text-properties style:text-line-through-style="solid" fo:color="#ff0000"/>
    </style:style>
    <style:style style:name="T213_160" style:family="text">
      <style:text-properties style:text-line-through-style="solid" fo:color="#ff0000"/>
    </style:style>
    <style:style style:name="T213_161" style:family="text">
      <style:text-properties style:text-line-through-style="solid" fo:color="#ff0000"/>
    </style:style>
    <style:style style:name="T213_162" style:family="text">
      <style:text-properties style:text-line-through-style="solid" fo:color="#ff0000"/>
    </style:style>
    <style:style style:name="T213_163" style:family="text">
      <style:text-properties style:text-line-through-style="solid" fo:color="#ff0000"/>
    </style:style>
    <style:style style:name="T213_164" style:family="text">
      <style:text-properties style:text-line-through-style="solid" fo:color="#ff0000"/>
    </style:style>
    <style:style style:name="T213_165" style:family="text">
      <style:text-properties style:text-line-through-style="solid" fo:color="#ff0000"/>
    </style:style>
    <style:style style:name="T213_166" style:family="text">
      <style:text-properties style:text-line-through-style="solid" fo:color="#ff0000"/>
    </style:style>
    <style:style style:name="T213_167" style:family="text">
      <style:text-properties style:text-line-through-style="solid" fo:color="#ff0000"/>
    </style:style>
    <style:style style:name="T213_168" style:family="text">
      <style:text-properties style:text-line-through-style="solid" fo:color="#ff0000"/>
    </style:style>
    <style:style style:name="T213_169" style:family="text">
      <style:text-properties style:text-line-through-style="solid" fo:color="#ff0000"/>
    </style:style>
    <style:style style:name="T213_170" style:family="text">
      <style:text-properties style:text-line-through-style="solid" fo:color="#ff0000"/>
    </style:style>
    <style:style style:name="T213_171" style:family="text">
      <style:text-properties style:text-line-through-style="solid" fo:color="#ff0000"/>
    </style:style>
    <style:style style:name="T213_172" style:family="text">
      <style:text-properties style:text-line-through-style="solid" fo:color="#ff0000"/>
    </style:style>
    <style:style style:name="T213_173" style:family="text">
      <style:text-properties style:text-line-through-style="solid" fo:color="#ff0000"/>
    </style:style>
    <style:style style:name="T213_174" style:family="text">
      <style:text-properties style:text-line-through-style="solid" fo:color="#ff0000"/>
    </style:style>
    <style:style style:name="T213_175" style:family="text">
      <style:text-properties style:text-line-through-style="solid" fo:color="#ff0000"/>
    </style:style>
    <style:style style:name="T213_176" style:family="text">
      <style:text-properties style:text-line-through-style="solid" fo:color="#ff0000"/>
    </style:style>
    <style:style style:name="T213_177" style:family="text">
      <style:text-properties style:text-line-through-style="solid" fo:color="#ff0000"/>
    </style:style>
    <style:style style:name="T213_178" style:family="text">
      <style:text-properties style:text-line-through-style="solid" fo:color="#ff0000"/>
    </style:style>
    <style:style style:name="T213_179" style:family="text">
      <style:text-properties style:text-line-through-style="solid" fo:color="#ff0000"/>
    </style:style>
    <style:style style:name="T213_180" style:family="text">
      <style:text-properties style:text-line-through-style="solid" fo:color="#ff0000"/>
    </style:style>
    <style:style style:name="T213_181" style:family="text">
      <style:text-properties style:text-line-through-style="solid" fo:color="#ff0000"/>
    </style:style>
    <style:style style:name="T213_182" style:family="text">
      <style:text-properties style:text-line-through-style="solid" fo:color="#ff0000"/>
    </style:style>
    <style:style style:name="T213_183" style:family="text">
      <style:text-properties style:text-line-through-style="solid" fo:color="#ff0000"/>
    </style:style>
    <style:style style:name="T213_184" style:family="text">
      <style:text-properties style:text-line-through-style="solid" fo:color="#ff0000"/>
    </style:style>
    <style:style style:name="T213_185" style:family="text">
      <style:text-properties style:text-line-through-style="solid" fo:color="#ff0000"/>
    </style:style>
    <style:style style:name="T213_186" style:family="text">
      <style:text-properties style:text-line-through-style="solid" fo:color="#ff0000"/>
    </style:style>
    <style:style style:name="T213_187" style:family="text">
      <style:text-properties style:text-line-through-style="solid" fo:color="#ff0000"/>
    </style:style>
    <style:style style:name="T213_188" style:family="text">
      <style:text-properties style:text-line-through-style="solid" fo:color="#ff0000"/>
    </style:style>
    <style:style style:name="T213_189" style:family="text">
      <style:text-properties style:text-line-through-style="solid" fo:color="#ff0000"/>
    </style:style>
    <style:style style:name="T213_190" style:family="text">
      <style:text-properties style:text-line-through-style="solid" fo:color="#ff0000"/>
    </style:style>
    <style:style style:name="T213_191" style:family="text">
      <style:text-properties style:text-line-through-style="solid" fo:color="#ff0000"/>
    </style:style>
    <style:style style:name="T213_192" style:family="text">
      <style:text-properties style:text-line-through-style="solid" fo:color="#ff0000"/>
    </style:style>
    <style:style style:name="T213_193" style:family="text">
      <style:text-properties style:text-line-through-style="solid" fo:color="#ff0000"/>
    </style:style>
    <style:style style:name="T213_194" style:family="text">
      <style:text-properties style:text-line-through-style="solid" fo:color="#ff0000"/>
    </style:style>
    <style:style style:name="T213_195" style:family="text">
      <style:text-properties style:text-line-through-style="solid" fo:color="#ff0000"/>
    </style:style>
    <style:style style:name="T213_196" style:family="text">
      <style:text-properties style:text-line-through-style="solid" fo:color="#ff0000"/>
    </style:style>
    <style:style style:name="T213_197" style:family="text">
      <style:text-properties style:text-line-through-style="solid" fo:color="#ff0000"/>
    </style:style>
    <style:style style:name="T213_198" style:family="text">
      <style:text-properties style:text-line-through-style="solid" fo:color="#ff0000"/>
    </style:style>
    <style:style style:name="T213_199" style:family="text">
      <style:text-properties style:text-line-through-style="solid" fo:color="#ff0000"/>
    </style:style>
    <style:style style:name="T213_200" style:family="text">
      <style:text-properties style:text-line-through-style="solid" fo:color="#ff0000"/>
    </style:style>
    <style:style style:name="T213_201" style:family="text">
      <style:text-properties style:text-line-through-style="solid" fo:color="#ff0000"/>
    </style:style>
    <style:style style:name="T213_202" style:family="text">
      <style:text-properties style:text-line-through-style="solid" fo:color="#ff0000"/>
    </style:style>
    <style:style style:name="T213_203" style:family="text">
      <style:text-properties style:text-line-through-style="solid" fo:color="#ff0000"/>
    </style:style>
    <style:style style:name="T213_204" style:family="text">
      <style:text-properties style:text-line-through-style="solid" fo:color="#ff0000"/>
    </style:style>
    <style:style style:name="T213_205" style:family="text">
      <style:text-properties style:text-line-through-style="solid" fo:color="#ff0000"/>
    </style:style>
    <style:style style:name="T213_206" style:family="text">
      <style:text-properties style:text-line-through-style="solid" fo:color="#ff0000"/>
    </style:style>
    <style:style style:name="T213_207" style:family="text">
      <style:text-properties style:text-line-through-style="solid" fo:color="#ff0000"/>
    </style:style>
    <style:style style:name="T213_208" style:family="text">
      <style:text-properties style:text-line-through-style="solid" fo:color="#ff0000"/>
    </style:style>
    <style:style style:name="T213_209" style:family="text">
      <style:text-properties style:text-line-through-style="solid" fo:color="#ff0000"/>
    </style:style>
    <style:style style:name="T213_210" style:family="text">
      <style:text-properties style:text-line-through-style="solid" fo:color="#ff0000"/>
    </style:style>
    <style:style style:name="T213_211" style:family="text">
      <style:text-properties style:text-line-through-style="solid" fo:color="#ff0000"/>
    </style:style>
    <style:style style:name="T213_212" style:family="text">
      <style:text-properties style:text-line-through-style="solid" fo:color="#ff0000"/>
    </style:style>
    <style:style style:name="T213_213" style:family="text">
      <style:text-properties style:text-line-through-style="solid" fo:color="#ff0000"/>
    </style:style>
    <style:style style:name="T213_214" style:family="text">
      <style:text-properties style:text-line-through-style="solid" fo:color="#ff0000"/>
    </style:style>
    <style:style style:name="T213_215" style:family="text">
      <style:text-properties style:text-line-through-style="solid" fo:color="#ff0000"/>
    </style:style>
    <style:style style:name="T213_216" style:family="text">
      <style:text-properties style:text-line-through-style="solid" fo:color="#ff0000"/>
    </style:style>
    <style:style style:name="T213_217" style:family="text">
      <style:text-properties style:text-line-through-style="solid" fo:color="#ff0000"/>
    </style:style>
    <style:style style:name="T213_218" style:family="text">
      <style:text-properties style:text-line-through-style="solid" fo:color="#ff0000"/>
    </style:style>
    <style:style style:name="T213_219" style:family="text">
      <style:text-properties style:text-line-through-style="solid" fo:color="#ff0000"/>
    </style:style>
    <style:style style:name="T213_220" style:family="text">
      <style:text-properties style:text-line-through-style="solid" fo:color="#ff0000"/>
    </style:style>
    <style:style style:name="T213_221" style:family="text">
      <style:text-properties style:text-line-through-style="solid" fo:color="#ff0000"/>
    </style:style>
    <style:style style:name="T213_222" style:family="text">
      <style:text-properties style:text-line-through-style="solid" fo:color="#ff0000"/>
    </style:style>
    <style:style style:name="T213_223" style:family="text">
      <style:text-properties style:text-line-through-style="solid" fo:color="#ff0000"/>
    </style:style>
    <style:style style:name="T213_224" style:family="text">
      <style:text-properties style:text-line-through-style="solid" fo:color="#ff0000"/>
    </style:style>
    <style:style style:name="T213_225" style:family="text">
      <style:text-properties style:text-line-through-style="solid" fo:color="#ff0000"/>
    </style:style>
    <style:style style:name="T213_226" style:family="text">
      <style:text-properties style:text-line-through-style="solid" fo:color="#ff0000"/>
    </style:style>
    <style:style style:name="T213_227" style:family="text">
      <style:text-properties style:text-line-through-style="solid" fo:color="#ff0000"/>
    </style:style>
    <style:style style:name="T213_228" style:family="text">
      <style:text-properties style:text-line-through-style="solid" fo:color="#ff0000"/>
    </style:style>
    <style:style style:name="T213_229" style:family="text">
      <style:text-properties style:text-line-through-style="solid" fo:color="#ff0000"/>
    </style:style>
    <style:style style:name="T213_230" style:family="text">
      <style:text-properties style:text-line-through-style="solid" fo:color="#ff0000"/>
    </style:style>
    <style:style style:name="T213_231" style:family="text">
      <style:text-properties style:text-line-through-style="solid" fo:color="#ff0000"/>
    </style:style>
    <style:style style:name="T213_232" style:family="text">
      <style:text-properties style:text-line-through-style="solid" fo:color="#ff0000"/>
    </style:style>
    <style:style style:name="T213_233" style:family="text">
      <style:text-properties style:text-line-through-style="solid" fo:color="#ff0000"/>
    </style:style>
    <style:style style:name="T213_234" style:family="text">
      <style:text-properties style:text-line-through-style="solid" fo:color="#ff0000"/>
    </style:style>
    <style:style style:name="T213_235" style:family="text">
      <style:text-properties style:text-line-through-style="solid" fo:color="#ff0000"/>
    </style:style>
    <style:style style:name="T213_236" style:family="text">
      <style:text-properties style:text-line-through-style="solid" fo:color="#ff0000"/>
    </style:style>
    <style:style style:name="T213_237" style:family="text">
      <style:text-properties style:text-line-through-style="solid" fo:color="#ff0000"/>
    </style:style>
    <style:style style:name="T213_238" style:family="text">
      <style:text-properties style:text-line-through-style="solid" fo:color="#ff0000"/>
    </style:style>
    <style:style style:name="T213_239" style:family="text">
      <style:text-properties style:text-line-through-style="solid" fo:color="#ff0000"/>
    </style:style>
    <style:style style:name="T213_240" style:family="text">
      <style:text-properties style:text-line-through-style="solid" fo:color="#ff0000"/>
    </style:style>
    <style:style style:name="T213_241" style:family="text">
      <style:text-properties style:text-line-through-style="solid" fo:color="#ff0000"/>
    </style:style>
    <style:style style:name="T213_242" style:family="text">
      <style:text-properties style:text-line-through-style="solid" fo:color="#ff0000"/>
    </style:style>
    <style:style style:name="T213_243" style:family="text">
      <style:text-properties style:text-line-through-style="solid" fo:color="#ff0000"/>
    </style:style>
    <style:style style:name="T213_244" style:family="text">
      <style:text-properties style:text-line-through-style="solid" fo:color="#ff0000"/>
    </style:style>
    <style:style style:name="T213_245" style:family="text">
      <style:text-properties style:text-line-through-style="solid" fo:color="#ff0000"/>
    </style:style>
    <style:style style:name="T213_246" style:family="text">
      <style:text-properties style:text-line-through-style="solid" fo:color="#ff0000"/>
    </style:style>
    <style:style style:name="T213_247" style:family="text">
      <style:text-properties style:text-line-through-style="solid" fo:color="#ff0000"/>
    </style:style>
    <style:style style:name="T213_248" style:family="text">
      <style:text-properties style:text-line-through-style="solid" fo:color="#ff0000"/>
    </style:style>
    <style:style style:name="T213_249" style:family="text">
      <style:text-properties style:text-line-through-style="solid" fo:color="#ff0000"/>
    </style:style>
    <style:style style:name="T213_250" style:family="text">
      <style:text-properties style:text-line-through-style="solid" fo:color="#ff0000"/>
    </style:style>
    <style:style style:name="P21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215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15_1" style:family="text">
      <style:text-properties fo:font-size="14pt" style:font-size-asian="14pt" style:font-size-complex="14pt" fo:font-weight="bold" style:font-weight-asian="bold" style:font-weight-complex="bold"/>
    </style:style>
    <style:style style:name="T215_2" style:family="text">
      <style:text-properties fo:font-size="14pt" style:font-size-asian="14pt" style:font-size-complex="14pt" fo:font-weight="bold" style:font-weight-asian="bold" style:font-weight-complex="bold"/>
    </style:style>
    <style:style style:name="T215_3" style:family="text">
      <style:text-properties fo:font-size="14pt" style:font-size-asian="14pt" style:font-size-complex="14pt" fo:font-weight="bold" style:font-weight-asian="bold" style:font-weight-complex="bold"/>
    </style:style>
    <style:style style:name="T215_4" style:family="text">
      <style:text-properties fo:font-size="14pt" style:font-size-asian="14pt" style:font-size-complex="14pt" fo:font-weight="bold" style:font-weight-asian="bold" style:font-weight-complex="bold"/>
    </style:style>
    <style:style style:name="T215_5" style:family="text">
      <style:text-properties fo:font-size="14pt" style:font-size-asian="14pt" style:font-size-complex="14pt" fo:font-weight="bold" style:font-weight-asian="bold" style:font-weight-complex="bold"/>
    </style:style>
    <style:style style:name="T215_6" style:family="text">
      <style:text-properties fo:font-size="14pt" style:font-size-asian="14pt" style:font-size-complex="14pt" fo:font-weight="bold" style:font-weight-asian="bold" style:font-weight-complex="bold"/>
    </style:style>
    <style:style style:name="T215_7" style:family="text">
      <style:text-properties fo:font-size="14pt" style:font-size-asian="14pt" style:font-size-complex="14pt" fo:font-weight="bold" style:font-weight-asian="bold" style:font-weight-complex="bold"/>
    </style:style>
    <style:style style:name="T215_8" style:family="text">
      <style:text-properties fo:font-size="14pt" style:font-size-asian="14pt" style:font-size-complex="14pt" fo:font-weight="bold" style:font-weight-asian="bold" style:font-weight-complex="bold"/>
    </style:style>
    <style:style style:name="T215_9" style:family="text">
      <style:text-properties fo:font-size="14pt" style:font-size-asian="14pt" style:font-size-complex="14pt" fo:font-weight="bold" style:font-weight-asian="bold" style:font-weight-complex="bold"/>
    </style:style>
    <style:style style:name="T215_10" style:family="text">
      <style:text-properties fo:font-size="14pt" style:font-size-asian="14pt" style:font-size-complex="14pt" fo:font-weight="bold" style:font-weight-asian="bold" style:font-weight-complex="bold"/>
    </style:style>
    <style:style style:name="T215_11" style:family="text">
      <style:text-properties fo:font-size="14pt" style:font-size-asian="14pt" style:font-size-complex="14pt" fo:font-weight="bold" style:font-weight-asian="bold" style:font-weight-complex="bold"/>
    </style:style>
    <style:style style:name="T215_12" style:family="text">
      <style:text-properties fo:font-size="14pt" style:font-size-asian="14pt" style:font-size-complex="14pt" fo:font-weight="bold" style:font-weight-asian="bold" style:font-weight-complex="bold"/>
    </style:style>
    <style:style style:name="T215_13" style:family="text">
      <style:text-properties fo:font-size="14pt" style:font-size-asian="14pt" style:font-size-complex="14pt" fo:font-weight="bold" style:font-weight-asian="bold" style:font-weight-complex="bold"/>
    </style:style>
    <style:style style:name="T215_14" style:family="text">
      <style:text-properties fo:font-size="14pt" style:font-size-asian="14pt" style:font-size-complex="14pt" fo:font-weight="bold" style:font-weight-asian="bold" style:font-weight-complex="bold"/>
    </style:style>
    <style:style style:name="T215_15" style:family="text">
      <style:text-properties fo:font-size="14pt" style:font-size-asian="14pt" style:font-size-complex="14pt" fo:font-weight="bold" style:font-weight-asian="bold" style:font-weight-complex="bold"/>
    </style:style>
    <style:style style:name="P216" style:family="paragraph" style:parent-style-name="Standard">
      <style:paragraph-properties fo:break-before="auto" fo:text-indent="0cm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7" style:family="paragraph" style:parent-style-name="Standard">
      <style:paragraph-properties fo:break-before="auto" fo:text-indent="0cm" fo:line-height="100%" style:writing-mode="lr-tb"/>
    </style:style>
    <style:style style:name="T217_1" style:family="text">
      <style:text-properties fo:font-weight="bold" style:font-weight-asian="bold" style:font-weight-complex="bold"/>
    </style:style>
    <style:style style:name="T217_2" style:family="text">
      <style:text-properties fo:font-weight="bold" style:font-weight-asian="bold" style:font-weight-complex="bold"/>
    </style:style>
    <style:style style:name="T217_3" style:family="text">
      <style:text-properties fo:font-weight="bold" style:font-weight-asian="bold" style:font-weight-complex="bold"/>
    </style:style>
    <style:style style:name="T217_4" style:family="text">
      <style:text-properties fo:font-weight="bold" style:font-weight-asian="bold" style:font-weight-complex="bold"/>
    </style:style>
    <style:style style:name="T217_5" style:family="text">
      <style:text-properties fo:font-weight="bold" style:font-weight-asian="bold" style:font-weight-complex="bold"/>
    </style:style>
    <style:style style:name="T217_6" style:family="text">
      <style:text-properties fo:font-weight="bold" style:font-weight-asian="bold" style:font-weight-complex="bold"/>
    </style:style>
    <style:style style:name="T217_7" style:family="text">
      <style:text-properties fo:font-weight="bold" style:font-weight-asian="bold" style:font-weight-complex="bold"/>
    </style:style>
    <style:style style:name="T217_8" style:family="text">
      <style:text-properties fo:font-weight="bold" style:font-weight-asian="bold" style:font-weight-complex="bold"/>
    </style:style>
    <style:style style:name="T217_9" style:family="text">
      <style:text-properties fo:font-weight="bold" style:font-weight-asian="bold" style:font-weight-complex="bold"/>
    </style:style>
    <style:style style:name="T217_10" style:family="text">
      <style:text-properties fo:font-weight="bold" style:font-weight-asian="bold" style:font-weight-complex="bold"/>
    </style:style>
    <style:style style:name="T217_11" style:family="text">
      <style:text-properties fo:font-weight="bold" style:font-weight-asian="bold" style:font-weight-complex="bold"/>
    </style:style>
    <style:style style:name="T217_12" style:family="text">
      <style:text-properties fo:font-weight="bold" style:font-weight-asian="bold" style:font-weight-complex="bold"/>
    </style:style>
    <style:style style:name="T217_13" style:family="text">
      <style:text-properties fo:font-weight="bold" style:font-weight-asian="bold" style:font-weight-complex="bold"/>
    </style:style>
    <style:style style:name="P21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/>
    <style:style style:name="T218_38" style:family="text"/>
    <style:style style:name="T218_39" style:family="text"/>
    <style:style style:name="T218_40" style:family="text"/>
    <style:style style:name="T218_41" style:family="text"/>
    <style:style style:name="T218_42" style:family="text"/>
    <style:style style:name="T218_43" style:family="text"/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T218_51" style:family="text"/>
    <style:style style:name="T218_52" style:family="text"/>
    <style:style style:name="T218_53" style:family="text"/>
    <style:style style:name="T218_54" style:family="text"/>
    <style:style style:name="T218_55" style:family="text"/>
    <style:style style:name="T218_56" style:family="text"/>
    <style:style style:name="T218_57" style:family="text"/>
    <style:style style:name="T218_58" style:family="text"/>
    <style:style style:name="T218_59" style:family="text"/>
    <style:style style:name="T218_60" style:family="text"/>
    <style:style style:name="T218_61" style:family="text"/>
    <style:style style:name="T218_62" style:family="text"/>
    <style:style style:name="T218_63" style:family="text"/>
    <style:style style:name="T218_64" style:family="text"/>
    <style:style style:name="T218_65" style:family="text"/>
    <style:style style:name="T218_66" style:family="text"/>
    <style:style style:name="T218_67" style:family="text"/>
    <style:style style:name="T218_68" style:family="text"/>
    <style:style style:name="T218_69" style:family="text"/>
    <style:style style:name="T218_70" style:family="text"/>
    <style:style style:name="T218_71" style:family="text"/>
    <style:style style:name="T218_72" style:family="text"/>
    <style:style style:name="T218_73" style:family="text"/>
    <style:style style:name="T218_74" style:family="text"/>
    <style:style style:name="T218_75" style:family="text"/>
    <style:style style:name="T218_76" style:family="text"/>
    <style:style style:name="T218_77" style:family="text"/>
    <style:style style:name="T218_78" style:family="text"/>
    <style:style style:name="T218_79" style:family="text"/>
    <style:style style:name="T218_80" style:family="text"/>
    <style:style style:name="T218_81" style:family="text"/>
    <style:style style:name="T218_82" style:family="text"/>
    <style:style style:name="T218_83" style:family="text"/>
    <style:style style:name="T218_84" style:family="text"/>
    <style:style style:name="T218_85" style:family="text"/>
    <style:style style:name="T218_86" style:family="text"/>
    <style:style style:name="T218_87" style:family="text"/>
    <style:style style:name="T218_88" style:family="text"/>
    <style:style style:name="T218_89" style:family="text"/>
    <style:style style:name="T218_90" style:family="text"/>
    <style:style style:name="T218_91" style:family="text"/>
    <style:style style:name="T218_92" style:family="text"/>
    <style:style style:name="T218_93" style:family="text"/>
    <style:style style:name="T218_94" style:family="text"/>
    <style:style style:name="T218_95" style:family="text"/>
    <style:style style:name="T218_96" style:family="text"/>
    <style:style style:name="T218_97" style:family="text"/>
    <style:style style:name="T218_98" style:family="text"/>
    <style:style style:name="T218_99" style:family="text"/>
    <style:style style:name="T218_100" style:family="text"/>
    <style:style style:name="T218_101" style:family="text"/>
    <style:style style:name="T218_102" style:family="text"/>
    <style:style style:name="T218_103" style:family="text"/>
    <style:style style:name="T218_104" style:family="text"/>
    <style:style style:name="T218_105" style:family="text"/>
    <style:style style:name="T218_106" style:family="text"/>
    <style:style style:name="T218_107" style:family="text"/>
    <style:style style:name="T218_108" style:family="text"/>
    <style:style style:name="T218_109" style:family="text"/>
    <style:style style:name="T218_110" style:family="text"/>
    <style:style style:name="T218_111" style:family="text"/>
    <style:style style:name="T218_112" style:family="text"/>
    <style:style style:name="T218_113" style:family="text"/>
    <style:style style:name="T218_114" style:family="text"/>
    <style:style style:name="T218_115" style:family="text"/>
    <style:style style:name="T218_116" style:family="text"/>
    <style:style style:name="T218_117" style:family="text"/>
    <style:style style:name="T218_118" style:family="text"/>
    <style:style style:name="T218_119" style:family="text"/>
    <style:style style:name="T218_120" style:family="text"/>
    <style:style style:name="T218_121" style:family="text"/>
    <style:style style:name="T218_122" style:family="text"/>
    <style:style style:name="T218_123" style:family="text"/>
    <style:style style:name="T218_124" style:family="text"/>
    <style:style style:name="T218_125" style:family="text"/>
    <style:style style:name="T218_126" style:family="text"/>
    <style:style style:name="T218_127" style:family="text"/>
    <style:style style:name="T218_128" style:family="text"/>
    <style:style style:name="T218_129" style:family="text"/>
    <style:style style:name="T218_130" style:family="text"/>
    <style:style style:name="T218_131" style:family="text"/>
    <style:style style:name="T218_132" style:family="text"/>
    <style:style style:name="T218_133" style:family="text"/>
    <style:style style:name="T218_134" style:family="text"/>
    <style:style style:name="T218_135" style:family="text"/>
    <style:style style:name="T218_136" style:family="text"/>
    <style:style style:name="T218_137" style:family="text"/>
    <style:style style:name="T218_138" style:family="text"/>
    <style:style style:name="T218_139" style:family="text"/>
    <style:style style:name="T218_140" style:family="text"/>
    <style:style style:name="T218_141" style:family="text"/>
    <style:style style:name="T218_142" style:family="text"/>
    <style:style style:name="T218_143" style:family="text"/>
    <style:style style:name="T218_144" style:family="text"/>
    <style:style style:name="T218_145" style:family="text"/>
    <style:style style:name="T218_146" style:family="text"/>
    <style:style style:name="T218_147" style:family="text"/>
    <style:style style:name="T218_148" style:family="text"/>
    <style:style style:name="T218_149" style:family="text"/>
    <style:style style:name="T218_150" style:family="text"/>
    <style:style style:name="T218_151" style:family="text"/>
    <style:style style:name="T218_152" style:family="text"/>
    <style:style style:name="T218_153" style:family="text"/>
    <style:style style:name="T218_154" style:family="text"/>
    <style:style style:name="T218_155" style:family="text"/>
    <style:style style:name="T218_156" style:family="text"/>
    <style:style style:name="T218_157" style:family="text"/>
    <style:style style:name="T218_158" style:family="text"/>
    <style:style style:name="T218_159" style:family="text"/>
    <style:style style:name="T218_160" style:family="text"/>
    <style:style style:name="T218_161" style:family="text"/>
    <style:style style:name="T218_162" style:family="text"/>
    <style:style style:name="T218_163" style:family="text"/>
    <style:style style:name="T218_164" style:family="text"/>
    <style:style style:name="T218_165" style:family="text"/>
    <style:style style:name="T218_166" style:family="text"/>
    <style:style style:name="T218_167" style:family="text"/>
    <style:style style:name="T218_168" style:family="text"/>
    <style:style style:name="T218_169" style:family="text"/>
    <style:style style:name="T218_170" style:family="text"/>
    <style:style style:name="T218_171" style:family="text"/>
    <style:style style:name="T218_172" style:family="text"/>
    <style:style style:name="T218_173" style:family="text"/>
    <style:style style:name="T218_174" style:family="text"/>
    <style:style style:name="T218_175" style:family="text"/>
    <style:style style:name="T218_176" style:family="text"/>
    <style:style style:name="T218_177" style:family="text"/>
    <style:style style:name="T218_178" style:family="text"/>
    <style:style style:name="T218_179" style:family="text"/>
    <style:style style:name="T218_180" style:family="text"/>
    <style:style style:name="T218_181" style:family="text"/>
    <style:style style:name="T218_182" style:family="text"/>
    <style:style style:name="T218_183" style:family="text"/>
    <style:style style:name="T218_184" style:family="text"/>
    <style:style style:name="T218_185" style:family="text"/>
    <style:style style:name="T218_186" style:family="text"/>
    <style:style style:name="T218_187" style:family="text"/>
    <style:style style:name="T218_188" style:family="text"/>
    <style:style style:name="T218_189" style:family="text"/>
    <style:style style:name="T218_190" style:family="text"/>
    <style:style style:name="T218_191" style:family="text"/>
    <style:style style:name="T218_192" style:family="text"/>
    <style:style style:name="T218_193" style:family="text"/>
    <style:style style:name="T218_194" style:family="text"/>
    <style:style style:name="T218_195" style:family="text"/>
    <style:style style:name="T218_196" style:family="text"/>
    <style:style style:name="T218_197" style:family="text"/>
    <style:style style:name="T218_198" style:family="text"/>
    <style:style style:name="T218_199" style:family="text"/>
    <style:style style:name="T218_200" style:family="text"/>
    <style:style style:name="T218_201" style:family="text"/>
    <style:style style:name="T218_202" style:family="text"/>
    <style:style style:name="T218_203" style:family="text"/>
    <style:style style:name="T218_204" style:family="text"/>
    <style:style style:name="T218_205" style:family="text"/>
    <style:style style:name="T218_206" style:family="text"/>
    <style:style style:name="T218_207" style:family="text"/>
    <style:style style:name="T218_208" style:family="text"/>
    <style:style style:name="T218_209" style:family="text"/>
    <style:style style:name="T218_210" style:family="text"/>
    <style:style style:name="T218_211" style:family="text"/>
    <style:style style:name="T218_212" style:family="text"/>
    <style:style style:name="T218_213" style:family="text"/>
    <style:style style:name="T218_214" style:family="text"/>
    <style:style style:name="T218_215" style:family="text"/>
    <style:style style:name="T218_216" style:family="text"/>
    <style:style style:name="T218_217" style:family="text"/>
    <style:style style:name="T218_218" style:family="text"/>
    <style:style style:name="T218_219" style:family="text"/>
    <style:style style:name="T218_220" style:family="text"/>
    <style:style style:name="T218_221" style:family="text"/>
    <style:style style:name="T218_222" style:family="text"/>
    <style:style style:name="T218_223" style:family="text"/>
    <style:style style:name="T218_224" style:family="text"/>
    <style:style style:name="T218_225" style:family="text"/>
    <style:style style:name="T218_226" style:family="text"/>
    <style:style style:name="T218_227" style:family="text"/>
    <style:style style:name="T218_228" style:family="text"/>
    <style:style style:name="T218_229" style:family="text"/>
    <style:style style:name="T218_230" style:family="text"/>
    <style:style style:name="T218_231" style:family="text"/>
    <style:style style:name="T218_232" style:family="text"/>
    <style:style style:name="T218_233" style:family="text"/>
    <style:style style:name="T218_234" style:family="text"/>
    <style:style style:name="T218_235" style:family="text"/>
    <style:style style:name="T218_236" style:family="text"/>
    <style:style style:name="T218_237" style:family="text"/>
    <style:style style:name="T218_238" style:family="text"/>
    <style:style style:name="P219" style:family="paragraph" style:parent-style-name="Standard">
      <style:paragraph-properties fo:break-before="auto" fo:text-indent="0cm" fo:line-height="100%" style:writing-mode="lr-tb"/>
    </style:style>
    <style:style style:name="T219_1" style:family="text">
      <style:text-properties fo:font-weight="bold" style:font-weight-asian="bold" style:font-weight-complex="bold"/>
    </style:style>
    <style:style style:name="T219_2" style:family="text">
      <style:text-properties fo:font-weight="bold" style:font-weight-asian="bold" style:font-weight-complex="bold"/>
    </style:style>
    <style:style style:name="T219_3" style:family="text">
      <style:text-properties fo:font-weight="bold" style:font-weight-asian="bold" style:font-weight-complex="bold"/>
    </style:style>
    <style:style style:name="P220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20_1" style:family="text">
      <style:text-properties fo:font-weight="bold" style:font-weight-asian="bold" style:font-weight-complex="bold"/>
    </style:style>
    <style:style style:name="T220_2" style:family="text">
      <style:text-properties fo:font-weight="bold" style:font-weight-asian="bold" style:font-weight-complex="bold"/>
    </style:style>
    <style:style style:name="T220_3" style:family="text">
      <style:text-properties fo:font-weight="bold" style:font-weight-asian="bold" style:font-weight-complex="bold"/>
    </style:style>
    <style:style style:name="T220_4" style:family="text">
      <style:text-properties fo:font-weight="bold" style:font-weight-asian="bold" style:font-weight-complex="bold"/>
    </style:style>
    <style:style style:name="T220_5" style:family="text">
      <style:text-properties fo:font-weight="bold" style:font-weight-asian="bold" style:font-weight-complex="bold"/>
    </style:style>
    <style:style style:name="T220_6" style:family="text">
      <style:text-properties fo:font-weight="bold" style:font-weight-asian="bold" style:font-weight-complex="bold"/>
    </style:style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T220_23" style:family="text"/>
    <style:style style:name="T220_24" style:family="text"/>
    <style:style style:name="T220_25" style:family="text"/>
    <style:style style:name="T220_26" style:family="text"/>
    <style:style style:name="T220_27" style:family="text"/>
    <style:style style:name="T220_28" style:family="text"/>
    <style:style style:name="T220_29" style:family="text"/>
    <style:style style:name="T220_30" style:family="text"/>
    <style:style style:name="T220_31" style:family="text"/>
    <style:style style:name="T220_32" style:family="text"/>
    <style:style style:name="T220_33" style:family="text"/>
    <style:style style:name="T220_34" style:family="text"/>
    <style:style style:name="T220_35" style:family="text"/>
    <style:style style:name="T220_36" style:family="text"/>
    <style:style style:name="T220_37" style:family="text"/>
    <style:style style:name="T220_38" style:family="text"/>
    <style:style style:name="T220_39" style:family="text"/>
    <style:style style:name="T220_40" style:family="text"/>
    <style:style style:name="T220_41" style:family="text"/>
    <style:style style:name="T220_42" style:family="text"/>
    <style:style style:name="T220_43" style:family="text"/>
    <style:style style:name="T220_44" style:family="text"/>
    <style:style style:name="T220_45" style:family="text"/>
    <style:style style:name="T220_46" style:family="text"/>
    <style:style style:name="T220_47" style:family="text"/>
    <style:style style:name="T220_48" style:family="text"/>
    <style:style style:name="T220_49" style:family="text"/>
    <style:style style:name="T220_50" style:family="text"/>
    <style:style style:name="T220_51" style:family="text"/>
    <style:style style:name="T220_52" style:family="text"/>
    <style:style style:name="T220_53" style:family="text"/>
    <style:style style:name="T220_54" style:family="text"/>
    <style:style style:name="T220_55" style:family="text"/>
    <style:style style:name="T220_56" style:family="text"/>
    <style:style style:name="T220_57" style:family="text"/>
    <style:style style:name="T220_58" style:family="text"/>
    <style:style style:name="T220_59" style:family="text"/>
    <style:style style:name="T220_60" style:family="text"/>
    <style:style style:name="T220_61" style:family="text"/>
    <style:style style:name="T220_62" style:family="text"/>
    <style:style style:name="T220_63" style:family="text"/>
    <style:style style:name="T220_64" style:family="text"/>
    <style:style style:name="T220_65" style:family="text"/>
    <style:style style:name="T220_66" style:family="text"/>
    <style:style style:name="T220_67" style:family="text"/>
    <style:style style:name="T220_68" style:family="text"/>
    <style:style style:name="T220_69" style:family="text"/>
    <style:style style:name="T220_70" style:family="text"/>
    <style:style style:name="T220_71" style:family="text"/>
    <style:style style:name="T220_72" style:family="text"/>
    <style:style style:name="T220_73" style:family="text"/>
    <style:style style:name="T220_74" style:family="text"/>
    <style:style style:name="T220_75" style:family="text"/>
    <style:style style:name="T220_76" style:family="text"/>
    <style:style style:name="T220_77" style:family="text"/>
    <style:style style:name="T220_78" style:family="text"/>
    <style:style style:name="T220_79" style:family="text"/>
    <style:style style:name="T220_80" style:family="text"/>
    <style:style style:name="T220_81" style:family="text"/>
    <style:style style:name="T220_82" style:family="text"/>
    <style:style style:name="T220_83" style:family="text"/>
    <style:style style:name="T220_84" style:family="text"/>
    <style:style style:name="T220_85" style:family="text"/>
    <style:style style:name="T220_86" style:family="text"/>
    <style:style style:name="T220_87" style:family="text"/>
    <style:style style:name="T220_88" style:family="text"/>
    <style:style style:name="T220_89" style:family="text"/>
    <style:style style:name="T220_90" style:family="text"/>
    <style:style style:name="T220_91" style:family="text"/>
    <style:style style:name="T220_92" style:family="text"/>
    <style:style style:name="T220_93" style:family="text"/>
    <style:style style:name="T220_94" style:family="text"/>
    <style:style style:name="T220_95" style:family="text"/>
    <style:style style:name="T220_96" style:family="text"/>
    <style:style style:name="T220_97" style:family="text"/>
    <style:style style:name="T220_98" style:family="text"/>
    <style:style style:name="T220_99" style:family="text"/>
    <style:style style:name="T220_100" style:family="text"/>
    <style:style style:name="T220_101" style:family="text"/>
    <style:style style:name="T220_102" style:family="text"/>
    <style:style style:name="T220_103" style:family="text"/>
    <style:style style:name="T220_104" style:family="text"/>
    <style:style style:name="T220_105" style:family="text"/>
    <style:style style:name="T220_106" style:family="text"/>
    <style:style style:name="T220_107" style:family="text"/>
    <style:style style:name="T220_108" style:family="text"/>
    <style:style style:name="T220_109" style:family="text"/>
    <style:style style:name="T220_110" style:family="text"/>
    <style:style style:name="T220_111" style:family="text"/>
    <style:style style:name="T220_112" style:family="text"/>
    <style:style style:name="T220_113" style:family="text"/>
    <style:style style:name="T220_114" style:family="text"/>
    <style:style style:name="T220_115" style:family="text"/>
    <style:style style:name="T220_116" style:family="text"/>
    <style:style style:name="T220_117" style:family="text"/>
    <style:style style:name="T220_118" style:family="text"/>
    <style:style style:name="T220_119" style:family="text"/>
    <style:style style:name="P221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21_1" style:family="text">
      <style:text-properties fo:font-weight="bold" style:font-weight-asian="bold" style:font-weight-complex="bold"/>
    </style:style>
    <style:style style:name="T221_2" style:family="text">
      <style:text-properties fo:font-weight="bold" style:font-weight-asian="bold" style:font-weight-complex="bold"/>
    </style:style>
    <style:style style:name="T221_3" style:family="text">
      <style:text-properties fo:font-weight="bold" style:font-weight-asian="bold" style:font-weight-complex="bold"/>
    </style:style>
    <style:style style:name="T221_4" style:family="text">
      <style:text-properties fo:font-weight="bold" style:font-weight-asian="bold" style:font-weight-complex="bold"/>
    </style:style>
    <style:style style:name="T221_5" style:family="text">
      <style:text-properties fo:font-weight="bold" style:font-weight-asian="bold" style:font-weight-complex="bold"/>
    </style:style>
    <style:style style:name="T221_6" style:family="text">
      <style:text-properties fo:font-weight="bold" style:font-weight-asian="bold" style:font-weight-complex="bold"/>
    </style:style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P222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3.81cm"/>
        </style:tab-stops>
      </style:paragraph-properties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P223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3.81cm"/>
        </style:tab-stops>
      </style:paragraph-properties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T223_42" style:family="text"/>
    <style:style style:name="T223_43" style:family="text"/>
    <style:style style:name="T223_44" style:family="text"/>
    <style:style style:name="P224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3.81cm"/>
        </style:tab-stops>
      </style:paragraph-properties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T224_30" style:family="text"/>
    <style:style style:name="T224_31" style:family="text"/>
    <style:style style:name="T224_32" style:family="text"/>
    <style:style style:name="T224_33" style:family="text"/>
    <style:style style:name="T224_34" style:family="text"/>
    <style:style style:name="T224_35" style:family="text"/>
    <style:style style:name="T224_36" style:family="text"/>
    <style:style style:name="T224_37" style:family="text"/>
    <style:style style:name="T224_38" style:family="text"/>
    <style:style style:name="T224_39" style:family="text"/>
    <style:style style:name="T224_40" style:family="text"/>
    <style:style style:name="T224_41" style:family="text"/>
    <style:style style:name="T224_42" style:family="text"/>
    <style:style style:name="T224_43" style:family="text"/>
    <style:style style:name="T224_44" style:family="text"/>
    <style:style style:name="T224_45" style:family="text"/>
    <style:style style:name="T224_46" style:family="text"/>
    <style:style style:name="T224_47" style:family="text"/>
    <style:style style:name="T224_48" style:family="text"/>
    <style:style style:name="T224_49" style:family="text"/>
    <style:style style:name="T224_50" style:family="text"/>
    <style:style style:name="T224_51" style:family="text"/>
    <style:style style:name="P225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P226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T226_35" style:family="text"/>
    <style:style style:name="T226_36" style:family="text"/>
    <style:style style:name="T226_37" style:family="text"/>
    <style:style style:name="T226_38" style:family="text"/>
    <style:style style:name="T226_39" style:family="text"/>
    <style:style style:name="T226_40" style:family="text"/>
    <style:style style:name="T226_41" style:family="text"/>
    <style:style style:name="T226_42" style:family="text"/>
    <style:style style:name="T226_43" style:family="text"/>
    <style:style style:name="T226_44" style:family="text"/>
    <style:style style:name="T226_45" style:family="text"/>
    <style:style style:name="T226_46" style:family="text"/>
    <style:style style:name="T226_47" style:family="text"/>
    <style:style style:name="T226_48" style:family="text"/>
    <style:style style:name="T226_49" style:family="text"/>
    <style:style style:name="T226_50" style:family="text"/>
    <style:style style:name="T226_51" style:family="text"/>
    <style:style style:name="T226_52" style:family="text"/>
    <style:style style:name="T226_53" style:family="text"/>
    <style:style style:name="T226_54" style:family="text"/>
    <style:style style:name="T226_55" style:family="text"/>
    <style:style style:name="T226_56" style:family="text"/>
    <style:style style:name="T226_57" style:family="text"/>
    <style:style style:name="T226_58" style:family="text"/>
    <style:style style:name="T226_59" style:family="text"/>
    <style:style style:name="T226_60" style:family="text"/>
    <style:style style:name="T226_61" style:family="text"/>
    <style:style style:name="T226_62" style:family="text"/>
    <style:style style:name="T226_63" style:family="text"/>
    <style:style style:name="T226_64" style:family="text"/>
    <style:style style:name="T226_65" style:family="text"/>
    <style:style style:name="T226_66" style:family="text"/>
    <style:style style:name="T226_67" style:family="text"/>
    <style:style style:name="T226_68" style:family="text"/>
    <style:style style:name="T226_69" style:family="text"/>
    <style:style style:name="T226_70" style:family="text"/>
    <style:style style:name="T226_71" style:family="text"/>
    <style:style style:name="T226_72" style:family="text"/>
    <style:style style:name="T226_73" style:family="text"/>
    <style:style style:name="T226_74" style:family="text"/>
    <style:style style:name="T226_75" style:family="text"/>
    <style:style style:name="T226_76" style:family="text"/>
    <style:style style:name="T226_77" style:family="text"/>
    <style:style style:name="T226_78" style:family="text"/>
    <style:style style:name="T226_79" style:family="text"/>
    <style:style style:name="T226_80" style:family="text"/>
    <style:style style:name="T226_81" style:family="text"/>
    <style:style style:name="T226_82" style:family="text"/>
    <style:style style:name="T226_83" style:family="text"/>
    <style:style style:name="T226_84" style:family="text"/>
    <style:style style:name="T226_85" style:family="text"/>
    <style:style style:name="P227" style:family="paragraph" style:parent-style-name="Standard">
      <style:paragraph-properties fo:break-before="auto" fo:text-indent="0cm" fo:line-height="100%" style:writing-mode="lr-tb"/>
    </style:style>
    <style:style style:name="T227_1" style:family="text">
      <style:text-properties fo:font-weight="bold" style:font-weight-asian="bold" style:font-weight-complex="bold"/>
    </style:style>
    <style:style style:name="T227_2" style:family="text">
      <style:text-properties fo:font-weight="bold" style:font-weight-asian="bold" style:font-weight-complex="bold"/>
    </style:style>
    <style:style style:name="T227_3" style:family="text">
      <style:text-properties fo:font-weight="bold" style:font-weight-asian="bold" style:font-weight-complex="bold"/>
    </style:style>
    <style:style style:name="T227_4" style:family="text">
      <style:text-properties fo:font-weight="bold" style:font-weight-asian="bold" style:font-weight-complex="bold"/>
    </style:style>
    <style:style style:name="T227_5" style:family="text">
      <style:text-properties fo:font-weight="bold" style:font-weight-asian="bold" style:font-weight-complex="bold"/>
    </style:style>
    <style:style style:name="T227_6" style:family="text">
      <style:text-properties fo:font-weight="bold" style:font-weight-asian="bold" style:font-weight-complex="bold"/>
    </style:style>
    <style:style style:name="T227_7" style:family="text">
      <style:text-properties fo:font-weight="bold" style:font-weight-asian="bold" style:font-weight-complex="bold"/>
    </style:style>
    <style:style style:name="T227_8" style:family="text">
      <style:text-properties fo:font-weight="bold" style:font-weight-asian="bold" style:font-weight-complex="bold"/>
    </style:style>
    <style:style style:name="T227_9" style:family="text">
      <style:text-properties fo:font-weight="bold" style:font-weight-asian="bold" style:font-weight-complex="bold"/>
    </style:style>
    <style:style style:name="T227_10" style:family="text">
      <style:text-properties fo:font-weight="bold" style:font-weight-asian="bold" style:font-weight-complex="bold"/>
    </style:style>
    <style:style style:name="T227_11" style:family="text">
      <style:text-properties fo:font-weight="bold" style:font-weight-asian="bold" style:font-weight-complex="bold"/>
    </style:style>
    <style:style style:name="P228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28_1" style:family="text">
      <style:text-properties fo:font-weight="bold" style:font-weight-asian="bold" style:font-weight-complex="bold"/>
    </style:style>
    <style:style style:name="T228_2" style:family="text">
      <style:text-properties fo:font-weight="bold" style:font-weight-asian="bold" style:font-weight-complex="bold"/>
    </style:style>
    <style:style style:name="T228_3" style:family="text">
      <style:text-properties fo:font-weight="bold" style:font-weight-asian="bold" style:font-weight-complex="bold"/>
    </style:style>
    <style:style style:name="T228_4" style:family="text">
      <style:text-properties fo:font-weight="bold" style:font-weight-asian="bold" style:font-weight-complex="bold"/>
    </style:style>
    <style:style style:name="T228_5" style:family="text">
      <style:text-properties fo:font-weight="bold" style:font-weight-asian="bold" style:font-weight-complex="bold"/>
    </style:style>
    <style:style style:name="T228_6" style:family="text">
      <style:text-properties fo:font-weight="bold" style:font-weight-asian="bold" style:font-weight-complex="bold"/>
    </style:style>
    <style:style style:name="T228_7" style:family="text">
      <style:text-properties fo:font-weight="bold" style:font-weight-asian="bold" style:font-weight-complex="bold"/>
    </style:style>
    <style:style style:name="T228_8" style:family="text">
      <style:text-properties fo:font-weight="bold" style:font-weight-asian="bold" style:font-weight-complex="bold"/>
    </style:style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/>
    <style:style style:name="T228_42" style:family="text"/>
    <style:style style:name="T228_43" style:family="text"/>
    <style:style style:name="T228_44" style:family="text"/>
    <style:style style:name="T228_45" style:family="text"/>
    <style:style style:name="T228_46" style:family="text"/>
    <style:style style:name="T228_47" style:family="text"/>
    <style:style style:name="T228_48" style:family="text"/>
    <style:style style:name="T228_49" style:family="text"/>
    <style:style style:name="T228_50" style:family="text"/>
    <style:style style:name="T228_51" style:family="text"/>
    <style:style style:name="T228_52" style:family="text"/>
    <style:style style:name="T228_53" style:family="text"/>
    <style:style style:name="T228_54" style:family="text"/>
    <style:style style:name="T228_55" style:family="text"/>
    <style:style style:name="T228_56" style:family="text"/>
    <style:style style:name="T228_57" style:family="text"/>
    <style:style style:name="T228_58" style:family="text"/>
    <style:style style:name="T228_59" style:family="text"/>
    <style:style style:name="T228_60" style:family="text"/>
    <style:style style:name="T228_61" style:family="text"/>
    <style:style style:name="T228_62" style:family="text"/>
    <style:style style:name="T228_63" style:family="text"/>
    <style:style style:name="T228_64" style:family="text"/>
    <style:style style:name="T228_65" style:family="text"/>
    <style:style style:name="T228_66" style:family="text"/>
    <style:style style:name="T228_67" style:family="text"/>
    <style:style style:name="T228_68" style:family="text"/>
    <style:style style:name="T228_69" style:family="text"/>
    <style:style style:name="T228_70" style:family="text"/>
    <style:style style:name="T228_71" style:family="text"/>
    <style:style style:name="T228_72" style:family="text"/>
    <style:style style:name="T228_73" style:family="text"/>
    <style:style style:name="T228_74" style:family="text"/>
    <style:style style:name="T228_75" style:family="text"/>
    <style:style style:name="T228_76" style:family="text"/>
    <style:style style:name="T228_77" style:family="text"/>
    <style:style style:name="T228_78" style:family="text"/>
    <style:style style:name="T228_79" style:family="text"/>
    <style:style style:name="T228_80" style:family="text"/>
    <style:style style:name="T228_81" style:family="text"/>
    <style:style style:name="T228_82" style:family="text"/>
    <style:style style:name="T228_83" style:family="text"/>
    <style:style style:name="T228_84" style:family="text"/>
    <style:style style:name="T228_85" style:family="text"/>
    <style:style style:name="T228_86" style:family="text"/>
    <style:style style:name="T228_87" style:family="text"/>
    <style:style style:name="T228_88" style:family="text"/>
    <style:style style:name="T228_89" style:family="text"/>
    <style:style style:name="T228_90" style:family="text"/>
    <style:style style:name="T228_91" style:family="text"/>
    <style:style style:name="T228_92" style:family="text"/>
    <style:style style:name="T228_93" style:family="text"/>
    <style:style style:name="T228_94" style:family="text"/>
    <style:style style:name="T228_95" style:family="text"/>
    <style:style style:name="T228_96" style:family="text"/>
    <style:style style:name="T228_97" style:family="text"/>
    <style:style style:name="T228_98" style:family="text"/>
    <style:style style:name="T228_99" style:family="text"/>
    <style:style style:name="T228_100" style:family="text"/>
    <style:style style:name="T228_101" style:family="text"/>
    <style:style style:name="T228_102" style:family="text"/>
    <style:style style:name="T228_103" style:family="text"/>
    <style:style style:name="T228_104" style:family="text"/>
    <style:style style:name="T228_105" style:family="text"/>
    <style:style style:name="T228_106" style:family="text"/>
    <style:style style:name="T228_107" style:family="text"/>
    <style:style style:name="P229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29_1" style:family="text">
      <style:text-properties fo:font-weight="bold" style:font-weight-asian="bold" style:font-weight-complex="bold"/>
    </style:style>
    <style:style style:name="T229_2" style:family="text">
      <style:text-properties fo:font-weight="bold" style:font-weight-asian="bold" style:font-weight-complex="bold"/>
    </style:style>
    <style:style style:name="T229_3" style:family="text">
      <style:text-properties fo:font-weight="bold" style:font-weight-asian="bold" style:font-weight-complex="bold"/>
    </style:style>
    <style:style style:name="T229_4" style:family="text">
      <style:text-properties fo:font-weight="bold" style:font-weight-asian="bold" style:font-weight-complex="bold"/>
    </style:style>
    <style:style style:name="T229_5" style:family="text">
      <style:text-properties fo:font-weight="bold" style:font-weight-asian="bold" style:font-weight-complex="bold"/>
    </style:style>
    <style:style style:name="T229_6" style:family="text">
      <style:text-properties fo:font-weight="bold" style:font-weight-asian="bold" style:font-weight-complex="bold"/>
    </style:style>
    <style:style style:name="T229_7" style:family="text">
      <style:text-properties fo:font-weight="bold" style:font-weight-asian="bold" style:font-weight-complex="bold"/>
    </style:style>
    <style:style style:name="T229_8" style:family="text">
      <style:text-properties fo:font-weight="bold" style:font-weight-asian="bold" style:font-weight-complex="bold"/>
    </style:style>
    <style:style style:name="T229_9" style:family="text">
      <style:text-properties fo:font-weight="bold" style:font-weight-asian="bold" style:font-weight-complex="bold"/>
    </style:style>
    <style:style style:name="T229_10" style:family="text">
      <style:text-properties fo:font-weight="bold" style:font-weight-asian="bold" style:font-weight-complex="bold"/>
    </style:style>
    <style:style style:name="T229_11" style:family="text">
      <style:text-properties fo:font-weight="bold" style:font-weight-asian="bold" style:font-weight-complex="bold"/>
    </style:style>
    <style:style style:name="T229_12" style:family="text">
      <style:text-properties fo:font-weight="bold" style:font-weight-asian="bold" style:font-weight-complex="bold"/>
    </style:style>
    <style:style style:name="T229_13" style:family="text">
      <style:text-properties fo:font-weight="bold" style:font-weight-asian="bold" style:font-weight-complex="bold"/>
    </style:style>
    <style:style style:name="T229_14" style:family="text">
      <style:text-properties fo:font-weight="bold" style:font-weight-asian="bold" style:font-weight-complex="bold"/>
    </style:style>
    <style:style style:name="T229_15" style:family="text">
      <style:text-properties fo:font-weight="bold" style:font-weight-asian="bold" style:font-weight-complex="bold"/>
    </style:style>
    <style:style style:name="T229_16" style:family="text">
      <style:text-properties fo:font-weight="bold" style:font-weight-asian="bold" style:font-weight-complex="bold"/>
    </style:style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T229_48" style:family="text"/>
    <style:style style:name="T229_49" style:family="text"/>
    <style:style style:name="T229_50" style:family="text"/>
    <style:style style:name="T229_51" style:family="text"/>
    <style:style style:name="T229_52" style:family="text"/>
    <style:style style:name="T229_53" style:family="text"/>
    <style:style style:name="T229_54" style:family="text"/>
    <style:style style:name="T229_55" style:family="text"/>
    <style:style style:name="T229_56" style:family="text"/>
    <style:style style:name="T229_57" style:family="text"/>
    <style:style style:name="T229_58" style:family="text"/>
    <style:style style:name="T229_59" style:family="text"/>
    <style:style style:name="T229_60" style:family="text"/>
    <style:style style:name="T229_61" style:family="text"/>
    <style:style style:name="T229_62" style:family="text"/>
    <style:style style:name="T229_63" style:family="text"/>
    <style:style style:name="T229_64" style:family="text"/>
    <style:style style:name="T229_65" style:family="text"/>
    <style:style style:name="T229_66" style:family="text"/>
    <style:style style:name="T229_67" style:family="text"/>
    <style:style style:name="T229_68" style:family="text"/>
    <style:style style:name="T229_69" style:family="text"/>
    <style:style style:name="T229_70" style:family="text"/>
    <style:style style:name="T229_71" style:family="text"/>
    <style:style style:name="T229_72" style:family="text"/>
    <style:style style:name="T229_73" style:family="text"/>
    <style:style style:name="T229_74" style:family="text"/>
    <style:style style:name="T229_75" style:family="text"/>
    <style:style style:name="T229_76" style:family="text"/>
    <style:style style:name="T229_77" style:family="text"/>
    <style:style style:name="T229_78" style:family="text"/>
    <style:style style:name="T229_79" style:family="text"/>
    <style:style style:name="T229_80" style:family="text"/>
    <style:style style:name="T229_81" style:family="text"/>
    <style:style style:name="T229_82" style:family="text"/>
    <style:style style:name="T229_83" style:family="text"/>
    <style:style style:name="T229_84" style:family="text"/>
    <style:style style:name="T229_85" style:family="text"/>
    <style:style style:name="T229_86" style:family="text"/>
    <style:style style:name="T229_87" style:family="text"/>
    <style:style style:name="T229_88" style:family="text"/>
    <style:style style:name="T229_89" style:family="text"/>
    <style:style style:name="T229_90" style:family="text"/>
    <style:style style:name="T229_91" style:family="text"/>
    <style:style style:name="T229_92" style:family="text"/>
    <style:style style:name="T229_93" style:family="text"/>
    <style:style style:name="T229_94" style:family="text"/>
    <style:style style:name="T229_95" style:family="text"/>
    <style:style style:name="T229_96" style:family="text"/>
    <style:style style:name="T229_97" style:family="text"/>
    <style:style style:name="T229_98" style:family="text"/>
    <style:style style:name="T229_99" style:family="text"/>
    <style:style style:name="T229_100" style:family="text"/>
    <style:style style:name="T229_101" style:family="text"/>
    <style:style style:name="T229_102" style:family="text"/>
    <style:style style:name="T229_103" style:family="text"/>
    <style:style style:name="T229_104" style:family="text"/>
    <style:style style:name="T229_105" style:family="text"/>
    <style:style style:name="T229_106" style:family="text"/>
    <style:style style:name="T229_107" style:family="text"/>
    <style:style style:name="T229_108" style:family="text"/>
    <style:style style:name="T229_109" style:family="text"/>
    <style:style style:name="T229_110" style:family="text"/>
    <style:style style:name="T229_111" style:family="text"/>
    <style:style style:name="T229_112" style:family="text"/>
    <style:style style:name="T229_113" style:family="text"/>
    <style:style style:name="T229_114" style:family="text"/>
    <style:style style:name="T229_115" style:family="text"/>
    <style:style style:name="T229_116" style:family="text"/>
    <style:style style:name="T229_117" style:family="text"/>
    <style:style style:name="T229_118" style:family="text"/>
    <style:style style:name="T229_119" style:family="text"/>
    <style:style style:name="T229_120" style:family="text"/>
    <style:style style:name="T229_121" style:family="text"/>
    <style:style style:name="T229_122" style:family="text"/>
    <style:style style:name="T229_123" style:family="text"/>
    <style:style style:name="T229_124" style:family="text"/>
    <style:style style:name="T229_125" style:family="text"/>
    <style:style style:name="T229_126" style:family="text"/>
    <style:style style:name="T229_127" style:family="text"/>
    <style:style style:name="P230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30_1" style:family="text">
      <style:text-properties fo:font-weight="bold" style:font-weight-asian="bold" style:font-weight-complex="bold"/>
    </style:style>
    <style:style style:name="T230_2" style:family="text">
      <style:text-properties fo:font-weight="bold" style:font-weight-asian="bold" style:font-weight-complex="bold"/>
    </style:style>
    <style:style style:name="T230_3" style:family="text">
      <style:text-properties fo:font-weight="bold" style:font-weight-asian="bold" style:font-weight-complex="bold"/>
    </style:style>
    <style:style style:name="T230_4" style:family="text">
      <style:text-properties fo:font-weight="bold" style:font-weight-asian="bold" style:font-weight-complex="bold"/>
    </style:style>
    <style:style style:name="T230_5" style:family="text">
      <style:text-properties fo:font-weight="bold" style:font-weight-asian="bold" style:font-weight-complex="bold"/>
    </style:style>
    <style:style style:name="T230_6" style:family="text">
      <style:text-properties fo:font-weight="bold" style:font-weight-asian="bold" style:font-weight-complex="bold"/>
    </style:style>
    <style:style style:name="T230_7" style:family="text">
      <style:text-properties fo:font-weight="bold" style:font-weight-asian="bold" style:font-weight-complex="bold"/>
    </style:style>
    <style:style style:name="T230_8" style:family="text">
      <style:text-properties fo:font-weight="bold" style:font-weight-asian="bold" style:font-weight-complex="bold"/>
    </style:style>
    <style:style style:name="T230_9" style:family="text">
      <style:text-properties fo:font-weight="bold" style:font-weight-asian="bold" style:font-weight-complex="bold"/>
    </style:style>
    <style:style style:name="T230_10" style:family="text">
      <style:text-properties fo:font-weight="bold" style:font-weight-asian="bold" style:font-weight-complex="bold"/>
    </style:style>
    <style:style style:name="T230_11" style:family="text">
      <style:text-properties fo:font-weight="bold" style:font-weight-asian="bold" style:font-weight-complex="bold"/>
    </style:style>
    <style:style style:name="T230_12" style:family="text">
      <style:text-properties fo:font-weight="bold" style:font-weight-asian="bold" style:font-weight-complex="bold"/>
    </style:style>
    <style:style style:name="T230_13" style:family="text">
      <style:text-properties fo:font-weight="bold" style:font-weight-asian="bold" style:font-weight-complex="bold"/>
    </style:style>
    <style:style style:name="T230_14" style:family="text">
      <style:text-properties fo:font-weight="bold" style:font-weight-asian="bold" style:font-weight-complex="bold"/>
    </style:style>
    <style:style style:name="T230_15" style:family="text">
      <style:text-properties fo:font-weight="bold" style:font-weight-asian="bold" style:font-weight-complex="bold"/>
    </style:style>
    <style:style style:name="T230_16" style:family="text">
      <style:text-properties fo:font-weight="bold" style:font-weight-asian="bold" style:font-weight-complex="bold"/>
    </style:style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T230_43" style:family="text"/>
    <style:style style:name="T230_44" style:family="text"/>
    <style:style style:name="T230_45" style:family="text"/>
    <style:style style:name="T230_46" style:family="text"/>
    <style:style style:name="T230_47" style:family="text"/>
    <style:style style:name="T230_48" style:family="text"/>
    <style:style style:name="T230_49" style:family="text"/>
    <style:style style:name="T230_50" style:family="text"/>
    <style:style style:name="T230_51" style:family="text"/>
    <style:style style:name="T230_52" style:family="text"/>
    <style:style style:name="T230_53" style:family="text"/>
    <style:style style:name="T230_54" style:family="text"/>
    <style:style style:name="T230_55" style:family="text"/>
    <style:style style:name="T230_56" style:family="text"/>
    <style:style style:name="T230_57" style:family="text"/>
    <style:style style:name="T230_58" style:family="text"/>
    <style:style style:name="T230_59" style:family="text"/>
    <style:style style:name="T230_60" style:family="text"/>
    <style:style style:name="T230_61" style:family="text"/>
    <style:style style:name="T230_62" style:family="text"/>
    <style:style style:name="T230_63" style:family="text"/>
    <style:style style:name="T230_64" style:family="text"/>
    <style:style style:name="T230_65" style:family="text"/>
    <style:style style:name="T230_66" style:family="text"/>
    <style:style style:name="T230_67" style:family="text"/>
    <style:style style:name="T230_68" style:family="text"/>
    <style:style style:name="T230_69" style:family="text"/>
    <style:style style:name="T230_70" style:family="text"/>
    <style:style style:name="T230_71" style:family="text"/>
    <style:style style:name="T230_72" style:family="text"/>
    <style:style style:name="T230_73" style:family="text"/>
    <style:style style:name="T230_74" style:family="text"/>
    <style:style style:name="T230_75" style:family="text"/>
    <style:style style:name="T230_76" style:family="text"/>
    <style:style style:name="T230_77" style:family="text"/>
    <style:style style:name="T230_78" style:family="text"/>
    <style:style style:name="T230_79" style:family="text"/>
    <style:style style:name="T230_80" style:family="text"/>
    <style:style style:name="T230_81" style:family="text"/>
    <style:style style:name="T230_82" style:family="text"/>
    <style:style style:name="T230_83" style:family="text"/>
    <style:style style:name="T230_84" style:family="text"/>
    <style:style style:name="T230_85" style:family="text"/>
    <style:style style:name="T230_86" style:family="text"/>
    <style:style style:name="T230_87" style:family="text"/>
    <style:style style:name="T230_88" style:family="text"/>
    <style:style style:name="T230_89" style:family="text"/>
    <style:style style:name="T230_90" style:family="text"/>
    <style:style style:name="T230_91" style:family="text"/>
    <style:style style:name="T230_92" style:family="text"/>
    <style:style style:name="T230_93" style:family="text"/>
    <style:style style:name="T230_94" style:family="text"/>
    <style:style style:name="T230_95" style:family="text"/>
    <style:style style:name="T230_96" style:family="text"/>
    <style:style style:name="T230_97" style:family="text"/>
    <style:style style:name="T230_98" style:family="text"/>
    <style:style style:name="T230_99" style:family="text"/>
    <style:style style:name="T230_100" style:family="text"/>
    <style:style style:name="T230_101" style:family="text"/>
    <style:style style:name="P231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T231_26" style:family="text"/>
    <style:style style:name="T231_27" style:family="text"/>
    <style:style style:name="T231_28" style:family="text"/>
    <style:style style:name="T231_29" style:family="text"/>
    <style:style style:name="T231_30" style:family="text"/>
    <style:style style:name="T231_31" style:family="text"/>
    <style:style style:name="T231_32" style:family="text"/>
    <style:style style:name="T231_33" style:family="text"/>
    <style:style style:name="T231_34" style:family="text"/>
    <style:style style:name="T231_35" style:family="text"/>
    <style:style style:name="T231_36" style:family="text"/>
    <style:style style:name="T231_37" style:family="text"/>
    <style:style style:name="T231_38" style:family="text"/>
    <style:style style:name="T231_39" style:family="text"/>
    <style:style style:name="T231_40" style:family="text"/>
    <style:style style:name="T231_41" style:family="text"/>
    <style:style style:name="T231_42" style:family="text"/>
    <style:style style:name="T231_43" style:family="text"/>
    <style:style style:name="T231_44" style:family="text"/>
    <style:style style:name="T231_45" style:family="text"/>
    <style:style style:name="T231_46" style:family="text"/>
    <style:style style:name="T231_47" style:family="text"/>
    <style:style style:name="T231_48" style:family="text"/>
    <style:style style:name="T231_49" style:family="text"/>
    <style:style style:name="T231_50" style:family="text"/>
    <style:style style:name="T231_51" style:family="text"/>
    <style:style style:name="T231_52" style:family="text"/>
    <style:style style:name="T231_53" style:family="text"/>
    <style:style style:name="P232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T232_27" style:family="text"/>
    <style:style style:name="T232_28" style:family="text"/>
    <style:style style:name="T232_29" style:family="text"/>
    <style:style style:name="T232_30" style:family="text"/>
    <style:style style:name="T232_31" style:family="text"/>
    <style:style style:name="T232_32" style:family="text"/>
    <style:style style:name="T232_33" style:family="text"/>
    <style:style style:name="T232_34" style:family="text"/>
    <style:style style:name="T232_35" style:family="text"/>
    <style:style style:name="T232_36" style:family="text"/>
    <style:style style:name="T232_37" style:family="text"/>
    <style:style style:name="T232_38" style:family="text"/>
    <style:style style:name="T232_39" style:family="text"/>
    <style:style style:name="T232_40" style:family="text"/>
    <style:style style:name="T232_41" style:family="text"/>
    <style:style style:name="T232_42" style:family="text"/>
    <style:style style:name="T232_43" style:family="text"/>
    <style:style style:name="T232_44" style:family="text"/>
    <style:style style:name="T232_45" style:family="text"/>
    <style:style style:name="T232_46" style:family="text"/>
    <style:style style:name="T232_47" style:family="text"/>
    <style:style style:name="T232_48" style:family="text"/>
    <style:style style:name="T232_49" style:family="text"/>
    <style:style style:name="T232_50" style:family="text"/>
    <style:style style:name="T232_51" style:family="text"/>
    <style:style style:name="T232_52" style:family="text"/>
    <style:style style:name="T232_53" style:family="text"/>
    <style:style style:name="T232_54" style:family="text"/>
    <style:style style:name="T232_55" style:family="text"/>
    <style:style style:name="T232_56" style:family="text"/>
    <style:style style:name="T232_57" style:family="text"/>
    <style:style style:name="T232_58" style:family="text"/>
    <style:style style:name="T232_59" style:family="text"/>
    <style:style style:name="T232_60" style:family="text"/>
    <style:style style:name="T232_61" style:family="text"/>
    <style:style style:name="T232_62" style:family="text"/>
    <style:style style:name="T232_63" style:family="text"/>
    <style:style style:name="T232_64" style:family="text"/>
    <style:style style:name="T232_65" style:family="text"/>
    <style:style style:name="T232_66" style:family="text"/>
    <style:style style:name="T232_67" style:family="text"/>
    <style:style style:name="T232_68" style:family="text"/>
    <style:style style:name="T232_69" style:family="text"/>
    <style:style style:name="T232_70" style:family="text"/>
    <style:style style:name="T232_71" style:family="text"/>
    <style:style style:name="T232_72" style:family="text"/>
    <style:style style:name="T232_73" style:family="text"/>
    <style:style style:name="T232_74" style:family="text"/>
    <style:style style:name="T232_75" style:family="text"/>
    <style:style style:name="T232_76" style:family="text"/>
    <style:style style:name="T232_77" style:family="text"/>
    <style:style style:name="T232_78" style:family="text"/>
    <style:style style:name="T232_79" style:family="text"/>
    <style:style style:name="T232_80" style:family="text"/>
    <style:style style:name="T232_81" style:family="text"/>
    <style:style style:name="P233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T233_39" style:family="text"/>
    <style:style style:name="T233_40" style:family="text"/>
    <style:style style:name="T233_41" style:family="text"/>
    <style:style style:name="T233_42" style:family="text"/>
    <style:style style:name="T233_43" style:family="text"/>
    <style:style style:name="T233_44" style:family="text"/>
    <style:style style:name="T233_45" style:family="text"/>
    <style:style style:name="T233_46" style:family="text"/>
    <style:style style:name="T233_47" style:family="text"/>
    <style:style style:name="T233_48" style:family="text"/>
    <style:style style:name="T233_49" style:family="text"/>
    <style:style style:name="T233_50" style:family="text"/>
    <style:style style:name="T233_51" style:family="text"/>
    <style:style style:name="T233_52" style:family="text"/>
    <style:style style:name="T233_53" style:family="text"/>
    <style:style style:name="T233_54" style:family="text"/>
    <style:style style:name="T233_55" style:family="text"/>
    <style:style style:name="T233_56" style:family="text"/>
    <style:style style:name="T233_57" style:family="text"/>
    <style:style style:name="T233_58" style:family="text"/>
    <style:style style:name="T233_59" style:family="text"/>
    <style:style style:name="T233_60" style:family="text"/>
    <style:style style:name="T233_61" style:family="text"/>
    <style:style style:name="T233_62" style:family="text"/>
    <style:style style:name="T233_63" style:family="text"/>
    <style:style style:name="T233_64" style:family="text"/>
    <style:style style:name="T233_65" style:family="text"/>
    <style:style style:name="T233_66" style:family="text"/>
    <style:style style:name="T233_67" style:family="text"/>
    <style:style style:name="T233_68" style:family="text"/>
    <style:style style:name="T233_69" style:family="text"/>
    <style:style style:name="T233_70" style:family="text"/>
    <style:style style:name="T233_71" style:family="text"/>
    <style:style style:name="T233_72" style:family="text"/>
    <style:style style:name="T233_73" style:family="text"/>
    <style:style style:name="T233_74" style:family="text"/>
    <style:style style:name="T233_75" style:family="text"/>
    <style:style style:name="T233_76" style:family="text"/>
    <style:style style:name="T233_77" style:family="text"/>
    <style:style style:name="T233_78" style:family="text"/>
    <style:style style:name="T233_79" style:family="text"/>
    <style:style style:name="T233_80" style:family="text"/>
    <style:style style:name="T233_81" style:family="text"/>
    <style:style style:name="T233_82" style:family="text"/>
    <style:style style:name="T233_83" style:family="text"/>
    <style:style style:name="T233_84" style:family="text"/>
    <style:style style:name="T233_85" style:family="text"/>
    <style:style style:name="T233_86" style:family="text"/>
    <style:style style:name="T233_87" style:family="text"/>
    <style:style style:name="T233_88" style:family="text"/>
    <style:style style:name="T233_89" style:family="text"/>
    <style:style style:name="T233_90" style:family="text"/>
    <style:style style:name="T233_91" style:family="text"/>
    <style:style style:name="T233_92" style:family="text"/>
    <style:style style:name="T233_93" style:family="text"/>
    <style:style style:name="T233_94" style:family="text"/>
    <style:style style:name="T233_95" style:family="text"/>
    <style:style style:name="T233_96" style:family="text"/>
    <style:style style:name="T233_97" style:family="text"/>
    <style:style style:name="T233_98" style:family="text"/>
    <style:style style:name="T233_99" style:family="text"/>
    <style:style style:name="T233_100" style:family="text"/>
    <style:style style:name="T233_101" style:family="text"/>
    <style:style style:name="T233_102" style:family="text"/>
    <style:style style:name="T233_103" style:family="text"/>
    <style:style style:name="T233_104" style:family="text"/>
    <style:style style:name="T233_105" style:family="text"/>
    <style:style style:name="T233_106" style:family="text"/>
    <style:style style:name="T233_107" style:family="text"/>
    <style:style style:name="T233_108" style:family="text"/>
    <style:style style:name="T233_109" style:family="text"/>
    <style:style style:name="T233_110" style:family="text"/>
    <style:style style:name="T233_111" style:family="text"/>
    <style:style style:name="T233_112" style:family="text"/>
    <style:style style:name="T233_113" style:family="text"/>
    <style:style style:name="T233_114" style:family="text"/>
    <style:style style:name="T233_115" style:family="text"/>
    <style:style style:name="T233_116" style:family="text"/>
    <style:style style:name="T233_117" style:family="text"/>
    <style:style style:name="T233_118" style:family="text"/>
    <style:style style:name="T233_119" style:family="text"/>
    <style:style style:name="T233_120" style:family="text"/>
    <style:style style:name="T233_121" style:family="text"/>
    <style:style style:name="T233_122" style:family="text"/>
    <style:style style:name="T233_123" style:family="text"/>
    <style:style style:name="T233_124" style:family="text"/>
    <style:style style:name="T233_125" style:family="text"/>
    <style:style style:name="T233_126" style:family="text"/>
    <style:style style:name="T233_127" style:family="text"/>
    <style:style style:name="T233_128" style:family="text"/>
    <style:style style:name="T233_129" style:family="text"/>
    <style:style style:name="T233_130" style:family="text"/>
    <style:style style:name="T233_131" style:family="text"/>
    <style:style style:name="T233_132" style:family="text"/>
    <style:style style:name="T233_133" style:family="text"/>
    <style:style style:name="T233_134" style:family="text"/>
    <style:style style:name="T233_135" style:family="text"/>
    <style:style style:name="T233_136" style:family="text"/>
    <style:style style:name="T233_137" style:family="text"/>
    <style:style style:name="T233_138" style:family="text"/>
    <style:style style:name="T233_139" style:family="text"/>
    <style:style style:name="T233_140" style:family="text"/>
    <style:style style:name="T233_141" style:family="text"/>
    <style:style style:name="T233_142" style:family="text"/>
    <style:style style:name="T233_143" style:family="text"/>
    <style:style style:name="T233_144" style:family="text"/>
    <style:style style:name="T233_145" style:family="text"/>
    <style:style style:name="T233_146" style:family="text"/>
    <style:style style:name="T233_147" style:family="text"/>
    <style:style style:name="T233_148" style:family="text"/>
    <style:style style:name="T233_149" style:family="text"/>
    <style:style style:name="T233_150" style:family="text"/>
    <style:style style:name="T233_151" style:family="text"/>
    <style:style style:name="T233_152" style:family="text"/>
    <style:style style:name="T233_153" style:family="text"/>
    <style:style style:name="T233_154" style:family="text"/>
    <style:style style:name="T233_155" style:family="text"/>
    <style:style style:name="T233_156" style:family="text"/>
    <style:style style:name="T233_157" style:family="text"/>
    <style:style style:name="P234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34_1" style:family="text">
      <style:text-properties fo:font-weight="bold" style:font-weight-asian="bold" style:font-weight-complex="bold"/>
    </style:style>
    <style:style style:name="T234_2" style:family="text">
      <style:text-properties fo:font-weight="bold" style:font-weight-asian="bold" style:font-weight-complex="bold"/>
    </style:style>
    <style:style style:name="T234_3" style:family="text">
      <style:text-properties fo:font-weight="bold" style:font-weight-asian="bold" style:font-weight-complex="bold"/>
    </style:style>
    <style:style style:name="T234_4" style:family="text">
      <style:text-properties fo:font-weight="bold" style:font-weight-asian="bold" style:font-weight-complex="bold"/>
    </style:style>
    <style:style style:name="T234_5" style:family="text">
      <style:text-properties fo:font-weight="bold" style:font-weight-asian="bold" style:font-weight-complex="bold"/>
    </style:style>
    <style:style style:name="T234_6" style:family="text">
      <style:text-properties fo:font-weight="bold" style:font-weight-asian="bold" style:font-weight-complex="bold"/>
    </style:style>
    <style:style style:name="T234_7" style:family="text">
      <style:text-properties fo:font-weight="bold" style:font-weight-asian="bold" style:font-weight-complex="bold"/>
    </style:style>
    <style:style style:name="T234_8" style:family="text">
      <style:text-properties fo:font-weight="bold" style:font-weight-asian="bold" style:font-weight-complex="bold"/>
    </style:style>
    <style:style style:name="T234_9" style:family="text">
      <style:text-properties fo:font-weight="bold" style:font-weight-asian="bold" style:font-weight-complex="bold"/>
    </style:style>
    <style:style style:name="T234_10" style:family="text">
      <style:text-properties fo:font-weight="bold" style:font-weight-asian="bold" style:font-weight-complex="bold"/>
    </style:style>
    <style:style style:name="T234_11" style:family="text">
      <style:text-properties fo:font-weight="bold" style:font-weight-asian="bold" style:font-weight-complex="bold"/>
    </style:style>
    <style:style style:name="T234_12" style:family="text">
      <style:text-properties fo:font-weight="bold" style:font-weight-asian="bold" style:font-weight-complex="bold"/>
    </style:style>
    <style:style style:name="T234_13" style:family="text">
      <style:text-properties fo:font-weight="bold" style:font-weight-asian="bold" style:font-weight-complex="bold"/>
    </style:style>
    <style:style style:name="T234_14" style:family="text">
      <style:text-properties fo:font-weight="bold" style:font-weight-asian="bold" style:font-weight-complex="bold"/>
    </style:style>
    <style:style style:name="T234_15" style:family="text">
      <style:text-properties fo:font-weight="bold" style:font-weight-asian="bold" style:font-weight-complex="bold"/>
    </style:style>
    <style:style style:name="T234_16" style:family="text">
      <style:text-properties fo:font-weight="bold" style:font-weight-asian="bold" style:font-weight-complex="bold"/>
    </style:style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T234_28" style:family="text"/>
    <style:style style:name="T234_29" style:family="text"/>
    <style:style style:name="T234_30" style:family="text"/>
    <style:style style:name="T234_31" style:family="text"/>
    <style:style style:name="T234_32" style:family="text"/>
    <style:style style:name="T234_33" style:family="text"/>
    <style:style style:name="T234_34" style:family="text"/>
    <style:style style:name="T234_35" style:family="text"/>
    <style:style style:name="T234_36" style:family="text"/>
    <style:style style:name="T234_37" style:family="text"/>
    <style:style style:name="T234_38" style:family="text"/>
    <style:style style:name="T234_39" style:family="text"/>
    <style:style style:name="T234_40" style:family="text"/>
    <style:style style:name="T234_41" style:family="text"/>
    <style:style style:name="T234_42" style:family="text"/>
    <style:style style:name="T234_43" style:family="text"/>
    <style:style style:name="T234_44" style:family="text"/>
    <style:style style:name="T234_45" style:family="text"/>
    <style:style style:name="T234_46" style:family="text"/>
    <style:style style:name="T234_47" style:family="text"/>
    <style:style style:name="T234_48" style:family="text"/>
    <style:style style:name="T234_49" style:family="text"/>
    <style:style style:name="T234_50" style:family="text"/>
    <style:style style:name="T234_51" style:family="text"/>
    <style:style style:name="T234_52" style:family="text"/>
    <style:style style:name="T234_53" style:family="text"/>
    <style:style style:name="T234_54" style:family="text"/>
    <style:style style:name="T234_55" style:family="text"/>
    <style:style style:name="T234_56" style:family="text"/>
    <style:style style:name="T234_57" style:family="text"/>
    <style:style style:name="T234_58" style:family="text"/>
    <style:style style:name="T234_59" style:family="text"/>
    <style:style style:name="T234_60" style:family="text"/>
    <style:style style:name="T234_61" style:family="text"/>
    <style:style style:name="T234_62" style:family="text"/>
    <style:style style:name="T234_63" style:family="text"/>
    <style:style style:name="T234_64" style:family="text"/>
    <style:style style:name="T234_65" style:family="text"/>
    <style:style style:name="T234_66" style:family="text"/>
    <style:style style:name="T234_67" style:family="text"/>
    <style:style style:name="T234_68" style:family="text"/>
    <style:style style:name="T234_69" style:family="text"/>
    <style:style style:name="T234_70" style:family="text"/>
    <style:style style:name="T234_71" style:family="text"/>
    <style:style style:name="T234_72" style:family="text"/>
    <style:style style:name="T234_73" style:family="text"/>
    <style:style style:name="T234_74" style:family="text"/>
    <style:style style:name="T234_75" style:family="text"/>
    <style:style style:name="T234_76" style:family="text"/>
    <style:style style:name="T234_77" style:family="text"/>
    <style:style style:name="T234_78" style:family="text"/>
    <style:style style:name="T234_79" style:family="text"/>
    <style:style style:name="T234_80" style:family="text"/>
    <style:style style:name="T234_81" style:family="text"/>
    <style:style style:name="T234_82" style:family="text"/>
    <style:style style:name="T234_83" style:family="text"/>
    <style:style style:name="T234_84" style:family="text"/>
    <style:style style:name="T234_85" style:family="text"/>
    <style:style style:name="T234_86" style:family="text"/>
    <style:style style:name="T234_87" style:family="text"/>
    <style:style style:name="T234_88" style:family="text"/>
    <style:style style:name="T234_89" style:family="text"/>
    <style:style style:name="T234_90" style:family="text"/>
    <style:style style:name="T234_91" style:family="text"/>
    <style:style style:name="T234_92" style:family="text"/>
    <style:style style:name="T234_93" style:family="text"/>
    <style:style style:name="T234_94" style:family="text"/>
    <style:style style:name="T234_95" style:family="text"/>
    <style:style style:name="T234_96" style:family="text"/>
    <style:style style:name="T234_97" style:family="text"/>
    <style:style style:name="T234_98" style:family="text"/>
    <style:style style:name="T234_99" style:family="text"/>
    <style:style style:name="T234_100" style:family="text"/>
    <style:style style:name="T234_101" style:family="text"/>
    <style:style style:name="T234_102" style:family="text"/>
    <style:style style:name="T234_103" style:family="text"/>
    <style:style style:name="T234_104" style:family="text"/>
    <style:style style:name="T234_105" style:family="text"/>
    <style:style style:name="T234_106" style:family="text"/>
    <style:style style:name="T234_107" style:family="text"/>
    <style:style style:name="T234_108" style:family="text"/>
    <style:style style:name="T234_109" style:family="text"/>
    <style:style style:name="T234_110" style:family="text"/>
    <style:style style:name="P235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T235_26" style:family="text"/>
    <style:style style:name="T235_27" style:family="text"/>
    <style:style style:name="T235_28" style:family="text"/>
    <style:style style:name="T235_29" style:family="text"/>
    <style:style style:name="T235_30" style:family="text"/>
    <style:style style:name="T235_31" style:family="text"/>
    <style:style style:name="T235_32" style:family="text"/>
    <style:style style:name="T235_33" style:family="text"/>
    <style:style style:name="T235_34" style:family="text"/>
    <style:style style:name="T235_35" style:family="text"/>
    <style:style style:name="T235_36" style:family="text"/>
    <style:style style:name="T235_37" style:family="text"/>
    <style:style style:name="T235_38" style:family="text"/>
    <style:style style:name="T235_39" style:family="text"/>
    <style:style style:name="T235_40" style:family="text"/>
    <style:style style:name="T235_41" style:family="text"/>
    <style:style style:name="T235_42" style:family="text"/>
    <style:style style:name="T235_43" style:family="text"/>
    <style:style style:name="T235_44" style:family="text"/>
    <style:style style:name="T235_45" style:family="text"/>
    <style:style style:name="T235_46" style:family="text"/>
    <style:style style:name="T235_47" style:family="text"/>
    <style:style style:name="T235_48" style:family="text"/>
    <style:style style:name="T235_49" style:family="text"/>
    <style:style style:name="T235_50" style:family="text"/>
    <style:style style:name="T235_51" style:family="text"/>
    <style:style style:name="T235_52" style:family="text"/>
    <style:style style:name="T235_53" style:family="text"/>
    <style:style style:name="T235_54" style:family="text"/>
    <style:style style:name="T235_55" style:family="text"/>
    <style:style style:name="T235_56" style:family="text"/>
    <style:style style:name="T235_57" style:family="text"/>
    <style:style style:name="T235_58" style:family="text"/>
    <style:style style:name="T235_59" style:family="text"/>
    <style:style style:name="T235_60" style:family="text"/>
    <style:style style:name="T235_61" style:family="text"/>
    <style:style style:name="T235_62" style:family="text"/>
    <style:style style:name="T235_63" style:family="text"/>
    <style:style style:name="T235_64" style:family="text"/>
    <style:style style:name="T235_65" style:family="text"/>
    <style:style style:name="T235_66" style:family="text"/>
    <style:style style:name="T235_67" style:family="text"/>
    <style:style style:name="T235_68" style:family="text"/>
    <style:style style:name="T235_69" style:family="text"/>
    <style:style style:name="T235_70" style:family="text"/>
    <style:style style:name="T235_71" style:family="text"/>
    <style:style style:name="T235_72" style:family="text"/>
    <style:style style:name="T235_73" style:family="text"/>
    <style:style style:name="T235_74" style:family="text"/>
    <style:style style:name="T235_75" style:family="text"/>
    <style:style style:name="T235_76" style:family="text"/>
    <style:style style:name="T235_77" style:family="text"/>
    <style:style style:name="T235_78" style:family="text"/>
    <style:style style:name="T235_79" style:family="text"/>
    <style:style style:name="T235_80" style:family="text"/>
    <style:style style:name="T235_81" style:family="text"/>
    <style:style style:name="T235_82" style:family="text"/>
    <style:style style:name="T235_83" style:family="text"/>
    <style:style style:name="T235_84" style:family="text"/>
    <style:style style:name="T235_85" style:family="text"/>
    <style:style style:name="T235_86" style:family="text"/>
    <style:style style:name="T235_87" style:family="text"/>
    <style:style style:name="T235_88" style:family="text"/>
    <style:style style:name="T235_89" style:family="text"/>
    <style:style style:name="P236" style:family="paragraph" style:parent-style-name="Standard">
      <style:paragraph-properties fo:break-before="auto" fo:text-indent="0cm" fo:line-height="100%" style:writing-mode="lr-tb"/>
    </style:style>
    <style:style style:name="T236_1" style:family="text">
      <style:text-properties fo:font-weight="bold" style:font-weight-asian="bold" style:font-weight-complex="bold"/>
    </style:style>
    <style:style style:name="T236_2" style:family="text">
      <style:text-properties fo:font-weight="bold" style:font-weight-asian="bold" style:font-weight-complex="bold"/>
    </style:style>
    <style:style style:name="T236_3" style:family="text">
      <style:text-properties fo:font-weight="bold" style:font-weight-asian="bold" style:font-weight-complex="bold"/>
    </style:style>
    <style:style style:name="T236_4" style:family="text">
      <style:text-properties fo:font-weight="bold" style:font-weight-asian="bold" style:font-weight-complex="bold"/>
    </style:style>
    <style:style style:name="T236_5" style:family="text">
      <style:text-properties fo:font-weight="bold" style:font-weight-asian="bold" style:font-weight-complex="bold"/>
    </style:style>
    <style:style style:name="T236_6" style:family="text">
      <style:text-properties fo:font-weight="bold" style:font-weight-asian="bold" style:font-weight-complex="bold"/>
    </style:style>
    <style:style style:name="T236_7" style:family="text">
      <style:text-properties fo:font-weight="bold" style:font-weight-asian="bold" style:font-weight-complex="bold"/>
    </style:style>
    <style:style style:name="T236_8" style:family="text">
      <style:text-properties fo:font-weight="bold" style:font-weight-asian="bold" style:font-weight-complex="bold"/>
    </style:style>
    <style:style style:name="T236_9" style:family="text">
      <style:text-properties fo:font-weight="bold" style:font-weight-asian="bold" style:font-weight-complex="bold"/>
    </style:style>
    <style:style style:name="T236_10" style:family="text">
      <style:text-properties fo:font-weight="bold" style:font-weight-asian="bold" style:font-weight-complex="bold"/>
    </style:style>
    <style:style style:name="T236_11" style:family="text">
      <style:text-properties fo:font-weight="bold" style:font-weight-asian="bold" style:font-weight-complex="bold"/>
    </style:style>
    <style:style style:name="T236_12" style:family="text">
      <style:text-properties fo:font-weight="bold" style:font-weight-asian="bold" style:font-weight-complex="bold"/>
    </style:style>
    <style:style style:name="T236_13" style:family="text">
      <style:text-properties fo:font-weight="bold" style:font-weight-asian="bold" style:font-weight-complex="bold"/>
    </style:style>
    <style:style style:name="T236_14" style:family="text">
      <style:text-properties fo:font-weight="bold" style:font-weight-asian="bold" style:font-weight-complex="bold"/>
    </style:style>
    <style:style style:name="T236_15" style:family="text">
      <style:text-properties fo:font-weight="bold" style:font-weight-asian="bold" style:font-weight-complex="bold"/>
    </style:style>
    <style:style style:name="P23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/>
    <style:style style:name="T237_28" style:family="text"/>
    <style:style style:name="T237_29" style:family="text"/>
    <style:style style:name="T237_30" style:family="text"/>
    <style:style style:name="T237_31" style:family="text"/>
    <style:style style:name="T237_32" style:family="text"/>
    <style:style style:name="T237_33" style:family="text"/>
    <style:style style:name="T237_34" style:family="text"/>
    <style:style style:name="P238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T238_33" style:family="text"/>
    <style:style style:name="T238_34" style:family="text"/>
    <style:style style:name="T238_35" style:family="text"/>
    <style:style style:name="T238_36" style:family="text"/>
    <style:style style:name="T238_37" style:family="text"/>
    <style:style style:name="T238_38" style:family="text"/>
    <style:style style:name="T238_39" style:family="text"/>
    <style:style style:name="T238_40" style:family="text"/>
    <style:style style:name="T238_41" style:family="text"/>
    <style:style style:name="T238_42" style:family="text"/>
    <style:style style:name="T238_43" style:family="text"/>
    <style:style style:name="T238_44" style:family="text"/>
    <style:style style:name="T238_45" style:family="text"/>
    <style:style style:name="T238_46" style:family="text"/>
    <style:style style:name="T238_47" style:family="text"/>
    <style:style style:name="T238_48" style:family="text"/>
    <style:style style:name="T238_49" style:family="text"/>
    <style:style style:name="T238_50" style:family="text"/>
    <style:style style:name="T238_51" style:family="text"/>
    <style:style style:name="T238_52" style:family="text"/>
    <style:style style:name="T238_53" style:family="text"/>
    <style:style style:name="T238_54" style:family="text"/>
    <style:style style:name="T238_55" style:family="text"/>
    <style:style style:name="T238_56" style:family="text"/>
    <style:style style:name="T238_57" style:family="text"/>
    <style:style style:name="T238_58" style:family="text"/>
    <style:style style:name="T238_59" style:family="text"/>
    <style:style style:name="T238_60" style:family="text"/>
    <style:style style:name="T238_61" style:family="text"/>
    <style:style style:name="T238_62" style:family="text"/>
    <style:style style:name="T238_63" style:family="text"/>
    <style:style style:name="T238_64" style:family="text"/>
    <style:style style:name="T238_65" style:family="text"/>
    <style:style style:name="T238_66" style:family="text"/>
    <style:style style:name="T238_67" style:family="text"/>
    <style:style style:name="T238_68" style:family="text"/>
    <style:style style:name="T238_69" style:family="text"/>
    <style:style style:name="T238_70" style:family="text"/>
    <style:style style:name="T238_71" style:family="text"/>
    <style:style style:name="T238_72" style:family="text"/>
    <style:style style:name="T238_73" style:family="text"/>
    <style:style style:name="T238_74" style:family="text"/>
    <style:style style:name="T238_75" style:family="text"/>
    <style:style style:name="T238_76" style:family="text"/>
    <style:style style:name="T238_77" style:family="text"/>
    <style:style style:name="T238_78" style:family="text"/>
    <style:style style:name="T238_79" style:family="text"/>
    <style:style style:name="T238_80" style:family="text"/>
    <style:style style:name="T238_81" style:family="text"/>
    <style:style style:name="T238_82" style:family="text"/>
    <style:style style:name="T238_83" style:family="text"/>
    <style:style style:name="T238_84" style:family="text"/>
    <style:style style:name="T238_85" style:family="text"/>
    <style:style style:name="T238_86" style:family="text"/>
    <style:style style:name="T238_87" style:family="text"/>
    <style:style style:name="T238_88" style:family="text"/>
    <style:style style:name="T238_89" style:family="text"/>
    <style:style style:name="T238_90" style:family="text"/>
    <style:style style:name="T238_91" style:family="text"/>
    <style:style style:name="T238_92" style:family="text"/>
    <style:style style:name="T238_93" style:family="text"/>
    <style:style style:name="T238_94" style:family="text"/>
    <style:style style:name="T238_95" style:family="text"/>
    <style:style style:name="T238_96" style:family="text"/>
    <style:style style:name="T238_97" style:family="text"/>
    <style:style style:name="T238_98" style:family="text"/>
    <style:style style:name="T238_99" style:family="text"/>
    <style:style style:name="T238_100" style:family="text"/>
    <style:style style:name="T238_101" style:family="text"/>
    <style:style style:name="T238_102" style:family="text"/>
    <style:style style:name="T238_103" style:family="text"/>
    <style:style style:name="T238_104" style:family="text"/>
    <style:style style:name="T238_105" style:family="text"/>
    <style:style style:name="T238_106" style:family="text"/>
    <style:style style:name="T238_107" style:family="text"/>
    <style:style style:name="T238_108" style:family="text"/>
    <style:style style:name="T238_109" style:family="text"/>
    <style:style style:name="T238_110" style:family="text"/>
    <style:style style:name="T238_111" style:family="text"/>
    <style:style style:name="T238_112" style:family="text"/>
    <style:style style:name="T238_113" style:family="text"/>
    <style:style style:name="T238_114" style:family="text"/>
    <style:style style:name="T238_115" style:family="text"/>
    <style:style style:name="T238_116" style:family="text"/>
    <style:style style:name="T238_117" style:family="text"/>
    <style:style style:name="T238_118" style:family="text"/>
    <style:style style:name="T238_119" style:family="text"/>
    <style:style style:name="T238_120" style:family="text"/>
    <style:style style:name="T238_121" style:family="text"/>
    <style:style style:name="T238_122" style:family="text"/>
    <style:style style:name="T238_123" style:family="text"/>
    <style:style style:name="T238_124" style:family="text"/>
    <style:style style:name="T238_125" style:family="text"/>
    <style:style style:name="T238_126" style:family="text"/>
    <style:style style:name="T238_127" style:family="text"/>
    <style:style style:name="T238_128" style:family="text"/>
    <style:style style:name="P239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T239_29" style:family="text"/>
    <style:style style:name="T239_30" style:family="text"/>
    <style:style style:name="T239_31" style:family="text"/>
    <style:style style:name="T239_32" style:family="text"/>
    <style:style style:name="T239_33" style:family="text"/>
    <style:style style:name="T239_34" style:family="text"/>
    <style:style style:name="T239_35" style:family="text"/>
    <style:style style:name="T239_36" style:family="text"/>
    <style:style style:name="T239_37" style:family="text"/>
    <style:style style:name="T239_38" style:family="text"/>
    <style:style style:name="T239_39" style:family="text"/>
    <style:style style:name="T239_40" style:family="text"/>
    <style:style style:name="T239_41" style:family="text"/>
    <style:style style:name="T239_42" style:family="text"/>
    <style:style style:name="T239_43" style:family="text"/>
    <style:style style:name="T239_44" style:family="text"/>
    <style:style style:name="T239_45" style:family="text"/>
    <style:style style:name="T239_46" style:family="text"/>
    <style:style style:name="T239_47" style:family="text"/>
    <style:style style:name="T239_48" style:family="text"/>
    <style:style style:name="T239_49" style:family="text"/>
    <style:style style:name="T239_50" style:family="text"/>
    <style:style style:name="T239_51" style:family="text"/>
    <style:style style:name="T239_52" style:family="text"/>
    <style:style style:name="T239_53" style:family="text"/>
    <style:style style:name="T239_54" style:family="text"/>
    <style:style style:name="T239_55" style:family="text"/>
    <style:style style:name="T239_56" style:family="text"/>
    <style:style style:name="T239_57" style:family="text"/>
    <style:style style:name="T239_58" style:family="text"/>
    <style:style style:name="T239_59" style:family="text"/>
    <style:style style:name="T239_60" style:family="text"/>
    <style:style style:name="T239_61" style:family="text"/>
    <style:style style:name="T239_62" style:family="text"/>
    <style:style style:name="T239_63" style:family="text"/>
    <style:style style:name="T239_64" style:family="text"/>
    <style:style style:name="T239_65" style:family="text"/>
    <style:style style:name="T239_66" style:family="text"/>
    <style:style style:name="T239_67" style:family="text"/>
    <style:style style:name="T239_68" style:family="text"/>
    <style:style style:name="T239_69" style:family="text"/>
    <style:style style:name="T239_70" style:family="text"/>
    <style:style style:name="T239_71" style:family="text"/>
    <style:style style:name="T239_72" style:family="text"/>
    <style:style style:name="T239_73" style:family="text"/>
    <style:style style:name="T239_74" style:family="text"/>
    <style:style style:name="T239_75" style:family="text"/>
    <style:style style:name="T239_76" style:family="text"/>
    <style:style style:name="T239_77" style:family="text"/>
    <style:style style:name="T239_78" style:family="text"/>
    <style:style style:name="T239_79" style:family="text"/>
    <style:style style:name="T239_80" style:family="text"/>
    <style:style style:name="T239_81" style:family="text"/>
    <style:style style:name="T239_82" style:family="text"/>
    <style:style style:name="T239_83" style:family="text"/>
    <style:style style:name="T239_84" style:family="text"/>
    <style:style style:name="T239_85" style:family="text"/>
    <style:style style:name="T239_86" style:family="text"/>
    <style:style style:name="T239_87" style:family="text"/>
    <style:style style:name="T239_88" style:family="text"/>
    <style:style style:name="T239_89" style:family="text"/>
    <style:style style:name="T239_90" style:family="text"/>
    <style:style style:name="P240" style:family="paragraph" style:parent-style-name="Standard">
      <style:paragraph-properties fo:break-before="auto" fo:text-indent="0cm" fo:line-height="100%" style:writing-mode="lr-tb"/>
    </style:style>
    <style:style style:name="T240_1" style:family="text">
      <style:text-properties fo:font-weight="bold" style:font-weight-asian="bold" style:font-weight-complex="bold"/>
    </style:style>
    <style:style style:name="T240_2" style:family="text">
      <style:text-properties fo:font-weight="bold" style:font-weight-asian="bold" style:font-weight-complex="bold"/>
    </style:style>
    <style:style style:name="T240_3" style:family="text">
      <style:text-properties fo:font-weight="bold" style:font-weight-asian="bold" style:font-weight-complex="bold"/>
    </style:style>
    <style:style style:name="T240_4" style:family="text">
      <style:text-properties fo:font-weight="bold" style:font-weight-asian="bold" style:font-weight-complex="bold"/>
    </style:style>
    <style:style style:name="T240_5" style:family="text">
      <style:text-properties fo:font-weight="bold" style:font-weight-asian="bold" style:font-weight-complex="bold"/>
    </style:style>
    <style:style style:name="T240_6" style:family="text">
      <style:text-properties fo:font-weight="bold" style:font-weight-asian="bold" style:font-weight-complex="bold"/>
    </style:style>
    <style:style style:name="T240_7" style:family="text">
      <style:text-properties fo:font-weight="bold" style:font-weight-asian="bold" style:font-weight-complex="bold"/>
    </style:style>
    <style:style style:name="P24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T241_51" style:family="text"/>
    <style:style style:name="T241_52" style:family="text"/>
    <style:style style:name="T241_53" style:family="text"/>
    <style:style style:name="T241_54" style:family="text"/>
    <style:style style:name="T241_55" style:family="text"/>
    <style:style style:name="T241_56" style:family="text"/>
    <style:style style:name="T241_57" style:family="text"/>
    <style:style style:name="T241_58" style:family="text"/>
    <style:style style:name="T241_59" style:family="text"/>
    <style:style style:name="T241_60" style:family="text"/>
    <style:style style:name="P24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T242_35" style:family="text"/>
    <style:style style:name="T242_36" style:family="text"/>
    <style:style style:name="T242_37" style:family="text"/>
    <style:style style:name="T242_38" style:family="text"/>
    <style:style style:name="T242_39" style:family="text"/>
    <style:style style:name="T242_40" style:family="text"/>
    <style:style style:name="T242_41" style:family="text"/>
    <style:style style:name="T242_42" style:family="text"/>
    <style:style style:name="T242_43" style:family="text"/>
    <style:style style:name="T242_44" style:family="text"/>
    <style:style style:name="T242_45" style:family="text"/>
    <style:style style:name="T242_46" style:family="text"/>
    <style:style style:name="T242_47" style:family="text"/>
    <style:style style:name="T242_48" style:family="text"/>
    <style:style style:name="T242_49" style:family="text"/>
    <style:style style:name="T242_50" style:family="text"/>
    <style:style style:name="T242_51" style:family="text"/>
    <style:style style:name="T242_52" style:family="text"/>
    <style:style style:name="T242_53" style:family="text"/>
    <style:style style:name="T242_54" style:family="text"/>
    <style:style style:name="T242_55" style:family="text"/>
    <style:style style:name="T242_56" style:family="text"/>
    <style:style style:name="T242_57" style:family="text"/>
    <style:style style:name="T242_58" style:family="text"/>
    <style:style style:name="T242_59" style:family="text"/>
    <style:style style:name="T242_60" style:family="text"/>
    <style:style style:name="T242_61" style:family="text"/>
    <style:style style:name="T242_62" style:family="text"/>
    <style:style style:name="T242_63" style:family="text"/>
    <style:style style:name="T242_64" style:family="text"/>
    <style:style style:name="T242_65" style:family="text"/>
    <style:style style:name="T242_66" style:family="text"/>
    <style:style style:name="T242_67" style:family="text"/>
    <style:style style:name="T242_68" style:family="text"/>
    <style:style style:name="T242_69" style:family="text"/>
    <style:style style:name="T242_70" style:family="text"/>
    <style:style style:name="P24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T243_34" style:family="text"/>
    <style:style style:name="T243_35" style:family="text"/>
    <style:style style:name="T243_36" style:family="text"/>
    <style:style style:name="T243_37" style:family="text"/>
    <style:style style:name="T243_38" style:family="text"/>
    <style:style style:name="T243_39" style:family="text"/>
    <style:style style:name="T243_40" style:family="text"/>
    <style:style style:name="T243_41" style:family="text"/>
    <style:style style:name="T243_42" style:family="text"/>
    <style:style style:name="T243_43" style:family="text"/>
    <style:style style:name="T243_44" style:family="text"/>
    <style:style style:name="T243_45" style:family="text"/>
    <style:style style:name="T243_46" style:family="text"/>
    <style:style style:name="T243_47" style:family="text"/>
    <style:style style:name="T243_48" style:family="text"/>
    <style:style style:name="T243_49" style:family="text"/>
    <style:style style:name="T243_50" style:family="text"/>
    <style:style style:name="T243_51" style:family="text"/>
    <style:style style:name="T243_52" style:family="text"/>
    <style:style style:name="T243_53" style:family="text"/>
    <style:style style:name="T243_54" style:family="text"/>
    <style:style style:name="T243_55" style:family="text"/>
    <style:style style:name="T243_56" style:family="text"/>
    <style:style style:name="T243_57" style:family="text"/>
    <style:style style:name="T243_58" style:family="text"/>
    <style:style style:name="T243_59" style:family="text"/>
    <style:style style:name="T243_60" style:family="text"/>
    <style:style style:name="T243_61" style:family="text"/>
    <style:style style:name="T243_62" style:family="text"/>
    <style:style style:name="T243_63" style:family="text"/>
    <style:style style:name="T243_64" style:family="text"/>
    <style:style style:name="T243_65" style:family="text"/>
    <style:style style:name="T243_66" style:family="text"/>
    <style:style style:name="T243_67" style:family="text"/>
    <style:style style:name="T243_68" style:family="text"/>
    <style:style style:name="T243_69" style:family="text"/>
    <style:style style:name="T243_70" style:family="text"/>
    <style:style style:name="T243_71" style:family="text"/>
    <style:style style:name="T243_72" style:family="text"/>
    <style:style style:name="T243_73" style:family="text"/>
    <style:style style:name="T243_74" style:family="text"/>
    <style:style style:name="T243_75" style:family="text"/>
    <style:style style:name="T243_76" style:family="text"/>
    <style:style style:name="T243_77" style:family="text"/>
    <style:style style:name="T243_78" style:family="text"/>
    <style:style style:name="P24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T244_26" style:family="text"/>
    <style:style style:name="T244_27" style:family="text"/>
    <style:style style:name="T244_28" style:family="text"/>
    <style:style style:name="T244_29" style:family="text"/>
    <style:style style:name="T244_30" style:family="text"/>
    <style:style style:name="T244_31" style:family="text"/>
    <style:style style:name="T244_32" style:family="text"/>
    <style:style style:name="T244_33" style:family="text"/>
    <style:style style:name="T244_34" style:family="text"/>
    <style:style style:name="T244_35" style:family="text"/>
    <style:style style:name="T244_36" style:family="text"/>
    <style:style style:name="T244_37" style:family="text"/>
    <style:style style:name="T244_38" style:family="text"/>
    <style:style style:name="T244_39" style:family="text"/>
    <style:style style:name="T244_40" style:family="text"/>
    <style:style style:name="T244_41" style:family="text"/>
    <style:style style:name="T244_42" style:family="text"/>
    <style:style style:name="T244_43" style:family="text"/>
    <style:style style:name="T244_44" style:family="text"/>
    <style:style style:name="T244_45" style:family="text"/>
    <style:style style:name="T244_46" style:family="text"/>
    <style:style style:name="T244_47" style:family="text"/>
    <style:style style:name="T244_48" style:family="text"/>
    <style:style style:name="T244_49" style:family="text"/>
    <style:style style:name="T244_50" style:family="text"/>
    <style:style style:name="T244_51" style:family="text"/>
    <style:style style:name="T244_52" style:family="text"/>
    <style:style style:name="T244_53" style:family="text"/>
    <style:style style:name="T244_54" style:family="text"/>
    <style:style style:name="T244_55" style:family="text"/>
    <style:style style:name="T244_56" style:family="text"/>
    <style:style style:name="T244_57" style:family="text"/>
    <style:style style:name="T244_58" style:family="text"/>
    <style:style style:name="T244_59" style:family="text"/>
    <style:style style:name="T244_60" style:family="text"/>
    <style:style style:name="T244_61" style:family="text"/>
    <style:style style:name="T244_62" style:family="text"/>
    <style:style style:name="T244_63" style:family="text"/>
    <style:style style:name="T244_64" style:family="text"/>
    <style:style style:name="T244_65" style:family="text"/>
    <style:style style:name="T244_66" style:family="text"/>
    <style:style style:name="T244_67" style:family="text"/>
    <style:style style:name="T244_68" style:family="text"/>
    <style:style style:name="T244_69" style:family="text"/>
    <style:style style:name="T244_70" style:family="text"/>
    <style:style style:name="T244_71" style:family="text"/>
    <style:style style:name="T244_72" style:family="text"/>
    <style:style style:name="T244_73" style:family="text"/>
    <style:style style:name="T244_74" style:family="text"/>
    <style:style style:name="T244_75" style:family="text"/>
    <style:style style:name="T244_76" style:family="text"/>
    <style:style style:name="T244_77" style:family="text"/>
    <style:style style:name="T244_78" style:family="text"/>
    <style:style style:name="T244_79" style:family="text"/>
    <style:style style:name="T244_80" style:family="text"/>
    <style:style style:name="T244_81" style:family="text"/>
    <style:style style:name="T244_82" style:family="text"/>
    <style:style style:name="T244_83" style:family="text"/>
    <style:style style:name="T244_84" style:family="text"/>
    <style:style style:name="T244_85" style:family="text"/>
    <style:style style:name="T244_86" style:family="text"/>
    <style:style style:name="T244_87" style:family="text"/>
    <style:style style:name="T244_88" style:family="text"/>
    <style:style style:name="T244_89" style:family="text"/>
    <style:style style:name="T244_90" style:family="text"/>
    <style:style style:name="T244_91" style:family="text"/>
    <style:style style:name="T244_92" style:family="text"/>
    <style:style style:name="T244_93" style:family="text"/>
    <style:style style:name="T244_94" style:family="text"/>
    <style:style style:name="T244_95" style:family="text"/>
    <style:style style:name="T244_96" style:family="text"/>
    <style:style style:name="T244_97" style:family="text"/>
    <style:style style:name="T244_98" style:family="text"/>
    <style:style style:name="T244_99" style:family="text"/>
    <style:style style:name="T244_100" style:family="text"/>
    <style:style style:name="T244_101" style:family="text"/>
    <style:style style:name="T244_102" style:family="text"/>
    <style:style style:name="T244_103" style:family="text"/>
    <style:style style:name="T244_104" style:family="text"/>
    <style:style style:name="T244_105" style:family="text"/>
    <style:style style:name="T244_106" style:family="text"/>
    <style:style style:name="T244_107" style:family="text"/>
    <style:style style:name="T244_108" style:family="text"/>
    <style:style style:name="T244_109" style:family="text"/>
    <style:style style:name="T244_110" style:family="text"/>
    <style:style style:name="T244_111" style:family="text"/>
    <style:style style:name="T244_112" style:family="text"/>
    <style:style style:name="T244_113" style:family="text"/>
    <style:style style:name="T244_114" style:family="text"/>
    <style:style style:name="T244_115" style:family="text"/>
    <style:style style:name="T244_116" style:family="text"/>
    <style:style style:name="T244_117" style:family="text"/>
    <style:style style:name="T244_118" style:family="text"/>
    <style:style style:name="T244_119" style:family="text"/>
    <style:style style:name="T244_120" style:family="text"/>
    <style:style style:name="T244_121" style:family="text"/>
    <style:style style:name="T244_122" style:family="text"/>
    <style:style style:name="T244_123" style:family="text"/>
    <style:style style:name="T244_124" style:family="text"/>
    <style:style style:name="T244_125" style:family="text"/>
    <style:style style:name="T244_126" style:family="text"/>
    <style:style style:name="T244_127" style:family="text"/>
    <style:style style:name="T244_128" style:family="text"/>
    <style:style style:name="T244_129" style:family="text"/>
    <style:style style:name="T244_130" style:family="text"/>
    <style:style style:name="T244_131" style:family="text"/>
    <style:style style:name="T244_132" style:family="text"/>
    <style:style style:name="T244_133" style:family="text"/>
    <style:style style:name="T244_134" style:family="text"/>
    <style:style style:name="T244_135" style:family="text"/>
    <style:style style:name="T244_136" style:family="text"/>
    <style:style style:name="T244_137" style:family="text"/>
    <style:style style:name="T244_138" style:family="text"/>
    <style:style style:name="T244_139" style:family="text"/>
    <style:style style:name="T244_140" style:family="text"/>
    <style:style style:name="T244_141" style:family="text"/>
    <style:style style:name="T244_142" style:family="text"/>
    <style:style style:name="P245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T245_28" style:family="text"/>
    <style:style style:name="T245_29" style:family="text"/>
    <style:style style:name="T245_30" style:family="text"/>
    <style:style style:name="T245_31" style:family="text"/>
    <style:style style:name="T245_32" style:family="text"/>
    <style:style style:name="T245_33" style:family="text"/>
    <style:style style:name="T245_34" style:family="text"/>
    <style:style style:name="T245_35" style:family="text"/>
    <style:style style:name="T245_36" style:family="text"/>
    <style:style style:name="T245_37" style:family="text"/>
    <style:style style:name="T245_38" style:family="text"/>
    <style:style style:name="T245_39" style:family="text"/>
    <style:style style:name="T245_40" style:family="text"/>
    <style:style style:name="T245_41" style:family="text"/>
    <style:style style:name="T245_42" style:family="text"/>
    <style:style style:name="P246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T246_27" style:family="text"/>
    <style:style style:name="T246_28" style:family="text"/>
    <style:style style:name="T246_29" style:family="text"/>
    <style:style style:name="T246_30" style:family="text"/>
    <style:style style:name="T246_31" style:family="text"/>
    <style:style style:name="T246_32" style:family="text"/>
    <style:style style:name="T246_33" style:family="text"/>
    <style:style style:name="T246_34" style:family="text"/>
    <style:style style:name="T246_35" style:family="text"/>
    <style:style style:name="T246_36" style:family="text"/>
    <style:style style:name="T246_37" style:family="text"/>
    <style:style style:name="T246_38" style:family="text"/>
    <style:style style:name="T246_39" style:family="text"/>
    <style:style style:name="T246_40" style:family="text"/>
    <style:style style:name="T246_41" style:family="text"/>
    <style:style style:name="T246_42" style:family="text"/>
    <style:style style:name="T246_43" style:family="text"/>
    <style:style style:name="T246_44" style:family="text"/>
    <style:style style:name="T246_45" style:family="text"/>
    <style:style style:name="T246_46" style:family="text"/>
    <style:style style:name="T246_47" style:family="text"/>
    <style:style style:name="T246_48" style:family="text"/>
    <style:style style:name="T246_49" style:family="text"/>
    <style:style style:name="T246_50" style:family="text"/>
    <style:style style:name="T246_51" style:family="text"/>
    <style:style style:name="T246_52" style:family="text"/>
    <style:style style:name="T246_53" style:family="text"/>
    <style:style style:name="T246_54" style:family="text"/>
    <style:style style:name="T246_55" style:family="text"/>
    <style:style style:name="T246_56" style:family="text"/>
    <style:style style:name="T246_57" style:family="text"/>
    <style:style style:name="T246_58" style:family="text"/>
    <style:style style:name="T246_59" style:family="text"/>
    <style:style style:name="T246_60" style:family="text"/>
    <style:style style:name="T246_61" style:family="text"/>
    <style:style style:name="T246_62" style:family="text"/>
    <style:style style:name="T246_63" style:family="text"/>
    <style:style style:name="T246_64" style:family="text"/>
    <style:style style:name="T246_65" style:family="text"/>
    <style:style style:name="T246_66" style:family="text"/>
    <style:style style:name="T246_67" style:family="text"/>
    <style:style style:name="T246_68" style:family="text"/>
    <style:style style:name="T246_69" style:family="text"/>
    <style:style style:name="T246_70" style:family="text"/>
    <style:style style:name="T246_71" style:family="text"/>
    <style:style style:name="T246_72" style:family="text"/>
    <style:style style:name="T246_73" style:family="text"/>
    <style:style style:name="T246_74" style:family="text"/>
    <style:style style:name="T246_75" style:family="text"/>
    <style:style style:name="T246_76" style:family="text"/>
    <style:style style:name="T246_77" style:family="text"/>
    <style:style style:name="T246_78" style:family="text"/>
    <style:style style:name="T246_79" style:family="text"/>
    <style:style style:name="T246_80" style:family="text"/>
    <style:style style:name="T246_81" style:family="text"/>
    <style:style style:name="T246_82" style:family="text"/>
    <style:style style:name="T246_83" style:family="text"/>
    <style:style style:name="T246_84" style:family="text"/>
    <style:style style:name="T246_85" style:family="text"/>
    <style:style style:name="T246_86" style:family="text"/>
    <style:style style:name="T246_87" style:family="text"/>
    <style:style style:name="T246_88" style:family="text"/>
    <style:style style:name="T246_89" style:family="text"/>
    <style:style style:name="T246_90" style:family="text"/>
    <style:style style:name="T246_91" style:family="text"/>
    <style:style style:name="T246_92" style:family="text"/>
    <style:style style:name="T246_93" style:family="text"/>
    <style:style style:name="T246_94" style:family="text"/>
    <style:style style:name="T246_95" style:family="text"/>
    <style:style style:name="T246_96" style:family="text"/>
    <style:style style:name="T246_97" style:family="text"/>
    <style:style style:name="T246_98" style:family="text"/>
    <style:style style:name="T246_99" style:family="text"/>
    <style:style style:name="T246_100" style:family="text"/>
    <style:style style:name="T246_101" style:family="text"/>
    <style:style style:name="T246_102" style:family="text"/>
    <style:style style:name="T246_103" style:family="text"/>
    <style:style style:name="T246_104" style:family="text"/>
    <style:style style:name="T246_105" style:family="text"/>
    <style:style style:name="T246_106" style:family="text"/>
    <style:style style:name="T246_107" style:family="text"/>
    <style:style style:name="T246_108" style:family="text"/>
    <style:style style:name="T246_109" style:family="text"/>
    <style:style style:name="T246_110" style:family="text"/>
    <style:style style:name="T246_111" style:family="text"/>
    <style:style style:name="T246_112" style:family="text"/>
    <style:style style:name="T246_113" style:family="text"/>
    <style:style style:name="T246_114" style:family="text"/>
    <style:style style:name="T246_115" style:family="text"/>
    <style:style style:name="T246_116" style:family="text"/>
    <style:style style:name="T246_117" style:family="text"/>
    <style:style style:name="T246_118" style:family="text"/>
    <style:style style:name="T246_119" style:family="text"/>
    <style:style style:name="T246_120" style:family="text"/>
    <style:style style:name="T246_121" style:family="text"/>
    <style:style style:name="T246_122" style:family="text"/>
    <style:style style:name="T246_123" style:family="text"/>
    <style:style style:name="T246_124" style:family="text"/>
    <style:style style:name="T246_125" style:family="text"/>
    <style:style style:name="T246_126" style:family="text"/>
    <style:style style:name="T246_127" style:family="text"/>
    <style:style style:name="T246_128" style:family="text"/>
    <style:style style:name="T246_129" style:family="text"/>
    <style:style style:name="T246_130" style:family="text"/>
    <style:style style:name="T246_131" style:family="text"/>
    <style:style style:name="T246_132" style:family="text"/>
    <style:style style:name="T246_133" style:family="text"/>
    <style:style style:name="T246_134" style:family="text"/>
    <style:style style:name="T246_135" style:family="text"/>
    <style:style style:name="T246_136" style:family="text"/>
    <style:style style:name="T246_137" style:family="text"/>
    <style:style style:name="T246_138" style:family="text"/>
    <style:style style:name="T246_139" style:family="text"/>
    <style:style style:name="T246_140" style:family="text"/>
    <style:style style:name="T246_141" style:family="text"/>
    <style:style style:name="T246_142" style:family="text"/>
    <style:style style:name="T246_143" style:family="text"/>
    <style:style style:name="T246_144" style:family="text"/>
    <style:style style:name="T246_145" style:family="text"/>
    <style:style style:name="T246_146" style:family="text"/>
    <style:style style:name="T246_147" style:family="text"/>
    <style:style style:name="T246_148" style:family="text"/>
    <style:style style:name="P247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T247_20" style:family="text"/>
    <style:style style:name="T247_21" style:family="text"/>
    <style:style style:name="T247_22" style:family="text"/>
    <style:style style:name="T247_23" style:family="text"/>
    <style:style style:name="T247_24" style:family="text"/>
    <style:style style:name="T247_25" style:family="text"/>
    <style:style style:name="T247_26" style:family="text"/>
    <style:style style:name="T247_27" style:family="text"/>
    <style:style style:name="T247_28" style:family="text"/>
    <style:style style:name="T247_29" style:family="text"/>
    <style:style style:name="T247_30" style:family="text"/>
    <style:style style:name="T247_31" style:family="text"/>
    <style:style style:name="T247_32" style:family="text"/>
    <style:style style:name="T247_33" style:family="text"/>
    <style:style style:name="T247_34" style:family="text"/>
    <style:style style:name="T247_35" style:family="text"/>
    <style:style style:name="T247_36" style:family="text"/>
    <style:style style:name="T247_37" style:family="text"/>
    <style:style style:name="T247_38" style:family="text"/>
    <style:style style:name="T247_39" style:family="text"/>
    <style:style style:name="P248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T248_31" style:family="text"/>
    <style:style style:name="T248_32" style:family="text"/>
    <style:style style:name="T248_33" style:family="text"/>
    <style:style style:name="T248_34" style:family="text"/>
    <style:style style:name="T248_35" style:family="text"/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T248_45" style:family="text"/>
    <style:style style:name="T248_46" style:family="text"/>
    <style:style style:name="T248_47" style:family="text"/>
    <style:style style:name="P249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T249_31" style:family="text"/>
    <style:style style:name="T249_32" style:family="text"/>
    <style:style style:name="T249_33" style:family="text"/>
    <style:style style:name="T249_34" style:family="text"/>
    <style:style style:name="T249_35" style:family="text"/>
    <style:style style:name="T249_36" style:family="text"/>
    <style:style style:name="T249_37" style:family="text"/>
    <style:style style:name="T249_38" style:family="text"/>
    <style:style style:name="T249_39" style:family="text"/>
    <style:style style:name="T249_40" style:family="text"/>
    <style:style style:name="T249_41" style:family="text"/>
    <style:style style:name="T249_42" style:family="text"/>
    <style:style style:name="T249_43" style:family="text"/>
    <style:style style:name="P250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P251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T251_39" style:family="text"/>
    <style:style style:name="T251_40" style:family="text"/>
    <style:style style:name="T251_41" style:family="text"/>
    <style:style style:name="T251_42" style:family="text"/>
    <style:style style:name="T251_43" style:family="text"/>
    <style:style style:name="T251_44" style:family="text"/>
    <style:style style:name="T251_45" style:family="text"/>
    <style:style style:name="T251_46" style:family="text"/>
    <style:style style:name="T251_47" style:family="text"/>
    <style:style style:name="T251_48" style:family="text"/>
    <style:style style:name="T251_49" style:family="text"/>
    <style:style style:name="T251_50" style:family="text"/>
    <style:style style:name="T251_51" style:family="text"/>
    <style:style style:name="T251_52" style:family="text"/>
    <style:style style:name="T251_53" style:family="text"/>
    <style:style style:name="T251_54" style:family="text"/>
    <style:style style:name="T251_55" style:family="text"/>
    <style:style style:name="T251_56" style:family="text"/>
    <style:style style:name="T251_57" style:family="text"/>
    <style:style style:name="T251_58" style:family="text"/>
    <style:style style:name="T251_59" style:family="text"/>
    <style:style style:name="T251_60" style:family="text"/>
    <style:style style:name="T251_61" style:family="text"/>
    <style:style style:name="T251_62" style:family="text"/>
    <style:style style:name="T251_63" style:family="text"/>
    <style:style style:name="T251_64" style:family="text"/>
    <style:style style:name="T251_65" style:family="text"/>
    <style:style style:name="T251_66" style:family="text"/>
    <style:style style:name="T251_67" style:family="text"/>
    <style:style style:name="T251_68" style:family="text"/>
    <style:style style:name="T251_69" style:family="text"/>
    <style:style style:name="T251_70" style:family="text"/>
    <style:style style:name="T251_71" style:family="text"/>
    <style:style style:name="T251_72" style:family="text"/>
    <style:style style:name="T251_73" style:family="text"/>
    <style:style style:name="T251_74" style:family="text"/>
    <style:style style:name="T251_75" style:family="text"/>
    <style:style style:name="P252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T252_39" style:family="text"/>
    <style:style style:name="T252_40" style:family="text"/>
    <style:style style:name="T252_41" style:family="text"/>
    <style:style style:name="T252_42" style:family="text"/>
    <style:style style:name="T252_43" style:family="text"/>
    <style:style style:name="T252_44" style:family="text"/>
    <style:style style:name="T252_45" style:family="text"/>
    <style:style style:name="T252_46" style:family="text"/>
    <style:style style:name="T252_47" style:family="text"/>
    <style:style style:name="T252_48" style:family="text"/>
    <style:style style:name="T252_49" style:family="text"/>
    <style:style style:name="T252_50" style:family="text"/>
    <style:style style:name="T252_51" style:family="text"/>
    <style:style style:name="T252_52" style:family="text"/>
    <style:style style:name="T252_53" style:family="text"/>
    <style:style style:name="T252_54" style:family="text"/>
    <style:style style:name="T252_55" style:family="text"/>
    <style:style style:name="T252_56" style:family="text"/>
    <style:style style:name="T252_57" style:family="text"/>
    <style:style style:name="T252_58" style:family="text"/>
    <style:style style:name="P253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T253_31" style:family="text"/>
    <style:style style:name="T253_32" style:family="text"/>
    <style:style style:name="T253_33" style:family="text"/>
    <style:style style:name="T253_34" style:family="text"/>
    <style:style style:name="T253_35" style:family="text"/>
    <style:style style:name="T253_36" style:family="text"/>
    <style:style style:name="T253_37" style:family="text"/>
    <style:style style:name="T253_38" style:family="text"/>
    <style:style style:name="T253_39" style:family="text"/>
    <style:style style:name="T253_40" style:family="text"/>
    <style:style style:name="T253_41" style:family="text"/>
    <style:style style:name="T253_42" style:family="text"/>
    <style:style style:name="T253_43" style:family="text"/>
    <style:style style:name="T253_44" style:family="text"/>
    <style:style style:name="T253_45" style:family="text"/>
    <style:style style:name="T253_46" style:family="text"/>
    <style:style style:name="T253_47" style:family="text"/>
    <style:style style:name="T253_48" style:family="text"/>
    <style:style style:name="T253_49" style:family="text"/>
    <style:style style:name="T253_50" style:family="text"/>
    <style:style style:name="T253_51" style:family="text"/>
    <style:style style:name="T253_52" style:family="text"/>
    <style:style style:name="T253_53" style:family="text"/>
    <style:style style:name="T253_54" style:family="text"/>
    <style:style style:name="T253_55" style:family="text"/>
    <style:style style:name="T253_56" style:family="text"/>
    <style:style style:name="T253_57" style:family="text"/>
    <style:style style:name="T253_58" style:family="text"/>
    <style:style style:name="T253_59" style:family="text"/>
    <style:style style:name="T253_60" style:family="text"/>
    <style:style style:name="T253_61" style:family="text"/>
    <style:style style:name="P254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P255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P256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T256_27" style:family="text"/>
    <style:style style:name="T256_28" style:family="text"/>
    <style:style style:name="T256_29" style:family="text"/>
    <style:style style:name="T256_30" style:family="text"/>
    <style:style style:name="T256_31" style:family="text"/>
    <style:style style:name="T256_32" style:family="text"/>
    <style:style style:name="T256_33" style:family="text"/>
    <style:style style:name="T256_34" style:family="text"/>
    <style:style style:name="T256_35" style:family="text"/>
    <style:style style:name="T256_36" style:family="text"/>
    <style:style style:name="T256_37" style:family="text"/>
    <style:style style:name="T256_38" style:family="text"/>
    <style:style style:name="T256_39" style:family="text"/>
    <style:style style:name="T256_40" style:family="text"/>
    <style:style style:name="T256_41" style:family="text"/>
    <style:style style:name="T256_42" style:family="text"/>
    <style:style style:name="T256_43" style:family="text"/>
    <style:style style:name="P257" style:family="paragraph" style:parent-style-name="Standard">
      <style:paragraph-properties fo:break-before="auto" fo:text-indent="0cm" fo:line-height="100%" fo:margin-left="1.27cm" style:writing-mode="lr-tb">
        <style:tab-stops>
          <style:tab-stop style:type="left" style:leader-style="none" style:position="0cm"/>
          <style:tab-stop style:type="left" style:leader-style="none" style:position="5.08cm"/>
        </style:tab-stops>
      </style:paragraph-properties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  <style:style style:name="T257_48" style:family="text"/>
    <style:style style:name="T257_49" style:family="text"/>
    <style:style style:name="T257_50" style:family="text"/>
    <style:style style:name="T257_51" style:family="text"/>
    <style:style style:name="T257_52" style:family="text"/>
    <style:style style:name="T257_53" style:family="text"/>
    <style:style style:name="T257_54" style:family="text"/>
    <style:style style:name="T257_55" style:family="text"/>
    <style:style style:name="T257_56" style:family="text"/>
    <style:style style:name="T257_57" style:family="text"/>
    <style:style style:name="T257_58" style:family="text"/>
    <style:style style:name="T257_59" style:family="text"/>
    <style:style style:name="T257_60" style:family="text"/>
    <style:style style:name="T257_61" style:family="text"/>
    <style:style style:name="T257_62" style:family="text"/>
    <style:style style:name="T257_63" style:family="text"/>
    <style:style style:name="T257_64" style:family="text"/>
    <style:style style:name="T257_65" style:family="text"/>
    <style:style style:name="T257_66" style:family="text"/>
    <style:style style:name="T257_67" style:family="text"/>
    <style:style style:name="T257_68" style:family="text"/>
    <style:style style:name="T257_69" style:family="text"/>
    <style:style style:name="T257_70" style:family="text"/>
    <style:style style:name="T257_71" style:family="text"/>
    <style:style style:name="T257_72" style:family="text"/>
    <style:style style:name="T257_73" style:family="text"/>
    <style:style style:name="T257_74" style:family="text"/>
    <style:style style:name="T257_75" style:family="text"/>
    <style:style style:name="T257_76" style:family="text"/>
    <style:style style:name="T257_77" style:family="text"/>
    <style:style style:name="T257_78" style:family="text"/>
    <style:style style:name="T257_79" style:family="text"/>
    <style:style style:name="T257_80" style:family="text"/>
    <style:style style:name="T257_81" style:family="text"/>
    <style:style style:name="T257_82" style:family="text"/>
    <style:style style:name="T257_83" style:family="text"/>
    <style:style style:name="T257_84" style:family="text"/>
    <style:style style:name="T257_85" style:family="text"/>
    <style:style style:name="T257_86" style:family="text"/>
    <style:style style:name="T257_87" style:family="text"/>
    <style:style style:name="T257_88" style:family="text"/>
    <style:style style:name="T257_89" style:family="text"/>
    <style:style style:name="T257_90" style:family="text"/>
    <style:style style:name="T257_91" style:family="text"/>
    <style:style style:name="T257_92" style:family="text"/>
    <style:style style:name="T257_93" style:family="text"/>
    <style:style style:name="T257_94" style:family="text"/>
    <style:style style:name="T257_95" style:family="text"/>
    <style:style style:name="T257_96" style:family="text"/>
    <style:style style:name="T257_97" style:family="text"/>
    <style:style style:name="T257_98" style:family="text"/>
    <style:style style:name="T257_99" style:family="text"/>
    <style:style style:name="T257_100" style:family="text"/>
    <style:style style:name="T257_101" style:family="text"/>
    <style:style style:name="T257_102" style:family="text"/>
    <style:style style:name="T257_103" style:family="text"/>
    <style:style style:name="T257_104" style:family="text"/>
    <style:style style:name="T257_105" style:family="text"/>
    <style:style style:name="T257_106" style:family="text"/>
    <style:style style:name="T257_107" style:family="text"/>
    <style:style style:name="T257_108" style:family="text"/>
    <style:style style:name="T257_109" style:family="text"/>
    <style:style style:name="T257_110" style:family="text"/>
    <style:style style:name="T257_111" style:family="text"/>
    <style:style style:name="T257_112" style:family="text"/>
    <style:style style:name="T257_113" style:family="text"/>
    <style:style style:name="T257_114" style:family="text"/>
    <style:style style:name="T257_115" style:family="text"/>
    <style:style style:name="T257_116" style:family="text"/>
    <style:style style:name="T257_117" style:family="text"/>
    <style:style style:name="T257_118" style:family="text"/>
    <style:style style:name="T257_119" style:family="text"/>
    <style:style style:name="T257_120" style:family="text"/>
    <style:style style:name="T257_121" style:family="text"/>
    <style:style style:name="T257_122" style:family="text"/>
    <style:style style:name="T257_123" style:family="text"/>
    <style:style style:name="T257_124" style:family="text"/>
    <style:style style:name="T257_125" style:family="text"/>
    <style:style style:name="T257_126" style:family="text"/>
    <style:style style:name="T257_127" style:family="text"/>
    <style:style style:name="T257_128" style:family="text"/>
    <style:style style:name="P258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T258_22" style:family="text"/>
    <style:style style:name="T258_23" style:family="text"/>
    <style:style style:name="T258_24" style:family="text"/>
    <style:style style:name="T258_25" style:family="text"/>
    <style:style style:name="T258_26" style:family="text"/>
    <style:style style:name="T258_27" style:family="text"/>
    <style:style style:name="T258_28" style:family="text"/>
    <style:style style:name="T258_29" style:family="text"/>
    <style:style style:name="T258_30" style:family="text"/>
    <style:style style:name="T258_31" style:family="text"/>
    <style:style style:name="T258_32" style:family="text"/>
    <style:style style:name="T258_33" style:family="text"/>
    <style:style style:name="T258_34" style:family="text"/>
    <style:style style:name="T258_35" style:family="text"/>
    <style:style style:name="T258_36" style:family="text"/>
    <style:style style:name="T258_37" style:family="text"/>
    <style:style style:name="T258_38" style:family="text"/>
    <style:style style:name="T258_39" style:family="text"/>
    <style:style style:name="T258_40" style:family="text"/>
    <style:style style:name="T258_41" style:family="text"/>
    <style:style style:name="T258_42" style:family="text"/>
    <style:style style:name="T258_43" style:family="text"/>
    <style:style style:name="T258_44" style:family="text"/>
    <style:style style:name="T258_45" style:family="text"/>
    <style:style style:name="T258_46" style:family="text"/>
    <style:style style:name="T258_47" style:family="text"/>
    <style:style style:name="T258_48" style:family="text"/>
    <style:style style:name="T258_49" style:family="text"/>
    <style:style style:name="T258_50" style:family="text"/>
    <style:style style:name="T258_51" style:family="text"/>
    <style:style style:name="T258_52" style:family="text"/>
    <style:style style:name="T258_53" style:family="text"/>
    <style:style style:name="T258_54" style:family="text"/>
    <style:style style:name="T258_55" style:family="text"/>
    <style:style style:name="T258_56" style:family="text"/>
    <style:style style:name="T258_57" style:family="text"/>
    <style:style style:name="T258_58" style:family="text"/>
    <style:style style:name="T258_59" style:family="text"/>
    <style:style style:name="T258_60" style:family="text"/>
    <style:style style:name="T258_61" style:family="text"/>
    <style:style style:name="T258_62" style:family="text"/>
    <style:style style:name="T258_63" style:family="text"/>
    <style:style style:name="T258_64" style:family="text"/>
    <style:style style:name="T258_65" style:family="text"/>
    <style:style style:name="T258_66" style:family="text"/>
    <style:style style:name="T258_67" style:family="text"/>
    <style:style style:name="T258_68" style:family="text"/>
    <style:style style:name="P259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T259_23" style:family="text"/>
    <style:style style:name="T259_24" style:family="text"/>
    <style:style style:name="T259_25" style:family="text"/>
    <style:style style:name="P260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T260_28" style:family="text"/>
    <style:style style:name="T260_29" style:family="text"/>
    <style:style style:name="T260_30" style:family="text"/>
    <style:style style:name="T260_31" style:family="text"/>
    <style:style style:name="T260_32" style:family="text"/>
    <style:style style:name="T260_33" style:family="text"/>
    <style:style style:name="T260_34" style:family="text"/>
    <style:style style:name="T260_35" style:family="text"/>
    <style:style style:name="T260_36" style:family="text"/>
    <style:style style:name="T260_37" style:family="text"/>
    <style:style style:name="T260_38" style:family="text"/>
    <style:style style:name="T260_39" style:family="text"/>
    <style:style style:name="T260_40" style:family="text"/>
    <style:style style:name="T260_41" style:family="text"/>
    <style:style style:name="T260_42" style:family="text"/>
    <style:style style:name="T260_43" style:family="text"/>
    <style:style style:name="T260_44" style:family="text"/>
    <style:style style:name="T260_45" style:family="text"/>
    <style:style style:name="T260_46" style:family="text"/>
    <style:style style:name="T260_47" style:family="text"/>
    <style:style style:name="T260_48" style:family="text"/>
    <style:style style:name="T260_49" style:family="text"/>
    <style:style style:name="T260_50" style:family="text"/>
    <style:style style:name="T260_51" style:family="text"/>
    <style:style style:name="T260_52" style:family="text"/>
    <style:style style:name="T260_53" style:family="text"/>
    <style:style style:name="T260_54" style:family="text"/>
    <style:style style:name="T260_55" style:family="text"/>
    <style:style style:name="T260_56" style:family="text"/>
    <style:style style:name="T260_57" style:family="text"/>
    <style:style style:name="T260_58" style:family="text"/>
    <style:style style:name="T260_59" style:family="text"/>
    <style:style style:name="T260_60" style:family="text"/>
    <style:style style:name="T260_61" style:family="text"/>
    <style:style style:name="T260_62" style:family="text"/>
    <style:style style:name="T260_63" style:family="text"/>
    <style:style style:name="P261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T261_26" style:family="text"/>
    <style:style style:name="T261_27" style:family="text"/>
    <style:style style:name="P262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T262_33" style:family="text"/>
    <style:style style:name="T262_34" style:family="text"/>
    <style:style style:name="T262_35" style:family="text"/>
    <style:style style:name="T262_36" style:family="text"/>
    <style:style style:name="T262_37" style:family="text"/>
    <style:style style:name="T262_38" style:family="text"/>
    <style:style style:name="T262_39" style:family="text"/>
    <style:style style:name="T262_40" style:family="text"/>
    <style:style style:name="T262_41" style:family="text"/>
    <style:style style:name="T262_42" style:family="text"/>
    <style:style style:name="T262_43" style:family="text"/>
    <style:style style:name="T262_44" style:family="text"/>
    <style:style style:name="T262_45" style:family="text"/>
    <style:style style:name="T262_46" style:family="text"/>
    <style:style style:name="T262_47" style:family="text"/>
    <style:style style:name="T262_48" style:family="text"/>
    <style:style style:name="T262_49" style:family="text"/>
    <style:style style:name="T262_50" style:family="text"/>
    <style:style style:name="T262_51" style:family="text"/>
    <style:style style:name="T262_52" style:family="text"/>
    <style:style style:name="T262_53" style:family="text"/>
    <style:style style:name="T262_54" style:family="text"/>
    <style:style style:name="T262_55" style:family="text"/>
    <style:style style:name="T262_56" style:family="text"/>
    <style:style style:name="T262_57" style:family="text"/>
    <style:style style:name="T262_58" style:family="text"/>
    <style:style style:name="T262_59" style:family="text"/>
    <style:style style:name="T262_60" style:family="text"/>
    <style:style style:name="T262_61" style:family="text"/>
    <style:style style:name="T262_62" style:family="text"/>
    <style:style style:name="T262_63" style:family="text"/>
    <style:style style:name="T262_64" style:family="text"/>
    <style:style style:name="T262_65" style:family="text"/>
    <style:style style:name="T262_66" style:family="text"/>
    <style:style style:name="T262_67" style:family="text"/>
    <style:style style:name="T262_68" style:family="text"/>
    <style:style style:name="T262_69" style:family="text"/>
    <style:style style:name="T262_70" style:family="text"/>
    <style:style style:name="T262_71" style:family="text"/>
    <style:style style:name="T262_72" style:family="text"/>
    <style:style style:name="T262_73" style:family="text"/>
    <style:style style:name="T262_74" style:family="text"/>
    <style:style style:name="T262_75" style:family="text"/>
    <style:style style:name="T262_76" style:family="text"/>
    <style:style style:name="T262_77" style:family="text"/>
    <style:style style:name="T262_78" style:family="text"/>
    <style:style style:name="T262_79" style:family="text"/>
    <style:style style:name="T262_80" style:family="text"/>
    <style:style style:name="T262_81" style:family="text"/>
    <style:style style:name="T262_82" style:family="text"/>
    <style:style style:name="T262_83" style:family="text"/>
    <style:style style:name="T262_84" style:family="text"/>
    <style:style style:name="T262_85" style:family="text"/>
    <style:style style:name="T262_86" style:family="text"/>
    <style:style style:name="T262_87" style:family="text"/>
    <style:style style:name="T262_88" style:family="text"/>
    <style:style style:name="T262_89" style:family="text"/>
    <style:style style:name="T262_90" style:family="text"/>
    <style:style style:name="T262_91" style:family="text"/>
    <style:style style:name="T262_92" style:family="text"/>
    <style:style style:name="T262_93" style:family="text"/>
    <style:style style:name="T262_94" style:family="text"/>
    <style:style style:name="T262_95" style:family="text"/>
    <style:style style:name="T262_96" style:family="text"/>
    <style:style style:name="T262_97" style:family="text"/>
    <style:style style:name="T262_98" style:family="text"/>
    <style:style style:name="T262_99" style:family="text"/>
    <style:style style:name="T262_100" style:family="text"/>
    <style:style style:name="T262_101" style:family="text"/>
    <style:style style:name="T262_102" style:family="text"/>
    <style:style style:name="T262_103" style:family="text"/>
    <style:style style:name="T262_104" style:family="text"/>
    <style:style style:name="T262_105" style:family="text"/>
    <style:style style:name="T262_106" style:family="text"/>
    <style:style style:name="T262_107" style:family="text"/>
    <style:style style:name="T262_108" style:family="text"/>
    <style:style style:name="T262_109" style:family="text"/>
    <style:style style:name="T262_110" style:family="text"/>
    <style:style style:name="T262_111" style:family="text"/>
    <style:style style:name="T262_112" style:family="text"/>
    <style:style style:name="T262_113" style:family="text"/>
    <style:style style:name="T262_114" style:family="text"/>
    <style:style style:name="T262_115" style:family="text"/>
    <style:style style:name="P263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T263_25" style:family="text"/>
    <style:style style:name="T263_26" style:family="text"/>
    <style:style style:name="T263_27" style:family="text"/>
    <style:style style:name="T263_28" style:family="text"/>
    <style:style style:name="T263_29" style:family="text"/>
    <style:style style:name="T263_30" style:family="text"/>
    <style:style style:name="T263_31" style:family="text"/>
    <style:style style:name="T263_32" style:family="text"/>
    <style:style style:name="T263_33" style:family="text"/>
    <style:style style:name="T263_34" style:family="text"/>
    <style:style style:name="T263_35" style:family="text"/>
    <style:style style:name="T263_36" style:family="text"/>
    <style:style style:name="T263_37" style:family="text"/>
    <style:style style:name="T263_38" style:family="text"/>
    <style:style style:name="T263_39" style:family="text"/>
    <style:style style:name="T263_40" style:family="text"/>
    <style:style style:name="T263_41" style:family="text"/>
    <style:style style:name="T263_42" style:family="text"/>
    <style:style style:name="T263_43" style:family="text"/>
    <style:style style:name="T263_44" style:family="text"/>
    <style:style style:name="T263_45" style:family="text"/>
    <style:style style:name="T263_46" style:family="text"/>
    <style:style style:name="T263_47" style:family="text"/>
    <style:style style:name="T263_48" style:family="text"/>
    <style:style style:name="T263_49" style:family="text"/>
    <style:style style:name="T263_50" style:family="text"/>
    <style:style style:name="T263_51" style:family="text"/>
    <style:style style:name="T263_52" style:family="text"/>
    <style:style style:name="T263_53" style:family="text"/>
    <style:style style:name="T263_54" style:family="text"/>
    <style:style style:name="T263_55" style:family="text"/>
    <style:style style:name="T263_56" style:family="text"/>
    <style:style style:name="T263_57" style:family="text"/>
    <style:style style:name="T263_58" style:family="text"/>
    <style:style style:name="T263_59" style:family="text"/>
    <style:style style:name="T263_60" style:family="text"/>
    <style:style style:name="T263_61" style:family="text"/>
    <style:style style:name="T263_62" style:family="text"/>
    <style:style style:name="T263_63" style:family="text"/>
    <style:style style:name="T263_64" style:family="text"/>
    <style:style style:name="T263_65" style:family="text"/>
    <style:style style:name="T263_66" style:family="text"/>
    <style:style style:name="T263_67" style:family="text"/>
    <style:style style:name="T263_68" style:family="text"/>
    <style:style style:name="T263_69" style:family="text"/>
    <style:style style:name="T263_70" style:family="text"/>
    <style:style style:name="T263_71" style:family="text"/>
    <style:style style:name="T263_72" style:family="text"/>
    <style:style style:name="T263_73" style:family="text"/>
    <style:style style:name="T263_74" style:family="text"/>
    <style:style style:name="T263_75" style:family="text"/>
    <style:style style:name="P264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T264_28" style:family="text"/>
    <style:style style:name="T264_29" style:family="text"/>
    <style:style style:name="T264_30" style:family="text"/>
    <style:style style:name="T264_31" style:family="text"/>
    <style:style style:name="T264_32" style:family="text"/>
    <style:style style:name="T264_33" style:family="text"/>
    <style:style style:name="T264_34" style:family="text"/>
    <style:style style:name="T264_35" style:family="text"/>
    <style:style style:name="T264_36" style:family="text"/>
    <style:style style:name="T264_37" style:family="text"/>
    <style:style style:name="T264_38" style:family="text"/>
    <style:style style:name="T264_39" style:family="text"/>
    <style:style style:name="T264_40" style:family="text"/>
    <style:style style:name="T264_41" style:family="text"/>
    <style:style style:name="T264_42" style:family="text"/>
    <style:style style:name="T264_43" style:family="text"/>
    <style:style style:name="T264_44" style:family="text"/>
    <style:style style:name="T264_45" style:family="text"/>
    <style:style style:name="T264_46" style:family="text"/>
    <style:style style:name="T264_47" style:family="text"/>
    <style:style style:name="T264_48" style:family="text"/>
    <style:style style:name="T264_49" style:family="text"/>
    <style:style style:name="T264_50" style:family="text"/>
    <style:style style:name="T264_51" style:family="text"/>
    <style:style style:name="T264_52" style:family="text"/>
    <style:style style:name="T264_53" style:family="text"/>
    <style:style style:name="T264_54" style:family="text"/>
    <style:style style:name="T264_55" style:family="text"/>
    <style:style style:name="T264_56" style:family="text"/>
    <style:style style:name="T264_57" style:family="text"/>
    <style:style style:name="T264_58" style:family="text"/>
    <style:style style:name="T264_59" style:family="text"/>
    <style:style style:name="T264_60" style:family="text"/>
    <style:style style:name="T264_61" style:family="text"/>
    <style:style style:name="T264_62" style:family="text"/>
    <style:style style:name="T264_63" style:family="text"/>
    <style:style style:name="T264_64" style:family="text"/>
    <style:style style:name="T264_65" style:family="text"/>
    <style:style style:name="T264_66" style:family="text"/>
    <style:style style:name="T264_67" style:family="text"/>
    <style:style style:name="T264_68" style:family="text"/>
    <style:style style:name="T264_69" style:family="text"/>
    <style:style style:name="T264_70" style:family="text"/>
    <style:style style:name="T264_71" style:family="text"/>
    <style:style style:name="T264_72" style:family="text"/>
    <style:style style:name="T264_73" style:family="text"/>
    <style:style style:name="T264_74" style:family="text"/>
    <style:style style:name="T264_75" style:family="text"/>
    <style:style style:name="T264_76" style:family="text"/>
    <style:style style:name="T264_77" style:family="text"/>
    <style:style style:name="T264_78" style:family="text"/>
    <style:style style:name="T264_79" style:family="text"/>
    <style:style style:name="T264_80" style:family="text"/>
    <style:style style:name="T264_81" style:family="text"/>
    <style:style style:name="T264_82" style:family="text"/>
    <style:style style:name="T264_83" style:family="text"/>
    <style:style style:name="T264_84" style:family="text"/>
    <style:style style:name="T264_85" style:family="text"/>
    <style:style style:name="T264_86" style:family="text"/>
    <style:style style:name="T264_87" style:family="text"/>
    <style:style style:name="T264_88" style:family="text"/>
    <style:style style:name="T264_89" style:family="text"/>
    <style:style style:name="T264_90" style:family="text"/>
    <style:style style:name="T264_91" style:family="text"/>
    <style:style style:name="T264_92" style:family="text"/>
    <style:style style:name="T264_93" style:family="text"/>
    <style:style style:name="T264_94" style:family="text"/>
    <style:style style:name="T264_95" style:family="text"/>
    <style:style style:name="T264_96" style:family="text"/>
    <style:style style:name="T264_97" style:family="text"/>
    <style:style style:name="T264_98" style:family="text"/>
    <style:style style:name="T264_99" style:family="text"/>
    <style:style style:name="T264_100" style:family="text"/>
    <style:style style:name="T264_101" style:family="text"/>
    <style:style style:name="T264_102" style:family="text"/>
    <style:style style:name="T264_103" style:family="text"/>
    <style:style style:name="T264_104" style:family="text"/>
    <style:style style:name="T264_105" style:family="text"/>
    <style:style style:name="T264_106" style:family="text"/>
    <style:style style:name="T264_107" style:family="text"/>
    <style:style style:name="T264_108" style:family="text"/>
    <style:style style:name="T264_109" style:family="text"/>
    <style:style style:name="T264_110" style:family="text"/>
    <style:style style:name="T264_111" style:family="text"/>
    <style:style style:name="T264_112" style:family="text"/>
    <style:style style:name="T264_113" style:family="text"/>
    <style:style style:name="T264_114" style:family="text"/>
    <style:style style:name="T264_115" style:family="text"/>
    <style:style style:name="T264_116" style:family="text"/>
    <style:style style:name="T264_117" style:family="text"/>
    <style:style style:name="T264_118" style:family="text"/>
    <style:style style:name="T264_119" style:family="text"/>
    <style:style style:name="T264_120" style:family="text"/>
    <style:style style:name="T264_121" style:family="text"/>
    <style:style style:name="T264_122" style:family="text"/>
    <style:style style:name="T264_123" style:family="text"/>
    <style:style style:name="T264_124" style:family="text"/>
    <style:style style:name="T264_125" style:family="text"/>
    <style:style style:name="T264_126" style:family="text"/>
    <style:style style:name="T264_127" style:family="text"/>
    <style:style style:name="T264_128" style:family="text"/>
    <style:style style:name="T264_129" style:family="text"/>
    <style:style style:name="T264_130" style:family="text"/>
    <style:style style:name="T264_131" style:family="text"/>
    <style:style style:name="T264_132" style:family="text"/>
    <style:style style:name="T264_133" style:family="text"/>
    <style:style style:name="T264_134" style:family="text"/>
    <style:style style:name="T264_135" style:family="text"/>
    <style:style style:name="T264_136" style:family="text"/>
    <style:style style:name="T264_137" style:family="text"/>
    <style:style style:name="T264_138" style:family="text"/>
    <style:style style:name="T264_139" style:family="text"/>
    <style:style style:name="T264_140" style:family="text"/>
    <style:style style:name="T264_141" style:family="text"/>
    <style:style style:name="T264_142" style:family="text"/>
    <style:style style:name="T264_143" style:family="text"/>
    <style:style style:name="T264_144" style:family="text"/>
    <style:style style:name="T264_145" style:family="text"/>
    <style:style style:name="T264_146" style:family="text"/>
    <style:style style:name="T264_147" style:family="text"/>
    <style:style style:name="T264_148" style:family="text"/>
    <style:style style:name="T264_149" style:family="text"/>
    <style:style style:name="T264_150" style:family="text"/>
    <style:style style:name="T264_151" style:family="text"/>
    <style:style style:name="T264_152" style:family="text"/>
    <style:style style:name="T264_153" style:family="text"/>
    <style:style style:name="T264_154" style:family="text"/>
    <style:style style:name="T264_155" style:family="text"/>
    <style:style style:name="T264_156" style:family="text"/>
    <style:style style:name="T264_157" style:family="text"/>
    <style:style style:name="T264_158" style:family="text"/>
    <style:style style:name="T264_159" style:family="text"/>
    <style:style style:name="T264_160" style:family="text"/>
    <style:style style:name="T264_161" style:family="text"/>
    <style:style style:name="T264_162" style:family="text"/>
    <style:style style:name="T264_163" style:family="text"/>
    <style:style style:name="T264_164" style:family="text"/>
    <style:style style:name="T264_165" style:family="text"/>
    <style:style style:name="T264_166" style:family="text"/>
    <style:style style:name="T264_167" style:family="text"/>
    <style:style style:name="T264_168" style:family="text"/>
    <style:style style:name="T264_169" style:family="text"/>
    <style:style style:name="T264_170" style:family="text"/>
    <style:style style:name="T264_171" style:family="text"/>
    <style:style style:name="T264_172" style:family="text"/>
    <style:style style:name="T264_173" style:family="text"/>
    <style:style style:name="T264_174" style:family="text"/>
    <style:style style:name="T264_175" style:family="text"/>
    <style:style style:name="T264_176" style:family="text"/>
    <style:style style:name="T264_177" style:family="text"/>
    <style:style style:name="T264_178" style:family="text"/>
    <style:style style:name="T264_179" style:family="text"/>
    <style:style style:name="T264_180" style:family="text"/>
    <style:style style:name="T264_181" style:family="text"/>
    <style:style style:name="T264_182" style:family="text"/>
    <style:style style:name="T264_183" style:family="text"/>
    <style:style style:name="T264_184" style:family="text"/>
    <style:style style:name="T264_185" style:family="text"/>
    <style:style style:name="T264_186" style:family="text"/>
    <style:style style:name="T264_187" style:family="text"/>
    <style:style style:name="T264_188" style:family="text"/>
    <style:style style:name="T264_189" style:family="text"/>
    <style:style style:name="T264_190" style:family="text"/>
    <style:style style:name="T264_191" style:family="text"/>
    <style:style style:name="T264_192" style:family="text"/>
    <style:style style:name="T264_193" style:family="text"/>
    <style:style style:name="T264_194" style:family="text"/>
    <style:style style:name="T264_195" style:family="text"/>
    <style:style style:name="T264_196" style:family="text"/>
    <style:style style:name="T264_197" style:family="text"/>
    <style:style style:name="T264_198" style:family="text"/>
    <style:style style:name="T264_199" style:family="text"/>
    <style:style style:name="T264_200" style:family="text"/>
    <style:style style:name="T264_201" style:family="text"/>
    <style:style style:name="T264_202" style:family="text"/>
    <style:style style:name="T264_203" style:family="text"/>
    <style:style style:name="P265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T265_35" style:family="text"/>
    <style:style style:name="T265_36" style:family="text"/>
    <style:style style:name="T265_37" style:family="text"/>
    <style:style style:name="T265_38" style:family="text"/>
    <style:style style:name="T265_39" style:family="text"/>
    <style:style style:name="T265_40" style:family="text"/>
    <style:style style:name="T265_41" style:family="text"/>
    <style:style style:name="T265_42" style:family="text"/>
    <style:style style:name="T265_43" style:family="text"/>
    <style:style style:name="T265_44" style:family="text"/>
    <style:style style:name="T265_45" style:family="text"/>
    <style:style style:name="T265_46" style:family="text"/>
    <style:style style:name="T265_47" style:family="text"/>
    <style:style style:name="T265_48" style:family="text"/>
    <style:style style:name="T265_49" style:family="text"/>
    <style:style style:name="T265_50" style:family="text"/>
    <style:style style:name="T265_51" style:family="text"/>
    <style:style style:name="T265_52" style:family="text"/>
    <style:style style:name="T265_53" style:family="text"/>
    <style:style style:name="T265_54" style:family="text"/>
    <style:style style:name="T265_55" style:family="text"/>
    <style:style style:name="T265_56" style:family="text"/>
    <style:style style:name="T265_57" style:family="text"/>
    <style:style style:name="T265_58" style:family="text"/>
    <style:style style:name="T265_59" style:family="text"/>
    <style:style style:name="T265_60" style:family="text"/>
    <style:style style:name="T265_61" style:family="text"/>
    <style:style style:name="T265_62" style:family="text"/>
    <style:style style:name="T265_63" style:family="text"/>
    <style:style style:name="T265_64" style:family="text"/>
    <style:style style:name="T265_65" style:family="text"/>
    <style:style style:name="T265_66" style:family="text"/>
    <style:style style:name="T265_67" style:family="text"/>
    <style:style style:name="T265_68" style:family="text"/>
    <style:style style:name="T265_69" style:family="text"/>
    <style:style style:name="T265_70" style:family="text"/>
    <style:style style:name="T265_71" style:family="text"/>
    <style:style style:name="T265_72" style:family="text"/>
    <style:style style:name="T265_73" style:family="text"/>
    <style:style style:name="T265_74" style:family="text"/>
    <style:style style:name="T265_75" style:family="text"/>
    <style:style style:name="T265_76" style:family="text"/>
    <style:style style:name="T265_77" style:family="text"/>
    <style:style style:name="T265_78" style:family="text"/>
    <style:style style:name="T265_79" style:family="text"/>
    <style:style style:name="T265_80" style:family="text"/>
    <style:style style:name="T265_81" style:family="text"/>
    <style:style style:name="T265_82" style:family="text"/>
    <style:style style:name="T265_83" style:family="text"/>
    <style:style style:name="T265_84" style:family="text"/>
    <style:style style:name="T265_85" style:family="text"/>
    <style:style style:name="T265_86" style:family="text"/>
    <style:style style:name="T265_87" style:family="text"/>
    <style:style style:name="T265_88" style:family="text"/>
    <style:style style:name="T265_89" style:family="text"/>
    <style:style style:name="T265_90" style:family="text"/>
    <style:style style:name="T265_91" style:family="text"/>
    <style:style style:name="T265_92" style:family="text"/>
    <style:style style:name="T265_93" style:family="text"/>
    <style:style style:name="T265_94" style:family="text"/>
    <style:style style:name="T265_95" style:family="text"/>
    <style:style style:name="T265_96" style:family="text"/>
    <style:style style:name="T265_97" style:family="text"/>
    <style:style style:name="T265_98" style:family="text"/>
    <style:style style:name="T265_99" style:family="text"/>
    <style:style style:name="T265_100" style:family="text"/>
    <style:style style:name="T265_101" style:family="text"/>
    <style:style style:name="T265_102" style:family="text"/>
    <style:style style:name="T265_103" style:family="text"/>
    <style:style style:name="T265_104" style:family="text"/>
    <style:style style:name="T265_105" style:family="text"/>
    <style:style style:name="T265_106" style:family="text"/>
    <style:style style:name="T265_107" style:family="text"/>
    <style:style style:name="T265_108" style:family="text"/>
    <style:style style:name="T265_109" style:family="text"/>
    <style:style style:name="T265_110" style:family="text"/>
    <style:style style:name="T265_111" style:family="text"/>
    <style:style style:name="T265_112" style:family="text"/>
    <style:style style:name="T265_113" style:family="text"/>
    <style:style style:name="T265_114" style:family="text"/>
    <style:style style:name="T265_115" style:family="text"/>
    <style:style style:name="T265_116" style:family="text"/>
    <style:style style:name="T265_117" style:family="text"/>
    <style:style style:name="T265_118" style:family="text"/>
    <style:style style:name="T265_119" style:family="text"/>
    <style:style style:name="T265_120" style:family="text"/>
    <style:style style:name="T265_121" style:family="text"/>
    <style:style style:name="T265_122" style:family="text"/>
    <style:style style:name="T265_123" style:family="text"/>
    <style:style style:name="T265_124" style:family="text"/>
    <style:style style:name="T265_125" style:family="text"/>
    <style:style style:name="T265_126" style:family="text"/>
    <style:style style:name="T265_127" style:family="text"/>
    <style:style style:name="T265_128" style:family="text"/>
    <style:style style:name="T265_129" style:family="text"/>
    <style:style style:name="T265_130" style:family="text"/>
    <style:style style:name="T265_131" style:family="text"/>
    <style:style style:name="T265_132" style:family="text"/>
    <style:style style:name="T265_133" style:family="text"/>
    <style:style style:name="T265_134" style:family="text"/>
    <style:style style:name="T265_135" style:family="text"/>
    <style:style style:name="T265_136" style:family="text"/>
    <style:style style:name="T265_137" style:family="text"/>
    <style:style style:name="T265_138" style:family="text"/>
    <style:style style:name="T265_139" style:family="text"/>
    <style:style style:name="T265_140" style:family="text"/>
    <style:style style:name="T265_141" style:family="text"/>
    <style:style style:name="T265_142" style:family="text"/>
    <style:style style:name="T265_143" style:family="text"/>
    <style:style style:name="T265_144" style:family="text"/>
    <style:style style:name="T265_145" style:family="text"/>
    <style:style style:name="T265_146" style:family="text"/>
    <style:style style:name="T265_147" style:family="text"/>
    <style:style style:name="T265_148" style:family="text"/>
    <style:style style:name="T265_149" style:family="text"/>
    <style:style style:name="T265_150" style:family="text"/>
    <style:style style:name="T265_151" style:family="text"/>
    <style:style style:name="T265_152" style:family="text"/>
    <style:style style:name="T265_153" style:family="text"/>
    <style:style style:name="T265_154" style:family="text"/>
    <style:style style:name="T265_155" style:family="text"/>
    <style:style style:name="T265_156" style:family="text"/>
    <style:style style:name="T265_157" style:family="text"/>
    <style:style style:name="T265_158" style:family="text"/>
    <style:style style:name="T265_159" style:family="text"/>
    <style:style style:name="T265_160" style:family="text"/>
    <style:style style:name="T265_161" style:family="text"/>
    <style:style style:name="T265_162" style:family="text"/>
    <style:style style:name="T265_163" style:family="text"/>
    <style:style style:name="T265_164" style:family="text"/>
    <style:style style:name="T265_165" style:family="text"/>
    <style:style style:name="T265_166" style:family="text"/>
    <style:style style:name="T265_167" style:family="text"/>
    <style:style style:name="T265_168" style:family="text"/>
    <style:style style:name="T265_169" style:family="text"/>
    <style:style style:name="T265_170" style:family="text"/>
    <style:style style:name="T265_171" style:family="text"/>
    <style:style style:name="T265_172" style:family="text"/>
    <style:style style:name="T265_173" style:family="text"/>
    <style:style style:name="T265_174" style:family="text"/>
    <style:style style:name="T265_175" style:family="text"/>
    <style:style style:name="T265_176" style:family="text"/>
    <style:style style:name="T265_177" style:family="text"/>
    <style:style style:name="T265_178" style:family="text"/>
    <style:style style:name="T265_179" style:family="text"/>
    <style:style style:name="T265_180" style:family="text"/>
    <style:style style:name="T265_181" style:family="text"/>
    <style:style style:name="T265_182" style:family="text"/>
    <style:style style:name="T265_183" style:family="text"/>
    <style:style style:name="T265_184" style:family="text"/>
    <style:style style:name="T265_185" style:family="text"/>
    <style:style style:name="T265_186" style:family="text"/>
    <style:style style:name="T265_187" style:family="text"/>
    <style:style style:name="T265_188" style:family="text"/>
    <style:style style:name="T265_189" style:family="text"/>
    <style:style style:name="T265_190" style:family="text"/>
    <style:style style:name="T265_191" style:family="text"/>
    <style:style style:name="P266" style:family="paragraph" style:parent-style-name="Standard">
      <style:paragraph-properties fo:break-before="auto" fo:text-indent="0cm" fo:line-height="100%" style:writing-mode="lr-tb"/>
    </style:style>
    <style:style style:name="T266_1" style:family="text">
      <style:text-properties fo:font-weight="bold" style:font-weight-asian="bold" style:font-weight-complex="bold"/>
    </style:style>
    <style:style style:name="T266_2" style:family="text">
      <style:text-properties fo:font-weight="bold" style:font-weight-asian="bold" style:font-weight-complex="bold"/>
    </style:style>
    <style:style style:name="T266_3" style:family="text">
      <style:text-properties fo:font-weight="bold" style:font-weight-asian="bold" style:font-weight-complex="bold"/>
    </style:style>
    <style:style style:name="T266_4" style:family="text">
      <style:text-properties fo:font-weight="bold" style:font-weight-asian="bold" style:font-weight-complex="bold"/>
    </style:style>
    <style:style style:name="T266_5" style:family="text">
      <style:text-properties fo:font-weight="bold" style:font-weight-asian="bold" style:font-weight-complex="bold"/>
    </style:style>
    <style:style style:name="P26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T267_23" style:family="text"/>
    <style:style style:name="T267_24" style:family="text"/>
    <style:style style:name="T267_25" style:family="text"/>
    <style:style style:name="T267_26" style:family="text"/>
    <style:style style:name="T267_27" style:family="text"/>
    <style:style style:name="T267_28" style:family="text"/>
    <style:style style:name="T267_29" style:family="text"/>
    <style:style style:name="T267_30" style:family="text"/>
    <style:style style:name="T267_31" style:family="text"/>
    <style:style style:name="T267_32" style:family="text"/>
    <style:style style:name="T267_33" style:family="text"/>
    <style:style style:name="T267_34" style:family="text"/>
    <style:style style:name="T267_35" style:family="text"/>
    <style:style style:name="T267_36" style:family="text"/>
    <style:style style:name="T267_37" style:family="text"/>
    <style:style style:name="T267_38" style:family="text"/>
    <style:style style:name="T267_39" style:family="text"/>
    <style:style style:name="T267_40" style:family="text"/>
    <style:style style:name="T267_41" style:family="text"/>
    <style:style style:name="T267_42" style:family="text"/>
    <style:style style:name="T267_43" style:family="text"/>
    <style:style style:name="T267_44" style:family="text"/>
    <style:style style:name="T267_45" style:family="text"/>
    <style:style style:name="T267_46" style:family="text"/>
    <style:style style:name="P268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P269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P270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P271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/>
    <style:style style:name="T271_24" style:family="text"/>
    <style:style style:name="T271_25" style:family="text"/>
    <style:style style:name="T271_26" style:family="text"/>
    <style:style style:name="T271_27" style:family="text"/>
    <style:style style:name="T271_28" style:family="text"/>
    <style:style style:name="T271_29" style:family="text"/>
    <style:style style:name="T271_30" style:family="text"/>
    <style:style style:name="T271_31" style:family="text"/>
    <style:style style:name="T271_32" style:family="text"/>
    <style:style style:name="T271_33" style:family="text"/>
    <style:style style:name="T271_34" style:family="text"/>
    <style:style style:name="T271_35" style:family="text"/>
    <style:style style:name="T271_36" style:family="text"/>
    <style:style style:name="T271_37" style:family="text"/>
    <style:style style:name="T271_38" style:family="text"/>
    <style:style style:name="T271_39" style:family="text"/>
    <style:style style:name="T271_40" style:family="text"/>
    <style:style style:name="T271_41" style:family="text"/>
    <style:style style:name="T271_42" style:family="text"/>
    <style:style style:name="T271_43" style:family="text"/>
    <style:style style:name="T271_44" style:family="text"/>
    <style:style style:name="T271_45" style:family="text"/>
    <style:style style:name="T271_46" style:family="text"/>
    <style:style style:name="T271_47" style:family="text"/>
    <style:style style:name="T271_48" style:family="text"/>
    <style:style style:name="T271_49" style:family="text"/>
    <style:style style:name="T271_50" style:family="text"/>
    <style:style style:name="T271_51" style:family="text"/>
    <style:style style:name="T271_52" style:family="text"/>
    <style:style style:name="T271_53" style:family="text"/>
    <style:style style:name="T271_54" style:family="text"/>
    <style:style style:name="T271_55" style:family="text"/>
    <style:style style:name="T271_56" style:family="text"/>
    <style:style style:name="T271_57" style:family="text"/>
    <style:style style:name="T271_58" style:family="text"/>
    <style:style style:name="T271_59" style:family="text"/>
    <style:style style:name="T271_60" style:family="text"/>
    <style:style style:name="T271_61" style:family="text"/>
    <style:style style:name="T271_62" style:family="text"/>
    <style:style style:name="P272" style:family="paragraph" style:parent-style-name="Standard">
      <style:paragraph-properties fo:break-before="auto" fo:text-indent="0cm" fo:line-height="100%" style:writing-mode="lr-tb"/>
    </style:style>
    <style:style style:name="T272_1" style:family="text">
      <style:text-properties fo:font-weight="bold" style:font-weight-asian="bold" style:font-weight-complex="bold"/>
    </style:style>
    <style:style style:name="T272_2" style:family="text">
      <style:text-properties fo:font-weight="bold" style:font-weight-asian="bold" style:font-weight-complex="bold"/>
    </style:style>
    <style:style style:name="T272_3" style:family="text">
      <style:text-properties fo:font-weight="bold" style:font-weight-asian="bold" style:font-weight-complex="bold"/>
    </style:style>
    <style:style style:name="T272_4" style:family="text">
      <style:text-properties fo:font-weight="bold" style:font-weight-asian="bold" style:font-weight-complex="bold"/>
    </style:style>
    <style:style style:name="T272_5" style:family="text">
      <style:text-properties fo:font-weight="bold" style:font-weight-asian="bold" style:font-weight-complex="bold"/>
    </style:style>
    <style:style style:name="P27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T273_26" style:family="text"/>
    <style:style style:name="T273_27" style:family="text"/>
    <style:style style:name="T273_28" style:family="text"/>
    <style:style style:name="T273_29" style:family="text"/>
    <style:style style:name="T273_30" style:family="text"/>
    <style:style style:name="T273_31" style:family="text"/>
    <style:style style:name="T273_32" style:family="text"/>
    <style:style style:name="T273_33" style:family="text"/>
    <style:style style:name="T273_34" style:family="text"/>
    <style:style style:name="T273_35" style:family="text"/>
    <style:style style:name="T273_36" style:family="text"/>
    <style:style style:name="T273_37" style:family="text"/>
    <style:style style:name="T273_38" style:family="text"/>
    <style:style style:name="T273_39" style:family="text"/>
    <style:style style:name="T273_40" style:family="text"/>
    <style:style style:name="T273_41" style:family="text"/>
    <style:style style:name="T273_42" style:family="text"/>
    <style:style style:name="T273_43" style:family="text"/>
    <style:style style:name="T273_44" style:family="text"/>
    <style:style style:name="T273_45" style:family="text"/>
    <style:style style:name="T273_46" style:family="text"/>
    <style:style style:name="T273_47" style:family="text"/>
    <style:style style:name="T273_48" style:family="text"/>
    <style:style style:name="T273_49" style:family="text"/>
    <style:style style:name="T273_50" style:family="text"/>
    <style:style style:name="T273_51" style:family="text"/>
    <style:style style:name="T273_52" style:family="text"/>
    <style:style style:name="T273_53" style:family="text"/>
    <style:style style:name="T273_54" style:family="text"/>
    <style:style style:name="T273_55" style:family="text"/>
    <style:style style:name="T273_56" style:family="text"/>
    <style:style style:name="T273_57" style:family="text"/>
    <style:style style:name="T273_58" style:family="text"/>
    <style:style style:name="T273_59" style:family="text"/>
    <style:style style:name="T273_60" style:family="text"/>
    <style:style style:name="T273_61" style:family="text"/>
    <style:style style:name="T273_62" style:family="text"/>
    <style:style style:name="T273_63" style:family="text"/>
    <style:style style:name="T273_64" style:family="text"/>
    <style:style style:name="T273_65" style:family="text"/>
    <style:style style:name="T273_66" style:family="text"/>
    <style:style style:name="T273_67" style:family="text"/>
    <style:style style:name="T273_68" style:family="text"/>
    <style:style style:name="T273_69" style:family="text"/>
    <style:style style:name="T273_70" style:family="text"/>
    <style:style style:name="T273_71" style:family="text"/>
    <style:style style:name="T273_72" style:family="text"/>
    <style:style style:name="T273_73" style:family="text"/>
    <style:style style:name="T273_74" style:family="text"/>
    <style:style style:name="T273_75" style:family="text"/>
    <style:style style:name="T273_76" style:family="text"/>
    <style:style style:name="T273_77" style:family="text"/>
    <style:style style:name="T273_78" style:family="text"/>
    <style:style style:name="T273_79" style:family="text"/>
    <style:style style:name="T273_80" style:family="text"/>
    <style:style style:name="T273_81" style:family="text"/>
    <style:style style:name="T273_82" style:family="text"/>
    <style:style style:name="P274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T274_27" style:family="text"/>
    <style:style style:name="T274_28" style:family="text"/>
    <style:style style:name="T274_29" style:family="text"/>
    <style:style style:name="T274_30" style:family="text"/>
    <style:style style:name="T274_31" style:family="text"/>
    <style:style style:name="T274_32" style:family="text"/>
    <style:style style:name="T274_33" style:family="text"/>
    <style:style style:name="T274_34" style:family="text"/>
    <style:style style:name="T274_35" style:family="text"/>
    <style:style style:name="T274_36" style:family="text"/>
    <style:style style:name="T274_37" style:family="text"/>
    <style:style style:name="T274_38" style:family="text"/>
    <style:style style:name="T274_39" style:family="text"/>
    <style:style style:name="T274_40" style:family="text"/>
    <style:style style:name="T274_41" style:family="text"/>
    <style:style style:name="T274_42" style:family="text"/>
    <style:style style:name="P275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T275_24" style:family="text"/>
    <style:style style:name="T275_25" style:family="text"/>
    <style:style style:name="T275_26" style:family="text"/>
    <style:style style:name="T275_27" style:family="text"/>
    <style:style style:name="T275_28" style:family="text"/>
    <style:style style:name="T275_29" style:family="text"/>
    <style:style style:name="T275_30" style:family="text"/>
    <style:style style:name="T275_31" style:family="text"/>
    <style:style style:name="T275_32" style:family="text"/>
    <style:style style:name="T275_33" style:family="text"/>
    <style:style style:name="T275_34" style:family="text"/>
    <style:style style:name="T275_35" style:family="text"/>
    <style:style style:name="T275_36" style:family="text"/>
    <style:style style:name="T275_37" style:family="text"/>
    <style:style style:name="T275_38" style:family="text"/>
    <style:style style:name="T275_39" style:family="text"/>
    <style:style style:name="T275_40" style:family="text"/>
    <style:style style:name="T275_41" style:family="text"/>
    <style:style style:name="T275_42" style:family="text"/>
    <style:style style:name="T275_43" style:family="text"/>
    <style:style style:name="T275_44" style:family="text"/>
    <style:style style:name="T275_45" style:family="text"/>
    <style:style style:name="T275_46" style:family="text"/>
    <style:style style:name="T275_47" style:family="text"/>
    <style:style style:name="T275_48" style:family="text"/>
    <style:style style:name="T275_49" style:family="text"/>
    <style:style style:name="T275_50" style:family="text"/>
    <style:style style:name="T275_51" style:family="text"/>
    <style:style style:name="T275_52" style:family="text"/>
    <style:style style:name="T275_53" style:family="text"/>
    <style:style style:name="T275_54" style:family="text"/>
    <style:style style:name="T275_55" style:family="text"/>
    <style:style style:name="T275_56" style:family="text"/>
    <style:style style:name="T275_57" style:family="text"/>
    <style:style style:name="T275_58" style:family="text"/>
    <style:style style:name="T275_59" style:family="text"/>
    <style:style style:name="T275_60" style:family="text"/>
    <style:style style:name="T275_61" style:family="text"/>
    <style:style style:name="T275_62" style:family="text"/>
    <style:style style:name="T275_63" style:family="text"/>
    <style:style style:name="T275_64" style:family="text"/>
    <style:style style:name="T275_65" style:family="text"/>
    <style:style style:name="T275_66" style:family="text"/>
    <style:style style:name="T275_67" style:family="text"/>
    <style:style style:name="T275_68" style:family="text"/>
    <style:style style:name="T275_69" style:family="text"/>
    <style:style style:name="T275_70" style:family="text"/>
    <style:style style:name="T275_71" style:family="text"/>
    <style:style style:name="T275_72" style:family="text"/>
    <style:style style:name="T275_73" style:family="text"/>
    <style:style style:name="T275_74" style:family="text"/>
    <style:style style:name="T275_75" style:family="text"/>
    <style:style style:name="T275_76" style:family="text"/>
    <style:style style:name="T275_77" style:family="text"/>
    <style:style style:name="T275_78" style:family="text"/>
    <style:style style:name="T275_79" style:family="text"/>
    <style:style style:name="T275_80" style:family="text"/>
    <style:style style:name="T275_81" style:family="text"/>
    <style:style style:name="T275_82" style:family="text"/>
    <style:style style:name="T275_83" style:family="text"/>
    <style:style style:name="T275_84" style:family="text"/>
    <style:style style:name="T275_85" style:family="text"/>
    <style:style style:name="T275_86" style:family="text"/>
    <style:style style:name="T275_87" style:family="text"/>
    <style:style style:name="T275_88" style:family="text"/>
    <style:style style:name="T275_89" style:family="text"/>
    <style:style style:name="T275_90" style:family="text"/>
    <style:style style:name="T275_91" style:family="text"/>
    <style:style style:name="T275_92" style:family="text"/>
    <style:style style:name="T275_93" style:family="text"/>
    <style:style style:name="T275_94" style:family="text"/>
    <style:style style:name="P276" style:family="paragraph" style:parent-style-name="Standard">
      <style:paragraph-properties fo:break-before="auto" fo:text-indent="0cm" fo:line-height="100%" style:writing-mode="lr-tb"/>
    </style:style>
    <style:style style:name="T276_1" style:family="text">
      <style:text-properties fo:font-weight="bold" style:font-weight-asian="bold" style:font-weight-complex="bold"/>
    </style:style>
    <style:style style:name="T276_2" style:family="text">
      <style:text-properties fo:font-weight="bold" style:font-weight-asian="bold" style:font-weight-complex="bold"/>
    </style:style>
    <style:style style:name="T276_3" style:family="text">
      <style:text-properties fo:font-weight="bold" style:font-weight-asian="bold" style:font-weight-complex="bold"/>
    </style:style>
    <style:style style:name="T276_4" style:family="text">
      <style:text-properties fo:font-weight="bold" style:font-weight-asian="bold" style:font-weight-complex="bold"/>
    </style:style>
    <style:style style:name="T276_5" style:family="text">
      <style:text-properties fo:font-weight="bold" style:font-weight-asian="bold" style:font-weight-complex="bold"/>
    </style:style>
    <style:style style:name="T276_6" style:family="text">
      <style:text-properties fo:font-weight="bold" style:font-weight-asian="bold" style:font-weight-complex="bold"/>
    </style:style>
    <style:style style:name="T276_7" style:family="text">
      <style:text-properties fo:font-weight="bold" style:font-weight-asian="bold" style:font-weight-complex="bold"/>
    </style:style>
    <style:style style:name="T276_8" style:family="text">
      <style:text-properties fo:font-weight="bold" style:font-weight-asian="bold" style:font-weight-complex="bold"/>
    </style:style>
    <style:style style:name="T276_9" style:family="text">
      <style:text-properties fo:font-weight="bold" style:font-weight-asian="bold" style:font-weight-complex="bold"/>
    </style:style>
    <style:style style:name="P27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T277_33" style:family="text"/>
    <style:style style:name="T277_34" style:family="text"/>
    <style:style style:name="T277_35" style:family="text"/>
    <style:style style:name="T277_36" style:family="text"/>
    <style:style style:name="T277_37" style:family="text"/>
    <style:style style:name="T277_38" style:family="text"/>
    <style:style style:name="T277_39" style:family="text"/>
    <style:style style:name="T277_40" style:family="text"/>
    <style:style style:name="T277_41" style:family="text"/>
    <style:style style:name="T277_42" style:family="text"/>
    <style:style style:name="T277_43" style:family="text"/>
    <style:style style:name="T277_44" style:family="text"/>
    <style:style style:name="T277_45" style:family="text"/>
    <style:style style:name="T277_46" style:family="text"/>
    <style:style style:name="T277_47" style:family="text"/>
    <style:style style:name="T277_48" style:family="text"/>
    <style:style style:name="T277_49" style:family="text"/>
    <style:style style:name="T277_50" style:family="text"/>
    <style:style style:name="T277_51" style:family="text"/>
    <style:style style:name="T277_52" style:family="text"/>
    <style:style style:name="T277_53" style:family="text"/>
    <style:style style:name="T277_54" style:family="text"/>
    <style:style style:name="T277_55" style:family="text"/>
    <style:style style:name="T277_56" style:family="text"/>
    <style:style style:name="T277_57" style:family="text"/>
    <style:style style:name="T277_58" style:family="text"/>
    <style:style style:name="T277_59" style:family="text"/>
    <style:style style:name="T277_60" style:family="text"/>
    <style:style style:name="T277_61" style:family="text"/>
    <style:style style:name="T277_62" style:family="text"/>
    <style:style style:name="T277_63" style:family="text"/>
    <style:style style:name="T277_64" style:family="text"/>
    <style:style style:name="T277_65" style:family="text"/>
    <style:style style:name="T277_66" style:family="text"/>
    <style:style style:name="T277_67" style:family="text"/>
    <style:style style:name="T277_68" style:family="text"/>
    <style:style style:name="T277_69" style:family="text"/>
    <style:style style:name="T277_70" style:family="text"/>
    <style:style style:name="T277_71" style:family="text"/>
    <style:style style:name="T277_72" style:family="text"/>
    <style:style style:name="T277_73" style:family="text"/>
    <style:style style:name="T277_74" style:family="text"/>
    <style:style style:name="T277_75" style:family="text"/>
    <style:style style:name="T277_76" style:family="text"/>
    <style:style style:name="T277_77" style:family="text"/>
    <style:style style:name="T277_78" style:family="text"/>
    <style:style style:name="T277_79" style:family="text"/>
    <style:style style:name="T277_80" style:family="text"/>
    <style:style style:name="T277_81" style:family="text"/>
    <style:style style:name="T277_82" style:family="text"/>
    <style:style style:name="P27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27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280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80_1" style:family="text">
      <style:text-properties style:text-line-through-style="solid" fo:color="#ff0000" fo:font-size="14pt" style:font-size-asian="14pt" style:font-size-complex="14pt" fo:font-weight="bold" style:font-weight-asian="bold" style:font-weight-complex="bold"/>
    </style:style>
    <style:style style:name="T280_2" style:family="text">
      <style:text-properties style:text-line-through-style="solid" fo:color="#ff0000" fo:font-size="14pt" style:font-size-asian="14pt" style:font-size-complex="14pt" fo:font-weight="bold" style:font-weight-asian="bold" style:font-weight-complex="bold"/>
    </style:style>
    <style:style style:name="P281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81_1" style:family="text">
      <style:text-properties style:text-line-through-style="solid" fo:color="#ff0000" fo:font-size="14pt" style:font-size-asian="14pt" style:font-size-complex="14pt" fo:font-weight="bold" style:font-weight-asian="bold" style:font-weight-complex="bold"/>
    </style:style>
    <style:style style:name="T281_2" style:family="text">
      <style:text-properties style:text-line-through-style="solid" fo:color="#ff0000" fo:font-size="14pt" style:font-size-asian="14pt" style:font-size-complex="14pt" fo:font-weight="bold" style:font-weight-asian="bold" style:font-weight-complex="bold"/>
    </style:style>
    <style:style style:name="T281_3" style:family="text">
      <style:text-properties style:text-line-through-style="solid" fo:color="#ff0000" fo:font-size="14pt" style:font-size-asian="14pt" style:font-size-complex="14pt" fo:font-weight="bold" style:font-weight-asian="bold" style:font-weight-complex="bold"/>
    </style:style>
    <style:style style:name="T281_4" style:family="text">
      <style:text-properties style:text-line-through-style="solid" fo:color="#ff0000" fo:font-size="14pt" style:font-size-asian="14pt" style:font-size-complex="14pt" fo:font-weight="bold" style:font-weight-asian="bold" style:font-weight-complex="bold"/>
    </style:style>
    <style:style style:name="T281_5" style:family="text">
      <style:text-properties style:text-line-through-style="solid" fo:color="#ff0000" fo:font-size="14pt" style:font-size-asian="14pt" style:font-size-complex="14pt" fo:font-weight="bold" style:font-weight-asian="bold" style:font-weight-complex="bold"/>
    </style:style>
    <style:style style:name="P282" style:family="paragraph" style:parent-style-name="Standard">
      <style:paragraph-properties fo:break-before="auto" fo:text-indent="0cm" fo:line-height="100%" style:writing-mode="lr-tb"/>
      <style:text-properties style:text-line-through-style="solid" fo:color="#ff0000" fo:font-size="14pt" style:font-size-asian="14pt" style:font-size-complex="14pt" fo:font-weight="bold" style:font-weight-asian="bold" style:font-weight-complex="bold"/>
    </style:style>
    <style:style style:name="P283" style:family="paragraph" style:parent-style-name="Standard">
      <style:paragraph-properties fo:break-before="auto" fo:text-indent="0cm" fo:line-height="100%" style:writing-mode="lr-tb"/>
    </style:style>
    <style:style style:name="T283_1" style:family="text">
      <style:text-properties style:text-line-through-style="solid" fo:color="#ff0000" fo:font-weight="bold" style:font-weight-asian="bold" style:font-weight-complex="bold"/>
    </style:style>
    <style:style style:name="T283_2" style:family="text">
      <style:text-properties style:text-line-through-style="solid" fo:color="#ff0000" fo:font-weight="bold" style:font-weight-asian="bold" style:font-weight-complex="bold"/>
    </style:style>
    <style:style style:name="T283_3" style:family="text">
      <style:text-properties style:text-line-through-style="solid" fo:color="#ff0000" fo:font-weight="bold" style:font-weight-asian="bold" style:font-weight-complex="bold"/>
    </style:style>
    <style:style style:name="T283_4" style:family="text">
      <style:text-properties style:text-line-through-style="solid" fo:color="#ff0000" fo:font-weight="bold" style:font-weight-asian="bold" style:font-weight-complex="bold"/>
    </style:style>
    <style:style style:name="T283_5" style:family="text">
      <style:text-properties style:text-line-through-style="solid" fo:color="#ff0000" fo:font-weight="bold" style:font-weight-asian="bold" style:font-weight-complex="bold"/>
    </style:style>
    <style:style style:name="T283_6" style:family="text">
      <style:text-properties style:text-line-through-style="solid" fo:color="#ff0000" fo:font-weight="bold" style:font-weight-asian="bold" style:font-weight-complex="bold"/>
    </style:style>
    <style:style style:name="T283_7" style:family="text">
      <style:text-properties style:text-line-through-style="solid" fo:color="#ff0000" fo:font-weight="bold" style:font-weight-asian="bold" style:font-weight-complex="bold"/>
    </style:style>
    <style:style style:name="T283_8" style:family="text">
      <style:text-properties style:text-line-through-style="solid" fo:color="#ff0000" fo:font-weight="bold" style:font-weight-asian="bold" style:font-weight-complex="bold"/>
    </style:style>
    <style:style style:name="T283_9" style:family="text">
      <style:text-properties style:text-line-through-style="solid" fo:color="#ff0000" fo:font-weight="bold" style:font-weight-asian="bold" style:font-weight-complex="bold"/>
    </style:style>
    <style:style style:name="T283_10" style:family="text">
      <style:text-properties style:text-line-through-style="solid" fo:color="#ff0000" fo:font-weight="bold" style:font-weight-asian="bold" style:font-weight-complex="bold"/>
    </style:style>
    <style:style style:name="T283_11" style:family="text">
      <style:text-properties style:text-line-through-style="solid" fo:color="#ff0000" fo:font-weight="bold" style:font-weight-asian="bold" style:font-weight-complex="bold"/>
    </style:style>
    <style:style style:name="P28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84_1" style:family="text">
      <style:text-properties style:text-line-through-style="solid" fo:color="#ff0000"/>
    </style:style>
    <style:style style:name="T284_2" style:family="text">
      <style:text-properties style:text-line-through-style="solid" fo:color="#ff0000"/>
    </style:style>
    <style:style style:name="T284_3" style:family="text">
      <style:text-properties style:text-line-through-style="solid" fo:color="#ff0000"/>
    </style:style>
    <style:style style:name="T284_4" style:family="text">
      <style:text-properties style:text-line-through-style="solid" fo:color="#ff0000"/>
    </style:style>
    <style:style style:name="T284_5" style:family="text">
      <style:text-properties style:text-line-through-style="solid" fo:color="#ff0000"/>
    </style:style>
    <style:style style:name="T284_6" style:family="text">
      <style:text-properties style:text-line-through-style="solid" fo:color="#ff0000"/>
    </style:style>
    <style:style style:name="T284_7" style:family="text">
      <style:text-properties style:text-line-through-style="solid" fo:color="#ff0000"/>
    </style:style>
    <style:style style:name="T284_8" style:family="text">
      <style:text-properties style:text-line-through-style="solid" fo:color="#ff0000"/>
    </style:style>
    <style:style style:name="T284_9" style:family="text">
      <style:text-properties style:text-line-through-style="solid" fo:color="#ff0000"/>
    </style:style>
    <style:style style:name="T284_10" style:family="text">
      <style:text-properties style:text-line-through-style="solid" fo:color="#ff0000"/>
    </style:style>
    <style:style style:name="T284_11" style:family="text">
      <style:text-properties style:text-line-through-style="solid" fo:color="#ff0000"/>
    </style:style>
    <style:style style:name="T284_12" style:family="text">
      <style:text-properties style:text-line-through-style="solid" fo:color="#ff0000"/>
    </style:style>
    <style:style style:name="T284_13" style:family="text">
      <style:text-properties style:text-line-through-style="solid" fo:color="#ff0000"/>
    </style:style>
    <style:style style:name="T284_14" style:family="text">
      <style:text-properties style:text-line-through-style="solid" fo:color="#ff0000"/>
    </style:style>
    <style:style style:name="T284_15" style:family="text">
      <style:text-properties style:text-line-through-style="solid" fo:color="#ff0000"/>
    </style:style>
    <style:style style:name="T284_16" style:family="text">
      <style:text-properties style:text-line-through-style="solid" fo:color="#ff0000"/>
    </style:style>
    <style:style style:name="T284_17" style:family="text">
      <style:text-properties style:text-line-through-style="solid" fo:color="#ff0000"/>
    </style:style>
    <style:style style:name="T284_18" style:family="text">
      <style:text-properties style:text-line-through-style="solid" fo:color="#ff0000"/>
    </style:style>
    <style:style style:name="T284_19" style:family="text">
      <style:text-properties style:text-line-through-style="solid" fo:color="#ff0000"/>
    </style:style>
    <style:style style:name="T284_20" style:family="text">
      <style:text-properties style:text-line-through-style="solid" fo:color="#ff0000"/>
    </style:style>
    <style:style style:name="T284_21" style:family="text">
      <style:text-properties style:text-line-through-style="solid" fo:color="#ff0000"/>
    </style:style>
    <style:style style:name="T284_22" style:family="text">
      <style:text-properties style:text-line-through-style="solid" fo:color="#ff0000"/>
    </style:style>
    <style:style style:name="T284_23" style:family="text">
      <style:text-properties style:text-line-through-style="solid" fo:color="#ff0000"/>
    </style:style>
    <style:style style:name="T284_24" style:family="text">
      <style:text-properties style:text-line-through-style="solid" fo:color="#ff0000"/>
    </style:style>
    <style:style style:name="T284_25" style:family="text">
      <style:text-properties style:text-line-through-style="solid" fo:color="#ff0000"/>
    </style:style>
    <style:style style:name="T284_26" style:family="text">
      <style:text-properties style:text-line-through-style="solid" fo:color="#ff0000"/>
    </style:style>
    <style:style style:name="T284_27" style:family="text">
      <style:text-properties style:text-line-through-style="solid" fo:color="#ff0000"/>
    </style:style>
    <style:style style:name="T284_28" style:family="text">
      <style:text-properties style:text-line-through-style="solid" fo:color="#ff0000"/>
    </style:style>
    <style:style style:name="T284_29" style:family="text">
      <style:text-properties style:text-line-through-style="solid" fo:color="#ff0000"/>
    </style:style>
    <style:style style:name="T284_30" style:family="text">
      <style:text-properties style:text-line-through-style="solid" fo:color="#ff0000"/>
    </style:style>
    <style:style style:name="T284_31" style:family="text">
      <style:text-properties style:text-line-through-style="solid" fo:color="#ff0000"/>
    </style:style>
    <style:style style:name="T284_32" style:family="text">
      <style:text-properties style:text-line-through-style="solid" fo:color="#ff0000"/>
    </style:style>
    <style:style style:name="T284_33" style:family="text">
      <style:text-properties style:text-line-through-style="solid" fo:color="#ff0000"/>
    </style:style>
    <style:style style:name="T284_34" style:family="text">
      <style:text-properties style:text-line-through-style="solid" fo:color="#ff0000"/>
    </style:style>
    <style:style style:name="T284_35" style:family="text">
      <style:text-properties style:text-line-through-style="solid" fo:color="#ff0000"/>
    </style:style>
    <style:style style:name="T284_36" style:family="text">
      <style:text-properties style:text-line-through-style="solid" fo:color="#ff0000"/>
    </style:style>
    <style:style style:name="T284_37" style:family="text">
      <style:text-properties style:text-line-through-style="solid" fo:color="#ff0000"/>
    </style:style>
    <style:style style:name="T284_38" style:family="text">
      <style:text-properties style:text-line-through-style="solid" fo:color="#ff0000"/>
    </style:style>
    <style:style style:name="T284_39" style:family="text">
      <style:text-properties style:text-line-through-style="solid" fo:color="#ff0000"/>
    </style:style>
    <style:style style:name="T284_40" style:family="text">
      <style:text-properties style:text-line-through-style="solid" fo:color="#ff0000"/>
    </style:style>
    <style:style style:name="T284_41" style:family="text">
      <style:text-properties style:text-line-through-style="solid" fo:color="#ff0000"/>
    </style:style>
    <style:style style:name="T284_42" style:family="text">
      <style:text-properties style:text-line-through-style="solid" fo:color="#ff0000"/>
    </style:style>
    <style:style style:name="T284_43" style:family="text">
      <style:text-properties style:text-line-through-style="solid" fo:color="#ff0000"/>
    </style:style>
    <style:style style:name="T284_44" style:family="text">
      <style:text-properties style:text-line-through-style="solid" fo:color="#ff0000"/>
    </style:style>
    <style:style style:name="T284_45" style:family="text">
      <style:text-properties style:text-line-through-style="solid" fo:color="#ff0000"/>
    </style:style>
    <style:style style:name="T284_46" style:family="text">
      <style:text-properties style:text-line-through-style="solid" fo:color="#ff0000"/>
    </style:style>
    <style:style style:name="T284_47" style:family="text">
      <style:text-properties style:text-line-through-style="solid" fo:color="#ff0000"/>
    </style:style>
    <style:style style:name="T284_48" style:family="text">
      <style:text-properties style:text-line-through-style="solid" fo:color="#ff0000"/>
    </style:style>
    <style:style style:name="T284_49" style:family="text">
      <style:text-properties style:text-line-through-style="solid" fo:color="#ff0000"/>
    </style:style>
    <style:style style:name="T284_50" style:family="text">
      <style:text-properties style:text-line-through-style="solid" fo:color="#ff0000"/>
    </style:style>
    <style:style style:name="T284_51" style:family="text">
      <style:text-properties style:text-line-through-style="solid" fo:color="#ff0000"/>
    </style:style>
    <style:style style:name="T284_52" style:family="text">
      <style:text-properties style:text-line-through-style="solid" fo:color="#ff0000"/>
    </style:style>
    <style:style style:name="T284_53" style:family="text">
      <style:text-properties style:text-line-through-style="solid" fo:color="#ff0000"/>
    </style:style>
    <style:style style:name="T284_54" style:family="text">
      <style:text-properties style:text-line-through-style="solid" fo:color="#ff0000"/>
    </style:style>
    <style:style style:name="T284_55" style:family="text">
      <style:text-properties style:text-line-through-style="solid" fo:color="#ff0000"/>
    </style:style>
    <style:style style:name="T284_56" style:family="text">
      <style:text-properties style:text-line-through-style="solid" fo:color="#ff0000"/>
    </style:style>
    <style:style style:name="T284_57" style:family="text">
      <style:text-properties style:text-line-through-style="solid" fo:color="#ff0000"/>
    </style:style>
    <style:style style:name="T284_58" style:family="text">
      <style:text-properties style:text-line-through-style="solid" fo:color="#ff0000"/>
    </style:style>
    <style:style style:name="T284_59" style:family="text">
      <style:text-properties style:text-line-through-style="solid" fo:color="#ff0000"/>
    </style:style>
    <style:style style:name="T284_60" style:family="text">
      <style:text-properties style:text-line-through-style="solid" fo:color="#ff0000"/>
    </style:style>
    <style:style style:name="T284_61" style:family="text">
      <style:text-properties style:text-line-through-style="solid" fo:color="#ff0000"/>
    </style:style>
    <style:style style:name="T284_62" style:family="text">
      <style:text-properties style:text-line-through-style="solid" fo:color="#ff0000"/>
    </style:style>
    <style:style style:name="T284_63" style:family="text">
      <style:text-properties style:text-line-through-style="solid" fo:color="#ff0000"/>
    </style:style>
    <style:style style:name="T284_64" style:family="text">
      <style:text-properties style:text-line-through-style="solid" fo:color="#ff0000"/>
    </style:style>
    <style:style style:name="T284_65" style:family="text">
      <style:text-properties style:text-line-through-style="solid" fo:color="#ff0000"/>
    </style:style>
    <style:style style:name="T284_66" style:family="text">
      <style:text-properties style:text-line-through-style="solid" fo:color="#ff0000"/>
    </style:style>
    <style:style style:name="T284_67" style:family="text">
      <style:text-properties style:text-line-through-style="solid" fo:color="#ff0000"/>
    </style:style>
    <style:style style:name="T284_68" style:family="text">
      <style:text-properties style:text-line-through-style="solid" fo:color="#ff0000"/>
    </style:style>
    <style:style style:name="T284_69" style:family="text">
      <style:text-properties style:text-line-through-style="solid" fo:color="#ff0000"/>
    </style:style>
    <style:style style:name="T284_70" style:family="text">
      <style:text-properties style:text-line-through-style="solid" fo:color="#ff0000"/>
    </style:style>
    <style:style style:name="T284_71" style:family="text">
      <style:text-properties style:text-line-through-style="solid" fo:color="#ff0000"/>
    </style:style>
    <style:style style:name="T284_72" style:family="text">
      <style:text-properties style:text-line-through-style="solid" fo:color="#ff0000"/>
    </style:style>
    <style:style style:name="T284_73" style:family="text">
      <style:text-properties style:text-line-through-style="solid" fo:color="#ff0000"/>
    </style:style>
    <style:style style:name="T284_74" style:family="text">
      <style:text-properties style:text-line-through-style="solid" fo:color="#ff0000"/>
    </style:style>
    <style:style style:name="T284_75" style:family="text">
      <style:text-properties style:text-line-through-style="solid" fo:color="#ff0000"/>
    </style:style>
    <style:style style:name="T284_76" style:family="text">
      <style:text-properties style:text-line-through-style="solid" fo:color="#ff0000"/>
    </style:style>
    <style:style style:name="T284_77" style:family="text">
      <style:text-properties style:text-line-through-style="solid" fo:color="#ff0000"/>
    </style:style>
    <style:style style:name="T284_78" style:family="text">
      <style:text-properties style:text-line-through-style="solid" fo:color="#ff0000"/>
    </style:style>
    <style:style style:name="T284_79" style:family="text">
      <style:text-properties style:text-line-through-style="solid" fo:color="#ff0000"/>
    </style:style>
    <style:style style:name="T284_80" style:family="text">
      <style:text-properties style:text-line-through-style="solid" fo:color="#ff0000"/>
    </style:style>
    <style:style style:name="T284_81" style:family="text">
      <style:text-properties style:text-line-through-style="solid" fo:color="#ff0000"/>
    </style:style>
    <style:style style:name="T284_82" style:family="text">
      <style:text-properties style:text-line-through-style="solid" fo:color="#ff0000"/>
    </style:style>
    <style:style style:name="T284_83" style:family="text">
      <style:text-properties style:text-line-through-style="solid" fo:color="#ff0000"/>
    </style:style>
    <style:style style:name="T284_84" style:family="text">
      <style:text-properties style:text-line-through-style="solid" fo:color="#ff0000"/>
    </style:style>
    <style:style style:name="T284_85" style:family="text">
      <style:text-properties style:text-line-through-style="solid" fo:color="#ff0000"/>
    </style:style>
    <style:style style:name="T284_86" style:family="text">
      <style:text-properties style:text-line-through-style="solid" fo:color="#ff0000"/>
    </style:style>
    <style:style style:name="T284_87" style:family="text">
      <style:text-properties style:text-line-through-style="solid" fo:color="#ff0000"/>
    </style:style>
    <style:style style:name="T284_88" style:family="text">
      <style:text-properties style:text-line-through-style="solid" fo:color="#ff0000"/>
    </style:style>
    <style:style style:name="T284_89" style:family="text">
      <style:text-properties style:text-line-through-style="solid" fo:color="#ff0000"/>
    </style:style>
    <style:style style:name="T284_90" style:family="text">
      <style:text-properties style:text-line-through-style="solid" fo:color="#ff0000"/>
    </style:style>
    <style:style style:name="T284_91" style:family="text">
      <style:text-properties style:text-line-through-style="solid" fo:color="#ff0000"/>
    </style:style>
    <style:style style:name="T284_92" style:family="text">
      <style:text-properties style:text-line-through-style="solid" fo:color="#ff0000"/>
    </style:style>
    <style:style style:name="T284_93" style:family="text">
      <style:text-properties style:text-line-through-style="solid" fo:color="#ff0000"/>
    </style:style>
    <style:style style:name="T284_94" style:family="text">
      <style:text-properties style:text-line-through-style="solid" fo:color="#ff0000"/>
    </style:style>
    <style:style style:name="T284_95" style:family="text">
      <style:text-properties style:text-line-through-style="solid" fo:color="#ff0000"/>
    </style:style>
    <style:style style:name="T284_96" style:family="text">
      <style:text-properties style:text-line-through-style="solid" fo:color="#ff0000"/>
    </style:style>
    <style:style style:name="T284_97" style:family="text">
      <style:text-properties style:text-line-through-style="solid" fo:color="#ff0000"/>
    </style:style>
    <style:style style:name="T284_98" style:family="text">
      <style:text-properties style:text-line-through-style="solid" fo:color="#ff0000"/>
    </style:style>
    <style:style style:name="T284_99" style:family="text">
      <style:text-properties style:text-line-through-style="solid" fo:color="#ff0000"/>
    </style:style>
    <style:style style:name="T284_100" style:family="text">
      <style:text-properties style:text-line-through-style="solid" fo:color="#ff0000"/>
    </style:style>
    <style:style style:name="T284_101" style:family="text">
      <style:text-properties style:text-line-through-style="solid" fo:color="#ff0000"/>
    </style:style>
    <style:style style:name="T284_102" style:family="text">
      <style:text-properties style:text-line-through-style="solid" fo:color="#ff0000"/>
    </style:style>
    <style:style style:name="T284_103" style:family="text">
      <style:text-properties style:text-line-through-style="solid" fo:color="#ff0000"/>
    </style:style>
    <style:style style:name="T284_104" style:family="text">
      <style:text-properties style:text-line-through-style="solid" fo:color="#ff0000"/>
    </style:style>
    <style:style style:name="T284_105" style:family="text">
      <style:text-properties style:text-line-through-style="solid" fo:color="#ff0000"/>
    </style:style>
    <style:style style:name="T284_106" style:family="text">
      <style:text-properties style:text-line-through-style="solid" fo:color="#ff0000"/>
    </style:style>
    <style:style style:name="T284_107" style:family="text">
      <style:text-properties style:text-line-through-style="solid" fo:color="#ff0000"/>
    </style:style>
    <style:style style:name="T284_108" style:family="text">
      <style:text-properties style:text-line-through-style="solid" fo:color="#ff0000"/>
    </style:style>
    <style:style style:name="T284_109" style:family="text">
      <style:text-properties style:text-line-through-style="solid" fo:color="#ff0000"/>
    </style:style>
    <style:style style:name="T284_110" style:family="text">
      <style:text-properties style:text-line-through-style="solid" fo:color="#ff0000"/>
    </style:style>
    <style:style style:name="T284_111" style:family="text">
      <style:text-properties style:text-line-through-style="solid" fo:color="#ff0000"/>
    </style:style>
    <style:style style:name="T284_112" style:family="text">
      <style:text-properties style:text-line-through-style="solid" fo:color="#ff0000"/>
    </style:style>
    <style:style style:name="T284_113" style:family="text">
      <style:text-properties style:text-line-through-style="solid" fo:color="#ff0000"/>
    </style:style>
    <style:style style:name="T284_114" style:family="text">
      <style:text-properties style:text-line-through-style="solid" fo:color="#ff0000"/>
    </style:style>
    <style:style style:name="T284_115" style:family="text">
      <style:text-properties style:text-line-through-style="solid" fo:color="#ff0000"/>
    </style:style>
    <style:style style:name="T284_116" style:family="text">
      <style:text-properties style:text-line-through-style="solid" fo:color="#ff0000"/>
    </style:style>
    <style:style style:name="T284_117" style:family="text">
      <style:text-properties style:text-line-through-style="solid" fo:color="#ff0000"/>
    </style:style>
    <style:style style:name="T284_118" style:family="text">
      <style:text-properties style:text-line-through-style="solid" fo:color="#ff0000"/>
    </style:style>
    <style:style style:name="T284_119" style:family="text">
      <style:text-properties style:text-line-through-style="solid" fo:color="#ff0000"/>
    </style:style>
    <style:style style:name="T284_120" style:family="text">
      <style:text-properties style:text-line-through-style="solid" fo:color="#ff0000"/>
    </style:style>
    <style:style style:name="T284_121" style:family="text">
      <style:text-properties style:text-line-through-style="solid" fo:color="#ff0000"/>
    </style:style>
    <style:style style:name="T284_122" style:family="text">
      <style:text-properties style:text-line-through-style="solid" fo:color="#ff0000"/>
    </style:style>
    <style:style style:name="T284_123" style:family="text">
      <style:text-properties style:text-line-through-style="solid" fo:color="#ff0000"/>
    </style:style>
    <style:style style:name="T284_124" style:family="text">
      <style:text-properties style:text-line-through-style="solid" fo:color="#ff0000"/>
    </style:style>
    <style:style style:name="T284_125" style:family="text">
      <style:text-properties style:text-line-through-style="solid" fo:color="#ff0000"/>
    </style:style>
    <style:style style:name="T284_126" style:family="text">
      <style:text-properties style:text-line-through-style="solid" fo:color="#ff0000"/>
    </style:style>
    <style:style style:name="T284_127" style:family="text">
      <style:text-properties style:text-line-through-style="solid" fo:color="#ff0000"/>
    </style:style>
    <style:style style:name="T284_128" style:family="text">
      <style:text-properties style:text-line-through-style="solid" fo:color="#ff0000"/>
    </style:style>
    <style:style style:name="T284_129" style:family="text">
      <style:text-properties style:text-line-through-style="solid" fo:color="#ff0000"/>
    </style:style>
    <style:style style:name="T284_130" style:family="text">
      <style:text-properties style:text-line-through-style="solid" fo:color="#ff0000"/>
    </style:style>
    <style:style style:name="T284_131" style:family="text">
      <style:text-properties style:text-line-through-style="solid" fo:color="#ff0000"/>
    </style:style>
    <style:style style:name="T284_132" style:family="text">
      <style:text-properties style:text-line-through-style="solid" fo:color="#ff0000"/>
    </style:style>
    <style:style style:name="T284_133" style:family="text">
      <style:text-properties style:text-line-through-style="solid" fo:color="#ff0000"/>
    </style:style>
    <style:style style:name="T284_134" style:family="text">
      <style:text-properties style:text-line-through-style="solid" fo:color="#ff0000"/>
    </style:style>
    <style:style style:name="T284_135" style:family="text">
      <style:text-properties style:text-line-through-style="solid" fo:color="#ff0000"/>
    </style:style>
    <style:style style:name="T284_136" style:family="text">
      <style:text-properties style:text-line-through-style="solid" fo:color="#ff0000"/>
    </style:style>
    <style:style style:name="T284_137" style:family="text">
      <style:text-properties style:text-line-through-style="solid" fo:color="#ff0000"/>
    </style:style>
    <style:style style:name="T284_138" style:family="text">
      <style:text-properties style:text-line-through-style="solid" fo:color="#ff0000"/>
    </style:style>
    <style:style style:name="T284_139" style:family="text">
      <style:text-properties style:text-line-through-style="solid" fo:color="#ff0000"/>
    </style:style>
    <style:style style:name="T284_140" style:family="text">
      <style:text-properties style:text-line-through-style="solid" fo:color="#ff0000"/>
    </style:style>
    <style:style style:name="T284_141" style:family="text">
      <style:text-properties style:text-line-through-style="solid" fo:color="#ff0000"/>
    </style:style>
    <style:style style:name="T284_142" style:family="text">
      <style:text-properties style:text-line-through-style="solid" fo:color="#ff0000"/>
    </style:style>
    <style:style style:name="T284_143" style:family="text">
      <style:text-properties style:text-line-through-style="solid" fo:color="#ff0000"/>
    </style:style>
    <style:style style:name="T284_144" style:family="text">
      <style:text-properties style:text-line-through-style="solid" fo:color="#ff0000"/>
    </style:style>
    <style:style style:name="T284_145" style:family="text">
      <style:text-properties style:text-line-through-style="solid" fo:color="#ff0000"/>
    </style:style>
    <style:style style:name="T284_146" style:family="text">
      <style:text-properties style:text-line-through-style="solid" fo:color="#ff0000"/>
    </style:style>
    <style:style style:name="T284_147" style:family="text">
      <style:text-properties style:text-line-through-style="solid" fo:color="#ff0000"/>
    </style:style>
    <style:style style:name="T284_148" style:family="text">
      <style:text-properties style:text-line-through-style="solid" fo:color="#ff0000"/>
    </style:style>
    <style:style style:name="T284_149" style:family="text">
      <style:text-properties style:text-line-through-style="solid" fo:color="#ff0000"/>
    </style:style>
    <style:style style:name="T284_150" style:family="text">
      <style:text-properties style:text-line-through-style="solid" fo:color="#ff0000"/>
    </style:style>
    <style:style style:name="T284_151" style:family="text">
      <style:text-properties style:text-line-through-style="solid" fo:color="#ff0000"/>
    </style:style>
    <style:style style:name="T284_152" style:family="text">
      <style:text-properties style:text-line-through-style="solid" fo:color="#ff0000"/>
    </style:style>
    <style:style style:name="T284_153" style:family="text">
      <style:text-properties style:text-line-through-style="solid" fo:color="#ff0000"/>
    </style:style>
    <style:style style:name="T284_154" style:family="text">
      <style:text-properties style:text-line-through-style="solid" fo:color="#ff0000"/>
    </style:style>
    <style:style style:name="P28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style:text-line-through-style="solid" fo:color="#ff0000"/>
    </style:style>
    <style:style style:name="P286" style:family="paragraph" style:parent-style-name="Standard">
      <style:paragraph-properties fo:break-before="auto" fo:text-indent="0cm" fo:line-height="100%" style:writing-mode="lr-tb"/>
    </style:style>
    <style:style style:name="T286_1" style:family="text">
      <style:text-properties style:text-line-through-style="solid" fo:color="#ff0000" fo:font-weight="bold" style:font-weight-asian="bold" style:font-weight-complex="bold"/>
    </style:style>
    <style:style style:name="T286_2" style:family="text">
      <style:text-properties style:text-line-through-style="solid" fo:color="#ff0000" fo:font-weight="bold" style:font-weight-asian="bold" style:font-weight-complex="bold"/>
    </style:style>
    <style:style style:name="T286_3" style:family="text">
      <style:text-properties style:text-line-through-style="solid" fo:color="#ff0000" fo:font-weight="bold" style:font-weight-asian="bold" style:font-weight-complex="bold"/>
    </style:style>
    <style:style style:name="P28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87_1" style:family="text">
      <style:text-properties style:text-line-through-style="solid" fo:color="#ff0000"/>
    </style:style>
    <style:style style:name="T287_2" style:family="text">
      <style:text-properties style:text-line-through-style="solid" fo:color="#ff0000"/>
    </style:style>
    <style:style style:name="T287_3" style:family="text">
      <style:text-properties style:text-line-through-style="solid" fo:color="#ff0000"/>
    </style:style>
    <style:style style:name="T287_4" style:family="text">
      <style:text-properties style:text-line-through-style="solid" fo:color="#ff0000"/>
    </style:style>
    <style:style style:name="T287_5" style:family="text">
      <style:text-properties style:text-line-through-style="solid" fo:color="#ff0000"/>
    </style:style>
    <style:style style:name="T287_6" style:family="text">
      <style:text-properties style:text-line-through-style="solid" fo:color="#ff0000"/>
    </style:style>
    <style:style style:name="T287_7" style:family="text">
      <style:text-properties style:text-line-through-style="solid" fo:color="#ff0000"/>
    </style:style>
    <style:style style:name="T287_8" style:family="text">
      <style:text-properties style:text-line-through-style="solid" fo:color="#ff0000"/>
    </style:style>
    <style:style style:name="T287_9" style:family="text">
      <style:text-properties style:text-line-through-style="solid" fo:color="#ff0000"/>
    </style:style>
    <style:style style:name="T287_10" style:family="text">
      <style:text-properties style:text-line-through-style="solid" fo:color="#ff0000"/>
    </style:style>
    <style:style style:name="T287_11" style:family="text">
      <style:text-properties style:text-line-through-style="solid" fo:color="#ff0000"/>
    </style:style>
    <style:style style:name="T287_12" style:family="text">
      <style:text-properties style:text-line-through-style="solid" fo:color="#ff0000"/>
    </style:style>
    <style:style style:name="T287_13" style:family="text">
      <style:text-properties style:text-line-through-style="solid" fo:color="#ff0000"/>
    </style:style>
    <style:style style:name="T287_14" style:family="text">
      <style:text-properties style:text-line-through-style="solid" fo:color="#ff0000"/>
    </style:style>
    <style:style style:name="T287_15" style:family="text">
      <style:text-properties style:text-line-through-style="solid" fo:color="#ff0000"/>
    </style:style>
    <style:style style:name="T287_16" style:family="text">
      <style:text-properties style:text-line-through-style="solid" fo:color="#ff0000"/>
    </style:style>
    <style:style style:name="T287_17" style:family="text">
      <style:text-properties style:text-line-through-style="solid" fo:color="#ff0000"/>
    </style:style>
    <style:style style:name="T287_18" style:family="text">
      <style:text-properties style:text-line-through-style="solid" fo:color="#ff0000"/>
    </style:style>
    <style:style style:name="P288" style:family="paragraph" style:parent-style-name="Standard">
      <style:paragraph-properties fo:break-before="auto" fo:text-indent="0cm" fo:line-height="100%" style:writing-mode="lr-tb"/>
      <style:text-properties style:text-line-through-style="solid" fo:color="#ff0000"/>
    </style:style>
    <style:style style:name="P289" style:family="paragraph" style:parent-style-name="Standard">
      <style:paragraph-properties fo:break-before="auto" fo:text-indent="0cm" fo:line-height="100%" style:writing-mode="lr-tb"/>
    </style:style>
    <style:style style:name="T289_1" style:family="text">
      <style:text-properties style:text-line-through-style="solid" fo:color="#ff0000" fo:font-weight="bold" style:font-weight-asian="bold" style:font-weight-complex="bold"/>
    </style:style>
    <style:style style:name="T289_2" style:family="text">
      <style:text-properties style:text-line-through-style="solid" fo:color="#ff0000" fo:font-weight="bold" style:font-weight-asian="bold" style:font-weight-complex="bold"/>
    </style:style>
    <style:style style:name="T289_3" style:family="text">
      <style:text-properties style:text-line-through-style="solid" fo:color="#ff0000" fo:font-weight="bold" style:font-weight-asian="bold" style:font-weight-complex="bold"/>
    </style:style>
    <style:style style:name="P29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90_1" style:family="text">
      <style:text-properties style:text-line-through-style="solid" fo:color="#ff0000"/>
    </style:style>
    <style:style style:name="T290_2" style:family="text">
      <style:text-properties style:text-line-through-style="solid" fo:color="#ff0000"/>
    </style:style>
    <style:style style:name="T290_3" style:family="text">
      <style:text-properties style:text-line-through-style="solid" fo:color="#ff0000"/>
    </style:style>
    <style:style style:name="T290_4" style:family="text">
      <style:text-properties style:text-line-through-style="solid" fo:color="#ff0000"/>
    </style:style>
    <style:style style:name="T290_5" style:family="text">
      <style:text-properties style:text-line-through-style="solid" fo:color="#ff0000"/>
    </style:style>
    <style:style style:name="T290_6" style:family="text">
      <style:text-properties style:text-line-through-style="solid" fo:color="#ff0000"/>
    </style:style>
    <style:style style:name="T290_7" style:family="text">
      <style:text-properties style:text-line-through-style="solid" fo:color="#ff0000"/>
    </style:style>
    <style:style style:name="T290_8" style:family="text">
      <style:text-properties style:text-line-through-style="solid" fo:color="#ff0000"/>
    </style:style>
    <style:style style:name="T290_9" style:family="text">
      <style:text-properties style:text-line-through-style="solid" fo:color="#ff0000"/>
    </style:style>
    <style:style style:name="T290_10" style:family="text">
      <style:text-properties style:text-line-through-style="solid" fo:color="#ff0000"/>
    </style:style>
    <style:style style:name="T290_11" style:family="text">
      <style:text-properties style:text-line-through-style="solid" fo:color="#ff0000"/>
    </style:style>
    <style:style style:name="T290_12" style:family="text">
      <style:text-properties style:text-line-through-style="solid" fo:color="#ff0000"/>
    </style:style>
    <style:style style:name="T290_13" style:family="text">
      <style:text-properties style:text-line-through-style="solid" fo:color="#ff0000"/>
    </style:style>
    <style:style style:name="T290_14" style:family="text">
      <style:text-properties style:text-line-through-style="solid" fo:color="#ff0000"/>
    </style:style>
    <style:style style:name="T290_15" style:family="text">
      <style:text-properties style:text-line-through-style="solid" fo:color="#ff0000"/>
    </style:style>
    <style:style style:name="T290_16" style:family="text">
      <style:text-properties style:text-line-through-style="solid" fo:color="#ff0000"/>
    </style:style>
    <style:style style:name="T290_17" style:family="text">
      <style:text-properties style:text-line-through-style="solid" fo:color="#ff0000"/>
    </style:style>
    <style:style style:name="T290_18" style:family="text">
      <style:text-properties style:text-line-through-style="solid" fo:color="#ff0000"/>
    </style:style>
    <style:style style:name="T290_19" style:family="text">
      <style:text-properties style:text-line-through-style="solid" fo:color="#ff0000"/>
    </style:style>
    <style:style style:name="T290_20" style:family="text">
      <style:text-properties style:text-line-through-style="solid" fo:color="#ff0000"/>
    </style:style>
    <style:style style:name="T290_21" style:family="text">
      <style:text-properties style:text-line-through-style="solid" fo:color="#ff0000"/>
    </style:style>
    <style:style style:name="T290_22" style:family="text">
      <style:text-properties style:text-line-through-style="solid" fo:color="#ff0000"/>
    </style:style>
    <style:style style:name="T290_23" style:family="text">
      <style:text-properties style:text-line-through-style="solid" fo:color="#ff0000"/>
    </style:style>
    <style:style style:name="T290_24" style:family="text">
      <style:text-properties style:text-line-through-style="solid" fo:color="#ff0000"/>
    </style:style>
    <style:style style:name="T290_25" style:family="text">
      <style:text-properties style:text-line-through-style="solid" fo:color="#ff0000"/>
    </style:style>
    <style:style style:name="T290_26" style:family="text">
      <style:text-properties style:text-line-through-style="solid" fo:color="#ff0000"/>
    </style:style>
    <style:style style:name="T290_27" style:family="text">
      <style:text-properties style:text-line-through-style="solid" fo:color="#ff0000"/>
    </style:style>
    <style:style style:name="T290_28" style:family="text">
      <style:text-properties style:text-line-through-style="solid" fo:color="#ff0000"/>
    </style:style>
    <style:style style:name="T290_29" style:family="text">
      <style:text-properties style:text-line-through-style="solid" fo:color="#ff0000"/>
    </style:style>
    <style:style style:name="T290_30" style:family="text">
      <style:text-properties style:text-line-through-style="solid" fo:color="#ff0000"/>
    </style:style>
    <style:style style:name="T290_31" style:family="text">
      <style:text-properties style:text-line-through-style="solid" fo:color="#ff0000"/>
    </style:style>
    <style:style style:name="T290_32" style:family="text">
      <style:text-properties style:text-line-through-style="solid" fo:color="#ff0000"/>
    </style:style>
    <style:style style:name="T290_33" style:family="text">
      <style:text-properties style:text-line-through-style="solid" fo:color="#ff0000"/>
    </style:style>
    <style:style style:name="T290_34" style:family="text">
      <style:text-properties style:text-line-through-style="solid" fo:color="#ff0000"/>
    </style:style>
    <style:style style:name="T290_35" style:family="text">
      <style:text-properties style:text-line-through-style="solid" fo:color="#ff0000"/>
    </style:style>
    <style:style style:name="T290_36" style:family="text">
      <style:text-properties style:text-line-through-style="solid" fo:color="#ff0000"/>
    </style:style>
    <style:style style:name="T290_37" style:family="text">
      <style:text-properties style:text-line-through-style="solid" fo:color="#ff0000"/>
    </style:style>
    <style:style style:name="T290_38" style:family="text">
      <style:text-properties style:text-line-through-style="solid" fo:color="#ff0000"/>
    </style:style>
    <style:style style:name="T290_39" style:family="text">
      <style:text-properties style:text-line-through-style="solid" fo:color="#ff0000"/>
    </style:style>
    <style:style style:name="T290_40" style:family="text">
      <style:text-properties style:text-line-through-style="solid" fo:color="#ff0000"/>
    </style:style>
    <style:style style:name="T290_41" style:family="text">
      <style:text-properties style:text-line-through-style="solid" fo:color="#ff0000"/>
    </style:style>
    <style:style style:name="T290_42" style:family="text">
      <style:text-properties style:text-line-through-style="solid" fo:color="#ff0000"/>
    </style:style>
    <style:style style:name="T290_43" style:family="text">
      <style:text-properties style:text-line-through-style="solid" fo:color="#ff0000"/>
    </style:style>
    <style:style style:name="T290_44" style:family="text">
      <style:text-properties style:text-line-through-style="solid" fo:color="#ff0000"/>
    </style:style>
    <style:style style:name="T290_45" style:family="text">
      <style:text-properties style:text-line-through-style="solid" fo:color="#ff0000"/>
    </style:style>
    <style:style style:name="T290_46" style:family="text">
      <style:text-properties style:text-line-through-style="solid" fo:color="#ff0000"/>
    </style:style>
    <style:style style:name="T290_47" style:family="text">
      <style:text-properties style:text-line-through-style="solid" fo:color="#ff0000"/>
    </style:style>
    <style:style style:name="T290_48" style:family="text">
      <style:text-properties style:text-line-through-style="solid" fo:color="#ff0000"/>
    </style:style>
    <style:style style:name="T290_49" style:family="text">
      <style:text-properties style:text-line-through-style="solid" fo:color="#ff0000"/>
    </style:style>
    <style:style style:name="T290_50" style:family="text">
      <style:text-properties style:text-line-through-style="solid" fo:color="#ff0000"/>
    </style:style>
    <style:style style:name="T290_51" style:family="text">
      <style:text-properties style:text-line-through-style="solid" fo:color="#ff0000"/>
    </style:style>
    <style:style style:name="T290_52" style:family="text">
      <style:text-properties style:text-line-through-style="solid" fo:color="#ff0000"/>
    </style:style>
    <style:style style:name="T290_53" style:family="text">
      <style:text-properties style:text-line-through-style="solid" fo:color="#ff0000"/>
    </style:style>
    <style:style style:name="T290_54" style:family="text">
      <style:text-properties style:text-line-through-style="solid" fo:color="#ff0000"/>
    </style:style>
    <style:style style:name="T290_55" style:family="text">
      <style:text-properties style:text-line-through-style="solid" fo:color="#ff0000"/>
    </style:style>
    <style:style style:name="T290_56" style:family="text">
      <style:text-properties style:text-line-through-style="solid" fo:color="#ff0000"/>
    </style:style>
    <style:style style:name="T290_57" style:family="text">
      <style:text-properties style:text-line-through-style="solid" fo:color="#ff0000"/>
    </style:style>
    <style:style style:name="T290_58" style:family="text">
      <style:text-properties style:text-line-through-style="solid" fo:color="#ff0000"/>
    </style:style>
    <style:style style:name="T290_59" style:family="text">
      <style:text-properties style:text-line-through-style="solid" fo:color="#ff0000"/>
    </style:style>
    <style:style style:name="T290_60" style:family="text">
      <style:text-properties style:text-line-through-style="solid" fo:color="#ff0000"/>
    </style:style>
    <style:style style:name="T290_61" style:family="text">
      <style:text-properties style:text-line-through-style="solid" fo:color="#ff0000"/>
    </style:style>
    <style:style style:name="T290_62" style:family="text">
      <style:text-properties style:text-line-through-style="solid" fo:color="#ff0000"/>
    </style:style>
    <style:style style:name="T290_63" style:family="text">
      <style:text-properties style:text-line-through-style="solid" fo:color="#ff0000"/>
    </style:style>
    <style:style style:name="T290_64" style:family="text">
      <style:text-properties style:text-line-through-style="solid" fo:color="#ff0000"/>
    </style:style>
    <style:style style:name="T290_65" style:family="text">
      <style:text-properties style:text-line-through-style="solid" fo:color="#ff0000"/>
    </style:style>
    <style:style style:name="T290_66" style:family="text">
      <style:text-properties style:text-line-through-style="solid" fo:color="#ff0000"/>
    </style:style>
    <style:style style:name="T290_67" style:family="text">
      <style:text-properties style:text-line-through-style="solid" fo:color="#ff0000"/>
    </style:style>
    <style:style style:name="T290_68" style:family="text">
      <style:text-properties style:text-line-through-style="solid" fo:color="#ff0000"/>
    </style:style>
    <style:style style:name="T290_69" style:family="text">
      <style:text-properties style:text-line-through-style="solid" fo:color="#ff0000"/>
    </style:style>
    <style:style style:name="T290_70" style:family="text">
      <style:text-properties style:text-line-through-style="solid" fo:color="#ff0000"/>
    </style:style>
    <style:style style:name="T290_71" style:family="text">
      <style:text-properties style:text-line-through-style="solid" fo:color="#ff0000"/>
    </style:style>
    <style:style style:name="T290_72" style:family="text">
      <style:text-properties style:text-line-through-style="solid" fo:color="#ff0000"/>
    </style:style>
    <style:style style:name="T290_73" style:family="text">
      <style:text-properties style:text-line-through-style="solid" fo:color="#ff0000"/>
    </style:style>
    <style:style style:name="T290_74" style:family="text">
      <style:text-properties style:text-line-through-style="solid" fo:color="#ff0000"/>
    </style:style>
    <style:style style:name="T290_75" style:family="text">
      <style:text-properties style:text-line-through-style="solid" fo:color="#ff0000"/>
    </style:style>
    <style:style style:name="T290_76" style:family="text">
      <style:text-properties style:text-line-through-style="solid" fo:color="#ff0000"/>
    </style:style>
    <style:style style:name="T290_77" style:family="text">
      <style:text-properties style:text-line-through-style="solid" fo:color="#ff0000"/>
    </style:style>
    <style:style style:name="T290_78" style:family="text">
      <style:text-properties style:text-line-through-style="solid" fo:color="#ff0000"/>
    </style:style>
    <style:style style:name="T290_79" style:family="text">
      <style:text-properties style:text-line-through-style="solid" fo:color="#ff0000"/>
    </style:style>
    <style:style style:name="T290_80" style:family="text">
      <style:text-properties style:text-line-through-style="solid" fo:color="#ff0000"/>
    </style:style>
    <style:style style:name="T290_81" style:family="text">
      <style:text-properties style:text-line-through-style="solid" fo:color="#ff0000"/>
    </style:style>
    <style:style style:name="T290_82" style:family="text">
      <style:text-properties style:text-line-through-style="solid" fo:color="#ff0000"/>
    </style:style>
    <style:style style:name="T290_83" style:family="text">
      <style:text-properties style:text-line-through-style="solid" fo:color="#ff0000"/>
    </style:style>
    <style:style style:name="T290_84" style:family="text">
      <style:text-properties style:text-line-through-style="solid" fo:color="#ff0000"/>
    </style:style>
    <style:style style:name="T290_85" style:family="text">
      <style:text-properties style:text-line-through-style="solid" fo:color="#ff0000"/>
    </style:style>
    <style:style style:name="T290_86" style:family="text">
      <style:text-properties style:text-line-through-style="solid" fo:color="#ff0000"/>
    </style:style>
    <style:style style:name="T290_87" style:family="text">
      <style:text-properties style:text-line-through-style="solid" fo:color="#ff0000"/>
    </style:style>
    <style:style style:name="T290_88" style:family="text">
      <style:text-properties style:text-line-through-style="solid" fo:color="#ff0000"/>
    </style:style>
    <style:style style:name="T290_89" style:family="text">
      <style:text-properties style:text-line-through-style="solid" fo:color="#ff0000"/>
    </style:style>
    <style:style style:name="T290_90" style:family="text">
      <style:text-properties style:text-line-through-style="solid" fo:color="#ff0000"/>
    </style:style>
    <style:style style:name="T290_91" style:family="text">
      <style:text-properties style:text-line-through-style="solid" fo:color="#ff0000"/>
    </style:style>
    <style:style style:name="T290_92" style:family="text">
      <style:text-properties style:text-line-through-style="solid" fo:color="#ff0000"/>
    </style:style>
    <style:style style:name="T290_93" style:family="text">
      <style:text-properties style:text-line-through-style="solid" fo:color="#ff0000"/>
    </style:style>
    <style:style style:name="T290_94" style:family="text">
      <style:text-properties style:text-line-through-style="solid" fo:color="#ff0000"/>
    </style:style>
    <style:style style:name="T290_95" style:family="text">
      <style:text-properties style:text-line-through-style="solid" fo:color="#ff0000"/>
    </style:style>
    <style:style style:name="T290_96" style:family="text">
      <style:text-properties style:text-line-through-style="solid" fo:color="#ff0000"/>
    </style:style>
    <style:style style:name="T290_97" style:family="text">
      <style:text-properties style:text-line-through-style="solid" fo:color="#ff0000"/>
    </style:style>
    <style:style style:name="T290_98" style:family="text">
      <style:text-properties style:text-line-through-style="solid" fo:color="#ff0000"/>
    </style:style>
    <style:style style:name="T290_99" style:family="text">
      <style:text-properties style:text-line-through-style="solid" fo:color="#ff0000"/>
    </style:style>
    <style:style style:name="T290_100" style:family="text">
      <style:text-properties style:text-line-through-style="solid" fo:color="#ff0000"/>
    </style:style>
    <style:style style:name="T290_101" style:family="text">
      <style:text-properties style:text-line-through-style="solid" fo:color="#ff0000"/>
    </style:style>
    <style:style style:name="T290_102" style:family="text">
      <style:text-properties style:text-line-through-style="solid" fo:color="#ff0000"/>
    </style:style>
    <style:style style:name="T290_103" style:family="text">
      <style:text-properties style:text-line-through-style="solid" fo:color="#ff0000"/>
    </style:style>
    <style:style style:name="T290_104" style:family="text">
      <style:text-properties style:text-line-through-style="solid" fo:color="#ff0000"/>
    </style:style>
    <style:style style:name="T290_105" style:family="text">
      <style:text-properties style:text-line-through-style="solid" fo:color="#ff0000"/>
    </style:style>
    <style:style style:name="T290_106" style:family="text">
      <style:text-properties style:text-line-through-style="solid" fo:color="#ff0000"/>
    </style:style>
    <style:style style:name="T290_107" style:family="text">
      <style:text-properties style:text-line-through-style="solid" fo:color="#ff0000"/>
    </style:style>
    <style:style style:name="T290_108" style:family="text">
      <style:text-properties style:text-line-through-style="solid" fo:color="#ff0000"/>
    </style:style>
    <style:style style:name="T290_109" style:family="text">
      <style:text-properties style:text-line-through-style="solid" fo:color="#ff0000"/>
    </style:style>
    <style:style style:name="T290_110" style:family="text">
      <style:text-properties style:text-line-through-style="solid" fo:color="#ff0000"/>
    </style:style>
    <style:style style:name="T290_111" style:family="text">
      <style:text-properties style:text-line-through-style="solid" fo:color="#ff0000"/>
    </style:style>
    <style:style style:name="T290_112" style:family="text">
      <style:text-properties style:text-line-through-style="solid" fo:color="#ff0000"/>
    </style:style>
    <style:style style:name="T290_113" style:family="text">
      <style:text-properties style:text-line-through-style="solid" fo:color="#ff0000"/>
    </style:style>
    <style:style style:name="T290_114" style:family="text">
      <style:text-properties style:text-line-through-style="solid" fo:color="#ff0000"/>
    </style:style>
    <style:style style:name="T290_115" style:family="text">
      <style:text-properties style:text-line-through-style="solid" fo:color="#ff0000"/>
    </style:style>
    <style:style style:name="T290_116" style:family="text">
      <style:text-properties style:text-line-through-style="solid" fo:color="#ff0000"/>
    </style:style>
    <style:style style:name="T290_117" style:family="text">
      <style:text-properties style:text-line-through-style="solid" fo:color="#ff0000"/>
    </style:style>
    <style:style style:name="T290_118" style:family="text">
      <style:text-properties style:text-line-through-style="solid" fo:color="#ff0000"/>
    </style:style>
    <style:style style:name="T290_119" style:family="text">
      <style:text-properties style:text-line-through-style="solid" fo:color="#ff0000"/>
    </style:style>
    <style:style style:name="T290_120" style:family="text">
      <style:text-properties style:text-line-through-style="solid" fo:color="#ff0000"/>
    </style:style>
    <style:style style:name="T290_121" style:family="text">
      <style:text-properties style:text-line-through-style="solid" fo:color="#ff0000"/>
    </style:style>
    <style:style style:name="T290_122" style:family="text">
      <style:text-properties style:text-line-through-style="solid" fo:color="#ff0000"/>
    </style:style>
    <style:style style:name="T290_123" style:family="text">
      <style:text-properties style:text-line-through-style="solid" fo:color="#ff0000"/>
    </style:style>
    <style:style style:name="T290_124" style:family="text">
      <style:text-properties style:text-line-through-style="solid" fo:color="#ff0000"/>
    </style:style>
    <style:style style:name="T290_125" style:family="text">
      <style:text-properties style:text-line-through-style="solid" fo:color="#ff0000"/>
    </style:style>
    <style:style style:name="T290_126" style:family="text">
      <style:text-properties style:text-line-through-style="solid" fo:color="#ff0000"/>
    </style:style>
    <style:style style:name="T290_127" style:family="text">
      <style:text-properties style:text-line-through-style="solid" fo:color="#ff0000"/>
    </style:style>
    <style:style style:name="T290_128" style:family="text">
      <style:text-properties style:text-line-through-style="solid" fo:color="#ff0000"/>
    </style:style>
    <style:style style:name="T290_129" style:family="text">
      <style:text-properties style:text-line-through-style="solid" fo:color="#ff0000"/>
    </style:style>
    <style:style style:name="T290_130" style:family="text">
      <style:text-properties style:text-line-through-style="solid" fo:color="#ff0000"/>
    </style:style>
    <style:style style:name="T290_131" style:family="text">
      <style:text-properties style:text-line-through-style="solid" fo:color="#ff0000"/>
    </style:style>
    <style:style style:name="T290_132" style:family="text">
      <style:text-properties style:text-line-through-style="solid" fo:color="#ff0000"/>
    </style:style>
    <style:style style:name="P29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style:text-line-through-style="solid" fo:color="#ff0000"/>
    </style:style>
    <style:style style:name="P292" style:family="paragraph" style:parent-style-name="Standard">
      <style:paragraph-properties fo:break-before="auto" fo:text-indent="0cm" fo:line-height="100%" style:writing-mode="lr-tb"/>
    </style:style>
    <style:style style:name="T292_1" style:family="text">
      <style:text-properties style:text-line-through-style="solid" fo:color="#ff0000" fo:font-weight="bold" style:font-weight-asian="bold" style:font-weight-complex="bold"/>
    </style:style>
    <style:style style:name="T292_2" style:family="text">
      <style:text-properties style:text-line-through-style="solid" fo:color="#ff0000" fo:font-weight="bold" style:font-weight-asian="bold" style:font-weight-complex="bold"/>
    </style:style>
    <style:style style:name="T292_3" style:family="text">
      <style:text-properties style:text-line-through-style="solid" fo:color="#ff0000" fo:font-weight="bold" style:font-weight-asian="bold" style:font-weight-complex="bold"/>
    </style:style>
    <style:style style:name="P29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93_1" style:family="text">
      <style:text-properties style:text-line-through-style="solid" fo:color="#ff0000"/>
    </style:style>
    <style:style style:name="T293_2" style:family="text">
      <style:text-properties style:text-line-through-style="solid" fo:color="#ff0000"/>
    </style:style>
    <style:style style:name="T293_3" style:family="text">
      <style:text-properties style:text-line-through-style="solid" fo:color="#ff0000"/>
    </style:style>
    <style:style style:name="T293_4" style:family="text">
      <style:text-properties style:text-line-through-style="solid" fo:color="#ff0000"/>
    </style:style>
    <style:style style:name="T293_5" style:family="text">
      <style:text-properties style:text-line-through-style="solid" fo:color="#ff0000"/>
    </style:style>
    <style:style style:name="T293_6" style:family="text">
      <style:text-properties style:text-line-through-style="solid" fo:color="#ff0000"/>
    </style:style>
    <style:style style:name="T293_7" style:family="text">
      <style:text-properties style:text-line-through-style="solid" fo:color="#ff0000"/>
    </style:style>
    <style:style style:name="T293_8" style:family="text">
      <style:text-properties style:text-line-through-style="solid" fo:color="#ff0000"/>
    </style:style>
    <style:style style:name="T293_9" style:family="text">
      <style:text-properties style:text-line-through-style="solid" fo:color="#ff0000"/>
    </style:style>
    <style:style style:name="T293_10" style:family="text">
      <style:text-properties style:text-line-through-style="solid" fo:color="#ff0000"/>
    </style:style>
    <style:style style:name="T293_11" style:family="text">
      <style:text-properties style:text-line-through-style="solid" fo:color="#ff0000"/>
    </style:style>
    <style:style style:name="T293_12" style:family="text">
      <style:text-properties style:text-line-through-style="solid" fo:color="#ff0000"/>
    </style:style>
    <style:style style:name="T293_13" style:family="text">
      <style:text-properties style:text-line-through-style="solid" fo:color="#ff0000"/>
    </style:style>
    <style:style style:name="T293_14" style:family="text">
      <style:text-properties style:text-line-through-style="solid" fo:color="#ff0000"/>
    </style:style>
    <style:style style:name="T293_15" style:family="text">
      <style:text-properties style:text-line-through-style="solid" fo:color="#ff0000"/>
    </style:style>
    <style:style style:name="T293_16" style:family="text">
      <style:text-properties style:text-line-through-style="solid" fo:color="#ff0000"/>
    </style:style>
    <style:style style:name="T293_17" style:family="text">
      <style:text-properties style:text-line-through-style="solid" fo:color="#ff0000"/>
    </style:style>
    <style:style style:name="T293_18" style:family="text">
      <style:text-properties style:text-line-through-style="solid" fo:color="#ff0000"/>
    </style:style>
    <style:style style:name="T293_19" style:family="text">
      <style:text-properties style:text-line-through-style="solid" fo:color="#ff0000"/>
    </style:style>
    <style:style style:name="T293_20" style:family="text">
      <style:text-properties style:text-line-through-style="solid" fo:color="#ff0000"/>
    </style:style>
    <style:style style:name="T293_21" style:family="text">
      <style:text-properties style:text-line-through-style="solid" fo:color="#ff0000"/>
    </style:style>
    <style:style style:name="T293_22" style:family="text">
      <style:text-properties style:text-line-through-style="solid" fo:color="#ff0000"/>
    </style:style>
    <style:style style:name="P294" style:family="paragraph" style:parent-style-name="Standard">
      <style:paragraph-properties fo:break-before="auto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94_1" style:family="text">
      <style:text-properties style:text-line-through-style="solid" fo:color="#ff0000"/>
    </style:style>
    <style:style style:name="T294_2" style:family="text">
      <style:text-properties style:text-line-through-style="solid" fo:color="#ff0000"/>
    </style:style>
    <style:style style:name="T294_3" style:family="text">
      <style:text-properties style:text-line-through-style="solid" fo:color="#ff0000"/>
    </style:style>
    <style:style style:name="T294_4" style:family="text">
      <style:text-properties style:text-line-through-style="solid" fo:color="#ff0000"/>
    </style:style>
    <style:style style:name="T294_5" style:family="text">
      <style:text-properties style:text-line-through-style="solid" fo:color="#ff0000"/>
    </style:style>
    <style:style style:name="T294_6" style:family="text">
      <style:text-properties style:text-line-through-style="solid" fo:color="#ff0000"/>
    </style:style>
    <style:style style:name="T294_7" style:family="text">
      <style:text-properties style:text-line-through-style="solid" fo:color="#ff0000"/>
    </style:style>
    <style:style style:name="T294_8" style:family="text">
      <style:text-properties style:text-line-through-style="solid" fo:color="#ff0000"/>
    </style:style>
    <style:style style:name="T294_9" style:family="text">
      <style:text-properties style:text-line-through-style="solid" fo:color="#ff0000"/>
    </style:style>
    <style:style style:name="T294_10" style:family="text">
      <style:text-properties style:text-line-through-style="solid" fo:color="#ff0000"/>
    </style:style>
    <style:style style:name="T294_11" style:family="text">
      <style:text-properties style:text-line-through-style="solid" fo:color="#ff0000"/>
    </style:style>
    <style:style style:name="T294_12" style:family="text">
      <style:text-properties style:text-line-through-style="solid" fo:color="#ff0000"/>
    </style:style>
    <style:style style:name="T294_13" style:family="text">
      <style:text-properties style:text-line-through-style="solid" fo:color="#ff0000"/>
    </style:style>
    <style:style style:name="T294_14" style:family="text">
      <style:text-properties style:text-line-through-style="solid" fo:color="#ff0000"/>
    </style:style>
    <style:style style:name="T294_15" style:family="text">
      <style:text-properties style:text-line-through-style="solid" fo:color="#ff0000"/>
    </style:style>
    <style:style style:name="T294_16" style:family="text">
      <style:text-properties style:text-line-through-style="solid" fo:color="#ff0000"/>
    </style:style>
    <style:style style:name="T294_17" style:family="text">
      <style:text-properties style:text-line-through-style="solid" fo:color="#ff0000"/>
    </style:style>
    <style:style style:name="T294_18" style:family="text">
      <style:text-properties style:text-line-through-style="solid" fo:color="#ff0000"/>
    </style:style>
    <style:style style:name="T294_19" style:family="text">
      <style:text-properties style:text-line-through-style="solid" fo:color="#ff0000"/>
    </style:style>
    <style:style style:name="T294_20" style:family="text">
      <style:text-properties style:text-line-through-style="solid" fo:color="#ff0000"/>
    </style:style>
    <style:style style:name="T294_21" style:family="text">
      <style:text-properties style:text-line-through-style="solid" fo:color="#ff0000"/>
    </style:style>
    <style:style style:name="T294_22" style:family="text">
      <style:text-properties style:text-line-through-style="solid" fo:color="#ff0000"/>
    </style:style>
    <style:style style:name="T294_23" style:family="text">
      <style:text-properties style:text-line-through-style="solid" fo:color="#ff0000"/>
    </style:style>
    <style:style style:name="T294_24" style:family="text">
      <style:text-properties style:text-line-through-style="solid" fo:color="#ff0000"/>
    </style:style>
    <style:style style:name="T294_25" style:family="text">
      <style:text-properties style:text-line-through-style="solid" fo:color="#ff0000"/>
    </style:style>
    <style:style style:name="T294_26" style:family="text">
      <style:text-properties style:text-line-through-style="solid" fo:color="#ff0000"/>
    </style:style>
    <style:style style:name="T294_27" style:family="text">
      <style:text-properties style:text-line-through-style="solid" fo:color="#ff0000"/>
    </style:style>
    <style:style style:name="T294_28" style:family="text">
      <style:text-properties style:text-line-through-style="solid" fo:color="#ff0000"/>
    </style:style>
    <style:style style:name="T294_29" style:family="text">
      <style:text-properties style:text-line-through-style="solid" fo:color="#ff0000"/>
    </style:style>
    <style:style style:name="T294_30" style:family="text">
      <style:text-properties style:text-line-through-style="solid" fo:color="#ff0000"/>
    </style:style>
    <style:style style:name="T294_31" style:family="text">
      <style:text-properties style:text-line-through-style="solid" fo:color="#ff0000"/>
    </style:style>
    <style:style style:name="T294_32" style:family="text">
      <style:text-properties style:text-line-through-style="solid" fo:color="#ff0000"/>
    </style:style>
    <style:style style:name="T294_33" style:family="text">
      <style:text-properties style:text-line-through-style="solid" fo:color="#ff0000"/>
    </style:style>
    <style:style style:name="T294_34" style:family="text">
      <style:text-properties style:text-line-through-style="solid" fo:color="#ff0000"/>
    </style:style>
    <style:style style:name="T294_35" style:family="text">
      <style:text-properties style:text-line-through-style="solid" fo:color="#ff0000"/>
    </style:style>
    <style:style style:name="T294_36" style:family="text">
      <style:text-properties style:text-line-through-style="solid" fo:color="#ff0000"/>
    </style:style>
    <style:style style:name="P295" style:family="paragraph" style:parent-style-name="Standard">
      <style:paragraph-properties fo:break-before="auto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95_1" style:family="text">
      <style:text-properties style:text-line-through-style="solid" fo:color="#ff0000"/>
    </style:style>
    <style:style style:name="T295_2" style:family="text">
      <style:text-properties style:text-line-through-style="solid" fo:color="#ff0000"/>
    </style:style>
    <style:style style:name="T295_3" style:family="text">
      <style:text-properties style:text-line-through-style="solid" fo:color="#ff0000"/>
    </style:style>
    <style:style style:name="T295_4" style:family="text">
      <style:text-properties style:text-line-through-style="solid" fo:color="#ff0000"/>
    </style:style>
    <style:style style:name="T295_5" style:family="text">
      <style:text-properties style:text-line-through-style="solid" fo:color="#ff0000"/>
    </style:style>
    <style:style style:name="T295_6" style:family="text">
      <style:text-properties style:text-line-through-style="solid" fo:color="#ff0000"/>
    </style:style>
    <style:style style:name="T295_7" style:family="text">
      <style:text-properties style:text-line-through-style="solid" fo:color="#ff0000"/>
    </style:style>
    <style:style style:name="T295_8" style:family="text">
      <style:text-properties style:text-line-through-style="solid" fo:color="#ff0000"/>
    </style:style>
    <style:style style:name="T295_9" style:family="text">
      <style:text-properties style:text-line-through-style="solid" fo:color="#ff0000"/>
    </style:style>
    <style:style style:name="T295_10" style:family="text">
      <style:text-properties style:text-line-through-style="solid" fo:color="#ff0000"/>
    </style:style>
    <style:style style:name="T295_11" style:family="text">
      <style:text-properties style:text-line-through-style="solid" fo:color="#ff0000"/>
    </style:style>
    <style:style style:name="T295_12" style:family="text">
      <style:text-properties style:text-line-through-style="solid" fo:color="#ff0000"/>
    </style:style>
    <style:style style:name="T295_13" style:family="text">
      <style:text-properties style:text-line-through-style="solid" fo:color="#ff0000"/>
    </style:style>
    <style:style style:name="T295_14" style:family="text">
      <style:text-properties style:text-line-through-style="solid" fo:color="#ff0000"/>
    </style:style>
    <style:style style:name="T295_15" style:family="text">
      <style:text-properties style:text-line-through-style="solid" fo:color="#ff0000"/>
    </style:style>
    <style:style style:name="P296" style:family="paragraph" style:parent-style-name="Standard">
      <style:paragraph-properties fo:break-before="auto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96_1" style:family="text">
      <style:text-properties style:text-line-through-style="solid" fo:color="#ff0000"/>
    </style:style>
    <style:style style:name="T296_2" style:family="text">
      <style:text-properties style:text-line-through-style="solid" fo:color="#ff0000"/>
    </style:style>
    <style:style style:name="T296_3" style:family="text">
      <style:text-properties style:text-line-through-style="solid" fo:color="#ff0000"/>
    </style:style>
    <style:style style:name="T296_4" style:family="text">
      <style:text-properties style:text-line-through-style="solid" fo:color="#ff0000"/>
    </style:style>
    <style:style style:name="T296_5" style:family="text">
      <style:text-properties style:text-line-through-style="solid" fo:color="#ff0000"/>
    </style:style>
    <style:style style:name="T296_6" style:family="text">
      <style:text-properties style:text-line-through-style="solid" fo:color="#ff0000"/>
    </style:style>
    <style:style style:name="T296_7" style:family="text">
      <style:text-properties style:text-line-through-style="solid" fo:color="#ff0000"/>
    </style:style>
    <style:style style:name="T296_8" style:family="text">
      <style:text-properties style:text-line-through-style="solid" fo:color="#ff0000"/>
    </style:style>
    <style:style style:name="T296_9" style:family="text">
      <style:text-properties style:text-line-through-style="solid" fo:color="#ff0000"/>
    </style:style>
    <style:style style:name="T296_10" style:family="text">
      <style:text-properties style:text-line-through-style="solid" fo:color="#ff0000"/>
    </style:style>
    <style:style style:name="T296_11" style:family="text">
      <style:text-properties style:text-line-through-style="solid" fo:color="#ff0000"/>
    </style:style>
    <style:style style:name="T296_12" style:family="text">
      <style:text-properties style:text-line-through-style="solid" fo:color="#ff0000"/>
    </style:style>
    <style:style style:name="T296_13" style:family="text">
      <style:text-properties style:text-line-through-style="solid" fo:color="#ff0000"/>
    </style:style>
    <style:style style:name="T296_14" style:family="text">
      <style:text-properties style:text-line-through-style="solid" fo:color="#ff0000"/>
    </style:style>
    <style:style style:name="T296_15" style:family="text">
      <style:text-properties style:text-line-through-style="solid" fo:color="#ff0000"/>
    </style:style>
    <style:style style:name="T296_16" style:family="text">
      <style:text-properties style:text-line-through-style="solid" fo:color="#ff0000"/>
    </style:style>
    <style:style style:name="T296_17" style:family="text">
      <style:text-properties style:text-line-through-style="solid" fo:color="#ff0000"/>
    </style:style>
    <style:style style:name="T296_18" style:family="text">
      <style:text-properties style:text-line-through-style="solid" fo:color="#ff0000"/>
    </style:style>
    <style:style style:name="T296_19" style:family="text">
      <style:text-properties style:text-line-through-style="solid" fo:color="#ff0000"/>
    </style:style>
    <style:style style:name="P297" style:family="paragraph" style:parent-style-name="Standard">
      <style:paragraph-properties fo:break-before="auto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97_1" style:family="text">
      <style:text-properties style:text-line-through-style="solid" fo:color="#ff0000"/>
    </style:style>
    <style:style style:name="T297_2" style:family="text">
      <style:text-properties style:text-line-through-style="solid" fo:color="#ff0000"/>
    </style:style>
    <style:style style:name="T297_3" style:family="text">
      <style:text-properties style:text-line-through-style="solid" fo:color="#ff0000"/>
    </style:style>
    <style:style style:name="T297_4" style:family="text">
      <style:text-properties style:text-line-through-style="solid" fo:color="#ff0000"/>
    </style:style>
    <style:style style:name="T297_5" style:family="text">
      <style:text-properties style:text-line-through-style="solid" fo:color="#ff0000"/>
    </style:style>
    <style:style style:name="T297_6" style:family="text">
      <style:text-properties style:text-line-through-style="solid" fo:color="#ff0000"/>
    </style:style>
    <style:style style:name="T297_7" style:family="text">
      <style:text-properties style:text-line-through-style="solid" fo:color="#ff0000"/>
    </style:style>
    <style:style style:name="T297_8" style:family="text">
      <style:text-properties style:text-line-through-style="solid" fo:color="#ff0000"/>
    </style:style>
    <style:style style:name="T297_9" style:family="text">
      <style:text-properties style:text-line-through-style="solid" fo:color="#ff0000"/>
    </style:style>
    <style:style style:name="T297_10" style:family="text">
      <style:text-properties style:text-line-through-style="solid" fo:color="#ff0000"/>
    </style:style>
    <style:style style:name="T297_11" style:family="text">
      <style:text-properties style:text-line-through-style="solid" fo:color="#ff0000"/>
    </style:style>
    <style:style style:name="T297_12" style:family="text">
      <style:text-properties style:text-line-through-style="solid" fo:color="#ff0000"/>
    </style:style>
    <style:style style:name="T297_13" style:family="text">
      <style:text-properties style:text-line-through-style="solid" fo:color="#ff0000"/>
    </style:style>
    <style:style style:name="T297_14" style:family="text">
      <style:text-properties style:text-line-through-style="solid" fo:color="#ff0000"/>
    </style:style>
    <style:style style:name="T297_15" style:family="text">
      <style:text-properties style:text-line-through-style="solid" fo:color="#ff0000"/>
    </style:style>
    <style:style style:name="T297_16" style:family="text">
      <style:text-properties style:text-line-through-style="solid" fo:color="#ff0000"/>
    </style:style>
    <style:style style:name="T297_17" style:family="text">
      <style:text-properties style:text-line-through-style="solid" fo:color="#ff0000"/>
    </style:style>
    <style:style style:name="T297_18" style:family="text">
      <style:text-properties style:text-line-through-style="solid" fo:color="#ff0000"/>
    </style:style>
    <style:style style:name="T297_19" style:family="text">
      <style:text-properties style:text-line-through-style="solid" fo:color="#ff0000"/>
    </style:style>
    <style:style style:name="T297_20" style:family="text">
      <style:text-properties style:text-line-through-style="solid" fo:color="#ff0000"/>
    </style:style>
    <style:style style:name="T297_21" style:family="text">
      <style:text-properties style:text-line-through-style="solid" fo:color="#ff0000"/>
    </style:style>
    <style:style style:name="T297_22" style:family="text">
      <style:text-properties style:text-line-through-style="solid" fo:color="#ff0000"/>
    </style:style>
    <style:style style:name="T297_23" style:family="text">
      <style:text-properties style:text-line-through-style="solid" fo:color="#ff0000"/>
    </style:style>
    <style:style style:name="T297_24" style:family="text">
      <style:text-properties style:text-line-through-style="solid" fo:color="#ff0000"/>
    </style:style>
    <style:style style:name="T297_25" style:family="text">
      <style:text-properties style:text-line-through-style="solid" fo:color="#ff0000"/>
    </style:style>
    <style:style style:name="T297_26" style:family="text">
      <style:text-properties style:text-line-through-style="solid" fo:color="#ff0000"/>
    </style:style>
    <style:style style:name="T297_27" style:family="text">
      <style:text-properties style:text-line-through-style="solid" fo:color="#ff0000"/>
    </style:style>
    <style:style style:name="T297_28" style:family="text">
      <style:text-properties style:text-line-through-style="solid" fo:color="#ff0000"/>
    </style:style>
    <style:style style:name="T297_29" style:family="text">
      <style:text-properties style:text-line-through-style="solid" fo:color="#ff0000"/>
    </style:style>
    <style:style style:name="T297_30" style:family="text">
      <style:text-properties style:text-line-through-style="solid" fo:color="#ff0000"/>
    </style:style>
    <style:style style:name="P298" style:family="paragraph" style:parent-style-name="Standard">
      <style:paragraph-properties fo:break-before="auto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98_1" style:family="text">
      <style:text-properties style:text-line-through-style="solid" fo:color="#ff0000"/>
    </style:style>
    <style:style style:name="T298_2" style:family="text">
      <style:text-properties style:text-line-through-style="solid" fo:color="#ff0000"/>
    </style:style>
    <style:style style:name="T298_3" style:family="text">
      <style:text-properties style:text-line-through-style="solid" fo:color="#ff0000"/>
    </style:style>
    <style:style style:name="T298_4" style:family="text">
      <style:text-properties style:text-line-through-style="solid" fo:color="#ff0000"/>
    </style:style>
    <style:style style:name="T298_5" style:family="text">
      <style:text-properties style:text-line-through-style="solid" fo:color="#ff0000"/>
    </style:style>
    <style:style style:name="T298_6" style:family="text">
      <style:text-properties style:text-line-through-style="solid" fo:color="#ff0000"/>
    </style:style>
    <style:style style:name="T298_7" style:family="text">
      <style:text-properties style:text-line-through-style="solid" fo:color="#ff0000"/>
    </style:style>
    <style:style style:name="T298_8" style:family="text">
      <style:text-properties style:text-line-through-style="solid" fo:color="#ff0000"/>
    </style:style>
    <style:style style:name="T298_9" style:family="text">
      <style:text-properties style:text-line-through-style="solid" fo:color="#ff0000"/>
    </style:style>
    <style:style style:name="T298_10" style:family="text">
      <style:text-properties style:text-line-through-style="solid" fo:color="#ff0000"/>
    </style:style>
    <style:style style:name="T298_11" style:family="text">
      <style:text-properties style:text-line-through-style="solid" fo:color="#ff0000"/>
    </style:style>
    <style:style style:name="T298_12" style:family="text">
      <style:text-properties style:text-line-through-style="solid" fo:color="#ff0000"/>
    </style:style>
    <style:style style:name="T298_13" style:family="text">
      <style:text-properties style:text-line-through-style="solid" fo:color="#ff0000"/>
    </style:style>
    <style:style style:name="T298_14" style:family="text">
      <style:text-properties style:text-line-through-style="solid" fo:color="#ff0000"/>
    </style:style>
    <style:style style:name="T298_15" style:family="text">
      <style:text-properties style:text-line-through-style="solid" fo:color="#ff0000"/>
    </style:style>
    <style:style style:name="T298_16" style:family="text">
      <style:text-properties style:text-line-through-style="solid" fo:color="#ff0000"/>
    </style:style>
    <style:style style:name="T298_17" style:family="text">
      <style:text-properties style:text-line-through-style="solid" fo:color="#ff0000"/>
    </style:style>
    <style:style style:name="T298_18" style:family="text">
      <style:text-properties style:text-line-through-style="solid" fo:color="#ff0000"/>
    </style:style>
    <style:style style:name="T298_19" style:family="text">
      <style:text-properties style:text-line-through-style="solid" fo:color="#ff0000"/>
    </style:style>
    <style:style style:name="T298_20" style:family="text">
      <style:text-properties style:text-line-through-style="solid" fo:color="#ff0000"/>
    </style:style>
    <style:style style:name="T298_21" style:family="text">
      <style:text-properties style:text-line-through-style="solid" fo:color="#ff0000"/>
    </style:style>
    <style:style style:name="T298_22" style:family="text">
      <style:text-properties style:text-line-through-style="solid" fo:color="#ff0000"/>
    </style:style>
    <style:style style:name="T298_23" style:family="text">
      <style:text-properties style:text-line-through-style="solid" fo:color="#ff0000"/>
    </style:style>
    <style:style style:name="T298_24" style:family="text">
      <style:text-properties style:text-line-through-style="solid" fo:color="#ff0000"/>
    </style:style>
    <style:style style:name="P299" style:family="paragraph" style:parent-style-name="Standard">
      <style:paragraph-properties fo:break-before="auto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99_1" style:family="text">
      <style:text-properties style:text-line-through-style="solid" fo:color="#ff0000"/>
    </style:style>
    <style:style style:name="T299_2" style:family="text">
      <style:text-properties style:text-line-through-style="solid" fo:color="#ff0000"/>
    </style:style>
    <style:style style:name="T299_3" style:family="text">
      <style:text-properties style:text-line-through-style="solid" fo:color="#ff0000"/>
    </style:style>
    <style:style style:name="T299_4" style:family="text">
      <style:text-properties style:text-line-through-style="solid" fo:color="#ff0000"/>
    </style:style>
    <style:style style:name="T299_5" style:family="text">
      <style:text-properties style:text-line-through-style="solid" fo:color="#ff0000"/>
    </style:style>
    <style:style style:name="T299_6" style:family="text">
      <style:text-properties style:text-line-through-style="solid" fo:color="#ff0000"/>
    </style:style>
    <style:style style:name="T299_7" style:family="text">
      <style:text-properties style:text-line-through-style="solid" fo:color="#ff0000"/>
    </style:style>
    <style:style style:name="T299_8" style:family="text">
      <style:text-properties style:text-line-through-style="solid" fo:color="#ff0000"/>
    </style:style>
    <style:style style:name="T299_9" style:family="text">
      <style:text-properties style:text-line-through-style="solid" fo:color="#ff0000"/>
    </style:style>
    <style:style style:name="T299_10" style:family="text">
      <style:text-properties style:text-line-through-style="solid" fo:color="#ff0000"/>
    </style:style>
    <style:style style:name="T299_11" style:family="text">
      <style:text-properties style:text-line-through-style="solid" fo:color="#ff0000"/>
    </style:style>
    <style:style style:name="T299_12" style:family="text">
      <style:text-properties style:text-line-through-style="solid" fo:color="#ff0000"/>
    </style:style>
    <style:style style:name="T299_13" style:family="text">
      <style:text-properties style:text-line-through-style="solid" fo:color="#ff0000"/>
    </style:style>
    <style:style style:name="T299_14" style:family="text">
      <style:text-properties style:text-line-through-style="solid" fo:color="#ff0000"/>
    </style:style>
    <style:style style:name="T299_15" style:family="text">
      <style:text-properties style:text-line-through-style="solid" fo:color="#ff0000"/>
    </style:style>
    <style:style style:name="T299_16" style:family="text">
      <style:text-properties style:text-line-through-style="solid" fo:color="#ff0000"/>
    </style:style>
    <style:style style:name="T299_17" style:family="text">
      <style:text-properties style:text-line-through-style="solid" fo:color="#ff0000"/>
    </style:style>
    <style:style style:name="T299_18" style:family="text">
      <style:text-properties style:text-line-through-style="solid" fo:color="#ff0000"/>
    </style:style>
    <style:style style:name="T299_19" style:family="text">
      <style:text-properties style:text-line-through-style="solid" fo:color="#ff0000"/>
    </style:style>
    <style:style style:name="T299_20" style:family="text">
      <style:text-properties style:text-line-through-style="solid" fo:color="#ff0000"/>
    </style:style>
    <style:style style:name="T299_21" style:family="text">
      <style:text-properties style:text-line-through-style="solid" fo:color="#ff0000"/>
    </style:style>
    <style:style style:name="T299_22" style:family="text">
      <style:text-properties style:text-line-through-style="solid" fo:color="#ff0000"/>
    </style:style>
    <style:style style:name="T299_23" style:family="text">
      <style:text-properties style:text-line-through-style="solid" fo:color="#ff0000"/>
    </style:style>
    <style:style style:name="T299_24" style:family="text">
      <style:text-properties style:text-line-through-style="solid" fo:color="#ff0000"/>
    </style:style>
    <style:style style:name="T299_25" style:family="text">
      <style:text-properties style:text-line-through-style="solid" fo:color="#ff0000"/>
    </style:style>
    <style:style style:name="T299_26" style:family="text">
      <style:text-properties style:text-line-through-style="solid" fo:color="#ff0000"/>
    </style:style>
    <style:style style:name="T299_27" style:family="text">
      <style:text-properties style:text-line-through-style="solid" fo:color="#ff0000"/>
    </style:style>
    <style:style style:name="T299_28" style:family="text">
      <style:text-properties style:text-line-through-style="solid" fo:color="#ff0000"/>
    </style:style>
    <style:style style:name="T299_29" style:family="text">
      <style:text-properties style:text-line-through-style="solid" fo:color="#ff0000"/>
    </style:style>
    <style:style style:name="T299_30" style:family="text">
      <style:text-properties style:text-line-through-style="solid" fo:color="#ff0000"/>
    </style:style>
    <style:style style:name="T299_31" style:family="text">
      <style:text-properties style:text-line-through-style="solid" fo:color="#ff0000"/>
    </style:style>
    <style:style style:name="T299_32" style:family="text">
      <style:text-properties style:text-line-through-style="solid" fo:color="#ff0000"/>
    </style:style>
    <style:style style:name="T299_33" style:family="text">
      <style:text-properties style:text-line-through-style="solid" fo:color="#ff0000"/>
    </style:style>
    <style:style style:name="T299_34" style:family="text">
      <style:text-properties style:text-line-through-style="solid" fo:color="#ff0000"/>
    </style:style>
    <style:style style:name="T299_35" style:family="text">
      <style:text-properties style:text-line-through-style="solid" fo:color="#ff0000"/>
    </style:style>
    <style:style style:name="T299_36" style:family="text">
      <style:text-properties style:text-line-through-style="solid" fo:color="#ff0000"/>
    </style:style>
    <style:style style:name="T299_37" style:family="text">
      <style:text-properties style:text-line-through-style="solid" fo:color="#ff0000"/>
    </style:style>
    <style:style style:name="T299_38" style:family="text">
      <style:text-properties style:text-line-through-style="solid" fo:color="#ff0000"/>
    </style:style>
    <style:style style:name="T299_39" style:family="text">
      <style:text-properties style:text-line-through-style="solid" fo:color="#ff0000"/>
    </style:style>
    <style:style style:name="T299_40" style:family="text">
      <style:text-properties style:text-line-through-style="solid" fo:color="#ff0000"/>
    </style:style>
    <style:style style:name="T299_41" style:family="text">
      <style:text-properties style:text-line-through-style="solid" fo:color="#ff0000"/>
    </style:style>
    <style:style style:name="T299_42" style:family="text">
      <style:text-properties style:text-line-through-style="solid" fo:color="#ff0000"/>
    </style:style>
    <style:style style:name="T299_43" style:family="text">
      <style:text-properties style:text-line-through-style="solid" fo:color="#ff0000"/>
    </style:style>
    <style:style style:name="T299_44" style:family="text">
      <style:text-properties style:text-line-through-style="solid" fo:color="#ff0000"/>
    </style:style>
    <style:style style:name="T299_45" style:family="text">
      <style:text-properties style:text-line-through-style="solid" fo:color="#ff0000"/>
    </style:style>
    <style:style style:name="T299_46" style:family="text">
      <style:text-properties style:text-line-through-style="solid" fo:color="#ff0000"/>
    </style:style>
    <style:style style:name="T299_47" style:family="text">
      <style:text-properties style:text-line-through-style="solid" fo:color="#ff0000"/>
    </style:style>
    <style:style style:name="T299_48" style:family="text">
      <style:text-properties style:text-line-through-style="solid" fo:color="#ff0000"/>
    </style:style>
    <style:style style:name="T299_49" style:family="text">
      <style:text-properties style:text-line-through-style="solid" fo:color="#ff0000"/>
    </style:style>
    <style:style style:name="T299_50" style:family="text">
      <style:text-properties style:text-line-through-style="solid" fo:color="#ff0000"/>
    </style:style>
    <style:style style:name="P30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style:text-line-through-style="solid" fo:color="#ff0000"/>
    </style:style>
    <style:style style:name="P30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style:text-line-through-style="solid" fo:color="#ff0000"/>
    </style:style>
    <style:style style:name="P30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style:text-line-through-style="solid" fo:color="#ff0000"/>
    </style:style>
    <style:style style:name="P303" style:family="paragraph" style:parent-style-name="Standard">
      <style:paragraph-properties fo:break-before="auto" fo:text-indent="0cm" fo:line-height="100%" style:writing-mode="lr-tb"/>
    </style:style>
    <style:style style:name="T303_1" style:family="text">
      <style:text-properties style:text-line-through-style="solid" fo:color="#ff0000" fo:font-weight="bold" style:font-weight-asian="bold" style:font-weight-complex="bold"/>
    </style:style>
    <style:style style:name="T303_2" style:family="text">
      <style:text-properties style:text-line-through-style="solid" fo:color="#ff0000" fo:font-weight="bold" style:font-weight-asian="bold" style:font-weight-complex="bold"/>
    </style:style>
    <style:style style:name="T303_3" style:family="text">
      <style:text-properties style:text-line-through-style="solid" fo:color="#ff0000" fo:font-weight="bold" style:font-weight-asian="bold" style:font-weight-complex="bold"/>
    </style:style>
    <style:style style:name="T303_4" style:family="text">
      <style:text-properties style:text-line-through-style="solid" fo:color="#ff0000" fo:font-weight="bold" style:font-weight-asian="bold" style:font-weight-complex="bold"/>
    </style:style>
    <style:style style:name="T303_5" style:family="text">
      <style:text-properties style:text-line-through-style="solid" fo:color="#ff0000" fo:font-weight="bold" style:font-weight-asian="bold" style:font-weight-complex="bold"/>
    </style:style>
    <style:style style:name="T303_6" style:family="text">
      <style:text-properties style:text-line-through-style="solid" fo:color="#ff0000" fo:font-weight="bold" style:font-weight-asian="bold" style:font-weight-complex="bold"/>
    </style:style>
    <style:style style:name="T303_7" style:family="text">
      <style:text-properties style:text-line-through-style="solid" fo:color="#ff0000" fo:font-weight="bold" style:font-weight-asian="bold" style:font-weight-complex="bold"/>
    </style:style>
    <style:style style:name="P30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04_1" style:family="text">
      <style:text-properties style:text-line-through-style="solid" fo:color="#ff0000"/>
    </style:style>
    <style:style style:name="T304_2" style:family="text">
      <style:text-properties style:text-line-through-style="solid" fo:color="#ff0000"/>
    </style:style>
    <style:style style:name="T304_3" style:family="text">
      <style:text-properties style:text-line-through-style="solid" fo:color="#ff0000"/>
    </style:style>
    <style:style style:name="T304_4" style:family="text">
      <style:text-properties style:text-line-through-style="solid" fo:color="#ff0000"/>
    </style:style>
    <style:style style:name="T304_5" style:family="text">
      <style:text-properties style:text-line-through-style="solid" fo:color="#ff0000"/>
    </style:style>
    <style:style style:name="T304_6" style:family="text">
      <style:text-properties style:text-line-through-style="solid" fo:color="#ff0000"/>
    </style:style>
    <style:style style:name="T304_7" style:family="text">
      <style:text-properties style:text-line-through-style="solid" fo:color="#ff0000"/>
    </style:style>
    <style:style style:name="T304_8" style:family="text">
      <style:text-properties style:text-line-through-style="solid" fo:color="#ff0000"/>
    </style:style>
    <style:style style:name="T304_9" style:family="text">
      <style:text-properties style:text-line-through-style="solid" fo:color="#ff0000"/>
    </style:style>
    <style:style style:name="T304_10" style:family="text">
      <style:text-properties style:text-line-through-style="solid" fo:color="#ff0000"/>
    </style:style>
    <style:style style:name="T304_11" style:family="text">
      <style:text-properties style:text-line-through-style="solid" fo:color="#ff0000"/>
    </style:style>
    <style:style style:name="T304_12" style:family="text">
      <style:text-properties style:text-line-through-style="solid" fo:color="#ff0000"/>
    </style:style>
    <style:style style:name="T304_13" style:family="text">
      <style:text-properties style:text-line-through-style="solid" fo:color="#ff0000"/>
    </style:style>
    <style:style style:name="T304_14" style:family="text">
      <style:text-properties style:text-line-through-style="solid" fo:color="#ff0000"/>
    </style:style>
    <style:style style:name="T304_15" style:family="text">
      <style:text-properties style:text-line-through-style="solid" fo:color="#ff0000"/>
    </style:style>
    <style:style style:name="T304_16" style:family="text">
      <style:text-properties style:text-line-through-style="solid" fo:color="#ff0000"/>
    </style:style>
    <style:style style:name="T304_17" style:family="text">
      <style:text-properties style:text-line-through-style="solid" fo:color="#ff0000"/>
    </style:style>
    <style:style style:name="T304_18" style:family="text">
      <style:text-properties style:text-line-through-style="solid" fo:color="#ff0000"/>
    </style:style>
    <style:style style:name="T304_19" style:family="text">
      <style:text-properties style:text-line-through-style="solid" fo:color="#ff0000"/>
    </style:style>
    <style:style style:name="T304_20" style:family="text">
      <style:text-properties style:text-line-through-style="solid" fo:color="#ff0000"/>
    </style:style>
    <style:style style:name="T304_21" style:family="text">
      <style:text-properties style:text-line-through-style="solid" fo:color="#ff0000"/>
    </style:style>
    <style:style style:name="T304_22" style:family="text">
      <style:text-properties style:text-line-through-style="solid" fo:color="#ff0000"/>
    </style:style>
    <style:style style:name="T304_23" style:family="text">
      <style:text-properties style:text-line-through-style="solid" fo:color="#ff0000"/>
    </style:style>
    <style:style style:name="T304_24" style:family="text">
      <style:text-properties style:text-line-through-style="solid" fo:color="#ff0000"/>
    </style:style>
    <style:style style:name="T304_25" style:family="text">
      <style:text-properties style:text-line-through-style="solid" fo:color="#ff0000"/>
    </style:style>
    <style:style style:name="T304_26" style:family="text">
      <style:text-properties style:text-line-through-style="solid" fo:color="#ff0000"/>
    </style:style>
    <style:style style:name="T304_27" style:family="text">
      <style:text-properties style:text-line-through-style="solid" fo:color="#ff0000"/>
    </style:style>
    <style:style style:name="T304_28" style:family="text">
      <style:text-properties style:text-line-through-style="solid" fo:color="#ff0000"/>
    </style:style>
    <style:style style:name="T304_29" style:family="text">
      <style:text-properties style:text-line-through-style="solid" fo:color="#ff0000"/>
    </style:style>
    <style:style style:name="T304_30" style:family="text">
      <style:text-properties style:text-line-through-style="solid" fo:color="#ff0000"/>
    </style:style>
    <style:style style:name="T304_31" style:family="text">
      <style:text-properties style:text-line-through-style="solid" fo:color="#ff0000"/>
    </style:style>
    <style:style style:name="T304_32" style:family="text">
      <style:text-properties style:text-line-through-style="solid" fo:color="#ff0000"/>
    </style:style>
    <style:style style:name="T304_33" style:family="text">
      <style:text-properties style:text-line-through-style="solid" fo:color="#ff0000"/>
    </style:style>
    <style:style style:name="T304_34" style:family="text">
      <style:text-properties style:text-line-through-style="solid" fo:color="#ff0000"/>
    </style:style>
    <style:style style:name="T304_35" style:family="text">
      <style:text-properties style:text-line-through-style="solid" fo:color="#ff0000"/>
    </style:style>
    <style:style style:name="T304_36" style:family="text">
      <style:text-properties style:text-line-through-style="solid" fo:color="#ff0000"/>
    </style:style>
    <style:style style:name="P30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style:text-line-through-style="solid" fo:color="#ff0000"/>
    </style:style>
    <style:style style:name="P306" style:family="paragraph" style:parent-style-name="Standard">
      <style:paragraph-properties fo:break-before="auto" fo:text-indent="0cm" fo:line-height="100%" style:writing-mode="lr-tb"/>
    </style:style>
    <style:style style:name="T306_1" style:family="text">
      <style:text-properties style:text-line-through-style="solid" fo:color="#ff0000" fo:font-weight="bold" style:font-weight-asian="bold" style:font-weight-complex="bold"/>
    </style:style>
    <style:style style:name="T306_2" style:family="text">
      <style:text-properties style:text-line-through-style="solid" fo:color="#ff0000" fo:font-weight="bold" style:font-weight-asian="bold" style:font-weight-complex="bold"/>
    </style:style>
    <style:style style:name="T306_3" style:family="text">
      <style:text-properties style:text-line-through-style="solid" fo:color="#ff0000" fo:font-weight="bold" style:font-weight-asian="bold" style:font-weight-complex="bold"/>
    </style:style>
    <style:style style:name="P30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07_1" style:family="text">
      <style:text-properties style:text-line-through-style="solid" fo:color="#ff0000"/>
    </style:style>
    <style:style style:name="T307_2" style:family="text">
      <style:text-properties style:text-line-through-style="solid" fo:color="#ff0000"/>
    </style:style>
    <style:style style:name="T307_3" style:family="text">
      <style:text-properties style:text-line-through-style="solid" fo:color="#ff0000"/>
    </style:style>
    <style:style style:name="T307_4" style:family="text">
      <style:text-properties style:text-line-through-style="solid" fo:color="#ff0000"/>
    </style:style>
    <style:style style:name="T307_5" style:family="text">
      <style:text-properties style:text-line-through-style="solid" fo:color="#ff0000"/>
    </style:style>
    <style:style style:name="T307_6" style:family="text">
      <style:text-properties style:text-line-through-style="solid" fo:color="#ff0000"/>
    </style:style>
    <style:style style:name="T307_7" style:family="text">
      <style:text-properties style:text-line-through-style="solid" fo:color="#ff0000"/>
    </style:style>
    <style:style style:name="T307_8" style:family="text">
      <style:text-properties style:text-line-through-style="solid" fo:color="#ff0000"/>
    </style:style>
    <style:style style:name="T307_9" style:family="text">
      <style:text-properties style:text-line-through-style="solid" fo:color="#ff0000"/>
    </style:style>
    <style:style style:name="T307_10" style:family="text">
      <style:text-properties style:text-line-through-style="solid" fo:color="#ff0000"/>
    </style:style>
    <style:style style:name="T307_11" style:family="text">
      <style:text-properties style:text-line-through-style="solid" fo:color="#ff0000"/>
    </style:style>
    <style:style style:name="T307_12" style:family="text">
      <style:text-properties style:text-line-through-style="solid" fo:color="#ff0000"/>
    </style:style>
    <style:style style:name="T307_13" style:family="text">
      <style:text-properties style:text-line-through-style="solid" fo:color="#ff0000"/>
    </style:style>
    <style:style style:name="T307_14" style:family="text">
      <style:text-properties style:text-line-through-style="solid" fo:color="#ff0000"/>
    </style:style>
    <style:style style:name="T307_15" style:family="text">
      <style:text-properties style:text-line-through-style="solid" fo:color="#ff0000"/>
    </style:style>
    <style:style style:name="T307_16" style:family="text">
      <style:text-properties style:text-line-through-style="solid" fo:color="#ff0000"/>
    </style:style>
    <style:style style:name="T307_17" style:family="text">
      <style:text-properties style:text-line-through-style="solid" fo:color="#ff0000"/>
    </style:style>
    <style:style style:name="T307_18" style:family="text">
      <style:text-properties style:text-line-through-style="solid" fo:color="#ff0000"/>
    </style:style>
    <style:style style:name="T307_19" style:family="text">
      <style:text-properties style:text-line-through-style="solid" fo:color="#ff0000"/>
    </style:style>
    <style:style style:name="T307_20" style:family="text">
      <style:text-properties style:text-line-through-style="solid" fo:color="#ff0000"/>
    </style:style>
    <style:style style:name="T307_21" style:family="text">
      <style:text-properties style:text-line-through-style="solid" fo:color="#ff0000"/>
    </style:style>
    <style:style style:name="T307_22" style:family="text">
      <style:text-properties style:text-line-through-style="solid" fo:color="#ff0000"/>
    </style:style>
    <style:style style:name="T307_23" style:family="text">
      <style:text-properties style:text-line-through-style="solid" fo:color="#ff0000"/>
    </style:style>
    <style:style style:name="T307_24" style:family="text">
      <style:text-properties style:text-line-through-style="solid" fo:color="#ff0000"/>
    </style:style>
    <style:style style:name="T307_25" style:family="text">
      <style:text-properties style:text-line-through-style="solid" fo:color="#ff0000"/>
    </style:style>
    <style:style style:name="T307_26" style:family="text">
      <style:text-properties style:text-line-through-style="solid" fo:color="#ff0000"/>
    </style:style>
    <style:style style:name="T307_27" style:family="text">
      <style:text-properties style:text-line-through-style="solid" fo:color="#ff0000"/>
    </style:style>
    <style:style style:name="T307_28" style:family="text">
      <style:text-properties style:text-line-through-style="solid" fo:color="#ff0000"/>
    </style:style>
    <style:style style:name="T307_29" style:family="text">
      <style:text-properties style:text-line-through-style="solid" fo:color="#ff0000"/>
    </style:style>
    <style:style style:name="T307_30" style:family="text">
      <style:text-properties style:text-line-through-style="solid" fo:color="#ff0000"/>
    </style:style>
    <style:style style:name="T307_31" style:family="text">
      <style:text-properties style:text-line-through-style="solid" fo:color="#ff0000"/>
    </style:style>
    <style:style style:name="T307_32" style:family="text">
      <style:text-properties style:text-line-through-style="solid" fo:color="#ff0000"/>
    </style:style>
    <style:style style:name="T307_33" style:family="text">
      <style:text-properties style:text-line-through-style="solid" fo:color="#ff0000"/>
    </style:style>
    <style:style style:name="T307_34" style:family="text">
      <style:text-properties style:text-line-through-style="solid" fo:color="#ff0000"/>
    </style:style>
    <style:style style:name="T307_35" style:family="text">
      <style:text-properties style:text-line-through-style="solid" fo:color="#ff0000"/>
    </style:style>
    <style:style style:name="T307_36" style:family="text">
      <style:text-properties style:text-line-through-style="solid" fo:color="#ff0000"/>
    </style:style>
    <style:style style:name="T307_37" style:family="text">
      <style:text-properties style:text-line-through-style="solid" fo:color="#ff0000"/>
    </style:style>
    <style:style style:name="T307_38" style:family="text">
      <style:text-properties style:text-line-through-style="solid" fo:color="#ff0000"/>
    </style:style>
    <style:style style:name="T307_39" style:family="text">
      <style:text-properties style:text-line-through-style="solid" fo:color="#ff0000"/>
    </style:style>
    <style:style style:name="T307_40" style:family="text">
      <style:text-properties style:text-line-through-style="solid" fo:color="#ff0000"/>
    </style:style>
    <style:style style:name="T307_41" style:family="text">
      <style:text-properties style:text-line-through-style="solid" fo:color="#ff0000"/>
    </style:style>
    <style:style style:name="T307_42" style:family="text">
      <style:text-properties style:text-line-through-style="solid" fo:color="#ff0000"/>
    </style:style>
    <style:style style:name="T307_43" style:family="text">
      <style:text-properties style:text-line-through-style="solid" fo:color="#ff0000"/>
    </style:style>
    <style:style style:name="T307_44" style:family="text">
      <style:text-properties style:text-line-through-style="solid" fo:color="#ff0000"/>
    </style:style>
    <style:style style:name="T307_45" style:family="text">
      <style:text-properties style:text-line-through-style="solid" fo:color="#ff0000"/>
    </style:style>
    <style:style style:name="T307_46" style:family="text">
      <style:text-properties style:text-line-through-style="solid" fo:color="#ff0000"/>
    </style:style>
    <style:style style:name="T307_47" style:family="text">
      <style:text-properties style:text-line-through-style="solid" fo:color="#ff0000"/>
    </style:style>
    <style:style style:name="T307_48" style:family="text">
      <style:text-properties style:text-line-through-style="solid" fo:color="#ff0000"/>
    </style:style>
    <style:style style:name="T307_49" style:family="text">
      <style:text-properties style:text-line-through-style="solid" fo:color="#ff0000"/>
    </style:style>
    <style:style style:name="T307_50" style:family="text">
      <style:text-properties style:text-line-through-style="solid" fo:color="#ff0000"/>
    </style:style>
    <style:style style:name="T307_51" style:family="text">
      <style:text-properties style:text-line-through-style="solid" fo:color="#ff0000"/>
    </style:style>
    <style:style style:name="T307_52" style:family="text">
      <style:text-properties style:text-line-through-style="solid" fo:color="#ff0000"/>
    </style:style>
    <style:style style:name="T307_53" style:family="text">
      <style:text-properties style:text-line-through-style="solid" fo:color="#ff0000"/>
    </style:style>
    <style:style style:name="T307_54" style:family="text">
      <style:text-properties style:text-line-through-style="solid" fo:color="#ff0000"/>
    </style:style>
    <style:style style:name="T307_55" style:family="text">
      <style:text-properties style:text-line-through-style="solid" fo:color="#ff0000"/>
    </style:style>
    <style:style style:name="T307_56" style:family="text">
      <style:text-properties style:text-line-through-style="solid" fo:color="#ff0000"/>
    </style:style>
    <style:style style:name="T307_57" style:family="text">
      <style:text-properties style:text-line-through-style="solid" fo:color="#ff0000"/>
    </style:style>
    <style:style style:name="T307_58" style:family="text">
      <style:text-properties style:text-line-through-style="solid" fo:color="#ff0000"/>
    </style:style>
    <style:style style:name="T307_59" style:family="text">
      <style:text-properties style:text-line-through-style="solid" fo:color="#ff0000"/>
    </style:style>
    <style:style style:name="T307_60" style:family="text">
      <style:text-properties style:text-line-through-style="solid" fo:color="#ff0000"/>
    </style:style>
    <style:style style:name="T307_61" style:family="text">
      <style:text-properties style:text-line-through-style="solid" fo:color="#ff0000"/>
    </style:style>
    <style:style style:name="T307_62" style:family="text">
      <style:text-properties style:text-line-through-style="solid" fo:color="#ff0000"/>
    </style:style>
    <style:style style:name="T307_63" style:family="text">
      <style:text-properties style:text-line-through-style="solid" fo:color="#ff0000"/>
    </style:style>
    <style:style style:name="T307_64" style:family="text">
      <style:text-properties style:text-line-through-style="solid" fo:color="#ff0000"/>
    </style:style>
    <style:style style:name="T307_65" style:family="text">
      <style:text-properties style:text-line-through-style="solid" fo:color="#ff0000"/>
    </style:style>
    <style:style style:name="T307_66" style:family="text">
      <style:text-properties style:text-line-through-style="solid" fo:color="#ff0000"/>
    </style:style>
    <style:style style:name="T307_67" style:family="text">
      <style:text-properties style:text-line-through-style="solid" fo:color="#ff0000"/>
    </style:style>
    <style:style style:name="T307_68" style:family="text">
      <style:text-properties style:text-line-through-style="solid" fo:color="#ff0000"/>
    </style:style>
    <style:style style:name="T307_69" style:family="text">
      <style:text-properties style:text-line-through-style="solid" fo:color="#ff0000"/>
    </style:style>
    <style:style style:name="T307_70" style:family="text">
      <style:text-properties style:text-line-through-style="solid" fo:color="#ff0000"/>
    </style:style>
    <style:style style:name="T307_71" style:family="text">
      <style:text-properties style:text-line-through-style="solid" fo:color="#ff0000"/>
    </style:style>
    <style:style style:name="T307_72" style:family="text">
      <style:text-properties style:text-line-through-style="solid" fo:color="#ff0000"/>
    </style:style>
    <style:style style:name="T307_73" style:family="text">
      <style:text-properties style:text-line-through-style="solid" fo:color="#ff0000"/>
    </style:style>
    <style:style style:name="T307_74" style:family="text">
      <style:text-properties style:text-line-through-style="solid" fo:color="#ff0000"/>
    </style:style>
    <style:style style:name="T307_75" style:family="text">
      <style:text-properties style:text-line-through-style="solid" fo:color="#ff0000"/>
    </style:style>
    <style:style style:name="T307_76" style:family="text">
      <style:text-properties style:text-line-through-style="solid" fo:color="#ff0000"/>
    </style:style>
    <style:style style:name="T307_77" style:family="text">
      <style:text-properties style:text-line-through-style="solid" fo:color="#ff0000"/>
    </style:style>
    <style:style style:name="T307_78" style:family="text">
      <style:text-properties style:text-line-through-style="solid" fo:color="#ff0000"/>
    </style:style>
    <style:style style:name="T307_79" style:family="text">
      <style:text-properties style:text-line-through-style="solid" fo:color="#ff0000"/>
    </style:style>
    <style:style style:name="T307_80" style:family="text">
      <style:text-properties style:text-line-through-style="solid" fo:color="#ff0000"/>
    </style:style>
    <style:style style:name="T307_81" style:family="text">
      <style:text-properties style:text-line-through-style="solid" fo:color="#ff0000"/>
    </style:style>
    <style:style style:name="T307_82" style:family="text">
      <style:text-properties style:text-line-through-style="solid" fo:color="#ff0000"/>
    </style:style>
    <style:style style:name="T307_83" style:family="text">
      <style:text-properties style:text-line-through-style="solid" fo:color="#ff0000"/>
    </style:style>
    <style:style style:name="T307_84" style:family="text">
      <style:text-properties style:text-line-through-style="solid" fo:color="#ff0000"/>
    </style:style>
    <style:style style:name="T307_85" style:family="text">
      <style:text-properties style:text-line-through-style="solid" fo:color="#ff0000"/>
    </style:style>
    <style:style style:name="T307_86" style:family="text">
      <style:text-properties style:text-line-through-style="solid" fo:color="#ff0000"/>
    </style:style>
    <style:style style:name="T307_87" style:family="text">
      <style:text-properties style:text-line-through-style="solid" fo:color="#ff0000"/>
    </style:style>
    <style:style style:name="T307_88" style:family="text">
      <style:text-properties style:text-line-through-style="solid" fo:color="#ff0000"/>
    </style:style>
    <style:style style:name="T307_89" style:family="text">
      <style:text-properties style:text-line-through-style="solid" fo:color="#ff0000"/>
    </style:style>
    <style:style style:name="T307_90" style:family="text">
      <style:text-properties style:text-line-through-style="solid" fo:color="#ff0000"/>
    </style:style>
    <style:style style:name="T307_91" style:family="text">
      <style:text-properties style:text-line-through-style="solid" fo:color="#ff0000"/>
    </style:style>
    <style:style style:name="T307_92" style:family="text">
      <style:text-properties style:text-line-through-style="solid" fo:color="#ff0000"/>
    </style:style>
    <style:style style:name="T307_93" style:family="text">
      <style:text-properties style:text-line-through-style="solid" fo:color="#ff0000"/>
    </style:style>
    <style:style style:name="T307_94" style:family="text">
      <style:text-properties style:text-line-through-style="solid" fo:color="#ff0000"/>
    </style:style>
    <style:style style:name="T307_95" style:family="text">
      <style:text-properties style:text-line-through-style="solid" fo:color="#ff0000"/>
    </style:style>
    <style:style style:name="T307_96" style:family="text">
      <style:text-properties style:text-line-through-style="solid" fo:color="#ff0000"/>
    </style:style>
    <style:style style:name="T307_97" style:family="text">
      <style:text-properties style:text-line-through-style="solid" fo:color="#ff0000"/>
    </style:style>
    <style:style style:name="T307_98" style:family="text">
      <style:text-properties style:text-line-through-style="solid" fo:color="#ff0000"/>
    </style:style>
    <style:style style:name="T307_99" style:family="text">
      <style:text-properties style:text-line-through-style="solid" fo:color="#ff0000"/>
    </style:style>
    <style:style style:name="T307_100" style:family="text">
      <style:text-properties style:text-line-through-style="solid" fo:color="#ff0000"/>
    </style:style>
    <style:style style:name="T307_101" style:family="text">
      <style:text-properties style:text-line-through-style="solid" fo:color="#ff0000"/>
    </style:style>
    <style:style style:name="T307_102" style:family="text">
      <style:text-properties style:text-line-through-style="solid" fo:color="#ff0000"/>
    </style:style>
    <style:style style:name="T307_103" style:family="text">
      <style:text-properties style:text-line-through-style="solid" fo:color="#ff0000"/>
    </style:style>
    <style:style style:name="T307_104" style:family="text">
      <style:text-properties style:text-line-through-style="solid" fo:color="#ff0000"/>
    </style:style>
    <style:style style:name="T307_105" style:family="text">
      <style:text-properties style:text-line-through-style="solid" fo:color="#ff0000"/>
    </style:style>
    <style:style style:name="T307_106" style:family="text">
      <style:text-properties style:text-line-through-style="solid" fo:color="#ff0000"/>
    </style:style>
    <style:style style:name="T307_107" style:family="text">
      <style:text-properties style:text-line-through-style="solid" fo:color="#ff0000"/>
    </style:style>
    <style:style style:name="T307_108" style:family="text">
      <style:text-properties style:text-line-through-style="solid" fo:color="#ff0000"/>
    </style:style>
    <style:style style:name="T307_109" style:family="text">
      <style:text-properties style:text-line-through-style="solid" fo:color="#ff0000"/>
    </style:style>
    <style:style style:name="T307_110" style:family="text">
      <style:text-properties style:text-line-through-style="solid" fo:color="#ff0000"/>
    </style:style>
    <style:style style:name="T307_111" style:family="text">
      <style:text-properties style:text-line-through-style="solid" fo:color="#ff0000"/>
    </style:style>
    <style:style style:name="T307_112" style:family="text">
      <style:text-properties style:text-line-through-style="solid" fo:color="#ff0000"/>
    </style:style>
    <style:style style:name="T307_113" style:family="text">
      <style:text-properties style:text-line-through-style="solid" fo:color="#ff0000"/>
    </style:style>
    <style:style style:name="T307_114" style:family="text">
      <style:text-properties style:text-line-through-style="solid" fo:color="#ff0000"/>
    </style:style>
    <style:style style:name="T307_115" style:family="text">
      <style:text-properties style:text-line-through-style="solid" fo:color="#ff0000"/>
    </style:style>
    <style:style style:name="T307_116" style:family="text">
      <style:text-properties style:text-line-through-style="solid" fo:color="#ff0000"/>
    </style:style>
    <style:style style:name="T307_117" style:family="text">
      <style:text-properties style:text-line-through-style="solid" fo:color="#ff0000"/>
    </style:style>
    <style:style style:name="T307_118" style:family="text">
      <style:text-properties style:text-line-through-style="solid" fo:color="#ff0000"/>
    </style:style>
    <style:style style:name="T307_119" style:family="text">
      <style:text-properties style:text-line-through-style="solid" fo:color="#ff0000"/>
    </style:style>
    <style:style style:name="T307_120" style:family="text">
      <style:text-properties style:text-line-through-style="solid" fo:color="#ff0000"/>
    </style:style>
    <style:style style:name="T307_121" style:family="text">
      <style:text-properties style:text-line-through-style="solid" fo:color="#ff0000"/>
    </style:style>
    <style:style style:name="T307_122" style:family="text">
      <style:text-properties style:text-line-through-style="solid" fo:color="#ff0000"/>
    </style:style>
    <style:style style:name="T307_123" style:family="text">
      <style:text-properties style:text-line-through-style="solid" fo:color="#ff0000"/>
    </style:style>
    <style:style style:name="T307_124" style:family="text">
      <style:text-properties style:text-line-through-style="solid" fo:color="#ff0000"/>
    </style:style>
    <style:style style:name="T307_125" style:family="text">
      <style:text-properties style:text-line-through-style="solid" fo:color="#ff0000"/>
    </style:style>
    <style:style style:name="T307_126" style:family="text">
      <style:text-properties style:text-line-through-style="solid" fo:color="#ff0000"/>
    </style:style>
    <style:style style:name="T307_127" style:family="text">
      <style:text-properties style:text-line-through-style="solid" fo:color="#ff0000"/>
    </style:style>
    <style:style style:name="T307_128" style:family="text">
      <style:text-properties style:text-line-through-style="solid" fo:color="#ff0000"/>
    </style:style>
    <style:style style:name="T307_129" style:family="text">
      <style:text-properties style:text-line-through-style="solid" fo:color="#ff0000"/>
    </style:style>
    <style:style style:name="T307_130" style:family="text">
      <style:text-properties style:text-line-through-style="solid" fo:color="#ff0000"/>
    </style:style>
    <style:style style:name="T307_131" style:family="text">
      <style:text-properties style:text-line-through-style="solid" fo:color="#ff0000"/>
    </style:style>
    <style:style style:name="T307_132" style:family="text">
      <style:text-properties style:text-line-through-style="solid" fo:color="#ff0000"/>
    </style:style>
    <style:style style:name="T307_133" style:family="text">
      <style:text-properties style:text-line-through-style="solid" fo:color="#ff0000"/>
    </style:style>
    <style:style style:name="T307_134" style:family="text">
      <style:text-properties style:text-line-through-style="solid" fo:color="#ff0000"/>
    </style:style>
    <style:style style:name="T307_135" style:family="text">
      <style:text-properties style:text-line-through-style="solid" fo:color="#ff0000"/>
    </style:style>
    <style:style style:name="T307_136" style:family="text">
      <style:text-properties style:text-line-through-style="solid" fo:color="#ff0000"/>
    </style:style>
    <style:style style:name="T307_137" style:family="text">
      <style:text-properties style:text-line-through-style="solid" fo:color="#ff0000"/>
    </style:style>
    <style:style style:name="T307_138" style:family="text">
      <style:text-properties style:text-line-through-style="solid" fo:color="#ff0000"/>
    </style:style>
    <style:style style:name="T307_139" style:family="text">
      <style:text-properties style:text-line-through-style="solid" fo:color="#ff0000"/>
    </style:style>
    <style:style style:name="T307_140" style:family="text">
      <style:text-properties style:text-line-through-style="solid" fo:color="#ff0000"/>
    </style:style>
    <style:style style:name="T307_141" style:family="text">
      <style:text-properties style:text-line-through-style="solid" fo:color="#ff0000"/>
    </style:style>
    <style:style style:name="T307_142" style:family="text">
      <style:text-properties style:text-line-through-style="solid" fo:color="#ff0000"/>
    </style:style>
    <style:style style:name="T307_143" style:family="text">
      <style:text-properties style:text-line-through-style="solid" fo:color="#ff0000"/>
    </style:style>
    <style:style style:name="T307_144" style:family="text">
      <style:text-properties style:text-line-through-style="solid" fo:color="#ff0000"/>
    </style:style>
    <style:style style:name="P30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style:text-line-through-style="solid" fo:color="#ff0000"/>
    </style:style>
    <style:style style:name="P309" style:family="paragraph" style:parent-style-name="Standard">
      <style:paragraph-properties fo:break-before="auto" fo:text-indent="0cm" fo:line-height="100%" style:writing-mode="lr-tb"/>
    </style:style>
    <style:style style:name="T309_1" style:family="text">
      <style:text-properties style:text-line-through-style="solid" fo:color="#ff0000" fo:font-weight="bold" style:font-weight-asian="bold" style:font-weight-complex="bold"/>
    </style:style>
    <style:style style:name="T309_2" style:family="text">
      <style:text-properties style:text-line-through-style="solid" fo:color="#ff0000" fo:font-weight="bold" style:font-weight-asian="bold" style:font-weight-complex="bold"/>
    </style:style>
    <style:style style:name="T309_3" style:family="text">
      <style:text-properties style:text-line-through-style="solid" fo:color="#ff0000" fo:font-weight="bold" style:font-weight-asian="bold" style:font-weight-complex="bold"/>
    </style:style>
    <style:style style:name="T309_4" style:family="text">
      <style:text-properties style:text-line-through-style="solid" fo:color="#ff0000" fo:font-weight="bold" style:font-weight-asian="bold" style:font-weight-complex="bold"/>
    </style:style>
    <style:style style:name="T309_5" style:family="text">
      <style:text-properties style:text-line-through-style="solid" fo:color="#ff0000" fo:font-weight="bold" style:font-weight-asian="bold" style:font-weight-complex="bold"/>
    </style:style>
    <style:style style:name="T309_6" style:family="text">
      <style:text-properties style:text-line-through-style="solid" fo:color="#ff0000" fo:font-weight="bold" style:font-weight-asian="bold" style:font-weight-complex="bold"/>
    </style:style>
    <style:style style:name="T309_7" style:family="text">
      <style:text-properties style:text-line-through-style="solid" fo:color="#ff0000" fo:font-weight="bold" style:font-weight-asian="bold" style:font-weight-complex="bold"/>
    </style:style>
    <style:style style:name="P31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10_1" style:family="text">
      <style:text-properties style:text-line-through-style="solid" fo:color="#ff0000"/>
    </style:style>
    <style:style style:name="T310_2" style:family="text">
      <style:text-properties style:text-line-through-style="solid" fo:color="#ff0000"/>
    </style:style>
    <style:style style:name="T310_3" style:family="text">
      <style:text-properties style:text-line-through-style="solid" fo:color="#ff0000"/>
    </style:style>
    <style:style style:name="T310_4" style:family="text">
      <style:text-properties style:text-line-through-style="solid" fo:color="#ff0000"/>
    </style:style>
    <style:style style:name="T310_5" style:family="text">
      <style:text-properties style:text-line-through-style="solid" fo:color="#ff0000"/>
    </style:style>
    <style:style style:name="T310_6" style:family="text">
      <style:text-properties style:text-line-through-style="solid" fo:color="#ff0000"/>
    </style:style>
    <style:style style:name="T310_7" style:family="text">
      <style:text-properties style:text-line-through-style="solid" fo:color="#ff0000"/>
    </style:style>
    <style:style style:name="T310_8" style:family="text">
      <style:text-properties style:text-line-through-style="solid" fo:color="#ff0000"/>
    </style:style>
    <style:style style:name="T310_9" style:family="text">
      <style:text-properties style:text-line-through-style="solid" fo:color="#ff0000"/>
    </style:style>
    <style:style style:name="T310_10" style:family="text">
      <style:text-properties style:text-line-through-style="solid" fo:color="#ff0000"/>
    </style:style>
    <style:style style:name="T310_11" style:family="text">
      <style:text-properties style:text-line-through-style="solid" fo:color="#ff0000"/>
    </style:style>
    <style:style style:name="T310_12" style:family="text">
      <style:text-properties style:text-line-through-style="solid" fo:color="#ff0000"/>
    </style:style>
    <style:style style:name="T310_13" style:family="text">
      <style:text-properties style:text-line-through-style="solid" fo:color="#ff0000"/>
    </style:style>
    <style:style style:name="T310_14" style:family="text">
      <style:text-properties style:text-line-through-style="solid" fo:color="#ff0000"/>
    </style:style>
    <style:style style:name="T310_15" style:family="text">
      <style:text-properties style:text-line-through-style="solid" fo:color="#ff0000"/>
    </style:style>
    <style:style style:name="T310_16" style:family="text">
      <style:text-properties style:text-line-through-style="solid" fo:color="#ff0000"/>
    </style:style>
    <style:style style:name="T310_17" style:family="text">
      <style:text-properties style:text-line-through-style="solid" fo:color="#ff0000"/>
    </style:style>
    <style:style style:name="T310_18" style:family="text">
      <style:text-properties style:text-line-through-style="solid" fo:color="#ff0000"/>
    </style:style>
    <style:style style:name="T310_19" style:family="text">
      <style:text-properties style:text-line-through-style="solid" fo:color="#ff0000"/>
    </style:style>
    <style:style style:name="T310_20" style:family="text">
      <style:text-properties style:text-line-through-style="solid" fo:color="#ff0000"/>
    </style:style>
    <style:style style:name="T310_21" style:family="text">
      <style:text-properties style:text-line-through-style="solid" fo:color="#ff0000"/>
    </style:style>
    <style:style style:name="T310_22" style:family="text">
      <style:text-properties style:text-line-through-style="solid" fo:color="#ff0000"/>
    </style:style>
    <style:style style:name="T310_23" style:family="text">
      <style:text-properties style:text-line-through-style="solid" fo:color="#ff0000"/>
    </style:style>
    <style:style style:name="T310_24" style:family="text">
      <style:text-properties style:text-line-through-style="solid" fo:color="#ff0000"/>
    </style:style>
    <style:style style:name="T310_25" style:family="text">
      <style:text-properties style:text-line-through-style="solid" fo:color="#ff0000"/>
    </style:style>
    <style:style style:name="T310_26" style:family="text">
      <style:text-properties style:text-line-through-style="solid" fo:color="#ff0000"/>
    </style:style>
    <style:style style:name="T310_27" style:family="text">
      <style:text-properties style:text-line-through-style="solid" fo:color="#ff0000"/>
    </style:style>
    <style:style style:name="T310_28" style:family="text">
      <style:text-properties style:text-line-through-style="solid" fo:color="#ff0000"/>
    </style:style>
    <style:style style:name="T310_29" style:family="text">
      <style:text-properties style:text-line-through-style="solid" fo:color="#ff0000"/>
    </style:style>
    <style:style style:name="T310_30" style:family="text">
      <style:text-properties style:text-line-through-style="solid" fo:color="#ff0000"/>
    </style:style>
    <style:style style:name="T310_31" style:family="text">
      <style:text-properties style:text-line-through-style="solid" fo:color="#ff0000"/>
    </style:style>
    <style:style style:name="T310_32" style:family="text">
      <style:text-properties style:text-line-through-style="solid" fo:color="#ff0000"/>
    </style:style>
    <style:style style:name="T310_33" style:family="text">
      <style:text-properties style:text-line-through-style="solid" fo:color="#ff0000"/>
    </style:style>
    <style:style style:name="T310_34" style:family="text">
      <style:text-properties style:text-line-through-style="solid" fo:color="#ff0000"/>
    </style:style>
    <style:style style:name="T310_35" style:family="text">
      <style:text-properties style:text-line-through-style="solid" fo:color="#ff0000"/>
    </style:style>
    <style:style style:name="T310_36" style:family="text">
      <style:text-properties style:text-line-through-style="solid" fo:color="#ff0000"/>
    </style:style>
    <style:style style:name="T310_37" style:family="text">
      <style:text-properties style:text-line-through-style="solid" fo:color="#ff0000"/>
    </style:style>
    <style:style style:name="T310_38" style:family="text">
      <style:text-properties style:text-line-through-style="solid" fo:color="#ff0000"/>
    </style:style>
    <style:style style:name="T310_39" style:family="text">
      <style:text-properties style:text-line-through-style="solid" fo:color="#ff0000"/>
    </style:style>
    <style:style style:name="T310_40" style:family="text">
      <style:text-properties style:text-line-through-style="solid" fo:color="#ff0000"/>
    </style:style>
    <style:style style:name="T310_41" style:family="text">
      <style:text-properties style:text-line-through-style="solid" fo:color="#ff0000"/>
    </style:style>
    <style:style style:name="T310_42" style:family="text">
      <style:text-properties style:text-line-through-style="solid" fo:color="#ff0000"/>
    </style:style>
    <style:style style:name="T310_43" style:family="text">
      <style:text-properties style:text-line-through-style="solid" fo:color="#ff0000"/>
    </style:style>
    <style:style style:name="T310_44" style:family="text">
      <style:text-properties style:text-line-through-style="solid" fo:color="#ff0000"/>
    </style:style>
    <style:style style:name="T310_45" style:family="text">
      <style:text-properties style:text-line-through-style="solid" fo:color="#ff0000"/>
    </style:style>
    <style:style style:name="T310_46" style:family="text">
      <style:text-properties style:text-line-through-style="solid" fo:color="#ff0000"/>
    </style:style>
    <style:style style:name="T310_47" style:family="text">
      <style:text-properties style:text-line-through-style="solid" fo:color="#ff0000"/>
    </style:style>
    <style:style style:name="T310_48" style:family="text">
      <style:text-properties style:text-line-through-style="solid" fo:color="#ff0000"/>
    </style:style>
    <style:style style:name="T310_49" style:family="text">
      <style:text-properties style:text-line-through-style="solid" fo:color="#ff0000"/>
    </style:style>
    <style:style style:name="T310_50" style:family="text">
      <style:text-properties style:text-line-through-style="solid" fo:color="#ff0000"/>
    </style:style>
    <style:style style:name="T310_51" style:family="text">
      <style:text-properties style:text-line-through-style="solid" fo:color="#ff0000"/>
    </style:style>
    <style:style style:name="T310_52" style:family="text">
      <style:text-properties style:text-line-through-style="solid" fo:color="#ff0000"/>
    </style:style>
    <style:style style:name="T310_53" style:family="text">
      <style:text-properties style:text-line-through-style="solid" fo:color="#ff0000"/>
    </style:style>
    <style:style style:name="T310_54" style:family="text">
      <style:text-properties style:text-line-through-style="solid" fo:color="#ff0000"/>
    </style:style>
    <style:style style:name="T310_55" style:family="text">
      <style:text-properties style:text-line-through-style="solid" fo:color="#ff0000"/>
    </style:style>
    <style:style style:name="T310_56" style:family="text">
      <style:text-properties style:text-line-through-style="solid" fo:color="#ff0000"/>
    </style:style>
    <style:style style:name="T310_57" style:family="text">
      <style:text-properties style:text-line-through-style="solid" fo:color="#ff0000"/>
    </style:style>
    <style:style style:name="T310_58" style:family="text">
      <style:text-properties style:text-line-through-style="solid" fo:color="#ff0000"/>
    </style:style>
    <style:style style:name="T310_59" style:family="text">
      <style:text-properties style:text-line-through-style="solid" fo:color="#ff0000"/>
    </style:style>
    <style:style style:name="T310_60" style:family="text">
      <style:text-properties style:text-line-through-style="solid" fo:color="#ff0000"/>
    </style:style>
    <style:style style:name="P31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style:text-line-through-style="solid" fo:color="#ff0000"/>
    </style:style>
    <style:style style:name="P312" style:family="paragraph" style:parent-style-name="Standard">
      <style:paragraph-properties fo:break-before="auto" fo:text-indent="0cm" fo:line-height="100%" style:writing-mode="lr-tb"/>
    </style:style>
    <style:style style:name="T312_1" style:family="text">
      <style:text-properties style:text-line-through-style="solid" fo:color="#ff0000" fo:font-weight="bold" style:font-weight-asian="bold" style:font-weight-complex="bold"/>
    </style:style>
    <style:style style:name="T312_2" style:family="text">
      <style:text-properties style:text-line-through-style="solid" fo:color="#ff0000" fo:font-weight="bold" style:font-weight-asian="bold" style:font-weight-complex="bold"/>
    </style:style>
    <style:style style:name="T312_3" style:family="text">
      <style:text-properties style:text-line-through-style="solid" fo:color="#ff0000" fo:font-weight="bold" style:font-weight-asian="bold" style:font-weight-complex="bold"/>
    </style:style>
    <style:style style:name="T312_4" style:family="text">
      <style:text-properties style:text-line-through-style="solid" fo:color="#ff0000" fo:font-weight="bold" style:font-weight-asian="bold" style:font-weight-complex="bold"/>
    </style:style>
    <style:style style:name="T312_5" style:family="text">
      <style:text-properties style:text-line-through-style="solid" fo:color="#ff0000" fo:font-weight="bold" style:font-weight-asian="bold" style:font-weight-complex="bold"/>
    </style:style>
    <style:style style:name="T312_6" style:family="text">
      <style:text-properties style:text-line-through-style="solid" fo:color="#ff0000" fo:font-weight="bold" style:font-weight-asian="bold" style:font-weight-complex="bold"/>
    </style:style>
    <style:style style:name="P31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13_1" style:family="text">
      <style:text-properties style:text-line-through-style="solid" fo:color="#ff0000"/>
    </style:style>
    <style:style style:name="T313_2" style:family="text">
      <style:text-properties style:text-line-through-style="solid" fo:color="#ff0000"/>
    </style:style>
    <style:style style:name="T313_3" style:family="text">
      <style:text-properties style:text-line-through-style="solid" fo:color="#ff0000"/>
    </style:style>
    <style:style style:name="T313_4" style:family="text">
      <style:text-properties style:text-line-through-style="solid" fo:color="#ff0000"/>
    </style:style>
    <style:style style:name="T313_5" style:family="text">
      <style:text-properties style:text-line-through-style="solid" fo:color="#ff0000"/>
    </style:style>
    <style:style style:name="T313_6" style:family="text">
      <style:text-properties style:text-line-through-style="solid" fo:color="#ff0000"/>
    </style:style>
    <style:style style:name="T313_7" style:family="text">
      <style:text-properties style:text-line-through-style="solid" fo:color="#ff0000"/>
    </style:style>
    <style:style style:name="T313_8" style:family="text">
      <style:text-properties style:text-line-through-style="solid" fo:color="#ff0000"/>
    </style:style>
    <style:style style:name="T313_9" style:family="text">
      <style:text-properties style:text-line-through-style="solid" fo:color="#ff0000"/>
    </style:style>
    <style:style style:name="T313_10" style:family="text">
      <style:text-properties style:text-line-through-style="solid" fo:color="#ff0000"/>
    </style:style>
    <style:style style:name="T313_11" style:family="text">
      <style:text-properties style:text-line-through-style="solid" fo:color="#ff0000"/>
    </style:style>
    <style:style style:name="T313_12" style:family="text">
      <style:text-properties style:text-line-through-style="solid" fo:color="#ff0000"/>
    </style:style>
    <style:style style:name="T313_13" style:family="text">
      <style:text-properties style:text-line-through-style="solid" fo:color="#ff0000"/>
    </style:style>
    <style:style style:name="T313_14" style:family="text">
      <style:text-properties style:text-line-through-style="solid" fo:color="#ff0000"/>
    </style:style>
    <style:style style:name="T313_15" style:family="text">
      <style:text-properties style:text-line-through-style="solid" fo:color="#ff0000"/>
    </style:style>
    <style:style style:name="T313_16" style:family="text">
      <style:text-properties style:text-line-through-style="solid" fo:color="#ff0000"/>
    </style:style>
    <style:style style:name="T313_17" style:family="text">
      <style:text-properties style:text-line-through-style="solid" fo:color="#ff0000"/>
    </style:style>
    <style:style style:name="T313_18" style:family="text">
      <style:text-properties style:text-line-through-style="solid" fo:color="#ff0000"/>
    </style:style>
    <style:style style:name="T313_19" style:family="text">
      <style:text-properties style:text-line-through-style="solid" fo:color="#ff0000"/>
    </style:style>
    <style:style style:name="T313_20" style:family="text">
      <style:text-properties style:text-line-through-style="solid" fo:color="#ff0000"/>
    </style:style>
    <style:style style:name="T313_21" style:family="text">
      <style:text-properties style:text-line-through-style="solid" fo:color="#ff0000"/>
    </style:style>
    <style:style style:name="T313_22" style:family="text">
      <style:text-properties style:text-line-through-style="solid" fo:color="#ff0000"/>
    </style:style>
    <style:style style:name="T313_23" style:family="text">
      <style:text-properties style:text-line-through-style="solid" fo:color="#ff0000"/>
    </style:style>
    <style:style style:name="T313_24" style:family="text">
      <style:text-properties style:text-line-through-style="solid" fo:color="#ff0000"/>
    </style:style>
    <style:style style:name="T313_25" style:family="text">
      <style:text-properties style:text-line-through-style="solid" fo:color="#ff0000"/>
    </style:style>
    <style:style style:name="T313_26" style:family="text">
      <style:text-properties style:text-line-through-style="solid" fo:color="#ff0000"/>
    </style:style>
    <style:style style:name="T313_27" style:family="text">
      <style:text-properties style:text-line-through-style="solid" fo:color="#ff0000"/>
    </style:style>
    <style:style style:name="T313_28" style:family="text">
      <style:text-properties style:text-line-through-style="solid" fo:color="#ff0000"/>
    </style:style>
    <style:style style:name="T313_29" style:family="text">
      <style:text-properties style:text-line-through-style="solid" fo:color="#ff0000"/>
    </style:style>
    <style:style style:name="T313_30" style:family="text">
      <style:text-properties style:text-line-through-style="solid" fo:color="#ff0000"/>
    </style:style>
    <style:style style:name="T313_31" style:family="text">
      <style:text-properties style:text-line-through-style="solid" fo:color="#ff0000"/>
    </style:style>
    <style:style style:name="T313_32" style:family="text">
      <style:text-properties style:text-line-through-style="solid" fo:color="#ff0000"/>
    </style:style>
    <style:style style:name="T313_33" style:family="text">
      <style:text-properties style:text-line-through-style="solid" fo:color="#ff0000"/>
    </style:style>
    <style:style style:name="T313_34" style:family="text">
      <style:text-properties style:text-line-through-style="solid" fo:color="#ff0000"/>
    </style:style>
    <style:style style:name="T313_35" style:family="text">
      <style:text-properties style:text-line-through-style="solid" fo:color="#ff0000"/>
    </style:style>
    <style:style style:name="T313_36" style:family="text">
      <style:text-properties style:text-line-through-style="solid" fo:color="#ff0000"/>
    </style:style>
    <style:style style:name="T313_37" style:family="text">
      <style:text-properties style:text-line-through-style="solid" fo:color="#ff0000"/>
    </style:style>
    <style:style style:name="T313_38" style:family="text">
      <style:text-properties style:text-line-through-style="solid" fo:color="#ff0000"/>
    </style:style>
    <style:style style:name="T313_39" style:family="text">
      <style:text-properties style:text-line-through-style="solid" fo:color="#ff0000"/>
    </style:style>
    <style:style style:name="T313_40" style:family="text">
      <style:text-properties style:text-line-through-style="solid" fo:color="#ff0000"/>
    </style:style>
    <style:style style:name="T313_41" style:family="text">
      <style:text-properties style:text-line-through-style="solid" fo:color="#ff0000"/>
    </style:style>
    <style:style style:name="T313_42" style:family="text">
      <style:text-properties style:text-line-through-style="solid" fo:color="#ff0000"/>
    </style:style>
    <style:style style:name="T313_43" style:family="text">
      <style:text-properties style:text-line-through-style="solid" fo:color="#ff0000"/>
    </style:style>
    <style:style style:name="T313_44" style:family="text">
      <style:text-properties style:text-line-through-style="solid" fo:color="#ff0000"/>
    </style:style>
    <style:style style:name="T313_45" style:family="text">
      <style:text-properties style:text-line-through-style="solid" fo:color="#ff0000"/>
    </style:style>
    <style:style style:name="T313_46" style:family="text">
      <style:text-properties style:text-line-through-style="solid" fo:color="#ff0000"/>
    </style:style>
    <style:style style:name="T313_47" style:family="text">
      <style:text-properties style:text-line-through-style="solid" fo:color="#ff0000"/>
    </style:style>
    <style:style style:name="T313_48" style:family="text">
      <style:text-properties style:text-line-through-style="solid" fo:color="#ff0000"/>
    </style:style>
    <style:style style:name="T313_49" style:family="text">
      <style:text-properties style:text-line-through-style="solid" fo:color="#ff0000"/>
    </style:style>
    <style:style style:name="T313_50" style:family="text">
      <style:text-properties style:text-line-through-style="solid" fo:color="#ff0000"/>
    </style:style>
    <style:style style:name="T313_51" style:family="text">
      <style:text-properties style:text-line-through-style="solid" fo:color="#ff0000"/>
    </style:style>
    <style:style style:name="T313_52" style:family="text">
      <style:text-properties style:text-line-through-style="solid" fo:color="#ff0000"/>
    </style:style>
    <style:style style:name="T313_53" style:family="text">
      <style:text-properties style:text-line-through-style="solid" fo:color="#ff0000"/>
    </style:style>
    <style:style style:name="T313_54" style:family="text">
      <style:text-properties style:text-line-through-style="solid" fo:color="#ff0000"/>
    </style:style>
    <style:style style:name="T313_55" style:family="text">
      <style:text-properties style:text-line-through-style="solid" fo:color="#ff0000"/>
    </style:style>
    <style:style style:name="T313_56" style:family="text">
      <style:text-properties style:text-line-through-style="solid" fo:color="#ff0000"/>
    </style:style>
    <style:style style:name="T313_57" style:family="text">
      <style:text-properties style:text-line-through-style="solid" fo:color="#ff0000"/>
    </style:style>
    <style:style style:name="T313_58" style:family="text">
      <style:text-properties style:text-line-through-style="solid" fo:color="#ff0000"/>
    </style:style>
    <style:style style:name="T313_59" style:family="text">
      <style:text-properties style:text-line-through-style="solid" fo:color="#ff0000"/>
    </style:style>
    <style:style style:name="T313_60" style:family="text">
      <style:text-properties style:text-line-through-style="solid" fo:color="#ff0000"/>
    </style:style>
    <style:style style:name="T313_61" style:family="text">
      <style:text-properties style:text-line-through-style="solid" fo:color="#ff0000"/>
    </style:style>
    <style:style style:name="T313_62" style:family="text">
      <style:text-properties style:text-line-through-style="solid" fo:color="#ff0000"/>
    </style:style>
    <style:style style:name="T313_63" style:family="text">
      <style:text-properties style:text-line-through-style="solid" fo:color="#ff0000"/>
    </style:style>
    <style:style style:name="T313_64" style:family="text">
      <style:text-properties style:text-line-through-style="solid" fo:color="#ff0000"/>
    </style:style>
    <style:style style:name="T313_65" style:family="text">
      <style:text-properties style:text-line-through-style="solid" fo:color="#ff0000"/>
    </style:style>
    <style:style style:name="T313_66" style:family="text">
      <style:text-properties style:text-line-through-style="solid" fo:color="#ff0000"/>
    </style:style>
    <style:style style:name="T313_67" style:family="text">
      <style:text-properties style:text-line-through-style="solid" fo:color="#ff0000"/>
    </style:style>
    <style:style style:name="T313_68" style:family="text">
      <style:text-properties style:text-line-through-style="solid" fo:color="#ff0000"/>
    </style:style>
    <style:style style:name="T313_69" style:family="text">
      <style:text-properties style:text-line-through-style="solid" fo:color="#ff0000"/>
    </style:style>
    <style:style style:name="T313_70" style:family="text">
      <style:text-properties style:text-line-through-style="solid" fo:color="#ff0000"/>
    </style:style>
    <style:style style:name="T313_71" style:family="text">
      <style:text-properties style:text-line-through-style="solid" fo:color="#ff0000"/>
    </style:style>
    <style:style style:name="T313_72" style:family="text">
      <style:text-properties style:text-line-through-style="solid" fo:color="#ff0000"/>
    </style:style>
    <style:style style:name="T313_73" style:family="text">
      <style:text-properties style:text-line-through-style="solid" fo:color="#ff0000"/>
    </style:style>
    <style:style style:name="T313_74" style:family="text">
      <style:text-properties style:text-line-through-style="solid" fo:color="#ff0000"/>
    </style:style>
    <style:style style:name="T313_75" style:family="text">
      <style:text-properties style:text-line-through-style="solid" fo:color="#ff0000"/>
    </style:style>
    <style:style style:name="T313_76" style:family="text">
      <style:text-properties style:text-line-through-style="solid" fo:color="#ff0000"/>
    </style:style>
    <style:style style:name="T313_77" style:family="text">
      <style:text-properties style:text-line-through-style="solid" fo:color="#ff0000"/>
    </style:style>
    <style:style style:name="T313_78" style:family="text">
      <style:text-properties style:text-line-through-style="solid" fo:color="#ff0000"/>
    </style:style>
    <style:style style:name="T313_79" style:family="text">
      <style:text-properties style:text-line-through-style="solid" fo:color="#ff0000"/>
    </style:style>
    <style:style style:name="T313_80" style:family="text">
      <style:text-properties style:text-line-through-style="solid" fo:color="#ff0000"/>
    </style:style>
    <style:style style:name="T313_81" style:family="text">
      <style:text-properties style:text-line-through-style="solid" fo:color="#ff0000"/>
    </style:style>
    <style:style style:name="T313_82" style:family="text">
      <style:text-properties style:text-line-through-style="solid" fo:color="#ff0000"/>
    </style:style>
    <style:style style:name="T313_83" style:family="text">
      <style:text-properties style:text-line-through-style="solid" fo:color="#ff0000"/>
    </style:style>
    <style:style style:name="T313_84" style:family="text">
      <style:text-properties style:text-line-through-style="solid" fo:color="#ff0000"/>
    </style:style>
    <style:style style:name="T313_85" style:family="text">
      <style:text-properties style:text-line-through-style="solid" fo:color="#ff0000"/>
    </style:style>
    <style:style style:name="T313_86" style:family="text">
      <style:text-properties style:text-line-through-style="solid" fo:color="#ff0000"/>
    </style:style>
    <style:style style:name="T313_87" style:family="text">
      <style:text-properties style:text-line-through-style="solid" fo:color="#ff0000"/>
    </style:style>
    <style:style style:name="T313_88" style:family="text">
      <style:text-properties style:text-line-through-style="solid" fo:color="#ff0000"/>
    </style:style>
    <style:style style:name="T313_89" style:family="text">
      <style:text-properties style:text-line-through-style="solid" fo:color="#ff0000"/>
    </style:style>
    <style:style style:name="T313_90" style:family="text">
      <style:text-properties style:text-line-through-style="solid" fo:color="#ff0000"/>
    </style:style>
    <style:style style:name="T313_91" style:family="text">
      <style:text-properties style:text-line-through-style="solid" fo:color="#ff0000"/>
    </style:style>
    <style:style style:name="T313_92" style:family="text">
      <style:text-properties style:text-line-through-style="solid" fo:color="#ff0000"/>
    </style:style>
    <style:style style:name="T313_93" style:family="text">
      <style:text-properties style:text-line-through-style="solid" fo:color="#ff0000"/>
    </style:style>
    <style:style style:name="T313_94" style:family="text">
      <style:text-properties style:text-line-through-style="solid" fo:color="#ff0000"/>
    </style:style>
    <style:style style:name="T313_95" style:family="text">
      <style:text-properties style:text-line-through-style="solid" fo:color="#ff0000"/>
    </style:style>
    <style:style style:name="T313_96" style:family="text">
      <style:text-properties style:text-line-through-style="solid" fo:color="#ff0000"/>
    </style:style>
    <style:style style:name="T313_97" style:family="text">
      <style:text-properties style:text-line-through-style="solid" fo:color="#ff0000"/>
    </style:style>
    <style:style style:name="T313_98" style:family="text">
      <style:text-properties style:text-line-through-style="solid" fo:color="#ff0000"/>
    </style:style>
    <style:style style:name="T313_99" style:family="text">
      <style:text-properties style:text-line-through-style="solid" fo:color="#ff0000"/>
    </style:style>
    <style:style style:name="T313_100" style:family="text">
      <style:text-properties style:text-line-through-style="solid" fo:color="#ff0000"/>
    </style:style>
    <style:style style:name="T313_101" style:family="text">
      <style:text-properties style:text-line-through-style="solid" fo:color="#ff0000"/>
    </style:style>
    <style:style style:name="T313_102" style:family="text">
      <style:text-properties style:text-line-through-style="solid" fo:color="#ff0000"/>
    </style:style>
    <style:style style:name="T313_103" style:family="text">
      <style:text-properties style:text-line-through-style="solid" fo:color="#ff0000"/>
    </style:style>
    <style:style style:name="T313_104" style:family="text">
      <style:text-properties style:text-line-through-style="solid" fo:color="#ff0000"/>
    </style:style>
    <style:style style:name="T313_105" style:family="text">
      <style:text-properties style:text-line-through-style="solid" fo:color="#ff0000"/>
    </style:style>
    <style:style style:name="T313_106" style:family="text">
      <style:text-properties style:text-line-through-style="solid" fo:color="#ff0000"/>
    </style:style>
    <style:style style:name="T313_107" style:family="text">
      <style:text-properties style:text-line-through-style="solid" fo:color="#ff0000"/>
    </style:style>
    <style:style style:name="T313_108" style:family="text">
      <style:text-properties style:text-line-through-style="solid" fo:color="#ff0000"/>
    </style:style>
    <style:style style:name="T313_109" style:family="text">
      <style:text-properties style:text-line-through-style="solid" fo:color="#ff0000"/>
    </style:style>
    <style:style style:name="T313_110" style:family="text">
      <style:text-properties style:text-line-through-style="solid" fo:color="#ff0000"/>
    </style:style>
    <style:style style:name="T313_111" style:family="text">
      <style:text-properties style:text-line-through-style="solid" fo:color="#ff0000"/>
    </style:style>
    <style:style style:name="T313_112" style:family="text">
      <style:text-properties style:text-line-through-style="solid" fo:color="#ff0000"/>
    </style:style>
    <style:style style:name="T313_113" style:family="text">
      <style:text-properties style:text-line-through-style="solid" fo:color="#ff0000"/>
    </style:style>
    <style:style style:name="T313_114" style:family="text">
      <style:text-properties style:text-line-through-style="solid" fo:color="#ff0000"/>
    </style:style>
    <style:style style:name="T313_115" style:family="text">
      <style:text-properties style:text-line-through-style="solid" fo:color="#ff0000"/>
    </style:style>
    <style:style style:name="T313_116" style:family="text">
      <style:text-properties style:text-line-through-style="solid" fo:color="#ff0000"/>
    </style:style>
    <style:style style:name="T313_117" style:family="text">
      <style:text-properties style:text-line-through-style="solid" fo:color="#ff0000"/>
    </style:style>
    <style:style style:name="T313_118" style:family="text">
      <style:text-properties style:text-line-through-style="solid" fo:color="#ff0000"/>
    </style:style>
    <style:style style:name="T313_119" style:family="text">
      <style:text-properties style:text-line-through-style="solid" fo:color="#ff0000"/>
    </style:style>
    <style:style style:name="T313_120" style:family="text">
      <style:text-properties style:text-line-through-style="solid" fo:color="#ff0000"/>
    </style:style>
    <style:style style:name="T313_121" style:family="text">
      <style:text-properties style:text-line-through-style="solid" fo:color="#ff0000"/>
    </style:style>
    <style:style style:name="T313_122" style:family="text">
      <style:text-properties style:text-line-through-style="solid" fo:color="#ff0000"/>
    </style:style>
    <style:style style:name="T313_123" style:family="text">
      <style:text-properties style:text-line-through-style="solid" fo:color="#ff0000"/>
    </style:style>
    <style:style style:name="T313_124" style:family="text">
      <style:text-properties style:text-line-through-style="solid" fo:color="#ff0000"/>
    </style:style>
    <style:style style:name="T313_125" style:family="text">
      <style:text-properties style:text-line-through-style="solid" fo:color="#ff0000"/>
    </style:style>
    <style:style style:name="T313_126" style:family="text">
      <style:text-properties style:text-line-through-style="solid" fo:color="#ff0000"/>
    </style:style>
    <style:style style:name="T313_127" style:family="text">
      <style:text-properties style:text-line-through-style="solid" fo:color="#ff0000"/>
    </style:style>
    <style:style style:name="T313_128" style:family="text">
      <style:text-properties style:text-line-through-style="solid" fo:color="#ff0000"/>
    </style:style>
    <style:style style:name="T313_129" style:family="text">
      <style:text-properties style:text-line-through-style="solid" fo:color="#ff0000"/>
    </style:style>
    <style:style style:name="T313_130" style:family="text">
      <style:text-properties style:text-line-through-style="solid" fo:color="#ff0000"/>
    </style:style>
    <style:style style:name="T313_131" style:family="text">
      <style:text-properties style:text-line-through-style="solid" fo:color="#ff0000"/>
    </style:style>
    <style:style style:name="T313_132" style:family="text">
      <style:text-properties style:text-line-through-style="solid" fo:color="#ff0000"/>
    </style:style>
    <style:style style:name="T313_133" style:family="text">
      <style:text-properties style:text-line-through-style="solid" fo:color="#ff0000"/>
    </style:style>
    <style:style style:name="T313_134" style:family="text">
      <style:text-properties style:text-line-through-style="solid" fo:color="#ff0000"/>
    </style:style>
    <style:style style:name="T313_135" style:family="text">
      <style:text-properties style:text-line-through-style="solid" fo:color="#ff0000"/>
    </style:style>
    <style:style style:name="T313_136" style:family="text">
      <style:text-properties style:text-line-through-style="solid" fo:color="#ff0000"/>
    </style:style>
    <style:style style:name="T313_137" style:family="text">
      <style:text-properties style:text-line-through-style="solid" fo:color="#ff0000"/>
    </style:style>
    <style:style style:name="T313_138" style:family="text">
      <style:text-properties style:text-line-through-style="solid" fo:color="#ff0000"/>
    </style:style>
    <style:style style:name="T313_139" style:family="text">
      <style:text-properties style:text-line-through-style="solid" fo:color="#ff0000"/>
    </style:style>
    <style:style style:name="T313_140" style:family="text">
      <style:text-properties style:text-line-through-style="solid" fo:color="#ff0000"/>
    </style:style>
    <style:style style:name="T313_141" style:family="text">
      <style:text-properties style:text-line-through-style="solid" fo:color="#ff0000"/>
    </style:style>
    <style:style style:name="T313_142" style:family="text">
      <style:text-properties style:text-line-through-style="solid" fo:color="#ff0000"/>
    </style:style>
    <style:style style:name="T313_143" style:family="text">
      <style:text-properties style:text-line-through-style="solid" fo:color="#ff0000"/>
    </style:style>
    <style:style style:name="T313_144" style:family="text">
      <style:text-properties style:text-line-through-style="solid" fo:color="#ff0000"/>
    </style:style>
    <style:style style:name="T313_145" style:family="text">
      <style:text-properties style:text-line-through-style="solid" fo:color="#ff0000"/>
    </style:style>
    <style:style style:name="T313_146" style:family="text">
      <style:text-properties style:text-line-through-style="solid" fo:color="#ff0000"/>
    </style:style>
    <style:style style:name="T313_147" style:family="text">
      <style:text-properties style:text-line-through-style="solid" fo:color="#ff0000"/>
    </style:style>
    <style:style style:name="T313_148" style:family="text">
      <style:text-properties style:text-line-through-style="solid" fo:color="#ff0000"/>
    </style:style>
    <style:style style:name="T313_149" style:family="text">
      <style:text-properties style:text-line-through-style="solid" fo:color="#ff0000"/>
    </style:style>
    <style:style style:name="T313_150" style:family="text">
      <style:text-properties style:text-line-through-style="solid" fo:color="#ff0000"/>
    </style:style>
    <style:style style:name="T313_151" style:family="text">
      <style:text-properties style:text-line-through-style="solid" fo:color="#ff0000"/>
    </style:style>
    <style:style style:name="T313_152" style:family="text">
      <style:text-properties style:text-line-through-style="solid" fo:color="#ff0000"/>
    </style:style>
    <style:style style:name="T313_153" style:family="text">
      <style:text-properties style:text-line-through-style="solid" fo:color="#ff0000"/>
    </style:style>
    <style:style style:name="T313_154" style:family="text">
      <style:text-properties style:text-line-through-style="solid" fo:color="#ff0000"/>
    </style:style>
    <style:style style:name="T313_155" style:family="text">
      <style:text-properties style:text-line-through-style="solid" fo:color="#ff0000"/>
    </style:style>
    <style:style style:name="T313_156" style:family="text">
      <style:text-properties style:text-line-through-style="solid" fo:color="#ff0000"/>
    </style:style>
    <style:style style:name="T313_157" style:family="text">
      <style:text-properties style:text-line-through-style="solid" fo:color="#ff0000"/>
    </style:style>
    <style:style style:name="T313_158" style:family="text">
      <style:text-properties style:text-line-through-style="solid" fo:color="#ff0000"/>
    </style:style>
    <style:style style:name="T313_159" style:family="text">
      <style:text-properties style:text-line-through-style="solid" fo:color="#ff0000"/>
    </style:style>
    <style:style style:name="T313_160" style:family="text">
      <style:text-properties style:text-line-through-style="solid" fo:color="#ff0000"/>
    </style:style>
    <style:style style:name="T313_161" style:family="text">
      <style:text-properties style:text-line-through-style="solid" fo:color="#ff0000"/>
    </style:style>
    <style:style style:name="T313_162" style:family="text">
      <style:text-properties style:text-line-through-style="solid" fo:color="#ff0000"/>
    </style:style>
    <style:style style:name="T313_163" style:family="text">
      <style:text-properties style:text-line-through-style="solid" fo:color="#ff0000"/>
    </style:style>
    <style:style style:name="T313_164" style:family="text">
      <style:text-properties style:text-line-through-style="solid" fo:color="#ff0000"/>
    </style:style>
    <style:style style:name="T313_165" style:family="text">
      <style:text-properties style:text-line-through-style="solid" fo:color="#ff0000"/>
    </style:style>
    <style:style style:name="T313_166" style:family="text">
      <style:text-properties style:text-line-through-style="solid" fo:color="#ff0000"/>
    </style:style>
    <style:style style:name="T313_167" style:family="text">
      <style:text-properties style:text-line-through-style="solid" fo:color="#ff0000"/>
    </style:style>
    <style:style style:name="T313_168" style:family="text">
      <style:text-properties style:text-line-through-style="solid" fo:color="#ff0000"/>
    </style:style>
    <style:style style:name="T313_169" style:family="text">
      <style:text-properties style:text-line-through-style="solid" fo:color="#ff0000"/>
    </style:style>
    <style:style style:name="T313_170" style:family="text">
      <style:text-properties style:text-line-through-style="solid" fo:color="#ff0000"/>
    </style:style>
    <style:style style:name="T313_171" style:family="text">
      <style:text-properties style:text-line-through-style="solid" fo:color="#ff0000"/>
    </style:style>
    <style:style style:name="T313_172" style:family="text">
      <style:text-properties style:text-line-through-style="solid" fo:color="#ff0000"/>
    </style:style>
    <style:style style:name="T313_173" style:family="text">
      <style:text-properties style:text-line-through-style="solid" fo:color="#ff0000"/>
    </style:style>
    <style:style style:name="T313_174" style:family="text">
      <style:text-properties style:text-line-through-style="solid" fo:color="#ff0000"/>
    </style:style>
    <style:style style:name="T313_175" style:family="text">
      <style:text-properties style:text-line-through-style="solid" fo:color="#ff0000"/>
    </style:style>
    <style:style style:name="T313_176" style:family="text">
      <style:text-properties style:text-line-through-style="solid" fo:color="#ff0000"/>
    </style:style>
    <style:style style:name="T313_177" style:family="text">
      <style:text-properties style:text-line-through-style="solid" fo:color="#ff0000"/>
    </style:style>
    <style:style style:name="T313_178" style:family="text">
      <style:text-properties style:text-line-through-style="solid" fo:color="#ff0000"/>
    </style:style>
    <style:style style:name="T313_179" style:family="text">
      <style:text-properties style:text-line-through-style="solid" fo:color="#ff0000"/>
    </style:style>
    <style:style style:name="T313_180" style:family="text">
      <style:text-properties style:text-line-through-style="solid" fo:color="#ff0000"/>
    </style:style>
    <style:style style:name="T313_181" style:family="text">
      <style:text-properties style:text-line-through-style="solid" fo:color="#ff0000"/>
    </style:style>
    <style:style style:name="T313_182" style:family="text">
      <style:text-properties style:text-line-through-style="solid" fo:color="#ff0000"/>
    </style:style>
    <style:style style:name="T313_183" style:family="text">
      <style:text-properties style:text-line-through-style="solid" fo:color="#ff0000"/>
    </style:style>
    <style:style style:name="T313_184" style:family="text">
      <style:text-properties style:text-line-through-style="solid" fo:color="#ff0000"/>
    </style:style>
    <style:style style:name="T313_185" style:family="text">
      <style:text-properties style:text-line-through-style="solid" fo:color="#ff0000"/>
    </style:style>
    <style:style style:name="T313_186" style:family="text">
      <style:text-properties style:text-line-through-style="solid" fo:color="#ff0000"/>
    </style:style>
    <style:style style:name="T313_187" style:family="text">
      <style:text-properties style:text-line-through-style="solid" fo:color="#ff0000"/>
    </style:style>
    <style:style style:name="T313_188" style:family="text">
      <style:text-properties style:text-line-through-style="solid" fo:color="#ff0000"/>
    </style:style>
    <style:style style:name="T313_189" style:family="text">
      <style:text-properties style:text-line-through-style="solid" fo:color="#ff0000"/>
    </style:style>
    <style:style style:name="T313_190" style:family="text">
      <style:text-properties style:text-line-through-style="solid" fo:color="#ff0000"/>
    </style:style>
    <style:style style:name="T313_191" style:family="text">
      <style:text-properties style:text-line-through-style="solid" fo:color="#ff0000"/>
    </style:style>
    <style:style style:name="T313_192" style:family="text">
      <style:text-properties style:text-line-through-style="solid" fo:color="#ff0000"/>
    </style:style>
    <style:style style:name="T313_193" style:family="text">
      <style:text-properties style:text-line-through-style="solid" fo:color="#ff0000"/>
    </style:style>
    <style:style style:name="T313_194" style:family="text">
      <style:text-properties style:text-line-through-style="solid" fo:color="#ff0000"/>
    </style:style>
    <style:style style:name="T313_195" style:family="text">
      <style:text-properties style:text-line-through-style="solid" fo:color="#ff0000"/>
    </style:style>
    <style:style style:name="T313_196" style:family="text">
      <style:text-properties style:text-line-through-style="solid" fo:color="#ff0000"/>
    </style:style>
    <style:style style:name="T313_197" style:family="text">
      <style:text-properties style:text-line-through-style="solid" fo:color="#ff0000"/>
    </style:style>
    <style:style style:name="T313_198" style:family="text">
      <style:text-properties style:text-line-through-style="solid" fo:color="#ff0000"/>
    </style:style>
    <style:style style:name="T313_199" style:family="text">
      <style:text-properties style:text-line-through-style="solid" fo:color="#ff0000"/>
    </style:style>
    <style:style style:name="T313_200" style:family="text">
      <style:text-properties style:text-line-through-style="solid" fo:color="#ff0000"/>
    </style:style>
    <style:style style:name="T313_201" style:family="text">
      <style:text-properties style:text-line-through-style="solid" fo:color="#ff0000"/>
    </style:style>
    <style:style style:name="T313_202" style:family="text">
      <style:text-properties style:text-line-through-style="solid" fo:color="#ff0000"/>
    </style:style>
    <style:style style:name="T313_203" style:family="text">
      <style:text-properties style:text-line-through-style="solid" fo:color="#ff0000"/>
    </style:style>
    <style:style style:name="T313_204" style:family="text">
      <style:text-properties style:text-line-through-style="solid" fo:color="#ff0000"/>
    </style:style>
    <style:style style:name="T313_205" style:family="text">
      <style:text-properties style:text-line-through-style="solid" fo:color="#ff0000"/>
    </style:style>
    <style:style style:name="T313_206" style:family="text">
      <style:text-properties style:text-line-through-style="solid" fo:color="#ff0000"/>
    </style:style>
    <style:style style:name="T313_207" style:family="text">
      <style:text-properties style:text-line-through-style="solid" fo:color="#ff0000"/>
    </style:style>
    <style:style style:name="T313_208" style:family="text">
      <style:text-properties style:text-line-through-style="solid" fo:color="#ff0000"/>
    </style:style>
    <style:style style:name="T313_209" style:family="text">
      <style:text-properties style:text-line-through-style="solid" fo:color="#ff0000"/>
    </style:style>
    <style:style style:name="T313_210" style:family="text">
      <style:text-properties style:text-line-through-style="solid" fo:color="#ff0000"/>
    </style:style>
    <style:style style:name="T313_211" style:family="text">
      <style:text-properties style:text-line-through-style="solid" fo:color="#ff0000"/>
    </style:style>
    <style:style style:name="T313_212" style:family="text">
      <style:text-properties style:text-line-through-style="solid" fo:color="#ff0000"/>
    </style:style>
    <style:style style:name="T313_213" style:family="text">
      <style:text-properties style:text-line-through-style="solid" fo:color="#ff0000"/>
    </style:style>
    <style:style style:name="T313_214" style:family="text">
      <style:text-properties style:text-line-through-style="solid" fo:color="#ff0000"/>
    </style:style>
    <style:style style:name="T313_215" style:family="text">
      <style:text-properties style:text-line-through-style="solid" fo:color="#ff0000"/>
    </style:style>
    <style:style style:name="T313_216" style:family="text">
      <style:text-properties style:text-line-through-style="solid" fo:color="#ff0000"/>
    </style:style>
    <style:style style:name="T313_217" style:family="text">
      <style:text-properties style:text-line-through-style="solid" fo:color="#ff0000"/>
    </style:style>
    <style:style style:name="T313_218" style:family="text">
      <style:text-properties style:text-line-through-style="solid" fo:color="#ff0000"/>
    </style:style>
    <style:style style:name="T313_219" style:family="text">
      <style:text-properties style:text-line-through-style="solid" fo:color="#ff0000"/>
    </style:style>
    <style:style style:name="T313_220" style:family="text">
      <style:text-properties style:text-line-through-style="solid" fo:color="#ff0000"/>
    </style:style>
    <style:style style:name="T313_221" style:family="text">
      <style:text-properties style:text-line-through-style="solid" fo:color="#ff0000"/>
    </style:style>
    <style:style style:name="T313_222" style:family="text">
      <style:text-properties style:text-line-through-style="solid" fo:color="#ff0000"/>
    </style:style>
    <style:style style:name="T313_223" style:family="text">
      <style:text-properties style:text-line-through-style="solid" fo:color="#ff0000"/>
    </style:style>
    <style:style style:name="T313_224" style:family="text">
      <style:text-properties style:text-line-through-style="solid" fo:color="#ff0000"/>
    </style:style>
    <style:style style:name="T313_225" style:family="text">
      <style:text-properties style:text-line-through-style="solid" fo:color="#ff0000"/>
    </style:style>
    <style:style style:name="T313_226" style:family="text">
      <style:text-properties style:text-line-through-style="solid" fo:color="#ff0000"/>
    </style:style>
    <style:style style:name="P31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style:text-line-through-style="solid" fo:color="#ff0000"/>
    </style:style>
    <style:style style:name="P315" style:family="paragraph" style:parent-style-name="Standard">
      <style:paragraph-properties fo:break-before="auto" fo:text-indent="0cm" fo:line-height="100%" style:writing-mode="lr-tb"/>
    </style:style>
    <style:style style:name="T315_1" style:family="text">
      <style:text-properties style:text-line-through-style="solid" fo:color="#ff0000" fo:font-weight="bold" style:font-weight-asian="bold" style:font-weight-complex="bold"/>
    </style:style>
    <style:style style:name="T315_2" style:family="text">
      <style:text-properties style:text-line-through-style="solid" fo:color="#ff0000" fo:font-weight="bold" style:font-weight-asian="bold" style:font-weight-complex="bold"/>
    </style:style>
    <style:style style:name="T315_3" style:family="text">
      <style:text-properties style:text-line-through-style="solid" fo:color="#ff0000" fo:font-weight="bold" style:font-weight-asian="bold" style:font-weight-complex="bold"/>
    </style:style>
    <style:style style:name="T315_4" style:family="text">
      <style:text-properties style:text-line-through-style="solid" fo:color="#ff0000" fo:font-weight="bold" style:font-weight-asian="bold" style:font-weight-complex="bold"/>
    </style:style>
    <style:style style:name="T315_5" style:family="text">
      <style:text-properties style:text-line-through-style="solid" fo:color="#ff0000" fo:font-weight="bold" style:font-weight-asian="bold" style:font-weight-complex="bold"/>
    </style:style>
    <style:style style:name="P31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16_1" style:family="text">
      <style:text-properties style:text-line-through-style="solid" fo:color="#ff0000"/>
    </style:style>
    <style:style style:name="T316_2" style:family="text">
      <style:text-properties style:text-line-through-style="solid" fo:color="#ff0000"/>
    </style:style>
    <style:style style:name="T316_3" style:family="text">
      <style:text-properties style:text-line-through-style="solid" fo:color="#ff0000"/>
    </style:style>
    <style:style style:name="T316_4" style:family="text">
      <style:text-properties style:text-line-through-style="solid" fo:color="#ff0000"/>
    </style:style>
    <style:style style:name="T316_5" style:family="text">
      <style:text-properties style:text-line-through-style="solid" fo:color="#ff0000"/>
    </style:style>
    <style:style style:name="T316_6" style:family="text">
      <style:text-properties style:text-line-through-style="solid" fo:color="#ff0000"/>
    </style:style>
    <style:style style:name="T316_7" style:family="text">
      <style:text-properties style:text-line-through-style="solid" fo:color="#ff0000"/>
    </style:style>
    <style:style style:name="T316_8" style:family="text">
      <style:text-properties style:text-line-through-style="solid" fo:color="#ff0000"/>
    </style:style>
    <style:style style:name="T316_9" style:family="text">
      <style:text-properties style:text-line-through-style="solid" fo:color="#ff0000"/>
    </style:style>
    <style:style style:name="T316_10" style:family="text">
      <style:text-properties style:text-line-through-style="solid" fo:color="#ff0000"/>
    </style:style>
    <style:style style:name="T316_11" style:family="text">
      <style:text-properties style:text-line-through-style="solid" fo:color="#ff0000"/>
    </style:style>
    <style:style style:name="T316_12" style:family="text">
      <style:text-properties style:text-line-through-style="solid" fo:color="#ff0000"/>
    </style:style>
    <style:style style:name="T316_13" style:family="text">
      <style:text-properties style:text-line-through-style="solid" fo:color="#ff0000"/>
    </style:style>
    <style:style style:name="T316_14" style:family="text">
      <style:text-properties style:text-line-through-style="solid" fo:color="#ff0000"/>
    </style:style>
    <style:style style:name="T316_15" style:family="text">
      <style:text-properties style:text-line-through-style="solid" fo:color="#ff0000"/>
    </style:style>
    <style:style style:name="T316_16" style:family="text">
      <style:text-properties style:text-line-through-style="solid" fo:color="#ff0000"/>
    </style:style>
    <style:style style:name="T316_17" style:family="text">
      <style:text-properties style:text-line-through-style="solid" fo:color="#ff0000"/>
    </style:style>
    <style:style style:name="T316_18" style:family="text">
      <style:text-properties style:text-line-through-style="solid" fo:color="#ff0000"/>
    </style:style>
    <style:style style:name="T316_19" style:family="text">
      <style:text-properties style:text-line-through-style="solid" fo:color="#ff0000"/>
    </style:style>
    <style:style style:name="T316_20" style:family="text">
      <style:text-properties style:text-line-through-style="solid" fo:color="#ff0000"/>
    </style:style>
    <style:style style:name="T316_21" style:family="text">
      <style:text-properties style:text-line-through-style="solid" fo:color="#ff0000"/>
    </style:style>
    <style:style style:name="T316_22" style:family="text">
      <style:text-properties style:text-line-through-style="solid" fo:color="#ff0000"/>
    </style:style>
    <style:style style:name="T316_23" style:family="text">
      <style:text-properties style:text-line-through-style="solid" fo:color="#ff0000"/>
    </style:style>
    <style:style style:name="T316_24" style:family="text">
      <style:text-properties style:text-line-through-style="solid" fo:color="#ff0000"/>
    </style:style>
    <style:style style:name="T316_25" style:family="text">
      <style:text-properties style:text-line-through-style="solid" fo:color="#ff0000"/>
    </style:style>
    <style:style style:name="T316_26" style:family="text">
      <style:text-properties style:text-line-through-style="solid" fo:color="#ff0000"/>
    </style:style>
    <style:style style:name="T316_27" style:family="text">
      <style:text-properties style:text-line-through-style="solid" fo:color="#ff0000"/>
    </style:style>
    <style:style style:name="T316_28" style:family="text">
      <style:text-properties style:text-line-through-style="solid" fo:color="#ff0000"/>
    </style:style>
    <style:style style:name="T316_29" style:family="text">
      <style:text-properties style:text-line-through-style="solid" fo:color="#ff0000"/>
    </style:style>
    <style:style style:name="T316_30" style:family="text">
      <style:text-properties style:text-line-through-style="solid" fo:color="#ff0000"/>
    </style:style>
    <style:style style:name="T316_31" style:family="text">
      <style:text-properties style:text-line-through-style="solid" fo:color="#ff0000"/>
    </style:style>
    <style:style style:name="T316_32" style:family="text">
      <style:text-properties style:text-line-through-style="solid" fo:color="#ff0000"/>
    </style:style>
    <style:style style:name="T316_33" style:family="text">
      <style:text-properties style:text-line-through-style="solid" fo:color="#ff0000"/>
    </style:style>
    <style:style style:name="T316_34" style:family="text">
      <style:text-properties style:text-line-through-style="solid" fo:color="#ff0000"/>
    </style:style>
    <style:style style:name="T316_35" style:family="text">
      <style:text-properties style:text-line-through-style="solid" fo:color="#ff0000"/>
    </style:style>
    <style:style style:name="T316_36" style:family="text">
      <style:text-properties style:text-line-through-style="solid" fo:color="#ff0000"/>
    </style:style>
    <style:style style:name="T316_37" style:family="text">
      <style:text-properties style:text-line-through-style="solid" fo:color="#ff0000"/>
    </style:style>
    <style:style style:name="T316_38" style:family="text">
      <style:text-properties style:text-line-through-style="solid" fo:color="#ff0000"/>
    </style:style>
    <style:style style:name="T316_39" style:family="text">
      <style:text-properties style:text-line-through-style="solid" fo:color="#ff0000"/>
    </style:style>
    <style:style style:name="T316_40" style:family="text">
      <style:text-properties style:text-line-through-style="solid" fo:color="#ff0000"/>
    </style:style>
    <style:style style:name="T316_41" style:family="text">
      <style:text-properties style:text-line-through-style="solid" fo:color="#ff0000"/>
    </style:style>
    <style:style style:name="T316_42" style:family="text">
      <style:text-properties style:text-line-through-style="solid" fo:color="#ff0000"/>
    </style:style>
    <style:style style:name="T316_43" style:family="text">
      <style:text-properties style:text-line-through-style="solid" fo:color="#ff0000"/>
    </style:style>
    <style:style style:name="T316_44" style:family="text">
      <style:text-properties style:text-line-through-style="solid" fo:color="#ff0000"/>
    </style:style>
    <style:style style:name="T316_45" style:family="text">
      <style:text-properties style:text-line-through-style="solid" fo:color="#ff0000"/>
    </style:style>
    <style:style style:name="T316_46" style:family="text">
      <style:text-properties style:text-line-through-style="solid" fo:color="#ff0000"/>
    </style:style>
    <style:style style:name="T316_47" style:family="text">
      <style:text-properties style:text-line-through-style="solid" fo:color="#ff0000"/>
    </style:style>
    <style:style style:name="T316_48" style:family="text">
      <style:text-properties style:text-line-through-style="solid" fo:color="#ff0000"/>
    </style:style>
    <style:style style:name="T316_49" style:family="text">
      <style:text-properties style:text-line-through-style="solid" fo:color="#ff0000"/>
    </style:style>
    <style:style style:name="T316_50" style:family="text">
      <style:text-properties style:text-line-through-style="solid" fo:color="#ff0000"/>
    </style:style>
    <style:style style:name="T316_51" style:family="text">
      <style:text-properties style:text-line-through-style="solid" fo:color="#ff0000"/>
    </style:style>
    <style:style style:name="T316_52" style:family="text">
      <style:text-properties style:text-line-through-style="solid" fo:color="#ff0000"/>
    </style:style>
    <style:style style:name="T316_53" style:family="text">
      <style:text-properties style:text-line-through-style="solid" fo:color="#ff0000"/>
    </style:style>
    <style:style style:name="T316_54" style:family="text">
      <style:text-properties style:text-line-through-style="solid" fo:color="#ff0000"/>
    </style:style>
    <style:style style:name="T316_55" style:family="text">
      <style:text-properties style:text-line-through-style="solid" fo:color="#ff0000"/>
    </style:style>
    <style:style style:name="T316_56" style:family="text">
      <style:text-properties style:text-line-through-style="solid" fo:color="#ff0000"/>
    </style:style>
    <style:style style:name="T316_57" style:family="text">
      <style:text-properties style:text-line-through-style="solid" fo:color="#ff0000"/>
    </style:style>
    <style:style style:name="T316_58" style:family="text">
      <style:text-properties style:text-line-through-style="solid" fo:color="#ff0000"/>
    </style:style>
    <style:style style:name="T316_59" style:family="text">
      <style:text-properties style:text-line-through-style="solid" fo:color="#ff0000"/>
    </style:style>
    <style:style style:name="T316_60" style:family="text">
      <style:text-properties style:text-line-through-style="solid" fo:color="#ff0000"/>
    </style:style>
    <style:style style:name="T316_61" style:family="text">
      <style:text-properties style:text-line-through-style="solid" fo:color="#ff0000"/>
    </style:style>
    <style:style style:name="T316_62" style:family="text">
      <style:text-properties style:text-line-through-style="solid" fo:color="#ff0000"/>
    </style:style>
    <style:style style:name="T316_63" style:family="text">
      <style:text-properties style:text-line-through-style="solid" fo:color="#ff0000"/>
    </style:style>
    <style:style style:name="T316_64" style:family="text">
      <style:text-properties style:text-line-through-style="solid" fo:color="#ff0000"/>
    </style:style>
    <style:style style:name="T316_65" style:family="text">
      <style:text-properties style:text-line-through-style="solid" fo:color="#ff0000"/>
    </style:style>
    <style:style style:name="T316_66" style:family="text">
      <style:text-properties style:text-line-through-style="solid" fo:color="#ff0000"/>
    </style:style>
    <style:style style:name="T316_67" style:family="text">
      <style:text-properties style:text-line-through-style="solid" fo:color="#ff0000"/>
    </style:style>
    <style:style style:name="T316_68" style:family="text">
      <style:text-properties style:text-line-through-style="solid" fo:color="#ff0000"/>
    </style:style>
    <style:style style:name="T316_69" style:family="text">
      <style:text-properties style:text-line-through-style="solid" fo:color="#ff0000"/>
    </style:style>
    <style:style style:name="T316_70" style:family="text">
      <style:text-properties style:text-line-through-style="solid" fo:color="#ff0000"/>
    </style:style>
    <style:style style:name="T316_71" style:family="text">
      <style:text-properties style:text-line-through-style="solid" fo:color="#ff0000"/>
    </style:style>
    <style:style style:name="T316_72" style:family="text">
      <style:text-properties style:text-line-through-style="solid" fo:color="#ff0000"/>
    </style:style>
    <style:style style:name="T316_73" style:family="text">
      <style:text-properties style:text-line-through-style="solid" fo:color="#ff0000"/>
    </style:style>
    <style:style style:name="T316_74" style:family="text">
      <style:text-properties style:text-line-through-style="solid" fo:color="#ff0000"/>
    </style:style>
    <style:style style:name="T316_75" style:family="text">
      <style:text-properties style:text-line-through-style="solid" fo:color="#ff0000"/>
    </style:style>
    <style:style style:name="T316_76" style:family="text">
      <style:text-properties style:text-line-through-style="solid" fo:color="#ff0000"/>
    </style:style>
    <style:style style:name="T316_77" style:family="text">
      <style:text-properties style:text-line-through-style="solid" fo:color="#ff0000"/>
    </style:style>
    <style:style style:name="T316_78" style:family="text">
      <style:text-properties style:text-line-through-style="solid" fo:color="#ff0000"/>
    </style:style>
    <style:style style:name="T316_79" style:family="text">
      <style:text-properties style:text-line-through-style="solid" fo:color="#ff0000"/>
    </style:style>
    <style:style style:name="T316_80" style:family="text">
      <style:text-properties style:text-line-through-style="solid" fo:color="#ff0000"/>
    </style:style>
    <style:style style:name="T316_81" style:family="text">
      <style:text-properties style:text-line-through-style="solid" fo:color="#ff0000"/>
    </style:style>
    <style:style style:name="T316_82" style:family="text">
      <style:text-properties style:text-line-through-style="solid" fo:color="#ff0000"/>
    </style:style>
    <style:style style:name="T316_83" style:family="text">
      <style:text-properties style:text-line-through-style="solid" fo:color="#ff0000"/>
    </style:style>
    <style:style style:name="T316_84" style:family="text">
      <style:text-properties style:text-line-through-style="solid" fo:color="#ff0000"/>
    </style:style>
    <style:style style:name="T316_85" style:family="text">
      <style:text-properties style:text-line-through-style="solid" fo:color="#ff0000"/>
    </style:style>
    <style:style style:name="T316_86" style:family="text">
      <style:text-properties style:text-line-through-style="solid" fo:color="#ff0000"/>
    </style:style>
    <style:style style:name="T316_87" style:family="text">
      <style:text-properties style:text-line-through-style="solid" fo:color="#ff0000"/>
    </style:style>
    <style:style style:name="T316_88" style:family="text">
      <style:text-properties style:text-line-through-style="solid" fo:color="#ff0000"/>
    </style:style>
    <style:style style:name="T316_89" style:family="text">
      <style:text-properties style:text-line-through-style="solid" fo:color="#ff0000"/>
    </style:style>
    <style:style style:name="T316_90" style:family="text">
      <style:text-properties style:text-line-through-style="solid" fo:color="#ff0000"/>
    </style:style>
    <style:style style:name="T316_91" style:family="text">
      <style:text-properties style:text-line-through-style="solid" fo:color="#ff0000"/>
    </style:style>
    <style:style style:name="T316_92" style:family="text">
      <style:text-properties style:text-line-through-style="solid" fo:color="#ff0000"/>
    </style:style>
    <style:style style:name="T316_93" style:family="text">
      <style:text-properties style:text-line-through-style="solid" fo:color="#ff0000"/>
    </style:style>
    <style:style style:name="T316_94" style:family="text">
      <style:text-properties style:text-line-through-style="solid" fo:color="#ff0000"/>
    </style:style>
    <style:style style:name="T316_95" style:family="text">
      <style:text-properties style:text-line-through-style="solid" fo:color="#ff0000"/>
    </style:style>
    <style:style style:name="T316_96" style:family="text">
      <style:text-properties style:text-line-through-style="solid" fo:color="#ff0000"/>
    </style:style>
    <style:style style:name="T316_97" style:family="text">
      <style:text-properties style:text-line-through-style="solid" fo:color="#ff0000"/>
    </style:style>
    <style:style style:name="T316_98" style:family="text">
      <style:text-properties style:text-line-through-style="solid" fo:color="#ff0000"/>
    </style:style>
    <style:style style:name="T316_99" style:family="text">
      <style:text-properties style:text-line-through-style="solid" fo:color="#ff0000"/>
    </style:style>
    <style:style style:name="T316_100" style:family="text">
      <style:text-properties style:text-line-through-style="solid" fo:color="#ff0000"/>
    </style:style>
    <style:style style:name="T316_101" style:family="text">
      <style:text-properties style:text-line-through-style="solid" fo:color="#ff0000"/>
    </style:style>
    <style:style style:name="T316_102" style:family="text">
      <style:text-properties style:text-line-through-style="solid" fo:color="#ff0000"/>
    </style:style>
    <style:style style:name="T316_103" style:family="text">
      <style:text-properties style:text-line-through-style="solid" fo:color="#ff0000"/>
    </style:style>
    <style:style style:name="T316_104" style:family="text">
      <style:text-properties style:text-line-through-style="solid" fo:color="#ff0000"/>
    </style:style>
    <style:style style:name="T316_105" style:family="text">
      <style:text-properties style:text-line-through-style="solid" fo:color="#ff0000"/>
    </style:style>
    <style:style style:name="T316_106" style:family="text">
      <style:text-properties style:text-line-through-style="solid" fo:color="#ff0000"/>
    </style:style>
    <style:style style:name="T316_107" style:family="text">
      <style:text-properties style:text-line-through-style="solid" fo:color="#ff0000"/>
    </style:style>
    <style:style style:name="T316_108" style:family="text">
      <style:text-properties style:text-line-through-style="solid" fo:color="#ff0000"/>
    </style:style>
    <style:style style:name="T316_109" style:family="text">
      <style:text-properties style:text-line-through-style="solid" fo:color="#ff0000"/>
    </style:style>
    <style:style style:name="T316_110" style:family="text">
      <style:text-properties style:text-line-through-style="solid" fo:color="#ff0000"/>
    </style:style>
    <style:style style:name="P31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style:text-line-through-style="solid" fo:color="#ff0000"/>
    </style:style>
    <style:style style:name="P318" style:family="paragraph" style:parent-style-name="Standard">
      <style:paragraph-properties fo:break-before="auto" fo:text-indent="0cm" fo:line-height="100%" style:writing-mode="lr-tb"/>
    </style:style>
    <style:style style:name="T318_1" style:family="text">
      <style:text-properties style:text-line-through-style="solid" fo:color="#ff0000" fo:font-weight="bold" style:font-weight-asian="bold" style:font-weight-complex="bold"/>
    </style:style>
    <style:style style:name="T318_2" style:family="text">
      <style:text-properties style:text-line-through-style="solid" fo:color="#ff0000" fo:font-weight="bold" style:font-weight-asian="bold" style:font-weight-complex="bold"/>
    </style:style>
    <style:style style:name="T318_3" style:family="text">
      <style:text-properties style:text-line-through-style="solid" fo:color="#ff0000" fo:font-weight="bold" style:font-weight-asian="bold" style:font-weight-complex="bold"/>
    </style:style>
    <style:style style:name="T318_4" style:family="text">
      <style:text-properties style:text-line-through-style="solid" fo:color="#ff0000" fo:font-weight="bold" style:font-weight-asian="bold" style:font-weight-complex="bold"/>
    </style:style>
    <style:style style:name="T318_5" style:family="text">
      <style:text-properties style:text-line-through-style="solid" fo:color="#ff0000" fo:font-weight="bold" style:font-weight-asian="bold" style:font-weight-complex="bold"/>
    </style:style>
    <style:style style:name="T318_6" style:family="text">
      <style:text-properties style:text-line-through-style="solid" fo:color="#ff0000" fo:font-weight="bold" style:font-weight-asian="bold" style:font-weight-complex="bold"/>
    </style:style>
    <style:style style:name="T318_7" style:family="text">
      <style:text-properties style:text-line-through-style="solid" fo:color="#ff0000" fo:font-weight="bold" style:font-weight-asian="bold" style:font-weight-complex="bold"/>
    </style:style>
    <style:style style:name="P31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19_1" style:family="text">
      <style:text-properties style:text-line-through-style="solid" fo:color="#ff0000"/>
    </style:style>
    <style:style style:name="T319_2" style:family="text">
      <style:text-properties style:text-line-through-style="solid" fo:color="#ff0000"/>
    </style:style>
    <style:style style:name="T319_3" style:family="text">
      <style:text-properties style:text-line-through-style="solid" fo:color="#ff0000"/>
    </style:style>
    <style:style style:name="T319_4" style:family="text">
      <style:text-properties style:text-line-through-style="solid" fo:color="#ff0000"/>
    </style:style>
    <style:style style:name="T319_5" style:family="text">
      <style:text-properties style:text-line-through-style="solid" fo:color="#ff0000"/>
    </style:style>
    <style:style style:name="T319_6" style:family="text">
      <style:text-properties style:text-line-through-style="solid" fo:color="#ff0000"/>
    </style:style>
    <style:style style:name="T319_7" style:family="text">
      <style:text-properties style:text-line-through-style="solid" fo:color="#ff0000"/>
    </style:style>
    <style:style style:name="T319_8" style:family="text">
      <style:text-properties style:text-line-through-style="solid" fo:color="#ff0000"/>
    </style:style>
    <style:style style:name="T319_9" style:family="text">
      <style:text-properties style:text-line-through-style="solid" fo:color="#ff0000"/>
    </style:style>
    <style:style style:name="T319_10" style:family="text">
      <style:text-properties style:text-line-through-style="solid" fo:color="#ff0000"/>
    </style:style>
    <style:style style:name="T319_11" style:family="text">
      <style:text-properties style:text-line-through-style="solid" fo:color="#ff0000"/>
    </style:style>
    <style:style style:name="T319_12" style:family="text">
      <style:text-properties style:text-line-through-style="solid" fo:color="#ff0000"/>
    </style:style>
    <style:style style:name="T319_13" style:family="text">
      <style:text-properties style:text-line-through-style="solid" fo:color="#ff0000"/>
    </style:style>
    <style:style style:name="T319_14" style:family="text">
      <style:text-properties style:text-line-through-style="solid" fo:color="#ff0000"/>
    </style:style>
    <style:style style:name="T319_15" style:family="text">
      <style:text-properties style:text-line-through-style="solid" fo:color="#ff0000"/>
    </style:style>
    <style:style style:name="T319_16" style:family="text">
      <style:text-properties style:text-line-through-style="solid" fo:color="#ff0000"/>
    </style:style>
    <style:style style:name="T319_17" style:family="text">
      <style:text-properties style:text-line-through-style="solid" fo:color="#ff0000"/>
    </style:style>
    <style:style style:name="T319_18" style:family="text">
      <style:text-properties style:text-line-through-style="solid" fo:color="#ff0000"/>
    </style:style>
    <style:style style:name="T319_19" style:family="text">
      <style:text-properties style:text-line-through-style="solid" fo:color="#ff0000"/>
    </style:style>
    <style:style style:name="T319_20" style:family="text">
      <style:text-properties style:text-line-through-style="solid" fo:color="#ff0000"/>
    </style:style>
    <style:style style:name="T319_21" style:family="text">
      <style:text-properties style:text-line-through-style="solid" fo:color="#ff0000"/>
    </style:style>
    <style:style style:name="T319_22" style:family="text">
      <style:text-properties style:text-line-through-style="solid" fo:color="#ff0000"/>
    </style:style>
    <style:style style:name="T319_23" style:family="text">
      <style:text-properties style:text-line-through-style="solid" fo:color="#ff0000"/>
    </style:style>
    <style:style style:name="T319_24" style:family="text">
      <style:text-properties style:text-line-through-style="solid" fo:color="#ff0000"/>
    </style:style>
    <style:style style:name="T319_25" style:family="text">
      <style:text-properties style:text-line-through-style="solid" fo:color="#ff0000"/>
    </style:style>
    <style:style style:name="T319_26" style:family="text">
      <style:text-properties style:text-line-through-style="solid" fo:color="#ff0000"/>
    </style:style>
    <style:style style:name="T319_27" style:family="text">
      <style:text-properties style:text-line-through-style="solid" fo:color="#ff0000"/>
    </style:style>
    <style:style style:name="T319_28" style:family="text">
      <style:text-properties style:text-line-through-style="solid" fo:color="#ff0000"/>
    </style:style>
    <style:style style:name="T319_29" style:family="text">
      <style:text-properties style:text-line-through-style="solid" fo:color="#ff0000"/>
    </style:style>
    <style:style style:name="T319_30" style:family="text">
      <style:text-properties style:text-line-through-style="solid" fo:color="#ff0000"/>
    </style:style>
    <style:style style:name="T319_31" style:family="text">
      <style:text-properties style:text-line-through-style="solid" fo:color="#ff0000"/>
    </style:style>
    <style:style style:name="T319_32" style:family="text">
      <style:text-properties style:text-line-through-style="solid" fo:color="#ff0000"/>
    </style:style>
    <style:style style:name="T319_33" style:family="text">
      <style:text-properties style:text-line-through-style="solid" fo:color="#ff0000"/>
    </style:style>
    <style:style style:name="T319_34" style:family="text">
      <style:text-properties style:text-line-through-style="solid" fo:color="#ff0000"/>
    </style:style>
    <style:style style:name="T319_35" style:family="text">
      <style:text-properties style:text-line-through-style="solid" fo:color="#ff0000"/>
    </style:style>
    <style:style style:name="T319_36" style:family="text">
      <style:text-properties style:text-line-through-style="solid" fo:color="#ff0000"/>
    </style:style>
    <style:style style:name="T319_37" style:family="text">
      <style:text-properties style:text-line-through-style="solid" fo:color="#ff0000"/>
    </style:style>
    <style:style style:name="T319_38" style:family="text">
      <style:text-properties style:text-line-through-style="solid" fo:color="#ff0000"/>
    </style:style>
    <style:style style:name="T319_39" style:family="text">
      <style:text-properties style:text-line-through-style="solid" fo:color="#ff0000"/>
    </style:style>
    <style:style style:name="T319_40" style:family="text">
      <style:text-properties style:text-line-through-style="solid" fo:color="#ff0000"/>
    </style:style>
    <style:style style:name="T319_41" style:family="text">
      <style:text-properties style:text-line-through-style="solid" fo:color="#ff0000"/>
    </style:style>
    <style:style style:name="T319_42" style:family="text">
      <style:text-properties style:text-line-through-style="solid" fo:color="#ff0000"/>
    </style:style>
    <style:style style:name="T319_43" style:family="text">
      <style:text-properties style:text-line-through-style="solid" fo:color="#ff0000"/>
    </style:style>
    <style:style style:name="T319_44" style:family="text">
      <style:text-properties style:text-line-through-style="solid" fo:color="#ff0000"/>
    </style:style>
    <style:style style:name="T319_45" style:family="text">
      <style:text-properties style:text-line-through-style="solid" fo:color="#ff0000"/>
    </style:style>
    <style:style style:name="T319_46" style:family="text">
      <style:text-properties style:text-line-through-style="solid" fo:color="#ff0000"/>
    </style:style>
    <style:style style:name="T319_47" style:family="text">
      <style:text-properties style:text-line-through-style="solid" fo:color="#ff0000"/>
    </style:style>
    <style:style style:name="T319_48" style:family="text">
      <style:text-properties style:text-line-through-style="solid" fo:color="#ff0000"/>
    </style:style>
    <style:style style:name="T319_49" style:family="text">
      <style:text-properties style:text-line-through-style="solid" fo:color="#ff0000"/>
    </style:style>
    <style:style style:name="T319_50" style:family="text">
      <style:text-properties style:text-line-through-style="solid" fo:color="#ff0000"/>
    </style:style>
    <style:style style:name="T319_51" style:family="text">
      <style:text-properties style:text-line-through-style="solid" fo:color="#ff0000"/>
    </style:style>
    <style:style style:name="T319_52" style:family="text">
      <style:text-properties style:text-line-through-style="solid" fo:color="#ff0000"/>
    </style:style>
    <style:style style:name="T319_53" style:family="text">
      <style:text-properties style:text-line-through-style="solid" fo:color="#ff0000"/>
    </style:style>
    <style:style style:name="T319_54" style:family="text">
      <style:text-properties style:text-line-through-style="solid" fo:color="#ff0000"/>
    </style:style>
    <style:style style:name="T319_55" style:family="text">
      <style:text-properties style:text-line-through-style="solid" fo:color="#ff0000"/>
    </style:style>
    <style:style style:name="T319_56" style:family="text">
      <style:text-properties style:text-line-through-style="solid" fo:color="#ff0000"/>
    </style:style>
    <style:style style:name="T319_57" style:family="text">
      <style:text-properties style:text-line-through-style="solid" fo:color="#ff0000"/>
    </style:style>
    <style:style style:name="T319_58" style:family="text">
      <style:text-properties style:text-line-through-style="solid" fo:color="#ff0000"/>
    </style:style>
    <style:style style:name="T319_59" style:family="text">
      <style:text-properties style:text-line-through-style="solid" fo:color="#ff0000"/>
    </style:style>
    <style:style style:name="T319_60" style:family="text">
      <style:text-properties style:text-line-through-style="solid" fo:color="#ff0000"/>
    </style:style>
    <style:style style:name="P320" style:family="paragraph" style:parent-style-name="Standard">
      <style:paragraph-properties fo:break-before="auto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320_1" style:family="text">
      <style:text-properties style:text-line-through-style="solid" fo:color="#ff0000" fo:font-weight="bold" style:font-weight-asian="bold" style:font-weight-complex="bold"/>
    </style:style>
    <style:style style:name="T320_2" style:family="text">
      <style:text-properties style:text-line-through-style="solid" fo:color="#ff0000" fo:font-weight="bold" style:font-weight-asian="bold" style:font-weight-complex="bold"/>
    </style:style>
    <style:style style:name="T320_3" style:family="text">
      <style:text-properties style:text-line-through-style="solid" fo:color="#ff0000" fo:font-weight="bold" style:font-weight-asian="bold" style:font-weight-complex="bold"/>
    </style:style>
    <style:style style:name="T320_4" style:family="text">
      <style:text-properties style:text-line-through-style="solid" fo:color="#ff0000" fo:font-weight="bold" style:font-weight-asian="bold" style:font-weight-complex="bold"/>
    </style:style>
    <style:style style:name="T320_5" style:family="text">
      <style:text-properties style:text-line-through-style="solid" fo:color="#ff0000" fo:font-weight="bold" style:font-weight-asian="bold" style:font-weight-complex="bold"/>
    </style:style>
    <style:style style:name="T320_6" style:family="text">
      <style:text-properties style:text-line-through-style="solid" fo:color="#ff0000" fo:font-weight="bold" style:font-weight-asian="bold" style:font-weight-complex="bold"/>
    </style:style>
    <style:style style:name="T320_7" style:family="text">
      <style:text-properties style:text-line-through-style="solid" fo:color="#ff0000"/>
    </style:style>
    <style:style style:name="T320_8" style:family="text">
      <style:text-properties style:text-line-through-style="solid" fo:color="#ff0000"/>
    </style:style>
    <style:style style:name="T320_9" style:family="text">
      <style:text-properties style:text-line-through-style="solid" fo:color="#ff0000"/>
    </style:style>
    <style:style style:name="T320_10" style:family="text">
      <style:text-properties style:text-line-through-style="solid" fo:color="#ff0000"/>
    </style:style>
    <style:style style:name="T320_11" style:family="text">
      <style:text-properties style:text-line-through-style="solid" fo:color="#ff0000"/>
    </style:style>
    <style:style style:name="T320_12" style:family="text">
      <style:text-properties style:text-line-through-style="solid" fo:color="#ff0000"/>
    </style:style>
    <style:style style:name="T320_13" style:family="text">
      <style:text-properties style:text-line-through-style="solid" fo:color="#ff0000"/>
    </style:style>
    <style:style style:name="T320_14" style:family="text">
      <style:text-properties style:text-line-through-style="solid" fo:color="#ff0000"/>
    </style:style>
    <style:style style:name="T320_15" style:family="text">
      <style:text-properties style:text-line-through-style="solid" fo:color="#ff0000"/>
    </style:style>
    <style:style style:name="T320_16" style:family="text">
      <style:text-properties style:text-line-through-style="solid" fo:color="#ff0000"/>
    </style:style>
    <style:style style:name="T320_17" style:family="text">
      <style:text-properties style:text-line-through-style="solid" fo:color="#ff0000"/>
    </style:style>
    <style:style style:name="T320_18" style:family="text">
      <style:text-properties style:text-line-through-style="solid" fo:color="#ff0000"/>
    </style:style>
    <style:style style:name="T320_19" style:family="text">
      <style:text-properties style:text-line-through-style="solid" fo:color="#ff0000"/>
    </style:style>
    <style:style style:name="T320_20" style:family="text">
      <style:text-properties style:text-line-through-style="solid" fo:color="#ff0000"/>
    </style:style>
    <style:style style:name="T320_21" style:family="text">
      <style:text-properties style:text-line-through-style="solid" fo:color="#ff0000"/>
    </style:style>
    <style:style style:name="T320_22" style:family="text">
      <style:text-properties style:text-line-through-style="solid" fo:color="#ff0000"/>
    </style:style>
    <style:style style:name="T320_23" style:family="text">
      <style:text-properties style:text-line-through-style="solid" fo:color="#ff0000"/>
    </style:style>
    <style:style style:name="T320_24" style:family="text">
      <style:text-properties style:text-line-through-style="solid" fo:color="#ff0000"/>
    </style:style>
    <style:style style:name="T320_25" style:family="text">
      <style:text-properties style:text-line-through-style="solid" fo:color="#ff0000"/>
    </style:style>
    <style:style style:name="T320_26" style:family="text">
      <style:text-properties style:text-line-through-style="solid" fo:color="#ff0000"/>
    </style:style>
    <style:style style:name="T320_27" style:family="text">
      <style:text-properties style:text-line-through-style="solid" fo:color="#ff0000"/>
    </style:style>
    <style:style style:name="T320_28" style:family="text">
      <style:text-properties style:text-line-through-style="solid" fo:color="#ff0000"/>
    </style:style>
    <style:style style:name="T320_29" style:family="text">
      <style:text-properties style:text-line-through-style="solid" fo:color="#ff0000"/>
    </style:style>
    <style:style style:name="T320_30" style:family="text">
      <style:text-properties style:text-line-through-style="solid" fo:color="#ff0000"/>
    </style:style>
    <style:style style:name="T320_31" style:family="text">
      <style:text-properties style:text-line-through-style="solid" fo:color="#ff0000"/>
    </style:style>
    <style:style style:name="T320_32" style:family="text">
      <style:text-properties style:text-line-through-style="solid" fo:color="#ff0000"/>
    </style:style>
    <style:style style:name="T320_33" style:family="text">
      <style:text-properties style:text-line-through-style="solid" fo:color="#ff0000"/>
    </style:style>
    <style:style style:name="T320_34" style:family="text">
      <style:text-properties style:text-line-through-style="solid" fo:color="#ff0000"/>
    </style:style>
    <style:style style:name="T320_35" style:family="text">
      <style:text-properties style:text-line-through-style="solid" fo:color="#ff0000"/>
    </style:style>
    <style:style style:name="P321" style:family="paragraph" style:parent-style-name="Standard">
      <style:paragraph-properties fo:break-before="auto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321_1" style:family="text">
      <style:text-properties style:text-line-through-style="solid" fo:color="#ff0000" fo:font-weight="bold" style:font-weight-asian="bold" style:font-weight-complex="bold"/>
    </style:style>
    <style:style style:name="T321_2" style:family="text">
      <style:text-properties style:text-line-through-style="solid" fo:color="#ff0000" fo:font-weight="bold" style:font-weight-asian="bold" style:font-weight-complex="bold"/>
    </style:style>
    <style:style style:name="T321_3" style:family="text">
      <style:text-properties style:text-line-through-style="solid" fo:color="#ff0000" fo:font-weight="bold" style:font-weight-asian="bold" style:font-weight-complex="bold"/>
    </style:style>
    <style:style style:name="T321_4" style:family="text">
      <style:text-properties style:text-line-through-style="solid" fo:color="#ff0000" fo:font-weight="bold" style:font-weight-asian="bold" style:font-weight-complex="bold"/>
    </style:style>
    <style:style style:name="T321_5" style:family="text">
      <style:text-properties style:text-line-through-style="solid" fo:color="#ff0000" fo:font-weight="bold" style:font-weight-asian="bold" style:font-weight-complex="bold"/>
    </style:style>
    <style:style style:name="T321_6" style:family="text">
      <style:text-properties style:text-line-through-style="solid" fo:color="#ff0000" fo:font-weight="bold" style:font-weight-asian="bold" style:font-weight-complex="bold"/>
    </style:style>
    <style:style style:name="T321_7" style:family="text">
      <style:text-properties style:text-line-through-style="solid" fo:color="#ff0000"/>
    </style:style>
    <style:style style:name="T321_8" style:family="text">
      <style:text-properties style:text-line-through-style="solid" fo:color="#ff0000"/>
    </style:style>
    <style:style style:name="T321_9" style:family="text">
      <style:text-properties style:text-line-through-style="solid" fo:color="#ff0000"/>
    </style:style>
    <style:style style:name="T321_10" style:family="text">
      <style:text-properties style:text-line-through-style="solid" fo:color="#ff0000"/>
    </style:style>
    <style:style style:name="T321_11" style:family="text">
      <style:text-properties style:text-line-through-style="solid" fo:color="#ff0000"/>
    </style:style>
    <style:style style:name="T321_12" style:family="text">
      <style:text-properties style:text-line-through-style="solid" fo:color="#ff0000"/>
    </style:style>
    <style:style style:name="T321_13" style:family="text">
      <style:text-properties style:text-line-through-style="solid" fo:color="#ff0000"/>
    </style:style>
    <style:style style:name="T321_14" style:family="text">
      <style:text-properties style:text-line-through-style="solid" fo:color="#ff0000"/>
    </style:style>
    <style:style style:name="T321_15" style:family="text">
      <style:text-properties style:text-line-through-style="solid" fo:color="#ff0000"/>
    </style:style>
    <style:style style:name="T321_16" style:family="text">
      <style:text-properties style:text-line-through-style="solid" fo:color="#ff0000"/>
    </style:style>
    <style:style style:name="T321_17" style:family="text">
      <style:text-properties style:text-line-through-style="solid" fo:color="#ff0000"/>
    </style:style>
    <style:style style:name="T321_18" style:family="text">
      <style:text-properties style:text-line-through-style="solid" fo:color="#ff0000"/>
    </style:style>
    <style:style style:name="T321_19" style:family="text">
      <style:text-properties style:text-line-through-style="solid" fo:color="#ff0000"/>
    </style:style>
    <style:style style:name="T321_20" style:family="text">
      <style:text-properties style:text-line-through-style="solid" fo:color="#ff0000"/>
    </style:style>
    <style:style style:name="T321_21" style:family="text">
      <style:text-properties style:text-line-through-style="solid" fo:color="#ff0000"/>
    </style:style>
    <style:style style:name="T321_22" style:family="text">
      <style:text-properties style:text-line-through-style="solid" fo:color="#ff0000"/>
    </style:style>
    <style:style style:name="T321_23" style:family="text">
      <style:text-properties style:text-line-through-style="solid" fo:color="#ff0000"/>
    </style:style>
    <style:style style:name="T321_24" style:family="text">
      <style:text-properties style:text-line-through-style="solid" fo:color="#ff0000"/>
    </style:style>
    <style:style style:name="T321_25" style:family="text">
      <style:text-properties style:text-line-through-style="solid" fo:color="#ff0000"/>
    </style:style>
    <style:style style:name="T321_26" style:family="text">
      <style:text-properties style:text-line-through-style="solid" fo:color="#ff0000"/>
    </style:style>
    <style:style style:name="T321_27" style:family="text">
      <style:text-properties style:text-line-through-style="solid" fo:color="#ff0000"/>
    </style:style>
    <style:style style:name="T321_28" style:family="text">
      <style:text-properties style:text-line-through-style="solid" fo:color="#ff0000"/>
    </style:style>
    <style:style style:name="T321_29" style:family="text">
      <style:text-properties style:text-line-through-style="solid" fo:color="#ff0000"/>
    </style:style>
    <style:style style:name="T321_30" style:family="text">
      <style:text-properties style:text-line-through-style="solid" fo:color="#ff0000"/>
    </style:style>
    <style:style style:name="T321_31" style:family="text">
      <style:text-properties style:text-line-through-style="solid" fo:color="#ff0000"/>
    </style:style>
    <style:style style:name="T321_32" style:family="text">
      <style:text-properties style:text-line-through-style="solid" fo:color="#ff0000"/>
    </style:style>
    <style:style style:name="T321_33" style:family="text">
      <style:text-properties style:text-line-through-style="solid" fo:color="#ff0000"/>
    </style:style>
    <style:style style:name="T321_34" style:family="text">
      <style:text-properties style:text-line-through-style="solid" fo:color="#ff0000"/>
    </style:style>
    <style:style style:name="T321_35" style:family="text">
      <style:text-properties style:text-line-through-style="solid" fo:color="#ff0000"/>
    </style:style>
    <style:style style:name="T321_36" style:family="text">
      <style:text-properties style:text-line-through-style="solid" fo:color="#ff0000"/>
    </style:style>
    <style:style style:name="T321_37" style:family="text">
      <style:text-properties style:text-line-through-style="solid" fo:color="#ff0000"/>
    </style:style>
    <style:style style:name="T321_38" style:family="text">
      <style:text-properties style:text-line-through-style="solid" fo:color="#ff0000"/>
    </style:style>
    <style:style style:name="T321_39" style:family="text">
      <style:text-properties style:text-line-through-style="solid" fo:color="#ff0000"/>
    </style:style>
    <style:style style:name="T321_40" style:family="text">
      <style:text-properties style:text-line-through-style="solid" fo:color="#ff0000"/>
    </style:style>
    <style:style style:name="T321_41" style:family="text">
      <style:text-properties style:text-line-through-style="solid" fo:color="#ff0000"/>
    </style:style>
    <style:style style:name="T321_42" style:family="text">
      <style:text-properties style:text-line-through-style="solid" fo:color="#ff0000"/>
    </style:style>
    <style:style style:name="T321_43" style:family="text">
      <style:text-properties style:text-line-through-style="solid" fo:color="#ff0000"/>
    </style:style>
    <style:style style:name="T321_44" style:family="text">
      <style:text-properties style:text-line-through-style="solid" fo:color="#ff0000"/>
    </style:style>
    <style:style style:name="T321_45" style:family="text">
      <style:text-properties style:text-line-through-style="solid" fo:color="#ff0000"/>
    </style:style>
    <style:style style:name="T321_46" style:family="text">
      <style:text-properties style:text-line-through-style="solid" fo:color="#ff0000"/>
    </style:style>
    <style:style style:name="T321_47" style:family="text">
      <style:text-properties style:text-line-through-style="solid" fo:color="#ff0000"/>
    </style:style>
    <style:style style:name="T321_48" style:family="text">
      <style:text-properties style:text-line-through-style="solid" fo:color="#ff0000"/>
    </style:style>
    <style:style style:name="T321_49" style:family="text">
      <style:text-properties style:text-line-through-style="solid" fo:color="#ff0000"/>
    </style:style>
    <style:style style:name="T321_50" style:family="text">
      <style:text-properties style:text-line-through-style="solid" fo:color="#ff0000"/>
    </style:style>
    <style:style style:name="T321_51" style:family="text">
      <style:text-properties style:text-line-through-style="solid" fo:color="#ff0000"/>
    </style:style>
    <style:style style:name="T321_52" style:family="text">
      <style:text-properties style:text-line-through-style="solid" fo:color="#ff0000"/>
    </style:style>
    <style:style style:name="T321_53" style:family="text">
      <style:text-properties style:text-line-through-style="solid" fo:color="#ff0000"/>
    </style:style>
    <style:style style:name="T321_54" style:family="text">
      <style:text-properties style:text-line-through-style="solid" fo:color="#ff0000"/>
    </style:style>
    <style:style style:name="T321_55" style:family="text">
      <style:text-properties style:text-line-through-style="solid" fo:color="#ff0000"/>
    </style:style>
    <style:style style:name="T321_56" style:family="text">
      <style:text-properties style:text-line-through-style="solid" fo:color="#ff0000"/>
    </style:style>
    <style:style style:name="T321_57" style:family="text">
      <style:text-properties style:text-line-through-style="solid" fo:color="#ff0000"/>
    </style:style>
    <style:style style:name="T321_58" style:family="text">
      <style:text-properties style:text-line-through-style="solid" fo:color="#ff0000"/>
    </style:style>
    <style:style style:name="T321_59" style:family="text">
      <style:text-properties style:text-line-through-style="solid" fo:color="#ff0000"/>
    </style:style>
    <style:style style:name="T321_60" style:family="text">
      <style:text-properties style:text-line-through-style="solid" fo:color="#ff0000"/>
    </style:style>
    <style:style style:name="T321_61" style:family="text">
      <style:text-properties style:text-line-through-style="solid" fo:color="#ff0000"/>
    </style:style>
    <style:style style:name="T321_62" style:family="text">
      <style:text-properties style:text-line-through-style="solid" fo:color="#ff0000"/>
    </style:style>
    <style:style style:name="T321_63" style:family="text">
      <style:text-properties style:text-line-through-style="solid" fo:color="#ff0000"/>
    </style:style>
    <style:style style:name="T321_64" style:family="text">
      <style:text-properties style:text-line-through-style="solid" fo:color="#ff0000"/>
    </style:style>
    <style:style style:name="T321_65" style:family="text">
      <style:text-properties style:text-line-through-style="solid" fo:color="#ff0000"/>
    </style:style>
    <style:style style:name="T321_66" style:family="text">
      <style:text-properties style:text-line-through-style="solid" fo:color="#ff0000"/>
    </style:style>
    <style:style style:name="T321_67" style:family="text">
      <style:text-properties style:text-line-through-style="solid" fo:color="#ff0000"/>
    </style:style>
    <style:style style:name="T321_68" style:family="text">
      <style:text-properties style:text-line-through-style="solid" fo:color="#ff0000"/>
    </style:style>
    <style:style style:name="T321_69" style:family="text">
      <style:text-properties style:text-line-through-style="solid" fo:color="#ff0000"/>
    </style:style>
    <style:style style:name="T321_70" style:family="text">
      <style:text-properties style:text-line-through-style="solid" fo:color="#ff0000"/>
    </style:style>
    <style:style style:name="T321_71" style:family="text">
      <style:text-properties style:text-line-through-style="solid" fo:color="#ff0000"/>
    </style:style>
    <style:style style:name="T321_72" style:family="text">
      <style:text-properties style:text-line-through-style="solid" fo:color="#ff0000"/>
    </style:style>
    <style:style style:name="T321_73" style:family="text">
      <style:text-properties style:text-line-through-style="solid" fo:color="#ff0000"/>
    </style:style>
    <style:style style:name="T321_74" style:family="text">
      <style:text-properties style:text-line-through-style="solid" fo:color="#ff0000"/>
    </style:style>
    <style:style style:name="T321_75" style:family="text">
      <style:text-properties style:text-line-through-style="solid" fo:color="#ff0000"/>
    </style:style>
    <style:style style:name="T321_76" style:family="text">
      <style:text-properties style:text-line-through-style="solid" fo:color="#ff0000"/>
    </style:style>
    <style:style style:name="T321_77" style:family="text">
      <style:text-properties style:text-line-through-style="solid" fo:color="#ff0000"/>
    </style:style>
    <style:style style:name="T321_78" style:family="text">
      <style:text-properties style:text-line-through-style="solid" fo:color="#ff0000"/>
    </style:style>
    <style:style style:name="T321_79" style:family="text">
      <style:text-properties style:text-line-through-style="solid" fo:color="#ff0000"/>
    </style:style>
    <style:style style:name="T321_80" style:family="text">
      <style:text-properties style:text-line-through-style="solid" fo:color="#ff0000"/>
    </style:style>
    <style:style style:name="T321_81" style:family="text">
      <style:text-properties style:text-line-through-style="solid" fo:color="#ff0000"/>
    </style:style>
    <style:style style:name="T321_82" style:family="text">
      <style:text-properties style:text-line-through-style="solid" fo:color="#ff0000"/>
    </style:style>
    <style:style style:name="T321_83" style:family="text">
      <style:text-properties style:text-line-through-style="solid" fo:color="#ff0000"/>
    </style:style>
    <style:style style:name="T321_84" style:family="text">
      <style:text-properties style:text-line-through-style="solid" fo:color="#ff0000"/>
    </style:style>
    <style:style style:name="T321_85" style:family="text">
      <style:text-properties style:text-line-through-style="solid" fo:color="#ff0000"/>
    </style:style>
    <style:style style:name="T321_86" style:family="text">
      <style:text-properties style:text-line-through-style="solid" fo:color="#ff0000"/>
    </style:style>
    <style:style style:name="T321_87" style:family="text">
      <style:text-properties style:text-line-through-style="solid" fo:color="#ff0000"/>
    </style:style>
    <style:style style:name="T321_88" style:family="text">
      <style:text-properties style:text-line-through-style="solid" fo:color="#ff0000"/>
    </style:style>
    <style:style style:name="T321_89" style:family="text">
      <style:text-properties style:text-line-through-style="solid" fo:color="#ff0000"/>
    </style:style>
    <style:style style:name="T321_90" style:family="text">
      <style:text-properties style:text-line-through-style="solid" fo:color="#ff0000"/>
    </style:style>
    <style:style style:name="T321_91" style:family="text">
      <style:text-properties style:text-line-through-style="solid" fo:color="#ff0000"/>
    </style:style>
    <style:style style:name="T321_92" style:family="text">
      <style:text-properties style:text-line-through-style="solid" fo:color="#ff0000"/>
    </style:style>
    <style:style style:name="T321_93" style:family="text">
      <style:text-properties style:text-line-through-style="solid" fo:color="#ff0000"/>
    </style:style>
    <style:style style:name="T321_94" style:family="text">
      <style:text-properties style:text-line-through-style="solid" fo:color="#ff0000"/>
    </style:style>
    <style:style style:name="T321_95" style:family="text">
      <style:text-properties style:text-line-through-style="solid" fo:color="#ff0000"/>
    </style:style>
    <style:style style:name="T321_96" style:family="text">
      <style:text-properties style:text-line-through-style="solid" fo:color="#ff0000"/>
    </style:style>
    <style:style style:name="T321_97" style:family="text">
      <style:text-properties style:text-line-through-style="solid" fo:color="#ff0000"/>
    </style:style>
    <style:style style:name="T321_98" style:family="text">
      <style:text-properties style:text-line-through-style="solid" fo:color="#ff0000"/>
    </style:style>
    <style:style style:name="T321_99" style:family="text">
      <style:text-properties style:text-line-through-style="solid" fo:color="#ff0000"/>
    </style:style>
    <style:style style:name="T321_100" style:family="text">
      <style:text-properties style:text-line-through-style="solid" fo:color="#ff0000"/>
    </style:style>
    <style:style style:name="T321_101" style:family="text">
      <style:text-properties style:text-line-through-style="solid" fo:color="#ff0000"/>
    </style:style>
    <style:style style:name="T321_102" style:family="text">
      <style:text-properties style:text-line-through-style="solid" fo:color="#ff0000"/>
    </style:style>
    <style:style style:name="T321_103" style:family="text">
      <style:text-properties style:text-line-through-style="solid" fo:color="#ff0000"/>
    </style:style>
    <style:style style:name="T321_104" style:family="text">
      <style:text-properties style:text-line-through-style="solid" fo:color="#ff0000"/>
    </style:style>
    <style:style style:name="T321_105" style:family="text">
      <style:text-properties style:text-line-through-style="solid" fo:color="#ff0000"/>
    </style:style>
    <style:style style:name="T321_106" style:family="text">
      <style:text-properties style:text-line-through-style="solid" fo:color="#ff0000"/>
    </style:style>
    <style:style style:name="T321_107" style:family="text">
      <style:text-properties style:text-line-through-style="solid" fo:color="#ff0000"/>
    </style:style>
    <style:style style:name="T321_108" style:family="text">
      <style:text-properties style:text-line-through-style="solid" fo:color="#ff0000"/>
    </style:style>
    <style:style style:name="T321_109" style:family="text">
      <style:text-properties style:text-line-through-style="solid" fo:color="#ff0000"/>
    </style:style>
    <style:style style:name="T321_110" style:family="text">
      <style:text-properties style:text-line-through-style="solid" fo:color="#ff0000"/>
    </style:style>
    <style:style style:name="T321_111" style:family="text">
      <style:text-properties style:text-line-through-style="solid" fo:color="#ff0000"/>
    </style:style>
    <style:style style:name="T321_112" style:family="text">
      <style:text-properties style:text-line-through-style="solid" fo:color="#ff0000"/>
    </style:style>
    <style:style style:name="T321_113" style:family="text">
      <style:text-properties style:text-line-through-style="solid" fo:color="#ff0000"/>
    </style:style>
    <style:style style:name="T321_114" style:family="text">
      <style:text-properties style:text-line-through-style="solid" fo:color="#ff0000"/>
    </style:style>
    <style:style style:name="T321_115" style:family="text">
      <style:text-properties style:text-line-through-style="solid" fo:color="#ff0000"/>
    </style:style>
    <style:style style:name="T321_116" style:family="text">
      <style:text-properties style:text-line-through-style="solid" fo:color="#ff0000"/>
    </style:style>
    <style:style style:name="T321_117" style:family="text">
      <style:text-properties style:text-line-through-style="solid" fo:color="#ff0000"/>
    </style:style>
    <style:style style:name="T321_118" style:family="text">
      <style:text-properties style:text-line-through-style="solid" fo:color="#ff0000"/>
    </style:style>
    <style:style style:name="T321_119" style:family="text">
      <style:text-properties style:text-line-through-style="solid" fo:color="#ff0000"/>
    </style:style>
    <style:style style:name="T321_120" style:family="text">
      <style:text-properties style:text-line-through-style="solid" fo:color="#ff0000"/>
    </style:style>
    <style:style style:name="T321_121" style:family="text">
      <style:text-properties style:text-line-through-style="solid" fo:color="#ff0000"/>
    </style:style>
    <style:style style:name="T321_122" style:family="text">
      <style:text-properties style:text-line-through-style="solid" fo:color="#ff0000"/>
    </style:style>
    <style:style style:name="T321_123" style:family="text">
      <style:text-properties style:text-line-through-style="solid" fo:color="#ff0000"/>
    </style:style>
    <style:style style:name="T321_124" style:family="text">
      <style:text-properties style:text-line-through-style="solid" fo:color="#ff0000"/>
    </style:style>
    <style:style style:name="T321_125" style:family="text">
      <style:text-properties style:text-line-through-style="solid" fo:color="#ff0000"/>
    </style:style>
    <style:style style:name="P32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style:text-line-through-style="solid" fo:color="#ff0000"/>
    </style:style>
    <style:style style:name="P323" style:family="paragraph" style:parent-style-name="Standard">
      <style:paragraph-properties fo:break-before="auto" fo:text-indent="0cm" fo:line-height="100%" style:writing-mode="lr-tb"/>
    </style:style>
    <style:style style:name="T323_1" style:family="text">
      <style:text-properties style:text-line-through-style="solid" fo:color="#ff0000" fo:font-weight="bold" style:font-weight-asian="bold" style:font-weight-complex="bold"/>
    </style:style>
    <style:style style:name="T323_2" style:family="text">
      <style:text-properties style:text-line-through-style="solid" fo:color="#ff0000" fo:font-weight="bold" style:font-weight-asian="bold" style:font-weight-complex="bold"/>
    </style:style>
    <style:style style:name="T323_3" style:family="text">
      <style:text-properties style:text-line-through-style="solid" fo:color="#ff0000" fo:font-weight="bold" style:font-weight-asian="bold" style:font-weight-complex="bold"/>
    </style:style>
    <style:style style:name="T323_4" style:family="text">
      <style:text-properties style:text-line-through-style="solid" fo:color="#ff0000" fo:font-weight="bold" style:font-weight-asian="bold" style:font-weight-complex="bold"/>
    </style:style>
    <style:style style:name="T323_5" style:family="text">
      <style:text-properties style:text-line-through-style="solid" fo:color="#ff0000" fo:font-weight="bold" style:font-weight-asian="bold" style:font-weight-complex="bold"/>
    </style:style>
    <style:style style:name="T323_6" style:family="text">
      <style:text-properties style:text-line-through-style="solid" fo:color="#ff0000" fo:font-weight="bold" style:font-weight-asian="bold" style:font-weight-complex="bold"/>
    </style:style>
    <style:style style:name="T323_7" style:family="text">
      <style:text-properties style:text-line-through-style="solid" fo:color="#ff0000" fo:font-weight="bold" style:font-weight-asian="bold" style:font-weight-complex="bold"/>
    </style:style>
    <style:style style:name="P32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24_1" style:family="text">
      <style:text-properties style:text-line-through-style="solid" fo:color="#ff0000"/>
    </style:style>
    <style:style style:name="T324_2" style:family="text">
      <style:text-properties style:text-line-through-style="solid" fo:color="#ff0000"/>
    </style:style>
    <style:style style:name="T324_3" style:family="text">
      <style:text-properties style:text-line-through-style="solid" fo:color="#ff0000"/>
    </style:style>
    <style:style style:name="T324_4" style:family="text">
      <style:text-properties style:text-line-through-style="solid" fo:color="#ff0000"/>
    </style:style>
    <style:style style:name="T324_5" style:family="text">
      <style:text-properties style:text-line-through-style="solid" fo:color="#ff0000"/>
    </style:style>
    <style:style style:name="T324_6" style:family="text">
      <style:text-properties style:text-line-through-style="solid" fo:color="#ff0000"/>
    </style:style>
    <style:style style:name="T324_7" style:family="text">
      <style:text-properties style:text-line-through-style="solid" fo:color="#ff0000"/>
    </style:style>
    <style:style style:name="T324_8" style:family="text">
      <style:text-properties style:text-line-through-style="solid" fo:color="#ff0000"/>
    </style:style>
    <style:style style:name="T324_9" style:family="text">
      <style:text-properties style:text-line-through-style="solid" fo:color="#ff0000"/>
    </style:style>
    <style:style style:name="T324_10" style:family="text">
      <style:text-properties style:text-line-through-style="solid" fo:color="#ff0000"/>
    </style:style>
    <style:style style:name="T324_11" style:family="text">
      <style:text-properties style:text-line-through-style="solid" fo:color="#ff0000"/>
    </style:style>
    <style:style style:name="T324_12" style:family="text">
      <style:text-properties style:text-line-through-style="solid" fo:color="#ff0000"/>
    </style:style>
    <style:style style:name="T324_13" style:family="text">
      <style:text-properties style:text-line-through-style="solid" fo:color="#ff0000"/>
    </style:style>
    <style:style style:name="T324_14" style:family="text">
      <style:text-properties style:text-line-through-style="solid" fo:color="#ff0000"/>
    </style:style>
    <style:style style:name="T324_15" style:family="text">
      <style:text-properties style:text-line-through-style="solid" fo:color="#ff0000"/>
    </style:style>
    <style:style style:name="T324_16" style:family="text">
      <style:text-properties style:text-line-through-style="solid" fo:color="#ff0000"/>
    </style:style>
    <style:style style:name="T324_17" style:family="text">
      <style:text-properties style:text-line-through-style="solid" fo:color="#ff0000"/>
    </style:style>
    <style:style style:name="T324_18" style:family="text">
      <style:text-properties style:text-line-through-style="solid" fo:color="#ff0000"/>
    </style:style>
    <style:style style:name="P32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25_1" style:family="text">
      <style:text-properties style:text-line-through-style="solid" fo:color="#ff0000"/>
    </style:style>
    <style:style style:name="T325_2" style:family="text">
      <style:text-properties style:text-line-through-style="solid" fo:color="#ff0000"/>
    </style:style>
    <style:style style:name="T325_3" style:family="text">
      <style:text-properties style:text-line-through-style="solid" fo:color="#ff0000"/>
    </style:style>
    <style:style style:name="T325_4" style:family="text">
      <style:text-properties style:text-line-through-style="solid" fo:color="#ff0000"/>
    </style:style>
    <style:style style:name="T325_5" style:family="text">
      <style:text-properties style:text-line-through-style="solid" fo:color="#ff0000"/>
    </style:style>
    <style:style style:name="T325_6" style:family="text">
      <style:text-properties style:text-line-through-style="solid" fo:color="#ff0000"/>
    </style:style>
    <style:style style:name="T325_7" style:family="text">
      <style:text-properties style:text-line-through-style="solid" fo:color="#ff0000"/>
    </style:style>
    <style:style style:name="T325_8" style:family="text">
      <style:text-properties style:text-line-through-style="solid" fo:color="#ff0000"/>
    </style:style>
    <style:style style:name="T325_9" style:family="text">
      <style:text-properties style:text-line-through-style="solid" fo:color="#ff0000"/>
    </style:style>
    <style:style style:name="T325_10" style:family="text">
      <style:text-properties style:text-line-through-style="solid" fo:color="#ff0000"/>
    </style:style>
    <style:style style:name="T325_11" style:family="text">
      <style:text-properties style:text-line-through-style="solid" fo:color="#ff0000"/>
    </style:style>
    <style:style style:name="T325_12" style:family="text">
      <style:text-properties style:text-line-through-style="solid" fo:color="#ff0000"/>
    </style:style>
    <style:style style:name="T325_13" style:family="text">
      <style:text-properties style:text-line-through-style="solid" fo:color="#ff0000"/>
    </style:style>
    <style:style style:name="T325_14" style:family="text">
      <style:text-properties style:text-line-through-style="solid" fo:color="#ff0000"/>
    </style:style>
    <style:style style:name="T325_15" style:family="text">
      <style:text-properties style:text-line-through-style="solid" fo:color="#ff0000"/>
    </style:style>
    <style:style style:name="T325_16" style:family="text">
      <style:text-properties style:text-line-through-style="solid" fo:color="#ff0000"/>
    </style:style>
    <style:style style:name="T325_17" style:family="text">
      <style:text-properties style:text-line-through-style="solid" fo:color="#ff0000"/>
    </style:style>
    <style:style style:name="T325_18" style:family="text">
      <style:text-properties style:text-line-through-style="solid" fo:color="#ff0000"/>
    </style:style>
    <style:style style:name="T325_19" style:family="text">
      <style:text-properties style:text-line-through-style="solid" fo:color="#ff0000"/>
    </style:style>
    <style:style style:name="T325_20" style:family="text">
      <style:text-properties style:text-line-through-style="solid" fo:color="#ff0000"/>
    </style:style>
    <style:style style:name="T325_21" style:family="text">
      <style:text-properties style:text-line-through-style="solid" fo:color="#ff0000"/>
    </style:style>
    <style:style style:name="T325_22" style:family="text">
      <style:text-properties style:text-line-through-style="solid" fo:color="#ff0000"/>
    </style:style>
    <style:style style:name="T325_23" style:family="text">
      <style:text-properties style:text-line-through-style="solid" fo:color="#ff0000"/>
    </style:style>
    <style:style style:name="T325_24" style:family="text">
      <style:text-properties style:text-line-through-style="solid" fo:color="#ff0000"/>
    </style:style>
    <style:style style:name="T325_25" style:family="text">
      <style:text-properties style:text-line-through-style="solid" fo:color="#ff0000"/>
    </style:style>
    <style:style style:name="T325_26" style:family="text">
      <style:text-properties style:text-line-through-style="solid" fo:color="#ff0000"/>
    </style:style>
    <style:style style:name="T325_27" style:family="text">
      <style:text-properties style:text-line-through-style="solid" fo:color="#ff0000"/>
    </style:style>
    <style:style style:name="T325_28" style:family="text">
      <style:text-properties style:text-line-through-style="solid" fo:color="#ff0000"/>
    </style:style>
    <style:style style:name="T325_29" style:family="text">
      <style:text-properties style:text-line-through-style="solid" fo:color="#ff0000"/>
    </style:style>
    <style:style style:name="T325_30" style:family="text">
      <style:text-properties style:text-line-through-style="solid" fo:color="#ff0000"/>
    </style:style>
    <style:style style:name="T325_31" style:family="text">
      <style:text-properties style:text-line-through-style="solid" fo:color="#ff0000"/>
    </style:style>
    <style:style style:name="T325_32" style:family="text">
      <style:text-properties style:text-line-through-style="solid" fo:color="#ff0000"/>
    </style:style>
    <style:style style:name="T325_33" style:family="text">
      <style:text-properties style:text-line-through-style="solid" fo:color="#ff0000"/>
    </style:style>
    <style:style style:name="T325_34" style:family="text">
      <style:text-properties style:text-line-through-style="solid" fo:color="#ff0000"/>
    </style:style>
    <style:style style:name="T325_35" style:family="text">
      <style:text-properties style:text-line-through-style="solid" fo:color="#ff0000"/>
    </style:style>
    <style:style style:name="T325_36" style:family="text">
      <style:text-properties style:text-line-through-style="solid" fo:color="#ff0000"/>
    </style:style>
    <style:style style:name="T325_37" style:family="text">
      <style:text-properties style:text-line-through-style="solid" fo:color="#ff0000"/>
    </style:style>
    <style:style style:name="T325_38" style:family="text">
      <style:text-properties style:text-line-through-style="solid" fo:color="#ff0000"/>
    </style:style>
    <style:style style:name="T325_39" style:family="text">
      <style:text-properties style:text-line-through-style="solid" fo:color="#ff0000"/>
    </style:style>
    <style:style style:name="T325_40" style:family="text">
      <style:text-properties style:text-line-through-style="solid" fo:color="#ff0000"/>
    </style:style>
    <style:style style:name="T325_41" style:family="text">
      <style:text-properties style:text-line-through-style="solid" fo:color="#ff0000"/>
    </style:style>
    <style:style style:name="T325_42" style:family="text">
      <style:text-properties style:text-line-through-style="solid" fo:color="#ff0000"/>
    </style:style>
    <style:style style:name="T325_43" style:family="text">
      <style:text-properties style:text-line-through-style="solid" fo:color="#ff0000"/>
    </style:style>
    <style:style style:name="T325_44" style:family="text">
      <style:text-properties style:text-line-through-style="solid" fo:color="#ff0000"/>
    </style:style>
    <style:style style:name="T325_45" style:family="text">
      <style:text-properties style:text-line-through-style="solid" fo:color="#ff0000"/>
    </style:style>
    <style:style style:name="T325_46" style:family="text">
      <style:text-properties style:text-line-through-style="solid" fo:color="#ff0000"/>
    </style:style>
    <style:style style:name="T325_47" style:family="text">
      <style:text-properties style:text-line-through-style="solid" fo:color="#ff0000"/>
    </style:style>
    <style:style style:name="T325_48" style:family="text">
      <style:text-properties style:text-line-through-style="solid" fo:color="#ff0000"/>
    </style:style>
    <style:style style:name="T325_49" style:family="text">
      <style:text-properties style:text-line-through-style="solid" fo:color="#ff0000"/>
    </style:style>
    <style:style style:name="T325_50" style:family="text">
      <style:text-properties style:text-line-through-style="solid" fo:color="#ff0000"/>
    </style:style>
    <style:style style:name="T325_51" style:family="text">
      <style:text-properties style:text-line-through-style="solid" fo:color="#ff0000"/>
    </style:style>
    <style:style style:name="T325_52" style:family="text">
      <style:text-properties style:text-line-through-style="solid" fo:color="#ff0000"/>
    </style:style>
    <style:style style:name="T325_53" style:family="text">
      <style:text-properties style:text-line-through-style="solid" fo:color="#ff0000"/>
    </style:style>
    <style:style style:name="T325_54" style:family="text">
      <style:text-properties style:text-line-through-style="solid" fo:color="#ff0000"/>
    </style:style>
    <style:style style:name="T325_55" style:family="text">
      <style:text-properties style:text-line-through-style="solid" fo:color="#ff0000"/>
    </style:style>
    <style:style style:name="T325_56" style:family="text">
      <style:text-properties style:text-line-through-style="solid" fo:color="#ff0000"/>
    </style:style>
    <style:style style:name="T325_57" style:family="text">
      <style:text-properties style:text-line-through-style="solid" fo:color="#ff0000"/>
    </style:style>
    <style:style style:name="T325_58" style:family="text">
      <style:text-properties style:text-line-through-style="solid" fo:color="#ff0000"/>
    </style:style>
    <style:style style:name="T325_59" style:family="text">
      <style:text-properties style:text-line-through-style="solid" fo:color="#ff0000"/>
    </style:style>
    <style:style style:name="T325_60" style:family="text">
      <style:text-properties style:text-line-through-style="solid" fo:color="#ff0000"/>
    </style:style>
    <style:style style:name="T325_61" style:family="text">
      <style:text-properties style:text-line-through-style="solid" fo:color="#ff0000"/>
    </style:style>
    <style:style style:name="T325_62" style:family="text">
      <style:text-properties style:text-line-through-style="solid" fo:color="#ff0000"/>
    </style:style>
    <style:style style:name="T325_63" style:family="text">
      <style:text-properties style:text-line-through-style="solid" fo:color="#ff0000"/>
    </style:style>
    <style:style style:name="T325_64" style:family="text">
      <style:text-properties style:text-line-through-style="solid" fo:color="#ff0000"/>
    </style:style>
    <style:style style:name="T325_65" style:family="text">
      <style:text-properties style:text-line-through-style="solid" fo:color="#ff0000"/>
    </style:style>
    <style:style style:name="T325_66" style:family="text">
      <style:text-properties style:text-line-through-style="solid" fo:color="#ff0000"/>
    </style:style>
    <style:style style:name="T325_67" style:family="text">
      <style:text-properties style:text-line-through-style="solid" fo:color="#ff0000"/>
    </style:style>
    <style:style style:name="T325_68" style:family="text">
      <style:text-properties style:text-line-through-style="solid" fo:color="#ff0000"/>
    </style:style>
    <style:style style:name="T325_69" style:family="text">
      <style:text-properties style:text-line-through-style="solid" fo:color="#ff0000"/>
    </style:style>
    <style:style style:name="T325_70" style:family="text">
      <style:text-properties style:text-line-through-style="solid" fo:color="#ff0000"/>
    </style:style>
    <style:style style:name="T325_71" style:family="text">
      <style:text-properties style:text-line-through-style="solid" fo:color="#ff0000"/>
    </style:style>
    <style:style style:name="T325_72" style:family="text">
      <style:text-properties style:text-line-through-style="solid" fo:color="#ff0000"/>
    </style:style>
    <style:style style:name="T325_73" style:family="text">
      <style:text-properties style:text-line-through-style="solid" fo:color="#ff0000"/>
    </style:style>
    <style:style style:name="T325_74" style:family="text">
      <style:text-properties style:text-line-through-style="solid" fo:color="#ff0000"/>
    </style:style>
    <style:style style:name="T325_75" style:family="text">
      <style:text-properties style:text-line-through-style="solid" fo:color="#ff0000"/>
    </style:style>
    <style:style style:name="T325_76" style:family="text">
      <style:text-properties style:text-line-through-style="solid" fo:color="#ff0000"/>
    </style:style>
    <style:style style:name="T325_77" style:family="text">
      <style:text-properties style:text-line-through-style="solid" fo:color="#ff0000"/>
    </style:style>
    <style:style style:name="T325_78" style:family="text">
      <style:text-properties style:text-line-through-style="solid" fo:color="#ff0000"/>
    </style:style>
    <style:style style:name="T325_79" style:family="text">
      <style:text-properties style:text-line-through-style="solid" fo:color="#ff0000"/>
    </style:style>
    <style:style style:name="T325_80" style:family="text">
      <style:text-properties style:text-line-through-style="solid" fo:color="#ff0000"/>
    </style:style>
    <style:style style:name="T325_81" style:family="text">
      <style:text-properties style:text-line-through-style="solid" fo:color="#ff0000"/>
    </style:style>
    <style:style style:name="T325_82" style:family="text">
      <style:text-properties style:text-line-through-style="solid" fo:color="#ff0000"/>
    </style:style>
    <style:style style:name="T325_83" style:family="text">
      <style:text-properties style:text-line-through-style="solid" fo:color="#ff0000"/>
    </style:style>
    <style:style style:name="T325_84" style:family="text">
      <style:text-properties style:text-line-through-style="solid" fo:color="#ff0000"/>
    </style:style>
    <style:style style:name="T325_85" style:family="text">
      <style:text-properties style:text-line-through-style="solid" fo:color="#ff0000"/>
    </style:style>
    <style:style style:name="T325_86" style:family="text">
      <style:text-properties style:text-line-through-style="solid" fo:color="#ff0000"/>
    </style:style>
    <style:style style:name="T325_87" style:family="text">
      <style:text-properties style:text-line-through-style="solid" fo:color="#ff0000"/>
    </style:style>
    <style:style style:name="T325_88" style:family="text">
      <style:text-properties style:text-line-through-style="solid" fo:color="#ff0000"/>
    </style:style>
    <style:style style:name="T325_89" style:family="text">
      <style:text-properties style:text-line-through-style="solid" fo:color="#ff0000"/>
    </style:style>
    <style:style style:name="T325_90" style:family="text">
      <style:text-properties style:text-line-through-style="solid" fo:color="#ff0000"/>
    </style:style>
    <style:style style:name="T325_91" style:family="text">
      <style:text-properties style:text-line-through-style="solid" fo:color="#ff0000"/>
    </style:style>
    <style:style style:name="T325_92" style:family="text">
      <style:text-properties style:text-line-through-style="solid" fo:color="#ff0000"/>
    </style:style>
    <style:style style:name="T325_93" style:family="text">
      <style:text-properties style:text-line-through-style="solid" fo:color="#ff0000"/>
    </style:style>
    <style:style style:name="T325_94" style:family="text">
      <style:text-properties style:text-line-through-style="solid" fo:color="#ff0000"/>
    </style:style>
    <style:style style:name="T325_95" style:family="text">
      <style:text-properties style:text-line-through-style="solid" fo:color="#ff0000"/>
    </style:style>
    <style:style style:name="T325_96" style:family="text">
      <style:text-properties style:text-line-through-style="solid" fo:color="#ff0000"/>
    </style:style>
    <style:style style:name="T325_97" style:family="text">
      <style:text-properties style:text-line-through-style="solid" fo:color="#ff0000"/>
    </style:style>
    <style:style style:name="T325_98" style:family="text">
      <style:text-properties style:text-line-through-style="solid" fo:color="#ff0000"/>
    </style:style>
    <style:style style:name="T325_99" style:family="text">
      <style:text-properties style:text-line-through-style="solid" fo:color="#ff0000"/>
    </style:style>
    <style:style style:name="T325_100" style:family="text">
      <style:text-properties style:text-line-through-style="solid" fo:color="#ff0000"/>
    </style:style>
    <style:style style:name="T325_101" style:family="text">
      <style:text-properties style:text-line-through-style="solid" fo:color="#ff0000"/>
    </style:style>
    <style:style style:name="T325_102" style:family="text">
      <style:text-properties style:text-line-through-style="solid" fo:color="#ff0000"/>
    </style:style>
    <style:style style:name="P32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style:text-line-through-style="solid" fo:color="#ff0000"/>
    </style:style>
    <style:style style:name="P327" style:family="paragraph" style:parent-style-name="Standard">
      <style:paragraph-properties fo:break-before="auto" fo:text-indent="0cm" fo:line-height="100%" style:writing-mode="lr-tb"/>
    </style:style>
    <style:style style:name="T327_1" style:family="text">
      <style:text-properties style:text-line-through-style="solid" fo:color="#ff0000" fo:font-weight="bold" style:font-weight-asian="bold" style:font-weight-complex="bold"/>
    </style:style>
    <style:style style:name="T327_2" style:family="text">
      <style:text-properties style:text-line-through-style="solid" fo:color="#ff0000" fo:font-weight="bold" style:font-weight-asian="bold" style:font-weight-complex="bold"/>
    </style:style>
    <style:style style:name="T327_3" style:family="text">
      <style:text-properties style:text-line-through-style="solid" fo:color="#ff0000" fo:font-weight="bold" style:font-weight-asian="bold" style:font-weight-complex="bold"/>
    </style:style>
    <style:style style:name="T327_4" style:family="text">
      <style:text-properties style:text-line-through-style="solid" fo:color="#ff0000" fo:font-weight="bold" style:font-weight-asian="bold" style:font-weight-complex="bold"/>
    </style:style>
    <style:style style:name="T327_5" style:family="text">
      <style:text-properties style:text-line-through-style="solid" fo:color="#ff0000" fo:font-weight="bold" style:font-weight-asian="bold" style:font-weight-complex="bold"/>
    </style:style>
    <style:style style:name="T327_6" style:family="text">
      <style:text-properties style:text-line-through-style="solid" fo:color="#ff0000" fo:font-weight="bold" style:font-weight-asian="bold" style:font-weight-complex="bold"/>
    </style:style>
    <style:style style:name="P32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28_1" style:family="text">
      <style:text-properties style:text-line-through-style="solid" fo:color="#ff0000"/>
    </style:style>
    <style:style style:name="T328_2" style:family="text">
      <style:text-properties style:text-line-through-style="solid" fo:color="#ff0000"/>
    </style:style>
    <style:style style:name="T328_3" style:family="text">
      <style:text-properties style:text-line-through-style="solid" fo:color="#ff0000"/>
    </style:style>
    <style:style style:name="T328_4" style:family="text">
      <style:text-properties style:text-line-through-style="solid" fo:color="#ff0000"/>
    </style:style>
    <style:style style:name="T328_5" style:family="text">
      <style:text-properties style:text-line-through-style="solid" fo:color="#ff0000"/>
    </style:style>
    <style:style style:name="T328_6" style:family="text">
      <style:text-properties style:text-line-through-style="solid" fo:color="#ff0000"/>
    </style:style>
    <style:style style:name="T328_7" style:family="text">
      <style:text-properties style:text-line-through-style="solid" fo:color="#ff0000"/>
    </style:style>
    <style:style style:name="T328_8" style:family="text">
      <style:text-properties style:text-line-through-style="solid" fo:color="#ff0000"/>
    </style:style>
    <style:style style:name="T328_9" style:family="text">
      <style:text-properties style:text-line-through-style="solid" fo:color="#ff0000"/>
    </style:style>
    <style:style style:name="T328_10" style:family="text">
      <style:text-properties style:text-line-through-style="solid" fo:color="#ff0000"/>
    </style:style>
    <style:style style:name="T328_11" style:family="text">
      <style:text-properties style:text-line-through-style="solid" fo:color="#ff0000"/>
    </style:style>
    <style:style style:name="T328_12" style:family="text">
      <style:text-properties style:text-line-through-style="solid" fo:color="#ff0000"/>
    </style:style>
    <style:style style:name="T328_13" style:family="text">
      <style:text-properties style:text-line-through-style="solid" fo:color="#ff0000"/>
    </style:style>
    <style:style style:name="T328_14" style:family="text">
      <style:text-properties style:text-line-through-style="solid" fo:color="#ff0000"/>
    </style:style>
    <style:style style:name="T328_15" style:family="text">
      <style:text-properties style:text-line-through-style="solid" fo:color="#ff0000"/>
    </style:style>
    <style:style style:name="T328_16" style:family="text">
      <style:text-properties style:text-line-through-style="solid" fo:color="#ff0000"/>
    </style:style>
    <style:style style:name="T328_17" style:family="text">
      <style:text-properties style:text-line-through-style="solid" fo:color="#ff0000"/>
    </style:style>
    <style:style style:name="T328_18" style:family="text">
      <style:text-properties style:text-line-through-style="solid" fo:color="#ff0000"/>
    </style:style>
    <style:style style:name="T328_19" style:family="text">
      <style:text-properties style:text-line-through-style="solid" fo:color="#ff0000"/>
    </style:style>
    <style:style style:name="T328_20" style:family="text">
      <style:text-properties style:text-line-through-style="solid" fo:color="#ff0000"/>
    </style:style>
    <style:style style:name="T328_21" style:family="text">
      <style:text-properties style:text-line-through-style="solid" fo:color="#ff0000"/>
    </style:style>
    <style:style style:name="T328_22" style:family="text">
      <style:text-properties style:text-line-through-style="solid" fo:color="#ff0000"/>
    </style:style>
    <style:style style:name="T328_23" style:family="text">
      <style:text-properties style:text-line-through-style="solid" fo:color="#ff0000"/>
    </style:style>
    <style:style style:name="T328_24" style:family="text">
      <style:text-properties style:text-line-through-style="solid" fo:color="#ff0000"/>
    </style:style>
    <style:style style:name="T328_25" style:family="text">
      <style:text-properties style:text-line-through-style="solid" fo:color="#ff0000"/>
    </style:style>
    <style:style style:name="T328_26" style:family="text">
      <style:text-properties style:text-line-through-style="solid" fo:color="#ff0000"/>
    </style:style>
    <style:style style:name="T328_27" style:family="text">
      <style:text-properties style:text-line-through-style="solid" fo:color="#ff0000"/>
    </style:style>
    <style:style style:name="T328_28" style:family="text">
      <style:text-properties style:text-line-through-style="solid" fo:color="#ff0000"/>
    </style:style>
    <style:style style:name="T328_29" style:family="text">
      <style:text-properties style:text-line-through-style="solid" fo:color="#ff0000"/>
    </style:style>
    <style:style style:name="T328_30" style:family="text">
      <style:text-properties style:text-line-through-style="solid" fo:color="#ff0000"/>
    </style:style>
    <style:style style:name="T328_31" style:family="text">
      <style:text-properties style:text-line-through-style="solid" fo:color="#ff0000"/>
    </style:style>
    <style:style style:name="T328_32" style:family="text">
      <style:text-properties style:text-line-through-style="solid" fo:color="#ff0000"/>
    </style:style>
    <style:style style:name="T328_33" style:family="text">
      <style:text-properties style:text-line-through-style="solid" fo:color="#ff0000"/>
    </style:style>
    <style:style style:name="T328_34" style:family="text">
      <style:text-properties style:text-line-through-style="solid" fo:color="#ff0000"/>
    </style:style>
    <style:style style:name="T328_35" style:family="text">
      <style:text-properties style:text-line-through-style="solid" fo:color="#ff0000"/>
    </style:style>
    <style:style style:name="T328_36" style:family="text">
      <style:text-properties style:text-line-through-style="solid" fo:color="#ff0000"/>
    </style:style>
    <style:style style:name="T328_37" style:family="text">
      <style:text-properties style:text-line-through-style="solid" fo:color="#ff0000"/>
    </style:style>
    <style:style style:name="T328_38" style:family="text">
      <style:text-properties style:text-line-through-style="solid" fo:color="#ff0000"/>
    </style:style>
    <style:style style:name="T328_39" style:family="text">
      <style:text-properties style:text-line-through-style="solid" fo:color="#ff0000"/>
    </style:style>
    <style:style style:name="T328_40" style:family="text">
      <style:text-properties style:text-line-through-style="solid" fo:color="#ff0000"/>
    </style:style>
    <style:style style:name="T328_41" style:family="text">
      <style:text-properties style:text-line-through-style="solid" fo:color="#ff0000"/>
    </style:style>
    <style:style style:name="T328_42" style:family="text">
      <style:text-properties style:text-line-through-style="solid" fo:color="#ff0000"/>
    </style:style>
    <style:style style:name="T328_43" style:family="text">
      <style:text-properties style:text-line-through-style="solid" fo:color="#ff0000"/>
    </style:style>
    <style:style style:name="T328_44" style:family="text">
      <style:text-properties style:text-line-through-style="solid" fo:color="#ff0000"/>
    </style:style>
    <style:style style:name="T328_45" style:family="text">
      <style:text-properties style:text-line-through-style="solid" fo:color="#ff0000"/>
    </style:style>
    <style:style style:name="T328_46" style:family="text">
      <style:text-properties style:text-line-through-style="solid" fo:color="#ff0000"/>
    </style:style>
    <style:style style:name="T328_47" style:family="text">
      <style:text-properties style:text-line-through-style="solid" fo:color="#ff0000"/>
    </style:style>
    <style:style style:name="T328_48" style:family="text">
      <style:text-properties style:text-line-through-style="solid" fo:color="#ff0000"/>
    </style:style>
    <style:style style:name="T328_49" style:family="text">
      <style:text-properties style:text-line-through-style="solid" fo:color="#ff0000"/>
    </style:style>
    <style:style style:name="T328_50" style:family="text">
      <style:text-properties style:text-line-through-style="solid" fo:color="#ff0000"/>
    </style:style>
    <style:style style:name="T328_51" style:family="text">
      <style:text-properties style:text-line-through-style="solid" fo:color="#ff0000"/>
    </style:style>
    <style:style style:name="T328_52" style:family="text">
      <style:text-properties style:text-line-through-style="solid" fo:color="#ff0000"/>
    </style:style>
    <style:style style:name="T328_53" style:family="text">
      <style:text-properties style:text-line-through-style="solid" fo:color="#ff0000"/>
    </style:style>
    <style:style style:name="T328_54" style:family="text">
      <style:text-properties style:text-line-through-style="solid" fo:color="#ff0000"/>
    </style:style>
    <style:style style:name="T328_55" style:family="text">
      <style:text-properties style:text-line-through-style="solid" fo:color="#ff0000"/>
    </style:style>
    <style:style style:name="T328_56" style:family="text">
      <style:text-properties style:text-line-through-style="solid" fo:color="#ff0000"/>
    </style:style>
    <style:style style:name="T328_57" style:family="text">
      <style:text-properties style:text-line-through-style="solid" fo:color="#ff0000"/>
    </style:style>
    <style:style style:name="T328_58" style:family="text">
      <style:text-properties style:text-line-through-style="solid" fo:color="#ff0000"/>
    </style:style>
    <style:style style:name="T328_59" style:family="text">
      <style:text-properties style:text-line-through-style="solid" fo:color="#ff0000"/>
    </style:style>
    <style:style style:name="T328_60" style:family="text">
      <style:text-properties style:text-line-through-style="solid" fo:color="#ff0000"/>
    </style:style>
    <style:style style:name="P32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style:text-line-through-style="solid" fo:color="#ff0000"/>
    </style:style>
    <style:style style:name="P330" style:family="paragraph" style:parent-style-name="Standard">
      <style:paragraph-properties fo:break-before="auto" fo:text-indent="0cm" fo:line-height="100%" style:writing-mode="lr-tb"/>
    </style:style>
    <style:style style:name="T330_1" style:family="text">
      <style:text-properties style:text-line-through-style="solid" fo:color="#ff0000" fo:font-weight="bold" style:font-weight-asian="bold" style:font-weight-complex="bold"/>
    </style:style>
    <style:style style:name="T330_2" style:family="text">
      <style:text-properties style:text-line-through-style="solid" fo:color="#ff0000" fo:font-weight="bold" style:font-weight-asian="bold" style:font-weight-complex="bold"/>
    </style:style>
    <style:style style:name="T330_3" style:family="text">
      <style:text-properties style:text-line-through-style="solid" fo:color="#ff0000" fo:font-weight="bold" style:font-weight-asian="bold" style:font-weight-complex="bold"/>
    </style:style>
    <style:style style:name="T330_4" style:family="text">
      <style:text-properties style:text-line-through-style="solid" fo:color="#ff0000" fo:font-weight="bold" style:font-weight-asian="bold" style:font-weight-complex="bold"/>
    </style:style>
    <style:style style:name="T330_5" style:family="text">
      <style:text-properties style:text-line-through-style="solid" fo:color="#ff0000" fo:font-weight="bold" style:font-weight-asian="bold" style:font-weight-complex="bold"/>
    </style:style>
    <style:style style:name="T330_6" style:family="text">
      <style:text-properties style:text-line-through-style="solid" fo:color="#ff0000" fo:font-weight="bold" style:font-weight-asian="bold" style:font-weight-complex="bold"/>
    </style:style>
    <style:style style:name="T330_7" style:family="text">
      <style:text-properties style:text-line-through-style="solid" fo:color="#ff0000" fo:font-weight="bold" style:font-weight-asian="bold" style:font-weight-complex="bold"/>
    </style:style>
    <style:style style:name="P33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31_1" style:family="text">
      <style:text-properties style:text-line-through-style="solid" fo:color="#ff0000"/>
    </style:style>
    <style:style style:name="T331_2" style:family="text">
      <style:text-properties style:text-line-through-style="solid" fo:color="#ff0000"/>
    </style:style>
    <style:style style:name="T331_3" style:family="text">
      <style:text-properties style:text-line-through-style="solid" fo:color="#ff0000"/>
    </style:style>
    <style:style style:name="T331_4" style:family="text">
      <style:text-properties style:text-line-through-style="solid" fo:color="#ff0000"/>
    </style:style>
    <style:style style:name="T331_5" style:family="text">
      <style:text-properties style:text-line-through-style="solid" fo:color="#ff0000"/>
    </style:style>
    <style:style style:name="T331_6" style:family="text">
      <style:text-properties style:text-line-through-style="solid" fo:color="#ff0000"/>
    </style:style>
    <style:style style:name="T331_7" style:family="text">
      <style:text-properties style:text-line-through-style="solid" fo:color="#ff0000"/>
    </style:style>
    <style:style style:name="T331_8" style:family="text">
      <style:text-properties style:text-line-through-style="solid" fo:color="#ff0000"/>
    </style:style>
    <style:style style:name="T331_9" style:family="text">
      <style:text-properties style:text-line-through-style="solid" fo:color="#ff0000"/>
    </style:style>
    <style:style style:name="T331_10" style:family="text">
      <style:text-properties style:text-line-through-style="solid" fo:color="#ff0000"/>
    </style:style>
    <style:style style:name="T331_11" style:family="text">
      <style:text-properties style:text-line-through-style="solid" fo:color="#ff0000"/>
    </style:style>
    <style:style style:name="T331_12" style:family="text">
      <style:text-properties style:text-line-through-style="solid" fo:color="#ff0000"/>
    </style:style>
    <style:style style:name="T331_13" style:family="text">
      <style:text-properties style:text-line-through-style="solid" fo:color="#ff0000"/>
    </style:style>
    <style:style style:name="T331_14" style:family="text">
      <style:text-properties style:text-line-through-style="solid" fo:color="#ff0000"/>
    </style:style>
    <style:style style:name="T331_15" style:family="text">
      <style:text-properties style:text-line-through-style="solid" fo:color="#ff0000"/>
    </style:style>
    <style:style style:name="T331_16" style:family="text">
      <style:text-properties style:text-line-through-style="solid" fo:color="#ff0000"/>
    </style:style>
    <style:style style:name="T331_17" style:family="text">
      <style:text-properties style:text-line-through-style="solid" fo:color="#ff0000"/>
    </style:style>
    <style:style style:name="T331_18" style:family="text">
      <style:text-properties style:text-line-through-style="solid" fo:color="#ff0000"/>
    </style:style>
    <style:style style:name="T331_19" style:family="text">
      <style:text-properties style:text-line-through-style="solid" fo:color="#ff0000"/>
    </style:style>
    <style:style style:name="T331_20" style:family="text">
      <style:text-properties style:text-line-through-style="solid" fo:color="#ff0000"/>
    </style:style>
    <style:style style:name="T331_21" style:family="text">
      <style:text-properties style:text-line-through-style="solid" fo:color="#ff0000"/>
    </style:style>
    <style:style style:name="T331_22" style:family="text">
      <style:text-properties style:text-line-through-style="solid" fo:color="#ff0000"/>
    </style:style>
    <style:style style:name="T331_23" style:family="text">
      <style:text-properties style:text-line-through-style="solid" fo:color="#ff0000"/>
    </style:style>
    <style:style style:name="T331_24" style:family="text">
      <style:text-properties style:text-line-through-style="solid" fo:color="#ff0000"/>
    </style:style>
    <style:style style:name="T331_25" style:family="text">
      <style:text-properties style:text-line-through-style="solid" fo:color="#ff0000"/>
    </style:style>
    <style:style style:name="T331_26" style:family="text">
      <style:text-properties style:text-line-through-style="solid" fo:color="#ff0000"/>
    </style:style>
    <style:style style:name="T331_27" style:family="text">
      <style:text-properties style:text-line-through-style="solid" fo:color="#ff0000"/>
    </style:style>
    <style:style style:name="T331_28" style:family="text">
      <style:text-properties style:text-line-through-style="solid" fo:color="#ff0000"/>
    </style:style>
    <style:style style:name="T331_29" style:family="text">
      <style:text-properties style:text-line-through-style="solid" fo:color="#ff0000"/>
    </style:style>
    <style:style style:name="T331_30" style:family="text">
      <style:text-properties style:text-line-through-style="solid" fo:color="#ff0000"/>
    </style:style>
    <style:style style:name="T331_31" style:family="text">
      <style:text-properties style:text-line-through-style="solid" fo:color="#ff0000"/>
    </style:style>
    <style:style style:name="T331_32" style:family="text">
      <style:text-properties style:text-line-through-style="solid" fo:color="#ff0000"/>
    </style:style>
    <style:style style:name="T331_33" style:family="text">
      <style:text-properties style:text-line-through-style="solid" fo:color="#ff0000"/>
    </style:style>
    <style:style style:name="T331_34" style:family="text">
      <style:text-properties style:text-line-through-style="solid" fo:color="#ff0000"/>
    </style:style>
    <style:style style:name="T331_35" style:family="text">
      <style:text-properties style:text-line-through-style="solid" fo:color="#ff0000"/>
    </style:style>
    <style:style style:name="T331_36" style:family="text">
      <style:text-properties style:text-line-through-style="solid" fo:color="#ff0000"/>
    </style:style>
    <style:style style:name="T331_37" style:family="text">
      <style:text-properties style:text-line-through-style="solid" fo:color="#ff0000"/>
    </style:style>
    <style:style style:name="T331_38" style:family="text">
      <style:text-properties style:text-line-through-style="solid" fo:color="#ff0000"/>
    </style:style>
    <style:style style:name="T331_39" style:family="text">
      <style:text-properties style:text-line-through-style="solid" fo:color="#ff0000"/>
    </style:style>
    <style:style style:name="T331_40" style:family="text">
      <style:text-properties style:text-line-through-style="solid" fo:color="#ff0000"/>
    </style:style>
    <style:style style:name="T331_41" style:family="text">
      <style:text-properties style:text-line-through-style="solid" fo:color="#ff0000"/>
    </style:style>
    <style:style style:name="T331_42" style:family="text">
      <style:text-properties style:text-line-through-style="solid" fo:color="#ff0000"/>
    </style:style>
    <style:style style:name="T331_43" style:family="text">
      <style:text-properties style:text-line-through-style="solid" fo:color="#ff0000"/>
    </style:style>
    <style:style style:name="T331_44" style:family="text">
      <style:text-properties style:text-line-through-style="solid" fo:color="#ff0000"/>
    </style:style>
    <style:style style:name="T331_45" style:family="text">
      <style:text-properties style:text-line-through-style="solid" fo:color="#ff0000"/>
    </style:style>
    <style:style style:name="T331_46" style:family="text">
      <style:text-properties style:text-line-through-style="solid" fo:color="#ff0000"/>
    </style:style>
    <style:style style:name="T331_47" style:family="text">
      <style:text-properties style:text-line-through-style="solid" fo:color="#ff0000"/>
    </style:style>
    <style:style style:name="T331_48" style:family="text">
      <style:text-properties style:text-line-through-style="solid" fo:color="#ff0000"/>
    </style:style>
    <style:style style:name="T331_49" style:family="text">
      <style:text-properties style:text-line-through-style="solid" fo:color="#ff0000"/>
    </style:style>
    <style:style style:name="T331_50" style:family="text">
      <style:text-properties style:text-line-through-style="solid" fo:color="#ff0000"/>
    </style:style>
    <style:style style:name="T331_51" style:family="text">
      <style:text-properties style:text-line-through-style="solid" fo:color="#ff0000"/>
    </style:style>
    <style:style style:name="T331_52" style:family="text">
      <style:text-properties style:text-line-through-style="solid" fo:color="#ff0000"/>
    </style:style>
    <style:style style:name="T331_53" style:family="text">
      <style:text-properties style:text-line-through-style="solid" fo:color="#ff0000"/>
    </style:style>
    <style:style style:name="T331_54" style:family="text">
      <style:text-properties style:text-line-through-style="solid" fo:color="#ff0000"/>
    </style:style>
    <style:style style:name="T331_55" style:family="text">
      <style:text-properties style:text-line-through-style="solid" fo:color="#ff0000"/>
    </style:style>
    <style:style style:name="T331_56" style:family="text">
      <style:text-properties style:text-line-through-style="solid" fo:color="#ff0000"/>
    </style:style>
    <style:style style:name="T331_57" style:family="text">
      <style:text-properties style:text-line-through-style="solid" fo:color="#ff0000"/>
    </style:style>
    <style:style style:name="T331_58" style:family="text">
      <style:text-properties style:text-line-through-style="solid" fo:color="#ff0000"/>
    </style:style>
    <style:style style:name="T331_59" style:family="text">
      <style:text-properties style:text-line-through-style="solid" fo:color="#ff0000"/>
    </style:style>
    <style:style style:name="T331_60" style:family="text">
      <style:text-properties style:text-line-through-style="solid" fo:color="#ff0000"/>
    </style:style>
    <style:style style:name="T331_61" style:family="text">
      <style:text-properties style:text-line-through-style="solid" fo:color="#ff0000"/>
    </style:style>
    <style:style style:name="T331_62" style:family="text">
      <style:text-properties style:text-line-through-style="solid" fo:color="#ff0000"/>
    </style:style>
    <style:style style:name="T331_63" style:family="text">
      <style:text-properties style:text-line-through-style="solid" fo:color="#ff0000"/>
    </style:style>
    <style:style style:name="T331_64" style:family="text">
      <style:text-properties style:text-line-through-style="solid" fo:color="#ff0000"/>
    </style:style>
    <style:style style:name="T331_65" style:family="text">
      <style:text-properties style:text-line-through-style="solid" fo:color="#ff0000"/>
    </style:style>
    <style:style style:name="T331_66" style:family="text">
      <style:text-properties style:text-line-through-style="solid" fo:color="#ff0000"/>
    </style:style>
    <style:style style:name="T331_67" style:family="text">
      <style:text-properties style:text-line-through-style="solid" fo:color="#ff0000"/>
    </style:style>
    <style:style style:name="T331_68" style:family="text">
      <style:text-properties style:text-line-through-style="solid" fo:color="#ff0000"/>
    </style:style>
    <style:style style:name="T331_69" style:family="text">
      <style:text-properties style:text-line-through-style="solid" fo:color="#ff0000"/>
    </style:style>
    <style:style style:name="T331_70" style:family="text">
      <style:text-properties style:text-line-through-style="solid" fo:color="#ff0000"/>
    </style:style>
    <style:style style:name="T331_71" style:family="text">
      <style:text-properties style:text-line-through-style="solid" fo:color="#ff0000"/>
    </style:style>
    <style:style style:name="T331_72" style:family="text">
      <style:text-properties style:text-line-through-style="solid" fo:color="#ff0000"/>
    </style:style>
    <style:style style:name="T331_73" style:family="text">
      <style:text-properties style:text-line-through-style="solid" fo:color="#ff0000"/>
    </style:style>
    <style:style style:name="T331_74" style:family="text">
      <style:text-properties style:text-line-through-style="solid" fo:color="#ff0000"/>
    </style:style>
    <style:style style:name="T331_75" style:family="text">
      <style:text-properties style:text-line-through-style="solid" fo:color="#ff0000"/>
    </style:style>
    <style:style style:name="T331_76" style:family="text">
      <style:text-properties style:text-line-through-style="solid" fo:color="#ff0000"/>
    </style:style>
    <style:style style:name="T331_77" style:family="text">
      <style:text-properties style:text-line-through-style="solid" fo:color="#ff0000"/>
    </style:style>
    <style:style style:name="T331_78" style:family="text">
      <style:text-properties style:text-line-through-style="solid" fo:color="#ff0000"/>
    </style:style>
    <style:style style:name="T331_79" style:family="text">
      <style:text-properties style:text-line-through-style="solid" fo:color="#ff0000"/>
    </style:style>
    <style:style style:name="T331_80" style:family="text">
      <style:text-properties style:text-line-through-style="solid" fo:color="#ff0000"/>
    </style:style>
    <style:style style:name="T331_81" style:family="text">
      <style:text-properties style:text-line-through-style="solid" fo:color="#ff0000"/>
    </style:style>
    <style:style style:name="T331_82" style:family="text">
      <style:text-properties style:text-line-through-style="solid" fo:color="#ff0000"/>
    </style:style>
    <style:style style:name="T331_83" style:family="text">
      <style:text-properties style:text-line-through-style="solid" fo:color="#ff0000"/>
    </style:style>
    <style:style style:name="T331_84" style:family="text">
      <style:text-properties style:text-line-through-style="solid" fo:color="#ff0000"/>
    </style:style>
    <style:style style:name="T331_85" style:family="text">
      <style:text-properties style:text-line-through-style="solid" fo:color="#ff0000"/>
    </style:style>
    <style:style style:name="T331_86" style:family="text">
      <style:text-properties style:text-line-through-style="solid" fo:color="#ff0000"/>
    </style:style>
    <style:style style:name="T331_87" style:family="text">
      <style:text-properties style:text-line-through-style="solid" fo:color="#ff0000"/>
    </style:style>
    <style:style style:name="T331_88" style:family="text">
      <style:text-properties style:text-line-through-style="solid" fo:color="#ff0000"/>
    </style:style>
    <style:style style:name="T331_89" style:family="text">
      <style:text-properties style:text-line-through-style="solid" fo:color="#ff0000"/>
    </style:style>
    <style:style style:name="T331_90" style:family="text">
      <style:text-properties style:text-line-through-style="solid" fo:color="#ff0000"/>
    </style:style>
    <style:style style:name="T331_91" style:family="text">
      <style:text-properties style:text-line-through-style="solid" fo:color="#ff0000"/>
    </style:style>
    <style:style style:name="T331_92" style:family="text">
      <style:text-properties style:text-line-through-style="solid" fo:color="#ff0000"/>
    </style:style>
    <style:style style:name="T331_93" style:family="text">
      <style:text-properties style:text-line-through-style="solid" fo:color="#ff0000"/>
    </style:style>
    <style:style style:name="T331_94" style:family="text">
      <style:text-properties style:text-line-through-style="solid" fo:color="#ff0000"/>
    </style:style>
    <style:style style:name="T331_95" style:family="text">
      <style:text-properties style:text-line-through-style="solid" fo:color="#ff0000"/>
    </style:style>
    <style:style style:name="T331_96" style:family="text">
      <style:text-properties style:text-line-through-style="solid" fo:color="#ff0000"/>
    </style:style>
    <style:style style:name="T331_97" style:family="text">
      <style:text-properties style:text-line-through-style="solid" fo:color="#ff0000"/>
    </style:style>
    <style:style style:name="T331_98" style:family="text">
      <style:text-properties style:text-line-through-style="solid" fo:color="#ff0000"/>
    </style:style>
    <style:style style:name="T331_99" style:family="text">
      <style:text-properties style:text-line-through-style="solid" fo:color="#ff0000"/>
    </style:style>
    <style:style style:name="T331_100" style:family="text">
      <style:text-properties style:text-line-through-style="solid" fo:color="#ff0000"/>
    </style:style>
    <style:style style:name="T331_101" style:family="text">
      <style:text-properties style:text-line-through-style="solid" fo:color="#ff0000"/>
    </style:style>
    <style:style style:name="T331_102" style:family="text">
      <style:text-properties style:text-line-through-style="solid" fo:color="#ff0000"/>
    </style:style>
    <style:style style:name="T331_103" style:family="text">
      <style:text-properties style:text-line-through-style="solid" fo:color="#ff0000"/>
    </style:style>
    <style:style style:name="T331_104" style:family="text">
      <style:text-properties style:text-line-through-style="solid" fo:color="#ff0000"/>
    </style:style>
    <style:style style:name="T331_105" style:family="text">
      <style:text-properties style:text-line-through-style="solid" fo:color="#ff0000"/>
    </style:style>
    <style:style style:name="T331_106" style:family="text">
      <style:text-properties style:text-line-through-style="solid" fo:color="#ff0000"/>
    </style:style>
    <style:style style:name="T331_107" style:family="text">
      <style:text-properties style:text-line-through-style="solid" fo:color="#ff0000"/>
    </style:style>
    <style:style style:name="T331_108" style:family="text">
      <style:text-properties style:text-line-through-style="solid" fo:color="#ff0000"/>
    </style:style>
    <style:style style:name="T331_109" style:family="text">
      <style:text-properties style:text-line-through-style="solid" fo:color="#ff0000"/>
    </style:style>
    <style:style style:name="T331_110" style:family="text">
      <style:text-properties style:text-line-through-style="solid" fo:color="#ff0000"/>
    </style:style>
    <style:style style:name="T331_111" style:family="text">
      <style:text-properties style:text-line-through-style="solid" fo:color="#ff0000"/>
    </style:style>
    <style:style style:name="T331_112" style:family="text">
      <style:text-properties style:text-line-through-style="solid" fo:color="#ff0000"/>
    </style:style>
    <style:style style:name="T331_113" style:family="text">
      <style:text-properties style:text-line-through-style="solid" fo:color="#ff0000"/>
    </style:style>
    <style:style style:name="T331_114" style:family="text">
      <style:text-properties style:text-line-through-style="solid" fo:color="#ff0000"/>
    </style:style>
    <style:style style:name="T331_115" style:family="text">
      <style:text-properties style:text-line-through-style="solid" fo:color="#ff0000"/>
    </style:style>
    <style:style style:name="T331_116" style:family="text">
      <style:text-properties style:text-line-through-style="solid" fo:color="#ff0000"/>
    </style:style>
    <style:style style:name="T331_117" style:family="text">
      <style:text-properties style:text-line-through-style="solid" fo:color="#ff0000"/>
    </style:style>
    <style:style style:name="T331_118" style:family="text">
      <style:text-properties style:text-line-through-style="solid" fo:color="#ff0000"/>
    </style:style>
    <style:style style:name="T331_119" style:family="text">
      <style:text-properties style:text-line-through-style="solid" fo:color="#ff0000"/>
    </style:style>
    <style:style style:name="T331_120" style:family="text">
      <style:text-properties style:text-line-through-style="solid" fo:color="#ff0000"/>
    </style:style>
    <style:style style:name="T331_121" style:family="text">
      <style:text-properties style:text-line-through-style="solid" fo:color="#ff0000"/>
    </style:style>
    <style:style style:name="T331_122" style:family="text">
      <style:text-properties style:text-line-through-style="solid" fo:color="#ff0000"/>
    </style:style>
    <style:style style:name="T331_123" style:family="text">
      <style:text-properties style:text-line-through-style="solid" fo:color="#ff0000"/>
    </style:style>
    <style:style style:name="T331_124" style:family="text">
      <style:text-properties style:text-line-through-style="solid" fo:color="#ff0000"/>
    </style:style>
    <style:style style:name="T331_125" style:family="text">
      <style:text-properties style:text-line-through-style="solid" fo:color="#ff0000"/>
    </style:style>
    <style:style style:name="T331_126" style:family="text">
      <style:text-properties style:text-line-through-style="solid" fo:color="#ff0000"/>
    </style:style>
    <style:style style:name="T331_127" style:family="text">
      <style:text-properties style:text-line-through-style="solid" fo:color="#ff0000"/>
    </style:style>
    <style:style style:name="T331_128" style:family="text">
      <style:text-properties style:text-line-through-style="solid" fo:color="#ff0000"/>
    </style:style>
    <style:style style:name="T331_129" style:family="text">
      <style:text-properties style:text-line-through-style="solid" fo:color="#ff0000"/>
    </style:style>
    <style:style style:name="T331_130" style:family="text">
      <style:text-properties style:text-line-through-style="solid" fo:color="#ff0000"/>
    </style:style>
    <style:style style:name="T331_131" style:family="text">
      <style:text-properties style:text-line-through-style="solid" fo:color="#ff0000"/>
    </style:style>
    <style:style style:name="T331_132" style:family="text">
      <style:text-properties style:text-line-through-style="solid" fo:color="#ff0000"/>
    </style:style>
    <style:style style:name="T331_133" style:family="text">
      <style:text-properties style:text-line-through-style="solid" fo:color="#ff0000"/>
    </style:style>
    <style:style style:name="T331_134" style:family="text">
      <style:text-properties style:text-line-through-style="solid" fo:color="#ff0000"/>
    </style:style>
    <style:style style:name="P33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32_1" style:family="text">
      <style:text-properties style:text-line-through-style="solid" fo:color="#ff0000"/>
    </style:style>
    <style:style style:name="T332_2" style:family="text">
      <style:text-properties style:text-line-through-style="solid" fo:color="#ff0000"/>
    </style:style>
    <style:style style:name="T332_3" style:family="text">
      <style:text-properties style:text-line-through-style="solid" fo:color="#ff0000"/>
    </style:style>
    <style:style style:name="T332_4" style:family="text">
      <style:text-properties style:text-line-through-style="solid" fo:color="#ff0000"/>
    </style:style>
    <style:style style:name="T332_5" style:family="text">
      <style:text-properties style:text-line-through-style="solid" fo:color="#ff0000"/>
    </style:style>
    <style:style style:name="T332_6" style:family="text">
      <style:text-properties style:text-line-through-style="solid" fo:color="#ff0000"/>
    </style:style>
    <style:style style:name="T332_7" style:family="text">
      <style:text-properties style:text-line-through-style="solid" fo:color="#ff0000"/>
    </style:style>
    <style:style style:name="T332_8" style:family="text">
      <style:text-properties style:text-line-through-style="solid" fo:color="#ff0000"/>
    </style:style>
    <style:style style:name="T332_9" style:family="text">
      <style:text-properties style:text-line-through-style="solid" fo:color="#ff0000"/>
    </style:style>
    <style:style style:name="T332_10" style:family="text">
      <style:text-properties style:text-line-through-style="solid" fo:color="#ff0000"/>
    </style:style>
    <style:style style:name="T332_11" style:family="text">
      <style:text-properties style:text-line-through-style="solid" fo:color="#ff0000"/>
    </style:style>
    <style:style style:name="T332_12" style:family="text">
      <style:text-properties style:text-line-through-style="solid" fo:color="#ff0000"/>
    </style:style>
    <style:style style:name="T332_13" style:family="text">
      <style:text-properties style:text-line-through-style="solid" fo:color="#ff0000"/>
    </style:style>
    <style:style style:name="T332_14" style:family="text">
      <style:text-properties style:text-line-through-style="solid" fo:color="#ff0000"/>
    </style:style>
    <style:style style:name="T332_15" style:family="text">
      <style:text-properties style:text-line-through-style="solid" fo:color="#ff0000"/>
    </style:style>
    <style:style style:name="T332_16" style:family="text">
      <style:text-properties style:text-line-through-style="solid" fo:color="#ff0000"/>
    </style:style>
    <style:style style:name="T332_17" style:family="text">
      <style:text-properties style:text-line-through-style="solid" fo:color="#ff0000"/>
    </style:style>
    <style:style style:name="T332_18" style:family="text">
      <style:text-properties style:text-line-through-style="solid" fo:color="#ff0000"/>
    </style:style>
    <style:style style:name="T332_19" style:family="text">
      <style:text-properties style:text-line-through-style="solid" fo:color="#ff0000"/>
    </style:style>
    <style:style style:name="T332_20" style:family="text">
      <style:text-properties style:text-line-through-style="solid" fo:color="#ff0000"/>
    </style:style>
    <style:style style:name="T332_21" style:family="text">
      <style:text-properties style:text-line-through-style="solid" fo:color="#ff0000"/>
    </style:style>
    <style:style style:name="T332_22" style:family="text">
      <style:text-properties style:text-line-through-style="solid" fo:color="#ff0000"/>
    </style:style>
    <style:style style:name="T332_23" style:family="text">
      <style:text-properties style:text-line-through-style="solid" fo:color="#ff0000"/>
    </style:style>
    <style:style style:name="T332_24" style:family="text">
      <style:text-properties style:text-line-through-style="solid" fo:color="#ff0000"/>
    </style:style>
    <style:style style:name="T332_25" style:family="text">
      <style:text-properties style:text-line-through-style="solid" fo:color="#ff0000"/>
    </style:style>
    <style:style style:name="T332_26" style:family="text">
      <style:text-properties style:text-line-through-style="solid" fo:color="#ff0000"/>
    </style:style>
    <style:style style:name="T332_27" style:family="text">
      <style:text-properties style:text-line-through-style="solid" fo:color="#ff0000"/>
    </style:style>
    <style:style style:name="T332_28" style:family="text">
      <style:text-properties style:text-line-through-style="solid" fo:color="#ff0000"/>
    </style:style>
    <style:style style:name="T332_29" style:family="text">
      <style:text-properties style:text-line-through-style="solid" fo:color="#ff0000"/>
    </style:style>
    <style:style style:name="T332_30" style:family="text">
      <style:text-properties style:text-line-through-style="solid" fo:color="#ff0000"/>
    </style:style>
    <style:style style:name="T332_31" style:family="text">
      <style:text-properties style:text-line-through-style="solid" fo:color="#ff0000"/>
    </style:style>
    <style:style style:name="T332_32" style:family="text">
      <style:text-properties style:text-line-through-style="solid" fo:color="#ff0000"/>
    </style:style>
    <style:style style:name="T332_33" style:family="text">
      <style:text-properties style:text-line-through-style="solid" fo:color="#ff0000"/>
    </style:style>
    <style:style style:name="T332_34" style:family="text">
      <style:text-properties style:text-line-through-style="solid" fo:color="#ff0000"/>
    </style:style>
    <style:style style:name="T332_35" style:family="text">
      <style:text-properties style:text-line-through-style="solid" fo:color="#ff0000"/>
    </style:style>
    <style:style style:name="T332_36" style:family="text">
      <style:text-properties style:text-line-through-style="solid" fo:color="#ff0000"/>
    </style:style>
    <style:style style:name="T332_37" style:family="text">
      <style:text-properties style:text-line-through-style="solid" fo:color="#ff0000"/>
    </style:style>
    <style:style style:name="T332_38" style:family="text">
      <style:text-properties style:text-line-through-style="solid" fo:color="#ff0000"/>
    </style:style>
    <style:style style:name="T332_39" style:family="text">
      <style:text-properties style:text-line-through-style="solid" fo:color="#ff0000"/>
    </style:style>
    <style:style style:name="T332_40" style:family="text">
      <style:text-properties style:text-line-through-style="solid" fo:color="#ff0000"/>
    </style:style>
    <style:style style:name="T332_41" style:family="text">
      <style:text-properties style:text-line-through-style="solid" fo:color="#ff0000"/>
    </style:style>
    <style:style style:name="T332_42" style:family="text">
      <style:text-properties style:text-line-through-style="solid" fo:color="#ff0000"/>
    </style:style>
    <style:style style:name="T332_43" style:family="text">
      <style:text-properties style:text-line-through-style="solid" fo:color="#ff0000"/>
    </style:style>
    <style:style style:name="T332_44" style:family="text">
      <style:text-properties style:text-line-through-style="solid" fo:color="#ff0000"/>
    </style:style>
    <style:style style:name="T332_45" style:family="text">
      <style:text-properties style:text-line-through-style="solid" fo:color="#ff0000"/>
    </style:style>
    <style:style style:name="T332_46" style:family="text">
      <style:text-properties style:text-line-through-style="solid" fo:color="#ff0000"/>
    </style:style>
    <style:style style:name="T332_47" style:family="text">
      <style:text-properties style:text-line-through-style="solid" fo:color="#ff0000"/>
    </style:style>
    <style:style style:name="T332_48" style:family="text">
      <style:text-properties style:text-line-through-style="solid" fo:color="#ff0000"/>
    </style:style>
    <style:style style:name="T332_49" style:family="text">
      <style:text-properties style:text-line-through-style="solid" fo:color="#ff0000"/>
    </style:style>
    <style:style style:name="T332_50" style:family="text">
      <style:text-properties style:text-line-through-style="solid" fo:color="#ff0000"/>
    </style:style>
    <style:style style:name="T332_51" style:family="text">
      <style:text-properties style:text-line-through-style="solid" fo:color="#ff0000"/>
    </style:style>
    <style:style style:name="T332_52" style:family="text">
      <style:text-properties style:text-line-through-style="solid" fo:color="#ff0000"/>
    </style:style>
    <style:style style:name="T332_53" style:family="text">
      <style:text-properties style:text-line-through-style="solid" fo:color="#ff0000"/>
    </style:style>
    <style:style style:name="T332_54" style:family="text">
      <style:text-properties style:text-line-through-style="solid" fo:color="#ff0000"/>
    </style:style>
    <style:style style:name="T332_55" style:family="text">
      <style:text-properties style:text-line-through-style="solid" fo:color="#ff0000"/>
    </style:style>
    <style:style style:name="T332_56" style:family="text">
      <style:text-properties style:text-line-through-style="solid" fo:color="#ff0000"/>
    </style:style>
    <style:style style:name="T332_57" style:family="text">
      <style:text-properties style:text-line-through-style="solid" fo:color="#ff0000"/>
    </style:style>
    <style:style style:name="T332_58" style:family="text">
      <style:text-properties style:text-line-through-style="solid" fo:color="#ff0000"/>
    </style:style>
    <style:style style:name="T332_59" style:family="text">
      <style:text-properties style:text-line-through-style="solid" fo:color="#ff0000"/>
    </style:style>
    <style:style style:name="T332_60" style:family="text">
      <style:text-properties style:text-line-through-style="solid" fo:color="#ff0000"/>
    </style:style>
    <style:style style:name="T332_61" style:family="text">
      <style:text-properties style:text-line-through-style="solid" fo:color="#ff0000"/>
    </style:style>
    <style:style style:name="T332_62" style:family="text">
      <style:text-properties style:text-line-through-style="solid" fo:color="#ff0000"/>
    </style:style>
    <style:style style:name="T332_63" style:family="text">
      <style:text-properties style:text-line-through-style="solid" fo:color="#ff0000"/>
    </style:style>
    <style:style style:name="T332_64" style:family="text">
      <style:text-properties style:text-line-through-style="solid" fo:color="#ff0000"/>
    </style:style>
    <style:style style:name="T332_65" style:family="text">
      <style:text-properties style:text-line-through-style="solid" fo:color="#ff0000"/>
    </style:style>
    <style:style style:name="T332_66" style:family="text">
      <style:text-properties style:text-line-through-style="solid" fo:color="#ff0000"/>
    </style:style>
    <style:style style:name="T332_67" style:family="text">
      <style:text-properties style:text-line-through-style="solid" fo:color="#ff0000"/>
    </style:style>
    <style:style style:name="T332_68" style:family="text">
      <style:text-properties style:text-line-through-style="solid" fo:color="#ff0000"/>
    </style:style>
    <style:style style:name="T332_69" style:family="text">
      <style:text-properties style:text-line-through-style="solid" fo:color="#ff0000"/>
    </style:style>
    <style:style style:name="T332_70" style:family="text">
      <style:text-properties style:text-line-through-style="solid" fo:color="#ff0000"/>
    </style:style>
    <style:style style:name="T332_71" style:family="text">
      <style:text-properties style:text-line-through-style="solid" fo:color="#ff0000"/>
    </style:style>
    <style:style style:name="T332_72" style:family="text">
      <style:text-properties style:text-line-through-style="solid" fo:color="#ff0000"/>
    </style:style>
    <style:style style:name="T332_73" style:family="text">
      <style:text-properties style:text-line-through-style="solid" fo:color="#ff0000"/>
    </style:style>
    <style:style style:name="T332_74" style:family="text">
      <style:text-properties style:text-line-through-style="solid" fo:color="#ff0000"/>
    </style:style>
    <style:style style:name="T332_75" style:family="text">
      <style:text-properties style:text-line-through-style="solid" fo:color="#ff0000"/>
    </style:style>
    <style:style style:name="T332_76" style:family="text">
      <style:text-properties style:text-line-through-style="solid" fo:color="#ff0000"/>
    </style:style>
    <style:style style:name="T332_77" style:family="text">
      <style:text-properties style:text-line-through-style="solid" fo:color="#ff0000"/>
    </style:style>
    <style:style style:name="T332_78" style:family="text">
      <style:text-properties style:text-line-through-style="solid" fo:color="#ff0000"/>
    </style:style>
    <style:style style:name="T332_79" style:family="text">
      <style:text-properties style:text-line-through-style="solid" fo:color="#ff0000"/>
    </style:style>
    <style:style style:name="T332_80" style:family="text">
      <style:text-properties style:text-line-through-style="solid" fo:color="#ff0000"/>
    </style:style>
    <style:style style:name="T332_81" style:family="text">
      <style:text-properties style:text-line-through-style="solid" fo:color="#ff0000"/>
    </style:style>
    <style:style style:name="T332_82" style:family="text">
      <style:text-properties style:text-line-through-style="solid" fo:color="#ff0000"/>
    </style:style>
    <style:style style:name="T332_83" style:family="text">
      <style:text-properties style:text-line-through-style="solid" fo:color="#ff0000"/>
    </style:style>
    <style:style style:name="T332_84" style:family="text">
      <style:text-properties style:text-line-through-style="solid" fo:color="#ff0000"/>
    </style:style>
    <style:style style:name="T332_85" style:family="text">
      <style:text-properties style:text-line-through-style="solid" fo:color="#ff0000"/>
    </style:style>
    <style:style style:name="T332_86" style:family="text">
      <style:text-properties style:text-line-through-style="solid" fo:color="#ff0000"/>
    </style:style>
    <style:style style:name="P33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style:text-line-through-style="solid" fo:color="#ff0000"/>
    </style:style>
    <style:style style:name="P334" style:family="paragraph" style:parent-style-name="Standard">
      <style:paragraph-properties fo:break-before="auto" fo:text-indent="0cm" fo:line-height="100%" style:writing-mode="lr-tb"/>
    </style:style>
    <style:style style:name="T334_1" style:family="text">
      <style:text-properties style:text-line-through-style="solid" fo:color="#ff0000" fo:font-weight="bold" style:font-weight-asian="bold" style:font-weight-complex="bold"/>
    </style:style>
    <style:style style:name="T334_2" style:family="text">
      <style:text-properties style:text-line-through-style="solid" fo:color="#ff0000" fo:font-weight="bold" style:font-weight-asian="bold" style:font-weight-complex="bold"/>
    </style:style>
    <style:style style:name="T334_3" style:family="text">
      <style:text-properties style:text-line-through-style="solid" fo:color="#ff0000" fo:font-weight="bold" style:font-weight-asian="bold" style:font-weight-complex="bold"/>
    </style:style>
    <style:style style:name="P33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35_1" style:family="text">
      <style:text-properties style:text-line-through-style="solid" fo:color="#ff0000"/>
    </style:style>
    <style:style style:name="T335_2" style:family="text">
      <style:text-properties style:text-line-through-style="solid" fo:color="#ff0000"/>
    </style:style>
    <style:style style:name="T335_3" style:family="text">
      <style:text-properties style:text-line-through-style="solid" fo:color="#ff0000"/>
    </style:style>
    <style:style style:name="T335_4" style:family="text">
      <style:text-properties style:text-line-through-style="solid" fo:color="#ff0000"/>
    </style:style>
    <style:style style:name="T335_5" style:family="text">
      <style:text-properties style:text-line-through-style="solid" fo:color="#ff0000"/>
    </style:style>
    <style:style style:name="T335_6" style:family="text">
      <style:text-properties style:text-line-through-style="solid" fo:color="#ff0000"/>
    </style:style>
    <style:style style:name="T335_7" style:family="text">
      <style:text-properties style:text-line-through-style="solid" fo:color="#ff0000"/>
    </style:style>
    <style:style style:name="T335_8" style:family="text">
      <style:text-properties style:text-line-through-style="solid" fo:color="#ff0000"/>
    </style:style>
    <style:style style:name="T335_9" style:family="text">
      <style:text-properties style:text-line-through-style="solid" fo:color="#ff0000"/>
    </style:style>
    <style:style style:name="T335_10" style:family="text">
      <style:text-properties style:text-line-through-style="solid" fo:color="#ff0000"/>
    </style:style>
    <style:style style:name="T335_11" style:family="text">
      <style:text-properties style:text-line-through-style="solid" fo:color="#ff0000"/>
    </style:style>
    <style:style style:name="T335_12" style:family="text">
      <style:text-properties style:text-line-through-style="solid" fo:color="#ff0000"/>
    </style:style>
    <style:style style:name="T335_13" style:family="text">
      <style:text-properties style:text-line-through-style="solid" fo:color="#ff0000"/>
    </style:style>
    <style:style style:name="T335_14" style:family="text">
      <style:text-properties style:text-line-through-style="solid" fo:color="#ff0000"/>
    </style:style>
    <style:style style:name="T335_15" style:family="text">
      <style:text-properties style:text-line-through-style="solid" fo:color="#ff0000"/>
    </style:style>
    <style:style style:name="T335_16" style:family="text">
      <style:text-properties style:text-line-through-style="solid" fo:color="#ff0000"/>
    </style:style>
    <style:style style:name="T335_17" style:family="text">
      <style:text-properties style:text-line-through-style="solid" fo:color="#ff0000"/>
    </style:style>
    <style:style style:name="T335_18" style:family="text">
      <style:text-properties style:text-line-through-style="solid" fo:color="#ff0000"/>
    </style:style>
    <style:style style:name="T335_19" style:family="text">
      <style:text-properties style:text-line-through-style="solid" fo:color="#ff0000"/>
    </style:style>
    <style:style style:name="T335_20" style:family="text">
      <style:text-properties style:text-line-through-style="solid" fo:color="#ff0000"/>
    </style:style>
    <style:style style:name="T335_21" style:family="text">
      <style:text-properties style:text-line-through-style="solid" fo:color="#ff0000"/>
    </style:style>
    <style:style style:name="T335_22" style:family="text">
      <style:text-properties style:text-line-through-style="solid" fo:color="#ff0000"/>
    </style:style>
    <style:style style:name="T335_23" style:family="text">
      <style:text-properties style:text-line-through-style="solid" fo:color="#ff0000"/>
    </style:style>
    <style:style style:name="T335_24" style:family="text">
      <style:text-properties style:text-line-through-style="solid" fo:color="#ff0000"/>
    </style:style>
    <style:style style:name="T335_25" style:family="text">
      <style:text-properties style:text-line-through-style="solid" fo:color="#ff0000"/>
    </style:style>
    <style:style style:name="T335_26" style:family="text">
      <style:text-properties style:text-line-through-style="solid" fo:color="#ff0000"/>
    </style:style>
    <style:style style:name="T335_27" style:family="text">
      <style:text-properties style:text-line-through-style="solid" fo:color="#ff0000"/>
    </style:style>
    <style:style style:name="T335_28" style:family="text">
      <style:text-properties style:text-line-through-style="solid" fo:color="#ff0000"/>
    </style:style>
    <style:style style:name="T335_29" style:family="text">
      <style:text-properties style:text-line-through-style="solid" fo:color="#ff0000"/>
    </style:style>
    <style:style style:name="T335_30" style:family="text">
      <style:text-properties style:text-line-through-style="solid" fo:color="#ff0000"/>
    </style:style>
    <style:style style:name="T335_31" style:family="text">
      <style:text-properties style:text-line-through-style="solid" fo:color="#ff0000"/>
    </style:style>
    <style:style style:name="T335_32" style:family="text">
      <style:text-properties style:text-line-through-style="solid" fo:color="#ff0000"/>
    </style:style>
    <style:style style:name="T335_33" style:family="text">
      <style:text-properties style:text-line-through-style="solid" fo:color="#ff0000"/>
    </style:style>
    <style:style style:name="T335_34" style:family="text">
      <style:text-properties style:text-line-through-style="solid" fo:color="#ff0000"/>
    </style:style>
    <style:style style:name="T335_35" style:family="text">
      <style:text-properties style:text-line-through-style="solid" fo:color="#ff0000"/>
    </style:style>
    <style:style style:name="T335_36" style:family="text">
      <style:text-properties style:text-line-through-style="solid" fo:color="#ff0000"/>
    </style:style>
    <style:style style:name="P33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36_1" style:family="text">
      <style:text-properties style:text-line-through-style="solid" fo:color="#ff0000"/>
    </style:style>
    <style:style style:name="T336_2" style:family="text">
      <style:text-properties style:text-line-through-style="solid" fo:color="#ff0000"/>
    </style:style>
    <style:style style:name="T336_3" style:family="text">
      <style:text-properties style:text-line-through-style="solid" fo:color="#ff0000"/>
    </style:style>
    <style:style style:name="T336_4" style:family="text">
      <style:text-properties style:text-line-through-style="solid" fo:color="#ff0000"/>
    </style:style>
    <style:style style:name="T336_5" style:family="text">
      <style:text-properties style:text-line-through-style="solid" fo:color="#ff0000"/>
    </style:style>
    <style:style style:name="T336_6" style:family="text">
      <style:text-properties style:text-line-through-style="solid" fo:color="#ff0000"/>
    </style:style>
    <style:style style:name="T336_7" style:family="text">
      <style:text-properties style:text-line-through-style="solid" fo:color="#ff0000"/>
    </style:style>
    <style:style style:name="T336_8" style:family="text">
      <style:text-properties style:text-line-through-style="solid" fo:color="#ff0000"/>
    </style:style>
    <style:style style:name="T336_9" style:family="text">
      <style:text-properties style:text-line-through-style="solid" fo:color="#ff0000"/>
    </style:style>
    <style:style style:name="T336_10" style:family="text">
      <style:text-properties style:text-line-through-style="solid" fo:color="#ff0000"/>
    </style:style>
    <style:style style:name="T336_11" style:family="text">
      <style:text-properties style:text-line-through-style="solid" fo:color="#ff0000"/>
    </style:style>
    <style:style style:name="T336_12" style:family="text">
      <style:text-properties style:text-line-through-style="solid" fo:color="#ff0000"/>
    </style:style>
    <style:style style:name="T336_13" style:family="text">
      <style:text-properties style:text-line-through-style="solid" fo:color="#ff0000"/>
    </style:style>
    <style:style style:name="T336_14" style:family="text">
      <style:text-properties style:text-line-through-style="solid" fo:color="#ff0000"/>
    </style:style>
    <style:style style:name="T336_15" style:family="text">
      <style:text-properties style:text-line-through-style="solid" fo:color="#ff0000"/>
    </style:style>
    <style:style style:name="T336_16" style:family="text">
      <style:text-properties style:text-line-through-style="solid" fo:color="#ff0000"/>
    </style:style>
    <style:style style:name="T336_17" style:family="text">
      <style:text-properties style:text-line-through-style="solid" fo:color="#ff0000"/>
    </style:style>
    <style:style style:name="T336_18" style:family="text">
      <style:text-properties style:text-line-through-style="solid" fo:color="#ff0000"/>
    </style:style>
    <style:style style:name="T336_19" style:family="text">
      <style:text-properties style:text-line-through-style="solid" fo:color="#ff0000"/>
    </style:style>
    <style:style style:name="T336_20" style:family="text">
      <style:text-properties style:text-line-through-style="solid" fo:color="#ff0000"/>
    </style:style>
    <style:style style:name="T336_21" style:family="text">
      <style:text-properties style:text-line-through-style="solid" fo:color="#ff0000"/>
    </style:style>
    <style:style style:name="T336_22" style:family="text">
      <style:text-properties style:text-line-through-style="solid" fo:color="#ff0000"/>
    </style:style>
    <style:style style:name="T336_23" style:family="text">
      <style:text-properties style:text-line-through-style="solid" fo:color="#ff0000"/>
    </style:style>
    <style:style style:name="T336_24" style:family="text">
      <style:text-properties style:text-line-through-style="solid" fo:color="#ff0000"/>
    </style:style>
    <style:style style:name="T336_25" style:family="text">
      <style:text-properties style:text-line-through-style="solid" fo:color="#ff0000"/>
    </style:style>
    <style:style style:name="T336_26" style:family="text">
      <style:text-properties style:text-line-through-style="solid" fo:color="#ff0000"/>
    </style:style>
    <style:style style:name="T336_27" style:family="text">
      <style:text-properties style:text-line-through-style="solid" fo:color="#ff0000"/>
    </style:style>
    <style:style style:name="T336_28" style:family="text">
      <style:text-properties style:text-line-through-style="solid" fo:color="#ff0000"/>
    </style:style>
    <style:style style:name="T336_29" style:family="text">
      <style:text-properties style:text-line-through-style="solid" fo:color="#ff0000"/>
    </style:style>
    <style:style style:name="T336_30" style:family="text">
      <style:text-properties style:text-line-through-style="solid" fo:color="#ff0000"/>
    </style:style>
    <style:style style:name="T336_31" style:family="text">
      <style:text-properties style:text-line-through-style="solid" fo:color="#ff0000"/>
    </style:style>
    <style:style style:name="T336_32" style:family="text">
      <style:text-properties style:text-line-through-style="solid" fo:color="#ff0000"/>
    </style:style>
    <style:style style:name="T336_33" style:family="text">
      <style:text-properties style:text-line-through-style="solid" fo:color="#ff0000"/>
    </style:style>
    <style:style style:name="T336_34" style:family="text">
      <style:text-properties style:text-line-through-style="solid" fo:color="#ff0000"/>
    </style:style>
    <style:style style:name="T336_35" style:family="text">
      <style:text-properties style:text-line-through-style="solid" fo:color="#ff0000"/>
    </style:style>
    <style:style style:name="T336_36" style:family="text">
      <style:text-properties style:text-line-through-style="solid" fo:color="#ff0000"/>
    </style:style>
    <style:style style:name="T336_37" style:family="text">
      <style:text-properties style:text-line-through-style="solid" fo:color="#ff0000"/>
    </style:style>
    <style:style style:name="T336_38" style:family="text">
      <style:text-properties style:text-line-through-style="solid" fo:color="#ff0000"/>
    </style:style>
    <style:style style:name="T336_39" style:family="text">
      <style:text-properties style:text-line-through-style="solid" fo:color="#ff0000"/>
    </style:style>
    <style:style style:name="T336_40" style:family="text">
      <style:text-properties style:text-line-through-style="solid" fo:color="#ff0000"/>
    </style:style>
    <style:style style:name="T336_41" style:family="text">
      <style:text-properties style:text-line-through-style="solid" fo:color="#ff0000"/>
    </style:style>
    <style:style style:name="T336_42" style:family="text">
      <style:text-properties style:text-line-through-style="solid" fo:color="#ff0000"/>
    </style:style>
    <style:style style:name="T336_43" style:family="text">
      <style:text-properties style:text-line-through-style="solid" fo:color="#ff0000"/>
    </style:style>
    <style:style style:name="T336_44" style:family="text">
      <style:text-properties style:text-line-through-style="solid" fo:color="#ff0000"/>
    </style:style>
    <style:style style:name="T336_45" style:family="text">
      <style:text-properties style:text-line-through-style="solid" fo:color="#ff0000"/>
    </style:style>
    <style:style style:name="T336_46" style:family="text">
      <style:text-properties style:text-line-through-style="solid" fo:color="#ff0000"/>
    </style:style>
    <style:style style:name="T336_47" style:family="text">
      <style:text-properties style:text-line-through-style="solid" fo:color="#ff0000"/>
    </style:style>
    <style:style style:name="T336_48" style:family="text">
      <style:text-properties style:text-line-through-style="solid" fo:color="#ff0000"/>
    </style:style>
    <style:style style:name="T336_49" style:family="text">
      <style:text-properties style:text-line-through-style="solid" fo:color="#ff0000"/>
    </style:style>
    <style:style style:name="T336_50" style:family="text">
      <style:text-properties style:text-line-through-style="solid" fo:color="#ff0000"/>
    </style:style>
    <style:style style:name="T336_51" style:family="text">
      <style:text-properties style:text-line-through-style="solid" fo:color="#ff0000"/>
    </style:style>
    <style:style style:name="T336_52" style:family="text">
      <style:text-properties style:text-line-through-style="solid" fo:color="#ff0000"/>
    </style:style>
    <style:style style:name="T336_53" style:family="text">
      <style:text-properties style:text-line-through-style="solid" fo:color="#ff0000"/>
    </style:style>
    <style:style style:name="T336_54" style:family="text">
      <style:text-properties style:text-line-through-style="solid" fo:color="#ff0000"/>
    </style:style>
    <style:style style:name="T336_55" style:family="text">
      <style:text-properties style:text-line-through-style="solid" fo:color="#ff0000"/>
    </style:style>
    <style:style style:name="T336_56" style:family="text">
      <style:text-properties style:text-line-through-style="solid" fo:color="#ff0000"/>
    </style:style>
    <style:style style:name="T336_57" style:family="text">
      <style:text-properties style:text-line-through-style="solid" fo:color="#ff0000"/>
    </style:style>
    <style:style style:name="T336_58" style:family="text">
      <style:text-properties style:text-line-through-style="solid" fo:color="#ff0000"/>
    </style:style>
    <style:style style:name="T336_59" style:family="text">
      <style:text-properties style:text-line-through-style="solid" fo:color="#ff0000"/>
    </style:style>
    <style:style style:name="T336_60" style:family="text">
      <style:text-properties style:text-line-through-style="solid" fo:color="#ff0000"/>
    </style:style>
    <style:style style:name="T336_61" style:family="text">
      <style:text-properties style:text-line-through-style="solid" fo:color="#ff0000"/>
    </style:style>
    <style:style style:name="T336_62" style:family="text">
      <style:text-properties style:text-line-through-style="solid" fo:color="#ff0000"/>
    </style:style>
    <style:style style:name="T336_63" style:family="text">
      <style:text-properties style:text-line-through-style="solid" fo:color="#ff0000"/>
    </style:style>
    <style:style style:name="T336_64" style:family="text">
      <style:text-properties style:text-line-through-style="solid" fo:color="#ff0000"/>
    </style:style>
    <style:style style:name="T336_65" style:family="text">
      <style:text-properties style:text-line-through-style="solid" fo:color="#ff0000"/>
    </style:style>
    <style:style style:name="T336_66" style:family="text">
      <style:text-properties style:text-line-through-style="solid" fo:color="#ff0000"/>
    </style:style>
    <style:style style:name="P33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37_1" style:family="text">
      <style:text-properties style:text-line-through-style="solid" fo:color="#ff0000"/>
    </style:style>
    <style:style style:name="T337_2" style:family="text">
      <style:text-properties style:text-line-through-style="solid" fo:color="#ff0000"/>
    </style:style>
    <style:style style:name="T337_3" style:family="text">
      <style:text-properties style:text-line-through-style="solid" fo:color="#ff0000"/>
    </style:style>
    <style:style style:name="T337_4" style:family="text">
      <style:text-properties style:text-line-through-style="solid" fo:color="#ff0000"/>
    </style:style>
    <style:style style:name="T337_5" style:family="text">
      <style:text-properties style:text-line-through-style="solid" fo:color="#ff0000"/>
    </style:style>
    <style:style style:name="T337_6" style:family="text">
      <style:text-properties style:text-line-through-style="solid" fo:color="#ff0000"/>
    </style:style>
    <style:style style:name="T337_7" style:family="text">
      <style:text-properties style:text-line-through-style="solid" fo:color="#ff0000"/>
    </style:style>
    <style:style style:name="T337_8" style:family="text">
      <style:text-properties style:text-line-through-style="solid" fo:color="#ff0000"/>
    </style:style>
    <style:style style:name="T337_9" style:family="text">
      <style:text-properties style:text-line-through-style="solid" fo:color="#ff0000"/>
    </style:style>
    <style:style style:name="T337_10" style:family="text">
      <style:text-properties style:text-line-through-style="solid" fo:color="#ff0000"/>
    </style:style>
    <style:style style:name="T337_11" style:family="text">
      <style:text-properties style:text-line-through-style="solid" fo:color="#ff0000"/>
    </style:style>
    <style:style style:name="T337_12" style:family="text">
      <style:text-properties style:text-line-through-style="solid" fo:color="#ff0000"/>
    </style:style>
    <style:style style:name="T337_13" style:family="text">
      <style:text-properties style:text-line-through-style="solid" fo:color="#ff0000"/>
    </style:style>
    <style:style style:name="T337_14" style:family="text">
      <style:text-properties style:text-line-through-style="solid" fo:color="#ff0000"/>
    </style:style>
    <style:style style:name="T337_15" style:family="text">
      <style:text-properties style:text-line-through-style="solid" fo:color="#ff0000"/>
    </style:style>
    <style:style style:name="T337_16" style:family="text">
      <style:text-properties style:text-line-through-style="solid" fo:color="#ff0000"/>
    </style:style>
    <style:style style:name="T337_17" style:family="text">
      <style:text-properties style:text-line-through-style="solid" fo:color="#ff0000"/>
    </style:style>
    <style:style style:name="T337_18" style:family="text">
      <style:text-properties style:text-line-through-style="solid" fo:color="#ff0000"/>
    </style:style>
    <style:style style:name="T337_19" style:family="text">
      <style:text-properties style:text-line-through-style="solid" fo:color="#ff0000"/>
    </style:style>
    <style:style style:name="T337_20" style:family="text">
      <style:text-properties style:text-line-through-style="solid" fo:color="#ff0000"/>
    </style:style>
    <style:style style:name="T337_21" style:family="text">
      <style:text-properties style:text-line-through-style="solid" fo:color="#ff0000"/>
    </style:style>
    <style:style style:name="T337_22" style:family="text">
      <style:text-properties style:text-line-through-style="solid" fo:color="#ff0000"/>
    </style:style>
    <style:style style:name="T337_23" style:family="text">
      <style:text-properties style:text-line-through-style="solid" fo:color="#ff0000"/>
    </style:style>
    <style:style style:name="T337_24" style:family="text">
      <style:text-properties style:text-line-through-style="solid" fo:color="#ff0000"/>
    </style:style>
    <style:style style:name="T337_25" style:family="text">
      <style:text-properties style:text-line-through-style="solid" fo:color="#ff0000"/>
    </style:style>
    <style:style style:name="T337_26" style:family="text">
      <style:text-properties style:text-line-through-style="solid" fo:color="#ff0000"/>
    </style:style>
    <style:style style:name="T337_27" style:family="text">
      <style:text-properties style:text-line-through-style="solid" fo:color="#ff0000"/>
    </style:style>
    <style:style style:name="T337_28" style:family="text">
      <style:text-properties style:text-line-through-style="solid" fo:color="#ff0000"/>
    </style:style>
    <style:style style:name="T337_29" style:family="text">
      <style:text-properties style:text-line-through-style="solid" fo:color="#ff0000"/>
    </style:style>
    <style:style style:name="T337_30" style:family="text">
      <style:text-properties style:text-line-through-style="solid" fo:color="#ff0000"/>
    </style:style>
    <style:style style:name="T337_31" style:family="text">
      <style:text-properties style:text-line-through-style="solid" fo:color="#ff0000"/>
    </style:style>
    <style:style style:name="T337_32" style:family="text">
      <style:text-properties style:text-line-through-style="solid" fo:color="#ff0000"/>
    </style:style>
    <style:style style:name="T337_33" style:family="text">
      <style:text-properties style:text-line-through-style="solid" fo:color="#ff0000"/>
    </style:style>
    <style:style style:name="T337_34" style:family="text">
      <style:text-properties style:text-line-through-style="solid" fo:color="#ff0000"/>
    </style:style>
    <style:style style:name="T337_35" style:family="text">
      <style:text-properties style:text-line-through-style="solid" fo:color="#ff0000"/>
    </style:style>
    <style:style style:name="T337_36" style:family="text">
      <style:text-properties style:text-line-through-style="solid" fo:color="#ff0000"/>
    </style:style>
    <style:style style:name="T337_37" style:family="text">
      <style:text-properties style:text-line-through-style="solid" fo:color="#ff0000"/>
    </style:style>
    <style:style style:name="T337_38" style:family="text">
      <style:text-properties style:text-line-through-style="solid" fo:color="#ff0000"/>
    </style:style>
    <style:style style:name="T337_39" style:family="text">
      <style:text-properties style:text-line-through-style="solid" fo:color="#ff0000"/>
    </style:style>
    <style:style style:name="T337_40" style:family="text">
      <style:text-properties style:text-line-through-style="solid" fo:color="#ff0000"/>
    </style:style>
    <style:style style:name="T337_41" style:family="text">
      <style:text-properties style:text-line-through-style="solid" fo:color="#ff0000"/>
    </style:style>
    <style:style style:name="T337_42" style:family="text">
      <style:text-properties style:text-line-through-style="solid" fo:color="#ff0000"/>
    </style:style>
    <style:style style:name="T337_43" style:family="text">
      <style:text-properties style:text-line-through-style="solid" fo:color="#ff0000"/>
    </style:style>
    <style:style style:name="T337_44" style:family="text">
      <style:text-properties style:text-line-through-style="solid" fo:color="#ff0000"/>
    </style:style>
    <style:style style:name="T337_45" style:family="text">
      <style:text-properties style:text-line-through-style="solid" fo:color="#ff0000"/>
    </style:style>
    <style:style style:name="T337_46" style:family="text">
      <style:text-properties style:text-line-through-style="solid" fo:color="#ff0000"/>
    </style:style>
    <style:style style:name="T337_47" style:family="text">
      <style:text-properties style:text-line-through-style="solid" fo:color="#ff0000"/>
    </style:style>
    <style:style style:name="T337_48" style:family="text">
      <style:text-properties style:text-line-through-style="solid" fo:color="#ff0000"/>
    </style:style>
    <style:style style:name="T337_49" style:family="text">
      <style:text-properties style:text-line-through-style="solid" fo:color="#ff0000"/>
    </style:style>
    <style:style style:name="T337_50" style:family="text">
      <style:text-properties style:text-line-through-style="solid" fo:color="#ff0000"/>
    </style:style>
    <style:style style:name="T337_51" style:family="text">
      <style:text-properties style:text-line-through-style="solid" fo:color="#ff0000"/>
    </style:style>
    <style:style style:name="T337_52" style:family="text">
      <style:text-properties style:text-line-through-style="solid" fo:color="#ff0000"/>
    </style:style>
    <style:style style:name="T337_53" style:family="text">
      <style:text-properties style:text-line-through-style="solid" fo:color="#ff0000"/>
    </style:style>
    <style:style style:name="T337_54" style:family="text">
      <style:text-properties style:text-line-through-style="solid" fo:color="#ff0000"/>
    </style:style>
    <style:style style:name="T337_55" style:family="text">
      <style:text-properties style:text-line-through-style="solid" fo:color="#ff0000"/>
    </style:style>
    <style:style style:name="T337_56" style:family="text">
      <style:text-properties style:text-line-through-style="solid" fo:color="#ff0000"/>
    </style:style>
    <style:style style:name="T337_57" style:family="text">
      <style:text-properties style:text-line-through-style="solid" fo:color="#ff0000"/>
    </style:style>
    <style:style style:name="T337_58" style:family="text">
      <style:text-properties style:text-line-through-style="solid" fo:color="#ff0000"/>
    </style:style>
    <style:style style:name="T337_59" style:family="text">
      <style:text-properties style:text-line-through-style="solid" fo:color="#ff0000"/>
    </style:style>
    <style:style style:name="T337_60" style:family="text">
      <style:text-properties style:text-line-through-style="solid" fo:color="#ff0000"/>
    </style:style>
    <style:style style:name="T337_61" style:family="text">
      <style:text-properties style:text-line-through-style="solid" fo:color="#ff0000"/>
    </style:style>
    <style:style style:name="T337_62" style:family="text">
      <style:text-properties style:text-line-through-style="solid" fo:color="#ff0000"/>
    </style:style>
    <style:style style:name="T337_63" style:family="text">
      <style:text-properties style:text-line-through-style="solid" fo:color="#ff0000"/>
    </style:style>
    <style:style style:name="T337_64" style:family="text">
      <style:text-properties style:text-line-through-style="solid" fo:color="#ff0000"/>
    </style:style>
    <style:style style:name="T337_65" style:family="text">
      <style:text-properties style:text-line-through-style="solid" fo:color="#ff0000"/>
    </style:style>
    <style:style style:name="T337_66" style:family="text">
      <style:text-properties style:text-line-through-style="solid" fo:color="#ff0000"/>
    </style:style>
    <style:style style:name="T337_67" style:family="text">
      <style:text-properties style:text-line-through-style="solid" fo:color="#ff0000"/>
    </style:style>
    <style:style style:name="T337_68" style:family="text">
      <style:text-properties style:text-line-through-style="solid" fo:color="#ff0000"/>
    </style:style>
    <style:style style:name="T337_69" style:family="text">
      <style:text-properties style:text-line-through-style="solid" fo:color="#ff0000"/>
    </style:style>
    <style:style style:name="T337_70" style:family="text">
      <style:text-properties style:text-line-through-style="solid" fo:color="#ff0000"/>
    </style:style>
    <style:style style:name="T337_71" style:family="text">
      <style:text-properties style:text-line-through-style="solid" fo:color="#ff0000"/>
    </style:style>
    <style:style style:name="T337_72" style:family="text">
      <style:text-properties style:text-line-through-style="solid" fo:color="#ff0000"/>
    </style:style>
    <style:style style:name="T337_73" style:family="text">
      <style:text-properties style:text-line-through-style="solid" fo:color="#ff0000"/>
    </style:style>
    <style:style style:name="T337_74" style:family="text">
      <style:text-properties style:text-line-through-style="solid" fo:color="#ff0000"/>
    </style:style>
    <style:style style:name="T337_75" style:family="text">
      <style:text-properties style:text-line-through-style="solid" fo:color="#ff0000"/>
    </style:style>
    <style:style style:name="T337_76" style:family="text">
      <style:text-properties style:text-line-through-style="solid" fo:color="#ff0000"/>
    </style:style>
    <style:style style:name="T337_77" style:family="text">
      <style:text-properties style:text-line-through-style="solid" fo:color="#ff0000"/>
    </style:style>
    <style:style style:name="T337_78" style:family="text">
      <style:text-properties style:text-line-through-style="solid" fo:color="#ff0000"/>
    </style:style>
    <style:style style:name="T337_79" style:family="text">
      <style:text-properties style:text-line-through-style="solid" fo:color="#ff0000"/>
    </style:style>
    <style:style style:name="T337_80" style:family="text">
      <style:text-properties style:text-line-through-style="solid" fo:color="#ff0000"/>
    </style:style>
    <style:style style:name="T337_81" style:family="text">
      <style:text-properties style:text-line-through-style="solid" fo:color="#ff0000"/>
    </style:style>
    <style:style style:name="T337_82" style:family="text">
      <style:text-properties style:text-line-through-style="solid" fo:color="#ff0000"/>
    </style:style>
    <style:style style:name="T337_83" style:family="text">
      <style:text-properties style:text-line-through-style="solid" fo:color="#ff0000"/>
    </style:style>
    <style:style style:name="T337_84" style:family="text">
      <style:text-properties style:text-line-through-style="solid" fo:color="#ff0000"/>
    </style:style>
    <style:style style:name="T337_85" style:family="text">
      <style:text-properties style:text-line-through-style="solid" fo:color="#ff0000"/>
    </style:style>
    <style:style style:name="T337_86" style:family="text">
      <style:text-properties style:text-line-through-style="solid" fo:color="#ff0000"/>
    </style:style>
    <style:style style:name="T337_87" style:family="text">
      <style:text-properties style:text-line-through-style="solid" fo:color="#ff0000"/>
    </style:style>
    <style:style style:name="T337_88" style:family="text">
      <style:text-properties style:text-line-through-style="solid" fo:color="#ff0000"/>
    </style:style>
    <style:style style:name="T337_89" style:family="text">
      <style:text-properties style:text-line-through-style="solid" fo:color="#ff0000"/>
    </style:style>
    <style:style style:name="T337_90" style:family="text">
      <style:text-properties style:text-line-through-style="solid" fo:color="#ff0000"/>
    </style:style>
    <style:style style:name="T337_91" style:family="text">
      <style:text-properties style:text-line-through-style="solid" fo:color="#ff0000"/>
    </style:style>
    <style:style style:name="T337_92" style:family="text">
      <style:text-properties style:text-line-through-style="solid" fo:color="#ff0000"/>
    </style:style>
    <style:style style:name="T337_93" style:family="text">
      <style:text-properties style:text-line-through-style="solid" fo:color="#ff0000"/>
    </style:style>
    <style:style style:name="T337_94" style:family="text">
      <style:text-properties style:text-line-through-style="solid" fo:color="#ff0000"/>
    </style:style>
    <style:style style:name="T337_95" style:family="text">
      <style:text-properties style:text-line-through-style="solid" fo:color="#ff0000"/>
    </style:style>
    <style:style style:name="T337_96" style:family="text">
      <style:text-properties style:text-line-through-style="solid" fo:color="#ff0000"/>
    </style:style>
    <style:style style:name="T337_97" style:family="text">
      <style:text-properties style:text-line-through-style="solid" fo:color="#ff0000"/>
    </style:style>
    <style:style style:name="T337_98" style:family="text">
      <style:text-properties style:text-line-through-style="solid" fo:color="#ff0000"/>
    </style:style>
    <style:style style:name="T337_99" style:family="text">
      <style:text-properties style:text-line-through-style="solid" fo:color="#ff0000"/>
    </style:style>
    <style:style style:name="T337_100" style:family="text">
      <style:text-properties style:text-line-through-style="solid" fo:color="#ff0000"/>
    </style:style>
    <style:style style:name="T337_101" style:family="text">
      <style:text-properties style:text-line-through-style="solid" fo:color="#ff0000"/>
    </style:style>
    <style:style style:name="T337_102" style:family="text">
      <style:text-properties style:text-line-through-style="solid" fo:color="#ff0000"/>
    </style:style>
    <style:style style:name="T337_103" style:family="text">
      <style:text-properties style:text-line-through-style="solid" fo:color="#ff0000"/>
    </style:style>
    <style:style style:name="T337_104" style:family="text">
      <style:text-properties style:text-line-through-style="solid" fo:color="#ff0000"/>
    </style:style>
    <style:style style:name="T337_105" style:family="text">
      <style:text-properties style:text-line-through-style="solid" fo:color="#ff0000"/>
    </style:style>
    <style:style style:name="T337_106" style:family="text">
      <style:text-properties style:text-line-through-style="solid" fo:color="#ff0000"/>
    </style:style>
    <style:style style:name="T337_107" style:family="text">
      <style:text-properties style:text-line-through-style="solid" fo:color="#ff0000"/>
    </style:style>
    <style:style style:name="T337_108" style:family="text">
      <style:text-properties style:text-line-through-style="solid" fo:color="#ff0000"/>
    </style:style>
    <style:style style:name="T337_109" style:family="text">
      <style:text-properties style:text-line-through-style="solid" fo:color="#ff0000"/>
    </style:style>
    <style:style style:name="T337_110" style:family="text">
      <style:text-properties style:text-line-through-style="solid" fo:color="#ff0000"/>
    </style:style>
    <style:style style:name="T337_111" style:family="text">
      <style:text-properties style:text-line-through-style="solid" fo:color="#ff0000"/>
    </style:style>
    <style:style style:name="T337_112" style:family="text">
      <style:text-properties style:text-line-through-style="solid" fo:color="#ff0000"/>
    </style:style>
    <style:style style:name="T337_113" style:family="text">
      <style:text-properties style:text-line-through-style="solid" fo:color="#ff0000"/>
    </style:style>
    <style:style style:name="T337_114" style:family="text">
      <style:text-properties style:text-line-through-style="solid" fo:color="#ff0000"/>
    </style:style>
    <style:style style:name="T337_115" style:family="text">
      <style:text-properties style:text-line-through-style="solid" fo:color="#ff0000"/>
    </style:style>
    <style:style style:name="T337_116" style:family="text">
      <style:text-properties style:text-line-through-style="solid" fo:color="#ff0000"/>
    </style:style>
    <style:style style:name="T337_117" style:family="text">
      <style:text-properties style:text-line-through-style="solid" fo:color="#ff0000"/>
    </style:style>
    <style:style style:name="T337_118" style:family="text">
      <style:text-properties style:text-line-through-style="solid" fo:color="#ff0000"/>
    </style:style>
    <style:style style:name="T337_119" style:family="text">
      <style:text-properties style:text-line-through-style="solid" fo:color="#ff0000"/>
    </style:style>
    <style:style style:name="T337_120" style:family="text">
      <style:text-properties style:text-line-through-style="solid" fo:color="#ff0000"/>
    </style:style>
    <style:style style:name="T337_121" style:family="text">
      <style:text-properties style:text-line-through-style="solid" fo:color="#ff0000"/>
    </style:style>
    <style:style style:name="T337_122" style:family="text">
      <style:text-properties style:text-line-through-style="solid" fo:color="#ff0000"/>
    </style:style>
    <style:style style:name="T337_123" style:family="text">
      <style:text-properties style:text-line-through-style="solid" fo:color="#ff0000"/>
    </style:style>
    <style:style style:name="T337_124" style:family="text">
      <style:text-properties style:text-line-through-style="solid" fo:color="#ff0000"/>
    </style:style>
    <style:style style:name="T337_125" style:family="text">
      <style:text-properties style:text-line-through-style="solid" fo:color="#ff0000"/>
    </style:style>
    <style:style style:name="T337_126" style:family="text">
      <style:text-properties style:text-line-through-style="solid" fo:color="#ff0000"/>
    </style:style>
    <style:style style:name="T337_127" style:family="text">
      <style:text-properties style:text-line-through-style="solid" fo:color="#ff0000"/>
    </style:style>
    <style:style style:name="T337_128" style:family="text">
      <style:text-properties style:text-line-through-style="solid" fo:color="#ff0000"/>
    </style:style>
    <style:style style:name="T337_129" style:family="text">
      <style:text-properties style:text-line-through-style="solid" fo:color="#ff0000"/>
    </style:style>
    <style:style style:name="T337_130" style:family="text">
      <style:text-properties style:text-line-through-style="solid" fo:color="#ff0000"/>
    </style:style>
    <style:style style:name="T337_131" style:family="text">
      <style:text-properties style:text-line-through-style="solid" fo:color="#ff0000"/>
    </style:style>
    <style:style style:name="T337_132" style:family="text">
      <style:text-properties style:text-line-through-style="solid" fo:color="#ff0000"/>
    </style:style>
    <style:style style:name="T337_133" style:family="text">
      <style:text-properties style:text-line-through-style="solid" fo:color="#ff0000"/>
    </style:style>
    <style:style style:name="T337_134" style:family="text">
      <style:text-properties style:text-line-through-style="solid" fo:color="#ff0000"/>
    </style:style>
    <style:style style:name="T337_135" style:family="text">
      <style:text-properties style:text-line-through-style="solid" fo:color="#ff0000"/>
    </style:style>
    <style:style style:name="T337_136" style:family="text">
      <style:text-properties style:text-line-through-style="solid" fo:color="#ff0000"/>
    </style:style>
    <style:style style:name="T337_137" style:family="text">
      <style:text-properties style:text-line-through-style="solid" fo:color="#ff0000"/>
    </style:style>
    <style:style style:name="T337_138" style:family="text">
      <style:text-properties style:text-line-through-style="solid" fo:color="#ff0000"/>
    </style:style>
    <style:style style:name="T337_139" style:family="text">
      <style:text-properties style:text-line-through-style="solid" fo:color="#ff0000"/>
    </style:style>
    <style:style style:name="T337_140" style:family="text">
      <style:text-properties style:text-line-through-style="solid" fo:color="#ff0000"/>
    </style:style>
    <style:style style:name="T337_141" style:family="text">
      <style:text-properties style:text-line-through-style="solid" fo:color="#ff0000"/>
    </style:style>
    <style:style style:name="T337_142" style:family="text">
      <style:text-properties style:text-line-through-style="solid" fo:color="#ff0000"/>
    </style:style>
    <style:style style:name="T337_143" style:family="text">
      <style:text-properties style:text-line-through-style="solid" fo:color="#ff0000"/>
    </style:style>
    <style:style style:name="T337_144" style:family="text">
      <style:text-properties style:text-line-through-style="solid" fo:color="#ff0000"/>
    </style:style>
    <style:style style:name="T337_145" style:family="text">
      <style:text-properties style:text-line-through-style="solid" fo:color="#ff0000"/>
    </style:style>
    <style:style style:name="T337_146" style:family="text">
      <style:text-properties style:text-line-through-style="solid" fo:color="#ff0000"/>
    </style:style>
    <style:style style:name="T337_147" style:family="text">
      <style:text-properties style:text-line-through-style="solid" fo:color="#ff0000"/>
    </style:style>
    <style:style style:name="T337_148" style:family="text">
      <style:text-properties style:text-line-through-style="solid" fo:color="#ff0000"/>
    </style:style>
    <style:style style:name="T337_149" style:family="text">
      <style:text-properties style:text-line-through-style="solid" fo:color="#ff0000"/>
    </style:style>
    <style:style style:name="T337_150" style:family="text">
      <style:text-properties style:text-line-through-style="solid" fo:color="#ff0000"/>
    </style:style>
    <style:style style:name="T337_151" style:family="text">
      <style:text-properties style:text-line-through-style="solid" fo:color="#ff0000"/>
    </style:style>
    <style:style style:name="T337_152" style:family="text">
      <style:text-properties style:text-line-through-style="solid" fo:color="#ff0000"/>
    </style:style>
    <style:style style:name="T337_153" style:family="text">
      <style:text-properties style:text-line-through-style="solid" fo:color="#ff0000"/>
    </style:style>
    <style:style style:name="T337_154" style:family="text">
      <style:text-properties style:text-line-through-style="solid" fo:color="#ff0000"/>
    </style:style>
    <style:style style:name="T337_155" style:family="text">
      <style:text-properties style:text-line-through-style="solid" fo:color="#ff0000"/>
    </style:style>
    <style:style style:name="T337_156" style:family="text">
      <style:text-properties style:text-line-through-style="solid" fo:color="#ff0000"/>
    </style:style>
    <style:style style:name="T337_157" style:family="text">
      <style:text-properties style:text-line-through-style="solid" fo:color="#ff0000"/>
    </style:style>
    <style:style style:name="T337_158" style:family="text">
      <style:text-properties style:text-line-through-style="solid" fo:color="#ff0000"/>
    </style:style>
    <style:style style:name="T337_159" style:family="text">
      <style:text-properties style:text-line-through-style="solid" fo:color="#ff0000"/>
    </style:style>
    <style:style style:name="T337_160" style:family="text">
      <style:text-properties style:text-line-through-style="solid" fo:color="#ff0000"/>
    </style:style>
    <style:style style:name="T337_161" style:family="text">
      <style:text-properties style:text-line-through-style="solid" fo:color="#ff0000"/>
    </style:style>
    <style:style style:name="T337_162" style:family="text">
      <style:text-properties style:text-line-through-style="solid" fo:color="#ff0000"/>
    </style:style>
    <style:style style:name="T337_163" style:family="text">
      <style:text-properties style:text-line-through-style="solid" fo:color="#ff0000"/>
    </style:style>
    <style:style style:name="T337_164" style:family="text">
      <style:text-properties style:text-line-through-style="solid" fo:color="#ff0000"/>
    </style:style>
    <style:style style:name="T337_165" style:family="text">
      <style:text-properties style:text-line-through-style="solid" fo:color="#ff0000"/>
    </style:style>
    <style:style style:name="T337_166" style:family="text">
      <style:text-properties style:text-line-through-style="solid" fo:color="#ff0000"/>
    </style:style>
    <style:style style:name="T337_167" style:family="text">
      <style:text-properties style:text-line-through-style="solid" fo:color="#ff0000"/>
    </style:style>
    <style:style style:name="T337_168" style:family="text">
      <style:text-properties style:text-line-through-style="solid" fo:color="#ff0000"/>
    </style:style>
    <style:style style:name="T337_169" style:family="text">
      <style:text-properties style:text-line-through-style="solid" fo:color="#ff0000"/>
    </style:style>
    <style:style style:name="T337_170" style:family="text">
      <style:text-properties style:text-line-through-style="solid" fo:color="#ff0000"/>
    </style:style>
    <style:style style:name="T337_171" style:family="text">
      <style:text-properties style:text-line-through-style="solid" fo:color="#ff0000"/>
    </style:style>
    <style:style style:name="T337_172" style:family="text">
      <style:text-properties style:text-line-through-style="solid" fo:color="#ff0000"/>
    </style:style>
    <style:style style:name="T337_173" style:family="text">
      <style:text-properties style:text-line-through-style="solid" fo:color="#ff0000"/>
    </style:style>
    <style:style style:name="T337_174" style:family="text">
      <style:text-properties style:text-line-through-style="solid" fo:color="#ff0000"/>
    </style:style>
    <style:style style:name="T337_175" style:family="text">
      <style:text-properties style:text-line-through-style="solid" fo:color="#ff0000"/>
    </style:style>
    <style:style style:name="T337_176" style:family="text">
      <style:text-properties style:text-line-through-style="solid" fo:color="#ff0000"/>
    </style:style>
    <style:style style:name="T337_177" style:family="text">
      <style:text-properties style:text-line-through-style="solid" fo:color="#ff0000"/>
    </style:style>
    <style:style style:name="T337_178" style:family="text">
      <style:text-properties style:text-line-through-style="solid" fo:color="#ff0000"/>
    </style:style>
    <style:style style:name="T337_179" style:family="text">
      <style:text-properties style:text-line-through-style="solid" fo:color="#ff0000"/>
    </style:style>
    <style:style style:name="T337_180" style:family="text">
      <style:text-properties style:text-line-through-style="solid" fo:color="#ff0000"/>
    </style:style>
    <style:style style:name="T337_181" style:family="text">
      <style:text-properties style:text-line-through-style="solid" fo:color="#ff0000"/>
    </style:style>
    <style:style style:name="T337_182" style:family="text">
      <style:text-properties style:text-line-through-style="solid" fo:color="#ff0000"/>
    </style:style>
    <style:style style:name="T337_183" style:family="text">
      <style:text-properties style:text-line-through-style="solid" fo:color="#ff0000"/>
    </style:style>
    <style:style style:name="T337_184" style:family="text">
      <style:text-properties style:text-line-through-style="solid" fo:color="#ff0000"/>
    </style:style>
    <style:style style:name="T337_185" style:family="text">
      <style:text-properties style:text-line-through-style="solid" fo:color="#ff0000"/>
    </style:style>
    <style:style style:name="T337_186" style:family="text">
      <style:text-properties style:text-line-through-style="solid" fo:color="#ff0000"/>
    </style:style>
    <style:style style:name="T337_187" style:family="text">
      <style:text-properties style:text-line-through-style="solid" fo:color="#ff0000"/>
    </style:style>
    <style:style style:name="T337_188" style:family="text">
      <style:text-properties style:text-line-through-style="solid" fo:color="#ff0000"/>
    </style:style>
    <style:style style:name="T337_189" style:family="text">
      <style:text-properties style:text-line-through-style="solid" fo:color="#ff0000"/>
    </style:style>
    <style:style style:name="T337_190" style:family="text">
      <style:text-properties style:text-line-through-style="solid" fo:color="#ff0000"/>
    </style:style>
    <style:style style:name="T337_191" style:family="text">
      <style:text-properties style:text-line-through-style="solid" fo:color="#ff0000"/>
    </style:style>
    <style:style style:name="T337_192" style:family="text">
      <style:text-properties style:text-line-through-style="solid" fo:color="#ff0000"/>
    </style:style>
    <style:style style:name="T337_193" style:family="text">
      <style:text-properties style:text-line-through-style="solid" fo:color="#ff0000"/>
    </style:style>
    <style:style style:name="T337_194" style:family="text">
      <style:text-properties style:text-line-through-style="solid" fo:color="#ff0000"/>
    </style:style>
    <style:style style:name="T337_195" style:family="text">
      <style:text-properties style:text-line-through-style="solid" fo:color="#ff0000"/>
    </style:style>
    <style:style style:name="T337_196" style:family="text">
      <style:text-properties style:text-line-through-style="solid" fo:color="#ff0000"/>
    </style:style>
    <style:style style:name="T337_197" style:family="text">
      <style:text-properties style:text-line-through-style="solid" fo:color="#ff0000"/>
    </style:style>
    <style:style style:name="T337_198" style:family="text">
      <style:text-properties style:text-line-through-style="solid" fo:color="#ff0000"/>
    </style:style>
    <style:style style:name="P33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style:text-line-through-style="solid" fo:color="#ff0000"/>
    </style:style>
    <style:style style:name="P339" style:family="paragraph" style:parent-style-name="Standard">
      <style:paragraph-properties fo:break-before="auto" fo:text-indent="0cm" fo:line-height="100%" style:writing-mode="lr-tb"/>
    </style:style>
    <style:style style:name="T339_1" style:family="text">
      <style:text-properties style:text-line-through-style="solid" fo:color="#ff0000" fo:font-weight="bold" style:font-weight-asian="bold" style:font-weight-complex="bold"/>
    </style:style>
    <style:style style:name="T339_2" style:family="text">
      <style:text-properties style:text-line-through-style="solid" fo:color="#ff0000" fo:font-weight="bold" style:font-weight-asian="bold" style:font-weight-complex="bold"/>
    </style:style>
    <style:style style:name="T339_3" style:family="text">
      <style:text-properties style:text-line-through-style="solid" fo:color="#ff0000" fo:font-weight="bold" style:font-weight-asian="bold" style:font-weight-complex="bold"/>
    </style:style>
    <style:style style:name="T339_4" style:family="text">
      <style:text-properties style:text-line-through-style="solid" fo:color="#ff0000" fo:font-weight="bold" style:font-weight-asian="bold" style:font-weight-complex="bold"/>
    </style:style>
    <style:style style:name="T339_5" style:family="text">
      <style:text-properties style:text-line-through-style="solid" fo:color="#ff0000" fo:font-weight="bold" style:font-weight-asian="bold" style:font-weight-complex="bold"/>
    </style:style>
    <style:style style:name="T339_6" style:family="text">
      <style:text-properties style:text-line-through-style="solid" fo:color="#ff0000" fo:font-weight="bold" style:font-weight-asian="bold" style:font-weight-complex="bold"/>
    </style:style>
    <style:style style:name="T339_7" style:family="text">
      <style:text-properties style:text-line-through-style="solid" fo:color="#ff0000" fo:font-weight="bold" style:font-weight-asian="bold" style:font-weight-complex="bold"/>
    </style:style>
    <style:style style:name="T339_8" style:family="text">
      <style:text-properties style:text-line-through-style="solid" fo:color="#ff0000" fo:font-weight="bold" style:font-weight-asian="bold" style:font-weight-complex="bold"/>
    </style:style>
    <style:style style:name="T339_9" style:family="text">
      <style:text-properties style:text-line-through-style="solid" fo:color="#ff0000" fo:font-weight="bold" style:font-weight-asian="bold" style:font-weight-complex="bold"/>
    </style:style>
    <style:style style:name="P34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40_1" style:family="text">
      <style:text-properties style:text-line-through-style="solid" fo:color="#ff0000"/>
    </style:style>
    <style:style style:name="T340_2" style:family="text">
      <style:text-properties style:text-line-through-style="solid" fo:color="#ff0000"/>
    </style:style>
    <style:style style:name="T340_3" style:family="text">
      <style:text-properties style:text-line-through-style="solid" fo:color="#ff0000"/>
    </style:style>
    <style:style style:name="T340_4" style:family="text">
      <style:text-properties style:text-line-through-style="solid" fo:color="#ff0000"/>
    </style:style>
    <style:style style:name="T340_5" style:family="text">
      <style:text-properties style:text-line-through-style="solid" fo:color="#ff0000"/>
    </style:style>
    <style:style style:name="T340_6" style:family="text">
      <style:text-properties style:text-line-through-style="solid" fo:color="#ff0000"/>
    </style:style>
    <style:style style:name="T340_7" style:family="text">
      <style:text-properties style:text-line-through-style="solid" fo:color="#ff0000"/>
    </style:style>
    <style:style style:name="T340_8" style:family="text">
      <style:text-properties style:text-line-through-style="solid" fo:color="#ff0000"/>
    </style:style>
    <style:style style:name="T340_9" style:family="text">
      <style:text-properties style:text-line-through-style="solid" fo:color="#ff0000"/>
    </style:style>
    <style:style style:name="T340_10" style:family="text">
      <style:text-properties style:text-line-through-style="solid" fo:color="#ff0000"/>
    </style:style>
    <style:style style:name="T340_11" style:family="text">
      <style:text-properties style:text-line-through-style="solid" fo:color="#ff0000"/>
    </style:style>
    <style:style style:name="T340_12" style:family="text">
      <style:text-properties style:text-line-through-style="solid" fo:color="#ff0000"/>
    </style:style>
    <style:style style:name="T340_13" style:family="text">
      <style:text-properties style:text-line-through-style="solid" fo:color="#ff0000"/>
    </style:style>
    <style:style style:name="T340_14" style:family="text">
      <style:text-properties style:text-line-through-style="solid" fo:color="#ff0000"/>
    </style:style>
    <style:style style:name="T340_15" style:family="text">
      <style:text-properties style:text-line-through-style="solid" fo:color="#ff0000"/>
    </style:style>
    <style:style style:name="T340_16" style:family="text">
      <style:text-properties style:text-line-through-style="solid" fo:color="#ff0000"/>
    </style:style>
    <style:style style:name="T340_17" style:family="text">
      <style:text-properties style:text-line-through-style="solid" fo:color="#ff0000"/>
    </style:style>
    <style:style style:name="T340_18" style:family="text">
      <style:text-properties style:text-line-through-style="solid" fo:color="#ff0000"/>
    </style:style>
    <style:style style:name="T340_19" style:family="text">
      <style:text-properties style:text-line-through-style="solid" fo:color="#ff0000"/>
    </style:style>
    <style:style style:name="T340_20" style:family="text">
      <style:text-properties style:text-line-through-style="solid" fo:color="#ff0000"/>
    </style:style>
    <style:style style:name="T340_21" style:family="text">
      <style:text-properties style:text-line-through-style="solid" fo:color="#ff0000"/>
    </style:style>
    <style:style style:name="T340_22" style:family="text">
      <style:text-properties style:text-line-through-style="solid" fo:color="#ff0000"/>
    </style:style>
    <style:style style:name="T340_23" style:family="text">
      <style:text-properties style:text-line-through-style="solid" fo:color="#ff0000"/>
    </style:style>
    <style:style style:name="T340_24" style:family="text">
      <style:text-properties style:text-line-through-style="solid" fo:color="#ff0000"/>
    </style:style>
    <style:style style:name="T340_25" style:family="text">
      <style:text-properties style:text-line-through-style="solid" fo:color="#ff0000"/>
    </style:style>
    <style:style style:name="T340_26" style:family="text">
      <style:text-properties style:text-line-through-style="solid" fo:color="#ff0000"/>
    </style:style>
    <style:style style:name="T340_27" style:family="text">
      <style:text-properties style:text-line-through-style="solid" fo:color="#ff0000"/>
    </style:style>
    <style:style style:name="T340_28" style:family="text">
      <style:text-properties style:text-line-through-style="solid" fo:color="#ff0000"/>
    </style:style>
    <style:style style:name="T340_29" style:family="text">
      <style:text-properties style:text-line-through-style="solid" fo:color="#ff0000"/>
    </style:style>
    <style:style style:name="T340_30" style:family="text">
      <style:text-properties style:text-line-through-style="solid" fo:color="#ff0000"/>
    </style:style>
    <style:style style:name="T340_31" style:family="text">
      <style:text-properties style:text-line-through-style="solid" fo:color="#ff0000"/>
    </style:style>
    <style:style style:name="T340_32" style:family="text">
      <style:text-properties style:text-line-through-style="solid" fo:color="#ff0000"/>
    </style:style>
    <style:style style:name="T340_33" style:family="text">
      <style:text-properties style:text-line-through-style="solid" fo:color="#ff0000"/>
    </style:style>
    <style:style style:name="T340_34" style:family="text">
      <style:text-properties style:text-line-through-style="solid" fo:color="#ff0000"/>
    </style:style>
    <style:style style:name="T340_35" style:family="text">
      <style:text-properties style:text-line-through-style="solid" fo:color="#ff0000"/>
    </style:style>
    <style:style style:name="T340_36" style:family="text">
      <style:text-properties style:text-line-through-style="solid" fo:color="#ff0000"/>
    </style:style>
    <style:style style:name="T340_37" style:family="text">
      <style:text-properties style:text-line-through-style="solid" fo:color="#ff0000"/>
    </style:style>
    <style:style style:name="T340_38" style:family="text">
      <style:text-properties style:text-line-through-style="solid" fo:color="#ff0000"/>
    </style:style>
    <style:style style:name="T340_39" style:family="text">
      <style:text-properties style:text-line-through-style="solid" fo:color="#ff0000"/>
    </style:style>
    <style:style style:name="T340_40" style:family="text">
      <style:text-properties style:text-line-through-style="solid" fo:color="#ff0000"/>
    </style:style>
    <style:style style:name="T340_41" style:family="text">
      <style:text-properties style:text-line-through-style="solid" fo:color="#ff0000"/>
    </style:style>
    <style:style style:name="T340_42" style:family="text">
      <style:text-properties style:text-line-through-style="solid" fo:color="#ff0000"/>
    </style:style>
    <style:style style:name="T340_43" style:family="text">
      <style:text-properties style:text-line-through-style="solid" fo:color="#ff0000"/>
    </style:style>
    <style:style style:name="T340_44" style:family="text">
      <style:text-properties style:text-line-through-style="solid" fo:color="#ff0000"/>
    </style:style>
    <style:style style:name="T340_45" style:family="text">
      <style:text-properties style:text-line-through-style="solid" fo:color="#ff0000"/>
    </style:style>
    <style:style style:name="T340_46" style:family="text">
      <style:text-properties style:text-line-through-style="solid" fo:color="#ff0000"/>
    </style:style>
    <style:style style:name="T340_47" style:family="text">
      <style:text-properties style:text-line-through-style="solid" fo:color="#ff0000"/>
    </style:style>
    <style:style style:name="T340_48" style:family="text">
      <style:text-properties style:text-line-through-style="solid" fo:color="#ff0000"/>
    </style:style>
    <style:style style:name="T340_49" style:family="text">
      <style:text-properties style:text-line-through-style="solid" fo:color="#ff0000"/>
    </style:style>
    <style:style style:name="T340_50" style:family="text">
      <style:text-properties style:text-line-through-style="solid" fo:color="#ff0000"/>
    </style:style>
    <style:style style:name="T340_51" style:family="text">
      <style:text-properties style:text-line-through-style="solid" fo:color="#ff0000"/>
    </style:style>
    <style:style style:name="T340_52" style:family="text">
      <style:text-properties style:text-line-through-style="solid" fo:color="#ff0000"/>
    </style:style>
    <style:style style:name="T340_53" style:family="text">
      <style:text-properties style:text-line-through-style="solid" fo:color="#ff0000"/>
    </style:style>
    <style:style style:name="T340_54" style:family="text">
      <style:text-properties style:text-line-through-style="solid" fo:color="#ff0000"/>
    </style:style>
    <style:style style:name="T340_55" style:family="text">
      <style:text-properties style:text-line-through-style="solid" fo:color="#ff0000"/>
    </style:style>
    <style:style style:name="T340_56" style:family="text">
      <style:text-properties style:text-line-through-style="solid" fo:color="#ff0000"/>
    </style:style>
    <style:style style:name="T340_57" style:family="text">
      <style:text-properties style:text-line-through-style="solid" fo:color="#ff0000"/>
    </style:style>
    <style:style style:name="T340_58" style:family="text">
      <style:text-properties style:text-line-through-style="solid" fo:color="#ff0000"/>
    </style:style>
    <style:style style:name="T340_59" style:family="text">
      <style:text-properties style:text-line-through-style="solid" fo:color="#ff0000"/>
    </style:style>
    <style:style style:name="T340_60" style:family="text">
      <style:text-properties style:text-line-through-style="solid" fo:color="#ff0000"/>
    </style:style>
    <style:style style:name="T340_61" style:family="text">
      <style:text-properties style:text-line-through-style="solid" fo:color="#ff0000"/>
    </style:style>
    <style:style style:name="T340_62" style:family="text">
      <style:text-properties style:text-line-through-style="solid" fo:color="#ff0000"/>
    </style:style>
    <style:style style:name="T340_63" style:family="text">
      <style:text-properties style:text-line-through-style="solid" fo:color="#ff0000"/>
    </style:style>
    <style:style style:name="T340_64" style:family="text">
      <style:text-properties style:text-line-through-style="solid" fo:color="#ff0000"/>
    </style:style>
    <style:style style:name="T340_65" style:family="text">
      <style:text-properties style:text-line-through-style="solid" fo:color="#ff0000"/>
    </style:style>
    <style:style style:name="T340_66" style:family="text">
      <style:text-properties style:text-line-through-style="solid" fo:color="#ff0000"/>
    </style:style>
    <style:style style:name="T340_67" style:family="text">
      <style:text-properties style:text-line-through-style="solid" fo:color="#ff0000"/>
    </style:style>
    <style:style style:name="T340_68" style:family="text">
      <style:text-properties style:text-line-through-style="solid" fo:color="#ff0000"/>
    </style:style>
    <style:style style:name="T340_69" style:family="text">
      <style:text-properties style:text-line-through-style="solid" fo:color="#ff0000"/>
    </style:style>
    <style:style style:name="T340_70" style:family="text">
      <style:text-properties style:text-line-through-style="solid" fo:color="#ff0000"/>
    </style:style>
    <style:style style:name="T340_71" style:family="text">
      <style:text-properties style:text-line-through-style="solid" fo:color="#ff0000"/>
    </style:style>
    <style:style style:name="T340_72" style:family="text">
      <style:text-properties style:text-line-through-style="solid" fo:color="#ff0000"/>
    </style:style>
    <style:style style:name="T340_73" style:family="text">
      <style:text-properties style:text-line-through-style="solid" fo:color="#ff0000"/>
    </style:style>
    <style:style style:name="T340_74" style:family="text">
      <style:text-properties style:text-line-through-style="solid" fo:color="#ff0000"/>
    </style:style>
    <style:style style:name="T340_75" style:family="text">
      <style:text-properties style:text-line-through-style="solid" fo:color="#ff0000"/>
    </style:style>
    <style:style style:name="T340_76" style:family="text">
      <style:text-properties style:text-line-through-style="solid" fo:color="#ff0000"/>
    </style:style>
    <style:style style:name="T340_77" style:family="text">
      <style:text-properties style:text-line-through-style="solid" fo:color="#ff0000"/>
    </style:style>
    <style:style style:name="T340_78" style:family="text">
      <style:text-properties style:text-line-through-style="solid" fo:color="#ff0000"/>
    </style:style>
    <style:style style:name="T340_79" style:family="text">
      <style:text-properties style:text-line-through-style="solid" fo:color="#ff0000"/>
    </style:style>
    <style:style style:name="T340_80" style:family="text">
      <style:text-properties style:text-line-through-style="solid" fo:color="#ff0000"/>
    </style:style>
    <style:style style:name="T340_81" style:family="text">
      <style:text-properties style:text-line-through-style="solid" fo:color="#ff0000"/>
    </style:style>
    <style:style style:name="T340_82" style:family="text">
      <style:text-properties style:text-line-through-style="solid" fo:color="#ff0000"/>
    </style:style>
    <style:style style:name="T340_83" style:family="text">
      <style:text-properties style:text-line-through-style="solid" fo:color="#ff0000"/>
    </style:style>
    <style:style style:name="T340_84" style:family="text">
      <style:text-properties style:text-line-through-style="solid" fo:color="#ff0000"/>
    </style:style>
    <style:style style:name="T340_85" style:family="text">
      <style:text-properties style:text-line-through-style="solid" fo:color="#ff0000"/>
    </style:style>
    <style:style style:name="T340_86" style:family="text">
      <style:text-properties style:text-line-through-style="solid" fo:color="#ff0000"/>
    </style:style>
    <style:style style:name="T340_87" style:family="text">
      <style:text-properties style:text-line-through-style="solid" fo:color="#ff0000"/>
    </style:style>
    <style:style style:name="T340_88" style:family="text">
      <style:text-properties style:text-line-through-style="solid" fo:color="#ff0000"/>
    </style:style>
    <style:style style:name="T340_89" style:family="text">
      <style:text-properties style:text-line-through-style="solid" fo:color="#ff0000"/>
    </style:style>
    <style:style style:name="T340_90" style:family="text">
      <style:text-properties style:text-line-through-style="solid" fo:color="#ff0000"/>
    </style:style>
    <style:style style:name="T340_91" style:family="text">
      <style:text-properties style:text-line-through-style="solid" fo:color="#ff0000"/>
    </style:style>
    <style:style style:name="T340_92" style:family="text">
      <style:text-properties style:text-line-through-style="solid" fo:color="#ff0000"/>
    </style:style>
    <style:style style:name="T340_93" style:family="text">
      <style:text-properties style:text-line-through-style="solid" fo:color="#ff0000"/>
    </style:style>
    <style:style style:name="T340_94" style:family="text">
      <style:text-properties style:text-line-through-style="solid" fo:color="#ff0000"/>
    </style:style>
    <style:style style:name="T340_95" style:family="text">
      <style:text-properties style:text-line-through-style="solid" fo:color="#ff0000"/>
    </style:style>
    <style:style style:name="T340_96" style:family="text">
      <style:text-properties style:text-line-through-style="solid" fo:color="#ff0000"/>
    </style:style>
    <style:style style:name="T340_97" style:family="text">
      <style:text-properties style:text-line-through-style="solid" fo:color="#ff0000"/>
    </style:style>
    <style:style style:name="T340_98" style:family="text">
      <style:text-properties style:text-line-through-style="solid" fo:color="#ff0000"/>
    </style:style>
    <style:style style:name="T340_99" style:family="text">
      <style:text-properties style:text-line-through-style="solid" fo:color="#ff0000"/>
    </style:style>
    <style:style style:name="T340_100" style:family="text">
      <style:text-properties style:text-line-through-style="solid" fo:color="#ff0000"/>
    </style:style>
    <style:style style:name="T340_101" style:family="text">
      <style:text-properties style:text-line-through-style="solid" fo:color="#ff0000"/>
    </style:style>
    <style:style style:name="T340_102" style:family="text">
      <style:text-properties style:text-line-through-style="solid" fo:color="#ff0000"/>
    </style:style>
    <style:style style:name="T340_103" style:family="text">
      <style:text-properties style:text-line-through-style="solid" fo:color="#ff0000"/>
    </style:style>
    <style:style style:name="T340_104" style:family="text">
      <style:text-properties style:text-line-through-style="solid" fo:color="#ff0000"/>
    </style:style>
    <style:style style:name="T340_105" style:family="text">
      <style:text-properties style:text-line-through-style="solid" fo:color="#ff0000"/>
    </style:style>
    <style:style style:name="T340_106" style:family="text">
      <style:text-properties style:text-line-through-style="solid" fo:color="#ff0000"/>
    </style:style>
    <style:style style:name="T340_107" style:family="text">
      <style:text-properties style:text-line-through-style="solid" fo:color="#ff0000"/>
    </style:style>
    <style:style style:name="T340_108" style:family="text">
      <style:text-properties style:text-line-through-style="solid" fo:color="#ff0000"/>
    </style:style>
    <style:style style:name="T340_109" style:family="text">
      <style:text-properties style:text-line-through-style="solid" fo:color="#ff0000"/>
    </style:style>
    <style:style style:name="T340_110" style:family="text">
      <style:text-properties style:text-line-through-style="solid" fo:color="#ff0000"/>
    </style:style>
    <style:style style:name="T340_111" style:family="text">
      <style:text-properties style:text-line-through-style="solid" fo:color="#ff0000"/>
    </style:style>
    <style:style style:name="T340_112" style:family="text">
      <style:text-properties style:text-line-through-style="solid" fo:color="#ff0000"/>
    </style:style>
    <style:style style:name="T340_113" style:family="text">
      <style:text-properties style:text-line-through-style="solid" fo:color="#ff0000"/>
    </style:style>
    <style:style style:name="T340_114" style:family="text">
      <style:text-properties style:text-line-through-style="solid" fo:color="#ff0000"/>
    </style:style>
    <style:style style:name="T340_115" style:family="text">
      <style:text-properties style:text-line-through-style="solid" fo:color="#ff0000"/>
    </style:style>
    <style:style style:name="T340_116" style:family="text">
      <style:text-properties style:text-line-through-style="solid" fo:color="#ff0000"/>
    </style:style>
    <style:style style:name="T340_117" style:family="text">
      <style:text-properties style:text-line-through-style="solid" fo:color="#ff0000"/>
    </style:style>
    <style:style style:name="T340_118" style:family="text">
      <style:text-properties style:text-line-through-style="solid" fo:color="#ff0000"/>
    </style:style>
    <style:style style:name="T340_119" style:family="text">
      <style:text-properties fo:color="#ff0000"/>
    </style:style>
    <style:style style:name="P34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41_1" style:family="text">
      <style:text-properties fo:color="#ff0000"/>
    </style:style>
    <style:style style:name="T341_2" style:family="text">
      <style:text-properties fo:color="#ff0000"/>
    </style:style>
    <style:style style:name="T341_3" style:family="text">
      <style:text-properties fo:color="#ff0000"/>
    </style:style>
    <style:style style:name="T341_4" style:family="text">
      <style:text-properties fo:color="#ff0000"/>
    </style:style>
    <style:style style:name="T341_5" style:family="text">
      <style:text-properties fo:color="#ff0000"/>
    </style:style>
    <style:style style:name="T341_6" style:family="text">
      <style:text-properties fo:color="#ff0000"/>
    </style:style>
    <style:style style:name="T341_7" style:family="text">
      <style:text-properties fo:color="#ff0000"/>
    </style:style>
    <style:style style:name="T341_8" style:family="text">
      <style:text-properties fo:color="#ff0000"/>
    </style:style>
    <style:style style:name="T341_9" style:family="text">
      <style:text-properties fo:color="#ff0000"/>
    </style:style>
    <style:style style:name="T341_10" style:family="text">
      <style:text-properties fo:color="#ff0000"/>
    </style:style>
    <style:style style:name="T341_11" style:family="text">
      <style:text-properties fo:color="#ff0000"/>
    </style:style>
    <style:style style:name="T341_12" style:family="text">
      <style:text-properties fo:color="#ff0000"/>
    </style:style>
    <style:style style:name="T341_13" style:family="text">
      <style:text-properties fo:color="#ff0000"/>
    </style:style>
    <style:style style:name="P34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font-size="14pt" style:font-size-asian="14pt" style:font-size-complex="14pt" fo:font-weight="bold" style:font-weight-asian="bold" style:font-weight-complex="bold"/>
    </style:style>
    <style:style style:name="P343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43_1" style:family="text">
      <style:text-properties fo:font-size="14pt" style:font-size-asian="14pt" style:font-size-complex="14pt" fo:font-weight="bold" style:font-weight-asian="bold" style:font-weight-complex="bold"/>
    </style:style>
    <style:style style:name="T343_2" style:family="text">
      <style:text-properties fo:font-size="14pt" style:font-size-asian="14pt" style:font-size-complex="14pt" fo:font-weight="bold" style:font-weight-asian="bold" style:font-weight-complex="bold"/>
    </style:style>
    <style:style style:name="T343_3" style:family="text">
      <style:text-properties fo:font-size="14pt" style:font-size-asian="14pt" style:font-size-complex="14pt" fo:font-weight="bold" style:font-weight-asian="bold" style:font-weight-complex="bold"/>
    </style:style>
    <style:style style:name="T343_4" style:family="text">
      <style:text-properties fo:font-size="14pt" style:font-size-asian="14pt" style:font-size-complex="14pt" fo:font-weight="bold" style:font-weight-asian="bold" style:font-weight-complex="bold"/>
    </style:style>
    <style:style style:name="T343_5" style:family="text">
      <style:text-properties fo:font-size="14pt" style:font-size-asian="14pt" style:font-size-complex="14pt" fo:font-weight="bold" style:font-weight-asian="bold" style:font-weight-complex="bold"/>
    </style:style>
    <style:style style:name="T343_6" style:family="text">
      <style:text-properties fo:font-size="14pt" style:font-size-asian="14pt" style:font-size-complex="14pt" fo:font-weight="bold" style:font-weight-asian="bold" style:font-weight-complex="bold"/>
    </style:style>
    <style:style style:name="T343_7" style:family="text">
      <style:text-properties fo:font-size="14pt" style:font-size-asian="14pt" style:font-size-complex="14pt" fo:font-weight="bold" style:font-weight-asian="bold" style:font-weight-complex="bold"/>
    </style:style>
    <style:style style:name="P344" style:family="paragraph" style:parent-style-name="Standard">
      <style:paragraph-properties fo:break-before="auto" fo:text-indent="0cm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345" style:family="paragraph" style:parent-style-name="Standard">
      <style:paragraph-properties fo:break-before="auto" fo:text-indent="0cm" fo:line-height="100%" style:writing-mode="lr-tb"/>
    </style:style>
    <style:style style:name="T345_1" style:family="text">
      <style:text-properties fo:font-weight="bold" style:font-weight-asian="bold" style:font-weight-complex="bold"/>
    </style:style>
    <style:style style:name="T345_2" style:family="text">
      <style:text-properties fo:font-weight="bold" style:font-weight-asian="bold" style:font-weight-complex="bold"/>
    </style:style>
    <style:style style:name="T345_3" style:family="text">
      <style:text-properties fo:font-weight="bold" style:font-weight-asian="bold" style:font-weight-complex="bold"/>
    </style:style>
    <style:style style:name="T345_4" style:family="text">
      <style:text-properties fo:font-weight="bold" style:font-weight-asian="bold" style:font-weight-complex="bold"/>
    </style:style>
    <style:style style:name="T345_5" style:family="text">
      <style:text-properties fo:font-weight="bold" style:font-weight-asian="bold" style:font-weight-complex="bold"/>
    </style:style>
    <style:style style:name="P346" style:family="paragraph" style:parent-style-name="Standard">
      <style:paragraph-properties fo:break-before="auto" fo:text-indent="0cm" fo:line-height="100%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T346_17" style:family="text"/>
    <style:style style:name="T346_18" style:family="text"/>
    <style:style style:name="T346_19" style:family="text"/>
    <style:style style:name="T346_20" style:family="text"/>
    <style:style style:name="T346_21" style:family="text"/>
    <style:style style:name="T346_22" style:family="text"/>
    <style:style style:name="T346_23" style:family="text"/>
    <style:style style:name="T346_24" style:family="text"/>
    <style:style style:name="T346_25" style:family="text"/>
    <style:style style:name="T346_26" style:family="text"/>
    <style:style style:name="T346_27" style:family="text"/>
    <style:style style:name="T346_28" style:family="text"/>
    <style:style style:name="T346_29" style:family="text"/>
    <style:style style:name="T346_30" style:family="text"/>
    <style:style style:name="T346_31" style:family="text"/>
    <style:style style:name="T346_32" style:family="text"/>
    <style:style style:name="T346_33" style:family="text"/>
    <style:style style:name="T346_34" style:family="text"/>
    <style:style style:name="T346_35" style:family="text"/>
    <style:style style:name="T346_36" style:family="text"/>
    <style:style style:name="T346_37" style:family="text"/>
    <style:style style:name="T346_38" style:family="text"/>
    <style:style style:name="T346_39" style:family="text"/>
    <style:style style:name="T346_40" style:family="text"/>
    <style:style style:name="T346_41" style:family="text"/>
    <style:style style:name="T346_42" style:family="text"/>
    <style:style style:name="T346_43" style:family="text"/>
    <style:style style:name="T346_44" style:family="text"/>
    <style:style style:name="T346_45" style:family="text"/>
    <style:style style:name="T346_46" style:family="text"/>
    <style:style style:name="T346_47" style:family="text"/>
    <style:style style:name="T346_48" style:family="text"/>
    <style:style style:name="T346_49" style:family="text"/>
    <style:style style:name="T346_50" style:family="text"/>
    <style:style style:name="T346_51" style:family="text"/>
    <style:style style:name="T346_52" style:family="text"/>
    <style:style style:name="T346_53" style:family="text"/>
    <style:style style:name="T346_54" style:family="text"/>
    <style:style style:name="T346_55" style:family="text"/>
    <style:style style:name="T346_56" style:family="text"/>
    <style:style style:name="T346_57" style:family="text"/>
    <style:style style:name="T346_58" style:family="text"/>
    <style:style style:name="T346_59" style:family="text"/>
    <style:style style:name="T346_60" style:family="text"/>
    <style:style style:name="T346_61" style:family="text"/>
    <style:style style:name="T346_62" style:family="text"/>
    <style:style style:name="T346_63" style:family="text"/>
    <style:style style:name="T346_64" style:family="text"/>
    <style:style style:name="T346_65" style:family="text"/>
    <style:style style:name="T346_66" style:family="text"/>
    <style:style style:name="T346_67" style:family="text"/>
    <style:style style:name="T346_68" style:family="text"/>
    <style:style style:name="T346_69" style:family="text"/>
    <style:style style:name="T346_70" style:family="text"/>
    <style:style style:name="T346_71" style:family="text"/>
    <style:style style:name="T346_72" style:family="text"/>
    <style:style style:name="T346_73" style:family="text"/>
    <style:style style:name="T346_74" style:family="text"/>
    <style:style style:name="T346_75" style:family="text"/>
    <style:style style:name="T346_76" style:family="text"/>
    <style:style style:name="T346_77" style:family="text"/>
    <style:style style:name="T346_78" style:family="text"/>
    <style:style style:name="T346_79" style:family="text"/>
    <style:style style:name="T346_80" style:family="text"/>
    <style:style style:name="T346_81" style:family="text"/>
    <style:style style:name="T346_82" style:family="text"/>
    <style:style style:name="T346_83" style:family="text"/>
    <style:style style:name="T346_84" style:family="text"/>
    <style:style style:name="T346_85" style:family="text"/>
    <style:style style:name="T346_86" style:family="text"/>
    <style:style style:name="T346_87" style:family="text"/>
    <style:style style:name="T346_88" style:family="text"/>
    <style:style style:name="T346_89" style:family="text"/>
    <style:style style:name="T346_90" style:family="text"/>
    <style:style style:name="T346_91" style:family="text"/>
    <style:style style:name="T346_92" style:family="text"/>
    <style:style style:name="T346_93" style:family="text"/>
    <style:style style:name="T346_94" style:family="text"/>
    <style:style style:name="T346_95" style:family="text"/>
    <style:style style:name="T346_96" style:family="text"/>
    <style:style style:name="T346_97" style:family="text"/>
    <style:style style:name="T346_98" style:family="text"/>
    <style:style style:name="T346_99" style:family="text"/>
    <style:style style:name="T346_100" style:family="text"/>
    <style:style style:name="P347" style:family="paragraph" style:parent-style-name="Standard">
      <style:paragraph-properties fo:break-before="auto" fo:text-indent="0cm" fo:line-height="100%" style:writing-mode="lr-tb"/>
    </style:style>
    <style:style style:name="T347_1" style:family="text">
      <style:text-properties fo:font-weight="bold" style:font-weight-asian="bold" style:font-weight-complex="bold"/>
    </style:style>
    <style:style style:name="T347_2" style:family="text">
      <style:text-properties fo:font-weight="bold" style:font-weight-asian="bold" style:font-weight-complex="bold"/>
    </style:style>
    <style:style style:name="T347_3" style:family="text">
      <style:text-properties fo:font-weight="bold" style:font-weight-asian="bold" style:font-weight-complex="bold"/>
    </style:style>
    <style:style style:name="T347_4" style:family="text">
      <style:text-properties fo:font-weight="bold" style:font-weight-asian="bold" style:font-weight-complex="bold"/>
    </style:style>
    <style:style style:name="T347_5" style:family="text">
      <style:text-properties fo:font-weight="bold" style:font-weight-asian="bold" style:font-weight-complex="bold"/>
    </style:style>
    <style:style style:name="P348" style:family="paragraph" style:parent-style-name="Standard">
      <style:paragraph-properties fo:break-before="auto" fo:text-indent="0cm" fo:line-height="100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T348_23" style:family="text"/>
    <style:style style:name="T348_24" style:family="text"/>
    <style:style style:name="T348_25" style:family="text"/>
    <style:style style:name="T348_26" style:family="text"/>
    <style:style style:name="T348_27" style:family="text"/>
    <style:style style:name="T348_28" style:family="text"/>
    <style:style style:name="T348_29" style:family="text"/>
    <style:style style:name="T348_30" style:family="text"/>
    <style:style style:name="T348_31" style:family="text"/>
    <style:style style:name="T348_32" style:family="text"/>
    <style:style style:name="T348_33" style:family="text"/>
    <style:style style:name="T348_34" style:family="text"/>
    <style:style style:name="T348_35" style:family="text"/>
    <style:style style:name="T348_36" style:family="text"/>
    <style:style style:name="T348_37" style:family="text"/>
    <style:style style:name="T348_38" style:family="text"/>
    <style:style style:name="T348_39" style:family="text"/>
    <style:style style:name="T348_40" style:family="text"/>
    <style:style style:name="T348_41" style:family="text"/>
    <style:style style:name="T348_42" style:family="text"/>
    <style:style style:name="T348_43" style:family="text"/>
    <style:style style:name="T348_44" style:family="text"/>
    <style:style style:name="T348_45" style:family="text"/>
    <style:style style:name="T348_46" style:family="text"/>
    <style:style style:name="T348_47" style:family="text"/>
    <style:style style:name="T348_48" style:family="text"/>
    <style:style style:name="T348_49" style:family="text"/>
    <style:style style:name="T348_50" style:family="text"/>
    <style:style style:name="T348_51" style:family="text"/>
    <style:style style:name="T348_52" style:family="text"/>
    <style:style style:name="T348_53" style:family="text"/>
    <style:style style:name="T348_54" style:family="text"/>
    <style:style style:name="T348_55" style:family="text"/>
    <style:style style:name="T348_56" style:family="text"/>
    <style:style style:name="T348_57" style:family="text"/>
    <style:style style:name="T348_58" style:family="text"/>
    <style:style style:name="T348_59" style:family="text"/>
    <style:style style:name="T348_60" style:family="text"/>
    <style:style style:name="P349" style:family="paragraph" style:parent-style-name="Standard">
      <style:paragraph-properties fo:break-before="auto" fo:text-indent="0cm" fo:line-height="100%" style:writing-mode="lr-tb"/>
    </style:style>
    <style:style style:name="T349_1" style:family="text">
      <style:text-properties style:text-line-through-style="solid" fo:color="#ff0000" fo:font-weight="bold" style:font-weight-asian="bold" style:font-weight-complex="bold"/>
    </style:style>
    <style:style style:name="T349_2" style:family="text">
      <style:text-properties style:text-line-through-style="solid" fo:color="#ff0000" fo:font-weight="bold" style:font-weight-asian="bold" style:font-weight-complex="bold"/>
    </style:style>
    <style:style style:name="T349_3" style:family="text">
      <style:text-properties style:text-line-through-style="solid" fo:color="#ff0000" fo:font-weight="bold" style:font-weight-asian="bold" style:font-weight-complex="bold"/>
    </style:style>
    <style:style style:name="T349_4" style:family="text">
      <style:text-properties style:text-line-through-style="solid" fo:color="#ff0000" fo:font-weight="bold" style:font-weight-asian="bold" style:font-weight-complex="bold"/>
    </style:style>
    <style:style style:name="T349_5" style:family="text">
      <style:text-properties style:text-line-through-style="solid" fo:color="#ff0000" fo:font-weight="bold" style:font-weight-asian="bold" style:font-weight-complex="bold"/>
    </style:style>
    <style:style style:name="P350" style:family="paragraph" style:parent-style-name="Standard">
      <style:paragraph-properties fo:break-before="auto" fo:text-indent="0cm" fo:line-height="100%" style:writing-mode="lr-tb"/>
    </style:style>
    <style:style style:name="T350_1" style:family="text">
      <style:text-properties style:text-line-through-style="solid" fo:color="#ff0000"/>
    </style:style>
    <style:style style:name="T350_2" style:family="text">
      <style:text-properties style:text-line-through-style="solid" fo:color="#ff0000"/>
    </style:style>
    <style:style style:name="T350_3" style:family="text">
      <style:text-properties style:text-line-through-style="solid" fo:color="#ff0000"/>
    </style:style>
    <style:style style:name="T350_4" style:family="text">
      <style:text-properties style:text-line-through-style="solid" fo:color="#ff0000"/>
    </style:style>
    <style:style style:name="T350_5" style:family="text">
      <style:text-properties style:text-line-through-style="solid" fo:color="#ff0000"/>
    </style:style>
    <style:style style:name="T350_6" style:family="text">
      <style:text-properties style:text-line-through-style="solid" fo:color="#ff0000"/>
    </style:style>
    <style:style style:name="T350_7" style:family="text">
      <style:text-properties style:text-line-through-style="solid" fo:color="#ff0000"/>
    </style:style>
    <style:style style:name="T350_8" style:family="text">
      <style:text-properties style:text-line-through-style="solid" fo:color="#ff0000"/>
    </style:style>
    <style:style style:name="T350_9" style:family="text">
      <style:text-properties style:text-line-through-style="solid" fo:color="#ff0000"/>
    </style:style>
    <style:style style:name="T350_10" style:family="text">
      <style:text-properties style:text-line-through-style="solid" fo:color="#ff0000"/>
    </style:style>
    <style:style style:name="T350_11" style:family="text">
      <style:text-properties style:text-line-through-style="solid" fo:color="#ff0000"/>
    </style:style>
    <style:style style:name="T350_12" style:family="text">
      <style:text-properties style:text-line-through-style="solid" fo:color="#ff0000"/>
    </style:style>
    <style:style style:name="T350_13" style:family="text">
      <style:text-properties style:text-line-through-style="solid" fo:color="#ff0000"/>
    </style:style>
    <style:style style:name="T350_14" style:family="text">
      <style:text-properties style:text-line-through-style="solid" fo:color="#ff0000"/>
    </style:style>
    <style:style style:name="T350_15" style:family="text">
      <style:text-properties style:text-line-through-style="solid" fo:color="#ff0000"/>
    </style:style>
    <style:style style:name="T350_16" style:family="text">
      <style:text-properties style:text-line-through-style="solid" fo:color="#ff0000"/>
    </style:style>
    <style:style style:name="T350_17" style:family="text">
      <style:text-properties style:text-line-through-style="solid" fo:color="#ff0000"/>
    </style:style>
    <style:style style:name="T350_18" style:family="text">
      <style:text-properties style:text-line-through-style="solid" fo:color="#ff0000"/>
    </style:style>
    <style:style style:name="T350_19" style:family="text">
      <style:text-properties style:text-line-through-style="solid" fo:color="#ff0000"/>
    </style:style>
    <style:style style:name="T350_20" style:family="text">
      <style:text-properties style:text-line-through-style="solid" fo:color="#ff0000"/>
    </style:style>
    <style:style style:name="T350_21" style:family="text">
      <style:text-properties style:text-line-through-style="solid" fo:color="#ff0000"/>
    </style:style>
    <style:style style:name="T350_22" style:family="text">
      <style:text-properties style:text-line-through-style="solid" fo:color="#ff0000"/>
    </style:style>
    <style:style style:name="T350_23" style:family="text">
      <style:text-properties style:text-line-through-style="solid" fo:color="#ff0000"/>
    </style:style>
    <style:style style:name="T350_24" style:family="text">
      <style:text-properties style:text-line-through-style="solid" fo:color="#ff0000"/>
    </style:style>
    <style:style style:name="T350_25" style:family="text">
      <style:text-properties style:text-line-through-style="solid" fo:color="#ff0000"/>
    </style:style>
    <style:style style:name="T350_26" style:family="text">
      <style:text-properties style:text-line-through-style="solid" fo:color="#ff0000"/>
    </style:style>
    <style:style style:name="T350_27" style:family="text">
      <style:text-properties style:text-line-through-style="solid" fo:color="#ff0000"/>
    </style:style>
    <style:style style:name="T350_28" style:family="text">
      <style:text-properties style:text-line-through-style="solid" fo:color="#ff0000"/>
    </style:style>
    <style:style style:name="T350_29" style:family="text">
      <style:text-properties style:text-line-through-style="solid" fo:color="#ff0000"/>
    </style:style>
    <style:style style:name="T350_30" style:family="text">
      <style:text-properties style:text-line-through-style="solid" fo:color="#ff0000"/>
    </style:style>
    <style:style style:name="T350_31" style:family="text">
      <style:text-properties style:text-line-through-style="solid" fo:color="#ff0000"/>
    </style:style>
    <style:style style:name="T350_32" style:family="text">
      <style:text-properties style:text-line-through-style="solid" fo:color="#ff0000"/>
    </style:style>
    <style:style style:name="T350_33" style:family="text">
      <style:text-properties style:text-line-through-style="solid" fo:color="#ff0000"/>
    </style:style>
    <style:style style:name="T350_34" style:family="text">
      <style:text-properties style:text-line-through-style="solid" fo:color="#ff0000"/>
    </style:style>
    <style:style style:name="T350_35" style:family="text">
      <style:text-properties style:text-line-through-style="solid" fo:color="#ff0000"/>
    </style:style>
    <style:style style:name="T350_36" style:family="text">
      <style:text-properties style:text-line-through-style="solid" fo:color="#ff0000"/>
    </style:style>
    <style:style style:name="T350_37" style:family="text">
      <style:text-properties style:text-line-through-style="solid" fo:color="#ff0000"/>
    </style:style>
    <style:style style:name="T350_38" style:family="text">
      <style:text-properties style:text-line-through-style="solid" fo:color="#ff0000"/>
    </style:style>
    <style:style style:name="T350_39" style:family="text">
      <style:text-properties style:text-line-through-style="solid" fo:color="#ff0000"/>
    </style:style>
    <style:style style:name="T350_40" style:family="text">
      <style:text-properties style:text-line-through-style="solid" fo:color="#ff0000"/>
    </style:style>
    <style:style style:name="T350_41" style:family="text">
      <style:text-properties style:text-line-through-style="solid" fo:color="#ff0000"/>
    </style:style>
    <style:style style:name="T350_42" style:family="text">
      <style:text-properties style:text-line-through-style="solid" fo:color="#ff0000"/>
    </style:style>
    <style:style style:name="T350_43" style:family="text">
      <style:text-properties style:text-line-through-style="solid" fo:color="#ff0000"/>
    </style:style>
    <style:style style:name="T350_44" style:family="text">
      <style:text-properties style:text-line-through-style="solid" fo:color="#ff0000"/>
    </style:style>
    <style:style style:name="T350_45" style:family="text">
      <style:text-properties style:text-line-through-style="solid" fo:color="#ff0000"/>
    </style:style>
    <style:style style:name="T350_46" style:family="text">
      <style:text-properties style:text-line-through-style="solid" fo:color="#ff0000"/>
    </style:style>
    <style:style style:name="T350_47" style:family="text">
      <style:text-properties style:text-line-through-style="solid" fo:color="#ff0000"/>
    </style:style>
    <style:style style:name="T350_48" style:family="text">
      <style:text-properties style:text-line-through-style="solid" fo:color="#ff0000"/>
    </style:style>
    <style:style style:name="T350_49" style:family="text">
      <style:text-properties style:text-line-through-style="solid" fo:color="#ff0000"/>
    </style:style>
    <style:style style:name="T350_50" style:family="text">
      <style:text-properties style:text-line-through-style="solid" fo:color="#ff0000"/>
    </style:style>
    <style:style style:name="T350_51" style:family="text">
      <style:text-properties style:text-line-through-style="solid" fo:color="#ff0000"/>
    </style:style>
    <style:style style:name="T350_52" style:family="text">
      <style:text-properties style:text-line-through-style="solid" fo:color="#ff0000"/>
    </style:style>
    <style:style style:name="T350_53" style:family="text">
      <style:text-properties style:text-line-through-style="solid" fo:color="#ff0000"/>
    </style:style>
    <style:style style:name="T350_54" style:family="text">
      <style:text-properties style:text-line-through-style="solid" fo:color="#ff0000"/>
    </style:style>
    <style:style style:name="T350_55" style:family="text">
      <style:text-properties style:text-line-through-style="solid" fo:color="#ff0000"/>
    </style:style>
    <style:style style:name="T350_56" style:family="text">
      <style:text-properties style:text-line-through-style="solid" fo:color="#ff0000"/>
    </style:style>
    <style:style style:name="T350_57" style:family="text">
      <style:text-properties style:text-line-through-style="solid" fo:color="#ff0000"/>
    </style:style>
    <style:style style:name="T350_58" style:family="text">
      <style:text-properties style:text-line-through-style="solid" fo:color="#ff0000"/>
    </style:style>
    <style:style style:name="T350_59" style:family="text">
      <style:text-properties style:text-line-through-style="solid" fo:color="#ff0000"/>
    </style:style>
    <style:style style:name="T350_60" style:family="text">
      <style:text-properties style:text-line-through-style="solid" fo:color="#ff0000"/>
    </style:style>
    <style:style style:name="T350_61" style:family="text">
      <style:text-properties style:text-line-through-style="solid" fo:color="#ff0000"/>
    </style:style>
    <style:style style:name="T350_62" style:family="text">
      <style:text-properties style:text-line-through-style="solid" fo:color="#ff0000"/>
    </style:style>
    <style:style style:name="T350_63" style:family="text">
      <style:text-properties style:text-line-through-style="solid" fo:color="#ff0000"/>
    </style:style>
    <style:style style:name="T350_64" style:family="text">
      <style:text-properties style:text-line-through-style="solid" fo:color="#ff0000"/>
    </style:style>
    <style:style style:name="T350_65" style:family="text">
      <style:text-properties style:text-line-through-style="solid" fo:color="#ff0000"/>
    </style:style>
    <style:style style:name="T350_66" style:family="text">
      <style:text-properties style:text-line-through-style="solid" fo:color="#ff0000"/>
    </style:style>
    <style:style style:name="T350_67" style:family="text">
      <style:text-properties style:text-line-through-style="solid" fo:color="#ff0000"/>
    </style:style>
    <style:style style:name="T350_68" style:family="text">
      <style:text-properties style:text-line-through-style="solid" fo:color="#ff0000"/>
    </style:style>
    <style:style style:name="T350_69" style:family="text">
      <style:text-properties style:text-line-through-style="solid" fo:color="#ff0000"/>
    </style:style>
    <style:style style:name="T350_70" style:family="text">
      <style:text-properties style:text-line-through-style="solid" fo:color="#ff0000"/>
    </style:style>
    <style:style style:name="T350_71" style:family="text">
      <style:text-properties style:text-line-through-style="solid" fo:color="#ff0000"/>
    </style:style>
    <style:style style:name="T350_72" style:family="text">
      <style:text-properties style:text-line-through-style="solid" fo:color="#ff0000"/>
    </style:style>
    <style:style style:name="T350_73" style:family="text">
      <style:text-properties style:text-line-through-style="solid" fo:color="#ff0000"/>
    </style:style>
    <style:style style:name="T350_74" style:family="text">
      <style:text-properties style:text-line-through-style="solid" fo:color="#ff0000"/>
    </style:style>
    <style:style style:name="T350_75" style:family="text">
      <style:text-properties style:text-line-through-style="solid" fo:color="#ff0000"/>
    </style:style>
    <style:style style:name="T350_76" style:family="text">
      <style:text-properties style:text-line-through-style="solid" fo:color="#ff0000"/>
    </style:style>
    <style:style style:name="T350_77" style:family="text">
      <style:text-properties style:text-line-through-style="solid" fo:color="#ff0000"/>
    </style:style>
    <style:style style:name="T350_78" style:family="text">
      <style:text-properties style:text-line-through-style="solid" fo:color="#ff0000"/>
    </style:style>
    <style:style style:name="T350_79" style:family="text">
      <style:text-properties style:text-line-through-style="solid" fo:color="#ff0000"/>
    </style:style>
    <style:style style:name="T350_80" style:family="text">
      <style:text-properties style:text-line-through-style="solid" fo:color="#ff0000"/>
    </style:style>
    <style:style style:name="T350_81" style:family="text">
      <style:text-properties style:text-line-through-style="solid" fo:color="#ff0000"/>
    </style:style>
    <style:style style:name="T350_82" style:family="text">
      <style:text-properties style:text-line-through-style="solid" fo:color="#ff0000"/>
    </style:style>
    <style:style style:name="T350_83" style:family="text">
      <style:text-properties style:text-line-through-style="solid" fo:color="#ff0000"/>
    </style:style>
    <style:style style:name="T350_84" style:family="text">
      <style:text-properties style:text-line-through-style="solid" fo:color="#ff0000"/>
    </style:style>
    <style:style style:name="T350_85" style:family="text">
      <style:text-properties style:text-line-through-style="solid" fo:color="#ff0000"/>
    </style:style>
    <style:style style:name="T350_86" style:family="text">
      <style:text-properties style:text-line-through-style="solid" fo:color="#ff0000"/>
    </style:style>
    <style:style style:name="T350_87" style:family="text">
      <style:text-properties style:text-line-through-style="solid" fo:color="#ff0000"/>
    </style:style>
    <style:style style:name="T350_88" style:family="text">
      <style:text-properties style:text-line-through-style="solid" fo:color="#ff0000"/>
    </style:style>
    <style:style style:name="T350_89" style:family="text">
      <style:text-properties style:text-line-through-style="solid" fo:color="#ff0000"/>
    </style:style>
    <style:style style:name="T350_90" style:family="text">
      <style:text-properties style:text-line-through-style="solid" fo:color="#ff0000"/>
    </style:style>
    <style:style style:name="T350_91" style:family="text">
      <style:text-properties style:text-line-through-style="solid" fo:color="#ff0000"/>
    </style:style>
    <style:style style:name="T350_92" style:family="text">
      <style:text-properties style:text-line-through-style="solid" fo:color="#ff0000"/>
    </style:style>
    <style:style style:name="T350_93" style:family="text">
      <style:text-properties fo:color="#ff0000"/>
    </style:style>
    <style:style style:name="P351" style:family="paragraph" style:parent-style-name="Standard">
      <style:paragraph-properties fo:break-before="auto" fo:text-indent="0cm" fo:line-height="100%" style:writing-mode="lr-tb"/>
    </style:style>
    <style:style style:name="T351_1" style:family="text">
      <style:text-properties fo:color="#ff0000"/>
    </style:style>
    <style:style style:name="T351_2" style:family="text">
      <style:text-properties fo:color="#ff0000"/>
    </style:style>
    <style:style style:name="T351_3" style:family="text">
      <style:text-properties fo:color="#ff0000"/>
    </style:style>
    <style:style style:name="T351_4" style:family="text">
      <style:text-properties fo:color="#ff0000"/>
    </style:style>
    <style:style style:name="T351_5" style:family="text">
      <style:text-properties fo:color="#ff0000"/>
    </style:style>
    <style:style style:name="T351_6" style:family="text">
      <style:text-properties fo:color="#ff0000"/>
    </style:style>
    <style:style style:name="T351_7" style:family="text">
      <style:text-properties fo:color="#ff0000"/>
    </style:style>
    <style:style style:name="T351_8" style:family="text">
      <style:text-properties fo:color="#ff0000"/>
    </style:style>
    <style:style style:name="T351_9" style:family="text">
      <style:text-properties fo:color="#ff0000"/>
    </style:style>
    <style:style style:name="T351_10" style:family="text">
      <style:text-properties fo:color="#ff0000"/>
    </style:style>
    <style:style style:name="T351_11" style:family="text">
      <style:text-properties fo:color="#ff0000"/>
    </style:style>
    <style:style style:name="T351_12" style:family="text">
      <style:text-properties fo:color="#ff0000"/>
    </style:style>
    <style:style style:name="T351_13" style:family="text">
      <style:text-properties fo:color="#ff0000"/>
    </style:style>
    <style:style style:name="P352" style:family="paragraph" style:parent-style-name="Standard">
      <style:paragraph-properties fo:break-before="auto" fo:text-indent="0cm" fo:line-height="100%" style:writing-mode="lr-tb"/>
    </style:style>
    <style:style style:name="T352_1" style:family="text">
      <style:text-properties fo:font-weight="bold" style:font-weight-asian="bold" style:font-weight-complex="bold"/>
    </style:style>
    <style:style style:name="T352_2" style:family="text">
      <style:text-properties fo:font-weight="bold" style:font-weight-asian="bold" style:font-weight-complex="bold"/>
    </style:style>
    <style:style style:name="T352_3" style:family="text">
      <style:text-properties fo:font-weight="bold" style:font-weight-asian="bold" style:font-weight-complex="bold"/>
    </style:style>
    <style:style style:name="T352_4" style:family="text">
      <style:text-properties fo:font-weight="bold" style:font-weight-asian="bold" style:font-weight-complex="bold"/>
    </style:style>
    <style:style style:name="T352_5" style:family="text">
      <style:text-properties fo:font-weight="bold" style:font-weight-asian="bold" style:font-weight-complex="bold"/>
    </style:style>
    <style:style style:name="P353" style:family="paragraph" style:parent-style-name="Standard">
      <style:paragraph-properties fo:break-before="auto" fo:text-indent="0cm" fo:line-height="100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  <style:style style:name="T353_23" style:family="text"/>
    <style:style style:name="T353_24" style:family="text"/>
    <style:style style:name="T353_25" style:family="text"/>
    <style:style style:name="T353_26" style:family="text"/>
    <style:style style:name="T353_27" style:family="text"/>
    <style:style style:name="T353_28" style:family="text"/>
    <style:style style:name="T353_29" style:family="text"/>
    <style:style style:name="T353_30" style:family="text"/>
    <style:style style:name="T353_31" style:family="text"/>
    <style:style style:name="T353_32" style:family="text"/>
    <style:style style:name="T353_33" style:family="text"/>
    <style:style style:name="T353_34" style:family="text"/>
    <style:style style:name="T353_35" style:family="text"/>
    <style:style style:name="T353_36" style:family="text"/>
    <style:style style:name="T353_37" style:family="text"/>
    <style:style style:name="T353_38" style:family="text"/>
    <style:style style:name="T353_39" style:family="text"/>
    <style:style style:name="T353_40" style:family="text"/>
    <style:style style:name="T353_41" style:family="text"/>
    <style:style style:name="T353_42" style:family="text"/>
    <style:style style:name="T353_43" style:family="text"/>
    <style:style style:name="T353_44" style:family="text"/>
    <style:style style:name="T353_45" style:family="text"/>
    <style:style style:name="T353_46" style:family="text"/>
    <style:style style:name="T353_47" style:family="text"/>
    <style:style style:name="T353_48" style:family="text"/>
    <style:style style:name="T353_49" style:family="text"/>
    <style:style style:name="T353_50" style:family="text"/>
    <style:style style:name="T353_51" style:family="text"/>
    <style:style style:name="T353_52" style:family="text"/>
    <style:style style:name="T353_53" style:family="text"/>
    <style:style style:name="T353_54" style:family="text"/>
    <style:style style:name="T353_55" style:family="text"/>
    <style:style style:name="T353_56" style:family="text"/>
    <style:style style:name="T353_57" style:family="text"/>
    <style:style style:name="T353_58" style:family="text"/>
    <style:style style:name="T353_59" style:family="text"/>
    <style:style style:name="T353_60" style:family="text"/>
    <style:style style:name="T353_61" style:family="text"/>
    <style:style style:name="T353_62" style:family="text"/>
    <style:style style:name="T353_63" style:family="text"/>
    <style:style style:name="T353_64" style:family="text"/>
    <style:style style:name="T353_65" style:family="text"/>
    <style:style style:name="T353_66" style:family="text"/>
    <style:style style:name="T353_67" style:family="text"/>
    <style:style style:name="T353_68" style:family="text"/>
    <style:style style:name="T353_69" style:family="text"/>
    <style:style style:name="T353_70" style:family="text"/>
    <style:style style:name="T353_71" style:family="text"/>
    <style:style style:name="T353_72" style:family="text"/>
    <style:style style:name="T353_73" style:family="text"/>
    <style:style style:name="T353_74" style:family="text"/>
    <style:style style:name="T353_75" style:family="text"/>
    <style:style style:name="T353_76" style:family="text"/>
    <style:style style:name="T353_77" style:family="text"/>
    <style:style style:name="T353_78" style:family="text"/>
    <style:style style:name="T353_79" style:family="text"/>
    <style:style style:name="T353_80" style:family="text"/>
    <style:style style:name="T353_81" style:family="text"/>
    <style:style style:name="T353_82" style:family="text"/>
    <style:style style:name="T353_83" style:family="text"/>
    <style:style style:name="T353_84" style:family="text"/>
    <style:style style:name="T353_85" style:family="text"/>
    <style:style style:name="T353_86" style:family="text"/>
    <style:style style:name="T353_87" style:family="text"/>
    <style:style style:name="T353_88" style:family="text"/>
    <style:style style:name="T353_89" style:family="text"/>
    <style:style style:name="T353_90" style:family="text"/>
    <style:style style:name="T353_91" style:family="text"/>
    <style:style style:name="T353_92" style:family="text"/>
    <style:style style:name="P354" style:family="paragraph" style:parent-style-name="Standard">
      <style:paragraph-properties fo:break-before="auto" fo:text-indent="0cm" fo:line-height="100%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T354_15" style:family="text"/>
    <style:style style:name="T354_16" style:family="text"/>
    <style:style style:name="T354_17" style:family="text"/>
    <style:style style:name="T354_18" style:family="text"/>
    <style:style style:name="T354_19" style:family="text"/>
    <style:style style:name="T354_20" style:family="text"/>
    <style:style style:name="T354_21" style:family="text"/>
    <style:style style:name="T354_22" style:family="text"/>
    <style:style style:name="T354_23" style:family="text"/>
    <style:style style:name="T354_24" style:family="text"/>
    <style:style style:name="T354_25" style:family="text"/>
    <style:style style:name="T354_26" style:family="text"/>
    <style:style style:name="T354_27" style:family="text"/>
    <style:style style:name="T354_28" style:family="text"/>
    <style:style style:name="T354_29" style:family="text"/>
    <style:style style:name="T354_30" style:family="text"/>
    <style:style style:name="T354_31" style:family="text"/>
    <style:style style:name="T354_32" style:family="text"/>
    <style:style style:name="T354_33" style:family="text"/>
    <style:style style:name="T354_34" style:family="text"/>
    <style:style style:name="T354_35" style:family="text"/>
    <style:style style:name="T354_36" style:family="text"/>
    <style:style style:name="T354_37" style:family="text"/>
    <style:style style:name="T354_38" style:family="text"/>
    <style:style style:name="T354_39" style:family="text"/>
    <style:style style:name="T354_40" style:family="text"/>
    <style:style style:name="T354_41" style:family="text"/>
    <style:style style:name="T354_42" style:family="text"/>
    <style:style style:name="T354_43" style:family="text"/>
    <style:style style:name="T354_44" style:family="text"/>
    <style:style style:name="T354_45" style:family="text"/>
    <style:style style:name="T354_46" style:family="text"/>
    <style:style style:name="T354_47" style:family="text"/>
    <style:style style:name="T354_48" style:family="text"/>
    <style:style style:name="T354_49" style:family="text"/>
    <style:style style:name="T354_50" style:family="text"/>
    <style:style style:name="T354_51" style:family="text"/>
    <style:style style:name="T354_52" style:family="text"/>
    <style:style style:name="T354_53" style:family="text"/>
    <style:style style:name="T354_54" style:family="text"/>
    <style:style style:name="T354_55" style:family="text"/>
    <style:style style:name="T354_56" style:family="text"/>
    <style:style style:name="T354_57" style:family="text"/>
    <style:style style:name="T354_58" style:family="text"/>
    <style:style style:name="T354_59" style:family="text"/>
    <style:style style:name="T354_60" style:family="text"/>
    <style:style style:name="T354_61" style:family="text"/>
    <style:style style:name="T354_62" style:family="text"/>
    <style:style style:name="T354_63" style:family="text"/>
    <style:style style:name="T354_64" style:family="text"/>
    <style:style style:name="T354_65" style:family="text"/>
    <style:style style:name="T354_66" style:family="text"/>
    <style:style style:name="T354_67" style:family="text"/>
    <style:style style:name="T354_68" style:family="text"/>
    <style:style style:name="T354_69" style:family="text"/>
    <style:style style:name="T354_70" style:family="text"/>
    <style:style style:name="P355" style:family="paragraph" style:parent-style-name="Standard">
      <style:paragraph-properties fo:break-before="auto" fo:text-indent="0cm" fo:line-height="100%" style:writing-mode="lr-tb"/>
    </style:style>
    <style:style style:name="T355_1" style:family="text">
      <style:text-properties style:text-line-through-style="solid" fo:color="#ff0000" fo:font-weight="bold" style:font-weight-asian="bold" style:font-weight-complex="bold"/>
    </style:style>
    <style:style style:name="T355_2" style:family="text">
      <style:text-properties style:text-line-through-style="solid" fo:color="#ff0000" fo:font-weight="bold" style:font-weight-asian="bold" style:font-weight-complex="bold"/>
    </style:style>
    <style:style style:name="T355_3" style:family="text">
      <style:text-properties style:text-line-through-style="solid" fo:color="#ff0000" fo:font-weight="bold" style:font-weight-asian="bold" style:font-weight-complex="bold"/>
    </style:style>
    <style:style style:name="T355_4" style:family="text">
      <style:text-properties style:text-line-through-style="solid" fo:color="#ff0000" fo:font-weight="bold" style:font-weight-asian="bold" style:font-weight-complex="bold"/>
    </style:style>
    <style:style style:name="T355_5" style:family="text">
      <style:text-properties style:text-line-through-style="solid" fo:color="#ff0000" fo:font-weight="bold" style:font-weight-asian="bold" style:font-weight-complex="bold"/>
    </style:style>
    <style:style style:name="T355_6" style:family="text">
      <style:text-properties style:text-line-through-style="solid" fo:color="#ff0000" fo:font-weight="bold" style:font-weight-asian="bold" style:font-weight-complex="bold"/>
    </style:style>
    <style:style style:name="T355_7" style:family="text">
      <style:text-properties style:text-line-through-style="solid" fo:color="#ff0000" fo:font-weight="bold" style:font-weight-asian="bold" style:font-weight-complex="bold"/>
    </style:style>
    <style:style style:name="P356" style:family="paragraph" style:parent-style-name="Standard">
      <style:paragraph-properties fo:break-before="auto" fo:text-indent="0cm" fo:line-height="100%" style:writing-mode="lr-tb"/>
    </style:style>
    <style:style style:name="T356_1" style:family="text">
      <style:text-properties style:text-line-through-style="solid" fo:color="#ff0000"/>
    </style:style>
    <style:style style:name="T356_2" style:family="text">
      <style:text-properties style:text-line-through-style="solid" fo:color="#ff0000"/>
    </style:style>
    <style:style style:name="T356_3" style:family="text">
      <style:text-properties style:text-line-through-style="solid" fo:color="#ff0000"/>
    </style:style>
    <style:style style:name="T356_4" style:family="text">
      <style:text-properties style:text-line-through-style="solid" fo:color="#ff0000"/>
    </style:style>
    <style:style style:name="T356_5" style:family="text">
      <style:text-properties style:text-line-through-style="solid" fo:color="#ff0000"/>
    </style:style>
    <style:style style:name="T356_6" style:family="text">
      <style:text-properties style:text-line-through-style="solid" fo:color="#ff0000"/>
    </style:style>
    <style:style style:name="T356_7" style:family="text">
      <style:text-properties style:text-line-through-style="solid" fo:color="#ff0000"/>
    </style:style>
    <style:style style:name="T356_8" style:family="text">
      <style:text-properties style:text-line-through-style="solid" fo:color="#ff0000"/>
    </style:style>
    <style:style style:name="T356_9" style:family="text">
      <style:text-properties style:text-line-through-style="solid" fo:color="#ff0000"/>
    </style:style>
    <style:style style:name="T356_10" style:family="text">
      <style:text-properties style:text-line-through-style="solid" fo:color="#ff0000"/>
    </style:style>
    <style:style style:name="T356_11" style:family="text">
      <style:text-properties style:text-line-through-style="solid" fo:color="#ff0000"/>
    </style:style>
    <style:style style:name="T356_12" style:family="text">
      <style:text-properties style:text-line-through-style="solid" fo:color="#ff0000"/>
    </style:style>
    <style:style style:name="T356_13" style:family="text">
      <style:text-properties style:text-line-through-style="solid" fo:color="#ff0000"/>
    </style:style>
    <style:style style:name="T356_14" style:family="text">
      <style:text-properties style:text-line-through-style="solid" fo:color="#ff0000"/>
    </style:style>
    <style:style style:name="T356_15" style:family="text">
      <style:text-properties style:text-line-through-style="solid" fo:color="#ff0000"/>
    </style:style>
    <style:style style:name="T356_16" style:family="text">
      <style:text-properties style:text-line-through-style="solid" fo:color="#ff0000"/>
    </style:style>
    <style:style style:name="T356_17" style:family="text">
      <style:text-properties style:text-line-through-style="solid" fo:color="#ff0000"/>
    </style:style>
    <style:style style:name="T356_18" style:family="text">
      <style:text-properties style:text-line-through-style="solid" fo:color="#ff0000"/>
    </style:style>
    <style:style style:name="T356_19" style:family="text">
      <style:text-properties style:text-line-through-style="solid" fo:color="#ff0000"/>
    </style:style>
    <style:style style:name="T356_20" style:family="text">
      <style:text-properties style:text-line-through-style="solid" fo:color="#ff0000"/>
    </style:style>
    <style:style style:name="T356_21" style:family="text">
      <style:text-properties style:text-line-through-style="solid" fo:color="#ff0000"/>
    </style:style>
    <style:style style:name="T356_22" style:family="text">
      <style:text-properties style:text-line-through-style="solid" fo:color="#ff0000"/>
    </style:style>
    <style:style style:name="T356_23" style:family="text">
      <style:text-properties style:text-line-through-style="solid" fo:color="#ff0000"/>
    </style:style>
    <style:style style:name="T356_24" style:family="text">
      <style:text-properties style:text-line-through-style="solid" fo:color="#ff0000"/>
    </style:style>
    <style:style style:name="T356_25" style:family="text">
      <style:text-properties style:text-line-through-style="solid" fo:color="#ff0000"/>
    </style:style>
    <style:style style:name="T356_26" style:family="text">
      <style:text-properties style:text-line-through-style="solid" fo:color="#ff0000"/>
    </style:style>
    <style:style style:name="T356_27" style:family="text">
      <style:text-properties style:text-line-through-style="solid" fo:color="#ff0000"/>
    </style:style>
    <style:style style:name="T356_28" style:family="text">
      <style:text-properties style:text-line-through-style="solid" fo:color="#ff0000"/>
    </style:style>
    <style:style style:name="T356_29" style:family="text">
      <style:text-properties style:text-line-through-style="solid" fo:color="#ff0000"/>
    </style:style>
    <style:style style:name="T356_30" style:family="text">
      <style:text-properties style:text-line-through-style="solid" fo:color="#ff0000"/>
    </style:style>
    <style:style style:name="T356_31" style:family="text">
      <style:text-properties style:text-line-through-style="solid" fo:color="#ff0000"/>
    </style:style>
    <style:style style:name="T356_32" style:family="text">
      <style:text-properties style:text-line-through-style="solid" fo:color="#ff0000"/>
    </style:style>
    <style:style style:name="T356_33" style:family="text">
      <style:text-properties style:text-line-through-style="solid" fo:color="#ff0000"/>
    </style:style>
    <style:style style:name="T356_34" style:family="text">
      <style:text-properties style:text-line-through-style="solid" fo:color="#ff0000"/>
    </style:style>
    <style:style style:name="T356_35" style:family="text">
      <style:text-properties style:text-line-through-style="solid" fo:color="#ff0000"/>
    </style:style>
    <style:style style:name="T356_36" style:family="text">
      <style:text-properties style:text-line-through-style="solid" fo:color="#ff0000"/>
    </style:style>
    <style:style style:name="T356_37" style:family="text">
      <style:text-properties style:text-line-through-style="solid" fo:color="#ff0000"/>
    </style:style>
    <style:style style:name="T356_38" style:family="text">
      <style:text-properties style:text-line-through-style="solid" fo:color="#ff0000"/>
    </style:style>
    <style:style style:name="T356_39" style:family="text">
      <style:text-properties style:text-line-through-style="solid" fo:color="#ff0000"/>
    </style:style>
    <style:style style:name="T356_40" style:family="text">
      <style:text-properties style:text-line-through-style="solid" fo:color="#ff0000"/>
    </style:style>
    <style:style style:name="T356_41" style:family="text">
      <style:text-properties style:text-line-through-style="solid" fo:color="#ff0000"/>
    </style:style>
    <style:style style:name="T356_42" style:family="text">
      <style:text-properties style:text-line-through-style="solid" fo:color="#ff0000"/>
    </style:style>
    <style:style style:name="T356_43" style:family="text">
      <style:text-properties style:text-line-through-style="solid" fo:color="#ff0000"/>
    </style:style>
    <style:style style:name="T356_44" style:family="text">
      <style:text-properties style:text-line-through-style="solid" fo:color="#ff0000"/>
    </style:style>
    <style:style style:name="T356_45" style:family="text">
      <style:text-properties style:text-line-through-style="solid" fo:color="#ff0000"/>
    </style:style>
    <style:style style:name="T356_46" style:family="text">
      <style:text-properties style:text-line-through-style="solid" fo:color="#ff0000"/>
    </style:style>
    <style:style style:name="T356_47" style:family="text">
      <style:text-properties style:text-line-through-style="solid" fo:color="#ff0000"/>
    </style:style>
    <style:style style:name="T356_48" style:family="text">
      <style:text-properties style:text-line-through-style="solid" fo:color="#ff0000"/>
    </style:style>
    <style:style style:name="T356_49" style:family="text">
      <style:text-properties style:text-line-through-style="solid" fo:color="#ff0000"/>
    </style:style>
    <style:style style:name="T356_50" style:family="text">
      <style:text-properties style:text-line-through-style="solid" fo:color="#ff0000"/>
    </style:style>
    <style:style style:name="T356_51" style:family="text">
      <style:text-properties style:text-line-through-style="solid" fo:color="#ff0000"/>
    </style:style>
    <style:style style:name="T356_52" style:family="text">
      <style:text-properties style:text-line-through-style="solid" fo:color="#ff0000"/>
    </style:style>
    <style:style style:name="T356_53" style:family="text">
      <style:text-properties style:text-line-through-style="solid" fo:color="#ff0000"/>
    </style:style>
    <style:style style:name="T356_54" style:family="text">
      <style:text-properties style:text-line-through-style="solid" fo:color="#ff0000"/>
    </style:style>
    <style:style style:name="T356_55" style:family="text">
      <style:text-properties style:text-line-through-style="solid" fo:color="#ff0000"/>
    </style:style>
    <style:style style:name="T356_56" style:family="text">
      <style:text-properties style:text-line-through-style="solid" fo:color="#ff0000"/>
    </style:style>
    <style:style style:name="T356_57" style:family="text">
      <style:text-properties style:text-line-through-style="solid" fo:color="#ff0000"/>
    </style:style>
    <style:style style:name="T356_58" style:family="text">
      <style:text-properties style:text-line-through-style="solid" fo:color="#ff0000"/>
    </style:style>
    <style:style style:name="T356_59" style:family="text">
      <style:text-properties style:text-line-through-style="solid" fo:color="#ff0000"/>
    </style:style>
    <style:style style:name="T356_60" style:family="text">
      <style:text-properties style:text-line-through-style="solid" fo:color="#ff0000"/>
    </style:style>
    <style:style style:name="T356_61" style:family="text">
      <style:text-properties style:text-line-through-style="solid" fo:color="#ff0000"/>
    </style:style>
    <style:style style:name="T356_62" style:family="text">
      <style:text-properties style:text-line-through-style="solid" fo:color="#ff0000"/>
    </style:style>
    <style:style style:name="T356_63" style:family="text">
      <style:text-properties style:text-line-through-style="solid" fo:color="#ff0000"/>
    </style:style>
    <style:style style:name="T356_64" style:family="text">
      <style:text-properties style:text-line-through-style="solid" fo:color="#ff0000"/>
    </style:style>
    <style:style style:name="T356_65" style:family="text">
      <style:text-properties style:text-line-through-style="solid" fo:color="#ff0000"/>
    </style:style>
    <style:style style:name="T356_66" style:family="text">
      <style:text-properties style:text-line-through-style="solid" fo:color="#ff0000"/>
    </style:style>
    <style:style style:name="T356_67" style:family="text">
      <style:text-properties style:text-line-through-style="solid" fo:color="#ff0000"/>
    </style:style>
    <style:style style:name="T356_68" style:family="text">
      <style:text-properties style:text-line-through-style="solid" fo:color="#ff0000"/>
    </style:style>
    <style:style style:name="T356_69" style:family="text">
      <style:text-properties style:text-line-through-style="solid" fo:color="#ff0000"/>
    </style:style>
    <style:style style:name="T356_70" style:family="text">
      <style:text-properties style:text-line-through-style="solid" fo:color="#ff0000"/>
    </style:style>
    <style:style style:name="T356_71" style:family="text">
      <style:text-properties style:text-line-through-style="solid" fo:color="#ff0000"/>
    </style:style>
    <style:style style:name="T356_72" style:family="text">
      <style:text-properties style:text-line-through-style="solid" fo:color="#ff0000"/>
    </style:style>
    <style:style style:name="T356_73" style:family="text">
      <style:text-properties style:text-line-through-style="solid" fo:color="#ff0000"/>
    </style:style>
    <style:style style:name="T356_74" style:family="text">
      <style:text-properties style:text-line-through-style="solid" fo:color="#ff0000"/>
    </style:style>
    <style:style style:name="T356_75" style:family="text">
      <style:text-properties style:text-line-through-style="solid" fo:color="#ff0000"/>
    </style:style>
    <style:style style:name="T356_76" style:family="text">
      <style:text-properties style:text-line-through-style="solid" fo:color="#ff0000"/>
    </style:style>
    <style:style style:name="T356_77" style:family="text">
      <style:text-properties style:text-line-through-style="solid" fo:color="#ff0000"/>
    </style:style>
    <style:style style:name="T356_78" style:family="text">
      <style:text-properties style:text-line-through-style="solid" fo:color="#ff0000"/>
    </style:style>
    <style:style style:name="T356_79" style:family="text">
      <style:text-properties style:text-line-through-style="solid" fo:color="#ff0000"/>
    </style:style>
    <style:style style:name="T356_80" style:family="text">
      <style:text-properties style:text-line-through-style="solid" fo:color="#ff0000"/>
    </style:style>
    <style:style style:name="T356_81" style:family="text">
      <style:text-properties style:text-line-through-style="solid" fo:color="#ff0000"/>
    </style:style>
    <style:style style:name="T356_82" style:family="text">
      <style:text-properties style:text-line-through-style="solid" fo:color="#ff0000"/>
    </style:style>
    <style:style style:name="T356_83" style:family="text">
      <style:text-properties style:text-line-through-style="solid" fo:color="#ff0000"/>
    </style:style>
    <style:style style:name="T356_84" style:family="text">
      <style:text-properties style:text-line-through-style="solid" fo:color="#ff0000"/>
    </style:style>
    <style:style style:name="T356_85" style:family="text">
      <style:text-properties style:text-line-through-style="solid" fo:color="#ff0000"/>
    </style:style>
    <style:style style:name="T356_86" style:family="text">
      <style:text-properties style:text-line-through-style="solid" fo:color="#ff0000"/>
    </style:style>
    <style:style style:name="T356_87" style:family="text">
      <style:text-properties style:text-line-through-style="solid" fo:color="#ff0000"/>
    </style:style>
    <style:style style:name="T356_88" style:family="text">
      <style:text-properties style:text-line-through-style="solid" fo:color="#ff0000"/>
    </style:style>
    <style:style style:name="T356_89" style:family="text">
      <style:text-properties style:text-line-through-style="solid" fo:color="#ff0000"/>
    </style:style>
    <style:style style:name="T356_90" style:family="text">
      <style:text-properties style:text-line-through-style="solid" fo:color="#ff0000"/>
    </style:style>
    <style:style style:name="T356_91" style:family="text">
      <style:text-properties style:text-line-through-style="solid" fo:color="#ff0000"/>
    </style:style>
    <style:style style:name="T356_92" style:family="text">
      <style:text-properties style:text-line-through-style="solid" fo:color="#ff0000"/>
    </style:style>
    <style:style style:name="T356_93" style:family="text">
      <style:text-properties style:text-line-through-style="solid" fo:color="#ff0000"/>
    </style:style>
    <style:style style:name="T356_94" style:family="text">
      <style:text-properties style:text-line-through-style="solid" fo:color="#ff0000"/>
    </style:style>
    <style:style style:name="T356_95" style:family="text">
      <style:text-properties style:text-line-through-style="solid" fo:color="#ff0000"/>
    </style:style>
    <style:style style:name="T356_96" style:family="text">
      <style:text-properties style:text-line-through-style="solid" fo:color="#ff0000"/>
    </style:style>
    <style:style style:name="T356_97" style:family="text">
      <style:text-properties style:text-line-through-style="solid" fo:color="#ff0000"/>
    </style:style>
    <style:style style:name="T356_98" style:family="text">
      <style:text-properties style:text-line-through-style="solid" fo:color="#ff0000"/>
    </style:style>
    <style:style style:name="T356_99" style:family="text">
      <style:text-properties style:text-line-through-style="solid" fo:color="#ff0000"/>
    </style:style>
    <style:style style:name="T356_100" style:family="text">
      <style:text-properties style:text-line-through-style="solid" fo:color="#ff0000"/>
    </style:style>
    <style:style style:name="T356_101" style:family="text">
      <style:text-properties style:text-line-through-style="solid" fo:color="#ff0000"/>
    </style:style>
    <style:style style:name="T356_102" style:family="text">
      <style:text-properties style:text-line-through-style="solid" fo:color="#ff0000"/>
    </style:style>
    <style:style style:name="T356_103" style:family="text">
      <style:text-properties style:text-line-through-style="solid" fo:color="#ff0000"/>
    </style:style>
    <style:style style:name="T356_104" style:family="text">
      <style:text-properties style:text-line-through-style="solid" fo:color="#ff0000"/>
    </style:style>
    <style:style style:name="T356_105" style:family="text">
      <style:text-properties style:text-line-through-style="solid" fo:color="#ff0000"/>
    </style:style>
    <style:style style:name="T356_106" style:family="text">
      <style:text-properties style:text-line-through-style="solid" fo:color="#ff0000"/>
    </style:style>
    <style:style style:name="T356_107" style:family="text">
      <style:text-properties style:text-line-through-style="solid" fo:color="#ff0000"/>
    </style:style>
    <style:style style:name="T356_108" style:family="text">
      <style:text-properties style:text-line-through-style="solid" fo:color="#ff0000"/>
    </style:style>
    <style:style style:name="T356_109" style:family="text">
      <style:text-properties style:text-line-through-style="solid" fo:color="#ff0000"/>
    </style:style>
    <style:style style:name="T356_110" style:family="text">
      <style:text-properties style:text-line-through-style="solid" fo:color="#ff0000"/>
    </style:style>
    <style:style style:name="T356_111" style:family="text">
      <style:text-properties style:text-line-through-style="solid" fo:color="#ff0000"/>
    </style:style>
    <style:style style:name="T356_112" style:family="text">
      <style:text-properties style:text-line-through-style="solid" fo:color="#ff0000"/>
    </style:style>
    <style:style style:name="T356_113" style:family="text">
      <style:text-properties style:text-line-through-style="solid" fo:color="#ff0000"/>
    </style:style>
    <style:style style:name="T356_114" style:family="text">
      <style:text-properties style:text-line-through-style="solid" fo:color="#ff0000"/>
    </style:style>
    <style:style style:name="T356_115" style:family="text">
      <style:text-properties style:text-line-through-style="solid" fo:color="#ff0000"/>
    </style:style>
    <style:style style:name="T356_116" style:family="text">
      <style:text-properties style:text-line-through-style="solid" fo:color="#ff0000"/>
    </style:style>
    <style:style style:name="T356_117" style:family="text">
      <style:text-properties style:text-line-through-style="solid" fo:color="#ff0000"/>
    </style:style>
    <style:style style:name="T356_118" style:family="text">
      <style:text-properties style:text-line-through-style="solid" fo:color="#ff0000"/>
    </style:style>
    <style:style style:name="T356_119" style:family="text">
      <style:text-properties style:text-line-through-style="solid" fo:color="#ff0000"/>
    </style:style>
    <style:style style:name="T356_120" style:family="text">
      <style:text-properties style:text-line-through-style="solid" fo:color="#ff0000"/>
    </style:style>
    <style:style style:name="T356_121" style:family="text">
      <style:text-properties style:text-line-through-style="solid" fo:color="#ff0000"/>
    </style:style>
    <style:style style:name="T356_122" style:family="text">
      <style:text-properties style:text-line-through-style="solid" fo:color="#ff0000"/>
    </style:style>
    <style:style style:name="T356_123" style:family="text">
      <style:text-properties style:text-line-through-style="solid" fo:color="#ff0000"/>
    </style:style>
    <style:style style:name="T356_124" style:family="text">
      <style:text-properties style:text-line-through-style="solid" fo:color="#ff0000"/>
    </style:style>
    <style:style style:name="T356_125" style:family="text">
      <style:text-properties style:text-line-through-style="solid" fo:color="#ff0000"/>
    </style:style>
    <style:style style:name="T356_126" style:family="text">
      <style:text-properties style:text-line-through-style="solid" fo:color="#ff0000"/>
    </style:style>
    <style:style style:name="T356_127" style:family="text">
      <style:text-properties style:text-line-through-style="solid" fo:color="#ff0000"/>
    </style:style>
    <style:style style:name="T356_128" style:family="text">
      <style:text-properties style:text-line-through-style="solid" fo:color="#ff0000"/>
    </style:style>
    <style:style style:name="T356_129" style:family="text">
      <style:text-properties style:text-line-through-style="solid" fo:color="#ff0000"/>
    </style:style>
    <style:style style:name="T356_130" style:family="text">
      <style:text-properties style:text-line-through-style="solid" fo:color="#ff0000"/>
    </style:style>
    <style:style style:name="T356_131" style:family="text">
      <style:text-properties style:text-line-through-style="solid" fo:color="#ff0000"/>
    </style:style>
    <style:style style:name="T356_132" style:family="text">
      <style:text-properties style:text-line-through-style="solid" fo:color="#ff0000"/>
    </style:style>
    <style:style style:name="T356_133" style:family="text">
      <style:text-properties style:text-line-through-style="solid" fo:color="#ff0000"/>
    </style:style>
    <style:style style:name="T356_134" style:family="text">
      <style:text-properties style:text-line-through-style="solid" fo:color="#ff0000"/>
    </style:style>
    <style:style style:name="T356_135" style:family="text">
      <style:text-properties style:text-line-through-style="solid" fo:color="#ff0000"/>
    </style:style>
    <style:style style:name="T356_136" style:family="text">
      <style:text-properties style:text-line-through-style="solid" fo:color="#ff0000"/>
    </style:style>
    <style:style style:name="T356_137" style:family="text">
      <style:text-properties style:text-line-through-style="solid" fo:color="#ff0000"/>
    </style:style>
    <style:style style:name="T356_138" style:family="text">
      <style:text-properties style:text-line-through-style="solid" fo:color="#ff0000"/>
    </style:style>
    <style:style style:name="T356_139" style:family="text">
      <style:text-properties style:text-line-through-style="solid" fo:color="#ff0000"/>
    </style:style>
    <style:style style:name="T356_140" style:family="text">
      <style:text-properties style:text-line-through-style="solid" fo:color="#ff0000"/>
    </style:style>
    <style:style style:name="T356_141" style:family="text">
      <style:text-properties style:text-line-through-style="solid" fo:color="#ff0000"/>
    </style:style>
    <style:style style:name="T356_142" style:family="text">
      <style:text-properties style:text-line-through-style="solid" fo:color="#ff0000"/>
    </style:style>
    <style:style style:name="P357" style:family="paragraph" style:parent-style-name="Standard">
      <style:paragraph-properties fo:break-before="auto" fo:text-indent="0cm" fo:line-height="100%" style:writing-mode="lr-tb"/>
    </style:style>
    <style:style style:name="T357_1" style:family="text">
      <style:text-properties style:text-line-through-style="solid" fo:color="#ff0000"/>
    </style:style>
    <style:style style:name="T357_2" style:family="text">
      <style:text-properties style:text-line-through-style="solid" fo:color="#ff0000"/>
    </style:style>
    <style:style style:name="T357_3" style:family="text">
      <style:text-properties style:text-line-through-style="solid" fo:color="#ff0000"/>
    </style:style>
    <style:style style:name="T357_4" style:family="text">
      <style:text-properties style:text-line-through-style="solid" fo:color="#ff0000"/>
    </style:style>
    <style:style style:name="T357_5" style:family="text">
      <style:text-properties style:text-line-through-style="solid" fo:color="#ff0000"/>
    </style:style>
    <style:style style:name="T357_6" style:family="text">
      <style:text-properties style:text-line-through-style="solid" fo:color="#ff0000"/>
    </style:style>
    <style:style style:name="T357_7" style:family="text">
      <style:text-properties style:text-line-through-style="solid" fo:color="#ff0000"/>
    </style:style>
    <style:style style:name="T357_8" style:family="text">
      <style:text-properties style:text-line-through-style="solid" fo:color="#ff0000"/>
    </style:style>
    <style:style style:name="T357_9" style:family="text">
      <style:text-properties style:text-line-through-style="solid" fo:color="#ff0000"/>
    </style:style>
    <style:style style:name="T357_10" style:family="text">
      <style:text-properties style:text-line-through-style="solid" fo:color="#ff0000"/>
    </style:style>
    <style:style style:name="T357_11" style:family="text">
      <style:text-properties style:text-line-through-style="solid" fo:color="#ff0000"/>
    </style:style>
    <style:style style:name="T357_12" style:family="text">
      <style:text-properties style:text-line-through-style="solid" fo:color="#ff0000"/>
    </style:style>
    <style:style style:name="T357_13" style:family="text">
      <style:text-properties style:text-line-through-style="solid" fo:color="#ff0000"/>
    </style:style>
    <style:style style:name="T357_14" style:family="text">
      <style:text-properties style:text-line-through-style="solid" fo:color="#ff0000"/>
    </style:style>
    <style:style style:name="T357_15" style:family="text">
      <style:text-properties style:text-line-through-style="solid" fo:color="#ff0000"/>
    </style:style>
    <style:style style:name="T357_16" style:family="text">
      <style:text-properties style:text-line-through-style="solid" fo:color="#ff0000"/>
    </style:style>
    <style:style style:name="T357_17" style:family="text">
      <style:text-properties style:text-line-through-style="solid" fo:color="#ff0000"/>
    </style:style>
    <style:style style:name="T357_18" style:family="text">
      <style:text-properties style:text-line-through-style="solid" fo:color="#ff0000"/>
    </style:style>
    <style:style style:name="T357_19" style:family="text">
      <style:text-properties style:text-line-through-style="solid" fo:color="#ff0000"/>
    </style:style>
    <style:style style:name="T357_20" style:family="text">
      <style:text-properties style:text-line-through-style="solid" fo:color="#ff0000"/>
    </style:style>
    <style:style style:name="T357_21" style:family="text">
      <style:text-properties style:text-line-through-style="solid" fo:color="#ff0000"/>
    </style:style>
    <style:style style:name="T357_22" style:family="text">
      <style:text-properties style:text-line-through-style="solid" fo:color="#ff0000"/>
    </style:style>
    <style:style style:name="T357_23" style:family="text">
      <style:text-properties style:text-line-through-style="solid" fo:color="#ff0000"/>
    </style:style>
    <style:style style:name="T357_24" style:family="text">
      <style:text-properties style:text-line-through-style="solid" fo:color="#ff0000"/>
    </style:style>
    <style:style style:name="T357_25" style:family="text">
      <style:text-properties style:text-line-through-style="solid" fo:color="#ff0000"/>
    </style:style>
    <style:style style:name="T357_26" style:family="text">
      <style:text-properties style:text-line-through-style="solid" fo:color="#ff0000"/>
    </style:style>
    <style:style style:name="T357_27" style:family="text">
      <style:text-properties style:text-line-through-style="solid" fo:color="#ff0000"/>
    </style:style>
    <style:style style:name="T357_28" style:family="text">
      <style:text-properties style:text-line-through-style="solid" fo:color="#ff0000"/>
    </style:style>
    <style:style style:name="T357_29" style:family="text">
      <style:text-properties style:text-line-through-style="solid" fo:color="#ff0000"/>
    </style:style>
    <style:style style:name="T357_30" style:family="text">
      <style:text-properties style:text-line-through-style="solid" fo:color="#ff0000"/>
    </style:style>
    <style:style style:name="T357_31" style:family="text">
      <style:text-properties style:text-line-through-style="solid" fo:color="#ff0000"/>
    </style:style>
    <style:style style:name="T357_32" style:family="text">
      <style:text-properties style:text-line-through-style="solid" fo:color="#ff0000"/>
    </style:style>
    <style:style style:name="T357_33" style:family="text">
      <style:text-properties style:text-line-through-style="solid" fo:color="#ff0000"/>
    </style:style>
    <style:style style:name="T357_34" style:family="text">
      <style:text-properties style:text-line-through-style="solid" fo:color="#ff0000"/>
    </style:style>
    <style:style style:name="T357_35" style:family="text">
      <style:text-properties style:text-line-through-style="solid" fo:color="#ff0000"/>
    </style:style>
    <style:style style:name="T357_36" style:family="text">
      <style:text-properties style:text-line-through-style="solid" fo:color="#ff0000"/>
    </style:style>
    <style:style style:name="T357_37" style:family="text">
      <style:text-properties style:text-line-through-style="solid" fo:color="#ff0000"/>
    </style:style>
    <style:style style:name="T357_38" style:family="text">
      <style:text-properties style:text-line-through-style="solid" fo:color="#ff0000"/>
    </style:style>
    <style:style style:name="T357_39" style:family="text">
      <style:text-properties style:text-line-through-style="solid" fo:color="#ff0000"/>
    </style:style>
    <style:style style:name="T357_40" style:family="text">
      <style:text-properties style:text-line-through-style="solid" fo:color="#ff0000"/>
    </style:style>
    <style:style style:name="T357_41" style:family="text">
      <style:text-properties style:text-line-through-style="solid" fo:color="#ff0000"/>
    </style:style>
    <style:style style:name="T357_42" style:family="text">
      <style:text-properties style:text-line-through-style="solid" fo:color="#ff0000"/>
    </style:style>
    <style:style style:name="T357_43" style:family="text">
      <style:text-properties style:text-line-through-style="solid" fo:color="#ff0000"/>
    </style:style>
    <style:style style:name="T357_44" style:family="text">
      <style:text-properties style:text-line-through-style="solid" fo:color="#ff0000"/>
    </style:style>
    <style:style style:name="T357_45" style:family="text">
      <style:text-properties style:text-line-through-style="solid" fo:color="#ff0000"/>
    </style:style>
    <style:style style:name="T357_46" style:family="text">
      <style:text-properties style:text-line-through-style="solid" fo:color="#ff0000"/>
    </style:style>
    <style:style style:name="T357_47" style:family="text">
      <style:text-properties style:text-line-through-style="solid" fo:color="#ff0000"/>
    </style:style>
    <style:style style:name="T357_48" style:family="text">
      <style:text-properties style:text-line-through-style="solid" fo:color="#ff0000"/>
    </style:style>
    <style:style style:name="T357_49" style:family="text">
      <style:text-properties style:text-line-through-style="solid" fo:color="#ff0000"/>
    </style:style>
    <style:style style:name="T357_50" style:family="text">
      <style:text-properties style:text-line-through-style="solid" fo:color="#ff0000"/>
    </style:style>
    <style:style style:name="T357_51" style:family="text">
      <style:text-properties style:text-line-through-style="solid" fo:color="#ff0000"/>
    </style:style>
    <style:style style:name="T357_52" style:family="text">
      <style:text-properties style:text-line-through-style="solid" fo:color="#ff0000"/>
    </style:style>
    <style:style style:name="T357_53" style:family="text">
      <style:text-properties style:text-line-through-style="solid" fo:color="#ff0000"/>
    </style:style>
    <style:style style:name="T357_54" style:family="text">
      <style:text-properties style:text-line-through-style="solid" fo:color="#ff0000"/>
    </style:style>
    <style:style style:name="T357_55" style:family="text">
      <style:text-properties style:text-line-through-style="solid" fo:color="#ff0000"/>
    </style:style>
    <style:style style:name="T357_56" style:family="text">
      <style:text-properties style:text-line-through-style="solid" fo:color="#ff0000"/>
    </style:style>
    <style:style style:name="T357_57" style:family="text">
      <style:text-properties style:text-line-through-style="solid" fo:color="#ff0000"/>
    </style:style>
    <style:style style:name="T357_58" style:family="text">
      <style:text-properties style:text-line-through-style="solid" fo:color="#ff0000"/>
    </style:style>
    <style:style style:name="T357_59" style:family="text">
      <style:text-properties style:text-line-through-style="solid" fo:color="#ff0000"/>
    </style:style>
    <style:style style:name="T357_60" style:family="text">
      <style:text-properties style:text-line-through-style="solid" fo:color="#ff0000"/>
    </style:style>
    <style:style style:name="T357_61" style:family="text">
      <style:text-properties style:text-line-through-style="solid" fo:color="#ff0000"/>
    </style:style>
    <style:style style:name="T357_62" style:family="text">
      <style:text-properties style:text-line-through-style="solid" fo:color="#ff0000"/>
    </style:style>
    <style:style style:name="T357_63" style:family="text">
      <style:text-properties style:text-line-through-style="solid" fo:color="#ff0000"/>
    </style:style>
    <style:style style:name="T357_64" style:family="text">
      <style:text-properties style:text-line-through-style="solid" fo:color="#ff0000"/>
    </style:style>
    <style:style style:name="T357_65" style:family="text">
      <style:text-properties style:text-line-through-style="solid" fo:color="#ff0000"/>
    </style:style>
    <style:style style:name="T357_66" style:family="text">
      <style:text-properties style:text-line-through-style="solid" fo:color="#ff0000"/>
    </style:style>
    <style:style style:name="T357_67" style:family="text">
      <style:text-properties style:text-line-through-style="solid" fo:color="#ff0000"/>
    </style:style>
    <style:style style:name="T357_68" style:family="text">
      <style:text-properties style:text-line-through-style="solid" fo:color="#ff0000"/>
    </style:style>
    <style:style style:name="T357_69" style:family="text">
      <style:text-properties style:text-line-through-style="solid" fo:color="#ff0000"/>
    </style:style>
    <style:style style:name="T357_70" style:family="text">
      <style:text-properties style:text-line-through-style="solid" fo:color="#ff0000"/>
    </style:style>
    <style:style style:name="T357_71" style:family="text">
      <style:text-properties style:text-line-through-style="solid" fo:color="#ff0000"/>
    </style:style>
    <style:style style:name="T357_72" style:family="text">
      <style:text-properties style:text-line-through-style="solid" fo:color="#ff0000"/>
    </style:style>
    <style:style style:name="T357_73" style:family="text">
      <style:text-properties style:text-line-through-style="solid" fo:color="#ff0000"/>
    </style:style>
    <style:style style:name="T357_74" style:family="text">
      <style:text-properties style:text-line-through-style="solid" fo:color="#ff0000"/>
    </style:style>
    <style:style style:name="T357_75" style:family="text">
      <style:text-properties style:text-line-through-style="solid" fo:color="#ff0000"/>
    </style:style>
    <style:style style:name="T357_76" style:family="text">
      <style:text-properties style:text-line-through-style="solid" fo:color="#ff0000"/>
    </style:style>
    <style:style style:name="T357_77" style:family="text">
      <style:text-properties style:text-line-through-style="solid" fo:color="#ff0000"/>
    </style:style>
    <style:style style:name="T357_78" style:family="text">
      <style:text-properties style:text-line-through-style="solid" fo:color="#ff0000"/>
    </style:style>
    <style:style style:name="T357_79" style:family="text">
      <style:text-properties style:text-line-through-style="solid" fo:color="#ff0000"/>
    </style:style>
    <style:style style:name="T357_80" style:family="text">
      <style:text-properties style:text-line-through-style="solid" fo:color="#ff0000"/>
    </style:style>
    <style:style style:name="T357_81" style:family="text">
      <style:text-properties style:text-line-through-style="solid" fo:color="#ff0000"/>
    </style:style>
    <style:style style:name="T357_82" style:family="text">
      <style:text-properties style:text-line-through-style="solid" fo:color="#ff0000"/>
    </style:style>
    <style:style style:name="T357_83" style:family="text">
      <style:text-properties style:text-line-through-style="solid" fo:color="#ff0000"/>
    </style:style>
    <style:style style:name="T357_84" style:family="text">
      <style:text-properties style:text-line-through-style="solid" fo:color="#ff0000"/>
    </style:style>
    <style:style style:name="T357_85" style:family="text">
      <style:text-properties style:text-line-through-style="solid" fo:color="#ff0000"/>
    </style:style>
    <style:style style:name="T357_86" style:family="text">
      <style:text-properties style:text-line-through-style="solid" fo:color="#ff0000"/>
    </style:style>
    <style:style style:name="T357_87" style:family="text">
      <style:text-properties style:text-line-through-style="solid" fo:color="#ff0000"/>
    </style:style>
    <style:style style:name="T357_88" style:family="text">
      <style:text-properties style:text-line-through-style="solid" fo:color="#ff0000"/>
    </style:style>
    <style:style style:name="T357_89" style:family="text">
      <style:text-properties style:text-line-through-style="solid" fo:color="#ff0000"/>
    </style:style>
    <style:style style:name="T357_90" style:family="text">
      <style:text-properties style:text-line-through-style="solid" fo:color="#ff0000"/>
    </style:style>
    <style:style style:name="T357_91" style:family="text">
      <style:text-properties style:text-line-through-style="solid" fo:color="#ff0000"/>
    </style:style>
    <style:style style:name="T357_92" style:family="text">
      <style:text-properties style:text-line-through-style="solid" fo:color="#ff0000"/>
    </style:style>
    <style:style style:name="T357_93" style:family="text">
      <style:text-properties style:text-line-through-style="solid" fo:color="#ff0000"/>
    </style:style>
    <style:style style:name="T357_94" style:family="text">
      <style:text-properties style:text-line-through-style="solid" fo:color="#ff0000"/>
    </style:style>
    <style:style style:name="T357_95" style:family="text">
      <style:text-properties style:text-line-through-style="solid" fo:color="#ff0000"/>
    </style:style>
    <style:style style:name="T357_96" style:family="text">
      <style:text-properties style:text-line-through-style="solid" fo:color="#ff0000"/>
    </style:style>
    <style:style style:name="T357_97" style:family="text">
      <style:text-properties style:text-line-through-style="solid" fo:color="#ff0000"/>
    </style:style>
    <style:style style:name="T357_98" style:family="text">
      <style:text-properties style:text-line-through-style="solid" fo:color="#ff0000"/>
    </style:style>
    <style:style style:name="T357_99" style:family="text">
      <style:text-properties style:text-line-through-style="solid" fo:color="#ff0000"/>
    </style:style>
    <style:style style:name="T357_100" style:family="text">
      <style:text-properties style:text-line-through-style="solid" fo:color="#ff0000"/>
    </style:style>
    <style:style style:name="T357_101" style:family="text">
      <style:text-properties style:text-line-through-style="solid" fo:color="#ff0000"/>
    </style:style>
    <style:style style:name="T357_102" style:family="text">
      <style:text-properties style:text-line-through-style="solid" fo:color="#ff0000"/>
    </style:style>
    <style:style style:name="T357_103" style:family="text">
      <style:text-properties style:text-line-through-style="solid" fo:color="#ff0000"/>
    </style:style>
    <style:style style:name="T357_104" style:family="text">
      <style:text-properties style:text-line-through-style="solid" fo:color="#ff0000"/>
    </style:style>
    <style:style style:name="T357_105" style:family="text">
      <style:text-properties style:text-line-through-style="solid" fo:color="#ff0000"/>
    </style:style>
    <style:style style:name="T357_106" style:family="text">
      <style:text-properties style:text-line-through-style="solid" fo:color="#ff0000"/>
    </style:style>
    <style:style style:name="T357_107" style:family="text">
      <style:text-properties style:text-line-through-style="solid" fo:color="#ff0000"/>
    </style:style>
    <style:style style:name="T357_108" style:family="text">
      <style:text-properties style:text-line-through-style="solid" fo:color="#ff0000"/>
    </style:style>
    <style:style style:name="T357_109" style:family="text">
      <style:text-properties style:text-line-through-style="solid" fo:color="#ff0000"/>
    </style:style>
    <style:style style:name="T357_110" style:family="text">
      <style:text-properties style:text-line-through-style="solid" fo:color="#ff0000"/>
    </style:style>
    <style:style style:name="T357_111" style:family="text">
      <style:text-properties style:text-line-through-style="solid" fo:color="#ff0000"/>
    </style:style>
    <style:style style:name="T357_112" style:family="text">
      <style:text-properties style:text-line-through-style="solid" fo:color="#ff0000"/>
    </style:style>
    <style:style style:name="T357_113" style:family="text">
      <style:text-properties style:text-line-through-style="solid" fo:color="#ff0000"/>
    </style:style>
    <style:style style:name="T357_114" style:family="text">
      <style:text-properties style:text-line-through-style="solid" fo:color="#ff0000"/>
    </style:style>
    <style:style style:name="T357_115" style:family="text">
      <style:text-properties style:text-line-through-style="solid" fo:color="#ff0000"/>
    </style:style>
    <style:style style:name="T357_116" style:family="text">
      <style:text-properties style:text-line-through-style="solid" fo:color="#ff0000"/>
    </style:style>
    <style:style style:name="T357_117" style:family="text">
      <style:text-properties style:text-line-through-style="solid" fo:color="#ff0000"/>
    </style:style>
    <style:style style:name="T357_118" style:family="text">
      <style:text-properties style:text-line-through-style="solid" fo:color="#ff0000"/>
    </style:style>
    <style:style style:name="T357_119" style:family="text">
      <style:text-properties style:text-line-through-style="solid" fo:color="#ff0000"/>
    </style:style>
    <style:style style:name="T357_120" style:family="text">
      <style:text-properties style:text-line-through-style="solid" fo:color="#ff0000"/>
    </style:style>
    <style:style style:name="T357_121" style:family="text">
      <style:text-properties style:text-line-through-style="solid" fo:color="#ff0000"/>
    </style:style>
    <style:style style:name="T357_122" style:family="text">
      <style:text-properties style:text-line-through-style="solid" fo:color="#ff0000"/>
    </style:style>
    <style:style style:name="T357_123" style:family="text">
      <style:text-properties style:text-line-through-style="solid" fo:color="#ff0000"/>
    </style:style>
    <style:style style:name="T357_124" style:family="text">
      <style:text-properties style:text-line-through-style="solid" fo:color="#ff0000"/>
    </style:style>
    <style:style style:name="T357_125" style:family="text">
      <style:text-properties style:text-line-through-style="solid" fo:color="#ff0000"/>
    </style:style>
    <style:style style:name="T357_126" style:family="text">
      <style:text-properties style:text-line-through-style="solid" fo:color="#ff0000"/>
    </style:style>
    <style:style style:name="T357_127" style:family="text">
      <style:text-properties style:text-line-through-style="solid" fo:color="#ff0000"/>
    </style:style>
    <style:style style:name="T357_128" style:family="text">
      <style:text-properties style:text-line-through-style="solid" fo:color="#ff0000"/>
    </style:style>
    <style:style style:name="T357_129" style:family="text">
      <style:text-properties style:text-line-through-style="solid" fo:color="#ff0000"/>
    </style:style>
    <style:style style:name="T357_130" style:family="text">
      <style:text-properties style:text-line-through-style="solid" fo:color="#ff0000"/>
    </style:style>
    <style:style style:name="T357_131" style:family="text">
      <style:text-properties style:text-line-through-style="solid" fo:color="#ff0000"/>
    </style:style>
    <style:style style:name="T357_132" style:family="text">
      <style:text-properties style:text-line-through-style="solid" fo:color="#ff0000"/>
    </style:style>
    <style:style style:name="T357_133" style:family="text">
      <style:text-properties style:text-line-through-style="solid" fo:color="#ff0000"/>
    </style:style>
    <style:style style:name="T357_134" style:family="text">
      <style:text-properties style:text-line-through-style="solid" fo:color="#ff0000"/>
    </style:style>
    <style:style style:name="T357_135" style:family="text">
      <style:text-properties style:text-line-through-style="solid" fo:color="#ff0000"/>
    </style:style>
    <style:style style:name="T357_136" style:family="text">
      <style:text-properties style:text-line-through-style="solid" fo:color="#ff0000"/>
    </style:style>
    <style:style style:name="T357_137" style:family="text">
      <style:text-properties style:text-line-through-style="solid" fo:color="#ff0000"/>
    </style:style>
    <style:style style:name="T357_138" style:family="text">
      <style:text-properties style:text-line-through-style="solid" fo:color="#ff0000"/>
    </style:style>
    <style:style style:name="T357_139" style:family="text">
      <style:text-properties style:text-line-through-style="solid" fo:color="#ff0000"/>
    </style:style>
    <style:style style:name="T357_140" style:family="text">
      <style:text-properties style:text-line-through-style="solid" fo:color="#ff0000"/>
    </style:style>
    <style:style style:name="T357_141" style:family="text">
      <style:text-properties style:text-line-through-style="solid" fo:color="#ff0000"/>
    </style:style>
    <style:style style:name="T357_142" style:family="text">
      <style:text-properties style:text-line-through-style="solid" fo:color="#ff0000"/>
    </style:style>
    <style:style style:name="T357_143" style:family="text">
      <style:text-properties style:text-line-through-style="solid" fo:color="#ff0000"/>
    </style:style>
    <style:style style:name="T357_144" style:family="text">
      <style:text-properties style:text-line-through-style="solid" fo:color="#ff0000"/>
    </style:style>
    <style:style style:name="T357_145" style:family="text">
      <style:text-properties style:text-line-through-style="solid" fo:color="#ff0000"/>
    </style:style>
    <style:style style:name="T357_146" style:family="text">
      <style:text-properties style:text-line-through-style="solid" fo:color="#ff0000"/>
    </style:style>
    <style:style style:name="T357_147" style:family="text">
      <style:text-properties style:text-line-through-style="solid" fo:color="#ff0000"/>
    </style:style>
    <style:style style:name="T357_148" style:family="text">
      <style:text-properties style:text-line-through-style="solid" fo:color="#ff0000"/>
    </style:style>
    <style:style style:name="T357_149" style:family="text">
      <style:text-properties style:text-line-through-style="solid" fo:color="#ff0000"/>
    </style:style>
    <style:style style:name="T357_150" style:family="text">
      <style:text-properties style:text-line-through-style="solid" fo:color="#ff0000"/>
    </style:style>
    <style:style style:name="T357_151" style:family="text">
      <style:text-properties style:text-line-through-style="solid" fo:color="#ff0000"/>
    </style:style>
    <style:style style:name="T357_152" style:family="text">
      <style:text-properties style:text-line-through-style="solid" fo:color="#ff0000"/>
    </style:style>
    <style:style style:name="T357_153" style:family="text">
      <style:text-properties style:text-line-through-style="solid" fo:color="#ff0000"/>
    </style:style>
    <style:style style:name="T357_154" style:family="text">
      <style:text-properties style:text-line-through-style="solid" fo:color="#ff0000"/>
    </style:style>
    <style:style style:name="T357_155" style:family="text">
      <style:text-properties style:text-line-through-style="solid" fo:color="#ff0000"/>
    </style:style>
    <style:style style:name="T357_156" style:family="text">
      <style:text-properties style:text-line-through-style="solid" fo:color="#ff0000"/>
    </style:style>
    <style:style style:name="T357_157" style:family="text">
      <style:text-properties style:text-line-through-style="solid" fo:color="#ff0000"/>
    </style:style>
    <style:style style:name="T357_158" style:family="text">
      <style:text-properties style:text-line-through-style="solid" fo:color="#ff0000"/>
    </style:style>
    <style:style style:name="T357_159" style:family="text">
      <style:text-properties style:text-line-through-style="solid" fo:color="#ff0000"/>
    </style:style>
    <style:style style:name="T357_160" style:family="text">
      <style:text-properties style:text-line-through-style="solid" fo:color="#ff0000"/>
    </style:style>
    <style:style style:name="T357_161" style:family="text">
      <style:text-properties style:text-line-through-style="solid" fo:color="#ff0000"/>
    </style:style>
    <style:style style:name="T357_162" style:family="text">
      <style:text-properties style:text-line-through-style="solid" fo:color="#ff0000"/>
    </style:style>
    <style:style style:name="T357_163" style:family="text">
      <style:text-properties style:text-line-through-style="solid" fo:color="#ff0000"/>
    </style:style>
    <style:style style:name="T357_164" style:family="text">
      <style:text-properties style:text-line-through-style="solid" fo:color="#ff0000"/>
    </style:style>
    <style:style style:name="T357_165" style:family="text">
      <style:text-properties style:text-line-through-style="solid" fo:color="#ff0000"/>
    </style:style>
    <style:style style:name="T357_166" style:family="text">
      <style:text-properties style:text-line-through-style="solid" fo:color="#ff0000"/>
    </style:style>
    <style:style style:name="T357_167" style:family="text">
      <style:text-properties style:text-line-through-style="solid" fo:color="#ff0000"/>
    </style:style>
    <style:style style:name="T357_168" style:family="text">
      <style:text-properties style:text-line-through-style="solid" fo:color="#ff0000"/>
    </style:style>
    <style:style style:name="T357_169" style:family="text">
      <style:text-properties style:text-line-through-style="solid" fo:color="#ff0000"/>
    </style:style>
    <style:style style:name="T357_170" style:family="text">
      <style:text-properties style:text-line-through-style="solid" fo:color="#ff0000"/>
    </style:style>
    <style:style style:name="T357_171" style:family="text">
      <style:text-properties style:text-line-through-style="solid" fo:color="#ff0000"/>
    </style:style>
    <style:style style:name="T357_172" style:family="text">
      <style:text-properties style:text-line-through-style="solid" fo:color="#ff0000"/>
    </style:style>
    <style:style style:name="T357_173" style:family="text">
      <style:text-properties style:text-line-through-style="solid" fo:color="#ff0000"/>
    </style:style>
    <style:style style:name="T357_174" style:family="text">
      <style:text-properties style:text-line-through-style="solid" fo:color="#ff0000"/>
    </style:style>
    <style:style style:name="T357_175" style:family="text">
      <style:text-properties style:text-line-through-style="solid" fo:color="#ff0000"/>
    </style:style>
    <style:style style:name="T357_176" style:family="text">
      <style:text-properties style:text-line-through-style="solid" fo:color="#ff0000"/>
    </style:style>
    <style:style style:name="T357_177" style:family="text">
      <style:text-properties style:text-line-through-style="solid" fo:color="#ff0000"/>
    </style:style>
    <style:style style:name="T357_178" style:family="text">
      <style:text-properties style:text-line-through-style="solid" fo:color="#ff0000"/>
    </style:style>
    <style:style style:name="T357_179" style:family="text">
      <style:text-properties style:text-line-through-style="solid" fo:color="#ff0000"/>
    </style:style>
    <style:style style:name="T357_180" style:family="text">
      <style:text-properties style:text-line-through-style="solid" fo:color="#ff0000"/>
    </style:style>
    <style:style style:name="T357_181" style:family="text">
      <style:text-properties style:text-line-through-style="solid" fo:color="#ff0000"/>
    </style:style>
    <style:style style:name="T357_182" style:family="text">
      <style:text-properties style:text-line-through-style="solid" fo:color="#ff0000"/>
    </style:style>
    <style:style style:name="T357_183" style:family="text">
      <style:text-properties style:text-line-through-style="solid" fo:color="#ff0000"/>
    </style:style>
    <style:style style:name="T357_184" style:family="text">
      <style:text-properties style:text-line-through-style="solid" fo:color="#ff0000"/>
    </style:style>
    <style:style style:name="T357_185" style:family="text">
      <style:text-properties style:text-line-through-style="solid" fo:color="#ff0000"/>
    </style:style>
    <style:style style:name="T357_186" style:family="text">
      <style:text-properties style:text-line-through-style="solid" fo:color="#ff0000"/>
    </style:style>
    <style:style style:name="T357_187" style:family="text">
      <style:text-properties style:text-line-through-style="solid" fo:color="#ff0000"/>
    </style:style>
    <style:style style:name="T357_188" style:family="text">
      <style:text-properties style:text-line-through-style="solid" fo:color="#ff0000"/>
    </style:style>
    <style:style style:name="P358" style:family="paragraph" style:parent-style-name="Standard">
      <style:paragraph-properties fo:break-before="auto" fo:text-indent="0cm" fo:line-height="100%" style:writing-mode="lr-tb"/>
    </style:style>
    <style:style style:name="T358_1" style:family="text">
      <style:text-properties style:text-line-through-style="solid" fo:color="#ff0000"/>
    </style:style>
    <style:style style:name="T358_2" style:family="text">
      <style:text-properties style:text-line-through-style="solid" fo:color="#ff0000"/>
    </style:style>
    <style:style style:name="T358_3" style:family="text">
      <style:text-properties style:text-line-through-style="solid" fo:color="#ff0000"/>
    </style:style>
    <style:style style:name="T358_4" style:family="text">
      <style:text-properties style:text-line-through-style="solid" fo:color="#ff0000"/>
    </style:style>
    <style:style style:name="T358_5" style:family="text">
      <style:text-properties style:text-line-through-style="solid" fo:color="#ff0000"/>
    </style:style>
    <style:style style:name="T358_6" style:family="text">
      <style:text-properties style:text-line-through-style="solid" fo:color="#ff0000"/>
    </style:style>
    <style:style style:name="T358_7" style:family="text">
      <style:text-properties style:text-line-through-style="solid" fo:color="#ff0000"/>
    </style:style>
    <style:style style:name="T358_8" style:family="text">
      <style:text-properties style:text-line-through-style="solid" fo:color="#ff0000"/>
    </style:style>
    <style:style style:name="T358_9" style:family="text">
      <style:text-properties style:text-line-through-style="solid" fo:color="#ff0000"/>
    </style:style>
    <style:style style:name="T358_10" style:family="text">
      <style:text-properties style:text-line-through-style="solid" fo:color="#ff0000"/>
    </style:style>
    <style:style style:name="T358_11" style:family="text">
      <style:text-properties style:text-line-through-style="solid" fo:color="#ff0000"/>
    </style:style>
    <style:style style:name="T358_12" style:family="text">
      <style:text-properties style:text-line-through-style="solid" fo:color="#ff0000"/>
    </style:style>
    <style:style style:name="T358_13" style:family="text">
      <style:text-properties style:text-line-through-style="solid" fo:color="#ff0000"/>
    </style:style>
    <style:style style:name="T358_14" style:family="text">
      <style:text-properties style:text-line-through-style="solid" fo:color="#ff0000"/>
    </style:style>
    <style:style style:name="T358_15" style:family="text">
      <style:text-properties style:text-line-through-style="solid" fo:color="#ff0000"/>
    </style:style>
    <style:style style:name="T358_16" style:family="text">
      <style:text-properties style:text-line-through-style="solid" fo:color="#ff0000"/>
    </style:style>
    <style:style style:name="T358_17" style:family="text">
      <style:text-properties style:text-line-through-style="solid" fo:color="#ff0000"/>
    </style:style>
    <style:style style:name="T358_18" style:family="text">
      <style:text-properties style:text-line-through-style="solid" fo:color="#ff0000"/>
    </style:style>
    <style:style style:name="T358_19" style:family="text">
      <style:text-properties style:text-line-through-style="solid" fo:color="#ff0000"/>
    </style:style>
    <style:style style:name="T358_20" style:family="text">
      <style:text-properties style:text-line-through-style="solid" fo:color="#ff0000"/>
    </style:style>
    <style:style style:name="T358_21" style:family="text">
      <style:text-properties style:text-line-through-style="solid" fo:color="#ff0000"/>
    </style:style>
    <style:style style:name="T358_22" style:family="text">
      <style:text-properties style:text-line-through-style="solid" fo:color="#ff0000"/>
    </style:style>
    <style:style style:name="T358_23" style:family="text">
      <style:text-properties style:text-line-through-style="solid" fo:color="#ff0000"/>
    </style:style>
    <style:style style:name="T358_24" style:family="text">
      <style:text-properties style:text-line-through-style="solid" fo:color="#ff0000"/>
    </style:style>
    <style:style style:name="T358_25" style:family="text">
      <style:text-properties style:text-line-through-style="solid" fo:color="#ff0000"/>
    </style:style>
    <style:style style:name="T358_26" style:family="text">
      <style:text-properties style:text-line-through-style="solid" fo:color="#ff0000"/>
    </style:style>
    <style:style style:name="T358_27" style:family="text">
      <style:text-properties style:text-line-through-style="solid" fo:color="#ff0000"/>
    </style:style>
    <style:style style:name="T358_28" style:family="text">
      <style:text-properties style:text-line-through-style="solid" fo:color="#ff0000"/>
    </style:style>
    <style:style style:name="T358_29" style:family="text">
      <style:text-properties style:text-line-through-style="solid" fo:color="#ff0000"/>
    </style:style>
    <style:style style:name="T358_30" style:family="text">
      <style:text-properties style:text-line-through-style="solid" fo:color="#ff0000"/>
    </style:style>
    <style:style style:name="T358_31" style:family="text">
      <style:text-properties style:text-line-through-style="solid" fo:color="#ff0000"/>
    </style:style>
    <style:style style:name="T358_32" style:family="text">
      <style:text-properties style:text-line-through-style="solid" fo:color="#ff0000"/>
    </style:style>
    <style:style style:name="T358_33" style:family="text">
      <style:text-properties style:text-line-through-style="solid" fo:color="#ff0000"/>
    </style:style>
    <style:style style:name="T358_34" style:family="text">
      <style:text-properties style:text-line-through-style="solid" fo:color="#ff0000"/>
    </style:style>
    <style:style style:name="T358_35" style:family="text">
      <style:text-properties style:text-line-through-style="solid" fo:color="#ff0000"/>
    </style:style>
    <style:style style:name="T358_36" style:family="text">
      <style:text-properties style:text-line-through-style="solid" fo:color="#ff0000"/>
    </style:style>
    <style:style style:name="T358_37" style:family="text">
      <style:text-properties style:text-line-through-style="solid" fo:color="#ff0000"/>
    </style:style>
    <style:style style:name="T358_38" style:family="text">
      <style:text-properties style:text-line-through-style="solid" fo:color="#ff0000"/>
    </style:style>
    <style:style style:name="T358_39" style:family="text">
      <style:text-properties style:text-line-through-style="solid" fo:color="#ff0000"/>
    </style:style>
    <style:style style:name="T358_40" style:family="text">
      <style:text-properties style:text-line-through-style="solid" fo:color="#ff0000"/>
    </style:style>
    <style:style style:name="T358_41" style:family="text">
      <style:text-properties style:text-line-through-style="solid" fo:color="#ff0000"/>
    </style:style>
    <style:style style:name="T358_42" style:family="text">
      <style:text-properties style:text-line-through-style="solid" fo:color="#ff0000"/>
    </style:style>
    <style:style style:name="T358_43" style:family="text">
      <style:text-properties style:text-line-through-style="solid" fo:color="#ff0000"/>
    </style:style>
    <style:style style:name="T358_44" style:family="text">
      <style:text-properties style:text-line-through-style="solid" fo:color="#ff0000"/>
    </style:style>
    <style:style style:name="T358_45" style:family="text">
      <style:text-properties style:text-line-through-style="solid" fo:color="#ff0000"/>
    </style:style>
    <style:style style:name="T358_46" style:family="text">
      <style:text-properties style:text-line-through-style="solid" fo:color="#ff0000"/>
    </style:style>
    <style:style style:name="T358_47" style:family="text">
      <style:text-properties style:text-line-through-style="solid" fo:color="#ff0000"/>
    </style:style>
    <style:style style:name="T358_48" style:family="text">
      <style:text-properties style:text-line-through-style="solid" fo:color="#ff0000"/>
    </style:style>
    <style:style style:name="T358_49" style:family="text">
      <style:text-properties style:text-line-through-style="solid" fo:color="#ff0000"/>
    </style:style>
    <style:style style:name="T358_50" style:family="text">
      <style:text-properties style:text-line-through-style="solid" fo:color="#ff0000"/>
    </style:style>
    <style:style style:name="T358_51" style:family="text">
      <style:text-properties style:text-line-through-style="solid" fo:color="#ff0000"/>
    </style:style>
    <style:style style:name="T358_52" style:family="text">
      <style:text-properties style:text-line-through-style="solid" fo:color="#ff0000"/>
    </style:style>
    <style:style style:name="T358_53" style:family="text">
      <style:text-properties style:text-line-through-style="solid" fo:color="#ff0000"/>
    </style:style>
    <style:style style:name="T358_54" style:family="text">
      <style:text-properties style:text-line-through-style="solid" fo:color="#ff0000"/>
    </style:style>
    <style:style style:name="T358_55" style:family="text">
      <style:text-properties style:text-line-through-style="solid" fo:color="#ff0000"/>
    </style:style>
    <style:style style:name="T358_56" style:family="text">
      <style:text-properties style:text-line-through-style="solid" fo:color="#ff0000"/>
    </style:style>
    <style:style style:name="T358_57" style:family="text">
      <style:text-properties style:text-line-through-style="solid" fo:color="#ff0000"/>
    </style:style>
    <style:style style:name="T358_58" style:family="text">
      <style:text-properties style:text-line-through-style="solid" fo:color="#ff0000"/>
    </style:style>
    <style:style style:name="T358_59" style:family="text">
      <style:text-properties style:text-line-through-style="solid" fo:color="#ff0000"/>
    </style:style>
    <style:style style:name="T358_60" style:family="text">
      <style:text-properties style:text-line-through-style="solid" fo:color="#ff0000"/>
    </style:style>
    <style:style style:name="T358_61" style:family="text">
      <style:text-properties style:text-line-through-style="solid" fo:color="#ff0000"/>
    </style:style>
    <style:style style:name="T358_62" style:family="text">
      <style:text-properties style:text-line-through-style="solid" fo:color="#ff0000"/>
    </style:style>
    <style:style style:name="T358_63" style:family="text">
      <style:text-properties style:text-line-through-style="solid" fo:color="#ff0000"/>
    </style:style>
    <style:style style:name="T358_64" style:family="text">
      <style:text-properties style:text-line-through-style="solid" fo:color="#ff0000"/>
    </style:style>
    <style:style style:name="T358_65" style:family="text">
      <style:text-properties style:text-line-through-style="solid" fo:color="#ff0000"/>
    </style:style>
    <style:style style:name="T358_66" style:family="text">
      <style:text-properties style:text-line-through-style="solid" fo:color="#ff0000"/>
    </style:style>
    <style:style style:name="T358_67" style:family="text">
      <style:text-properties style:text-line-through-style="solid" fo:color="#ff0000"/>
    </style:style>
    <style:style style:name="T358_68" style:family="text">
      <style:text-properties style:text-line-through-style="solid" fo:color="#ff0000"/>
    </style:style>
    <style:style style:name="T358_69" style:family="text">
      <style:text-properties style:text-line-through-style="solid" fo:color="#ff0000"/>
    </style:style>
    <style:style style:name="T358_70" style:family="text">
      <style:text-properties style:text-line-through-style="solid" fo:color="#ff0000"/>
    </style:style>
    <style:style style:name="T358_71" style:family="text">
      <style:text-properties style:text-line-through-style="solid" fo:color="#ff0000"/>
    </style:style>
    <style:style style:name="T358_72" style:family="text">
      <style:text-properties style:text-line-through-style="solid" fo:color="#ff0000"/>
    </style:style>
    <style:style style:name="T358_73" style:family="text">
      <style:text-properties style:text-line-through-style="solid" fo:color="#ff0000"/>
    </style:style>
    <style:style style:name="T358_74" style:family="text">
      <style:text-properties style:text-line-through-style="solid" fo:color="#ff0000"/>
    </style:style>
    <style:style style:name="T358_75" style:family="text">
      <style:text-properties style:text-line-through-style="solid" fo:color="#ff0000"/>
    </style:style>
    <style:style style:name="T358_76" style:family="text">
      <style:text-properties style:text-line-through-style="solid" fo:color="#ff0000"/>
    </style:style>
    <style:style style:name="T358_77" style:family="text">
      <style:text-properties style:text-line-through-style="solid" fo:color="#ff0000"/>
    </style:style>
    <style:style style:name="T358_78" style:family="text">
      <style:text-properties style:text-line-through-style="solid" fo:color="#ff0000"/>
    </style:style>
    <style:style style:name="T358_79" style:family="text">
      <style:text-properties fo:color="#ff0000"/>
    </style:style>
    <style:style style:name="P359" style:family="paragraph" style:parent-style-name="Standard">
      <style:paragraph-properties fo:break-before="auto" fo:text-indent="0cm" fo:line-height="100%" style:writing-mode="lr-tb"/>
    </style:style>
    <style:style style:name="T359_1" style:family="text">
      <style:text-properties fo:color="#ff0000"/>
    </style:style>
    <style:style style:name="T359_2" style:family="text">
      <style:text-properties fo:color="#ff0000"/>
    </style:style>
    <style:style style:name="T359_3" style:family="text">
      <style:text-properties fo:color="#ff0000"/>
    </style:style>
    <style:style style:name="T359_4" style:family="text">
      <style:text-properties fo:color="#ff0000"/>
    </style:style>
    <style:style style:name="T359_5" style:family="text">
      <style:text-properties fo:color="#ff0000"/>
    </style:style>
    <style:style style:name="T359_6" style:family="text">
      <style:text-properties fo:color="#ff0000"/>
    </style:style>
    <style:style style:name="T359_7" style:family="text">
      <style:text-properties fo:color="#ff0000"/>
    </style:style>
    <style:style style:name="T359_8" style:family="text">
      <style:text-properties fo:color="#ff0000"/>
    </style:style>
    <style:style style:name="T359_9" style:family="text">
      <style:text-properties fo:color="#ff0000"/>
    </style:style>
    <style:style style:name="T359_10" style:family="text">
      <style:text-properties fo:color="#ff0000"/>
    </style:style>
    <style:style style:name="T359_11" style:family="text">
      <style:text-properties fo:color="#ff0000"/>
    </style:style>
    <style:style style:name="T359_12" style:family="text">
      <style:text-properties fo:color="#ff0000"/>
    </style:style>
    <style:style style:name="T359_13" style:family="text">
      <style:text-properties fo:color="#ff0000"/>
    </style:style>
    <style:style style:name="P360" style:family="paragraph" style:parent-style-name="Standard">
      <style:paragraph-properties fo:break-before="auto" fo:text-indent="0cm" fo:line-height="100%" style:writing-mode="lr-tb"/>
    </style:style>
    <style:style style:name="T360_1" style:family="text">
      <style:text-properties fo:font-weight="bold" style:font-weight-asian="bold" style:font-weight-complex="bold"/>
    </style:style>
    <style:style style:name="T360_2" style:family="text">
      <style:text-properties fo:font-weight="bold" style:font-weight-asian="bold" style:font-weight-complex="bold"/>
    </style:style>
    <style:style style:name="T360_3" style:family="text">
      <style:text-properties fo:font-weight="bold" style:font-weight-asian="bold" style:font-weight-complex="bold"/>
    </style:style>
    <style:style style:name="T360_4" style:family="text">
      <style:text-properties fo:font-weight="bold" style:font-weight-asian="bold" style:font-weight-complex="bold"/>
    </style:style>
    <style:style style:name="T360_5" style:family="text">
      <style:text-properties fo:font-weight="bold" style:font-weight-asian="bold" style:font-weight-complex="bold"/>
    </style:style>
    <style:style style:name="T360_6" style:family="text">
      <style:text-properties fo:font-weight="bold" style:font-weight-asian="bold" style:font-weight-complex="bold"/>
    </style:style>
    <style:style style:name="T360_7" style:family="text">
      <style:text-properties fo:font-weight="bold" style:font-weight-asian="bold" style:font-weight-complex="bold"/>
    </style:style>
    <style:style style:name="P361" style:family="paragraph" style:parent-style-name="Standard">
      <style:paragraph-properties fo:break-before="auto" fo:text-indent="0cm" fo:line-height="100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T361_21" style:family="text"/>
    <style:style style:name="T361_22" style:family="text"/>
    <style:style style:name="T361_23" style:family="text"/>
    <style:style style:name="T361_24" style:family="text"/>
    <style:style style:name="T361_25" style:family="text"/>
    <style:style style:name="T361_26" style:family="text"/>
    <style:style style:name="T361_27" style:family="text"/>
    <style:style style:name="T361_28" style:family="text"/>
    <style:style style:name="T361_29" style:family="text"/>
    <style:style style:name="T361_30" style:family="text"/>
    <style:style style:name="T361_31" style:family="text"/>
    <style:style style:name="T361_32" style:family="text"/>
    <style:style style:name="T361_33" style:family="text"/>
    <style:style style:name="T361_34" style:family="text"/>
    <style:style style:name="T361_35" style:family="text"/>
    <style:style style:name="T361_36" style:family="text"/>
    <style:style style:name="T361_37" style:family="text"/>
    <style:style style:name="T361_38" style:family="text"/>
    <style:style style:name="T361_39" style:family="text"/>
    <style:style style:name="T361_40" style:family="text"/>
    <style:style style:name="T361_41" style:family="text"/>
    <style:style style:name="T361_42" style:family="text"/>
    <style:style style:name="T361_43" style:family="text"/>
    <style:style style:name="T361_44" style:family="text"/>
    <style:style style:name="T361_45" style:family="text"/>
    <style:style style:name="T361_46" style:family="text"/>
    <style:style style:name="T361_47" style:family="text"/>
    <style:style style:name="T361_48" style:family="text"/>
    <style:style style:name="T361_49" style:family="text"/>
    <style:style style:name="T361_50" style:family="text"/>
    <style:style style:name="T361_51" style:family="text"/>
    <style:style style:name="T361_52" style:family="text"/>
    <style:style style:name="T361_53" style:family="text"/>
    <style:style style:name="T361_54" style:family="text"/>
    <style:style style:name="T361_55" style:family="text"/>
    <style:style style:name="T361_56" style:family="text"/>
    <style:style style:name="T361_57" style:family="text"/>
    <style:style style:name="T361_58" style:family="text"/>
    <style:style style:name="T361_59" style:family="text"/>
    <style:style style:name="T361_60" style:family="text"/>
    <style:style style:name="T361_61" style:family="text"/>
    <style:style style:name="T361_62" style:family="text"/>
    <style:style style:name="P362" style:family="paragraph" style:parent-style-name="Standard">
      <style:paragraph-properties fo:break-before="auto" fo:text-indent="0cm" fo:line-height="100%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T362_16" style:family="text"/>
    <style:style style:name="T362_17" style:family="text"/>
    <style:style style:name="T362_18" style:family="text"/>
    <style:style style:name="T362_19" style:family="text"/>
    <style:style style:name="T362_20" style:family="text"/>
    <style:style style:name="T362_21" style:family="text"/>
    <style:style style:name="T362_22" style:family="text"/>
    <style:style style:name="T362_23" style:family="text"/>
    <style:style style:name="T362_24" style:family="text"/>
    <style:style style:name="T362_25" style:family="text"/>
    <style:style style:name="T362_26" style:family="text"/>
    <style:style style:name="T362_27" style:family="text"/>
    <style:style style:name="T362_28" style:family="text"/>
    <style:style style:name="T362_29" style:family="text"/>
    <style:style style:name="T362_30" style:family="text"/>
    <style:style style:name="T362_31" style:family="text"/>
    <style:style style:name="T362_32" style:family="text"/>
    <style:style style:name="T362_33" style:family="text"/>
    <style:style style:name="T362_34" style:family="text"/>
    <style:style style:name="T362_35" style:family="text"/>
    <style:style style:name="T362_36" style:family="text"/>
    <style:style style:name="T362_37" style:family="text"/>
    <style:style style:name="T362_38" style:family="text"/>
    <style:style style:name="T362_39" style:family="text"/>
    <style:style style:name="T362_40" style:family="text"/>
    <style:style style:name="T362_41" style:family="text"/>
    <style:style style:name="T362_42" style:family="text"/>
    <style:style style:name="T362_43" style:family="text"/>
    <style:style style:name="T362_44" style:family="text"/>
    <style:style style:name="T362_45" style:family="text"/>
    <style:style style:name="T362_46" style:family="text"/>
    <style:style style:name="T362_47" style:family="text"/>
    <style:style style:name="T362_48" style:family="text"/>
    <style:style style:name="T362_49" style:family="text"/>
    <style:style style:name="T362_50" style:family="text"/>
    <style:style style:name="T362_51" style:family="text"/>
    <style:style style:name="T362_52" style:family="text"/>
    <style:style style:name="T362_53" style:family="text"/>
    <style:style style:name="T362_54" style:family="text"/>
    <style:style style:name="T362_55" style:family="text"/>
    <style:style style:name="T362_56" style:family="text"/>
    <style:style style:name="T362_57" style:family="text"/>
    <style:style style:name="T362_58" style:family="text"/>
    <style:style style:name="T362_59" style:family="text"/>
    <style:style style:name="T362_60" style:family="text"/>
    <style:style style:name="T362_61" style:family="text"/>
    <style:style style:name="T362_62" style:family="text"/>
    <style:style style:name="T362_63" style:family="text"/>
    <style:style style:name="T362_64" style:family="text"/>
    <style:style style:name="T362_65" style:family="text"/>
    <style:style style:name="T362_66" style:family="text"/>
    <style:style style:name="T362_67" style:family="text"/>
    <style:style style:name="T362_68" style:family="text"/>
    <style:style style:name="T362_69" style:family="text"/>
    <style:style style:name="T362_70" style:family="text"/>
    <style:style style:name="T362_71" style:family="text"/>
    <style:style style:name="T362_72" style:family="text"/>
    <style:style style:name="T362_73" style:family="text"/>
    <style:style style:name="T362_74" style:family="text"/>
    <style:style style:name="T362_75" style:family="text"/>
    <style:style style:name="T362_76" style:family="text"/>
    <style:style style:name="T362_77" style:family="text"/>
    <style:style style:name="T362_78" style:family="text"/>
    <style:style style:name="T362_79" style:family="text"/>
    <style:style style:name="T362_80" style:family="text"/>
    <style:style style:name="T362_81" style:family="text"/>
    <style:style style:name="T362_82" style:family="text"/>
    <style:style style:name="T362_83" style:family="text"/>
    <style:style style:name="T362_84" style:family="text"/>
    <style:style style:name="T362_85" style:family="text"/>
    <style:style style:name="T362_86" style:family="text"/>
    <style:style style:name="T362_87" style:family="text"/>
    <style:style style:name="T362_88" style:family="text"/>
    <style:style style:name="T362_89" style:family="text"/>
    <style:style style:name="T362_90" style:family="text"/>
    <style:style style:name="T362_91" style:family="text"/>
    <style:style style:name="T362_92" style:family="text"/>
    <style:style style:name="T362_93" style:family="text"/>
    <style:style style:name="T362_94" style:family="text"/>
    <style:style style:name="T362_95" style:family="text"/>
    <style:style style:name="T362_96" style:family="text"/>
    <style:style style:name="T362_97" style:family="text"/>
    <style:style style:name="T362_98" style:family="text"/>
    <style:style style:name="T362_99" style:family="text"/>
    <style:style style:name="T362_100" style:family="text"/>
    <style:style style:name="T362_101" style:family="text"/>
    <style:style style:name="T362_102" style:family="text"/>
    <style:style style:name="T362_103" style:family="text"/>
    <style:style style:name="T362_104" style:family="text"/>
    <style:style style:name="T362_105" style:family="text"/>
    <style:style style:name="T362_106" style:family="text"/>
    <style:style style:name="P363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font-size="14pt" style:font-size-asian="14pt" style:font-size-complex="14pt" fo:font-weight="bold" style:font-weight-asian="bold" style:font-weight-complex="bold"/>
    </style:style>
    <style:style style:name="P364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64_1" style:family="text">
      <style:text-properties fo:font-size="14pt" style:font-size-asian="14pt" style:font-size-complex="14pt" fo:font-weight="bold" style:font-weight-asian="bold" style:font-weight-complex="bold"/>
    </style:style>
    <style:style style:name="T364_2" style:family="text">
      <style:text-properties fo:font-size="14pt" style:font-size-asian="14pt" style:font-size-complex="14pt" fo:font-weight="bold" style:font-weight-asian="bold" style:font-weight-complex="bold"/>
    </style:style>
    <style:style style:name="T364_3" style:family="text">
      <style:text-properties fo:font-size="14pt" style:font-size-asian="14pt" style:font-size-complex="14pt" fo:font-weight="bold" style:font-weight-asian="bold" style:font-weight-complex="bold"/>
    </style:style>
    <style:style style:name="T364_4" style:family="text">
      <style:text-properties fo:font-size="14pt" style:font-size-asian="14pt" style:font-size-complex="14pt" fo:font-weight="bold" style:font-weight-asian="bold" style:font-weight-complex="bold"/>
    </style:style>
    <style:style style:name="T364_5" style:family="text">
      <style:text-properties fo:font-size="14pt" style:font-size-asian="14pt" style:font-size-complex="14pt" fo:font-weight="bold" style:font-weight-asian="bold" style:font-weight-complex="bold"/>
    </style:style>
    <style:style style:name="T364_6" style:family="text">
      <style:text-properties fo:font-size="14pt" style:font-size-asian="14pt" style:font-size-complex="14pt" fo:font-weight="bold" style:font-weight-asian="bold" style:font-weight-complex="bold"/>
    </style:style>
    <style:style style:name="T364_7" style:family="text">
      <style:text-properties fo:font-size="14pt" style:font-size-asian="14pt" style:font-size-complex="14pt" fo:font-weight="bold" style:font-weight-asian="bold" style:font-weight-complex="bold"/>
    </style:style>
    <style:style style:name="T364_8" style:family="text">
      <style:text-properties fo:font-size="14pt" style:font-size-asian="14pt" style:font-size-complex="14pt" fo:font-weight="bold" style:font-weight-asian="bold" style:font-weight-complex="bold"/>
    </style:style>
    <style:style style:name="T364_9" style:family="text">
      <style:text-properties fo:font-size="14pt" style:font-size-asian="14pt" style:font-size-complex="14pt" fo:font-weight="bold" style:font-weight-asian="bold" style:font-weight-complex="bold"/>
    </style:style>
    <style:style style:name="P365" style:family="paragraph" style:parent-style-name="Standard">
      <style:paragraph-properties fo:break-before="auto" fo:text-indent="0cm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366" style:family="paragraph" style:parent-style-name="Standard">
      <style:paragraph-properties fo:break-before="auto" fo:text-indent="0cm" fo:line-height="100%" style:writing-mode="lr-tb"/>
    </style:style>
    <style:style style:name="T366_1" style:family="text">
      <style:text-properties fo:font-weight="bold" style:font-weight-asian="bold" style:font-weight-complex="bold"/>
    </style:style>
    <style:style style:name="T366_2" style:family="text">
      <style:text-properties fo:font-weight="bold" style:font-weight-asian="bold" style:font-weight-complex="bold"/>
    </style:style>
    <style:style style:name="T366_3" style:family="text">
      <style:text-properties fo:font-weight="bold" style:font-weight-asian="bold" style:font-weight-complex="bold"/>
    </style:style>
    <style:style style:name="T366_4" style:family="text">
      <style:text-properties fo:font-weight="bold" style:font-weight-asian="bold" style:font-weight-complex="bold"/>
    </style:style>
    <style:style style:name="P36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T367_15" style:family="text"/>
    <style:style style:name="T367_16" style:family="text"/>
    <style:style style:name="T367_17" style:family="text"/>
    <style:style style:name="T367_18" style:family="text"/>
    <style:style style:name="T367_19" style:family="text"/>
    <style:style style:name="T367_20" style:family="text"/>
    <style:style style:name="T367_21" style:family="text"/>
    <style:style style:name="T367_22" style:family="text"/>
    <style:style style:name="T367_23" style:family="text"/>
    <style:style style:name="T367_24" style:family="text"/>
    <style:style style:name="T367_25" style:family="text"/>
    <style:style style:name="T367_26" style:family="text"/>
    <style:style style:name="T367_27" style:family="text"/>
    <style:style style:name="T367_28" style:family="text"/>
    <style:style style:name="T367_29" style:family="text"/>
    <style:style style:name="T367_30" style:family="text"/>
    <style:style style:name="T367_31" style:family="text"/>
    <style:style style:name="T367_32" style:family="text"/>
    <style:style style:name="T367_33" style:family="text"/>
    <style:style style:name="T367_34" style:family="text"/>
    <style:style style:name="T367_35" style:family="text"/>
    <style:style style:name="T367_36" style:family="text"/>
    <style:style style:name="T367_37" style:family="text"/>
    <style:style style:name="T367_38" style:family="text"/>
    <style:style style:name="T367_39" style:family="text"/>
    <style:style style:name="T367_40" style:family="text"/>
    <style:style style:name="T367_41" style:family="text"/>
    <style:style style:name="T367_42" style:family="text"/>
    <style:style style:name="T367_43" style:family="text"/>
    <style:style style:name="T367_44" style:family="text"/>
    <style:style style:name="T367_45" style:family="text"/>
    <style:style style:name="T367_46" style:family="text"/>
    <style:style style:name="T367_47" style:family="text"/>
    <style:style style:name="T367_48" style:family="text"/>
    <style:style style:name="T367_49" style:family="text"/>
    <style:style style:name="T367_50" style:family="text"/>
    <style:style style:name="T367_51" style:family="text"/>
    <style:style style:name="T367_52" style:family="text"/>
    <style:style style:name="T367_53" style:family="text"/>
    <style:style style:name="T367_54" style:family="text"/>
    <style:style style:name="T367_55" style:family="text"/>
    <style:style style:name="T367_56" style:family="text"/>
    <style:style style:name="T367_57" style:family="text"/>
    <style:style style:name="T367_58" style:family="text"/>
    <style:style style:name="T367_59" style:family="text"/>
    <style:style style:name="T367_60" style:family="text"/>
    <style:style style:name="T367_61" style:family="text"/>
    <style:style style:name="T367_62" style:family="text"/>
    <style:style style:name="T367_63" style:family="text"/>
    <style:style style:name="T367_64" style:family="text"/>
    <style:style style:name="T367_65" style:family="text"/>
    <style:style style:name="T367_66" style:family="text"/>
    <style:style style:name="T367_67" style:family="text"/>
    <style:style style:name="T367_68" style:family="text"/>
    <style:style style:name="T367_69" style:family="text"/>
    <style:style style:name="T367_70" style:family="text"/>
    <style:style style:name="T367_71" style:family="text"/>
    <style:style style:name="T367_72" style:family="text"/>
    <style:style style:name="T367_73" style:family="text"/>
    <style:style style:name="T367_74" style:family="text"/>
    <style:style style:name="T367_75" style:family="text"/>
    <style:style style:name="T367_76" style:family="text"/>
    <style:style style:name="T367_77" style:family="text"/>
    <style:style style:name="T367_78" style:family="text"/>
    <style:style style:name="T367_79" style:family="text"/>
    <style:style style:name="T367_80" style:family="text"/>
    <style:style style:name="T367_81" style:family="text"/>
    <style:style style:name="T367_82" style:family="text"/>
    <style:style style:name="T367_83" style:family="text"/>
    <style:style style:name="T367_84" style:family="text"/>
    <style:style style:name="T367_85" style:family="text"/>
    <style:style style:name="T367_86" style:family="text"/>
    <style:style style:name="T367_87" style:family="text"/>
    <style:style style:name="T367_88" style:family="text"/>
    <style:style style:name="T367_89" style:family="text"/>
    <style:style style:name="T367_90" style:family="text"/>
    <style:style style:name="T367_91" style:family="text"/>
    <style:style style:name="T367_92" style:family="text"/>
    <style:style style:name="T367_93" style:family="text"/>
    <style:style style:name="T367_94" style:family="text"/>
    <style:style style:name="T367_95" style:family="text"/>
    <style:style style:name="T367_96" style:family="text"/>
    <style:style style:name="T367_97" style:family="text"/>
    <style:style style:name="T367_98" style:family="text"/>
    <style:style style:name="T367_99" style:family="text"/>
    <style:style style:name="T367_100" style:family="text"/>
    <style:style style:name="T367_101" style:family="text"/>
    <style:style style:name="T367_102" style:family="text"/>
    <style:style style:name="T367_103" style:family="text"/>
    <style:style style:name="T367_104" style:family="text"/>
    <style:style style:name="T367_105" style:family="text"/>
    <style:style style:name="T367_106" style:family="text"/>
    <style:style style:name="T367_107" style:family="text"/>
    <style:style style:name="T367_108" style:family="text"/>
    <style:style style:name="T367_109" style:family="text"/>
    <style:style style:name="T367_110" style:family="text"/>
    <style:style style:name="T367_111" style:family="text"/>
    <style:style style:name="T367_112" style:family="text"/>
    <style:style style:name="P36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369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69_1" style:family="text">
      <style:text-properties fo:font-size="14pt" style:font-size-asian="14pt" style:font-size-complex="14pt" fo:font-weight="bold" style:font-weight-asian="bold" style:font-weight-complex="bold"/>
    </style:style>
    <style:style style:name="T369_2" style:family="text">
      <style:text-properties fo:font-size="14pt" style:font-size-asian="14pt" style:font-size-complex="14pt" fo:font-weight="bold" style:font-weight-asian="bold" style:font-weight-complex="bold"/>
    </style:style>
    <style:style style:name="T369_3" style:family="text">
      <style:text-properties fo:font-size="14pt" style:font-size-asian="14pt" style:font-size-complex="14pt" fo:font-weight="bold" style:font-weight-asian="bold" style:font-weight-complex="bold"/>
    </style:style>
    <style:style style:name="T369_4" style:family="text">
      <style:text-properties fo:font-size="14pt" style:font-size-asian="14pt" style:font-size-complex="14pt" fo:font-weight="bold" style:font-weight-asian="bold" style:font-weight-complex="bold"/>
    </style:style>
    <style:style style:name="T369_5" style:family="text">
      <style:text-properties fo:font-size="14pt" style:font-size-asian="14pt" style:font-size-complex="14pt" fo:font-weight="bold" style:font-weight-asian="bold" style:font-weight-complex="bold"/>
    </style:style>
    <style:style style:name="T369_6" style:family="text">
      <style:text-properties fo:font-size="14pt" style:font-size-asian="14pt" style:font-size-complex="14pt" fo:font-weight="bold" style:font-weight-asian="bold" style:font-weight-complex="bold"/>
    </style:style>
    <style:style style:name="T369_7" style:family="text">
      <style:text-properties fo:font-size="14pt" style:font-size-asian="14pt" style:font-size-complex="14pt" fo:font-weight="bold" style:font-weight-asian="bold" style:font-weight-complex="bold"/>
    </style:style>
    <style:style style:name="T369_8" style:family="text">
      <style:text-properties fo:font-size="14pt" style:font-size-asian="14pt" style:font-size-complex="14pt" fo:font-weight="bold" style:font-weight-asian="bold" style:font-weight-complex="bold"/>
    </style:style>
    <style:style style:name="T369_9" style:family="text">
      <style:text-properties fo:font-size="14pt" style:font-size-asian="14pt" style:font-size-complex="14pt" fo:font-weight="bold" style:font-weight-asian="bold" style:font-weight-complex="bold"/>
    </style:style>
    <style:style style:name="P37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T370_17" style:family="text"/>
    <style:style style:name="T370_18" style:family="text"/>
    <style:style style:name="T370_19" style:family="text"/>
    <style:style style:name="T370_20" style:family="text"/>
    <style:style style:name="T370_21" style:family="text"/>
    <style:style style:name="T370_22" style:family="text"/>
    <style:style style:name="T370_23" style:family="text"/>
    <style:style style:name="T370_24" style:family="text"/>
    <style:style style:name="T370_25" style:family="text"/>
    <style:style style:name="T370_26" style:family="text"/>
    <style:style style:name="T370_27" style:family="text"/>
    <style:style style:name="T370_28" style:family="text"/>
    <style:style style:name="T370_29" style:family="text"/>
    <style:style style:name="T370_30" style:family="text"/>
    <style:style style:name="T370_31" style:family="text"/>
    <style:style style:name="T370_32" style:family="text"/>
    <style:style style:name="T370_33" style:family="text"/>
    <style:style style:name="T370_34" style:family="text"/>
    <style:style style:name="T370_35" style:family="text"/>
    <style:style style:name="T370_36" style:family="text"/>
    <style:style style:name="T370_37" style:family="text"/>
    <style:style style:name="T370_38" style:family="text"/>
    <style:style style:name="T370_39" style:family="text"/>
    <style:style style:name="T370_40" style:family="text"/>
    <style:style style:name="T370_41" style:family="text"/>
    <style:style style:name="T370_42" style:family="text"/>
    <style:style style:name="T370_43" style:family="text"/>
    <style:style style:name="T370_44" style:family="text"/>
    <style:style style:name="T370_45" style:family="text"/>
    <style:style style:name="T370_46" style:family="text"/>
    <style:style style:name="T370_47" style:family="text"/>
    <style:style style:name="T370_48" style:family="text"/>
    <style:style style:name="T370_49" style:family="text"/>
    <style:style style:name="T370_50" style:family="text"/>
    <style:style style:name="T370_51" style:family="text"/>
    <style:style style:name="T370_52" style:family="text"/>
    <style:style style:name="T370_53" style:family="text"/>
    <style:style style:name="T370_54" style:family="text"/>
    <style:style style:name="T370_55" style:family="text"/>
    <style:style style:name="T370_56" style:family="text"/>
    <style:style style:name="P37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/>
    <style:style style:name="T371_11" style:family="text"/>
    <style:style style:name="T371_12" style:family="text"/>
    <style:style style:name="T371_13" style:family="text"/>
    <style:style style:name="T371_14" style:family="text"/>
    <style:style style:name="T371_15" style:family="text"/>
    <style:style style:name="T371_16" style:family="text"/>
    <style:style style:name="T371_17" style:family="text"/>
    <style:style style:name="T371_18" style:family="text"/>
    <style:style style:name="T371_19" style:family="text"/>
    <style:style style:name="T371_20" style:family="text"/>
    <style:style style:name="T371_21" style:family="text"/>
    <style:style style:name="T371_22" style:family="text"/>
    <style:style style:name="T371_23" style:family="text"/>
    <style:style style:name="T371_24" style:family="text"/>
    <style:style style:name="T371_25" style:family="text"/>
    <style:style style:name="T371_26" style:family="text"/>
    <style:style style:name="T371_27" style:family="text"/>
    <style:style style:name="T371_28" style:family="text"/>
    <style:style style:name="T371_29" style:family="text"/>
    <style:style style:name="T371_30" style:family="text"/>
    <style:style style:name="T371_31" style:family="text"/>
    <style:style style:name="T371_32" style:family="text"/>
    <style:style style:name="T371_33" style:family="text"/>
    <style:style style:name="T371_34" style:family="text"/>
    <style:style style:name="T371_35" style:family="text"/>
    <style:style style:name="T371_36" style:family="text"/>
    <style:style style:name="T371_37" style:family="text"/>
    <style:style style:name="T371_38" style:family="text"/>
    <style:style style:name="T371_39" style:family="text"/>
    <style:style style:name="T371_40" style:family="text"/>
    <style:style style:name="T371_41" style:family="text"/>
    <style:style style:name="T371_42" style:family="text"/>
    <style:style style:name="T371_43" style:family="text"/>
    <style:style style:name="T371_44" style:family="text"/>
    <style:style style:name="T371_45" style:family="text"/>
    <style:style style:name="T371_46" style:family="text"/>
    <style:style style:name="T371_47" style:family="text"/>
    <style:style style:name="T371_48" style:family="text"/>
    <style:style style:name="T371_49" style:family="text"/>
    <style:style style:name="T371_50" style:family="text"/>
    <style:style style:name="T371_51" style:family="text"/>
    <style:style style:name="T371_52" style:family="text"/>
    <style:style style:name="T371_53" style:family="text"/>
    <style:style style:name="T371_54" style:family="text"/>
    <style:style style:name="T371_55" style:family="text"/>
    <style:style style:name="T371_56" style:family="text"/>
    <style:style style:name="T371_57" style:family="text"/>
    <style:style style:name="T371_58" style:family="text"/>
    <style:style style:name="T371_59" style:family="text"/>
    <style:style style:name="T371_60" style:family="text"/>
    <style:style style:name="T371_61" style:family="text"/>
    <style:style style:name="T371_62" style:family="text"/>
    <style:style style:name="T371_63" style:family="text"/>
    <style:style style:name="T371_64" style:family="text"/>
    <style:style style:name="P37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T372_18" style:family="text"/>
    <style:style style:name="T372_19" style:family="text"/>
    <style:style style:name="T372_20" style:family="text"/>
    <style:style style:name="T372_21" style:family="text"/>
    <style:style style:name="T372_22" style:family="text"/>
    <style:style style:name="T372_23" style:family="text"/>
    <style:style style:name="T372_24" style:family="text"/>
    <style:style style:name="T372_25" style:family="text"/>
    <style:style style:name="T372_26" style:family="text"/>
    <style:style style:name="T372_27" style:family="text"/>
    <style:style style:name="T372_28" style:family="text"/>
    <style:style style:name="T372_29" style:family="text"/>
    <style:style style:name="T372_30" style:family="text"/>
    <style:style style:name="T372_31" style:family="text"/>
    <style:style style:name="T372_32" style:family="text"/>
    <style:style style:name="T372_33" style:family="text"/>
    <style:style style:name="T372_34" style:family="text"/>
    <style:style style:name="T372_35" style:family="text"/>
    <style:style style:name="T372_36" style:family="text"/>
    <style:style style:name="T372_37" style:family="text"/>
    <style:style style:name="T372_38" style:family="text"/>
    <style:style style:name="T372_39" style:family="text"/>
    <style:style style:name="T372_40" style:family="text"/>
    <style:style style:name="T372_41" style:family="text"/>
    <style:style style:name="T372_42" style:family="text"/>
    <style:style style:name="T372_43" style:family="text"/>
    <style:style style:name="T372_44" style:family="text"/>
    <style:style style:name="T372_45" style:family="text"/>
    <style:style style:name="T372_46" style:family="text"/>
    <style:style style:name="T372_47" style:family="text"/>
    <style:style style:name="T372_48" style:family="text"/>
    <style:style style:name="T372_49" style:family="text"/>
    <style:style style:name="T372_50" style:family="text"/>
    <style:style style:name="T372_51" style:family="text"/>
    <style:style style:name="T372_52" style:family="text"/>
    <style:style style:name="T372_53" style:family="text"/>
    <style:style style:name="T372_54" style:family="text"/>
    <style:style style:name="T372_55" style:family="text"/>
    <style:style style:name="T372_56" style:family="text"/>
    <style:style style:name="T372_57" style:family="text"/>
    <style:style style:name="T372_58" style:family="text"/>
    <style:style style:name="T372_59" style:family="text"/>
    <style:style style:name="T372_60" style:family="text"/>
    <style:style style:name="T372_61" style:family="text"/>
    <style:style style:name="T372_62" style:family="text"/>
    <style:style style:name="T372_63" style:family="text"/>
    <style:style style:name="T372_64" style:family="text"/>
    <style:style style:name="T372_65" style:family="text"/>
    <style:style style:name="T372_66" style:family="text"/>
    <style:style style:name="T372_67" style:family="text"/>
    <style:style style:name="T372_68" style:family="text"/>
    <style:style style:name="T372_69" style:family="text"/>
    <style:style style:name="T372_70" style:family="text"/>
    <style:style style:name="T372_71" style:family="text"/>
    <style:style style:name="T372_72" style:family="text"/>
    <style:style style:name="T372_73" style:family="text"/>
    <style:style style:name="T372_74" style:family="text"/>
    <style:style style:name="T372_75" style:family="text"/>
    <style:style style:name="T372_76" style:family="text"/>
    <style:style style:name="T372_77" style:family="text"/>
    <style:style style:name="T372_78" style:family="text"/>
    <style:style style:name="T372_79" style:family="text"/>
    <style:style style:name="T372_80" style:family="text"/>
    <style:style style:name="T372_81" style:family="text"/>
    <style:style style:name="T372_82" style:family="text"/>
    <style:style style:name="T372_83" style:family="text"/>
    <style:style style:name="T372_84" style:family="text"/>
    <style:style style:name="T372_85" style:family="text"/>
    <style:style style:name="T372_86" style:family="text"/>
    <style:style style:name="T372_87" style:family="text"/>
    <style:style style:name="T372_88" style:family="text"/>
    <style:style style:name="T372_89" style:family="text"/>
    <style:style style:name="T372_90" style:family="text"/>
    <style:style style:name="T372_91" style:family="text"/>
    <style:style style:name="T372_92" style:family="text"/>
    <style:style style:name="T372_93" style:family="text"/>
    <style:style style:name="T372_94" style:family="text"/>
    <style:style style:name="T372_95" style:family="text"/>
    <style:style style:name="T372_96" style:family="text"/>
    <style:style style:name="T372_97" style:family="text"/>
    <style:style style:name="T372_98" style:family="text"/>
    <style:style style:name="T372_99" style:family="text"/>
    <style:style style:name="T372_100" style:family="text"/>
    <style:style style:name="T372_101" style:family="text"/>
    <style:style style:name="T372_102" style:family="text"/>
    <style:style style:name="P37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T373_17" style:family="text"/>
    <style:style style:name="T373_18" style:family="text"/>
    <style:style style:name="T373_19" style:family="text"/>
    <style:style style:name="T373_20" style:family="text"/>
    <style:style style:name="T373_21" style:family="text"/>
    <style:style style:name="T373_22" style:family="text"/>
    <style:style style:name="T373_23" style:family="text"/>
    <style:style style:name="T373_24" style:family="text"/>
    <style:style style:name="T373_25" style:family="text"/>
    <style:style style:name="T373_26" style:family="text"/>
    <style:style style:name="T373_27" style:family="text"/>
    <style:style style:name="T373_28" style:family="text"/>
    <style:style style:name="T373_29" style:family="text"/>
    <style:style style:name="T373_30" style:family="text"/>
    <style:style style:name="T373_31" style:family="text"/>
    <style:style style:name="T373_32" style:family="text"/>
    <style:style style:name="T373_33" style:family="text"/>
    <style:style style:name="T373_34" style:family="text"/>
    <style:style style:name="T373_35" style:family="text"/>
    <style:style style:name="T373_36" style:family="text"/>
    <style:style style:name="T373_37" style:family="text"/>
    <style:style style:name="T373_38" style:family="text"/>
    <style:style style:name="T373_39" style:family="text"/>
    <style:style style:name="T373_40" style:family="text"/>
    <style:style style:name="T373_41" style:family="text"/>
    <style:style style:name="T373_42" style:family="text"/>
    <style:style style:name="T373_43" style:family="text"/>
    <style:style style:name="T373_44" style:family="text"/>
    <style:style style:name="T373_45" style:family="text"/>
    <style:style style:name="T373_46" style:family="text"/>
    <style:style style:name="T373_47" style:family="text"/>
    <style:style style:name="T373_48" style:family="text"/>
    <style:style style:name="T373_49" style:family="text"/>
    <style:style style:name="T373_50" style:family="text"/>
    <style:style style:name="T373_51" style:family="text"/>
    <style:style style:name="T373_52" style:family="text"/>
    <style:style style:name="T373_53" style:family="text"/>
    <style:style style:name="T373_54" style:family="text"/>
    <style:style style:name="T373_55" style:family="text"/>
    <style:style style:name="T373_56" style:family="text"/>
    <style:style style:name="T373_57" style:family="text"/>
    <style:style style:name="T373_58" style:family="text"/>
    <style:style style:name="T373_59" style:family="text"/>
    <style:style style:name="T373_60" style:family="text"/>
    <style:style style:name="T373_61" style:family="text"/>
    <style:style style:name="T373_62" style:family="text"/>
    <style:style style:name="T373_63" style:family="text"/>
    <style:style style:name="T373_64" style:family="text"/>
    <style:style style:name="T373_65" style:family="text"/>
    <style:style style:name="T373_66" style:family="text"/>
    <style:style style:name="T373_67" style:family="text"/>
    <style:style style:name="T373_68" style:family="text"/>
    <style:style style:name="T373_69" style:family="text"/>
    <style:style style:name="T373_70" style:family="text"/>
    <style:style style:name="T373_71" style:family="text"/>
    <style:style style:name="T373_72" style:family="text"/>
    <style:style style:name="T373_73" style:family="text"/>
    <style:style style:name="T373_74" style:family="text"/>
    <style:style style:name="T373_75" style:family="text"/>
    <style:style style:name="T373_76" style:family="text"/>
    <style:style style:name="T373_77" style:family="text"/>
    <style:style style:name="T373_78" style:family="text"/>
    <style:style style:name="T373_79" style:family="text"/>
    <style:style style:name="T373_80" style:family="text"/>
    <style:style style:name="T373_81" style:family="text"/>
    <style:style style:name="T373_82" style:family="text"/>
    <style:style style:name="T373_83" style:family="text"/>
    <style:style style:name="T373_84" style:family="text"/>
    <style:style style:name="P374" style:family="paragraph" style:parent-style-name="Standard">
      <style:paragraph-properties fo:break-before="page" fo:text-indent="0cm" fo:line-height="100%" fo:margin-top="0cm" style:writing-mode="lr-tb"/>
    </style:style>
    <style:style style:name="T374_1" style:family="text">
      <style:text-properties fo:font-weight="bold" style:font-weight-asian="bold" style:font-weight-complex="bold"/>
    </style:style>
    <style:style style:name="T374_2" style:family="text">
      <style:text-properties fo:font-weight="bold" style:font-weight-asian="bold" style:font-weight-complex="bold"/>
    </style:style>
    <style:style style:name="T374_3" style:family="text">
      <style:text-properties fo:font-weight="bold" style:font-weight-asian="bold" style:font-weight-complex="bold"/>
    </style:style>
    <style:style style:name="T374_4" style:family="text">
      <style:text-properties fo:font-weight="bold" style:font-weight-asian="bold" style:font-weight-complex="bold"/>
    </style:style>
    <style:style style:name="T374_5" style:family="text">
      <style:text-properties fo:font-weight="bold" style:font-weight-asian="bold" style:font-weight-complex="bold"/>
    </style:style>
    <style:style style:name="P375" style:family="paragraph" style:parent-style-name="Standard">
      <style:paragraph-properties fo:break-before="auto" fo:text-indent="0cm" fo:line-height="100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T375_14" style:family="text"/>
    <style:style style:name="T375_15" style:family="text"/>
    <style:style style:name="T375_16" style:family="text"/>
    <style:style style:name="T375_17" style:family="text"/>
    <style:style style:name="T375_18" style:family="text"/>
    <style:style style:name="T375_19" style:family="text"/>
    <style:style style:name="T375_20" style:family="text"/>
    <style:style style:name="T375_21" style:family="text"/>
    <style:style style:name="T375_22" style:family="text"/>
    <style:style style:name="T375_23" style:family="text"/>
    <style:style style:name="T375_24" style:family="text"/>
    <style:style style:name="T375_25" style:family="text"/>
    <style:style style:name="T375_26" style:family="text"/>
    <style:style style:name="T375_27" style:family="text"/>
    <style:style style:name="T375_28" style:family="text"/>
    <style:style style:name="T375_29" style:family="text"/>
    <style:style style:name="T375_30" style:family="text"/>
    <style:style style:name="T375_31" style:family="text"/>
    <style:style style:name="T375_32" style:family="text"/>
    <style:style style:name="T375_33" style:family="text"/>
    <style:style style:name="T375_34" style:family="text"/>
    <style:style style:name="T375_35" style:family="text"/>
    <style:style style:name="T375_36" style:family="text"/>
    <style:style style:name="T375_37" style:family="text"/>
    <style:style style:name="T375_38" style:family="text"/>
    <style:style style:name="T375_39" style:family="text"/>
    <style:style style:name="T375_40" style:family="text"/>
    <style:style style:name="T375_41" style:family="text"/>
    <style:style style:name="T375_42" style:family="text"/>
    <style:style style:name="T375_43" style:family="text"/>
    <style:style style:name="T375_44" style:family="text"/>
    <style:style style:name="T375_45" style:family="text"/>
    <style:style style:name="T375_46" style:family="text"/>
    <style:style style:name="T375_47" style:family="text"/>
    <style:style style:name="T375_48" style:family="text"/>
    <style:style style:name="T375_49" style:family="text"/>
    <style:style style:name="T375_50" style:family="text"/>
    <style:style style:name="T375_51" style:family="text"/>
    <style:style style:name="T375_52" style:family="text"/>
    <style:style style:name="T375_53" style:family="text"/>
    <style:style style:name="T375_54" style:family="text"/>
    <style:style style:name="T375_55" style:family="text"/>
    <style:style style:name="T375_56" style:family="text"/>
    <style:style style:name="T375_57" style:family="text"/>
    <style:style style:name="T375_58" style:family="text"/>
    <style:style style:name="T375_59" style:family="text"/>
    <style:style style:name="T375_60" style:family="text"/>
    <style:style style:name="T375_61" style:family="text"/>
    <style:style style:name="T375_62" style:family="text"/>
    <style:style style:name="T375_63" style:family="text"/>
    <style:style style:name="T375_64" style:family="text"/>
    <style:style style:name="T375_65" style:family="text"/>
    <style:style style:name="T375_66" style:family="text"/>
    <style:style style:name="T375_67" style:family="text"/>
    <style:style style:name="T375_68" style:family="text"/>
    <style:style style:name="T375_69" style:family="text"/>
    <style:style style:name="T375_70" style:family="text"/>
    <style:style style:name="P376" style:family="paragraph" style:parent-style-name="Standard">
      <style:paragraph-properties fo:break-before="auto" fo:text-indent="0cm" fo:line-height="100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P377" style:family="paragraph" style:parent-style-name="Standard">
      <style:paragraph-properties fo:break-before="auto" fo:text-indent="0cm" fo:line-height="115%" fo:margin-top="0cm" style:writing-mode="lr-tb"/>
    </style:style>
    <style:style style:name="P378" style:family="paragraph" style:parent-style-name="Standard">
      <style:paragraph-properties fo:break-before="auto" fo:text-indent="0cm" fo:line-height="100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P379" style:family="paragraph" style:parent-style-name="Standard">
      <style:paragraph-properties fo:break-before="auto" fo:text-indent="0cm" fo:line-height="115%" fo:margin-top="0cm" style:writing-mode="lr-tb"/>
    </style:style>
    <style:style style:name="P380" style:family="paragraph" style:parent-style-name="Standard">
      <style:paragraph-properties fo:break-before="auto" fo:text-indent="0cm" fo:line-height="150%" fo:margin-top="0cm" style:writing-mode="lr-tb"/>
    </style:style>
    <style:style style:name="T380_1" style:family="text"/>
    <style:style style:name="T380_2" style:family="text"/>
    <style:style style:name="T380_3" style:family="text"/>
    <style:style style:name="P381" style:family="paragraph" style:parent-style-name="Standard">
      <style:paragraph-properties fo:break-before="auto" fo:text-indent="0cm" fo:line-height="150%" fo:margin-top="0cm" style:writing-mode="lr-tb"/>
    </style:style>
    <style:style style:name="T381_1" style:family="text"/>
    <style:style style:name="T381_2" style:family="text"/>
    <style:style style:name="T381_3" style:family="text"/>
    <style:style style:name="P382" style:family="paragraph" style:parent-style-name="Standard">
      <style:paragraph-properties fo:break-before="auto" fo:text-indent="0cm" fo:line-height="150%" fo:margin-top="0cm" style:writing-mode="lr-tb"/>
    </style:style>
    <style:style style:name="T382_1" style:family="text"/>
    <style:style style:name="T382_2" style:family="text"/>
    <style:style style:name="T382_3" style:family="text"/>
    <style:style style:name="P383" style:family="paragraph" style:parent-style-name="Standard">
      <style:paragraph-properties fo:break-before="auto" fo:text-indent="0cm" fo:line-height="150%" fo:margin-top="0cm" style:writing-mode="lr-tb"/>
    </style:style>
    <style:style style:name="T383_1" style:family="text"/>
    <style:style style:name="T383_2" style:family="text"/>
    <style:style style:name="T383_3" style:family="text"/>
    <style:style style:name="P384" style:family="paragraph" style:parent-style-name="Standard">
      <style:paragraph-properties fo:break-before="auto" fo:text-indent="0cm" fo:line-height="115%" fo:margin-top="0cm" style:writing-mode="lr-tb"/>
    </style:style>
    <style:style style:name="P385" style:family="paragraph" style:parent-style-name="Standard">
      <style:paragraph-properties fo:break-before="auto" fo:text-indent="0cm" fo:line-height="100%" fo:margin-top="0cm" style:writing-mode="lr-tb"/>
    </style:style>
    <style:style style:name="P38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font-weight="bold" style:font-weight-asian="bold" style:font-weight-complex="bold"/>
    </style:style>
    <style:style style:name="P38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87_1" style:family="text">
      <style:text-properties fo:font-weight="bold" style:font-weight-asian="bold" style:font-weight-complex="bold"/>
    </style:style>
    <style:style style:name="P38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font-weight="bold" style:font-weight-asian="bold" style:font-weight-complex="bold"/>
    </style:style>
    <style:style style:name="P38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font-weight="bold" style:font-weight-asian="bold" style:font-weight-complex="bold"/>
    </style:style>
    <style:style style:name="P390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90_1" style:family="text">
      <style:text-properties fo:font-size="14pt" style:font-size-asian="14pt" style:font-size-complex="14pt" fo:font-weight="bold" style:font-weight-asian="bold" style:font-weight-complex="bold"/>
    </style:style>
    <style:style style:name="T390_2" style:family="text">
      <style:text-properties fo:font-size="14pt" style:font-size-asian="14pt" style:font-size-complex="14pt" fo:font-weight="bold" style:font-weight-asian="bold" style:font-weight-complex="bold"/>
    </style:style>
    <style:style style:name="T390_3" style:family="text">
      <style:text-properties fo:font-size="14pt" style:font-size-asian="14pt" style:font-size-complex="14pt" fo:font-weight="bold" style:font-weight-asian="bold" style:font-weight-complex="bold"/>
    </style:style>
    <style:style style:name="P391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91_1" style:family="text">
      <style:text-properties fo:font-weight="bold" style:font-weight-asian="bold" style:font-weight-complex="bold"/>
    </style:style>
    <style:style style:name="T391_2" style:family="text">
      <style:text-properties fo:font-weight="bold" style:font-weight-asian="bold" style:font-weight-complex="bold"/>
    </style:style>
    <style:style style:name="T391_3" style:family="text">
      <style:text-properties fo:font-weight="bold" style:font-weight-asian="bold" style:font-weight-complex="bold"/>
    </style:style>
    <style:style style:name="T391_4" style:family="text">
      <style:text-properties fo:font-weight="bold" style:font-weight-asian="bold" style:font-weight-complex="bold"/>
    </style:style>
    <style:style style:name="T391_5" style:family="text">
      <style:text-properties fo:font-weight="bold" style:font-weight-asian="bold" style:font-weight-complex="bold"/>
    </style:style>
    <style:style style:name="P39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T392_12" style:family="text"/>
    <style:style style:name="T392_13" style:family="text"/>
    <style:style style:name="T392_14" style:family="text"/>
    <style:style style:name="T392_15" style:family="text"/>
    <style:style style:name="T392_16" style:family="text"/>
    <style:style style:name="T392_17" style:family="text"/>
    <style:style style:name="T392_18" style:family="text"/>
    <style:style style:name="T392_19" style:family="text"/>
    <style:style style:name="T392_20" style:family="text"/>
    <style:style style:name="T392_21" style:family="text"/>
    <style:style style:name="T392_22" style:family="text"/>
    <style:style style:name="T392_23" style:family="text"/>
    <style:style style:name="T392_24" style:family="text"/>
    <style:style style:name="T392_25" style:family="text"/>
    <style:style style:name="T392_26" style:family="text"/>
    <style:style style:name="T392_27" style:family="text"/>
    <style:style style:name="T392_28" style:family="text"/>
    <style:style style:name="T392_29" style:family="text"/>
    <style:style style:name="T392_30" style:family="text"/>
    <style:style style:name="P39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39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94_1" style:family="text">
      <style:text-properties fo:color="#0000ff"/>
    </style:style>
    <style:style style:name="T394_2" style:family="text">
      <style:text-properties fo:color="#0000ff"/>
    </style:style>
    <style:style style:name="T394_3" style:family="text">
      <style:text-properties fo:color="#0000ff"/>
    </style:style>
    <style:style style:name="T394_4" style:family="text">
      <style:text-properties fo:color="#0000ff"/>
    </style:style>
    <style:style style:name="T394_5" style:family="text">
      <style:text-properties fo:color="#0000ff"/>
    </style:style>
    <style:style style:name="T394_6" style:family="text">
      <style:text-properties fo:color="#0000ff"/>
    </style:style>
    <style:style style:name="T394_7" style:family="text">
      <style:text-properties fo:color="#0000ff"/>
    </style:style>
    <style:style style:name="T394_8" style:family="text">
      <style:text-properties fo:color="#0000ff"/>
    </style:style>
    <style:style style:name="T394_9" style:family="text">
      <style:text-properties fo:color="#0000ff"/>
    </style:style>
    <style:style style:name="T394_10" style:family="text">
      <style:text-properties fo:color="#0000ff"/>
    </style:style>
    <style:style style:name="T394_11" style:family="text">
      <style:text-properties fo:color="#0000ff"/>
    </style:style>
    <style:style style:name="T394_12" style:family="text">
      <style:text-properties fo:color="#0000ff"/>
    </style:style>
    <style:style style:name="T394_13" style:family="text">
      <style:text-properties fo:color="#0000ff"/>
    </style:style>
    <style:style style:name="T394_14" style:family="text">
      <style:text-properties fo:color="#0000ff"/>
    </style:style>
    <style:style style:name="T394_15" style:family="text">
      <style:text-properties fo:color="#0000ff"/>
    </style:style>
    <style:style style:name="T394_16" style:family="text">
      <style:text-properties fo:color="#0000ff"/>
    </style:style>
    <style:style style:name="T394_17" style:family="text">
      <style:text-properties fo:color="#0000ff"/>
    </style:style>
    <style:style style:name="T394_18" style:family="text">
      <style:text-properties fo:color="#0000ff"/>
    </style:style>
    <style:style style:name="T394_19" style:family="text">
      <style:text-properties fo:color="#0000ff"/>
    </style:style>
    <style:style style:name="T394_20" style:family="text">
      <style:text-properties fo:color="#0000ff"/>
    </style:style>
    <style:style style:name="T394_21" style:family="text">
      <style:text-properties fo:color="#0000ff"/>
    </style:style>
    <style:style style:name="T394_22" style:family="text">
      <style:text-properties fo:color="#0000ff"/>
    </style:style>
    <style:style style:name="T394_23" style:family="text">
      <style:text-properties fo:color="#0000ff"/>
    </style:style>
    <style:style style:name="T394_24" style:family="text">
      <style:text-properties fo:color="#0000ff"/>
    </style:style>
    <style:style style:name="T394_25" style:family="text">
      <style:text-properties fo:color="#0000ff"/>
    </style:style>
    <style:style style:name="T394_26" style:family="text">
      <style:text-properties fo:color="#0000ff"/>
    </style:style>
    <style:style style:name="T394_27" style:family="text">
      <style:text-properties fo:color="#0000ff"/>
    </style:style>
    <style:style style:name="T394_28" style:family="text">
      <style:text-properties fo:color="#0000ff"/>
    </style:style>
    <style:style style:name="T394_29" style:family="text">
      <style:text-properties fo:color="#0000ff"/>
    </style:style>
    <style:style style:name="T394_30" style:family="text">
      <style:text-properties fo:color="#0000ff"/>
    </style:style>
    <style:style style:name="T394_31" style:family="text">
      <style:text-properties fo:color="#0000ff"/>
    </style:style>
    <style:style style:name="T394_32" style:family="text">
      <style:text-properties fo:color="#0000ff"/>
    </style:style>
    <style:style style:name="T394_33" style:family="text">
      <style:text-properties fo:color="#0000ff"/>
    </style:style>
    <style:style style:name="T394_34" style:family="text">
      <style:text-properties fo:color="#0000ff"/>
    </style:style>
    <style:style style:name="T394_35" style:family="text">
      <style:text-properties fo:color="#0000ff"/>
    </style:style>
    <style:style style:name="T394_36" style:family="text">
      <style:text-properties fo:color="#0000ff"/>
    </style:style>
    <style:style style:name="T394_37" style:family="text">
      <style:text-properties fo:color="#0000ff"/>
    </style:style>
    <style:style style:name="T394_38" style:family="text">
      <style:text-properties fo:color="#0000ff"/>
    </style:style>
    <style:style style:name="T394_39" style:family="text">
      <style:text-properties fo:color="#0000ff"/>
    </style:style>
    <style:style style:name="T394_40" style:family="text">
      <style:text-properties fo:color="#0000ff"/>
    </style:style>
    <style:style style:name="P39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color="#0000ff"/>
    </style:style>
    <style:style style:name="P39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96_1" style:family="text">
      <style:text-properties fo:color="#0000ff"/>
    </style:style>
    <style:style style:name="T396_2" style:family="text">
      <style:text-properties fo:color="#0000ff"/>
    </style:style>
    <style:style style:name="T396_3" style:family="text">
      <style:text-properties fo:color="#0000ff"/>
    </style:style>
    <style:style style:name="T396_4" style:family="text">
      <style:text-properties fo:color="#0000ff"/>
    </style:style>
    <style:style style:name="T396_5" style:family="text">
      <style:text-properties fo:color="#0000ff"/>
    </style:style>
    <style:style style:name="T396_6" style:family="text">
      <style:text-properties fo:color="#0000ff"/>
    </style:style>
    <style:style style:name="T396_7" style:family="text">
      <style:text-properties fo:color="#0000ff"/>
    </style:style>
    <style:style style:name="T396_8" style:family="text">
      <style:text-properties fo:color="#0000ff"/>
    </style:style>
    <style:style style:name="T396_9" style:family="text">
      <style:text-properties fo:color="#0000ff"/>
    </style:style>
    <style:style style:name="T396_10" style:family="text">
      <style:text-properties fo:color="#0000ff"/>
    </style:style>
    <style:style style:name="T396_11" style:family="text">
      <style:text-properties fo:color="#0000ff"/>
    </style:style>
    <style:style style:name="T396_12" style:family="text">
      <style:text-properties fo:color="#0000ff"/>
    </style:style>
    <style:style style:name="T396_13" style:family="text">
      <style:text-properties fo:color="#0000ff"/>
    </style:style>
    <style:style style:name="T396_14" style:family="text">
      <style:text-properties fo:color="#0000ff"/>
    </style:style>
    <style:style style:name="T396_15" style:family="text">
      <style:text-properties fo:color="#0000ff"/>
    </style:style>
    <style:style style:name="T396_16" style:family="text">
      <style:text-properties fo:color="#0000ff"/>
    </style:style>
    <style:style style:name="T396_17" style:family="text">
      <style:text-properties fo:color="#0000ff"/>
    </style:style>
    <style:style style:name="T396_18" style:family="text">
      <style:text-properties fo:color="#0000ff"/>
    </style:style>
    <style:style style:name="T396_19" style:family="text">
      <style:text-properties fo:color="#0000ff"/>
    </style:style>
    <style:style style:name="T396_20" style:family="text">
      <style:text-properties fo:color="#0000ff"/>
    </style:style>
    <style:style style:name="T396_21" style:family="text">
      <style:text-properties fo:color="#0000ff"/>
    </style:style>
    <style:style style:name="T396_22" style:family="text">
      <style:text-properties fo:color="#0000ff"/>
    </style:style>
    <style:style style:name="T396_23" style:family="text">
      <style:text-properties fo:color="#0000ff"/>
    </style:style>
    <style:style style:name="P39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97_1" style:family="text">
      <style:text-properties fo:color="#0000ff"/>
    </style:style>
    <style:style style:name="T397_2" style:family="text">
      <style:text-properties fo:color="#0000ff"/>
    </style:style>
    <style:style style:name="T397_3" style:family="text">
      <style:text-properties fo:color="#0000ff"/>
    </style:style>
    <style:style style:name="T397_4" style:family="text">
      <style:text-properties fo:color="#0000ff"/>
    </style:style>
    <style:style style:name="T397_5" style:family="text">
      <style:text-properties fo:color="#0000ff"/>
    </style:style>
    <style:style style:name="T397_6" style:family="text">
      <style:text-properties fo:color="#0000ff"/>
    </style:style>
    <style:style style:name="T397_7" style:family="text">
      <style:text-properties fo:color="#0000ff"/>
    </style:style>
    <style:style style:name="T397_8" style:family="text">
      <style:text-properties fo:color="#0000ff"/>
    </style:style>
    <style:style style:name="T397_9" style:family="text">
      <style:text-properties fo:color="#0000ff"/>
    </style:style>
    <style:style style:name="T397_10" style:family="text">
      <style:text-properties fo:color="#0000ff"/>
    </style:style>
    <style:style style:name="T397_11" style:family="text">
      <style:text-properties fo:color="#0000ff"/>
    </style:style>
    <style:style style:name="T397_12" style:family="text">
      <style:text-properties fo:color="#0000ff"/>
    </style:style>
    <style:style style:name="T397_13" style:family="text">
      <style:text-properties fo:color="#0000ff"/>
    </style:style>
    <style:style style:name="T397_14" style:family="text">
      <style:text-properties fo:color="#0000ff"/>
    </style:style>
    <style:style style:name="T397_15" style:family="text">
      <style:text-properties fo:color="#0000ff"/>
    </style:style>
    <style:style style:name="P39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98_1" style:family="text">
      <style:text-properties fo:color="#0000ff"/>
    </style:style>
    <style:style style:name="T398_2" style:family="text">
      <style:text-properties fo:color="#0000ff"/>
    </style:style>
    <style:style style:name="T398_3" style:family="text">
      <style:text-properties fo:color="#0000ff"/>
    </style:style>
    <style:style style:name="T398_4" style:family="text">
      <style:text-properties fo:color="#0000ff"/>
    </style:style>
    <style:style style:name="T398_5" style:family="text">
      <style:text-properties fo:color="#0000ff"/>
    </style:style>
    <style:style style:name="T398_6" style:family="text">
      <style:text-properties fo:color="#0000ff"/>
    </style:style>
    <style:style style:name="T398_7" style:family="text">
      <style:text-properties fo:color="#0000ff"/>
    </style:style>
    <style:style style:name="T398_8" style:family="text">
      <style:text-properties fo:color="#0000ff"/>
    </style:style>
    <style:style style:name="T398_9" style:family="text">
      <style:text-properties fo:color="#0000ff"/>
    </style:style>
    <style:style style:name="T398_10" style:family="text">
      <style:text-properties fo:color="#0000ff"/>
    </style:style>
    <style:style style:name="T398_11" style:family="text">
      <style:text-properties fo:color="#0000ff"/>
    </style:style>
    <style:style style:name="T398_12" style:family="text">
      <style:text-properties fo:color="#0000ff"/>
    </style:style>
    <style:style style:name="T398_13" style:family="text">
      <style:text-properties fo:color="#0000ff"/>
    </style:style>
    <style:style style:name="T398_14" style:family="text">
      <style:text-properties fo:color="#0000ff"/>
    </style:style>
    <style:style style:name="T398_15" style:family="text">
      <style:text-properties fo:color="#0000ff"/>
    </style:style>
    <style:style style:name="T398_16" style:family="text">
      <style:text-properties fo:color="#0000ff"/>
    </style:style>
    <style:style style:name="T398_17" style:family="text">
      <style:text-properties fo:color="#0000ff"/>
    </style:style>
    <style:style style:name="T398_18" style:family="text">
      <style:text-properties fo:color="#0000ff"/>
    </style:style>
    <style:style style:name="T398_19" style:family="text">
      <style:text-properties fo:color="#0000ff"/>
    </style:style>
    <style:style style:name="P39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99_1" style:family="text">
      <style:text-properties fo:color="#0000ff"/>
    </style:style>
    <style:style style:name="T399_2" style:family="text">
      <style:text-properties fo:color="#0000ff"/>
    </style:style>
    <style:style style:name="T399_3" style:family="text">
      <style:text-properties fo:color="#0000ff"/>
    </style:style>
    <style:style style:name="T399_4" style:family="text">
      <style:text-properties fo:color="#0000ff"/>
    </style:style>
    <style:style style:name="T399_5" style:family="text">
      <style:text-properties fo:color="#0000ff"/>
    </style:style>
    <style:style style:name="T399_6" style:family="text">
      <style:text-properties fo:color="#0000ff"/>
    </style:style>
    <style:style style:name="T399_7" style:family="text">
      <style:text-properties fo:color="#0000ff"/>
    </style:style>
    <style:style style:name="T399_8" style:family="text">
      <style:text-properties fo:color="#0000ff"/>
    </style:style>
    <style:style style:name="T399_9" style:family="text">
      <style:text-properties fo:color="#0000ff"/>
    </style:style>
    <style:style style:name="T399_10" style:family="text">
      <style:text-properties fo:color="#0000ff"/>
    </style:style>
    <style:style style:name="T399_11" style:family="text">
      <style:text-properties fo:color="#0000ff"/>
    </style:style>
    <style:style style:name="T399_12" style:family="text">
      <style:text-properties fo:color="#0000ff"/>
    </style:style>
    <style:style style:name="T399_13" style:family="text">
      <style:text-properties fo:color="#0000ff"/>
    </style:style>
    <style:style style:name="T399_14" style:family="text">
      <style:text-properties fo:color="#0000ff"/>
    </style:style>
    <style:style style:name="T399_15" style:family="text">
      <style:text-properties fo:color="#0000ff"/>
    </style:style>
    <style:style style:name="T399_16" style:family="text">
      <style:text-properties fo:color="#0000ff"/>
    </style:style>
    <style:style style:name="T399_17" style:family="text">
      <style:text-properties fo:color="#0000ff"/>
    </style:style>
    <style:style style:name="T399_18" style:family="text">
      <style:text-properties fo:color="#0000ff"/>
    </style:style>
    <style:style style:name="T399_19" style:family="text">
      <style:text-properties fo:color="#0000ff"/>
    </style:style>
    <style:style style:name="T399_20" style:family="text">
      <style:text-properties fo:color="#0000ff"/>
    </style:style>
    <style:style style:name="T399_21" style:family="text">
      <style:text-properties fo:color="#0000ff"/>
    </style:style>
    <style:style style:name="T399_22" style:family="text">
      <style:text-properties fo:color="#0000ff"/>
    </style:style>
    <style:style style:name="T399_23" style:family="text">
      <style:text-properties fo:color="#0000ff"/>
    </style:style>
    <style:style style:name="T399_24" style:family="text">
      <style:text-properties fo:color="#0000ff"/>
    </style:style>
    <style:style style:name="T399_25" style:family="text">
      <style:text-properties fo:color="#0000ff"/>
    </style:style>
    <style:style style:name="T399_26" style:family="text">
      <style:text-properties fo:color="#0000ff"/>
    </style:style>
    <style:style style:name="T399_27" style:family="text">
      <style:text-properties fo:color="#0000ff"/>
    </style:style>
    <style:style style:name="T399_28" style:family="text">
      <style:text-properties fo:color="#0000ff"/>
    </style:style>
    <style:style style:name="T399_29" style:family="text">
      <style:text-properties fo:color="#0000ff"/>
    </style:style>
    <style:style style:name="T399_30" style:family="text">
      <style:text-properties fo:color="#0000ff"/>
    </style:style>
    <style:style style:name="T399_31" style:family="text">
      <style:text-properties fo:color="#0000ff"/>
    </style:style>
    <style:style style:name="T399_32" style:family="text">
      <style:text-properties fo:color="#0000ff"/>
    </style:style>
    <style:style style:name="T399_33" style:family="text">
      <style:text-properties fo:color="#0000ff"/>
    </style:style>
    <style:style style:name="T399_34" style:family="text">
      <style:text-properties fo:color="#0000ff"/>
    </style:style>
    <style:style style:name="P40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40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402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02_1" style:family="text">
      <style:text-properties fo:font-size="14pt" style:font-size-asian="14pt" style:font-size-complex="14pt" fo:font-weight="bold" style:font-weight-asian="bold" style:font-weight-complex="bold"/>
    </style:style>
    <style:style style:name="T402_2" style:family="text">
      <style:text-properties fo:font-size="14pt" style:font-size-asian="14pt" style:font-size-complex="14pt" fo:font-weight="bold" style:font-weight-asian="bold" style:font-weight-complex="bold"/>
    </style:style>
    <style:style style:name="T402_3" style:family="text">
      <style:text-properties fo:font-size="14pt" style:font-size-asian="14pt" style:font-size-complex="14pt" fo:font-weight="bold" style:font-weight-asian="bold" style:font-weight-complex="bold"/>
    </style:style>
    <style:style style:name="P403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03_1" style:family="text">
      <style:text-properties fo:font-weight="bold" style:font-weight-asian="bold" style:font-weight-complex="bold"/>
    </style:style>
    <style:style style:name="T403_2" style:family="text">
      <style:text-properties fo:font-weight="bold" style:font-weight-asian="bold" style:font-weight-complex="bold"/>
    </style:style>
    <style:style style:name="T403_3" style:family="text">
      <style:text-properties fo:font-weight="bold" style:font-weight-asian="bold" style:font-weight-complex="bold"/>
    </style:style>
    <style:style style:name="T403_4" style:family="text">
      <style:text-properties fo:font-weight="bold" style:font-weight-asian="bold" style:font-weight-complex="bold"/>
    </style:style>
    <style:style style:name="T403_5" style:family="text">
      <style:text-properties fo:font-weight="bold" style:font-weight-asian="bold" style:font-weight-complex="bold"/>
    </style:style>
    <style:style style:name="P40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P40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40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T406_9" style:family="text"/>
    <style:style style:name="T406_10" style:family="text"/>
    <style:style style:name="T406_11" style:family="text"/>
    <style:style style:name="T406_12" style:family="text"/>
    <style:style style:name="T406_13" style:family="text"/>
    <style:style style:name="T406_14" style:family="text"/>
    <style:style style:name="P40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408" style:family="paragraph" style:parent-style-name="Standard">
      <style:paragraph-properties fo:text-align="center" fo:break-before="auto" fo:text-indent="0cm" fo:line-height="115%" fo:margin-top="0cm" style:writing-mode="lr-tb"/>
    </style:style>
    <style:style style:name="T408_1" style:family="text">
      <style:text-properties fo:color="#0000ff" fo:font-size="14pt" style:font-size-asian="14pt" style:font-size-complex="14pt" fo:font-weight="bold" style:font-weight-asian="bold" style:font-weight-complex="bold"/>
    </style:style>
    <style:style style:name="T408_2" style:family="text">
      <style:text-properties fo:color="#0000ff" fo:font-size="14pt" style:font-size-asian="14pt" style:font-size-complex="14pt" fo:font-weight="bold" style:font-weight-asian="bold" style:font-weight-complex="bold"/>
    </style:style>
    <style:style style:name="P409" style:family="paragraph" style:parent-style-name="Standard">
      <style:paragraph-properties fo:text-align="center" fo:break-before="auto" fo:text-indent="0cm" fo:line-height="115%" fo:margin-top="0cm" style:writing-mode="lr-tb"/>
    </style:style>
    <style:style style:name="T409_1" style:family="text">
      <style:text-properties fo:color="#0000ff" fo:font-size="14pt" style:font-size-asian="14pt" style:font-size-complex="14pt" fo:font-weight="bold" style:font-weight-asian="bold" style:font-weight-complex="bold"/>
    </style:style>
    <style:style style:name="T409_2" style:family="text">
      <style:text-properties fo:color="#0000ff" fo:font-size="14pt" style:font-size-asian="14pt" style:font-size-complex="14pt" fo:font-weight="bold" style:font-weight-asian="bold" style:font-weight-complex="bold"/>
    </style:style>
    <style:style style:name="T409_3" style:family="text">
      <style:text-properties fo:color="#0000ff" fo:font-size="14pt" style:font-size-asian="14pt" style:font-size-complex="14pt" fo:font-weight="bold" style:font-weight-asian="bold" style:font-weight-complex="bold"/>
    </style:style>
    <style:style style:name="P410" style:family="paragraph" style:parent-style-name="Standard">
      <style:paragraph-properties fo:break-before="auto" fo:text-indent="0cm" fo:line-height="115%" fo:margin-top="0cm" style:writing-mode="lr-tb"/>
      <style:text-properties fo:color="#0000ff" fo:font-weight="bold" style:font-weight-asian="bold" style:font-weight-complex="bold"/>
    </style:style>
    <style:style style:name="P41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11_1" style:family="text">
      <style:text-properties fo:color="#0000ff" fo:font-weight="bold" style:font-weight-asian="bold" style:font-weight-complex="bold"/>
    </style:style>
    <style:style style:name="T411_2" style:family="text">
      <style:text-properties fo:color="#0000ff" fo:font-weight="bold" style:font-weight-asian="bold" style:font-weight-complex="bold"/>
    </style:style>
    <style:style style:name="T411_3" style:family="text">
      <style:text-properties fo:color="#0000ff" fo:font-weight="bold" style:font-weight-asian="bold" style:font-weight-complex="bold"/>
    </style:style>
    <style:style style:name="T411_4" style:family="text">
      <style:text-properties fo:color="#0000ff" fo:font-weight="bold" style:font-weight-asian="bold" style:font-weight-complex="bold"/>
    </style:style>
    <style:style style:name="T411_5" style:family="text">
      <style:text-properties fo:color="#0000ff" fo:font-weight="bold" style:font-weight-asian="bold" style:font-weight-complex="bold"/>
    </style:style>
    <style:style style:name="T411_6" style:family="text">
      <style:text-properties fo:color="#0000ff" fo:font-weight="bold" style:font-weight-asian="bold" style:font-weight-complex="bold"/>
    </style:style>
    <style:style style:name="T411_7" style:family="text">
      <style:text-properties fo:color="#0000ff" fo:font-weight="bold" style:font-weight-asian="bold" style:font-weight-complex="bold"/>
    </style:style>
    <style:style style:name="T411_8" style:family="text">
      <style:text-properties fo:color="#0000ff" fo:font-weight="bold" style:font-weight-asian="bold" style:font-weight-complex="bold"/>
    </style:style>
    <style:style style:name="T411_9" style:family="text">
      <style:text-properties fo:color="#0000ff" fo:font-weight="bold" style:font-weight-asian="bold" style:font-weight-complex="bold"/>
    </style:style>
    <style:style style:name="P41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12_1" style:family="text">
      <style:text-properties fo:color="#0000ff"/>
    </style:style>
    <style:style style:name="T412_2" style:family="text">
      <style:text-properties fo:color="#0000ff"/>
    </style:style>
    <style:style style:name="T412_3" style:family="text">
      <style:text-properties fo:color="#0000ff"/>
    </style:style>
    <style:style style:name="T412_4" style:family="text">
      <style:text-properties fo:color="#0000ff"/>
    </style:style>
    <style:style style:name="T412_5" style:family="text">
      <style:text-properties fo:color="#0000ff"/>
    </style:style>
    <style:style style:name="T412_6" style:family="text">
      <style:text-properties fo:color="#0000ff"/>
    </style:style>
    <style:style style:name="T412_7" style:family="text">
      <style:text-properties fo:color="#0000ff"/>
    </style:style>
    <style:style style:name="T412_8" style:family="text">
      <style:text-properties fo:color="#0000ff"/>
    </style:style>
    <style:style style:name="T412_9" style:family="text">
      <style:text-properties fo:color="#0000ff"/>
    </style:style>
    <style:style style:name="T412_10" style:family="text">
      <style:text-properties fo:color="#0000ff"/>
    </style:style>
    <style:style style:name="T412_11" style:family="text">
      <style:text-properties fo:color="#0000ff"/>
    </style:style>
    <style:style style:name="T412_12" style:family="text">
      <style:text-properties fo:color="#0000ff"/>
    </style:style>
    <style:style style:name="T412_13" style:family="text">
      <style:text-properties fo:color="#0000ff"/>
    </style:style>
    <style:style style:name="T412_14" style:family="text">
      <style:text-properties fo:color="#0000ff"/>
    </style:style>
    <style:style style:name="T412_15" style:family="text">
      <style:text-properties fo:color="#0000ff"/>
    </style:style>
    <style:style style:name="T412_16" style:family="text">
      <style:text-properties fo:color="#0000ff"/>
    </style:style>
    <style:style style:name="T412_17" style:family="text">
      <style:text-properties fo:color="#0000ff"/>
    </style:style>
    <style:style style:name="T412_18" style:family="text">
      <style:text-properties fo:color="#0000ff"/>
    </style:style>
    <style:style style:name="T412_19" style:family="text">
      <style:text-properties fo:color="#0000ff"/>
    </style:style>
    <style:style style:name="T412_20" style:family="text">
      <style:text-properties fo:color="#0000ff"/>
    </style:style>
    <style:style style:name="T412_21" style:family="text">
      <style:text-properties fo:color="#0000ff"/>
    </style:style>
    <style:style style:name="T412_22" style:family="text">
      <style:text-properties fo:color="#0000ff"/>
    </style:style>
    <style:style style:name="T412_23" style:family="text">
      <style:text-properties fo:color="#0000ff"/>
    </style:style>
    <style:style style:name="T412_24" style:family="text">
      <style:text-properties fo:color="#0000ff"/>
    </style:style>
    <style:style style:name="T412_25" style:family="text">
      <style:text-properties fo:color="#0000ff"/>
    </style:style>
    <style:style style:name="T412_26" style:family="text">
      <style:text-properties fo:color="#0000ff"/>
    </style:style>
    <style:style style:name="T412_27" style:family="text">
      <style:text-properties fo:color="#0000ff"/>
    </style:style>
    <style:style style:name="T412_28" style:family="text">
      <style:text-properties fo:color="#0000ff"/>
    </style:style>
    <style:style style:name="T412_29" style:family="text">
      <style:text-properties fo:color="#0000ff"/>
    </style:style>
    <style:style style:name="T412_30" style:family="text">
      <style:text-properties fo:color="#0000ff"/>
    </style:style>
    <style:style style:name="T412_31" style:family="text">
      <style:text-properties fo:color="#0000ff"/>
    </style:style>
    <style:style style:name="T412_32" style:family="text">
      <style:text-properties fo:color="#0000ff"/>
    </style:style>
    <style:style style:name="T412_33" style:family="text">
      <style:text-properties fo:color="#0000ff"/>
    </style:style>
    <style:style style:name="T412_34" style:family="text">
      <style:text-properties fo:color="#0000ff"/>
    </style:style>
    <style:style style:name="T412_35" style:family="text">
      <style:text-properties fo:color="#0000ff"/>
    </style:style>
    <style:style style:name="T412_36" style:family="text">
      <style:text-properties fo:color="#0000ff"/>
    </style:style>
    <style:style style:name="T412_37" style:family="text">
      <style:text-properties fo:color="#0000ff"/>
    </style:style>
    <style:style style:name="T412_38" style:family="text">
      <style:text-properties fo:color="#0000ff"/>
    </style:style>
    <style:style style:name="T412_39" style:family="text">
      <style:text-properties fo:color="#0000ff"/>
    </style:style>
    <style:style style:name="T412_40" style:family="text">
      <style:text-properties fo:color="#0000ff"/>
    </style:style>
    <style:style style:name="T412_41" style:family="text">
      <style:text-properties fo:color="#0000ff"/>
    </style:style>
    <style:style style:name="T412_42" style:family="text">
      <style:text-properties fo:color="#0000ff"/>
    </style:style>
    <style:style style:name="T412_43" style:family="text">
      <style:text-properties fo:color="#0000ff"/>
    </style:style>
    <style:style style:name="T412_44" style:family="text">
      <style:text-properties fo:color="#0000ff"/>
    </style:style>
    <style:style style:name="T412_45" style:family="text">
      <style:text-properties fo:color="#0000ff"/>
    </style:style>
    <style:style style:name="T412_46" style:family="text">
      <style:text-properties fo:color="#0000ff"/>
    </style:style>
    <style:style style:name="T412_47" style:family="text">
      <style:text-properties fo:color="#0000ff"/>
    </style:style>
    <style:style style:name="T412_48" style:family="text">
      <style:text-properties fo:color="#0000ff"/>
    </style:style>
    <style:style style:name="T412_49" style:family="text">
      <style:text-properties fo:color="#0000ff"/>
    </style:style>
    <style:style style:name="T412_50" style:family="text">
      <style:text-properties fo:color="#0000ff"/>
    </style:style>
    <style:style style:name="T412_51" style:family="text">
      <style:text-properties fo:color="#0000ff"/>
    </style:style>
    <style:style style:name="T412_52" style:family="text">
      <style:text-properties fo:color="#0000ff"/>
    </style:style>
    <style:style style:name="T412_53" style:family="text">
      <style:text-properties fo:color="#0000ff"/>
    </style:style>
    <style:style style:name="T412_54" style:family="text">
      <style:text-properties fo:color="#0000ff"/>
    </style:style>
    <style:style style:name="T412_55" style:family="text">
      <style:text-properties fo:color="#0000ff"/>
    </style:style>
    <style:style style:name="T412_56" style:family="text">
      <style:text-properties fo:color="#0000ff"/>
    </style:style>
    <style:style style:name="T412_57" style:family="text">
      <style:text-properties fo:color="#0000ff"/>
    </style:style>
    <style:style style:name="T412_58" style:family="text">
      <style:text-properties fo:color="#0000ff"/>
    </style:style>
    <style:style style:name="T412_59" style:family="text">
      <style:text-properties fo:color="#0000ff"/>
    </style:style>
    <style:style style:name="T412_60" style:family="text">
      <style:text-properties fo:color="#0000ff"/>
    </style:style>
    <style:style style:name="T412_61" style:family="text">
      <style:text-properties fo:color="#0000ff"/>
    </style:style>
    <style:style style:name="T412_62" style:family="text">
      <style:text-properties fo:color="#0000ff"/>
    </style:style>
    <style:style style:name="T412_63" style:family="text">
      <style:text-properties fo:color="#0000ff"/>
    </style:style>
    <style:style style:name="T412_64" style:family="text">
      <style:text-properties fo:color="#0000ff"/>
    </style:style>
    <style:style style:name="T412_65" style:family="text">
      <style:text-properties fo:color="#0000ff"/>
    </style:style>
    <style:style style:name="T412_66" style:family="text">
      <style:text-properties fo:color="#0000ff"/>
    </style:style>
    <style:style style:name="T412_67" style:family="text">
      <style:text-properties fo:color="#0000ff"/>
    </style:style>
    <style:style style:name="T412_68" style:family="text">
      <style:text-properties fo:color="#0000ff"/>
    </style:style>
    <style:style style:name="T412_69" style:family="text">
      <style:text-properties fo:color="#0000ff"/>
    </style:style>
    <style:style style:name="T412_70" style:family="text">
      <style:text-properties fo:color="#0000ff"/>
    </style:style>
    <style:style style:name="T412_71" style:family="text">
      <style:text-properties fo:color="#0000ff"/>
    </style:style>
    <style:style style:name="T412_72" style:family="text">
      <style:text-properties fo:color="#0000ff"/>
    </style:style>
    <style:style style:name="T412_73" style:family="text">
      <style:text-properties fo:color="#0000ff"/>
    </style:style>
    <style:style style:name="T412_74" style:family="text">
      <style:text-properties fo:color="#0000ff"/>
    </style:style>
    <style:style style:name="T412_75" style:family="text">
      <style:text-properties fo:color="#0000ff"/>
    </style:style>
    <style:style style:name="T412_76" style:family="text">
      <style:text-properties fo:color="#0000ff"/>
    </style:style>
    <style:style style:name="T412_77" style:family="text">
      <style:text-properties fo:color="#0000ff"/>
    </style:style>
    <style:style style:name="T412_78" style:family="text">
      <style:text-properties fo:color="#0000ff"/>
    </style:style>
    <style:style style:name="T412_79" style:family="text">
      <style:text-properties fo:color="#0000ff"/>
    </style:style>
    <style:style style:name="T412_80" style:family="text">
      <style:text-properties fo:color="#0000ff"/>
    </style:style>
    <style:style style:name="T412_81" style:family="text">
      <style:text-properties fo:color="#0000ff"/>
    </style:style>
    <style:style style:name="T412_82" style:family="text">
      <style:text-properties fo:color="#0000ff"/>
    </style:style>
    <style:style style:name="T412_83" style:family="text">
      <style:text-properties fo:color="#0000ff"/>
    </style:style>
    <style:style style:name="T412_84" style:family="text">
      <style:text-properties fo:color="#0000ff"/>
    </style:style>
    <style:style style:name="T412_85" style:family="text">
      <style:text-properties fo:color="#0000ff"/>
    </style:style>
    <style:style style:name="T412_86" style:family="text">
      <style:text-properties fo:color="#0000ff"/>
    </style:style>
    <style:style style:name="T412_87" style:family="text">
      <style:text-properties fo:color="#0000ff"/>
    </style:style>
    <style:style style:name="T412_88" style:family="text">
      <style:text-properties fo:color="#0000ff"/>
    </style:style>
    <style:style style:name="T412_89" style:family="text">
      <style:text-properties fo:color="#0000ff"/>
    </style:style>
    <style:style style:name="T412_90" style:family="text">
      <style:text-properties fo:color="#0000ff"/>
    </style:style>
    <style:style style:name="T412_91" style:family="text">
      <style:text-properties fo:color="#0000ff"/>
    </style:style>
    <style:style style:name="T412_92" style:family="text">
      <style:text-properties fo:color="#0000ff"/>
    </style:style>
    <style:style style:name="T412_93" style:family="text">
      <style:text-properties fo:color="#0000ff"/>
    </style:style>
    <style:style style:name="T412_94" style:family="text">
      <style:text-properties fo:color="#0000ff"/>
    </style:style>
    <style:style style:name="T412_95" style:family="text">
      <style:text-properties fo:color="#0000ff"/>
    </style:style>
    <style:style style:name="T412_96" style:family="text">
      <style:text-properties fo:color="#0000ff"/>
    </style:style>
    <style:style style:name="T412_97" style:family="text">
      <style:text-properties fo:color="#0000ff"/>
    </style:style>
    <style:style style:name="T412_98" style:family="text">
      <style:text-properties fo:color="#0000ff"/>
    </style:style>
    <style:style style:name="T412_99" style:family="text">
      <style:text-properties fo:color="#0000ff"/>
    </style:style>
    <style:style style:name="T412_100" style:family="text">
      <style:text-properties fo:color="#0000ff"/>
    </style:style>
    <style:style style:name="T412_101" style:family="text">
      <style:text-properties fo:color="#0000ff"/>
    </style:style>
    <style:style style:name="T412_102" style:family="text">
      <style:text-properties fo:color="#0000ff"/>
    </style:style>
    <style:style style:name="T412_103" style:family="text">
      <style:text-properties fo:color="#0000ff"/>
    </style:style>
    <style:style style:name="T412_104" style:family="text">
      <style:text-properties fo:color="#0000ff"/>
    </style:style>
    <style:style style:name="T412_105" style:family="text">
      <style:text-properties fo:color="#0000ff"/>
    </style:style>
    <style:style style:name="T412_106" style:family="text">
      <style:text-properties fo:color="#0000ff"/>
    </style:style>
    <style:style style:name="T412_107" style:family="text">
      <style:text-properties fo:color="#0000ff"/>
    </style:style>
    <style:style style:name="T412_108" style:family="text">
      <style:text-properties fo:color="#0000ff"/>
    </style:style>
    <style:style style:name="T412_109" style:family="text">
      <style:text-properties fo:color="#0000ff"/>
    </style:style>
    <style:style style:name="T412_110" style:family="text">
      <style:text-properties fo:color="#0000ff"/>
    </style:style>
    <style:style style:name="T412_111" style:family="text">
      <style:text-properties fo:color="#0000ff"/>
    </style:style>
    <style:style style:name="T412_112" style:family="text">
      <style:text-properties fo:color="#0000ff"/>
    </style:style>
    <style:style style:name="T412_113" style:family="text">
      <style:text-properties fo:color="#0000ff"/>
    </style:style>
    <style:style style:name="T412_114" style:family="text">
      <style:text-properties fo:color="#0000ff"/>
    </style:style>
    <style:style style:name="T412_115" style:family="text">
      <style:text-properties fo:color="#0000ff"/>
    </style:style>
    <style:style style:name="T412_116" style:family="text">
      <style:text-properties fo:color="#0000ff"/>
    </style:style>
    <style:style style:name="T412_117" style:family="text">
      <style:text-properties fo:color="#0000ff"/>
    </style:style>
    <style:style style:name="T412_118" style:family="text">
      <style:text-properties fo:color="#0000ff"/>
    </style:style>
    <style:style style:name="T412_119" style:family="text">
      <style:text-properties fo:color="#0000ff"/>
    </style:style>
    <style:style style:name="T412_120" style:family="text">
      <style:text-properties fo:color="#0000ff"/>
    </style:style>
    <style:style style:name="T412_121" style:family="text">
      <style:text-properties fo:color="#0000ff"/>
    </style:style>
    <style:style style:name="T412_122" style:family="text">
      <style:text-properties fo:color="#0000ff"/>
    </style:style>
    <style:style style:name="T412_123" style:family="text">
      <style:text-properties fo:color="#0000ff"/>
    </style:style>
    <style:style style:name="T412_124" style:family="text">
      <style:text-properties fo:color="#0000ff"/>
    </style:style>
    <style:style style:name="T412_125" style:family="text">
      <style:text-properties fo:color="#0000ff"/>
    </style:style>
    <style:style style:name="T412_126" style:family="text">
      <style:text-properties fo:color="#0000ff"/>
    </style:style>
    <style:style style:name="T412_127" style:family="text">
      <style:text-properties fo:color="#0000ff"/>
    </style:style>
    <style:style style:name="T412_128" style:family="text">
      <style:text-properties fo:color="#0000ff"/>
    </style:style>
    <style:style style:name="T412_129" style:family="text">
      <style:text-properties fo:color="#0000ff"/>
    </style:style>
    <style:style style:name="T412_130" style:family="text">
      <style:text-properties fo:color="#0000ff"/>
    </style:style>
    <style:style style:name="T412_131" style:family="text">
      <style:text-properties fo:color="#0000ff"/>
    </style:style>
    <style:style style:name="T412_132" style:family="text">
      <style:text-properties fo:color="#0000ff"/>
    </style:style>
    <style:style style:name="T412_133" style:family="text">
      <style:text-properties fo:color="#0000ff"/>
    </style:style>
    <style:style style:name="T412_134" style:family="text">
      <style:text-properties fo:color="#0000ff"/>
    </style:style>
    <style:style style:name="T412_135" style:family="text">
      <style:text-properties fo:color="#0000ff"/>
    </style:style>
    <style:style style:name="T412_136" style:family="text">
      <style:text-properties fo:color="#0000ff"/>
    </style:style>
    <style:style style:name="T412_137" style:family="text">
      <style:text-properties fo:color="#0000ff"/>
    </style:style>
    <style:style style:name="T412_138" style:family="text">
      <style:text-properties fo:color="#0000ff"/>
    </style:style>
    <style:style style:name="T412_139" style:family="text">
      <style:text-properties fo:color="#0000ff"/>
    </style:style>
    <style:style style:name="T412_140" style:family="text">
      <style:text-properties fo:color="#0000ff"/>
    </style:style>
    <style:style style:name="T412_141" style:family="text">
      <style:text-properties fo:color="#0000ff"/>
    </style:style>
    <style:style style:name="T412_142" style:family="text">
      <style:text-properties fo:color="#0000ff"/>
    </style:style>
    <style:style style:name="T412_143" style:family="text">
      <style:text-properties fo:color="#0000ff"/>
    </style:style>
    <style:style style:name="T412_144" style:family="text">
      <style:text-properties fo:color="#0000ff"/>
    </style:style>
    <style:style style:name="T412_145" style:family="text">
      <style:text-properties fo:color="#0000ff"/>
    </style:style>
    <style:style style:name="T412_146" style:family="text">
      <style:text-properties fo:color="#0000ff"/>
    </style:style>
    <style:style style:name="T412_147" style:family="text">
      <style:text-properties fo:color="#0000ff"/>
    </style:style>
    <style:style style:name="T412_148" style:family="text">
      <style:text-properties fo:color="#0000ff"/>
    </style:style>
    <style:style style:name="T412_149" style:family="text">
      <style:text-properties fo:color="#0000ff"/>
    </style:style>
    <style:style style:name="T412_150" style:family="text">
      <style:text-properties fo:color="#0000ff"/>
    </style:style>
    <style:style style:name="T412_151" style:family="text">
      <style:text-properties fo:color="#0000ff"/>
    </style:style>
    <style:style style:name="T412_152" style:family="text">
      <style:text-properties fo:color="#0000ff"/>
    </style:style>
    <style:style style:name="T412_153" style:family="text">
      <style:text-properties fo:color="#0000ff"/>
    </style:style>
    <style:style style:name="T412_154" style:family="text">
      <style:text-properties fo:color="#0000ff"/>
    </style:style>
    <style:style style:name="P41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color="#0000ff"/>
    </style:style>
    <style:style style:name="P41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14_1" style:family="text">
      <style:text-properties fo:color="#0000ff" fo:font-weight="bold" style:font-weight-asian="bold" style:font-weight-complex="bold"/>
    </style:style>
    <style:style style:name="T414_2" style:family="text">
      <style:text-properties fo:color="#0000ff" fo:font-weight="bold" style:font-weight-asian="bold" style:font-weight-complex="bold"/>
    </style:style>
    <style:style style:name="T414_3" style:family="text">
      <style:text-properties fo:color="#0000ff" fo:font-weight="bold" style:font-weight-asian="bold" style:font-weight-complex="bold"/>
    </style:style>
    <style:style style:name="P41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15_1" style:family="text">
      <style:text-properties fo:color="#0000ff"/>
    </style:style>
    <style:style style:name="T415_2" style:family="text">
      <style:text-properties fo:color="#0000ff"/>
    </style:style>
    <style:style style:name="T415_3" style:family="text">
      <style:text-properties fo:color="#0000ff"/>
    </style:style>
    <style:style style:name="T415_4" style:family="text">
      <style:text-properties fo:color="#0000ff"/>
    </style:style>
    <style:style style:name="T415_5" style:family="text">
      <style:text-properties fo:color="#0000ff"/>
    </style:style>
    <style:style style:name="T415_6" style:family="text">
      <style:text-properties fo:color="#0000ff"/>
    </style:style>
    <style:style style:name="T415_7" style:family="text">
      <style:text-properties fo:color="#0000ff"/>
    </style:style>
    <style:style style:name="T415_8" style:family="text">
      <style:text-properties fo:color="#0000ff"/>
    </style:style>
    <style:style style:name="T415_9" style:family="text">
      <style:text-properties fo:color="#0000ff"/>
    </style:style>
    <style:style style:name="T415_10" style:family="text">
      <style:text-properties fo:color="#0000ff"/>
    </style:style>
    <style:style style:name="T415_11" style:family="text">
      <style:text-properties fo:color="#0000ff"/>
    </style:style>
    <style:style style:name="T415_12" style:family="text">
      <style:text-properties fo:color="#0000ff"/>
    </style:style>
    <style:style style:name="T415_13" style:family="text">
      <style:text-properties fo:color="#0000ff"/>
    </style:style>
    <style:style style:name="T415_14" style:family="text">
      <style:text-properties fo:color="#0000ff"/>
    </style:style>
    <style:style style:name="T415_15" style:family="text">
      <style:text-properties fo:color="#0000ff"/>
    </style:style>
    <style:style style:name="T415_16" style:family="text">
      <style:text-properties fo:color="#0000ff"/>
    </style:style>
    <style:style style:name="T415_17" style:family="text">
      <style:text-properties fo:color="#0000ff"/>
    </style:style>
    <style:style style:name="T415_18" style:family="text">
      <style:text-properties fo:color="#0000ff"/>
    </style:style>
    <style:style style:name="T415_19" style:family="text">
      <style:text-properties fo:color="#0000ff"/>
    </style:style>
    <style:style style:name="T415_20" style:family="text">
      <style:text-properties fo:color="#0000ff"/>
    </style:style>
    <style:style style:name="T415_21" style:family="text">
      <style:text-properties fo:color="#0000ff"/>
    </style:style>
    <style:style style:name="T415_22" style:family="text">
      <style:text-properties fo:color="#0000ff"/>
    </style:style>
    <style:style style:name="T415_23" style:family="text">
      <style:text-properties fo:color="#0000ff"/>
    </style:style>
    <style:style style:name="T415_24" style:family="text">
      <style:text-properties fo:color="#0000ff"/>
    </style:style>
    <style:style style:name="T415_25" style:family="text">
      <style:text-properties fo:color="#0000ff"/>
    </style:style>
    <style:style style:name="T415_26" style:family="text">
      <style:text-properties fo:color="#0000ff"/>
    </style:style>
    <style:style style:name="T415_27" style:family="text">
      <style:text-properties fo:color="#0000ff"/>
    </style:style>
    <style:style style:name="T415_28" style:family="text">
      <style:text-properties fo:color="#0000ff"/>
    </style:style>
    <style:style style:name="T415_29" style:family="text">
      <style:text-properties fo:color="#0000ff"/>
    </style:style>
    <style:style style:name="T415_30" style:family="text">
      <style:text-properties fo:color="#0000ff"/>
    </style:style>
    <style:style style:name="T415_31" style:family="text">
      <style:text-properties fo:color="#0000ff"/>
    </style:style>
    <style:style style:name="T415_32" style:family="text">
      <style:text-properties fo:color="#0000ff"/>
    </style:style>
    <style:style style:name="T415_33" style:family="text">
      <style:text-properties fo:color="#0000ff"/>
    </style:style>
    <style:style style:name="T415_34" style:family="text">
      <style:text-properties fo:color="#0000ff"/>
    </style:style>
    <style:style style:name="T415_35" style:family="text">
      <style:text-properties fo:color="#0000ff"/>
    </style:style>
    <style:style style:name="T415_36" style:family="text">
      <style:text-properties fo:color="#0000ff"/>
    </style:style>
    <style:style style:name="T415_37" style:family="text">
      <style:text-properties fo:color="#0000ff"/>
    </style:style>
    <style:style style:name="T415_38" style:family="text">
      <style:text-properties fo:color="#0000ff"/>
    </style:style>
    <style:style style:name="T415_39" style:family="text">
      <style:text-properties fo:color="#0000ff"/>
    </style:style>
    <style:style style:name="T415_40" style:family="text">
      <style:text-properties fo:color="#0000ff"/>
    </style:style>
    <style:style style:name="T415_41" style:family="text">
      <style:text-properties fo:color="#0000ff"/>
    </style:style>
    <style:style style:name="T415_42" style:family="text">
      <style:text-properties fo:color="#0000ff"/>
    </style:style>
    <style:style style:name="T415_43" style:family="text">
      <style:text-properties fo:color="#0000ff"/>
    </style:style>
    <style:style style:name="T415_44" style:family="text">
      <style:text-properties fo:color="#0000ff"/>
    </style:style>
    <style:style style:name="T415_45" style:family="text">
      <style:text-properties fo:color="#0000ff"/>
    </style:style>
    <style:style style:name="T415_46" style:family="text">
      <style:text-properties fo:color="#0000ff"/>
    </style:style>
    <style:style style:name="T415_47" style:family="text">
      <style:text-properties fo:color="#0000ff"/>
    </style:style>
    <style:style style:name="T415_48" style:family="text">
      <style:text-properties fo:color="#0000ff"/>
    </style:style>
    <style:style style:name="T415_49" style:family="text">
      <style:text-properties fo:color="#0000ff"/>
    </style:style>
    <style:style style:name="T415_50" style:family="text">
      <style:text-properties fo:color="#0000ff"/>
    </style:style>
    <style:style style:name="T415_51" style:family="text">
      <style:text-properties fo:color="#0000ff"/>
    </style:style>
    <style:style style:name="T415_52" style:family="text">
      <style:text-properties fo:color="#0000ff"/>
    </style:style>
    <style:style style:name="T415_53" style:family="text">
      <style:text-properties fo:color="#0000ff"/>
    </style:style>
    <style:style style:name="T415_54" style:family="text">
      <style:text-properties fo:color="#0000ff"/>
    </style:style>
    <style:style style:name="T415_55" style:family="text">
      <style:text-properties fo:color="#0000ff"/>
    </style:style>
    <style:style style:name="T415_56" style:family="text">
      <style:text-properties fo:color="#0000ff"/>
    </style:style>
    <style:style style:name="T415_57" style:family="text">
      <style:text-properties fo:color="#0000ff"/>
    </style:style>
    <style:style style:name="T415_58" style:family="text">
      <style:text-properties fo:color="#0000ff"/>
    </style:style>
    <style:style style:name="T415_59" style:family="text">
      <style:text-properties fo:color="#0000ff"/>
    </style:style>
    <style:style style:name="T415_60" style:family="text">
      <style:text-properties fo:color="#0000ff"/>
    </style:style>
    <style:style style:name="T415_61" style:family="text">
      <style:text-properties fo:color="#0000ff"/>
    </style:style>
    <style:style style:name="T415_62" style:family="text">
      <style:text-properties fo:color="#0000ff"/>
    </style:style>
    <style:style style:name="T415_63" style:family="text">
      <style:text-properties fo:color="#0000ff"/>
    </style:style>
    <style:style style:name="T415_64" style:family="text">
      <style:text-properties fo:color="#0000ff"/>
    </style:style>
    <style:style style:name="T415_65" style:family="text">
      <style:text-properties fo:color="#0000ff"/>
    </style:style>
    <style:style style:name="T415_66" style:family="text">
      <style:text-properties fo:color="#0000ff"/>
    </style:style>
    <style:style style:name="T415_67" style:family="text">
      <style:text-properties fo:color="#0000ff"/>
    </style:style>
    <style:style style:name="T415_68" style:family="text">
      <style:text-properties fo:color="#0000ff"/>
    </style:style>
    <style:style style:name="T415_69" style:family="text">
      <style:text-properties fo:color="#0000ff"/>
    </style:style>
    <style:style style:name="T415_70" style:family="text">
      <style:text-properties fo:color="#0000ff"/>
    </style:style>
    <style:style style:name="T415_71" style:family="text">
      <style:text-properties fo:color="#0000ff"/>
    </style:style>
    <style:style style:name="T415_72" style:family="text">
      <style:text-properties fo:color="#0000ff"/>
    </style:style>
    <style:style style:name="T415_73" style:family="text">
      <style:text-properties fo:color="#0000ff"/>
    </style:style>
    <style:style style:name="T415_74" style:family="text">
      <style:text-properties fo:color="#0000ff"/>
    </style:style>
    <style:style style:name="T415_75" style:family="text">
      <style:text-properties fo:color="#0000ff"/>
    </style:style>
    <style:style style:name="T415_76" style:family="text">
      <style:text-properties fo:color="#0000ff"/>
    </style:style>
    <style:style style:name="T415_77" style:family="text">
      <style:text-properties fo:color="#0000ff"/>
    </style:style>
    <style:style style:name="T415_78" style:family="text">
      <style:text-properties fo:color="#0000ff"/>
    </style:style>
    <style:style style:name="T415_79" style:family="text">
      <style:text-properties fo:color="#0000ff"/>
    </style:style>
    <style:style style:name="T415_80" style:family="text">
      <style:text-properties fo:color="#0000ff"/>
    </style:style>
    <style:style style:name="T415_81" style:family="text">
      <style:text-properties fo:color="#0000ff"/>
    </style:style>
    <style:style style:name="T415_82" style:family="text">
      <style:text-properties fo:color="#0000ff"/>
    </style:style>
    <style:style style:name="T415_83" style:family="text">
      <style:text-properties fo:color="#0000ff"/>
    </style:style>
    <style:style style:name="T415_84" style:family="text">
      <style:text-properties fo:color="#0000ff"/>
    </style:style>
    <style:style style:name="T415_85" style:family="text">
      <style:text-properties fo:color="#0000ff"/>
    </style:style>
    <style:style style:name="T415_86" style:family="text">
      <style:text-properties fo:color="#0000ff"/>
    </style:style>
    <style:style style:name="P41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color="#0000ff"/>
    </style:style>
    <style:style style:name="P41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17_1" style:family="text">
      <style:text-properties fo:color="#0000ff" fo:font-weight="bold" style:font-weight-asian="bold" style:font-weight-complex="bold"/>
    </style:style>
    <style:style style:name="T417_2" style:family="text">
      <style:text-properties fo:color="#0000ff" fo:font-weight="bold" style:font-weight-asian="bold" style:font-weight-complex="bold"/>
    </style:style>
    <style:style style:name="T417_3" style:family="text">
      <style:text-properties fo:color="#0000ff" fo:font-weight="bold" style:font-weight-asian="bold" style:font-weight-complex="bold"/>
    </style:style>
    <style:style style:name="P41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18_1" style:family="text">
      <style:text-properties fo:color="#0000ff"/>
    </style:style>
    <style:style style:name="T418_2" style:family="text">
      <style:text-properties fo:color="#0000ff"/>
    </style:style>
    <style:style style:name="T418_3" style:family="text">
      <style:text-properties fo:color="#0000ff"/>
    </style:style>
    <style:style style:name="T418_4" style:family="text">
      <style:text-properties fo:color="#0000ff"/>
    </style:style>
    <style:style style:name="T418_5" style:family="text">
      <style:text-properties fo:color="#0000ff"/>
    </style:style>
    <style:style style:name="T418_6" style:family="text">
      <style:text-properties fo:color="#0000ff"/>
    </style:style>
    <style:style style:name="T418_7" style:family="text">
      <style:text-properties fo:color="#0000ff"/>
    </style:style>
    <style:style style:name="T418_8" style:family="text">
      <style:text-properties fo:color="#0000ff"/>
    </style:style>
    <style:style style:name="T418_9" style:family="text">
      <style:text-properties fo:color="#0000ff"/>
    </style:style>
    <style:style style:name="T418_10" style:family="text">
      <style:text-properties fo:color="#0000ff"/>
    </style:style>
    <style:style style:name="T418_11" style:family="text">
      <style:text-properties fo:color="#0000ff"/>
    </style:style>
    <style:style style:name="T418_12" style:family="text">
      <style:text-properties fo:color="#0000ff"/>
    </style:style>
    <style:style style:name="T418_13" style:family="text">
      <style:text-properties fo:color="#0000ff"/>
    </style:style>
    <style:style style:name="T418_14" style:family="text">
      <style:text-properties fo:color="#0000ff"/>
    </style:style>
    <style:style style:name="T418_15" style:family="text">
      <style:text-properties fo:color="#0000ff"/>
    </style:style>
    <style:style style:name="T418_16" style:family="text">
      <style:text-properties fo:color="#0000ff"/>
    </style:style>
    <style:style style:name="T418_17" style:family="text">
      <style:text-properties fo:color="#0000ff"/>
    </style:style>
    <style:style style:name="T418_18" style:family="text">
      <style:text-properties fo:color="#0000ff"/>
    </style:style>
    <style:style style:name="T418_19" style:family="text">
      <style:text-properties fo:color="#0000ff"/>
    </style:style>
    <style:style style:name="T418_20" style:family="text">
      <style:text-properties fo:color="#0000ff"/>
    </style:style>
    <style:style style:name="P419" style:family="paragraph" style:parent-style-name="Standard">
      <style:paragraph-properties fo:break-before="auto" fo:line-height="115%" fo:margin-top="0cm" fo:margin-left="1.27cm" style:writing-mode="lr-tb"/>
    </style:style>
    <style:style style:name="T419_1" style:family="text">
      <style:text-properties fo:color="#0000ff"/>
    </style:style>
    <style:style style:name="T419_2" style:family="text">
      <style:text-properties fo:color="#0000ff"/>
    </style:style>
    <style:style style:name="T419_3" style:family="text">
      <style:text-properties fo:color="#0000ff"/>
    </style:style>
    <style:style style:name="T419_4" style:family="text">
      <style:text-properties fo:color="#0000ff"/>
    </style:style>
    <style:style style:name="T419_5" style:family="text">
      <style:text-properties fo:color="#0000ff"/>
    </style:style>
    <style:style style:name="T419_6" style:family="text">
      <style:text-properties fo:color="#0000ff"/>
    </style:style>
    <style:style style:name="T419_7" style:family="text">
      <style:text-properties fo:color="#0000ff"/>
    </style:style>
    <style:style style:name="T419_8" style:family="text">
      <style:text-properties fo:color="#0000ff"/>
    </style:style>
    <style:style style:name="T419_9" style:family="text">
      <style:text-properties fo:color="#0000ff"/>
    </style:style>
    <style:style style:name="T419_10" style:family="text">
      <style:text-properties fo:color="#0000ff"/>
    </style:style>
    <style:style style:name="T419_11" style:family="text">
      <style:text-properties fo:color="#0000ff"/>
    </style:style>
    <style:style style:name="T419_12" style:family="text">
      <style:text-properties fo:color="#0000ff"/>
    </style:style>
    <style:style style:name="T419_13" style:family="text">
      <style:text-properties fo:color="#0000ff"/>
    </style:style>
    <style:style style:name="T419_14" style:family="text">
      <style:text-properties fo:color="#0000ff"/>
    </style:style>
    <style:style style:name="T419_15" style:family="text">
      <style:text-properties fo:color="#0000ff"/>
    </style:style>
    <style:style style:name="T419_16" style:family="text">
      <style:text-properties fo:color="#0000ff"/>
    </style:style>
    <style:style style:name="T419_17" style:family="text">
      <style:text-properties fo:color="#0000ff"/>
    </style:style>
    <style:style style:name="T419_18" style:family="text">
      <style:text-properties fo:color="#0000ff"/>
    </style:style>
    <style:style style:name="T419_19" style:family="text">
      <style:text-properties fo:color="#0000ff"/>
    </style:style>
    <style:style style:name="T419_20" style:family="text">
      <style:text-properties fo:color="#0000ff"/>
    </style:style>
    <style:style style:name="T419_21" style:family="text">
      <style:text-properties fo:color="#0000ff"/>
    </style:style>
    <style:style style:name="T419_22" style:family="text">
      <style:text-properties fo:color="#0000ff"/>
    </style:style>
    <style:style style:name="T419_23" style:family="text">
      <style:text-properties fo:color="#0000ff"/>
    </style:style>
    <style:style style:name="T419_24" style:family="text">
      <style:text-properties fo:color="#0000ff"/>
    </style:style>
    <style:style style:name="T419_25" style:family="text">
      <style:text-properties fo:color="#0000ff"/>
    </style:style>
    <style:style style:name="T419_26" style:family="text">
      <style:text-properties fo:color="#0000ff"/>
    </style:style>
    <style:style style:name="T419_27" style:family="text">
      <style:text-properties fo:color="#0000ff"/>
    </style:style>
    <style:style style:name="T419_28" style:family="text">
      <style:text-properties fo:color="#0000ff"/>
    </style:style>
    <style:style style:name="T419_29" style:family="text">
      <style:text-properties fo:color="#0000ff"/>
    </style:style>
    <style:style style:name="T419_30" style:family="text">
      <style:text-properties fo:color="#0000ff"/>
    </style:style>
    <style:style style:name="T419_31" style:family="text">
      <style:text-properties fo:color="#0000ff"/>
    </style:style>
    <style:style style:name="T419_32" style:family="text">
      <style:text-properties fo:color="#0000ff"/>
    </style:style>
    <style:style style:name="T419_33" style:family="text">
      <style:text-properties fo:color="#0000ff"/>
    </style:style>
    <style:style style:name="T419_34" style:family="text">
      <style:text-properties fo:color="#0000ff"/>
    </style:style>
    <style:style style:name="T419_35" style:family="text">
      <style:text-properties fo:color="#0000ff"/>
    </style:style>
    <style:style style:name="T419_36" style:family="text">
      <style:text-properties fo:color="#0000ff"/>
    </style:style>
    <style:style style:name="P420" style:family="paragraph" style:parent-style-name="Standard">
      <style:paragraph-properties fo:break-before="auto" fo:line-height="115%" fo:margin-top="0cm" fo:margin-left="1.27cm" style:writing-mode="lr-tb"/>
    </style:style>
    <style:style style:name="T420_1" style:family="text">
      <style:text-properties fo:color="#0000ff"/>
    </style:style>
    <style:style style:name="T420_2" style:family="text">
      <style:text-properties fo:color="#0000ff"/>
    </style:style>
    <style:style style:name="T420_3" style:family="text">
      <style:text-properties fo:color="#0000ff"/>
    </style:style>
    <style:style style:name="T420_4" style:family="text">
      <style:text-properties fo:color="#0000ff"/>
    </style:style>
    <style:style style:name="T420_5" style:family="text">
      <style:text-properties fo:color="#0000ff"/>
    </style:style>
    <style:style style:name="T420_6" style:family="text">
      <style:text-properties fo:color="#0000ff"/>
    </style:style>
    <style:style style:name="T420_7" style:family="text">
      <style:text-properties fo:color="#0000ff"/>
    </style:style>
    <style:style style:name="T420_8" style:family="text">
      <style:text-properties fo:color="#0000ff"/>
    </style:style>
    <style:style style:name="T420_9" style:family="text">
      <style:text-properties fo:color="#0000ff"/>
    </style:style>
    <style:style style:name="T420_10" style:family="text">
      <style:text-properties fo:color="#0000ff"/>
    </style:style>
    <style:style style:name="T420_11" style:family="text">
      <style:text-properties fo:color="#0000ff"/>
    </style:style>
    <style:style style:name="T420_12" style:family="text">
      <style:text-properties fo:color="#0000ff"/>
    </style:style>
    <style:style style:name="T420_13" style:family="text">
      <style:text-properties fo:color="#0000ff"/>
    </style:style>
    <style:style style:name="T420_14" style:family="text">
      <style:text-properties fo:color="#0000ff"/>
    </style:style>
    <style:style style:name="T420_15" style:family="text">
      <style:text-properties fo:color="#0000ff"/>
    </style:style>
    <style:style style:name="P421" style:family="paragraph" style:parent-style-name="Standard">
      <style:paragraph-properties fo:break-before="auto" fo:line-height="115%" fo:margin-top="0cm" fo:margin-left="1.27cm" style:writing-mode="lr-tb"/>
    </style:style>
    <style:style style:name="T421_1" style:family="text">
      <style:text-properties fo:color="#0000ff"/>
    </style:style>
    <style:style style:name="T421_2" style:family="text">
      <style:text-properties fo:color="#0000ff"/>
    </style:style>
    <style:style style:name="T421_3" style:family="text">
      <style:text-properties fo:color="#0000ff"/>
    </style:style>
    <style:style style:name="T421_4" style:family="text">
      <style:text-properties fo:color="#0000ff"/>
    </style:style>
    <style:style style:name="T421_5" style:family="text">
      <style:text-properties fo:color="#0000ff"/>
    </style:style>
    <style:style style:name="T421_6" style:family="text">
      <style:text-properties fo:color="#0000ff"/>
    </style:style>
    <style:style style:name="T421_7" style:family="text">
      <style:text-properties fo:color="#0000ff"/>
    </style:style>
    <style:style style:name="T421_8" style:family="text">
      <style:text-properties fo:color="#0000ff"/>
    </style:style>
    <style:style style:name="T421_9" style:family="text">
      <style:text-properties fo:color="#0000ff"/>
    </style:style>
    <style:style style:name="T421_10" style:family="text">
      <style:text-properties fo:color="#0000ff"/>
    </style:style>
    <style:style style:name="T421_11" style:family="text">
      <style:text-properties fo:color="#0000ff"/>
    </style:style>
    <style:style style:name="T421_12" style:family="text">
      <style:text-properties fo:color="#0000ff"/>
    </style:style>
    <style:style style:name="T421_13" style:family="text">
      <style:text-properties fo:color="#0000ff"/>
    </style:style>
    <style:style style:name="T421_14" style:family="text">
      <style:text-properties fo:color="#0000ff"/>
    </style:style>
    <style:style style:name="T421_15" style:family="text">
      <style:text-properties fo:color="#0000ff"/>
    </style:style>
    <style:style style:name="T421_16" style:family="text">
      <style:text-properties fo:color="#0000ff"/>
    </style:style>
    <style:style style:name="T421_17" style:family="text">
      <style:text-properties fo:color="#0000ff"/>
    </style:style>
    <style:style style:name="T421_18" style:family="text">
      <style:text-properties fo:color="#0000ff"/>
    </style:style>
    <style:style style:name="T421_19" style:family="text">
      <style:text-properties fo:color="#0000ff"/>
    </style:style>
    <style:style style:name="T421_20" style:family="text">
      <style:text-properties fo:color="#0000ff"/>
    </style:style>
    <style:style style:name="T421_21" style:family="text">
      <style:text-properties fo:color="#0000ff"/>
    </style:style>
    <style:style style:name="P422" style:family="paragraph" style:parent-style-name="Standard">
      <style:paragraph-properties fo:break-before="auto" fo:line-height="115%" fo:margin-top="0cm" fo:margin-left="1.27cm" style:writing-mode="lr-tb"/>
    </style:style>
    <style:style style:name="T422_1" style:family="text">
      <style:text-properties fo:color="#0000ff"/>
    </style:style>
    <style:style style:name="T422_2" style:family="text">
      <style:text-properties fo:color="#0000ff"/>
    </style:style>
    <style:style style:name="T422_3" style:family="text">
      <style:text-properties fo:color="#0000ff"/>
    </style:style>
    <style:style style:name="T422_4" style:family="text">
      <style:text-properties fo:color="#0000ff"/>
    </style:style>
    <style:style style:name="T422_5" style:family="text">
      <style:text-properties fo:color="#0000ff"/>
    </style:style>
    <style:style style:name="T422_6" style:family="text">
      <style:text-properties fo:color="#0000ff"/>
    </style:style>
    <style:style style:name="T422_7" style:family="text">
      <style:text-properties fo:color="#0000ff"/>
    </style:style>
    <style:style style:name="T422_8" style:family="text">
      <style:text-properties fo:color="#0000ff"/>
    </style:style>
    <style:style style:name="T422_9" style:family="text">
      <style:text-properties fo:color="#0000ff"/>
    </style:style>
    <style:style style:name="T422_10" style:family="text">
      <style:text-properties fo:color="#0000ff"/>
    </style:style>
    <style:style style:name="T422_11" style:family="text">
      <style:text-properties fo:color="#0000ff"/>
    </style:style>
    <style:style style:name="T422_12" style:family="text">
      <style:text-properties fo:color="#0000ff"/>
    </style:style>
    <style:style style:name="T422_13" style:family="text">
      <style:text-properties fo:color="#0000ff"/>
    </style:style>
    <style:style style:name="T422_14" style:family="text">
      <style:text-properties fo:color="#0000ff"/>
    </style:style>
    <style:style style:name="T422_15" style:family="text">
      <style:text-properties fo:color="#0000ff"/>
    </style:style>
    <style:style style:name="T422_16" style:family="text">
      <style:text-properties fo:color="#0000ff"/>
    </style:style>
    <style:style style:name="T422_17" style:family="text">
      <style:text-properties fo:color="#0000ff"/>
    </style:style>
    <style:style style:name="T422_18" style:family="text">
      <style:text-properties fo:color="#0000ff"/>
    </style:style>
    <style:style style:name="T422_19" style:family="text">
      <style:text-properties fo:color="#0000ff"/>
    </style:style>
    <style:style style:name="T422_20" style:family="text">
      <style:text-properties fo:color="#0000ff"/>
    </style:style>
    <style:style style:name="T422_21" style:family="text">
      <style:text-properties fo:color="#0000ff"/>
    </style:style>
    <style:style style:name="T422_22" style:family="text">
      <style:text-properties fo:color="#0000ff"/>
    </style:style>
    <style:style style:name="T422_23" style:family="text">
      <style:text-properties fo:color="#0000ff"/>
    </style:style>
    <style:style style:name="T422_24" style:family="text">
      <style:text-properties fo:color="#0000ff"/>
    </style:style>
    <style:style style:name="T422_25" style:family="text">
      <style:text-properties fo:color="#0000ff"/>
    </style:style>
    <style:style style:name="T422_26" style:family="text">
      <style:text-properties fo:color="#0000ff"/>
    </style:style>
    <style:style style:name="T422_27" style:family="text">
      <style:text-properties fo:color="#0000ff"/>
    </style:style>
    <style:style style:name="T422_28" style:family="text">
      <style:text-properties fo:color="#0000ff"/>
    </style:style>
    <style:style style:name="T422_29" style:family="text">
      <style:text-properties fo:color="#0000ff"/>
    </style:style>
    <style:style style:name="T422_30" style:family="text">
      <style:text-properties fo:color="#0000ff"/>
    </style:style>
    <style:style style:name="T422_31" style:family="text">
      <style:text-properties fo:color="#0000ff"/>
    </style:style>
    <style:style style:name="T422_32" style:family="text">
      <style:text-properties fo:color="#0000ff"/>
    </style:style>
    <style:style style:name="T422_33" style:family="text">
      <style:text-properties fo:color="#0000ff"/>
    </style:style>
    <style:style style:name="T422_34" style:family="text">
      <style:text-properties fo:color="#0000ff"/>
    </style:style>
    <style:style style:name="T422_35" style:family="text">
      <style:text-properties fo:color="#0000ff"/>
    </style:style>
    <style:style style:name="T422_36" style:family="text">
      <style:text-properties fo:color="#0000ff"/>
    </style:style>
    <style:style style:name="T422_37" style:family="text">
      <style:text-properties fo:color="#0000ff"/>
    </style:style>
    <style:style style:name="T422_38" style:family="text">
      <style:text-properties fo:color="#0000ff"/>
    </style:style>
    <style:style style:name="T422_39" style:family="text">
      <style:text-properties fo:color="#0000ff"/>
    </style:style>
    <style:style style:name="T422_40" style:family="text">
      <style:text-properties fo:color="#0000ff"/>
    </style:style>
    <style:style style:name="T422_41" style:family="text">
      <style:text-properties fo:color="#0000ff"/>
    </style:style>
    <style:style style:name="T422_42" style:family="text">
      <style:text-properties fo:color="#0000ff"/>
    </style:style>
    <style:style style:name="T422_43" style:family="text">
      <style:text-properties fo:color="#0000ff"/>
    </style:style>
    <style:style style:name="T422_44" style:family="text">
      <style:text-properties fo:color="#0000ff"/>
    </style:style>
    <style:style style:name="T422_45" style:family="text">
      <style:text-properties fo:color="#0000ff"/>
    </style:style>
    <style:style style:name="T422_46" style:family="text">
      <style:text-properties fo:color="#0000ff"/>
    </style:style>
    <style:style style:name="T422_47" style:family="text">
      <style:text-properties fo:color="#0000ff"/>
    </style:style>
    <style:style style:name="T422_48" style:family="text">
      <style:text-properties fo:color="#0000ff"/>
    </style:style>
    <style:style style:name="T422_49" style:family="text">
      <style:text-properties fo:color="#0000ff"/>
    </style:style>
    <style:style style:name="T422_50" style:family="text">
      <style:text-properties fo:color="#0000ff"/>
    </style:style>
    <style:style style:name="T422_51" style:family="text">
      <style:text-properties fo:color="#0000ff"/>
    </style:style>
    <style:style style:name="T422_52" style:family="text">
      <style:text-properties fo:color="#0000ff"/>
    </style:style>
    <style:style style:name="T422_53" style:family="text">
      <style:text-properties fo:color="#0000ff"/>
    </style:style>
    <style:style style:name="T422_54" style:family="text">
      <style:text-properties fo:color="#0000ff"/>
    </style:style>
    <style:style style:name="T422_55" style:family="text">
      <style:text-properties fo:color="#0000ff"/>
    </style:style>
    <style:style style:name="T422_56" style:family="text">
      <style:text-properties fo:color="#0000ff"/>
    </style:style>
    <style:style style:name="T422_57" style:family="text">
      <style:text-properties fo:color="#0000ff"/>
    </style:style>
    <style:style style:name="T422_58" style:family="text">
      <style:text-properties fo:color="#0000ff"/>
    </style:style>
    <style:style style:name="T422_59" style:family="text">
      <style:text-properties fo:color="#0000ff"/>
    </style:style>
    <style:style style:name="T422_60" style:family="text">
      <style:text-properties fo:color="#0000ff"/>
    </style:style>
    <style:style style:name="T422_61" style:family="text">
      <style:text-properties fo:color="#0000ff"/>
    </style:style>
    <style:style style:name="T422_62" style:family="text">
      <style:text-properties fo:color="#0000ff"/>
    </style:style>
    <style:style style:name="T422_63" style:family="text">
      <style:text-properties fo:color="#0000ff"/>
    </style:style>
    <style:style style:name="T422_64" style:family="text">
      <style:text-properties fo:color="#0000ff"/>
    </style:style>
    <style:style style:name="T422_65" style:family="text">
      <style:text-properties fo:color="#0000ff"/>
    </style:style>
    <style:style style:name="T422_66" style:family="text">
      <style:text-properties fo:color="#0000ff"/>
    </style:style>
    <style:style style:name="T422_67" style:family="text">
      <style:text-properties fo:color="#0000ff"/>
    </style:style>
    <style:style style:name="T422_68" style:family="text">
      <style:text-properties fo:color="#0000ff"/>
    </style:style>
    <style:style style:name="T422_69" style:family="text">
      <style:text-properties fo:color="#0000ff"/>
    </style:style>
    <style:style style:name="T422_70" style:family="text">
      <style:text-properties fo:color="#0000ff"/>
    </style:style>
    <style:style style:name="T422_71" style:family="text">
      <style:text-properties fo:color="#0000ff"/>
    </style:style>
    <style:style style:name="T422_72" style:family="text">
      <style:text-properties fo:color="#0000ff"/>
    </style:style>
    <style:style style:name="P423" style:family="paragraph" style:parent-style-name="Standard">
      <style:paragraph-properties fo:break-before="auto" fo:line-height="115%" fo:margin-top="0cm" fo:margin-left="1.27cm" style:writing-mode="lr-tb"/>
    </style:style>
    <style:style style:name="T423_1" style:family="text">
      <style:text-properties fo:color="#0000ff"/>
    </style:style>
    <style:style style:name="T423_2" style:family="text">
      <style:text-properties fo:color="#0000ff"/>
    </style:style>
    <style:style style:name="T423_3" style:family="text">
      <style:text-properties fo:color="#0000ff"/>
    </style:style>
    <style:style style:name="T423_4" style:family="text">
      <style:text-properties fo:color="#0000ff"/>
    </style:style>
    <style:style style:name="T423_5" style:family="text">
      <style:text-properties fo:color="#0000ff"/>
    </style:style>
    <style:style style:name="T423_6" style:family="text">
      <style:text-properties fo:color="#0000ff"/>
    </style:style>
    <style:style style:name="T423_7" style:family="text">
      <style:text-properties fo:color="#0000ff"/>
    </style:style>
    <style:style style:name="T423_8" style:family="text">
      <style:text-properties fo:color="#0000ff"/>
    </style:style>
    <style:style style:name="T423_9" style:family="text">
      <style:text-properties fo:color="#0000ff"/>
    </style:style>
    <style:style style:name="T423_10" style:family="text">
      <style:text-properties fo:color="#0000ff"/>
    </style:style>
    <style:style style:name="T423_11" style:family="text">
      <style:text-properties fo:color="#0000ff"/>
    </style:style>
    <style:style style:name="T423_12" style:family="text">
      <style:text-properties fo:color="#0000ff"/>
    </style:style>
    <style:style style:name="T423_13" style:family="text">
      <style:text-properties fo:color="#0000ff"/>
    </style:style>
    <style:style style:name="T423_14" style:family="text">
      <style:text-properties fo:color="#0000ff"/>
    </style:style>
    <style:style style:name="T423_15" style:family="text">
      <style:text-properties fo:color="#0000ff"/>
    </style:style>
    <style:style style:name="T423_16" style:family="text">
      <style:text-properties fo:color="#0000ff"/>
    </style:style>
    <style:style style:name="T423_17" style:family="text">
      <style:text-properties fo:color="#0000ff"/>
    </style:style>
    <style:style style:name="T423_18" style:family="text">
      <style:text-properties fo:color="#0000ff"/>
    </style:style>
    <style:style style:name="T423_19" style:family="text">
      <style:text-properties fo:color="#0000ff"/>
    </style:style>
    <style:style style:name="T423_20" style:family="text">
      <style:text-properties fo:color="#0000ff"/>
    </style:style>
    <style:style style:name="T423_21" style:family="text">
      <style:text-properties fo:color="#0000ff"/>
    </style:style>
    <style:style style:name="T423_22" style:family="text">
      <style:text-properties fo:color="#0000ff"/>
    </style:style>
    <style:style style:name="T423_23" style:family="text">
      <style:text-properties fo:color="#0000ff"/>
    </style:style>
    <style:style style:name="T423_24" style:family="text">
      <style:text-properties fo:color="#0000ff"/>
    </style:style>
    <style:style style:name="P424" style:family="paragraph" style:parent-style-name="Standard">
      <style:paragraph-properties fo:break-before="auto" fo:line-height="115%" fo:margin-top="0cm" fo:margin-left="1.27cm" style:writing-mode="lr-tb"/>
    </style:style>
    <style:style style:name="T424_1" style:family="text">
      <style:text-properties fo:color="#0000ff"/>
    </style:style>
    <style:style style:name="T424_2" style:family="text">
      <style:text-properties fo:color="#0000ff"/>
    </style:style>
    <style:style style:name="T424_3" style:family="text">
      <style:text-properties fo:color="#0000ff"/>
    </style:style>
    <style:style style:name="T424_4" style:family="text">
      <style:text-properties fo:color="#0000ff"/>
    </style:style>
    <style:style style:name="T424_5" style:family="text">
      <style:text-properties fo:color="#0000ff"/>
    </style:style>
    <style:style style:name="T424_6" style:family="text">
      <style:text-properties fo:color="#0000ff"/>
    </style:style>
    <style:style style:name="T424_7" style:family="text">
      <style:text-properties fo:color="#0000ff"/>
    </style:style>
    <style:style style:name="T424_8" style:family="text">
      <style:text-properties fo:color="#0000ff"/>
    </style:style>
    <style:style style:name="T424_9" style:family="text">
      <style:text-properties fo:color="#0000ff"/>
    </style:style>
    <style:style style:name="T424_10" style:family="text">
      <style:text-properties fo:color="#0000ff"/>
    </style:style>
    <style:style style:name="T424_11" style:family="text">
      <style:text-properties fo:color="#0000ff"/>
    </style:style>
    <style:style style:name="T424_12" style:family="text">
      <style:text-properties fo:color="#0000ff"/>
    </style:style>
    <style:style style:name="T424_13" style:family="text">
      <style:text-properties fo:color="#0000ff"/>
    </style:style>
    <style:style style:name="T424_14" style:family="text">
      <style:text-properties fo:color="#0000ff"/>
    </style:style>
    <style:style style:name="T424_15" style:family="text">
      <style:text-properties fo:color="#0000ff"/>
    </style:style>
    <style:style style:name="T424_16" style:family="text">
      <style:text-properties fo:color="#0000ff"/>
    </style:style>
    <style:style style:name="T424_17" style:family="text">
      <style:text-properties fo:color="#0000ff"/>
    </style:style>
    <style:style style:name="T424_18" style:family="text">
      <style:text-properties fo:color="#0000ff"/>
    </style:style>
    <style:style style:name="T424_19" style:family="text">
      <style:text-properties fo:color="#0000ff"/>
    </style:style>
    <style:style style:name="T424_20" style:family="text">
      <style:text-properties fo:color="#0000ff"/>
    </style:style>
    <style:style style:name="T424_21" style:family="text">
      <style:text-properties fo:color="#0000ff"/>
    </style:style>
    <style:style style:name="T424_22" style:family="text">
      <style:text-properties fo:color="#0000ff"/>
    </style:style>
    <style:style style:name="T424_23" style:family="text">
      <style:text-properties fo:color="#0000ff"/>
    </style:style>
    <style:style style:name="T424_24" style:family="text">
      <style:text-properties fo:color="#0000ff"/>
    </style:style>
    <style:style style:name="T424_25" style:family="text">
      <style:text-properties fo:color="#0000ff"/>
    </style:style>
    <style:style style:name="T424_26" style:family="text">
      <style:text-properties fo:color="#0000ff"/>
    </style:style>
    <style:style style:name="T424_27" style:family="text">
      <style:text-properties fo:color="#0000ff"/>
    </style:style>
    <style:style style:name="T424_28" style:family="text">
      <style:text-properties fo:color="#0000ff"/>
    </style:style>
    <style:style style:name="T424_29" style:family="text">
      <style:text-properties fo:color="#0000ff"/>
    </style:style>
    <style:style style:name="T424_30" style:family="text">
      <style:text-properties fo:color="#0000ff"/>
    </style:style>
    <style:style style:name="T424_31" style:family="text">
      <style:text-properties fo:color="#0000ff"/>
    </style:style>
    <style:style style:name="T424_32" style:family="text">
      <style:text-properties fo:color="#0000ff"/>
    </style:style>
    <style:style style:name="T424_33" style:family="text">
      <style:text-properties fo:color="#0000ff"/>
    </style:style>
    <style:style style:name="T424_34" style:family="text">
      <style:text-properties fo:color="#0000ff"/>
    </style:style>
    <style:style style:name="T424_35" style:family="text">
      <style:text-properties fo:color="#0000ff"/>
    </style:style>
    <style:style style:name="T424_36" style:family="text">
      <style:text-properties fo:color="#0000ff"/>
    </style:style>
    <style:style style:name="T424_37" style:family="text">
      <style:text-properties fo:color="#0000ff"/>
    </style:style>
    <style:style style:name="T424_38" style:family="text">
      <style:text-properties fo:color="#0000ff"/>
    </style:style>
    <style:style style:name="T424_39" style:family="text">
      <style:text-properties fo:color="#0000ff"/>
    </style:style>
    <style:style style:name="T424_40" style:family="text">
      <style:text-properties fo:color="#0000ff"/>
    </style:style>
    <style:style style:name="T424_41" style:family="text">
      <style:text-properties fo:color="#0000ff"/>
    </style:style>
    <style:style style:name="T424_42" style:family="text">
      <style:text-properties fo:color="#0000ff"/>
    </style:style>
    <style:style style:name="T424_43" style:family="text">
      <style:text-properties fo:color="#0000ff"/>
    </style:style>
    <style:style style:name="T424_44" style:family="text">
      <style:text-properties fo:color="#0000ff"/>
    </style:style>
    <style:style style:name="T424_45" style:family="text">
      <style:text-properties fo:color="#0000ff"/>
    </style:style>
    <style:style style:name="T424_46" style:family="text">
      <style:text-properties fo:color="#0000ff"/>
    </style:style>
    <style:style style:name="T424_47" style:family="text">
      <style:text-properties fo:color="#0000ff"/>
    </style:style>
    <style:style style:name="T424_48" style:family="text">
      <style:text-properties fo:color="#0000ff"/>
    </style:style>
    <style:style style:name="T424_49" style:family="text">
      <style:text-properties fo:color="#0000ff"/>
    </style:style>
    <style:style style:name="T424_50" style:family="text">
      <style:text-properties fo:color="#0000ff"/>
    </style:style>
    <style:style style:name="P425" style:family="paragraph" style:parent-style-name="Standard">
      <style:paragraph-properties fo:break-before="auto" fo:text-indent="0cm" fo:line-height="115%" fo:margin-top="0cm" style:writing-mode="lr-tb"/>
      <style:text-properties fo:color="#0000ff"/>
    </style:style>
    <style:style style:name="P42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26_1" style:family="text">
      <style:text-properties fo:color="#0000ff" fo:font-weight="bold" style:font-weight-asian="bold" style:font-weight-complex="bold"/>
    </style:style>
    <style:style style:name="T426_2" style:family="text">
      <style:text-properties fo:color="#0000ff" fo:font-weight="bold" style:font-weight-asian="bold" style:font-weight-complex="bold"/>
    </style:style>
    <style:style style:name="T426_3" style:family="text">
      <style:text-properties fo:color="#0000ff" fo:font-weight="bold" style:font-weight-asian="bold" style:font-weight-complex="bold"/>
    </style:style>
    <style:style style:name="T426_4" style:family="text">
      <style:text-properties fo:color="#0000ff" fo:font-weight="bold" style:font-weight-asian="bold" style:font-weight-complex="bold"/>
    </style:style>
    <style:style style:name="T426_5" style:family="text">
      <style:text-properties fo:color="#0000ff" fo:font-weight="bold" style:font-weight-asian="bold" style:font-weight-complex="bold"/>
    </style:style>
    <style:style style:name="T426_6" style:family="text">
      <style:text-properties fo:color="#0000ff" fo:font-weight="bold" style:font-weight-asian="bold" style:font-weight-complex="bold"/>
    </style:style>
    <style:style style:name="T426_7" style:family="text">
      <style:text-properties fo:color="#0000ff" fo:font-weight="bold" style:font-weight-asian="bold" style:font-weight-complex="bold"/>
    </style:style>
    <style:style style:name="P42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27_1" style:family="text">
      <style:text-properties fo:color="#0000ff"/>
    </style:style>
    <style:style style:name="T427_2" style:family="text">
      <style:text-properties fo:color="#0000ff"/>
    </style:style>
    <style:style style:name="T427_3" style:family="text">
      <style:text-properties fo:color="#0000ff"/>
    </style:style>
    <style:style style:name="T427_4" style:family="text">
      <style:text-properties fo:color="#0000ff"/>
    </style:style>
    <style:style style:name="T427_5" style:family="text">
      <style:text-properties fo:color="#0000ff"/>
    </style:style>
    <style:style style:name="T427_6" style:family="text">
      <style:text-properties fo:color="#0000ff"/>
    </style:style>
    <style:style style:name="T427_7" style:family="text">
      <style:text-properties fo:color="#0000ff"/>
    </style:style>
    <style:style style:name="T427_8" style:family="text">
      <style:text-properties fo:color="#0000ff"/>
    </style:style>
    <style:style style:name="T427_9" style:family="text">
      <style:text-properties fo:color="#0000ff"/>
    </style:style>
    <style:style style:name="T427_10" style:family="text">
      <style:text-properties fo:color="#0000ff"/>
    </style:style>
    <style:style style:name="T427_11" style:family="text">
      <style:text-properties fo:color="#0000ff"/>
    </style:style>
    <style:style style:name="T427_12" style:family="text">
      <style:text-properties fo:color="#0000ff"/>
    </style:style>
    <style:style style:name="T427_13" style:family="text">
      <style:text-properties fo:color="#0000ff"/>
    </style:style>
    <style:style style:name="T427_14" style:family="text">
      <style:text-properties fo:color="#0000ff"/>
    </style:style>
    <style:style style:name="T427_15" style:family="text">
      <style:text-properties fo:color="#0000ff"/>
    </style:style>
    <style:style style:name="T427_16" style:family="text">
      <style:text-properties fo:color="#0000ff"/>
    </style:style>
    <style:style style:name="T427_17" style:family="text">
      <style:text-properties fo:color="#0000ff"/>
    </style:style>
    <style:style style:name="T427_18" style:family="text">
      <style:text-properties fo:color="#0000ff"/>
    </style:style>
    <style:style style:name="T427_19" style:family="text">
      <style:text-properties fo:color="#0000ff"/>
    </style:style>
    <style:style style:name="T427_20" style:family="text">
      <style:text-properties fo:color="#0000ff"/>
    </style:style>
    <style:style style:name="T427_21" style:family="text">
      <style:text-properties fo:color="#0000ff"/>
    </style:style>
    <style:style style:name="T427_22" style:family="text">
      <style:text-properties fo:color="#0000ff"/>
    </style:style>
    <style:style style:name="T427_23" style:family="text">
      <style:text-properties fo:color="#0000ff"/>
    </style:style>
    <style:style style:name="T427_24" style:family="text">
      <style:text-properties fo:color="#0000ff"/>
    </style:style>
    <style:style style:name="T427_25" style:family="text">
      <style:text-properties fo:color="#0000ff"/>
    </style:style>
    <style:style style:name="T427_26" style:family="text">
      <style:text-properties fo:color="#0000ff"/>
    </style:style>
    <style:style style:name="T427_27" style:family="text">
      <style:text-properties fo:color="#0000ff"/>
    </style:style>
    <style:style style:name="T427_28" style:family="text">
      <style:text-properties fo:color="#0000ff"/>
    </style:style>
    <style:style style:name="T427_29" style:family="text">
      <style:text-properties fo:color="#0000ff"/>
    </style:style>
    <style:style style:name="T427_30" style:family="text">
      <style:text-properties fo:color="#0000ff"/>
    </style:style>
    <style:style style:name="T427_31" style:family="text">
      <style:text-properties fo:color="#0000ff"/>
    </style:style>
    <style:style style:name="T427_32" style:family="text">
      <style:text-properties fo:color="#0000ff"/>
    </style:style>
    <style:style style:name="T427_33" style:family="text">
      <style:text-properties fo:color="#0000ff"/>
    </style:style>
    <style:style style:name="T427_34" style:family="text">
      <style:text-properties fo:color="#0000ff"/>
    </style:style>
    <style:style style:name="T427_35" style:family="text">
      <style:text-properties fo:color="#0000ff"/>
    </style:style>
    <style:style style:name="T427_36" style:family="text">
      <style:text-properties fo:color="#0000ff"/>
    </style:style>
    <style:style style:name="T427_37" style:family="text">
      <style:text-properties fo:color="#0000ff"/>
    </style:style>
    <style:style style:name="T427_38" style:family="text">
      <style:text-properties fo:color="#0000ff"/>
    </style:style>
    <style:style style:name="T427_39" style:family="text">
      <style:text-properties fo:color="#0000ff"/>
    </style:style>
    <style:style style:name="T427_40" style:family="text">
      <style:text-properties fo:color="#0000ff"/>
    </style:style>
    <style:style style:name="T427_41" style:family="text">
      <style:text-properties fo:color="#0000ff"/>
    </style:style>
    <style:style style:name="T427_42" style:family="text">
      <style:text-properties fo:color="#0000ff"/>
    </style:style>
    <style:style style:name="T427_43" style:family="text">
      <style:text-properties fo:color="#0000ff"/>
    </style:style>
    <style:style style:name="T427_44" style:family="text">
      <style:text-properties fo:color="#0000ff"/>
    </style:style>
    <style:style style:name="T427_45" style:family="text">
      <style:text-properties fo:color="#0000ff"/>
    </style:style>
    <style:style style:name="T427_46" style:family="text">
      <style:text-properties fo:color="#0000ff"/>
    </style:style>
    <style:style style:name="T427_47" style:family="text">
      <style:text-properties fo:color="#0000ff"/>
    </style:style>
    <style:style style:name="T427_48" style:family="text">
      <style:text-properties fo:color="#0000ff"/>
    </style:style>
    <style:style style:name="T427_49" style:family="text">
      <style:text-properties fo:color="#0000ff"/>
    </style:style>
    <style:style style:name="T427_50" style:family="text">
      <style:text-properties fo:color="#0000ff"/>
    </style:style>
    <style:style style:name="T427_51" style:family="text">
      <style:text-properties fo:color="#0000ff"/>
    </style:style>
    <style:style style:name="T427_52" style:family="text">
      <style:text-properties fo:color="#0000ff"/>
    </style:style>
    <style:style style:name="T427_53" style:family="text">
      <style:text-properties fo:color="#0000ff"/>
    </style:style>
    <style:style style:name="T427_54" style:family="text">
      <style:text-properties fo:color="#0000ff"/>
    </style:style>
    <style:style style:name="T427_55" style:family="text">
      <style:text-properties fo:color="#0000ff"/>
    </style:style>
    <style:style style:name="T427_56" style:family="text">
      <style:text-properties fo:color="#0000ff"/>
    </style:style>
    <style:style style:name="T427_57" style:family="text">
      <style:text-properties fo:color="#0000ff"/>
    </style:style>
    <style:style style:name="T427_58" style:family="text">
      <style:text-properties fo:color="#0000ff"/>
    </style:style>
    <style:style style:name="T427_59" style:family="text">
      <style:text-properties fo:color="#0000ff"/>
    </style:style>
    <style:style style:name="T427_60" style:family="text">
      <style:text-properties fo:color="#0000ff"/>
    </style:style>
    <style:style style:name="T427_61" style:family="text">
      <style:text-properties fo:color="#0000ff"/>
    </style:style>
    <style:style style:name="T427_62" style:family="text">
      <style:text-properties fo:color="#0000ff"/>
    </style:style>
    <style:style style:name="T427_63" style:family="text">
      <style:text-properties fo:color="#0000ff"/>
    </style:style>
    <style:style style:name="T427_64" style:family="text">
      <style:text-properties fo:color="#0000ff"/>
    </style:style>
    <style:style style:name="T427_65" style:family="text">
      <style:text-properties fo:color="#0000ff"/>
    </style:style>
    <style:style style:name="T427_66" style:family="text">
      <style:text-properties fo:color="#0000ff"/>
    </style:style>
    <style:style style:name="T427_67" style:family="text">
      <style:text-properties fo:color="#0000ff"/>
    </style:style>
    <style:style style:name="T427_68" style:family="text">
      <style:text-properties fo:color="#0000ff"/>
    </style:style>
    <style:style style:name="T427_69" style:family="text">
      <style:text-properties fo:color="#0000ff"/>
    </style:style>
    <style:style style:name="T427_70" style:family="text">
      <style:text-properties fo:color="#0000ff"/>
    </style:style>
    <style:style style:name="T427_71" style:family="text">
      <style:text-properties fo:color="#0000ff"/>
    </style:style>
    <style:style style:name="T427_72" style:family="text">
      <style:text-properties fo:color="#0000ff"/>
    </style:style>
    <style:style style:name="T427_73" style:family="text">
      <style:text-properties fo:color="#0000ff"/>
    </style:style>
    <style:style style:name="T427_74" style:family="text">
      <style:text-properties fo:color="#0000ff"/>
    </style:style>
    <style:style style:name="T427_75" style:family="text">
      <style:text-properties fo:color="#0000ff"/>
    </style:style>
    <style:style style:name="T427_76" style:family="text">
      <style:text-properties fo:color="#0000ff"/>
    </style:style>
    <style:style style:name="T427_77" style:family="text">
      <style:text-properties fo:color="#0000ff"/>
    </style:style>
    <style:style style:name="T427_78" style:family="text">
      <style:text-properties fo:color="#0000ff"/>
    </style:style>
    <style:style style:name="T427_79" style:family="text">
      <style:text-properties fo:color="#0000ff"/>
    </style:style>
    <style:style style:name="T427_80" style:family="text">
      <style:text-properties fo:color="#0000ff"/>
    </style:style>
    <style:style style:name="T427_81" style:family="text">
      <style:text-properties fo:color="#0000ff"/>
    </style:style>
    <style:style style:name="T427_82" style:family="text">
      <style:text-properties fo:color="#0000ff"/>
    </style:style>
    <style:style style:name="T427_83" style:family="text">
      <style:text-properties fo:color="#0000ff"/>
    </style:style>
    <style:style style:name="T427_84" style:family="text">
      <style:text-properties fo:color="#0000ff"/>
    </style:style>
    <style:style style:name="T427_85" style:family="text">
      <style:text-properties fo:color="#0000ff"/>
    </style:style>
    <style:style style:name="T427_86" style:family="text">
      <style:text-properties fo:color="#0000ff"/>
    </style:style>
    <style:style style:name="T427_87" style:family="text">
      <style:text-properties fo:color="#0000ff"/>
    </style:style>
    <style:style style:name="T427_88" style:family="text">
      <style:text-properties fo:color="#0000ff"/>
    </style:style>
    <style:style style:name="T427_89" style:family="text">
      <style:text-properties fo:color="#0000ff"/>
    </style:style>
    <style:style style:name="T427_90" style:family="text">
      <style:text-properties fo:color="#0000ff"/>
    </style:style>
    <style:style style:name="T427_91" style:family="text">
      <style:text-properties fo:color="#0000ff"/>
    </style:style>
    <style:style style:name="T427_92" style:family="text">
      <style:text-properties fo:color="#0000ff"/>
    </style:style>
    <style:style style:name="T427_93" style:family="text">
      <style:text-properties fo:color="#0000ff"/>
    </style:style>
    <style:style style:name="T427_94" style:family="text">
      <style:text-properties fo:color="#0000ff"/>
    </style:style>
    <style:style style:name="P42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color="#0000ff"/>
    </style:style>
    <style:style style:name="P42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29_1" style:family="text">
      <style:text-properties fo:color="#0000ff" fo:font-weight="bold" style:font-weight-asian="bold" style:font-weight-complex="bold"/>
    </style:style>
    <style:style style:name="T429_2" style:family="text">
      <style:text-properties fo:color="#0000ff" fo:font-weight="bold" style:font-weight-asian="bold" style:font-weight-complex="bold"/>
    </style:style>
    <style:style style:name="T429_3" style:family="text">
      <style:text-properties fo:color="#0000ff" fo:font-weight="bold" style:font-weight-asian="bold" style:font-weight-complex="bold"/>
    </style:style>
    <style:style style:name="P43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30_1" style:family="text">
      <style:text-properties fo:color="#0000ff"/>
    </style:style>
    <style:style style:name="T430_2" style:family="text">
      <style:text-properties fo:color="#0000ff"/>
    </style:style>
    <style:style style:name="T430_3" style:family="text">
      <style:text-properties fo:color="#0000ff"/>
    </style:style>
    <style:style style:name="T430_4" style:family="text">
      <style:text-properties fo:color="#0000ff"/>
    </style:style>
    <style:style style:name="T430_5" style:family="text">
      <style:text-properties fo:color="#0000ff"/>
    </style:style>
    <style:style style:name="T430_6" style:family="text">
      <style:text-properties fo:color="#0000ff"/>
    </style:style>
    <style:style style:name="T430_7" style:family="text">
      <style:text-properties fo:color="#0000ff"/>
    </style:style>
    <style:style style:name="T430_8" style:family="text">
      <style:text-properties fo:color="#0000ff"/>
    </style:style>
    <style:style style:name="T430_9" style:family="text">
      <style:text-properties fo:color="#0000ff"/>
    </style:style>
    <style:style style:name="T430_10" style:family="text">
      <style:text-properties fo:color="#0000ff"/>
    </style:style>
    <style:style style:name="T430_11" style:family="text">
      <style:text-properties fo:color="#0000ff"/>
    </style:style>
    <style:style style:name="T430_12" style:family="text">
      <style:text-properties fo:color="#0000ff"/>
    </style:style>
    <style:style style:name="T430_13" style:family="text">
      <style:text-properties fo:color="#0000ff"/>
    </style:style>
    <style:style style:name="T430_14" style:family="text">
      <style:text-properties fo:color="#0000ff"/>
    </style:style>
    <style:style style:name="T430_15" style:family="text">
      <style:text-properties fo:color="#0000ff"/>
    </style:style>
    <style:style style:name="T430_16" style:family="text">
      <style:text-properties fo:color="#0000ff"/>
    </style:style>
    <style:style style:name="T430_17" style:family="text">
      <style:text-properties fo:color="#0000ff"/>
    </style:style>
    <style:style style:name="T430_18" style:family="text">
      <style:text-properties fo:color="#0000ff"/>
    </style:style>
    <style:style style:name="T430_19" style:family="text">
      <style:text-properties fo:color="#0000ff"/>
    </style:style>
    <style:style style:name="T430_20" style:family="text">
      <style:text-properties fo:color="#0000ff"/>
    </style:style>
    <style:style style:name="T430_21" style:family="text">
      <style:text-properties fo:color="#0000ff"/>
    </style:style>
    <style:style style:name="T430_22" style:family="text">
      <style:text-properties fo:color="#0000ff"/>
    </style:style>
    <style:style style:name="T430_23" style:family="text">
      <style:text-properties fo:color="#0000ff"/>
    </style:style>
    <style:style style:name="T430_24" style:family="text">
      <style:text-properties fo:color="#0000ff"/>
    </style:style>
    <style:style style:name="T430_25" style:family="text">
      <style:text-properties fo:color="#0000ff"/>
    </style:style>
    <style:style style:name="T430_26" style:family="text">
      <style:text-properties fo:color="#0000ff"/>
    </style:style>
    <style:style style:name="T430_27" style:family="text">
      <style:text-properties fo:color="#0000ff"/>
    </style:style>
    <style:style style:name="T430_28" style:family="text">
      <style:text-properties fo:color="#0000ff"/>
    </style:style>
    <style:style style:name="T430_29" style:family="text">
      <style:text-properties fo:color="#0000ff"/>
    </style:style>
    <style:style style:name="T430_30" style:family="text">
      <style:text-properties fo:color="#0000ff"/>
    </style:style>
    <style:style style:name="T430_31" style:family="text">
      <style:text-properties fo:color="#0000ff"/>
    </style:style>
    <style:style style:name="T430_32" style:family="text">
      <style:text-properties fo:color="#0000ff"/>
    </style:style>
    <style:style style:name="T430_33" style:family="text">
      <style:text-properties fo:color="#0000ff"/>
    </style:style>
    <style:style style:name="T430_34" style:family="text">
      <style:text-properties fo:color="#0000ff"/>
    </style:style>
    <style:style style:name="T430_35" style:family="text">
      <style:text-properties fo:color="#0000ff"/>
    </style:style>
    <style:style style:name="T430_36" style:family="text">
      <style:text-properties fo:color="#0000ff"/>
    </style:style>
    <style:style style:name="T430_37" style:family="text">
      <style:text-properties fo:color="#0000ff"/>
    </style:style>
    <style:style style:name="T430_38" style:family="text">
      <style:text-properties fo:color="#0000ff"/>
    </style:style>
    <style:style style:name="T430_39" style:family="text">
      <style:text-properties fo:color="#0000ff"/>
    </style:style>
    <style:style style:name="T430_40" style:family="text">
      <style:text-properties fo:color="#0000ff"/>
    </style:style>
    <style:style style:name="T430_41" style:family="text">
      <style:text-properties fo:color="#0000ff"/>
    </style:style>
    <style:style style:name="T430_42" style:family="text">
      <style:text-properties fo:color="#0000ff"/>
    </style:style>
    <style:style style:name="T430_43" style:family="text">
      <style:text-properties fo:color="#0000ff"/>
    </style:style>
    <style:style style:name="T430_44" style:family="text">
      <style:text-properties fo:color="#0000ff"/>
    </style:style>
    <style:style style:name="T430_45" style:family="text">
      <style:text-properties fo:color="#0000ff"/>
    </style:style>
    <style:style style:name="T430_46" style:family="text">
      <style:text-properties fo:color="#0000ff"/>
    </style:style>
    <style:style style:name="T430_47" style:family="text">
      <style:text-properties fo:color="#0000ff"/>
    </style:style>
    <style:style style:name="T430_48" style:family="text">
      <style:text-properties fo:color="#0000ff"/>
    </style:style>
    <style:style style:name="T430_49" style:family="text">
      <style:text-properties fo:color="#0000ff"/>
    </style:style>
    <style:style style:name="T430_50" style:family="text">
      <style:text-properties fo:color="#0000ff"/>
    </style:style>
    <style:style style:name="T430_51" style:family="text">
      <style:text-properties fo:color="#0000ff"/>
    </style:style>
    <style:style style:name="T430_52" style:family="text">
      <style:text-properties fo:color="#0000ff"/>
    </style:style>
    <style:style style:name="T430_53" style:family="text">
      <style:text-properties fo:color="#0000ff"/>
    </style:style>
    <style:style style:name="T430_54" style:family="text">
      <style:text-properties fo:color="#0000ff"/>
    </style:style>
    <style:style style:name="T430_55" style:family="text">
      <style:text-properties fo:color="#0000ff"/>
    </style:style>
    <style:style style:name="T430_56" style:family="text">
      <style:text-properties fo:color="#0000ff"/>
    </style:style>
    <style:style style:name="T430_57" style:family="text">
      <style:text-properties fo:color="#0000ff"/>
    </style:style>
    <style:style style:name="T430_58" style:family="text">
      <style:text-properties fo:color="#0000ff"/>
    </style:style>
    <style:style style:name="T430_59" style:family="text">
      <style:text-properties fo:color="#0000ff"/>
    </style:style>
    <style:style style:name="T430_60" style:family="text">
      <style:text-properties fo:color="#0000ff"/>
    </style:style>
    <style:style style:name="T430_61" style:family="text">
      <style:text-properties fo:color="#0000ff"/>
    </style:style>
    <style:style style:name="T430_62" style:family="text">
      <style:text-properties fo:color="#0000ff"/>
    </style:style>
    <style:style style:name="T430_63" style:family="text">
      <style:text-properties fo:color="#0000ff"/>
    </style:style>
    <style:style style:name="T430_64" style:family="text">
      <style:text-properties fo:color="#0000ff"/>
    </style:style>
    <style:style style:name="T430_65" style:family="text">
      <style:text-properties fo:color="#0000ff"/>
    </style:style>
    <style:style style:name="T430_66" style:family="text">
      <style:text-properties fo:color="#0000ff"/>
    </style:style>
    <style:style style:name="T430_67" style:family="text">
      <style:text-properties fo:color="#0000ff"/>
    </style:style>
    <style:style style:name="T430_68" style:family="text">
      <style:text-properties fo:color="#0000ff"/>
    </style:style>
    <style:style style:name="T430_69" style:family="text">
      <style:text-properties fo:color="#0000ff"/>
    </style:style>
    <style:style style:name="T430_70" style:family="text">
      <style:text-properties fo:color="#0000ff"/>
    </style:style>
    <style:style style:name="T430_71" style:family="text">
      <style:text-properties fo:color="#0000ff"/>
    </style:style>
    <style:style style:name="T430_72" style:family="text">
      <style:text-properties fo:color="#0000ff"/>
    </style:style>
    <style:style style:name="T430_73" style:family="text">
      <style:text-properties fo:color="#0000ff"/>
    </style:style>
    <style:style style:name="T430_74" style:family="text">
      <style:text-properties fo:color="#0000ff"/>
    </style:style>
    <style:style style:name="T430_75" style:family="text">
      <style:text-properties fo:color="#0000ff"/>
    </style:style>
    <style:style style:name="T430_76" style:family="text">
      <style:text-properties fo:color="#0000ff"/>
    </style:style>
    <style:style style:name="T430_77" style:family="text">
      <style:text-properties fo:color="#0000ff"/>
    </style:style>
    <style:style style:name="T430_78" style:family="text">
      <style:text-properties fo:color="#0000ff"/>
    </style:style>
    <style:style style:name="T430_79" style:family="text">
      <style:text-properties fo:color="#0000ff"/>
    </style:style>
    <style:style style:name="T430_80" style:family="text">
      <style:text-properties fo:color="#0000ff"/>
    </style:style>
    <style:style style:name="T430_81" style:family="text">
      <style:text-properties fo:color="#0000ff"/>
    </style:style>
    <style:style style:name="T430_82" style:family="text">
      <style:text-properties fo:color="#0000ff"/>
    </style:style>
    <style:style style:name="T430_83" style:family="text">
      <style:text-properties fo:color="#0000ff"/>
    </style:style>
    <style:style style:name="T430_84" style:family="text">
      <style:text-properties fo:color="#0000ff"/>
    </style:style>
    <style:style style:name="T430_85" style:family="text">
      <style:text-properties fo:color="#0000ff"/>
    </style:style>
    <style:style style:name="T430_86" style:family="text">
      <style:text-properties fo:color="#0000ff"/>
    </style:style>
    <style:style style:name="T430_87" style:family="text">
      <style:text-properties fo:color="#0000ff"/>
    </style:style>
    <style:style style:name="T430_88" style:family="text">
      <style:text-properties fo:color="#0000ff"/>
    </style:style>
    <style:style style:name="T430_89" style:family="text">
      <style:text-properties fo:color="#0000ff"/>
    </style:style>
    <style:style style:name="T430_90" style:family="text">
      <style:text-properties fo:color="#0000ff"/>
    </style:style>
    <style:style style:name="T430_91" style:family="text">
      <style:text-properties fo:color="#0000ff"/>
    </style:style>
    <style:style style:name="T430_92" style:family="text">
      <style:text-properties fo:color="#0000ff"/>
    </style:style>
    <style:style style:name="T430_93" style:family="text">
      <style:text-properties fo:color="#0000ff"/>
    </style:style>
    <style:style style:name="T430_94" style:family="text">
      <style:text-properties fo:color="#0000ff"/>
    </style:style>
    <style:style style:name="T430_95" style:family="text">
      <style:text-properties fo:color="#0000ff"/>
    </style:style>
    <style:style style:name="T430_96" style:family="text">
      <style:text-properties fo:color="#0000ff"/>
    </style:style>
    <style:style style:name="T430_97" style:family="text">
      <style:text-properties fo:color="#0000ff"/>
    </style:style>
    <style:style style:name="T430_98" style:family="text">
      <style:text-properties fo:color="#0000ff"/>
    </style:style>
    <style:style style:name="T430_99" style:family="text">
      <style:text-properties fo:color="#0000ff"/>
    </style:style>
    <style:style style:name="T430_100" style:family="text">
      <style:text-properties fo:color="#0000ff"/>
    </style:style>
    <style:style style:name="T430_101" style:family="text">
      <style:text-properties fo:color="#0000ff"/>
    </style:style>
    <style:style style:name="T430_102" style:family="text">
      <style:text-properties fo:color="#0000ff"/>
    </style:style>
    <style:style style:name="T430_103" style:family="text">
      <style:text-properties fo:color="#0000ff"/>
    </style:style>
    <style:style style:name="T430_104" style:family="text">
      <style:text-properties fo:color="#0000ff"/>
    </style:style>
    <style:style style:name="T430_105" style:family="text">
      <style:text-properties fo:color="#0000ff"/>
    </style:style>
    <style:style style:name="T430_106" style:family="text">
      <style:text-properties fo:color="#0000ff"/>
    </style:style>
    <style:style style:name="T430_107" style:family="text">
      <style:text-properties fo:color="#0000ff"/>
    </style:style>
    <style:style style:name="T430_108" style:family="text">
      <style:text-properties fo:color="#0000ff"/>
    </style:style>
    <style:style style:name="T430_109" style:family="text">
      <style:text-properties fo:color="#0000ff"/>
    </style:style>
    <style:style style:name="T430_110" style:family="text">
      <style:text-properties fo:color="#0000ff"/>
    </style:style>
    <style:style style:name="T430_111" style:family="text">
      <style:text-properties fo:color="#0000ff"/>
    </style:style>
    <style:style style:name="T430_112" style:family="text">
      <style:text-properties fo:color="#0000ff"/>
    </style:style>
    <style:style style:name="T430_113" style:family="text">
      <style:text-properties fo:color="#0000ff"/>
    </style:style>
    <style:style style:name="T430_114" style:family="text">
      <style:text-properties fo:color="#0000ff"/>
    </style:style>
    <style:style style:name="T430_115" style:family="text">
      <style:text-properties fo:color="#0000ff"/>
    </style:style>
    <style:style style:name="T430_116" style:family="text">
      <style:text-properties fo:color="#0000ff"/>
    </style:style>
    <style:style style:name="T430_117" style:family="text">
      <style:text-properties fo:color="#0000ff"/>
    </style:style>
    <style:style style:name="T430_118" style:family="text">
      <style:text-properties fo:color="#0000ff"/>
    </style:style>
    <style:style style:name="T430_119" style:family="text">
      <style:text-properties fo:color="#0000ff"/>
    </style:style>
    <style:style style:name="T430_120" style:family="text">
      <style:text-properties fo:color="#0000ff"/>
    </style:style>
    <style:style style:name="T430_121" style:family="text">
      <style:text-properties fo:color="#0000ff"/>
    </style:style>
    <style:style style:name="T430_122" style:family="text">
      <style:text-properties fo:color="#0000ff"/>
    </style:style>
    <style:style style:name="T430_123" style:family="text">
      <style:text-properties fo:color="#0000ff"/>
    </style:style>
    <style:style style:name="T430_124" style:family="text">
      <style:text-properties fo:color="#0000ff"/>
    </style:style>
    <style:style style:name="T430_125" style:family="text">
      <style:text-properties fo:color="#0000ff"/>
    </style:style>
    <style:style style:name="T430_126" style:family="text">
      <style:text-properties fo:color="#0000ff"/>
    </style:style>
    <style:style style:name="T430_127" style:family="text">
      <style:text-properties fo:color="#0000ff"/>
    </style:style>
    <style:style style:name="T430_128" style:family="text">
      <style:text-properties fo:color="#0000ff"/>
    </style:style>
    <style:style style:name="T430_129" style:family="text">
      <style:text-properties fo:color="#0000ff"/>
    </style:style>
    <style:style style:name="T430_130" style:family="text">
      <style:text-properties fo:color="#0000ff"/>
    </style:style>
    <style:style style:name="T430_131" style:family="text">
      <style:text-properties fo:color="#0000ff"/>
    </style:style>
    <style:style style:name="T430_132" style:family="text">
      <style:text-properties fo:color="#0000ff"/>
    </style:style>
    <style:style style:name="T430_133" style:family="text">
      <style:text-properties fo:color="#0000ff"/>
    </style:style>
    <style:style style:name="T430_134" style:family="text">
      <style:text-properties fo:color="#0000ff"/>
    </style:style>
    <style:style style:name="T430_135" style:family="text">
      <style:text-properties fo:color="#0000ff"/>
    </style:style>
    <style:style style:name="T430_136" style:family="text">
      <style:text-properties fo:color="#0000ff"/>
    </style:style>
    <style:style style:name="T430_137" style:family="text">
      <style:text-properties fo:color="#0000ff"/>
    </style:style>
    <style:style style:name="T430_138" style:family="text">
      <style:text-properties fo:color="#0000ff"/>
    </style:style>
    <style:style style:name="T430_139" style:family="text">
      <style:text-properties fo:color="#0000ff"/>
    </style:style>
    <style:style style:name="T430_140" style:family="text">
      <style:text-properties fo:color="#0000ff"/>
    </style:style>
    <style:style style:name="T430_141" style:family="text">
      <style:text-properties fo:color="#0000ff"/>
    </style:style>
    <style:style style:name="T430_142" style:family="text">
      <style:text-properties fo:color="#0000ff"/>
    </style:style>
    <style:style style:name="T430_143" style:family="text">
      <style:text-properties fo:color="#0000ff"/>
    </style:style>
    <style:style style:name="T430_144" style:family="text">
      <style:text-properties fo:color="#0000ff"/>
    </style:style>
    <style:style style:name="T430_145" style:family="text">
      <style:text-properties fo:color="#0000ff"/>
    </style:style>
    <style:style style:name="T430_146" style:family="text">
      <style:text-properties fo:color="#0000ff"/>
    </style:style>
    <style:style style:name="P43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color="#0000ff"/>
    </style:style>
    <style:style style:name="P43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32_1" style:family="text">
      <style:text-properties fo:color="#0000ff" fo:font-weight="bold" style:font-weight-asian="bold" style:font-weight-complex="bold"/>
    </style:style>
    <style:style style:name="T432_2" style:family="text">
      <style:text-properties fo:color="#0000ff" fo:font-weight="bold" style:font-weight-asian="bold" style:font-weight-complex="bold"/>
    </style:style>
    <style:style style:name="T432_3" style:family="text">
      <style:text-properties fo:color="#0000ff" fo:font-weight="bold" style:font-weight-asian="bold" style:font-weight-complex="bold"/>
    </style:style>
    <style:style style:name="T432_4" style:family="text">
      <style:text-properties fo:color="#0000ff" fo:font-weight="bold" style:font-weight-asian="bold" style:font-weight-complex="bold"/>
    </style:style>
    <style:style style:name="T432_5" style:family="text">
      <style:text-properties fo:color="#0000ff" fo:font-weight="bold" style:font-weight-asian="bold" style:font-weight-complex="bold"/>
    </style:style>
    <style:style style:name="T432_6" style:family="text">
      <style:text-properties fo:color="#0000ff" fo:font-weight="bold" style:font-weight-asian="bold" style:font-weight-complex="bold"/>
    </style:style>
    <style:style style:name="T432_7" style:family="text">
      <style:text-properties fo:color="#0000ff" fo:font-weight="bold" style:font-weight-asian="bold" style:font-weight-complex="bold"/>
    </style:style>
    <style:style style:name="P43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33_1" style:family="text">
      <style:text-properties fo:color="#0000ff"/>
    </style:style>
    <style:style style:name="T433_2" style:family="text">
      <style:text-properties fo:color="#0000ff"/>
    </style:style>
    <style:style style:name="T433_3" style:family="text">
      <style:text-properties fo:color="#0000ff"/>
    </style:style>
    <style:style style:name="T433_4" style:family="text">
      <style:text-properties fo:color="#0000ff"/>
    </style:style>
    <style:style style:name="T433_5" style:family="text">
      <style:text-properties fo:color="#0000ff"/>
    </style:style>
    <style:style style:name="T433_6" style:family="text">
      <style:text-properties fo:color="#0000ff"/>
    </style:style>
    <style:style style:name="T433_7" style:family="text">
      <style:text-properties fo:color="#0000ff"/>
    </style:style>
    <style:style style:name="T433_8" style:family="text">
      <style:text-properties fo:color="#0000ff"/>
    </style:style>
    <style:style style:name="T433_9" style:family="text">
      <style:text-properties fo:color="#0000ff"/>
    </style:style>
    <style:style style:name="T433_10" style:family="text">
      <style:text-properties fo:color="#0000ff"/>
    </style:style>
    <style:style style:name="T433_11" style:family="text">
      <style:text-properties fo:color="#0000ff"/>
    </style:style>
    <style:style style:name="T433_12" style:family="text">
      <style:text-properties fo:color="#0000ff"/>
    </style:style>
    <style:style style:name="T433_13" style:family="text">
      <style:text-properties fo:color="#0000ff"/>
    </style:style>
    <style:style style:name="T433_14" style:family="text">
      <style:text-properties fo:color="#0000ff"/>
    </style:style>
    <style:style style:name="T433_15" style:family="text">
      <style:text-properties fo:color="#0000ff"/>
    </style:style>
    <style:style style:name="T433_16" style:family="text">
      <style:text-properties fo:color="#0000ff"/>
    </style:style>
    <style:style style:name="T433_17" style:family="text">
      <style:text-properties fo:color="#0000ff"/>
    </style:style>
    <style:style style:name="T433_18" style:family="text">
      <style:text-properties fo:color="#0000ff"/>
    </style:style>
    <style:style style:name="T433_19" style:family="text">
      <style:text-properties fo:color="#0000ff"/>
    </style:style>
    <style:style style:name="T433_20" style:family="text">
      <style:text-properties fo:color="#0000ff"/>
    </style:style>
    <style:style style:name="T433_21" style:family="text">
      <style:text-properties fo:color="#0000ff"/>
    </style:style>
    <style:style style:name="T433_22" style:family="text">
      <style:text-properties fo:color="#0000ff"/>
    </style:style>
    <style:style style:name="T433_23" style:family="text">
      <style:text-properties fo:color="#0000ff"/>
    </style:style>
    <style:style style:name="T433_24" style:family="text">
      <style:text-properties fo:color="#0000ff"/>
    </style:style>
    <style:style style:name="T433_25" style:family="text">
      <style:text-properties fo:color="#0000ff"/>
    </style:style>
    <style:style style:name="T433_26" style:family="text">
      <style:text-properties fo:color="#0000ff"/>
    </style:style>
    <style:style style:name="T433_27" style:family="text">
      <style:text-properties fo:color="#0000ff"/>
    </style:style>
    <style:style style:name="T433_28" style:family="text">
      <style:text-properties fo:color="#0000ff"/>
    </style:style>
    <style:style style:name="T433_29" style:family="text">
      <style:text-properties fo:color="#0000ff"/>
    </style:style>
    <style:style style:name="T433_30" style:family="text">
      <style:text-properties fo:color="#0000ff"/>
    </style:style>
    <style:style style:name="T433_31" style:family="text">
      <style:text-properties fo:color="#0000ff"/>
    </style:style>
    <style:style style:name="T433_32" style:family="text">
      <style:text-properties fo:color="#0000ff"/>
    </style:style>
    <style:style style:name="T433_33" style:family="text">
      <style:text-properties fo:color="#0000ff"/>
    </style:style>
    <style:style style:name="T433_34" style:family="text">
      <style:text-properties fo:color="#0000ff"/>
    </style:style>
    <style:style style:name="T433_35" style:family="text">
      <style:text-properties fo:color="#0000ff"/>
    </style:style>
    <style:style style:name="T433_36" style:family="text">
      <style:text-properties fo:color="#0000ff"/>
    </style:style>
    <style:style style:name="T433_37" style:family="text">
      <style:text-properties fo:color="#0000ff"/>
    </style:style>
    <style:style style:name="T433_38" style:family="text">
      <style:text-properties fo:color="#0000ff"/>
    </style:style>
    <style:style style:name="T433_39" style:family="text">
      <style:text-properties fo:color="#0000ff"/>
    </style:style>
    <style:style style:name="T433_40" style:family="text">
      <style:text-properties fo:color="#0000ff"/>
    </style:style>
    <style:style style:name="T433_41" style:family="text">
      <style:text-properties fo:color="#0000ff"/>
    </style:style>
    <style:style style:name="T433_42" style:family="text">
      <style:text-properties fo:color="#0000ff"/>
    </style:style>
    <style:style style:name="T433_43" style:family="text">
      <style:text-properties fo:color="#0000ff"/>
    </style:style>
    <style:style style:name="T433_44" style:family="text">
      <style:text-properties fo:color="#0000ff"/>
    </style:style>
    <style:style style:name="T433_45" style:family="text">
      <style:text-properties fo:color="#0000ff"/>
    </style:style>
    <style:style style:name="T433_46" style:family="text">
      <style:text-properties fo:color="#0000ff"/>
    </style:style>
    <style:style style:name="T433_47" style:family="text">
      <style:text-properties fo:color="#0000ff"/>
    </style:style>
    <style:style style:name="T433_48" style:family="text">
      <style:text-properties fo:color="#0000ff"/>
    </style:style>
    <style:style style:name="T433_49" style:family="text">
      <style:text-properties fo:color="#0000ff"/>
    </style:style>
    <style:style style:name="T433_50" style:family="text">
      <style:text-properties fo:color="#0000ff"/>
    </style:style>
    <style:style style:name="T433_51" style:family="text">
      <style:text-properties fo:color="#0000ff"/>
    </style:style>
    <style:style style:name="T433_52" style:family="text">
      <style:text-properties fo:color="#0000ff"/>
    </style:style>
    <style:style style:name="T433_53" style:family="text">
      <style:text-properties fo:color="#0000ff"/>
    </style:style>
    <style:style style:name="T433_54" style:family="text">
      <style:text-properties fo:color="#0000ff"/>
    </style:style>
    <style:style style:name="T433_55" style:family="text">
      <style:text-properties fo:color="#0000ff"/>
    </style:style>
    <style:style style:name="T433_56" style:family="text">
      <style:text-properties fo:color="#0000ff"/>
    </style:style>
    <style:style style:name="T433_57" style:family="text">
      <style:text-properties fo:color="#0000ff"/>
    </style:style>
    <style:style style:name="T433_58" style:family="text">
      <style:text-properties fo:color="#0000ff"/>
    </style:style>
    <style:style style:name="P43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color="#0000ff"/>
    </style:style>
    <style:style style:name="P43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35_1" style:family="text">
      <style:text-properties fo:color="#0000ff" fo:font-weight="bold" style:font-weight-asian="bold" style:font-weight-complex="bold"/>
    </style:style>
    <style:style style:name="T435_2" style:family="text">
      <style:text-properties fo:color="#0000ff" fo:font-weight="bold" style:font-weight-asian="bold" style:font-weight-complex="bold"/>
    </style:style>
    <style:style style:name="T435_3" style:family="text">
      <style:text-properties fo:color="#0000ff" fo:font-weight="bold" style:font-weight-asian="bold" style:font-weight-complex="bold"/>
    </style:style>
    <style:style style:name="T435_4" style:family="text">
      <style:text-properties fo:color="#0000ff" fo:font-weight="bold" style:font-weight-asian="bold" style:font-weight-complex="bold"/>
    </style:style>
    <style:style style:name="T435_5" style:family="text">
      <style:text-properties fo:color="#0000ff" fo:font-weight="bold" style:font-weight-asian="bold" style:font-weight-complex="bold"/>
    </style:style>
    <style:style style:name="P43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36_1" style:family="text">
      <style:text-properties fo:color="#0000ff"/>
    </style:style>
    <style:style style:name="T436_2" style:family="text">
      <style:text-properties fo:color="#0000ff"/>
    </style:style>
    <style:style style:name="T436_3" style:family="text">
      <style:text-properties fo:color="#0000ff"/>
    </style:style>
    <style:style style:name="T436_4" style:family="text">
      <style:text-properties fo:color="#0000ff"/>
    </style:style>
    <style:style style:name="T436_5" style:family="text">
      <style:text-properties fo:color="#0000ff"/>
    </style:style>
    <style:style style:name="T436_6" style:family="text">
      <style:text-properties fo:color="#0000ff"/>
    </style:style>
    <style:style style:name="T436_7" style:family="text">
      <style:text-properties fo:color="#0000ff"/>
    </style:style>
    <style:style style:name="T436_8" style:family="text">
      <style:text-properties fo:color="#0000ff"/>
    </style:style>
    <style:style style:name="T436_9" style:family="text">
      <style:text-properties fo:color="#0000ff"/>
    </style:style>
    <style:style style:name="T436_10" style:family="text">
      <style:text-properties fo:color="#0000ff"/>
    </style:style>
    <style:style style:name="T436_11" style:family="text">
      <style:text-properties fo:color="#0000ff"/>
    </style:style>
    <style:style style:name="T436_12" style:family="text">
      <style:text-properties fo:color="#0000ff"/>
    </style:style>
    <style:style style:name="T436_13" style:family="text">
      <style:text-properties fo:color="#0000ff"/>
    </style:style>
    <style:style style:name="T436_14" style:family="text">
      <style:text-properties fo:color="#0000ff"/>
    </style:style>
    <style:style style:name="T436_15" style:family="text">
      <style:text-properties fo:color="#0000ff"/>
    </style:style>
    <style:style style:name="T436_16" style:family="text">
      <style:text-properties fo:color="#0000ff"/>
    </style:style>
    <style:style style:name="T436_17" style:family="text">
      <style:text-properties fo:color="#0000ff"/>
    </style:style>
    <style:style style:name="T436_18" style:family="text">
      <style:text-properties fo:color="#0000ff"/>
    </style:style>
    <style:style style:name="T436_19" style:family="text">
      <style:text-properties fo:color="#0000ff"/>
    </style:style>
    <style:style style:name="T436_20" style:family="text">
      <style:text-properties fo:color="#0000ff"/>
    </style:style>
    <style:style style:name="T436_21" style:family="text">
      <style:text-properties fo:color="#0000ff"/>
    </style:style>
    <style:style style:name="T436_22" style:family="text">
      <style:text-properties fo:color="#0000ff"/>
    </style:style>
    <style:style style:name="T436_23" style:family="text">
      <style:text-properties fo:color="#0000ff"/>
    </style:style>
    <style:style style:name="T436_24" style:family="text">
      <style:text-properties fo:color="#0000ff"/>
    </style:style>
    <style:style style:name="T436_25" style:family="text">
      <style:text-properties fo:color="#0000ff"/>
    </style:style>
    <style:style style:name="T436_26" style:family="text">
      <style:text-properties fo:color="#0000ff"/>
    </style:style>
    <style:style style:name="T436_27" style:family="text">
      <style:text-properties fo:color="#0000ff"/>
    </style:style>
    <style:style style:name="T436_28" style:family="text">
      <style:text-properties fo:color="#0000ff"/>
    </style:style>
    <style:style style:name="T436_29" style:family="text">
      <style:text-properties fo:color="#0000ff"/>
    </style:style>
    <style:style style:name="T436_30" style:family="text">
      <style:text-properties fo:color="#0000ff"/>
    </style:style>
    <style:style style:name="T436_31" style:family="text">
      <style:text-properties fo:color="#0000ff"/>
    </style:style>
    <style:style style:name="T436_32" style:family="text">
      <style:text-properties fo:color="#0000ff"/>
    </style:style>
    <style:style style:name="T436_33" style:family="text">
      <style:text-properties fo:color="#0000ff"/>
    </style:style>
    <style:style style:name="T436_34" style:family="text">
      <style:text-properties fo:color="#0000ff"/>
    </style:style>
    <style:style style:name="T436_35" style:family="text">
      <style:text-properties fo:color="#0000ff"/>
    </style:style>
    <style:style style:name="T436_36" style:family="text">
      <style:text-properties fo:color="#0000ff"/>
    </style:style>
    <style:style style:name="T436_37" style:family="text">
      <style:text-properties fo:color="#0000ff"/>
    </style:style>
    <style:style style:name="T436_38" style:family="text">
      <style:text-properties fo:color="#0000ff"/>
    </style:style>
    <style:style style:name="T436_39" style:family="text">
      <style:text-properties fo:color="#0000ff"/>
    </style:style>
    <style:style style:name="T436_40" style:family="text">
      <style:text-properties fo:color="#0000ff"/>
    </style:style>
    <style:style style:name="T436_41" style:family="text">
      <style:text-properties fo:color="#0000ff"/>
    </style:style>
    <style:style style:name="T436_42" style:family="text">
      <style:text-properties fo:color="#0000ff"/>
    </style:style>
    <style:style style:name="T436_43" style:family="text">
      <style:text-properties fo:color="#0000ff"/>
    </style:style>
    <style:style style:name="T436_44" style:family="text">
      <style:text-properties fo:color="#0000ff"/>
    </style:style>
    <style:style style:name="T436_45" style:family="text">
      <style:text-properties fo:color="#0000ff"/>
    </style:style>
    <style:style style:name="T436_46" style:family="text">
      <style:text-properties fo:color="#0000ff"/>
    </style:style>
    <style:style style:name="T436_47" style:family="text">
      <style:text-properties fo:color="#0000ff"/>
    </style:style>
    <style:style style:name="T436_48" style:family="text">
      <style:text-properties fo:color="#0000ff"/>
    </style:style>
    <style:style style:name="T436_49" style:family="text">
      <style:text-properties fo:color="#0000ff"/>
    </style:style>
    <style:style style:name="T436_50" style:family="text">
      <style:text-properties fo:color="#0000ff"/>
    </style:style>
    <style:style style:name="T436_51" style:family="text">
      <style:text-properties fo:color="#0000ff"/>
    </style:style>
    <style:style style:name="T436_52" style:family="text">
      <style:text-properties fo:color="#0000ff"/>
    </style:style>
    <style:style style:name="T436_53" style:family="text">
      <style:text-properties fo:color="#0000ff"/>
    </style:style>
    <style:style style:name="T436_54" style:family="text">
      <style:text-properties fo:color="#0000ff"/>
    </style:style>
    <style:style style:name="T436_55" style:family="text">
      <style:text-properties fo:color="#0000ff"/>
    </style:style>
    <style:style style:name="T436_56" style:family="text">
      <style:text-properties fo:color="#0000ff"/>
    </style:style>
    <style:style style:name="T436_57" style:family="text">
      <style:text-properties fo:color="#0000ff"/>
    </style:style>
    <style:style style:name="T436_58" style:family="text">
      <style:text-properties fo:color="#0000ff"/>
    </style:style>
    <style:style style:name="T436_59" style:family="text">
      <style:text-properties fo:color="#0000ff"/>
    </style:style>
    <style:style style:name="T436_60" style:family="text">
      <style:text-properties fo:color="#0000ff"/>
    </style:style>
    <style:style style:name="T436_61" style:family="text">
      <style:text-properties fo:color="#0000ff"/>
    </style:style>
    <style:style style:name="T436_62" style:family="text">
      <style:text-properties fo:color="#0000ff"/>
    </style:style>
    <style:style style:name="T436_63" style:family="text">
      <style:text-properties fo:color="#0000ff"/>
    </style:style>
    <style:style style:name="T436_64" style:family="text">
      <style:text-properties fo:color="#0000ff"/>
    </style:style>
    <style:style style:name="T436_65" style:family="text">
      <style:text-properties fo:color="#0000ff"/>
    </style:style>
    <style:style style:name="T436_66" style:family="text">
      <style:text-properties fo:color="#0000ff"/>
    </style:style>
    <style:style style:name="T436_67" style:family="text">
      <style:text-properties fo:color="#0000ff"/>
    </style:style>
    <style:style style:name="T436_68" style:family="text">
      <style:text-properties fo:color="#0000ff"/>
    </style:style>
    <style:style style:name="T436_69" style:family="text">
      <style:text-properties fo:color="#0000ff"/>
    </style:style>
    <style:style style:name="T436_70" style:family="text">
      <style:text-properties fo:color="#0000ff"/>
    </style:style>
    <style:style style:name="T436_71" style:family="text">
      <style:text-properties fo:color="#0000ff"/>
    </style:style>
    <style:style style:name="T436_72" style:family="text">
      <style:text-properties fo:color="#0000ff"/>
    </style:style>
    <style:style style:name="T436_73" style:family="text">
      <style:text-properties fo:color="#0000ff"/>
    </style:style>
    <style:style style:name="T436_74" style:family="text">
      <style:text-properties fo:color="#0000ff"/>
    </style:style>
    <style:style style:name="T436_75" style:family="text">
      <style:text-properties fo:color="#0000ff"/>
    </style:style>
    <style:style style:name="T436_76" style:family="text">
      <style:text-properties fo:color="#0000ff"/>
    </style:style>
    <style:style style:name="T436_77" style:family="text">
      <style:text-properties fo:color="#0000ff"/>
    </style:style>
    <style:style style:name="T436_78" style:family="text">
      <style:text-properties fo:color="#0000ff"/>
    </style:style>
    <style:style style:name="T436_79" style:family="text">
      <style:text-properties fo:color="#0000ff"/>
    </style:style>
    <style:style style:name="T436_80" style:family="text">
      <style:text-properties fo:color="#0000ff"/>
    </style:style>
    <style:style style:name="T436_81" style:family="text">
      <style:text-properties fo:color="#0000ff"/>
    </style:style>
    <style:style style:name="T436_82" style:family="text">
      <style:text-properties fo:color="#0000ff"/>
    </style:style>
    <style:style style:name="T436_83" style:family="text">
      <style:text-properties fo:color="#0000ff"/>
    </style:style>
    <style:style style:name="T436_84" style:family="text">
      <style:text-properties fo:color="#0000ff"/>
    </style:style>
    <style:style style:name="T436_85" style:family="text">
      <style:text-properties fo:color="#0000ff"/>
    </style:style>
    <style:style style:name="T436_86" style:family="text">
      <style:text-properties fo:color="#0000ff"/>
    </style:style>
    <style:style style:name="T436_87" style:family="text">
      <style:text-properties fo:color="#0000ff"/>
    </style:style>
    <style:style style:name="T436_88" style:family="text">
      <style:text-properties fo:color="#0000ff"/>
    </style:style>
    <style:style style:name="T436_89" style:family="text">
      <style:text-properties fo:color="#0000ff"/>
    </style:style>
    <style:style style:name="T436_90" style:family="text">
      <style:text-properties fo:color="#0000ff"/>
    </style:style>
    <style:style style:name="T436_91" style:family="text">
      <style:text-properties fo:color="#0000ff"/>
    </style:style>
    <style:style style:name="T436_92" style:family="text">
      <style:text-properties fo:color="#0000ff"/>
    </style:style>
    <style:style style:name="T436_93" style:family="text">
      <style:text-properties fo:color="#0000ff"/>
    </style:style>
    <style:style style:name="T436_94" style:family="text">
      <style:text-properties fo:color="#0000ff"/>
    </style:style>
    <style:style style:name="T436_95" style:family="text">
      <style:text-properties fo:color="#0000ff"/>
    </style:style>
    <style:style style:name="T436_96" style:family="text">
      <style:text-properties fo:color="#0000ff"/>
    </style:style>
    <style:style style:name="T436_97" style:family="text">
      <style:text-properties fo:color="#0000ff"/>
    </style:style>
    <style:style style:name="T436_98" style:family="text">
      <style:text-properties fo:color="#0000ff"/>
    </style:style>
    <style:style style:name="T436_99" style:family="text">
      <style:text-properties fo:color="#0000ff"/>
    </style:style>
    <style:style style:name="T436_100" style:family="text">
      <style:text-properties fo:color="#0000ff"/>
    </style:style>
    <style:style style:name="T436_101" style:family="text">
      <style:text-properties fo:color="#0000ff"/>
    </style:style>
    <style:style style:name="T436_102" style:family="text">
      <style:text-properties fo:color="#0000ff"/>
    </style:style>
    <style:style style:name="T436_103" style:family="text">
      <style:text-properties fo:color="#0000ff"/>
    </style:style>
    <style:style style:name="T436_104" style:family="text">
      <style:text-properties fo:color="#0000ff"/>
    </style:style>
    <style:style style:name="T436_105" style:family="text">
      <style:text-properties fo:color="#0000ff"/>
    </style:style>
    <style:style style:name="T436_106" style:family="text">
      <style:text-properties fo:color="#0000ff"/>
    </style:style>
    <style:style style:name="T436_107" style:family="text">
      <style:text-properties fo:color="#0000ff"/>
    </style:style>
    <style:style style:name="T436_108" style:family="text">
      <style:text-properties fo:color="#0000ff"/>
    </style:style>
    <style:style style:name="T436_109" style:family="text">
      <style:text-properties fo:color="#0000ff"/>
    </style:style>
    <style:style style:name="T436_110" style:family="text">
      <style:text-properties fo:color="#0000ff"/>
    </style:style>
    <style:style style:name="T436_111" style:family="text">
      <style:text-properties fo:color="#0000ff"/>
    </style:style>
    <style:style style:name="T436_112" style:family="text">
      <style:text-properties fo:color="#0000ff"/>
    </style:style>
    <style:style style:name="T436_113" style:family="text">
      <style:text-properties fo:color="#0000ff"/>
    </style:style>
    <style:style style:name="T436_114" style:family="text">
      <style:text-properties fo:color="#0000ff"/>
    </style:style>
    <style:style style:name="T436_115" style:family="text">
      <style:text-properties fo:color="#0000ff"/>
    </style:style>
    <style:style style:name="T436_116" style:family="text">
      <style:text-properties fo:color="#0000ff"/>
    </style:style>
    <style:style style:name="T436_117" style:family="text">
      <style:text-properties fo:color="#0000ff"/>
    </style:style>
    <style:style style:name="T436_118" style:family="text">
      <style:text-properties fo:color="#0000ff"/>
    </style:style>
    <style:style style:name="T436_119" style:family="text">
      <style:text-properties fo:color="#0000ff"/>
    </style:style>
    <style:style style:name="T436_120" style:family="text">
      <style:text-properties fo:color="#0000ff"/>
    </style:style>
    <style:style style:name="T436_121" style:family="text">
      <style:text-properties fo:color="#0000ff"/>
    </style:style>
    <style:style style:name="T436_122" style:family="text">
      <style:text-properties fo:color="#0000ff"/>
    </style:style>
    <style:style style:name="T436_123" style:family="text">
      <style:text-properties fo:color="#0000ff"/>
    </style:style>
    <style:style style:name="T436_124" style:family="text">
      <style:text-properties fo:color="#0000ff"/>
    </style:style>
    <style:style style:name="T436_125" style:family="text">
      <style:text-properties fo:color="#0000ff"/>
    </style:style>
    <style:style style:name="T436_126" style:family="text">
      <style:text-properties fo:color="#0000ff"/>
    </style:style>
    <style:style style:name="T436_127" style:family="text">
      <style:text-properties fo:color="#0000ff"/>
    </style:style>
    <style:style style:name="T436_128" style:family="text">
      <style:text-properties fo:color="#0000ff"/>
    </style:style>
    <style:style style:name="T436_129" style:family="text">
      <style:text-properties fo:color="#0000ff"/>
    </style:style>
    <style:style style:name="T436_130" style:family="text">
      <style:text-properties fo:color="#0000ff"/>
    </style:style>
    <style:style style:name="T436_131" style:family="text">
      <style:text-properties fo:color="#0000ff"/>
    </style:style>
    <style:style style:name="T436_132" style:family="text">
      <style:text-properties fo:color="#0000ff"/>
    </style:style>
    <style:style style:name="T436_133" style:family="text">
      <style:text-properties fo:color="#0000ff"/>
    </style:style>
    <style:style style:name="T436_134" style:family="text">
      <style:text-properties fo:color="#0000ff"/>
    </style:style>
    <style:style style:name="T436_135" style:family="text">
      <style:text-properties fo:color="#0000ff"/>
    </style:style>
    <style:style style:name="T436_136" style:family="text">
      <style:text-properties fo:color="#0000ff"/>
    </style:style>
    <style:style style:name="T436_137" style:family="text">
      <style:text-properties fo:color="#0000ff"/>
    </style:style>
    <style:style style:name="T436_138" style:family="text">
      <style:text-properties fo:color="#0000ff"/>
    </style:style>
    <style:style style:name="T436_139" style:family="text">
      <style:text-properties fo:color="#0000ff"/>
    </style:style>
    <style:style style:name="T436_140" style:family="text">
      <style:text-properties fo:color="#0000ff"/>
    </style:style>
    <style:style style:name="T436_141" style:family="text">
      <style:text-properties fo:color="#0000ff"/>
    </style:style>
    <style:style style:name="T436_142" style:family="text">
      <style:text-properties fo:color="#0000ff"/>
    </style:style>
    <style:style style:name="T436_143" style:family="text">
      <style:text-properties fo:color="#0000ff"/>
    </style:style>
    <style:style style:name="T436_144" style:family="text">
      <style:text-properties fo:color="#0000ff"/>
    </style:style>
    <style:style style:name="T436_145" style:family="text">
      <style:text-properties fo:color="#0000ff"/>
    </style:style>
    <style:style style:name="T436_146" style:family="text">
      <style:text-properties fo:color="#0000ff"/>
    </style:style>
    <style:style style:name="T436_147" style:family="text">
      <style:text-properties fo:color="#0000ff"/>
    </style:style>
    <style:style style:name="T436_148" style:family="text">
      <style:text-properties fo:color="#0000ff"/>
    </style:style>
    <style:style style:name="T436_149" style:family="text">
      <style:text-properties fo:color="#0000ff"/>
    </style:style>
    <style:style style:name="T436_150" style:family="text">
      <style:text-properties fo:color="#0000ff"/>
    </style:style>
    <style:style style:name="T436_151" style:family="text">
      <style:text-properties fo:color="#0000ff"/>
    </style:style>
    <style:style style:name="T436_152" style:family="text">
      <style:text-properties fo:color="#0000ff"/>
    </style:style>
    <style:style style:name="T436_153" style:family="text">
      <style:text-properties fo:color="#0000ff"/>
    </style:style>
    <style:style style:name="T436_154" style:family="text">
      <style:text-properties fo:color="#0000ff"/>
    </style:style>
    <style:style style:name="T436_155" style:family="text">
      <style:text-properties fo:color="#0000ff"/>
    </style:style>
    <style:style style:name="T436_156" style:family="text">
      <style:text-properties fo:color="#0000ff"/>
    </style:style>
    <style:style style:name="T436_157" style:family="text">
      <style:text-properties fo:color="#0000ff"/>
    </style:style>
    <style:style style:name="T436_158" style:family="text">
      <style:text-properties fo:color="#0000ff"/>
    </style:style>
    <style:style style:name="T436_159" style:family="text">
      <style:text-properties fo:color="#0000ff"/>
    </style:style>
    <style:style style:name="T436_160" style:family="text">
      <style:text-properties fo:color="#0000ff"/>
    </style:style>
    <style:style style:name="T436_161" style:family="text">
      <style:text-properties fo:color="#0000ff"/>
    </style:style>
    <style:style style:name="T436_162" style:family="text">
      <style:text-properties fo:color="#0000ff"/>
    </style:style>
    <style:style style:name="T436_163" style:family="text">
      <style:text-properties fo:color="#0000ff"/>
    </style:style>
    <style:style style:name="T436_164" style:family="text">
      <style:text-properties fo:color="#0000ff"/>
    </style:style>
    <style:style style:name="T436_165" style:family="text">
      <style:text-properties fo:color="#0000ff"/>
    </style:style>
    <style:style style:name="T436_166" style:family="text">
      <style:text-properties fo:color="#0000ff"/>
    </style:style>
    <style:style style:name="T436_167" style:family="text">
      <style:text-properties fo:color="#0000ff"/>
    </style:style>
    <style:style style:name="T436_168" style:family="text">
      <style:text-properties fo:color="#0000ff"/>
    </style:style>
    <style:style style:name="T436_169" style:family="text">
      <style:text-properties fo:color="#0000ff"/>
    </style:style>
    <style:style style:name="T436_170" style:family="text">
      <style:text-properties fo:color="#0000ff"/>
    </style:style>
    <style:style style:name="T436_171" style:family="text">
      <style:text-properties fo:color="#0000ff"/>
    </style:style>
    <style:style style:name="T436_172" style:family="text">
      <style:text-properties fo:color="#0000ff"/>
    </style:style>
    <style:style style:name="T436_173" style:family="text">
      <style:text-properties fo:color="#0000ff"/>
    </style:style>
    <style:style style:name="T436_174" style:family="text">
      <style:text-properties fo:color="#0000ff"/>
    </style:style>
    <style:style style:name="T436_175" style:family="text">
      <style:text-properties fo:color="#0000ff"/>
    </style:style>
    <style:style style:name="T436_176" style:family="text">
      <style:text-properties fo:color="#0000ff"/>
    </style:style>
    <style:style style:name="T436_177" style:family="text">
      <style:text-properties fo:color="#0000ff"/>
    </style:style>
    <style:style style:name="T436_178" style:family="text">
      <style:text-properties fo:color="#0000ff"/>
    </style:style>
    <style:style style:name="T436_179" style:family="text">
      <style:text-properties fo:color="#0000ff"/>
    </style:style>
    <style:style style:name="T436_180" style:family="text">
      <style:text-properties fo:color="#0000ff"/>
    </style:style>
    <style:style style:name="T436_181" style:family="text">
      <style:text-properties fo:color="#0000ff"/>
    </style:style>
    <style:style style:name="T436_182" style:family="text">
      <style:text-properties fo:color="#0000ff"/>
    </style:style>
    <style:style style:name="T436_183" style:family="text">
      <style:text-properties fo:color="#0000ff"/>
    </style:style>
    <style:style style:name="T436_184" style:family="text">
      <style:text-properties fo:color="#0000ff"/>
    </style:style>
    <style:style style:name="T436_185" style:family="text">
      <style:text-properties fo:color="#0000ff"/>
    </style:style>
    <style:style style:name="T436_186" style:family="text">
      <style:text-properties fo:color="#0000ff"/>
    </style:style>
    <style:style style:name="T436_187" style:family="text">
      <style:text-properties fo:color="#0000ff"/>
    </style:style>
    <style:style style:name="T436_188" style:family="text">
      <style:text-properties fo:color="#0000ff"/>
    </style:style>
    <style:style style:name="T436_189" style:family="text">
      <style:text-properties fo:color="#0000ff"/>
    </style:style>
    <style:style style:name="T436_190" style:family="text">
      <style:text-properties fo:color="#0000ff"/>
    </style:style>
    <style:style style:name="T436_191" style:family="text">
      <style:text-properties fo:color="#0000ff"/>
    </style:style>
    <style:style style:name="T436_192" style:family="text">
      <style:text-properties fo:color="#0000ff"/>
    </style:style>
    <style:style style:name="T436_193" style:family="text">
      <style:text-properties fo:color="#0000ff"/>
    </style:style>
    <style:style style:name="T436_194" style:family="text">
      <style:text-properties fo:color="#0000ff"/>
    </style:style>
    <style:style style:name="T436_195" style:family="text">
      <style:text-properties fo:color="#0000ff"/>
    </style:style>
    <style:style style:name="T436_196" style:family="text">
      <style:text-properties fo:color="#0000ff"/>
    </style:style>
    <style:style style:name="T436_197" style:family="text">
      <style:text-properties fo:color="#0000ff"/>
    </style:style>
    <style:style style:name="T436_198" style:family="text">
      <style:text-properties fo:color="#0000ff"/>
    </style:style>
    <style:style style:name="T436_199" style:family="text">
      <style:text-properties fo:color="#0000ff"/>
    </style:style>
    <style:style style:name="T436_200" style:family="text">
      <style:text-properties fo:color="#0000ff"/>
    </style:style>
    <style:style style:name="T436_201" style:family="text">
      <style:text-properties fo:color="#0000ff"/>
    </style:style>
    <style:style style:name="T436_202" style:family="text">
      <style:text-properties fo:color="#0000ff"/>
    </style:style>
    <style:style style:name="T436_203" style:family="text">
      <style:text-properties fo:color="#0000ff"/>
    </style:style>
    <style:style style:name="T436_204" style:family="text">
      <style:text-properties fo:color="#0000ff"/>
    </style:style>
    <style:style style:name="T436_205" style:family="text">
      <style:text-properties fo:color="#0000ff"/>
    </style:style>
    <style:style style:name="T436_206" style:family="text">
      <style:text-properties fo:color="#0000ff"/>
    </style:style>
    <style:style style:name="T436_207" style:family="text">
      <style:text-properties fo:color="#0000ff"/>
    </style:style>
    <style:style style:name="T436_208" style:family="text">
      <style:text-properties fo:color="#0000ff"/>
    </style:style>
    <style:style style:name="T436_209" style:family="text">
      <style:text-properties fo:color="#0000ff"/>
    </style:style>
    <style:style style:name="T436_210" style:family="text">
      <style:text-properties fo:color="#0000ff"/>
    </style:style>
    <style:style style:name="T436_211" style:family="text">
      <style:text-properties fo:color="#0000ff"/>
    </style:style>
    <style:style style:name="T436_212" style:family="text">
      <style:text-properties fo:color="#0000ff"/>
    </style:style>
    <style:style style:name="T436_213" style:family="text">
      <style:text-properties fo:color="#0000ff"/>
    </style:style>
    <style:style style:name="T436_214" style:family="text">
      <style:text-properties fo:color="#0000ff"/>
    </style:style>
    <style:style style:name="T436_215" style:family="text">
      <style:text-properties fo:color="#0000ff"/>
    </style:style>
    <style:style style:name="T436_216" style:family="text">
      <style:text-properties fo:color="#0000ff"/>
    </style:style>
    <style:style style:name="T436_217" style:family="text">
      <style:text-properties fo:color="#0000ff"/>
    </style:style>
    <style:style style:name="T436_218" style:family="text">
      <style:text-properties fo:color="#0000ff"/>
    </style:style>
    <style:style style:name="T436_219" style:family="text">
      <style:text-properties fo:color="#0000ff"/>
    </style:style>
    <style:style style:name="T436_220" style:family="text">
      <style:text-properties fo:color="#0000ff"/>
    </style:style>
    <style:style style:name="T436_221" style:family="text">
      <style:text-properties fo:color="#0000ff"/>
    </style:style>
    <style:style style:name="T436_222" style:family="text">
      <style:text-properties fo:color="#0000ff"/>
    </style:style>
    <style:style style:name="T436_223" style:family="text">
      <style:text-properties fo:color="#0000ff"/>
    </style:style>
    <style:style style:name="T436_224" style:family="text">
      <style:text-properties fo:color="#0000ff"/>
    </style:style>
    <style:style style:name="T436_225" style:family="text">
      <style:text-properties fo:color="#0000ff"/>
    </style:style>
    <style:style style:name="T436_226" style:family="text">
      <style:text-properties fo:color="#0000ff"/>
    </style:style>
    <style:style style:name="P43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color="#0000ff"/>
    </style:style>
    <style:style style:name="P43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38_1" style:family="text">
      <style:text-properties fo:color="#0000ff" fo:font-weight="bold" style:font-weight-asian="bold" style:font-weight-complex="bold"/>
    </style:style>
    <style:style style:name="T438_2" style:family="text">
      <style:text-properties fo:color="#0000ff" fo:font-weight="bold" style:font-weight-asian="bold" style:font-weight-complex="bold"/>
    </style:style>
    <style:style style:name="T438_3" style:family="text">
      <style:text-properties fo:color="#0000ff" fo:font-weight="bold" style:font-weight-asian="bold" style:font-weight-complex="bold"/>
    </style:style>
    <style:style style:name="T438_4" style:family="text">
      <style:text-properties fo:color="#0000ff" fo:font-weight="bold" style:font-weight-asian="bold" style:font-weight-complex="bold"/>
    </style:style>
    <style:style style:name="T438_5" style:family="text">
      <style:text-properties fo:color="#0000ff" fo:font-weight="bold" style:font-weight-asian="bold" style:font-weight-complex="bold"/>
    </style:style>
    <style:style style:name="P43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39_1" style:family="text">
      <style:text-properties fo:color="#0000ff"/>
    </style:style>
    <style:style style:name="T439_2" style:family="text">
      <style:text-properties fo:color="#0000ff"/>
    </style:style>
    <style:style style:name="T439_3" style:family="text">
      <style:text-properties fo:color="#0000ff"/>
    </style:style>
    <style:style style:name="T439_4" style:family="text">
      <style:text-properties fo:color="#0000ff"/>
    </style:style>
    <style:style style:name="T439_5" style:family="text">
      <style:text-properties fo:color="#0000ff"/>
    </style:style>
    <style:style style:name="T439_6" style:family="text">
      <style:text-properties fo:color="#0000ff"/>
    </style:style>
    <style:style style:name="T439_7" style:family="text">
      <style:text-properties fo:color="#0000ff"/>
    </style:style>
    <style:style style:name="T439_8" style:family="text">
      <style:text-properties fo:color="#0000ff"/>
    </style:style>
    <style:style style:name="T439_9" style:family="text">
      <style:text-properties fo:color="#0000ff"/>
    </style:style>
    <style:style style:name="T439_10" style:family="text">
      <style:text-properties fo:color="#0000ff"/>
    </style:style>
    <style:style style:name="T439_11" style:family="text">
      <style:text-properties fo:color="#0000ff"/>
    </style:style>
    <style:style style:name="T439_12" style:family="text">
      <style:text-properties fo:color="#0000ff"/>
    </style:style>
    <style:style style:name="T439_13" style:family="text">
      <style:text-properties fo:color="#0000ff"/>
    </style:style>
    <style:style style:name="T439_14" style:family="text">
      <style:text-properties fo:color="#0000ff"/>
    </style:style>
    <style:style style:name="T439_15" style:family="text">
      <style:text-properties fo:color="#0000ff"/>
    </style:style>
    <style:style style:name="T439_16" style:family="text">
      <style:text-properties fo:color="#0000ff"/>
    </style:style>
    <style:style style:name="T439_17" style:family="text">
      <style:text-properties fo:color="#0000ff"/>
    </style:style>
    <style:style style:name="T439_18" style:family="text">
      <style:text-properties fo:color="#0000ff"/>
    </style:style>
    <style:style style:name="T439_19" style:family="text">
      <style:text-properties fo:color="#0000ff"/>
    </style:style>
    <style:style style:name="T439_20" style:family="text">
      <style:text-properties fo:color="#0000ff"/>
    </style:style>
    <style:style style:name="T439_21" style:family="text">
      <style:text-properties fo:color="#0000ff"/>
    </style:style>
    <style:style style:name="T439_22" style:family="text">
      <style:text-properties fo:color="#0000ff"/>
    </style:style>
    <style:style style:name="T439_23" style:family="text">
      <style:text-properties fo:color="#0000ff"/>
    </style:style>
    <style:style style:name="T439_24" style:family="text">
      <style:text-properties fo:color="#0000ff"/>
    </style:style>
    <style:style style:name="T439_25" style:family="text">
      <style:text-properties fo:color="#0000ff"/>
    </style:style>
    <style:style style:name="T439_26" style:family="text">
      <style:text-properties fo:color="#0000ff"/>
    </style:style>
    <style:style style:name="T439_27" style:family="text">
      <style:text-properties fo:color="#0000ff"/>
    </style:style>
    <style:style style:name="T439_28" style:family="text">
      <style:text-properties fo:color="#0000ff"/>
    </style:style>
    <style:style style:name="T439_29" style:family="text">
      <style:text-properties fo:color="#0000ff"/>
    </style:style>
    <style:style style:name="T439_30" style:family="text">
      <style:text-properties fo:color="#0000ff"/>
    </style:style>
    <style:style style:name="T439_31" style:family="text">
      <style:text-properties fo:color="#0000ff"/>
    </style:style>
    <style:style style:name="T439_32" style:family="text">
      <style:text-properties fo:color="#0000ff"/>
    </style:style>
    <style:style style:name="T439_33" style:family="text">
      <style:text-properties fo:color="#0000ff"/>
    </style:style>
    <style:style style:name="T439_34" style:family="text">
      <style:text-properties fo:color="#0000ff"/>
    </style:style>
    <style:style style:name="T439_35" style:family="text">
      <style:text-properties fo:color="#0000ff"/>
    </style:style>
    <style:style style:name="T439_36" style:family="text">
      <style:text-properties fo:color="#0000ff"/>
    </style:style>
    <style:style style:name="T439_37" style:family="text">
      <style:text-properties fo:color="#0000ff"/>
    </style:style>
    <style:style style:name="T439_38" style:family="text">
      <style:text-properties fo:color="#0000ff"/>
    </style:style>
    <style:style style:name="T439_39" style:family="text">
      <style:text-properties fo:color="#0000ff"/>
    </style:style>
    <style:style style:name="T439_40" style:family="text">
      <style:text-properties fo:color="#0000ff"/>
    </style:style>
    <style:style style:name="T439_41" style:family="text">
      <style:text-properties fo:color="#0000ff"/>
    </style:style>
    <style:style style:name="T439_42" style:family="text">
      <style:text-properties fo:color="#0000ff"/>
    </style:style>
    <style:style style:name="T439_43" style:family="text">
      <style:text-properties fo:color="#0000ff"/>
    </style:style>
    <style:style style:name="T439_44" style:family="text">
      <style:text-properties fo:color="#0000ff"/>
    </style:style>
    <style:style style:name="T439_45" style:family="text">
      <style:text-properties fo:color="#0000ff"/>
    </style:style>
    <style:style style:name="T439_46" style:family="text">
      <style:text-properties fo:color="#0000ff"/>
    </style:style>
    <style:style style:name="T439_47" style:family="text">
      <style:text-properties fo:color="#0000ff"/>
    </style:style>
    <style:style style:name="T439_48" style:family="text">
      <style:text-properties fo:color="#0000ff"/>
    </style:style>
    <style:style style:name="T439_49" style:family="text">
      <style:text-properties fo:color="#0000ff"/>
    </style:style>
    <style:style style:name="T439_50" style:family="text">
      <style:text-properties fo:color="#0000ff"/>
    </style:style>
    <style:style style:name="T439_51" style:family="text">
      <style:text-properties fo:color="#0000ff"/>
    </style:style>
    <style:style style:name="T439_52" style:family="text">
      <style:text-properties fo:color="#0000ff"/>
    </style:style>
    <style:style style:name="T439_53" style:family="text">
      <style:text-properties fo:color="#0000ff"/>
    </style:style>
    <style:style style:name="T439_54" style:family="text">
      <style:text-properties fo:color="#0000ff"/>
    </style:style>
    <style:style style:name="T439_55" style:family="text">
      <style:text-properties fo:color="#0000ff"/>
    </style:style>
    <style:style style:name="T439_56" style:family="text">
      <style:text-properties fo:color="#0000ff"/>
    </style:style>
    <style:style style:name="T439_57" style:family="text">
      <style:text-properties fo:color="#0000ff"/>
    </style:style>
    <style:style style:name="T439_58" style:family="text">
      <style:text-properties fo:color="#0000ff"/>
    </style:style>
    <style:style style:name="T439_59" style:family="text">
      <style:text-properties fo:color="#0000ff"/>
    </style:style>
    <style:style style:name="T439_60" style:family="text">
      <style:text-properties fo:color="#0000ff"/>
    </style:style>
    <style:style style:name="T439_61" style:family="text">
      <style:text-properties fo:color="#0000ff"/>
    </style:style>
    <style:style style:name="T439_62" style:family="text">
      <style:text-properties fo:color="#0000ff"/>
    </style:style>
    <style:style style:name="T439_63" style:family="text">
      <style:text-properties fo:color="#0000ff"/>
    </style:style>
    <style:style style:name="T439_64" style:family="text">
      <style:text-properties fo:color="#0000ff"/>
    </style:style>
    <style:style style:name="T439_65" style:family="text">
      <style:text-properties fo:color="#0000ff"/>
    </style:style>
    <style:style style:name="T439_66" style:family="text">
      <style:text-properties fo:color="#0000ff"/>
    </style:style>
    <style:style style:name="T439_67" style:family="text">
      <style:text-properties fo:color="#0000ff"/>
    </style:style>
    <style:style style:name="T439_68" style:family="text">
      <style:text-properties fo:color="#0000ff"/>
    </style:style>
    <style:style style:name="T439_69" style:family="text">
      <style:text-properties fo:color="#0000ff"/>
    </style:style>
    <style:style style:name="T439_70" style:family="text">
      <style:text-properties fo:color="#0000ff"/>
    </style:style>
    <style:style style:name="T439_71" style:family="text">
      <style:text-properties fo:color="#0000ff"/>
    </style:style>
    <style:style style:name="T439_72" style:family="text">
      <style:text-properties fo:color="#0000ff"/>
    </style:style>
    <style:style style:name="T439_73" style:family="text">
      <style:text-properties fo:color="#0000ff"/>
    </style:style>
    <style:style style:name="T439_74" style:family="text">
      <style:text-properties fo:color="#0000ff"/>
    </style:style>
    <style:style style:name="T439_75" style:family="text">
      <style:text-properties fo:color="#0000ff"/>
    </style:style>
    <style:style style:name="T439_76" style:family="text">
      <style:text-properties fo:color="#0000ff"/>
    </style:style>
    <style:style style:name="T439_77" style:family="text">
      <style:text-properties fo:color="#0000ff"/>
    </style:style>
    <style:style style:name="T439_78" style:family="text">
      <style:text-properties fo:color="#0000ff"/>
    </style:style>
    <style:style style:name="T439_79" style:family="text">
      <style:text-properties fo:color="#0000ff"/>
    </style:style>
    <style:style style:name="T439_80" style:family="text">
      <style:text-properties fo:color="#0000ff"/>
    </style:style>
    <style:style style:name="T439_81" style:family="text">
      <style:text-properties fo:color="#0000ff"/>
    </style:style>
    <style:style style:name="T439_82" style:family="text">
      <style:text-properties fo:color="#0000ff"/>
    </style:style>
    <style:style style:name="T439_83" style:family="text">
      <style:text-properties fo:color="#0000ff"/>
    </style:style>
    <style:style style:name="T439_84" style:family="text">
      <style:text-properties fo:color="#0000ff"/>
    </style:style>
    <style:style style:name="T439_85" style:family="text">
      <style:text-properties fo:color="#0000ff"/>
    </style:style>
    <style:style style:name="T439_86" style:family="text">
      <style:text-properties fo:color="#0000ff"/>
    </style:style>
    <style:style style:name="T439_87" style:family="text">
      <style:text-properties fo:color="#0000ff"/>
    </style:style>
    <style:style style:name="T439_88" style:family="text">
      <style:text-properties fo:color="#0000ff"/>
    </style:style>
    <style:style style:name="T439_89" style:family="text">
      <style:text-properties fo:color="#0000ff"/>
    </style:style>
    <style:style style:name="T439_90" style:family="text">
      <style:text-properties fo:color="#0000ff"/>
    </style:style>
    <style:style style:name="T439_91" style:family="text">
      <style:text-properties fo:color="#0000ff"/>
    </style:style>
    <style:style style:name="T439_92" style:family="text">
      <style:text-properties fo:color="#0000ff"/>
    </style:style>
    <style:style style:name="T439_93" style:family="text">
      <style:text-properties fo:color="#0000ff"/>
    </style:style>
    <style:style style:name="T439_94" style:family="text">
      <style:text-properties fo:color="#0000ff"/>
    </style:style>
    <style:style style:name="T439_95" style:family="text">
      <style:text-properties fo:color="#0000ff"/>
    </style:style>
    <style:style style:name="T439_96" style:family="text">
      <style:text-properties fo:color="#0000ff"/>
    </style:style>
    <style:style style:name="T439_97" style:family="text">
      <style:text-properties fo:color="#0000ff"/>
    </style:style>
    <style:style style:name="T439_98" style:family="text">
      <style:text-properties fo:color="#0000ff"/>
    </style:style>
    <style:style style:name="T439_99" style:family="text">
      <style:text-properties fo:color="#0000ff"/>
    </style:style>
    <style:style style:name="T439_100" style:family="text">
      <style:text-properties fo:color="#0000ff"/>
    </style:style>
    <style:style style:name="T439_101" style:family="text">
      <style:text-properties fo:color="#0000ff"/>
    </style:style>
    <style:style style:name="T439_102" style:family="text">
      <style:text-properties fo:color="#0000ff"/>
    </style:style>
    <style:style style:name="T439_103" style:family="text">
      <style:text-properties fo:color="#0000ff"/>
    </style:style>
    <style:style style:name="T439_104" style:family="text">
      <style:text-properties fo:color="#0000ff"/>
    </style:style>
    <style:style style:name="T439_105" style:family="text">
      <style:text-properties fo:color="#0000ff"/>
    </style:style>
    <style:style style:name="T439_106" style:family="text">
      <style:text-properties fo:color="#0000ff"/>
    </style:style>
    <style:style style:name="T439_107" style:family="text">
      <style:text-properties fo:color="#0000ff"/>
    </style:style>
    <style:style style:name="T439_108" style:family="text">
      <style:text-properties fo:color="#0000ff"/>
    </style:style>
    <style:style style:name="T439_109" style:family="text">
      <style:text-properties fo:color="#0000ff"/>
    </style:style>
    <style:style style:name="T439_110" style:family="text">
      <style:text-properties fo:color="#0000ff"/>
    </style:style>
    <style:style style:name="T439_111" style:family="text">
      <style:text-properties fo:color="#0000ff"/>
    </style:style>
    <style:style style:name="T439_112" style:family="text">
      <style:text-properties fo:color="#0000ff"/>
    </style:style>
    <style:style style:name="T439_113" style:family="text">
      <style:text-properties fo:color="#0000ff"/>
    </style:style>
    <style:style style:name="T439_114" style:family="text">
      <style:text-properties fo:color="#0000ff"/>
    </style:style>
    <style:style style:name="T439_115" style:family="text">
      <style:text-properties fo:color="#0000ff"/>
    </style:style>
    <style:style style:name="T439_116" style:family="text">
      <style:text-properties fo:color="#0000ff"/>
    </style:style>
    <style:style style:name="T439_117" style:family="text">
      <style:text-properties fo:color="#0000ff"/>
    </style:style>
    <style:style style:name="T439_118" style:family="text">
      <style:text-properties fo:color="#0000ff"/>
    </style:style>
    <style:style style:name="T439_119" style:family="text">
      <style:text-properties fo:color="#0000ff"/>
    </style:style>
    <style:style style:name="T439_120" style:family="text">
      <style:text-properties fo:color="#0000ff"/>
    </style:style>
    <style:style style:name="T439_121" style:family="text">
      <style:text-properties fo:color="#0000ff"/>
    </style:style>
    <style:style style:name="T439_122" style:family="text">
      <style:text-properties fo:color="#0000ff"/>
    </style:style>
    <style:style style:name="T439_123" style:family="text">
      <style:text-properties fo:color="#0000ff"/>
    </style:style>
    <style:style style:name="T439_124" style:family="text">
      <style:text-properties fo:color="#0000ff"/>
    </style:style>
    <style:style style:name="T439_125" style:family="text">
      <style:text-properties fo:color="#0000ff"/>
    </style:style>
    <style:style style:name="T439_126" style:family="text">
      <style:text-properties fo:color="#0000ff"/>
    </style:style>
    <style:style style:name="T439_127" style:family="text">
      <style:text-properties fo:color="#0000ff"/>
    </style:style>
    <style:style style:name="T439_128" style:family="text">
      <style:text-properties fo:color="#0000ff"/>
    </style:style>
    <style:style style:name="P44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color="#0000ff"/>
    </style:style>
    <style:style style:name="P44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41_1" style:family="text">
      <style:text-properties fo:color="#0000ff" fo:font-weight="bold" style:font-weight-asian="bold" style:font-weight-complex="bold"/>
    </style:style>
    <style:style style:name="T441_2" style:family="text">
      <style:text-properties fo:color="#0000ff" fo:font-weight="bold" style:font-weight-asian="bold" style:font-weight-complex="bold"/>
    </style:style>
    <style:style style:name="T441_3" style:family="text">
      <style:text-properties fo:color="#0000ff" fo:font-weight="bold" style:font-weight-asian="bold" style:font-weight-complex="bold"/>
    </style:style>
    <style:style style:name="T441_4" style:family="text">
      <style:text-properties fo:color="#0000ff" fo:font-weight="bold" style:font-weight-asian="bold" style:font-weight-complex="bold"/>
    </style:style>
    <style:style style:name="T441_5" style:family="text">
      <style:text-properties fo:color="#0000ff" fo:font-weight="bold" style:font-weight-asian="bold" style:font-weight-complex="bold"/>
    </style:style>
    <style:style style:name="T441_6" style:family="text">
      <style:text-properties fo:color="#0000ff" fo:font-weight="bold" style:font-weight-asian="bold" style:font-weight-complex="bold"/>
    </style:style>
    <style:style style:name="T441_7" style:family="text">
      <style:text-properties fo:color="#0000ff" fo:font-weight="bold" style:font-weight-asian="bold" style:font-weight-complex="bold"/>
    </style:style>
    <style:style style:name="P44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42_1" style:family="text">
      <style:text-properties fo:color="#0000ff"/>
    </style:style>
    <style:style style:name="T442_2" style:family="text">
      <style:text-properties fo:color="#0000ff"/>
    </style:style>
    <style:style style:name="T442_3" style:family="text">
      <style:text-properties fo:color="#0000ff"/>
    </style:style>
    <style:style style:name="T442_4" style:family="text">
      <style:text-properties fo:color="#0000ff"/>
    </style:style>
    <style:style style:name="T442_5" style:family="text">
      <style:text-properties fo:color="#0000ff"/>
    </style:style>
    <style:style style:name="T442_6" style:family="text">
      <style:text-properties fo:color="#0000ff"/>
    </style:style>
    <style:style style:name="T442_7" style:family="text">
      <style:text-properties fo:color="#0000ff"/>
    </style:style>
    <style:style style:name="T442_8" style:family="text">
      <style:text-properties fo:color="#0000ff"/>
    </style:style>
    <style:style style:name="T442_9" style:family="text">
      <style:text-properties fo:color="#0000ff"/>
    </style:style>
    <style:style style:name="T442_10" style:family="text">
      <style:text-properties fo:color="#0000ff"/>
    </style:style>
    <style:style style:name="T442_11" style:family="text">
      <style:text-properties fo:color="#0000ff"/>
    </style:style>
    <style:style style:name="T442_12" style:family="text">
      <style:text-properties fo:color="#0000ff"/>
    </style:style>
    <style:style style:name="T442_13" style:family="text">
      <style:text-properties fo:color="#0000ff"/>
    </style:style>
    <style:style style:name="T442_14" style:family="text">
      <style:text-properties fo:color="#0000ff"/>
    </style:style>
    <style:style style:name="T442_15" style:family="text">
      <style:text-properties fo:color="#0000ff"/>
    </style:style>
    <style:style style:name="T442_16" style:family="text">
      <style:text-properties fo:color="#0000ff"/>
    </style:style>
    <style:style style:name="T442_17" style:family="text">
      <style:text-properties fo:color="#0000ff"/>
    </style:style>
    <style:style style:name="T442_18" style:family="text">
      <style:text-properties fo:color="#0000ff"/>
    </style:style>
    <style:style style:name="T442_19" style:family="text">
      <style:text-properties fo:color="#0000ff"/>
    </style:style>
    <style:style style:name="T442_20" style:family="text">
      <style:text-properties fo:color="#0000ff"/>
    </style:style>
    <style:style style:name="T442_21" style:family="text">
      <style:text-properties fo:color="#0000ff"/>
    </style:style>
    <style:style style:name="T442_22" style:family="text">
      <style:text-properties fo:color="#0000ff"/>
    </style:style>
    <style:style style:name="T442_23" style:family="text">
      <style:text-properties fo:color="#0000ff"/>
    </style:style>
    <style:style style:name="T442_24" style:family="text">
      <style:text-properties fo:color="#0000ff"/>
    </style:style>
    <style:style style:name="T442_25" style:family="text">
      <style:text-properties fo:color="#0000ff"/>
    </style:style>
    <style:style style:name="T442_26" style:family="text">
      <style:text-properties fo:color="#0000ff"/>
    </style:style>
    <style:style style:name="T442_27" style:family="text">
      <style:text-properties fo:color="#0000ff"/>
    </style:style>
    <style:style style:name="T442_28" style:family="text">
      <style:text-properties fo:color="#0000ff"/>
    </style:style>
    <style:style style:name="T442_29" style:family="text">
      <style:text-properties fo:color="#0000ff"/>
    </style:style>
    <style:style style:name="T442_30" style:family="text">
      <style:text-properties fo:color="#0000ff"/>
    </style:style>
    <style:style style:name="T442_31" style:family="text">
      <style:text-properties fo:color="#0000ff"/>
    </style:style>
    <style:style style:name="T442_32" style:family="text">
      <style:text-properties fo:color="#0000ff"/>
    </style:style>
    <style:style style:name="T442_33" style:family="text">
      <style:text-properties fo:color="#0000ff"/>
    </style:style>
    <style:style style:name="T442_34" style:family="text">
      <style:text-properties fo:color="#0000ff"/>
    </style:style>
    <style:style style:name="T442_35" style:family="text">
      <style:text-properties fo:color="#0000ff"/>
    </style:style>
    <style:style style:name="T442_36" style:family="text">
      <style:text-properties fo:color="#0000ff"/>
    </style:style>
    <style:style style:name="T442_37" style:family="text">
      <style:text-properties fo:color="#0000ff"/>
    </style:style>
    <style:style style:name="T442_38" style:family="text">
      <style:text-properties fo:color="#0000ff"/>
    </style:style>
    <style:style style:name="T442_39" style:family="text">
      <style:text-properties fo:color="#0000ff"/>
    </style:style>
    <style:style style:name="T442_40" style:family="text">
      <style:text-properties fo:color="#0000ff"/>
    </style:style>
    <style:style style:name="T442_41" style:family="text">
      <style:text-properties fo:color="#0000ff"/>
    </style:style>
    <style:style style:name="T442_42" style:family="text">
      <style:text-properties fo:color="#0000ff"/>
    </style:style>
    <style:style style:name="T442_43" style:family="text">
      <style:text-properties fo:color="#0000ff"/>
    </style:style>
    <style:style style:name="T442_44" style:family="text">
      <style:text-properties fo:color="#0000ff"/>
    </style:style>
    <style:style style:name="T442_45" style:family="text">
      <style:text-properties fo:color="#0000ff"/>
    </style:style>
    <style:style style:name="T442_46" style:family="text">
      <style:text-properties fo:color="#0000ff"/>
    </style:style>
    <style:style style:name="T442_47" style:family="text">
      <style:text-properties fo:color="#0000ff"/>
    </style:style>
    <style:style style:name="T442_48" style:family="text">
      <style:text-properties fo:color="#0000ff"/>
    </style:style>
    <style:style style:name="T442_49" style:family="text">
      <style:text-properties fo:color="#0000ff"/>
    </style:style>
    <style:style style:name="T442_50" style:family="text">
      <style:text-properties fo:color="#0000ff"/>
    </style:style>
    <style:style style:name="T442_51" style:family="text">
      <style:text-properties fo:color="#0000ff"/>
    </style:style>
    <style:style style:name="T442_52" style:family="text">
      <style:text-properties fo:color="#0000ff"/>
    </style:style>
    <style:style style:name="T442_53" style:family="text">
      <style:text-properties fo:color="#0000ff"/>
    </style:style>
    <style:style style:name="T442_54" style:family="text">
      <style:text-properties fo:color="#0000ff"/>
    </style:style>
    <style:style style:name="T442_55" style:family="text">
      <style:text-properties fo:color="#0000ff"/>
    </style:style>
    <style:style style:name="T442_56" style:family="text">
      <style:text-properties fo:color="#0000ff"/>
    </style:style>
    <style:style style:name="P443" style:family="paragraph" style:parent-style-name="Standard">
      <style:paragraph-properties fo:break-before="auto" fo:line-height="115%" fo:margin-top="0cm" fo:margin-left="1.27cm" style:writing-mode="lr-tb"/>
    </style:style>
    <style:style style:name="T443_1" style:family="text">
      <style:text-properties fo:color="#0000ff" fo:font-weight="bold" style:font-weight-asian="bold" style:font-weight-complex="bold"/>
    </style:style>
    <style:style style:name="T443_2" style:family="text">
      <style:text-properties fo:color="#0000ff" fo:font-weight="bold" style:font-weight-asian="bold" style:font-weight-complex="bold"/>
    </style:style>
    <style:style style:name="T443_3" style:family="text">
      <style:text-properties fo:color="#0000ff" fo:font-weight="bold" style:font-weight-asian="bold" style:font-weight-complex="bold"/>
    </style:style>
    <style:style style:name="T443_4" style:family="text">
      <style:text-properties fo:color="#0000ff" fo:font-weight="bold" style:font-weight-asian="bold" style:font-weight-complex="bold"/>
    </style:style>
    <style:style style:name="T443_5" style:family="text">
      <style:text-properties fo:color="#0000ff" fo:font-weight="bold" style:font-weight-asian="bold" style:font-weight-complex="bold"/>
    </style:style>
    <style:style style:name="T443_6" style:family="text">
      <style:text-properties fo:color="#0000ff" fo:font-weight="bold" style:font-weight-asian="bold" style:font-weight-complex="bold"/>
    </style:style>
    <style:style style:name="T443_7" style:family="text">
      <style:text-properties fo:color="#0000ff"/>
    </style:style>
    <style:style style:name="T443_8" style:family="text">
      <style:text-properties fo:color="#0000ff"/>
    </style:style>
    <style:style style:name="T443_9" style:family="text">
      <style:text-properties fo:color="#0000ff"/>
    </style:style>
    <style:style style:name="T443_10" style:family="text">
      <style:text-properties fo:color="#0000ff"/>
    </style:style>
    <style:style style:name="T443_11" style:family="text">
      <style:text-properties fo:color="#0000ff"/>
    </style:style>
    <style:style style:name="T443_12" style:family="text">
      <style:text-properties fo:color="#0000ff"/>
    </style:style>
    <style:style style:name="T443_13" style:family="text">
      <style:text-properties fo:color="#0000ff"/>
    </style:style>
    <style:style style:name="T443_14" style:family="text">
      <style:text-properties fo:color="#0000ff"/>
    </style:style>
    <style:style style:name="T443_15" style:family="text">
      <style:text-properties fo:color="#0000ff"/>
    </style:style>
    <style:style style:name="T443_16" style:family="text">
      <style:text-properties fo:color="#0000ff"/>
    </style:style>
    <style:style style:name="T443_17" style:family="text">
      <style:text-properties fo:color="#0000ff"/>
    </style:style>
    <style:style style:name="T443_18" style:family="text">
      <style:text-properties fo:color="#0000ff"/>
    </style:style>
    <style:style style:name="T443_19" style:family="text">
      <style:text-properties fo:color="#0000ff"/>
    </style:style>
    <style:style style:name="T443_20" style:family="text">
      <style:text-properties fo:color="#0000ff"/>
    </style:style>
    <style:style style:name="T443_21" style:family="text">
      <style:text-properties fo:color="#0000ff"/>
    </style:style>
    <style:style style:name="T443_22" style:family="text">
      <style:text-properties fo:color="#0000ff"/>
    </style:style>
    <style:style style:name="T443_23" style:family="text">
      <style:text-properties fo:color="#0000ff"/>
    </style:style>
    <style:style style:name="T443_24" style:family="text">
      <style:text-properties fo:color="#0000ff"/>
    </style:style>
    <style:style style:name="T443_25" style:family="text">
      <style:text-properties fo:color="#0000ff"/>
    </style:style>
    <style:style style:name="T443_26" style:family="text">
      <style:text-properties fo:color="#0000ff"/>
    </style:style>
    <style:style style:name="T443_27" style:family="text">
      <style:text-properties fo:color="#0000ff"/>
    </style:style>
    <style:style style:name="T443_28" style:family="text">
      <style:text-properties fo:color="#0000ff"/>
    </style:style>
    <style:style style:name="T443_29" style:family="text">
      <style:text-properties fo:color="#0000ff"/>
    </style:style>
    <style:style style:name="T443_30" style:family="text">
      <style:text-properties fo:color="#0000ff"/>
    </style:style>
    <style:style style:name="T443_31" style:family="text">
      <style:text-properties fo:color="#0000ff"/>
    </style:style>
    <style:style style:name="P444" style:family="paragraph" style:parent-style-name="Standard">
      <style:paragraph-properties fo:break-before="auto" fo:line-height="115%" fo:margin-top="0cm" fo:margin-left="1.27cm" style:writing-mode="lr-tb"/>
    </style:style>
    <style:style style:name="T444_1" style:family="text">
      <style:text-properties fo:color="#0000ff" fo:font-weight="bold" style:font-weight-asian="bold" style:font-weight-complex="bold"/>
    </style:style>
    <style:style style:name="T444_2" style:family="text">
      <style:text-properties fo:color="#0000ff" fo:font-weight="bold" style:font-weight-asian="bold" style:font-weight-complex="bold"/>
    </style:style>
    <style:style style:name="T444_3" style:family="text">
      <style:text-properties fo:color="#0000ff" fo:font-weight="bold" style:font-weight-asian="bold" style:font-weight-complex="bold"/>
    </style:style>
    <style:style style:name="T444_4" style:family="text">
      <style:text-properties fo:color="#0000ff" fo:font-weight="bold" style:font-weight-asian="bold" style:font-weight-complex="bold"/>
    </style:style>
    <style:style style:name="T444_5" style:family="text">
      <style:text-properties fo:color="#0000ff" fo:font-weight="bold" style:font-weight-asian="bold" style:font-weight-complex="bold"/>
    </style:style>
    <style:style style:name="T444_6" style:family="text">
      <style:text-properties fo:color="#0000ff" fo:font-weight="bold" style:font-weight-asian="bold" style:font-weight-complex="bold"/>
    </style:style>
    <style:style style:name="T444_7" style:family="text">
      <style:text-properties fo:color="#0000ff"/>
    </style:style>
    <style:style style:name="T444_8" style:family="text">
      <style:text-properties fo:color="#0000ff"/>
    </style:style>
    <style:style style:name="T444_9" style:family="text">
      <style:text-properties fo:color="#0000ff"/>
    </style:style>
    <style:style style:name="T444_10" style:family="text">
      <style:text-properties fo:color="#0000ff"/>
    </style:style>
    <style:style style:name="T444_11" style:family="text">
      <style:text-properties fo:color="#0000ff"/>
    </style:style>
    <style:style style:name="T444_12" style:family="text">
      <style:text-properties fo:color="#0000ff"/>
    </style:style>
    <style:style style:name="T444_13" style:family="text">
      <style:text-properties fo:color="#0000ff"/>
    </style:style>
    <style:style style:name="T444_14" style:family="text">
      <style:text-properties fo:color="#0000ff"/>
    </style:style>
    <style:style style:name="T444_15" style:family="text">
      <style:text-properties fo:color="#0000ff"/>
    </style:style>
    <style:style style:name="T444_16" style:family="text">
      <style:text-properties fo:color="#0000ff"/>
    </style:style>
    <style:style style:name="T444_17" style:family="text">
      <style:text-properties fo:color="#0000ff"/>
    </style:style>
    <style:style style:name="T444_18" style:family="text">
      <style:text-properties fo:color="#0000ff"/>
    </style:style>
    <style:style style:name="T444_19" style:family="text">
      <style:text-properties fo:color="#0000ff"/>
    </style:style>
    <style:style style:name="T444_20" style:family="text">
      <style:text-properties fo:color="#0000ff"/>
    </style:style>
    <style:style style:name="T444_21" style:family="text">
      <style:text-properties fo:color="#0000ff"/>
    </style:style>
    <style:style style:name="T444_22" style:family="text">
      <style:text-properties fo:color="#0000ff"/>
    </style:style>
    <style:style style:name="T444_23" style:family="text">
      <style:text-properties fo:color="#0000ff"/>
    </style:style>
    <style:style style:name="T444_24" style:family="text">
      <style:text-properties fo:color="#0000ff"/>
    </style:style>
    <style:style style:name="T444_25" style:family="text">
      <style:text-properties fo:color="#0000ff"/>
    </style:style>
    <style:style style:name="T444_26" style:family="text">
      <style:text-properties fo:color="#0000ff"/>
    </style:style>
    <style:style style:name="T444_27" style:family="text">
      <style:text-properties fo:color="#0000ff"/>
    </style:style>
    <style:style style:name="T444_28" style:family="text">
      <style:text-properties fo:color="#0000ff"/>
    </style:style>
    <style:style style:name="T444_29" style:family="text">
      <style:text-properties fo:color="#0000ff"/>
    </style:style>
    <style:style style:name="T444_30" style:family="text">
      <style:text-properties fo:color="#0000ff"/>
    </style:style>
    <style:style style:name="T444_31" style:family="text">
      <style:text-properties fo:color="#0000ff"/>
    </style:style>
    <style:style style:name="T444_32" style:family="text">
      <style:text-properties fo:color="#0000ff"/>
    </style:style>
    <style:style style:name="T444_33" style:family="text">
      <style:text-properties fo:color="#0000ff"/>
    </style:style>
    <style:style style:name="T444_34" style:family="text">
      <style:text-properties fo:color="#0000ff"/>
    </style:style>
    <style:style style:name="T444_35" style:family="text">
      <style:text-properties fo:color="#0000ff"/>
    </style:style>
    <style:style style:name="T444_36" style:family="text">
      <style:text-properties fo:color="#0000ff"/>
    </style:style>
    <style:style style:name="T444_37" style:family="text">
      <style:text-properties fo:color="#0000ff"/>
    </style:style>
    <style:style style:name="T444_38" style:family="text">
      <style:text-properties fo:color="#0000ff"/>
    </style:style>
    <style:style style:name="T444_39" style:family="text">
      <style:text-properties fo:color="#0000ff"/>
    </style:style>
    <style:style style:name="T444_40" style:family="text">
      <style:text-properties fo:color="#0000ff"/>
    </style:style>
    <style:style style:name="T444_41" style:family="text">
      <style:text-properties fo:color="#0000ff"/>
    </style:style>
    <style:style style:name="T444_42" style:family="text">
      <style:text-properties fo:color="#0000ff"/>
    </style:style>
    <style:style style:name="T444_43" style:family="text">
      <style:text-properties fo:color="#0000ff"/>
    </style:style>
    <style:style style:name="T444_44" style:family="text">
      <style:text-properties fo:color="#0000ff"/>
    </style:style>
    <style:style style:name="T444_45" style:family="text">
      <style:text-properties fo:color="#0000ff"/>
    </style:style>
    <style:style style:name="T444_46" style:family="text">
      <style:text-properties fo:color="#0000ff"/>
    </style:style>
    <style:style style:name="T444_47" style:family="text">
      <style:text-properties fo:color="#0000ff"/>
    </style:style>
    <style:style style:name="T444_48" style:family="text">
      <style:text-properties fo:color="#0000ff"/>
    </style:style>
    <style:style style:name="T444_49" style:family="text">
      <style:text-properties fo:color="#0000ff"/>
    </style:style>
    <style:style style:name="T444_50" style:family="text">
      <style:text-properties fo:color="#0000ff"/>
    </style:style>
    <style:style style:name="T444_51" style:family="text">
      <style:text-properties fo:color="#0000ff"/>
    </style:style>
    <style:style style:name="T444_52" style:family="text">
      <style:text-properties fo:color="#0000ff"/>
    </style:style>
    <style:style style:name="T444_53" style:family="text">
      <style:text-properties fo:color="#0000ff"/>
    </style:style>
    <style:style style:name="T444_54" style:family="text">
      <style:text-properties fo:color="#0000ff"/>
    </style:style>
    <style:style style:name="T444_55" style:family="text">
      <style:text-properties fo:color="#0000ff"/>
    </style:style>
    <style:style style:name="T444_56" style:family="text">
      <style:text-properties fo:color="#0000ff"/>
    </style:style>
    <style:style style:name="T444_57" style:family="text">
      <style:text-properties fo:color="#0000ff"/>
    </style:style>
    <style:style style:name="T444_58" style:family="text">
      <style:text-properties fo:color="#0000ff"/>
    </style:style>
    <style:style style:name="T444_59" style:family="text">
      <style:text-properties fo:color="#0000ff"/>
    </style:style>
    <style:style style:name="T444_60" style:family="text">
      <style:text-properties fo:color="#0000ff"/>
    </style:style>
    <style:style style:name="T444_61" style:family="text">
      <style:text-properties fo:color="#0000ff"/>
    </style:style>
    <style:style style:name="T444_62" style:family="text">
      <style:text-properties fo:color="#0000ff"/>
    </style:style>
    <style:style style:name="T444_63" style:family="text">
      <style:text-properties fo:color="#0000ff"/>
    </style:style>
    <style:style style:name="T444_64" style:family="text">
      <style:text-properties fo:color="#0000ff"/>
    </style:style>
    <style:style style:name="T444_65" style:family="text">
      <style:text-properties fo:color="#0000ff"/>
    </style:style>
    <style:style style:name="T444_66" style:family="text">
      <style:text-properties fo:color="#0000ff"/>
    </style:style>
    <style:style style:name="T444_67" style:family="text">
      <style:text-properties fo:color="#0000ff"/>
    </style:style>
    <style:style style:name="T444_68" style:family="text">
      <style:text-properties fo:color="#0000ff"/>
    </style:style>
    <style:style style:name="T444_69" style:family="text">
      <style:text-properties fo:color="#0000ff"/>
    </style:style>
    <style:style style:name="T444_70" style:family="text">
      <style:text-properties fo:color="#0000ff"/>
    </style:style>
    <style:style style:name="T444_71" style:family="text">
      <style:text-properties fo:color="#0000ff"/>
    </style:style>
    <style:style style:name="T444_72" style:family="text">
      <style:text-properties fo:color="#0000ff"/>
    </style:style>
    <style:style style:name="T444_73" style:family="text">
      <style:text-properties fo:color="#0000ff"/>
    </style:style>
    <style:style style:name="T444_74" style:family="text">
      <style:text-properties fo:color="#0000ff"/>
    </style:style>
    <style:style style:name="T444_75" style:family="text">
      <style:text-properties fo:color="#0000ff"/>
    </style:style>
    <style:style style:name="T444_76" style:family="text">
      <style:text-properties fo:color="#0000ff"/>
    </style:style>
    <style:style style:name="T444_77" style:family="text">
      <style:text-properties fo:color="#0000ff"/>
    </style:style>
    <style:style style:name="T444_78" style:family="text">
      <style:text-properties fo:color="#0000ff"/>
    </style:style>
    <style:style style:name="T444_79" style:family="text">
      <style:text-properties fo:color="#0000ff"/>
    </style:style>
    <style:style style:name="T444_80" style:family="text">
      <style:text-properties fo:color="#0000ff"/>
    </style:style>
    <style:style style:name="T444_81" style:family="text">
      <style:text-properties fo:color="#0000ff"/>
    </style:style>
    <style:style style:name="T444_82" style:family="text">
      <style:text-properties fo:color="#0000ff"/>
    </style:style>
    <style:style style:name="T444_83" style:family="text">
      <style:text-properties fo:color="#0000ff"/>
    </style:style>
    <style:style style:name="T444_84" style:family="text">
      <style:text-properties fo:color="#0000ff"/>
    </style:style>
    <style:style style:name="T444_85" style:family="text">
      <style:text-properties fo:color="#0000ff"/>
    </style:style>
    <style:style style:name="T444_86" style:family="text">
      <style:text-properties fo:color="#0000ff"/>
    </style:style>
    <style:style style:name="T444_87" style:family="text">
      <style:text-properties fo:color="#0000ff"/>
    </style:style>
    <style:style style:name="T444_88" style:family="text">
      <style:text-properties fo:color="#0000ff"/>
    </style:style>
    <style:style style:name="T444_89" style:family="text">
      <style:text-properties fo:color="#0000ff"/>
    </style:style>
    <style:style style:name="T444_90" style:family="text">
      <style:text-properties fo:color="#0000ff"/>
    </style:style>
    <style:style style:name="T444_91" style:family="text">
      <style:text-properties fo:color="#0000ff"/>
    </style:style>
    <style:style style:name="T444_92" style:family="text">
      <style:text-properties fo:color="#0000ff"/>
    </style:style>
    <style:style style:name="T444_93" style:family="text">
      <style:text-properties fo:color="#0000ff"/>
    </style:style>
    <style:style style:name="T444_94" style:family="text">
      <style:text-properties fo:color="#0000ff"/>
    </style:style>
    <style:style style:name="T444_95" style:family="text">
      <style:text-properties fo:color="#0000ff"/>
    </style:style>
    <style:style style:name="T444_96" style:family="text">
      <style:text-properties fo:color="#0000ff"/>
    </style:style>
    <style:style style:name="T444_97" style:family="text">
      <style:text-properties fo:color="#0000ff"/>
    </style:style>
    <style:style style:name="T444_98" style:family="text">
      <style:text-properties fo:color="#0000ff"/>
    </style:style>
    <style:style style:name="T444_99" style:family="text">
      <style:text-properties fo:color="#0000ff"/>
    </style:style>
    <style:style style:name="T444_100" style:family="text">
      <style:text-properties fo:color="#0000ff"/>
    </style:style>
    <style:style style:name="T444_101" style:family="text">
      <style:text-properties fo:color="#0000ff"/>
    </style:style>
    <style:style style:name="T444_102" style:family="text">
      <style:text-properties fo:color="#0000ff"/>
    </style:style>
    <style:style style:name="T444_103" style:family="text">
      <style:text-properties fo:color="#0000ff"/>
    </style:style>
    <style:style style:name="T444_104" style:family="text">
      <style:text-properties fo:color="#0000ff"/>
    </style:style>
    <style:style style:name="T444_105" style:family="text">
      <style:text-properties fo:color="#0000ff"/>
    </style:style>
    <style:style style:name="T444_106" style:family="text">
      <style:text-properties fo:color="#0000ff"/>
    </style:style>
    <style:style style:name="T444_107" style:family="text">
      <style:text-properties fo:color="#0000ff"/>
    </style:style>
    <style:style style:name="T444_108" style:family="text">
      <style:text-properties fo:color="#0000ff"/>
    </style:style>
    <style:style style:name="T444_109" style:family="text">
      <style:text-properties fo:color="#0000ff"/>
    </style:style>
    <style:style style:name="T444_110" style:family="text">
      <style:text-properties fo:color="#0000ff"/>
    </style:style>
    <style:style style:name="T444_111" style:family="text">
      <style:text-properties fo:color="#0000ff"/>
    </style:style>
    <style:style style:name="T444_112" style:family="text">
      <style:text-properties fo:color="#0000ff"/>
    </style:style>
    <style:style style:name="T444_113" style:family="text">
      <style:text-properties fo:color="#0000ff"/>
    </style:style>
    <style:style style:name="T444_114" style:family="text">
      <style:text-properties fo:color="#0000ff"/>
    </style:style>
    <style:style style:name="T444_115" style:family="text">
      <style:text-properties fo:color="#0000ff"/>
    </style:style>
    <style:style style:name="T444_116" style:family="text">
      <style:text-properties fo:color="#0000ff"/>
    </style:style>
    <style:style style:name="T444_117" style:family="text">
      <style:text-properties fo:color="#0000ff"/>
    </style:style>
    <style:style style:name="T444_118" style:family="text">
      <style:text-properties fo:color="#0000ff"/>
    </style:style>
    <style:style style:name="T444_119" style:family="text">
      <style:text-properties fo:color="#0000ff"/>
    </style:style>
    <style:style style:name="T444_120" style:family="text">
      <style:text-properties fo:color="#0000ff"/>
    </style:style>
    <style:style style:name="T444_121" style:family="text">
      <style:text-properties fo:color="#0000ff"/>
    </style:style>
    <style:style style:name="T444_122" style:family="text">
      <style:text-properties fo:color="#0000ff"/>
    </style:style>
    <style:style style:name="T444_123" style:family="text">
      <style:text-properties fo:color="#0000ff"/>
    </style:style>
    <style:style style:name="T444_124" style:family="text">
      <style:text-properties fo:color="#0000ff"/>
    </style:style>
    <style:style style:name="T444_125" style:family="text">
      <style:text-properties fo:color="#0000ff"/>
    </style:style>
    <style:style style:name="P445" style:family="paragraph" style:parent-style-name="Standard">
      <style:paragraph-properties fo:break-before="auto" fo:text-indent="0cm" fo:line-height="115%" fo:margin-top="0cm" style:writing-mode="lr-tb"/>
      <style:text-properties fo:color="#0000ff"/>
    </style:style>
    <style:style style:name="P44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46_1" style:family="text">
      <style:text-properties fo:color="#0000ff" fo:font-weight="bold" style:font-weight-asian="bold" style:font-weight-complex="bold"/>
    </style:style>
    <style:style style:name="T446_2" style:family="text">
      <style:text-properties fo:color="#0000ff" fo:font-weight="bold" style:font-weight-asian="bold" style:font-weight-complex="bold"/>
    </style:style>
    <style:style style:name="T446_3" style:family="text">
      <style:text-properties fo:color="#0000ff" fo:font-weight="bold" style:font-weight-asian="bold" style:font-weight-complex="bold"/>
    </style:style>
    <style:style style:name="T446_4" style:family="text">
      <style:text-properties fo:color="#0000ff" fo:font-weight="bold" style:font-weight-asian="bold" style:font-weight-complex="bold"/>
    </style:style>
    <style:style style:name="T446_5" style:family="text">
      <style:text-properties fo:color="#0000ff" fo:font-weight="bold" style:font-weight-asian="bold" style:font-weight-complex="bold"/>
    </style:style>
    <style:style style:name="T446_6" style:family="text">
      <style:text-properties fo:color="#0000ff" fo:font-weight="bold" style:font-weight-asian="bold" style:font-weight-complex="bold"/>
    </style:style>
    <style:style style:name="T446_7" style:family="text">
      <style:text-properties fo:color="#0000ff" fo:font-weight="bold" style:font-weight-asian="bold" style:font-weight-complex="bold"/>
    </style:style>
    <style:style style:name="P44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47_1" style:family="text">
      <style:text-properties fo:color="#0000ff"/>
    </style:style>
    <style:style style:name="T447_2" style:family="text">
      <style:text-properties fo:color="#0000ff"/>
    </style:style>
    <style:style style:name="T447_3" style:family="text">
      <style:text-properties fo:color="#0000ff"/>
    </style:style>
    <style:style style:name="T447_4" style:family="text">
      <style:text-properties fo:color="#0000ff"/>
    </style:style>
    <style:style style:name="T447_5" style:family="text">
      <style:text-properties fo:color="#0000ff"/>
    </style:style>
    <style:style style:name="T447_6" style:family="text">
      <style:text-properties fo:color="#0000ff"/>
    </style:style>
    <style:style style:name="T447_7" style:family="text">
      <style:text-properties fo:color="#0000ff"/>
    </style:style>
    <style:style style:name="T447_8" style:family="text">
      <style:text-properties fo:color="#0000ff"/>
    </style:style>
    <style:style style:name="T447_9" style:family="text">
      <style:text-properties fo:color="#0000ff"/>
    </style:style>
    <style:style style:name="T447_10" style:family="text">
      <style:text-properties fo:color="#0000ff"/>
    </style:style>
    <style:style style:name="T447_11" style:family="text">
      <style:text-properties fo:color="#0000ff"/>
    </style:style>
    <style:style style:name="T447_12" style:family="text">
      <style:text-properties fo:color="#0000ff"/>
    </style:style>
    <style:style style:name="T447_13" style:family="text">
      <style:text-properties fo:color="#0000ff"/>
    </style:style>
    <style:style style:name="T447_14" style:family="text">
      <style:text-properties fo:color="#0000ff"/>
    </style:style>
    <style:style style:name="T447_15" style:family="text">
      <style:text-properties fo:color="#0000ff"/>
    </style:style>
    <style:style style:name="T447_16" style:family="text">
      <style:text-properties fo:color="#0000ff"/>
    </style:style>
    <style:style style:name="T447_17" style:family="text">
      <style:text-properties fo:color="#0000ff"/>
    </style:style>
    <style:style style:name="T447_18" style:family="text">
      <style:text-properties fo:color="#0000ff"/>
    </style:style>
    <style:style style:name="T447_19" style:family="text">
      <style:text-properties fo:color="#0000ff"/>
    </style:style>
    <style:style style:name="T447_20" style:family="text">
      <style:text-properties fo:color="#0000ff"/>
    </style:style>
    <style:style style:name="T447_21" style:family="text">
      <style:text-properties fo:color="#0000ff"/>
    </style:style>
    <style:style style:name="T447_22" style:family="text">
      <style:text-properties fo:color="#0000ff"/>
    </style:style>
    <style:style style:name="T447_23" style:family="text">
      <style:text-properties fo:color="#0000ff"/>
    </style:style>
    <style:style style:name="T447_24" style:family="text">
      <style:text-properties fo:color="#0000ff"/>
    </style:style>
    <style:style style:name="T447_25" style:family="text">
      <style:text-properties fo:color="#0000ff"/>
    </style:style>
    <style:style style:name="T447_26" style:family="text">
      <style:text-properties fo:color="#0000ff"/>
    </style:style>
    <style:style style:name="T447_27" style:family="text">
      <style:text-properties fo:color="#0000ff"/>
    </style:style>
    <style:style style:name="T447_28" style:family="text">
      <style:text-properties fo:color="#0000ff"/>
    </style:style>
    <style:style style:name="T447_29" style:family="text">
      <style:text-properties fo:color="#0000ff"/>
    </style:style>
    <style:style style:name="T447_30" style:family="text">
      <style:text-properties fo:color="#0000ff"/>
    </style:style>
    <style:style style:name="T447_31" style:family="text">
      <style:text-properties fo:color="#0000ff"/>
    </style:style>
    <style:style style:name="T447_32" style:family="text">
      <style:text-properties fo:color="#0000ff"/>
    </style:style>
    <style:style style:name="T447_33" style:family="text">
      <style:text-properties fo:color="#0000ff"/>
    </style:style>
    <style:style style:name="T447_34" style:family="text">
      <style:text-properties fo:color="#0000ff"/>
    </style:style>
    <style:style style:name="T447_35" style:family="text">
      <style:text-properties fo:color="#0000ff"/>
    </style:style>
    <style:style style:name="T447_36" style:family="text">
      <style:text-properties fo:color="#0000ff"/>
    </style:style>
    <style:style style:name="T447_37" style:family="text">
      <style:text-properties fo:color="#0000ff"/>
    </style:style>
    <style:style style:name="T447_38" style:family="text">
      <style:text-properties fo:color="#0000ff"/>
    </style:style>
    <style:style style:name="T447_39" style:family="text">
      <style:text-properties fo:color="#0000ff"/>
    </style:style>
    <style:style style:name="T447_40" style:family="text">
      <style:text-properties fo:color="#0000ff"/>
    </style:style>
    <style:style style:name="T447_41" style:family="text">
      <style:text-properties fo:color="#0000ff"/>
    </style:style>
    <style:style style:name="T447_42" style:family="text">
      <style:text-properties fo:color="#0000ff"/>
    </style:style>
    <style:style style:name="T447_43" style:family="text">
      <style:text-properties fo:color="#0000ff"/>
    </style:style>
    <style:style style:name="T447_44" style:family="text">
      <style:text-properties fo:color="#0000ff"/>
    </style:style>
    <style:style style:name="T447_45" style:family="text">
      <style:text-properties fo:color="#0000ff"/>
    </style:style>
    <style:style style:name="T447_46" style:family="text">
      <style:text-properties fo:color="#0000ff"/>
    </style:style>
    <style:style style:name="T447_47" style:family="text">
      <style:text-properties fo:color="#0000ff"/>
    </style:style>
    <style:style style:name="T447_48" style:family="text">
      <style:text-properties fo:color="#0000ff"/>
    </style:style>
    <style:style style:name="T447_49" style:family="text">
      <style:text-properties fo:color="#0000ff"/>
    </style:style>
    <style:style style:name="T447_50" style:family="text">
      <style:text-properties fo:color="#0000ff"/>
    </style:style>
    <style:style style:name="T447_51" style:family="text">
      <style:text-properties fo:color="#0000ff"/>
    </style:style>
    <style:style style:name="T447_52" style:family="text">
      <style:text-properties fo:color="#0000ff"/>
    </style:style>
    <style:style style:name="T447_53" style:family="text">
      <style:text-properties fo:color="#0000ff"/>
    </style:style>
    <style:style style:name="T447_54" style:family="text">
      <style:text-properties fo:color="#0000ff"/>
    </style:style>
    <style:style style:name="T447_55" style:family="text">
      <style:text-properties fo:color="#0000ff"/>
    </style:style>
    <style:style style:name="T447_56" style:family="text">
      <style:text-properties fo:color="#0000ff"/>
    </style:style>
    <style:style style:name="T447_57" style:family="text">
      <style:text-properties fo:color="#0000ff"/>
    </style:style>
    <style:style style:name="T447_58" style:family="text">
      <style:text-properties fo:color="#0000ff"/>
    </style:style>
    <style:style style:name="T447_59" style:family="text">
      <style:text-properties fo:color="#0000ff"/>
    </style:style>
    <style:style style:name="T447_60" style:family="text">
      <style:text-properties fo:color="#0000ff"/>
    </style:style>
    <style:style style:name="T447_61" style:family="text">
      <style:text-properties fo:color="#0000ff"/>
    </style:style>
    <style:style style:name="T447_62" style:family="text">
      <style:text-properties fo:color="#0000ff"/>
    </style:style>
    <style:style style:name="T447_63" style:family="text">
      <style:text-properties fo:color="#0000ff"/>
    </style:style>
    <style:style style:name="T447_64" style:family="text">
      <style:text-properties fo:color="#0000ff"/>
    </style:style>
    <style:style style:name="T447_65" style:family="text">
      <style:text-properties fo:color="#0000ff"/>
    </style:style>
    <style:style style:name="T447_66" style:family="text">
      <style:text-properties fo:color="#0000ff"/>
    </style:style>
    <style:style style:name="T447_67" style:family="text">
      <style:text-properties fo:color="#0000ff"/>
    </style:style>
    <style:style style:name="T447_68" style:family="text">
      <style:text-properties fo:color="#0000ff"/>
    </style:style>
    <style:style style:name="T447_69" style:family="text">
      <style:text-properties fo:color="#0000ff"/>
    </style:style>
    <style:style style:name="T447_70" style:family="text">
      <style:text-properties fo:color="#0000ff"/>
    </style:style>
    <style:style style:name="T447_71" style:family="text">
      <style:text-properties fo:color="#0000ff"/>
    </style:style>
    <style:style style:name="T447_72" style:family="text">
      <style:text-properties fo:color="#0000ff"/>
    </style:style>
    <style:style style:name="T447_73" style:family="text">
      <style:text-properties fo:color="#0000ff"/>
    </style:style>
    <style:style style:name="T447_74" style:family="text">
      <style:text-properties fo:color="#0000ff"/>
    </style:style>
    <style:style style:name="T447_75" style:family="text">
      <style:text-properties fo:color="#0000ff"/>
    </style:style>
    <style:style style:name="T447_76" style:family="text">
      <style:text-properties fo:color="#0000ff"/>
    </style:style>
    <style:style style:name="T447_77" style:family="text">
      <style:text-properties fo:color="#0000ff"/>
    </style:style>
    <style:style style:name="T447_78" style:family="text">
      <style:text-properties fo:color="#0000ff"/>
    </style:style>
    <style:style style:name="T447_79" style:family="text">
      <style:text-properties fo:color="#0000ff"/>
    </style:style>
    <style:style style:name="T447_80" style:family="text">
      <style:text-properties fo:color="#0000ff"/>
    </style:style>
    <style:style style:name="T447_81" style:family="text">
      <style:text-properties fo:color="#0000ff"/>
    </style:style>
    <style:style style:name="T447_82" style:family="text">
      <style:text-properties fo:color="#0000ff"/>
    </style:style>
    <style:style style:name="T447_83" style:family="text">
      <style:text-properties fo:color="#0000ff"/>
    </style:style>
    <style:style style:name="T447_84" style:family="text">
      <style:text-properties fo:color="#0000ff"/>
    </style:style>
    <style:style style:name="T447_85" style:family="text">
      <style:text-properties fo:color="#0000ff"/>
    </style:style>
    <style:style style:name="T447_86" style:family="text">
      <style:text-properties fo:color="#0000ff"/>
    </style:style>
    <style:style style:name="T447_87" style:family="text">
      <style:text-properties fo:color="#0000ff"/>
    </style:style>
    <style:style style:name="T447_88" style:family="text">
      <style:text-properties fo:color="#0000ff"/>
    </style:style>
    <style:style style:name="T447_89" style:family="text">
      <style:text-properties fo:color="#0000ff"/>
    </style:style>
    <style:style style:name="T447_90" style:family="text">
      <style:text-properties fo:color="#0000ff"/>
    </style:style>
    <style:style style:name="T447_91" style:family="text">
      <style:text-properties fo:color="#0000ff"/>
    </style:style>
    <style:style style:name="T447_92" style:family="text">
      <style:text-properties fo:color="#0000ff"/>
    </style:style>
    <style:style style:name="T447_93" style:family="text">
      <style:text-properties fo:color="#0000ff"/>
    </style:style>
    <style:style style:name="T447_94" style:family="text">
      <style:text-properties fo:color="#0000ff"/>
    </style:style>
    <style:style style:name="T447_95" style:family="text">
      <style:text-properties fo:color="#0000ff"/>
    </style:style>
    <style:style style:name="T447_96" style:family="text">
      <style:text-properties fo:color="#0000ff"/>
    </style:style>
    <style:style style:name="T447_97" style:family="text">
      <style:text-properties fo:color="#0000ff"/>
    </style:style>
    <style:style style:name="T447_98" style:family="text">
      <style:text-properties fo:color="#0000ff"/>
    </style:style>
    <style:style style:name="T447_99" style:family="text">
      <style:text-properties fo:color="#0000ff"/>
    </style:style>
    <style:style style:name="T447_100" style:family="text">
      <style:text-properties fo:color="#0000ff"/>
    </style:style>
    <style:style style:name="T447_101" style:family="text">
      <style:text-properties fo:color="#0000ff"/>
    </style:style>
    <style:style style:name="T447_102" style:family="text">
      <style:text-properties fo:color="#0000ff"/>
    </style:style>
    <style:style style:name="T447_103" style:family="text">
      <style:text-properties fo:color="#0000ff"/>
    </style:style>
    <style:style style:name="T447_104" style:family="text">
      <style:text-properties fo:color="#0000ff"/>
    </style:style>
    <style:style style:name="T447_105" style:family="text">
      <style:text-properties fo:color="#0000ff"/>
    </style:style>
    <style:style style:name="T447_106" style:family="text">
      <style:text-properties fo:color="#0000ff"/>
    </style:style>
    <style:style style:name="T447_107" style:family="text">
      <style:text-properties fo:color="#0000ff"/>
    </style:style>
    <style:style style:name="T447_108" style:family="text">
      <style:text-properties fo:color="#0000ff"/>
    </style:style>
    <style:style style:name="T447_109" style:family="text">
      <style:text-properties fo:color="#0000ff"/>
    </style:style>
    <style:style style:name="T447_110" style:family="text">
      <style:text-properties fo:color="#0000ff"/>
    </style:style>
    <style:style style:name="T447_111" style:family="text">
      <style:text-properties fo:color="#0000ff"/>
    </style:style>
    <style:style style:name="T447_112" style:family="text">
      <style:text-properties fo:color="#0000ff"/>
    </style:style>
    <style:style style:name="T447_113" style:family="text">
      <style:text-properties fo:color="#0000ff"/>
    </style:style>
    <style:style style:name="T447_114" style:family="text">
      <style:text-properties fo:color="#0000ff"/>
    </style:style>
    <style:style style:name="T447_115" style:family="text">
      <style:text-properties fo:color="#0000ff"/>
    </style:style>
    <style:style style:name="T447_116" style:family="text">
      <style:text-properties fo:color="#0000ff"/>
    </style:style>
    <style:style style:name="T447_117" style:family="text">
      <style:text-properties fo:color="#0000ff"/>
    </style:style>
    <style:style style:name="T447_118" style:family="text">
      <style:text-properties fo:color="#0000ff"/>
    </style:style>
    <style:style style:name="T447_119" style:family="text">
      <style:text-properties fo:color="#0000ff"/>
    </style:style>
    <style:style style:name="T447_120" style:family="text">
      <style:text-properties fo:color="#0000ff"/>
    </style:style>
    <style:style style:name="T447_121" style:family="text">
      <style:text-properties fo:color="#0000ff"/>
    </style:style>
    <style:style style:name="T447_122" style:family="text">
      <style:text-properties fo:color="#0000ff"/>
    </style:style>
    <style:style style:name="T447_123" style:family="text">
      <style:text-properties fo:color="#0000ff"/>
    </style:style>
    <style:style style:name="T447_124" style:family="text">
      <style:text-properties fo:color="#0000ff"/>
    </style:style>
    <style:style style:name="T447_125" style:family="text">
      <style:text-properties fo:color="#0000ff"/>
    </style:style>
    <style:style style:name="T447_126" style:family="text">
      <style:text-properties fo:color="#0000ff"/>
    </style:style>
    <style:style style:name="T447_127" style:family="text">
      <style:text-properties fo:color="#0000ff"/>
    </style:style>
    <style:style style:name="T447_128" style:family="text">
      <style:text-properties fo:color="#0000ff"/>
    </style:style>
    <style:style style:name="T447_129" style:family="text">
      <style:text-properties fo:color="#0000ff"/>
    </style:style>
    <style:style style:name="T447_130" style:family="text">
      <style:text-properties fo:color="#0000ff"/>
    </style:style>
    <style:style style:name="P44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color="#0000ff"/>
    </style:style>
    <style:style style:name="P44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49_1" style:family="text">
      <style:text-properties fo:color="#0000ff"/>
    </style:style>
    <style:style style:name="T449_2" style:family="text">
      <style:text-properties fo:color="#0000ff"/>
    </style:style>
    <style:style style:name="T449_3" style:family="text">
      <style:text-properties fo:color="#0000ff"/>
    </style:style>
    <style:style style:name="T449_4" style:family="text">
      <style:text-properties fo:color="#0000ff"/>
    </style:style>
    <style:style style:name="T449_5" style:family="text">
      <style:text-properties fo:color="#0000ff"/>
    </style:style>
    <style:style style:name="T449_6" style:family="text">
      <style:text-properties fo:color="#0000ff"/>
    </style:style>
    <style:style style:name="T449_7" style:family="text">
      <style:text-properties fo:color="#0000ff"/>
    </style:style>
    <style:style style:name="T449_8" style:family="text">
      <style:text-properties fo:color="#0000ff"/>
    </style:style>
    <style:style style:name="T449_9" style:family="text">
      <style:text-properties fo:color="#0000ff"/>
    </style:style>
    <style:style style:name="T449_10" style:family="text">
      <style:text-properties fo:color="#0000ff"/>
    </style:style>
    <style:style style:name="T449_11" style:family="text">
      <style:text-properties fo:color="#0000ff"/>
    </style:style>
    <style:style style:name="T449_12" style:family="text">
      <style:text-properties fo:color="#0000ff"/>
    </style:style>
    <style:style style:name="T449_13" style:family="text">
      <style:text-properties fo:color="#0000ff"/>
    </style:style>
    <style:style style:name="T449_14" style:family="text">
      <style:text-properties fo:color="#0000ff"/>
    </style:style>
    <style:style style:name="T449_15" style:family="text">
      <style:text-properties fo:color="#0000ff"/>
    </style:style>
    <style:style style:name="T449_16" style:family="text">
      <style:text-properties fo:color="#0000ff"/>
    </style:style>
    <style:style style:name="T449_17" style:family="text">
      <style:text-properties fo:color="#0000ff"/>
    </style:style>
    <style:style style:name="T449_18" style:family="text">
      <style:text-properties fo:color="#0000ff"/>
    </style:style>
    <style:style style:name="T449_19" style:family="text">
      <style:text-properties fo:color="#0000ff"/>
    </style:style>
    <style:style style:name="T449_20" style:family="text">
      <style:text-properties fo:color="#0000ff"/>
    </style:style>
    <style:style style:name="T449_21" style:family="text">
      <style:text-properties fo:color="#0000ff"/>
    </style:style>
    <style:style style:name="T449_22" style:family="text">
      <style:text-properties fo:color="#0000ff"/>
    </style:style>
    <style:style style:name="T449_23" style:family="text">
      <style:text-properties fo:color="#0000ff"/>
    </style:style>
    <style:style style:name="T449_24" style:family="text">
      <style:text-properties fo:color="#0000ff"/>
    </style:style>
    <style:style style:name="T449_25" style:family="text">
      <style:text-properties fo:color="#0000ff"/>
    </style:style>
    <style:style style:name="T449_26" style:family="text">
      <style:text-properties fo:color="#0000ff"/>
    </style:style>
    <style:style style:name="T449_27" style:family="text">
      <style:text-properties fo:color="#0000ff"/>
    </style:style>
    <style:style style:name="T449_28" style:family="text">
      <style:text-properties fo:color="#0000ff"/>
    </style:style>
    <style:style style:name="T449_29" style:family="text">
      <style:text-properties fo:color="#0000ff"/>
    </style:style>
    <style:style style:name="T449_30" style:family="text">
      <style:text-properties fo:color="#0000ff"/>
    </style:style>
    <style:style style:name="T449_31" style:family="text">
      <style:text-properties fo:color="#0000ff"/>
    </style:style>
    <style:style style:name="T449_32" style:family="text">
      <style:text-properties fo:color="#0000ff"/>
    </style:style>
    <style:style style:name="T449_33" style:family="text">
      <style:text-properties fo:color="#0000ff"/>
    </style:style>
    <style:style style:name="T449_34" style:family="text">
      <style:text-properties fo:color="#0000ff"/>
    </style:style>
    <style:style style:name="T449_35" style:family="text">
      <style:text-properties fo:color="#0000ff"/>
    </style:style>
    <style:style style:name="T449_36" style:family="text">
      <style:text-properties fo:color="#0000ff"/>
    </style:style>
    <style:style style:name="T449_37" style:family="text">
      <style:text-properties fo:color="#0000ff"/>
    </style:style>
    <style:style style:name="T449_38" style:family="text">
      <style:text-properties fo:color="#0000ff"/>
    </style:style>
    <style:style style:name="T449_39" style:family="text">
      <style:text-properties fo:color="#0000ff"/>
    </style:style>
    <style:style style:name="T449_40" style:family="text">
      <style:text-properties fo:color="#0000ff"/>
    </style:style>
    <style:style style:name="T449_41" style:family="text">
      <style:text-properties fo:color="#0000ff"/>
    </style:style>
    <style:style style:name="T449_42" style:family="text">
      <style:text-properties fo:color="#0000ff"/>
    </style:style>
    <style:style style:name="T449_43" style:family="text">
      <style:text-properties fo:color="#0000ff"/>
    </style:style>
    <style:style style:name="T449_44" style:family="text">
      <style:text-properties fo:color="#0000ff"/>
    </style:style>
    <style:style style:name="T449_45" style:family="text">
      <style:text-properties fo:color="#0000ff"/>
    </style:style>
    <style:style style:name="T449_46" style:family="text">
      <style:text-properties fo:color="#0000ff"/>
    </style:style>
    <style:style style:name="T449_47" style:family="text">
      <style:text-properties fo:color="#0000ff"/>
    </style:style>
    <style:style style:name="T449_48" style:family="text">
      <style:text-properties fo:color="#0000ff"/>
    </style:style>
    <style:style style:name="T449_49" style:family="text">
      <style:text-properties fo:color="#0000ff"/>
    </style:style>
    <style:style style:name="T449_50" style:family="text">
      <style:text-properties fo:color="#0000ff"/>
    </style:style>
    <style:style style:name="T449_51" style:family="text">
      <style:text-properties fo:color="#0000ff"/>
    </style:style>
    <style:style style:name="T449_52" style:family="text">
      <style:text-properties fo:color="#0000ff"/>
    </style:style>
    <style:style style:name="T449_53" style:family="text">
      <style:text-properties fo:color="#0000ff"/>
    </style:style>
    <style:style style:name="T449_54" style:family="text">
      <style:text-properties fo:color="#0000ff"/>
    </style:style>
    <style:style style:name="T449_55" style:family="text">
      <style:text-properties fo:color="#0000ff"/>
    </style:style>
    <style:style style:name="T449_56" style:family="text">
      <style:text-properties fo:color="#0000ff"/>
    </style:style>
    <style:style style:name="T449_57" style:family="text">
      <style:text-properties fo:color="#0000ff"/>
    </style:style>
    <style:style style:name="T449_58" style:family="text">
      <style:text-properties fo:color="#0000ff"/>
    </style:style>
    <style:style style:name="T449_59" style:family="text">
      <style:text-properties fo:color="#0000ff"/>
    </style:style>
    <style:style style:name="T449_60" style:family="text">
      <style:text-properties fo:color="#0000ff"/>
    </style:style>
    <style:style style:name="T449_61" style:family="text">
      <style:text-properties fo:color="#0000ff"/>
    </style:style>
    <style:style style:name="T449_62" style:family="text">
      <style:text-properties fo:color="#0000ff"/>
    </style:style>
    <style:style style:name="T449_63" style:family="text">
      <style:text-properties fo:color="#0000ff"/>
    </style:style>
    <style:style style:name="T449_64" style:family="text">
      <style:text-properties fo:color="#0000ff"/>
    </style:style>
    <style:style style:name="T449_65" style:family="text">
      <style:text-properties fo:color="#0000ff"/>
    </style:style>
    <style:style style:name="T449_66" style:family="text">
      <style:text-properties fo:color="#0000ff"/>
    </style:style>
    <style:style style:name="T449_67" style:family="text">
      <style:text-properties fo:color="#0000ff"/>
    </style:style>
    <style:style style:name="T449_68" style:family="text">
      <style:text-properties fo:color="#0000ff"/>
    </style:style>
    <style:style style:name="T449_69" style:family="text">
      <style:text-properties fo:color="#0000ff"/>
    </style:style>
    <style:style style:name="T449_70" style:family="text">
      <style:text-properties fo:color="#0000ff"/>
    </style:style>
    <style:style style:name="T449_71" style:family="text">
      <style:text-properties fo:color="#0000ff"/>
    </style:style>
    <style:style style:name="T449_72" style:family="text">
      <style:text-properties fo:color="#0000ff"/>
    </style:style>
    <style:style style:name="T449_73" style:family="text">
      <style:text-properties fo:color="#0000ff"/>
    </style:style>
    <style:style style:name="T449_74" style:family="text">
      <style:text-properties fo:color="#0000ff"/>
    </style:style>
    <style:style style:name="T449_75" style:family="text">
      <style:text-properties fo:color="#0000ff"/>
    </style:style>
    <style:style style:name="T449_76" style:family="text">
      <style:text-properties fo:color="#0000ff"/>
    </style:style>
    <style:style style:name="T449_77" style:family="text">
      <style:text-properties fo:color="#0000ff"/>
    </style:style>
    <style:style style:name="T449_78" style:family="text">
      <style:text-properties fo:color="#0000ff"/>
    </style:style>
    <style:style style:name="T449_79" style:family="text">
      <style:text-properties fo:color="#0000ff"/>
    </style:style>
    <style:style style:name="T449_80" style:family="text">
      <style:text-properties fo:color="#0000ff"/>
    </style:style>
    <style:style style:name="T449_81" style:family="text">
      <style:text-properties fo:color="#0000ff"/>
    </style:style>
    <style:style style:name="T449_82" style:family="text">
      <style:text-properties fo:color="#0000ff"/>
    </style:style>
    <style:style style:name="T449_83" style:family="text">
      <style:text-properties fo:color="#0000ff"/>
    </style:style>
    <style:style style:name="T449_84" style:family="text">
      <style:text-properties fo:color="#0000ff"/>
    </style:style>
    <style:style style:name="T449_85" style:family="text">
      <style:text-properties fo:color="#0000ff"/>
    </style:style>
    <style:style style:name="T449_86" style:family="text">
      <style:text-properties fo:color="#0000ff"/>
    </style:style>
    <style:style style:name="P45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color="#0000ff"/>
    </style:style>
    <style:style style:name="P45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51_1" style:family="text">
      <style:text-properties fo:color="#0000ff"/>
    </style:style>
    <style:style style:name="T451_2" style:family="text">
      <style:text-properties fo:color="#0000ff"/>
    </style:style>
    <style:style style:name="T451_3" style:family="text">
      <style:text-properties fo:color="#0000ff"/>
    </style:style>
    <style:style style:name="T451_4" style:family="text">
      <style:text-properties fo:color="#0000ff"/>
    </style:style>
    <style:style style:name="T451_5" style:family="text">
      <style:text-properties fo:color="#0000ff"/>
    </style:style>
    <style:style style:name="T451_6" style:family="text">
      <style:text-properties fo:color="#0000ff"/>
    </style:style>
    <style:style style:name="T451_7" style:family="text">
      <style:text-properties fo:color="#0000ff"/>
    </style:style>
    <style:style style:name="T451_8" style:family="text">
      <style:text-properties fo:color="#0000ff"/>
    </style:style>
    <style:style style:name="T451_9" style:family="text">
      <style:text-properties fo:color="#0000ff"/>
    </style:style>
    <style:style style:name="T451_10" style:family="text">
      <style:text-properties fo:color="#0000ff"/>
    </style:style>
    <style:style style:name="T451_11" style:family="text">
      <style:text-properties fo:color="#0000ff"/>
    </style:style>
    <style:style style:name="T451_12" style:family="text">
      <style:text-properties fo:color="#0000ff"/>
    </style:style>
    <style:style style:name="T451_13" style:family="text">
      <style:text-properties fo:color="#0000ff"/>
    </style:style>
    <style:style style:name="T451_14" style:family="text">
      <style:text-properties fo:color="#0000ff"/>
    </style:style>
    <style:style style:name="T451_15" style:family="text">
      <style:text-properties fo:color="#0000ff"/>
    </style:style>
    <style:style style:name="T451_16" style:family="text">
      <style:text-properties fo:color="#0000ff"/>
    </style:style>
    <style:style style:name="T451_17" style:family="text">
      <style:text-properties fo:color="#0000ff"/>
    </style:style>
    <style:style style:name="T451_18" style:family="text">
      <style:text-properties fo:color="#0000ff"/>
    </style:style>
    <style:style style:name="T451_19" style:family="text">
      <style:text-properties fo:color="#0000ff"/>
    </style:style>
    <style:style style:name="T451_20" style:family="text">
      <style:text-properties fo:color="#0000ff"/>
    </style:style>
    <style:style style:name="T451_21" style:family="text">
      <style:text-properties fo:color="#0000ff"/>
    </style:style>
    <style:style style:name="T451_22" style:family="text">
      <style:text-properties fo:color="#0000ff"/>
    </style:style>
    <style:style style:name="T451_23" style:family="text">
      <style:text-properties fo:color="#0000ff"/>
    </style:style>
    <style:style style:name="T451_24" style:family="text">
      <style:text-properties fo:color="#0000ff"/>
    </style:style>
    <style:style style:name="T451_25" style:family="text">
      <style:text-properties fo:color="#0000ff"/>
    </style:style>
    <style:style style:name="T451_26" style:family="text">
      <style:text-properties fo:color="#0000ff"/>
    </style:style>
    <style:style style:name="T451_27" style:family="text">
      <style:text-properties fo:color="#0000ff"/>
    </style:style>
    <style:style style:name="T451_28" style:family="text">
      <style:text-properties fo:color="#0000ff"/>
    </style:style>
    <style:style style:name="T451_29" style:family="text">
      <style:text-properties fo:color="#0000ff"/>
    </style:style>
    <style:style style:name="T451_30" style:family="text">
      <style:text-properties fo:color="#0000ff"/>
    </style:style>
    <style:style style:name="T451_31" style:family="text">
      <style:text-properties fo:color="#0000ff"/>
    </style:style>
    <style:style style:name="T451_32" style:family="text">
      <style:text-properties fo:color="#0000ff"/>
    </style:style>
    <style:style style:name="T451_33" style:family="text">
      <style:text-properties fo:color="#0000ff"/>
    </style:style>
    <style:style style:name="T451_34" style:family="text">
      <style:text-properties fo:color="#0000ff"/>
    </style:style>
    <style:style style:name="T451_35" style:family="text">
      <style:text-properties fo:color="#0000ff"/>
    </style:style>
    <style:style style:name="T451_36" style:family="text">
      <style:text-properties fo:color="#0000ff"/>
    </style:style>
    <style:style style:name="T451_37" style:family="text">
      <style:text-properties fo:color="#0000ff"/>
    </style:style>
    <style:style style:name="T451_38" style:family="text">
      <style:text-properties fo:color="#0000ff"/>
    </style:style>
    <style:style style:name="T451_39" style:family="text">
      <style:text-properties fo:color="#0000ff"/>
    </style:style>
    <style:style style:name="T451_40" style:family="text">
      <style:text-properties fo:color="#0000ff"/>
    </style:style>
    <style:style style:name="T451_41" style:family="text">
      <style:text-properties fo:color="#0000ff"/>
    </style:style>
    <style:style style:name="T451_42" style:family="text">
      <style:text-properties fo:color="#0000ff"/>
    </style:style>
    <style:style style:name="T451_43" style:family="text">
      <style:text-properties fo:color="#0000ff"/>
    </style:style>
    <style:style style:name="T451_44" style:family="text">
      <style:text-properties fo:color="#0000ff"/>
    </style:style>
    <style:style style:name="T451_45" style:family="text">
      <style:text-properties fo:color="#0000ff"/>
    </style:style>
    <style:style style:name="T451_46" style:family="text">
      <style:text-properties fo:color="#0000ff"/>
    </style:style>
    <style:style style:name="T451_47" style:family="text">
      <style:text-properties fo:color="#0000ff"/>
    </style:style>
    <style:style style:name="T451_48" style:family="text">
      <style:text-properties fo:color="#0000ff"/>
    </style:style>
    <style:style style:name="T451_49" style:family="text">
      <style:text-properties fo:color="#0000ff"/>
    </style:style>
    <style:style style:name="T451_50" style:family="text">
      <style:text-properties fo:color="#0000ff"/>
    </style:style>
    <style:style style:name="T451_51" style:family="text">
      <style:text-properties fo:color="#0000ff"/>
    </style:style>
    <style:style style:name="T451_52" style:family="text">
      <style:text-properties fo:color="#0000ff"/>
    </style:style>
    <style:style style:name="T451_53" style:family="text">
      <style:text-properties fo:color="#0000ff"/>
    </style:style>
    <style:style style:name="T451_54" style:family="text">
      <style:text-properties fo:color="#0000ff"/>
    </style:style>
    <style:style style:name="T451_55" style:family="text">
      <style:text-properties fo:color="#0000ff"/>
    </style:style>
    <style:style style:name="T451_56" style:family="text">
      <style:text-properties fo:color="#0000ff"/>
    </style:style>
    <style:style style:name="T451_57" style:family="text">
      <style:text-properties fo:color="#0000ff"/>
    </style:style>
    <style:style style:name="T451_58" style:family="text">
      <style:text-properties fo:color="#0000ff"/>
    </style:style>
    <style:style style:name="T451_59" style:family="text">
      <style:text-properties fo:color="#0000ff"/>
    </style:style>
    <style:style style:name="T451_60" style:family="text">
      <style:text-properties fo:color="#0000ff"/>
    </style:style>
    <style:style style:name="T451_61" style:family="text">
      <style:text-properties fo:color="#0000ff"/>
    </style:style>
    <style:style style:name="T451_62" style:family="text">
      <style:text-properties fo:color="#0000ff"/>
    </style:style>
    <style:style style:name="T451_63" style:family="text">
      <style:text-properties fo:color="#0000ff"/>
    </style:style>
    <style:style style:name="T451_64" style:family="text">
      <style:text-properties fo:color="#0000ff"/>
    </style:style>
    <style:style style:name="T451_65" style:family="text">
      <style:text-properties fo:color="#0000ff"/>
    </style:style>
    <style:style style:name="T451_66" style:family="text">
      <style:text-properties fo:color="#0000ff"/>
    </style:style>
    <style:style style:name="T451_67" style:family="text">
      <style:text-properties fo:color="#0000ff"/>
    </style:style>
    <style:style style:name="T451_68" style:family="text">
      <style:text-properties fo:color="#0000ff"/>
    </style:style>
    <style:style style:name="T451_69" style:family="text">
      <style:text-properties fo:color="#0000ff"/>
    </style:style>
    <style:style style:name="T451_70" style:family="text">
      <style:text-properties fo:color="#0000ff"/>
    </style:style>
    <style:style style:name="T451_71" style:family="text">
      <style:text-properties fo:color="#0000ff"/>
    </style:style>
    <style:style style:name="T451_72" style:family="text">
      <style:text-properties fo:color="#0000ff"/>
    </style:style>
    <style:style style:name="T451_73" style:family="text">
      <style:text-properties fo:color="#0000ff"/>
    </style:style>
    <style:style style:name="T451_74" style:family="text">
      <style:text-properties fo:color="#0000ff"/>
    </style:style>
    <style:style style:name="T451_75" style:family="text">
      <style:text-properties fo:color="#0000ff"/>
    </style:style>
    <style:style style:name="T451_76" style:family="text">
      <style:text-properties fo:color="#0000ff"/>
    </style:style>
    <style:style style:name="T451_77" style:family="text">
      <style:text-properties fo:color="#0000ff"/>
    </style:style>
    <style:style style:name="T451_78" style:family="text">
      <style:text-properties fo:color="#0000ff"/>
    </style:style>
    <style:style style:name="T451_79" style:family="text">
      <style:text-properties fo:color="#0000ff"/>
    </style:style>
    <style:style style:name="T451_80" style:family="text">
      <style:text-properties fo:color="#0000ff"/>
    </style:style>
    <style:style style:name="T451_81" style:family="text">
      <style:text-properties fo:color="#0000ff"/>
    </style:style>
    <style:style style:name="T451_82" style:family="text">
      <style:text-properties fo:color="#0000ff"/>
    </style:style>
    <style:style style:name="T451_83" style:family="text">
      <style:text-properties fo:color="#0000ff"/>
    </style:style>
    <style:style style:name="T451_84" style:family="text">
      <style:text-properties fo:color="#0000ff"/>
    </style:style>
    <style:style style:name="T451_85" style:family="text">
      <style:text-properties fo:color="#0000ff"/>
    </style:style>
    <style:style style:name="T451_86" style:family="text">
      <style:text-properties fo:color="#0000ff"/>
    </style:style>
    <style:style style:name="T451_87" style:family="text">
      <style:text-properties fo:color="#0000ff"/>
    </style:style>
    <style:style style:name="T451_88" style:family="text">
      <style:text-properties fo:color="#0000ff"/>
    </style:style>
    <style:style style:name="T451_89" style:family="text">
      <style:text-properties fo:color="#0000ff"/>
    </style:style>
    <style:style style:name="T451_90" style:family="text">
      <style:text-properties fo:color="#0000ff"/>
    </style:style>
    <style:style style:name="T451_91" style:family="text">
      <style:text-properties fo:color="#0000ff"/>
    </style:style>
    <style:style style:name="T451_92" style:family="text">
      <style:text-properties fo:color="#0000ff"/>
    </style:style>
    <style:style style:name="T451_93" style:family="text">
      <style:text-properties fo:color="#0000ff"/>
    </style:style>
    <style:style style:name="T451_94" style:family="text">
      <style:text-properties fo:color="#0000ff"/>
    </style:style>
    <style:style style:name="T451_95" style:family="text">
      <style:text-properties fo:color="#0000ff"/>
    </style:style>
    <style:style style:name="T451_96" style:family="text">
      <style:text-properties fo:color="#0000ff"/>
    </style:style>
    <style:style style:name="T451_97" style:family="text">
      <style:text-properties fo:color="#0000ff"/>
    </style:style>
    <style:style style:name="T451_98" style:family="text">
      <style:text-properties fo:color="#0000ff"/>
    </style:style>
    <style:style style:name="T451_99" style:family="text">
      <style:text-properties fo:color="#0000ff"/>
    </style:style>
    <style:style style:name="T451_100" style:family="text">
      <style:text-properties fo:color="#0000ff"/>
    </style:style>
    <style:style style:name="T451_101" style:family="text">
      <style:text-properties fo:color="#0000ff"/>
    </style:style>
    <style:style style:name="T451_102" style:family="text">
      <style:text-properties fo:color="#0000ff"/>
    </style:style>
    <style:style style:name="T451_103" style:family="text">
      <style:text-properties fo:color="#0000ff"/>
    </style:style>
    <style:style style:name="T451_104" style:family="text">
      <style:text-properties fo:color="#0000ff"/>
    </style:style>
    <style:style style:name="T451_105" style:family="text">
      <style:text-properties fo:color="#0000ff"/>
    </style:style>
    <style:style style:name="T451_106" style:family="text">
      <style:text-properties fo:color="#0000ff"/>
    </style:style>
    <style:style style:name="T451_107" style:family="text">
      <style:text-properties fo:color="#0000ff"/>
    </style:style>
    <style:style style:name="T451_108" style:family="text">
      <style:text-properties fo:color="#0000ff"/>
    </style:style>
    <style:style style:name="T451_109" style:family="text">
      <style:text-properties fo:color="#0000ff"/>
    </style:style>
    <style:style style:name="T451_110" style:family="text">
      <style:text-properties fo:color="#0000ff"/>
    </style:style>
    <style:style style:name="T451_111" style:family="text">
      <style:text-properties fo:color="#0000ff"/>
    </style:style>
    <style:style style:name="T451_112" style:family="text">
      <style:text-properties fo:color="#0000ff"/>
    </style:style>
    <style:style style:name="T451_113" style:family="text">
      <style:text-properties fo:color="#0000ff"/>
    </style:style>
    <style:style style:name="T451_114" style:family="text">
      <style:text-properties fo:color="#0000ff"/>
    </style:style>
    <style:style style:name="T451_115" style:family="text">
      <style:text-properties fo:color="#0000ff"/>
    </style:style>
    <style:style style:name="T451_116" style:family="text">
      <style:text-properties fo:color="#0000ff"/>
    </style:style>
    <style:style style:name="T451_117" style:family="text">
      <style:text-properties fo:color="#0000ff"/>
    </style:style>
    <style:style style:name="T451_118" style:family="text">
      <style:text-properties fo:color="#0000ff"/>
    </style:style>
    <style:style style:name="T451_119" style:family="text">
      <style:text-properties fo:color="#0000ff"/>
    </style:style>
    <style:style style:name="T451_120" style:family="text">
      <style:text-properties fo:color="#0000ff"/>
    </style:style>
    <style:style style:name="T451_121" style:family="text">
      <style:text-properties fo:color="#0000ff"/>
    </style:style>
    <style:style style:name="T451_122" style:family="text">
      <style:text-properties fo:color="#0000ff"/>
    </style:style>
    <style:style style:name="T451_123" style:family="text">
      <style:text-properties fo:color="#0000ff"/>
    </style:style>
    <style:style style:name="T451_124" style:family="text">
      <style:text-properties fo:color="#0000ff"/>
    </style:style>
    <style:style style:name="T451_125" style:family="text">
      <style:text-properties fo:color="#0000ff"/>
    </style:style>
    <style:style style:name="T451_126" style:family="text">
      <style:text-properties fo:color="#0000ff"/>
    </style:style>
    <style:style style:name="T451_127" style:family="text">
      <style:text-properties fo:color="#0000ff"/>
    </style:style>
    <style:style style:name="T451_128" style:family="text">
      <style:text-properties fo:color="#0000ff"/>
    </style:style>
    <style:style style:name="T451_129" style:family="text">
      <style:text-properties fo:color="#0000ff"/>
    </style:style>
    <style:style style:name="T451_130" style:family="text">
      <style:text-properties fo:color="#0000ff"/>
    </style:style>
    <style:style style:name="T451_131" style:family="text">
      <style:text-properties fo:color="#0000ff"/>
    </style:style>
    <style:style style:name="T451_132" style:family="text">
      <style:text-properties fo:color="#0000ff"/>
    </style:style>
    <style:style style:name="T451_133" style:family="text">
      <style:text-properties fo:color="#0000ff"/>
    </style:style>
    <style:style style:name="T451_134" style:family="text">
      <style:text-properties fo:color="#0000ff"/>
    </style:style>
    <style:style style:name="P45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color="#0000ff"/>
    </style:style>
    <style:style style:name="P45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53_1" style:family="text">
      <style:text-properties fo:color="#0000ff" fo:font-weight="bold" style:font-weight-asian="bold" style:font-weight-complex="bold"/>
    </style:style>
    <style:style style:name="T453_2" style:family="text">
      <style:text-properties fo:color="#0000ff" fo:font-weight="bold" style:font-weight-asian="bold" style:font-weight-complex="bold"/>
    </style:style>
    <style:style style:name="T453_3" style:family="text">
      <style:text-properties fo:color="#0000ff" fo:font-weight="bold" style:font-weight-asian="bold" style:font-weight-complex="bold"/>
    </style:style>
    <style:style style:name="T453_4" style:family="text">
      <style:text-properties fo:color="#0000ff" fo:font-weight="bold" style:font-weight-asian="bold" style:font-weight-complex="bold"/>
    </style:style>
    <style:style style:name="T453_5" style:family="text">
      <style:text-properties fo:color="#0000ff" fo:font-weight="bold" style:font-weight-asian="bold" style:font-weight-complex="bold"/>
    </style:style>
    <style:style style:name="T453_6" style:family="text">
      <style:text-properties fo:color="#0000ff" fo:font-weight="bold" style:font-weight-asian="bold" style:font-weight-complex="bold"/>
    </style:style>
    <style:style style:name="T453_7" style:family="text">
      <style:text-properties fo:color="#0000ff" fo:font-weight="bold" style:font-weight-asian="bold" style:font-weight-complex="bold"/>
    </style:style>
    <style:style style:name="P45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54_1" style:family="text">
      <style:text-properties fo:color="#0000ff"/>
    </style:style>
    <style:style style:name="T454_2" style:family="text">
      <style:text-properties fo:color="#0000ff"/>
    </style:style>
    <style:style style:name="T454_3" style:family="text">
      <style:text-properties fo:color="#0000ff"/>
    </style:style>
    <style:style style:name="T454_4" style:family="text">
      <style:text-properties fo:color="#0000ff"/>
    </style:style>
    <style:style style:name="T454_5" style:family="text">
      <style:text-properties fo:color="#0000ff"/>
    </style:style>
    <style:style style:name="T454_6" style:family="text">
      <style:text-properties fo:color="#0000ff"/>
    </style:style>
    <style:style style:name="T454_7" style:family="text">
      <style:text-properties fo:color="#0000ff"/>
    </style:style>
    <style:style style:name="T454_8" style:family="text">
      <style:text-properties fo:color="#0000ff"/>
    </style:style>
    <style:style style:name="T454_9" style:family="text">
      <style:text-properties fo:color="#0000ff"/>
    </style:style>
    <style:style style:name="T454_10" style:family="text">
      <style:text-properties fo:color="#0000ff"/>
    </style:style>
    <style:style style:name="T454_11" style:family="text">
      <style:text-properties fo:color="#0000ff"/>
    </style:style>
    <style:style style:name="T454_12" style:family="text">
      <style:text-properties fo:color="#0000ff"/>
    </style:style>
    <style:style style:name="T454_13" style:family="text">
      <style:text-properties fo:color="#0000ff"/>
    </style:style>
    <style:style style:name="T454_14" style:family="text">
      <style:text-properties fo:color="#0000ff"/>
    </style:style>
    <style:style style:name="T454_15" style:family="text">
      <style:text-properties fo:color="#0000ff"/>
    </style:style>
    <style:style style:name="T454_16" style:family="text">
      <style:text-properties fo:color="#0000ff"/>
    </style:style>
    <style:style style:name="T454_17" style:family="text">
      <style:text-properties fo:color="#0000ff"/>
    </style:style>
    <style:style style:name="T454_18" style:family="text">
      <style:text-properties fo:color="#0000ff"/>
    </style:style>
    <style:style style:name="T454_19" style:family="text">
      <style:text-properties fo:color="#0000ff"/>
    </style:style>
    <style:style style:name="T454_20" style:family="text">
      <style:text-properties fo:color="#0000ff"/>
    </style:style>
    <style:style style:name="T454_21" style:family="text">
      <style:text-properties fo:color="#0000ff"/>
    </style:style>
    <style:style style:name="T454_22" style:family="text">
      <style:text-properties fo:color="#0000ff"/>
    </style:style>
    <style:style style:name="T454_23" style:family="text">
      <style:text-properties fo:color="#0000ff"/>
    </style:style>
    <style:style style:name="T454_24" style:family="text">
      <style:text-properties fo:color="#0000ff"/>
    </style:style>
    <style:style style:name="T454_25" style:family="text">
      <style:text-properties fo:color="#0000ff"/>
    </style:style>
    <style:style style:name="T454_26" style:family="text">
      <style:text-properties fo:color="#0000ff"/>
    </style:style>
    <style:style style:name="T454_27" style:family="text">
      <style:text-properties fo:color="#0000ff"/>
    </style:style>
    <style:style style:name="T454_28" style:family="text">
      <style:text-properties fo:color="#0000ff"/>
    </style:style>
    <style:style style:name="T454_29" style:family="text">
      <style:text-properties fo:color="#0000ff"/>
    </style:style>
    <style:style style:name="T454_30" style:family="text">
      <style:text-properties fo:color="#0000ff"/>
    </style:style>
    <style:style style:name="T454_31" style:family="text">
      <style:text-properties fo:color="#0000ff"/>
    </style:style>
    <style:style style:name="T454_32" style:family="text">
      <style:text-properties fo:color="#0000ff"/>
    </style:style>
    <style:style style:name="T454_33" style:family="text">
      <style:text-properties fo:color="#0000ff"/>
    </style:style>
    <style:style style:name="T454_34" style:family="text">
      <style:text-properties fo:color="#0000ff"/>
    </style:style>
    <style:style style:name="T454_35" style:family="text">
      <style:text-properties fo:color="#0000ff"/>
    </style:style>
    <style:style style:name="T454_36" style:family="text">
      <style:text-properties fo:color="#0000ff"/>
    </style:style>
    <style:style style:name="T454_37" style:family="text">
      <style:text-properties fo:color="#0000ff"/>
    </style:style>
    <style:style style:name="T454_38" style:family="text">
      <style:text-properties fo:color="#0000ff"/>
    </style:style>
    <style:style style:name="T454_39" style:family="text">
      <style:text-properties fo:color="#0000ff"/>
    </style:style>
    <style:style style:name="T454_40" style:family="text">
      <style:text-properties fo:color="#0000ff"/>
    </style:style>
    <style:style style:name="T454_41" style:family="text">
      <style:text-properties fo:color="#0000ff"/>
    </style:style>
    <style:style style:name="T454_42" style:family="text">
      <style:text-properties fo:color="#0000ff"/>
    </style:style>
    <style:style style:name="T454_43" style:family="text">
      <style:text-properties fo:color="#0000ff"/>
    </style:style>
    <style:style style:name="T454_44" style:family="text">
      <style:text-properties fo:color="#0000ff"/>
    </style:style>
    <style:style style:name="T454_45" style:family="text">
      <style:text-properties fo:color="#0000ff"/>
    </style:style>
    <style:style style:name="T454_46" style:family="text">
      <style:text-properties fo:color="#0000ff"/>
    </style:style>
    <style:style style:name="T454_47" style:family="text">
      <style:text-properties fo:color="#0000ff"/>
    </style:style>
    <style:style style:name="T454_48" style:family="text">
      <style:text-properties fo:color="#0000ff"/>
    </style:style>
    <style:style style:name="T454_49" style:family="text">
      <style:text-properties fo:color="#0000ff"/>
    </style:style>
    <style:style style:name="T454_50" style:family="text">
      <style:text-properties fo:color="#0000ff"/>
    </style:style>
    <style:style style:name="T454_51" style:family="text">
      <style:text-properties fo:color="#0000ff"/>
    </style:style>
    <style:style style:name="T454_52" style:family="text">
      <style:text-properties fo:color="#0000ff"/>
    </style:style>
    <style:style style:name="T454_53" style:family="text">
      <style:text-properties fo:color="#0000ff"/>
    </style:style>
    <style:style style:name="T454_54" style:family="text">
      <style:text-properties fo:color="#0000ff"/>
    </style:style>
    <style:style style:name="T454_55" style:family="text">
      <style:text-properties fo:color="#0000ff"/>
    </style:style>
    <style:style style:name="T454_56" style:family="text">
      <style:text-properties fo:color="#0000ff"/>
    </style:style>
    <style:style style:name="T454_57" style:family="text">
      <style:text-properties fo:color="#0000ff"/>
    </style:style>
    <style:style style:name="T454_58" style:family="text">
      <style:text-properties fo:color="#0000ff"/>
    </style:style>
    <style:style style:name="T454_59" style:family="text">
      <style:text-properties fo:color="#0000ff"/>
    </style:style>
    <style:style style:name="T454_60" style:family="text">
      <style:text-properties fo:color="#0000ff"/>
    </style:style>
    <style:style style:name="T454_61" style:family="text">
      <style:text-properties fo:color="#0000ff"/>
    </style:style>
    <style:style style:name="T454_62" style:family="text">
      <style:text-properties fo:color="#0000ff"/>
    </style:style>
    <style:style style:name="T454_63" style:family="text">
      <style:text-properties fo:color="#0000ff"/>
    </style:style>
    <style:style style:name="T454_64" style:family="text">
      <style:text-properties fo:color="#0000ff"/>
    </style:style>
    <style:style style:name="T454_65" style:family="text">
      <style:text-properties fo:color="#0000ff"/>
    </style:style>
    <style:style style:name="T454_66" style:family="text">
      <style:text-properties fo:color="#0000ff"/>
    </style:style>
    <style:style style:name="T454_67" style:family="text">
      <style:text-properties fo:color="#0000ff"/>
    </style:style>
    <style:style style:name="T454_68" style:family="text">
      <style:text-properties fo:color="#0000ff"/>
    </style:style>
    <style:style style:name="T454_69" style:family="text">
      <style:text-properties fo:color="#0000ff"/>
    </style:style>
    <style:style style:name="T454_70" style:family="text">
      <style:text-properties fo:color="#0000ff"/>
    </style:style>
    <style:style style:name="T454_71" style:family="text">
      <style:text-properties fo:color="#0000ff"/>
    </style:style>
    <style:style style:name="T454_72" style:family="text">
      <style:text-properties fo:color="#0000ff"/>
    </style:style>
    <style:style style:name="T454_73" style:family="text">
      <style:text-properties fo:color="#0000ff"/>
    </style:style>
    <style:style style:name="T454_74" style:family="text">
      <style:text-properties fo:color="#0000ff"/>
    </style:style>
    <style:style style:name="T454_75" style:family="text">
      <style:text-properties fo:color="#0000ff"/>
    </style:style>
    <style:style style:name="T454_76" style:family="text">
      <style:text-properties fo:color="#0000ff"/>
    </style:style>
    <style:style style:name="T454_77" style:family="text">
      <style:text-properties fo:color="#0000ff"/>
    </style:style>
    <style:style style:name="T454_78" style:family="text">
      <style:text-properties fo:color="#0000ff"/>
    </style:style>
    <style:style style:name="T454_79" style:family="text">
      <style:text-properties fo:color="#0000ff"/>
    </style:style>
    <style:style style:name="T454_80" style:family="text">
      <style:text-properties fo:color="#0000ff"/>
    </style:style>
    <style:style style:name="T454_81" style:family="text">
      <style:text-properties fo:color="#0000ff"/>
    </style:style>
    <style:style style:name="T454_82" style:family="text">
      <style:text-properties fo:color="#0000ff"/>
    </style:style>
    <style:style style:name="T454_83" style:family="text">
      <style:text-properties fo:color="#0000ff"/>
    </style:style>
    <style:style style:name="T454_84" style:family="text">
      <style:text-properties fo:color="#0000ff"/>
    </style:style>
    <style:style style:name="T454_85" style:family="text">
      <style:text-properties fo:color="#0000ff"/>
    </style:style>
    <style:style style:name="T454_86" style:family="text">
      <style:text-properties fo:color="#0000ff"/>
    </style:style>
    <style:style style:name="P45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color="#0000ff"/>
    </style:style>
    <style:style style:name="P45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56_1" style:family="text">
      <style:text-properties fo:color="#0000ff" fo:font-weight="bold" style:font-weight-asian="bold" style:font-weight-complex="bold"/>
    </style:style>
    <style:style style:name="T456_2" style:family="text">
      <style:text-properties fo:color="#0000ff" fo:font-weight="bold" style:font-weight-asian="bold" style:font-weight-complex="bold"/>
    </style:style>
    <style:style style:name="T456_3" style:family="text">
      <style:text-properties fo:color="#0000ff" fo:font-weight="bold" style:font-weight-asian="bold" style:font-weight-complex="bold"/>
    </style:style>
    <style:style style:name="T456_4" style:family="text">
      <style:text-properties fo:color="#0000ff" fo:font-weight="bold" style:font-weight-asian="bold" style:font-weight-complex="bold"/>
    </style:style>
    <style:style style:name="T456_5" style:family="text">
      <style:text-properties fo:color="#0000ff" fo:font-weight="bold" style:font-weight-asian="bold" style:font-weight-complex="bold"/>
    </style:style>
    <style:style style:name="T456_6" style:family="text">
      <style:text-properties fo:color="#0000ff" fo:font-weight="bold" style:font-weight-asian="bold" style:font-weight-complex="bold"/>
    </style:style>
    <style:style style:name="T456_7" style:family="text">
      <style:text-properties fo:color="#0000ff" fo:font-weight="bold" style:font-weight-asian="bold" style:font-weight-complex="bold"/>
    </style:style>
    <style:style style:name="P45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57_1" style:family="text">
      <style:text-properties fo:color="#0000ff"/>
    </style:style>
    <style:style style:name="T457_2" style:family="text">
      <style:text-properties fo:color="#0000ff"/>
    </style:style>
    <style:style style:name="T457_3" style:family="text">
      <style:text-properties fo:color="#0000ff"/>
    </style:style>
    <style:style style:name="T457_4" style:family="text">
      <style:text-properties fo:color="#0000ff"/>
    </style:style>
    <style:style style:name="T457_5" style:family="text">
      <style:text-properties fo:color="#0000ff"/>
    </style:style>
    <style:style style:name="T457_6" style:family="text">
      <style:text-properties fo:color="#0000ff"/>
    </style:style>
    <style:style style:name="T457_7" style:family="text">
      <style:text-properties fo:color="#0000ff"/>
    </style:style>
    <style:style style:name="T457_8" style:family="text">
      <style:text-properties fo:color="#0000ff"/>
    </style:style>
    <style:style style:name="T457_9" style:family="text">
      <style:text-properties fo:color="#0000ff"/>
    </style:style>
    <style:style style:name="T457_10" style:family="text">
      <style:text-properties fo:color="#0000ff"/>
    </style:style>
    <style:style style:name="T457_11" style:family="text">
      <style:text-properties fo:color="#0000ff"/>
    </style:style>
    <style:style style:name="T457_12" style:family="text">
      <style:text-properties fo:color="#0000ff"/>
    </style:style>
    <style:style style:name="T457_13" style:family="text">
      <style:text-properties fo:color="#0000ff"/>
    </style:style>
    <style:style style:name="T457_14" style:family="text">
      <style:text-properties fo:color="#0000ff"/>
    </style:style>
    <style:style style:name="T457_15" style:family="text">
      <style:text-properties fo:color="#0000ff"/>
    </style:style>
    <style:style style:name="T457_16" style:family="text">
      <style:text-properties fo:color="#0000ff"/>
    </style:style>
    <style:style style:name="T457_17" style:family="text">
      <style:text-properties fo:color="#0000ff"/>
    </style:style>
    <style:style style:name="T457_18" style:family="text">
      <style:text-properties fo:color="#0000ff"/>
    </style:style>
    <style:style style:name="T457_19" style:family="text">
      <style:text-properties fo:color="#0000ff"/>
    </style:style>
    <style:style style:name="T457_20" style:family="text">
      <style:text-properties fo:color="#0000ff"/>
    </style:style>
    <style:style style:name="T457_21" style:family="text">
      <style:text-properties fo:color="#0000ff"/>
    </style:style>
    <style:style style:name="T457_22" style:family="text">
      <style:text-properties fo:color="#0000ff"/>
    </style:style>
    <style:style style:name="T457_23" style:family="text">
      <style:text-properties fo:color="#0000ff"/>
    </style:style>
    <style:style style:name="T457_24" style:family="text">
      <style:text-properties fo:color="#0000ff"/>
    </style:style>
    <style:style style:name="T457_25" style:family="text">
      <style:text-properties fo:color="#0000ff"/>
    </style:style>
    <style:style style:name="T457_26" style:family="text">
      <style:text-properties fo:color="#0000ff"/>
    </style:style>
    <style:style style:name="T457_27" style:family="text">
      <style:text-properties fo:color="#0000ff"/>
    </style:style>
    <style:style style:name="T457_28" style:family="text">
      <style:text-properties fo:color="#0000ff"/>
    </style:style>
    <style:style style:name="T457_29" style:family="text">
      <style:text-properties fo:color="#0000ff"/>
    </style:style>
    <style:style style:name="T457_30" style:family="text">
      <style:text-properties fo:color="#0000ff"/>
    </style:style>
    <style:style style:name="T457_31" style:family="text">
      <style:text-properties fo:color="#0000ff"/>
    </style:style>
    <style:style style:name="T457_32" style:family="text">
      <style:text-properties fo:color="#0000ff"/>
    </style:style>
    <style:style style:name="T457_33" style:family="text">
      <style:text-properties fo:color="#0000ff"/>
    </style:style>
    <style:style style:name="T457_34" style:family="text">
      <style:text-properties fo:color="#0000ff"/>
    </style:style>
    <style:style style:name="T457_35" style:family="text">
      <style:text-properties fo:color="#0000ff"/>
    </style:style>
    <style:style style:name="T457_36" style:family="text">
      <style:text-properties fo:color="#0000ff"/>
    </style:style>
    <style:style style:name="T457_37" style:family="text">
      <style:text-properties fo:color="#0000ff"/>
    </style:style>
    <style:style style:name="T457_38" style:family="text">
      <style:text-properties fo:color="#0000ff"/>
    </style:style>
    <style:style style:name="T457_39" style:family="text">
      <style:text-properties fo:color="#0000ff"/>
    </style:style>
    <style:style style:name="T457_40" style:family="text">
      <style:text-properties fo:color="#0000ff"/>
    </style:style>
    <style:style style:name="T457_41" style:family="text">
      <style:text-properties fo:color="#0000ff"/>
    </style:style>
    <style:style style:name="T457_42" style:family="text">
      <style:text-properties fo:color="#0000ff"/>
    </style:style>
    <style:style style:name="T457_43" style:family="text">
      <style:text-properties fo:color="#0000ff"/>
    </style:style>
    <style:style style:name="T457_44" style:family="text">
      <style:text-properties fo:color="#0000ff"/>
    </style:style>
    <style:style style:name="T457_45" style:family="text">
      <style:text-properties fo:color="#0000ff"/>
    </style:style>
    <style:style style:name="T457_46" style:family="text">
      <style:text-properties fo:color="#0000ff"/>
    </style:style>
    <style:style style:name="T457_47" style:family="text">
      <style:text-properties fo:color="#0000ff"/>
    </style:style>
    <style:style style:name="T457_48" style:family="text">
      <style:text-properties fo:color="#0000ff"/>
    </style:style>
    <style:style style:name="T457_49" style:family="text">
      <style:text-properties fo:color="#0000ff"/>
    </style:style>
    <style:style style:name="T457_50" style:family="text">
      <style:text-properties fo:color="#0000ff"/>
    </style:style>
    <style:style style:name="T457_51" style:family="text">
      <style:text-properties fo:color="#0000ff"/>
    </style:style>
    <style:style style:name="T457_52" style:family="text">
      <style:text-properties fo:color="#0000ff"/>
    </style:style>
    <style:style style:name="T457_53" style:family="text">
      <style:text-properties fo:color="#0000ff"/>
    </style:style>
    <style:style style:name="T457_54" style:family="text">
      <style:text-properties fo:color="#0000ff"/>
    </style:style>
    <style:style style:name="T457_55" style:family="text">
      <style:text-properties fo:color="#0000ff"/>
    </style:style>
    <style:style style:name="T457_56" style:family="text">
      <style:text-properties fo:color="#0000ff"/>
    </style:style>
    <style:style style:name="T457_57" style:family="text">
      <style:text-properties fo:color="#0000ff"/>
    </style:style>
    <style:style style:name="T457_58" style:family="text">
      <style:text-properties fo:color="#0000ff"/>
    </style:style>
    <style:style style:name="T457_59" style:family="text">
      <style:text-properties fo:color="#0000ff"/>
    </style:style>
    <style:style style:name="T457_60" style:family="text">
      <style:text-properties fo:color="#0000ff"/>
    </style:style>
    <style:style style:name="T457_61" style:family="text">
      <style:text-properties fo:color="#0000ff"/>
    </style:style>
    <style:style style:name="T457_62" style:family="text">
      <style:text-properties fo:color="#0000ff"/>
    </style:style>
    <style:style style:name="T457_63" style:family="text">
      <style:text-properties fo:color="#0000ff"/>
    </style:style>
    <style:style style:name="T457_64" style:family="text">
      <style:text-properties fo:color="#0000ff"/>
    </style:style>
    <style:style style:name="T457_65" style:family="text">
      <style:text-properties fo:color="#0000ff"/>
    </style:style>
    <style:style style:name="T457_66" style:family="text">
      <style:text-properties fo:color="#0000ff"/>
    </style:style>
    <style:style style:name="T457_67" style:family="text">
      <style:text-properties fo:color="#0000ff"/>
    </style:style>
    <style:style style:name="T457_68" style:family="text">
      <style:text-properties fo:color="#0000ff"/>
    </style:style>
    <style:style style:name="T457_69" style:family="text">
      <style:text-properties fo:color="#0000ff"/>
    </style:style>
    <style:style style:name="T457_70" style:family="text">
      <style:text-properties fo:color="#0000ff"/>
    </style:style>
    <style:style style:name="T457_71" style:family="text">
      <style:text-properties fo:color="#0000ff"/>
    </style:style>
    <style:style style:name="T457_72" style:family="text">
      <style:text-properties fo:color="#0000ff"/>
    </style:style>
    <style:style style:name="T457_73" style:family="text">
      <style:text-properties fo:color="#0000ff"/>
    </style:style>
    <style:style style:name="T457_74" style:family="text">
      <style:text-properties fo:color="#0000ff"/>
    </style:style>
    <style:style style:name="T457_75" style:family="text">
      <style:text-properties fo:color="#0000ff"/>
    </style:style>
    <style:style style:name="T457_76" style:family="text">
      <style:text-properties fo:color="#0000ff"/>
    </style:style>
    <style:style style:name="T457_77" style:family="text">
      <style:text-properties fo:color="#0000ff"/>
    </style:style>
    <style:style style:name="T457_78" style:family="text">
      <style:text-properties fo:color="#0000ff"/>
    </style:style>
    <style:style style:name="T457_79" style:family="text">
      <style:text-properties fo:color="#0000ff"/>
    </style:style>
    <style:style style:name="T457_80" style:family="text">
      <style:text-properties fo:color="#0000ff"/>
    </style:style>
    <style:style style:name="T457_81" style:family="text">
      <style:text-properties fo:color="#0000ff"/>
    </style:style>
    <style:style style:name="T457_82" style:family="text">
      <style:text-properties fo:color="#0000ff"/>
    </style:style>
    <style:style style:name="T457_83" style:family="text">
      <style:text-properties fo:color="#0000ff"/>
    </style:style>
    <style:style style:name="T457_84" style:family="text">
      <style:text-properties fo:color="#0000ff"/>
    </style:style>
    <style:style style:name="T457_85" style:family="text">
      <style:text-properties fo:color="#0000ff"/>
    </style:style>
    <style:style style:name="T457_86" style:family="text">
      <style:text-properties fo:color="#0000ff"/>
    </style:style>
    <style:style style:name="T457_87" style:family="text">
      <style:text-properties fo:color="#0000ff"/>
    </style:style>
    <style:style style:name="T457_88" style:family="text">
      <style:text-properties fo:color="#0000ff"/>
    </style:style>
    <style:style style:name="T457_89" style:family="text">
      <style:text-properties fo:color="#0000ff"/>
    </style:style>
    <style:style style:name="T457_90" style:family="text">
      <style:text-properties fo:color="#0000ff"/>
    </style:style>
    <style:style style:name="T457_91" style:family="text">
      <style:text-properties fo:color="#0000ff"/>
    </style:style>
    <style:style style:name="T457_92" style:family="text">
      <style:text-properties fo:color="#0000ff"/>
    </style:style>
    <style:style style:name="T457_93" style:family="text">
      <style:text-properties fo:color="#0000ff"/>
    </style:style>
    <style:style style:name="T457_94" style:family="text">
      <style:text-properties fo:color="#0000ff"/>
    </style:style>
    <style:style style:name="T457_95" style:family="text">
      <style:text-properties fo:color="#0000ff"/>
    </style:style>
    <style:style style:name="T457_96" style:family="text">
      <style:text-properties fo:color="#0000ff"/>
    </style:style>
    <style:style style:name="T457_97" style:family="text">
      <style:text-properties fo:color="#0000ff"/>
    </style:style>
    <style:style style:name="T457_98" style:family="text">
      <style:text-properties fo:color="#0000ff"/>
    </style:style>
    <style:style style:name="T457_99" style:family="text">
      <style:text-properties fo:color="#0000ff"/>
    </style:style>
    <style:style style:name="T457_100" style:family="text">
      <style:text-properties fo:color="#0000ff"/>
    </style:style>
    <style:style style:name="T457_101" style:family="text">
      <style:text-properties fo:color="#0000ff"/>
    </style:style>
    <style:style style:name="T457_102" style:family="text">
      <style:text-properties fo:color="#0000ff"/>
    </style:style>
    <style:style style:name="T457_103" style:family="text">
      <style:text-properties fo:color="#0000ff"/>
    </style:style>
    <style:style style:name="T457_104" style:family="text">
      <style:text-properties fo:color="#0000ff"/>
    </style:style>
    <style:style style:name="T457_105" style:family="text">
      <style:text-properties fo:color="#0000ff"/>
    </style:style>
    <style:style style:name="T457_106" style:family="text">
      <style:text-properties fo:color="#0000ff"/>
    </style:style>
    <style:style style:name="T457_107" style:family="text">
      <style:text-properties fo:color="#0000ff"/>
    </style:style>
    <style:style style:name="T457_108" style:family="text">
      <style:text-properties fo:color="#0000ff"/>
    </style:style>
    <style:style style:name="T457_109" style:family="text">
      <style:text-properties fo:color="#0000ff"/>
    </style:style>
    <style:style style:name="T457_110" style:family="text">
      <style:text-properties fo:color="#0000ff"/>
    </style:style>
    <style:style style:name="T457_111" style:family="text">
      <style:text-properties fo:color="#0000ff"/>
    </style:style>
    <style:style style:name="T457_112" style:family="text">
      <style:text-properties fo:color="#0000ff"/>
    </style:style>
    <style:style style:name="T457_113" style:family="text">
      <style:text-properties fo:color="#0000ff"/>
    </style:style>
    <style:style style:name="T457_114" style:family="text">
      <style:text-properties fo:color="#0000ff"/>
    </style:style>
    <style:style style:name="T457_115" style:family="text">
      <style:text-properties fo:color="#0000ff"/>
    </style:style>
    <style:style style:name="T457_116" style:family="text">
      <style:text-properties fo:color="#0000ff"/>
    </style:style>
    <style:style style:name="T457_117" style:family="text">
      <style:text-properties fo:color="#0000ff"/>
    </style:style>
    <style:style style:name="T457_118" style:family="text">
      <style:text-properties fo:color="#0000ff"/>
    </style:style>
    <style:style style:name="T457_119" style:family="text">
      <style:text-properties fo:color="#0000ff"/>
    </style:style>
    <style:style style:name="T457_120" style:family="text">
      <style:text-properties fo:color="#0000ff"/>
    </style:style>
    <style:style style:name="T457_121" style:family="text">
      <style:text-properties fo:color="#0000ff"/>
    </style:style>
    <style:style style:name="T457_122" style:family="text">
      <style:text-properties fo:color="#0000ff"/>
    </style:style>
    <style:style style:name="T457_123" style:family="text">
      <style:text-properties fo:color="#0000ff"/>
    </style:style>
    <style:style style:name="T457_124" style:family="text">
      <style:text-properties fo:color="#0000ff"/>
    </style:style>
    <style:style style:name="T457_125" style:family="text">
      <style:text-properties fo:color="#0000ff"/>
    </style:style>
    <style:style style:name="T457_126" style:family="text">
      <style:text-properties fo:color="#0000ff"/>
    </style:style>
    <style:style style:name="T457_127" style:family="text">
      <style:text-properties fo:color="#0000ff"/>
    </style:style>
    <style:style style:name="T457_128" style:family="text">
      <style:text-properties fo:color="#0000ff"/>
    </style:style>
    <style:style style:name="T457_129" style:family="text">
      <style:text-properties fo:color="#0000ff"/>
    </style:style>
    <style:style style:name="T457_130" style:family="text">
      <style:text-properties fo:color="#0000ff"/>
    </style:style>
    <style:style style:name="T457_131" style:family="text">
      <style:text-properties fo:color="#0000ff"/>
    </style:style>
    <style:style style:name="T457_132" style:family="text">
      <style:text-properties fo:color="#0000ff"/>
    </style:style>
    <style:style style:name="T457_133" style:family="text">
      <style:text-properties fo:color="#0000ff"/>
    </style:style>
    <style:style style:name="T457_134" style:family="text">
      <style:text-properties fo:color="#0000ff"/>
    </style:style>
    <style:style style:name="T457_135" style:family="text">
      <style:text-properties fo:color="#0000ff"/>
    </style:style>
    <style:style style:name="T457_136" style:family="text">
      <style:text-properties fo:color="#0000ff"/>
    </style:style>
    <style:style style:name="T457_137" style:family="text">
      <style:text-properties fo:color="#0000ff"/>
    </style:style>
    <style:style style:name="T457_138" style:family="text">
      <style:text-properties fo:color="#0000ff"/>
    </style:style>
    <style:style style:name="T457_139" style:family="text">
      <style:text-properties fo:color="#0000ff"/>
    </style:style>
    <style:style style:name="T457_140" style:family="text">
      <style:text-properties fo:color="#0000ff"/>
    </style:style>
    <style:style style:name="T457_141" style:family="text">
      <style:text-properties fo:color="#0000ff"/>
    </style:style>
    <style:style style:name="T457_142" style:family="text">
      <style:text-properties fo:color="#0000ff"/>
    </style:style>
    <style:style style:name="T457_143" style:family="text">
      <style:text-properties fo:color="#0000ff"/>
    </style:style>
    <style:style style:name="T457_144" style:family="text">
      <style:text-properties fo:color="#0000ff"/>
    </style:style>
    <style:style style:name="T457_145" style:family="text">
      <style:text-properties fo:color="#0000ff"/>
    </style:style>
    <style:style style:name="T457_146" style:family="text">
      <style:text-properties fo:color="#0000ff"/>
    </style:style>
    <style:style style:name="T457_147" style:family="text">
      <style:text-properties fo:color="#0000ff"/>
    </style:style>
    <style:style style:name="T457_148" style:family="text">
      <style:text-properties fo:color="#0000ff"/>
    </style:style>
    <style:style style:name="T457_149" style:family="text">
      <style:text-properties fo:color="#0000ff"/>
    </style:style>
    <style:style style:name="T457_150" style:family="text">
      <style:text-properties fo:color="#0000ff"/>
    </style:style>
    <style:style style:name="T457_151" style:family="text">
      <style:text-properties fo:color="#0000ff"/>
    </style:style>
    <style:style style:name="T457_152" style:family="text">
      <style:text-properties fo:color="#0000ff"/>
    </style:style>
    <style:style style:name="T457_153" style:family="text">
      <style:text-properties fo:color="#0000ff"/>
    </style:style>
    <style:style style:name="T457_154" style:family="text">
      <style:text-properties fo:color="#0000ff"/>
    </style:style>
    <style:style style:name="T457_155" style:family="text">
      <style:text-properties fo:color="#0000ff"/>
    </style:style>
    <style:style style:name="T457_156" style:family="text">
      <style:text-properties fo:color="#0000ff"/>
    </style:style>
    <style:style style:name="T457_157" style:family="text">
      <style:text-properties fo:color="#0000ff"/>
    </style:style>
    <style:style style:name="T457_158" style:family="text">
      <style:text-properties fo:color="#0000ff"/>
    </style:style>
    <style:style style:name="T457_159" style:family="text">
      <style:text-properties fo:color="#0000ff"/>
    </style:style>
    <style:style style:name="T457_160" style:family="text">
      <style:text-properties fo:color="#0000ff"/>
    </style:style>
    <style:style style:name="T457_161" style:family="text">
      <style:text-properties fo:color="#0000ff"/>
    </style:style>
    <style:style style:name="T457_162" style:family="text">
      <style:text-properties fo:color="#0000ff"/>
    </style:style>
    <style:style style:name="T457_163" style:family="text">
      <style:text-properties fo:color="#0000ff"/>
    </style:style>
    <style:style style:name="T457_164" style:family="text">
      <style:text-properties fo:color="#0000ff"/>
    </style:style>
    <style:style style:name="T457_165" style:family="text">
      <style:text-properties fo:color="#0000ff"/>
    </style:style>
    <style:style style:name="T457_166" style:family="text">
      <style:text-properties fo:color="#0000ff"/>
    </style:style>
    <style:style style:name="T457_167" style:family="text">
      <style:text-properties fo:color="#0000ff"/>
    </style:style>
    <style:style style:name="T457_168" style:family="text">
      <style:text-properties fo:color="#0000ff"/>
    </style:style>
    <style:style style:name="T457_169" style:family="text">
      <style:text-properties fo:color="#0000ff"/>
    </style:style>
    <style:style style:name="T457_170" style:family="text">
      <style:text-properties fo:color="#0000ff"/>
    </style:style>
    <style:style style:name="T457_171" style:family="text">
      <style:text-properties fo:color="#0000ff"/>
    </style:style>
    <style:style style:name="T457_172" style:family="text">
      <style:text-properties fo:color="#0000ff"/>
    </style:style>
    <style:style style:name="T457_173" style:family="text">
      <style:text-properties fo:color="#0000ff"/>
    </style:style>
    <style:style style:name="T457_174" style:family="text">
      <style:text-properties fo:color="#0000ff"/>
    </style:style>
    <style:style style:name="T457_175" style:family="text">
      <style:text-properties fo:color="#0000ff"/>
    </style:style>
    <style:style style:name="T457_176" style:family="text">
      <style:text-properties fo:color="#0000ff"/>
    </style:style>
    <style:style style:name="T457_177" style:family="text">
      <style:text-properties fo:color="#0000ff"/>
    </style:style>
    <style:style style:name="T457_178" style:family="text">
      <style:text-properties fo:color="#0000ff"/>
    </style:style>
    <style:style style:name="T457_179" style:family="text">
      <style:text-properties fo:color="#0000ff"/>
    </style:style>
    <style:style style:name="T457_180" style:family="text">
      <style:text-properties fo:color="#0000ff"/>
    </style:style>
    <style:style style:name="T457_181" style:family="text">
      <style:text-properties fo:color="#0000ff"/>
    </style:style>
    <style:style style:name="T457_182" style:family="text">
      <style:text-properties fo:color="#0000ff"/>
    </style:style>
    <style:style style:name="T457_183" style:family="text">
      <style:text-properties fo:color="#0000ff"/>
    </style:style>
    <style:style style:name="T457_184" style:family="text">
      <style:text-properties fo:color="#0000ff"/>
    </style:style>
    <style:style style:name="T457_185" style:family="text">
      <style:text-properties fo:color="#0000ff"/>
    </style:style>
    <style:style style:name="T457_186" style:family="text">
      <style:text-properties fo:color="#0000ff"/>
    </style:style>
    <style:style style:name="T457_187" style:family="text">
      <style:text-properties fo:color="#0000ff"/>
    </style:style>
    <style:style style:name="T457_188" style:family="text">
      <style:text-properties fo:color="#0000ff"/>
    </style:style>
    <style:style style:name="T457_189" style:family="text">
      <style:text-properties fo:color="#0000ff"/>
    </style:style>
    <style:style style:name="T457_190" style:family="text">
      <style:text-properties fo:color="#0000ff"/>
    </style:style>
    <style:style style:name="T457_191" style:family="text">
      <style:text-properties fo:color="#0000ff"/>
    </style:style>
    <style:style style:name="T457_192" style:family="text">
      <style:text-properties fo:color="#0000ff"/>
    </style:style>
    <style:style style:name="T457_193" style:family="text">
      <style:text-properties fo:color="#0000ff"/>
    </style:style>
    <style:style style:name="T457_194" style:family="text">
      <style:text-properties fo:color="#0000ff"/>
    </style:style>
    <style:style style:name="T457_195" style:family="text">
      <style:text-properties fo:color="#0000ff"/>
    </style:style>
    <style:style style:name="T457_196" style:family="text">
      <style:text-properties fo:color="#0000ff"/>
    </style:style>
    <style:style style:name="P45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45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T459_12" style:family="text"/>
    <style:style style:name="T459_13" style:family="text"/>
    <style:style style:name="T459_14" style:family="text"/>
    <style:style style:name="T459_15" style:family="text"/>
    <style:style style:name="T459_16" style:family="text"/>
    <style:style style:name="T459_17" style:family="text"/>
    <style:style style:name="T459_18" style:family="text"/>
    <style:style style:name="P46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color="#0000ff"/>
    </style:style>
    <style:style style:name="P46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61_1" style:family="text">
      <style:text-properties fo:color="#0000ff"/>
    </style:style>
    <style:style style:name="T461_2" style:family="text">
      <style:text-properties fo:color="#0000ff"/>
    </style:style>
    <style:style style:name="T461_3" style:family="text">
      <style:text-properties fo:color="#0000ff"/>
    </style:style>
    <style:style style:name="T461_4" style:family="text">
      <style:text-properties fo:color="#0000ff"/>
    </style:style>
    <style:style style:name="T461_5" style:family="text">
      <style:text-properties fo:color="#0000ff"/>
    </style:style>
    <style:style style:name="T461_6" style:family="text">
      <style:text-properties fo:color="#0000ff"/>
    </style:style>
    <style:style style:name="T461_7" style:family="text">
      <style:text-properties fo:color="#0000ff"/>
    </style:style>
    <style:style style:name="T461_8" style:family="text">
      <style:text-properties fo:color="#0000ff"/>
    </style:style>
    <style:style style:name="T461_9" style:family="text">
      <style:text-properties fo:color="#0000ff"/>
    </style:style>
    <style:style style:name="T461_10" style:family="text">
      <style:text-properties fo:color="#0000ff"/>
    </style:style>
    <style:style style:name="T461_11" style:family="text">
      <style:text-properties fo:color="#0000ff"/>
    </style:style>
    <style:style style:name="T461_12" style:family="text">
      <style:text-properties fo:color="#0000ff"/>
    </style:style>
    <style:style style:name="T461_13" style:family="text">
      <style:text-properties fo:color="#0000ff"/>
    </style:style>
    <style:style style:name="T461_14" style:family="text">
      <style:text-properties fo:color="#0000ff"/>
    </style:style>
    <style:style style:name="T461_15" style:family="text">
      <style:text-properties fo:color="#0000ff"/>
    </style:style>
    <style:style style:name="T461_16" style:family="text">
      <style:text-properties fo:color="#0000ff"/>
    </style:style>
    <style:style style:name="T461_17" style:family="text">
      <style:text-properties fo:color="#0000ff"/>
    </style:style>
    <style:style style:name="T461_18" style:family="text">
      <style:text-properties fo:color="#0000ff"/>
    </style:style>
    <style:style style:name="T461_19" style:family="text">
      <style:text-properties fo:color="#0000ff"/>
    </style:style>
    <style:style style:name="T461_20" style:family="text">
      <style:text-properties fo:color="#0000ff"/>
    </style:style>
    <style:style style:name="T461_21" style:family="text">
      <style:text-properties fo:color="#0000ff"/>
    </style:style>
    <style:style style:name="T461_22" style:family="text">
      <style:text-properties fo:color="#0000ff"/>
    </style:style>
    <style:style style:name="T461_23" style:family="text">
      <style:text-properties fo:color="#0000ff"/>
    </style:style>
    <style:style style:name="T461_24" style:family="text">
      <style:text-properties fo:color="#0000ff"/>
    </style:style>
    <style:style style:name="T461_25" style:family="text">
      <style:text-properties fo:color="#0000ff"/>
    </style:style>
    <style:style style:name="T461_26" style:family="text">
      <style:text-properties fo:color="#0000ff"/>
    </style:style>
    <style:style style:name="T461_27" style:family="text">
      <style:text-properties fo:color="#0000ff"/>
    </style:style>
    <style:style style:name="T461_28" style:family="text">
      <style:text-properties fo:color="#0000ff"/>
    </style:style>
    <style:style style:name="T461_29" style:family="text">
      <style:text-properties fo:color="#0000ff"/>
    </style:style>
    <style:style style:name="T461_30" style:family="text">
      <style:text-properties fo:color="#0000ff"/>
    </style:style>
    <style:style style:name="T461_31" style:family="text">
      <style:text-properties fo:color="#0000ff"/>
    </style:style>
    <style:style style:name="T461_32" style:family="text">
      <style:text-properties fo:color="#0000ff"/>
    </style:style>
    <style:style style:name="T461_33" style:family="text">
      <style:text-properties fo:color="#0000ff"/>
    </style:style>
    <style:style style:name="T461_34" style:family="text">
      <style:text-properties fo:color="#0000ff"/>
    </style:style>
    <style:style style:name="T461_35" style:family="text">
      <style:text-properties fo:color="#0000ff"/>
    </style:style>
    <style:style style:name="T461_36" style:family="text">
      <style:text-properties fo:color="#0000ff"/>
    </style:style>
    <style:style style:name="T461_37" style:family="text">
      <style:text-properties fo:color="#0000ff"/>
    </style:style>
    <style:style style:name="T461_38" style:family="text">
      <style:text-properties fo:color="#0000ff"/>
    </style:style>
    <style:style style:name="T461_39" style:family="text">
      <style:text-properties fo:color="#0000ff"/>
    </style:style>
    <style:style style:name="T461_40" style:family="text">
      <style:text-properties fo:color="#0000ff"/>
    </style:style>
    <style:style style:name="T461_41" style:family="text">
      <style:text-properties fo:color="#0000ff"/>
    </style:style>
    <style:style style:name="T461_42" style:family="text">
      <style:text-properties fo:color="#0000ff"/>
    </style:style>
    <style:style style:name="T461_43" style:family="text">
      <style:text-properties fo:color="#0000ff"/>
    </style:style>
    <style:style style:name="T461_44" style:family="text">
      <style:text-properties fo:color="#0000ff"/>
    </style:style>
    <style:style style:name="T461_45" style:family="text">
      <style:text-properties fo:color="#0000ff"/>
    </style:style>
    <style:style style:name="T461_46" style:family="text">
      <style:text-properties fo:color="#0000ff"/>
    </style:style>
    <style:style style:name="T461_47" style:family="text">
      <style:text-properties fo:color="#0000ff"/>
    </style:style>
    <style:style style:name="T461_48" style:family="text">
      <style:text-properties fo:color="#0000ff"/>
    </style:style>
    <style:style style:name="T461_49" style:family="text">
      <style:text-properties fo:color="#0000ff"/>
    </style:style>
    <style:style style:name="T461_50" style:family="text">
      <style:text-properties fo:color="#0000ff"/>
    </style:style>
    <style:style style:name="T461_51" style:family="text">
      <style:text-properties fo:color="#0000ff"/>
    </style:style>
    <style:style style:name="T461_52" style:family="text">
      <style:text-properties fo:color="#0000ff"/>
    </style:style>
    <style:style style:name="T461_53" style:family="text">
      <style:text-properties fo:color="#0000ff"/>
    </style:style>
    <style:style style:name="T461_54" style:family="text">
      <style:text-properties fo:color="#0000ff"/>
    </style:style>
    <style:style style:name="T461_55" style:family="text">
      <style:text-properties fo:color="#0000ff"/>
    </style:style>
    <style:style style:name="T461_56" style:family="text">
      <style:text-properties fo:color="#0000ff"/>
    </style:style>
    <style:style style:name="T461_57" style:family="text">
      <style:text-properties fo:color="#0000ff"/>
    </style:style>
    <style:style style:name="T461_58" style:family="text">
      <style:text-properties fo:color="#0000ff"/>
    </style:style>
    <style:style style:name="T461_59" style:family="text">
      <style:text-properties fo:color="#0000ff"/>
    </style:style>
    <style:style style:name="T461_60" style:family="text">
      <style:text-properties fo:color="#0000ff"/>
    </style:style>
    <style:style style:name="T461_61" style:family="text">
      <style:text-properties fo:color="#0000ff"/>
    </style:style>
    <style:style style:name="T461_62" style:family="text">
      <style:text-properties fo:color="#0000ff"/>
    </style:style>
    <style:style style:name="T461_63" style:family="text">
      <style:text-properties fo:color="#0000ff"/>
    </style:style>
    <style:style style:name="T461_64" style:family="text">
      <style:text-properties fo:color="#0000ff"/>
    </style:style>
    <style:style style:name="T461_65" style:family="text">
      <style:text-properties fo:color="#0000ff"/>
    </style:style>
    <style:style style:name="T461_66" style:family="text">
      <style:text-properties fo:color="#0000ff"/>
    </style:style>
    <style:style style:name="T461_67" style:family="text">
      <style:text-properties fo:color="#0000ff"/>
    </style:style>
    <style:style style:name="T461_68" style:family="text">
      <style:text-properties fo:color="#0000ff"/>
    </style:style>
    <style:style style:name="T461_69" style:family="text">
      <style:text-properties fo:color="#0000ff"/>
    </style:style>
    <style:style style:name="T461_70" style:family="text">
      <style:text-properties fo:color="#0000ff"/>
    </style:style>
    <style:style style:name="T461_71" style:family="text">
      <style:text-properties fo:color="#0000ff"/>
    </style:style>
    <style:style style:name="T461_72" style:family="text">
      <style:text-properties fo:color="#0000ff"/>
    </style:style>
    <style:style style:name="T461_73" style:family="text">
      <style:text-properties fo:color="#0000ff"/>
    </style:style>
    <style:style style:name="T461_74" style:family="text">
      <style:text-properties fo:color="#0000ff"/>
    </style:style>
    <style:style style:name="T461_75" style:family="text">
      <style:text-properties fo:color="#0000ff"/>
    </style:style>
    <style:style style:name="T461_76" style:family="text">
      <style:text-properties fo:color="#0000ff"/>
    </style:style>
    <style:style style:name="T461_77" style:family="text">
      <style:text-properties fo:color="#0000ff"/>
    </style:style>
    <style:style style:name="T461_78" style:family="text">
      <style:text-properties fo:color="#0000ff"/>
    </style:style>
    <style:style style:name="T461_79" style:family="text">
      <style:text-properties fo:color="#0000ff"/>
    </style:style>
    <style:style style:name="T461_80" style:family="text">
      <style:text-properties fo:color="#0000ff"/>
    </style:style>
    <style:style style:name="T461_81" style:family="text">
      <style:text-properties fo:color="#0000ff"/>
    </style:style>
    <style:style style:name="T461_82" style:family="text">
      <style:text-properties fo:color="#0000ff"/>
    </style:style>
    <style:style style:name="T461_83" style:family="text">
      <style:text-properties fo:color="#0000ff"/>
    </style:style>
    <style:style style:name="T461_84" style:family="text">
      <style:text-properties fo:color="#0000ff"/>
    </style:style>
    <style:style style:name="T461_85" style:family="text">
      <style:text-properties fo:color="#0000ff"/>
    </style:style>
    <style:style style:name="T461_86" style:family="text">
      <style:text-properties fo:color="#0000ff"/>
    </style:style>
    <style:style style:name="T461_87" style:family="text">
      <style:text-properties fo:color="#0000ff"/>
    </style:style>
    <style:style style:name="T461_88" style:family="text">
      <style:text-properties fo:color="#0000ff"/>
    </style:style>
    <style:style style:name="P46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46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T463_17" style:family="text"/>
    <style:style style:name="T463_18" style:family="text"/>
    <style:style style:name="P46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46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65_1" style:family="text">
      <style:text-properties fo:color="#0000ff"/>
    </style:style>
    <style:style style:name="T465_2" style:family="text">
      <style:text-properties fo:color="#0000ff"/>
    </style:style>
    <style:style style:name="T465_3" style:family="text">
      <style:text-properties fo:color="#0000ff"/>
    </style:style>
    <style:style style:name="T465_4" style:family="text">
      <style:text-properties fo:color="#0000ff"/>
    </style:style>
    <style:style style:name="T465_5" style:family="text">
      <style:text-properties fo:color="#0000ff"/>
    </style:style>
    <style:style style:name="T465_6" style:family="text">
      <style:text-properties fo:color="#0000ff"/>
    </style:style>
    <style:style style:name="T465_7" style:family="text">
      <style:text-properties fo:color="#0000ff"/>
    </style:style>
    <style:style style:name="T465_8" style:family="text">
      <style:text-properties fo:color="#0000ff"/>
    </style:style>
    <style:style style:name="T465_9" style:family="text">
      <style:text-properties fo:color="#0000ff"/>
    </style:style>
    <style:style style:name="T465_10" style:family="text">
      <style:text-properties fo:color="#0000ff"/>
    </style:style>
    <style:style style:name="T465_11" style:family="text">
      <style:text-properties fo:color="#0000ff"/>
    </style:style>
    <style:style style:name="T465_12" style:family="text">
      <style:text-properties fo:color="#0000ff"/>
    </style:style>
    <style:style style:name="T465_13" style:family="text">
      <style:text-properties fo:color="#0000ff"/>
    </style:style>
    <style:style style:name="T465_14" style:family="text">
      <style:text-properties fo:color="#0000ff"/>
    </style:style>
    <style:style style:name="T465_15" style:family="text">
      <style:text-properties fo:color="#0000ff"/>
    </style:style>
    <style:style style:name="T465_16" style:family="text">
      <style:text-properties fo:color="#0000ff"/>
    </style:style>
    <style:style style:name="T465_17" style:family="text">
      <style:text-properties fo:color="#0000ff"/>
    </style:style>
    <style:style style:name="T465_18" style:family="text">
      <style:text-properties fo:color="#0000ff"/>
    </style:style>
    <style:style style:name="T465_19" style:family="text">
      <style:text-properties fo:color="#0000ff"/>
    </style:style>
    <style:style style:name="T465_20" style:family="text">
      <style:text-properties fo:color="#0000ff"/>
    </style:style>
    <style:style style:name="T465_21" style:family="text">
      <style:text-properties fo:color="#0000ff"/>
    </style:style>
    <style:style style:name="T465_22" style:family="text">
      <style:text-properties fo:color="#0000ff"/>
    </style:style>
    <style:style style:name="T465_23" style:family="text">
      <style:text-properties fo:color="#0000ff"/>
    </style:style>
    <style:style style:name="T465_24" style:family="text">
      <style:text-properties fo:color="#0000ff"/>
    </style:style>
    <style:style style:name="T465_25" style:family="text">
      <style:text-properties fo:color="#0000ff"/>
    </style:style>
    <style:style style:name="T465_26" style:family="text">
      <style:text-properties fo:color="#0000ff"/>
    </style:style>
    <style:style style:name="T465_27" style:family="text">
      <style:text-properties fo:color="#0000ff"/>
    </style:style>
    <style:style style:name="T465_28" style:family="text">
      <style:text-properties fo:color="#0000ff"/>
    </style:style>
    <style:style style:name="T465_29" style:family="text">
      <style:text-properties fo:color="#0000ff"/>
    </style:style>
    <style:style style:name="T465_30" style:family="text">
      <style:text-properties fo:color="#0000ff"/>
    </style:style>
    <style:style style:name="T465_31" style:family="text">
      <style:text-properties fo:color="#0000ff"/>
    </style:style>
    <style:style style:name="T465_32" style:family="text">
      <style:text-properties fo:color="#0000ff"/>
    </style:style>
    <style:style style:name="T465_33" style:family="text">
      <style:text-properties fo:color="#0000ff"/>
    </style:style>
    <style:style style:name="T465_34" style:family="text">
      <style:text-properties fo:color="#0000ff"/>
    </style:style>
    <style:style style:name="T465_35" style:family="text">
      <style:text-properties fo:color="#0000ff"/>
    </style:style>
    <style:style style:name="T465_36" style:family="text">
      <style:text-properties fo:color="#0000ff"/>
    </style:style>
    <style:style style:name="T465_37" style:family="text">
      <style:text-properties fo:color="#0000ff"/>
    </style:style>
    <style:style style:name="T465_38" style:family="text">
      <style:text-properties fo:color="#0000ff"/>
    </style:style>
    <style:style style:name="T465_39" style:family="text">
      <style:text-properties fo:color="#0000ff"/>
    </style:style>
    <style:style style:name="T465_40" style:family="text">
      <style:text-properties fo:color="#0000ff"/>
    </style:style>
    <style:style style:name="T465_41" style:family="text">
      <style:text-properties fo:color="#0000ff"/>
    </style:style>
    <style:style style:name="T465_42" style:family="text">
      <style:text-properties fo:color="#0000ff"/>
    </style:style>
    <style:style style:name="T465_43" style:family="text">
      <style:text-properties fo:color="#0000ff"/>
    </style:style>
    <style:style style:name="T465_44" style:family="text">
      <style:text-properties fo:color="#0000ff"/>
    </style:style>
    <style:style style:name="T465_45" style:family="text">
      <style:text-properties fo:color="#0000ff"/>
    </style:style>
    <style:style style:name="T465_46" style:family="text">
      <style:text-properties fo:color="#0000ff"/>
    </style:style>
    <style:style style:name="T465_47" style:family="text">
      <style:text-properties fo:color="#0000ff"/>
    </style:style>
    <style:style style:name="T465_48" style:family="text">
      <style:text-properties fo:color="#0000ff"/>
    </style:style>
    <style:style style:name="T465_49" style:family="text">
      <style:text-properties fo:color="#0000ff"/>
    </style:style>
    <style:style style:name="T465_50" style:family="text">
      <style:text-properties fo:color="#0000ff"/>
    </style:style>
    <style:style style:name="T465_51" style:family="text">
      <style:text-properties fo:color="#0000ff"/>
    </style:style>
    <style:style style:name="T465_52" style:family="text">
      <style:text-properties fo:color="#0000ff"/>
    </style:style>
    <style:style style:name="T465_53" style:family="text">
      <style:text-properties fo:color="#0000ff"/>
    </style:style>
    <style:style style:name="T465_54" style:family="text">
      <style:text-properties fo:color="#0000ff"/>
    </style:style>
    <style:style style:name="T465_55" style:family="text">
      <style:text-properties fo:color="#0000ff"/>
    </style:style>
    <style:style style:name="T465_56" style:family="text">
      <style:text-properties fo:color="#0000ff"/>
    </style:style>
    <style:style style:name="T465_57" style:family="text">
      <style:text-properties fo:color="#0000ff"/>
    </style:style>
    <style:style style:name="T465_58" style:family="text">
      <style:text-properties fo:color="#0000ff"/>
    </style:style>
    <style:style style:name="T465_59" style:family="text">
      <style:text-properties fo:color="#0000ff"/>
    </style:style>
    <style:style style:name="T465_60" style:family="text">
      <style:text-properties fo:color="#0000ff"/>
    </style:style>
    <style:style style:name="T465_61" style:family="text">
      <style:text-properties fo:color="#0000ff"/>
    </style:style>
    <style:style style:name="T465_62" style:family="text">
      <style:text-properties fo:color="#0000ff"/>
    </style:style>
    <style:style style:name="T465_63" style:family="text">
      <style:text-properties fo:color="#0000ff"/>
    </style:style>
    <style:style style:name="T465_64" style:family="text">
      <style:text-properties fo:color="#0000ff"/>
    </style:style>
    <style:style style:name="T465_65" style:family="text">
      <style:text-properties fo:color="#0000ff"/>
    </style:style>
    <style:style style:name="T465_66" style:family="text">
      <style:text-properties fo:color="#0000ff"/>
    </style:style>
    <style:style style:name="T465_67" style:family="text">
      <style:text-properties fo:color="#0000ff"/>
    </style:style>
    <style:style style:name="T465_68" style:family="text">
      <style:text-properties fo:color="#0000ff"/>
    </style:style>
    <style:style style:name="T465_69" style:family="text">
      <style:text-properties fo:color="#0000ff"/>
    </style:style>
    <style:style style:name="T465_70" style:family="text">
      <style:text-properties fo:color="#0000ff"/>
    </style:style>
    <style:style style:name="T465_71" style:family="text">
      <style:text-properties fo:color="#0000ff"/>
    </style:style>
    <style:style style:name="T465_72" style:family="text">
      <style:text-properties fo:color="#0000ff"/>
    </style:style>
    <style:style style:name="T465_73" style:family="text">
      <style:text-properties fo:color="#0000ff"/>
    </style:style>
    <style:style style:name="T465_74" style:family="text">
      <style:text-properties fo:color="#0000ff"/>
    </style:style>
    <style:style style:name="T465_75" style:family="text">
      <style:text-properties fo:color="#0000ff"/>
    </style:style>
    <style:style style:name="T465_76" style:family="text">
      <style:text-properties fo:color="#0000ff"/>
    </style:style>
    <style:style style:name="T465_77" style:family="text">
      <style:text-properties fo:color="#0000ff"/>
    </style:style>
    <style:style style:name="T465_78" style:family="text">
      <style:text-properties fo:color="#0000ff"/>
    </style:style>
    <style:style style:name="T465_79" style:family="text">
      <style:text-properties fo:color="#0000ff"/>
    </style:style>
    <style:style style:name="T465_80" style:family="text">
      <style:text-properties fo:color="#0000ff"/>
    </style:style>
    <style:style style:name="T465_81" style:family="text">
      <style:text-properties fo:color="#0000ff"/>
    </style:style>
    <style:style style:name="T465_82" style:family="text">
      <style:text-properties fo:color="#0000ff"/>
    </style:style>
    <style:style style:name="T465_83" style:family="text">
      <style:text-properties fo:color="#0000ff"/>
    </style:style>
    <style:style style:name="T465_84" style:family="text">
      <style:text-properties fo:color="#0000ff"/>
    </style:style>
    <style:style style:name="T465_85" style:family="text">
      <style:text-properties fo:color="#0000ff"/>
    </style:style>
    <style:style style:name="T465_86" style:family="text">
      <style:text-properties fo:color="#0000ff"/>
    </style:style>
    <style:style style:name="T465_87" style:family="text">
      <style:text-properties fo:color="#0000ff"/>
    </style:style>
    <style:style style:name="T465_88" style:family="text">
      <style:text-properties fo:color="#0000ff"/>
    </style:style>
    <style:style style:name="T465_89" style:family="text">
      <style:text-properties fo:color="#0000ff"/>
    </style:style>
    <style:style style:name="T465_90" style:family="text">
      <style:text-properties fo:color="#0000ff"/>
    </style:style>
    <style:style style:name="T465_91" style:family="text">
      <style:text-properties fo:color="#0000ff"/>
    </style:style>
    <style:style style:name="T465_92" style:family="text">
      <style:text-properties fo:color="#0000ff"/>
    </style:style>
    <style:style style:name="T465_93" style:family="text">
      <style:text-properties fo:color="#0000ff"/>
    </style:style>
    <style:style style:name="T465_94" style:family="text">
      <style:text-properties fo:color="#0000ff"/>
    </style:style>
    <style:style style:name="T465_95" style:family="text">
      <style:text-properties fo:color="#0000ff"/>
    </style:style>
    <style:style style:name="T465_96" style:family="text">
      <style:text-properties fo:color="#0000ff"/>
    </style:style>
    <style:style style:name="T465_97" style:family="text">
      <style:text-properties fo:color="#0000ff"/>
    </style:style>
    <style:style style:name="T465_98" style:family="text">
      <style:text-properties fo:color="#0000ff"/>
    </style:style>
    <style:style style:name="T465_99" style:family="text">
      <style:text-properties fo:color="#0000ff"/>
    </style:style>
    <style:style style:name="T465_100" style:family="text">
      <style:text-properties fo:color="#0000ff"/>
    </style:style>
    <style:style style:name="T465_101" style:family="text">
      <style:text-properties fo:color="#0000ff"/>
    </style:style>
    <style:style style:name="T465_102" style:family="text">
      <style:text-properties fo:color="#0000ff"/>
    </style:style>
    <style:style style:name="T465_103" style:family="text">
      <style:text-properties fo:color="#0000ff"/>
    </style:style>
    <style:style style:name="T465_104" style:family="text">
      <style:text-properties fo:color="#0000ff"/>
    </style:style>
    <style:style style:name="T465_105" style:family="text">
      <style:text-properties fo:color="#0000ff"/>
    </style:style>
    <style:style style:name="T465_106" style:family="text">
      <style:text-properties fo:color="#0000ff"/>
    </style:style>
    <style:style style:name="T465_107" style:family="text">
      <style:text-properties fo:color="#0000ff"/>
    </style:style>
    <style:style style:name="T465_108" style:family="text">
      <style:text-properties fo:color="#0000ff"/>
    </style:style>
    <style:style style:name="T465_109" style:family="text">
      <style:text-properties fo:color="#0000ff"/>
    </style:style>
    <style:style style:name="T465_110" style:family="text">
      <style:text-properties fo:color="#0000ff"/>
    </style:style>
    <style:style style:name="T465_111" style:family="text">
      <style:text-properties fo:color="#0000ff"/>
    </style:style>
    <style:style style:name="T465_112" style:family="text">
      <style:text-properties fo:color="#0000ff"/>
    </style:style>
    <style:style style:name="T465_113" style:family="text">
      <style:text-properties fo:color="#0000ff"/>
    </style:style>
    <style:style style:name="T465_114" style:family="text">
      <style:text-properties fo:color="#0000ff"/>
    </style:style>
    <style:style style:name="T465_115" style:family="text">
      <style:text-properties fo:color="#0000ff"/>
    </style:style>
    <style:style style:name="T465_116" style:family="text">
      <style:text-properties fo:color="#0000ff"/>
    </style:style>
    <style:style style:name="T465_117" style:family="text">
      <style:text-properties fo:color="#0000ff"/>
    </style:style>
    <style:style style:name="T465_118" style:family="text">
      <style:text-properties fo:color="#0000ff"/>
    </style:style>
    <style:style style:name="T465_119" style:family="text">
      <style:text-properties fo:color="#0000ff"/>
    </style:style>
    <style:style style:name="T465_120" style:family="text">
      <style:text-properties fo:color="#0000ff"/>
    </style:style>
    <style:style style:name="T465_121" style:family="text">
      <style:text-properties fo:color="#0000ff"/>
    </style:style>
    <style:style style:name="T465_122" style:family="text">
      <style:text-properties fo:color="#0000ff"/>
    </style:style>
    <style:style style:name="T465_123" style:family="text">
      <style:text-properties fo:color="#0000ff"/>
    </style:style>
    <style:style style:name="T465_124" style:family="text">
      <style:text-properties fo:color="#0000ff"/>
    </style:style>
    <style:style style:name="T465_125" style:family="text">
      <style:text-properties fo:color="#0000ff"/>
    </style:style>
    <style:style style:name="T465_126" style:family="text">
      <style:text-properties fo:color="#0000ff"/>
    </style:style>
    <style:style style:name="T465_127" style:family="text">
      <style:text-properties fo:color="#0000ff"/>
    </style:style>
    <style:style style:name="T465_128" style:family="text">
      <style:text-properties fo:color="#0000ff"/>
    </style:style>
    <style:style style:name="T465_129" style:family="text">
      <style:text-properties fo:color="#0000ff"/>
    </style:style>
    <style:style style:name="T465_130" style:family="text">
      <style:text-properties fo:color="#0000ff"/>
    </style:style>
    <style:style style:name="T465_131" style:family="text">
      <style:text-properties fo:color="#0000ff"/>
    </style:style>
    <style:style style:name="T465_132" style:family="text">
      <style:text-properties fo:color="#0000ff"/>
    </style:style>
    <style:style style:name="T465_133" style:family="text">
      <style:text-properties fo:color="#0000ff"/>
    </style:style>
    <style:style style:name="T465_134" style:family="text">
      <style:text-properties fo:color="#0000ff"/>
    </style:style>
    <style:style style:name="T465_135" style:family="text">
      <style:text-properties fo:color="#0000ff"/>
    </style:style>
    <style:style style:name="T465_136" style:family="text">
      <style:text-properties fo:color="#0000ff"/>
    </style:style>
    <style:style style:name="T465_137" style:family="text">
      <style:text-properties fo:color="#0000ff"/>
    </style:style>
    <style:style style:name="T465_138" style:family="text">
      <style:text-properties fo:color="#0000ff"/>
    </style:style>
    <style:style style:name="T465_139" style:family="text">
      <style:text-properties fo:color="#0000ff"/>
    </style:style>
    <style:style style:name="T465_140" style:family="text">
      <style:text-properties fo:color="#0000ff"/>
    </style:style>
    <style:style style:name="P46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color="#0000ff" fo:font-weight="bold" style:font-weight-asian="bold" style:font-weight-complex="bold"/>
    </style:style>
    <style:style style:name="P467" style:family="paragraph" style:parent-style-name="Standard">
      <style:paragraph-properties fo:text-align="center" fo:break-before="auto" fo:text-indent="0cm" fo:line-height="115%" fo:margin-top="0cm" style:writing-mode="lr-tb"/>
    </style:style>
    <style:style style:name="T467_1" style:family="text">
      <style:text-properties fo:font-size="14pt" style:font-size-asian="14pt" style:font-size-complex="14pt" fo:font-weight="bold" style:font-weight-asian="bold" style:font-weight-complex="bold"/>
    </style:style>
    <style:style style:name="T467_2" style:family="text">
      <style:text-properties fo:font-size="14pt" style:font-size-asian="14pt" style:font-size-complex="14pt" fo:font-weight="bold" style:font-weight-asian="bold" style:font-weight-complex="bold"/>
    </style:style>
    <style:style style:name="T467_3" style:family="text">
      <style:text-properties fo:font-size="14pt" style:font-size-asian="14pt" style:font-size-complex="14pt" fo:font-weight="bold" style:font-weight-asian="bold" style:font-weight-complex="bold"/>
    </style:style>
    <style:style style:name="P468" style:family="paragraph" style:parent-style-name="Standard">
      <style:paragraph-properties fo:text-align="center" fo:break-before="auto" fo:text-indent="0cm" fo:line-height="115%" fo:margin-top="0cm" style:writing-mode="lr-tb"/>
    </style:style>
    <style:style style:name="T468_1" style:family="text">
      <style:text-properties fo:font-weight="bold" style:font-weight-asian="bold" style:font-weight-complex="bold"/>
    </style:style>
    <style:style style:name="T468_2" style:family="text">
      <style:text-properties fo:font-weight="bold" style:font-weight-asian="bold" style:font-weight-complex="bold"/>
    </style:style>
    <style:style style:name="T468_3" style:family="text">
      <style:text-properties fo:font-weight="bold" style:font-weight-asian="bold" style:font-weight-complex="bold"/>
    </style:style>
    <style:style style:name="T468_4" style:family="text">
      <style:text-properties fo:font-weight="bold" style:font-weight-asian="bold" style:font-weight-complex="bold"/>
    </style:style>
    <style:style style:name="T468_5" style:family="text">
      <style:text-properties fo:font-weight="bold" style:font-weight-asian="bold" style:font-weight-complex="bold"/>
    </style:style>
    <style:style style:name="P469" style:family="paragraph" style:parent-style-name="Standard">
      <style:paragraph-properties fo:break-before="auto" fo:text-indent="0cm" fo:line-height="115%" fo:margin-top="0cm" style:writing-mode="lr-tb"/>
    </style:style>
    <style:style style:name="P47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P47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47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T472_10" style:family="text"/>
    <style:style style:name="T472_11" style:family="text"/>
    <style:style style:name="T472_12" style:family="text"/>
    <style:style style:name="T472_13" style:family="text"/>
    <style:style style:name="T472_14" style:family="text"/>
    <style:style style:name="T472_15" style:family="text"/>
    <style:style style:name="T472_16" style:family="text"/>
    <style:style style:name="T472_17" style:family="text"/>
    <style:style style:name="T472_18" style:family="text"/>
    <style:style style:name="T472_19" style:family="text"/>
    <style:style style:name="T472_20" style:family="text"/>
    <style:style style:name="T472_21" style:family="text"/>
    <style:style style:name="T472_22" style:family="text"/>
    <style:style style:name="T472_23" style:family="text"/>
    <style:style style:name="T472_24" style:family="text"/>
    <style:style style:name="T472_25" style:family="text"/>
    <style:style style:name="T472_26" style:family="text"/>
    <style:style style:name="T472_27" style:family="text"/>
    <style:style style:name="T472_28" style:family="text"/>
    <style:style style:name="T472_29" style:family="text"/>
    <style:style style:name="T472_30" style:family="text"/>
    <style:style style:name="T472_31" style:family="text"/>
    <style:style style:name="T472_32" style:family="text"/>
    <style:style style:name="P47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color="#0000ff" fo:font-weight="bold" style:font-weight-asian="bold" style:font-weight-complex="bold"/>
    </style:style>
  </office:automatic-styles>
  <office:body>
    <office:text>
      <text:p text:style-name="P1"><text:span text:style-name="T1_1">Bylaws</text:span><text:span text:style-name="T1_2"><text:line-break/></text:span><text:span text:style-name="T1_3">of</text:span><text:span text:style-name="T1_4"><text:line-break/></text:span><text:span text:style-name="T1_5">indysci</text:span><text:span text:style-name="T1_6"><text:s/></text:span><text:span text:style-name="T1_7">dot</text:span><text:span text:style-name="T1_8"><text:s/></text:span><text:span text:style-name="T1_9">org</text:span></text:p>
      <text:p text:style-name="P2"/>
      <text:p text:style-name="P3"><text:span text:style-name="T3_1">Article</text:span><text:span text:style-name="T3_2"><text:s/>1<text:line-break/></text:span><text:span text:style-name="T3_3">Offices</text:span></text:p>
      <text:p text:style-name="P4"/>
      <text:p text:style-name="P5"><text:span text:style-name="T5_1">Section</text:span><text:span text:style-name="T5_2"><text:s/>1.<text:s/></text:span><text:span text:style-name="T5_3">Principal</text:span><text:span text:style-name="T5_4"><text:s/></text:span><text:span text:style-name="T5_5">Office</text:span></text:p>
      <text:p text:style-name="P6"><text:span text:style-name="T6_1">The</text:span><text:span text:style-name="T6_2"><text:s/></text:span><text:span text:style-name="T6_3">principal</text:span><text:span text:style-name="T6_4"><text:s/></text:span><text:span text:style-name="T6_5">office</text:span><text:span text:style-name="T6_6"><text:s/></text:span><text:span text:style-name="T6_7">of</text:span><text:span text:style-name="T6_8"><text:s/></text:span><text:span text:style-name="T6_9">the</text:span><text:span text:style-name="T6_10"><text:s/></text:span><text:span text:style-name="T6_11">corporation</text:span><text:span text:style-name="T6_12"><text:s/></text:span><text:span text:style-name="T6_13">is</text:span><text:span text:style-name="T6_14"><text:s/></text:span><text:span text:style-name="T6_15">located</text:span><text:span text:style-name="T6_16"><text:s/></text:span><text:span text:style-name="T6_17">in</text:span><text:span text:style-name="T6_18"><text:s/></text:span><text:span text:style-name="T6_19">San</text:span><text:span text:style-name="T6_20"><text:s/></text:span><text:span text:style-name="T6_21">Diego</text:span><text:span text:style-name="T6_22"><text:s/></text:span><text:span text:style-name="T6_23">County</text:span><text:span text:style-name="T6_24">,<text:s/></text:span><text:span text:style-name="T6_25">State</text:span><text:span text:style-name="T6_26"><text:s/></text:span><text:span text:style-name="T6_27">of</text:span><text:span text:style-name="T6_28"><text:s/></text:span><text:span text:style-name="T6_29">California</text:span><text:span text:style-name="T6_30">.</text:span></text:p>
      <text:p text:style-name="P7"/>
      <text:p text:style-name="P8"><text:span text:style-name="T8_1">Section</text:span><text:span text:style-name="T8_2"><text:s/>2.<text:s/></text:span><text:span text:style-name="T8_3">Change</text:span><text:span text:style-name="T8_4"><text:s/></text:span><text:span text:style-name="T8_5">of</text:span><text:span text:style-name="T8_6"><text:s/></text:span><text:span text:style-name="T8_7">Address</text:span></text:p>
      <text:p text:style-name="P9"><text:span text:style-name="T9_1">The</text:span><text:span text:style-name="T9_2"><text:s/></text:span><text:span text:style-name="T9_3">designation</text:span><text:span text:style-name="T9_4"><text:s/></text:span><text:span text:style-name="T9_5">of</text:span><text:span text:style-name="T9_6"><text:s/></text:span><text:span text:style-name="T9_7">the</text:span><text:span text:style-name="T9_8"><text:s/></text:span><text:span text:style-name="T9_9">county</text:span><text:span text:style-name="T9_10"><text:s/></text:span><text:span text:style-name="T9_11">or</text:span><text:span text:style-name="T9_12"><text:s/></text:span><text:span text:style-name="T9_13">state</text:span><text:span text:style-name="T9_14"><text:s/></text:span><text:span text:style-name="T9_15">of</text:span><text:span text:style-name="T9_16"><text:s/></text:span><text:span text:style-name="T9_17">the</text:span><text:span text:style-name="T9_18"><text:s/></text:span><text:span text:style-name="T9_19">corporation</text:span><text:span text:style-name="T9_20">'</text:span><text:span text:style-name="T9_21">s</text:span><text:span text:style-name="T9_22"><text:s/></text:span><text:span text:style-name="T9_23">principal</text:span><text:span text:style-name="T9_24"><text:s/></text:span><text:span text:style-name="T9_25">office</text:span><text:span text:style-name="T9_26"><text:s/></text:span><text:span text:style-name="T9_27">may</text:span><text:span text:style-name="T9_28"><text:s/></text:span><text:span text:style-name="T9_29">be</text:span><text:span text:style-name="T9_30"><text:s/></text:span><text:span text:style-name="T9_31">changed</text:span><text:span text:style-name="T9_32"><text:s/></text:span><text:span text:style-name="T9_33">by</text:span><text:span text:style-name="T9_34"><text:s/></text:span><text:span text:style-name="T9_35">amendment</text:span><text:span text:style-name="T9_36"><text:s/></text:span><text:span text:style-name="T9_37">of</text:span><text:span text:style-name="T9_38"><text:s/></text:span><text:span text:style-name="T9_39">these</text:span><text:span text:style-name="T9_40"><text:s/></text:span><text:span text:style-name="T9_41">bylaws</text:span><text:span text:style-name="T9_42">.<text:s/></text:span><text:span text:style-name="T9_43">The</text:span><text:span text:style-name="T9_44"><text:s/></text:span><text:span text:style-name="T9_45">board</text:span><text:span text:style-name="T9_46"><text:s/></text:span><text:span text:style-name="T9_47">of</text:span><text:span text:style-name="T9_48"><text:s/></text:span><text:span text:style-name="T9_49">directors</text:span><text:span text:style-name="T9_50"><text:s/></text:span><text:span text:style-name="T9_51">may</text:span><text:span text:style-name="T9_52"><text:s/></text:span><text:span text:style-name="T9_53">change</text:span><text:span text:style-name="T9_54"><text:s/></text:span><text:span text:style-name="T9_55">the</text:span><text:span text:style-name="T9_56"><text:s/></text:span><text:span text:style-name="T9_57">principal</text:span><text:span text:style-name="T9_58"><text:s/></text:span><text:span text:style-name="T9_59">office</text:span><text:span text:style-name="T9_60"><text:s/></text:span><text:span text:style-name="T9_61">from</text:span><text:span text:style-name="T9_62"><text:s/></text:span><text:span text:style-name="T9_63">one</text:span><text:span text:style-name="T9_64"><text:s/></text:span><text:span text:style-name="T9_65">location</text:span><text:span text:style-name="T9_66"><text:s/></text:span><text:span text:style-name="T9_67">to</text:span><text:span text:style-name="T9_68"><text:s/></text:span><text:span text:style-name="T9_69">another</text:span><text:span text:style-name="T9_70"><text:s/></text:span><text:span text:style-name="T9_71">within</text:span><text:span text:style-name="T9_72"><text:s/></text:span><text:span text:style-name="T9_73">the</text:span><text:span text:style-name="T9_74"><text:s/></text:span><text:span text:style-name="T9_75">named</text:span><text:span text:style-name="T9_76"><text:s/></text:span><text:span text:style-name="T9_77">county</text:span><text:span text:style-name="T9_78"><text:s/></text:span><text:span text:style-name="T9_79">by</text:span><text:span text:style-name="T9_80"><text:s/></text:span><text:span text:style-name="T9_81">noting</text:span><text:span text:style-name="T9_82"><text:s/></text:span><text:span text:style-name="T9_83">the</text:span><text:span text:style-name="T9_84"><text:s/></text:span><text:span text:style-name="T9_85">changed</text:span><text:span text:style-name="T9_86"><text:s/></text:span><text:span text:style-name="T9_87">address</text:span><text:span text:style-name="T9_88"><text:s/></text:span><text:span text:style-name="T9_89">and</text:span><text:span text:style-name="T9_90"><text:s/></text:span><text:span text:style-name="T9_91">effective</text:span><text:span text:style-name="T9_92"><text:s/></text:span><text:span text:style-name="T9_93">date</text:span><text:span text:style-name="T9_94"><text:s/></text:span><text:span text:style-name="T9_95">below</text:span><text:span text:style-name="T9_96">,<text:s/></text:span><text:span text:style-name="T9_97">and</text:span><text:span text:style-name="T9_98"><text:s/></text:span><text:span text:style-name="T9_99">such</text:span><text:span text:style-name="T9_100"><text:s/></text:span><text:span text:style-name="T9_101">changes</text:span><text:span text:style-name="T9_102"><text:s/></text:span><text:span text:style-name="T9_103">of</text:span><text:span text:style-name="T9_104"><text:s/></text:span><text:span text:style-name="T9_105">address</text:span><text:span text:style-name="T9_106"><text:s/></text:span><text:span text:style-name="T9_107">shall</text:span><text:span text:style-name="T9_108"><text:s/></text:span><text:span text:style-name="T9_109">not</text:span><text:span text:style-name="T9_110"><text:s/></text:span><text:span text:style-name="T9_111">be</text:span><text:span text:style-name="T9_112"><text:s/></text:span><text:span text:style-name="T9_113">deemed</text:span><text:span text:style-name="T9_114">,<text:s/></text:span><text:span text:style-name="T9_115">nor</text:span><text:span text:style-name="T9_116"><text:s/></text:span><text:span text:style-name="T9_117">require</text:span><text:span text:style-name="T9_118">,<text:s/></text:span><text:span text:style-name="T9_119">an</text:span><text:span text:style-name="T9_120"><text:s/></text:span><text:span text:style-name="T9_121">amendment</text:span><text:span text:style-name="T9_122"><text:s/></text:span><text:span text:style-name="T9_123">of</text:span><text:span text:style-name="T9_124"><text:s/></text:span><text:span text:style-name="T9_125">these</text:span><text:span text:style-name="T9_126"><text:s/></text:span><text:span text:style-name="T9_127">bylaws</text:span><text:span text:style-name="T9_128">:</text:span></text:p>
      <text:p text:style-name="P10"><text:span text:style-name="T10_1">New</text:span><text:span text:style-name="T10_2"><text:s/></text:span><text:span text:style-name="T10_3">Address</text:span><text:span text:style-name="T10_4">:<text:tab/></text:span><text:span text:style-name="T10_5">3086<text:s/></text:span><text:span text:style-name="T10_6">West</text:span><text:span text:style-name="T10_7"><text:s/></text:span><text:span text:style-name="T10_8">Fox</text:span><text:span text:style-name="T10_9"><text:s/></text:span><text:span text:style-name="T10_10">Run</text:span><text:span text:style-name="T10_11"><text:s/></text:span><text:span text:style-name="T10_12">Way</text:span></text:p>
      <text:p text:style-name="P11"><text:span text:style-name="T11_1"><text:tab/></text:span><text:span text:style-name="T11_2">San</text:span><text:span text:style-name="T11_3"><text:s/></text:span><text:span text:style-name="T11_4">Diego</text:span><text:span text:style-name="T11_5"><text:s/></text:span><text:span text:style-name="T11_6">CA</text:span><text:span text:style-name="T11_7"><text:s/>92111</text:span></text:p>
      <text:p text:style-name="P12"><text:span text:style-name="T12_1">Dated</text:span><text:span text:style-name="T12_2">:<text:s/></text:span><text:span text:style-name="T12_3">23<text:s/></text:span><text:span text:style-name="T12_4">July</text:span><text:span text:style-name="T12_5">,<text:s/>20</text:span><text:span text:style-name="T12_6">12</text:span></text:p>
      <text:p text:style-name="P13"><text:span text:style-name="T13_1">New</text:span><text:span text:style-name="T13_2"><text:s/></text:span><text:span text:style-name="T13_3">Address</text:span><text:span text:style-name="T13_4">:<text:tab/>_________________</text:span></text:p>
      <text:p text:style-name="P14"><text:span text:style-name="T14_1"><text:tab/>_________________</text:span></text:p>
      <text:p text:style-name="P15"><text:span text:style-name="T15_1">Dated</text:span><text:span text:style-name="T15_2">:<text:s/>_________________,<text:s/>20__</text:span></text:p>
      <text:p text:style-name="P16"><text:span text:style-name="T16_1">New</text:span><text:span text:style-name="T16_2"><text:s/></text:span><text:span text:style-name="T16_3">Address</text:span><text:span text:style-name="T16_4">:<text:tab/>_________________</text:span></text:p>
      <text:p text:style-name="P17"><text:span text:style-name="T17_1"><text:tab/>_________________</text:span></text:p>
      <text:p text:style-name="P18"><text:span text:style-name="T18_1">Dated</text:span><text:span text:style-name="T18_2">:<text:s/>_________________,<text:s/>20__</text:span></text:p>
      <text:p text:style-name="P19"/>
      <text:p text:style-name="P20"><text:span text:style-name="T20_1">Section</text:span><text:span text:style-name="T20_2"><text:s/>3.<text:s/></text:span><text:span text:style-name="T20_3">Other</text:span><text:span text:style-name="T20_4"><text:s/></text:span><text:span text:style-name="T20_5">Offices</text:span></text:p>
      <text:p text:style-name="P21"><text:span text:style-name="T21_1">The</text:span><text:span text:style-name="T21_2"><text:s/></text:span><text:span text:style-name="T21_3">corporation</text:span><text:span text:style-name="T21_4"><text:s/></text:span><text:span text:style-name="T21_5">may</text:span><text:span text:style-name="T21_6"><text:s/></text:span><text:span text:style-name="T21_7">also</text:span><text:span text:style-name="T21_8"><text:s/></text:span><text:span text:style-name="T21_9">have</text:span><text:span text:style-name="T21_10"><text:s/></text:span><text:span text:style-name="T21_11">offices</text:span><text:span text:style-name="T21_12"><text:s/></text:span><text:span text:style-name="T21_13">at</text:span><text:span text:style-name="T21_14"><text:s/></text:span><text:span text:style-name="T21_15">such</text:span><text:span text:style-name="T21_16"><text:s/></text:span><text:span text:style-name="T21_17">other</text:span><text:span text:style-name="T21_18"><text:s/></text:span><text:span text:style-name="T21_19">places</text:span><text:span text:style-name="T21_20">,<text:s/></text:span><text:span text:style-name="T21_21">within</text:span><text:span text:style-name="T21_22"><text:s/></text:span><text:span text:style-name="T21_23">or</text:span><text:span text:style-name="T21_24"><text:s/></text:span><text:span text:style-name="T21_25">without</text:span><text:span text:style-name="T21_26"><text:s/></text:span><text:span text:style-name="T21_27">its</text:span><text:span text:style-name="T21_28"><text:s/></text:span><text:span text:style-name="T21_29">state</text:span><text:span text:style-name="T21_30"><text:s/></text:span><text:span text:style-name="T21_31">of</text:span><text:span text:style-name="T21_32"><text:s/></text:span><text:span text:style-name="T21_33">incorporation</text:span><text:span text:style-name="T21_34">,<text:s/></text:span><text:span text:style-name="T21_35">where</text:span><text:span text:style-name="T21_36"><text:s/></text:span><text:span text:style-name="T21_37">it</text:span><text:span text:style-name="T21_38"><text:s/></text:span><text:span text:style-name="T21_39">is</text:span><text:span text:style-name="T21_40"><text:s/></text:span><text:span text:style-name="T21_41">qualified</text:span><text:span text:style-name="T21_42"><text:s/></text:span><text:span text:style-name="T21_43">to</text:span><text:span text:style-name="T21_44"><text:s/></text:span><text:span text:style-name="T21_45">do</text:span><text:span text:style-name="T21_46"><text:s/></text:span><text:span text:style-name="T21_47">business</text:span><text:span text:style-name="T21_48">,<text:s/></text:span><text:span text:style-name="T21_49">as</text:span><text:span text:style-name="T21_50"><text:s/></text:span><text:span text:style-name="T21_51">its</text:span><text:span text:style-name="T21_52"><text:s/></text:span><text:span text:style-name="T21_53">business</text:span><text:span text:style-name="T21_54"><text:s/></text:span><text:span text:style-name="T21_55">and</text:span><text:span text:style-name="T21_56"><text:s/></text:span><text:span text:style-name="T21_57">activities</text:span><text:span text:style-name="T21_58"><text:s/></text:span><text:span text:style-name="T21_59">may</text:span><text:span text:style-name="T21_60"><text:s/></text:span><text:span text:style-name="T21_61">require</text:span><text:span text:style-name="T21_62">,<text:s/></text:span><text:span text:style-name="T21_63">and</text:span><text:span text:style-name="T21_64"><text:s/></text:span><text:span text:style-name="T21_65">as</text:span><text:span text:style-name="T21_66"><text:s/></text:span><text:span text:style-name="T21_67">the</text:span><text:span text:style-name="T21_68"><text:s/></text:span><text:span text:style-name="T21_69">board</text:span><text:span text:style-name="T21_70"><text:s/></text:span><text:span text:style-name="T21_71">of</text:span><text:span text:style-name="T21_72"><text:s/></text:span><text:span text:style-name="T21_73">directors</text:span><text:span text:style-name="T21_74"><text:s/></text:span><text:span text:style-name="T21_75">may</text:span><text:span text:style-name="T21_76">,<text:s/></text:span><text:span text:style-name="T21_77">from</text:span><text:span text:style-name="T21_78"><text:s/></text:span><text:span text:style-name="T21_79">time</text:span><text:span text:style-name="T21_80"><text:s/></text:span><text:span text:style-name="T21_81">to</text:span><text:span text:style-name="T21_82"><text:s/></text:span><text:span text:style-name="T21_83">time</text:span><text:span text:style-name="T21_84">,<text:s/></text:span><text:span text:style-name="T21_85">designate</text:span><text:span text:style-name="T21_86">.</text:span></text:p>
      <text:p text:style-name="P22"/>
      <text:p text:style-name="P23"><text:span text:style-name="T23_1">Article</text:span><text:span text:style-name="T23_2"><text:s/>2<text:line-break/></text:span><text:span text:style-name="T23_3">Nonprofit</text:span><text:span text:style-name="T23_4"><text:s/></text:span><text:span text:style-name="T23_5">Purposes</text:span></text:p>
      <text:p text:style-name="P24"/>
      <text:p text:style-name="P25"><text:span text:style-name="T25_1">Section</text:span><text:span text:style-name="T25_2"><text:s/>1.<text:s/></text:span><text:span text:style-name="T25_3">IRC</text:span><text:span text:style-name="T25_4"><text:s/></text:span><text:span text:style-name="T25_5">Section</text:span><text:span text:style-name="T25_6"><text:s/>501(</text:span><text:span text:style-name="T25_7">c</text:span><text:span text:style-name="T25_8">)(3)<text:s/></text:span><text:span text:style-name="T25_9">Purposes</text:span></text:p>
      <text:p text:style-name="P26"><text:span text:style-name="T26_1">This</text:span><text:span text:style-name="T26_2"><text:s/></text:span><text:span text:style-name="T26_3">corporation</text:span><text:span text:style-name="T26_4"><text:s/></text:span><text:span text:style-name="T26_5">is</text:span><text:span text:style-name="T26_6"><text:s/></text:span><text:span text:style-name="T26_7">organized</text:span><text:span text:style-name="T26_8"><text:s/></text:span><text:span text:style-name="T26_9">exclusively</text:span><text:span text:style-name="T26_10"><text:s/></text:span><text:span text:style-name="T26_11">for</text:span><text:span text:style-name="T26_12"><text:s/></text:span><text:span text:style-name="T26_13">one</text:span><text:span text:style-name="T26_14"><text:s/></text:span><text:span text:style-name="T26_15">or</text:span><text:span text:style-name="T26_16"><text:s/></text:span><text:span text:style-name="T26_17">more</text:span><text:span text:style-name="T26_18"><text:s/></text:span><text:span text:style-name="T26_19">of</text:span><text:span text:style-name="T26_20"><text:s/></text:span><text:span text:style-name="T26_21">the</text:span><text:span text:style-name="T26_22"><text:s/></text:span><text:span text:style-name="T26_23">purposes</text:span><text:span text:style-name="T26_24"><text:s/></text:span><text:span text:style-name="T26_25">as</text:span><text:span text:style-name="T26_26"><text:s/></text:span><text:span text:style-name="T26_27">specified</text:span><text:span text:style-name="T26_28"><text:s/></text:span><text:span text:style-name="T26_29">in</text:span><text:span text:style-name="T26_30"><text:s/></text:span><text:span text:style-name="T26_31">Section</text:span><text:span text:style-name="T26_32"><text:s/>501(</text:span><text:span text:style-name="T26_33">c</text:span><text:span text:style-name="T26_34">)(3)<text:s/></text:span><text:span text:style-name="T26_35">of</text:span><text:span text:style-name="T26_36"><text:s/></text:span><text:span text:style-name="T26_37">the</text:span><text:span text:style-name="T26_38"><text:s/></text:span><text:span text:style-name="T26_39">Internal</text:span><text:span text:style-name="T26_40"><text:s/></text:span><text:span text:style-name="T26_41">Revenue</text:span><text:span text:style-name="T26_42"><text:s/></text:span><text:span text:style-name="T26_43">Code</text:span><text:span text:style-name="T26_44">,<text:s/></text:span><text:span text:style-name="T26_45">including</text:span><text:span text:style-name="T26_46">,<text:s/></text:span><text:span text:style-name="T26_47">for</text:span><text:span text:style-name="T26_48"><text:s/></text:span><text:span text:style-name="T26_49">such</text:span><text:span text:style-name="T26_50"><text:s/></text:span><text:span text:style-name="T26_51">purposes</text:span><text:span text:style-name="T26_52">,<text:s/></text:span><text:span text:style-name="T26_53">the</text:span><text:span text:style-name="T26_54"><text:s/></text:span><text:span text:style-name="T26_55">making</text:span><text:span text:style-name="T26_56"><text:s/></text:span><text:span text:style-name="T26_57">of</text:span><text:span text:style-name="T26_58"><text:s/></text:span><text:span text:style-name="T26_59">distributions</text:span><text:span text:style-name="T26_60"><text:s/></text:span><text:span text:style-name="T26_61">to</text:span><text:span text:style-name="T26_62"><text:s/></text:span><text:span text:style-name="T26_63">organizations</text:span><text:span text:style-name="T26_64"><text:s/></text:span><text:span text:style-name="T26_65">that</text:span><text:span text:style-name="T26_66"><text:s/></text:span><text:span text:style-name="T26_67">qualify</text:span><text:span text:style-name="T26_68"><text:s/></text:span><text:span text:style-name="T26_69">as</text:span><text:span text:style-name="T26_70"><text:s/></text:span><text:span text:style-name="T26_71">exempt</text:span><text:span text:style-name="T26_72"><text:s/></text:span><text:span text:style-name="T26_73">organizations</text:span><text:span text:style-name="T26_74"><text:s/></text:span><text:span text:style-name="T26_75">under</text:span><text:span text:style-name="T26_76"><text:s/></text:span><text:span text:style-name="T26_77">Section</text:span><text:span text:style-name="T26_78"><text:s/>501(</text:span><text:span text:style-name="T26_79">c</text:span><text:span text:style-name="T26_80">)(3)<text:s/></text:span><text:span text:style-name="T26_81">of</text:span><text:span text:style-name="T26_82"><text:s/></text:span><text:span text:style-name="T26_83">the</text:span><text:span text:style-name="T26_84"><text:s/></text:span><text:span text:style-name="T26_85">Internal</text:span><text:span text:style-name="T26_86"><text:s/></text:span><text:span text:style-name="T26_87">Revenue</text:span><text:span text:style-name="T26_88"><text:s/></text:span><text:span text:style-name="T26_89">Code</text:span><text:span text:style-name="T26_90">.</text:span></text:p>
      <text:p text:style-name="P27"/>
      <text:p text:style-name="P28"><text:span text:style-name="T28_1">Section</text:span><text:span text:style-name="T28_2"><text:s/>2.<text:s/></text:span><text:span text:style-name="T28_3">Specific</text:span><text:span text:style-name="T28_4"><text:s/></text:span><text:span text:style-name="T28_5">Objectives</text:span><text:span text:style-name="T28_6"><text:s/></text:span><text:span text:style-name="T28_7">and</text:span><text:span text:style-name="T28_8"><text:s/></text:span><text:span text:style-name="T28_9">Purposes</text:span></text:p>
      <text:p text:style-name="P29"><text:span text:style-name="T29_1">The</text:span><text:span text:style-name="T29_2"><text:s/></text:span><text:span text:style-name="T29_3">specific</text:span><text:span text:style-name="T29_4"><text:s/></text:span><text:span text:style-name="T29_5">objective</text:span><text:span text:style-name="T29_6"><text:s/></text:span><text:span text:style-name="T29_7">and</text:span><text:span text:style-name="T29_8"><text:s/></text:span><text:span text:style-name="T29_9">purpose</text:span><text:span text:style-name="T29_10"><text:s/></text:span><text:span text:style-name="T29_11">of</text:span><text:span text:style-name="T29_12"><text:s/></text:span><text:span text:style-name="T29_13">this</text:span><text:span text:style-name="T29_14"><text:s/></text:span><text:span text:style-name="T29_15">corporation</text:span><text:span text:style-name="T29_16"><text:s/></text:span><text:span text:style-name="T29_17">shall</text:span><text:span text:style-name="T29_18"><text:s/></text:span><text:span text:style-name="T29_19">be</text:span><text:span text:style-name="T29_20"><text:s/></text:span><text:span text:style-name="T29_21">to</text:span><text:span text:style-name="T29_22"><text:s/></text:span><text:span text:style-name="T29_23">advance</text:span><text:span text:style-name="T29_24"><text:s/></text:span><text:span text:style-name="T29_25">scien</text:span><text:span text:style-name="T29_26">ce</text:span><text:span text:style-name="T29_27"><text:s/></text:span><text:span text:style-name="T29_28">and</text:span><text:span text:style-name="T29_29"><text:s/></text:span><text:span text:style-name="T29_30">technology</text:span><text:span text:style-name="T29_31">.<text:s text:c="2"/></text:span><text:span text:style-name="T29_32">This</text:span><text:span text:style-name="T29_33"><text:s/></text:span><text:span text:style-name="T29_34">may</text:span><text:span text:style-name="T29_35"><text:s/></text:span><text:span text:style-name="T29_36">include</text:span><text:span text:style-name="T29_37">:</text:span></text:p>
      <text:p text:style-name="P30"><text:span text:style-name="T30_1">a</text:span><text:span text:style-name="T30_2">)<text:s/></text:span><text:span text:style-name="T30_3">disbursing</text:span><text:span text:style-name="T30_4"><text:s/></text:span><text:span text:style-name="T30_5">funds</text:span><text:span text:style-name="T30_6"><text:s/></text:span><text:span text:style-name="T30_7">to</text:span><text:span text:style-name="T30_8"><text:s/></text:span><text:span text:style-name="T30_9">nonprofit</text:span><text:span text:style-name="T30_10"><text:s/></text:span><text:span text:style-name="T30_11">research</text:span><text:span text:style-name="T30_12"><text:s/></text:span><text:span text:style-name="T30_13">agencies</text:span><text:span text:style-name="T30_14"><text:s/></text:span><text:span text:style-name="T30_15">directed</text:span><text:span text:style-name="T30_16"><text:s/></text:span><text:span text:style-name="T30_17">at</text:span><text:span text:style-name="T30_18"><text:s/></text:span><text:span text:style-name="T30_19">specific</text:span><text:span text:style-name="T30_20"><text:s/></text:span><text:span text:style-name="T30_21">projects</text:span><text:span text:style-name="T30_22"><text:s/></text:span><text:span text:style-name="T30_23">in</text:span><text:span text:style-name="T30_24"><text:s/></text:span><text:span text:style-name="T30_25">basic</text:span><text:span text:style-name="T30_26"><text:s/></text:span><text:span text:style-name="T30_27">science</text:span><text:span text:style-name="T30_28"><text:s/></text:span><text:span text:style-name="T30_29">or</text:span><text:span text:style-name="T30_30"><text:s/></text:span><text:span text:style-name="T30_31">technology</text:span><text:span text:style-name="T30_32"><text:s/></text:span><text:span text:style-name="T30_33">development</text:span></text:p>
      <text:p text:style-name="P31"><text:span text:style-name="T31_1">b</text:span><text:span text:style-name="T31_2">)<text:s/></text:span><text:span text:style-name="T31_3">directly</text:span><text:span text:style-name="T31_4"><text:s/></text:span><text:span text:style-name="T31_5">supporting</text:span><text:span text:style-name="T31_6"><text:s/></text:span><text:span text:style-name="T31_7">basic</text:span><text:span text:style-name="T31_8"><text:s/></text:span><text:span text:style-name="T31_9">science</text:span><text:span text:style-name="T31_10"><text:s/></text:span><text:span text:style-name="T31_11">or</text:span><text:span text:style-name="T31_12"><text:s/></text:span><text:span text:style-name="T31_13">technology</text:span><text:span text:style-name="T31_14"><text:s/></text:span><text:span text:style-name="T31_15">research</text:span><text:span text:style-name="T31_16"><text:s/></text:span><text:span text:style-name="T31_17">operations</text:span></text:p>
      <text:p text:style-name="P32"><text:span text:style-name="T32_1">c</text:span><text:span text:style-name="T32_2">)<text:s/></text:span><text:span text:style-name="T32_3">to</text:span><text:span text:style-name="T32_4"><text:s/></text:span><text:span text:style-name="T32_5">provide</text:span><text:span text:style-name="T32_6"><text:s/></text:span><text:span text:style-name="T32_7">opportunities</text:span><text:span text:style-name="T32_8"><text:s/></text:span><text:span text:style-name="T32_9">to</text:span><text:span text:style-name="T32_10"><text:s/></text:span><text:span text:style-name="T32_11">students</text:span><text:span text:style-name="T32_12"><text:s/></text:span><text:span text:style-name="T32_13">for</text:span><text:span text:style-name="T32_14"><text:s/></text:span><text:span text:style-name="T32_15">basic</text:span><text:span text:style-name="T32_16"><text:s/></text:span><text:span text:style-name="T32_17">science</text:span><text:span text:style-name="T32_18"><text:s/></text:span><text:span text:style-name="T32_19">or</text:span><text:span text:style-name="T32_20"><text:s/></text:span><text:span text:style-name="T32_21">technology</text:span><text:span text:style-name="T32_22"><text:s/></text:span><text:span text:style-name="T32_23">research</text:span></text:p>
      <text:p text:style-name="P33"><text:span text:style-name="T33_1">d</text:span><text:span text:style-name="T33_2">)<text:s/></text:span><text:span text:style-name="T33_3">to</text:span><text:span text:style-name="T33_4"><text:s/></text:span><text:span text:style-name="T33_5">provide</text:span><text:span text:style-name="T33_6"><text:s/></text:span><text:span text:style-name="T33_7">research</text:span><text:span text:style-name="T33_8"><text:s/></text:span><text:span text:style-name="T33_9">grants</text:span><text:span text:style-name="T33_10"><text:s/></text:span><text:span text:style-name="T33_11">to</text:span><text:span text:style-name="T33_12"><text:s/></text:span><text:span text:style-name="T33_13">students</text:span><text:span text:style-name="T33_14"><text:s/></text:span><text:span text:style-name="T33_15">for</text:span><text:span text:style-name="T33_16"><text:s/></text:span><text:span text:style-name="T33_17">basic</text:span><text:span text:style-name="T33_18"><text:s/></text:span><text:span text:style-name="T33_19">science</text:span><text:span text:style-name="T33_20"><text:s/></text:span><text:span text:style-name="T33_21">or</text:span><text:span text:style-name="T33_22"><text:s/></text:span><text:span text:style-name="T33_23">technology</text:span><text:span text:style-name="T33_24"><text:s/></text:span><text:span text:style-name="T33_25">research</text:span></text:p>
      <text:p text:style-name="P34"><text:span text:style-name="T34_1">e</text:span><text:span text:style-name="T34_2">)<text:s/></text:span><text:span text:style-name="T34_3">to</text:span><text:span text:style-name="T34_4"><text:s/></text:span><text:span text:style-name="T34_5">provide</text:span><text:span text:style-name="T34_6"><text:s/></text:span><text:span text:style-name="T34_7">research</text:span><text:span text:style-name="T34_8"><text:s/></text:span><text:span text:style-name="T34_9">awards</text:span><text:span text:style-name="T34_10"><text:s/></text:span><text:span text:style-name="T34_11">for</text:span><text:span text:style-name="T34_12"><text:s/></text:span><text:span text:style-name="T34_13">students</text:span><text:span text:style-name="T34_14"><text:s/></text:span><text:span text:style-name="T34_15">for</text:span><text:span text:style-name="T34_16"><text:s/></text:span><text:span text:style-name="T34_17">basic</text:span><text:span text:style-name="T34_18"><text:s/></text:span><text:span text:style-name="T34_19">science</text:span><text:span text:style-name="T34_20"><text:s/></text:span><text:span text:style-name="T34_21">or</text:span><text:span text:style-name="T34_22"><text:s/></text:span><text:span text:style-name="T34_23">technology</text:span><text:span text:style-name="T34_24"><text:s/></text:span><text:span text:style-name="T34_25">research</text:span></text:p>
      <text:p text:style-name="P35"><text:span text:style-name="T35_1">f</text:span><text:span text:style-name="T35_2">)<text:s/></text:span><text:span text:style-name="T35_3">to</text:span><text:span text:style-name="T35_4"><text:s/></text:span><text:span text:style-name="T35_5">encourage</text:span><text:span text:style-name="T35_6"><text:s/></text:span><text:span text:style-name="T35_7">or</text:span><text:span text:style-name="T35_8"><text:s/></text:span><text:span text:style-name="T35_9">increase</text:span><text:span text:style-name="T35_10"><text:s/></text:span><text:span text:style-name="T35_11">awareness</text:span><text:span text:style-name="T35_12"><text:s/></text:span><text:span text:style-name="T35_13">of</text:span><text:span text:style-name="T35_14"><text:s/></text:span><text:span text:style-name="T35_15">intellectual</text:span><text:span text:style-name="T35_16">-</text:span><text:span text:style-name="T35_17">property</text:span><text:span text:style-name="T35_18">-</text:span><text:span text:style-name="T35_19">unrestricted</text:span><text:span text:style-name="T35_20"><text:s/></text:span><text:span text:style-name="T35_21">technology</text:span><text:span text:style-name="T35_22"><text:s/></text:span><text:span text:style-name="T35_23">research</text:span></text:p>
      <text:p text:style-name="P36"><text:span text:style-name="T36_1">g</text:span><text:span text:style-name="T36_2">)<text:s/></text:span><text:span text:style-name="T36_3">to</text:span><text:span text:style-name="T36_4"><text:s/></text:span><text:span text:style-name="T36_5">encourage</text:span><text:span text:style-name="T36_6"><text:s/></text:span><text:span text:style-name="T36_7">or</text:span><text:span text:style-name="T36_8"><text:s/></text:span><text:span text:style-name="T36_9">increase</text:span><text:span text:style-name="T36_10"><text:s/></text:span><text:span text:style-name="T36_11">awareness</text:span><text:span text:style-name="T36_12"><text:s/></text:span><text:span text:style-name="T36_13">of</text:span><text:span text:style-name="T36_14"><text:s/></text:span><text:span text:style-name="T36_15">issues</text:span><text:span text:style-name="T36_16"><text:s/></text:span><text:span text:style-name="T36_17">in</text:span><text:span text:style-name="T36_18"><text:s/></text:span><text:span text:style-name="T36_19">scientific</text:span><text:span text:style-name="T36_20"><text:s/></text:span><text:span text:style-name="T36_21">ethics</text:span><text:span text:style-name="T36_22"><text:s/></text:span><text:span text:style-name="T36_23">through</text:span><text:span text:style-name="T36_24"><text:s/></text:span><text:span text:style-name="T36_25">awards</text:span></text:p>
      <text:p text:style-name="P37"><text:span text:style-name="T37_1">h</text:span><text:span text:style-name="T37_2">)<text:s/></text:span><text:span text:style-name="T37_3">sponsoring</text:span><text:span text:style-name="T37_4"><text:s/></text:span><text:span text:style-name="T37_5">public</text:span><text:span text:style-name="T37_6"><text:s/></text:span><text:span text:style-name="T37_7">lectures</text:span><text:span text:style-name="T37_8"><text:s/></text:span><text:span text:style-name="T37_9">presenting</text:span><text:span text:style-name="T37_10"><text:s/></text:span><text:span text:style-name="T37_11">contemporary</text:span><text:span text:style-name="T37_12"><text:s/></text:span><text:span text:style-name="T37_13">or</text:span><text:span text:style-name="T37_14"><text:s/></text:span><text:span text:style-name="T37_15">historical</text:span><text:span text:style-name="T37_16"><text:s/></text:span><text:span text:style-name="T37_17">results</text:span><text:span text:style-name="T37_18"><text:s/></text:span><text:span text:style-name="T37_19">in</text:span><text:span text:style-name="T37_20"><text:s/></text:span><text:span text:style-name="T37_21">basic</text:span><text:span text:style-name="T37_22"><text:s/></text:span><text:span text:style-name="T37_23">science</text:span><text:span text:style-name="T37_24"><text:s/></text:span><text:span text:style-name="T37_25">or</text:span><text:span text:style-name="T37_26"><text:s/></text:span><text:span text:style-name="T37_27">technology</text:span><text:span text:style-name="T37_28">.</text:span></text:p>
      <text:p text:style-name="P38"><text:span text:style-name="T38_1">i</text:span><text:span text:style-name="T38_2">)<text:s/></text:span><text:span text:style-name="T38_3">to</text:span><text:span text:style-name="T38_4"><text:s/></text:span><text:span text:style-name="T38_5">have</text:span><text:span text:style-name="T38_6"><text:s/></text:span><text:span text:style-name="T38_7">the</text:span><text:span text:style-name="T38_8"><text:s/></text:span><text:span text:style-name="T38_9">normal</text:span><text:span text:style-name="T38_10"><text:s/></text:span><text:span text:style-name="T38_11">functions</text:span><text:span text:style-name="T38_12">,<text:s/></text:span><text:span text:style-name="T38_13">operations</text:span><text:span text:style-name="T38_14">,<text:s/></text:span><text:span text:style-name="T38_15">programs</text:span><text:span text:style-name="T38_16">,<text:s/></text:span><text:span text:style-name="T38_17">and</text:span><text:span text:style-name="T38_18"><text:s/></text:span><text:span text:style-name="T38_19">pursuits</text:span><text:span text:style-name="T38_20"><text:s/></text:span><text:span text:style-name="T38_21">incidental</text:span><text:span text:style-name="T38_22"><text:s/></text:span><text:span text:style-name="T38_23">to</text:span><text:span text:style-name="T38_24"><text:s/></text:span><text:span text:style-name="T38_25">an</text:span><text:span text:style-name="T38_26"><text:s/></text:span><text:span text:style-name="T38_27">operational</text:span><text:span text:style-name="T38_28"><text:s/></text:span><text:span text:style-name="T38_29">scientific</text:span><text:span text:style-name="T38_30"><text:s/></text:span><text:span text:style-name="T38_31">research</text:span><text:span text:style-name="T38_32"><text:s/></text:span><text:span text:style-name="T38_33">institution</text:span><text:span text:style-name="T38_34">.</text:span><text:span text:style-name="T38_35">*</text:span></text:p>
      <text:p text:style-name="P39"><text:span text:style-name="T39_1">*</text:span><text:span text:style-name="T39_2">amended</text:span><text:span text:style-name="T39_3"><text:s/></text:span><text:span text:style-name="T39_4">as</text:span><text:span text:style-name="T39_5"><text:s/></text:span><text:span text:style-name="T39_6">of</text:span><text:span text:style-name="T39_7"><text:s/>20<text:s/></text:span><text:span text:style-name="T39_8">Feb</text:span><text:span text:style-name="T39_9"><text:s/>2013.<text:s text:c="2"/></text:span><text:span text:style-name="T39_10">See</text:span><text:span text:style-name="T39_11"><text:s/></text:span><text:span text:style-name="T39_12">Amendment</text:span><text:span text:style-name="T39_13"><text:s/>1.</text:span></text:p>
      <text:p text:style-name="P40"/>
      <text:p text:style-name="P41"><text:span text:style-name="T41_1">Article</text:span><text:span text:style-name="T41_2"><text:s/>3<text:line-break/></text:span><text:span text:style-name="T41_3">Directors</text:span><text:span text:style-name="T41_4"><text:s/></text:span></text:p>
      <text:p text:style-name="P42"><text:span text:style-name="T42_1">Section</text:span><text:span text:style-name="T42_2"><text:s/>1.<text:s/></text:span><text:span text:style-name="T42_3">Number</text:span></text:p>
      <text:p text:style-name="P43"><text:span text:style-name="T43_1">The</text:span><text:span text:style-name="T43_2"><text:s/></text:span><text:span text:style-name="T43_3">corporation</text:span><text:span text:style-name="T43_4"><text:s/></text:span><text:span text:style-name="T43_5">shall</text:span><text:span text:style-name="T43_6"><text:s/></text:span><text:span text:style-name="T43_7">have</text:span><text:span text:style-name="T43_8"><text:s/></text:span><text:span text:style-name="T43_9">a</text:span><text:span text:style-name="T43_10"><text:s/></text:span><text:span text:style-name="T43_11">minimum</text:span><text:span text:style-name="T43_12"><text:s/></text:span><text:span text:style-name="T43_13">of</text:span><text:span text:style-name="T43_14"><text:s/></text:span><text:span text:style-name="T43_15">three</text:span><text:span text:style-name="T43_16"><text:s/></text:span><text:span text:style-name="T43_17">directors</text:span><text:span text:style-name="T43_18"><text:s/></text:span><text:span text:style-name="T43_19">and</text:span><text:span text:style-name="T43_20"><text:s/></text:span><text:span text:style-name="T43_21">collectively</text:span><text:span text:style-name="T43_22"><text:s/></text:span><text:span text:style-name="T43_23">they</text:span><text:span text:style-name="T43_24"><text:s/></text:span><text:span text:style-name="T43_25">shall</text:span><text:span text:style-name="T43_26"><text:s/></text:span><text:span text:style-name="T43_27">be</text:span><text:span text:style-name="T43_28"><text:s/></text:span><text:span text:style-name="T43_29">known</text:span><text:span text:style-name="T43_30"><text:s/></text:span><text:span text:style-name="T43_31">as</text:span><text:span text:style-name="T43_32"><text:s/></text:span><text:span text:style-name="T43_33">the</text:span><text:span text:style-name="T43_34"><text:s/></text:span><text:span text:style-name="T43_35">board</text:span><text:span text:style-name="T43_36"><text:s/></text:span><text:span text:style-name="T43_37">of</text:span><text:span text:style-name="T43_38"><text:s/></text:span><text:span text:style-name="T43_39">directors</text:span><text:span text:style-name="T43_40">.</text:span></text:p>
      <text:p text:style-name="P44"/>
      <text:p text:style-name="P45"><text:span text:style-name="T45_1">Section</text:span><text:span text:style-name="T45_2"><text:s/>2.<text:s/></text:span><text:span text:style-name="T45_3">Qualifications</text:span></text:p>
      <text:p text:style-name="P46"><text:span text:style-name="T46_1">Directors</text:span><text:span text:style-name="T46_2"><text:s/></text:span><text:span text:style-name="T46_3">shall</text:span><text:span text:style-name="T46_4"><text:s/></text:span><text:span text:style-name="T46_5">be</text:span><text:span text:style-name="T46_6"><text:s/></text:span><text:span text:style-name="T46_7">of</text:span><text:span text:style-name="T46_8"><text:s/></text:span><text:span text:style-name="T46_9">the</text:span><text:span text:style-name="T46_10"><text:s/></text:span><text:span text:style-name="T46_11">age</text:span><text:span text:style-name="T46_12"><text:s/></text:span><text:span text:style-name="T46_13">of</text:span><text:span text:style-name="T46_14"><text:s/></text:span><text:span text:style-name="T46_15">majority</text:span><text:span text:style-name="T46_16"><text:s/></text:span><text:span text:style-name="T46_17">in</text:span><text:span text:style-name="T46_18"><text:s/></text:span><text:span text:style-name="T46_19">th</text:span><text:span text:style-name="T46_20">eir</text:span><text:span text:style-name="T46_21"><text:s/></text:span><text:span text:style-name="T46_22">resident</text:span><text:span text:style-name="T46_23"><text:s/></text:span><text:span text:style-name="T46_24">state</text:span><text:span text:style-name="T46_25">.<text:s/></text:span></text:p>
      <text:p text:style-name="P47"/>
      <text:p text:style-name="P48"><text:span text:style-name="T48_1">Section</text:span><text:span text:style-name="T48_2"><text:s/>3.<text:s/></text:span><text:span text:style-name="T48_3">Powers</text:span></text:p>
      <text:p text:style-name="P49"><text:span text:style-name="T49_1">Subject</text:span><text:span text:style-name="T49_2"><text:s/></text:span><text:span text:style-name="T49_3">to</text:span><text:span text:style-name="T49_4"><text:s/></text:span><text:span text:style-name="T49_5">the</text:span><text:span text:style-name="T49_6"><text:s/></text:span><text:span text:style-name="T49_7">provisions</text:span><text:span text:style-name="T49_8"><text:s/></text:span><text:span text:style-name="T49_9">of</text:span><text:span text:style-name="T49_10"><text:s/></text:span><text:span text:style-name="T49_11">the</text:span><text:span text:style-name="T49_12"><text:s/></text:span><text:span text:style-name="T49_13">laws</text:span><text:span text:style-name="T49_14"><text:s/></text:span><text:span text:style-name="T49_15">of</text:span><text:span text:style-name="T49_16"><text:s/></text:span><text:span text:style-name="T49_17">this</text:span><text:span text:style-name="T49_18"><text:s/></text:span><text:span text:style-name="T49_19">state</text:span><text:span text:style-name="T49_20"><text:s/></text:span><text:span text:style-name="T49_21">and</text:span><text:span text:style-name="T49_22"><text:s/></text:span><text:span text:style-name="T49_23">any</text:span><text:span text:style-name="T49_24"><text:s/></text:span><text:span text:style-name="T49_25">limitations</text:span><text:span text:style-name="T49_26"><text:s/></text:span><text:span text:style-name="T49_27">in</text:span><text:span text:style-name="T49_28"><text:s/></text:span><text:span text:style-name="T49_29">the</text:span><text:span text:style-name="T49_30"><text:s/></text:span><text:span text:style-name="T49_31">articles</text:span><text:span text:style-name="T49_32"><text:s/></text:span><text:span text:style-name="T49_33">of</text:span><text:span text:style-name="T49_34"><text:s/></text:span><text:span text:style-name="T49_35">incorporation</text:span><text:span text:style-name="T49_36"><text:s/></text:span><text:span text:style-name="T49_37">and</text:span><text:span text:style-name="T49_38"><text:s/></text:span><text:span text:style-name="T49_39">these</text:span><text:span text:style-name="T49_40"><text:s/></text:span><text:span text:style-name="T49_41">bylaws</text:span><text:span text:style-name="T49_42"><text:s/></text:span><text:span text:style-name="T49_43">relating</text:span><text:span text:style-name="T49_44"><text:s/></text:span><text:span text:style-name="T49_45">to</text:span><text:span text:style-name="T49_46"><text:s/></text:span><text:span text:style-name="T49_47">action</text:span><text:span text:style-name="T49_48"><text:s/></text:span><text:span text:style-name="T49_49">required</text:span><text:span text:style-name="T49_50"><text:s/></text:span><text:span text:style-name="T49_51">or</text:span><text:span text:style-name="T49_52"><text:s/></text:span><text:span text:style-name="T49_53">permitted</text:span><text:span text:style-name="T49_54"><text:s/></text:span><text:span text:style-name="T49_55">to</text:span><text:span text:style-name="T49_56"><text:s/></text:span><text:span text:style-name="T49_57">be</text:span><text:span text:style-name="T49_58"><text:s/></text:span><text:span text:style-name="T49_59">taken</text:span><text:span text:style-name="T49_60"><text:s/></text:span><text:span text:style-name="T49_61">or</text:span><text:span text:style-name="T49_62"><text:s/></text:span><text:span text:style-name="T49_63">approved</text:span><text:span text:style-name="T49_64"><text:s/></text:span><text:span text:style-name="T49_65">by</text:span><text:span text:style-name="T49_66"><text:s/></text:span><text:span text:style-name="T49_67">the</text:span><text:span text:style-name="T49_68"><text:s/></text:span><text:span text:style-name="T49_69">members</text:span><text:span text:style-name="T49_70">,<text:s/></text:span><text:span text:style-name="T49_71">if</text:span><text:span text:style-name="T49_72"><text:s/></text:span><text:span text:style-name="T49_73">any</text:span><text:span text:style-name="T49_74">,<text:s/></text:span><text:span text:style-name="T49_75">of</text:span><text:span text:style-name="T49_76"><text:s/></text:span><text:span text:style-name="T49_77">this</text:span><text:span text:style-name="T49_78"><text:s/></text:span><text:span text:style-name="T49_79">corporation</text:span><text:span text:style-name="T49_80">,<text:s/></text:span><text:span text:style-name="T49_81">the</text:span><text:span text:style-name="T49_82"><text:s/></text:span><text:span text:style-name="T49_83">activities</text:span><text:span text:style-name="T49_84"><text:s/></text:span><text:span text:style-name="T49_85">and</text:span><text:span text:style-name="T49_86"><text:s/></text:span><text:span text:style-name="T49_87">affairs</text:span><text:span text:style-name="T49_88"><text:s/></text:span><text:span text:style-name="T49_89">of</text:span><text:span text:style-name="T49_90"><text:s/></text:span><text:span text:style-name="T49_91">this</text:span><text:span text:style-name="T49_92"><text:s/></text:span><text:span text:style-name="T49_93">corporation</text:span><text:span text:style-name="T49_94"><text:s/></text:span><text:span text:style-name="T49_95">shall</text:span><text:span text:style-name="T49_96"><text:s/></text:span><text:span text:style-name="T49_97">be</text:span><text:span text:style-name="T49_98"><text:s/></text:span><text:span text:style-name="T49_99">conducted</text:span><text:span text:style-name="T49_100"><text:s/></text:span><text:span text:style-name="T49_101">and</text:span><text:span text:style-name="T49_102"><text:s/></text:span><text:span text:style-name="T49_103">all</text:span><text:span text:style-name="T49_104"><text:s/></text:span><text:span text:style-name="T49_105">corporate</text:span><text:span text:style-name="T49_106"><text:s/></text:span><text:span text:style-name="T49_107">powers</text:span><text:span text:style-name="T49_108"><text:s/></text:span><text:span text:style-name="T49_109">shall</text:span><text:span text:style-name="T49_110"><text:s/></text:span><text:span text:style-name="T49_111">be</text:span><text:span text:style-name="T49_112"><text:s/></text:span><text:span text:style-name="T49_113">exercised</text:span><text:span text:style-name="T49_114"><text:s/></text:span><text:span text:style-name="T49_115">by</text:span><text:span text:style-name="T49_116"><text:s/></text:span><text:span text:style-name="T49_117">or</text:span><text:span text:style-name="T49_118"><text:s/></text:span><text:span text:style-name="T49_119">under</text:span><text:span text:style-name="T49_120"><text:s/></text:span><text:span text:style-name="T49_121">the</text:span><text:span text:style-name="T49_122"><text:s/></text:span><text:span text:style-name="T49_123">direction</text:span><text:span text:style-name="T49_124"><text:s/></text:span><text:span text:style-name="T49_125">of</text:span><text:span text:style-name="T49_126"><text:s/></text:span><text:span text:style-name="T49_127">the</text:span><text:span text:style-name="T49_128"><text:s/></text:span><text:span text:style-name="T49_129">board</text:span><text:span text:style-name="T49_130"><text:s/></text:span><text:span text:style-name="T49_131">of</text:span><text:span text:style-name="T49_132"><text:s/></text:span><text:span text:style-name="T49_133">directors</text:span><text:span text:style-name="T49_134">.</text:span></text:p>
      <text:p text:style-name="P50"><text:span text:style-name="T50_1">Section</text:span><text:span text:style-name="T50_2"><text:s/>4.<text:s/></text:span><text:span text:style-name="T50_3">Duties</text:span></text:p>
      <text:p text:style-name="P51"><text:span text:style-name="T51_1">It</text:span><text:span text:style-name="T51_2"><text:s/></text:span><text:span text:style-name="T51_3">shall</text:span><text:span text:style-name="T51_4"><text:s/></text:span><text:span text:style-name="T51_5">be</text:span><text:span text:style-name="T51_6"><text:s/></text:span><text:span text:style-name="T51_7">the</text:span><text:span text:style-name="T51_8"><text:s/></text:span><text:span text:style-name="T51_9">duty</text:span><text:span text:style-name="T51_10"><text:s/></text:span><text:span text:style-name="T51_11">of</text:span><text:span text:style-name="T51_12"><text:s/></text:span><text:span text:style-name="T51_13">the</text:span><text:span text:style-name="T51_14"><text:s/></text:span><text:span text:style-name="T51_15">directors</text:span><text:span text:style-name="T51_16"><text:s/></text:span><text:span text:style-name="T51_17">to</text:span><text:span text:style-name="T51_18">:</text:span></text:p>
      <text:p text:style-name="P52"><text:span text:style-name="T52_1">a</text:span><text:span text:style-name="T52_2">.<text:tab/></text:span><text:span text:style-name="T52_3">Perform</text:span><text:span text:style-name="T52_4"><text:s/></text:span><text:span text:style-name="T52_5">any</text:span><text:span text:style-name="T52_6"><text:s/></text:span><text:span text:style-name="T52_7">and</text:span><text:span text:style-name="T52_8"><text:s/></text:span><text:span text:style-name="T52_9">all</text:span><text:span text:style-name="T52_10"><text:s/></text:span><text:span text:style-name="T52_11">duties</text:span><text:span text:style-name="T52_12"><text:s/></text:span><text:span text:style-name="T52_13">imposed</text:span><text:span text:style-name="T52_14"><text:s/></text:span><text:span text:style-name="T52_15">on</text:span><text:span text:style-name="T52_16"><text:s/></text:span><text:span text:style-name="T52_17">them</text:span><text:span text:style-name="T52_18"><text:s/></text:span><text:span text:style-name="T52_19">collectively</text:span><text:span text:style-name="T52_20"><text:s/></text:span><text:span text:style-name="T52_21">or</text:span><text:span text:style-name="T52_22"><text:s/></text:span><text:span text:style-name="T52_23">individually</text:span><text:span text:style-name="T52_24"><text:s/></text:span><text:span text:style-name="T52_25">by</text:span><text:span text:style-name="T52_26"><text:s/></text:span><text:span text:style-name="T52_27">law</text:span><text:span text:style-name="T52_28">,<text:s/></text:span><text:span text:style-name="T52_29">by</text:span><text:span text:style-name="T52_30"><text:s/></text:span><text:span text:style-name="T52_31">the</text:span><text:span text:style-name="T52_32"><text:s/></text:span><text:span text:style-name="T52_33">articles</text:span><text:span text:style-name="T52_34"><text:s/></text:span><text:span text:style-name="T52_35">of</text:span><text:span text:style-name="T52_36"><text:s/></text:span><text:span text:style-name="T52_37">incorporation</text:span><text:span text:style-name="T52_38">,<text:s/></text:span><text:span text:style-name="T52_39">or</text:span><text:span text:style-name="T52_40"><text:s/></text:span><text:span text:style-name="T52_41">by</text:span><text:span text:style-name="T52_42"><text:s/></text:span><text:span text:style-name="T52_43">these</text:span><text:span text:style-name="T52_44"><text:s/></text:span><text:span text:style-name="T52_45">bylaws</text:span><text:span text:style-name="T52_46">;</text:span></text:p>
      <text:p text:style-name="P53"><text:span text:style-name="T53_1">b</text:span><text:span text:style-name="T53_2">.<text:tab/></text:span><text:span text:style-name="T53_3">Appoint</text:span><text:span text:style-name="T53_4"><text:s/></text:span><text:span text:style-name="T53_5">and</text:span><text:span text:style-name="T53_6"><text:s/></text:span><text:span text:style-name="T53_7">remove</text:span><text:span text:style-name="T53_8">,<text:s/></text:span><text:span text:style-name="T53_9">employ</text:span><text:span text:style-name="T53_10"><text:s/></text:span><text:span text:style-name="T53_11">and</text:span><text:span text:style-name="T53_12"><text:s/></text:span><text:span text:style-name="T53_13">discharge</text:span><text:span text:style-name="T53_14">,<text:s/></text:span><text:span text:style-name="T53_15">and</text:span><text:span text:style-name="T53_16">,<text:s/></text:span><text:span text:style-name="T53_17">except</text:span><text:span text:style-name="T53_18"><text:s/></text:span><text:span text:style-name="T53_19">as</text:span><text:span text:style-name="T53_20"><text:s/></text:span><text:span text:style-name="T53_21">otherwise</text:span><text:span text:style-name="T53_22"><text:s/></text:span><text:span text:style-name="T53_23">provided</text:span><text:span text:style-name="T53_24"><text:s/></text:span><text:span text:style-name="T53_25">in</text:span><text:span text:style-name="T53_26"><text:s/></text:span><text:span text:style-name="T53_27">these</text:span><text:span text:style-name="T53_28"><text:s/></text:span><text:span text:style-name="T53_29">bylaws</text:span><text:span text:style-name="T53_30">,<text:s/></text:span><text:span text:style-name="T53_31">prescribe</text:span><text:span text:style-name="T53_32"><text:s/></text:span><text:span text:style-name="T53_33">the</text:span><text:span text:style-name="T53_34"><text:s/></text:span><text:span text:style-name="T53_35">duties</text:span><text:span text:style-name="T53_36"><text:s/></text:span><text:span text:style-name="T53_37">and</text:span><text:span text:style-name="T53_38"><text:s/></text:span><text:span text:style-name="T53_39">fix</text:span><text:span text:style-name="T53_40"><text:s/></text:span><text:span text:style-name="T53_41">the</text:span><text:span text:style-name="T53_42"><text:s/></text:span><text:span text:style-name="T53_43">compensation</text:span><text:span text:style-name="T53_44">,<text:s/></text:span><text:span text:style-name="T53_45">if</text:span><text:span text:style-name="T53_46"><text:s/></text:span><text:span text:style-name="T53_47">any</text:span><text:span text:style-name="T53_48">,<text:s/></text:span><text:span text:style-name="T53_49">of</text:span><text:span text:style-name="T53_50"><text:s/></text:span><text:span text:style-name="T53_51">all</text:span><text:span text:style-name="T53_52"><text:s/></text:span><text:span text:style-name="T53_53">officers</text:span><text:span text:style-name="T53_54">,<text:s/></text:span><text:span text:style-name="T53_55">agents</text:span><text:span text:style-name="T53_56">,<text:s/></text:span><text:span text:style-name="T53_57">and</text:span><text:span text:style-name="T53_58"><text:s/></text:span><text:span text:style-name="T53_59">employees</text:span><text:span text:style-name="T53_60"><text:s/></text:span><text:span text:style-name="T53_61">of</text:span><text:span text:style-name="T53_62"><text:s/></text:span><text:span text:style-name="T53_63">the</text:span><text:span text:style-name="T53_64"><text:s/></text:span><text:span text:style-name="T53_65">corporation</text:span><text:span text:style-name="T53_66">;</text:span></text:p>
      <text:p text:style-name="P54"><text:span text:style-name="T54_1">c</text:span><text:span text:style-name="T54_2">.<text:tab/></text:span><text:span text:style-name="T54_3">Supervise</text:span><text:span text:style-name="T54_4"><text:s/></text:span><text:span text:style-name="T54_5">all</text:span><text:span text:style-name="T54_6"><text:s/></text:span><text:span text:style-name="T54_7">officers</text:span><text:span text:style-name="T54_8">,<text:s/></text:span><text:span text:style-name="T54_9">agents</text:span><text:span text:style-name="T54_10">,<text:s/></text:span><text:span text:style-name="T54_11">and</text:span><text:span text:style-name="T54_12"><text:s/></text:span><text:span text:style-name="T54_13">employees</text:span><text:span text:style-name="T54_14"><text:s/></text:span><text:span text:style-name="T54_15">of</text:span><text:span text:style-name="T54_16"><text:s/></text:span><text:span text:style-name="T54_17">the</text:span><text:span text:style-name="T54_18"><text:s/></text:span><text:span text:style-name="T54_19">corporation</text:span><text:span text:style-name="T54_20"><text:s/></text:span><text:span text:style-name="T54_21">to</text:span><text:span text:style-name="T54_22"><text:s/></text:span><text:span text:style-name="T54_23">assure</text:span><text:span text:style-name="T54_24"><text:s/></text:span><text:span text:style-name="T54_25">that</text:span><text:span text:style-name="T54_26"><text:s/></text:span><text:span text:style-name="T54_27">their</text:span><text:span text:style-name="T54_28"><text:s/></text:span><text:span text:style-name="T54_29">duties</text:span><text:span text:style-name="T54_30"><text:s/></text:span><text:span text:style-name="T54_31">are</text:span><text:span text:style-name="T54_32"><text:s/></text:span><text:span text:style-name="T54_33">performed</text:span><text:span text:style-name="T54_34"><text:s/></text:span><text:span text:style-name="T54_35">properly</text:span><text:span text:style-name="T54_36">;</text:span></text:p>
      <text:p text:style-name="P55"><text:span text:style-name="T55_1">d</text:span><text:span text:style-name="T55_2">.<text:tab/></text:span><text:span text:style-name="T55_3">Meet</text:span><text:span text:style-name="T55_4"><text:s/></text:span><text:span text:style-name="T55_5">at</text:span><text:span text:style-name="T55_6"><text:s/></text:span><text:span text:style-name="T55_7">such</text:span><text:span text:style-name="T55_8"><text:s/></text:span><text:span text:style-name="T55_9">times</text:span><text:span text:style-name="T55_10"><text:s/></text:span><text:span text:style-name="T55_11">and</text:span><text:span text:style-name="T55_12"><text:s/></text:span><text:span text:style-name="T55_13">places</text:span><text:span text:style-name="T55_14"><text:s/></text:span><text:span text:style-name="T55_15">as</text:span><text:span text:style-name="T55_16"><text:s/></text:span><text:span text:style-name="T55_17">required</text:span><text:span text:style-name="T55_18"><text:s/></text:span><text:span text:style-name="T55_19">by</text:span><text:span text:style-name="T55_20"><text:s/></text:span><text:span text:style-name="T55_21">these</text:span><text:span text:style-name="T55_22"><text:s/></text:span><text:span text:style-name="T55_23">bylaws</text:span><text:span text:style-name="T55_24">;</text:span></text:p>
      <text:p text:style-name="P56"><text:span text:style-name="T56_1">e</text:span><text:span text:style-name="T56_2">.<text:tab/></text:span><text:span text:style-name="T56_3">Register</text:span><text:span text:style-name="T56_4"><text:s/></text:span><text:span text:style-name="T56_5">their</text:span><text:span text:style-name="T56_6"><text:s/></text:span><text:span text:style-name="T56_7">electronic</text:span><text:span text:style-name="T56_8"><text:s/></text:span><text:span text:style-name="T56_9">addresses</text:span><text:span text:style-name="T56_10"><text:s/></text:span><text:span text:style-name="T56_11">with</text:span><text:span text:style-name="T56_12"><text:s/></text:span><text:span text:style-name="T56_13">the</text:span><text:span text:style-name="T56_14"><text:s/></text:span><text:span text:style-name="T56_15">secretary</text:span><text:span text:style-name="T56_16"><text:s/></text:span><text:span text:style-name="T56_17">of</text:span><text:span text:style-name="T56_18"><text:s/></text:span><text:span text:style-name="T56_19">the</text:span><text:span text:style-name="T56_20"><text:s/></text:span><text:span text:style-name="T56_21">corporation</text:span><text:span text:style-name="T56_22">,<text:s/></text:span><text:span text:style-name="T56_23">and</text:span><text:span text:style-name="T56_24"><text:s/></text:span><text:span text:style-name="T56_25">notices</text:span><text:span text:style-name="T56_26"><text:s/></text:span><text:span text:style-name="T56_27">of</text:span><text:span text:style-name="T56_28"><text:s/></text:span><text:span text:style-name="T56_29">electronically</text:span><text:span text:style-name="T56_30"><text:s/></text:span><text:span text:style-name="T56_31">transmitted</text:span><text:span text:style-name="T56_32"><text:s/></text:span><text:span text:style-name="T56_33">to</text:span><text:span text:style-name="T56_34"><text:s/></text:span><text:span text:style-name="T56_35">them</text:span><text:span text:style-name="T56_36"><text:s/></text:span><text:span text:style-name="T56_37">at</text:span><text:span text:style-name="T56_38"><text:s/></text:span><text:span text:style-name="T56_39">such</text:span><text:span text:style-name="T56_40"><text:s/></text:span><text:span text:style-name="T56_41">addresses</text:span><text:span text:style-name="T56_42"><text:s/></text:span><text:span text:style-name="T56_43">shall</text:span><text:span text:style-name="T56_44"><text:s/></text:span><text:span text:style-name="T56_45">be</text:span><text:span text:style-name="T56_46"><text:s/></text:span><text:span text:style-name="T56_47">valid</text:span><text:span text:style-name="T56_48"><text:s/></text:span><text:span text:style-name="T56_49">notices</text:span><text:span text:style-name="T56_50"><text:s/></text:span><text:span text:style-name="T56_51">thereof</text:span><text:span text:style-name="T56_52">.</text:span></text:p>
      <text:p text:style-name="P57"/>
      <text:p text:style-name="P58"><text:span text:style-name="T58_1">Section</text:span><text:span text:style-name="T58_2"><text:s/>5.<text:s/></text:span><text:span text:style-name="T58_3">Term</text:span><text:span text:style-name="T58_4"><text:s/></text:span><text:span text:style-name="T58_5">of</text:span><text:span text:style-name="T58_6"><text:s/></text:span><text:span text:style-name="T58_7">Office</text:span></text:p>
      <text:p text:style-name="P59"><text:span text:style-name="T59_1">Each</text:span><text:span text:style-name="T59_2"><text:s/></text:span><text:span text:style-name="T59_3">director</text:span><text:span text:style-name="T59_4"><text:s/></text:span><text:span text:style-name="T59_5">shall</text:span><text:span text:style-name="T59_6"><text:s/></text:span><text:span text:style-name="T59_7">hold</text:span><text:span text:style-name="T59_8"><text:s/></text:span><text:span text:style-name="T59_9">office</text:span><text:span text:style-name="T59_10"><text:s/></text:span><text:span text:style-name="T59_11">for</text:span><text:span text:style-name="T59_12"><text:s/></text:span><text:span text:style-name="T59_13">a</text:span><text:span text:style-name="T59_14"><text:s/></text:span><text:span text:style-name="T59_15">period</text:span><text:span text:style-name="T59_16"><text:s/></text:span><text:span text:style-name="T59_17">of</text:span><text:span text:style-name="T59_18"><text:s/></text:span><text:span text:style-name="T59_19">one</text:span><text:span text:style-name="T59_20"><text:s/></text:span><text:span text:style-name="T59_21">years</text:span><text:span text:style-name="T59_22"><text:s/></text:span><text:span text:style-name="T59_23">and</text:span><text:span text:style-name="T59_24"><text:s/></text:span><text:span text:style-name="T59_25">until</text:span><text:span text:style-name="T59_26"><text:s/></text:span><text:span text:style-name="T59_27">his</text:span><text:span text:style-name="T59_28"><text:s/></text:span><text:span text:style-name="T59_29">or</text:span><text:span text:style-name="T59_30"><text:s/></text:span><text:span text:style-name="T59_31">her</text:span><text:span text:style-name="T59_32"><text:s/></text:span><text:span text:style-name="T59_33">successor</text:span><text:span text:style-name="T59_34"><text:s/></text:span><text:span text:style-name="T59_35">is</text:span><text:span text:style-name="T59_36"><text:s/></text:span><text:span text:style-name="T59_37">elected</text:span><text:span text:style-name="T59_38"><text:s/></text:span><text:span text:style-name="T59_39">and</text:span><text:span text:style-name="T59_40"><text:s/></text:span><text:span text:style-name="T59_41">qualifies</text:span><text:span text:style-name="T59_42">.</text:span></text:p>
      <text:p text:style-name="P60"/>
      <text:p text:style-name="P61"><text:span text:style-name="T61_1">Section</text:span><text:span text:style-name="T61_2"><text:s/>6.<text:s/></text:span><text:span text:style-name="T61_3">Compensation</text:span></text:p>
      <text:p text:style-name="P62"><text:span text:style-name="T62_1">Directors</text:span><text:span text:style-name="T62_2"><text:s/></text:span><text:span text:style-name="T62_3">shall</text:span><text:span text:style-name="T62_4"><text:s/></text:span><text:span text:style-name="T62_5">serve</text:span><text:span text:style-name="T62_6"><text:s/></text:span><text:span text:style-name="T62_7">without</text:span><text:span text:style-name="T62_8"><text:s/></text:span><text:span text:style-name="T62_9">compensation</text:span><text:span text:style-name="T62_10"><text:s/></text:span><text:span text:style-name="T62_11">except</text:span><text:span text:style-name="T62_12"><text:s/></text:span><text:span text:style-name="T62_13">that</text:span><text:span text:style-name="T62_14"><text:s/></text:span><text:span text:style-name="T62_15">a</text:span><text:span text:style-name="T62_16"><text:s/></text:span><text:span text:style-name="T62_17">reasonable</text:span><text:span text:style-name="T62_18"><text:s/></text:span><text:span text:style-name="T62_19">fee</text:span><text:span text:style-name="T62_20"><text:s/></text:span><text:span text:style-name="T62_21">may</text:span><text:span text:style-name="T62_22"><text:s/></text:span><text:span text:style-name="T62_23">be</text:span><text:span text:style-name="T62_24"><text:s/></text:span><text:span text:style-name="T62_25">paid</text:span><text:span text:style-name="T62_26"><text:s/></text:span><text:span text:style-name="T62_27">to</text:span><text:span text:style-name="T62_28"><text:s/></text:span><text:span text:style-name="T62_29">directors</text:span><text:span text:style-name="T62_30"><text:s/></text:span><text:span text:style-name="T62_31">for</text:span><text:span text:style-name="T62_32"><text:s/></text:span><text:span text:style-name="T62_33">attending</text:span><text:span text:style-name="T62_34"><text:s/></text:span><text:span text:style-name="T62_35">regular</text:span><text:span text:style-name="T62_36"><text:s/></text:span><text:span text:style-name="T62_37">and</text:span><text:span text:style-name="T62_38"><text:s/></text:span><text:span text:style-name="T62_39">special</text:span><text:span text:style-name="T62_40"><text:s/></text:span><text:span text:style-name="T62_41">meetings</text:span><text:span text:style-name="T62_42"><text:s/></text:span><text:span text:style-name="T62_43">of</text:span><text:span text:style-name="T62_44"><text:s/></text:span><text:span text:style-name="T62_45">the</text:span><text:span text:style-name="T62_46"><text:s/></text:span><text:span text:style-name="T62_47">board</text:span><text:span text:style-name="T62_48">.<text:s/></text:span><text:span text:style-name="T62_49">In</text:span><text:span text:style-name="T62_50"><text:s/></text:span><text:span text:style-name="T62_51">addition</text:span><text:span text:style-name="T62_52">,<text:s/></text:span><text:span text:style-name="T62_53">they</text:span><text:span text:style-name="T62_54"><text:s/></text:span><text:span text:style-name="T62_55">shall</text:span><text:span text:style-name="T62_56"><text:s/></text:span><text:span text:style-name="T62_57">be</text:span><text:span text:style-name="T62_58"><text:s/></text:span><text:span text:style-name="T62_59">allowed</text:span><text:span text:style-name="T62_60"><text:s/></text:span><text:span text:style-name="T62_61">reasonable</text:span><text:span text:style-name="T62_62"><text:s/></text:span><text:span text:style-name="T62_63">advancement</text:span><text:span text:style-name="T62_64"><text:s/></text:span><text:span text:style-name="T62_65">of</text:span><text:span text:style-name="T62_66"><text:s/></text:span><text:span text:style-name="T62_67">expenses</text:span><text:span text:style-name="T62_68"><text:s/></text:span><text:span text:style-name="T62_69">to</text:span><text:span text:style-name="T62_70"><text:s/></text:span><text:span text:style-name="T62_71">be</text:span><text:span text:style-name="T62_72"><text:s/></text:span><text:span text:style-name="T62_73">incurred</text:span><text:span text:style-name="T62_74"><text:s/></text:span><text:span text:style-name="T62_75">in</text:span><text:span text:style-name="T62_76"><text:s/></text:span><text:span text:style-name="T62_77">the</text:span><text:span text:style-name="T62_78"><text:s/></text:span><text:span text:style-name="T62_79">performance</text:span><text:span text:style-name="T62_80"><text:s/></text:span><text:span text:style-name="T62_81">of</text:span><text:span text:style-name="T62_82"><text:s/></text:span><text:span text:style-name="T62_83">their</text:span><text:span text:style-name="T62_84"><text:s/></text:span><text:span text:style-name="T62_85">duties</text:span><text:span text:style-name="T62_86">.<text:s/></text:span><text:span text:style-name="T62_87">Any</text:span><text:span text:style-name="T62_88"><text:s/></text:span><text:span text:style-name="T62_89">payments</text:span><text:span text:style-name="T62_90"><text:s/></text:span><text:span text:style-name="T62_91">to</text:span><text:span text:style-name="T62_92"><text:s/></text:span><text:span text:style-name="T62_93">directors</text:span><text:span text:style-name="T62_94"><text:s/></text:span><text:span text:style-name="T62_95">shall</text:span><text:span text:style-name="T62_96"><text:s/></text:span><text:span text:style-name="T62_97">be</text:span><text:span text:style-name="T62_98"><text:s/></text:span><text:span text:style-name="T62_99">approved</text:span><text:span text:style-name="T62_100"><text:s/></text:span><text:span text:style-name="T62_101">in</text:span><text:span text:style-name="T62_102"><text:s/></text:span><text:span text:style-name="T62_103">advance</text:span><text:span text:style-name="T62_104"><text:s/></text:span><text:span text:style-name="T62_105">in</text:span><text:span text:style-name="T62_106"><text:s/></text:span><text:span text:style-name="T62_107">accordance</text:span><text:span text:style-name="T62_108"><text:s/></text:span><text:span text:style-name="T62_109">with</text:span><text:span text:style-name="T62_110"><text:s/></text:span><text:span text:style-name="T62_111">this</text:span><text:span text:style-name="T62_112"><text:s/></text:span><text:span text:style-name="T62_113">corporation</text:span><text:span text:style-name="T62_114">'</text:span><text:span text:style-name="T62_115">s</text:span><text:span text:style-name="T62_116"><text:s/></text:span><text:span text:style-name="T62_117">conflict</text:span><text:span text:style-name="T62_118"><text:s/></text:span><text:span text:style-name="T62_119">of</text:span><text:span text:style-name="T62_120"><text:s/></text:span><text:span text:style-name="T62_121">interest</text:span><text:span text:style-name="T62_122"><text:s/></text:span><text:span text:style-name="T62_123">policy</text:span><text:span text:style-name="T62_124">,<text:s/></text:span><text:span text:style-name="T62_125">as</text:span><text:span text:style-name="T62_126"><text:s/></text:span><text:span text:style-name="T62_127">set</text:span><text:span text:style-name="T62_128"><text:s/></text:span><text:span text:style-name="T62_129">forth</text:span><text:span text:style-name="T62_130"><text:s/></text:span><text:span text:style-name="T62_131">in</text:span><text:span text:style-name="T62_132"><text:s/></text:span><text:span text:style-name="T62_133">Article</text:span><text:span text:style-name="T62_134"><text:s/>9<text:s/></text:span><text:span text:style-name="T62_135">of</text:span><text:span text:style-name="T62_136"><text:s/></text:span><text:span text:style-name="T62_137">these</text:span><text:span text:style-name="T62_138"><text:s/></text:span><text:span text:style-name="T62_139">bylaws</text:span><text:span text:style-name="T62_140">.</text:span></text:p>
      <text:p text:style-name="P63"/>
      <text:p text:style-name="P64"><text:span text:style-name="T64_1">Section</text:span><text:span text:style-name="T64_2"><text:s/>7.<text:s/></text:span><text:span text:style-name="T64_3">Place</text:span><text:span text:style-name="T64_4"><text:s/></text:span><text:span text:style-name="T64_5">of</text:span><text:span text:style-name="T64_6"><text:s/></text:span><text:span text:style-name="T64_7">Meetings</text:span></text:p>
      <text:p text:style-name="P65"><text:span text:style-name="T65_1">Meetings</text:span><text:span text:style-name="T65_2"><text:s/></text:span><text:span text:style-name="T65_3">shall</text:span><text:span text:style-name="T65_4"><text:s/></text:span><text:span text:style-name="T65_5">be</text:span><text:span text:style-name="T65_6"><text:s/></text:span><text:span text:style-name="T65_7">held</text:span><text:span text:style-name="T65_8"><text:s/></text:span><text:span text:style-name="T65_9">via</text:span><text:span text:style-name="T65_10"><text:s/></text:span><text:span text:style-name="T65_11">telepresence</text:span><text:span text:style-name="T65_12"><text:s/></text:span><text:span text:style-name="T65_13">systems</text:span><text:span text:style-name="T65_14"><text:s/></text:span><text:span text:style-name="T65_15">at</text:span><text:span text:style-name="T65_16"><text:s/></text:span><text:span text:style-name="T65_17">a</text:span><text:span text:style-name="T65_18"><text:s/></text:span><text:span text:style-name="T65_19">place</text:span><text:span text:style-name="T65_20"><text:s/></text:span><text:span text:style-name="T65_21">as</text:span><text:span text:style-name="T65_22"><text:s/></text:span><text:span text:style-name="T65_23">designated</text:span><text:span text:style-name="T65_24"><text:s/></text:span><text:span text:style-name="T65_25">from</text:span><text:span text:style-name="T65_26"><text:s/></text:span><text:span text:style-name="T65_27">time</text:span><text:span text:style-name="T65_28"><text:s/></text:span><text:span text:style-name="T65_29">to</text:span><text:span text:style-name="T65_30"><text:s/></text:span><text:span text:style-name="T65_31">time</text:span><text:span text:style-name="T65_32"><text:s/></text:span><text:span text:style-name="T65_33">by</text:span><text:span text:style-name="T65_34"><text:s/></text:span><text:span text:style-name="T65_35">resolution</text:span><text:span text:style-name="T65_36"><text:s/></text:span><text:span text:style-name="T65_37">of</text:span><text:span text:style-name="T65_38"><text:s/></text:span><text:span text:style-name="T65_39">the</text:span><text:span text:style-name="T65_40"><text:s/></text:span><text:span text:style-name="T65_41">board</text:span><text:span text:style-name="T65_42"><text:s/></text:span><text:span text:style-name="T65_43">of</text:span><text:span text:style-name="T65_44"><text:s/></text:span><text:span text:style-name="T65_45">directors</text:span><text:span text:style-name="T65_46">.<text:s text:c="2"/></text:span></text:p>
      <text:p text:style-name="P66"/>
      <text:p text:style-name="P67"><text:span text:style-name="T67_1">Section</text:span><text:span text:style-name="T67_2"><text:s/>8.<text:s/></text:span><text:span text:style-name="T67_3">Regular</text:span><text:span text:style-name="T67_4"><text:s/></text:span><text:span text:style-name="T67_5">Meetings</text:span><text:span text:style-name="T67_6"><text:s/></text:span></text:p>
      <text:p text:style-name="P68"><text:span text:style-name="T68_1">Regular</text:span><text:span text:style-name="T68_2"><text:s/></text:span><text:span text:style-name="T68_3">meetings</text:span><text:span text:style-name="T68_4"><text:s/></text:span><text:span text:style-name="T68_5">of</text:span><text:span text:style-name="T68_6"><text:s/></text:span><text:span text:style-name="T68_7">directors</text:span><text:span text:style-name="T68_8"><text:s/></text:span><text:span text:style-name="T68_9">shall</text:span><text:span text:style-name="T68_10"><text:s/></text:span><text:span text:style-name="T68_11">be</text:span><text:span text:style-name="T68_12"><text:s/></text:span><text:span text:style-name="T68_13">held</text:span><text:span text:style-name="T68_14"><text:s/></text:span><text:span text:style-name="T68_15">on</text:span><text:span text:style-name="T68_16"><text:s/></text:span><text:span text:style-name="T68_17">the</text:span><text:span text:style-name="T68_18"><text:s/></text:span><text:span text:style-name="T68_19">third</text:span><text:span text:style-name="T68_20"><text:s/></text:span><text:span text:style-name="T68_21">Wednesday</text:span><text:span text:style-name="T68_22"><text:s/></text:span><text:span text:style-name="T68_23">of</text:span><text:span text:style-name="T68_24"><text:s/></text:span><text:span text:style-name="T68_25">even</text:span><text:span text:style-name="T68_26">-</text:span><text:span text:style-name="T68_27">numbered</text:span><text:span text:style-name="T68_28"><text:s/></text:span><text:span text:style-name="T68_29">months</text:span><text:span text:style-name="T68_30"><text:s/></text:span><text:span text:style-name="T68_31">at</text:span><text:span text:style-name="T68_32"><text:s/></text:span><text:span text:style-name="T68_33">6:00</text:span><text:span text:style-name="T68_34"><text:s/></text:span><text:span text:style-name="T68_35">p</text:span><text:span text:style-name="T68_36">.</text:span><text:span text:style-name="T68_37">m</text:span><text:span text:style-name="T68_38">.,<text:s/></text:span><text:span text:style-name="T68_39">P</text:span><text:span text:style-name="T68_40">acific</text:span><text:span text:style-name="T68_41"><text:s/></text:span><text:span text:style-name="T68_42">Time</text:span><text:span text:style-name="T68_43">,<text:s/></text:span><text:span text:style-name="T68_44">in</text:span><text:span text:style-name="T68_45"><text:s/></text:span><text:span text:style-name="T68_46">which</text:span><text:span text:style-name="T68_47"><text:s/></text:span><text:span text:style-name="T68_48">event</text:span><text:span text:style-name="T68_49"><text:s/></text:span><text:span text:style-name="T68_50">the</text:span><text:span text:style-name="T68_51"><text:s/></text:span><text:span text:style-name="T68_52">regular</text:span><text:span text:style-name="T68_53"><text:s/></text:span><text:span text:style-name="T68_54">meeting</text:span><text:span text:style-name="T68_55"><text:s/></text:span><text:span text:style-name="T68_56">shall</text:span><text:span text:style-name="T68_57"><text:s/></text:span><text:span text:style-name="T68_58">be</text:span><text:span text:style-name="T68_59"><text:s/></text:span><text:span text:style-name="T68_60">held</text:span><text:span text:style-name="T68_61"><text:s/></text:span><text:span text:style-name="T68_62">at</text:span><text:span text:style-name="T68_63"><text:s/></text:span><text:span text:style-name="T68_64">the</text:span><text:span text:style-name="T68_65"><text:s/></text:span><text:span text:style-name="T68_66">same</text:span><text:span text:style-name="T68_67"><text:s/></text:span><text:span text:style-name="T68_68">hour</text:span><text:span text:style-name="T68_69"><text:s/></text:span><text:span text:style-name="T68_70">and</text:span><text:span text:style-name="T68_71"><text:s/></text:span><text:span text:style-name="T68_72">place</text:span><text:span text:style-name="T68_73"><text:s/></text:span><text:span text:style-name="T68_74">on</text:span><text:span text:style-name="T68_75"><text:s/></text:span><text:span text:style-name="T68_76">the</text:span><text:span text:style-name="T68_77"><text:s/></text:span><text:span text:style-name="T68_78">next</text:span><text:span text:style-name="T68_79"><text:s/></text:span><text:span text:style-name="T68_80">business</text:span><text:span text:style-name="T68_81"><text:s/></text:span><text:span text:style-name="T68_82">day</text:span><text:span text:style-name="T68_83">.</text:span></text:p>
      <text:p text:style-name="P69"><text:span text:style-name="T69_1">A</text:span><text:span text:style-name="T69_2">t</text:span><text:span text:style-name="T69_3"><text:s/></text:span><text:span text:style-name="T69_4">the</text:span><text:span text:style-name="T69_5"><text:s/></text:span><text:span text:style-name="T69_6">regular</text:span><text:span text:style-name="T69_7"><text:s/></text:span><text:span text:style-name="T69_8">meeting</text:span><text:span text:style-name="T69_9"><text:s/></text:span><text:span text:style-name="T69_10">of</text:span><text:span text:style-name="T69_11"><text:s/></text:span><text:span text:style-name="T69_12">directors</text:span><text:span text:style-name="T69_13"><text:s/></text:span><text:span text:style-name="T69_14">held</text:span><text:span text:style-name="T69_15"><text:s/></text:span><text:span text:style-name="T69_16">in</text:span><text:span text:style-name="T69_17"><text:s/></text:span><text:span text:style-name="T69_18">October</text:span><text:span text:style-name="T69_19">,<text:s/></text:span><text:span text:style-name="T69_20">directors</text:span><text:span text:style-name="T69_21"><text:s/></text:span><text:span text:style-name="T69_22">shall</text:span><text:span text:style-name="T69_23"><text:s/></text:span><text:span text:style-name="T69_24">be</text:span><text:span text:style-name="T69_25"><text:s/></text:span><text:span text:style-name="T69_26">elected</text:span><text:span text:style-name="T69_27"><text:s/></text:span><text:span text:style-name="T69_28">by</text:span><text:span text:style-name="T69_29"><text:s/></text:span><text:span text:style-name="T69_30">the</text:span><text:span text:style-name="T69_31"><text:s/></text:span><text:span text:style-name="T69_32">board</text:span><text:span text:style-name="T69_33"><text:s/></text:span><text:span text:style-name="T69_34">of</text:span><text:span text:style-name="T69_35"><text:s/></text:span><text:span text:style-name="T69_36">directors</text:span><text:span text:style-name="T69_37">.<text:s/></text:span><text:span text:style-name="T69_38">Voting</text:span><text:span text:style-name="T69_39"><text:s/></text:span><text:span text:style-name="T69_40">for</text:span><text:span text:style-name="T69_41"><text:s/></text:span><text:span text:style-name="T69_42">the</text:span><text:span text:style-name="T69_43"><text:s/></text:span><text:span text:style-name="T69_44">election</text:span><text:span text:style-name="T69_45"><text:s/></text:span><text:span text:style-name="T69_46">of</text:span><text:span text:style-name="T69_47"><text:s/></text:span><text:span text:style-name="T69_48">directors</text:span><text:span text:style-name="T69_49"><text:s/></text:span><text:span text:style-name="T69_50">shall</text:span><text:span text:style-name="T69_51"><text:s/></text:span><text:span text:style-name="T69_52">be</text:span><text:span text:style-name="T69_53"><text:s/></text:span><text:span text:style-name="T69_54">by</text:span><text:span text:style-name="T69_55"><text:s/></text:span><text:span text:style-name="T69_56">ballot</text:span><text:span text:style-name="T69_57"><text:s/></text:span><text:span text:style-name="T69_58">electronically</text:span><text:span text:style-name="T69_59"><text:s/></text:span><text:span text:style-name="T69_60">transmitted</text:span><text:span text:style-name="T69_61"><text:s/></text:span><text:span text:style-name="T69_62">to</text:span><text:span text:style-name="T69_63"><text:s/></text:span><text:span text:style-name="T69_64">the</text:span><text:span text:style-name="T69_65"><text:s/></text:span><text:span text:style-name="T69_66">secretary</text:span><text:span text:style-name="T69_67">.<text:s/></text:span><text:span text:style-name="T69_68">Each</text:span><text:span text:style-name="T69_69"><text:s/></text:span><text:span text:style-name="T69_70">director</text:span><text:span text:style-name="T69_71"><text:s/></text:span><text:span text:style-name="T69_72">shall</text:span><text:span text:style-name="T69_73"><text:s/></text:span><text:span text:style-name="T69_74">cast</text:span><text:span text:style-name="T69_75"><text:s/></text:span><text:span text:style-name="T69_76">one</text:span><text:span text:style-name="T69_77"><text:s/></text:span><text:span text:style-name="T69_78">vote</text:span><text:span text:style-name="T69_79"><text:s/></text:span><text:span text:style-name="T69_80">per</text:span><text:span text:style-name="T69_81"><text:s/></text:span><text:span text:style-name="T69_82">candidate</text:span><text:span text:style-name="T69_83">,<text:s/></text:span><text:span text:style-name="T69_84">and</text:span><text:span text:style-name="T69_85"><text:s/></text:span><text:span text:style-name="T69_86">may</text:span><text:span text:style-name="T69_87"><text:s/></text:span><text:span text:style-name="T69_88">vote</text:span><text:span text:style-name="T69_89"><text:s/></text:span><text:span text:style-name="T69_90">for</text:span><text:span text:style-name="T69_91"><text:s/></text:span><text:span text:style-name="T69_92">as</text:span><text:span text:style-name="T69_93"><text:s/></text:span><text:span text:style-name="T69_94">many</text:span><text:span text:style-name="T69_95"><text:s/></text:span><text:span text:style-name="T69_96">candidates</text:span><text:span text:style-name="T69_97"><text:s/></text:span><text:span text:style-name="T69_98">as</text:span><text:span text:style-name="T69_99"><text:s/></text:span><text:span text:style-name="T69_100">the</text:span><text:span text:style-name="T69_101"><text:s/></text:span><text:span text:style-name="T69_102">number</text:span><text:span text:style-name="T69_103"><text:s/></text:span><text:span text:style-name="T69_104">of</text:span><text:span text:style-name="T69_105"><text:s/></text:span><text:span text:style-name="T69_106">candidates</text:span><text:span text:style-name="T69_107"><text:s/></text:span><text:span text:style-name="T69_108">to</text:span><text:span text:style-name="T69_109"><text:s/></text:span><text:span text:style-name="T69_110">be</text:span><text:span text:style-name="T69_111"><text:s/></text:span><text:span text:style-name="T69_112">elected</text:span><text:span text:style-name="T69_113"><text:s/></text:span><text:span text:style-name="T69_114">to</text:span><text:span text:style-name="T69_115"><text:s/></text:span><text:span text:style-name="T69_116">the</text:span><text:span text:style-name="T69_117"><text:s/></text:span><text:span text:style-name="T69_118">board</text:span><text:span text:style-name="T69_119">.<text:s/></text:span><text:span text:style-name="T69_120">The</text:span><text:span text:style-name="T69_121"><text:s/></text:span><text:span text:style-name="T69_122">candidates</text:span><text:span text:style-name="T69_123"><text:s/></text:span><text:span text:style-name="T69_124">receiving</text:span><text:span text:style-name="T69_125"><text:s/></text:span><text:span text:style-name="T69_126">the</text:span><text:span text:style-name="T69_127"><text:s/></text:span><text:span text:style-name="T69_128">highest</text:span><text:span text:style-name="T69_129"><text:s/></text:span><text:span text:style-name="T69_130">number</text:span><text:span text:style-name="T69_131"><text:s/></text:span><text:span text:style-name="T69_132">of</text:span><text:span text:style-name="T69_133"><text:s/></text:span><text:span text:style-name="T69_134">votes</text:span><text:span text:style-name="T69_135"><text:s/></text:span><text:span text:style-name="T69_136">up</text:span><text:span text:style-name="T69_137"><text:s/></text:span><text:span text:style-name="T69_138">to</text:span><text:span text:style-name="T69_139"><text:s/></text:span><text:span text:style-name="T69_140">the</text:span><text:span text:style-name="T69_141"><text:s/></text:span><text:span text:style-name="T69_142">number</text:span><text:span text:style-name="T69_143"><text:s/></text:span><text:span text:style-name="T69_144">of</text:span><text:span text:style-name="T69_145"><text:s/></text:span><text:span text:style-name="T69_146">directors</text:span><text:span text:style-name="T69_147"><text:s/></text:span><text:span text:style-name="T69_148">to</text:span><text:span text:style-name="T69_149"><text:s/></text:span><text:span text:style-name="T69_150">be</text:span><text:span text:style-name="T69_151"><text:s/></text:span><text:span text:style-name="T69_152">elected</text:span><text:span text:style-name="T69_153"><text:s/></text:span><text:span text:style-name="T69_154">shall</text:span><text:span text:style-name="T69_155"><text:s/></text:span><text:span text:style-name="T69_156">be</text:span><text:span text:style-name="T69_157"><text:s/></text:span><text:span text:style-name="T69_158">elected</text:span><text:span text:style-name="T69_159"><text:s/></text:span><text:span text:style-name="T69_160">to</text:span><text:span text:style-name="T69_161"><text:s/></text:span><text:span text:style-name="T69_162">serve</text:span><text:span text:style-name="T69_163"><text:s/></text:span><text:span text:style-name="T69_164">on</text:span><text:span text:style-name="T69_165"><text:s/></text:span><text:span text:style-name="T69_166">the</text:span><text:span text:style-name="T69_167"><text:s/></text:span><text:span text:style-name="T69_168">board</text:span><text:span text:style-name="T69_169">.</text:span></text:p>
      <text:p text:style-name="P70"/>
      <text:p text:style-name="P71"><text:span text:style-name="T71_1">Section</text:span><text:span text:style-name="T71_2"><text:s/>9.<text:s/></text:span><text:span text:style-name="T71_3">Special</text:span><text:span text:style-name="T71_4"><text:s/></text:span><text:span text:style-name="T71_5">Meetings</text:span></text:p>
      <text:p text:style-name="P72"><text:span text:style-name="T72_1">Special</text:span><text:span text:style-name="T72_2"><text:s/></text:span><text:span text:style-name="T72_3">meetings</text:span><text:span text:style-name="T72_4"><text:s/></text:span><text:span text:style-name="T72_5">of</text:span><text:span text:style-name="T72_6"><text:s/></text:span><text:span text:style-name="T72_7">the</text:span><text:span text:style-name="T72_8"><text:s/></text:span><text:span text:style-name="T72_9">board</text:span><text:span text:style-name="T72_10"><text:s/></text:span><text:span text:style-name="T72_11">of</text:span><text:span text:style-name="T72_12"><text:s/></text:span><text:span text:style-name="T72_13">directors</text:span><text:span text:style-name="T72_14"><text:s/></text:span><text:span text:style-name="T72_15">may</text:span><text:span text:style-name="T72_16"><text:s/></text:span><text:span text:style-name="T72_17">be</text:span><text:span text:style-name="T72_18"><text:s/></text:span><text:span text:style-name="T72_19">called</text:span><text:span text:style-name="T72_20"><text:s/></text:span><text:span text:style-name="T72_21">by</text:span><text:span text:style-name="T72_22"><text:s/></text:span><text:span text:style-name="T72_23">the</text:span><text:span text:style-name="T72_24"><text:s/></text:span><text:span text:style-name="T72_25">chairperson</text:span><text:span text:style-name="T72_26"><text:s/></text:span><text:span text:style-name="T72_27">of</text:span><text:span text:style-name="T72_28"><text:s/></text:span><text:span text:style-name="T72_29">the</text:span><text:span text:style-name="T72_30"><text:s/></text:span><text:span text:style-name="T72_31">board</text:span><text:span text:style-name="T72_32">,<text:s/></text:span><text:span text:style-name="T72_33">the</text:span><text:span text:style-name="T72_34"><text:s/></text:span><text:span text:style-name="T72_35">president</text:span><text:span text:style-name="T72_36">,<text:s/></text:span><text:span text:style-name="T72_37">the</text:span><text:span text:style-name="T72_38"><text:s/></text:span><text:span text:style-name="T72_39">secretary</text:span><text:span text:style-name="T72_40">,<text:s/></text:span><text:span text:style-name="T72_41">by</text:span><text:span text:style-name="T72_42"><text:s/></text:span><text:span text:style-name="T72_43">any</text:span><text:span text:style-name="T72_44"><text:s/></text:span><text:span text:style-name="T72_45">two</text:span><text:span text:style-name="T72_46"><text:s/></text:span><text:span text:style-name="T72_47">directors</text:span><text:span text:style-name="T72_48">,<text:s/></text:span><text:span text:style-name="T72_49">or</text:span><text:span text:style-name="T72_50">,<text:s/></text:span><text:span text:style-name="T72_51">if</text:span><text:span text:style-name="T72_52"><text:s/></text:span><text:span text:style-name="T72_53">different</text:span><text:span text:style-name="T72_54">,<text:s/></text:span><text:span text:style-name="T72_55">by</text:span><text:span text:style-name="T72_56"><text:s/></text:span><text:span text:style-name="T72_57">the</text:span><text:span text:style-name="T72_58"><text:s/></text:span><text:span text:style-name="T72_59">persons</text:span><text:span text:style-name="T72_60"><text:s/></text:span><text:span text:style-name="T72_61">specifically</text:span><text:span text:style-name="T72_62"><text:s/></text:span><text:span text:style-name="T72_63">authorized</text:span><text:span text:style-name="T72_64"><text:s/></text:span><text:span text:style-name="T72_65">under</text:span><text:span text:style-name="T72_66"><text:s/></text:span><text:span text:style-name="T72_67">the</text:span><text:span text:style-name="T72_68"><text:s/></text:span><text:span text:style-name="T72_69">laws</text:span><text:span text:style-name="T72_70"><text:s/></text:span><text:span text:style-name="T72_71">of</text:span><text:span text:style-name="T72_72"><text:s/></text:span><text:span text:style-name="T72_73">this</text:span><text:span text:style-name="T72_74"><text:s/></text:span><text:span text:style-name="T72_75">state</text:span><text:span text:style-name="T72_76"><text:s/></text:span><text:span text:style-name="T72_77">to</text:span><text:span text:style-name="T72_78"><text:s/></text:span><text:span text:style-name="T72_79">call</text:span><text:span text:style-name="T72_80"><text:s/></text:span><text:span text:style-name="T72_81">special</text:span><text:span text:style-name="T72_82"><text:s/></text:span><text:span text:style-name="T72_83">meetings</text:span><text:span text:style-name="T72_84"><text:s/></text:span><text:span text:style-name="T72_85">of</text:span><text:span text:style-name="T72_86"><text:s/></text:span><text:span text:style-name="T72_87">the</text:span><text:span text:style-name="T72_88"><text:s/></text:span><text:span text:style-name="T72_89">board</text:span><text:span text:style-name="T72_90">.<text:s/></text:span><text:span text:style-name="T72_91">Such</text:span><text:span text:style-name="T72_92"><text:s/></text:span><text:span text:style-name="T72_93">meetings</text:span><text:span text:style-name="T72_94"><text:s/></text:span><text:span text:style-name="T72_95">shall</text:span><text:span text:style-name="T72_96"><text:s/></text:span><text:span text:style-name="T72_97">be</text:span><text:span text:style-name="T72_98"><text:s/></text:span><text:span text:style-name="T72_99">held</text:span><text:span text:style-name="T72_100"><text:s/></text:span><text:span text:style-name="T72_101">at</text:span><text:span text:style-name="T72_102"><text:s/></text:span><text:span text:style-name="T72_103">the</text:span><text:span text:style-name="T72_104"><text:s/></text:span><text:span text:style-name="T72_105">place</text:span><text:span text:style-name="T72_106"><text:s/></text:span><text:span text:style-name="T72_107">designated</text:span><text:span text:style-name="T72_108"><text:s/></text:span><text:span text:style-name="T72_109">by</text:span><text:span text:style-name="T72_110"><text:s/></text:span><text:span text:style-name="T72_111">the</text:span><text:span text:style-name="T72_112"><text:s/></text:span><text:span text:style-name="T72_113">person</text:span><text:span text:style-name="T72_114"><text:s/></text:span><text:span text:style-name="T72_115">or</text:span><text:span text:style-name="T72_116"><text:s/></text:span><text:span text:style-name="T72_117">persons</text:span><text:span text:style-name="T72_118"><text:s/></text:span><text:span text:style-name="T72_119">calling</text:span><text:span text:style-name="T72_120"><text:s/></text:span><text:span text:style-name="T72_121">the</text:span><text:span text:style-name="T72_122"><text:s/></text:span><text:span text:style-name="T72_123">special</text:span><text:span text:style-name="T72_124"><text:s/></text:span><text:span text:style-name="T72_125">meeting</text:span><text:span text:style-name="T72_126">.</text:span></text:p>
      <text:p text:style-name="P73"/>
      <text:p text:style-name="P74"/>
      <text:p text:style-name="P75"><text:span text:style-name="T75_1">Section</text:span><text:span text:style-name="T75_2"><text:s/>10.<text:s/></text:span><text:span text:style-name="T75_3">Notice</text:span><text:span text:style-name="T75_4"><text:s/></text:span><text:span text:style-name="T75_5">of</text:span><text:span text:style-name="T75_6"><text:s/></text:span><text:span text:style-name="T75_7">Meetings</text:span></text:p>
      <text:p text:style-name="P76"><text:span text:style-name="T76_1">Unless</text:span><text:span text:style-name="T76_2"><text:s/></text:span><text:span text:style-name="T76_3">otherwise</text:span><text:span text:style-name="T76_4"><text:s/></text:span><text:span text:style-name="T76_5">provided</text:span><text:span text:style-name="T76_6"><text:s/></text:span><text:span text:style-name="T76_7">by</text:span><text:span text:style-name="T76_8"><text:s/></text:span><text:span text:style-name="T76_9">the</text:span><text:span text:style-name="T76_10"><text:s/></text:span><text:span text:style-name="T76_11">articles</text:span><text:span text:style-name="T76_12"><text:s/></text:span><text:span text:style-name="T76_13">of</text:span><text:span text:style-name="T76_14"><text:s/></text:span><text:span text:style-name="T76_15">incorporation</text:span><text:span text:style-name="T76_16">,<text:s/></text:span><text:span text:style-name="T76_17">these</text:span><text:span text:style-name="T76_18"><text:s/></text:span><text:span text:style-name="T76_19">bylaws</text:span><text:span text:style-name="T76_20">,<text:s/></text:span><text:span text:style-name="T76_21">or</text:span><text:span text:style-name="T76_22"><text:s/></text:span><text:span text:style-name="T76_23">provisions</text:span><text:span text:style-name="T76_24"><text:s/></text:span><text:span text:style-name="T76_25">of</text:span><text:span text:style-name="T76_26"><text:s/></text:span><text:span text:style-name="T76_27">law</text:span><text:span text:style-name="T76_28">,<text:s/></text:span><text:span text:style-name="T76_29">the</text:span><text:span text:style-name="T76_30"><text:s/></text:span><text:span text:style-name="T76_31">following</text:span><text:span text:style-name="T76_32"><text:s/></text:span><text:span text:style-name="T76_33">provisions</text:span><text:span text:style-name="T76_34"><text:s/></text:span><text:span text:style-name="T76_35">shall</text:span><text:span text:style-name="T76_36"><text:s/></text:span><text:span text:style-name="T76_37">govern</text:span><text:span text:style-name="T76_38"><text:s/></text:span><text:span text:style-name="T76_39">the</text:span><text:span text:style-name="T76_40"><text:s/></text:span><text:span text:style-name="T76_41">giving</text:span><text:span text:style-name="T76_42"><text:s/></text:span><text:span text:style-name="T76_43">of</text:span><text:span text:style-name="T76_44"><text:s/></text:span><text:span text:style-name="T76_45">notice</text:span><text:span text:style-name="T76_46"><text:s/></text:span><text:span text:style-name="T76_47">for</text:span><text:span text:style-name="T76_48"><text:s/></text:span><text:span text:style-name="T76_49">meetings</text:span><text:span text:style-name="T76_50"><text:s/></text:span><text:span text:style-name="T76_51">of</text:span><text:span text:style-name="T76_52"><text:s/></text:span><text:span text:style-name="T76_53">the</text:span><text:span text:style-name="T76_54"><text:s/></text:span><text:span text:style-name="T76_55">board</text:span><text:span text:style-name="T76_56"><text:s/></text:span><text:span text:style-name="T76_57">of</text:span><text:span text:style-name="T76_58"><text:s/></text:span><text:span text:style-name="T76_59">directors</text:span><text:span text:style-name="T76_60">:</text:span></text:p>
      <text:p text:style-name="P77"><text:span text:style-name="T77_1">a</text:span><text:span text:style-name="T77_2">.<text:tab/></text:span><text:span text:style-name="T77_3">Regular</text:span><text:span text:style-name="T77_4"><text:s/></text:span><text:span text:style-name="T77_5">Meetings</text:span><text:span text:style-name="T77_6">.</text:span><text:span text:style-name="T77_7"><text:s/></text:span><text:span text:style-name="T77_8">No</text:span><text:span text:style-name="T77_9"><text:s/></text:span><text:span text:style-name="T77_10">notice</text:span><text:span text:style-name="T77_11"><text:s/></text:span><text:span text:style-name="T77_12">need</text:span><text:span text:style-name="T77_13"><text:s/></text:span><text:span text:style-name="T77_14">be</text:span><text:span text:style-name="T77_15"><text:s/></text:span><text:span text:style-name="T77_16">given</text:span><text:span text:style-name="T77_17"><text:s/></text:span><text:span text:style-name="T77_18">of</text:span><text:span text:style-name="T77_19"><text:s/></text:span><text:span text:style-name="T77_20">any</text:span><text:span text:style-name="T77_21"><text:s/></text:span><text:span text:style-name="T77_22">regular</text:span><text:span text:style-name="T77_23"><text:s/></text:span><text:span text:style-name="T77_24">meeting</text:span><text:span text:style-name="T77_25"><text:s/></text:span><text:span text:style-name="T77_26">of</text:span><text:span text:style-name="T77_27"><text:s/></text:span><text:span text:style-name="T77_28">the</text:span><text:span text:style-name="T77_29"><text:s/></text:span><text:span text:style-name="T77_30">board</text:span><text:span text:style-name="T77_31"><text:s/></text:span><text:span text:style-name="T77_32">of</text:span><text:span text:style-name="T77_33"><text:s/></text:span><text:span text:style-name="T77_34">directors</text:span><text:span text:style-name="T77_35">.<text:s/></text:span></text:p>
      <text:p text:style-name="P78"><text:span text:style-name="T78_1">b</text:span><text:span text:style-name="T78_2">.<text:tab/></text:span><text:span text:style-name="T78_3">Special</text:span><text:span text:style-name="T78_4"><text:s/></text:span><text:span text:style-name="T78_5">Meetings</text:span><text:span text:style-name="T78_6">.</text:span><text:span text:style-name="T78_7"><text:s/></text:span><text:span text:style-name="T78_8">At</text:span><text:span text:style-name="T78_9"><text:s/></text:span><text:span text:style-name="T78_10">least</text:span><text:span text:style-name="T78_11"><text:s/></text:span><text:span text:style-name="T78_12">two</text:span><text:span text:style-name="T78_13"><text:s/></text:span><text:span text:style-name="T78_14">weeks</text:span><text:span text:style-name="T78_15"><text:s/></text:span><text:span text:style-name="T78_16">prior</text:span><text:span text:style-name="T78_17"><text:s/></text:span><text:span text:style-name="T78_18">notice</text:span><text:span text:style-name="T78_19"><text:s/></text:span><text:span text:style-name="T78_20">shall</text:span><text:span text:style-name="T78_21"><text:s/></text:span><text:span text:style-name="T78_22">be</text:span><text:span text:style-name="T78_23"><text:s/></text:span><text:span text:style-name="T78_24">given</text:span><text:span text:style-name="T78_25"><text:s/></text:span><text:span text:style-name="T78_26">by</text:span><text:span text:style-name="T78_27"><text:s/></text:span><text:span text:style-name="T78_28">the</text:span><text:span text:style-name="T78_29"><text:s/></text:span><text:span text:style-name="T78_30">secretary</text:span><text:span text:style-name="T78_31"><text:s/></text:span><text:span text:style-name="T78_32">or</text:span><text:span text:style-name="T78_33"><text:s/></text:span><text:span text:style-name="T78_34">president</text:span><text:span text:style-name="T78_35"><text:s/></text:span><text:span text:style-name="T78_36">of</text:span><text:span text:style-name="T78_37"><text:s/></text:span><text:span text:style-name="T78_38">the</text:span><text:span text:style-name="T78_39"><text:s/></text:span><text:span text:style-name="T78_40">corporation</text:span><text:span text:style-name="T78_41"><text:s/></text:span><text:span text:style-name="T78_42">to</text:span><text:span text:style-name="T78_43"><text:s/></text:span><text:span text:style-name="T78_44">each</text:span><text:span text:style-name="T78_45"><text:s/></text:span><text:span text:style-name="T78_46">director</text:span><text:span text:style-name="T78_47"><text:s/></text:span><text:span text:style-name="T78_48">of</text:span><text:span text:style-name="T78_49"><text:s/></text:span><text:span text:style-name="T78_50">each</text:span><text:span text:style-name="T78_51"><text:s/></text:span><text:span text:style-name="T78_52">special</text:span><text:span text:style-name="T78_53"><text:s/></text:span><text:span text:style-name="T78_54">meeting</text:span><text:span text:style-name="T78_55"><text:s/></text:span><text:span text:style-name="T78_56">of</text:span><text:span text:style-name="T78_57"><text:s/></text:span><text:span text:style-name="T78_58">the</text:span><text:span text:style-name="T78_59"><text:s/></text:span><text:span text:style-name="T78_60">board</text:span><text:span text:style-name="T78_61">.<text:s/></text:span><text:span text:style-name="T78_62">Such</text:span><text:span text:style-name="T78_63"><text:s/></text:span><text:span text:style-name="T78_64">notice</text:span><text:span text:style-name="T78_65"><text:s/></text:span><text:span text:style-name="T78_66">must</text:span><text:span text:style-name="T78_67"><text:s/></text:span><text:span text:style-name="T78_68">be</text:span><text:span text:style-name="T78_69"><text:s/></text:span><text:span text:style-name="T78_70">electronically</text:span><text:span text:style-name="T78_71"><text:s/></text:span><text:span text:style-name="T78_72">transmitted</text:span><text:span text:style-name="T78_73"><text:s/></text:span><text:span text:style-name="T78_74">and</text:span><text:span text:style-name="T78_75"><text:s/></text:span><text:span text:style-name="T78_76">available</text:span><text:span text:style-name="T78_77"><text:s/></text:span><text:span text:style-name="T78_78">for</text:span><text:span text:style-name="T78_79"><text:s/></text:span><text:span text:style-name="T78_80">public</text:span><text:span text:style-name="T78_81"><text:s/></text:span><text:span text:style-name="T78_82">access</text:span><text:span text:style-name="T78_83"><text:s/></text:span><text:span text:style-name="T78_84">on</text:span><text:span text:style-name="T78_85"><text:s/></text:span><text:span text:style-name="T78_86">the</text:span><text:span text:style-name="T78_87"><text:s/></text:span><text:span text:style-name="T78_88">indysci</text:span><text:span text:style-name="T78_89"><text:s/></text:span><text:span text:style-name="T78_90">website</text:span><text:span text:style-name="T78_91">.<text:s text:c="2"/></text:span><text:span text:style-name="T78_92">Such</text:span><text:span text:style-name="T78_93"><text:s/></text:span><text:span text:style-name="T78_94">notice</text:span><text:span text:style-name="T78_95"><text:s/></text:span><text:span text:style-name="T78_96">shall</text:span><text:span text:style-name="T78_97"><text:s/></text:span><text:span text:style-name="T78_98">state</text:span><text:span text:style-name="T78_99"><text:s/></text:span><text:span text:style-name="T78_100">the</text:span><text:span text:style-name="T78_101"><text:s/></text:span><text:span text:style-name="T78_102">place</text:span><text:span text:style-name="T78_103">,<text:s/></text:span><text:span text:style-name="T78_104">date</text:span><text:span text:style-name="T78_105">,<text:s/></text:span><text:span text:style-name="T78_106">and</text:span><text:span text:style-name="T78_107"><text:s/></text:span><text:span text:style-name="T78_108">time</text:span><text:span text:style-name="T78_109"><text:s/></text:span><text:span text:style-name="T78_110">of</text:span><text:span text:style-name="T78_111"><text:s/></text:span><text:span text:style-name="T78_112">the</text:span><text:span text:style-name="T78_113"><text:s/></text:span><text:span text:style-name="T78_114">meeting</text:span><text:span text:style-name="T78_115"><text:s/></text:span><text:span text:style-name="T78_116">and</text:span><text:span text:style-name="T78_117"><text:s/></text:span><text:span text:style-name="T78_118">the</text:span><text:span text:style-name="T78_119"><text:s/></text:span><text:span text:style-name="T78_120">matters</text:span><text:span text:style-name="T78_121"><text:s/></text:span><text:span text:style-name="T78_122">proposed</text:span><text:span text:style-name="T78_123"><text:s/></text:span><text:span text:style-name="T78_124">to</text:span><text:span text:style-name="T78_125"><text:s/></text:span><text:span text:style-name="T78_126">be</text:span><text:span text:style-name="T78_127"><text:s/></text:span><text:span text:style-name="T78_128">acted</text:span><text:span text:style-name="T78_129"><text:s/></text:span><text:span text:style-name="T78_130">upon</text:span><text:span text:style-name="T78_131"><text:s/></text:span><text:span text:style-name="T78_132">at</text:span><text:span text:style-name="T78_133"><text:s/></text:span><text:span text:style-name="T78_134">the</text:span><text:span text:style-name="T78_135"><text:s/></text:span><text:span text:style-name="T78_136">meeting</text:span><text:span text:style-name="T78_137">.</text:span></text:p>
      <text:p text:style-name="P79"><text:span text:style-name="T79_1">c</text:span><text:span text:style-name="T79_2">.<text:tab/></text:span><text:span text:style-name="T79_3">Waiver</text:span><text:span text:style-name="T79_4"><text:s/></text:span><text:span text:style-name="T79_5">of</text:span><text:span text:style-name="T79_6"><text:s/></text:span><text:span text:style-name="T79_7">Notice</text:span><text:span text:style-name="T79_8">.</text:span><text:span text:style-name="T79_9"><text:s/></text:span><text:span text:style-name="T79_10">Whenever</text:span><text:span text:style-name="T79_11"><text:s/></text:span><text:span text:style-name="T79_12">any</text:span><text:span text:style-name="T79_13"><text:s/></text:span><text:span text:style-name="T79_14">notice</text:span><text:span text:style-name="T79_15"><text:s/></text:span><text:span text:style-name="T79_16">of</text:span><text:span text:style-name="T79_17"><text:s/></text:span><text:span text:style-name="T79_18">a</text:span><text:span text:style-name="T79_19"><text:s/></text:span><text:span text:style-name="T79_20">meeting</text:span><text:span text:style-name="T79_21"><text:s/></text:span><text:span text:style-name="T79_22">is</text:span><text:span text:style-name="T79_23"><text:s/></text:span><text:span text:style-name="T79_24">required</text:span><text:span text:style-name="T79_25"><text:s/></text:span><text:span text:style-name="T79_26">to</text:span><text:span text:style-name="T79_27"><text:s/></text:span><text:span text:style-name="T79_28">be</text:span><text:span text:style-name="T79_29"><text:s/></text:span><text:span text:style-name="T79_30">given</text:span><text:span text:style-name="T79_31"><text:s/></text:span><text:span text:style-name="T79_32">to</text:span><text:span text:style-name="T79_33"><text:s/></text:span><text:span text:style-name="T79_34">any</text:span><text:span text:style-name="T79_35"><text:s/></text:span><text:span text:style-name="T79_36">director</text:span><text:span text:style-name="T79_37"><text:s/></text:span><text:span text:style-name="T79_38">of</text:span><text:span text:style-name="T79_39"><text:s/></text:span><text:span text:style-name="T79_40">this</text:span><text:span text:style-name="T79_41"><text:s/></text:span><text:span text:style-name="T79_42">corporation</text:span><text:span text:style-name="T79_43"><text:s/></text:span><text:span text:style-name="T79_44">under</text:span><text:span text:style-name="T79_45"><text:s/></text:span><text:span text:style-name="T79_46">provisions</text:span><text:span text:style-name="T79_47"><text:s/></text:span><text:span text:style-name="T79_48">of</text:span><text:span text:style-name="T79_49"><text:s/></text:span><text:span text:style-name="T79_50">the</text:span><text:span text:style-name="T79_51"><text:s/></text:span><text:span text:style-name="T79_52">articles</text:span><text:span text:style-name="T79_53"><text:s/></text:span><text:span text:style-name="T79_54">of</text:span><text:span text:style-name="T79_55"><text:s/></text:span><text:span text:style-name="T79_56">incorporation</text:span><text:span text:style-name="T79_57">,<text:s/></text:span><text:span text:style-name="T79_58">these</text:span><text:span text:style-name="T79_59"><text:s/></text:span><text:span text:style-name="T79_60">bylaws</text:span><text:span text:style-name="T79_61">,<text:s/></text:span><text:span text:style-name="T79_62">or</text:span><text:span text:style-name="T79_63"><text:s/></text:span><text:span text:style-name="T79_64">the</text:span><text:span text:style-name="T79_65"><text:s/></text:span><text:span text:style-name="T79_66">law</text:span><text:span text:style-name="T79_67"><text:s/></text:span><text:span text:style-name="T79_68">of</text:span><text:span text:style-name="T79_69"><text:s/></text:span><text:span text:style-name="T79_70">this</text:span><text:span text:style-name="T79_71"><text:s/></text:span><text:span text:style-name="T79_72">state</text:span><text:span text:style-name="T79_73">,<text:s/></text:span><text:span text:style-name="T79_74">a</text:span><text:span text:style-name="T79_75"><text:s/></text:span><text:span text:style-name="T79_76">waiver</text:span><text:span text:style-name="T79_77"><text:s/></text:span><text:span text:style-name="T79_78">of</text:span><text:span text:style-name="T79_79"><text:s/></text:span><text:span text:style-name="T79_80">notice</text:span><text:span text:style-name="T79_81"><text:s/></text:span><text:span text:style-name="T79_82">in</text:span><text:span text:style-name="T79_83"><text:s/></text:span><text:span text:style-name="T79_84">writing</text:span><text:span text:style-name="T79_85"><text:s/></text:span><text:span text:style-name="T79_86">signed</text:span><text:span text:style-name="T79_87"><text:s/></text:span><text:span text:style-name="T79_88">by</text:span><text:span text:style-name="T79_89"><text:s/></text:span><text:span text:style-name="T79_90">the</text:span><text:span text:style-name="T79_91"><text:s/></text:span><text:span text:style-name="T79_92">director</text:span><text:span text:style-name="T79_93">,<text:s/></text:span><text:span text:style-name="T79_94">whether</text:span><text:span text:style-name="T79_95"><text:s/></text:span><text:span text:style-name="T79_96">before</text:span><text:span text:style-name="T79_97"><text:s/></text:span><text:span text:style-name="T79_98">or</text:span><text:span text:style-name="T79_99"><text:s/></text:span><text:span text:style-name="T79_100">after</text:span><text:span text:style-name="T79_101"><text:s/></text:span><text:span text:style-name="T79_102">the</text:span><text:span text:style-name="T79_103"><text:s/></text:span><text:span text:style-name="T79_104">time</text:span><text:span text:style-name="T79_105"><text:s/></text:span><text:span text:style-name="T79_106">of</text:span><text:span text:style-name="T79_107"><text:s/></text:span><text:span text:style-name="T79_108">the</text:span><text:span text:style-name="T79_109"><text:s/></text:span><text:span text:style-name="T79_110">meeting</text:span><text:span text:style-name="T79_111">,<text:s/></text:span><text:span text:style-name="T79_112">shall</text:span><text:span text:style-name="T79_113"><text:s/></text:span><text:span text:style-name="T79_114">be</text:span><text:span text:style-name="T79_115"><text:s/></text:span><text:span text:style-name="T79_116">equivalent</text:span><text:span text:style-name="T79_117"><text:s/></text:span><text:span text:style-name="T79_118">to</text:span><text:span text:style-name="T79_119"><text:s/></text:span><text:span text:style-name="T79_120">the</text:span><text:span text:style-name="T79_121"><text:s/></text:span><text:span text:style-name="T79_122">giving</text:span><text:span text:style-name="T79_123"><text:s/></text:span><text:span text:style-name="T79_124">of</text:span><text:span text:style-name="T79_125"><text:s/></text:span><text:span text:style-name="T79_126">such</text:span><text:span text:style-name="T79_127"><text:s/></text:span><text:span text:style-name="T79_128">notice</text:span><text:span text:style-name="T79_129">.</text:span></text:p>
      <text:p text:style-name="P80"/>
      <text:p text:style-name="P81"><text:span text:style-name="T81_1">Section</text:span><text:span text:style-name="T81_2"><text:s/>11.<text:s/></text:span><text:span text:style-name="T81_3">Quorum</text:span><text:span text:style-name="T81_4"><text:s/></text:span><text:span text:style-name="T81_5">for</text:span><text:span text:style-name="T81_6"><text:s/></text:span><text:span text:style-name="T81_7">Meetings</text:span></text:p>
      <text:p text:style-name="P82"><text:span text:style-name="T82_1">A</text:span><text:span text:style-name="T82_2"><text:s/></text:span><text:span text:style-name="T82_3">quorum</text:span><text:span text:style-name="T82_4"><text:s/></text:span><text:span text:style-name="T82_5">shall</text:span><text:span text:style-name="T82_6"><text:s/></text:span><text:span text:style-name="T82_7">consist</text:span><text:span text:style-name="T82_8"><text:s/></text:span><text:span text:style-name="T82_9">of</text:span><text:span text:style-name="T82_10"><text:s/></text:span><text:span text:style-name="T82_11">a</text:span><text:span text:style-name="T82_12"><text:s/></text:span><text:span text:style-name="T82_13">majority</text:span><text:span text:style-name="T82_14"><text:s/></text:span><text:span text:style-name="T82_15">of</text:span><text:span text:style-name="T82_16"><text:s/></text:span><text:span text:style-name="T82_17">the</text:span><text:span text:style-name="T82_18"><text:s/></text:span><text:span text:style-name="T82_19">members</text:span><text:span text:style-name="T82_20"><text:s/></text:span><text:span text:style-name="T82_21">of</text:span><text:span text:style-name="T82_22"><text:s/></text:span><text:span text:style-name="T82_23">the</text:span><text:span text:style-name="T82_24"><text:s/></text:span><text:span text:style-name="T82_25">board</text:span><text:span text:style-name="T82_26"><text:s/></text:span><text:span text:style-name="T82_27">of</text:span><text:span text:style-name="T82_28"><text:s/></text:span><text:span text:style-name="T82_29">directors</text:span><text:span text:style-name="T82_30">.<text:s/></text:span></text:p>
      <text:p text:style-name="P83"><text:span text:style-name="T83_1">Except</text:span><text:span text:style-name="T83_2"><text:s/></text:span><text:span text:style-name="T83_3">as</text:span><text:span text:style-name="T83_4"><text:s/></text:span><text:span text:style-name="T83_5">otherwise</text:span><text:span text:style-name="T83_6"><text:s/></text:span><text:span text:style-name="T83_7">provided</text:span><text:span text:style-name="T83_8"><text:s/></text:span><text:span text:style-name="T83_9">under</text:span><text:span text:style-name="T83_10"><text:s/></text:span><text:span text:style-name="T83_11">the</text:span><text:span text:style-name="T83_12"><text:s/></text:span><text:span text:style-name="T83_13">articles</text:span><text:span text:style-name="T83_14"><text:s/></text:span><text:span text:style-name="T83_15">of</text:span><text:span text:style-name="T83_16"><text:s/></text:span><text:span text:style-name="T83_17">incorporation</text:span><text:span text:style-name="T83_18">,<text:s/></text:span><text:span text:style-name="T83_19">these</text:span><text:span text:style-name="T83_20"><text:s/></text:span><text:span text:style-name="T83_21">bylaws</text:span><text:span text:style-name="T83_22">,<text:s/></text:span><text:span text:style-name="T83_23">or</text:span><text:span text:style-name="T83_24"><text:s/></text:span><text:span text:style-name="T83_25">provisions</text:span><text:span text:style-name="T83_26"><text:s/></text:span><text:span text:style-name="T83_27">of</text:span><text:span text:style-name="T83_28"><text:s/></text:span><text:span text:style-name="T83_29">law</text:span><text:span text:style-name="T83_30">,<text:s/></text:span><text:span text:style-name="T83_31">no</text:span><text:span text:style-name="T83_32"><text:s/></text:span><text:span text:style-name="T83_33">business</text:span><text:span text:style-name="T83_34"><text:s/></text:span><text:span text:style-name="T83_35">shall</text:span><text:span text:style-name="T83_36"><text:s/></text:span><text:span text:style-name="T83_37">be</text:span><text:span text:style-name="T83_38"><text:s/></text:span><text:span text:style-name="T83_39">considered</text:span><text:span text:style-name="T83_40"><text:s/></text:span><text:span text:style-name="T83_41">by</text:span><text:span text:style-name="T83_42"><text:s/></text:span><text:span text:style-name="T83_43">the</text:span><text:span text:style-name="T83_44"><text:s/></text:span><text:span text:style-name="T83_45">board</text:span><text:span text:style-name="T83_46"><text:s/></text:span><text:span text:style-name="T83_47">at</text:span><text:span text:style-name="T83_48"><text:s/></text:span><text:span text:style-name="T83_49">any</text:span><text:span text:style-name="T83_50"><text:s/></text:span><text:span text:style-name="T83_51">meeting</text:span><text:span text:style-name="T83_52"><text:s/></text:span><text:span text:style-name="T83_53">at</text:span><text:span text:style-name="T83_54"><text:s/></text:span><text:span text:style-name="T83_55">which</text:span><text:span text:style-name="T83_56"><text:s/></text:span><text:span text:style-name="T83_57">the</text:span><text:span text:style-name="T83_58"><text:s/></text:span><text:span text:style-name="T83_59">required</text:span><text:span text:style-name="T83_60"><text:s/></text:span><text:span text:style-name="T83_61">quorum</text:span><text:span text:style-name="T83_62"><text:s/></text:span><text:span text:style-name="T83_63">is</text:span><text:span text:style-name="T83_64"><text:s/></text:span><text:span text:style-name="T83_65">not</text:span><text:span text:style-name="T83_66"><text:s/></text:span><text:span text:style-name="T83_67">present</text:span><text:span text:style-name="T83_68">,<text:s/></text:span><text:span text:style-name="T83_69">and</text:span><text:span text:style-name="T83_70"><text:s/></text:span><text:span text:style-name="T83_71">the</text:span><text:span text:style-name="T83_72"><text:s/></text:span><text:span text:style-name="T83_73">only</text:span><text:span text:style-name="T83_74"><text:s/></text:span><text:span text:style-name="T83_75">motion</text:span><text:span text:style-name="T83_76"><text:s/></text:span><text:span text:style-name="T83_77">which</text:span><text:span text:style-name="T83_78"><text:s/></text:span><text:span text:style-name="T83_79">the</text:span><text:span text:style-name="T83_80"><text:s/></text:span><text:span text:style-name="T83_81">chair</text:span><text:span text:style-name="T83_82"><text:s/></text:span><text:span text:style-name="T83_83">shall</text:span><text:span text:style-name="T83_84"><text:s/></text:span><text:span text:style-name="T83_85">entertain</text:span><text:span text:style-name="T83_86"><text:s/></text:span><text:span text:style-name="T83_87">at</text:span><text:span text:style-name="T83_88"><text:s/></text:span><text:span text:style-name="T83_89">such</text:span><text:span text:style-name="T83_90"><text:s/></text:span><text:span text:style-name="T83_91">meeting</text:span><text:span text:style-name="T83_92"><text:s/></text:span><text:span text:style-name="T83_93">is</text:span><text:span text:style-name="T83_94"><text:s/></text:span><text:span text:style-name="T83_95">a</text:span><text:span text:style-name="T83_96"><text:s/></text:span><text:span text:style-name="T83_97">motion</text:span><text:span text:style-name="T83_98"><text:s/></text:span><text:span text:style-name="T83_99">to</text:span><text:span text:style-name="T83_100"><text:s/></text:span><text:span text:style-name="T83_101">adjourn</text:span><text:span text:style-name="T83_102">.</text:span></text:p>
      <text:p text:style-name="P84"/>
      <text:p text:style-name="P85"><text:span text:style-name="T85_1">Section</text:span><text:span text:style-name="T85_2"><text:s/>12.<text:s/></text:span><text:span text:style-name="T85_3">Majority</text:span><text:span text:style-name="T85_4"><text:s/></text:span><text:span text:style-name="T85_5">Action</text:span><text:span text:style-name="T85_6"><text:s/></text:span><text:span text:style-name="T85_7">as</text:span><text:span text:style-name="T85_8"><text:s/></text:span><text:span text:style-name="T85_9">Board</text:span><text:span text:style-name="T85_10"><text:s/></text:span><text:span text:style-name="T85_11">Action</text:span><text:span text:style-name="T85_12"><text:s/></text:span></text:p>
      <text:p text:style-name="P86"><text:span text:style-name="T86_1">Every</text:span><text:span text:style-name="T86_2"><text:s/></text:span><text:span text:style-name="T86_3">act</text:span><text:span text:style-name="T86_4"><text:s/></text:span><text:span text:style-name="T86_5">or</text:span><text:span text:style-name="T86_6"><text:s/></text:span><text:span text:style-name="T86_7">decision</text:span><text:span text:style-name="T86_8"><text:s/></text:span><text:span text:style-name="T86_9">done</text:span><text:span text:style-name="T86_10"><text:s/></text:span><text:span text:style-name="T86_11">or</text:span><text:span text:style-name="T86_12"><text:s/></text:span><text:span text:style-name="T86_13">made</text:span><text:span text:style-name="T86_14"><text:s/></text:span><text:span text:style-name="T86_15">by</text:span><text:span text:style-name="T86_16"><text:s/></text:span><text:span text:style-name="T86_17">a</text:span><text:span text:style-name="T86_18"><text:s/></text:span><text:span text:style-name="T86_19">majority</text:span><text:span text:style-name="T86_20"><text:s/></text:span><text:span text:style-name="T86_21">of</text:span><text:span text:style-name="T86_22"><text:s/></text:span><text:span text:style-name="T86_23">the</text:span><text:span text:style-name="T86_24"><text:s/></text:span><text:span text:style-name="T86_25">directors</text:span><text:span text:style-name="T86_26"><text:s/></text:span><text:span text:style-name="T86_27">present</text:span><text:span text:style-name="T86_28"><text:s/></text:span><text:span text:style-name="T86_29">at</text:span><text:span text:style-name="T86_30"><text:s/></text:span><text:span text:style-name="T86_31">a</text:span><text:span text:style-name="T86_32"><text:s/></text:span><text:span text:style-name="T86_33">meeting</text:span><text:span text:style-name="T86_34"><text:s/></text:span><text:span text:style-name="T86_35">duly</text:span><text:span text:style-name="T86_36"><text:s/></text:span><text:span text:style-name="T86_37">held</text:span><text:span text:style-name="T86_38"><text:s/></text:span><text:span text:style-name="T86_39">at</text:span><text:span text:style-name="T86_40"><text:s/></text:span><text:span text:style-name="T86_41">which</text:span><text:span text:style-name="T86_42"><text:s/></text:span><text:span text:style-name="T86_43">a</text:span><text:span text:style-name="T86_44"><text:s/></text:span><text:span text:style-name="T86_45">quorum</text:span><text:span text:style-name="T86_46"><text:s/></text:span><text:span text:style-name="T86_47">is</text:span><text:span text:style-name="T86_48"><text:s/></text:span><text:span text:style-name="T86_49">present</text:span><text:span text:style-name="T86_50"><text:s/></text:span><text:span text:style-name="T86_51">is</text:span><text:span text:style-name="T86_52"><text:s/></text:span><text:span text:style-name="T86_53">the</text:span><text:span text:style-name="T86_54"><text:s/></text:span><text:span text:style-name="T86_55">act</text:span><text:span text:style-name="T86_56"><text:s/></text:span><text:span text:style-name="T86_57">of</text:span><text:span text:style-name="T86_58"><text:s/></text:span><text:span text:style-name="T86_59">the</text:span><text:span text:style-name="T86_60"><text:s/></text:span><text:span text:style-name="T86_61">board</text:span><text:span text:style-name="T86_62"><text:s/></text:span><text:span text:style-name="T86_63">of</text:span><text:span text:style-name="T86_64"><text:s/></text:span><text:span text:style-name="T86_65">directors</text:span><text:span text:style-name="T86_66">,<text:s/></text:span><text:span text:style-name="T86_67">unless</text:span><text:span text:style-name="T86_68"><text:s/></text:span><text:span text:style-name="T86_69">the</text:span><text:span text:style-name="T86_70"><text:s/></text:span><text:span text:style-name="T86_71">articles</text:span><text:span text:style-name="T86_72"><text:s/></text:span><text:span text:style-name="T86_73">of</text:span><text:span text:style-name="T86_74"><text:s/></text:span><text:span text:style-name="T86_75">incorporation</text:span><text:span text:style-name="T86_76">,<text:s/></text:span><text:span text:style-name="T86_77">these</text:span><text:span text:style-name="T86_78"><text:s/></text:span><text:span text:style-name="T86_79">bylaws</text:span><text:span text:style-name="T86_80">,<text:s/></text:span><text:span text:style-name="T86_81">or</text:span><text:span text:style-name="T86_82"><text:s/></text:span><text:span text:style-name="T86_83">provisions</text:span><text:span text:style-name="T86_84"><text:s/></text:span><text:span text:style-name="T86_85">of</text:span><text:span text:style-name="T86_86"><text:s/></text:span><text:span text:style-name="T86_87">law</text:span><text:span text:style-name="T86_88"><text:s/></text:span><text:span text:style-name="T86_89">require</text:span><text:span text:style-name="T86_90"><text:s/></text:span><text:span text:style-name="T86_91">a</text:span><text:span text:style-name="T86_92"><text:s/></text:span><text:span text:style-name="T86_93">greater</text:span><text:span text:style-name="T86_94"><text:s/></text:span><text:span text:style-name="T86_95">percentage</text:span><text:span text:style-name="T86_96"><text:s/></text:span><text:span text:style-name="T86_97">or</text:span><text:span text:style-name="T86_98"><text:s/></text:span><text:span text:style-name="T86_99">different</text:span><text:span text:style-name="T86_100"><text:s/></text:span><text:span text:style-name="T86_101">voting</text:span><text:span text:style-name="T86_102"><text:s/></text:span><text:span text:style-name="T86_103">rules</text:span><text:span text:style-name="T86_104"><text:s/></text:span><text:span text:style-name="T86_105">for</text:span><text:span text:style-name="T86_106"><text:s/></text:span><text:span text:style-name="T86_107">approval</text:span><text:span text:style-name="T86_108"><text:s/></text:span><text:span text:style-name="T86_109">of</text:span><text:span text:style-name="T86_110"><text:s/></text:span><text:span text:style-name="T86_111">a</text:span><text:span text:style-name="T86_112"><text:s/></text:span><text:span text:style-name="T86_113">matter</text:span><text:span text:style-name="T86_114"><text:s/></text:span><text:span text:style-name="T86_115">by</text:span><text:span text:style-name="T86_116"><text:s/></text:span><text:span text:style-name="T86_117">the</text:span><text:span text:style-name="T86_118"><text:s/></text:span><text:span text:style-name="T86_119">board</text:span><text:span text:style-name="T86_120">.</text:span></text:p>
      <text:p text:style-name="P87"/>
      <text:p text:style-name="P88"><text:span text:style-name="T88_1">Section</text:span><text:span text:style-name="T88_2"><text:s/>13.<text:s/></text:span><text:span text:style-name="T88_3">Conduct</text:span><text:span text:style-name="T88_4"><text:s/></text:span><text:span text:style-name="T88_5">of</text:span><text:span text:style-name="T88_6"><text:s/></text:span><text:span text:style-name="T88_7">Meetings</text:span></text:p>
      <text:p text:style-name="P89"><text:span text:style-name="T89_1">Meetings</text:span><text:span text:style-name="T89_2"><text:s/></text:span><text:span text:style-name="T89_3">of</text:span><text:span text:style-name="T89_4"><text:s/></text:span><text:span text:style-name="T89_5">the</text:span><text:span text:style-name="T89_6"><text:s/></text:span><text:span text:style-name="T89_7">board</text:span><text:span text:style-name="T89_8"><text:s/></text:span><text:span text:style-name="T89_9">of</text:span><text:span text:style-name="T89_10"><text:s/></text:span><text:span text:style-name="T89_11">directors</text:span><text:span text:style-name="T89_12"><text:s/></text:span><text:span text:style-name="T89_13">shall</text:span><text:span text:style-name="T89_14"><text:s/></text:span><text:span text:style-name="T89_15">be</text:span><text:span text:style-name="T89_16"><text:s/></text:span><text:span text:style-name="T89_17">presided</text:span><text:span text:style-name="T89_18"><text:s/></text:span><text:span text:style-name="T89_19">over</text:span><text:span text:style-name="T89_20"><text:s/></text:span><text:span text:style-name="T89_21">by</text:span><text:span text:style-name="T89_22"><text:s/></text:span><text:span text:style-name="T89_23">the</text:span><text:span text:style-name="T89_24"><text:s/></text:span><text:span text:style-name="T89_25">chairperson</text:span><text:span text:style-name="T89_26"><text:s/></text:span><text:span text:style-name="T89_27">of</text:span><text:span text:style-name="T89_28"><text:s/></text:span><text:span text:style-name="T89_29">the</text:span><text:span text:style-name="T89_30"><text:s/></text:span><text:span text:style-name="T89_31">board</text:span><text:span text:style-name="T89_32">,<text:s/></text:span><text:span text:style-name="T89_33">or</text:span><text:span text:style-name="T89_34">,<text:s/></text:span><text:span text:style-name="T89_35">if</text:span><text:span text:style-name="T89_36"><text:s/></text:span><text:span text:style-name="T89_37">no</text:span><text:span text:style-name="T89_38"><text:s/></text:span><text:span text:style-name="T89_39">such</text:span><text:span text:style-name="T89_40"><text:s/></text:span><text:span text:style-name="T89_41">person</text:span><text:span text:style-name="T89_42"><text:s/></text:span><text:span text:style-name="T89_43">has</text:span><text:span text:style-name="T89_44"><text:s/></text:span><text:span text:style-name="T89_45">been</text:span><text:span text:style-name="T89_46"><text:s/></text:span><text:span text:style-name="T89_47">so</text:span><text:span text:style-name="T89_48"><text:s/></text:span><text:span text:style-name="T89_49">designated</text:span><text:span text:style-name="T89_50">,<text:s/></text:span><text:span text:style-name="T89_51">or</text:span><text:span text:style-name="T89_52"><text:s/></text:span><text:span text:style-name="T89_53">in</text:span><text:span text:style-name="T89_54"><text:s/></text:span><text:span text:style-name="T89_55">his</text:span><text:span text:style-name="T89_56"><text:s/></text:span><text:span text:style-name="T89_57">or</text:span><text:span text:style-name="T89_58"><text:s/></text:span><text:span text:style-name="T89_59">her</text:span><text:span text:style-name="T89_60"><text:s/></text:span><text:span text:style-name="T89_61">absence</text:span><text:span text:style-name="T89_62">,<text:s/></text:span><text:span text:style-name="T89_63">the</text:span><text:span text:style-name="T89_64"><text:s/></text:span><text:span text:style-name="T89_65">president</text:span><text:span text:style-name="T89_66"><text:s/></text:span><text:span text:style-name="T89_67">of</text:span><text:span text:style-name="T89_68"><text:s/></text:span><text:span text:style-name="T89_69">the</text:span><text:span text:style-name="T89_70"><text:s/></text:span><text:span text:style-name="T89_71">corporation</text:span><text:span text:style-name="T89_72">,<text:s/></text:span><text:span text:style-name="T89_73">or</text:span><text:span text:style-name="T89_74"><text:s/></text:span><text:span text:style-name="T89_75">in</text:span><text:span text:style-name="T89_76"><text:s/></text:span><text:span text:style-name="T89_77">his</text:span><text:span text:style-name="T89_78"><text:s/></text:span><text:span text:style-name="T89_79">or</text:span><text:span text:style-name="T89_80"><text:s/></text:span><text:span text:style-name="T89_81">her</text:span><text:span text:style-name="T89_82"><text:s/></text:span><text:span text:style-name="T89_83">absence</text:span><text:span text:style-name="T89_84">,<text:s/></text:span><text:span text:style-name="T89_85">by</text:span><text:span text:style-name="T89_86"><text:s/></text:span><text:span text:style-name="T89_87">the</text:span><text:span text:style-name="T89_88"><text:s/></text:span><text:span text:style-name="T89_89">vice</text:span><text:span text:style-name="T89_90"><text:s/></text:span><text:span text:style-name="T89_91">president</text:span><text:span text:style-name="T89_92"><text:s/></text:span><text:span text:style-name="T89_93">of</text:span><text:span text:style-name="T89_94"><text:s/></text:span><text:span text:style-name="T89_95">the</text:span><text:span text:style-name="T89_96"><text:s/></text:span><text:span text:style-name="T89_97">corporation</text:span><text:span text:style-name="T89_98">,<text:s/></text:span><text:span text:style-name="T89_99">or</text:span><text:span text:style-name="T89_100"><text:s/></text:span><text:span text:style-name="T89_101">in</text:span><text:span text:style-name="T89_102"><text:s/></text:span><text:span text:style-name="T89_103">the</text:span><text:span text:style-name="T89_104"><text:s/></text:span><text:span text:style-name="T89_105">absence</text:span><text:span text:style-name="T89_106"><text:s/></text:span><text:span text:style-name="T89_107">of</text:span><text:span text:style-name="T89_108"><text:s/></text:span><text:span text:style-name="T89_109">each</text:span><text:span text:style-name="T89_110"><text:s/></text:span><text:span text:style-name="T89_111">of</text:span><text:span text:style-name="T89_112"><text:s/></text:span><text:span text:style-name="T89_113">these</text:span><text:span text:style-name="T89_114"><text:s/></text:span><text:span text:style-name="T89_115">persons</text:span><text:span text:style-name="T89_116">,<text:s/></text:span><text:span text:style-name="T89_117">by</text:span><text:span text:style-name="T89_118"><text:s/></text:span><text:span text:style-name="T89_119">a</text:span><text:span text:style-name="T89_120"><text:s/></text:span><text:span text:style-name="T89_121">chairperson</text:span><text:span text:style-name="T89_122"><text:s/></text:span><text:span text:style-name="T89_123">chosen</text:span><text:span text:style-name="T89_124"><text:s/></text:span><text:span text:style-name="T89_125">by</text:span><text:span text:style-name="T89_126"><text:s/></text:span><text:span text:style-name="T89_127">a</text:span><text:span text:style-name="T89_128"><text:s/></text:span><text:span text:style-name="T89_129">majority</text:span><text:span text:style-name="T89_130"><text:s/></text:span><text:span text:style-name="T89_131">of</text:span><text:span text:style-name="T89_132"><text:s/></text:span><text:span text:style-name="T89_133">the</text:span><text:span text:style-name="T89_134"><text:s/></text:span><text:span text:style-name="T89_135">directors</text:span><text:span text:style-name="T89_136"><text:s/></text:span><text:span text:style-name="T89_137">present</text:span><text:span text:style-name="T89_138"><text:s/></text:span><text:span text:style-name="T89_139">at</text:span><text:span text:style-name="T89_140"><text:s/></text:span><text:span text:style-name="T89_141">the</text:span><text:span text:style-name="T89_142"><text:s/></text:span><text:span text:style-name="T89_143">meeting</text:span><text:span text:style-name="T89_144">.<text:s/></text:span><text:span text:style-name="T89_145">The</text:span><text:span text:style-name="T89_146"><text:s/></text:span><text:span text:style-name="T89_147">secretary</text:span><text:span text:style-name="T89_148"><text:s/></text:span><text:span text:style-name="T89_149">of</text:span><text:span text:style-name="T89_150"><text:s/></text:span><text:span text:style-name="T89_151">the</text:span><text:span text:style-name="T89_152"><text:s/></text:span><text:span text:style-name="T89_153">corporation</text:span><text:span text:style-name="T89_154"><text:s/></text:span><text:span text:style-name="T89_155">shall</text:span><text:span text:style-name="T89_156"><text:s/></text:span><text:span text:style-name="T89_157">act</text:span><text:span text:style-name="T89_158"><text:s/></text:span><text:span text:style-name="T89_159">as</text:span><text:span text:style-name="T89_160"><text:s/></text:span><text:span text:style-name="T89_161">secretary</text:span><text:span text:style-name="T89_162"><text:s/></text:span><text:span text:style-name="T89_163">of</text:span><text:span text:style-name="T89_164"><text:s/></text:span><text:span text:style-name="T89_165">all</text:span><text:span text:style-name="T89_166"><text:s/></text:span><text:span text:style-name="T89_167">meetings</text:span><text:span text:style-name="T89_168"><text:s/></text:span><text:span text:style-name="T89_169">of</text:span><text:span text:style-name="T89_170"><text:s/></text:span><text:span text:style-name="T89_171">the</text:span><text:span text:style-name="T89_172"><text:s/></text:span><text:span text:style-name="T89_173">board</text:span><text:span text:style-name="T89_174">,<text:s/></text:span><text:span text:style-name="T89_175">provided</text:span><text:span text:style-name="T89_176"><text:s/></text:span><text:span text:style-name="T89_177">that</text:span><text:span text:style-name="T89_178">,<text:s/></text:span><text:span text:style-name="T89_179">in</text:span><text:span text:style-name="T89_180"><text:s/></text:span><text:span text:style-name="T89_181">his</text:span><text:span text:style-name="T89_182"><text:s/></text:span><text:span text:style-name="T89_183">or</text:span><text:span text:style-name="T89_184"><text:s/></text:span><text:span text:style-name="T89_185">her</text:span><text:span text:style-name="T89_186"><text:s/></text:span><text:span text:style-name="T89_187">absence</text:span><text:span text:style-name="T89_188">,<text:s/></text:span><text:span text:style-name="T89_189">the</text:span><text:span text:style-name="T89_190"><text:s/></text:span><text:span text:style-name="T89_191">presiding</text:span><text:span text:style-name="T89_192"><text:s/></text:span><text:span text:style-name="T89_193">officer</text:span><text:span text:style-name="T89_194"><text:s/></text:span><text:span text:style-name="T89_195">shall</text:span><text:span text:style-name="T89_196"><text:s/></text:span><text:span text:style-name="T89_197">appoint</text:span><text:span text:style-name="T89_198"><text:s/></text:span><text:span text:style-name="T89_199">another</text:span><text:span text:style-name="T89_200"><text:s/></text:span><text:span text:style-name="T89_201">person</text:span><text:span text:style-name="T89_202"><text:s/></text:span><text:span text:style-name="T89_203">to</text:span><text:span text:style-name="T89_204"><text:s/></text:span><text:span text:style-name="T89_205">act</text:span><text:span text:style-name="T89_206"><text:s/></text:span><text:span text:style-name="T89_207">as</text:span><text:span text:style-name="T89_208"><text:s/></text:span><text:span text:style-name="T89_209">secretary</text:span><text:span text:style-name="T89_210"><text:s/></text:span><text:span text:style-name="T89_211">of</text:span><text:span text:style-name="T89_212"><text:s/></text:span><text:span text:style-name="T89_213">the</text:span><text:span text:style-name="T89_214"><text:s/></text:span><text:span text:style-name="T89_215">meeting</text:span><text:span text:style-name="T89_216">.</text:span></text:p>
      <text:p text:style-name="P90"><text:span text:style-name="T90_1">Meetings</text:span><text:span text:style-name="T90_2"><text:s/></text:span><text:span text:style-name="T90_3">shall</text:span><text:span text:style-name="T90_4"><text:s/></text:span><text:span text:style-name="T90_5">be</text:span><text:span text:style-name="T90_6"><text:s/></text:span><text:span text:style-name="T90_7">governed</text:span><text:span text:style-name="T90_8"><text:s/></text:span><text:span text:style-name="T90_9">by</text:span><text:span text:style-name="T90_10"><text:s/></text:span><text:span text:style-name="T90_11">such</text:span><text:span text:style-name="T90_12"><text:s/></text:span><text:span text:style-name="T90_13">procedures</text:span><text:span text:style-name="T90_14"><text:s/></text:span><text:span text:style-name="T90_15">as</text:span><text:span text:style-name="T90_16"><text:s/></text:span><text:span text:style-name="T90_17">may</text:span><text:span text:style-name="T90_18"><text:s/></text:span><text:span text:style-name="T90_19">be</text:span><text:span text:style-name="T90_20"><text:s/></text:span><text:span text:style-name="T90_21">approved</text:span><text:span text:style-name="T90_22"><text:s/></text:span><text:span text:style-name="T90_23">from</text:span><text:span text:style-name="T90_24"><text:s/></text:span><text:span text:style-name="T90_25">time</text:span><text:span text:style-name="T90_26"><text:s/></text:span><text:span text:style-name="T90_27">to</text:span><text:span text:style-name="T90_28"><text:s/></text:span><text:span text:style-name="T90_29">time</text:span><text:span text:style-name="T90_30"><text:s/></text:span><text:span text:style-name="T90_31">by</text:span><text:span text:style-name="T90_32"><text:s/></text:span><text:span text:style-name="T90_33">the</text:span><text:span text:style-name="T90_34"><text:s/></text:span><text:span text:style-name="T90_35">board</text:span><text:span text:style-name="T90_36"><text:s/></text:span><text:span text:style-name="T90_37">of</text:span><text:span text:style-name="T90_38"><text:s/></text:span><text:span text:style-name="T90_39">directors</text:span><text:span text:style-name="T90_40">,</text:span><text:span text:style-name="T90_41"><text:s/></text:span><text:span text:style-name="T90_42">insofar</text:span><text:span text:style-name="T90_43"><text:s/></text:span><text:span text:style-name="T90_44">as</text:span><text:span text:style-name="T90_45"><text:s/></text:span><text:span text:style-name="T90_46">such</text:span><text:span text:style-name="T90_47"><text:s/></text:span><text:span text:style-name="T90_48">rules</text:span><text:span text:style-name="T90_49"><text:s/></text:span><text:span text:style-name="T90_50">are</text:span><text:span text:style-name="T90_51"><text:s/></text:span><text:span text:style-name="T90_52">not</text:span><text:span text:style-name="T90_53"><text:s/></text:span><text:span text:style-name="T90_54">inconsistent</text:span><text:span text:style-name="T90_55"><text:s/></text:span><text:span text:style-name="T90_56">with</text:span><text:span text:style-name="T90_57"><text:s/></text:span><text:span text:style-name="T90_58">or</text:span><text:span text:style-name="T90_59"><text:s/></text:span><text:span text:style-name="T90_60">in</text:span><text:span text:style-name="T90_61"><text:s/></text:span><text:span text:style-name="T90_62">conflict</text:span><text:span text:style-name="T90_63"><text:s/></text:span><text:span text:style-name="T90_64">with</text:span><text:span text:style-name="T90_65"><text:s/></text:span><text:span text:style-name="T90_66">the</text:span><text:span text:style-name="T90_67"><text:s/></text:span><text:span text:style-name="T90_68">articles</text:span><text:span text:style-name="T90_69"><text:s/></text:span><text:span text:style-name="T90_70">of</text:span><text:span text:style-name="T90_71"><text:s/></text:span><text:span text:style-name="T90_72">incorporation</text:span><text:span text:style-name="T90_73">,<text:s/></text:span><text:span text:style-name="T90_74">these</text:span><text:span text:style-name="T90_75"><text:s/></text:span><text:span text:style-name="T90_76">bylaws</text:span><text:span text:style-name="T90_77">,<text:s/></text:span><text:span text:style-name="T90_78">or</text:span><text:span text:style-name="T90_79"><text:s/></text:span><text:span text:style-name="T90_80">with</text:span><text:span text:style-name="T90_81"><text:s/></text:span><text:span text:style-name="T90_82">provisions</text:span><text:span text:style-name="T90_83"><text:s/></text:span><text:span text:style-name="T90_84">of</text:span><text:span text:style-name="T90_85"><text:s/></text:span><text:span text:style-name="T90_86">law</text:span><text:span text:style-name="T90_87">.</text:span></text:p>
      <text:p text:style-name="P91"/>
      <text:p text:style-name="P92"><text:span text:style-name="T92_1">Section</text:span><text:span text:style-name="T92_2"><text:s/>14.<text:s/></text:span><text:span text:style-name="T92_3">Vacancies</text:span></text:p>
      <text:p text:style-name="P93"><text:span text:style-name="T93_1">Vacancies</text:span><text:span text:style-name="T93_2"><text:s/></text:span><text:span text:style-name="T93_3">on</text:span><text:span text:style-name="T93_4"><text:s/></text:span><text:span text:style-name="T93_5">the</text:span><text:span text:style-name="T93_6"><text:s/></text:span><text:span text:style-name="T93_7">board</text:span><text:span text:style-name="T93_8"><text:s/></text:span><text:span text:style-name="T93_9">of</text:span><text:span text:style-name="T93_10"><text:s/></text:span><text:span text:style-name="T93_11">directors</text:span><text:span text:style-name="T93_12"><text:s/></text:span><text:span text:style-name="T93_13">shall</text:span><text:span text:style-name="T93_14"><text:s/></text:span><text:span text:style-name="T93_15">exist</text:span><text:span text:style-name="T93_16"><text:s/>(1)<text:s/></text:span><text:span text:style-name="T93_17">on</text:span><text:span text:style-name="T93_18"><text:s/></text:span><text:span text:style-name="T93_19">the</text:span><text:span text:style-name="T93_20"><text:s/></text:span><text:span text:style-name="T93_21">death</text:span><text:span text:style-name="T93_22">,<text:s/></text:span><text:span text:style-name="T93_23">resignation</text:span><text:span text:style-name="T93_24">,<text:s/></text:span><text:span text:style-name="T93_25">or</text:span><text:span text:style-name="T93_26"><text:s/></text:span><text:span text:style-name="T93_27">removal</text:span><text:span text:style-name="T93_28"><text:s/></text:span><text:span text:style-name="T93_29">of</text:span><text:span text:style-name="T93_30"><text:s/></text:span><text:span text:style-name="T93_31">any</text:span><text:span text:style-name="T93_32"><text:s/></text:span><text:span text:style-name="T93_33">director</text:span><text:span text:style-name="T93_34">,<text:s/></text:span><text:span text:style-name="T93_35">and</text:span><text:span text:style-name="T93_36"><text:s/>(2)<text:s/></text:span><text:span text:style-name="T93_37">whenever</text:span><text:span text:style-name="T93_38"><text:s/></text:span><text:span text:style-name="T93_39">the</text:span><text:span text:style-name="T93_40"><text:s/></text:span><text:span text:style-name="T93_41">number</text:span><text:span text:style-name="T93_42"><text:s/></text:span><text:span text:style-name="T93_43">of</text:span><text:span text:style-name="T93_44"><text:s/></text:span><text:span text:style-name="T93_45">authorized</text:span><text:span text:style-name="T93_46"><text:s/></text:span><text:span text:style-name="T93_47">directors</text:span><text:span text:style-name="T93_48"><text:s/></text:span><text:span text:style-name="T93_49">is</text:span><text:span text:style-name="T93_50"><text:s/></text:span><text:span text:style-name="T93_51">increased</text:span><text:span text:style-name="T93_52">.</text:span></text:p>
      <text:p text:style-name="P94"><text:span text:style-name="T94_1">Any</text:span><text:span text:style-name="T94_2"><text:s/></text:span><text:span text:style-name="T94_3">director</text:span><text:span text:style-name="T94_4"><text:s/></text:span><text:span text:style-name="T94_5">may</text:span><text:span text:style-name="T94_6"><text:s/></text:span><text:span text:style-name="T94_7">resign</text:span><text:span text:style-name="T94_8"><text:s/></text:span><text:span text:style-name="T94_9">effective</text:span><text:span text:style-name="T94_10"><text:s/></text:span><text:span text:style-name="T94_11">upon</text:span><text:span text:style-name="T94_12"><text:s/></text:span><text:span text:style-name="T94_13">giving</text:span><text:span text:style-name="T94_14"><text:s/></text:span><text:span text:style-name="T94_15">written</text:span><text:span text:style-name="T94_16"><text:s/></text:span><text:span text:style-name="T94_17">notice</text:span><text:span text:style-name="T94_18"><text:s/></text:span><text:span text:style-name="T94_19">to</text:span><text:span text:style-name="T94_20"><text:s/></text:span><text:span text:style-name="T94_21">the</text:span><text:span text:style-name="T94_22"><text:s/></text:span><text:span text:style-name="T94_23">chairperson</text:span><text:span text:style-name="T94_24"><text:s/></text:span><text:span text:style-name="T94_25">of</text:span><text:span text:style-name="T94_26"><text:s/></text:span><text:span text:style-name="T94_27">the</text:span><text:span text:style-name="T94_28"><text:s/></text:span><text:span text:style-name="T94_29">board</text:span><text:span text:style-name="T94_30">,<text:s/></text:span><text:span text:style-name="T94_31">the</text:span><text:span text:style-name="T94_32"><text:s/></text:span><text:span text:style-name="T94_33">president</text:span><text:span text:style-name="T94_34">,<text:s/></text:span><text:span text:style-name="T94_35">the</text:span><text:span text:style-name="T94_36"><text:s/></text:span><text:span text:style-name="T94_37">secretary</text:span><text:span text:style-name="T94_38">,<text:s/></text:span><text:span text:style-name="T94_39">or</text:span><text:span text:style-name="T94_40"><text:s/></text:span><text:span text:style-name="T94_41">the</text:span><text:span text:style-name="T94_42"><text:s/></text:span><text:span text:style-name="T94_43">board</text:span><text:span text:style-name="T94_44"><text:s/></text:span><text:span text:style-name="T94_45">of</text:span><text:span text:style-name="T94_46"><text:s/></text:span><text:span text:style-name="T94_47">directors</text:span><text:span text:style-name="T94_48">,<text:s/></text:span><text:span text:style-name="T94_49">unless</text:span><text:span text:style-name="T94_50"><text:s/></text:span><text:span text:style-name="T94_51">the</text:span><text:span text:style-name="T94_52"><text:s/></text:span><text:span text:style-name="T94_53">notice</text:span><text:span text:style-name="T94_54"><text:s/></text:span><text:span text:style-name="T94_55">specifies</text:span><text:span text:style-name="T94_56"><text:s/></text:span><text:span text:style-name="T94_57">a</text:span><text:span text:style-name="T94_58"><text:s/></text:span><text:span text:style-name="T94_59">later</text:span><text:span text:style-name="T94_60"><text:s/></text:span><text:span text:style-name="T94_61">time</text:span><text:span text:style-name="T94_62"><text:s/></text:span><text:span text:style-name="T94_63">for</text:span><text:span text:style-name="T94_64"><text:s/></text:span><text:span text:style-name="T94_65">the</text:span><text:span text:style-name="T94_66"><text:s/></text:span><text:span text:style-name="T94_67">effectiveness</text:span><text:span text:style-name="T94_68"><text:s/></text:span><text:span text:style-name="T94_69">of</text:span><text:span text:style-name="T94_70"><text:s/></text:span><text:span text:style-name="T94_71">such</text:span><text:span text:style-name="T94_72"><text:s/></text:span><text:span text:style-name="T94_73">resignation</text:span><text:span text:style-name="T94_74">.<text:s/></text:span><text:span text:style-name="T94_75">No</text:span><text:span text:style-name="T94_76"><text:s/></text:span><text:span text:style-name="T94_77">director</text:span><text:span text:style-name="T94_78"><text:s/></text:span><text:span text:style-name="T94_79">may</text:span><text:span text:style-name="T94_80"><text:s/></text:span><text:span text:style-name="T94_81">resign</text:span><text:span text:style-name="T94_82"><text:s/></text:span><text:span text:style-name="T94_83">if</text:span><text:span text:style-name="T94_84"><text:s/></text:span><text:span text:style-name="T94_85">the</text:span><text:span text:style-name="T94_86"><text:s/></text:span><text:span text:style-name="T94_87">corporation</text:span><text:span text:style-name="T94_88"><text:s/></text:span><text:span text:style-name="T94_89">would</text:span><text:span text:style-name="T94_90"><text:s/></text:span><text:span text:style-name="T94_91">then</text:span><text:span text:style-name="T94_92"><text:s/></text:span><text:span text:style-name="T94_93">be</text:span><text:span text:style-name="T94_94"><text:s/></text:span><text:span text:style-name="T94_95">left</text:span><text:span text:style-name="T94_96"><text:s/></text:span><text:span text:style-name="T94_97">without</text:span><text:span text:style-name="T94_98"><text:s/></text:span><text:span text:style-name="T94_99">a</text:span><text:span text:style-name="T94_100"><text:s/></text:span><text:span text:style-name="T94_101">duly</text:span><text:span text:style-name="T94_102"><text:s/></text:span><text:span text:style-name="T94_103">elected</text:span><text:span text:style-name="T94_104"><text:s/></text:span><text:span text:style-name="T94_105">director</text:span><text:span text:style-name="T94_106"><text:s/></text:span><text:span text:style-name="T94_107">or</text:span><text:span text:style-name="T94_108"><text:s/></text:span><text:span text:style-name="T94_109">directors</text:span><text:span text:style-name="T94_110"><text:s/></text:span><text:span text:style-name="T94_111">in</text:span><text:span text:style-name="T94_112"><text:s/></text:span><text:span text:style-name="T94_113">charge</text:span><text:span text:style-name="T94_114"><text:s/></text:span><text:span text:style-name="T94_115">of</text:span><text:span text:style-name="T94_116"><text:s/></text:span><text:span text:style-name="T94_117">its</text:span><text:span text:style-name="T94_118"><text:s/></text:span><text:span text:style-name="T94_119">affairs</text:span><text:span text:style-name="T94_120">,<text:s/></text:span><text:span text:style-name="T94_121">except</text:span><text:span text:style-name="T94_122"><text:s/></text:span><text:span text:style-name="T94_123">upon</text:span><text:span text:style-name="T94_124"><text:s/></text:span><text:span text:style-name="T94_125">notice</text:span><text:span text:style-name="T94_126"><text:s/></text:span><text:span text:style-name="T94_127">to</text:span><text:span text:style-name="T94_128"><text:s/></text:span><text:span text:style-name="T94_129">the</text:span><text:span text:style-name="T94_130"><text:s/></text:span><text:span text:style-name="T94_131">office</text:span><text:span text:style-name="T94_132"><text:s/></text:span><text:span text:style-name="T94_133">of</text:span><text:span text:style-name="T94_134"><text:s/></text:span><text:span text:style-name="T94_135">the</text:span><text:span text:style-name="T94_136"><text:s/></text:span><text:span text:style-name="T94_137">attorney</text:span><text:span text:style-name="T94_138"><text:s/></text:span><text:span text:style-name="T94_139">general</text:span><text:span text:style-name="T94_140"><text:s/></text:span><text:span text:style-name="T94_141">or</text:span><text:span text:style-name="T94_142"><text:s/></text:span><text:span text:style-name="T94_143">other</text:span><text:span text:style-name="T94_144"><text:s/></text:span><text:span text:style-name="T94_145">appropriate</text:span><text:span text:style-name="T94_146"><text:s/></text:span><text:span text:style-name="T94_147">agency</text:span><text:span text:style-name="T94_148"><text:s/></text:span><text:span text:style-name="T94_149">of</text:span><text:span text:style-name="T94_150"><text:s/></text:span><text:span text:style-name="T94_151">this</text:span><text:span text:style-name="T94_152"><text:s/></text:span><text:span text:style-name="T94_153">state</text:span><text:span text:style-name="T94_154">.</text:span></text:p>
      <text:p text:style-name="P95"><text:span text:style-name="T95_1">Directors</text:span><text:span text:style-name="T95_2"><text:s/></text:span><text:span text:style-name="T95_3">may</text:span><text:span text:style-name="T95_4"><text:s/></text:span><text:span text:style-name="T95_5">be</text:span><text:span text:style-name="T95_6"><text:s/></text:span><text:span text:style-name="T95_7">removed</text:span><text:span text:style-name="T95_8"><text:s/></text:span><text:span text:style-name="T95_9">from</text:span><text:span text:style-name="T95_10"><text:s/></text:span><text:span text:style-name="T95_11">office</text:span><text:span text:style-name="T95_12">,<text:s/></text:span><text:span text:style-name="T95_13">with</text:span><text:span text:style-name="T95_14"><text:s/></text:span><text:span text:style-name="T95_15">or</text:span><text:span text:style-name="T95_16"><text:s/></text:span><text:span text:style-name="T95_17">without</text:span><text:span text:style-name="T95_18"><text:s/></text:span><text:span text:style-name="T95_19">cause</text:span><text:span text:style-name="T95_20">,<text:s/></text:span><text:span text:style-name="T95_21">as</text:span><text:span text:style-name="T95_22"><text:s/></text:span><text:span text:style-name="T95_23">permitted</text:span><text:span text:style-name="T95_24"><text:s/></text:span><text:span text:style-name="T95_25">by</text:span><text:span text:style-name="T95_26"><text:s/></text:span><text:span text:style-name="T95_27">and</text:span><text:span text:style-name="T95_28"><text:s/></text:span><text:span text:style-name="T95_29">in</text:span><text:span text:style-name="T95_30"><text:s/></text:span><text:span text:style-name="T95_31">accordance</text:span><text:span text:style-name="T95_32"><text:s/></text:span><text:span text:style-name="T95_33">with</text:span><text:span text:style-name="T95_34"><text:s/></text:span><text:span text:style-name="T95_35">the</text:span><text:span text:style-name="T95_36"><text:s/></text:span><text:span text:style-name="T95_37">laws</text:span><text:span text:style-name="T95_38"><text:s/></text:span><text:span text:style-name="T95_39">of</text:span><text:span text:style-name="T95_40"><text:s/></text:span><text:span text:style-name="T95_41">this</text:span><text:span text:style-name="T95_42"><text:s/></text:span><text:span text:style-name="T95_43">state</text:span><text:span text:style-name="T95_44">.</text:span></text:p>
      <text:p text:style-name="P96"><text:span text:style-name="T96_1">Unless</text:span><text:span text:style-name="T96_2"><text:s/></text:span><text:span text:style-name="T96_3">otherwise</text:span><text:span text:style-name="T96_4"><text:s/></text:span><text:span text:style-name="T96_5">prohibited</text:span><text:span text:style-name="T96_6"><text:s/></text:span><text:span text:style-name="T96_7">by</text:span><text:span text:style-name="T96_8"><text:s/></text:span><text:span text:style-name="T96_9">the</text:span><text:span text:style-name="T96_10"><text:s/></text:span><text:span text:style-name="T96_11">articles</text:span><text:span text:style-name="T96_12"><text:s/></text:span><text:span text:style-name="T96_13">of</text:span><text:span text:style-name="T96_14"><text:s/></text:span><text:span text:style-name="T96_15">incorporation</text:span><text:span text:style-name="T96_16">,<text:s/></text:span><text:span text:style-name="T96_17">these</text:span><text:span text:style-name="T96_18"><text:s/></text:span><text:span text:style-name="T96_19">bylaws</text:span><text:span text:style-name="T96_20">,<text:s/></text:span><text:span text:style-name="T96_21">or</text:span><text:span text:style-name="T96_22"><text:s/></text:span><text:span text:style-name="T96_23">provisions</text:span><text:span text:style-name="T96_24"><text:s/></text:span><text:span text:style-name="T96_25">of</text:span><text:span text:style-name="T96_26"><text:s/></text:span><text:span text:style-name="T96_27">law</text:span><text:span text:style-name="T96_28">,<text:s/></text:span><text:span text:style-name="T96_29">vacancies</text:span><text:span text:style-name="T96_30"><text:s/></text:span><text:span text:style-name="T96_31">on</text:span><text:span text:style-name="T96_32"><text:s/></text:span><text:span text:style-name="T96_33">the</text:span><text:span text:style-name="T96_34"><text:s/></text:span><text:span text:style-name="T96_35">board</text:span><text:span text:style-name="T96_36"><text:s/></text:span><text:span text:style-name="T96_37">may</text:span><text:span text:style-name="T96_38"><text:s/></text:span><text:span text:style-name="T96_39">be</text:span><text:span text:style-name="T96_40"><text:s/></text:span><text:span text:style-name="T96_41">filled</text:span><text:span text:style-name="T96_42"><text:s/></text:span><text:span text:style-name="T96_43">by</text:span><text:span text:style-name="T96_44"><text:s/></text:span><text:span text:style-name="T96_45">approval</text:span><text:span text:style-name="T96_46"><text:s/></text:span><text:span text:style-name="T96_47">of</text:span><text:span text:style-name="T96_48"><text:s/></text:span><text:span text:style-name="T96_49">the</text:span><text:span text:style-name="T96_50"><text:s/></text:span><text:span text:style-name="T96_51">board</text:span><text:span text:style-name="T96_52"><text:s/></text:span><text:span text:style-name="T96_53">of</text:span><text:span text:style-name="T96_54"><text:s/></text:span><text:span text:style-name="T96_55">directors</text:span><text:span text:style-name="T96_56">.<text:s/></text:span><text:span text:style-name="T96_57">If</text:span><text:span text:style-name="T96_58"><text:s/></text:span><text:span text:style-name="T96_59">the</text:span><text:span text:style-name="T96_60"><text:s/></text:span><text:span text:style-name="T96_61">number</text:span><text:span text:style-name="T96_62"><text:s/></text:span><text:span text:style-name="T96_63">of</text:span><text:span text:style-name="T96_64"><text:s/></text:span><text:span text:style-name="T96_65">directors</text:span><text:span text:style-name="T96_66"><text:s/></text:span><text:span text:style-name="T96_67">then</text:span><text:span text:style-name="T96_68"><text:s/></text:span><text:span text:style-name="T96_69">in</text:span><text:span text:style-name="T96_70"><text:s/></text:span><text:span text:style-name="T96_71">office</text:span><text:span text:style-name="T96_72"><text:s/></text:span><text:span text:style-name="T96_73">is</text:span><text:span text:style-name="T96_74"><text:s/></text:span><text:span text:style-name="T96_75">less</text:span><text:span text:style-name="T96_76"><text:s/></text:span><text:span text:style-name="T96_77">than</text:span><text:span text:style-name="T96_78"><text:s/></text:span><text:span text:style-name="T96_79">a</text:span><text:span text:style-name="T96_80"><text:s/></text:span><text:span text:style-name="T96_81">quorum</text:span><text:span text:style-name="T96_82">,<text:s/></text:span><text:span text:style-name="T96_83">a</text:span><text:span text:style-name="T96_84"><text:s/></text:span><text:span text:style-name="T96_85">vacancy</text:span><text:span text:style-name="T96_86"><text:s/></text:span><text:span text:style-name="T96_87">on</text:span><text:span text:style-name="T96_88"><text:s/></text:span><text:span text:style-name="T96_89">the</text:span><text:span text:style-name="T96_90"><text:s/></text:span><text:span text:style-name="T96_91">board</text:span><text:span text:style-name="T96_92"><text:s/></text:span><text:span text:style-name="T96_93">may</text:span><text:span text:style-name="T96_94"><text:s/></text:span><text:span text:style-name="T96_95">be</text:span><text:span text:style-name="T96_96"><text:s/></text:span><text:span text:style-name="T96_97">filled</text:span><text:span text:style-name="T96_98"><text:s/></text:span><text:span text:style-name="T96_99">by</text:span><text:span text:style-name="T96_100"><text:s/></text:span><text:span text:style-name="T96_101">approval</text:span><text:span text:style-name="T96_102"><text:s/></text:span><text:span text:style-name="T96_103">of</text:span><text:span text:style-name="T96_104"><text:s/></text:span><text:span text:style-name="T96_105">a</text:span><text:span text:style-name="T96_106"><text:s/></text:span><text:span text:style-name="T96_107">majority</text:span><text:span text:style-name="T96_108"><text:s/></text:span><text:span text:style-name="T96_109">of</text:span><text:span text:style-name="T96_110"><text:s/></text:span><text:span text:style-name="T96_111">the</text:span><text:span text:style-name="T96_112"><text:s/></text:span><text:span text:style-name="T96_113">directors</text:span><text:span text:style-name="T96_114"><text:s/></text:span><text:span text:style-name="T96_115">then</text:span><text:span text:style-name="T96_116"><text:s/></text:span><text:span text:style-name="T96_117">in</text:span><text:span text:style-name="T96_118"><text:s/></text:span><text:span text:style-name="T96_119">office</text:span><text:span text:style-name="T96_120"><text:s/></text:span><text:span text:style-name="T96_121">or</text:span><text:span text:style-name="T96_122"><text:s/></text:span><text:span text:style-name="T96_123">by</text:span><text:span text:style-name="T96_124"><text:s/></text:span><text:span text:style-name="T96_125">a</text:span><text:span text:style-name="T96_126"><text:s/></text:span><text:span text:style-name="T96_127">sole</text:span><text:span text:style-name="T96_128"><text:s/></text:span><text:span text:style-name="T96_129">remaining</text:span><text:span text:style-name="T96_130"><text:s/></text:span><text:span text:style-name="T96_131">director</text:span><text:span text:style-name="T96_132">.<text:s/></text:span><text:span text:style-name="T96_133">A</text:span><text:span text:style-name="T96_134"><text:s/></text:span><text:span text:style-name="T96_135">person</text:span><text:span text:style-name="T96_136"><text:s/></text:span><text:span text:style-name="T96_137">elected</text:span><text:span text:style-name="T96_138"><text:s/></text:span><text:span text:style-name="T96_139">to</text:span><text:span text:style-name="T96_140"><text:s/></text:span><text:span text:style-name="T96_141">fill</text:span><text:span text:style-name="T96_142"><text:s/></text:span><text:span text:style-name="T96_143">a</text:span><text:span text:style-name="T96_144"><text:s/></text:span><text:span text:style-name="T96_145">vacancy</text:span><text:span text:style-name="T96_146"><text:s/></text:span><text:span text:style-name="T96_147">on</text:span><text:span text:style-name="T96_148"><text:s/></text:span><text:span text:style-name="T96_149">the</text:span><text:span text:style-name="T96_150"><text:s/></text:span><text:span text:style-name="T96_151">board</text:span><text:span text:style-name="T96_152"><text:s/></text:span><text:span text:style-name="T96_153">shall</text:span><text:span text:style-name="T96_154"><text:s/></text:span><text:span text:style-name="T96_155">hold</text:span><text:span text:style-name="T96_156"><text:s/></text:span><text:span text:style-name="T96_157">office</text:span><text:span text:style-name="T96_158"><text:s/></text:span><text:span text:style-name="T96_159">until</text:span><text:span text:style-name="T96_160"><text:s/></text:span><text:span text:style-name="T96_161">the</text:span><text:span text:style-name="T96_162"><text:s/></text:span><text:span text:style-name="T96_163">next</text:span><text:span text:style-name="T96_164"><text:s/></text:span><text:span text:style-name="T96_165">election</text:span><text:span text:style-name="T96_166"><text:s/></text:span><text:span text:style-name="T96_167">of</text:span><text:span text:style-name="T96_168"><text:s/></text:span><text:span text:style-name="T96_169">the</text:span><text:span text:style-name="T96_170"><text:s/></text:span><text:span text:style-name="T96_171">board</text:span><text:span text:style-name="T96_172"><text:s/></text:span><text:span text:style-name="T96_173">of</text:span><text:span text:style-name="T96_174"><text:s/></text:span><text:span text:style-name="T96_175">directors</text:span><text:span text:style-name="T96_176"><text:s/></text:span><text:span text:style-name="T96_177">or</text:span><text:span text:style-name="T96_178"><text:s/></text:span><text:span text:style-name="T96_179">until</text:span><text:span text:style-name="T96_180"><text:s/></text:span><text:span text:style-name="T96_181">his</text:span><text:span text:style-name="T96_182"><text:s/></text:span><text:span text:style-name="T96_183">or</text:span><text:span text:style-name="T96_184"><text:s/></text:span><text:span text:style-name="T96_185">her</text:span><text:span text:style-name="T96_186"><text:s/></text:span><text:span text:style-name="T96_187">death</text:span><text:span text:style-name="T96_188">,<text:s/></text:span><text:span text:style-name="T96_189">resignation</text:span><text:span text:style-name="T96_190">,<text:s/></text:span><text:span text:style-name="T96_191">or</text:span><text:span text:style-name="T96_192"><text:s/></text:span><text:span text:style-name="T96_193">removal</text:span><text:span text:style-name="T96_194"><text:s/></text:span><text:span text:style-name="T96_195">from</text:span><text:span text:style-name="T96_196"><text:s/></text:span><text:span text:style-name="T96_197">office</text:span><text:span text:style-name="T96_198">.</text:span></text:p>
      <text:p text:style-name="P97"/>
      <text:p text:style-name="P98"><text:span text:style-name="T98_1">Section</text:span><text:span text:style-name="T98_2"><text:s/>15.<text:s/></text:span><text:span text:style-name="T98_3">Nonliability</text:span><text:span text:style-name="T98_4"><text:s/></text:span><text:span text:style-name="T98_5">of</text:span><text:span text:style-name="T98_6"><text:s/></text:span><text:span text:style-name="T98_7">Directors</text:span></text:p>
      <text:p text:style-name="P99"><text:span text:style-name="T99_1">The</text:span><text:span text:style-name="T99_2"><text:s/></text:span><text:span text:style-name="T99_3">directors</text:span><text:span text:style-name="T99_4"><text:s/></text:span><text:span text:style-name="T99_5">shall</text:span><text:span text:style-name="T99_6"><text:s/></text:span><text:span text:style-name="T99_7">not</text:span><text:span text:style-name="T99_8"><text:s/></text:span><text:span text:style-name="T99_9">be</text:span><text:span text:style-name="T99_10"><text:s/></text:span><text:span text:style-name="T99_11">personally</text:span><text:span text:style-name="T99_12"><text:s/></text:span><text:span text:style-name="T99_13">liable</text:span><text:span text:style-name="T99_14"><text:s/></text:span><text:span text:style-name="T99_15">for</text:span><text:span text:style-name="T99_16"><text:s/></text:span><text:span text:style-name="T99_17">the</text:span><text:span text:style-name="T99_18"><text:s/></text:span><text:span text:style-name="T99_19">debts</text:span><text:span text:style-name="T99_20">,<text:s/></text:span><text:span text:style-name="T99_21">liabilities</text:span><text:span text:style-name="T99_22">,<text:s/></text:span><text:span text:style-name="T99_23">or</text:span><text:span text:style-name="T99_24"><text:s/></text:span><text:span text:style-name="T99_25">other</text:span><text:span text:style-name="T99_26"><text:s/></text:span><text:span text:style-name="T99_27">obligations</text:span><text:span text:style-name="T99_28"><text:s/></text:span><text:span text:style-name="T99_29">of</text:span><text:span text:style-name="T99_30"><text:s/></text:span><text:span text:style-name="T99_31">the</text:span><text:span text:style-name="T99_32"><text:s/></text:span><text:span text:style-name="T99_33">corporation</text:span><text:span text:style-name="T99_34">.</text:span></text:p>
      <text:p text:style-name="P100"/>
      <text:p text:style-name="P101"><text:span text:style-name="T101_1">Section</text:span><text:span text:style-name="T101_2"><text:s/>16.<text:s/></text:span><text:span text:style-name="T101_3">Indemnification</text:span><text:span text:style-name="T101_4"><text:s/></text:span><text:span text:style-name="T101_5">by</text:span><text:span text:style-name="T101_6"><text:s/></text:span><text:span text:style-name="T101_7">Corporation</text:span><text:span text:style-name="T101_8"><text:s/></text:span><text:span text:style-name="T101_9">of</text:span><text:span text:style-name="T101_10"><text:s/></text:span><text:span text:style-name="T101_11">Directors</text:span><text:span text:style-name="T101_12"><text:s/></text:span><text:span text:style-name="T101_13">and</text:span><text:span text:style-name="T101_14"><text:s/></text:span><text:span text:style-name="T101_15">Officers</text:span></text:p>
      <text:p text:style-name="P102"><text:span text:style-name="T102_1">The</text:span><text:span text:style-name="T102_2"><text:s/></text:span><text:span text:style-name="T102_3">directors</text:span><text:span text:style-name="T102_4"><text:s/></text:span><text:span text:style-name="T102_5">and</text:span><text:span text:style-name="T102_6"><text:s/></text:span><text:span text:style-name="T102_7">officers</text:span><text:span text:style-name="T102_8"><text:s/></text:span><text:span text:style-name="T102_9">of</text:span><text:span text:style-name="T102_10"><text:s/></text:span><text:span text:style-name="T102_11">the</text:span><text:span text:style-name="T102_12"><text:s/></text:span><text:span text:style-name="T102_13">corporation</text:span><text:span text:style-name="T102_14"><text:s/></text:span><text:span text:style-name="T102_15">shall</text:span><text:span text:style-name="T102_16"><text:s/></text:span><text:span text:style-name="T102_17">be</text:span><text:span text:style-name="T102_18"><text:s/></text:span><text:span text:style-name="T102_19">indemnified</text:span><text:span text:style-name="T102_20"><text:s/></text:span><text:span text:style-name="T102_21">by</text:span><text:span text:style-name="T102_22"><text:s/></text:span><text:span text:style-name="T102_23">the</text:span><text:span text:style-name="T102_24"><text:s/></text:span><text:span text:style-name="T102_25">corporation</text:span><text:span text:style-name="T102_26"><text:s/></text:span><text:span text:style-name="T102_27">to</text:span><text:span text:style-name="T102_28"><text:s/></text:span><text:span text:style-name="T102_29">the</text:span><text:span text:style-name="T102_30"><text:s/></text:span><text:span text:style-name="T102_31">fullest</text:span><text:span text:style-name="T102_32"><text:s/></text:span><text:span text:style-name="T102_33">extent</text:span><text:span text:style-name="T102_34"><text:s/></text:span><text:span text:style-name="T102_35">permissible</text:span><text:span text:style-name="T102_36"><text:s/></text:span><text:span text:style-name="T102_37">under</text:span><text:span text:style-name="T102_38"><text:s/></text:span><text:span text:style-name="T102_39">the</text:span><text:span text:style-name="T102_40"><text:s/></text:span><text:span text:style-name="T102_41">laws</text:span><text:span text:style-name="T102_42"><text:s/></text:span><text:span text:style-name="T102_43">of</text:span><text:span text:style-name="T102_44"><text:s/></text:span><text:span text:style-name="T102_45">this</text:span><text:span text:style-name="T102_46"><text:s/></text:span><text:span text:style-name="T102_47">state</text:span><text:span text:style-name="T102_48">.</text:span></text:p>
      <text:p text:style-name="P103"/>
      <text:p text:style-name="P104"><text:span text:style-name="T104_1">Section</text:span><text:span text:style-name="T104_2"><text:s/>17.<text:s/></text:span><text:span text:style-name="T104_3">Insurance</text:span><text:span text:style-name="T104_4"><text:s/></text:span><text:span text:style-name="T104_5">for</text:span><text:span text:style-name="T104_6"><text:s/></text:span><text:span text:style-name="T104_7">Corporate</text:span><text:span text:style-name="T104_8"><text:s/></text:span><text:span text:style-name="T104_9">Agents</text:span></text:p>
      <text:p text:style-name="P105"><text:span text:style-name="T105_1">Except</text:span><text:span text:style-name="T105_2"><text:s/></text:span><text:span text:style-name="T105_3">as</text:span><text:span text:style-name="T105_4"><text:s/></text:span><text:span text:style-name="T105_5">may</text:span><text:span text:style-name="T105_6"><text:s/></text:span><text:span text:style-name="T105_7">be</text:span><text:span text:style-name="T105_8"><text:s/></text:span><text:span text:style-name="T105_9">otherwise</text:span><text:span text:style-name="T105_10"><text:s/></text:span><text:span text:style-name="T105_11">provided</text:span><text:span text:style-name="T105_12"><text:s/></text:span><text:span text:style-name="T105_13">under</text:span><text:span text:style-name="T105_14"><text:s/></text:span><text:span text:style-name="T105_15">provisions</text:span><text:span text:style-name="T105_16"><text:s/></text:span><text:span text:style-name="T105_17">of</text:span><text:span text:style-name="T105_18"><text:s/></text:span><text:span text:style-name="T105_19">law</text:span><text:span text:style-name="T105_20">,<text:s/></text:span><text:span text:style-name="T105_21">the</text:span><text:span text:style-name="T105_22"><text:s/></text:span><text:span text:style-name="T105_23">board</text:span><text:span text:style-name="T105_24"><text:s/></text:span><text:span text:style-name="T105_25">of</text:span><text:span text:style-name="T105_26"><text:s/></text:span><text:span text:style-name="T105_27">directors</text:span><text:span text:style-name="T105_28"><text:s/></text:span><text:span text:style-name="T105_29">may</text:span><text:span text:style-name="T105_30"><text:s/></text:span><text:span text:style-name="T105_31">adopt</text:span><text:span text:style-name="T105_32"><text:s/></text:span><text:span text:style-name="T105_33">a</text:span><text:span text:style-name="T105_34"><text:s/></text:span><text:span text:style-name="T105_35">resolution</text:span><text:span text:style-name="T105_36"><text:s/></text:span><text:span text:style-name="T105_37">authorizing</text:span><text:span text:style-name="T105_38"><text:s/></text:span><text:span text:style-name="T105_39">the</text:span><text:span text:style-name="T105_40"><text:s/></text:span><text:span text:style-name="T105_41">purchase</text:span><text:span text:style-name="T105_42"><text:s/></text:span><text:span text:style-name="T105_43">and</text:span><text:span text:style-name="T105_44"><text:s/></text:span><text:span text:style-name="T105_45">maintenance</text:span><text:span text:style-name="T105_46"><text:s/></text:span><text:span text:style-name="T105_47">of</text:span><text:span text:style-name="T105_48"><text:s/></text:span><text:span text:style-name="T105_49">insurance</text:span><text:span text:style-name="T105_50"><text:s/></text:span><text:span text:style-name="T105_51">on</text:span><text:span text:style-name="T105_52"><text:s/></text:span><text:span text:style-name="T105_53">behalf</text:span><text:span text:style-name="T105_54"><text:s/></text:span><text:span text:style-name="T105_55">of</text:span><text:span text:style-name="T105_56"><text:s/></text:span><text:span text:style-name="T105_57">any</text:span><text:span text:style-name="T105_58"><text:s/></text:span><text:span text:style-name="T105_59">agent</text:span><text:span text:style-name="T105_60"><text:s/></text:span><text:span text:style-name="T105_61">of</text:span><text:span text:style-name="T105_62"><text:s/></text:span><text:span text:style-name="T105_63">the</text:span><text:span text:style-name="T105_64"><text:s/></text:span><text:span text:style-name="T105_65">corporation</text:span><text:span text:style-name="T105_66"><text:s/>(</text:span><text:span text:style-name="T105_67">including</text:span><text:span text:style-name="T105_68"><text:s/></text:span><text:span text:style-name="T105_69">a</text:span><text:span text:style-name="T105_70"><text:s/></text:span><text:span text:style-name="T105_71">director</text:span><text:span text:style-name="T105_72">,<text:s/></text:span><text:span text:style-name="T105_73">officer</text:span><text:span text:style-name="T105_74">,<text:s/></text:span><text:span text:style-name="T105_75">employee</text:span><text:span text:style-name="T105_76">,<text:s/></text:span><text:span text:style-name="T105_77">or</text:span><text:span text:style-name="T105_78"><text:s/></text:span><text:span text:style-name="T105_79">other</text:span><text:span text:style-name="T105_80"><text:s/></text:span><text:span text:style-name="T105_81">agent</text:span><text:span text:style-name="T105_82"><text:s/></text:span><text:span text:style-name="T105_83">of</text:span><text:span text:style-name="T105_84"><text:s/></text:span><text:span text:style-name="T105_85">the</text:span><text:span text:style-name="T105_86"><text:s/></text:span><text:span text:style-name="T105_87">corporation</text:span><text:span text:style-name="T105_88">)<text:s/></text:span><text:span text:style-name="T105_89">against</text:span><text:span text:style-name="T105_90"><text:s/></text:span><text:span text:style-name="T105_91">liabilities</text:span><text:span text:style-name="T105_92"><text:s/></text:span><text:span text:style-name="T105_93">asserted</text:span><text:span text:style-name="T105_94"><text:s/></text:span><text:span text:style-name="T105_95">against</text:span><text:span text:style-name="T105_96"><text:s/></text:span><text:span text:style-name="T105_97">or</text:span><text:span text:style-name="T105_98"><text:s/></text:span><text:span text:style-name="T105_99">incurred</text:span><text:span text:style-name="T105_100"><text:s/></text:span><text:span text:style-name="T105_101">by</text:span><text:span text:style-name="T105_102"><text:s/></text:span><text:span text:style-name="T105_103">the</text:span><text:span text:style-name="T105_104"><text:s/></text:span><text:span text:style-name="T105_105">agent</text:span><text:span text:style-name="T105_106"><text:s/></text:span><text:span text:style-name="T105_107">in</text:span><text:span text:style-name="T105_108"><text:s/></text:span><text:span text:style-name="T105_109">such</text:span><text:span text:style-name="T105_110"><text:s/></text:span><text:span text:style-name="T105_111">capacity</text:span><text:span text:style-name="T105_112"><text:s/></text:span><text:span text:style-name="T105_113">or</text:span><text:span text:style-name="T105_114"><text:s/></text:span><text:span text:style-name="T105_115">arising</text:span><text:span text:style-name="T105_116"><text:s/></text:span><text:span text:style-name="T105_117">out</text:span><text:span text:style-name="T105_118"><text:s/></text:span><text:span text:style-name="T105_119">of</text:span><text:span text:style-name="T105_120"><text:s/></text:span><text:span text:style-name="T105_121">the</text:span><text:span text:style-name="T105_122"><text:s/></text:span><text:span text:style-name="T105_123">agent</text:span><text:span text:style-name="T105_124">'</text:span><text:span text:style-name="T105_125">s</text:span><text:span text:style-name="T105_126"><text:s/></text:span><text:span text:style-name="T105_127">status</text:span><text:span text:style-name="T105_128"><text:s/></text:span><text:span text:style-name="T105_129">as</text:span><text:span text:style-name="T105_130"><text:s/></text:span><text:span text:style-name="T105_131">such</text:span><text:span text:style-name="T105_132">,<text:s/></text:span><text:span text:style-name="T105_133">whether</text:span><text:span text:style-name="T105_134"><text:s/></text:span><text:span text:style-name="T105_135">or</text:span><text:span text:style-name="T105_136"><text:s/></text:span><text:span text:style-name="T105_137">not</text:span><text:span text:style-name="T105_138"><text:s/></text:span><text:span text:style-name="T105_139">the</text:span><text:span text:style-name="T105_140"><text:s/></text:span><text:span text:style-name="T105_141">corporation</text:span><text:span text:style-name="T105_142"><text:s/></text:span><text:span text:style-name="T105_143">would</text:span><text:span text:style-name="T105_144"><text:s/></text:span><text:span text:style-name="T105_145">have</text:span><text:span text:style-name="T105_146"><text:s/></text:span><text:span text:style-name="T105_147">the</text:span><text:span text:style-name="T105_148"><text:s/></text:span><text:span text:style-name="T105_149">power</text:span><text:span text:style-name="T105_150"><text:s/></text:span><text:span text:style-name="T105_151">to</text:span><text:span text:style-name="T105_152"><text:s/></text:span><text:span text:style-name="T105_153">indemnify</text:span><text:span text:style-name="T105_154"><text:s/></text:span><text:span text:style-name="T105_155">the</text:span><text:span text:style-name="T105_156"><text:s/></text:span><text:span text:style-name="T105_157">agent</text:span><text:span text:style-name="T105_158"><text:s/></text:span><text:span text:style-name="T105_159">against</text:span><text:span text:style-name="T105_160"><text:s/></text:span><text:span text:style-name="T105_161">such</text:span><text:span text:style-name="T105_162"><text:s/></text:span><text:span text:style-name="T105_163">liability</text:span><text:span text:style-name="T105_164"><text:s/></text:span><text:span text:style-name="T105_165">under</text:span><text:span text:style-name="T105_166"><text:s/></text:span><text:span text:style-name="T105_167">the</text:span><text:span text:style-name="T105_168"><text:s/></text:span><text:span text:style-name="T105_169">articles</text:span><text:span text:style-name="T105_170"><text:s/></text:span><text:span text:style-name="T105_171">of</text:span><text:span text:style-name="T105_172"><text:s/></text:span><text:span text:style-name="T105_173">incorporation</text:span><text:span text:style-name="T105_174">,<text:s/></text:span><text:span text:style-name="T105_175">these</text:span><text:span text:style-name="T105_176"><text:s/></text:span><text:span text:style-name="T105_177">bylaws</text:span><text:span text:style-name="T105_178">,<text:s/></text:span><text:span text:style-name="T105_179">or</text:span><text:span text:style-name="T105_180"><text:s/></text:span><text:span text:style-name="T105_181">provisions</text:span><text:span text:style-name="T105_182"><text:s/></text:span><text:span text:style-name="T105_183">of</text:span><text:span text:style-name="T105_184"><text:s/></text:span><text:span text:style-name="T105_185">law</text:span><text:span text:style-name="T105_186">.</text:span></text:p>
      <text:p text:style-name="P106"/>
      <text:p text:style-name="P107"><text:span text:style-name="T107_1">Article</text:span><text:span text:style-name="T107_2"><text:s/>4<text:line-break/></text:span><text:span text:style-name="T107_3">Officers</text:span></text:p>
      <text:p text:style-name="P108"/>
      <text:p text:style-name="P109"><text:span text:style-name="T109_1">Section</text:span><text:span text:style-name="T109_2"><text:s/>1.<text:s/></text:span><text:span text:style-name="T109_3">Designation</text:span><text:span text:style-name="T109_4"><text:s/></text:span><text:span text:style-name="T109_5">of</text:span><text:span text:style-name="T109_6"><text:s/></text:span><text:span text:style-name="T109_7">Officers</text:span></text:p>
      <text:p text:style-name="P110"><text:span text:style-name="T110_1">The</text:span><text:span text:style-name="T110_2"><text:s/></text:span><text:span text:style-name="T110_3">officers</text:span><text:span text:style-name="T110_4"><text:s/></text:span><text:span text:style-name="T110_5">of</text:span><text:span text:style-name="T110_6"><text:s/></text:span><text:span text:style-name="T110_7">the</text:span><text:span text:style-name="T110_8"><text:s/></text:span><text:span text:style-name="T110_9">corporation</text:span><text:span text:style-name="T110_10"><text:s/></text:span><text:span text:style-name="T110_11">shall</text:span><text:span text:style-name="T110_12"><text:s/></text:span><text:span text:style-name="T110_13">be</text:span><text:span text:style-name="T110_14"><text:s/></text:span><text:span text:style-name="T110_15">a</text:span><text:span text:style-name="T110_16"><text:s/></text:span><text:span text:style-name="T110_17">president</text:span><text:span text:style-name="T110_18">,<text:s/></text:span><text:span text:style-name="T110_19">a</text:span><text:span text:style-name="T110_20"><text:s/></text:span><text:span text:style-name="T110_21">secretary</text:span><text:span text:style-name="T110_22">,<text:s/></text:span><text:span text:style-name="T110_23">and</text:span><text:span text:style-name="T110_24"><text:s/></text:span><text:span text:style-name="T110_25">a</text:span><text:span text:style-name="T110_26"><text:s/></text:span><text:span text:style-name="T110_27">treasurer</text:span><text:span text:style-name="T110_28">.<text:s/></text:span><text:span text:style-name="T110_29">The</text:span><text:span text:style-name="T110_30"><text:s/></text:span><text:span text:style-name="T110_31">corporation</text:span><text:span text:style-name="T110_32"><text:s/></text:span><text:span text:style-name="T110_33">may</text:span><text:span text:style-name="T110_34"><text:s/></text:span><text:span text:style-name="T110_35">also</text:span><text:span text:style-name="T110_36"><text:s/></text:span><text:span text:style-name="T110_37">have</text:span><text:span text:style-name="T110_38"><text:s/></text:span><text:span text:style-name="T110_39">a</text:span><text:span text:style-name="T110_40"><text:s/></text:span><text:span text:style-name="T110_41">vice</text:span><text:span text:style-name="T110_42"><text:s/></text:span><text:span text:style-name="T110_43">president</text:span><text:span text:style-name="T110_44">,<text:s/></text:span><text:span text:style-name="T110_45">assistant</text:span><text:span text:style-name="T110_46"><text:s/></text:span><text:span text:style-name="T110_47">secretar</text:span><text:span text:style-name="T110_48">y</text:span><text:span text:style-name="T110_49">,<text:s/></text:span><text:span text:style-name="T110_50">assistant</text:span><text:span text:style-name="T110_51"><text:s/></text:span><text:span text:style-name="T110_52">treasurer</text:span><text:span text:style-name="T110_53">,<text:s/></text:span><text:span text:style-name="T110_54">and</text:span><text:span text:style-name="T110_55"><text:s/></text:span><text:span text:style-name="T110_56">other</text:span><text:span text:style-name="T110_57"><text:s/></text:span><text:span text:style-name="T110_58">such</text:span><text:span text:style-name="T110_59"><text:s/></text:span><text:span text:style-name="T110_60">officers</text:span><text:span text:style-name="T110_61"><text:s/></text:span><text:span text:style-name="T110_62">with</text:span><text:span text:style-name="T110_63"><text:s/></text:span><text:span text:style-name="T110_64">such</text:span><text:span text:style-name="T110_65"><text:s/></text:span><text:span text:style-name="T110_66">titles</text:span><text:span text:style-name="T110_67"><text:s/></text:span><text:span text:style-name="T110_68">as</text:span><text:span text:style-name="T110_69"><text:s/></text:span><text:span text:style-name="T110_70">may</text:span><text:span text:style-name="T110_71"><text:s/></text:span><text:span text:style-name="T110_72">be</text:span><text:span text:style-name="T110_73"><text:s/></text:span><text:span text:style-name="T110_74">determined</text:span><text:span text:style-name="T110_75"><text:s/></text:span><text:span text:style-name="T110_76">from</text:span><text:span text:style-name="T110_77"><text:s/></text:span><text:span text:style-name="T110_78">time</text:span><text:span text:style-name="T110_79"><text:s/></text:span><text:span text:style-name="T110_80">to</text:span><text:span text:style-name="T110_81"><text:s/></text:span><text:span text:style-name="T110_82">time</text:span><text:span text:style-name="T110_83"><text:s/></text:span><text:span text:style-name="T110_84">by</text:span><text:span text:style-name="T110_85"><text:s/></text:span><text:span text:style-name="T110_86">the</text:span><text:span text:style-name="T110_87"><text:s/></text:span><text:span text:style-name="T110_88">board</text:span><text:span text:style-name="T110_89"><text:s/></text:span><text:span text:style-name="T110_90">of</text:span><text:span text:style-name="T110_91"><text:s/></text:span><text:span text:style-name="T110_92">directors</text:span><text:span text:style-name="T110_93">.</text:span></text:p>
      <text:p text:style-name="P111"/>
      <text:p text:style-name="P112"><text:span text:style-name="T112_1">Section</text:span><text:span text:style-name="T112_2"><text:s/>2.<text:s/></text:span><text:span text:style-name="T112_3">Qualifications</text:span></text:p>
      <text:p text:style-name="P113"><text:span text:style-name="T113_1">Any</text:span><text:span text:style-name="T113_2"><text:s/></text:span><text:span text:style-name="T113_3">person</text:span><text:span text:style-name="T113_4"><text:s/></text:span><text:span text:style-name="T113_5">may</text:span><text:span text:style-name="T113_6"><text:s/></text:span><text:span text:style-name="T113_7">serve</text:span><text:span text:style-name="T113_8"><text:s/></text:span><text:span text:style-name="T113_9">as</text:span><text:span text:style-name="T113_10"><text:s/></text:span><text:span text:style-name="T113_11">officer</text:span><text:span text:style-name="T113_12"><text:s/></text:span><text:span text:style-name="T113_13">of</text:span><text:span text:style-name="T113_14"><text:s/></text:span><text:span text:style-name="T113_15">this</text:span><text:span text:style-name="T113_16"><text:s/></text:span><text:span text:style-name="T113_17">corporation</text:span><text:span text:style-name="T113_18">,<text:s/></text:span><text:span text:style-name="T113_19">but</text:span><text:span text:style-name="T113_20"><text:s/></text:span><text:span text:style-name="T113_21">no</text:span><text:span text:style-name="T113_22"><text:s/></text:span><text:span text:style-name="T113_23">person</text:span><text:span text:style-name="T113_24"><text:s/></text:span><text:span text:style-name="T113_25">shall</text:span><text:span text:style-name="T113_26"><text:s/></text:span><text:span text:style-name="T113_27">have</text:span><text:span text:style-name="T113_28"><text:s/></text:span><text:span text:style-name="T113_29">two</text:span><text:span text:style-name="T113_30"><text:s/></text:span><text:span text:style-name="T113_31">offices</text:span><text:span text:style-name="T113_32">,<text:s/></text:span><text:span text:style-name="T113_33">except</text:span><text:span text:style-name="T113_34"><text:s/></text:span><text:span text:style-name="T113_35">to</text:span><text:span text:style-name="T113_36"><text:s/></text:span><text:span text:style-name="T113_37">serve</text:span><text:span text:style-name="T113_38"><text:s/></text:span><text:span text:style-name="T113_39">in</text:span><text:span text:style-name="T113_40"><text:s/></text:span><text:span text:style-name="T113_41">substitution</text:span><text:span text:style-name="T113_42"><text:s/></text:span><text:span text:style-name="T113_43">of</text:span><text:span text:style-name="T113_44"><text:s/></text:span><text:span text:style-name="T113_45">another</text:span><text:span text:style-name="T113_46"><text:s/></text:span><text:span text:style-name="T113_47">officer</text:span><text:span text:style-name="T113_48"><text:s/></text:span><text:span text:style-name="T113_49">in</text:span><text:span text:style-name="T113_50"><text:s/></text:span><text:span text:style-name="T113_51">the</text:span><text:span text:style-name="T113_52"><text:s/></text:span><text:span text:style-name="T113_53">event</text:span><text:span text:style-name="T113_54"><text:s/></text:span><text:span text:style-name="T113_55">of</text:span><text:span text:style-name="T113_56"><text:s/></text:span><text:span text:style-name="T113_57">a</text:span><text:span text:style-name="T113_58"><text:s/></text:span><text:span text:style-name="T113_59">temporary</text:span><text:span text:style-name="T113_60"><text:s/></text:span><text:span text:style-name="T113_61">incapacity</text:span><text:span text:style-name="T113_62"><text:s/></text:span><text:span text:style-name="T113_63">or</text:span><text:span text:style-name="T113_64"><text:s/></text:span><text:span text:style-name="T113_65">as</text:span><text:span text:style-name="T113_66"><text:s/></text:span><text:span text:style-name="T113_67">an</text:span><text:span text:style-name="T113_68"><text:s/></text:span><text:span text:style-name="T113_69">interim</text:span><text:span text:style-name="T113_70"><text:s/></text:span><text:span text:style-name="T113_71">appointment</text:span><text:span text:style-name="T113_72">.</text:span></text:p>
      <text:p text:style-name="P114"/>
      <text:p text:style-name="P115"><text:span text:style-name="T115_1">Section</text:span><text:span text:style-name="T115_2"><text:s/>3.<text:s/></text:span><text:span text:style-name="T115_3">Election</text:span><text:span text:style-name="T115_4"><text:s/></text:span><text:span text:style-name="T115_5">and</text:span><text:span text:style-name="T115_6"><text:s/></text:span><text:span text:style-name="T115_7">Term</text:span><text:span text:style-name="T115_8"><text:s/></text:span><text:span text:style-name="T115_9">of</text:span><text:span text:style-name="T115_10"><text:s/></text:span><text:span text:style-name="T115_11">Office</text:span></text:p>
      <text:p text:style-name="P116"><text:span text:style-name="T116_1">Officers</text:span><text:span text:style-name="T116_2"><text:s/></text:span><text:span text:style-name="T116_3">shall</text:span><text:span text:style-name="T116_4"><text:s/></text:span><text:span text:style-name="T116_5">be</text:span><text:span text:style-name="T116_6"><text:s/></text:span><text:span text:style-name="T116_7">elected</text:span><text:span text:style-name="T116_8"><text:s/></text:span><text:span text:style-name="T116_9">by</text:span><text:span text:style-name="T116_10"><text:s/></text:span><text:span text:style-name="T116_11">the</text:span><text:span text:style-name="T116_12"><text:s/></text:span><text:span text:style-name="T116_13">board</text:span><text:span text:style-name="T116_14"><text:s/></text:span><text:span text:style-name="T116_15">of</text:span><text:span text:style-name="T116_16"><text:s/></text:span><text:span text:style-name="T116_17">directors</text:span><text:span text:style-name="T116_18">,<text:s/></text:span><text:span text:style-name="T116_19">at</text:span><text:span text:style-name="T116_20"><text:s/></text:span><text:span text:style-name="T116_21">any</text:span><text:span text:style-name="T116_22"><text:s/></text:span><text:span text:style-name="T116_23">time</text:span><text:span text:style-name="T116_24">,<text:s/></text:span><text:span text:style-name="T116_25">and</text:span><text:span text:style-name="T116_26"><text:s/></text:span><text:span text:style-name="T116_27">each</text:span><text:span text:style-name="T116_28"><text:s/></text:span><text:span text:style-name="T116_29">officer</text:span><text:span text:style-name="T116_30"><text:s/></text:span><text:span text:style-name="T116_31">shall</text:span><text:span text:style-name="T116_32"><text:s/></text:span><text:span text:style-name="T116_33">hold</text:span><text:span text:style-name="T116_34"><text:s/></text:span><text:span text:style-name="T116_35">office</text:span><text:span text:style-name="T116_36"><text:s/></text:span><text:span text:style-name="T116_37">until</text:span><text:span text:style-name="T116_38"><text:s/></text:span><text:span text:style-name="T116_39">he</text:span><text:span text:style-name="T116_40"><text:s/></text:span><text:span text:style-name="T116_41">or</text:span><text:span text:style-name="T116_42"><text:s/></text:span><text:span text:style-name="T116_43">she</text:span><text:span text:style-name="T116_44"><text:s/></text:span><text:span text:style-name="T116_45">resigns</text:span><text:span text:style-name="T116_46"><text:s/></text:span><text:span text:style-name="T116_47">or</text:span><text:span text:style-name="T116_48"><text:s/></text:span><text:span text:style-name="T116_49">is</text:span><text:span text:style-name="T116_50"><text:s/></text:span><text:span text:style-name="T116_51">removed</text:span><text:span text:style-name="T116_52"><text:s/></text:span><text:span text:style-name="T116_53">or</text:span><text:span text:style-name="T116_54"><text:s/></text:span><text:span text:style-name="T116_55">is</text:span><text:span text:style-name="T116_56"><text:s/></text:span><text:span text:style-name="T116_57">otherwise</text:span><text:span text:style-name="T116_58"><text:s/></text:span><text:span text:style-name="T116_59">disqualified</text:span><text:span text:style-name="T116_60"><text:s/></text:span><text:span text:style-name="T116_61">to</text:span><text:span text:style-name="T116_62"><text:s/></text:span><text:span text:style-name="T116_63">serve</text:span><text:span text:style-name="T116_64">,<text:s/></text:span><text:span text:style-name="T116_65">or</text:span><text:span text:style-name="T116_66"><text:s/></text:span><text:span text:style-name="T116_67">until</text:span><text:span text:style-name="T116_68"><text:s/></text:span><text:span text:style-name="T116_69">his</text:span><text:span text:style-name="T116_70"><text:s/></text:span><text:span text:style-name="T116_71">or</text:span><text:span text:style-name="T116_72"><text:s/></text:span><text:span text:style-name="T116_73">her</text:span><text:span text:style-name="T116_74"><text:s/></text:span><text:span text:style-name="T116_75">successor</text:span><text:span text:style-name="T116_76"><text:s/></text:span><text:span text:style-name="T116_77">shall</text:span><text:span text:style-name="T116_78"><text:s/></text:span><text:span text:style-name="T116_79">be</text:span><text:span text:style-name="T116_80"><text:s/></text:span><text:span text:style-name="T116_81">elected</text:span><text:span text:style-name="T116_82"><text:s/></text:span><text:span text:style-name="T116_83">and</text:span><text:span text:style-name="T116_84"><text:s/></text:span><text:span text:style-name="T116_85">qualified</text:span><text:span text:style-name="T116_86">,<text:s/></text:span><text:span text:style-name="T116_87">whichever</text:span><text:span text:style-name="T116_88"><text:s/></text:span><text:span text:style-name="T116_89">occurs</text:span><text:span text:style-name="T116_90"><text:s/></text:span><text:span text:style-name="T116_91">first</text:span><text:span text:style-name="T116_92">.</text:span></text:p>
      <text:p text:style-name="P117"/>
      <text:p text:style-name="P118"><text:span text:style-name="T118_1">Section</text:span><text:span text:style-name="T118_2"><text:s/>4.<text:s/></text:span><text:span text:style-name="T118_3">Removal</text:span><text:span text:style-name="T118_4"><text:s/></text:span><text:span text:style-name="T118_5">and</text:span><text:span text:style-name="T118_6"><text:s/></text:span><text:span text:style-name="T118_7">Resignation</text:span></text:p>
      <text:p text:style-name="P119"><text:span text:style-name="T119_1">Any</text:span><text:span text:style-name="T119_2"><text:s/></text:span><text:span text:style-name="T119_3">officer</text:span><text:span text:style-name="T119_4"><text:s/></text:span><text:span text:style-name="T119_5">may</text:span><text:span text:style-name="T119_6"><text:s/></text:span><text:span text:style-name="T119_7">be</text:span><text:span text:style-name="T119_8"><text:s/></text:span><text:span text:style-name="T119_9">removed</text:span><text:span text:style-name="T119_10">,<text:s/></text:span><text:span text:style-name="T119_11">either</text:span><text:span text:style-name="T119_12"><text:s/></text:span><text:span text:style-name="T119_13">with</text:span><text:span text:style-name="T119_14"><text:s/></text:span><text:span text:style-name="T119_15">or</text:span><text:span text:style-name="T119_16"><text:s/></text:span><text:span text:style-name="T119_17">without</text:span><text:span text:style-name="T119_18"><text:s/></text:span><text:span text:style-name="T119_19">cause</text:span><text:span text:style-name="T119_20">,<text:s/></text:span><text:span text:style-name="T119_21">by</text:span><text:span text:style-name="T119_22"><text:s/></text:span><text:span text:style-name="T119_23">the</text:span><text:span text:style-name="T119_24"><text:s/></text:span><text:span text:style-name="T119_25">board</text:span><text:span text:style-name="T119_26"><text:s/></text:span><text:span text:style-name="T119_27">of</text:span><text:span text:style-name="T119_28"><text:s/></text:span><text:span text:style-name="T119_29">directors</text:span><text:span text:style-name="T119_30">,<text:s/></text:span><text:span text:style-name="T119_31">at</text:span><text:span text:style-name="T119_32"><text:s/></text:span><text:span text:style-name="T119_33">any</text:span><text:span text:style-name="T119_34"><text:s/></text:span><text:span text:style-name="T119_35">time</text:span><text:span text:style-name="T119_36">.<text:s/></text:span><text:span text:style-name="T119_37">Any</text:span><text:span text:style-name="T119_38"><text:s/></text:span><text:span text:style-name="T119_39">officer</text:span><text:span text:style-name="T119_40"><text:s/></text:span><text:span text:style-name="T119_41">may</text:span><text:span text:style-name="T119_42"><text:s/></text:span><text:span text:style-name="T119_43">resign</text:span><text:span text:style-name="T119_44"><text:s/></text:span><text:span text:style-name="T119_45">at</text:span><text:span text:style-name="T119_46"><text:s/></text:span><text:span text:style-name="T119_47">any</text:span><text:span text:style-name="T119_48"><text:s/></text:span><text:span text:style-name="T119_49">time</text:span><text:span text:style-name="T119_50"><text:s/></text:span><text:span text:style-name="T119_51">by</text:span><text:span text:style-name="T119_52"><text:s/></text:span><text:span text:style-name="T119_53">giving</text:span><text:span text:style-name="T119_54"><text:s/></text:span><text:span text:style-name="T119_55">written</text:span><text:span text:style-name="T119_56"><text:s/></text:span><text:span text:style-name="T119_57">notice</text:span><text:span text:style-name="T119_58"><text:s/></text:span><text:span text:style-name="T119_59">to</text:span><text:span text:style-name="T119_60"><text:s/></text:span><text:span text:style-name="T119_61">the</text:span><text:span text:style-name="T119_62"><text:s/></text:span><text:span text:style-name="T119_63">board</text:span><text:span text:style-name="T119_64"><text:s/></text:span><text:span text:style-name="T119_65">of</text:span><text:span text:style-name="T119_66"><text:s/></text:span><text:span text:style-name="T119_67">directors</text:span><text:span text:style-name="T119_68"><text:s/></text:span><text:span text:style-name="T119_69">or</text:span><text:span text:style-name="T119_70"><text:s/></text:span><text:span text:style-name="T119_71">to</text:span><text:span text:style-name="T119_72"><text:s/></text:span><text:span text:style-name="T119_73">the</text:span><text:span text:style-name="T119_74"><text:s/></text:span><text:span text:style-name="T119_75">president</text:span><text:span text:style-name="T119_76"><text:s/></text:span><text:span text:style-name="T119_77">or</text:span><text:span text:style-name="T119_78"><text:s/></text:span><text:span text:style-name="T119_79">secretary</text:span><text:span text:style-name="T119_80"><text:s/></text:span><text:span text:style-name="T119_81">of</text:span><text:span text:style-name="T119_82"><text:s/></text:span><text:span text:style-name="T119_83">the</text:span><text:span text:style-name="T119_84"><text:s/></text:span><text:span text:style-name="T119_85">corporation</text:span><text:span text:style-name="T119_86">.<text:s/></text:span><text:span text:style-name="T119_87">Any</text:span><text:span text:style-name="T119_88"><text:s/></text:span><text:span text:style-name="T119_89">such</text:span><text:span text:style-name="T119_90"><text:s/></text:span><text:span text:style-name="T119_91">resignation</text:span><text:span text:style-name="T119_92"><text:s/></text:span><text:span text:style-name="T119_93">shall</text:span><text:span text:style-name="T119_94"><text:s/></text:span><text:span text:style-name="T119_95">take</text:span><text:span text:style-name="T119_96"><text:s/></text:span><text:span text:style-name="T119_97">effect</text:span><text:span text:style-name="T119_98"><text:s/></text:span><text:span text:style-name="T119_99">at</text:span><text:span text:style-name="T119_100"><text:s/></text:span><text:span text:style-name="T119_101">the</text:span><text:span text:style-name="T119_102"><text:s/></text:span><text:span text:style-name="T119_103">date</text:span><text:span text:style-name="T119_104"><text:s/></text:span><text:span text:style-name="T119_105">of</text:span><text:span text:style-name="T119_106"><text:s/></text:span><text:span text:style-name="T119_107">receipt</text:span><text:span text:style-name="T119_108"><text:s/></text:span><text:span text:style-name="T119_109">of</text:span><text:span text:style-name="T119_110"><text:s/></text:span><text:span text:style-name="T119_111">such</text:span><text:span text:style-name="T119_112"><text:s/></text:span><text:span text:style-name="T119_113">notice</text:span><text:span text:style-name="T119_114"><text:s/></text:span><text:span text:style-name="T119_115">or</text:span><text:span text:style-name="T119_116"><text:s/></text:span><text:span text:style-name="T119_117">at</text:span><text:span text:style-name="T119_118"><text:s/></text:span><text:span text:style-name="T119_119">any</text:span><text:span text:style-name="T119_120"><text:s/></text:span><text:span text:style-name="T119_121">later</text:span><text:span text:style-name="T119_122"><text:s/></text:span><text:span text:style-name="T119_123">date</text:span><text:span text:style-name="T119_124"><text:s/></text:span><text:span text:style-name="T119_125">specified</text:span><text:span text:style-name="T119_126"><text:s/></text:span><text:span text:style-name="T119_127">therein</text:span><text:span text:style-name="T119_128">,<text:s/></text:span><text:span text:style-name="T119_129">and</text:span><text:span text:style-name="T119_130">,<text:s/></text:span><text:span text:style-name="T119_131">unless</text:span><text:span text:style-name="T119_132"><text:s/></text:span><text:span text:style-name="T119_133">otherwise</text:span><text:span text:style-name="T119_134"><text:s/></text:span><text:span text:style-name="T119_135">specified</text:span><text:span text:style-name="T119_136"><text:s/></text:span><text:span text:style-name="T119_137">therein</text:span><text:span text:style-name="T119_138">,<text:s/></text:span><text:span text:style-name="T119_139">the</text:span><text:span text:style-name="T119_140"><text:s/></text:span><text:span text:style-name="T119_141">acceptance</text:span><text:span text:style-name="T119_142"><text:s/></text:span><text:span text:style-name="T119_143">of</text:span><text:span text:style-name="T119_144"><text:s/></text:span><text:span text:style-name="T119_145">such</text:span><text:span text:style-name="T119_146"><text:s/></text:span><text:span text:style-name="T119_147">resignation</text:span><text:span text:style-name="T119_148"><text:s/></text:span><text:span text:style-name="T119_149">shall</text:span><text:span text:style-name="T119_150"><text:s/></text:span><text:span text:style-name="T119_151">not</text:span><text:span text:style-name="T119_152"><text:s/></text:span><text:span text:style-name="T119_153">be</text:span><text:span text:style-name="T119_154"><text:s/></text:span><text:span text:style-name="T119_155">necessary</text:span><text:span text:style-name="T119_156"><text:s/></text:span><text:span text:style-name="T119_157">to</text:span><text:span text:style-name="T119_158"><text:s/></text:span><text:span text:style-name="T119_159">make</text:span><text:span text:style-name="T119_160"><text:s/></text:span><text:span text:style-name="T119_161">it</text:span><text:span text:style-name="T119_162"><text:s/></text:span><text:span text:style-name="T119_163">effective</text:span><text:span text:style-name="T119_164">.<text:s/></text:span><text:span text:style-name="T119_165">The</text:span><text:span text:style-name="T119_166"><text:s/></text:span><text:span text:style-name="T119_167">above</text:span><text:span text:style-name="T119_168"><text:s/></text:span><text:span text:style-name="T119_169">provisions</text:span><text:span text:style-name="T119_170"><text:s/></text:span><text:span text:style-name="T119_171">of</text:span><text:span text:style-name="T119_172"><text:s/></text:span><text:span text:style-name="T119_173">this</text:span><text:span text:style-name="T119_174"><text:s/></text:span><text:span text:style-name="T119_175">section</text:span><text:span text:style-name="T119_176"><text:s/></text:span><text:span text:style-name="T119_177">shall</text:span><text:span text:style-name="T119_178"><text:s/></text:span><text:span text:style-name="T119_179">be</text:span><text:span text:style-name="T119_180"><text:s/></text:span><text:span text:style-name="T119_181">superseded</text:span><text:span text:style-name="T119_182"><text:s/></text:span><text:span text:style-name="T119_183">by</text:span><text:span text:style-name="T119_184"><text:s/></text:span><text:span text:style-name="T119_185">any</text:span><text:span text:style-name="T119_186"><text:s/></text:span><text:span text:style-name="T119_187">conflicting</text:span><text:span text:style-name="T119_188"><text:s/></text:span><text:span text:style-name="T119_189">terms</text:span><text:span text:style-name="T119_190"><text:s/></text:span><text:span text:style-name="T119_191">of</text:span><text:span text:style-name="T119_192"><text:s/></text:span><text:span text:style-name="T119_193">a</text:span><text:span text:style-name="T119_194"><text:s/></text:span><text:span text:style-name="T119_195">contract</text:span><text:span text:style-name="T119_196"><text:s/></text:span><text:span text:style-name="T119_197">which</text:span><text:span text:style-name="T119_198"><text:s/></text:span><text:span text:style-name="T119_199">has</text:span><text:span text:style-name="T119_200"><text:s/></text:span><text:span text:style-name="T119_201">been</text:span><text:span text:style-name="T119_202"><text:s/></text:span><text:span text:style-name="T119_203">approved</text:span><text:span text:style-name="T119_204"><text:s/></text:span><text:span text:style-name="T119_205">or</text:span><text:span text:style-name="T119_206"><text:s/></text:span><text:span text:style-name="T119_207">ratified</text:span><text:span text:style-name="T119_208"><text:s/></text:span><text:span text:style-name="T119_209">by</text:span><text:span text:style-name="T119_210"><text:s/></text:span><text:span text:style-name="T119_211">the</text:span><text:span text:style-name="T119_212"><text:s/></text:span><text:span text:style-name="T119_213">board</text:span><text:span text:style-name="T119_214"><text:s/></text:span><text:span text:style-name="T119_215">of</text:span><text:span text:style-name="T119_216"><text:s/></text:span><text:span text:style-name="T119_217">directors</text:span><text:span text:style-name="T119_218"><text:s/></text:span><text:span text:style-name="T119_219">relating</text:span><text:span text:style-name="T119_220"><text:s/></text:span><text:span text:style-name="T119_221">to</text:span><text:span text:style-name="T119_222"><text:s/></text:span><text:span text:style-name="T119_223">the</text:span><text:span text:style-name="T119_224"><text:s/></text:span><text:span text:style-name="T119_225">employment</text:span><text:span text:style-name="T119_226"><text:s/></text:span><text:span text:style-name="T119_227">of</text:span><text:span text:style-name="T119_228"><text:s/></text:span><text:span text:style-name="T119_229">any</text:span><text:span text:style-name="T119_230"><text:s/></text:span><text:span text:style-name="T119_231">officer</text:span><text:span text:style-name="T119_232"><text:s/></text:span><text:span text:style-name="T119_233">of</text:span><text:span text:style-name="T119_234"><text:s/></text:span><text:span text:style-name="T119_235">the</text:span><text:span text:style-name="T119_236"><text:s/></text:span><text:span text:style-name="T119_237">corporation</text:span><text:span text:style-name="T119_238">.</text:span></text:p>
      <text:p text:style-name="P120"/>
      <text:p text:style-name="P121"><text:span text:style-name="T121_1">Section</text:span><text:span text:style-name="T121_2"><text:s/>5.<text:s/></text:span><text:span text:style-name="T121_3">Vacancies</text:span></text:p>
      <text:p text:style-name="P122"><text:span text:style-name="T122_1">Any</text:span><text:span text:style-name="T122_2"><text:s/></text:span><text:span text:style-name="T122_3">vacancy</text:span><text:span text:style-name="T122_4"><text:s/></text:span><text:span text:style-name="T122_5">caused</text:span><text:span text:style-name="T122_6"><text:s/></text:span><text:span text:style-name="T122_7">by</text:span><text:span text:style-name="T122_8"><text:s/></text:span><text:span text:style-name="T122_9">the</text:span><text:span text:style-name="T122_10"><text:s/></text:span><text:span text:style-name="T122_11">death</text:span><text:span text:style-name="T122_12">,<text:s/></text:span><text:span text:style-name="T122_13">resignation</text:span><text:span text:style-name="T122_14">,<text:s/></text:span><text:span text:style-name="T122_15">removal</text:span><text:span text:style-name="T122_16">,<text:s/></text:span><text:span text:style-name="T122_17">disqualification</text:span><text:span text:style-name="T122_18">,<text:s/></text:span><text:span text:style-name="T122_19">or</text:span><text:span text:style-name="T122_20"><text:s/></text:span><text:span text:style-name="T122_21">otherwise</text:span><text:span text:style-name="T122_22">,<text:s/></text:span><text:span text:style-name="T122_23">of</text:span><text:span text:style-name="T122_24"><text:s/></text:span><text:span text:style-name="T122_25">any</text:span><text:span text:style-name="T122_26"><text:s/></text:span><text:span text:style-name="T122_27">officer</text:span><text:span text:style-name="T122_28"><text:s/></text:span><text:span text:style-name="T122_29">shall</text:span><text:span text:style-name="T122_30"><text:s/></text:span><text:span text:style-name="T122_31">be</text:span><text:span text:style-name="T122_32"><text:s/></text:span><text:span text:style-name="T122_33">filled</text:span><text:span text:style-name="T122_34"><text:s/></text:span><text:span text:style-name="T122_35">by</text:span><text:span text:style-name="T122_36"><text:s/></text:span><text:span text:style-name="T122_37">the</text:span><text:span text:style-name="T122_38"><text:s/></text:span><text:span text:style-name="T122_39">board</text:span><text:span text:style-name="T122_40"><text:s/></text:span><text:span text:style-name="T122_41">of</text:span><text:span text:style-name="T122_42"><text:s/></text:span><text:span text:style-name="T122_43">directors</text:span><text:span text:style-name="T122_44">.<text:s/></text:span><text:span text:style-name="T122_45">In</text:span><text:span text:style-name="T122_46"><text:s/></text:span><text:span text:style-name="T122_47">the</text:span><text:span text:style-name="T122_48"><text:s/></text:span><text:span text:style-name="T122_49">event</text:span><text:span text:style-name="T122_50"><text:s/></text:span><text:span text:style-name="T122_51">of</text:span><text:span text:style-name="T122_52"><text:s/></text:span><text:span text:style-name="T122_53">a</text:span><text:span text:style-name="T122_54"><text:s/></text:span><text:span text:style-name="T122_55">vacancy</text:span><text:span text:style-name="T122_56"><text:s/></text:span><text:span text:style-name="T122_57">in</text:span><text:span text:style-name="T122_58"><text:s/></text:span><text:span text:style-name="T122_59">any</text:span><text:span text:style-name="T122_60"><text:s/></text:span><text:span text:style-name="T122_61">office</text:span><text:span text:style-name="T122_62"><text:s/></text:span><text:span text:style-name="T122_63">other</text:span><text:span text:style-name="T122_64"><text:s/></text:span><text:span text:style-name="T122_65">than</text:span><text:span text:style-name="T122_66"><text:s/></text:span><text:span text:style-name="T122_67">that</text:span><text:span text:style-name="T122_68"><text:s/></text:span><text:span text:style-name="T122_69">of</text:span><text:span text:style-name="T122_70"><text:s/></text:span><text:span text:style-name="T122_71">president</text:span><text:span text:style-name="T122_72">,<text:s/></text:span><text:span text:style-name="T122_73">such</text:span><text:span text:style-name="T122_74"><text:s/></text:span><text:span text:style-name="T122_75">vacancy</text:span><text:span text:style-name="T122_76"><text:s/></text:span><text:span text:style-name="T122_77">may</text:span><text:span text:style-name="T122_78"><text:s/></text:span><text:span text:style-name="T122_79">be</text:span><text:span text:style-name="T122_80"><text:s/></text:span><text:span text:style-name="T122_81">filled</text:span><text:span text:style-name="T122_82"><text:s/></text:span><text:span text:style-name="T122_83">temporarily</text:span><text:span text:style-name="T122_84"><text:s/></text:span><text:span text:style-name="T122_85">by</text:span><text:span text:style-name="T122_86"><text:s/></text:span><text:span text:style-name="T122_87">appointment</text:span><text:span text:style-name="T122_88"><text:s/></text:span><text:span text:style-name="T122_89">by</text:span><text:span text:style-name="T122_90"><text:s/></text:span><text:span text:style-name="T122_91">the</text:span><text:span text:style-name="T122_92"><text:s/></text:span><text:span text:style-name="T122_93">president</text:span><text:span text:style-name="T122_94"><text:s/></text:span><text:span text:style-name="T122_95">until</text:span><text:span text:style-name="T122_96"><text:s/></text:span><text:span text:style-name="T122_97">such</text:span><text:span text:style-name="T122_98"><text:s/></text:span><text:span text:style-name="T122_99">time</text:span><text:span text:style-name="T122_100"><text:s/></text:span><text:span text:style-name="T122_101">as</text:span><text:span text:style-name="T122_102"><text:s/></text:span><text:span text:style-name="T122_103">the</text:span><text:span text:style-name="T122_104"><text:s/></text:span><text:span text:style-name="T122_105">board</text:span><text:span text:style-name="T122_106"><text:s/></text:span><text:span text:style-name="T122_107">shall</text:span><text:span text:style-name="T122_108"><text:s/></text:span><text:span text:style-name="T122_109">fill</text:span><text:span text:style-name="T122_110"><text:s/></text:span><text:span text:style-name="T122_111">the</text:span><text:span text:style-name="T122_112"><text:s/></text:span><text:span text:style-name="T122_113">vacancy</text:span><text:span text:style-name="T122_114">.<text:s/></text:span><text:span text:style-name="T122_115">Vacancies</text:span><text:span text:style-name="T122_116"><text:s/></text:span><text:span text:style-name="T122_117">occurring</text:span><text:span text:style-name="T122_118"><text:s/></text:span><text:span text:style-name="T122_119">in</text:span><text:span text:style-name="T122_120"><text:s/></text:span><text:span text:style-name="T122_121">offices</text:span><text:span text:style-name="T122_122"><text:s/></text:span><text:span text:style-name="T122_123">of</text:span><text:span text:style-name="T122_124"><text:s/></text:span><text:span text:style-name="T122_125">officers</text:span><text:span text:style-name="T122_126"><text:s/></text:span><text:span text:style-name="T122_127">appointed</text:span><text:span text:style-name="T122_128"><text:s/></text:span><text:span text:style-name="T122_129">at</text:span><text:span text:style-name="T122_130"><text:s/></text:span><text:span text:style-name="T122_131">the</text:span><text:span text:style-name="T122_132"><text:s/></text:span><text:span text:style-name="T122_133">discretion</text:span><text:span text:style-name="T122_134"><text:s/></text:span><text:span text:style-name="T122_135">of</text:span><text:span text:style-name="T122_136"><text:s/></text:span><text:span text:style-name="T122_137">the</text:span><text:span text:style-name="T122_138"><text:s/></text:span><text:span text:style-name="T122_139">board</text:span><text:span text:style-name="T122_140"><text:s/></text:span><text:span text:style-name="T122_141">may</text:span><text:span text:style-name="T122_142"><text:s/></text:span><text:span text:style-name="T122_143">or</text:span><text:span text:style-name="T122_144"><text:s/></text:span><text:span text:style-name="T122_145">may</text:span><text:span text:style-name="T122_146"><text:s/></text:span><text:span text:style-name="T122_147">not</text:span><text:span text:style-name="T122_148"><text:s/></text:span><text:span text:style-name="T122_149">be</text:span><text:span text:style-name="T122_150"><text:s/></text:span><text:span text:style-name="T122_151">filled</text:span><text:span text:style-name="T122_152"><text:s/></text:span><text:span text:style-name="T122_153">as</text:span><text:span text:style-name="T122_154"><text:s/></text:span><text:span text:style-name="T122_155">the</text:span><text:span text:style-name="T122_156"><text:s/></text:span><text:span text:style-name="T122_157">board</text:span><text:span text:style-name="T122_158"><text:s/></text:span><text:span text:style-name="T122_159">shall</text:span><text:span text:style-name="T122_160"><text:s/></text:span><text:span text:style-name="T122_161">determine</text:span><text:span text:style-name="T122_162">.</text:span></text:p>
      <text:p text:style-name="P123"/>
      <text:p text:style-name="P124"><text:span text:style-name="T124_1">Section</text:span><text:span text:style-name="T124_2"><text:s/>6.<text:s/></text:span><text:span text:style-name="T124_3">Duties</text:span><text:span text:style-name="T124_4"><text:s/></text:span><text:span text:style-name="T124_5">of</text:span><text:span text:style-name="T124_6"><text:s/></text:span><text:span text:style-name="T124_7">President</text:span></text:p>
      <text:p text:style-name="P125"><text:span text:style-name="T125_1">The</text:span><text:span text:style-name="T125_2"><text:s/></text:span><text:span text:style-name="T125_3">president</text:span><text:span text:style-name="T125_4"><text:s/></text:span><text:span text:style-name="T125_5">shall</text:span><text:span text:style-name="T125_6"><text:s/></text:span><text:span text:style-name="T125_7">be</text:span><text:span text:style-name="T125_8"><text:s/></text:span><text:span text:style-name="T125_9">the</text:span><text:span text:style-name="T125_10"><text:s/></text:span><text:span text:style-name="T125_11">chief</text:span><text:span text:style-name="T125_12"><text:s/></text:span><text:span text:style-name="T125_13">executive</text:span><text:span text:style-name="T125_14"><text:s/></text:span><text:span text:style-name="T125_15">officer</text:span><text:span text:style-name="T125_16"><text:s/></text:span><text:span text:style-name="T125_17">of</text:span><text:span text:style-name="T125_18"><text:s/></text:span><text:span text:style-name="T125_19">the</text:span><text:span text:style-name="T125_20"><text:s/></text:span><text:span text:style-name="T125_21">corporation</text:span><text:span text:style-name="T125_22"><text:s/></text:span><text:span text:style-name="T125_23">and</text:span><text:span text:style-name="T125_24"><text:s/></text:span><text:span text:style-name="T125_25">shall</text:span><text:span text:style-name="T125_26">,<text:s/></text:span><text:span text:style-name="T125_27">subject</text:span><text:span text:style-name="T125_28"><text:s/></text:span><text:span text:style-name="T125_29">to</text:span><text:span text:style-name="T125_30"><text:s/></text:span><text:span text:style-name="T125_31">the</text:span><text:span text:style-name="T125_32"><text:s/></text:span><text:span text:style-name="T125_33">control</text:span><text:span text:style-name="T125_34"><text:s/></text:span><text:span text:style-name="T125_35">of</text:span><text:span text:style-name="T125_36"><text:s/></text:span><text:span text:style-name="T125_37">the</text:span><text:span text:style-name="T125_38"><text:s/></text:span><text:span text:style-name="T125_39">board</text:span><text:span text:style-name="T125_40"><text:s/></text:span><text:span text:style-name="T125_41">of</text:span><text:span text:style-name="T125_42"><text:s/></text:span><text:span text:style-name="T125_43">directors</text:span><text:span text:style-name="T125_44">,<text:s/></text:span><text:span text:style-name="T125_45">supervise</text:span><text:span text:style-name="T125_46"><text:s/></text:span><text:span text:style-name="T125_47">and</text:span><text:span text:style-name="T125_48"><text:s/></text:span><text:span text:style-name="T125_49">control</text:span><text:span text:style-name="T125_50"><text:s/></text:span><text:span text:style-name="T125_51">the</text:span><text:span text:style-name="T125_52"><text:s/></text:span><text:span text:style-name="T125_53">affairs</text:span><text:span text:style-name="T125_54"><text:s/></text:span><text:span text:style-name="T125_55">of</text:span><text:span text:style-name="T125_56"><text:s/></text:span><text:span text:style-name="T125_57">the</text:span><text:span text:style-name="T125_58"><text:s/></text:span><text:span text:style-name="T125_59">corporation</text:span><text:span text:style-name="T125_60"><text:s/></text:span><text:span text:style-name="T125_61">and</text:span><text:span text:style-name="T125_62"><text:s/></text:span><text:span text:style-name="T125_63">the</text:span><text:span text:style-name="T125_64"><text:s/></text:span><text:span text:style-name="T125_65">activities</text:span><text:span text:style-name="T125_66"><text:s/></text:span><text:span text:style-name="T125_67">of</text:span><text:span text:style-name="T125_68"><text:s/></text:span><text:span text:style-name="T125_69">the</text:span><text:span text:style-name="T125_70"><text:s/></text:span><text:span text:style-name="T125_71">officers</text:span><text:span text:style-name="T125_72">.<text:s/></text:span><text:span text:style-name="T125_73">He</text:span><text:span text:style-name="T125_74"><text:s/></text:span><text:span text:style-name="T125_75">or</text:span><text:span text:style-name="T125_76"><text:s/></text:span><text:span text:style-name="T125_77">she</text:span><text:span text:style-name="T125_78"><text:s/></text:span><text:span text:style-name="T125_79">shall</text:span><text:span text:style-name="T125_80"><text:s/></text:span><text:span text:style-name="T125_81">perform</text:span><text:span text:style-name="T125_82"><text:s/></text:span><text:span text:style-name="T125_83">all</text:span><text:span text:style-name="T125_84"><text:s/></text:span><text:span text:style-name="T125_85">duties</text:span><text:span text:style-name="T125_86"><text:s/></text:span><text:span text:style-name="T125_87">incident</text:span><text:span text:style-name="T125_88"><text:s/></text:span><text:span text:style-name="T125_89">to</text:span><text:span text:style-name="T125_90"><text:s/></text:span><text:span text:style-name="T125_91">his</text:span><text:span text:style-name="T125_92"><text:s/></text:span><text:span text:style-name="T125_93">or</text:span><text:span text:style-name="T125_94"><text:s/></text:span><text:span text:style-name="T125_95">her</text:span><text:span text:style-name="T125_96"><text:s/></text:span><text:span text:style-name="T125_97">office</text:span><text:span text:style-name="T125_98"><text:s/></text:span><text:span text:style-name="T125_99">and</text:span><text:span text:style-name="T125_100"><text:s/></text:span><text:span text:style-name="T125_101">such</text:span><text:span text:style-name="T125_102"><text:s/></text:span><text:span text:style-name="T125_103">other</text:span><text:span text:style-name="T125_104"><text:s/></text:span><text:span text:style-name="T125_105">duties</text:span><text:span text:style-name="T125_106"><text:s/></text:span><text:span text:style-name="T125_107">as</text:span><text:span text:style-name="T125_108"><text:s/></text:span><text:span text:style-name="T125_109">may</text:span><text:span text:style-name="T125_110"><text:s/></text:span><text:span text:style-name="T125_111">be</text:span><text:span text:style-name="T125_112"><text:s/></text:span><text:span text:style-name="T125_113">required</text:span><text:span text:style-name="T125_114"><text:s/></text:span><text:span text:style-name="T125_115">by</text:span><text:span text:style-name="T125_116"><text:s/></text:span><text:span text:style-name="T125_117">law</text:span><text:span text:style-name="T125_118">,<text:s/></text:span><text:span text:style-name="T125_119">by</text:span><text:span text:style-name="T125_120"><text:s/></text:span><text:span text:style-name="T125_121">the</text:span><text:span text:style-name="T125_122"><text:s/></text:span><text:span text:style-name="T125_123">articles</text:span><text:span text:style-name="T125_124"><text:s/></text:span><text:span text:style-name="T125_125">of</text:span><text:span text:style-name="T125_126"><text:s/></text:span><text:span text:style-name="T125_127">incorporation</text:span><text:span text:style-name="T125_128">,<text:s/></text:span><text:span text:style-name="T125_129">or</text:span><text:span text:style-name="T125_130"><text:s/></text:span><text:span text:style-name="T125_131">by</text:span><text:span text:style-name="T125_132"><text:s/></text:span><text:span text:style-name="T125_133">these</text:span><text:span text:style-name="T125_134"><text:s/></text:span><text:span text:style-name="T125_135">bylaws</text:span><text:span text:style-name="T125_136">,<text:s/></text:span><text:span text:style-name="T125_137">or</text:span><text:span text:style-name="T125_138"><text:s/></text:span><text:span text:style-name="T125_139">which</text:span><text:span text:style-name="T125_140"><text:s/></text:span><text:span text:style-name="T125_141">may</text:span><text:span text:style-name="T125_142"><text:s/></text:span><text:span text:style-name="T125_143">be</text:span><text:span text:style-name="T125_144"><text:s/></text:span><text:span text:style-name="T125_145">prescribed</text:span><text:span text:style-name="T125_146"><text:s/></text:span><text:span text:style-name="T125_147">from</text:span><text:span text:style-name="T125_148"><text:s/></text:span><text:span text:style-name="T125_149">time</text:span><text:span text:style-name="T125_150"><text:s/></text:span><text:span text:style-name="T125_151">to</text:span><text:span text:style-name="T125_152"><text:s/></text:span><text:span text:style-name="T125_153">time</text:span><text:span text:style-name="T125_154"><text:s/></text:span><text:span text:style-name="T125_155">by</text:span><text:span text:style-name="T125_156"><text:s/></text:span><text:span text:style-name="T125_157">the</text:span><text:span text:style-name="T125_158"><text:s/></text:span><text:span text:style-name="T125_159">board</text:span><text:span text:style-name="T125_160"><text:s/></text:span><text:span text:style-name="T125_161">of</text:span><text:span text:style-name="T125_162"><text:s/></text:span><text:span text:style-name="T125_163">directors</text:span><text:span text:style-name="T125_164">.<text:s/></text:span><text:span text:style-name="T125_165">Unless</text:span><text:span text:style-name="T125_166"><text:s/></text:span><text:span text:style-name="T125_167">another</text:span><text:span text:style-name="T125_168"><text:s/></text:span><text:span text:style-name="T125_169">person</text:span><text:span text:style-name="T125_170"><text:s/></text:span><text:span text:style-name="T125_171">is</text:span><text:span text:style-name="T125_172"><text:s/></text:span><text:span text:style-name="T125_173">specifically</text:span><text:span text:style-name="T125_174"><text:s/></text:span><text:span text:style-name="T125_175">appointed</text:span><text:span text:style-name="T125_176"><text:s/></text:span><text:span text:style-name="T125_177">as</text:span><text:span text:style-name="T125_178"><text:s/></text:span><text:span text:style-name="T125_179">chairperson</text:span><text:span text:style-name="T125_180"><text:s/></text:span><text:span text:style-name="T125_181">of</text:span><text:span text:style-name="T125_182"><text:s/></text:span><text:span text:style-name="T125_183">the</text:span><text:span text:style-name="T125_184"><text:s/></text:span><text:span text:style-name="T125_185">board</text:span><text:span text:style-name="T125_186"><text:s/></text:span><text:span text:style-name="T125_187">of</text:span><text:span text:style-name="T125_188"><text:s/></text:span><text:span text:style-name="T125_189">directors</text:span><text:span text:style-name="T125_190">,<text:s/></text:span><text:span text:style-name="T125_191">the</text:span><text:span text:style-name="T125_192"><text:s/></text:span><text:span text:style-name="T125_193">president</text:span><text:span text:style-name="T125_194"><text:s/></text:span><text:span text:style-name="T125_195">shall</text:span><text:span text:style-name="T125_196"><text:s/></text:span><text:span text:style-name="T125_197">preside</text:span><text:span text:style-name="T125_198"><text:s/></text:span><text:span text:style-name="T125_199">at</text:span><text:span text:style-name="T125_200"><text:s/></text:span><text:span text:style-name="T125_201">all</text:span><text:span text:style-name="T125_202"><text:s/></text:span><text:span text:style-name="T125_203">meetings</text:span><text:span text:style-name="T125_204"><text:s/></text:span><text:span text:style-name="T125_205">of</text:span><text:span text:style-name="T125_206"><text:s/></text:span><text:span text:style-name="T125_207">the</text:span><text:span text:style-name="T125_208"><text:s/></text:span><text:span text:style-name="T125_209">board</text:span><text:span text:style-name="T125_210"><text:s/></text:span><text:span text:style-name="T125_211">of</text:span><text:span text:style-name="T125_212"><text:s/></text:span><text:span text:style-name="T125_213">directors</text:span><text:span text:style-name="T125_214"><text:s/></text:span><text:span text:style-name="T125_215">and</text:span><text:span text:style-name="T125_216">,<text:s/></text:span><text:span text:style-name="T125_217">if</text:span><text:span text:style-name="T125_218"><text:s/></text:span><text:span text:style-name="T125_219">this</text:span><text:span text:style-name="T125_220"><text:s/></text:span><text:span text:style-name="T125_221">corporation</text:span><text:span text:style-name="T125_222"><text:s/></text:span><text:span text:style-name="T125_223">has</text:span><text:span text:style-name="T125_224"><text:s/></text:span><text:span text:style-name="T125_225">members</text:span><text:span text:style-name="T125_226">,<text:s/></text:span><text:span text:style-name="T125_227">at</text:span><text:span text:style-name="T125_228"><text:s/></text:span><text:span text:style-name="T125_229">all</text:span><text:span text:style-name="T125_230"><text:s/></text:span><text:span text:style-name="T125_231">meetings</text:span><text:span text:style-name="T125_232"><text:s/></text:span><text:span text:style-name="T125_233">of</text:span><text:span text:style-name="T125_234"><text:s/></text:span><text:span text:style-name="T125_235">the</text:span><text:span text:style-name="T125_236"><text:s/></text:span><text:span text:style-name="T125_237">members</text:span><text:span text:style-name="T125_238">.<text:s/></text:span><text:span text:style-name="T125_239">Except</text:span><text:span text:style-name="T125_240"><text:s/></text:span><text:span text:style-name="T125_241">as</text:span><text:span text:style-name="T125_242"><text:s/></text:span><text:span text:style-name="T125_243">otherwise</text:span><text:span text:style-name="T125_244"><text:s/></text:span><text:span text:style-name="T125_245">expressly</text:span><text:span text:style-name="T125_246"><text:s/></text:span><text:span text:style-name="T125_247">provided</text:span><text:span text:style-name="T125_248"><text:s/></text:span><text:span text:style-name="T125_249">by</text:span><text:span text:style-name="T125_250"><text:s/></text:span><text:span text:style-name="T125_251">law</text:span><text:span text:style-name="T125_252">,<text:s/></text:span><text:span text:style-name="T125_253">by</text:span><text:span text:style-name="T125_254"><text:s/></text:span><text:span text:style-name="T125_255">the</text:span><text:span text:style-name="T125_256"><text:s/></text:span><text:span text:style-name="T125_257">articles</text:span><text:span text:style-name="T125_258"><text:s/></text:span><text:span text:style-name="T125_259">of</text:span><text:span text:style-name="T125_260"><text:s/></text:span><text:span text:style-name="T125_261">incorporation</text:span><text:span text:style-name="T125_262">,<text:s/></text:span><text:span text:style-name="T125_263">or</text:span><text:span text:style-name="T125_264"><text:s/></text:span><text:span text:style-name="T125_265">by</text:span><text:span text:style-name="T125_266"><text:s/></text:span><text:span text:style-name="T125_267">these</text:span><text:span text:style-name="T125_268"><text:s/></text:span><text:span text:style-name="T125_269">bylaws</text:span><text:span text:style-name="T125_270">,<text:s/></text:span><text:span text:style-name="T125_271">he</text:span><text:span text:style-name="T125_272"><text:s/></text:span><text:span text:style-name="T125_273">or</text:span><text:span text:style-name="T125_274"><text:s/></text:span><text:span text:style-name="T125_275">she</text:span><text:span text:style-name="T125_276"><text:s/></text:span><text:span text:style-name="T125_277">shall</text:span><text:span text:style-name="T125_278">,<text:s/></text:span><text:span text:style-name="T125_279">in</text:span><text:span text:style-name="T125_280"><text:s/></text:span><text:span text:style-name="T125_281">the</text:span><text:span text:style-name="T125_282"><text:s/></text:span><text:span text:style-name="T125_283">name</text:span><text:span text:style-name="T125_284"><text:s/></text:span><text:span text:style-name="T125_285">of</text:span><text:span text:style-name="T125_286"><text:s/></text:span><text:span text:style-name="T125_287">the</text:span><text:span text:style-name="T125_288"><text:s/></text:span><text:span text:style-name="T125_289">corporation</text:span><text:span text:style-name="T125_290">,<text:s/></text:span><text:span text:style-name="T125_291">execute</text:span><text:span text:style-name="T125_292"><text:s/></text:span><text:span text:style-name="T125_293">such</text:span><text:span text:style-name="T125_294"><text:s/></text:span><text:span text:style-name="T125_295">deeds</text:span><text:span text:style-name="T125_296">,<text:s/></text:span><text:span text:style-name="T125_297">mortgages</text:span><text:span text:style-name="T125_298">,<text:s/></text:span><text:span text:style-name="T125_299">bonds</text:span><text:span text:style-name="T125_300">,<text:s/></text:span><text:span text:style-name="T125_301">contracts</text:span><text:span text:style-name="T125_302">,<text:s/></text:span><text:span text:style-name="T125_303">checks</text:span><text:span text:style-name="T125_304">,<text:s/></text:span><text:span text:style-name="T125_305">or</text:span><text:span text:style-name="T125_306"><text:s/></text:span><text:span text:style-name="T125_307">other</text:span><text:span text:style-name="T125_308"><text:s/></text:span><text:span text:style-name="T125_309">instruments</text:span><text:span text:style-name="T125_310"><text:s/></text:span><text:span text:style-name="T125_311">which</text:span><text:span text:style-name="T125_312"><text:s/></text:span><text:span text:style-name="T125_313">may</text:span><text:span text:style-name="T125_314"><text:s/></text:span><text:span text:style-name="T125_315">from</text:span><text:span text:style-name="T125_316"><text:s/></text:span><text:span text:style-name="T125_317">time</text:span><text:span text:style-name="T125_318"><text:s/></text:span><text:span text:style-name="T125_319">to</text:span><text:span text:style-name="T125_320"><text:s/></text:span><text:span text:style-name="T125_321">time</text:span><text:span text:style-name="T125_322"><text:s/></text:span><text:span text:style-name="T125_323">be</text:span><text:span text:style-name="T125_324"><text:s/></text:span><text:span text:style-name="T125_325">authorized</text:span><text:span text:style-name="T125_326"><text:s/></text:span><text:span text:style-name="T125_327">by</text:span><text:span text:style-name="T125_328"><text:s/></text:span><text:span text:style-name="T125_329">the</text:span><text:span text:style-name="T125_330"><text:s/></text:span><text:span text:style-name="T125_331">board</text:span><text:span text:style-name="T125_332"><text:s/></text:span><text:span text:style-name="T125_333">of</text:span><text:span text:style-name="T125_334"><text:s/></text:span><text:span text:style-name="T125_335">directors</text:span><text:span text:style-name="T125_336">.</text:span></text:p>
      <text:p text:style-name="P126"/>
      <text:p text:style-name="P127"><text:span text:style-name="T127_1">Section</text:span><text:span text:style-name="T127_2"><text:s/>7.<text:s/></text:span><text:span text:style-name="T127_3">Duties</text:span><text:span text:style-name="T127_4"><text:s/></text:span><text:span text:style-name="T127_5">of</text:span><text:span text:style-name="T127_6"><text:s/></text:span><text:span text:style-name="T127_7">Vice</text:span><text:span text:style-name="T127_8"><text:s/></text:span><text:span text:style-name="T127_9">President</text:span></text:p>
      <text:p text:style-name="P128"><text:span text:style-name="T128_1">In</text:span><text:span text:style-name="T128_2"><text:s/></text:span><text:span text:style-name="T128_3">the</text:span><text:span text:style-name="T128_4"><text:s/></text:span><text:span text:style-name="T128_5">absence</text:span><text:span text:style-name="T128_6"><text:s/></text:span><text:span text:style-name="T128_7">of</text:span><text:span text:style-name="T128_8"><text:s/></text:span><text:span text:style-name="T128_9">the</text:span><text:span text:style-name="T128_10"><text:s/></text:span><text:span text:style-name="T128_11">president</text:span><text:span text:style-name="T128_12">,<text:s/></text:span><text:span text:style-name="T128_13">or</text:span><text:span text:style-name="T128_14"><text:s/></text:span><text:span text:style-name="T128_15">in</text:span><text:span text:style-name="T128_16"><text:s/></text:span><text:span text:style-name="T128_17">the</text:span><text:span text:style-name="T128_18"><text:s/></text:span><text:span text:style-name="T128_19">event</text:span><text:span text:style-name="T128_20"><text:s/></text:span><text:span text:style-name="T128_21">of</text:span><text:span text:style-name="T128_22"><text:s/></text:span><text:span text:style-name="T128_23">his</text:span><text:span text:style-name="T128_24"><text:s/></text:span><text:span text:style-name="T128_25">or</text:span><text:span text:style-name="T128_26"><text:s/></text:span><text:span text:style-name="T128_27">her</text:span><text:span text:style-name="T128_28"><text:s/></text:span><text:span text:style-name="T128_29">inability</text:span><text:span text:style-name="T128_30"><text:s/></text:span><text:span text:style-name="T128_31">or</text:span><text:span text:style-name="T128_32"><text:s/></text:span><text:span text:style-name="T128_33">refusal</text:span><text:span text:style-name="T128_34"><text:s/></text:span><text:span text:style-name="T128_35">to</text:span><text:span text:style-name="T128_36"><text:s/></text:span><text:span text:style-name="T128_37">act</text:span><text:span text:style-name="T128_38">,<text:s/></text:span><text:span text:style-name="T128_39">the</text:span><text:span text:style-name="T128_40"><text:s/></text:span><text:span text:style-name="T128_41">vice</text:span><text:span text:style-name="T128_42"><text:s/></text:span><text:span text:style-name="T128_43">president</text:span><text:span text:style-name="T128_44"><text:s/></text:span><text:span text:style-name="T128_45">shall</text:span><text:span text:style-name="T128_46"><text:s/></text:span><text:span text:style-name="T128_47">perform</text:span><text:span text:style-name="T128_48"><text:s/></text:span><text:span text:style-name="T128_49">all</text:span><text:span text:style-name="T128_50"><text:s/></text:span><text:span text:style-name="T128_51">the</text:span><text:span text:style-name="T128_52"><text:s/></text:span><text:span text:style-name="T128_53">duties</text:span><text:span text:style-name="T128_54"><text:s/></text:span><text:span text:style-name="T128_55">of</text:span><text:span text:style-name="T128_56"><text:s/></text:span><text:span text:style-name="T128_57">the</text:span><text:span text:style-name="T128_58"><text:s/></text:span><text:span text:style-name="T128_59">president</text:span><text:span text:style-name="T128_60">,<text:s/></text:span><text:span text:style-name="T128_61">and</text:span><text:span text:style-name="T128_62"><text:s/></text:span><text:span text:style-name="T128_63">when</text:span><text:span text:style-name="T128_64"><text:s/></text:span><text:span text:style-name="T128_65">so</text:span><text:span text:style-name="T128_66"><text:s/></text:span><text:span text:style-name="T128_67">acting</text:span><text:span text:style-name="T128_68"><text:s/></text:span><text:span text:style-name="T128_69">shall</text:span><text:span text:style-name="T128_70"><text:s/></text:span><text:span text:style-name="T128_71">have</text:span><text:span text:style-name="T128_72"><text:s/></text:span><text:span text:style-name="T128_73">all</text:span><text:span text:style-name="T128_74"><text:s/></text:span><text:span text:style-name="T128_75">the</text:span><text:span text:style-name="T128_76"><text:s/></text:span><text:span text:style-name="T128_77">powers</text:span><text:span text:style-name="T128_78"><text:s/></text:span><text:span text:style-name="T128_79">of</text:span><text:span text:style-name="T128_80">,<text:s/></text:span><text:span text:style-name="T128_81">and</text:span><text:span text:style-name="T128_82"><text:s/></text:span><text:span text:style-name="T128_83">be</text:span><text:span text:style-name="T128_84"><text:s/></text:span><text:span text:style-name="T128_85">subject</text:span><text:span text:style-name="T128_86"><text:s/></text:span><text:span text:style-name="T128_87">to</text:span><text:span text:style-name="T128_88"><text:s/></text:span><text:span text:style-name="T128_89">all</text:span><text:span text:style-name="T128_90"><text:s/></text:span><text:span text:style-name="T128_91">the</text:span><text:span text:style-name="T128_92"><text:s/></text:span><text:span text:style-name="T128_93">restrictions</text:span><text:span text:style-name="T128_94"><text:s/></text:span><text:span text:style-name="T128_95">on</text:span><text:span text:style-name="T128_96">,<text:s/></text:span><text:span text:style-name="T128_97">the</text:span><text:span text:style-name="T128_98"><text:s/></text:span><text:span text:style-name="T128_99">president</text:span><text:span text:style-name="T128_100">.<text:s/></text:span><text:span text:style-name="T128_101">The</text:span><text:span text:style-name="T128_102"><text:s/></text:span><text:span text:style-name="T128_103">vice</text:span><text:span text:style-name="T128_104"><text:s/></text:span><text:span text:style-name="T128_105">president</text:span><text:span text:style-name="T128_106"><text:s/></text:span><text:span text:style-name="T128_107">shall</text:span><text:span text:style-name="T128_108"><text:s/></text:span><text:span text:style-name="T128_109">have</text:span><text:span text:style-name="T128_110"><text:s/></text:span><text:span text:style-name="T128_111">other</text:span><text:span text:style-name="T128_112"><text:s/></text:span><text:span text:style-name="T128_113">powers</text:span><text:span text:style-name="T128_114"><text:s/></text:span><text:span text:style-name="T128_115">and</text:span><text:span text:style-name="T128_116"><text:s/></text:span><text:span text:style-name="T128_117">perform</text:span><text:span text:style-name="T128_118"><text:s/></text:span><text:span text:style-name="T128_119">such</text:span><text:span text:style-name="T128_120"><text:s/></text:span><text:span text:style-name="T128_121">other</text:span><text:span text:style-name="T128_122"><text:s/></text:span><text:span text:style-name="T128_123">duties</text:span><text:span text:style-name="T128_124"><text:s/></text:span><text:span text:style-name="T128_125">as</text:span><text:span text:style-name="T128_126"><text:s/></text:span><text:span text:style-name="T128_127">may</text:span><text:span text:style-name="T128_128"><text:s/></text:span><text:span text:style-name="T128_129">be</text:span><text:span text:style-name="T128_130"><text:s/></text:span><text:span text:style-name="T128_131">prescribed</text:span><text:span text:style-name="T128_132"><text:s/></text:span><text:span text:style-name="T128_133">by</text:span><text:span text:style-name="T128_134"><text:s/></text:span><text:span text:style-name="T128_135">law</text:span><text:span text:style-name="T128_136">,<text:s/></text:span><text:span text:style-name="T128_137">by</text:span><text:span text:style-name="T128_138"><text:s/></text:span><text:span text:style-name="T128_139">the</text:span><text:span text:style-name="T128_140"><text:s/></text:span><text:span text:style-name="T128_141">articles</text:span><text:span text:style-name="T128_142"><text:s/></text:span><text:span text:style-name="T128_143">of</text:span><text:span text:style-name="T128_144"><text:s/></text:span><text:span text:style-name="T128_145">incorporation</text:span><text:span text:style-name="T128_146">,<text:s/></text:span><text:span text:style-name="T128_147">or</text:span><text:span text:style-name="T128_148"><text:s/></text:span><text:span text:style-name="T128_149">by</text:span><text:span text:style-name="T128_150"><text:s/></text:span><text:span text:style-name="T128_151">these</text:span><text:span text:style-name="T128_152"><text:s/></text:span><text:span text:style-name="T128_153">bylaws</text:span><text:span text:style-name="T128_154">,<text:s/></text:span><text:span text:style-name="T128_155">or</text:span><text:span text:style-name="T128_156"><text:s/></text:span><text:span text:style-name="T128_157">as</text:span><text:span text:style-name="T128_158"><text:s/></text:span><text:span text:style-name="T128_159">may</text:span><text:span text:style-name="T128_160"><text:s/></text:span><text:span text:style-name="T128_161">be</text:span><text:span text:style-name="T128_162"><text:s/></text:span><text:span text:style-name="T128_163">prescribed</text:span><text:span text:style-name="T128_164"><text:s/></text:span><text:span text:style-name="T128_165">by</text:span><text:span text:style-name="T128_166"><text:s/></text:span><text:span text:style-name="T128_167">the</text:span><text:span text:style-name="T128_168"><text:s/></text:span><text:span text:style-name="T128_169">board</text:span><text:span text:style-name="T128_170"><text:s/></text:span><text:span text:style-name="T128_171">of</text:span><text:span text:style-name="T128_172"><text:s/></text:span><text:span text:style-name="T128_173">directors</text:span><text:span text:style-name="T128_174">.</text:span></text:p>
      <text:p text:style-name="P129"/>
      <text:p text:style-name="P130"><text:span text:style-name="T130_1">Section</text:span><text:span text:style-name="T130_2"><text:s/>8.<text:s/></text:span><text:span text:style-name="T130_3">Duties</text:span><text:span text:style-name="T130_4"><text:s/></text:span><text:span text:style-name="T130_5">of</text:span><text:span text:style-name="T130_6"><text:s/></text:span><text:span text:style-name="T130_7">Secretary</text:span></text:p>
      <text:p text:style-name="P131"><text:span text:style-name="T131_1">The</text:span><text:span text:style-name="T131_2"><text:s/></text:span><text:span text:style-name="T131_3">secretary</text:span><text:span text:style-name="T131_4"><text:s/></text:span><text:span text:style-name="T131_5">shall</text:span><text:span text:style-name="T131_6">:</text:span></text:p>
      <text:p text:style-name="P132"><text:span text:style-name="T132_1">Certify</text:span><text:span text:style-name="T132_2"><text:s/></text:span><text:span text:style-name="T132_3">and</text:span><text:span text:style-name="T132_4"><text:s/></text:span><text:span text:style-name="T132_5">keep</text:span><text:span text:style-name="T132_6"><text:s/></text:span><text:span text:style-name="T132_7">a</text:span><text:span text:style-name="T132_8"><text:s/></text:span><text:span text:style-name="T132_9">copy</text:span><text:span text:style-name="T132_10"><text:s/></text:span><text:span text:style-name="T132_11">of</text:span><text:span text:style-name="T132_12"><text:s/></text:span><text:span text:style-name="T132_13">these</text:span><text:span text:style-name="T132_14"><text:s/></text:span><text:span text:style-name="T132_15">bylaws</text:span><text:span text:style-name="T132_16"><text:s/></text:span><text:span text:style-name="T132_17">as</text:span><text:span text:style-name="T132_18"><text:s/></text:span><text:span text:style-name="T132_19">amended</text:span><text:span text:style-name="T132_20"><text:s/></text:span><text:span text:style-name="T132_21">or</text:span><text:span text:style-name="T132_22"><text:s/></text:span><text:span text:style-name="T132_23">otherwise</text:span><text:span text:style-name="T132_24"><text:s/></text:span><text:span text:style-name="T132_25">altered</text:span><text:span text:style-name="T132_26"><text:s/></text:span><text:span text:style-name="T132_27">to</text:span><text:span text:style-name="T132_28"><text:s/></text:span><text:span text:style-name="T132_29">date</text:span><text:span text:style-name="T132_30">.</text:span></text:p>
      <text:p text:style-name="P133"><text:span text:style-name="T133_1">Maintain</text:span><text:span text:style-name="T133_2">,<text:s/></text:span><text:span text:style-name="T133_3">back</text:span><text:span text:style-name="T133_4"><text:s/></text:span><text:span text:style-name="T133_5">up</text:span><text:span text:style-name="T133_6">,<text:s/></text:span><text:span text:style-name="T133_7">and</text:span><text:span text:style-name="T133_8"><text:s/></text:span><text:span text:style-name="T133_9">verify</text:span><text:span text:style-name="T133_10"><text:s/></text:span><text:span text:style-name="T133_11">electronic</text:span><text:span text:style-name="T133_12"><text:s/></text:span><text:span text:style-name="T133_13">publication</text:span><text:span text:style-name="T133_14"><text:s/></text:span><text:span text:style-name="T133_15">of</text:span><text:span text:style-name="T133_16"><text:s/></text:span><text:span text:style-name="T133_17">an</text:span><text:span text:style-name="T133_18"><text:s/></text:span><text:span text:style-name="T133_19">electronic</text:span><text:span text:style-name="T133_20"><text:s/></text:span><text:span text:style-name="T133_21">record</text:span><text:span text:style-name="T133_22"><text:s/></text:span><text:span text:style-name="T133_23">of</text:span><text:span text:style-name="T133_24"><text:s/></text:span><text:span text:style-name="T133_25">the</text:span><text:span text:style-name="T133_26"><text:s/></text:span><text:span text:style-name="T133_27">bylaws</text:span><text:span text:style-name="T133_28">,<text:s/></text:span><text:span text:style-name="T133_29">minutes</text:span><text:span text:style-name="T133_30"><text:s/></text:span><text:span text:style-name="T133_31">of</text:span><text:span text:style-name="T133_32"><text:s/></text:span><text:span text:style-name="T133_33">all</text:span><text:span text:style-name="T133_34"><text:s/></text:span><text:span text:style-name="T133_35">meetings</text:span><text:span text:style-name="T133_36"><text:s/></text:span><text:span text:style-name="T133_37">of</text:span><text:span text:style-name="T133_38"><text:s/></text:span><text:span text:style-name="T133_39">the</text:span><text:span text:style-name="T133_40"><text:s/></text:span><text:span text:style-name="T133_41">directors</text:span><text:span text:style-name="T133_42">,<text:s/></text:span><text:span text:style-name="T133_43">and</text:span><text:span text:style-name="T133_44">,<text:s/></text:span><text:span text:style-name="T133_45">if</text:span><text:span text:style-name="T133_46"><text:s/></text:span><text:span text:style-name="T133_47">applicable</text:span><text:span text:style-name="T133_48">,<text:s/></text:span><text:span text:style-name="T133_49">meetings</text:span><text:span text:style-name="T133_50"><text:s/></text:span><text:span text:style-name="T133_51">of</text:span><text:span text:style-name="T133_52"><text:s/></text:span><text:span text:style-name="T133_53">committees</text:span><text:span text:style-name="T133_54"><text:s/></text:span><text:span text:style-name="T133_55">of</text:span><text:span text:style-name="T133_56"><text:s/></text:span><text:span text:style-name="T133_57">directors</text:span><text:span text:style-name="T133_58"><text:s/></text:span><text:span text:style-name="T133_59">and</text:span><text:span text:style-name="T133_60"><text:s/></text:span><text:span text:style-name="T133_61">of</text:span><text:span text:style-name="T133_62"><text:s/></text:span><text:span text:style-name="T133_63">members</text:span><text:span text:style-name="T133_64">,<text:s/></text:span><text:span text:style-name="T133_65">recording</text:span><text:span text:style-name="T133_66"><text:s/></text:span><text:span text:style-name="T133_67">therein</text:span><text:span text:style-name="T133_68"><text:s/></text:span><text:span text:style-name="T133_69">the</text:span><text:span text:style-name="T133_70"><text:s/></text:span><text:span text:style-name="T133_71">time</text:span><text:span text:style-name="T133_72"><text:s/></text:span><text:span text:style-name="T133_73">and</text:span><text:span text:style-name="T133_74"><text:s/></text:span><text:span text:style-name="T133_75">place</text:span><text:span text:style-name="T133_76"><text:s/></text:span><text:span text:style-name="T133_77">of</text:span><text:span text:style-name="T133_78"><text:s/></text:span><text:span text:style-name="T133_79">holding</text:span><text:span text:style-name="T133_80">,<text:s/></text:span><text:span text:style-name="T133_81">whether</text:span><text:span text:style-name="T133_82"><text:s/></text:span><text:span text:style-name="T133_83">regular</text:span><text:span text:style-name="T133_84"><text:s/></text:span><text:span text:style-name="T133_85">or</text:span><text:span text:style-name="T133_86"><text:s/></text:span><text:span text:style-name="T133_87">special</text:span><text:span text:style-name="T133_88">,<text:s/></text:span><text:span text:style-name="T133_89">how</text:span><text:span text:style-name="T133_90"><text:s/></text:span><text:span text:style-name="T133_91">called</text:span><text:span text:style-name="T133_92">,<text:s/></text:span><text:span text:style-name="T133_93">how</text:span><text:span text:style-name="T133_94"><text:s/></text:span><text:span text:style-name="T133_95">notice</text:span><text:span text:style-name="T133_96"><text:s/></text:span><text:span text:style-name="T133_97">thereof</text:span><text:span text:style-name="T133_98"><text:s/></text:span><text:span text:style-name="T133_99">was</text:span><text:span text:style-name="T133_100"><text:s/></text:span><text:span text:style-name="T133_101">given</text:span><text:span text:style-name="T133_102">,<text:s/></text:span><text:span text:style-name="T133_103">the</text:span><text:span text:style-name="T133_104"><text:s/></text:span><text:span text:style-name="T133_105">names</text:span><text:span text:style-name="T133_106"><text:s/></text:span><text:span text:style-name="T133_107">of</text:span><text:span text:style-name="T133_108"><text:s/></text:span><text:span text:style-name="T133_109">those</text:span><text:span text:style-name="T133_110"><text:s/></text:span><text:span text:style-name="T133_111">present</text:span><text:span text:style-name="T133_112"><text:s/></text:span><text:span text:style-name="T133_113">or</text:span><text:span text:style-name="T133_114"><text:s/></text:span><text:span text:style-name="T133_115">represented</text:span><text:span text:style-name="T133_116"><text:s/></text:span><text:span text:style-name="T133_117">at</text:span><text:span text:style-name="T133_118"><text:s/></text:span><text:span text:style-name="T133_119">the</text:span><text:span text:style-name="T133_120"><text:s/></text:span><text:span text:style-name="T133_121">meeting</text:span><text:span text:style-name="T133_122">,<text:s/></text:span><text:span text:style-name="T133_123">and</text:span><text:span text:style-name="T133_124"><text:s/></text:span><text:span text:style-name="T133_125">the</text:span><text:span text:style-name="T133_126"><text:s/></text:span><text:span text:style-name="T133_127">proceedings</text:span><text:span text:style-name="T133_128"><text:s/></text:span><text:span text:style-name="T133_129">thereof</text:span><text:span text:style-name="T133_130">.</text:span></text:p>
      <text:p text:style-name="P134"><text:span text:style-name="T134_1">Ensure</text:span><text:span text:style-name="T134_2"><text:s/></text:span><text:span text:style-name="T134_3">that</text:span><text:span text:style-name="T134_4"><text:s/></text:span><text:span text:style-name="T134_5">the</text:span><text:span text:style-name="T134_6"><text:s/></text:span><text:span text:style-name="T134_7">minutes</text:span><text:span text:style-name="T134_8"><text:s/></text:span><text:span text:style-name="T134_9">of</text:span><text:span text:style-name="T134_10"><text:s/></text:span><text:span text:style-name="T134_11">meetings</text:span><text:span text:style-name="T134_12"><text:s/></text:span><text:span text:style-name="T134_13">of</text:span><text:span text:style-name="T134_14"><text:s/></text:span><text:span text:style-name="T134_15">the</text:span><text:span text:style-name="T134_16"><text:s/></text:span><text:span text:style-name="T134_17">corporation</text:span><text:span text:style-name="T134_18">,<text:s/></text:span><text:span text:style-name="T134_19">any</text:span><text:span text:style-name="T134_20"><text:s/></text:span><text:span text:style-name="T134_21">written</text:span><text:span text:style-name="T134_22"><text:s/></text:span><text:span text:style-name="T134_23">consents</text:span><text:span text:style-name="T134_24"><text:s/></text:span><text:span text:style-name="T134_25">approving</text:span><text:span text:style-name="T134_26"><text:s/></text:span><text:span text:style-name="T134_27">action</text:span><text:span text:style-name="T134_28"><text:s/></text:span><text:span text:style-name="T134_29">taken</text:span><text:span text:style-name="T134_30"><text:s/></text:span><text:span text:style-name="T134_31">without</text:span><text:span text:style-name="T134_32"><text:s/></text:span><text:span text:style-name="T134_33">a</text:span><text:span text:style-name="T134_34"><text:s/></text:span><text:span text:style-name="T134_35">meeting</text:span><text:span text:style-name="T134_36">,<text:s/></text:span><text:span text:style-name="T134_37">and</text:span><text:span text:style-name="T134_38"><text:s/></text:span><text:span text:style-name="T134_39">any</text:span><text:span text:style-name="T134_40"><text:s/></text:span><text:span text:style-name="T134_41">supporting</text:span><text:span text:style-name="T134_42"><text:s/></text:span><text:span text:style-name="T134_43">documents</text:span><text:span text:style-name="T134_44"><text:s/></text:span><text:span text:style-name="T134_45">pertaining</text:span><text:span text:style-name="T134_46"><text:s/></text:span><text:span text:style-name="T134_47">to</text:span><text:span text:style-name="T134_48"><text:s/></text:span><text:span text:style-name="T134_49">meetings</text:span><text:span text:style-name="T134_50">,<text:s/></text:span><text:span text:style-name="T134_51">minutes</text:span><text:span text:style-name="T134_52">,<text:s/></text:span><text:span text:style-name="T134_53">and</text:span><text:span text:style-name="T134_54"><text:s/></text:span><text:span text:style-name="T134_55">consents</text:span><text:span text:style-name="T134_56"><text:s/></text:span><text:span text:style-name="T134_57">shall</text:span><text:span text:style-name="T134_58"><text:s/></text:span><text:span text:style-name="T134_59">be</text:span><text:span text:style-name="T134_60"><text:s/></text:span><text:span text:style-name="T134_61">contemporaneously</text:span><text:span text:style-name="T134_62"><text:s/></text:span><text:span text:style-name="T134_63">recorded</text:span><text:span text:style-name="T134_64"><text:s/></text:span><text:span text:style-name="T134_65">in</text:span><text:span text:style-name="T134_66"><text:s/></text:span><text:span text:style-name="T134_67">the</text:span><text:span text:style-name="T134_68"><text:s/></text:span><text:span text:style-name="T134_69">corporate</text:span><text:span text:style-name="T134_70"><text:s/></text:span><text:span text:style-name="T134_71">records</text:span><text:span text:style-name="T134_72"><text:s/></text:span><text:span text:style-name="T134_73">of</text:span><text:span text:style-name="T134_74"><text:s/></text:span><text:span text:style-name="T134_75">this</text:span><text:span text:style-name="T134_76"><text:s/></text:span><text:span text:style-name="T134_77">corporation</text:span><text:span text:style-name="T134_78">.<text:s/>"</text:span><text:span text:style-name="T134_79">Contemporaneously</text:span><text:span text:style-name="T134_80">"<text:s/></text:span><text:span text:style-name="T134_81">in</text:span><text:span text:style-name="T134_82"><text:s/></text:span><text:span text:style-name="T134_83">this</text:span><text:span text:style-name="T134_84"><text:s/></text:span><text:span text:style-name="T134_85">context</text:span><text:span text:style-name="T134_86"><text:s/></text:span><text:span text:style-name="T134_87">means</text:span><text:span text:style-name="T134_88"><text:s/></text:span><text:span text:style-name="T134_89">that</text:span><text:span text:style-name="T134_90"><text:s/></text:span><text:span text:style-name="T134_91">the</text:span><text:span text:style-name="T134_92"><text:s/></text:span><text:span text:style-name="T134_93">minutes</text:span><text:span text:style-name="T134_94">,<text:s/></text:span><text:span text:style-name="T134_95">consents</text:span><text:span text:style-name="T134_96">,<text:s/></text:span><text:span text:style-name="T134_97">and</text:span><text:span text:style-name="T134_98"><text:s/></text:span><text:span text:style-name="T134_99">supporting</text:span><text:span text:style-name="T134_100"><text:s/></text:span><text:span text:style-name="T134_101">documents</text:span><text:span text:style-name="T134_102"><text:s/></text:span><text:span text:style-name="T134_103">shall</text:span><text:span text:style-name="T134_104"><text:s/></text:span><text:span text:style-name="T134_105">be</text:span><text:span text:style-name="T134_106"><text:s/></text:span><text:span text:style-name="T134_107">recorded</text:span><text:span text:style-name="T134_108"><text:s/></text:span><text:span text:style-name="T134_109">in</text:span><text:span text:style-name="T134_110"><text:s/></text:span><text:span text:style-name="T134_111">the</text:span><text:span text:style-name="T134_112"><text:s/></text:span><text:span text:style-name="T134_113">records</text:span><text:span text:style-name="T134_114"><text:s/></text:span><text:span text:style-name="T134_115">of</text:span><text:span text:style-name="T134_116"><text:s/></text:span><text:span text:style-name="T134_117">this</text:span><text:span text:style-name="T134_118"><text:s/></text:span><text:span text:style-name="T134_119">corporation</text:span><text:span text:style-name="T134_120"><text:s/></text:span><text:span text:style-name="T134_121">by</text:span><text:span text:style-name="T134_122"><text:s/></text:span><text:span text:style-name="T134_123">the</text:span><text:span text:style-name="T134_124"><text:s/></text:span><text:span text:style-name="T134_125">later</text:span><text:span text:style-name="T134_126"><text:s/></text:span><text:span text:style-name="T134_127">of</text:span><text:span text:style-name="T134_128"><text:s/>(1)<text:s/></text:span><text:span text:style-name="T134_129">the</text:span><text:span text:style-name="T134_130"><text:s/></text:span><text:span text:style-name="T134_131">next</text:span><text:span text:style-name="T134_132"><text:s/></text:span><text:span text:style-name="T134_133">meeting</text:span><text:span text:style-name="T134_134"><text:s/></text:span><text:span text:style-name="T134_135">of</text:span><text:span text:style-name="T134_136"><text:s/></text:span><text:span text:style-name="T134_137">the</text:span><text:span text:style-name="T134_138"><text:s/></text:span><text:span text:style-name="T134_139">board</text:span><text:span text:style-name="T134_140">,<text:s/></text:span><text:span text:style-name="T134_141">committee</text:span><text:span text:style-name="T134_142">,<text:s/></text:span><text:span text:style-name="T134_143">or</text:span><text:span text:style-name="T134_144"><text:s/></text:span><text:span text:style-name="T134_145">other</text:span><text:span text:style-name="T134_146"><text:s/></text:span><text:span text:style-name="T134_147">body</text:span><text:span text:style-name="T134_148"><text:s/></text:span><text:span text:style-name="T134_149">for</text:span><text:span text:style-name="T134_150"><text:s/></text:span><text:span text:style-name="T134_151">which</text:span><text:span text:style-name="T134_152"><text:s/></text:span><text:span text:style-name="T134_153">the</text:span><text:span text:style-name="T134_154"><text:s/></text:span><text:span text:style-name="T134_155">minutes</text:span><text:span text:style-name="T134_156">,<text:s/></text:span><text:span text:style-name="T134_157">consents</text:span><text:span text:style-name="T134_158">,<text:s/></text:span><text:span text:style-name="T134_159">or</text:span><text:span text:style-name="T134_160"><text:s/></text:span><text:span text:style-name="T134_161">supporting</text:span><text:span text:style-name="T134_162"><text:s/></text:span><text:span text:style-name="T134_163">documents</text:span><text:span text:style-name="T134_164"><text:s/></text:span><text:span text:style-name="T134_165">are</text:span><text:span text:style-name="T134_166"><text:s/></text:span><text:span text:style-name="T134_167">being</text:span><text:span text:style-name="T134_168"><text:s/></text:span><text:span text:style-name="T134_169">recorded</text:span><text:span text:style-name="T134_170">,<text:s/></text:span><text:span text:style-name="T134_171">or</text:span><text:span text:style-name="T134_172"><text:s/>(2)<text:s/></text:span><text:span text:style-name="T134_173">sixty</text:span><text:span text:style-name="T134_174"><text:s/>(60)<text:s/></text:span><text:span text:style-name="T134_175">days</text:span><text:span text:style-name="T134_176"><text:s/></text:span><text:span text:style-name="T134_177">after</text:span><text:span text:style-name="T134_178"><text:s/></text:span><text:span text:style-name="T134_179">the</text:span><text:span text:style-name="T134_180"><text:s/></text:span><text:span text:style-name="T134_181">date</text:span><text:span text:style-name="T134_182"><text:s/></text:span><text:span text:style-name="T134_183">of</text:span><text:span text:style-name="T134_184"><text:s/></text:span><text:span text:style-name="T134_185">the</text:span><text:span text:style-name="T134_186"><text:s/></text:span><text:span text:style-name="T134_187">meeting</text:span><text:span text:style-name="T134_188"><text:s/></text:span><text:span text:style-name="T134_189">or</text:span><text:span text:style-name="T134_190"><text:s/></text:span><text:span text:style-name="T134_191">written</text:span><text:span text:style-name="T134_192"><text:s/></text:span><text:span text:style-name="T134_193">consent</text:span><text:span text:style-name="T134_194">.</text:span></text:p>
      <text:p text:style-name="P135"><text:span text:style-name="T135_1">See</text:span><text:span text:style-name="T135_2"><text:s/></text:span><text:span text:style-name="T135_3">that</text:span><text:span text:style-name="T135_4"><text:s/></text:span><text:span text:style-name="T135_5">all</text:span><text:span text:style-name="T135_6"><text:s/></text:span><text:span text:style-name="T135_7">notices</text:span><text:span text:style-name="T135_8"><text:s/></text:span><text:span text:style-name="T135_9">are</text:span><text:span text:style-name="T135_10"><text:s/></text:span><text:span text:style-name="T135_11">duly</text:span><text:span text:style-name="T135_12"><text:s/></text:span><text:span text:style-name="T135_13">given</text:span><text:span text:style-name="T135_14"><text:s/></text:span><text:span text:style-name="T135_15">in</text:span><text:span text:style-name="T135_16"><text:s/></text:span><text:span text:style-name="T135_17">accordance</text:span><text:span text:style-name="T135_18"><text:s/></text:span><text:span text:style-name="T135_19">with</text:span><text:span text:style-name="T135_20"><text:s/></text:span><text:span text:style-name="T135_21">the</text:span><text:span text:style-name="T135_22"><text:s/></text:span><text:span text:style-name="T135_23">provisions</text:span><text:span text:style-name="T135_24"><text:s/></text:span><text:span text:style-name="T135_25">of</text:span><text:span text:style-name="T135_26"><text:s/></text:span><text:span text:style-name="T135_27">these</text:span><text:span text:style-name="T135_28"><text:s/></text:span><text:span text:style-name="T135_29">bylaws</text:span><text:span text:style-name="T135_30"><text:s/></text:span><text:span text:style-name="T135_31">or</text:span><text:span text:style-name="T135_32"><text:s/></text:span><text:span text:style-name="T135_33">as</text:span><text:span text:style-name="T135_34"><text:s/></text:span><text:span text:style-name="T135_35">required</text:span><text:span text:style-name="T135_36"><text:s/></text:span><text:span text:style-name="T135_37">by</text:span><text:span text:style-name="T135_38"><text:s/></text:span><text:span text:style-name="T135_39">law</text:span><text:span text:style-name="T135_40">.</text:span></text:p>
      <text:p text:style-name="P136"><text:span text:style-name="T136_1">Be</text:span><text:span text:style-name="T136_2"><text:s/></text:span><text:span text:style-name="T136_3">custodian</text:span><text:span text:style-name="T136_4"><text:s/></text:span><text:span text:style-name="T136_5">of</text:span><text:span text:style-name="T136_6"><text:s/></text:span><text:span text:style-name="T136_7">the</text:span><text:span text:style-name="T136_8"><text:s/></text:span><text:span text:style-name="T136_9">records</text:span><text:span text:style-name="T136_10"><text:s/></text:span><text:span text:style-name="T136_11">and</text:span><text:span text:style-name="T136_12"><text:s/></text:span><text:span text:style-name="T136_13">of</text:span><text:span text:style-name="T136_14"><text:s/></text:span><text:span text:style-name="T136_15">the</text:span><text:span text:style-name="T136_16"><text:s/></text:span><text:span text:style-name="T136_17">seal</text:span><text:span text:style-name="T136_18"><text:s/></text:span><text:span text:style-name="T136_19">of</text:span><text:span text:style-name="T136_20"><text:s/></text:span><text:span text:style-name="T136_21">the</text:span><text:span text:style-name="T136_22"><text:s/></text:span><text:span text:style-name="T136_23">corporation</text:span><text:span text:style-name="T136_24"><text:s/></text:span><text:span text:style-name="T136_25">and</text:span><text:span text:style-name="T136_26"><text:s/></text:span><text:span text:style-name="T136_27">affix</text:span><text:span text:style-name="T136_28"><text:s/></text:span><text:span text:style-name="T136_29">the</text:span><text:span text:style-name="T136_30"><text:s/></text:span><text:span text:style-name="T136_31">seal</text:span><text:span text:style-name="T136_32">,<text:s/></text:span><text:span text:style-name="T136_33">as</text:span><text:span text:style-name="T136_34"><text:s/></text:span><text:span text:style-name="T136_35">authorized</text:span><text:span text:style-name="T136_36"><text:s/></text:span><text:span text:style-name="T136_37">by</text:span><text:span text:style-name="T136_38"><text:s/></text:span><text:span text:style-name="T136_39">law</text:span><text:span text:style-name="T136_40"><text:s/></text:span><text:span text:style-name="T136_41">or</text:span><text:span text:style-name="T136_42"><text:s/></text:span><text:span text:style-name="T136_43">the</text:span><text:span text:style-name="T136_44"><text:s/></text:span><text:span text:style-name="T136_45">provisions</text:span><text:span text:style-name="T136_46"><text:s/></text:span><text:span text:style-name="T136_47">of</text:span><text:span text:style-name="T136_48"><text:s/></text:span><text:span text:style-name="T136_49">these</text:span><text:span text:style-name="T136_50"><text:s/></text:span><text:span text:style-name="T136_51">bylaws</text:span><text:span text:style-name="T136_52">,<text:s/></text:span><text:span text:style-name="T136_53">to</text:span><text:span text:style-name="T136_54"><text:s/></text:span><text:span text:style-name="T136_55">duly</text:span><text:span text:style-name="T136_56"><text:s/></text:span><text:span text:style-name="T136_57">executed</text:span><text:span text:style-name="T136_58"><text:s/></text:span><text:span text:style-name="T136_59">documents</text:span><text:span text:style-name="T136_60"><text:s/></text:span><text:span text:style-name="T136_61">of</text:span><text:span text:style-name="T136_62"><text:s/></text:span><text:span text:style-name="T136_63">the</text:span><text:span text:style-name="T136_64"><text:s/></text:span><text:span text:style-name="T136_65">corporation</text:span><text:span text:style-name="T136_66">.</text:span></text:p>
      <text:p text:style-name="P137"><text:span text:style-name="T137_1">In</text:span><text:span text:style-name="T137_2"><text:s/></text:span><text:span text:style-name="T137_3">general</text:span><text:span text:style-name="T137_4">,<text:s/></text:span><text:span text:style-name="T137_5">perform</text:span><text:span text:style-name="T137_6"><text:s/></text:span><text:span text:style-name="T137_7">all</text:span><text:span text:style-name="T137_8"><text:s/></text:span><text:span text:style-name="T137_9">duties</text:span><text:span text:style-name="T137_10"><text:s/></text:span><text:span text:style-name="T137_11">incident</text:span><text:span text:style-name="T137_12"><text:s/></text:span><text:span text:style-name="T137_13">to</text:span><text:span text:style-name="T137_14"><text:s/></text:span><text:span text:style-name="T137_15">the</text:span><text:span text:style-name="T137_16"><text:s/></text:span><text:span text:style-name="T137_17">office</text:span><text:span text:style-name="T137_18"><text:s/></text:span><text:span text:style-name="T137_19">of</text:span><text:span text:style-name="T137_20"><text:s/></text:span><text:span text:style-name="T137_21">secretary</text:span><text:span text:style-name="T137_22"><text:s/></text:span><text:span text:style-name="T137_23">and</text:span><text:span text:style-name="T137_24"><text:s/></text:span><text:span text:style-name="T137_25">such</text:span><text:span text:style-name="T137_26"><text:s/></text:span><text:span text:style-name="T137_27">other</text:span><text:span text:style-name="T137_28"><text:s/></text:span><text:span text:style-name="T137_29">duties</text:span><text:span text:style-name="T137_30"><text:s/></text:span><text:span text:style-name="T137_31">as</text:span><text:span text:style-name="T137_32"><text:s/></text:span><text:span text:style-name="T137_33">may</text:span><text:span text:style-name="T137_34"><text:s/></text:span><text:span text:style-name="T137_35">be</text:span><text:span text:style-name="T137_36"><text:s/></text:span><text:span text:style-name="T137_37">required</text:span><text:span text:style-name="T137_38"><text:s/></text:span><text:span text:style-name="T137_39">by</text:span><text:span text:style-name="T137_40"><text:s/></text:span><text:span text:style-name="T137_41">law</text:span><text:span text:style-name="T137_42">,<text:s/></text:span><text:span text:style-name="T137_43">by</text:span><text:span text:style-name="T137_44"><text:s/></text:span><text:span text:style-name="T137_45">the</text:span><text:span text:style-name="T137_46"><text:s/></text:span><text:span text:style-name="T137_47">articles</text:span><text:span text:style-name="T137_48"><text:s/></text:span><text:span text:style-name="T137_49">of</text:span><text:span text:style-name="T137_50"><text:s/></text:span><text:span text:style-name="T137_51">incorporation</text:span><text:span text:style-name="T137_52">,<text:s/></text:span><text:span text:style-name="T137_53">or</text:span><text:span text:style-name="T137_54"><text:s/></text:span><text:span text:style-name="T137_55">by</text:span><text:span text:style-name="T137_56"><text:s/></text:span><text:span text:style-name="T137_57">these</text:span><text:span text:style-name="T137_58"><text:s/></text:span><text:span text:style-name="T137_59">bylaws</text:span><text:span text:style-name="T137_60">,<text:s/></text:span><text:span text:style-name="T137_61">or</text:span><text:span text:style-name="T137_62"><text:s/></text:span><text:span text:style-name="T137_63">which</text:span><text:span text:style-name="T137_64"><text:s/></text:span><text:span text:style-name="T137_65">may</text:span><text:span text:style-name="T137_66"><text:s/></text:span><text:span text:style-name="T137_67">be</text:span><text:span text:style-name="T137_68"><text:s/></text:span><text:span text:style-name="T137_69">assigned</text:span><text:span text:style-name="T137_70"><text:s/></text:span><text:span text:style-name="T137_71">to</text:span><text:span text:style-name="T137_72"><text:s/></text:span><text:span text:style-name="T137_73">him</text:span><text:span text:style-name="T137_74"><text:s/></text:span><text:span text:style-name="T137_75">or</text:span><text:span text:style-name="T137_76"><text:s/></text:span><text:span text:style-name="T137_77">her</text:span><text:span text:style-name="T137_78"><text:s/></text:span><text:span text:style-name="T137_79">from</text:span><text:span text:style-name="T137_80"><text:s/></text:span><text:span text:style-name="T137_81">time</text:span><text:span text:style-name="T137_82"><text:s/></text:span><text:span text:style-name="T137_83">to</text:span><text:span text:style-name="T137_84"><text:s/></text:span><text:span text:style-name="T137_85">time</text:span><text:span text:style-name="T137_86"><text:s/></text:span><text:span text:style-name="T137_87">by</text:span><text:span text:style-name="T137_88"><text:s/></text:span><text:span text:style-name="T137_89">the</text:span><text:span text:style-name="T137_90"><text:s/></text:span><text:span text:style-name="T137_91">board</text:span><text:span text:style-name="T137_92"><text:s/></text:span><text:span text:style-name="T137_93">of</text:span><text:span text:style-name="T137_94"><text:s/></text:span><text:span text:style-name="T137_95">directors</text:span><text:span text:style-name="T137_96">.</text:span></text:p>
      <text:p text:style-name="P138"/>
      <text:p text:style-name="P139"><text:span text:style-name="T139_1">Section</text:span><text:span text:style-name="T139_2"><text:s/>9.<text:s/></text:span><text:span text:style-name="T139_3">Duties</text:span><text:span text:style-name="T139_4"><text:s/></text:span><text:span text:style-name="T139_5">of</text:span><text:span text:style-name="T139_6"><text:s/></text:span><text:span text:style-name="T139_7">Treasurer</text:span></text:p>
      <text:p text:style-name="P140"><text:span text:style-name="T140_1">The</text:span><text:span text:style-name="T140_2"><text:s/></text:span><text:span text:style-name="T140_3">treasurer</text:span><text:span text:style-name="T140_4"><text:s/></text:span><text:span text:style-name="T140_5">shall</text:span><text:span text:style-name="T140_6">:</text:span></text:p>
      <text:p text:style-name="P141"><text:span text:style-name="T141_1">Have</text:span><text:span text:style-name="T141_2"><text:s/></text:span><text:span text:style-name="T141_3">charge</text:span><text:span text:style-name="T141_4"><text:s/></text:span><text:span text:style-name="T141_5">and</text:span><text:span text:style-name="T141_6"><text:s/></text:span><text:span text:style-name="T141_7">custody</text:span><text:span text:style-name="T141_8"><text:s/></text:span><text:span text:style-name="T141_9">of</text:span><text:span text:style-name="T141_10">,<text:s/></text:span><text:span text:style-name="T141_11">and</text:span><text:span text:style-name="T141_12"><text:s/></text:span><text:span text:style-name="T141_13">be</text:span><text:span text:style-name="T141_14"><text:s/></text:span><text:span text:style-name="T141_15">responsible</text:span><text:span text:style-name="T141_16"><text:s/></text:span><text:span text:style-name="T141_17">for</text:span><text:span text:style-name="T141_18">,<text:s/></text:span><text:span text:style-name="T141_19">all</text:span><text:span text:style-name="T141_20"><text:s/></text:span><text:span text:style-name="T141_21">funds</text:span><text:span text:style-name="T141_22"><text:s/></text:span><text:span text:style-name="T141_23">and</text:span><text:span text:style-name="T141_24"><text:s/></text:span><text:span text:style-name="T141_25">securities</text:span><text:span text:style-name="T141_26"><text:s/></text:span><text:span text:style-name="T141_27">of</text:span><text:span text:style-name="T141_28"><text:s/></text:span><text:span text:style-name="T141_29">the</text:span><text:span text:style-name="T141_30"><text:s/></text:span><text:span text:style-name="T141_31">corporation</text:span><text:span text:style-name="T141_32">,<text:s/></text:span><text:span text:style-name="T141_33">and</text:span><text:span text:style-name="T141_34"><text:s/></text:span><text:span text:style-name="T141_35">deposit</text:span><text:span text:style-name="T141_36"><text:s/></text:span><text:span text:style-name="T141_37">all</text:span><text:span text:style-name="T141_38"><text:s/></text:span><text:span text:style-name="T141_39">such</text:span><text:span text:style-name="T141_40"><text:s/></text:span><text:span text:style-name="T141_41">funds</text:span><text:span text:style-name="T141_42"><text:s/></text:span><text:span text:style-name="T141_43">in</text:span><text:span text:style-name="T141_44"><text:s/></text:span><text:span text:style-name="T141_45">the</text:span><text:span text:style-name="T141_46"><text:s/></text:span><text:span text:style-name="T141_47">name</text:span><text:span text:style-name="T141_48"><text:s/></text:span><text:span text:style-name="T141_49">of</text:span><text:span text:style-name="T141_50"><text:s/></text:span><text:span text:style-name="T141_51">the</text:span><text:span text:style-name="T141_52"><text:s/></text:span><text:span text:style-name="T141_53">corporation</text:span><text:span text:style-name="T141_54"><text:s/></text:span><text:span text:style-name="T141_55">in</text:span><text:span text:style-name="T141_56"><text:s/></text:span><text:span text:style-name="T141_57">such</text:span><text:span text:style-name="T141_58"><text:s/></text:span><text:span text:style-name="T141_59">banks</text:span><text:span text:style-name="T141_60">,<text:s/></text:span><text:span text:style-name="T141_61">trust</text:span><text:span text:style-name="T141_62"><text:s/></text:span><text:span text:style-name="T141_63">companies</text:span><text:span text:style-name="T141_64">,<text:s/></text:span><text:span text:style-name="T141_65">or</text:span><text:span text:style-name="T141_66"><text:s/></text:span><text:span text:style-name="T141_67">other</text:span><text:span text:style-name="T141_68"><text:s/></text:span><text:span text:style-name="T141_69">depositories</text:span><text:span text:style-name="T141_70"><text:s/></text:span><text:span text:style-name="T141_71">as</text:span><text:span text:style-name="T141_72"><text:s/></text:span><text:span text:style-name="T141_73">shall</text:span><text:span text:style-name="T141_74"><text:s/></text:span><text:span text:style-name="T141_75">be</text:span><text:span text:style-name="T141_76"><text:s/></text:span><text:span text:style-name="T141_77">selected</text:span><text:span text:style-name="T141_78"><text:s/></text:span><text:span text:style-name="T141_79">by</text:span><text:span text:style-name="T141_80"><text:s/></text:span><text:span text:style-name="T141_81">the</text:span><text:span text:style-name="T141_82"><text:s/></text:span><text:span text:style-name="T141_83">board</text:span><text:span text:style-name="T141_84"><text:s/></text:span><text:span text:style-name="T141_85">of</text:span><text:span text:style-name="T141_86"><text:s/></text:span><text:span text:style-name="T141_87">directors</text:span><text:span text:style-name="T141_88">.</text:span></text:p>
      <text:p text:style-name="P142"><text:span text:style-name="T142_1">Receive</text:span><text:span text:style-name="T142_2">,<text:s/></text:span><text:span text:style-name="T142_3">and</text:span><text:span text:style-name="T142_4"><text:s/></text:span><text:span text:style-name="T142_5">give</text:span><text:span text:style-name="T142_6"><text:s/></text:span><text:span text:style-name="T142_7">receipt</text:span><text:span text:style-name="T142_8"><text:s/></text:span><text:span text:style-name="T142_9">for</text:span><text:span text:style-name="T142_10">,<text:s/></text:span><text:span text:style-name="T142_11">monies</text:span><text:span text:style-name="T142_12"><text:s/></text:span><text:span text:style-name="T142_13">due</text:span><text:span text:style-name="T142_14"><text:s/></text:span><text:span text:style-name="T142_15">and</text:span><text:span text:style-name="T142_16"><text:s/></text:span><text:span text:style-name="T142_17">payable</text:span><text:span text:style-name="T142_18"><text:s/></text:span><text:span text:style-name="T142_19">to</text:span><text:span text:style-name="T142_20"><text:s/></text:span><text:span text:style-name="T142_21">the</text:span><text:span text:style-name="T142_22"><text:s/></text:span><text:span text:style-name="T142_23">corporation</text:span><text:span text:style-name="T142_24"><text:s/></text:span><text:span text:style-name="T142_25">from</text:span><text:span text:style-name="T142_26"><text:s/></text:span><text:span text:style-name="T142_27">any</text:span><text:span text:style-name="T142_28"><text:s/></text:span><text:span text:style-name="T142_29">source</text:span><text:span text:style-name="T142_30"><text:s/></text:span><text:span text:style-name="T142_31">whatsoever</text:span><text:span text:style-name="T142_32">.</text:span></text:p>
      <text:p text:style-name="P143"><text:span text:style-name="T143_1">Disburse</text:span><text:span text:style-name="T143_2">,<text:s/></text:span><text:span text:style-name="T143_3">or</text:span><text:span text:style-name="T143_4"><text:s/></text:span><text:span text:style-name="T143_5">cause</text:span><text:span text:style-name="T143_6"><text:s/></text:span><text:span text:style-name="T143_7">to</text:span><text:span text:style-name="T143_8"><text:s/></text:span><text:span text:style-name="T143_9">be</text:span><text:span text:style-name="T143_10"><text:s/></text:span><text:span text:style-name="T143_11">disbursed</text:span><text:span text:style-name="T143_12">,<text:s/></text:span><text:span text:style-name="T143_13">the</text:span><text:span text:style-name="T143_14"><text:s/></text:span><text:span text:style-name="T143_15">funds</text:span><text:span text:style-name="T143_16"><text:s/></text:span><text:span text:style-name="T143_17">of</text:span><text:span text:style-name="T143_18"><text:s/></text:span><text:span text:style-name="T143_19">the</text:span><text:span text:style-name="T143_20"><text:s/></text:span><text:span text:style-name="T143_21">corporation</text:span><text:span text:style-name="T143_22"><text:s/></text:span><text:span text:style-name="T143_23">as</text:span><text:span text:style-name="T143_24"><text:s/></text:span><text:span text:style-name="T143_25">may</text:span><text:span text:style-name="T143_26"><text:s/></text:span><text:span text:style-name="T143_27">be</text:span><text:span text:style-name="T143_28"><text:s/></text:span><text:span text:style-name="T143_29">directed</text:span><text:span text:style-name="T143_30"><text:s/></text:span><text:span text:style-name="T143_31">by</text:span><text:span text:style-name="T143_32"><text:s/></text:span><text:span text:style-name="T143_33">the</text:span><text:span text:style-name="T143_34"><text:s/></text:span><text:span text:style-name="T143_35">board</text:span><text:span text:style-name="T143_36"><text:s/></text:span><text:span text:style-name="T143_37">of</text:span><text:span text:style-name="T143_38"><text:s/></text:span><text:span text:style-name="T143_39">directors</text:span><text:span text:style-name="T143_40">,<text:s/></text:span><text:span text:style-name="T143_41">taking</text:span><text:span text:style-name="T143_42"><text:s/></text:span><text:span text:style-name="T143_43">proper</text:span><text:span text:style-name="T143_44"><text:s/></text:span><text:span text:style-name="T143_45">vouchers</text:span><text:span text:style-name="T143_46"><text:s/></text:span><text:span text:style-name="T143_47">for</text:span><text:span text:style-name="T143_48"><text:s/></text:span><text:span text:style-name="T143_49">such</text:span><text:span text:style-name="T143_50"><text:s/></text:span><text:span text:style-name="T143_51">disbursements</text:span><text:span text:style-name="T143_52">.</text:span></text:p>
      <text:p text:style-name="P144"><text:span text:style-name="T144_1">Keep</text:span><text:span text:style-name="T144_2"><text:s/></text:span><text:span text:style-name="T144_3">and</text:span><text:span text:style-name="T144_4"><text:s/></text:span><text:span text:style-name="T144_5">maintain</text:span><text:span text:style-name="T144_6"><text:s/></text:span><text:span text:style-name="T144_7">adequate</text:span><text:span text:style-name="T144_8"><text:s/></text:span><text:span text:style-name="T144_9">and</text:span><text:span text:style-name="T144_10"><text:s/></text:span><text:span text:style-name="T144_11">correct</text:span><text:span text:style-name="T144_12"><text:s/></text:span><text:span text:style-name="T144_13">accounts</text:span><text:span text:style-name="T144_14"><text:s/></text:span><text:span text:style-name="T144_15">of</text:span><text:span text:style-name="T144_16"><text:s/></text:span><text:span text:style-name="T144_17">the</text:span><text:span text:style-name="T144_18"><text:s/></text:span><text:span text:style-name="T144_19">corporation</text:span><text:span text:style-name="T144_20">'</text:span><text:span text:style-name="T144_21">s</text:span><text:span text:style-name="T144_22"><text:s/></text:span><text:span text:style-name="T144_23">properties</text:span><text:span text:style-name="T144_24"><text:s/></text:span><text:span text:style-name="T144_25">and</text:span><text:span text:style-name="T144_26"><text:s/></text:span><text:span text:style-name="T144_27">business</text:span><text:span text:style-name="T144_28"><text:s/></text:span><text:span text:style-name="T144_29">transactions</text:span><text:span text:style-name="T144_30">,<text:s/></text:span><text:span text:style-name="T144_31">including</text:span><text:span text:style-name="T144_32"><text:s/></text:span><text:span text:style-name="T144_33">accounts</text:span><text:span text:style-name="T144_34"><text:s/></text:span><text:span text:style-name="T144_35">of</text:span><text:span text:style-name="T144_36"><text:s/></text:span><text:span text:style-name="T144_37">its</text:span><text:span text:style-name="T144_38"><text:s/></text:span><text:span text:style-name="T144_39">assets</text:span><text:span text:style-name="T144_40">,<text:s/></text:span><text:span text:style-name="T144_41">liabilities</text:span><text:span text:style-name="T144_42">,<text:s/></text:span><text:span text:style-name="T144_43">receipts</text:span><text:span text:style-name="T144_44">,<text:s/></text:span><text:span text:style-name="T144_45">disbursements</text:span><text:span text:style-name="T144_46">,<text:s/></text:span><text:span text:style-name="T144_47">gains</text:span><text:span text:style-name="T144_48">,<text:s/></text:span><text:span text:style-name="T144_49">and</text:span><text:span text:style-name="T144_50"><text:s/></text:span><text:span text:style-name="T144_51">losses</text:span><text:span text:style-name="T144_52">.</text:span></text:p>
      <text:p text:style-name="P145"><text:span text:style-name="T145_1">Exhibit</text:span><text:span text:style-name="T145_2"><text:s/></text:span><text:span text:style-name="T145_3">at</text:span><text:span text:style-name="T145_4"><text:s/></text:span><text:span text:style-name="T145_5">all</text:span><text:span text:style-name="T145_6"><text:s/></text:span><text:span text:style-name="T145_7">reasonable</text:span><text:span text:style-name="T145_8"><text:s/></text:span><text:span text:style-name="T145_9">times</text:span><text:span text:style-name="T145_10"><text:s/></text:span><text:span text:style-name="T145_11">the</text:span><text:span text:style-name="T145_12"><text:s/></text:span><text:span text:style-name="T145_13">books</text:span><text:span text:style-name="T145_14"><text:s/></text:span><text:span text:style-name="T145_15">of</text:span><text:span text:style-name="T145_16"><text:s/></text:span><text:span text:style-name="T145_17">account</text:span><text:span text:style-name="T145_18"><text:s/></text:span><text:span text:style-name="T145_19">and</text:span><text:span text:style-name="T145_20"><text:s/></text:span><text:span text:style-name="T145_21">financial</text:span><text:span text:style-name="T145_22"><text:s/></text:span><text:span text:style-name="T145_23">records</text:span><text:span text:style-name="T145_24"><text:s/></text:span><text:span text:style-name="T145_25">to</text:span><text:span text:style-name="T145_26"><text:s/></text:span><text:span text:style-name="T145_27">any</text:span><text:span text:style-name="T145_28"><text:s/></text:span><text:span text:style-name="T145_29">director</text:span><text:span text:style-name="T145_30"><text:s/></text:span><text:span text:style-name="T145_31">of</text:span><text:span text:style-name="T145_32"><text:s/></text:span><text:span text:style-name="T145_33">the</text:span><text:span text:style-name="T145_34"><text:s/></text:span><text:span text:style-name="T145_35">corporation</text:span><text:span text:style-name="T145_36">,<text:s/></text:span><text:span text:style-name="T145_37">or</text:span><text:span text:style-name="T145_38"><text:s/></text:span><text:span text:style-name="T145_39">to</text:span><text:span text:style-name="T145_40"><text:s/></text:span><text:span text:style-name="T145_41">his</text:span><text:span text:style-name="T145_42"><text:s/></text:span><text:span text:style-name="T145_43">or</text:span><text:span text:style-name="T145_44"><text:s/></text:span><text:span text:style-name="T145_45">her</text:span><text:span text:style-name="T145_46"><text:s/></text:span><text:span text:style-name="T145_47">agent</text:span><text:span text:style-name="T145_48"><text:s/></text:span><text:span text:style-name="T145_49">or</text:span><text:span text:style-name="T145_50"><text:s/></text:span><text:span text:style-name="T145_51">attorney</text:span><text:span text:style-name="T145_52">,<text:s/></text:span><text:span text:style-name="T145_53">on</text:span><text:span text:style-name="T145_54"><text:s/></text:span><text:span text:style-name="T145_55">request</text:span><text:span text:style-name="T145_56"><text:s/></text:span><text:span text:style-name="T145_57">therefor</text:span><text:span text:style-name="T145_58">.</text:span></text:p>
      <text:p text:style-name="P146"><text:span text:style-name="T146_1">Render</text:span><text:span text:style-name="T146_2"><text:s/></text:span><text:span text:style-name="T146_3">to</text:span><text:span text:style-name="T146_4"><text:s/></text:span><text:span text:style-name="T146_5">the</text:span><text:span text:style-name="T146_6"><text:s/></text:span><text:span text:style-name="T146_7">president</text:span><text:span text:style-name="T146_8"><text:s/></text:span><text:span text:style-name="T146_9">and</text:span><text:span text:style-name="T146_10"><text:s/></text:span><text:span text:style-name="T146_11">directors</text:span><text:span text:style-name="T146_12">,<text:s/></text:span><text:span text:style-name="T146_13">whenever</text:span><text:span text:style-name="T146_14"><text:s/></text:span><text:span text:style-name="T146_15">requested</text:span><text:span text:style-name="T146_16">,<text:s/></text:span><text:span text:style-name="T146_17">an</text:span><text:span text:style-name="T146_18"><text:s/></text:span><text:span text:style-name="T146_19">account</text:span><text:span text:style-name="T146_20"><text:s/></text:span><text:span text:style-name="T146_21">of</text:span><text:span text:style-name="T146_22"><text:s/></text:span><text:span text:style-name="T146_23">any</text:span><text:span text:style-name="T146_24"><text:s/></text:span><text:span text:style-name="T146_25">or</text:span><text:span text:style-name="T146_26"><text:s/></text:span><text:span text:style-name="T146_27">all</text:span><text:span text:style-name="T146_28"><text:s/></text:span><text:span text:style-name="T146_29">of</text:span><text:span text:style-name="T146_30"><text:s/></text:span><text:span text:style-name="T146_31">his</text:span><text:span text:style-name="T146_32"><text:s/></text:span><text:span text:style-name="T146_33">or</text:span><text:span text:style-name="T146_34"><text:s/></text:span><text:span text:style-name="T146_35">her</text:span><text:span text:style-name="T146_36"><text:s/></text:span><text:span text:style-name="T146_37">transactions</text:span><text:span text:style-name="T146_38"><text:s/></text:span><text:span text:style-name="T146_39">as</text:span><text:span text:style-name="T146_40"><text:s/></text:span><text:span text:style-name="T146_41">treasurer</text:span><text:span text:style-name="T146_42"><text:s/></text:span><text:span text:style-name="T146_43">and</text:span><text:span text:style-name="T146_44"><text:s/></text:span><text:span text:style-name="T146_45">of</text:span><text:span text:style-name="T146_46"><text:s/></text:span><text:span text:style-name="T146_47">the</text:span><text:span text:style-name="T146_48"><text:s/></text:span><text:span text:style-name="T146_49">financial</text:span><text:span text:style-name="T146_50"><text:s/></text:span><text:span text:style-name="T146_51">condition</text:span><text:span text:style-name="T146_52"><text:s/></text:span><text:span text:style-name="T146_53">of</text:span><text:span text:style-name="T146_54"><text:s/></text:span><text:span text:style-name="T146_55">the</text:span><text:span text:style-name="T146_56"><text:s/></text:span><text:span text:style-name="T146_57">corporation</text:span><text:span text:style-name="T146_58">.<text:s/></text:span></text:p>
      <text:p text:style-name="P147"><text:span text:style-name="T147_1">Prepare</text:span><text:span text:style-name="T147_2">,<text:s/></text:span><text:span text:style-name="T147_3">or</text:span><text:span text:style-name="T147_4"><text:s/></text:span><text:span text:style-name="T147_5">cause</text:span><text:span text:style-name="T147_6"><text:s/></text:span><text:span text:style-name="T147_7">to</text:span><text:span text:style-name="T147_8"><text:s/></text:span><text:span text:style-name="T147_9">be</text:span><text:span text:style-name="T147_10"><text:s/></text:span><text:span text:style-name="T147_11">prepared</text:span><text:span text:style-name="T147_12">,<text:s/></text:span><text:span text:style-name="T147_13">and</text:span><text:span text:style-name="T147_14"><text:s/></text:span><text:span text:style-name="T147_15">certify</text:span><text:span text:style-name="T147_16">,<text:s/></text:span><text:span text:style-name="T147_17">or</text:span><text:span text:style-name="T147_18"><text:s/></text:span><text:span text:style-name="T147_19">cause</text:span><text:span text:style-name="T147_20"><text:s/></text:span><text:span text:style-name="T147_21">to</text:span><text:span text:style-name="T147_22"><text:s/></text:span><text:span text:style-name="T147_23">be</text:span><text:span text:style-name="T147_24"><text:s/></text:span><text:span text:style-name="T147_25">certified</text:span><text:span text:style-name="T147_26">,<text:s/></text:span><text:span text:style-name="T147_27">the</text:span><text:span text:style-name="T147_28"><text:s/></text:span><text:span text:style-name="T147_29">financial</text:span><text:span text:style-name="T147_30"><text:s/></text:span><text:span text:style-name="T147_31">statements</text:span><text:span text:style-name="T147_32"><text:s/></text:span><text:span text:style-name="T147_33">to</text:span><text:span text:style-name="T147_34"><text:s/></text:span><text:span text:style-name="T147_35">be</text:span><text:span text:style-name="T147_36"><text:s/></text:span><text:span text:style-name="T147_37">included</text:span><text:span text:style-name="T147_38"><text:s/></text:span><text:span text:style-name="T147_39">in</text:span><text:span text:style-name="T147_40"><text:s/></text:span><text:span text:style-name="T147_41">any</text:span><text:span text:style-name="T147_42"><text:s/></text:span><text:span text:style-name="T147_43">required</text:span><text:span text:style-name="T147_44"><text:s/></text:span><text:span text:style-name="T147_45">reports</text:span><text:span text:style-name="T147_46">.</text:span></text:p>
      <text:p text:style-name="P148"><text:span text:style-name="T148_1">In</text:span><text:span text:style-name="T148_2"><text:s/></text:span><text:span text:style-name="T148_3">general</text:span><text:span text:style-name="T148_4">,<text:s/></text:span><text:span text:style-name="T148_5">perform</text:span><text:span text:style-name="T148_6"><text:s/></text:span><text:span text:style-name="T148_7">all</text:span><text:span text:style-name="T148_8"><text:s/></text:span><text:span text:style-name="T148_9">duties</text:span><text:span text:style-name="T148_10"><text:s/></text:span><text:span text:style-name="T148_11">incident</text:span><text:span text:style-name="T148_12"><text:s/></text:span><text:span text:style-name="T148_13">to</text:span><text:span text:style-name="T148_14"><text:s/></text:span><text:span text:style-name="T148_15">the</text:span><text:span text:style-name="T148_16"><text:s/></text:span><text:span text:style-name="T148_17">office</text:span><text:span text:style-name="T148_18"><text:s/></text:span><text:span text:style-name="T148_19">of</text:span><text:span text:style-name="T148_20"><text:s/></text:span><text:span text:style-name="T148_21">treasurer</text:span><text:span text:style-name="T148_22"><text:s/></text:span><text:span text:style-name="T148_23">and</text:span><text:span text:style-name="T148_24"><text:s/></text:span><text:span text:style-name="T148_25">such</text:span><text:span text:style-name="T148_26"><text:s/></text:span><text:span text:style-name="T148_27">other</text:span><text:span text:style-name="T148_28"><text:s/></text:span><text:span text:style-name="T148_29">duties</text:span><text:span text:style-name="T148_30"><text:s/></text:span><text:span text:style-name="T148_31">as</text:span><text:span text:style-name="T148_32"><text:s/></text:span><text:span text:style-name="T148_33">may</text:span><text:span text:style-name="T148_34"><text:s/></text:span><text:span text:style-name="T148_35">be</text:span><text:span text:style-name="T148_36"><text:s/></text:span><text:span text:style-name="T148_37">required</text:span><text:span text:style-name="T148_38"><text:s/></text:span><text:span text:style-name="T148_39">by</text:span><text:span text:style-name="T148_40"><text:s/></text:span><text:span text:style-name="T148_41">law</text:span><text:span text:style-name="T148_42">,<text:s/></text:span><text:span text:style-name="T148_43">by</text:span><text:span text:style-name="T148_44"><text:s/></text:span><text:span text:style-name="T148_45">the</text:span><text:span text:style-name="T148_46"><text:s/></text:span><text:span text:style-name="T148_47">articles</text:span><text:span text:style-name="T148_48"><text:s/></text:span><text:span text:style-name="T148_49">of</text:span><text:span text:style-name="T148_50"><text:s/></text:span><text:span text:style-name="T148_51">incorporation</text:span><text:span text:style-name="T148_52"><text:s/></text:span><text:span text:style-name="T148_53">of</text:span><text:span text:style-name="T148_54"><text:s/></text:span><text:span text:style-name="T148_55">the</text:span><text:span text:style-name="T148_56"><text:s/></text:span><text:span text:style-name="T148_57">corporation</text:span><text:span text:style-name="T148_58">,<text:s/></text:span><text:span text:style-name="T148_59">or</text:span><text:span text:style-name="T148_60"><text:s/></text:span><text:span text:style-name="T148_61">by</text:span><text:span text:style-name="T148_62"><text:s/></text:span><text:span text:style-name="T148_63">these</text:span><text:span text:style-name="T148_64"><text:s/></text:span><text:span text:style-name="T148_65">bylaws</text:span><text:span text:style-name="T148_66">,<text:s/></text:span><text:span text:style-name="T148_67">or</text:span><text:span text:style-name="T148_68"><text:s/></text:span><text:span text:style-name="T148_69">which</text:span><text:span text:style-name="T148_70"><text:s/></text:span><text:span text:style-name="T148_71">may</text:span><text:span text:style-name="T148_72"><text:s/></text:span><text:span text:style-name="T148_73">be</text:span><text:span text:style-name="T148_74"><text:s/></text:span><text:span text:style-name="T148_75">assigned</text:span><text:span text:style-name="T148_76"><text:s/></text:span><text:span text:style-name="T148_77">to</text:span><text:span text:style-name="T148_78"><text:s/></text:span><text:span text:style-name="T148_79">him</text:span><text:span text:style-name="T148_80"><text:s/></text:span><text:span text:style-name="T148_81">or</text:span><text:span text:style-name="T148_82"><text:s/></text:span><text:span text:style-name="T148_83">her</text:span><text:span text:style-name="T148_84"><text:s/></text:span><text:span text:style-name="T148_85">from</text:span><text:span text:style-name="T148_86"><text:s/></text:span><text:span text:style-name="T148_87">time</text:span><text:span text:style-name="T148_88"><text:s/></text:span><text:span text:style-name="T148_89">to</text:span><text:span text:style-name="T148_90"><text:s/></text:span><text:span text:style-name="T148_91">time</text:span><text:span text:style-name="T148_92"><text:s/></text:span><text:span text:style-name="T148_93">by</text:span><text:span text:style-name="T148_94"><text:s/></text:span><text:span text:style-name="T148_95">the</text:span><text:span text:style-name="T148_96"><text:s/></text:span><text:span text:style-name="T148_97">board</text:span><text:span text:style-name="T148_98"><text:s/></text:span><text:span text:style-name="T148_99">of</text:span><text:span text:style-name="T148_100"><text:s/></text:span><text:span text:style-name="T148_101">directors</text:span><text:span text:style-name="T148_102">.</text:span></text:p>
      <text:p text:style-name="P149"/>
      <text:p text:style-name="P150"><text:span text:style-name="T150_1">Section</text:span><text:span text:style-name="T150_2"><text:s/>10.<text:s/></text:span><text:span text:style-name="T150_3">Compensation</text:span></text:p>
      <text:p text:style-name="P151"><text:span text:style-name="T151_1">The</text:span><text:span text:style-name="T151_2"><text:s/></text:span><text:span text:style-name="T151_3">salaries</text:span><text:span text:style-name="T151_4"><text:s/></text:span><text:span text:style-name="T151_5">of</text:span><text:span text:style-name="T151_6"><text:s/></text:span><text:span text:style-name="T151_7">the</text:span><text:span text:style-name="T151_8"><text:s/></text:span><text:span text:style-name="T151_9">officers</text:span><text:span text:style-name="T151_10">,<text:s/></text:span><text:span text:style-name="T151_11">if</text:span><text:span text:style-name="T151_12"><text:s/></text:span><text:span text:style-name="T151_13">any</text:span><text:span text:style-name="T151_14">,<text:s/></text:span><text:span text:style-name="T151_15">shall</text:span><text:span text:style-name="T151_16"><text:s/></text:span><text:span text:style-name="T151_17">be</text:span><text:span text:style-name="T151_18"><text:s/></text:span><text:span text:style-name="T151_19">fixed</text:span><text:span text:style-name="T151_20"><text:s/></text:span><text:span text:style-name="T151_21">from</text:span><text:span text:style-name="T151_22"><text:s/></text:span><text:span text:style-name="T151_23">time</text:span><text:span text:style-name="T151_24"><text:s/></text:span><text:span text:style-name="T151_25">to</text:span><text:span text:style-name="T151_26"><text:s/></text:span><text:span text:style-name="T151_27">time</text:span><text:span text:style-name="T151_28"><text:s/></text:span><text:span text:style-name="T151_29">by</text:span><text:span text:style-name="T151_30"><text:s/></text:span><text:span text:style-name="T151_31">resolution</text:span><text:span text:style-name="T151_32"><text:s/></text:span><text:span text:style-name="T151_33">of</text:span><text:span text:style-name="T151_34"><text:s/></text:span><text:span text:style-name="T151_35">the</text:span><text:span text:style-name="T151_36"><text:s/></text:span><text:span text:style-name="T151_37">board</text:span><text:span text:style-name="T151_38"><text:s/></text:span><text:span text:style-name="T151_39">of</text:span><text:span text:style-name="T151_40"><text:s/></text:span><text:span text:style-name="T151_41">directors</text:span><text:span text:style-name="T151_42">.<text:s/></text:span><text:span text:style-name="T151_43">In</text:span><text:span text:style-name="T151_44"><text:s/></text:span><text:span text:style-name="T151_45">all</text:span><text:span text:style-name="T151_46"><text:s/></text:span><text:span text:style-name="T151_47">cases</text:span><text:span text:style-name="T151_48">,<text:s/></text:span><text:span text:style-name="T151_49">any</text:span><text:span text:style-name="T151_50"><text:s/></text:span><text:span text:style-name="T151_51">salaries</text:span><text:span text:style-name="T151_52"><text:s/></text:span><text:span text:style-name="T151_53">received</text:span><text:span text:style-name="T151_54"><text:s/></text:span><text:span text:style-name="T151_55">by</text:span><text:span text:style-name="T151_56"><text:s/></text:span><text:span text:style-name="T151_57">officers</text:span><text:span text:style-name="T151_58"><text:s/></text:span><text:span text:style-name="T151_59">of</text:span><text:span text:style-name="T151_60"><text:s/></text:span><text:span text:style-name="T151_61">this</text:span><text:span text:style-name="T151_62"><text:s/></text:span><text:span text:style-name="T151_63">corporation</text:span><text:span text:style-name="T151_64"><text:s/></text:span><text:span text:style-name="T151_65">shall</text:span><text:span text:style-name="T151_66"><text:s/></text:span><text:span text:style-name="T151_67">be</text:span><text:span text:style-name="T151_68"><text:s/></text:span><text:span text:style-name="T151_69">reasonable</text:span><text:span text:style-name="T151_70"><text:s/></text:span><text:span text:style-name="T151_71">and</text:span><text:span text:style-name="T151_72"><text:s/></text:span><text:span text:style-name="T151_73">given</text:span><text:span text:style-name="T151_74"><text:s/></text:span><text:span text:style-name="T151_75">in</text:span><text:span text:style-name="T151_76"><text:s/></text:span><text:span text:style-name="T151_77">return</text:span><text:span text:style-name="T151_78"><text:s/></text:span><text:span text:style-name="T151_79">for</text:span><text:span text:style-name="T151_80"><text:s/></text:span><text:span text:style-name="T151_81">services</text:span><text:span text:style-name="T151_82"><text:s/></text:span><text:span text:style-name="T151_83">actually</text:span><text:span text:style-name="T151_84"><text:s/></text:span><text:span text:style-name="T151_85">rendered</text:span><text:span text:style-name="T151_86"><text:s/></text:span><text:span text:style-name="T151_87">to</text:span><text:span text:style-name="T151_88"><text:s/></text:span><text:span text:style-name="T151_89">or</text:span><text:span text:style-name="T151_90"><text:s/></text:span><text:span text:style-name="T151_91">for</text:span><text:span text:style-name="T151_92"><text:s/></text:span><text:span text:style-name="T151_93">the</text:span><text:span text:style-name="T151_94"><text:s/></text:span><text:span text:style-name="T151_95">corporation</text:span><text:span text:style-name="T151_96">.<text:s/></text:span><text:span text:style-name="T151_97">All</text:span><text:span text:style-name="T151_98"><text:s/></text:span><text:span text:style-name="T151_99">officer</text:span><text:span text:style-name="T151_100"><text:s/></text:span><text:span text:style-name="T151_101">salaries</text:span><text:span text:style-name="T151_102"><text:s/></text:span><text:span text:style-name="T151_103">shall</text:span><text:span text:style-name="T151_104"><text:s/></text:span><text:span text:style-name="T151_105">be</text:span><text:span text:style-name="T151_106"><text:s/></text:span><text:span text:style-name="T151_107">approved</text:span><text:span text:style-name="T151_108"><text:s/></text:span><text:span text:style-name="T151_109">in</text:span><text:span text:style-name="T151_110"><text:s/></text:span><text:span text:style-name="T151_111">advance</text:span><text:span text:style-name="T151_112"><text:s/></text:span><text:span text:style-name="T151_113">in</text:span><text:span text:style-name="T151_114"><text:s/></text:span><text:span text:style-name="T151_115">accordance</text:span><text:span text:style-name="T151_116"><text:s/></text:span><text:span text:style-name="T151_117">with</text:span><text:span text:style-name="T151_118"><text:s/></text:span><text:span text:style-name="T151_119">this</text:span><text:span text:style-name="T151_120"><text:s/></text:span><text:span text:style-name="T151_121">corporation</text:span><text:span text:style-name="T151_122">'</text:span><text:span text:style-name="T151_123">s</text:span><text:span text:style-name="T151_124"><text:s/></text:span><text:span text:style-name="T151_125">conflict</text:span><text:span text:style-name="T151_126"><text:s/></text:span><text:span text:style-name="T151_127">of</text:span><text:span text:style-name="T151_128"><text:s/></text:span><text:span text:style-name="T151_129">interest</text:span><text:span text:style-name="T151_130"><text:s/></text:span><text:span text:style-name="T151_131">policy</text:span><text:span text:style-name="T151_132">,<text:s/></text:span><text:span text:style-name="T151_133">as</text:span><text:span text:style-name="T151_134"><text:s/></text:span><text:span text:style-name="T151_135">set</text:span><text:span text:style-name="T151_136"><text:s/></text:span><text:span text:style-name="T151_137">forth</text:span><text:span text:style-name="T151_138"><text:s/></text:span><text:span text:style-name="T151_139">in</text:span><text:span text:style-name="T151_140"><text:s/></text:span><text:span text:style-name="T151_141">Article</text:span><text:span text:style-name="T151_142"><text:s/>9<text:s/></text:span><text:span text:style-name="T151_143">of</text:span><text:span text:style-name="T151_144"><text:s/></text:span><text:span text:style-name="T151_145">these</text:span><text:span text:style-name="T151_146"><text:s/></text:span><text:span text:style-name="T151_147">bylaws</text:span><text:span text:style-name="T151_148">.</text:span></text:p>
      <text:p text:style-name="P152"/>
      <text:p text:style-name="P153"><text:span text:style-name="T153_1">Article</text:span><text:span text:style-name="T153_2"><text:s/>5<text:line-break/></text:span><text:span text:style-name="T153_3">Committees</text:span></text:p>
      <text:p text:style-name="P154"/>
      <text:p text:style-name="P155"><text:span text:style-name="T155_1">Section</text:span><text:span text:style-name="T155_2"><text:s/>1.<text:s/></text:span><text:span text:style-name="T155_3">Executive</text:span><text:span text:style-name="T155_4"><text:s/></text:span><text:span text:style-name="T155_5">Committee</text:span></text:p>
      <text:p text:style-name="P156"><text:span text:style-name="T156_1">The</text:span><text:span text:style-name="T156_2"><text:s/></text:span><text:span text:style-name="T156_3">board</text:span><text:span text:style-name="T156_4"><text:s/></text:span><text:span text:style-name="T156_5">of</text:span><text:span text:style-name="T156_6"><text:s/></text:span><text:span text:style-name="T156_7">directors</text:span><text:span text:style-name="T156_8"><text:s/></text:span><text:span text:style-name="T156_9">may</text:span><text:span text:style-name="T156_10">,<text:s/></text:span><text:span text:style-name="T156_11">by</text:span><text:span text:style-name="T156_12"><text:s/></text:span><text:span text:style-name="T156_13">a</text:span><text:span text:style-name="T156_14"><text:s/></text:span><text:span text:style-name="T156_15">majority</text:span><text:span text:style-name="T156_16"><text:s/></text:span><text:span text:style-name="T156_17">vote</text:span><text:span text:style-name="T156_18"><text:s/></text:span><text:span text:style-name="T156_19">of</text:span><text:span text:style-name="T156_20"><text:s/></text:span><text:span text:style-name="T156_21">its</text:span><text:span text:style-name="T156_22"><text:s/></text:span><text:span text:style-name="T156_23">members</text:span><text:span text:style-name="T156_24">,<text:s/></text:span><text:span text:style-name="T156_25">designate</text:span><text:span text:style-name="T156_26"><text:s/></text:span><text:span text:style-name="T156_27">an</text:span><text:span text:style-name="T156_28"><text:s/></text:span><text:span text:style-name="T156_29">Executive</text:span><text:span text:style-name="T156_30"><text:s/></text:span><text:span text:style-name="T156_31">Committee</text:span><text:span text:style-name="T156_32"><text:s/></text:span><text:span text:style-name="T156_33">consisting</text:span><text:span text:style-name="T156_34"><text:s/></text:span><text:span text:style-name="T156_35">of</text:span><text:span text:style-name="T156_36"><text:s/></text:span><text:span text:style-name="T156_37">at</text:span><text:span text:style-name="T156_38"><text:s/></text:span><text:span text:style-name="T156_39">least</text:span><text:span text:style-name="T156_40"><text:s/></text:span><text:span text:style-name="T156_41">two</text:span><text:span text:style-name="T156_42"><text:s/></text:span><text:span text:style-name="T156_43">board</text:span><text:span text:style-name="T156_44"><text:s/></text:span><text:span text:style-name="T156_45">members</text:span><text:span text:style-name="T156_46"><text:s/></text:span><text:span text:style-name="T156_47">and</text:span><text:span text:style-name="T156_48"><text:s/></text:span><text:span text:style-name="T156_49">may</text:span><text:span text:style-name="T156_50"><text:s/></text:span><text:span text:style-name="T156_51">delegate</text:span><text:span text:style-name="T156_52"><text:s/></text:span><text:span text:style-name="T156_53">to</text:span><text:span text:style-name="T156_54"><text:s/></text:span><text:span text:style-name="T156_55">such</text:span><text:span text:style-name="T156_56"><text:s/></text:span><text:span text:style-name="T156_57">committee</text:span><text:span text:style-name="T156_58"><text:s/></text:span><text:span text:style-name="T156_59">the</text:span><text:span text:style-name="T156_60"><text:s/></text:span><text:span text:style-name="T156_61">powers</text:span><text:span text:style-name="T156_62"><text:s/></text:span><text:span text:style-name="T156_63">and</text:span><text:span text:style-name="T156_64"><text:s/></text:span><text:span text:style-name="T156_65">authority</text:span><text:span text:style-name="T156_66"><text:s/></text:span><text:span text:style-name="T156_67">of</text:span><text:span text:style-name="T156_68"><text:s/></text:span><text:span text:style-name="T156_69">the</text:span><text:span text:style-name="T156_70"><text:s/></text:span><text:span text:style-name="T156_71">board</text:span><text:span text:style-name="T156_72"><text:s/></text:span><text:span text:style-name="T156_73">in</text:span><text:span text:style-name="T156_74"><text:s/></text:span><text:span text:style-name="T156_75">the</text:span><text:span text:style-name="T156_76"><text:s/></text:span><text:span text:style-name="T156_77">management</text:span><text:span text:style-name="T156_78"><text:s/></text:span><text:span text:style-name="T156_79">of</text:span><text:span text:style-name="T156_80"><text:s/></text:span><text:span text:style-name="T156_81">the</text:span><text:span text:style-name="T156_82"><text:s/></text:span><text:span text:style-name="T156_83">business</text:span><text:span text:style-name="T156_84"><text:s/></text:span><text:span text:style-name="T156_85">and</text:span><text:span text:style-name="T156_86"><text:s/></text:span><text:span text:style-name="T156_87">affairs</text:span><text:span text:style-name="T156_88"><text:s/></text:span><text:span text:style-name="T156_89">of</text:span><text:span text:style-name="T156_90"><text:s/></text:span><text:span text:style-name="T156_91">the</text:span><text:span text:style-name="T156_92"><text:s/></text:span><text:span text:style-name="T156_93">corporation</text:span><text:span text:style-name="T156_94">,<text:s/></text:span><text:span text:style-name="T156_95">to</text:span><text:span text:style-name="T156_96"><text:s/></text:span><text:span text:style-name="T156_97">the</text:span><text:span text:style-name="T156_98"><text:s/></text:span><text:span text:style-name="T156_99">extent</text:span><text:span text:style-name="T156_100"><text:s/></text:span><text:span text:style-name="T156_101">permitted</text:span><text:span text:style-name="T156_102">,<text:s/></text:span><text:span text:style-name="T156_103">and</text:span><text:span text:style-name="T156_104">,<text:s/></text:span><text:span text:style-name="T156_105">except</text:span><text:span text:style-name="T156_106"><text:s/></text:span><text:span text:style-name="T156_107">as</text:span><text:span text:style-name="T156_108"><text:s/></text:span><text:span text:style-name="T156_109">may</text:span><text:span text:style-name="T156_110"><text:s/></text:span><text:span text:style-name="T156_111">otherwise</text:span><text:span text:style-name="T156_112"><text:s/></text:span><text:span text:style-name="T156_113">be</text:span><text:span text:style-name="T156_114"><text:s/></text:span><text:span text:style-name="T156_115">provided</text:span><text:span text:style-name="T156_116">,<text:s/></text:span><text:span text:style-name="T156_117">by</text:span><text:span text:style-name="T156_118"><text:s/></text:span><text:span text:style-name="T156_119">provisions</text:span><text:span text:style-name="T156_120"><text:s/></text:span><text:span text:style-name="T156_121">of</text:span><text:span text:style-name="T156_122"><text:s/></text:span><text:span text:style-name="T156_123">law</text:span><text:span text:style-name="T156_124">.</text:span></text:p>
      <text:p text:style-name="P157"><text:span text:style-name="T157_1">By</text:span><text:span text:style-name="T157_2"><text:s/></text:span><text:span text:style-name="T157_3">a</text:span><text:span text:style-name="T157_4"><text:s/></text:span><text:span text:style-name="T157_5">majority</text:span><text:span text:style-name="T157_6"><text:s/></text:span><text:span text:style-name="T157_7">vote</text:span><text:span text:style-name="T157_8"><text:s/></text:span><text:span text:style-name="T157_9">of</text:span><text:span text:style-name="T157_10"><text:s/></text:span><text:span text:style-name="T157_11">its</text:span><text:span text:style-name="T157_12"><text:s/></text:span><text:span text:style-name="T157_13">members</text:span><text:span text:style-name="T157_14">,<text:s/></text:span><text:span text:style-name="T157_15">the</text:span><text:span text:style-name="T157_16"><text:s/></text:span><text:span text:style-name="T157_17">board</text:span><text:span text:style-name="T157_18"><text:s/></text:span><text:span text:style-name="T157_19">may</text:span><text:span text:style-name="T157_20"><text:s/></text:span><text:span text:style-name="T157_21">at</text:span><text:span text:style-name="T157_22"><text:s/></text:span><text:span text:style-name="T157_23">any</text:span><text:span text:style-name="T157_24"><text:s/></text:span><text:span text:style-name="T157_25">time</text:span><text:span text:style-name="T157_26"><text:s/></text:span><text:span text:style-name="T157_27">revoke</text:span><text:span text:style-name="T157_28"><text:s/></text:span><text:span text:style-name="T157_29">or</text:span><text:span text:style-name="T157_30"><text:s/></text:span><text:span text:style-name="T157_31">modify</text:span><text:span text:style-name="T157_32"><text:s/></text:span><text:span text:style-name="T157_33">any</text:span><text:span text:style-name="T157_34"><text:s/></text:span><text:span text:style-name="T157_35">or</text:span><text:span text:style-name="T157_36"><text:s/></text:span><text:span text:style-name="T157_37">all</text:span><text:span text:style-name="T157_38"><text:s/></text:span><text:span text:style-name="T157_39">of</text:span><text:span text:style-name="T157_40"><text:s/></text:span><text:span text:style-name="T157_41">the</text:span><text:span text:style-name="T157_42"><text:s/></text:span><text:span text:style-name="T157_43">executive</text:span><text:span text:style-name="T157_44"><text:s/></text:span><text:span text:style-name="T157_45">committee</text:span><text:span text:style-name="T157_46"><text:s/></text:span><text:span text:style-name="T157_47">authority</text:span><text:span text:style-name="T157_48"><text:s/></text:span><text:span text:style-name="T157_49">so</text:span><text:span text:style-name="T157_50"><text:s/></text:span><text:span text:style-name="T157_51">delegated</text:span><text:span text:style-name="T157_52">,<text:s/></text:span><text:span text:style-name="T157_53">increase</text:span><text:span text:style-name="T157_54"><text:s/></text:span><text:span text:style-name="T157_55">or</text:span><text:span text:style-name="T157_56"><text:s/></text:span><text:span text:style-name="T157_57">decrease</text:span><text:span text:style-name="T157_58"><text:s/></text:span><text:span text:style-name="T157_59">but</text:span><text:span text:style-name="T157_60"><text:s/></text:span><text:span text:style-name="T157_61">not</text:span><text:span text:style-name="T157_62"><text:s/></text:span><text:span text:style-name="T157_63">below</text:span><text:span text:style-name="T157_64"><text:s/></text:span><text:span text:style-name="T157_65">two</text:span><text:span text:style-name="T157_66"><text:s/>(2)<text:s/></text:span><text:span text:style-name="T157_67">the</text:span><text:span text:style-name="T157_68"><text:s/></text:span><text:span text:style-name="T157_69">number</text:span><text:span text:style-name="T157_70"><text:s/></text:span><text:span text:style-name="T157_71">of</text:span><text:span text:style-name="T157_72"><text:s/></text:span><text:span text:style-name="T157_73">the</text:span><text:span text:style-name="T157_74"><text:s/></text:span><text:span text:style-name="T157_75">members</text:span><text:span text:style-name="T157_76"><text:s/></text:span><text:span text:style-name="T157_77">of</text:span><text:span text:style-name="T157_78"><text:s/></text:span><text:span text:style-name="T157_79">the</text:span><text:span text:style-name="T157_80"><text:s/></text:span><text:span text:style-name="T157_81">executive</text:span><text:span text:style-name="T157_82"><text:s/></text:span><text:span text:style-name="T157_83">committee</text:span><text:span text:style-name="T157_84">,<text:s/></text:span><text:span text:style-name="T157_85">and</text:span><text:span text:style-name="T157_86"><text:s/></text:span><text:span text:style-name="T157_87">fill</text:span><text:span text:style-name="T157_88"><text:s/></text:span><text:span text:style-name="T157_89">vacancies</text:span><text:span text:style-name="T157_90"><text:s/></text:span><text:span text:style-name="T157_91">on</text:span><text:span text:style-name="T157_92"><text:s/></text:span><text:span text:style-name="T157_93">the</text:span><text:span text:style-name="T157_94"><text:s/></text:span><text:span text:style-name="T157_95">Executive</text:span><text:span text:style-name="T157_96"><text:s/></text:span><text:span text:style-name="T157_97">Committee</text:span><text:span text:style-name="T157_98"><text:s/></text:span><text:span text:style-name="T157_99">from</text:span><text:span text:style-name="T157_100"><text:s/></text:span><text:span text:style-name="T157_101">the</text:span><text:span text:style-name="T157_102"><text:s/></text:span><text:span text:style-name="T157_103">members</text:span><text:span text:style-name="T157_104"><text:s/></text:span><text:span text:style-name="T157_105">of</text:span><text:span text:style-name="T157_106"><text:s/></text:span><text:span text:style-name="T157_107">the</text:span><text:span text:style-name="T157_108"><text:s/></text:span><text:span text:style-name="T157_109">board</text:span><text:span text:style-name="T157_110">.<text:s/></text:span><text:span text:style-name="T157_111">The</text:span><text:span text:style-name="T157_112"><text:s/></text:span><text:span text:style-name="T157_113">executive</text:span><text:span text:style-name="T157_114"><text:s/></text:span><text:span text:style-name="T157_115">committee</text:span><text:span text:style-name="T157_116"><text:s/></text:span><text:span text:style-name="T157_117">shall</text:span><text:span text:style-name="T157_118"><text:s/></text:span><text:span text:style-name="T157_119">keep</text:span><text:span text:style-name="T157_120"><text:s/></text:span><text:span text:style-name="T157_121">regular</text:span><text:span text:style-name="T157_122"><text:s/></text:span><text:span text:style-name="T157_123">minutes</text:span><text:span text:style-name="T157_124"><text:s/></text:span><text:span text:style-name="T157_125">of</text:span><text:span text:style-name="T157_126"><text:s/></text:span><text:span text:style-name="T157_127">its</text:span><text:span text:style-name="T157_128"><text:s/></text:span><text:span text:style-name="T157_129">proceedings</text:span><text:span text:style-name="T157_130">,<text:s/></text:span><text:span text:style-name="T157_131">cause</text:span><text:span text:style-name="T157_132"><text:s/></text:span><text:span text:style-name="T157_133">them</text:span><text:span text:style-name="T157_134"><text:s/></text:span><text:span text:style-name="T157_135">to</text:span><text:span text:style-name="T157_136"><text:s/></text:span><text:span text:style-name="T157_137">be</text:span><text:span text:style-name="T157_138"><text:s/></text:span><text:span text:style-name="T157_139">filed</text:span><text:span text:style-name="T157_140"><text:s/></text:span><text:span text:style-name="T157_141">with</text:span><text:span text:style-name="T157_142"><text:s/></text:span><text:span text:style-name="T157_143">the</text:span><text:span text:style-name="T157_144"><text:s/></text:span><text:span text:style-name="T157_145">corporate</text:span><text:span text:style-name="T157_146"><text:s/></text:span><text:span text:style-name="T157_147">records</text:span><text:span text:style-name="T157_148">,<text:s/></text:span><text:span text:style-name="T157_149">and</text:span><text:span text:style-name="T157_150"><text:s/></text:span><text:span text:style-name="T157_151">report</text:span><text:span text:style-name="T157_152"><text:s/></text:span><text:span text:style-name="T157_153">the</text:span><text:span text:style-name="T157_154"><text:s/></text:span><text:span text:style-name="T157_155">same</text:span><text:span text:style-name="T157_156"><text:s/></text:span><text:span text:style-name="T157_157">to</text:span><text:span text:style-name="T157_158"><text:s/></text:span><text:span text:style-name="T157_159">the</text:span><text:span text:style-name="T157_160"><text:s/></text:span><text:span text:style-name="T157_161">board</text:span><text:span text:style-name="T157_162"><text:s/></text:span><text:span text:style-name="T157_163">from</text:span><text:span text:style-name="T157_164"><text:s/></text:span><text:span text:style-name="T157_165">time</text:span><text:span text:style-name="T157_166"><text:s/></text:span><text:span text:style-name="T157_167">to</text:span><text:span text:style-name="T157_168"><text:s/></text:span><text:span text:style-name="T157_169">time</text:span><text:span text:style-name="T157_170"><text:s/></text:span><text:span text:style-name="T157_171">as</text:span><text:span text:style-name="T157_172"><text:s/></text:span><text:span text:style-name="T157_173">the</text:span><text:span text:style-name="T157_174"><text:s/></text:span><text:span text:style-name="T157_175">board</text:span><text:span text:style-name="T157_176"><text:s/></text:span><text:span text:style-name="T157_177">may</text:span><text:span text:style-name="T157_178"><text:s/></text:span><text:span text:style-name="T157_179">require</text:span><text:span text:style-name="T157_180">.</text:span></text:p>
      <text:p text:style-name="P158"/>
      <text:p text:style-name="P159"><text:span text:style-name="T159_1">Section</text:span><text:span text:style-name="T159_2"><text:s/>2.<text:s/></text:span><text:span text:style-name="T159_3">Other</text:span><text:span text:style-name="T159_4"><text:s/></text:span><text:span text:style-name="T159_5">Committees</text:span></text:p>
      <text:p text:style-name="P160"><text:span text:style-name="T160_1">The</text:span><text:span text:style-name="T160_2"><text:s/></text:span><text:span text:style-name="T160_3">corporation</text:span><text:span text:style-name="T160_4"><text:s/></text:span><text:span text:style-name="T160_5">shall</text:span><text:span text:style-name="T160_6"><text:s/></text:span><text:span text:style-name="T160_7">have</text:span><text:span text:style-name="T160_8"><text:s/></text:span><text:span text:style-name="T160_9">such</text:span><text:span text:style-name="T160_10"><text:s/></text:span><text:span text:style-name="T160_11">other</text:span><text:span text:style-name="T160_12"><text:s/></text:span><text:span text:style-name="T160_13">committees</text:span><text:span text:style-name="T160_14"><text:s/></text:span><text:span text:style-name="T160_15">as</text:span><text:span text:style-name="T160_16"><text:s/></text:span><text:span text:style-name="T160_17">may</text:span><text:span text:style-name="T160_18"><text:s/></text:span><text:span text:style-name="T160_19">from</text:span><text:span text:style-name="T160_20"><text:s/></text:span><text:span text:style-name="T160_21">time</text:span><text:span text:style-name="T160_22"><text:s/></text:span><text:span text:style-name="T160_23">to</text:span><text:span text:style-name="T160_24"><text:s/></text:span><text:span text:style-name="T160_25">time</text:span><text:span text:style-name="T160_26"><text:s/></text:span><text:span text:style-name="T160_27">be</text:span><text:span text:style-name="T160_28"><text:s/></text:span><text:span text:style-name="T160_29">designated</text:span><text:span text:style-name="T160_30"><text:s/></text:span><text:span text:style-name="T160_31">by</text:span><text:span text:style-name="T160_32"><text:s/></text:span><text:span text:style-name="T160_33">resolution</text:span><text:span text:style-name="T160_34"><text:s/></text:span><text:span text:style-name="T160_35">of</text:span><text:span text:style-name="T160_36"><text:s/></text:span><text:span text:style-name="T160_37">the</text:span><text:span text:style-name="T160_38"><text:s/></text:span><text:span text:style-name="T160_39">board</text:span><text:span text:style-name="T160_40"><text:s/></text:span><text:span text:style-name="T160_41">of</text:span><text:span text:style-name="T160_42"><text:s/></text:span><text:span text:style-name="T160_43">directors</text:span><text:span text:style-name="T160_44">.<text:s/></text:span><text:span text:style-name="T160_45">These</text:span><text:span text:style-name="T160_46"><text:s/></text:span><text:span text:style-name="T160_47">committees</text:span><text:span text:style-name="T160_48"><text:s/></text:span><text:span text:style-name="T160_49">may</text:span><text:span text:style-name="T160_50"><text:s/></text:span><text:span text:style-name="T160_51">consist</text:span><text:span text:style-name="T160_52"><text:s/></text:span><text:span text:style-name="T160_53">of</text:span><text:span text:style-name="T160_54"><text:s/></text:span><text:span text:style-name="T160_55">persons</text:span><text:span text:style-name="T160_56"><text:s/></text:span><text:span text:style-name="T160_57">who</text:span><text:span text:style-name="T160_58"><text:s/></text:span><text:span text:style-name="T160_59">are</text:span><text:span text:style-name="T160_60"><text:s/></text:span><text:span text:style-name="T160_61">not</text:span><text:span text:style-name="T160_62"><text:s/></text:span><text:span text:style-name="T160_63">also</text:span><text:span text:style-name="T160_64"><text:s/></text:span><text:span text:style-name="T160_65">members</text:span><text:span text:style-name="T160_66"><text:s/></text:span><text:span text:style-name="T160_67">of</text:span><text:span text:style-name="T160_68"><text:s/></text:span><text:span text:style-name="T160_69">the</text:span><text:span text:style-name="T160_70"><text:s/></text:span><text:span text:style-name="T160_71">board</text:span><text:span text:style-name="T160_72"><text:s/></text:span><text:span text:style-name="T160_73">and</text:span><text:span text:style-name="T160_74"><text:s/></text:span><text:span text:style-name="T160_75">shall</text:span><text:span text:style-name="T160_76"><text:s/></text:span><text:span text:style-name="T160_77">act</text:span><text:span text:style-name="T160_78"><text:s/></text:span><text:span text:style-name="T160_79">in</text:span><text:span text:style-name="T160_80"><text:s/></text:span><text:span text:style-name="T160_81">an</text:span><text:span text:style-name="T160_82"><text:s/></text:span><text:span text:style-name="T160_83">advisory</text:span><text:span text:style-name="T160_84"><text:s/></text:span><text:span text:style-name="T160_85">capacity</text:span><text:span text:style-name="T160_86"><text:s/></text:span><text:span text:style-name="T160_87">to</text:span><text:span text:style-name="T160_88"><text:s/></text:span><text:span text:style-name="T160_89">the</text:span><text:span text:style-name="T160_90"><text:s/></text:span><text:span text:style-name="T160_91">board</text:span><text:span text:style-name="T160_92">.</text:span></text:p>
      <text:p text:style-name="P161"/>
      <text:p text:style-name="P162"><text:span text:style-name="T162_1">Section</text:span><text:span text:style-name="T162_2"><text:s/>3.<text:s/></text:span><text:span text:style-name="T162_3">Meetings</text:span><text:span text:style-name="T162_4"><text:s/></text:span><text:span text:style-name="T162_5">and</text:span><text:span text:style-name="T162_6"><text:s/></text:span><text:span text:style-name="T162_7">Action</text:span><text:span text:style-name="T162_8"><text:s/></text:span><text:span text:style-name="T162_9">of</text:span><text:span text:style-name="T162_10"><text:s/></text:span><text:span text:style-name="T162_11">Committees</text:span></text:p>
      <text:p text:style-name="P163"><text:span text:style-name="T163_1">Meetings</text:span><text:span text:style-name="T163_2"><text:s/></text:span><text:span text:style-name="T163_3">and</text:span><text:span text:style-name="T163_4"><text:s/></text:span><text:span text:style-name="T163_5">action</text:span><text:span text:style-name="T163_6"><text:s/></text:span><text:span text:style-name="T163_7">of</text:span><text:span text:style-name="T163_8"><text:s/></text:span><text:span text:style-name="T163_9">committees</text:span><text:span text:style-name="T163_10"><text:s/></text:span><text:span text:style-name="T163_11">shall</text:span><text:span text:style-name="T163_12"><text:s/></text:span><text:span text:style-name="T163_13">be</text:span><text:span text:style-name="T163_14"><text:s/></text:span><text:span text:style-name="T163_15">governed</text:span><text:span text:style-name="T163_16"><text:s/></text:span><text:span text:style-name="T163_17">by</text:span><text:span text:style-name="T163_18">,<text:s/></text:span><text:span text:style-name="T163_19">noticed</text:span><text:span text:style-name="T163_20">,<text:s/></text:span><text:span text:style-name="T163_21">held</text:span><text:span text:style-name="T163_22">,<text:s/></text:span><text:span text:style-name="T163_23">and</text:span><text:span text:style-name="T163_24"><text:s/></text:span><text:span text:style-name="T163_25">taken</text:span><text:span text:style-name="T163_26"><text:s/></text:span><text:span text:style-name="T163_27">in</text:span><text:span text:style-name="T163_28"><text:s/></text:span><text:span text:style-name="T163_29">accordance</text:span><text:span text:style-name="T163_30"><text:s/></text:span><text:span text:style-name="T163_31">with</text:span><text:span text:style-name="T163_32"><text:s/></text:span><text:span text:style-name="T163_33">the</text:span><text:span text:style-name="T163_34"><text:s/></text:span><text:span text:style-name="T163_35">provisions</text:span><text:span text:style-name="T163_36"><text:s/></text:span><text:span text:style-name="T163_37">of</text:span><text:span text:style-name="T163_38"><text:s/></text:span><text:span text:style-name="T163_39">these</text:span><text:span text:style-name="T163_40"><text:s/></text:span><text:span text:style-name="T163_41">bylaws</text:span><text:span text:style-name="T163_42"><text:s/></text:span><text:span text:style-name="T163_43">concerning</text:span><text:span text:style-name="T163_44"><text:s/></text:span><text:span text:style-name="T163_45">meetings</text:span><text:span text:style-name="T163_46"><text:s/></text:span><text:span text:style-name="T163_47">of</text:span><text:span text:style-name="T163_48"><text:s/></text:span><text:span text:style-name="T163_49">the</text:span><text:span text:style-name="T163_50"><text:s/></text:span><text:span text:style-name="T163_51">board</text:span><text:span text:style-name="T163_52"><text:s/></text:span><text:span text:style-name="T163_53">of</text:span><text:span text:style-name="T163_54"><text:s/></text:span><text:span text:style-name="T163_55">directors</text:span><text:span text:style-name="T163_56">,<text:s/></text:span><text:span text:style-name="T163_57">with</text:span><text:span text:style-name="T163_58"><text:s/></text:span><text:span text:style-name="T163_59">such</text:span><text:span text:style-name="T163_60"><text:s/></text:span><text:span text:style-name="T163_61">changes</text:span><text:span text:style-name="T163_62"><text:s/></text:span><text:span text:style-name="T163_63">in</text:span><text:span text:style-name="T163_64"><text:s/></text:span><text:span text:style-name="T163_65">the</text:span><text:span text:style-name="T163_66"><text:s/></text:span><text:span text:style-name="T163_67">context</text:span><text:span text:style-name="T163_68"><text:s/></text:span><text:span text:style-name="T163_69">of</text:span><text:span text:style-name="T163_70"><text:s/></text:span><text:span text:style-name="T163_71">such</text:span><text:span text:style-name="T163_72"><text:s/></text:span><text:span text:style-name="T163_73">bylaw</text:span><text:span text:style-name="T163_74"><text:s/></text:span><text:span text:style-name="T163_75">provisions</text:span><text:span text:style-name="T163_76"><text:s/></text:span><text:span text:style-name="T163_77">as</text:span><text:span text:style-name="T163_78"><text:s/></text:span><text:span text:style-name="T163_79">are</text:span><text:span text:style-name="T163_80"><text:s/></text:span><text:span text:style-name="T163_81">necessary</text:span><text:span text:style-name="T163_82"><text:s/></text:span><text:span text:style-name="T163_83">to</text:span><text:span text:style-name="T163_84"><text:s/></text:span><text:span text:style-name="T163_85">substitute</text:span><text:span text:style-name="T163_86"><text:s/></text:span><text:span text:style-name="T163_87">the</text:span><text:span text:style-name="T163_88"><text:s/></text:span><text:span text:style-name="T163_89">committee</text:span><text:span text:style-name="T163_90"><text:s/></text:span><text:span text:style-name="T163_91">and</text:span><text:span text:style-name="T163_92"><text:s/></text:span><text:span text:style-name="T163_93">its</text:span><text:span text:style-name="T163_94"><text:s/></text:span><text:span text:style-name="T163_95">members</text:span><text:span text:style-name="T163_96"><text:s/></text:span><text:span text:style-name="T163_97">for</text:span><text:span text:style-name="T163_98"><text:s/></text:span><text:span text:style-name="T163_99">the</text:span><text:span text:style-name="T163_100"><text:s/></text:span><text:span text:style-name="T163_101">board</text:span><text:span text:style-name="T163_102"><text:s/></text:span><text:span text:style-name="T163_103">of</text:span><text:span text:style-name="T163_104"><text:s/></text:span><text:span text:style-name="T163_105">directors</text:span><text:span text:style-name="T163_106"><text:s/></text:span><text:span text:style-name="T163_107">and</text:span><text:span text:style-name="T163_108"><text:s/></text:span><text:span text:style-name="T163_109">its</text:span><text:span text:style-name="T163_110"><text:s/></text:span><text:span text:style-name="T163_111">members</text:span><text:span text:style-name="T163_112">,<text:s/></text:span><text:span text:style-name="T163_113">except</text:span><text:span text:style-name="T163_114"><text:s/></text:span><text:span text:style-name="T163_115">that</text:span><text:span text:style-name="T163_116"><text:s/></text:span><text:span text:style-name="T163_117">the</text:span><text:span text:style-name="T163_118"><text:s/></text:span><text:span text:style-name="T163_119">time</text:span><text:span text:style-name="T163_120"><text:s/></text:span><text:span text:style-name="T163_121">for</text:span><text:span text:style-name="T163_122"><text:s/></text:span><text:span text:style-name="T163_123">regular</text:span><text:span text:style-name="T163_124"><text:s/></text:span><text:span text:style-name="T163_125">and</text:span><text:span text:style-name="T163_126"><text:s/></text:span><text:span text:style-name="T163_127">special</text:span><text:span text:style-name="T163_128"><text:s/></text:span><text:span text:style-name="T163_129">meetings</text:span><text:span text:style-name="T163_130"><text:s/></text:span><text:span text:style-name="T163_131">of</text:span><text:span text:style-name="T163_132"><text:s/></text:span><text:span text:style-name="T163_133">committees</text:span><text:span text:style-name="T163_134"><text:s/></text:span><text:span text:style-name="T163_135">may</text:span><text:span text:style-name="T163_136"><text:s/></text:span><text:span text:style-name="T163_137">be</text:span><text:span text:style-name="T163_138"><text:s/></text:span><text:span text:style-name="T163_139">fixed</text:span><text:span text:style-name="T163_140"><text:s/></text:span><text:span text:style-name="T163_141">by</text:span><text:span text:style-name="T163_142"><text:s/></text:span><text:span text:style-name="T163_143">resolution</text:span><text:span text:style-name="T163_144"><text:s/></text:span><text:span text:style-name="T163_145">of</text:span><text:span text:style-name="T163_146"><text:s/></text:span><text:span text:style-name="T163_147">the</text:span><text:span text:style-name="T163_148"><text:s/></text:span><text:span text:style-name="T163_149">board</text:span><text:span text:style-name="T163_150"><text:s/></text:span><text:span text:style-name="T163_151">of</text:span><text:span text:style-name="T163_152"><text:s/></text:span><text:span text:style-name="T163_153">directors</text:span><text:span text:style-name="T163_154"><text:s/></text:span><text:span text:style-name="T163_155">or</text:span><text:span text:style-name="T163_156"><text:s/></text:span><text:span text:style-name="T163_157">by</text:span><text:span text:style-name="T163_158"><text:s/></text:span><text:span text:style-name="T163_159">the</text:span><text:span text:style-name="T163_160"><text:s/></text:span><text:span text:style-name="T163_161">committee</text:span><text:span text:style-name="T163_162">.<text:s/></text:span><text:span text:style-name="T163_163">The</text:span><text:span text:style-name="T163_164"><text:s/></text:span><text:span text:style-name="T163_165">board</text:span><text:span text:style-name="T163_166"><text:s/></text:span><text:span text:style-name="T163_167">of</text:span><text:span text:style-name="T163_168"><text:s/></text:span><text:span text:style-name="T163_169">directors</text:span><text:span text:style-name="T163_170"><text:s/></text:span><text:span text:style-name="T163_171">may</text:span><text:span text:style-name="T163_172"><text:s/></text:span><text:span text:style-name="T163_173">also</text:span><text:span text:style-name="T163_174"><text:s/></text:span><text:span text:style-name="T163_175">adopt</text:span><text:span text:style-name="T163_176"><text:s/></text:span><text:span text:style-name="T163_177">rules</text:span><text:span text:style-name="T163_178"><text:s/></text:span><text:span text:style-name="T163_179">and</text:span><text:span text:style-name="T163_180"><text:s/></text:span><text:span text:style-name="T163_181">regulations</text:span><text:span text:style-name="T163_182"><text:s/></text:span><text:span text:style-name="T163_183">pertaining</text:span><text:span text:style-name="T163_184"><text:s/></text:span><text:span text:style-name="T163_185">to</text:span><text:span text:style-name="T163_186"><text:s/></text:span><text:span text:style-name="T163_187">the</text:span><text:span text:style-name="T163_188"><text:s/></text:span><text:span text:style-name="T163_189">conduct</text:span><text:span text:style-name="T163_190"><text:s/></text:span><text:span text:style-name="T163_191">of</text:span><text:span text:style-name="T163_192"><text:s/></text:span><text:span text:style-name="T163_193">meetings</text:span><text:span text:style-name="T163_194"><text:s/></text:span><text:span text:style-name="T163_195">of</text:span><text:span text:style-name="T163_196"><text:s/></text:span><text:span text:style-name="T163_197">committees</text:span><text:span text:style-name="T163_198"><text:s/></text:span><text:span text:style-name="T163_199">to</text:span><text:span text:style-name="T163_200"><text:s/></text:span><text:span text:style-name="T163_201">the</text:span><text:span text:style-name="T163_202"><text:s/></text:span><text:span text:style-name="T163_203">extent</text:span><text:span text:style-name="T163_204"><text:s/></text:span><text:span text:style-name="T163_205">that</text:span><text:span text:style-name="T163_206"><text:s/></text:span><text:span text:style-name="T163_207">such</text:span><text:span text:style-name="T163_208"><text:s/></text:span><text:span text:style-name="T163_209">rules</text:span><text:span text:style-name="T163_210"><text:s/></text:span><text:span text:style-name="T163_211">and</text:span><text:span text:style-name="T163_212"><text:s/></text:span><text:span text:style-name="T163_213">regulations</text:span><text:span text:style-name="T163_214"><text:s/></text:span><text:span text:style-name="T163_215">are</text:span><text:span text:style-name="T163_216"><text:s/></text:span><text:span text:style-name="T163_217">not</text:span><text:span text:style-name="T163_218"><text:s/></text:span><text:span text:style-name="T163_219">inconsistent</text:span><text:span text:style-name="T163_220"><text:s/></text:span><text:span text:style-name="T163_221">with</text:span><text:span text:style-name="T163_222"><text:s/></text:span><text:span text:style-name="T163_223">the</text:span><text:span text:style-name="T163_224"><text:s/></text:span><text:span text:style-name="T163_225">provisions</text:span><text:span text:style-name="T163_226"><text:s/></text:span><text:span text:style-name="T163_227">of</text:span><text:span text:style-name="T163_228"><text:s/></text:span><text:span text:style-name="T163_229">these</text:span><text:span text:style-name="T163_230"><text:s/></text:span><text:span text:style-name="T163_231">bylaws</text:span><text:span text:style-name="T163_232">.</text:span></text:p>
      <text:p text:style-name="P164"/>
      <text:p text:style-name="P165"><text:span text:style-name="T165_1">Article</text:span><text:span text:style-name="T165_2"><text:s/>6<text:line-break/></text:span><text:span text:style-name="T165_3">Execution</text:span><text:span text:style-name="T165_4"><text:s/></text:span><text:span text:style-name="T165_5">of</text:span><text:span text:style-name="T165_6"><text:s/></text:span><text:span text:style-name="T165_7">Instruments</text:span><text:span text:style-name="T165_8">,<text:s/></text:span><text:span text:style-name="T165_9">Deposits</text:span><text:span text:style-name="T165_10">,<text:s/></text:span><text:span text:style-name="T165_11">and</text:span><text:span text:style-name="T165_12"><text:s/></text:span><text:span text:style-name="T165_13">Funds</text:span></text:p>
      <text:p text:style-name="P166"/>
      <text:p text:style-name="P167"><text:span text:style-name="T167_1">Section</text:span><text:span text:style-name="T167_2"><text:s/>1.<text:s/></text:span><text:span text:style-name="T167_3">Execution</text:span><text:span text:style-name="T167_4"><text:s/></text:span><text:span text:style-name="T167_5">of</text:span><text:span text:style-name="T167_6"><text:s/></text:span><text:span text:style-name="T167_7">Instruments</text:span></text:p>
      <text:p text:style-name="P168"><text:span text:style-name="T168_1">The</text:span><text:span text:style-name="T168_2"><text:s/></text:span><text:span text:style-name="T168_3">board</text:span><text:span text:style-name="T168_4"><text:s/></text:span><text:span text:style-name="T168_5">of</text:span><text:span text:style-name="T168_6"><text:s/></text:span><text:span text:style-name="T168_7">directors</text:span><text:span text:style-name="T168_8">,<text:s/></text:span><text:span text:style-name="T168_9">except</text:span><text:span text:style-name="T168_10"><text:s/></text:span><text:span text:style-name="T168_11">as</text:span><text:span text:style-name="T168_12"><text:s/></text:span><text:span text:style-name="T168_13">otherwise</text:span><text:span text:style-name="T168_14"><text:s/></text:span><text:span text:style-name="T168_15">provided</text:span><text:span text:style-name="T168_16"><text:s/></text:span><text:span text:style-name="T168_17">in</text:span><text:span text:style-name="T168_18"><text:s/></text:span><text:span text:style-name="T168_19">these</text:span><text:span text:style-name="T168_20"><text:s/></text:span><text:span text:style-name="T168_21">bylaws</text:span><text:span text:style-name="T168_22">,<text:s/></text:span><text:span text:style-name="T168_23">may</text:span><text:span text:style-name="T168_24"><text:s/></text:span><text:span text:style-name="T168_25">by</text:span><text:span text:style-name="T168_26"><text:s/></text:span><text:span text:style-name="T168_27">resolution</text:span><text:span text:style-name="T168_28"><text:s/></text:span><text:span text:style-name="T168_29">authorize</text:span><text:span text:style-name="T168_30"><text:s/></text:span><text:span text:style-name="T168_31">any</text:span><text:span text:style-name="T168_32"><text:s/></text:span><text:span text:style-name="T168_33">officer</text:span><text:span text:style-name="T168_34"><text:s/></text:span><text:span text:style-name="T168_35">or</text:span><text:span text:style-name="T168_36"><text:s/></text:span><text:span text:style-name="T168_37">agent</text:span><text:span text:style-name="T168_38"><text:s/></text:span><text:span text:style-name="T168_39">of</text:span><text:span text:style-name="T168_40"><text:s/></text:span><text:span text:style-name="T168_41">the</text:span><text:span text:style-name="T168_42"><text:s/></text:span><text:span text:style-name="T168_43">corporation</text:span><text:span text:style-name="T168_44"><text:s/></text:span><text:span text:style-name="T168_45">to</text:span><text:span text:style-name="T168_46"><text:s/></text:span><text:span text:style-name="T168_47">enter</text:span><text:span text:style-name="T168_48"><text:s/></text:span><text:span text:style-name="T168_49">into</text:span><text:span text:style-name="T168_50"><text:s/></text:span><text:span text:style-name="T168_51">any</text:span><text:span text:style-name="T168_52"><text:s/></text:span><text:span text:style-name="T168_53">contract</text:span><text:span text:style-name="T168_54"><text:s/></text:span><text:span text:style-name="T168_55">or</text:span><text:span text:style-name="T168_56"><text:s/></text:span><text:span text:style-name="T168_57">execute</text:span><text:span text:style-name="T168_58"><text:s/></text:span><text:span text:style-name="T168_59">and</text:span><text:span text:style-name="T168_60"><text:s/></text:span><text:span text:style-name="T168_61">deliver</text:span><text:span text:style-name="T168_62"><text:s/></text:span><text:span text:style-name="T168_63">any</text:span><text:span text:style-name="T168_64"><text:s/></text:span><text:span text:style-name="T168_65">instrument</text:span><text:span text:style-name="T168_66"><text:s/></text:span><text:span text:style-name="T168_67">in</text:span><text:span text:style-name="T168_68"><text:s/></text:span><text:span text:style-name="T168_69">the</text:span><text:span text:style-name="T168_70"><text:s/></text:span><text:span text:style-name="T168_71">name</text:span><text:span text:style-name="T168_72"><text:s/></text:span><text:span text:style-name="T168_73">of</text:span><text:span text:style-name="T168_74"><text:s/></text:span><text:span text:style-name="T168_75">and</text:span><text:span text:style-name="T168_76"><text:s/></text:span><text:span text:style-name="T168_77">on</text:span><text:span text:style-name="T168_78"><text:s/></text:span><text:span text:style-name="T168_79">behalf</text:span><text:span text:style-name="T168_80"><text:s/></text:span><text:span text:style-name="T168_81">of</text:span><text:span text:style-name="T168_82"><text:s/></text:span><text:span text:style-name="T168_83">the</text:span><text:span text:style-name="T168_84"><text:s/></text:span><text:span text:style-name="T168_85">corporation</text:span><text:span text:style-name="T168_86">,<text:s/></text:span><text:span text:style-name="T168_87">and</text:span><text:span text:style-name="T168_88"><text:s/></text:span><text:span text:style-name="T168_89">such</text:span><text:span text:style-name="T168_90"><text:s/></text:span><text:span text:style-name="T168_91">authority</text:span><text:span text:style-name="T168_92"><text:s/></text:span><text:span text:style-name="T168_93">may</text:span><text:span text:style-name="T168_94"><text:s/></text:span><text:span text:style-name="T168_95">be</text:span><text:span text:style-name="T168_96"><text:s/></text:span><text:span text:style-name="T168_97">general</text:span><text:span text:style-name="T168_98"><text:s/></text:span><text:span text:style-name="T168_99">or</text:span><text:span text:style-name="T168_100"><text:s/></text:span><text:span text:style-name="T168_101">confined</text:span><text:span text:style-name="T168_102"><text:s/></text:span><text:span text:style-name="T168_103">to</text:span><text:span text:style-name="T168_104"><text:s/></text:span><text:span text:style-name="T168_105">specific</text:span><text:span text:style-name="T168_106"><text:s/></text:span><text:span text:style-name="T168_107">instances</text:span><text:span text:style-name="T168_108">.<text:s/></text:span><text:span text:style-name="T168_109">Unless</text:span><text:span text:style-name="T168_110"><text:s/></text:span><text:span text:style-name="T168_111">so</text:span><text:span text:style-name="T168_112"><text:s/></text:span><text:span text:style-name="T168_113">authorized</text:span><text:span text:style-name="T168_114">,<text:s/></text:span><text:span text:style-name="T168_115">no</text:span><text:span text:style-name="T168_116"><text:s/></text:span><text:span text:style-name="T168_117">officer</text:span><text:span text:style-name="T168_118">,<text:s/></text:span><text:span text:style-name="T168_119">agent</text:span><text:span text:style-name="T168_120">,<text:s/></text:span><text:span text:style-name="T168_121">or</text:span><text:span text:style-name="T168_122"><text:s/></text:span><text:span text:style-name="T168_123">employee</text:span><text:span text:style-name="T168_124"><text:s/></text:span><text:span text:style-name="T168_125">shall</text:span><text:span text:style-name="T168_126"><text:s/></text:span><text:span text:style-name="T168_127">have</text:span><text:span text:style-name="T168_128"><text:s/></text:span><text:span text:style-name="T168_129">any</text:span><text:span text:style-name="T168_130"><text:s/></text:span><text:span text:style-name="T168_131">power</text:span><text:span text:style-name="T168_132"><text:s/></text:span><text:span text:style-name="T168_133">or</text:span><text:span text:style-name="T168_134"><text:s/></text:span><text:span text:style-name="T168_135">authority</text:span><text:span text:style-name="T168_136"><text:s/></text:span><text:span text:style-name="T168_137">to</text:span><text:span text:style-name="T168_138"><text:s/></text:span><text:span text:style-name="T168_139">bind</text:span><text:span text:style-name="T168_140"><text:s/></text:span><text:span text:style-name="T168_141">the</text:span><text:span text:style-name="T168_142"><text:s/></text:span><text:span text:style-name="T168_143">corporation</text:span><text:span text:style-name="T168_144"><text:s/></text:span><text:span text:style-name="T168_145">by</text:span><text:span text:style-name="T168_146"><text:s/></text:span><text:span text:style-name="T168_147">any</text:span><text:span text:style-name="T168_148"><text:s/></text:span><text:span text:style-name="T168_149">contract</text:span><text:span text:style-name="T168_150"><text:s/></text:span><text:span text:style-name="T168_151">or</text:span><text:span text:style-name="T168_152"><text:s/></text:span><text:span text:style-name="T168_153">engagement</text:span><text:span text:style-name="T168_154"><text:s/></text:span><text:span text:style-name="T168_155">or</text:span><text:span text:style-name="T168_156"><text:s/></text:span><text:span text:style-name="T168_157">to</text:span><text:span text:style-name="T168_158"><text:s/></text:span><text:span text:style-name="T168_159">pledge</text:span><text:span text:style-name="T168_160"><text:s/></text:span><text:span text:style-name="T168_161">its</text:span><text:span text:style-name="T168_162"><text:s/></text:span><text:span text:style-name="T168_163">credit</text:span><text:span text:style-name="T168_164"><text:s/></text:span><text:span text:style-name="T168_165">or</text:span><text:span text:style-name="T168_166"><text:s/></text:span><text:span text:style-name="T168_167">to</text:span><text:span text:style-name="T168_168"><text:s/></text:span><text:span text:style-name="T168_169">render</text:span><text:span text:style-name="T168_170"><text:s/></text:span><text:span text:style-name="T168_171">it</text:span><text:span text:style-name="T168_172"><text:s/></text:span><text:span text:style-name="T168_173">liable</text:span><text:span text:style-name="T168_174"><text:s/></text:span><text:span text:style-name="T168_175">monetarily</text:span><text:span text:style-name="T168_176"><text:s/></text:span><text:span text:style-name="T168_177">for</text:span><text:span text:style-name="T168_178"><text:s/></text:span><text:span text:style-name="T168_179">any</text:span><text:span text:style-name="T168_180"><text:s/></text:span><text:span text:style-name="T168_181">purpose</text:span><text:span text:style-name="T168_182"><text:s/></text:span><text:span text:style-name="T168_183">or</text:span><text:span text:style-name="T168_184"><text:s/></text:span><text:span text:style-name="T168_185">in</text:span><text:span text:style-name="T168_186"><text:s/></text:span><text:span text:style-name="T168_187">any</text:span><text:span text:style-name="T168_188"><text:s/></text:span><text:span text:style-name="T168_189">amount</text:span><text:span text:style-name="T168_190">.</text:span></text:p>
      <text:p text:style-name="P169"/>
      <text:p text:style-name="P170"><text:span text:style-name="T170_1">Section</text:span><text:span text:style-name="T170_2"><text:s/>2.<text:s/></text:span><text:span text:style-name="T170_3">Checks</text:span><text:span text:style-name="T170_4"><text:s/></text:span><text:span text:style-name="T170_5">and</text:span><text:span text:style-name="T170_6"><text:s/></text:span><text:span text:style-name="T170_7">Notes</text:span></text:p>
      <text:p text:style-name="P171"><text:span text:style-name="T171_1">Except</text:span><text:span text:style-name="T171_2"><text:s/></text:span><text:span text:style-name="T171_3">as</text:span><text:span text:style-name="T171_4"><text:s/></text:span><text:span text:style-name="T171_5">otherwise</text:span><text:span text:style-name="T171_6"><text:s/></text:span><text:span text:style-name="T171_7">specifically</text:span><text:span text:style-name="T171_8"><text:s/></text:span><text:span text:style-name="T171_9">determined</text:span><text:span text:style-name="T171_10"><text:s/></text:span><text:span text:style-name="T171_11">by</text:span><text:span text:style-name="T171_12"><text:s/></text:span><text:span text:style-name="T171_13">resolution</text:span><text:span text:style-name="T171_14"><text:s/></text:span><text:span text:style-name="T171_15">of</text:span><text:span text:style-name="T171_16"><text:s/></text:span><text:span text:style-name="T171_17">the</text:span><text:span text:style-name="T171_18"><text:s/></text:span><text:span text:style-name="T171_19">board</text:span><text:span text:style-name="T171_20"><text:s/></text:span><text:span text:style-name="T171_21">of</text:span><text:span text:style-name="T171_22"><text:s/></text:span><text:span text:style-name="T171_23">directors</text:span><text:span text:style-name="T171_24">,<text:s/></text:span><text:span text:style-name="T171_25">or</text:span><text:span text:style-name="T171_26"><text:s/></text:span><text:span text:style-name="T171_27">as</text:span><text:span text:style-name="T171_28"><text:s/></text:span><text:span text:style-name="T171_29">otherwise</text:span><text:span text:style-name="T171_30"><text:s/></text:span><text:span text:style-name="T171_31">required</text:span><text:span text:style-name="T171_32"><text:s/></text:span><text:span text:style-name="T171_33">by</text:span><text:span text:style-name="T171_34"><text:s/></text:span><text:span text:style-name="T171_35">law</text:span><text:span text:style-name="T171_36">,<text:s/></text:span><text:span text:style-name="T171_37">checks</text:span><text:span text:style-name="T171_38">,<text:s/></text:span><text:span text:style-name="T171_39">drafts</text:span><text:span text:style-name="T171_40">,<text:s/></text:span><text:span text:style-name="T171_41">promissory</text:span><text:span text:style-name="T171_42"><text:s/></text:span><text:span text:style-name="T171_43">notes</text:span><text:span text:style-name="T171_44">,<text:s/></text:span><text:span text:style-name="T171_45">orders</text:span><text:span text:style-name="T171_46"><text:s/></text:span><text:span text:style-name="T171_47">for</text:span><text:span text:style-name="T171_48"><text:s/></text:span><text:span text:style-name="T171_49">the</text:span><text:span text:style-name="T171_50"><text:s/></text:span><text:span text:style-name="T171_51">payment</text:span><text:span text:style-name="T171_52"><text:s/></text:span><text:span text:style-name="T171_53">of</text:span><text:span text:style-name="T171_54"><text:s/></text:span><text:span text:style-name="T171_55">money</text:span><text:span text:style-name="T171_56">,<text:s/></text:span><text:span text:style-name="T171_57">and</text:span><text:span text:style-name="T171_58"><text:s/></text:span><text:span text:style-name="T171_59">other</text:span><text:span text:style-name="T171_60"><text:s/></text:span><text:span text:style-name="T171_61">evidence</text:span><text:span text:style-name="T171_62"><text:s/></text:span><text:span text:style-name="T171_63">of</text:span><text:span text:style-name="T171_64"><text:s/></text:span><text:span text:style-name="T171_65">indebtedness</text:span><text:span text:style-name="T171_66"><text:s/></text:span><text:span text:style-name="T171_67">of</text:span><text:span text:style-name="T171_68"><text:s/></text:span><text:span text:style-name="T171_69">the</text:span><text:span text:style-name="T171_70"><text:s/></text:span><text:span text:style-name="T171_71">corporation</text:span><text:span text:style-name="T171_72"><text:s/></text:span><text:span text:style-name="T171_73">shall</text:span><text:span text:style-name="T171_74"><text:s/></text:span><text:span text:style-name="T171_75">be</text:span><text:span text:style-name="T171_76"><text:s/></text:span><text:span text:style-name="T171_77">signed</text:span><text:span text:style-name="T171_78"><text:s/></text:span><text:span text:style-name="T171_79">by</text:span><text:span text:style-name="T171_80"><text:s/></text:span><text:span text:style-name="T171_81">the</text:span><text:span text:style-name="T171_82"><text:s/></text:span><text:span text:style-name="T171_83">treasurer</text:span><text:span text:style-name="T171_84"><text:s/></text:span><text:span text:style-name="T171_85">and</text:span><text:span text:style-name="T171_86"><text:s/></text:span><text:span text:style-name="T171_87">countersigned</text:span><text:span text:style-name="T171_88"><text:s/></text:span><text:span text:style-name="T171_89">by</text:span><text:span text:style-name="T171_90"><text:s/></text:span><text:span text:style-name="T171_91">the</text:span><text:span text:style-name="T171_92"><text:s/></text:span><text:span text:style-name="T171_93">president</text:span><text:span text:style-name="T171_94"><text:s/></text:span><text:span text:style-name="T171_95">of</text:span><text:span text:style-name="T171_96"><text:s/></text:span><text:span text:style-name="T171_97">the</text:span><text:span text:style-name="T171_98"><text:s/></text:span><text:span text:style-name="T171_99">corporation</text:span><text:span text:style-name="T171_100">.</text:span></text:p>
      <text:p text:style-name="P172"/>
      <text:p text:style-name="P173"><text:span text:style-name="T173_1">Section</text:span><text:span text:style-name="T173_2"><text:s/>3.<text:s/></text:span><text:span text:style-name="T173_3">Deposits</text:span></text:p>
      <text:p text:style-name="P174"><text:span text:style-name="T174_1">All</text:span><text:span text:style-name="T174_2"><text:s/></text:span><text:span text:style-name="T174_3">funds</text:span><text:span text:style-name="T174_4"><text:s/></text:span><text:span text:style-name="T174_5">of</text:span><text:span text:style-name="T174_6"><text:s/></text:span><text:span text:style-name="T174_7">the</text:span><text:span text:style-name="T174_8"><text:s/></text:span><text:span text:style-name="T174_9">corporation</text:span><text:span text:style-name="T174_10"><text:s/></text:span><text:span text:style-name="T174_11">shall</text:span><text:span text:style-name="T174_12"><text:s/></text:span><text:span text:style-name="T174_13">be</text:span><text:span text:style-name="T174_14"><text:s/></text:span><text:span text:style-name="T174_15">deposited</text:span><text:span text:style-name="T174_16"><text:s/></text:span><text:span text:style-name="T174_17">from</text:span><text:span text:style-name="T174_18"><text:s/></text:span><text:span text:style-name="T174_19">time</text:span><text:span text:style-name="T174_20"><text:s/></text:span><text:span text:style-name="T174_21">to</text:span><text:span text:style-name="T174_22"><text:s/></text:span><text:span text:style-name="T174_23">time</text:span><text:span text:style-name="T174_24"><text:s/></text:span><text:span text:style-name="T174_25">to</text:span><text:span text:style-name="T174_26"><text:s/></text:span><text:span text:style-name="T174_27">the</text:span><text:span text:style-name="T174_28"><text:s/></text:span><text:span text:style-name="T174_29">credit</text:span><text:span text:style-name="T174_30"><text:s/></text:span><text:span text:style-name="T174_31">of</text:span><text:span text:style-name="T174_32"><text:s/></text:span><text:span text:style-name="T174_33">the</text:span><text:span text:style-name="T174_34"><text:s/></text:span><text:span text:style-name="T174_35">corporation</text:span><text:span text:style-name="T174_36"><text:s/></text:span><text:span text:style-name="T174_37">in</text:span><text:span text:style-name="T174_38"><text:s/></text:span><text:span text:style-name="T174_39">such</text:span><text:span text:style-name="T174_40"><text:s/></text:span><text:span text:style-name="T174_41">banks</text:span><text:span text:style-name="T174_42">,<text:s/></text:span><text:span text:style-name="T174_43">trust</text:span><text:span text:style-name="T174_44"><text:s/></text:span><text:span text:style-name="T174_45">companies</text:span><text:span text:style-name="T174_46">,<text:s/></text:span><text:span text:style-name="T174_47">or</text:span><text:span text:style-name="T174_48"><text:s/></text:span><text:span text:style-name="T174_49">other</text:span><text:span text:style-name="T174_50"><text:s/></text:span><text:span text:style-name="T174_51">depositories</text:span><text:span text:style-name="T174_52"><text:s/></text:span><text:span text:style-name="T174_53">as</text:span><text:span text:style-name="T174_54"><text:s/></text:span><text:span text:style-name="T174_55">the</text:span><text:span text:style-name="T174_56"><text:s/></text:span><text:span text:style-name="T174_57">board</text:span><text:span text:style-name="T174_58"><text:s/></text:span><text:span text:style-name="T174_59">of</text:span><text:span text:style-name="T174_60"><text:s/></text:span><text:span text:style-name="T174_61">directors</text:span><text:span text:style-name="T174_62"><text:s/></text:span><text:span text:style-name="T174_63">may</text:span><text:span text:style-name="T174_64"><text:s/></text:span><text:span text:style-name="T174_65">select</text:span><text:span text:style-name="T174_66">.</text:span></text:p>
      <text:p text:style-name="P175"/>
      <text:p text:style-name="P176"><text:span text:style-name="T176_1">Section</text:span><text:span text:style-name="T176_2"><text:s/>4.<text:s/></text:span><text:span text:style-name="T176_3">Gifts</text:span></text:p>
      <text:p text:style-name="P177"><text:span text:style-name="T177_1">The</text:span><text:span text:style-name="T177_2"><text:s/></text:span><text:span text:style-name="T177_3">board</text:span><text:span text:style-name="T177_4"><text:s/></text:span><text:span text:style-name="T177_5">of</text:span><text:span text:style-name="T177_6"><text:s/></text:span><text:span text:style-name="T177_7">directors</text:span><text:span text:style-name="T177_8"><text:s/></text:span><text:span text:style-name="T177_9">may</text:span><text:span text:style-name="T177_10"><text:s/></text:span><text:span text:style-name="T177_11">accept</text:span><text:span text:style-name="T177_12"><text:s/></text:span><text:span text:style-name="T177_13">on</text:span><text:span text:style-name="T177_14"><text:s/></text:span><text:span text:style-name="T177_15">behalf</text:span><text:span text:style-name="T177_16"><text:s/></text:span><text:span text:style-name="T177_17">of</text:span><text:span text:style-name="T177_18"><text:s/></text:span><text:span text:style-name="T177_19">the</text:span><text:span text:style-name="T177_20"><text:s/></text:span><text:span text:style-name="T177_21">corporation</text:span><text:span text:style-name="T177_22"><text:s/></text:span><text:span text:style-name="T177_23">any</text:span><text:span text:style-name="T177_24"><text:s/></text:span><text:span text:style-name="T177_25">contribution</text:span><text:span text:style-name="T177_26">,<text:s/></text:span><text:span text:style-name="T177_27">gift</text:span><text:span text:style-name="T177_28">,<text:s/></text:span><text:span text:style-name="T177_29">bequest</text:span><text:span text:style-name="T177_30">,<text:s/></text:span><text:span text:style-name="T177_31">or</text:span><text:span text:style-name="T177_32"><text:s/></text:span><text:span text:style-name="T177_33">devise</text:span><text:span text:style-name="T177_34"><text:s/></text:span><text:span text:style-name="T177_35">for</text:span><text:span text:style-name="T177_36"><text:s/></text:span><text:span text:style-name="T177_37">the</text:span><text:span text:style-name="T177_38"><text:s/></text:span><text:span text:style-name="T177_39">nonprofit</text:span><text:span text:style-name="T177_40"><text:s/></text:span><text:span text:style-name="T177_41">purposes</text:span><text:span text:style-name="T177_42"><text:s/></text:span><text:span text:style-name="T177_43">of</text:span><text:span text:style-name="T177_44"><text:s/></text:span><text:span text:style-name="T177_45">this</text:span><text:span text:style-name="T177_46"><text:s/></text:span><text:span text:style-name="T177_47">corporation</text:span><text:span text:style-name="T177_48">.</text:span></text:p>
      <text:p text:style-name="P178"/>
      <text:p text:style-name="P179"><text:span text:style-name="T179_1">Article</text:span><text:span text:style-name="T179_2"><text:s/>7<text:line-break/></text:span><text:span text:style-name="T179_3">Corporate</text:span><text:span text:style-name="T179_4"><text:s/></text:span><text:span text:style-name="T179_5">Records</text:span><text:span text:style-name="T179_6">,<text:s/></text:span><text:span text:style-name="T179_7">Reports</text:span><text:span text:style-name="T179_8">,<text:s/></text:span><text:span text:style-name="T179_9">and</text:span><text:span text:style-name="T179_10"><text:s/></text:span><text:span text:style-name="T179_11">Seal</text:span></text:p>
      <text:p text:style-name="P180"/>
      <text:p text:style-name="P181"><text:span text:style-name="T181_1">Section</text:span><text:span text:style-name="T181_2"><text:s/>1.<text:s/></text:span><text:span text:style-name="T181_3">Maintenance</text:span><text:span text:style-name="T181_4"><text:s/></text:span><text:span text:style-name="T181_5">of</text:span><text:span text:style-name="T181_6"><text:s/></text:span><text:span text:style-name="T181_7">Corporate</text:span><text:span text:style-name="T181_8"><text:s/></text:span><text:span text:style-name="T181_9">Records</text:span></text:p>
      <text:p text:style-name="P182"><text:span text:style-name="T182_1">The</text:span><text:span text:style-name="T182_2"><text:s/></text:span><text:span text:style-name="T182_3">corporation</text:span><text:span text:style-name="T182_4"><text:s/></text:span><text:span text:style-name="T182_5">shall</text:span><text:span text:style-name="T182_6"><text:s/></text:span><text:span text:style-name="T182_7">keep</text:span><text:span text:style-name="T182_8"><text:s/></text:span><text:span text:style-name="T182_9">at</text:span><text:span text:style-name="T182_10"><text:s/></text:span><text:span text:style-name="T182_11">its</text:span><text:span text:style-name="T182_12"><text:s/></text:span><text:span text:style-name="T182_13">principal</text:span><text:span text:style-name="T182_14"><text:s/></text:span><text:span text:style-name="T182_15">office</text:span><text:span text:style-name="T182_16">:</text:span></text:p>
      <text:p text:style-name="P183"><text:span text:style-name="T183_1">a</text:span><text:span text:style-name="T183_2">.<text:tab/></text:span><text:span text:style-name="T183_3">Minutes</text:span><text:span text:style-name="T183_4"><text:s/></text:span><text:span text:style-name="T183_5">of</text:span><text:span text:style-name="T183_6"><text:s/></text:span><text:span text:style-name="T183_7">all</text:span><text:span text:style-name="T183_8"><text:s/></text:span><text:span text:style-name="T183_9">meetings</text:span><text:span text:style-name="T183_10"><text:s/></text:span><text:span text:style-name="T183_11">of</text:span><text:span text:style-name="T183_12"><text:s/></text:span><text:span text:style-name="T183_13">directors</text:span><text:span text:style-name="T183_14">,<text:s/></text:span><text:span text:style-name="T183_15">committees</text:span><text:span text:style-name="T183_16"><text:s/></text:span><text:span text:style-name="T183_17">of</text:span><text:span text:style-name="T183_18"><text:s/></text:span><text:span text:style-name="T183_19">the</text:span><text:span text:style-name="T183_20"><text:s/></text:span><text:span text:style-name="T183_21">board</text:span><text:span text:style-name="T183_22">,<text:s/></text:span><text:span text:style-name="T183_23">and</text:span><text:span text:style-name="T183_24">,<text:s/></text:span><text:span text:style-name="T183_25">if</text:span><text:span text:style-name="T183_26"><text:s/></text:span><text:span text:style-name="T183_27">this</text:span><text:span text:style-name="T183_28"><text:s/></text:span><text:span text:style-name="T183_29">corporation</text:span><text:span text:style-name="T183_30"><text:s/></text:span><text:span text:style-name="T183_31">has</text:span><text:span text:style-name="T183_32"><text:s/></text:span><text:span text:style-name="T183_33">members</text:span><text:span text:style-name="T183_34">,<text:s/></text:span><text:span text:style-name="T183_35">of</text:span><text:span text:style-name="T183_36"><text:s/></text:span><text:span text:style-name="T183_37">all</text:span><text:span text:style-name="T183_38"><text:s/></text:span><text:span text:style-name="T183_39">meetings</text:span><text:span text:style-name="T183_40"><text:s/></text:span><text:span text:style-name="T183_41">of</text:span><text:span text:style-name="T183_42"><text:s/></text:span><text:span text:style-name="T183_43">members</text:span><text:span text:style-name="T183_44">,<text:s/></text:span><text:span text:style-name="T183_45">indicating</text:span><text:span text:style-name="T183_46"><text:s/></text:span><text:span text:style-name="T183_47">the</text:span><text:span text:style-name="T183_48"><text:s/></text:span><text:span text:style-name="T183_49">time</text:span><text:span text:style-name="T183_50"><text:s/></text:span><text:span text:style-name="T183_51">and</text:span><text:span text:style-name="T183_52"><text:s/></text:span><text:span text:style-name="T183_53">place</text:span><text:span text:style-name="T183_54"><text:s/></text:span><text:span text:style-name="T183_55">of</text:span><text:span text:style-name="T183_56"><text:s/></text:span><text:span text:style-name="T183_57">holding</text:span><text:span text:style-name="T183_58"><text:s/></text:span><text:span text:style-name="T183_59">such</text:span><text:span text:style-name="T183_60"><text:s/></text:span><text:span text:style-name="T183_61">meetings</text:span><text:span text:style-name="T183_62">,<text:s/></text:span><text:span text:style-name="T183_63">whether</text:span><text:span text:style-name="T183_64"><text:s/></text:span><text:span text:style-name="T183_65">regular</text:span><text:span text:style-name="T183_66"><text:s/></text:span><text:span text:style-name="T183_67">or</text:span><text:span text:style-name="T183_68"><text:s/></text:span><text:span text:style-name="T183_69">special</text:span><text:span text:style-name="T183_70">,<text:s/></text:span><text:span text:style-name="T183_71">how</text:span><text:span text:style-name="T183_72"><text:s/></text:span><text:span text:style-name="T183_73">called</text:span><text:span text:style-name="T183_74">,<text:s/></text:span><text:span text:style-name="T183_75">the</text:span><text:span text:style-name="T183_76"><text:s/></text:span><text:span text:style-name="T183_77">notice</text:span><text:span text:style-name="T183_78"><text:s/></text:span><text:span text:style-name="T183_79">given</text:span><text:span text:style-name="T183_80">,<text:s/></text:span><text:span text:style-name="T183_81">and</text:span><text:span text:style-name="T183_82"><text:s/></text:span><text:span text:style-name="T183_83">the</text:span><text:span text:style-name="T183_84"><text:s/></text:span><text:span text:style-name="T183_85">names</text:span><text:span text:style-name="T183_86"><text:s/></text:span><text:span text:style-name="T183_87">of</text:span><text:span text:style-name="T183_88"><text:s/></text:span><text:span text:style-name="T183_89">those</text:span><text:span text:style-name="T183_90"><text:s/></text:span><text:span text:style-name="T183_91">present</text:span><text:span text:style-name="T183_92"><text:s/></text:span><text:span text:style-name="T183_93">and</text:span><text:span text:style-name="T183_94"><text:s/></text:span><text:span text:style-name="T183_95">the</text:span><text:span text:style-name="T183_96"><text:s/></text:span><text:span text:style-name="T183_97">proceedings</text:span><text:span text:style-name="T183_98"><text:s/></text:span><text:span text:style-name="T183_99">thereof</text:span><text:span text:style-name="T183_100">;</text:span></text:p>
      <text:p text:style-name="P184"><text:span text:style-name="T184_1">b</text:span><text:span text:style-name="T184_2">.<text:tab/></text:span><text:span text:style-name="T184_3">Adequate</text:span><text:span text:style-name="T184_4"><text:s/></text:span><text:span text:style-name="T184_5">and</text:span><text:span text:style-name="T184_6"><text:s/></text:span><text:span text:style-name="T184_7">correct</text:span><text:span text:style-name="T184_8"><text:s/></text:span><text:span text:style-name="T184_9">books</text:span><text:span text:style-name="T184_10"><text:s/></text:span><text:span text:style-name="T184_11">and</text:span><text:span text:style-name="T184_12"><text:s/></text:span><text:span text:style-name="T184_13">records</text:span><text:span text:style-name="T184_14"><text:s/></text:span><text:span text:style-name="T184_15">of</text:span><text:span text:style-name="T184_16"><text:s/></text:span><text:span text:style-name="T184_17">account</text:span><text:span text:style-name="T184_18">,<text:s/></text:span><text:span text:style-name="T184_19">including</text:span><text:span text:style-name="T184_20"><text:s/></text:span><text:span text:style-name="T184_21">accounts</text:span><text:span text:style-name="T184_22"><text:s/></text:span><text:span text:style-name="T184_23">of</text:span><text:span text:style-name="T184_24"><text:s/></text:span><text:span text:style-name="T184_25">its</text:span><text:span text:style-name="T184_26"><text:s/></text:span><text:span text:style-name="T184_27">properties</text:span><text:span text:style-name="T184_28"><text:s/></text:span><text:span text:style-name="T184_29">and</text:span><text:span text:style-name="T184_30"><text:s/></text:span><text:span text:style-name="T184_31">business</text:span><text:span text:style-name="T184_32"><text:s/></text:span><text:span text:style-name="T184_33">transactions</text:span><text:span text:style-name="T184_34"><text:s/></text:span><text:span text:style-name="T184_35">and</text:span><text:span text:style-name="T184_36"><text:s/></text:span><text:span text:style-name="T184_37">accounts</text:span><text:span text:style-name="T184_38"><text:s/></text:span><text:span text:style-name="T184_39">of</text:span><text:span text:style-name="T184_40"><text:s/></text:span><text:span text:style-name="T184_41">its</text:span><text:span text:style-name="T184_42"><text:s/></text:span><text:span text:style-name="T184_43">assets</text:span><text:span text:style-name="T184_44">,<text:s/></text:span><text:span text:style-name="T184_45">liabilities</text:span><text:span text:style-name="T184_46">,<text:s/></text:span><text:span text:style-name="T184_47">receipts</text:span><text:span text:style-name="T184_48">,<text:s/></text:span><text:span text:style-name="T184_49">disbursements</text:span><text:span text:style-name="T184_50">,<text:s/></text:span><text:span text:style-name="T184_51">gains</text:span><text:span text:style-name="T184_52">,<text:s/></text:span><text:span text:style-name="T184_53">and</text:span><text:span text:style-name="T184_54"><text:s/></text:span><text:span text:style-name="T184_55">losses</text:span><text:span text:style-name="T184_56">;</text:span></text:p>
      <text:p text:style-name="P185"><text:span text:style-name="T185_1">c</text:span><text:span text:style-name="T185_2">.<text:tab/></text:span><text:span text:style-name="T185_3">A</text:span><text:span text:style-name="T185_4"><text:s/></text:span><text:span text:style-name="T185_5">record</text:span><text:span text:style-name="T185_6"><text:s/></text:span><text:span text:style-name="T185_7">of</text:span><text:span text:style-name="T185_8"><text:s/></text:span><text:span text:style-name="T185_9">its</text:span><text:span text:style-name="T185_10"><text:s/></text:span><text:span text:style-name="T185_11">members</text:span><text:span text:style-name="T185_12">,<text:s/></text:span><text:span text:style-name="T185_13">if</text:span><text:span text:style-name="T185_14"><text:s/></text:span><text:span text:style-name="T185_15">any</text:span><text:span text:style-name="T185_16">,<text:s/></text:span><text:span text:style-name="T185_17">indicating</text:span><text:span text:style-name="T185_18"><text:s/></text:span><text:span text:style-name="T185_19">their</text:span><text:span text:style-name="T185_20"><text:s/></text:span><text:span text:style-name="T185_21">names</text:span><text:span text:style-name="T185_22"><text:s/></text:span><text:span text:style-name="T185_23">and</text:span><text:span text:style-name="T185_24"><text:s/></text:span><text:span text:style-name="T185_25">addresses</text:span><text:span text:style-name="T185_26"><text:s/></text:span><text:span text:style-name="T185_27">and</text:span><text:span text:style-name="T185_28">,<text:s/></text:span><text:span text:style-name="T185_29">if</text:span><text:span text:style-name="T185_30"><text:s/></text:span><text:span text:style-name="T185_31">applicable</text:span><text:span text:style-name="T185_32">,<text:s/></text:span><text:span text:style-name="T185_33">the</text:span><text:span text:style-name="T185_34"><text:s/></text:span><text:span text:style-name="T185_35">class</text:span><text:span text:style-name="T185_36"><text:s/></text:span><text:span text:style-name="T185_37">of</text:span><text:span text:style-name="T185_38"><text:s/></text:span><text:span text:style-name="T185_39">membership</text:span><text:span text:style-name="T185_40"><text:s/></text:span><text:span text:style-name="T185_41">held</text:span><text:span text:style-name="T185_42"><text:s/></text:span><text:span text:style-name="T185_43">by</text:span><text:span text:style-name="T185_44"><text:s/></text:span><text:span text:style-name="T185_45">each</text:span><text:span text:style-name="T185_46"><text:s/></text:span><text:span text:style-name="T185_47">member</text:span><text:span text:style-name="T185_48"><text:s/></text:span><text:span text:style-name="T185_49">and</text:span><text:span text:style-name="T185_50"><text:s/></text:span><text:span text:style-name="T185_51">the</text:span><text:span text:style-name="T185_52"><text:s/></text:span><text:span text:style-name="T185_53">termination</text:span><text:span text:style-name="T185_54"><text:s/></text:span><text:span text:style-name="T185_55">date</text:span><text:span text:style-name="T185_56"><text:s/></text:span><text:span text:style-name="T185_57">of</text:span><text:span text:style-name="T185_58"><text:s/></text:span><text:span text:style-name="T185_59">any</text:span><text:span text:style-name="T185_60"><text:s/></text:span><text:span text:style-name="T185_61">membership</text:span><text:span text:style-name="T185_62">;</text:span></text:p>
      <text:p text:style-name="P186"><text:span text:style-name="T186_1">d</text:span><text:span text:style-name="T186_2">.<text:tab/></text:span><text:span text:style-name="T186_3">A</text:span><text:span text:style-name="T186_4"><text:s/></text:span><text:span text:style-name="T186_5">copy</text:span><text:span text:style-name="T186_6"><text:s/></text:span><text:span text:style-name="T186_7">of</text:span><text:span text:style-name="T186_8"><text:s/></text:span><text:span text:style-name="T186_9">the</text:span><text:span text:style-name="T186_10"><text:s/></text:span><text:span text:style-name="T186_11">corporation</text:span><text:span text:style-name="T186_12">'</text:span><text:span text:style-name="T186_13">s</text:span><text:span text:style-name="T186_14"><text:s/></text:span><text:span text:style-name="T186_15">articles</text:span><text:span text:style-name="T186_16"><text:s/></text:span><text:span text:style-name="T186_17">of</text:span><text:span text:style-name="T186_18"><text:s/></text:span><text:span text:style-name="T186_19">incorporation</text:span><text:span text:style-name="T186_20"><text:s/></text:span><text:span text:style-name="T186_21">and</text:span><text:span text:style-name="T186_22"><text:s/></text:span><text:span text:style-name="T186_23">bylaws</text:span><text:span text:style-name="T186_24"><text:s/></text:span><text:span text:style-name="T186_25">as</text:span><text:span text:style-name="T186_26"><text:s/></text:span><text:span text:style-name="T186_27">amended</text:span><text:span text:style-name="T186_28"><text:s/></text:span><text:span text:style-name="T186_29">to</text:span><text:span text:style-name="T186_30"><text:s/></text:span><text:span text:style-name="T186_31">date</text:span><text:span text:style-name="T186_32">,<text:s/></text:span><text:span text:style-name="T186_33">which</text:span><text:span text:style-name="T186_34"><text:s/></text:span><text:span text:style-name="T186_35">shall</text:span><text:span text:style-name="T186_36"><text:s/></text:span><text:span text:style-name="T186_37">be</text:span><text:span text:style-name="T186_38"><text:s/></text:span><text:span text:style-name="T186_39">open</text:span><text:span text:style-name="T186_40"><text:s/></text:span><text:span text:style-name="T186_41">to</text:span><text:span text:style-name="T186_42"><text:s/></text:span><text:span text:style-name="T186_43">inspection</text:span><text:span text:style-name="T186_44"><text:s/></text:span><text:span text:style-name="T186_45">by</text:span><text:span text:style-name="T186_46"><text:s/></text:span><text:span text:style-name="T186_47">the</text:span><text:span text:style-name="T186_48"><text:s/></text:span><text:span text:style-name="T186_49">members</text:span><text:span text:style-name="T186_50">,<text:s/></text:span><text:span text:style-name="T186_51">if</text:span><text:span text:style-name="T186_52"><text:s/></text:span><text:span text:style-name="T186_53">any</text:span><text:span text:style-name="T186_54">,<text:s/></text:span><text:span text:style-name="T186_55">of</text:span><text:span text:style-name="T186_56"><text:s/></text:span><text:span text:style-name="T186_57">the</text:span><text:span text:style-name="T186_58"><text:s/></text:span><text:span text:style-name="T186_59">corporation</text:span><text:span text:style-name="T186_60"><text:s/></text:span><text:span text:style-name="T186_61">at</text:span><text:span text:style-name="T186_62"><text:s/></text:span><text:span text:style-name="T186_63">all</text:span><text:span text:style-name="T186_64"><text:s/></text:span><text:span text:style-name="T186_65">reasonable</text:span><text:span text:style-name="T186_66"><text:s/></text:span><text:span text:style-name="T186_67">times</text:span><text:span text:style-name="T186_68"><text:s/></text:span><text:span text:style-name="T186_69">during</text:span><text:span text:style-name="T186_70"><text:s/></text:span><text:span text:style-name="T186_71">office</text:span><text:span text:style-name="T186_72"><text:s/></text:span><text:span text:style-name="T186_73">hours</text:span><text:span text:style-name="T186_74">.</text:span></text:p>
      <text:p text:style-name="P187"/>
      <text:p text:style-name="P188"><text:span text:style-name="T188_1">Section</text:span><text:span text:style-name="T188_2"><text:s/>2.<text:s/></text:span><text:span text:style-name="T188_3">Corporate</text:span><text:span text:style-name="T188_4"><text:s/></text:span><text:span text:style-name="T188_5">Seal</text:span></text:p>
      <text:p text:style-name="P189"><text:span text:style-name="T189_1">The</text:span><text:span text:style-name="T189_2"><text:s/></text:span><text:span text:style-name="T189_3">board</text:span><text:span text:style-name="T189_4"><text:s/></text:span><text:span text:style-name="T189_5">of</text:span><text:span text:style-name="T189_6"><text:s/></text:span><text:span text:style-name="T189_7">directors</text:span><text:span text:style-name="T189_8"><text:s/></text:span><text:span text:style-name="T189_9">may</text:span><text:span text:style-name="T189_10"><text:s/></text:span><text:span text:style-name="T189_11">adopt</text:span><text:span text:style-name="T189_12">,<text:s/></text:span><text:span text:style-name="T189_13">use</text:span><text:span text:style-name="T189_14">,<text:s/></text:span><text:span text:style-name="T189_15">and</text:span><text:span text:style-name="T189_16"><text:s/></text:span><text:span text:style-name="T189_17">at</text:span><text:span text:style-name="T189_18"><text:s/></text:span><text:span text:style-name="T189_19">will</text:span><text:span text:style-name="T189_20"><text:s/></text:span><text:span text:style-name="T189_21">alter</text:span><text:span text:style-name="T189_22">,<text:s/></text:span><text:span text:style-name="T189_23">a</text:span><text:span text:style-name="T189_24"><text:s/></text:span><text:span text:style-name="T189_25">corporate</text:span><text:span text:style-name="T189_26"><text:s/></text:span><text:span text:style-name="T189_27">seal</text:span><text:span text:style-name="T189_28">.<text:s/></text:span><text:span text:style-name="T189_29">Such</text:span><text:span text:style-name="T189_30"><text:s/></text:span><text:span text:style-name="T189_31">seal</text:span><text:span text:style-name="T189_32"><text:s/></text:span><text:span text:style-name="T189_33">shall</text:span><text:span text:style-name="T189_34"><text:s/></text:span><text:span text:style-name="T189_35">be</text:span><text:span text:style-name="T189_36"><text:s/></text:span><text:span text:style-name="T189_37">kept</text:span><text:span text:style-name="T189_38"><text:s/></text:span><text:span text:style-name="T189_39">at</text:span><text:span text:style-name="T189_40"><text:s/></text:span><text:span text:style-name="T189_41">the</text:span><text:span text:style-name="T189_42"><text:s/></text:span><text:span text:style-name="T189_43">principal</text:span><text:span text:style-name="T189_44"><text:s/></text:span><text:span text:style-name="T189_45">office</text:span><text:span text:style-name="T189_46"><text:s/></text:span><text:span text:style-name="T189_47">of</text:span><text:span text:style-name="T189_48"><text:s/></text:span><text:span text:style-name="T189_49">the</text:span><text:span text:style-name="T189_50"><text:s/></text:span><text:span text:style-name="T189_51">corporation</text:span><text:span text:style-name="T189_52">.<text:s/></text:span><text:span text:style-name="T189_53">Failure</text:span><text:span text:style-name="T189_54"><text:s/></text:span><text:span text:style-name="T189_55">to</text:span><text:span text:style-name="T189_56"><text:s/></text:span><text:span text:style-name="T189_57">affix</text:span><text:span text:style-name="T189_58"><text:s/></text:span><text:span text:style-name="T189_59">the</text:span><text:span text:style-name="T189_60"><text:s/></text:span><text:span text:style-name="T189_61">seal</text:span><text:span text:style-name="T189_62"><text:s/></text:span><text:span text:style-name="T189_63">to</text:span><text:span text:style-name="T189_64"><text:s/></text:span><text:span text:style-name="T189_65">corporate</text:span><text:span text:style-name="T189_66"><text:s/></text:span><text:span text:style-name="T189_67">instruments</text:span><text:span text:style-name="T189_68">,<text:s/></text:span><text:span text:style-name="T189_69">however</text:span><text:span text:style-name="T189_70">,<text:s/></text:span><text:span text:style-name="T189_71">shall</text:span><text:span text:style-name="T189_72"><text:s/></text:span><text:span text:style-name="T189_73">not</text:span><text:span text:style-name="T189_74"><text:s/></text:span><text:span text:style-name="T189_75">affect</text:span><text:span text:style-name="T189_76"><text:s/></text:span><text:span text:style-name="T189_77">the</text:span><text:span text:style-name="T189_78"><text:s/></text:span><text:span text:style-name="T189_79">validity</text:span><text:span text:style-name="T189_80"><text:s/></text:span><text:span text:style-name="T189_81">of</text:span><text:span text:style-name="T189_82"><text:s/></text:span><text:span text:style-name="T189_83">any</text:span><text:span text:style-name="T189_84"><text:s/></text:span><text:span text:style-name="T189_85">such</text:span><text:span text:style-name="T189_86"><text:s/></text:span><text:span text:style-name="T189_87">instrument</text:span><text:span text:style-name="T189_88">.</text:span></text:p>
      <text:p text:style-name="P190"/>
      <text:p text:style-name="P191"><text:span text:style-name="T191_1">Section</text:span><text:span text:style-name="T191_2"><text:s/>3.<text:s/></text:span><text:span text:style-name="T191_3">Directors</text:span><text:span text:style-name="T191_4">'<text:s/></text:span><text:span text:style-name="T191_5">Inspection</text:span><text:span text:style-name="T191_6"><text:s/></text:span><text:span text:style-name="T191_7">Rights</text:span></text:p>
      <text:p text:style-name="P192"><text:span text:style-name="T192_1">Every</text:span><text:span text:style-name="T192_2"><text:s/></text:span><text:span text:style-name="T192_3">director</text:span><text:span text:style-name="T192_4"><text:s/></text:span><text:span text:style-name="T192_5">shall</text:span><text:span text:style-name="T192_6"><text:s/></text:span><text:span text:style-name="T192_7">have</text:span><text:span text:style-name="T192_8"><text:s/></text:span><text:span text:style-name="T192_9">the</text:span><text:span text:style-name="T192_10"><text:s/></text:span><text:span text:style-name="T192_11">absolute</text:span><text:span text:style-name="T192_12"><text:s/></text:span><text:span text:style-name="T192_13">right</text:span><text:span text:style-name="T192_14"><text:s/></text:span><text:span text:style-name="T192_15">at</text:span><text:span text:style-name="T192_16"><text:s/></text:span><text:span text:style-name="T192_17">any</text:span><text:span text:style-name="T192_18"><text:s/></text:span><text:span text:style-name="T192_19">reasonable</text:span><text:span text:style-name="T192_20"><text:s/></text:span><text:span text:style-name="T192_21">time</text:span><text:span text:style-name="T192_22"><text:s/></text:span><text:span text:style-name="T192_23">to</text:span><text:span text:style-name="T192_24"><text:s/></text:span><text:span text:style-name="T192_25">inspect</text:span><text:span text:style-name="T192_26"><text:s/></text:span><text:span text:style-name="T192_27">and</text:span><text:span text:style-name="T192_28"><text:s/></text:span><text:span text:style-name="T192_29">copy</text:span><text:span text:style-name="T192_30"><text:s/></text:span><text:span text:style-name="T192_31">all</text:span><text:span text:style-name="T192_32"><text:s/></text:span><text:span text:style-name="T192_33">books</text:span><text:span text:style-name="T192_34">,<text:s/></text:span><text:span text:style-name="T192_35">records</text:span><text:span text:style-name="T192_36">,<text:s/></text:span><text:span text:style-name="T192_37">and</text:span><text:span text:style-name="T192_38"><text:s/></text:span><text:span text:style-name="T192_39">documents</text:span><text:span text:style-name="T192_40"><text:s/></text:span><text:span text:style-name="T192_41">of</text:span><text:span text:style-name="T192_42"><text:s/></text:span><text:span text:style-name="T192_43">every</text:span><text:span text:style-name="T192_44"><text:s/></text:span><text:span text:style-name="T192_45">kind</text:span><text:span text:style-name="T192_46"><text:s/></text:span><text:span text:style-name="T192_47">and</text:span><text:span text:style-name="T192_48"><text:s/></text:span><text:span text:style-name="T192_49">to</text:span><text:span text:style-name="T192_50"><text:s/></text:span><text:span text:style-name="T192_51">inspect</text:span><text:span text:style-name="T192_52"><text:s/></text:span><text:span text:style-name="T192_53">the</text:span><text:span text:style-name="T192_54"><text:s/></text:span><text:span text:style-name="T192_55">physical</text:span><text:span text:style-name="T192_56"><text:s/></text:span><text:span text:style-name="T192_57">properties</text:span><text:span text:style-name="T192_58"><text:s/></text:span><text:span text:style-name="T192_59">of</text:span><text:span text:style-name="T192_60"><text:s/></text:span><text:span text:style-name="T192_61">the</text:span><text:span text:style-name="T192_62"><text:s/></text:span><text:span text:style-name="T192_63">corporation</text:span><text:span text:style-name="T192_64">,<text:s/></text:span><text:span text:style-name="T192_65">and</text:span><text:span text:style-name="T192_66"><text:s/></text:span><text:span text:style-name="T192_67">shall</text:span><text:span text:style-name="T192_68"><text:s/></text:span><text:span text:style-name="T192_69">have</text:span><text:span text:style-name="T192_70"><text:s/></text:span><text:span text:style-name="T192_71">such</text:span><text:span text:style-name="T192_72"><text:s/></text:span><text:span text:style-name="T192_73">other</text:span><text:span text:style-name="T192_74"><text:s/></text:span><text:span text:style-name="T192_75">rights</text:span><text:span text:style-name="T192_76"><text:s/></text:span><text:span text:style-name="T192_77">to</text:span><text:span text:style-name="T192_78"><text:s/></text:span><text:span text:style-name="T192_79">inspect</text:span><text:span text:style-name="T192_80"><text:s/></text:span><text:span text:style-name="T192_81">the</text:span><text:span text:style-name="T192_82"><text:s/></text:span><text:span text:style-name="T192_83">books</text:span><text:span text:style-name="T192_84">,<text:s/></text:span><text:span text:style-name="T192_85">records</text:span><text:span text:style-name="T192_86">,<text:s/></text:span><text:span text:style-name="T192_87">and</text:span><text:span text:style-name="T192_88"><text:s/></text:span><text:span text:style-name="T192_89">properties</text:span><text:span text:style-name="T192_90"><text:s/></text:span><text:span text:style-name="T192_91">of</text:span><text:span text:style-name="T192_92"><text:s/></text:span><text:span text:style-name="T192_93">this</text:span><text:span text:style-name="T192_94"><text:s/></text:span><text:span text:style-name="T192_95">corporation</text:span><text:span text:style-name="T192_96"><text:s/></text:span><text:span text:style-name="T192_97">as</text:span><text:span text:style-name="T192_98"><text:s/></text:span><text:span text:style-name="T192_99">may</text:span><text:span text:style-name="T192_100"><text:s/></text:span><text:span text:style-name="T192_101">be</text:span><text:span text:style-name="T192_102"><text:s/></text:span><text:span text:style-name="T192_103">required</text:span><text:span text:style-name="T192_104"><text:s/></text:span><text:span text:style-name="T192_105">under</text:span><text:span text:style-name="T192_106"><text:s/></text:span><text:span text:style-name="T192_107">the</text:span><text:span text:style-name="T192_108"><text:s/></text:span><text:span text:style-name="T192_109">articles</text:span><text:span text:style-name="T192_110"><text:s/></text:span><text:span text:style-name="T192_111">of</text:span><text:span text:style-name="T192_112"><text:s/></text:span><text:span text:style-name="T192_113">incorporation</text:span><text:span text:style-name="T192_114">,<text:s/></text:span><text:span text:style-name="T192_115">other</text:span><text:span text:style-name="T192_116"><text:s/></text:span><text:span text:style-name="T192_117">provisions</text:span><text:span text:style-name="T192_118"><text:s/></text:span><text:span text:style-name="T192_119">of</text:span><text:span text:style-name="T192_120"><text:s/></text:span><text:span text:style-name="T192_121">these</text:span><text:span text:style-name="T192_122"><text:s/></text:span><text:span text:style-name="T192_123">bylaws</text:span><text:span text:style-name="T192_124">,<text:s/></text:span><text:span text:style-name="T192_125">and</text:span><text:span text:style-name="T192_126"><text:s/></text:span><text:span text:style-name="T192_127">provisions</text:span><text:span text:style-name="T192_128"><text:s/></text:span><text:span text:style-name="T192_129">of</text:span><text:span text:style-name="T192_130"><text:s/></text:span><text:span text:style-name="T192_131">law</text:span><text:span text:style-name="T192_132">.</text:span></text:p>
      <text:p text:style-name="P193"/>
      <text:p text:style-name="P194"><text:span text:style-name="T194_1">Section</text:span><text:span text:style-name="T194_2"><text:s/></text:span><text:span text:style-name="T194_3">4</text:span><text:span text:style-name="T194_4">.<text:s/></text:span><text:span text:style-name="T194_5">Right</text:span><text:span text:style-name="T194_6"><text:s/></text:span><text:span text:style-name="T194_7">to</text:span><text:span text:style-name="T194_8"><text:s/></text:span><text:span text:style-name="T194_9">Copy</text:span><text:span text:style-name="T194_10"><text:s/></text:span><text:span text:style-name="T194_11">and</text:span><text:span text:style-name="T194_12"><text:s/></text:span><text:span text:style-name="T194_13">Make</text:span><text:span text:style-name="T194_14"><text:s/></text:span><text:span text:style-name="T194_15">Extracts</text:span></text:p>
      <text:p text:style-name="P195"><text:span text:style-name="T195_1">Any</text:span><text:span text:style-name="T195_2"><text:s/></text:span><text:span text:style-name="T195_3">inspection</text:span><text:span text:style-name="T195_4"><text:s/></text:span><text:span text:style-name="T195_5">under</text:span><text:span text:style-name="T195_6"><text:s/></text:span><text:span text:style-name="T195_7">the</text:span><text:span text:style-name="T195_8"><text:s/></text:span><text:span text:style-name="T195_9">provisions</text:span><text:span text:style-name="T195_10"><text:s/></text:span><text:span text:style-name="T195_11">of</text:span><text:span text:style-name="T195_12"><text:s/></text:span><text:span text:style-name="T195_13">this</text:span><text:span text:style-name="T195_14"><text:s/></text:span><text:span text:style-name="T195_15">article</text:span><text:span text:style-name="T195_16"><text:s/></text:span><text:span text:style-name="T195_17">may</text:span><text:span text:style-name="T195_18"><text:s/></text:span><text:span text:style-name="T195_19">be</text:span><text:span text:style-name="T195_20"><text:s/></text:span><text:span text:style-name="T195_21">made</text:span><text:span text:style-name="T195_22"><text:s/></text:span><text:span text:style-name="T195_23">in</text:span><text:span text:style-name="T195_24"><text:s/></text:span><text:span text:style-name="T195_25">person</text:span><text:span text:style-name="T195_26"><text:s/></text:span><text:span text:style-name="T195_27">or</text:span><text:span text:style-name="T195_28"><text:s/></text:span><text:span text:style-name="T195_29">by</text:span><text:span text:style-name="T195_30"><text:s/></text:span><text:span text:style-name="T195_31">agent</text:span><text:span text:style-name="T195_32"><text:s/></text:span><text:span text:style-name="T195_33">or</text:span><text:span text:style-name="T195_34"><text:s/></text:span><text:span text:style-name="T195_35">attorney</text:span><text:span text:style-name="T195_36"><text:s/></text:span><text:span text:style-name="T195_37">and</text:span><text:span text:style-name="T195_38"><text:s/></text:span><text:span text:style-name="T195_39">the</text:span><text:span text:style-name="T195_40"><text:s/></text:span><text:span text:style-name="T195_41">right</text:span><text:span text:style-name="T195_42"><text:s/></text:span><text:span text:style-name="T195_43">to</text:span><text:span text:style-name="T195_44"><text:s/></text:span><text:span text:style-name="T195_45">inspection</text:span><text:span text:style-name="T195_46"><text:s/></text:span><text:span text:style-name="T195_47">shall</text:span><text:span text:style-name="T195_48"><text:s/></text:span><text:span text:style-name="T195_49">include</text:span><text:span text:style-name="T195_50"><text:s/></text:span><text:span text:style-name="T195_51">the</text:span><text:span text:style-name="T195_52"><text:s/></text:span><text:span text:style-name="T195_53">right</text:span><text:span text:style-name="T195_54"><text:s/></text:span><text:span text:style-name="T195_55">to</text:span><text:span text:style-name="T195_56"><text:s/></text:span><text:span text:style-name="T195_57">copy</text:span><text:span text:style-name="T195_58"><text:s/></text:span><text:span text:style-name="T195_59">and</text:span><text:span text:style-name="T195_60"><text:s/></text:span><text:span text:style-name="T195_61">make</text:span><text:span text:style-name="T195_62"><text:s/></text:span><text:span text:style-name="T195_63">extracts</text:span><text:span text:style-name="T195_64">.</text:span></text:p>
      <text:p text:style-name="P196"/>
      <text:p text:style-name="P197"><text:span text:style-name="T197_1">Section</text:span><text:span text:style-name="T197_2"><text:s/>5.<text:s/></text:span><text:span text:style-name="T197_3">Periodic</text:span><text:span text:style-name="T197_4"><text:s/></text:span><text:span text:style-name="T197_5">Report</text:span></text:p>
      <text:p text:style-name="P198"><text:span text:style-name="T198_1">The</text:span><text:span text:style-name="T198_2"><text:s/></text:span><text:span text:style-name="T198_3">board</text:span><text:span text:style-name="T198_4"><text:s/></text:span><text:span text:style-name="T198_5">shall</text:span><text:span text:style-name="T198_6"><text:s/></text:span><text:span text:style-name="T198_7">cause</text:span><text:span text:style-name="T198_8"><text:s/></text:span><text:span text:style-name="T198_9">any</text:span><text:span text:style-name="T198_10"><text:s/></text:span><text:span text:style-name="T198_11">annual</text:span><text:span text:style-name="T198_12"><text:s/></text:span><text:span text:style-name="T198_13">or</text:span><text:span text:style-name="T198_14"><text:s/></text:span><text:span text:style-name="T198_15">periodic</text:span><text:span text:style-name="T198_16"><text:s/></text:span><text:span text:style-name="T198_17">report</text:span><text:span text:style-name="T198_18"><text:s/></text:span><text:span text:style-name="T198_19">required</text:span><text:span text:style-name="T198_20"><text:s/></text:span><text:span text:style-name="T198_21">under</text:span><text:span text:style-name="T198_22"><text:s/></text:span><text:span text:style-name="T198_23">law</text:span><text:span text:style-name="T198_24"><text:s/></text:span><text:span text:style-name="T198_25">to</text:span><text:span text:style-name="T198_26"><text:s/></text:span><text:span text:style-name="T198_27">be</text:span><text:span text:style-name="T198_28"><text:s/></text:span><text:span text:style-name="T198_29">prepared</text:span><text:span text:style-name="T198_30"><text:s/></text:span><text:span text:style-name="T198_31">and</text:span><text:span text:style-name="T198_32"><text:s/></text:span><text:span text:style-name="T198_33">delivered</text:span><text:span text:style-name="T198_34"><text:s/></text:span><text:span text:style-name="T198_35">to</text:span><text:span text:style-name="T198_36"><text:s/></text:span><text:span text:style-name="T198_37">an</text:span><text:span text:style-name="T198_38"><text:s/></text:span><text:span text:style-name="T198_39">office</text:span><text:span text:style-name="T198_40"><text:s/></text:span><text:span text:style-name="T198_41">of</text:span><text:span text:style-name="T198_42"><text:s/></text:span><text:span text:style-name="T198_43">this</text:span><text:span text:style-name="T198_44"><text:s/></text:span><text:span text:style-name="T198_45">state</text:span><text:span text:style-name="T198_46"><text:s/></text:span><text:span text:style-name="T198_47">or</text:span><text:span text:style-name="T198_48"><text:s/></text:span><text:span text:style-name="T198_49">to</text:span><text:span text:style-name="T198_50"><text:s/></text:span><text:span text:style-name="T198_51">the</text:span><text:span text:style-name="T198_52"><text:s/></text:span><text:span text:style-name="T198_53">members</text:span><text:span text:style-name="T198_54">,<text:s/></text:span><text:span text:style-name="T198_55">if</text:span><text:span text:style-name="T198_56"><text:s/></text:span><text:span text:style-name="T198_57">any</text:span><text:span text:style-name="T198_58">,<text:s/></text:span><text:span text:style-name="T198_59">of</text:span><text:span text:style-name="T198_60"><text:s/></text:span><text:span text:style-name="T198_61">this</text:span><text:span text:style-name="T198_62"><text:s/></text:span><text:span text:style-name="T198_63">corporation</text:span><text:span text:style-name="T198_64">,<text:s/></text:span><text:span text:style-name="T198_65">to</text:span><text:span text:style-name="T198_66"><text:s/></text:span><text:span text:style-name="T198_67">be</text:span><text:span text:style-name="T198_68"><text:s/></text:span><text:span text:style-name="T198_69">so</text:span><text:span text:style-name="T198_70"><text:s/></text:span><text:span text:style-name="T198_71">prepared</text:span><text:span text:style-name="T198_72"><text:s/></text:span><text:span text:style-name="T198_73">and</text:span><text:span text:style-name="T198_74"><text:s/></text:span><text:span text:style-name="T198_75">delivered</text:span><text:span text:style-name="T198_76"><text:s/></text:span><text:span text:style-name="T198_77">within</text:span><text:span text:style-name="T198_78"><text:s/></text:span><text:span text:style-name="T198_79">the</text:span><text:span text:style-name="T198_80"><text:s/></text:span><text:span text:style-name="T198_81">time</text:span><text:span text:style-name="T198_82"><text:s/></text:span><text:span text:style-name="T198_83">limits</text:span><text:span text:style-name="T198_84"><text:s/></text:span><text:span text:style-name="T198_85">set</text:span><text:span text:style-name="T198_86"><text:s/></text:span><text:span text:style-name="T198_87">by</text:span><text:span text:style-name="T198_88"><text:s/></text:span><text:span text:style-name="T198_89">law</text:span><text:span text:style-name="T198_90">.</text:span></text:p>
      <text:p text:style-name="P199"/>
      <text:p text:style-name="P200"><text:span text:style-name="T200_1">Article</text:span><text:span text:style-name="T200_2"><text:s/>8<text:line-break/></text:span><text:span text:style-name="T200_3">IRC</text:span><text:span text:style-name="T200_4"><text:s/>501(</text:span><text:span text:style-name="T200_5">c</text:span><text:span text:style-name="T200_6">)(3)<text:s/></text:span><text:span text:style-name="T200_7">Tax</text:span><text:span text:style-name="T200_8"><text:s/></text:span><text:span text:style-name="T200_9">Exemption</text:span><text:span text:style-name="T200_10"><text:s/></text:span><text:span text:style-name="T200_11">Provisions</text:span></text:p>
      <text:p text:style-name="P201"/>
      <text:p text:style-name="P202"><text:span text:style-name="T202_1">Section</text:span><text:span text:style-name="T202_2"><text:s/>1.<text:s/></text:span><text:span text:style-name="T202_3">Limitations</text:span><text:span text:style-name="T202_4"><text:s/></text:span><text:span text:style-name="T202_5">on</text:span><text:span text:style-name="T202_6"><text:s/></text:span><text:span text:style-name="T202_7">Activities</text:span></text:p>
      <text:p text:style-name="P203"><text:span text:style-name="T203_1">No</text:span><text:span text:style-name="T203_2"><text:s/></text:span><text:span text:style-name="T203_3">substantial</text:span><text:span text:style-name="T203_4"><text:s/></text:span><text:span text:style-name="T203_5">part</text:span><text:span text:style-name="T203_6"><text:s/></text:span><text:span text:style-name="T203_7">of</text:span><text:span text:style-name="T203_8"><text:s/></text:span><text:span text:style-name="T203_9">the</text:span><text:span text:style-name="T203_10"><text:s/></text:span><text:span text:style-name="T203_11">activities</text:span><text:span text:style-name="T203_12"><text:s/></text:span><text:span text:style-name="T203_13">of</text:span><text:span text:style-name="T203_14"><text:s/></text:span><text:span text:style-name="T203_15">this</text:span><text:span text:style-name="T203_16"><text:s/></text:span><text:span text:style-name="T203_17">corporation</text:span><text:span text:style-name="T203_18"><text:s/></text:span><text:span text:style-name="T203_19">shall</text:span><text:span text:style-name="T203_20"><text:s/></text:span><text:span text:style-name="T203_21">be</text:span><text:span text:style-name="T203_22"><text:s/></text:span><text:span text:style-name="T203_23">the</text:span><text:span text:style-name="T203_24"><text:s/></text:span><text:span text:style-name="T203_25">carrying</text:span><text:span text:style-name="T203_26"><text:s/></text:span><text:span text:style-name="T203_27">on</text:span><text:span text:style-name="T203_28"><text:s/></text:span><text:span text:style-name="T203_29">of</text:span><text:span text:style-name="T203_30"><text:s/></text:span><text:span text:style-name="T203_31">propaganda</text:span><text:span text:style-name="T203_32">,<text:s/></text:span><text:span text:style-name="T203_33">or</text:span><text:span text:style-name="T203_34"><text:s/></text:span><text:span text:style-name="T203_35">otherwise</text:span><text:span text:style-name="T203_36"><text:s/></text:span><text:span text:style-name="T203_37">attempting</text:span><text:span text:style-name="T203_38"><text:s/></text:span><text:span text:style-name="T203_39">to</text:span><text:span text:style-name="T203_40"><text:s/></text:span><text:span text:style-name="T203_41">influence</text:span><text:span text:style-name="T203_42"><text:s/></text:span><text:span text:style-name="T203_43">legislation</text:span><text:span text:style-name="T203_44"><text:s/>(</text:span><text:span text:style-name="T203_45">except</text:span><text:span text:style-name="T203_46"><text:s/></text:span><text:span text:style-name="T203_47">as</text:span><text:span text:style-name="T203_48"><text:s/></text:span><text:span text:style-name="T203_49">otherwise</text:span><text:span text:style-name="T203_50"><text:s/></text:span><text:span text:style-name="T203_51">provided</text:span><text:span text:style-name="T203_52"><text:s/></text:span><text:span text:style-name="T203_53">by</text:span><text:span text:style-name="T203_54"><text:s/></text:span><text:span text:style-name="T203_55">Section</text:span><text:span text:style-name="T203_56"><text:s/>501(</text:span><text:span text:style-name="T203_57">h</text:span><text:span text:style-name="T203_58">)<text:s/></text:span><text:span text:style-name="T203_59">of</text:span><text:span text:style-name="T203_60"><text:s/></text:span><text:span text:style-name="T203_61">the</text:span><text:span text:style-name="T203_62"><text:s/></text:span><text:span text:style-name="T203_63">Internal</text:span><text:span text:style-name="T203_64"><text:s/></text:span><text:span text:style-name="T203_65">Revenue</text:span><text:span text:style-name="T203_66"><text:s/></text:span><text:span text:style-name="T203_67">Code</text:span><text:span text:style-name="T203_68">),<text:s/></text:span><text:span text:style-name="T203_69">and</text:span><text:span text:style-name="T203_70"><text:s/></text:span><text:span text:style-name="T203_71">this</text:span><text:span text:style-name="T203_72"><text:s/></text:span><text:span text:style-name="T203_73">corporation</text:span><text:span text:style-name="T203_74"><text:s/></text:span><text:span text:style-name="T203_75">shall</text:span><text:span text:style-name="T203_76"><text:s/></text:span><text:span text:style-name="T203_77">not</text:span><text:span text:style-name="T203_78"><text:s/></text:span><text:span text:style-name="T203_79">participate</text:span><text:span text:style-name="T203_80"><text:s/></text:span><text:span text:style-name="T203_81">in</text:span><text:span text:style-name="T203_82">,<text:s/></text:span><text:span text:style-name="T203_83">or</text:span><text:span text:style-name="T203_84"><text:s/></text:span><text:span text:style-name="T203_85">intervene</text:span><text:span text:style-name="T203_86"><text:s/></text:span><text:span text:style-name="T203_87">in</text:span><text:span text:style-name="T203_88"><text:s/>(</text:span><text:span text:style-name="T203_89">including</text:span><text:span text:style-name="T203_90"><text:s/></text:span><text:span text:style-name="T203_91">the</text:span><text:span text:style-name="T203_92"><text:s/></text:span><text:span text:style-name="T203_93">publishing</text:span><text:span text:style-name="T203_94"><text:s/></text:span><text:span text:style-name="T203_95">or</text:span><text:span text:style-name="T203_96"><text:s/></text:span><text:span text:style-name="T203_97">distribution</text:span><text:span text:style-name="T203_98"><text:s/></text:span><text:span text:style-name="T203_99">of</text:span><text:span text:style-name="T203_100"><text:s/></text:span><text:span text:style-name="T203_101">statements</text:span><text:span text:style-name="T203_102">),<text:s/></text:span><text:span text:style-name="T203_103">any</text:span><text:span text:style-name="T203_104"><text:s/></text:span><text:span text:style-name="T203_105">political</text:span><text:span text:style-name="T203_106"><text:s/></text:span><text:span text:style-name="T203_107">campaign</text:span><text:span text:style-name="T203_108"><text:s/></text:span><text:span text:style-name="T203_109">on</text:span><text:span text:style-name="T203_110"><text:s/></text:span><text:span text:style-name="T203_111">behalf</text:span><text:span text:style-name="T203_112"><text:s/></text:span><text:span text:style-name="T203_113">of</text:span><text:span text:style-name="T203_114">,<text:s/></text:span><text:span text:style-name="T203_115">or</text:span><text:span text:style-name="T203_116"><text:s/></text:span><text:span text:style-name="T203_117">in</text:span><text:span text:style-name="T203_118"><text:s/></text:span><text:span text:style-name="T203_119">opposition</text:span><text:span text:style-name="T203_120"><text:s/></text:span><text:span text:style-name="T203_121">to</text:span><text:span text:style-name="T203_122">,<text:s/></text:span><text:span text:style-name="T203_123">any</text:span><text:span text:style-name="T203_124"><text:s/></text:span><text:span text:style-name="T203_125">candidate</text:span><text:span text:style-name="T203_126"><text:s/></text:span><text:span text:style-name="T203_127">for</text:span><text:span text:style-name="T203_128"><text:s/></text:span><text:span text:style-name="T203_129">public</text:span><text:span text:style-name="T203_130"><text:s/></text:span><text:span text:style-name="T203_131">office</text:span><text:span text:style-name="T203_132">.</text:span></text:p>
      <text:p text:style-name="P204"><text:span text:style-name="T204_1">Notwithstanding</text:span><text:span text:style-name="T204_2"><text:s/></text:span><text:span text:style-name="T204_3">any</text:span><text:span text:style-name="T204_4"><text:s/></text:span><text:span text:style-name="T204_5">other</text:span><text:span text:style-name="T204_6"><text:s/></text:span><text:span text:style-name="T204_7">provisions</text:span><text:span text:style-name="T204_8"><text:s/></text:span><text:span text:style-name="T204_9">of</text:span><text:span text:style-name="T204_10"><text:s/></text:span><text:span text:style-name="T204_11">these</text:span><text:span text:style-name="T204_12"><text:s/></text:span><text:span text:style-name="T204_13">bylaws</text:span><text:span text:style-name="T204_14">,<text:s/></text:span><text:span text:style-name="T204_15">this</text:span><text:span text:style-name="T204_16"><text:s/></text:span><text:span text:style-name="T204_17">corporation</text:span><text:span text:style-name="T204_18"><text:s/></text:span><text:span text:style-name="T204_19">shall</text:span><text:span text:style-name="T204_20"><text:s/></text:span><text:span text:style-name="T204_21">not</text:span><text:span text:style-name="T204_22"><text:s/></text:span><text:span text:style-name="T204_23">carry</text:span><text:span text:style-name="T204_24"><text:s/></text:span><text:span text:style-name="T204_25">on</text:span><text:span text:style-name="T204_26"><text:s/></text:span><text:span text:style-name="T204_27">any</text:span><text:span text:style-name="T204_28"><text:s/></text:span><text:span text:style-name="T204_29">activities</text:span><text:span text:style-name="T204_30"><text:s/></text:span><text:span text:style-name="T204_31">not</text:span><text:span text:style-name="T204_32"><text:s/></text:span><text:span text:style-name="T204_33">permitted</text:span><text:span text:style-name="T204_34"><text:s/></text:span><text:span text:style-name="T204_35">to</text:span><text:span text:style-name="T204_36"><text:s/></text:span><text:span text:style-name="T204_37">be</text:span><text:span text:style-name="T204_38"><text:s/></text:span><text:span text:style-name="T204_39">carried</text:span><text:span text:style-name="T204_40"><text:s/></text:span><text:span text:style-name="T204_41">on</text:span><text:span text:style-name="T204_42"><text:s/>(</text:span><text:span text:style-name="T204_43">a</text:span><text:span text:style-name="T204_44">)<text:s/></text:span><text:span text:style-name="T204_45">by</text:span><text:span text:style-name="T204_46"><text:s/></text:span><text:span text:style-name="T204_47">a</text:span><text:span text:style-name="T204_48"><text:s/></text:span><text:span text:style-name="T204_49">corporation</text:span><text:span text:style-name="T204_50"><text:s/></text:span><text:span text:style-name="T204_51">exempt</text:span><text:span text:style-name="T204_52"><text:s/></text:span><text:span text:style-name="T204_53">from</text:span><text:span text:style-name="T204_54"><text:s/></text:span><text:span text:style-name="T204_55">federal</text:span><text:span text:style-name="T204_56"><text:s/></text:span><text:span text:style-name="T204_57">income</text:span><text:span text:style-name="T204_58"><text:s/></text:span><text:span text:style-name="T204_59">tax</text:span><text:span text:style-name="T204_60"><text:s/></text:span><text:span text:style-name="T204_61">under</text:span><text:span text:style-name="T204_62"><text:s/></text:span><text:span text:style-name="T204_63">Section</text:span><text:span text:style-name="T204_64"><text:s/>501(</text:span><text:span text:style-name="T204_65">c</text:span><text:span text:style-name="T204_66">)(3)<text:s/></text:span><text:span text:style-name="T204_67">of</text:span><text:span text:style-name="T204_68"><text:s/></text:span><text:span text:style-name="T204_69">the</text:span><text:span text:style-name="T204_70"><text:s/></text:span><text:span text:style-name="T204_71">Internal</text:span><text:span text:style-name="T204_72"><text:s/></text:span><text:span text:style-name="T204_73">Revenue</text:span><text:span text:style-name="T204_74"><text:s/></text:span><text:span text:style-name="T204_75">Code</text:span><text:span text:style-name="T204_76">,<text:s/></text:span><text:span text:style-name="T204_77">or</text:span><text:span text:style-name="T204_78"><text:s/>(</text:span><text:span text:style-name="T204_79">b</text:span><text:span text:style-name="T204_80">)<text:s/></text:span><text:span text:style-name="T204_81">by</text:span><text:span text:style-name="T204_82"><text:s/></text:span><text:span text:style-name="T204_83">a</text:span><text:span text:style-name="T204_84"><text:s/></text:span><text:span text:style-name="T204_85">corporation</text:span><text:span text:style-name="T204_86">,<text:s/></text:span><text:span text:style-name="T204_87">contributions</text:span><text:span text:style-name="T204_88"><text:s/></text:span><text:span text:style-name="T204_89">to</text:span><text:span text:style-name="T204_90"><text:s/></text:span><text:span text:style-name="T204_91">which</text:span><text:span text:style-name="T204_92"><text:s/></text:span><text:span text:style-name="T204_93">are</text:span><text:span text:style-name="T204_94"><text:s/></text:span><text:span text:style-name="T204_95">deductible</text:span><text:span text:style-name="T204_96"><text:s/></text:span><text:span text:style-name="T204_97">under</text:span><text:span text:style-name="T204_98"><text:s/></text:span><text:span text:style-name="T204_99">Section</text:span><text:span text:style-name="T204_100"><text:s/>170(</text:span><text:span text:style-name="T204_101">c</text:span><text:span text:style-name="T204_102">)(2)<text:s/></text:span><text:span text:style-name="T204_103">of</text:span><text:span text:style-name="T204_104"><text:s/></text:span><text:span text:style-name="T204_105">the</text:span><text:span text:style-name="T204_106"><text:s/></text:span><text:span text:style-name="T204_107">Internal</text:span><text:span text:style-name="T204_108"><text:s/></text:span><text:span text:style-name="T204_109">Revenue</text:span><text:span text:style-name="T204_110"><text:s/></text:span><text:span text:style-name="T204_111">Code</text:span><text:span text:style-name="T204_112">.</text:span></text:p>
      <text:p text:style-name="P205"/>
      <text:p text:style-name="P206"><text:span text:style-name="T206_1">Section</text:span><text:span text:style-name="T206_2"><text:s/>2.<text:s/></text:span><text:span text:style-name="T206_3">Prohibition</text:span><text:span text:style-name="T206_4"><text:s/></text:span><text:span text:style-name="T206_5">Against</text:span><text:span text:style-name="T206_6"><text:s/></text:span><text:span text:style-name="T206_7">Private</text:span><text:span text:style-name="T206_8"><text:s/></text:span><text:span text:style-name="T206_9">Inurement</text:span><text:span text:style-name="T206_10"><text:s/></text:span></text:p>
      <text:p text:style-name="P207"><text:span text:style-name="T207_1">No</text:span><text:span text:style-name="T207_2"><text:s/></text:span><text:span text:style-name="T207_3">part</text:span><text:span text:style-name="T207_4"><text:s/></text:span><text:span text:style-name="T207_5">of</text:span><text:span text:style-name="T207_6"><text:s/></text:span><text:span text:style-name="T207_7">the</text:span><text:span text:style-name="T207_8"><text:s/></text:span><text:span text:style-name="T207_9">net</text:span><text:span text:style-name="T207_10"><text:s/></text:span><text:span text:style-name="T207_11">earnings</text:span><text:span text:style-name="T207_12"><text:s/></text:span><text:span text:style-name="T207_13">of</text:span><text:span text:style-name="T207_14"><text:s/></text:span><text:span text:style-name="T207_15">this</text:span><text:span text:style-name="T207_16"><text:s/></text:span><text:span text:style-name="T207_17">corporation</text:span><text:span text:style-name="T207_18"><text:s/></text:span><text:span text:style-name="T207_19">shall</text:span><text:span text:style-name="T207_20"><text:s/></text:span><text:span text:style-name="T207_21">inure</text:span><text:span text:style-name="T207_22"><text:s/></text:span><text:span text:style-name="T207_23">to</text:span><text:span text:style-name="T207_24"><text:s/></text:span><text:span text:style-name="T207_25">the</text:span><text:span text:style-name="T207_26"><text:s/></text:span><text:span text:style-name="T207_27">benefit</text:span><text:span text:style-name="T207_28"><text:s/></text:span><text:span text:style-name="T207_29">of</text:span><text:span text:style-name="T207_30">,<text:s/></text:span><text:span text:style-name="T207_31">or</text:span><text:span text:style-name="T207_32"><text:s/></text:span><text:span text:style-name="T207_33">be</text:span><text:span text:style-name="T207_34"><text:s/></text:span><text:span text:style-name="T207_35">distributable</text:span><text:span text:style-name="T207_36"><text:s/></text:span><text:span text:style-name="T207_37">to</text:span><text:span text:style-name="T207_38">,<text:s/></text:span><text:span text:style-name="T207_39">its</text:span><text:span text:style-name="T207_40"><text:s/></text:span><text:span text:style-name="T207_41">members</text:span><text:span text:style-name="T207_42">,<text:s/></text:span><text:span text:style-name="T207_43">directors</text:span><text:span text:style-name="T207_44"><text:s/></text:span><text:span text:style-name="T207_45">or</text:span><text:span text:style-name="T207_46"><text:s/></text:span><text:span text:style-name="T207_47">trustees</text:span><text:span text:style-name="T207_48">,<text:s/></text:span><text:span text:style-name="T207_49">officers</text:span><text:span text:style-name="T207_50">,<text:s/></text:span><text:span text:style-name="T207_51">or</text:span><text:span text:style-name="T207_52"><text:s/></text:span><text:span text:style-name="T207_53">other</text:span><text:span text:style-name="T207_54"><text:s/></text:span><text:span text:style-name="T207_55">private</text:span><text:span text:style-name="T207_56"><text:s/></text:span><text:span text:style-name="T207_57">persons</text:span><text:span text:style-name="T207_58">,<text:s/></text:span><text:span text:style-name="T207_59">except</text:span><text:span text:style-name="T207_60"><text:s/></text:span><text:span text:style-name="T207_61">that</text:span><text:span text:style-name="T207_62"><text:s/></text:span><text:span text:style-name="T207_63">the</text:span><text:span text:style-name="T207_64"><text:s/></text:span><text:span text:style-name="T207_65">corporation</text:span><text:span text:style-name="T207_66"><text:s/></text:span><text:span text:style-name="T207_67">shall</text:span><text:span text:style-name="T207_68"><text:s/></text:span><text:span text:style-name="T207_69">be</text:span><text:span text:style-name="T207_70"><text:s/></text:span><text:span text:style-name="T207_71">authorized</text:span><text:span text:style-name="T207_72"><text:s/></text:span><text:span text:style-name="T207_73">and</text:span><text:span text:style-name="T207_74"><text:s/></text:span><text:span text:style-name="T207_75">empowered</text:span><text:span text:style-name="T207_76"><text:s/></text:span><text:span text:style-name="T207_77">to</text:span><text:span text:style-name="T207_78"><text:s/></text:span><text:span text:style-name="T207_79">pay</text:span><text:span text:style-name="T207_80"><text:s/></text:span><text:span text:style-name="T207_81">reasonable</text:span><text:span text:style-name="T207_82"><text:s/></text:span><text:span text:style-name="T207_83">compensation</text:span><text:span text:style-name="T207_84"><text:s/></text:span><text:span text:style-name="T207_85">for</text:span><text:span text:style-name="T207_86"><text:s/></text:span><text:span text:style-name="T207_87">services</text:span><text:span text:style-name="T207_88"><text:s/></text:span><text:span text:style-name="T207_89">rendered</text:span><text:span text:style-name="T207_90"><text:s/></text:span><text:span text:style-name="T207_91">and</text:span><text:span text:style-name="T207_92"><text:s/></text:span><text:span text:style-name="T207_93">to</text:span><text:span text:style-name="T207_94"><text:s/></text:span><text:span text:style-name="T207_95">make</text:span><text:span text:style-name="T207_96"><text:s/></text:span><text:span text:style-name="T207_97">payments</text:span><text:span text:style-name="T207_98"><text:s/></text:span><text:span text:style-name="T207_99">and</text:span><text:span text:style-name="T207_100"><text:s/></text:span><text:span text:style-name="T207_101">distributions</text:span><text:span text:style-name="T207_102"><text:s/></text:span><text:span text:style-name="T207_103">in</text:span><text:span text:style-name="T207_104"><text:s/></text:span><text:span text:style-name="T207_105">furtherance</text:span><text:span text:style-name="T207_106"><text:s/></text:span><text:span text:style-name="T207_107">of</text:span><text:span text:style-name="T207_108"><text:s/></text:span><text:span text:style-name="T207_109">the</text:span><text:span text:style-name="T207_110"><text:s/></text:span><text:span text:style-name="T207_111">purposes</text:span><text:span text:style-name="T207_112"><text:s/></text:span><text:span text:style-name="T207_113">of</text:span><text:span text:style-name="T207_114"><text:s/></text:span><text:span text:style-name="T207_115">this</text:span><text:span text:style-name="T207_116"><text:s/></text:span><text:span text:style-name="T207_117">corporation</text:span><text:span text:style-name="T207_118">.</text:span></text:p>
      <text:p text:style-name="P208"/>
      <text:p text:style-name="P209"><text:span text:style-name="T209_1">Section</text:span><text:span text:style-name="T209_2"><text:s/>3.<text:s/></text:span><text:span text:style-name="T209_3">Distribution</text:span><text:span text:style-name="T209_4"><text:s/></text:span><text:span text:style-name="T209_5">of</text:span><text:span text:style-name="T209_6"><text:s/></text:span><text:span text:style-name="T209_7">Assets</text:span></text:p>
      <text:p text:style-name="P210"><text:span text:style-name="T210_1">Upon</text:span><text:span text:style-name="T210_2"><text:s/></text:span><text:span text:style-name="T210_3">the</text:span><text:span text:style-name="T210_4"><text:s/></text:span><text:span text:style-name="T210_5">dissolution</text:span><text:span text:style-name="T210_6"><text:s/></text:span><text:span text:style-name="T210_7">of</text:span><text:span text:style-name="T210_8"><text:s/></text:span><text:span text:style-name="T210_9">this</text:span><text:span text:style-name="T210_10"><text:s/></text:span><text:span text:style-name="T210_11">corporation</text:span><text:span text:style-name="T210_12">,<text:s/></text:span><text:span text:style-name="T210_13">its</text:span><text:span text:style-name="T210_14"><text:s/></text:span><text:span text:style-name="T210_15">assets</text:span><text:span text:style-name="T210_16"><text:s/></text:span><text:span text:style-name="T210_17">remaining</text:span><text:span text:style-name="T210_18"><text:s/></text:span><text:span text:style-name="T210_19">after</text:span><text:span text:style-name="T210_20"><text:s/></text:span><text:span text:style-name="T210_21">payment</text:span><text:span text:style-name="T210_22">,<text:s/></text:span><text:span text:style-name="T210_23">or</text:span><text:span text:style-name="T210_24"><text:s/></text:span><text:span text:style-name="T210_25">provision</text:span><text:span text:style-name="T210_26"><text:s/></text:span><text:span text:style-name="T210_27">for</text:span><text:span text:style-name="T210_28"><text:s/></text:span><text:span text:style-name="T210_29">payment</text:span><text:span text:style-name="T210_30">,<text:s/></text:span><text:span text:style-name="T210_31">of</text:span><text:span text:style-name="T210_32"><text:s/></text:span><text:span text:style-name="T210_33">all</text:span><text:span text:style-name="T210_34"><text:s/></text:span><text:span text:style-name="T210_35">debts</text:span><text:span text:style-name="T210_36"><text:s/></text:span><text:span text:style-name="T210_37">and</text:span><text:span text:style-name="T210_38"><text:s/></text:span><text:span text:style-name="T210_39">liabilities</text:span><text:span text:style-name="T210_40"><text:s/></text:span><text:span text:style-name="T210_41">of</text:span><text:span text:style-name="T210_42"><text:s/></text:span><text:span text:style-name="T210_43">this</text:span><text:span text:style-name="T210_44"><text:s/></text:span><text:span text:style-name="T210_45">corporation</text:span><text:span text:style-name="T210_46">,<text:s/></text:span><text:span text:style-name="T210_47">shall</text:span><text:span text:style-name="T210_48"><text:s/></text:span><text:span text:style-name="T210_49">be</text:span><text:span text:style-name="T210_50"><text:s/></text:span><text:span text:style-name="T210_51">distributed</text:span><text:span text:style-name="T210_52"><text:s/></text:span><text:span text:style-name="T210_53">for</text:span><text:span text:style-name="T210_54"><text:s/></text:span><text:span text:style-name="T210_55">one</text:span><text:span text:style-name="T210_56"><text:s/></text:span><text:span text:style-name="T210_57">or</text:span><text:span text:style-name="T210_58"><text:s/></text:span><text:span text:style-name="T210_59">more</text:span><text:span text:style-name="T210_60"><text:s/></text:span><text:span text:style-name="T210_61">exempt</text:span><text:span text:style-name="T210_62"><text:s/></text:span><text:span text:style-name="T210_63">purposes</text:span><text:span text:style-name="T210_64"><text:s/></text:span><text:span text:style-name="T210_65">within</text:span><text:span text:style-name="T210_66"><text:s/></text:span><text:span text:style-name="T210_67">the</text:span><text:span text:style-name="T210_68"><text:s/></text:span><text:span text:style-name="T210_69">meaning</text:span><text:span text:style-name="T210_70"><text:s/></text:span><text:span text:style-name="T210_71">of</text:span><text:span text:style-name="T210_72"><text:s/></text:span><text:span text:style-name="T210_73">Section</text:span><text:span text:style-name="T210_74"><text:s/>501(</text:span><text:span text:style-name="T210_75">c</text:span><text:span text:style-name="T210_76">)(3)<text:s/></text:span><text:span text:style-name="T210_77">of</text:span><text:span text:style-name="T210_78"><text:s/></text:span><text:span text:style-name="T210_79">the</text:span><text:span text:style-name="T210_80"><text:s/></text:span><text:span text:style-name="T210_81">Internal</text:span><text:span text:style-name="T210_82"><text:s/></text:span><text:span text:style-name="T210_83">Revenue</text:span><text:span text:style-name="T210_84"><text:s/></text:span><text:span text:style-name="T210_85">Code</text:span><text:span text:style-name="T210_86"><text:s/></text:span><text:span text:style-name="T210_87">or</text:span><text:span text:style-name="T210_88"><text:s/></text:span><text:span text:style-name="T210_89">shall</text:span><text:span text:style-name="T210_90"><text:s/></text:span><text:span text:style-name="T210_91">be</text:span><text:span text:style-name="T210_92"><text:s/></text:span><text:span text:style-name="T210_93">distributed</text:span><text:span text:style-name="T210_94"><text:s/></text:span><text:span text:style-name="T210_95">to</text:span><text:span text:style-name="T210_96"><text:s/></text:span><text:span text:style-name="T210_97">the</text:span><text:span text:style-name="T210_98"><text:s/></text:span><text:span text:style-name="T210_99">federal</text:span><text:span text:style-name="T210_100"><text:s/></text:span><text:span text:style-name="T210_101">government</text:span><text:span text:style-name="T210_102">,<text:s/></text:span><text:span text:style-name="T210_103">or</text:span><text:span text:style-name="T210_104"><text:s/></text:span><text:span text:style-name="T210_105">to</text:span><text:span text:style-name="T210_106"><text:s/></text:span><text:span text:style-name="T210_107">a</text:span><text:span text:style-name="T210_108"><text:s/></text:span><text:span text:style-name="T210_109">state</text:span><text:span text:style-name="T210_110"><text:s/></text:span><text:span text:style-name="T210_111">or</text:span><text:span text:style-name="T210_112"><text:s/></text:span><text:span text:style-name="T210_113">local</text:span><text:span text:style-name="T210_114"><text:s/></text:span><text:span text:style-name="T210_115">government</text:span><text:span text:style-name="T210_116">,<text:s/></text:span><text:span text:style-name="T210_117">for</text:span><text:span text:style-name="T210_118"><text:s/></text:span><text:span text:style-name="T210_119">a</text:span><text:span text:style-name="T210_120"><text:s/></text:span><text:span text:style-name="T210_121">public</text:span><text:span text:style-name="T210_122"><text:s/></text:span><text:span text:style-name="T210_123">purpose</text:span><text:span text:style-name="T210_124">.<text:s/></text:span><text:span text:style-name="T210_125">Such</text:span><text:span text:style-name="T210_126"><text:s/></text:span><text:span text:style-name="T210_127">distribution</text:span><text:span text:style-name="T210_128"><text:s/></text:span><text:span text:style-name="T210_129">shall</text:span><text:span text:style-name="T210_130"><text:s/></text:span><text:span text:style-name="T210_131">be</text:span><text:span text:style-name="T210_132"><text:s/></text:span><text:span text:style-name="T210_133">made</text:span><text:span text:style-name="T210_134"><text:s/></text:span><text:span text:style-name="T210_135">in</text:span><text:span text:style-name="T210_136"><text:s/></text:span><text:span text:style-name="T210_137">accordance</text:span><text:span text:style-name="T210_138"><text:s/></text:span><text:span text:style-name="T210_139">with</text:span><text:span text:style-name="T210_140"><text:s/></text:span><text:span text:style-name="T210_141">all</text:span><text:span text:style-name="T210_142"><text:s/></text:span><text:span text:style-name="T210_143">applicable</text:span><text:span text:style-name="T210_144"><text:s/></text:span><text:span text:style-name="T210_145">provisions</text:span><text:span text:style-name="T210_146"><text:s/></text:span><text:span text:style-name="T210_147">of</text:span><text:span text:style-name="T210_148"><text:s/></text:span><text:span text:style-name="T210_149">the</text:span><text:span text:style-name="T210_150"><text:s/></text:span><text:span text:style-name="T210_151">laws</text:span><text:span text:style-name="T210_152"><text:s/></text:span><text:span text:style-name="T210_153">of</text:span><text:span text:style-name="T210_154"><text:s/></text:span><text:span text:style-name="T210_155">this</text:span><text:span text:style-name="T210_156"><text:s/></text:span><text:span text:style-name="T210_157">state</text:span><text:span text:style-name="T210_158">.</text:span></text:p>
      <text:p text:style-name="P211"/>
      <text:p text:style-name="P212"><text:span text:style-name="T212_1">Section</text:span><text:span text:style-name="T212_2"><text:s/>4.<text:s/></text:span><text:span text:style-name="T212_3">Private</text:span><text:span text:style-name="T212_4"><text:s/></text:span><text:span text:style-name="T212_5">Foundation</text:span><text:span text:style-name="T212_6"><text:s/></text:span><text:span text:style-name="T212_7">Requirements</text:span><text:span text:style-name="T212_8"><text:s/></text:span><text:span text:style-name="T212_9">and</text:span><text:span text:style-name="T212_10"><text:s/></text:span><text:span text:style-name="T212_11">Restrictions</text:span></text:p>
      <text:p text:style-name="P213"><text:span text:style-name="T213_1">In</text:span><text:span text:style-name="T213_2"><text:s/></text:span><text:span text:style-name="T213_3">any</text:span><text:span text:style-name="T213_4"><text:s/></text:span><text:span text:style-name="T213_5">taxable</text:span><text:span text:style-name="T213_6"><text:s/></text:span><text:span text:style-name="T213_7">year</text:span><text:span text:style-name="T213_8"><text:s/></text:span><text:span text:style-name="T213_9">in</text:span><text:span text:style-name="T213_10"><text:s/></text:span><text:span text:style-name="T213_11">which</text:span><text:span text:style-name="T213_12"><text:s/></text:span><text:span text:style-name="T213_13">this</text:span><text:span text:style-name="T213_14"><text:s/></text:span><text:span text:style-name="T213_15">corporation</text:span><text:span text:style-name="T213_16"><text:s/></text:span><text:span text:style-name="T213_17">is</text:span><text:span text:style-name="T213_18"><text:s/></text:span><text:span text:style-name="T213_19">a</text:span><text:span text:style-name="T213_20"><text:s/></text:span><text:span text:style-name="T213_21">private</text:span><text:span text:style-name="T213_22"><text:s/></text:span><text:span text:style-name="T213_23">foundation</text:span><text:span text:style-name="T213_24"><text:s/></text:span><text:span text:style-name="T213_25">as</text:span><text:span text:style-name="T213_26"><text:s/></text:span><text:span text:style-name="T213_27">described</text:span><text:span text:style-name="T213_28"><text:s/></text:span><text:span text:style-name="T213_29">in</text:span><text:span text:style-name="T213_30"><text:s/></text:span><text:span text:style-name="T213_31">Section</text:span><text:span text:style-name="T213_32"><text:s/>509(</text:span><text:span text:style-name="T213_33">a</text:span><text:span text:style-name="T213_34">)<text:s/></text:span><text:span text:style-name="T213_35">of</text:span><text:span text:style-name="T213_36"><text:s/></text:span><text:span text:style-name="T213_37">the</text:span><text:span text:style-name="T213_38"><text:s/></text:span><text:span text:style-name="T213_39">Internal</text:span><text:span text:style-name="T213_40"><text:s/></text:span><text:span text:style-name="T213_41">Revenue</text:span><text:span text:style-name="T213_42"><text:s/></text:span><text:span text:style-name="T213_43">Code</text:span><text:span text:style-name="T213_44">,<text:s/></text:span><text:span text:style-name="T213_45">the</text:span><text:span text:style-name="T213_46"><text:s/></text:span><text:span text:style-name="T213_47">corporation</text:span><text:span text:style-name="T213_48"><text:s/>1)<text:s/></text:span><text:span text:style-name="T213_49">shall</text:span><text:span text:style-name="T213_50"><text:s/></text:span><text:span text:style-name="T213_51">distribute</text:span><text:span text:style-name="T213_52"><text:s/></text:span><text:span text:style-name="T213_53">its</text:span><text:span text:style-name="T213_54"><text:s/></text:span><text:span text:style-name="T213_55">income</text:span><text:span text:style-name="T213_56"><text:s/></text:span><text:span text:style-name="T213_57">for</text:span><text:span text:style-name="T213_58"><text:s/></text:span><text:span text:style-name="T213_59">said</text:span><text:span text:style-name="T213_60"><text:s/></text:span><text:span text:style-name="T213_61">period</text:span><text:span text:style-name="T213_62"><text:s/></text:span><text:span text:style-name="T213_63">at</text:span><text:span text:style-name="T213_64"><text:s/></text:span><text:span text:style-name="T213_65">such</text:span><text:span text:style-name="T213_66"><text:s/></text:span><text:span text:style-name="T213_67">time</text:span><text:span text:style-name="T213_68"><text:s/></text:span><text:span text:style-name="T213_69">and</text:span><text:span text:style-name="T213_70"><text:s/></text:span><text:span text:style-name="T213_71">manner</text:span><text:span text:style-name="T213_72"><text:s/></text:span><text:span text:style-name="T213_73">as</text:span><text:span text:style-name="T213_74"><text:s/></text:span><text:span text:style-name="T213_75">not</text:span><text:span text:style-name="T213_76"><text:s/></text:span><text:span text:style-name="T213_77">to</text:span><text:span text:style-name="T213_78"><text:s/></text:span><text:span text:style-name="T213_79">subject</text:span><text:span text:style-name="T213_80"><text:s/></text:span><text:span text:style-name="T213_81">it</text:span><text:span text:style-name="T213_82"><text:s/></text:span><text:span text:style-name="T213_83">to</text:span><text:span text:style-name="T213_84"><text:s/></text:span><text:span text:style-name="T213_85">tax</text:span><text:span text:style-name="T213_86"><text:s/></text:span><text:span text:style-name="T213_87">under</text:span><text:span text:style-name="T213_88"><text:s/></text:span><text:span text:style-name="T213_89">Section</text:span><text:span text:style-name="T213_90"><text:s/>4942<text:s/></text:span><text:span text:style-name="T213_91">of</text:span><text:span text:style-name="T213_92"><text:s/></text:span><text:span text:style-name="T213_93">the</text:span><text:span text:style-name="T213_94"><text:s/></text:span><text:span text:style-name="T213_95">Internal</text:span><text:span text:style-name="T213_96"><text:s/></text:span><text:span text:style-name="T213_97">Revenue</text:span><text:span text:style-name="T213_98"><text:s/></text:span><text:span text:style-name="T213_99">Code</text:span><text:span text:style-name="T213_100">;<text:s/>2)<text:s/></text:span><text:span text:style-name="T213_101">shall</text:span><text:span text:style-name="T213_102"><text:s/></text:span><text:span text:style-name="T213_103">not</text:span><text:span text:style-name="T213_104"><text:s/></text:span><text:span text:style-name="T213_105">engage</text:span><text:span text:style-name="T213_106"><text:s/></text:span><text:span text:style-name="T213_107">in</text:span><text:span text:style-name="T213_108"><text:s/></text:span><text:span text:style-name="T213_109">any</text:span><text:span text:style-name="T213_110"><text:s/></text:span><text:span text:style-name="T213_111">act</text:span><text:span text:style-name="T213_112"><text:s/></text:span><text:span text:style-name="T213_113">of</text:span><text:span text:style-name="T213_114"><text:s/></text:span><text:span text:style-name="T213_115">self</text:span><text:span text:style-name="T213_116">-</text:span><text:span text:style-name="T213_117">dealing</text:span><text:span text:style-name="T213_118"><text:s/></text:span><text:span text:style-name="T213_119">as</text:span><text:span text:style-name="T213_120"><text:s/></text:span><text:span text:style-name="T213_121">defined</text:span><text:span text:style-name="T213_122"><text:s/></text:span><text:span text:style-name="T213_123">in</text:span><text:span text:style-name="T213_124"><text:s/></text:span><text:span text:style-name="T213_125">Section</text:span><text:span text:style-name="T213_126"><text:s/>4941(</text:span><text:span text:style-name="T213_127">d</text:span><text:span text:style-name="T213_128">)<text:s/></text:span><text:span text:style-name="T213_129">of</text:span><text:span text:style-name="T213_130"><text:s/></text:span><text:span text:style-name="T213_131">the</text:span><text:span text:style-name="T213_132"><text:s/></text:span><text:span text:style-name="T213_133">Internal</text:span><text:span text:style-name="T213_134"><text:s/></text:span><text:span text:style-name="T213_135">Revenue</text:span><text:span text:style-name="T213_136"><text:s/></text:span><text:span text:style-name="T213_137">Code</text:span><text:span text:style-name="T213_138">;<text:s/>3)<text:s/></text:span><text:span text:style-name="T213_139">shall</text:span><text:span text:style-name="T213_140"><text:s/></text:span><text:span text:style-name="T213_141">not</text:span><text:span text:style-name="T213_142"><text:s/></text:span><text:span text:style-name="T213_143">retain</text:span><text:span text:style-name="T213_144"><text:s/></text:span><text:span text:style-name="T213_145">any</text:span><text:span text:style-name="T213_146"><text:s/></text:span><text:span text:style-name="T213_147">excess</text:span><text:span text:style-name="T213_148"><text:s/></text:span><text:span text:style-name="T213_149">business</text:span><text:span text:style-name="T213_150"><text:s/></text:span><text:span text:style-name="T213_151">holdings</text:span><text:span text:style-name="T213_152"><text:s/></text:span><text:span text:style-name="T213_153">as</text:span><text:span text:style-name="T213_154"><text:s/></text:span><text:span text:style-name="T213_155">defined</text:span><text:span text:style-name="T213_156"><text:s/></text:span><text:span text:style-name="T213_157">in</text:span><text:span text:style-name="T213_158"><text:s/></text:span><text:span text:style-name="T213_159">Section</text:span><text:span text:style-name="T213_160"><text:s/>4943(</text:span><text:span text:style-name="T213_161">c</text:span><text:span text:style-name="T213_162">)<text:s/></text:span><text:span text:style-name="T213_163">of</text:span><text:span text:style-name="T213_164"><text:s/></text:span><text:span text:style-name="T213_165">the</text:span><text:span text:style-name="T213_166"><text:s/></text:span><text:span text:style-name="T213_167">Internal</text:span><text:span text:style-name="T213_168"><text:s/></text:span><text:span text:style-name="T213_169">Revenue</text:span><text:span text:style-name="T213_170"><text:s/></text:span><text:span text:style-name="T213_171">Code</text:span><text:span text:style-name="T213_172">;<text:s/>4)<text:s/></text:span><text:span text:style-name="T213_173">shall</text:span><text:span text:style-name="T213_174"><text:s/></text:span><text:span text:style-name="T213_175">not</text:span><text:span text:style-name="T213_176"><text:s/></text:span><text:span text:style-name="T213_177">make</text:span><text:span text:style-name="T213_178"><text:s/></text:span><text:span text:style-name="T213_179">any</text:span><text:span text:style-name="T213_180"><text:s/></text:span><text:span text:style-name="T213_181">investments</text:span><text:span text:style-name="T213_182"><text:s/></text:span><text:span text:style-name="T213_183">in</text:span><text:span text:style-name="T213_184"><text:s/></text:span><text:span text:style-name="T213_185">such</text:span><text:span text:style-name="T213_186"><text:s/></text:span><text:span text:style-name="T213_187">manner</text:span><text:span text:style-name="T213_188"><text:s/></text:span><text:span text:style-name="T213_189">as</text:span><text:span text:style-name="T213_190"><text:s/></text:span><text:span text:style-name="T213_191">to</text:span><text:span text:style-name="T213_192"><text:s/></text:span><text:span text:style-name="T213_193">subject</text:span><text:span text:style-name="T213_194"><text:s/></text:span><text:span text:style-name="T213_195">the</text:span><text:span text:style-name="T213_196"><text:s/></text:span><text:span text:style-name="T213_197">corporation</text:span><text:span text:style-name="T213_198"><text:s/></text:span><text:span text:style-name="T213_199">to</text:span><text:span text:style-name="T213_200"><text:s/></text:span><text:span text:style-name="T213_201">tax</text:span><text:span text:style-name="T213_202"><text:s/></text:span><text:span text:style-name="T213_203">under</text:span><text:span text:style-name="T213_204"><text:s/></text:span><text:span text:style-name="T213_205">Section</text:span><text:span text:style-name="T213_206"><text:s/>4944<text:s/></text:span><text:span text:style-name="T213_207">of</text:span><text:span text:style-name="T213_208"><text:s/></text:span><text:span text:style-name="T213_209">the</text:span><text:span text:style-name="T213_210"><text:s/></text:span><text:span text:style-name="T213_211">Internal</text:span><text:span text:style-name="T213_212"><text:s/></text:span><text:span text:style-name="T213_213">Revenue</text:span><text:span text:style-name="T213_214"><text:s/></text:span><text:span text:style-name="T213_215">Code</text:span><text:span text:style-name="T213_216">;<text:s/></text:span><text:span text:style-name="T213_217">and</text:span><text:span text:style-name="T213_218"><text:s/>5)<text:s/></text:span><text:span text:style-name="T213_219">shall</text:span><text:span text:style-name="T213_220"><text:s/></text:span><text:span text:style-name="T213_221">not</text:span><text:span text:style-name="T213_222"><text:s/></text:span><text:span text:style-name="T213_223">make</text:span><text:span text:style-name="T213_224"><text:s/></text:span><text:span text:style-name="T213_225">any</text:span><text:span text:style-name="T213_226"><text:s/></text:span><text:span text:style-name="T213_227">taxable</text:span><text:span text:style-name="T213_228"><text:s/></text:span><text:span text:style-name="T213_229">expenditures</text:span><text:span text:style-name="T213_230"><text:s/></text:span><text:span text:style-name="T213_231">as</text:span><text:span text:style-name="T213_232"><text:s/></text:span><text:span text:style-name="T213_233">defined</text:span><text:span text:style-name="T213_234"><text:s/></text:span><text:span text:style-name="T213_235">in</text:span><text:span text:style-name="T213_236"><text:s/></text:span><text:span text:style-name="T213_237">Section</text:span><text:span text:style-name="T213_238"><text:s/>4945(</text:span><text:span text:style-name="T213_239">d</text:span><text:span text:style-name="T213_240">)<text:s/></text:span><text:span text:style-name="T213_241">of</text:span><text:span text:style-name="T213_242"><text:s/></text:span><text:span text:style-name="T213_243">the</text:span><text:span text:style-name="T213_244"><text:s/></text:span><text:span text:style-name="T213_245">Internal</text:span><text:span text:style-name="T213_246"><text:s/></text:span><text:span text:style-name="T213_247">Revenue</text:span><text:span text:style-name="T213_248"><text:s/></text:span><text:span text:style-name="T213_249">Code</text:span><text:span text:style-name="T213_250">.</text:span></text:p>
      <text:p text:style-name="P214"/>
      <text:p text:style-name="P215"><text:span text:style-name="T215_1">Article</text:span><text:span text:style-name="T215_2"><text:s/>9<text:line-break/></text:span><text:span text:style-name="T215_3">Conflict</text:span><text:span text:style-name="T215_4"><text:s/></text:span><text:span text:style-name="T215_5">of</text:span><text:span text:style-name="T215_6"><text:s/></text:span><text:span text:style-name="T215_7">Interest</text:span><text:span text:style-name="T215_8"><text:s/></text:span><text:span text:style-name="T215_9">and</text:span><text:span text:style-name="T215_10"><text:line-break/></text:span><text:span text:style-name="T215_11">Compensation</text:span><text:span text:style-name="T215_12"><text:s/></text:span><text:span text:style-name="T215_13">Approval</text:span><text:span text:style-name="T215_14"><text:s/></text:span><text:span text:style-name="T215_15">Policies</text:span></text:p>
      <text:p text:style-name="P216"/>
      <text:p text:style-name="P217"><text:span text:style-name="T217_1">Section</text:span><text:span text:style-name="T217_2"><text:s/>1.<text:s/></text:span><text:span text:style-name="T217_3">Purpose</text:span><text:span text:style-name="T217_4"><text:s/></text:span><text:span text:style-name="T217_5">of</text:span><text:span text:style-name="T217_6"><text:s/></text:span><text:span text:style-name="T217_7">Conflict</text:span><text:span text:style-name="T217_8"><text:s/></text:span><text:span text:style-name="T217_9">of</text:span><text:span text:style-name="T217_10"><text:s/></text:span><text:span text:style-name="T217_11">Interest</text:span><text:span text:style-name="T217_12"><text:s/></text:span><text:span text:style-name="T217_13">Policy</text:span></text:p>
      <text:p text:style-name="P218"><text:span text:style-name="T218_1">The</text:span><text:span text:style-name="T218_2"><text:s/></text:span><text:span text:style-name="T218_3">purpose</text:span><text:span text:style-name="T218_4"><text:s/></text:span><text:span text:style-name="T218_5">of</text:span><text:span text:style-name="T218_6"><text:s/></text:span><text:span text:style-name="T218_7">this</text:span><text:span text:style-name="T218_8"><text:s/></text:span><text:span text:style-name="T218_9">conflict</text:span><text:span text:style-name="T218_10"><text:s/></text:span><text:span text:style-name="T218_11">of</text:span><text:span text:style-name="T218_12"><text:s/></text:span><text:span text:style-name="T218_13">interest</text:span><text:span text:style-name="T218_14"><text:s/></text:span><text:span text:style-name="T218_15">policy</text:span><text:span text:style-name="T218_16"><text:s/></text:span><text:span text:style-name="T218_17">is</text:span><text:span text:style-name="T218_18"><text:s/></text:span><text:span text:style-name="T218_19">to</text:span><text:span text:style-name="T218_20"><text:s/></text:span><text:span text:style-name="T218_21">protect</text:span><text:span text:style-name="T218_22"><text:s/></text:span><text:span text:style-name="T218_23">this</text:span><text:span text:style-name="T218_24"><text:s/></text:span><text:span text:style-name="T218_25">tax</text:span><text:span text:style-name="T218_26">-</text:span><text:span text:style-name="T218_27">exempt</text:span><text:span text:style-name="T218_28"><text:s/></text:span><text:span text:style-name="T218_29">corporation</text:span><text:span text:style-name="T218_30">'</text:span><text:span text:style-name="T218_31">s</text:span><text:span text:style-name="T218_32"><text:s/></text:span><text:span text:style-name="T218_33">interest</text:span><text:span text:style-name="T218_34"><text:s/></text:span><text:span text:style-name="T218_35">when</text:span><text:span text:style-name="T218_36"><text:s/></text:span><text:span text:style-name="T218_37">it</text:span><text:span text:style-name="T218_38"><text:s/></text:span><text:span text:style-name="T218_39">is</text:span><text:span text:style-name="T218_40"><text:s/></text:span><text:span text:style-name="T218_41">contemplating</text:span><text:span text:style-name="T218_42"><text:s/></text:span><text:span text:style-name="T218_43">entering</text:span><text:span text:style-name="T218_44"><text:s/></text:span><text:span text:style-name="T218_45">into</text:span><text:span text:style-name="T218_46"><text:s/></text:span><text:span text:style-name="T218_47">a</text:span><text:span text:style-name="T218_48"><text:s/></text:span><text:span text:style-name="T218_49">transaction</text:span><text:span text:style-name="T218_50"><text:s/></text:span><text:span text:style-name="T218_51">or</text:span><text:span text:style-name="T218_52"><text:s/></text:span><text:span text:style-name="T218_53">arrangement</text:span><text:span text:style-name="T218_54"><text:s/></text:span><text:span text:style-name="T218_55">that</text:span><text:span text:style-name="T218_56"><text:s/></text:span><text:span text:style-name="T218_57">might</text:span><text:span text:style-name="T218_58"><text:s/></text:span><text:span text:style-name="T218_59">benefit</text:span><text:span text:style-name="T218_60"><text:s/></text:span><text:span text:style-name="T218_61">the</text:span><text:span text:style-name="T218_62"><text:s/></text:span><text:span text:style-name="T218_63">private</text:span><text:span text:style-name="T218_64"><text:s/></text:span><text:span text:style-name="T218_65">interest</text:span><text:span text:style-name="T218_66"><text:s/></text:span><text:span text:style-name="T218_67">of</text:span><text:span text:style-name="T218_68"><text:s/></text:span><text:span text:style-name="T218_69">an</text:span><text:span text:style-name="T218_70"><text:s/></text:span><text:span text:style-name="T218_71">officer</text:span><text:span text:style-name="T218_72"><text:s/></text:span><text:span text:style-name="T218_73">or</text:span><text:span text:style-name="T218_74"><text:s/></text:span><text:span text:style-name="T218_75">director</text:span><text:span text:style-name="T218_76"><text:s/></text:span><text:span text:style-name="T218_77">of</text:span><text:span text:style-name="T218_78"><text:s/></text:span><text:span text:style-name="T218_79">the</text:span><text:span text:style-name="T218_80"><text:s/></text:span><text:span text:style-name="T218_81">corporation</text:span><text:span text:style-name="T218_82"><text:s/></text:span><text:span text:style-name="T218_83">or</text:span><text:span text:style-name="T218_84"><text:s/></text:span><text:span text:style-name="T218_85">any</text:span><text:span text:style-name="T218_86"><text:s/>"</text:span><text:span text:style-name="T218_87">disqualified</text:span><text:span text:style-name="T218_88"><text:s/></text:span><text:span text:style-name="T218_89">person</text:span><text:span text:style-name="T218_90">"<text:s/></text:span><text:span text:style-name="T218_91">as</text:span><text:span text:style-name="T218_92"><text:s/></text:span><text:span text:style-name="T218_93">defined</text:span><text:span text:style-name="T218_94"><text:s/></text:span><text:span text:style-name="T218_95">in</text:span><text:span text:style-name="T218_96"><text:s/></text:span><text:span text:style-name="T218_97">Section</text:span><text:span text:style-name="T218_98"><text:s/>4958(</text:span><text:span text:style-name="T218_99">f</text:span><text:span text:style-name="T218_100">)(1)<text:s/></text:span><text:span text:style-name="T218_101">of</text:span><text:span text:style-name="T218_102"><text:s/></text:span><text:span text:style-name="T218_103">the</text:span><text:span text:style-name="T218_104"><text:s/></text:span><text:span text:style-name="T218_105">Internal</text:span><text:span text:style-name="T218_106"><text:s/></text:span><text:span text:style-name="T218_107">Revenue</text:span><text:span text:style-name="T218_108"><text:s/></text:span><text:span text:style-name="T218_109">Code</text:span><text:span text:style-name="T218_110"><text:s/></text:span><text:span text:style-name="T218_111">and</text:span><text:span text:style-name="T218_112"><text:s/></text:span><text:span text:style-name="T218_113">as</text:span><text:span text:style-name="T218_114"><text:s/></text:span><text:span text:style-name="T218_115">amplified</text:span><text:span text:style-name="T218_116"><text:s/></text:span><text:span text:style-name="T218_117">by</text:span><text:span text:style-name="T218_118"><text:s/></text:span><text:span text:style-name="T218_119">Section</text:span><text:span text:style-name="T218_120"><text:s/>53.4958-3<text:s/></text:span><text:span text:style-name="T218_121">of</text:span><text:span text:style-name="T218_122"><text:s/></text:span><text:span text:style-name="T218_123">the</text:span><text:span text:style-name="T218_124"><text:s/></text:span><text:span text:style-name="T218_125">IRS</text:span><text:span text:style-name="T218_126"><text:s/></text:span><text:span text:style-name="T218_127">Regulations</text:span><text:span text:style-name="T218_128"><text:s/></text:span><text:span text:style-name="T218_129">and</text:span><text:span text:style-name="T218_130"><text:s/></text:span><text:span text:style-name="T218_131">which</text:span><text:span text:style-name="T218_132"><text:s/></text:span><text:span text:style-name="T218_133">might</text:span><text:span text:style-name="T218_134"><text:s/></text:span><text:span text:style-name="T218_135">result</text:span><text:span text:style-name="T218_136"><text:s/></text:span><text:span text:style-name="T218_137">in</text:span><text:span text:style-name="T218_138"><text:s/></text:span><text:span text:style-name="T218_139">a</text:span><text:span text:style-name="T218_140"><text:s/></text:span><text:span text:style-name="T218_141">possible</text:span><text:span text:style-name="T218_142"><text:s/>"</text:span><text:span text:style-name="T218_143">excess</text:span><text:span text:style-name="T218_144"><text:s/></text:span><text:span text:style-name="T218_145">benefit</text:span><text:span text:style-name="T218_146"><text:s/></text:span><text:span text:style-name="T218_147">transaction</text:span><text:span text:style-name="T218_148">"<text:s/></text:span><text:span text:style-name="T218_149">as</text:span><text:span text:style-name="T218_150"><text:s/></text:span><text:span text:style-name="T218_151">defined</text:span><text:span text:style-name="T218_152"><text:s/></text:span><text:span text:style-name="T218_153">in</text:span><text:span text:style-name="T218_154"><text:s/></text:span><text:span text:style-name="T218_155">Section</text:span><text:span text:style-name="T218_156"><text:s/>4958(</text:span><text:span text:style-name="T218_157">c</text:span><text:span text:style-name="T218_158">)(1)(</text:span><text:span text:style-name="T218_159">A</text:span><text:span text:style-name="T218_160">)<text:s/></text:span><text:span text:style-name="T218_161">of</text:span><text:span text:style-name="T218_162"><text:s/></text:span><text:span text:style-name="T218_163">the</text:span><text:span text:style-name="T218_164"><text:s/></text:span><text:span text:style-name="T218_165">Internal</text:span><text:span text:style-name="T218_166"><text:s/></text:span><text:span text:style-name="T218_167">Revenue</text:span><text:span text:style-name="T218_168"><text:s/></text:span><text:span text:style-name="T218_169">Code</text:span><text:span text:style-name="T218_170"><text:s/></text:span><text:span text:style-name="T218_171">and</text:span><text:span text:style-name="T218_172"><text:s/></text:span><text:span text:style-name="T218_173">as</text:span><text:span text:style-name="T218_174"><text:s/></text:span><text:span text:style-name="T218_175">amplified</text:span><text:span text:style-name="T218_176"><text:s/></text:span><text:span text:style-name="T218_177">by</text:span><text:span text:style-name="T218_178"><text:s/></text:span><text:span text:style-name="T218_179">Section</text:span><text:span text:style-name="T218_180"><text:s/>53.4958<text:s/></text:span><text:span text:style-name="T218_181">of</text:span><text:span text:style-name="T218_182"><text:s/></text:span><text:span text:style-name="T218_183">the</text:span><text:span text:style-name="T218_184"><text:s/></text:span><text:span text:style-name="T218_185">IRS</text:span><text:span text:style-name="T218_186"><text:s/></text:span><text:span text:style-name="T218_187">Regulations</text:span><text:span text:style-name="T218_188">.<text:s/></text:span><text:span text:style-name="T218_189">This</text:span><text:span text:style-name="T218_190"><text:s/></text:span><text:span text:style-name="T218_191">policy</text:span><text:span text:style-name="T218_192"><text:s/></text:span><text:span text:style-name="T218_193">is</text:span><text:span text:style-name="T218_194"><text:s/></text:span><text:span text:style-name="T218_195">intended</text:span><text:span text:style-name="T218_196"><text:s/></text:span><text:span text:style-name="T218_197">to</text:span><text:span text:style-name="T218_198"><text:s/></text:span><text:span text:style-name="T218_199">supplement</text:span><text:span text:style-name="T218_200"><text:s/></text:span><text:span text:style-name="T218_201">but</text:span><text:span text:style-name="T218_202"><text:s/></text:span><text:span text:style-name="T218_203">not</text:span><text:span text:style-name="T218_204"><text:s/></text:span><text:span text:style-name="T218_205">replace</text:span><text:span text:style-name="T218_206"><text:s/></text:span><text:span text:style-name="T218_207">any</text:span><text:span text:style-name="T218_208"><text:s/></text:span><text:span text:style-name="T218_209">applicable</text:span><text:span text:style-name="T218_210"><text:s/></text:span><text:span text:style-name="T218_211">state</text:span><text:span text:style-name="T218_212"><text:s/></text:span><text:span text:style-name="T218_213">and</text:span><text:span text:style-name="T218_214"><text:s/></text:span><text:span text:style-name="T218_215">federal</text:span><text:span text:style-name="T218_216"><text:s/></text:span><text:span text:style-name="T218_217">laws</text:span><text:span text:style-name="T218_218"><text:s/></text:span><text:span text:style-name="T218_219">governing</text:span><text:span text:style-name="T218_220"><text:s/></text:span><text:span text:style-name="T218_221">conflict</text:span><text:span text:style-name="T218_222"><text:s/></text:span><text:span text:style-name="T218_223">of</text:span><text:span text:style-name="T218_224"><text:s/></text:span><text:span text:style-name="T218_225">interest</text:span><text:span text:style-name="T218_226"><text:s/></text:span><text:span text:style-name="T218_227">applicable</text:span><text:span text:style-name="T218_228"><text:s/></text:span><text:span text:style-name="T218_229">to</text:span><text:span text:style-name="T218_230"><text:s/></text:span><text:span text:style-name="T218_231">nonprofit</text:span><text:span text:style-name="T218_232"><text:s/></text:span><text:span text:style-name="T218_233">and</text:span><text:span text:style-name="T218_234"><text:s/></text:span><text:span text:style-name="T218_235">charitable</text:span><text:span text:style-name="T218_236"><text:s/></text:span><text:span text:style-name="T218_237">organizations</text:span><text:span text:style-name="T218_238">.</text:span></text:p>
      <text:p text:style-name="P219"><text:span text:style-name="T219_1">Section</text:span><text:span text:style-name="T219_2"><text:s/>2.<text:s/></text:span><text:span text:style-name="T219_3">Definitions</text:span></text:p>
      <text:p text:style-name="P220"><text:span text:style-name="T220_1">a</text:span><text:span text:style-name="T220_2">.<text:s/><text:tab/></text:span><text:span text:style-name="T220_3">Interested</text:span><text:span text:style-name="T220_4"><text:s/></text:span><text:span text:style-name="T220_5">Person</text:span><text:span text:style-name="T220_6">.</text:span><text:span text:style-name="T220_7"><text:s/></text:span><text:span text:style-name="T220_8">Any</text:span><text:span text:style-name="T220_9"><text:s/></text:span><text:span text:style-name="T220_10">director</text:span><text:span text:style-name="T220_11">,<text:s/></text:span><text:span text:style-name="T220_12">principal</text:span><text:span text:style-name="T220_13"><text:s/></text:span><text:span text:style-name="T220_14">officer</text:span><text:span text:style-name="T220_15">,<text:s/></text:span><text:span text:style-name="T220_16">member</text:span><text:span text:style-name="T220_17"><text:s/></text:span><text:span text:style-name="T220_18">of</text:span><text:span text:style-name="T220_19"><text:s/></text:span><text:span text:style-name="T220_20">a</text:span><text:span text:style-name="T220_21"><text:s/></text:span><text:span text:style-name="T220_22">committee</text:span><text:span text:style-name="T220_23"><text:s/></text:span><text:span text:style-name="T220_24">with</text:span><text:span text:style-name="T220_25"><text:s/></text:span><text:span text:style-name="T220_26">governing</text:span><text:span text:style-name="T220_27"><text:s/></text:span><text:span text:style-name="T220_28">board</text:span><text:span text:style-name="T220_29"><text:s/></text:span><text:span text:style-name="T220_30">delegated</text:span><text:span text:style-name="T220_31"><text:s/></text:span><text:span text:style-name="T220_32">powers</text:span><text:span text:style-name="T220_33">,<text:s/></text:span><text:span text:style-name="T220_34">or</text:span><text:span text:style-name="T220_35"><text:s/></text:span><text:span text:style-name="T220_36">any</text:span><text:span text:style-name="T220_37"><text:s/></text:span><text:span text:style-name="T220_38">other</text:span><text:span text:style-name="T220_39"><text:s/></text:span><text:span text:style-name="T220_40">person</text:span><text:span text:style-name="T220_41"><text:s/></text:span><text:span text:style-name="T220_42">who</text:span><text:span text:style-name="T220_43"><text:s/></text:span><text:span text:style-name="T220_44">is</text:span><text:span text:style-name="T220_45"><text:s/></text:span><text:span text:style-name="T220_46">a</text:span><text:span text:style-name="T220_47"><text:s/>"</text:span><text:span text:style-name="T220_48">disqualified</text:span><text:span text:style-name="T220_49"><text:s/></text:span><text:span text:style-name="T220_50">person</text:span><text:span text:style-name="T220_51">"<text:s/></text:span><text:span text:style-name="T220_52">as</text:span><text:span text:style-name="T220_53"><text:s/></text:span><text:span text:style-name="T220_54">defined</text:span><text:span text:style-name="T220_55"><text:s/></text:span><text:span text:style-name="T220_56">in</text:span><text:span text:style-name="T220_57"><text:s/></text:span><text:span text:style-name="T220_58">Section</text:span><text:span text:style-name="T220_59"><text:s/>4958(</text:span><text:span text:style-name="T220_60">f</text:span><text:span text:style-name="T220_61">)(1)<text:s/></text:span><text:span text:style-name="T220_62">of</text:span><text:span text:style-name="T220_63"><text:s/></text:span><text:span text:style-name="T220_64">the</text:span><text:span text:style-name="T220_65"><text:s/></text:span><text:span text:style-name="T220_66">Internal</text:span><text:span text:style-name="T220_67"><text:s/></text:span><text:span text:style-name="T220_68">Revenue</text:span><text:span text:style-name="T220_69"><text:s/></text:span><text:span text:style-name="T220_70">Code</text:span><text:span text:style-name="T220_71"><text:s/></text:span><text:span text:style-name="T220_72">and</text:span><text:span text:style-name="T220_73"><text:s/></text:span><text:span text:style-name="T220_74">as</text:span><text:span text:style-name="T220_75"><text:s/></text:span><text:span text:style-name="T220_76">amplified</text:span><text:span text:style-name="T220_77"><text:s/></text:span><text:span text:style-name="T220_78">by</text:span><text:span text:style-name="T220_79"><text:s/></text:span><text:span text:style-name="T220_80">Section</text:span><text:span text:style-name="T220_81"><text:s/>53.4958-3<text:s/></text:span><text:span text:style-name="T220_82">of</text:span><text:span text:style-name="T220_83"><text:s/></text:span><text:span text:style-name="T220_84">the</text:span><text:span text:style-name="T220_85"><text:s/></text:span><text:span text:style-name="T220_86">IRS</text:span><text:span text:style-name="T220_87"><text:s/></text:span><text:span text:style-name="T220_88">Regulations</text:span><text:span text:style-name="T220_89">,<text:s/></text:span><text:span text:style-name="T220_90">who</text:span><text:span text:style-name="T220_91"><text:s/></text:span><text:span text:style-name="T220_92">has</text:span><text:span text:style-name="T220_93"><text:s/></text:span><text:span text:style-name="T220_94">a</text:span><text:span text:style-name="T220_95"><text:s/></text:span><text:span text:style-name="T220_96">direct</text:span><text:span text:style-name="T220_97"><text:s/></text:span><text:span text:style-name="T220_98">or</text:span><text:span text:style-name="T220_99"><text:s/></text:span><text:span text:style-name="T220_100">indirect</text:span><text:span text:style-name="T220_101"><text:s/></text:span><text:span text:style-name="T220_102">financial</text:span><text:span text:style-name="T220_103"><text:s/></text:span><text:span text:style-name="T220_104">interest</text:span><text:span text:style-name="T220_105">,<text:s/></text:span><text:span text:style-name="T220_106">as</text:span><text:span text:style-name="T220_107"><text:s/></text:span><text:span text:style-name="T220_108">defined</text:span><text:span text:style-name="T220_109"><text:s/></text:span><text:span text:style-name="T220_110">below</text:span><text:span text:style-name="T220_111">,<text:s/></text:span><text:span text:style-name="T220_112">is</text:span><text:span text:style-name="T220_113"><text:s/></text:span><text:span text:style-name="T220_114">an</text:span><text:span text:style-name="T220_115"><text:s/></text:span><text:span text:style-name="T220_116">interested</text:span><text:span text:style-name="T220_117"><text:s/></text:span><text:span text:style-name="T220_118">person</text:span><text:span text:style-name="T220_119">.</text:span></text:p>
      <text:p text:style-name="P221"><text:span text:style-name="T221_1">b</text:span><text:span text:style-name="T221_2">.<text:s/><text:tab/></text:span><text:span text:style-name="T221_3">Financial</text:span><text:span text:style-name="T221_4"><text:s/></text:span><text:span text:style-name="T221_5">Interest</text:span><text:span text:style-name="T221_6">.<text:s/></text:span><text:span text:style-name="T221_7">A</text:span><text:span text:style-name="T221_8"><text:s/></text:span><text:span text:style-name="T221_9">person</text:span><text:span text:style-name="T221_10"><text:s/></text:span><text:span text:style-name="T221_11">has</text:span><text:span text:style-name="T221_12"><text:s/></text:span><text:span text:style-name="T221_13">a</text:span><text:span text:style-name="T221_14"><text:s/></text:span><text:span text:style-name="T221_15">financial</text:span><text:span text:style-name="T221_16"><text:s/></text:span><text:span text:style-name="T221_17">interest</text:span><text:span text:style-name="T221_18"><text:s/></text:span><text:span text:style-name="T221_19">if</text:span><text:span text:style-name="T221_20"><text:s/></text:span><text:span text:style-name="T221_21">the</text:span><text:span text:style-name="T221_22"><text:s/></text:span><text:span text:style-name="T221_23">person</text:span><text:span text:style-name="T221_24"><text:s/></text:span><text:span text:style-name="T221_25">has</text:span><text:span text:style-name="T221_26">,<text:s/></text:span><text:span text:style-name="T221_27">directly</text:span><text:span text:style-name="T221_28"><text:s/></text:span><text:span text:style-name="T221_29">or</text:span><text:span text:style-name="T221_30"><text:s/></text:span><text:span text:style-name="T221_31">indirectly</text:span><text:span text:style-name="T221_32">,<text:s/></text:span><text:span text:style-name="T221_33">through</text:span><text:span text:style-name="T221_34"><text:s/></text:span><text:span text:style-name="T221_35">business</text:span><text:span text:style-name="T221_36">,<text:s/></text:span><text:span text:style-name="T221_37">investment</text:span><text:span text:style-name="T221_38">,<text:s/></text:span><text:span text:style-name="T221_39">or</text:span><text:span text:style-name="T221_40"><text:s/></text:span><text:span text:style-name="T221_41">family</text:span><text:span text:style-name="T221_42">:</text:span></text:p>
      <text:p text:style-name="P222"><text:span text:style-name="T222_1">1.<text:tab/></text:span><text:span text:style-name="T222_2">An</text:span><text:span text:style-name="T222_3"><text:s/></text:span><text:span text:style-name="T222_4">ownership</text:span><text:span text:style-name="T222_5"><text:s/></text:span><text:span text:style-name="T222_6">or</text:span><text:span text:style-name="T222_7"><text:s/></text:span><text:span text:style-name="T222_8">investment</text:span><text:span text:style-name="T222_9"><text:s/></text:span><text:span text:style-name="T222_10">interest</text:span><text:span text:style-name="T222_11"><text:s/></text:span><text:span text:style-name="T222_12">in</text:span><text:span text:style-name="T222_13"><text:s/></text:span><text:span text:style-name="T222_14">any</text:span><text:span text:style-name="T222_15"><text:s/></text:span><text:span text:style-name="T222_16">entity</text:span><text:span text:style-name="T222_17"><text:s/></text:span><text:span text:style-name="T222_18">with</text:span><text:span text:style-name="T222_19"><text:s/></text:span><text:span text:style-name="T222_20">which</text:span><text:span text:style-name="T222_21"><text:s/></text:span><text:span text:style-name="T222_22">the</text:span><text:span text:style-name="T222_23"><text:s/></text:span><text:span text:style-name="T222_24">corporation</text:span><text:span text:style-name="T222_25"><text:s/></text:span><text:span text:style-name="T222_26">has</text:span><text:span text:style-name="T222_27"><text:s/></text:span><text:span text:style-name="T222_28">a</text:span><text:span text:style-name="T222_29"><text:s/></text:span><text:span text:style-name="T222_30">transaction</text:span><text:span text:style-name="T222_31"><text:s/></text:span><text:span text:style-name="T222_32">or</text:span><text:span text:style-name="T222_33"><text:s/></text:span><text:span text:style-name="T222_34">arrangement</text:span><text:span text:style-name="T222_35">;</text:span></text:p>
      <text:p text:style-name="P223"><text:span text:style-name="T223_1">2.<text:tab/></text:span><text:span text:style-name="T223_2">A</text:span><text:span text:style-name="T223_3"><text:s/></text:span><text:span text:style-name="T223_4">compensation</text:span><text:span text:style-name="T223_5"><text:s/></text:span><text:span text:style-name="T223_6">arrangement</text:span><text:span text:style-name="T223_7"><text:s/></text:span><text:span text:style-name="T223_8">with</text:span><text:span text:style-name="T223_9"><text:s/></text:span><text:span text:style-name="T223_10">the</text:span><text:span text:style-name="T223_11"><text:s/></text:span><text:span text:style-name="T223_12">corporation</text:span><text:span text:style-name="T223_13"><text:s/></text:span><text:span text:style-name="T223_14">or</text:span><text:span text:style-name="T223_15"><text:s/></text:span><text:span text:style-name="T223_16">with</text:span><text:span text:style-name="T223_17"><text:s/></text:span><text:span text:style-name="T223_18">any</text:span><text:span text:style-name="T223_19"><text:s/></text:span><text:span text:style-name="T223_20">entity</text:span><text:span text:style-name="T223_21"><text:s/></text:span><text:span text:style-name="T223_22">or</text:span><text:span text:style-name="T223_23"><text:s/></text:span><text:span text:style-name="T223_24">individual</text:span><text:span text:style-name="T223_25"><text:s/></text:span><text:span text:style-name="T223_26">with</text:span><text:span text:style-name="T223_27"><text:s/></text:span><text:span text:style-name="T223_28">which</text:span><text:span text:style-name="T223_29"><text:s/></text:span><text:span text:style-name="T223_30">the</text:span><text:span text:style-name="T223_31"><text:s/></text:span><text:span text:style-name="T223_32">corporation</text:span><text:span text:style-name="T223_33"><text:s/></text:span><text:span text:style-name="T223_34">has</text:span><text:span text:style-name="T223_35"><text:s/></text:span><text:span text:style-name="T223_36">a</text:span><text:span text:style-name="T223_37"><text:s/></text:span><text:span text:style-name="T223_38">transaction</text:span><text:span text:style-name="T223_39"><text:s/></text:span><text:span text:style-name="T223_40">or</text:span><text:span text:style-name="T223_41"><text:s/></text:span><text:span text:style-name="T223_42">arrangement</text:span><text:span text:style-name="T223_43">;<text:s/></text:span><text:span text:style-name="T223_44">or</text:span></text:p>
      <text:p text:style-name="P224"><text:span text:style-name="T224_1">3.<text:tab/></text:span><text:span text:style-name="T224_2">A</text:span><text:span text:style-name="T224_3"><text:s/></text:span><text:span text:style-name="T224_4">potential</text:span><text:span text:style-name="T224_5"><text:s/></text:span><text:span text:style-name="T224_6">ownership</text:span><text:span text:style-name="T224_7"><text:s/></text:span><text:span text:style-name="T224_8">or</text:span><text:span text:style-name="T224_9"><text:s/></text:span><text:span text:style-name="T224_10">investment</text:span><text:span text:style-name="T224_11"><text:s/></text:span><text:span text:style-name="T224_12">interest</text:span><text:span text:style-name="T224_13"><text:s/></text:span><text:span text:style-name="T224_14">in</text:span><text:span text:style-name="T224_15">,<text:s/></text:span><text:span text:style-name="T224_16">or</text:span><text:span text:style-name="T224_17"><text:s/></text:span><text:span text:style-name="T224_18">compensation</text:span><text:span text:style-name="T224_19"><text:s/></text:span><text:span text:style-name="T224_20">arrangement</text:span><text:span text:style-name="T224_21"><text:s/></text:span><text:span text:style-name="T224_22">with</text:span><text:span text:style-name="T224_23">,<text:s/></text:span><text:span text:style-name="T224_24">any</text:span><text:span text:style-name="T224_25"><text:s/></text:span><text:span text:style-name="T224_26">entity</text:span><text:span text:style-name="T224_27"><text:s/></text:span><text:span text:style-name="T224_28">or</text:span><text:span text:style-name="T224_29"><text:s/></text:span><text:span text:style-name="T224_30">individual</text:span><text:span text:style-name="T224_31"><text:s/></text:span><text:span text:style-name="T224_32">with</text:span><text:span text:style-name="T224_33"><text:s/></text:span><text:span text:style-name="T224_34">which</text:span><text:span text:style-name="T224_35"><text:s/></text:span><text:span text:style-name="T224_36">the</text:span><text:span text:style-name="T224_37"><text:s/></text:span><text:span text:style-name="T224_38">corporation</text:span><text:span text:style-name="T224_39"><text:s/></text:span><text:span text:style-name="T224_40">is</text:span><text:span text:style-name="T224_41"><text:s/></text:span><text:span text:style-name="T224_42">negotiating</text:span><text:span text:style-name="T224_43"><text:s/></text:span><text:span text:style-name="T224_44">a</text:span><text:span text:style-name="T224_45"><text:s/></text:span><text:span text:style-name="T224_46">transaction</text:span><text:span text:style-name="T224_47"><text:s/></text:span><text:span text:style-name="T224_48">or</text:span><text:span text:style-name="T224_49"><text:s/></text:span><text:span text:style-name="T224_50">arrangement</text:span><text:span text:style-name="T224_51">.</text:span></text:p>
      <text:p text:style-name="P225"><text:span text:style-name="T225_1"><text:tab/></text:span><text:span text:style-name="T225_2">Compensation</text:span><text:span text:style-name="T225_3"><text:s/></text:span><text:span text:style-name="T225_4">includes</text:span><text:span text:style-name="T225_5"><text:s/></text:span><text:span text:style-name="T225_6">direct</text:span><text:span text:style-name="T225_7"><text:s/></text:span><text:span text:style-name="T225_8">and</text:span><text:span text:style-name="T225_9"><text:s/></text:span><text:span text:style-name="T225_10">indirect</text:span><text:span text:style-name="T225_11"><text:s/></text:span><text:span text:style-name="T225_12">remuneration</text:span><text:span text:style-name="T225_13"><text:s/></text:span><text:span text:style-name="T225_14">as</text:span><text:span text:style-name="T225_15"><text:s/></text:span><text:span text:style-name="T225_16">well</text:span><text:span text:style-name="T225_17"><text:s/></text:span><text:span text:style-name="T225_18">as</text:span><text:span text:style-name="T225_19"><text:s/></text:span><text:span text:style-name="T225_20">gifts</text:span><text:span text:style-name="T225_21"><text:s/></text:span><text:span text:style-name="T225_22">or</text:span><text:span text:style-name="T225_23"><text:s/></text:span><text:span text:style-name="T225_24">favors</text:span><text:span text:style-name="T225_25"><text:s/></text:span><text:span text:style-name="T225_26">that</text:span><text:span text:style-name="T225_27"><text:s/></text:span><text:span text:style-name="T225_28">are</text:span><text:span text:style-name="T225_29"><text:s/></text:span><text:span text:style-name="T225_30">not</text:span><text:span text:style-name="T225_31"><text:s/></text:span><text:span text:style-name="T225_32">insubstantial</text:span><text:span text:style-name="T225_33">.</text:span></text:p>
      <text:p text:style-name="P226"><text:span text:style-name="T226_1"><text:tab/></text:span><text:span text:style-name="T226_2">A</text:span><text:span text:style-name="T226_3"><text:s/></text:span><text:span text:style-name="T226_4">financial</text:span><text:span text:style-name="T226_5"><text:s/></text:span><text:span text:style-name="T226_6">interest</text:span><text:span text:style-name="T226_7"><text:s/></text:span><text:span text:style-name="T226_8">is</text:span><text:span text:style-name="T226_9"><text:s/></text:span><text:span text:style-name="T226_10">not</text:span><text:span text:style-name="T226_11"><text:s/></text:span><text:span text:style-name="T226_12">necessarily</text:span><text:span text:style-name="T226_13"><text:s/></text:span><text:span text:style-name="T226_14">a</text:span><text:span text:style-name="T226_15"><text:s/></text:span><text:span text:style-name="T226_16">conflict</text:span><text:span text:style-name="T226_17"><text:s/></text:span><text:span text:style-name="T226_18">of</text:span><text:span text:style-name="T226_19"><text:s/></text:span><text:span text:style-name="T226_20">interest</text:span><text:span text:style-name="T226_21">.<text:s/></text:span><text:span text:style-name="T226_22">Under</text:span><text:span text:style-name="T226_23"><text:s/></text:span><text:span text:style-name="T226_24">Section</text:span><text:span text:style-name="T226_25"><text:s/>3,<text:s/></text:span><text:span text:style-name="T226_26">paragraph</text:span><text:span text:style-name="T226_27"><text:s/></text:span><text:span text:style-name="T226_28">B</text:span><text:span text:style-name="T226_29">,<text:s/></text:span><text:span text:style-name="T226_30">a</text:span><text:span text:style-name="T226_31"><text:s/></text:span><text:span text:style-name="T226_32">person</text:span><text:span text:style-name="T226_33"><text:s/></text:span><text:span text:style-name="T226_34">who</text:span><text:span text:style-name="T226_35"><text:s/></text:span><text:span text:style-name="T226_36">has</text:span><text:span text:style-name="T226_37"><text:s/></text:span><text:span text:style-name="T226_38">a</text:span><text:span text:style-name="T226_39"><text:s/></text:span><text:span text:style-name="T226_40">financial</text:span><text:span text:style-name="T226_41"><text:s/></text:span><text:span text:style-name="T226_42">interest</text:span><text:span text:style-name="T226_43"><text:s/></text:span><text:span text:style-name="T226_44">may</text:span><text:span text:style-name="T226_45"><text:s/></text:span><text:span text:style-name="T226_46">have</text:span><text:span text:style-name="T226_47"><text:s/></text:span><text:span text:style-name="T226_48">a</text:span><text:span text:style-name="T226_49"><text:s/></text:span><text:span text:style-name="T226_50">conflict</text:span><text:span text:style-name="T226_51"><text:s/></text:span><text:span text:style-name="T226_52">of</text:span><text:span text:style-name="T226_53"><text:s/></text:span><text:span text:style-name="T226_54">interest</text:span><text:span text:style-name="T226_55"><text:s/></text:span><text:span text:style-name="T226_56">only</text:span><text:span text:style-name="T226_57"><text:s/></text:span><text:span text:style-name="T226_58">if</text:span><text:span text:style-name="T226_59"><text:s/></text:span><text:span text:style-name="T226_60">the</text:span><text:span text:style-name="T226_61"><text:s/></text:span><text:span text:style-name="T226_62">appropriate</text:span><text:span text:style-name="T226_63"><text:s/></text:span><text:span text:style-name="T226_64">governing</text:span><text:span text:style-name="T226_65"><text:s/></text:span><text:span text:style-name="T226_66">board</text:span><text:span text:style-name="T226_67"><text:s/></text:span><text:span text:style-name="T226_68">or</text:span><text:span text:style-name="T226_69"><text:s/></text:span><text:span text:style-name="T226_70">committee</text:span><text:span text:style-name="T226_71"><text:s/></text:span><text:span text:style-name="T226_72">decides</text:span><text:span text:style-name="T226_73"><text:s/></text:span><text:span text:style-name="T226_74">that</text:span><text:span text:style-name="T226_75"><text:s/></text:span><text:span text:style-name="T226_76">a</text:span><text:span text:style-name="T226_77"><text:s/></text:span><text:span text:style-name="T226_78">conflict</text:span><text:span text:style-name="T226_79"><text:s/></text:span><text:span text:style-name="T226_80">of</text:span><text:span text:style-name="T226_81"><text:s/></text:span><text:span text:style-name="T226_82">interest</text:span><text:span text:style-name="T226_83"><text:s/></text:span><text:span text:style-name="T226_84">exists</text:span><text:span text:style-name="T226_85">.</text:span></text:p>
      <text:p text:style-name="P227"><text:span text:style-name="T227_1">Section</text:span><text:span text:style-name="T227_2"><text:s/>3.<text:s/></text:span><text:span text:style-name="T227_3">Conflict</text:span><text:span text:style-name="T227_4"><text:s/></text:span><text:span text:style-name="T227_5">of</text:span><text:span text:style-name="T227_6"><text:s/></text:span><text:span text:style-name="T227_7">Interest</text:span><text:span text:style-name="T227_8"><text:s/></text:span><text:span text:style-name="T227_9">Avoidance</text:span><text:span text:style-name="T227_10"><text:s/></text:span><text:span text:style-name="T227_11">Procedures</text:span></text:p>
      <text:p text:style-name="P228"><text:span text:style-name="T228_1">a</text:span><text:span text:style-name="T228_2">.<text:s/><text:tab/></text:span><text:span text:style-name="T228_3">Duty</text:span><text:span text:style-name="T228_4"><text:s/></text:span><text:span text:style-name="T228_5">to</text:span><text:span text:style-name="T228_6"><text:s/></text:span><text:span text:style-name="T228_7">Disclose</text:span><text:span text:style-name="T228_8">.</text:span><text:span text:style-name="T228_9"><text:s/></text:span><text:span text:style-name="T228_10">In</text:span><text:span text:style-name="T228_11"><text:s/></text:span><text:span text:style-name="T228_12">connection</text:span><text:span text:style-name="T228_13"><text:s/></text:span><text:span text:style-name="T228_14">with</text:span><text:span text:style-name="T228_15"><text:s/></text:span><text:span text:style-name="T228_16">any</text:span><text:span text:style-name="T228_17"><text:s/></text:span><text:span text:style-name="T228_18">actual</text:span><text:span text:style-name="T228_19"><text:s/></text:span><text:span text:style-name="T228_20">or</text:span><text:span text:style-name="T228_21"><text:s/></text:span><text:span text:style-name="T228_22">possible</text:span><text:span text:style-name="T228_23"><text:s/></text:span><text:span text:style-name="T228_24">conflict</text:span><text:span text:style-name="T228_25"><text:s/></text:span><text:span text:style-name="T228_26">of</text:span><text:span text:style-name="T228_27"><text:s/></text:span><text:span text:style-name="T228_28">interest</text:span><text:span text:style-name="T228_29">,<text:s/></text:span><text:span text:style-name="T228_30">an</text:span><text:span text:style-name="T228_31"><text:s/></text:span><text:span text:style-name="T228_32">interested</text:span><text:span text:style-name="T228_33"><text:s/></text:span><text:span text:style-name="T228_34">person</text:span><text:span text:style-name="T228_35"><text:s/></text:span><text:span text:style-name="T228_36">must</text:span><text:span text:style-name="T228_37"><text:s/></text:span><text:span text:style-name="T228_38">disclose</text:span><text:span text:style-name="T228_39"><text:s/></text:span><text:span text:style-name="T228_40">the</text:span><text:span text:style-name="T228_41"><text:s/></text:span><text:span text:style-name="T228_42">existence</text:span><text:span text:style-name="T228_43"><text:s/></text:span><text:span text:style-name="T228_44">of</text:span><text:span text:style-name="T228_45"><text:s/></text:span><text:span text:style-name="T228_46">the</text:span><text:span text:style-name="T228_47"><text:s/></text:span><text:span text:style-name="T228_48">financial</text:span><text:span text:style-name="T228_49"><text:s/></text:span><text:span text:style-name="T228_50">interest</text:span><text:span text:style-name="T228_51"><text:s/></text:span><text:span text:style-name="T228_52">and</text:span><text:span text:style-name="T228_53"><text:s/></text:span><text:span text:style-name="T228_54">be</text:span><text:span text:style-name="T228_55"><text:s/></text:span><text:span text:style-name="T228_56">given</text:span><text:span text:style-name="T228_57"><text:s/></text:span><text:span text:style-name="T228_58">the</text:span><text:span text:style-name="T228_59"><text:s/></text:span><text:span text:style-name="T228_60">opportunity</text:span><text:span text:style-name="T228_61"><text:s/></text:span><text:span text:style-name="T228_62">to</text:span><text:span text:style-name="T228_63"><text:s/></text:span><text:span text:style-name="T228_64">disclose</text:span><text:span text:style-name="T228_65"><text:s/></text:span><text:span text:style-name="T228_66">all</text:span><text:span text:style-name="T228_67"><text:s/></text:span><text:span text:style-name="T228_68">material</text:span><text:span text:style-name="T228_69"><text:s/></text:span><text:span text:style-name="T228_70">facts</text:span><text:span text:style-name="T228_71"><text:s/></text:span><text:span text:style-name="T228_72">to</text:span><text:span text:style-name="T228_73"><text:s/></text:span><text:span text:style-name="T228_74">the</text:span><text:span text:style-name="T228_75"><text:s/></text:span><text:span text:style-name="T228_76">directors</text:span><text:span text:style-name="T228_77"><text:s/></text:span><text:span text:style-name="T228_78">and</text:span><text:span text:style-name="T228_79"><text:s/></text:span><text:span text:style-name="T228_80">members</text:span><text:span text:style-name="T228_81"><text:s/></text:span><text:span text:style-name="T228_82">of</text:span><text:span text:style-name="T228_83"><text:s/></text:span><text:span text:style-name="T228_84">committees</text:span><text:span text:style-name="T228_85"><text:s/></text:span><text:span text:style-name="T228_86">with</text:span><text:span text:style-name="T228_87"><text:s/></text:span><text:span text:style-name="T228_88">governing</text:span><text:span text:style-name="T228_89"><text:s/></text:span><text:span text:style-name="T228_90">board</text:span><text:span text:style-name="T228_91"><text:s/></text:span><text:span text:style-name="T228_92">delegated</text:span><text:span text:style-name="T228_93"><text:s/></text:span><text:span text:style-name="T228_94">powers</text:span><text:span text:style-name="T228_95"><text:s/></text:span><text:span text:style-name="T228_96">considering</text:span><text:span text:style-name="T228_97"><text:s/></text:span><text:span text:style-name="T228_98">the</text:span><text:span text:style-name="T228_99"><text:s/></text:span><text:span text:style-name="T228_100">proposed</text:span><text:span text:style-name="T228_101"><text:s/></text:span><text:span text:style-name="T228_102">transaction</text:span><text:span text:style-name="T228_103"><text:s/></text:span><text:span text:style-name="T228_104">or</text:span><text:span text:style-name="T228_105"><text:s/></text:span><text:span text:style-name="T228_106">arrangement</text:span><text:span text:style-name="T228_107">.</text:span></text:p>
      <text:p text:style-name="P229"><text:span text:style-name="T229_1">b</text:span><text:span text:style-name="T229_2">.<text:s/><text:tab/></text:span><text:span text:style-name="T229_3">Determining</text:span><text:span text:style-name="T229_4"><text:s/></text:span><text:span text:style-name="T229_5">Whether</text:span><text:span text:style-name="T229_6"><text:s/></text:span><text:span text:style-name="T229_7">a</text:span><text:span text:style-name="T229_8"><text:s/></text:span><text:span text:style-name="T229_9">Conflict</text:span><text:span text:style-name="T229_10"><text:s/></text:span><text:span text:style-name="T229_11">of</text:span><text:span text:style-name="T229_12"><text:s/></text:span><text:span text:style-name="T229_13">Interest</text:span><text:span text:style-name="T229_14"><text:s/></text:span><text:span text:style-name="T229_15">Exists</text:span><text:span text:style-name="T229_16">.</text:span><text:span text:style-name="T229_17"><text:s/></text:span><text:span text:style-name="T229_18">After</text:span><text:span text:style-name="T229_19"><text:s/></text:span><text:span text:style-name="T229_20">disclosure</text:span><text:span text:style-name="T229_21"><text:s/></text:span><text:span text:style-name="T229_22">of</text:span><text:span text:style-name="T229_23"><text:s/></text:span><text:span text:style-name="T229_24">the</text:span><text:span text:style-name="T229_25"><text:s/></text:span><text:span text:style-name="T229_26">financial</text:span><text:span text:style-name="T229_27"><text:s/></text:span><text:span text:style-name="T229_28">interest</text:span><text:span text:style-name="T229_29"><text:s/></text:span><text:span text:style-name="T229_30">and</text:span><text:span text:style-name="T229_31"><text:s/></text:span><text:span text:style-name="T229_32">all</text:span><text:span text:style-name="T229_33"><text:s/></text:span><text:span text:style-name="T229_34">material</text:span><text:span text:style-name="T229_35"><text:s/></text:span><text:span text:style-name="T229_36">facts</text:span><text:span text:style-name="T229_37">,<text:s/></text:span><text:span text:style-name="T229_38">and</text:span><text:span text:style-name="T229_39"><text:s/></text:span><text:span text:style-name="T229_40">after</text:span><text:span text:style-name="T229_41"><text:s/></text:span><text:span text:style-name="T229_42">any</text:span><text:span text:style-name="T229_43"><text:s/></text:span><text:span text:style-name="T229_44">discussion</text:span><text:span text:style-name="T229_45"><text:s/></text:span><text:span text:style-name="T229_46">with</text:span><text:span text:style-name="T229_47"><text:s/></text:span><text:span text:style-name="T229_48">the</text:span><text:span text:style-name="T229_49"><text:s/></text:span><text:span text:style-name="T229_50">interested</text:span><text:span text:style-name="T229_51"><text:s/></text:span><text:span text:style-name="T229_52">person</text:span><text:span text:style-name="T229_53">,<text:s/></text:span><text:span text:style-name="T229_54">he</text:span><text:span text:style-name="T229_55">/</text:span><text:span text:style-name="T229_56">she</text:span><text:span text:style-name="T229_57"><text:s/></text:span><text:span text:style-name="T229_58">shall</text:span><text:span text:style-name="T229_59"><text:s/></text:span><text:span text:style-name="T229_60">leave</text:span><text:span text:style-name="T229_61"><text:s/></text:span><text:span text:style-name="T229_62">the</text:span><text:span text:style-name="T229_63"><text:s/></text:span><text:span text:style-name="T229_64">governing</text:span><text:span text:style-name="T229_65"><text:s/></text:span><text:span text:style-name="T229_66">board</text:span><text:span text:style-name="T229_67"><text:s/></text:span><text:span text:style-name="T229_68">or</text:span><text:span text:style-name="T229_69"><text:s/></text:span><text:span text:style-name="T229_70">committee</text:span><text:span text:style-name="T229_71"><text:s/></text:span><text:span text:style-name="T229_72">meeting</text:span><text:span text:style-name="T229_73"><text:s/></text:span><text:span text:style-name="T229_74">while</text:span><text:span text:style-name="T229_75"><text:s/></text:span><text:span text:style-name="T229_76">the</text:span><text:span text:style-name="T229_77"><text:s/></text:span><text:span text:style-name="T229_78">determination</text:span><text:span text:style-name="T229_79"><text:s/></text:span><text:span text:style-name="T229_80">of</text:span><text:span text:style-name="T229_81"><text:s/></text:span><text:span text:style-name="T229_82">a</text:span><text:span text:style-name="T229_83"><text:s/></text:span><text:span text:style-name="T229_84">conflict</text:span><text:span text:style-name="T229_85"><text:s/></text:span><text:span text:style-name="T229_86">of</text:span><text:span text:style-name="T229_87"><text:s/></text:span><text:span text:style-name="T229_88">interest</text:span><text:span text:style-name="T229_89"><text:s/></text:span><text:span text:style-name="T229_90">is</text:span><text:span text:style-name="T229_91"><text:s/></text:span><text:span text:style-name="T229_92">discussed</text:span><text:span text:style-name="T229_93"><text:s/></text:span><text:span text:style-name="T229_94">and</text:span><text:span text:style-name="T229_95"><text:s/></text:span><text:span text:style-name="T229_96">voted</text:span><text:span text:style-name="T229_97"><text:s/></text:span><text:span text:style-name="T229_98">upon</text:span><text:span text:style-name="T229_99">.<text:s/></text:span><text:span text:style-name="T229_100">The</text:span><text:span text:style-name="T229_101"><text:s/></text:span><text:span text:style-name="T229_102">remaining</text:span><text:span text:style-name="T229_103"><text:s/></text:span><text:span text:style-name="T229_104">board</text:span><text:span text:style-name="T229_105"><text:s/></text:span><text:span text:style-name="T229_106">or</text:span><text:span text:style-name="T229_107"><text:s/></text:span><text:span text:style-name="T229_108">committee</text:span><text:span text:style-name="T229_109"><text:s/></text:span><text:span text:style-name="T229_110">members</text:span><text:span text:style-name="T229_111"><text:s/></text:span><text:span text:style-name="T229_112">shall</text:span><text:span text:style-name="T229_113"><text:s/></text:span><text:span text:style-name="T229_114">decide</text:span><text:span text:style-name="T229_115"><text:s/></text:span><text:span text:style-name="T229_116">if</text:span><text:span text:style-name="T229_117"><text:s/></text:span><text:span text:style-name="T229_118">a</text:span><text:span text:style-name="T229_119"><text:s/></text:span><text:span text:style-name="T229_120">conflict</text:span><text:span text:style-name="T229_121"><text:s/></text:span><text:span text:style-name="T229_122">of</text:span><text:span text:style-name="T229_123"><text:s/></text:span><text:span text:style-name="T229_124">interest</text:span><text:span text:style-name="T229_125"><text:s/></text:span><text:span text:style-name="T229_126">exists</text:span><text:span text:style-name="T229_127">.</text:span></text:p>
      <text:p text:style-name="P230"><text:span text:style-name="T230_1">c</text:span><text:span text:style-name="T230_2">.<text:s/><text:tab/></text:span><text:span text:style-name="T230_3">Procedures</text:span><text:span text:style-name="T230_4"><text:s/></text:span><text:span text:style-name="T230_5">for</text:span><text:span text:style-name="T230_6"><text:s/></text:span><text:span text:style-name="T230_7">Addressing</text:span><text:span text:style-name="T230_8"><text:s/></text:span><text:span text:style-name="T230_9">the</text:span><text:span text:style-name="T230_10"><text:s/></text:span><text:span text:style-name="T230_11">Conflict</text:span><text:span text:style-name="T230_12"><text:s/></text:span><text:span text:style-name="T230_13">of</text:span><text:span text:style-name="T230_14"><text:s/></text:span><text:span text:style-name="T230_15">Interest</text:span><text:span text:style-name="T230_16">.</text:span><text:span text:style-name="T230_17"><text:s/></text:span><text:span text:style-name="T230_18">An</text:span><text:span text:style-name="T230_19"><text:s/></text:span><text:span text:style-name="T230_20">interested</text:span><text:span text:style-name="T230_21"><text:s/></text:span><text:span text:style-name="T230_22">person</text:span><text:span text:style-name="T230_23"><text:s/></text:span><text:span text:style-name="T230_24">may</text:span><text:span text:style-name="T230_25"><text:s/></text:span><text:span text:style-name="T230_26">make</text:span><text:span text:style-name="T230_27"><text:s/></text:span><text:span text:style-name="T230_28">a</text:span><text:span text:style-name="T230_29"><text:s/></text:span><text:span text:style-name="T230_30">presentation</text:span><text:span text:style-name="T230_31"><text:s/></text:span><text:span text:style-name="T230_32">at</text:span><text:span text:style-name="T230_33"><text:s/></text:span><text:span text:style-name="T230_34">the</text:span><text:span text:style-name="T230_35"><text:s/></text:span><text:span text:style-name="T230_36">governing</text:span><text:span text:style-name="T230_37"><text:s/></text:span><text:span text:style-name="T230_38">board</text:span><text:span text:style-name="T230_39"><text:s/></text:span><text:span text:style-name="T230_40">or</text:span><text:span text:style-name="T230_41"><text:s/></text:span><text:span text:style-name="T230_42">committee</text:span><text:span text:style-name="T230_43"><text:s/></text:span><text:span text:style-name="T230_44">meeting</text:span><text:span text:style-name="T230_45">,<text:s/></text:span><text:span text:style-name="T230_46">but</text:span><text:span text:style-name="T230_47"><text:s/></text:span><text:span text:style-name="T230_48">after</text:span><text:span text:style-name="T230_49"><text:s/></text:span><text:span text:style-name="T230_50">the</text:span><text:span text:style-name="T230_51"><text:s/></text:span><text:span text:style-name="T230_52">presentation</text:span><text:span text:style-name="T230_53">,<text:s/></text:span><text:span text:style-name="T230_54">he</text:span><text:span text:style-name="T230_55">/</text:span><text:span text:style-name="T230_56">she</text:span><text:span text:style-name="T230_57"><text:s/></text:span><text:span text:style-name="T230_58">shall</text:span><text:span text:style-name="T230_59"><text:s/></text:span><text:span text:style-name="T230_60">leave</text:span><text:span text:style-name="T230_61"><text:s/></text:span><text:span text:style-name="T230_62">the</text:span><text:span text:style-name="T230_63"><text:s/></text:span><text:span text:style-name="T230_64">meeting</text:span><text:span text:style-name="T230_65"><text:s/></text:span><text:span text:style-name="T230_66">during</text:span><text:span text:style-name="T230_67"><text:s/></text:span><text:span text:style-name="T230_68">the</text:span><text:span text:style-name="T230_69"><text:s/></text:span><text:span text:style-name="T230_70">discussion</text:span><text:span text:style-name="T230_71"><text:s/></text:span><text:span text:style-name="T230_72">of</text:span><text:span text:style-name="T230_73">,<text:s/></text:span><text:span text:style-name="T230_74">and</text:span><text:span text:style-name="T230_75"><text:s/></text:span><text:span text:style-name="T230_76">the</text:span><text:span text:style-name="T230_77"><text:s/></text:span><text:span text:style-name="T230_78">vote</text:span><text:span text:style-name="T230_79"><text:s/></text:span><text:span text:style-name="T230_80">on</text:span><text:span text:style-name="T230_81">,<text:s/></text:span><text:span text:style-name="T230_82">the</text:span><text:span text:style-name="T230_83"><text:s/></text:span><text:span text:style-name="T230_84">transaction</text:span><text:span text:style-name="T230_85"><text:s/></text:span><text:span text:style-name="T230_86">or</text:span><text:span text:style-name="T230_87"><text:s/></text:span><text:span text:style-name="T230_88">arrangement</text:span><text:span text:style-name="T230_89"><text:s/></text:span><text:span text:style-name="T230_90">involving</text:span><text:span text:style-name="T230_91"><text:s/></text:span><text:span text:style-name="T230_92">the</text:span><text:span text:style-name="T230_93"><text:s/></text:span><text:span text:style-name="T230_94">possible</text:span><text:span text:style-name="T230_95"><text:s/></text:span><text:span text:style-name="T230_96">conflict</text:span><text:span text:style-name="T230_97"><text:s/></text:span><text:span text:style-name="T230_98">of</text:span><text:span text:style-name="T230_99"><text:s/></text:span><text:span text:style-name="T230_100">interest</text:span><text:span text:style-name="T230_101">.</text:span></text:p>
      <text:p text:style-name="P231"><text:span text:style-name="T231_1"><text:tab/></text:span><text:span text:style-name="T231_2">The</text:span><text:span text:style-name="T231_3"><text:s/></text:span><text:span text:style-name="T231_4">chairperson</text:span><text:span text:style-name="T231_5"><text:s/></text:span><text:span text:style-name="T231_6">of</text:span><text:span text:style-name="T231_7"><text:s/></text:span><text:span text:style-name="T231_8">the</text:span><text:span text:style-name="T231_9"><text:s/></text:span><text:span text:style-name="T231_10">governing</text:span><text:span text:style-name="T231_11"><text:s/></text:span><text:span text:style-name="T231_12">board</text:span><text:span text:style-name="T231_13"><text:s/></text:span><text:span text:style-name="T231_14">or</text:span><text:span text:style-name="T231_15"><text:s/></text:span><text:span text:style-name="T231_16">committee</text:span><text:span text:style-name="T231_17"><text:s/></text:span><text:span text:style-name="T231_18">shall</text:span><text:span text:style-name="T231_19">,<text:s/></text:span><text:span text:style-name="T231_20">if</text:span><text:span text:style-name="T231_21"><text:s/></text:span><text:span text:style-name="T231_22">appropriate</text:span><text:span text:style-name="T231_23">,<text:s/></text:span><text:span text:style-name="T231_24">appoint</text:span><text:span text:style-name="T231_25"><text:s/></text:span><text:span text:style-name="T231_26">a</text:span><text:span text:style-name="T231_27"><text:s/></text:span><text:span text:style-name="T231_28">disinterested</text:span><text:span text:style-name="T231_29"><text:s/></text:span><text:span text:style-name="T231_30">person</text:span><text:span text:style-name="T231_31"><text:s/></text:span><text:span text:style-name="T231_32">or</text:span><text:span text:style-name="T231_33"><text:s/></text:span><text:span text:style-name="T231_34">committee</text:span><text:span text:style-name="T231_35"><text:s/></text:span><text:span text:style-name="T231_36">to</text:span><text:span text:style-name="T231_37"><text:s/></text:span><text:span text:style-name="T231_38">investigate</text:span><text:span text:style-name="T231_39"><text:s/></text:span><text:span text:style-name="T231_40">alternatives</text:span><text:span text:style-name="T231_41"><text:s/></text:span><text:span text:style-name="T231_42">to</text:span><text:span text:style-name="T231_43"><text:s/></text:span><text:span text:style-name="T231_44">the</text:span><text:span text:style-name="T231_45"><text:s/></text:span><text:span text:style-name="T231_46">proposed</text:span><text:span text:style-name="T231_47"><text:s/></text:span><text:span text:style-name="T231_48">transaction</text:span><text:span text:style-name="T231_49"><text:s/></text:span><text:span text:style-name="T231_50">or</text:span><text:span text:style-name="T231_51"><text:s/></text:span><text:span text:style-name="T231_52">arrangement</text:span><text:span text:style-name="T231_53">.</text:span></text:p>
      <text:p text:style-name="P232"><text:span text:style-name="T232_1"><text:tab/></text:span><text:span text:style-name="T232_2">After</text:span><text:span text:style-name="T232_3"><text:s/></text:span><text:span text:style-name="T232_4">exercising</text:span><text:span text:style-name="T232_5"><text:s/></text:span><text:span text:style-name="T232_6">due</text:span><text:span text:style-name="T232_7"><text:s/></text:span><text:span text:style-name="T232_8">diligence</text:span><text:span text:style-name="T232_9">,<text:s/></text:span><text:span text:style-name="T232_10">the</text:span><text:span text:style-name="T232_11"><text:s/></text:span><text:span text:style-name="T232_12">governing</text:span><text:span text:style-name="T232_13"><text:s/></text:span><text:span text:style-name="T232_14">board</text:span><text:span text:style-name="T232_15"><text:s/></text:span><text:span text:style-name="T232_16">or</text:span><text:span text:style-name="T232_17"><text:s/></text:span><text:span text:style-name="T232_18">committee</text:span><text:span text:style-name="T232_19"><text:s/></text:span><text:span text:style-name="T232_20">shall</text:span><text:span text:style-name="T232_21"><text:s/></text:span><text:span text:style-name="T232_22">determine</text:span><text:span text:style-name="T232_23"><text:s/></text:span><text:span text:style-name="T232_24">whether</text:span><text:span text:style-name="T232_25"><text:s/></text:span><text:span text:style-name="T232_26">the</text:span><text:span text:style-name="T232_27"><text:s/></text:span><text:span text:style-name="T232_28">corporation</text:span><text:span text:style-name="T232_29"><text:s/></text:span><text:span text:style-name="T232_30">can</text:span><text:span text:style-name="T232_31"><text:s/></text:span><text:span text:style-name="T232_32">obtain</text:span><text:span text:style-name="T232_33"><text:s/></text:span><text:span text:style-name="T232_34">with</text:span><text:span text:style-name="T232_35"><text:s/></text:span><text:span text:style-name="T232_36">reasonable</text:span><text:span text:style-name="T232_37"><text:s/></text:span><text:span text:style-name="T232_38">efforts</text:span><text:span text:style-name="T232_39"><text:s/></text:span><text:span text:style-name="T232_40">a</text:span><text:span text:style-name="T232_41"><text:s/></text:span><text:span text:style-name="T232_42">more</text:span><text:span text:style-name="T232_43"><text:s/></text:span><text:span text:style-name="T232_44">advantageous</text:span><text:span text:style-name="T232_45"><text:s/></text:span><text:span text:style-name="T232_46">transaction</text:span><text:span text:style-name="T232_47"><text:s/></text:span><text:span text:style-name="T232_48">or</text:span><text:span text:style-name="T232_49"><text:s/></text:span><text:span text:style-name="T232_50">arrangement</text:span><text:span text:style-name="T232_51"><text:s/></text:span><text:span text:style-name="T232_52">from</text:span><text:span text:style-name="T232_53"><text:s/></text:span><text:span text:style-name="T232_54">a</text:span><text:span text:style-name="T232_55"><text:s/></text:span><text:span text:style-name="T232_56">person</text:span><text:span text:style-name="T232_57"><text:s/></text:span><text:span text:style-name="T232_58">or</text:span><text:span text:style-name="T232_59"><text:s/></text:span><text:span text:style-name="T232_60">entity</text:span><text:span text:style-name="T232_61"><text:s/></text:span><text:span text:style-name="T232_62">that</text:span><text:span text:style-name="T232_63"><text:s/></text:span><text:span text:style-name="T232_64">would</text:span><text:span text:style-name="T232_65"><text:s/></text:span><text:span text:style-name="T232_66">not</text:span><text:span text:style-name="T232_67"><text:s/></text:span><text:span text:style-name="T232_68">give</text:span><text:span text:style-name="T232_69"><text:s/></text:span><text:span text:style-name="T232_70">rise</text:span><text:span text:style-name="T232_71"><text:s/></text:span><text:span text:style-name="T232_72">to</text:span><text:span text:style-name="T232_73"><text:s/></text:span><text:span text:style-name="T232_74">a</text:span><text:span text:style-name="T232_75"><text:s/></text:span><text:span text:style-name="T232_76">conflict</text:span><text:span text:style-name="T232_77"><text:s/></text:span><text:span text:style-name="T232_78">of</text:span><text:span text:style-name="T232_79"><text:s/></text:span><text:span text:style-name="T232_80">interest</text:span><text:span text:style-name="T232_81">.</text:span></text:p>
      <text:p text:style-name="P233"><text:span text:style-name="T233_1"><text:tab/></text:span><text:span text:style-name="T233_2">If</text:span><text:span text:style-name="T233_3"><text:s/></text:span><text:span text:style-name="T233_4">a</text:span><text:span text:style-name="T233_5"><text:s/></text:span><text:span text:style-name="T233_6">more</text:span><text:span text:style-name="T233_7"><text:s/></text:span><text:span text:style-name="T233_8">advantageous</text:span><text:span text:style-name="T233_9"><text:s/></text:span><text:span text:style-name="T233_10">transaction</text:span><text:span text:style-name="T233_11"><text:s/></text:span><text:span text:style-name="T233_12">or</text:span><text:span text:style-name="T233_13"><text:s/></text:span><text:span text:style-name="T233_14">arrangement</text:span><text:span text:style-name="T233_15"><text:s/></text:span><text:span text:style-name="T233_16">is</text:span><text:span text:style-name="T233_17"><text:s/></text:span><text:span text:style-name="T233_18">not</text:span><text:span text:style-name="T233_19"><text:s/></text:span><text:span text:style-name="T233_20">reasonably</text:span><text:span text:style-name="T233_21"><text:s/></text:span><text:span text:style-name="T233_22">possible</text:span><text:span text:style-name="T233_23"><text:s/></text:span><text:span text:style-name="T233_24">under</text:span><text:span text:style-name="T233_25"><text:s/></text:span><text:span text:style-name="T233_26">circumstances</text:span><text:span text:style-name="T233_27"><text:s/></text:span><text:span text:style-name="T233_28">not</text:span><text:span text:style-name="T233_29"><text:s/></text:span><text:span text:style-name="T233_30">producing</text:span><text:span text:style-name="T233_31"><text:s/></text:span><text:span text:style-name="T233_32">a</text:span><text:span text:style-name="T233_33"><text:s/></text:span><text:span text:style-name="T233_34">conflict</text:span><text:span text:style-name="T233_35"><text:s/></text:span><text:span text:style-name="T233_36">of</text:span><text:span text:style-name="T233_37"><text:s/></text:span><text:span text:style-name="T233_38">interest</text:span><text:span text:style-name="T233_39">,<text:s/></text:span><text:span text:style-name="T233_40">the</text:span><text:span text:style-name="T233_41"><text:s/></text:span><text:span text:style-name="T233_42">governing</text:span><text:span text:style-name="T233_43"><text:s/></text:span><text:span text:style-name="T233_44">board</text:span><text:span text:style-name="T233_45"><text:s/></text:span><text:span text:style-name="T233_46">or</text:span><text:span text:style-name="T233_47"><text:s/></text:span><text:span text:style-name="T233_48">committee</text:span><text:span text:style-name="T233_49"><text:s/></text:span><text:span text:style-name="T233_50">shall</text:span><text:span text:style-name="T233_51"><text:s/></text:span><text:span text:style-name="T233_52">determine</text:span><text:span text:style-name="T233_53"><text:s/></text:span><text:span text:style-name="T233_54">by</text:span><text:span text:style-name="T233_55"><text:s/></text:span><text:span text:style-name="T233_56">a</text:span><text:span text:style-name="T233_57"><text:s/></text:span><text:span text:style-name="T233_58">majority</text:span><text:span text:style-name="T233_59"><text:s/></text:span><text:span text:style-name="T233_60">vote</text:span><text:span text:style-name="T233_61"><text:s/></text:span><text:span text:style-name="T233_62">of</text:span><text:span text:style-name="T233_63"><text:s/></text:span><text:span text:style-name="T233_64">the</text:span><text:span text:style-name="T233_65"><text:s/></text:span><text:span text:style-name="T233_66">disinterested</text:span><text:span text:style-name="T233_67"><text:s/></text:span><text:span text:style-name="T233_68">directors</text:span><text:span text:style-name="T233_69"><text:s/></text:span><text:span text:style-name="T233_70">whether</text:span><text:span text:style-name="T233_71"><text:s/></text:span><text:span text:style-name="T233_72">the</text:span><text:span text:style-name="T233_73"><text:s/></text:span><text:span text:style-name="T233_74">transaction</text:span><text:span text:style-name="T233_75"><text:s/></text:span><text:span text:style-name="T233_76">or</text:span><text:span text:style-name="T233_77"><text:s/></text:span><text:span text:style-name="T233_78">arrangement</text:span><text:span text:style-name="T233_79"><text:s/></text:span><text:span text:style-name="T233_80">is</text:span><text:span text:style-name="T233_81"><text:s/></text:span><text:span text:style-name="T233_82">in</text:span><text:span text:style-name="T233_83"><text:s/></text:span><text:span text:style-name="T233_84">the</text:span><text:span text:style-name="T233_85"><text:s/></text:span><text:span text:style-name="T233_86">corporation</text:span><text:span text:style-name="T233_87">'</text:span><text:span text:style-name="T233_88">s</text:span><text:span text:style-name="T233_89"><text:s/></text:span><text:span text:style-name="T233_90">best</text:span><text:span text:style-name="T233_91"><text:s/></text:span><text:span text:style-name="T233_92">interest</text:span><text:span text:style-name="T233_93">,<text:s/></text:span><text:span text:style-name="T233_94">for</text:span><text:span text:style-name="T233_95"><text:s/></text:span><text:span text:style-name="T233_96">its</text:span><text:span text:style-name="T233_97"><text:s/></text:span><text:span text:style-name="T233_98">own</text:span><text:span text:style-name="T233_99"><text:s/></text:span><text:span text:style-name="T233_100">benefit</text:span><text:span text:style-name="T233_101">,<text:s/></text:span><text:span text:style-name="T233_102">and</text:span><text:span text:style-name="T233_103"><text:s/></text:span><text:span text:style-name="T233_104">whether</text:span><text:span text:style-name="T233_105"><text:s/></text:span><text:span text:style-name="T233_106">it</text:span><text:span text:style-name="T233_107"><text:s/></text:span><text:span text:style-name="T233_108">is</text:span><text:span text:style-name="T233_109"><text:s/></text:span><text:span text:style-name="T233_110">fair</text:span><text:span text:style-name="T233_111"><text:s/></text:span><text:span text:style-name="T233_112">and</text:span><text:span text:style-name="T233_113"><text:s/></text:span><text:span text:style-name="T233_114">reasonable</text:span><text:span text:style-name="T233_115">.<text:s/></text:span><text:span text:style-name="T233_116">In</text:span><text:span text:style-name="T233_117"><text:s/></text:span><text:span text:style-name="T233_118">conformity</text:span><text:span text:style-name="T233_119"><text:s/></text:span><text:span text:style-name="T233_120">with</text:span><text:span text:style-name="T233_121"><text:s/></text:span><text:span text:style-name="T233_122">the</text:span><text:span text:style-name="T233_123"><text:s/></text:span><text:span text:style-name="T233_124">above</text:span><text:span text:style-name="T233_125"><text:s/></text:span><text:span text:style-name="T233_126">determination</text:span><text:span text:style-name="T233_127">,<text:s/></text:span><text:span text:style-name="T233_128">it</text:span><text:span text:style-name="T233_129"><text:s/></text:span><text:span text:style-name="T233_130">shall</text:span><text:span text:style-name="T233_131"><text:s/></text:span><text:span text:style-name="T233_132">make</text:span><text:span text:style-name="T233_133"><text:s/></text:span><text:span text:style-name="T233_134">its</text:span><text:span text:style-name="T233_135"><text:s/></text:span><text:span text:style-name="T233_136">decision</text:span><text:span text:style-name="T233_137"><text:s/></text:span><text:span text:style-name="T233_138">as</text:span><text:span text:style-name="T233_139"><text:s/></text:span><text:span text:style-name="T233_140">to</text:span><text:span text:style-name="T233_141"><text:s/></text:span><text:span text:style-name="T233_142">whether</text:span><text:span text:style-name="T233_143"><text:s/></text:span><text:span text:style-name="T233_144">to</text:span><text:span text:style-name="T233_145"><text:s/></text:span><text:span text:style-name="T233_146">enter</text:span><text:span text:style-name="T233_147"><text:s/></text:span><text:span text:style-name="T233_148">into</text:span><text:span text:style-name="T233_149"><text:s/></text:span><text:span text:style-name="T233_150">the</text:span><text:span text:style-name="T233_151"><text:s/></text:span><text:span text:style-name="T233_152">transaction</text:span><text:span text:style-name="T233_153"><text:s/></text:span><text:span text:style-name="T233_154">or</text:span><text:span text:style-name="T233_155"><text:s/></text:span><text:span text:style-name="T233_156">arrangement</text:span><text:span text:style-name="T233_157">.</text:span></text:p>
      <text:p text:style-name="P234"><text:span text:style-name="T234_1">d</text:span><text:span text:style-name="T234_2">.<text:s/><text:tab/></text:span><text:span text:style-name="T234_3">Violations</text:span><text:span text:style-name="T234_4"><text:s/></text:span><text:span text:style-name="T234_5">of</text:span><text:span text:style-name="T234_6"><text:s/></text:span><text:span text:style-name="T234_7">the</text:span><text:span text:style-name="T234_8"><text:s/></text:span><text:span text:style-name="T234_9">Conflicts</text:span><text:span text:style-name="T234_10"><text:s/></text:span><text:span text:style-name="T234_11">of</text:span><text:span text:style-name="T234_12"><text:s/></text:span><text:span text:style-name="T234_13">Interest</text:span><text:span text:style-name="T234_14"><text:s/></text:span><text:span text:style-name="T234_15">Policy</text:span><text:span text:style-name="T234_16">.<text:s/></text:span><text:span text:style-name="T234_17">If</text:span><text:span text:style-name="T234_18"><text:s/></text:span><text:span text:style-name="T234_19">the</text:span><text:span text:style-name="T234_20"><text:s/></text:span><text:span text:style-name="T234_21">governing</text:span><text:span text:style-name="T234_22"><text:s/></text:span><text:span text:style-name="T234_23">board</text:span><text:span text:style-name="T234_24"><text:s/></text:span><text:span text:style-name="T234_25">or</text:span><text:span text:style-name="T234_26"><text:s/></text:span><text:span text:style-name="T234_27">committee</text:span><text:span text:style-name="T234_28"><text:s/></text:span><text:span text:style-name="T234_29">has</text:span><text:span text:style-name="T234_30"><text:s/></text:span><text:span text:style-name="T234_31">reasonable</text:span><text:span text:style-name="T234_32"><text:s/></text:span><text:span text:style-name="T234_33">cause</text:span><text:span text:style-name="T234_34"><text:s/></text:span><text:span text:style-name="T234_35">to</text:span><text:span text:style-name="T234_36"><text:s/></text:span><text:span text:style-name="T234_37">believe</text:span><text:span text:style-name="T234_38"><text:s/></text:span><text:span text:style-name="T234_39">a</text:span><text:span text:style-name="T234_40"><text:s/></text:span><text:span text:style-name="T234_41">member</text:span><text:span text:style-name="T234_42"><text:s/></text:span><text:span text:style-name="T234_43">has</text:span><text:span text:style-name="T234_44"><text:s/></text:span><text:span text:style-name="T234_45">failed</text:span><text:span text:style-name="T234_46"><text:s/></text:span><text:span text:style-name="T234_47">to</text:span><text:span text:style-name="T234_48"><text:s/></text:span><text:span text:style-name="T234_49">disclose</text:span><text:span text:style-name="T234_50"><text:s/></text:span><text:span text:style-name="T234_51">actual</text:span><text:span text:style-name="T234_52"><text:s/></text:span><text:span text:style-name="T234_53">or</text:span><text:span text:style-name="T234_54"><text:s/></text:span><text:span text:style-name="T234_55">possible</text:span><text:span text:style-name="T234_56"><text:s/></text:span><text:span text:style-name="T234_57">conflicts</text:span><text:span text:style-name="T234_58"><text:s/></text:span><text:span text:style-name="T234_59">of</text:span><text:span text:style-name="T234_60"><text:s/></text:span><text:span text:style-name="T234_61">interest</text:span><text:span text:style-name="T234_62">,<text:s/></text:span><text:span text:style-name="T234_63">it</text:span><text:span text:style-name="T234_64"><text:s/></text:span><text:span text:style-name="T234_65">shall</text:span><text:span text:style-name="T234_66"><text:s/></text:span><text:span text:style-name="T234_67">inform</text:span><text:span text:style-name="T234_68"><text:s/></text:span><text:span text:style-name="T234_69">the</text:span><text:span text:style-name="T234_70"><text:s/></text:span><text:span text:style-name="T234_71">member</text:span><text:span text:style-name="T234_72"><text:s/></text:span><text:span text:style-name="T234_73">of</text:span><text:span text:style-name="T234_74"><text:s/></text:span><text:span text:style-name="T234_75">the</text:span><text:span text:style-name="T234_76"><text:s/></text:span><text:span text:style-name="T234_77">basis</text:span><text:span text:style-name="T234_78"><text:s/></text:span><text:span text:style-name="T234_79">for</text:span><text:span text:style-name="T234_80"><text:s/></text:span><text:span text:style-name="T234_81">such</text:span><text:span text:style-name="T234_82"><text:s/></text:span><text:span text:style-name="T234_83">belief</text:span><text:span text:style-name="T234_84"><text:s/></text:span><text:span text:style-name="T234_85">and</text:span><text:span text:style-name="T234_86"><text:s/></text:span><text:span text:style-name="T234_87">afford</text:span><text:span text:style-name="T234_88"><text:s/></text:span><text:span text:style-name="T234_89">the</text:span><text:span text:style-name="T234_90"><text:s/></text:span><text:span text:style-name="T234_91">member</text:span><text:span text:style-name="T234_92"><text:s/></text:span><text:span text:style-name="T234_93">an</text:span><text:span text:style-name="T234_94"><text:s/></text:span><text:span text:style-name="T234_95">opportunity</text:span><text:span text:style-name="T234_96"><text:s/></text:span><text:span text:style-name="T234_97">to</text:span><text:span text:style-name="T234_98"><text:s/></text:span><text:span text:style-name="T234_99">explain</text:span><text:span text:style-name="T234_100"><text:s/></text:span><text:span text:style-name="T234_101">the</text:span><text:span text:style-name="T234_102"><text:s/></text:span><text:span text:style-name="T234_103">alleged</text:span><text:span text:style-name="T234_104"><text:s/></text:span><text:span text:style-name="T234_105">failure</text:span><text:span text:style-name="T234_106"><text:s/></text:span><text:span text:style-name="T234_107">to</text:span><text:span text:style-name="T234_108"><text:s/></text:span><text:span text:style-name="T234_109">disclose</text:span><text:span text:style-name="T234_110">.</text:span></text:p>
      <text:p text:style-name="P235"><text:span text:style-name="T235_1"><text:tab/></text:span><text:span text:style-name="T235_2">If</text:span><text:span text:style-name="T235_3">,<text:s/></text:span><text:span text:style-name="T235_4">after</text:span><text:span text:style-name="T235_5"><text:s/></text:span><text:span text:style-name="T235_6">hearing</text:span><text:span text:style-name="T235_7"><text:s/></text:span><text:span text:style-name="T235_8">the</text:span><text:span text:style-name="T235_9"><text:s/></text:span><text:span text:style-name="T235_10">member</text:span><text:span text:style-name="T235_11">'</text:span><text:span text:style-name="T235_12">s</text:span><text:span text:style-name="T235_13"><text:s/></text:span><text:span text:style-name="T235_14">response</text:span><text:span text:style-name="T235_15"><text:s/></text:span><text:span text:style-name="T235_16">and</text:span><text:span text:style-name="T235_17"><text:s/></text:span><text:span text:style-name="T235_18">after</text:span><text:span text:style-name="T235_19"><text:s/></text:span><text:span text:style-name="T235_20">making</text:span><text:span text:style-name="T235_21"><text:s/></text:span><text:span text:style-name="T235_22">further</text:span><text:span text:style-name="T235_23"><text:s/></text:span><text:span text:style-name="T235_24">investigation</text:span><text:span text:style-name="T235_25"><text:s/></text:span><text:span text:style-name="T235_26">as</text:span><text:span text:style-name="T235_27"><text:s/></text:span><text:span text:style-name="T235_28">warranted</text:span><text:span text:style-name="T235_29"><text:s/></text:span><text:span text:style-name="T235_30">by</text:span><text:span text:style-name="T235_31"><text:s/></text:span><text:span text:style-name="T235_32">the</text:span><text:span text:style-name="T235_33"><text:s/></text:span><text:span text:style-name="T235_34">circumstances</text:span><text:span text:style-name="T235_35">,<text:s/></text:span><text:span text:style-name="T235_36">the</text:span><text:span text:style-name="T235_37"><text:s/></text:span><text:span text:style-name="T235_38">governing</text:span><text:span text:style-name="T235_39"><text:s/></text:span><text:span text:style-name="T235_40">board</text:span><text:span text:style-name="T235_41"><text:s/></text:span><text:span text:style-name="T235_42">or</text:span><text:span text:style-name="T235_43"><text:s/></text:span><text:span text:style-name="T235_44">committee</text:span><text:span text:style-name="T235_45"><text:s/></text:span><text:span text:style-name="T235_46">determines</text:span><text:span text:style-name="T235_47"><text:s/></text:span><text:span text:style-name="T235_48">the</text:span><text:span text:style-name="T235_49"><text:s/></text:span><text:span text:style-name="T235_50">member</text:span><text:span text:style-name="T235_51"><text:s/></text:span><text:span text:style-name="T235_52">has</text:span><text:span text:style-name="T235_53"><text:s/></text:span><text:span text:style-name="T235_54">failed</text:span><text:span text:style-name="T235_55"><text:s/></text:span><text:span text:style-name="T235_56">to</text:span><text:span text:style-name="T235_57"><text:s/></text:span><text:span text:style-name="T235_58">disclose</text:span><text:span text:style-name="T235_59"><text:s/></text:span><text:span text:style-name="T235_60">an</text:span><text:span text:style-name="T235_61"><text:s/></text:span><text:span text:style-name="T235_62">actual</text:span><text:span text:style-name="T235_63"><text:s/></text:span><text:span text:style-name="T235_64">or</text:span><text:span text:style-name="T235_65"><text:s/></text:span><text:span text:style-name="T235_66">possible</text:span><text:span text:style-name="T235_67"><text:s/></text:span><text:span text:style-name="T235_68">conflict</text:span><text:span text:style-name="T235_69"><text:s/></text:span><text:span text:style-name="T235_70">of</text:span><text:span text:style-name="T235_71"><text:s/></text:span><text:span text:style-name="T235_72">interest</text:span><text:span text:style-name="T235_73">,<text:s/></text:span><text:span text:style-name="T235_74">it</text:span><text:span text:style-name="T235_75"><text:s/></text:span><text:span text:style-name="T235_76">shall</text:span><text:span text:style-name="T235_77"><text:s/></text:span><text:span text:style-name="T235_78">take</text:span><text:span text:style-name="T235_79"><text:s/></text:span><text:span text:style-name="T235_80">appropriate</text:span><text:span text:style-name="T235_81"><text:s/></text:span><text:span text:style-name="T235_82">disciplinary</text:span><text:span text:style-name="T235_83"><text:s/></text:span><text:span text:style-name="T235_84">and</text:span><text:span text:style-name="T235_85"><text:s/></text:span><text:span text:style-name="T235_86">corrective</text:span><text:span text:style-name="T235_87"><text:s/></text:span><text:span text:style-name="T235_88">action</text:span><text:span text:style-name="T235_89">.</text:span></text:p>
      <text:p text:style-name="P236"><text:span text:style-name="T236_1">Section</text:span><text:span text:style-name="T236_2"><text:s/>4.<text:s/></text:span><text:span text:style-name="T236_3">Records</text:span><text:span text:style-name="T236_4"><text:s/></text:span><text:span text:style-name="T236_5">of</text:span><text:span text:style-name="T236_6"><text:s/></text:span><text:span text:style-name="T236_7">Board</text:span><text:span text:style-name="T236_8"><text:s/></text:span><text:span text:style-name="T236_9">and</text:span><text:span text:style-name="T236_10"><text:s/></text:span><text:span text:style-name="T236_11">Board</text:span><text:span text:style-name="T236_12"><text:s/></text:span><text:span text:style-name="T236_13">Committee</text:span><text:span text:style-name="T236_14"><text:s/></text:span><text:span text:style-name="T236_15">Proceedings</text:span></text:p>
      <text:p text:style-name="P237"><text:span text:style-name="T237_1">The</text:span><text:span text:style-name="T237_2"><text:s/></text:span><text:span text:style-name="T237_3">minutes</text:span><text:span text:style-name="T237_4"><text:s/></text:span><text:span text:style-name="T237_5">of</text:span><text:span text:style-name="T237_6"><text:s/></text:span><text:span text:style-name="T237_7">meetings</text:span><text:span text:style-name="T237_8"><text:s/></text:span><text:span text:style-name="T237_9">of</text:span><text:span text:style-name="T237_10"><text:s/></text:span><text:span text:style-name="T237_11">the</text:span><text:span text:style-name="T237_12"><text:s/></text:span><text:span text:style-name="T237_13">governing</text:span><text:span text:style-name="T237_14"><text:s/></text:span><text:span text:style-name="T237_15">board</text:span><text:span text:style-name="T237_16"><text:s/></text:span><text:span text:style-name="T237_17">and</text:span><text:span text:style-name="T237_18"><text:s/></text:span><text:span text:style-name="T237_19">all</text:span><text:span text:style-name="T237_20"><text:s/></text:span><text:span text:style-name="T237_21">committees</text:span><text:span text:style-name="T237_22"><text:s/></text:span><text:span text:style-name="T237_23">with</text:span><text:span text:style-name="T237_24"><text:s/></text:span><text:span text:style-name="T237_25">board</text:span><text:span text:style-name="T237_26"><text:s/></text:span><text:span text:style-name="T237_27">delegated</text:span><text:span text:style-name="T237_28"><text:s/></text:span><text:span text:style-name="T237_29">powers</text:span><text:span text:style-name="T237_30"><text:s/></text:span><text:span text:style-name="T237_31">shall</text:span><text:span text:style-name="T237_32"><text:s/></text:span><text:span text:style-name="T237_33">contain</text:span><text:span text:style-name="T237_34">:</text:span></text:p>
      <text:p text:style-name="P238"><text:span text:style-name="T238_1">a</text:span><text:span text:style-name="T238_2">.<text:tab/></text:span><text:span text:style-name="T238_3">The</text:span><text:span text:style-name="T238_4"><text:s/></text:span><text:span text:style-name="T238_5">names</text:span><text:span text:style-name="T238_6"><text:s/></text:span><text:span text:style-name="T238_7">of</text:span><text:span text:style-name="T238_8"><text:s/></text:span><text:span text:style-name="T238_9">the</text:span><text:span text:style-name="T238_10"><text:s/></text:span><text:span text:style-name="T238_11">persons</text:span><text:span text:style-name="T238_12"><text:s/></text:span><text:span text:style-name="T238_13">who</text:span><text:span text:style-name="T238_14"><text:s/></text:span><text:span text:style-name="T238_15">disclosed</text:span><text:span text:style-name="T238_16"><text:s/></text:span><text:span text:style-name="T238_17">or</text:span><text:span text:style-name="T238_18"><text:s/></text:span><text:span text:style-name="T238_19">otherwise</text:span><text:span text:style-name="T238_20"><text:s/></text:span><text:span text:style-name="T238_21">were</text:span><text:span text:style-name="T238_22"><text:s/></text:span><text:span text:style-name="T238_23">found</text:span><text:span text:style-name="T238_24"><text:s/></text:span><text:span text:style-name="T238_25">to</text:span><text:span text:style-name="T238_26"><text:s/></text:span><text:span text:style-name="T238_27">have</text:span><text:span text:style-name="T238_28"><text:s/></text:span><text:span text:style-name="T238_29">a</text:span><text:span text:style-name="T238_30"><text:s/></text:span><text:span text:style-name="T238_31">financial</text:span><text:span text:style-name="T238_32"><text:s/></text:span><text:span text:style-name="T238_33">interest</text:span><text:span text:style-name="T238_34"><text:s/></text:span><text:span text:style-name="T238_35">in</text:span><text:span text:style-name="T238_36"><text:s/></text:span><text:span text:style-name="T238_37">connection</text:span><text:span text:style-name="T238_38"><text:s/></text:span><text:span text:style-name="T238_39">with</text:span><text:span text:style-name="T238_40"><text:s/></text:span><text:span text:style-name="T238_41">an</text:span><text:span text:style-name="T238_42"><text:s/></text:span><text:span text:style-name="T238_43">actual</text:span><text:span text:style-name="T238_44"><text:s/></text:span><text:span text:style-name="T238_45">or</text:span><text:span text:style-name="T238_46"><text:s/></text:span><text:span text:style-name="T238_47">possible</text:span><text:span text:style-name="T238_48"><text:s/></text:span><text:span text:style-name="T238_49">conflict</text:span><text:span text:style-name="T238_50"><text:s/></text:span><text:span text:style-name="T238_51">of</text:span><text:span text:style-name="T238_52"><text:s/></text:span><text:span text:style-name="T238_53">interest</text:span><text:span text:style-name="T238_54">,<text:s/></text:span><text:span text:style-name="T238_55">the</text:span><text:span text:style-name="T238_56"><text:s/></text:span><text:span text:style-name="T238_57">nature</text:span><text:span text:style-name="T238_58"><text:s/></text:span><text:span text:style-name="T238_59">of</text:span><text:span text:style-name="T238_60"><text:s/></text:span><text:span text:style-name="T238_61">the</text:span><text:span text:style-name="T238_62"><text:s/></text:span><text:span text:style-name="T238_63">financial</text:span><text:span text:style-name="T238_64"><text:s/></text:span><text:span text:style-name="T238_65">interest</text:span><text:span text:style-name="T238_66">,<text:s/></text:span><text:span text:style-name="T238_67">any</text:span><text:span text:style-name="T238_68"><text:s/></text:span><text:span text:style-name="T238_69">action</text:span><text:span text:style-name="T238_70"><text:s/></text:span><text:span text:style-name="T238_71">taken</text:span><text:span text:style-name="T238_72"><text:s/></text:span><text:span text:style-name="T238_73">to</text:span><text:span text:style-name="T238_74"><text:s/></text:span><text:span text:style-name="T238_75">determine</text:span><text:span text:style-name="T238_76"><text:s/></text:span><text:span text:style-name="T238_77">whether</text:span><text:span text:style-name="T238_78"><text:s/></text:span><text:span text:style-name="T238_79">a</text:span><text:span text:style-name="T238_80"><text:s/></text:span><text:span text:style-name="T238_81">conflict</text:span><text:span text:style-name="T238_82"><text:s/></text:span><text:span text:style-name="T238_83">of</text:span><text:span text:style-name="T238_84"><text:s/></text:span><text:span text:style-name="T238_85">interest</text:span><text:span text:style-name="T238_86"><text:s/></text:span><text:span text:style-name="T238_87">was</text:span><text:span text:style-name="T238_88"><text:s/></text:span><text:span text:style-name="T238_89">present</text:span><text:span text:style-name="T238_90">,<text:s/></text:span><text:span text:style-name="T238_91">and</text:span><text:span text:style-name="T238_92"><text:s/></text:span><text:span text:style-name="T238_93">the</text:span><text:span text:style-name="T238_94"><text:s/></text:span><text:span text:style-name="T238_95">governing</text:span><text:span text:style-name="T238_96"><text:s/></text:span><text:span text:style-name="T238_97">board</text:span><text:span text:style-name="T238_98">'</text:span><text:span text:style-name="T238_99">s</text:span><text:span text:style-name="T238_100"><text:s/></text:span><text:span text:style-name="T238_101">or</text:span><text:span text:style-name="T238_102"><text:s/></text:span><text:span text:style-name="T238_103">committee</text:span><text:span text:style-name="T238_104">'</text:span><text:span text:style-name="T238_105">s</text:span><text:span text:style-name="T238_106"><text:s/></text:span><text:span text:style-name="T238_107">decision</text:span><text:span text:style-name="T238_108"><text:s/></text:span><text:span text:style-name="T238_109">as</text:span><text:span text:style-name="T238_110"><text:s/></text:span><text:span text:style-name="T238_111">to</text:span><text:span text:style-name="T238_112"><text:s/></text:span><text:span text:style-name="T238_113">whether</text:span><text:span text:style-name="T238_114"><text:s/></text:span><text:span text:style-name="T238_115">a</text:span><text:span text:style-name="T238_116"><text:s/></text:span><text:span text:style-name="T238_117">conflict</text:span><text:span text:style-name="T238_118"><text:s/></text:span><text:span text:style-name="T238_119">of</text:span><text:span text:style-name="T238_120"><text:s/></text:span><text:span text:style-name="T238_121">interest</text:span><text:span text:style-name="T238_122"><text:s/></text:span><text:span text:style-name="T238_123">in</text:span><text:span text:style-name="T238_124"><text:s/></text:span><text:span text:style-name="T238_125">fact</text:span><text:span text:style-name="T238_126"><text:s/></text:span><text:span text:style-name="T238_127">existed</text:span><text:span text:style-name="T238_128">.</text:span></text:p>
      <text:p text:style-name="P239"><text:span text:style-name="T239_1">b</text:span><text:span text:style-name="T239_2">.<text:tab/></text:span><text:span text:style-name="T239_3">The</text:span><text:span text:style-name="T239_4"><text:s/></text:span><text:span text:style-name="T239_5">names</text:span><text:span text:style-name="T239_6"><text:s/></text:span><text:span text:style-name="T239_7">of</text:span><text:span text:style-name="T239_8"><text:s/></text:span><text:span text:style-name="T239_9">the</text:span><text:span text:style-name="T239_10"><text:s/></text:span><text:span text:style-name="T239_11">persons</text:span><text:span text:style-name="T239_12"><text:s/></text:span><text:span text:style-name="T239_13">who</text:span><text:span text:style-name="T239_14"><text:s/></text:span><text:span text:style-name="T239_15">were</text:span><text:span text:style-name="T239_16"><text:s/></text:span><text:span text:style-name="T239_17">present</text:span><text:span text:style-name="T239_18"><text:s/></text:span><text:span text:style-name="T239_19">for</text:span><text:span text:style-name="T239_20"><text:s/></text:span><text:span text:style-name="T239_21">discussions</text:span><text:span text:style-name="T239_22"><text:s/></text:span><text:span text:style-name="T239_23">and</text:span><text:span text:style-name="T239_24"><text:s/></text:span><text:span text:style-name="T239_25">votes</text:span><text:span text:style-name="T239_26"><text:s/></text:span><text:span text:style-name="T239_27">relating</text:span><text:span text:style-name="T239_28"><text:s/></text:span><text:span text:style-name="T239_29">to</text:span><text:span text:style-name="T239_30"><text:s/></text:span><text:span text:style-name="T239_31">the</text:span><text:span text:style-name="T239_32"><text:s/></text:span><text:span text:style-name="T239_33">transaction</text:span><text:span text:style-name="T239_34"><text:s/></text:span><text:span text:style-name="T239_35">or</text:span><text:span text:style-name="T239_36"><text:s/></text:span><text:span text:style-name="T239_37">arrangement</text:span><text:span text:style-name="T239_38">,<text:s/></text:span><text:span text:style-name="T239_39">the</text:span><text:span text:style-name="T239_40"><text:s/></text:span><text:span text:style-name="T239_41">content</text:span><text:span text:style-name="T239_42"><text:s/></text:span><text:span text:style-name="T239_43">of</text:span><text:span text:style-name="T239_44"><text:s/></text:span><text:span text:style-name="T239_45">the</text:span><text:span text:style-name="T239_46"><text:s/></text:span><text:span text:style-name="T239_47">discussion</text:span><text:span text:style-name="T239_48">,<text:s/></text:span><text:span text:style-name="T239_49">including</text:span><text:span text:style-name="T239_50"><text:s/></text:span><text:span text:style-name="T239_51">any</text:span><text:span text:style-name="T239_52"><text:s/></text:span><text:span text:style-name="T239_53">alternatives</text:span><text:span text:style-name="T239_54"><text:s/></text:span><text:span text:style-name="T239_55">to</text:span><text:span text:style-name="T239_56"><text:s/></text:span><text:span text:style-name="T239_57">the</text:span><text:span text:style-name="T239_58"><text:s/></text:span><text:span text:style-name="T239_59">proposed</text:span><text:span text:style-name="T239_60"><text:s/></text:span><text:span text:style-name="T239_61">transaction</text:span><text:span text:style-name="T239_62"><text:s/></text:span><text:span text:style-name="T239_63">or</text:span><text:span text:style-name="T239_64"><text:s/></text:span><text:span text:style-name="T239_65">arrangement</text:span><text:span text:style-name="T239_66">,<text:s/></text:span><text:span text:style-name="T239_67">and</text:span><text:span text:style-name="T239_68"><text:s/></text:span><text:span text:style-name="T239_69">a</text:span><text:span text:style-name="T239_70"><text:s/></text:span><text:span text:style-name="T239_71">record</text:span><text:span text:style-name="T239_72"><text:s/></text:span><text:span text:style-name="T239_73">of</text:span><text:span text:style-name="T239_74"><text:s/></text:span><text:span text:style-name="T239_75">any</text:span><text:span text:style-name="T239_76"><text:s/></text:span><text:span text:style-name="T239_77">votes</text:span><text:span text:style-name="T239_78"><text:s/></text:span><text:span text:style-name="T239_79">taken</text:span><text:span text:style-name="T239_80"><text:s/></text:span><text:span text:style-name="T239_81">in</text:span><text:span text:style-name="T239_82"><text:s/></text:span><text:span text:style-name="T239_83">connection</text:span><text:span text:style-name="T239_84"><text:s/></text:span><text:span text:style-name="T239_85">with</text:span><text:span text:style-name="T239_86"><text:s/></text:span><text:span text:style-name="T239_87">the</text:span><text:span text:style-name="T239_88"><text:s/></text:span><text:span text:style-name="T239_89">proceedings</text:span><text:span text:style-name="T239_90">.</text:span></text:p>
      <text:p text:style-name="P240"><text:span text:style-name="T240_1">Section</text:span><text:span text:style-name="T240_2"><text:s/>5.<text:s/></text:span><text:span text:style-name="T240_3">Compensation</text:span><text:span text:style-name="T240_4"><text:s/></text:span><text:span text:style-name="T240_5">Approval</text:span><text:span text:style-name="T240_6"><text:s/></text:span><text:span text:style-name="T240_7">Policies</text:span></text:p>
      <text:p text:style-name="P241"><text:span text:style-name="T241_1">A</text:span><text:span text:style-name="T241_2"><text:s/></text:span><text:span text:style-name="T241_3">voting</text:span><text:span text:style-name="T241_4"><text:s/></text:span><text:span text:style-name="T241_5">member</text:span><text:span text:style-name="T241_6"><text:s/></text:span><text:span text:style-name="T241_7">of</text:span><text:span text:style-name="T241_8"><text:s/></text:span><text:span text:style-name="T241_9">the</text:span><text:span text:style-name="T241_10"><text:s/></text:span><text:span text:style-name="T241_11">governing</text:span><text:span text:style-name="T241_12"><text:s/></text:span><text:span text:style-name="T241_13">board</text:span><text:span text:style-name="T241_14"><text:s/></text:span><text:span text:style-name="T241_15">who</text:span><text:span text:style-name="T241_16"><text:s/></text:span><text:span text:style-name="T241_17">receives</text:span><text:span text:style-name="T241_18"><text:s/></text:span><text:span text:style-name="T241_19">compensation</text:span><text:span text:style-name="T241_20">,<text:s/></text:span><text:span text:style-name="T241_21">directly</text:span><text:span text:style-name="T241_22"><text:s/></text:span><text:span text:style-name="T241_23">or</text:span><text:span text:style-name="T241_24"><text:s/></text:span><text:span text:style-name="T241_25">indirectly</text:span><text:span text:style-name="T241_26">,<text:s/></text:span><text:span text:style-name="T241_27">from</text:span><text:span text:style-name="T241_28"><text:s/></text:span><text:span text:style-name="T241_29">the</text:span><text:span text:style-name="T241_30"><text:s/></text:span><text:span text:style-name="T241_31">corporation</text:span><text:span text:style-name="T241_32"><text:s/></text:span><text:span text:style-name="T241_33">for</text:span><text:span text:style-name="T241_34"><text:s/></text:span><text:span text:style-name="T241_35">services</text:span><text:span text:style-name="T241_36"><text:s/></text:span><text:span text:style-name="T241_37">is</text:span><text:span text:style-name="T241_38"><text:s/></text:span><text:span text:style-name="T241_39">precluded</text:span><text:span text:style-name="T241_40"><text:s/></text:span><text:span text:style-name="T241_41">from</text:span><text:span text:style-name="T241_42"><text:s/></text:span><text:span text:style-name="T241_43">voting</text:span><text:span text:style-name="T241_44"><text:s/></text:span><text:span text:style-name="T241_45">on</text:span><text:span text:style-name="T241_46"><text:s/></text:span><text:span text:style-name="T241_47">matters</text:span><text:span text:style-name="T241_48"><text:s/></text:span><text:span text:style-name="T241_49">pertaining</text:span><text:span text:style-name="T241_50"><text:s/></text:span><text:span text:style-name="T241_51">to</text:span><text:span text:style-name="T241_52"><text:s/></text:span><text:span text:style-name="T241_53">that</text:span><text:span text:style-name="T241_54"><text:s/></text:span><text:span text:style-name="T241_55">member</text:span><text:span text:style-name="T241_56">'</text:span><text:span text:style-name="T241_57">s</text:span><text:span text:style-name="T241_58"><text:s/></text:span><text:span text:style-name="T241_59">compensation</text:span><text:span text:style-name="T241_60">.</text:span></text:p>
      <text:p text:style-name="P242"><text:span text:style-name="T242_1">A</text:span><text:span text:style-name="T242_2"><text:s/></text:span><text:span text:style-name="T242_3">voting</text:span><text:span text:style-name="T242_4"><text:s/></text:span><text:span text:style-name="T242_5">member</text:span><text:span text:style-name="T242_6"><text:s/></text:span><text:span text:style-name="T242_7">of</text:span><text:span text:style-name="T242_8"><text:s/></text:span><text:span text:style-name="T242_9">any</text:span><text:span text:style-name="T242_10"><text:s/></text:span><text:span text:style-name="T242_11">committee</text:span><text:span text:style-name="T242_12"><text:s/></text:span><text:span text:style-name="T242_13">whose</text:span><text:span text:style-name="T242_14"><text:s/></text:span><text:span text:style-name="T242_15">jurisdiction</text:span><text:span text:style-name="T242_16"><text:s/></text:span><text:span text:style-name="T242_17">includes</text:span><text:span text:style-name="T242_18"><text:s/></text:span><text:span text:style-name="T242_19">compensation</text:span><text:span text:style-name="T242_20"><text:s/></text:span><text:span text:style-name="T242_21">matters</text:span><text:span text:style-name="T242_22"><text:s/></text:span><text:span text:style-name="T242_23">and</text:span><text:span text:style-name="T242_24"><text:s/></text:span><text:span text:style-name="T242_25">who</text:span><text:span text:style-name="T242_26"><text:s/></text:span><text:span text:style-name="T242_27">receives</text:span><text:span text:style-name="T242_28"><text:s/></text:span><text:span text:style-name="T242_29">compensation</text:span><text:span text:style-name="T242_30">,<text:s/></text:span><text:span text:style-name="T242_31">directly</text:span><text:span text:style-name="T242_32"><text:s/></text:span><text:span text:style-name="T242_33">or</text:span><text:span text:style-name="T242_34"><text:s/></text:span><text:span text:style-name="T242_35">indirectly</text:span><text:span text:style-name="T242_36">,<text:s/></text:span><text:span text:style-name="T242_37">from</text:span><text:span text:style-name="T242_38"><text:s/></text:span><text:span text:style-name="T242_39">the</text:span><text:span text:style-name="T242_40"><text:s/></text:span><text:span text:style-name="T242_41">corporation</text:span><text:span text:style-name="T242_42"><text:s/></text:span><text:span text:style-name="T242_43">for</text:span><text:span text:style-name="T242_44"><text:s/></text:span><text:span text:style-name="T242_45">services</text:span><text:span text:style-name="T242_46"><text:s/></text:span><text:span text:style-name="T242_47">is</text:span><text:span text:style-name="T242_48"><text:s/></text:span><text:span text:style-name="T242_49">precluded</text:span><text:span text:style-name="T242_50"><text:s/></text:span><text:span text:style-name="T242_51">from</text:span><text:span text:style-name="T242_52"><text:s/></text:span><text:span text:style-name="T242_53">voting</text:span><text:span text:style-name="T242_54"><text:s/></text:span><text:span text:style-name="T242_55">on</text:span><text:span text:style-name="T242_56"><text:s/></text:span><text:span text:style-name="T242_57">matters</text:span><text:span text:style-name="T242_58"><text:s/></text:span><text:span text:style-name="T242_59">pertaining</text:span><text:span text:style-name="T242_60"><text:s/></text:span><text:span text:style-name="T242_61">to</text:span><text:span text:style-name="T242_62"><text:s/></text:span><text:span text:style-name="T242_63">that</text:span><text:span text:style-name="T242_64"><text:s/></text:span><text:span text:style-name="T242_65">member</text:span><text:span text:style-name="T242_66">'</text:span><text:span text:style-name="T242_67">s</text:span><text:span text:style-name="T242_68"><text:s/></text:span><text:span text:style-name="T242_69">compensation</text:span><text:span text:style-name="T242_70">.</text:span></text:p>
      <text:p text:style-name="P243"><text:span text:style-name="T243_1">No</text:span><text:span text:style-name="T243_2"><text:s/></text:span><text:span text:style-name="T243_3">voting</text:span><text:span text:style-name="T243_4"><text:s/></text:span><text:span text:style-name="T243_5">member</text:span><text:span text:style-name="T243_6"><text:s/></text:span><text:span text:style-name="T243_7">of</text:span><text:span text:style-name="T243_8"><text:s/></text:span><text:span text:style-name="T243_9">the</text:span><text:span text:style-name="T243_10"><text:s/></text:span><text:span text:style-name="T243_11">governing</text:span><text:span text:style-name="T243_12"><text:s/></text:span><text:span text:style-name="T243_13">board</text:span><text:span text:style-name="T243_14"><text:s/></text:span><text:span text:style-name="T243_15">or</text:span><text:span text:style-name="T243_16"><text:s/></text:span><text:span text:style-name="T243_17">any</text:span><text:span text:style-name="T243_18"><text:s/></text:span><text:span text:style-name="T243_19">committee</text:span><text:span text:style-name="T243_20"><text:s/></text:span><text:span text:style-name="T243_21">whose</text:span><text:span text:style-name="T243_22"><text:s/></text:span><text:span text:style-name="T243_23">jurisdiction</text:span><text:span text:style-name="T243_24"><text:s/></text:span><text:span text:style-name="T243_25">includes</text:span><text:span text:style-name="T243_26"><text:s/></text:span><text:span text:style-name="T243_27">compensation</text:span><text:span text:style-name="T243_28"><text:s/></text:span><text:span text:style-name="T243_29">matters</text:span><text:span text:style-name="T243_30"><text:s/></text:span><text:span text:style-name="T243_31">and</text:span><text:span text:style-name="T243_32"><text:s/></text:span><text:span text:style-name="T243_33">who</text:span><text:span text:style-name="T243_34"><text:s/></text:span><text:span text:style-name="T243_35">receives</text:span><text:span text:style-name="T243_36"><text:s/></text:span><text:span text:style-name="T243_37">compensation</text:span><text:span text:style-name="T243_38">,<text:s/></text:span><text:span text:style-name="T243_39">directly</text:span><text:span text:style-name="T243_40"><text:s/></text:span><text:span text:style-name="T243_41">or</text:span><text:span text:style-name="T243_42"><text:s/></text:span><text:span text:style-name="T243_43">indirectly</text:span><text:span text:style-name="T243_44">,<text:s/></text:span><text:span text:style-name="T243_45">from</text:span><text:span text:style-name="T243_46"><text:s/></text:span><text:span text:style-name="T243_47">the</text:span><text:span text:style-name="T243_48"><text:s/></text:span><text:span text:style-name="T243_49">corporation</text:span><text:span text:style-name="T243_50">,<text:s/></text:span><text:span text:style-name="T243_51">either</text:span><text:span text:style-name="T243_52"><text:s/></text:span><text:span text:style-name="T243_53">individually</text:span><text:span text:style-name="T243_54"><text:s/></text:span><text:span text:style-name="T243_55">or</text:span><text:span text:style-name="T243_56"><text:s/></text:span><text:span text:style-name="T243_57">collectively</text:span><text:span text:style-name="T243_58">,<text:s/></text:span><text:span text:style-name="T243_59">is</text:span><text:span text:style-name="T243_60"><text:s/></text:span><text:span text:style-name="T243_61">prohibited</text:span><text:span text:style-name="T243_62"><text:s/></text:span><text:span text:style-name="T243_63">from</text:span><text:span text:style-name="T243_64"><text:s/></text:span><text:span text:style-name="T243_65">providing</text:span><text:span text:style-name="T243_66"><text:s/></text:span><text:span text:style-name="T243_67">information</text:span><text:span text:style-name="T243_68"><text:s/></text:span><text:span text:style-name="T243_69">to</text:span><text:span text:style-name="T243_70"><text:s/></text:span><text:span text:style-name="T243_71">any</text:span><text:span text:style-name="T243_72"><text:s/></text:span><text:span text:style-name="T243_73">committee</text:span><text:span text:style-name="T243_74"><text:s/></text:span><text:span text:style-name="T243_75">regarding</text:span><text:span text:style-name="T243_76"><text:s/></text:span><text:span text:style-name="T243_77">compensation</text:span><text:span text:style-name="T243_78">.</text:span></text:p>
      <text:p text:style-name="P244"><text:span text:style-name="T244_1">When</text:span><text:span text:style-name="T244_2"><text:s/></text:span><text:span text:style-name="T244_3">approving</text:span><text:span text:style-name="T244_4"><text:s/></text:span><text:span text:style-name="T244_5">compensation</text:span><text:span text:style-name="T244_6"><text:s/></text:span><text:span text:style-name="T244_7">for</text:span><text:span text:style-name="T244_8"><text:s/></text:span><text:span text:style-name="T244_9">directors</text:span><text:span text:style-name="T244_10">,<text:s/></text:span><text:span text:style-name="T244_11">officers</text:span><text:span text:style-name="T244_12"><text:s/></text:span><text:span text:style-name="T244_13">and</text:span><text:span text:style-name="T244_14"><text:s/></text:span><text:span text:style-name="T244_15">employees</text:span><text:span text:style-name="T244_16">,<text:s/></text:span><text:span text:style-name="T244_17">contractors</text:span><text:span text:style-name="T244_18">,<text:s/></text:span><text:span text:style-name="T244_19">and</text:span><text:span text:style-name="T244_20"><text:s/></text:span><text:span text:style-name="T244_21">any</text:span><text:span text:style-name="T244_22"><text:s/></text:span><text:span text:style-name="T244_23">other</text:span><text:span text:style-name="T244_24"><text:s/></text:span><text:span text:style-name="T244_25">compensation</text:span><text:span text:style-name="T244_26"><text:s/></text:span><text:span text:style-name="T244_27">contract</text:span><text:span text:style-name="T244_28"><text:s/></text:span><text:span text:style-name="T244_29">or</text:span><text:span text:style-name="T244_30"><text:s/></text:span><text:span text:style-name="T244_31">arrangement</text:span><text:span text:style-name="T244_32">,<text:s/></text:span><text:span text:style-name="T244_33">in</text:span><text:span text:style-name="T244_34"><text:s/></text:span><text:span text:style-name="T244_35">addition</text:span><text:span text:style-name="T244_36"><text:s/></text:span><text:span text:style-name="T244_37">to</text:span><text:span text:style-name="T244_38"><text:s/></text:span><text:span text:style-name="T244_39">complying</text:span><text:span text:style-name="T244_40"><text:s/></text:span><text:span text:style-name="T244_41">with</text:span><text:span text:style-name="T244_42"><text:s/></text:span><text:span text:style-name="T244_43">the</text:span><text:span text:style-name="T244_44"><text:s/></text:span><text:span text:style-name="T244_45">conflict</text:span><text:span text:style-name="T244_46"><text:s/></text:span><text:span text:style-name="T244_47">of</text:span><text:span text:style-name="T244_48"><text:s/></text:span><text:span text:style-name="T244_49">interest</text:span><text:span text:style-name="T244_50"><text:s/></text:span><text:span text:style-name="T244_51">requirements</text:span><text:span text:style-name="T244_52"><text:s/></text:span><text:span text:style-name="T244_53">and</text:span><text:span text:style-name="T244_54"><text:s/></text:span><text:span text:style-name="T244_55">policies</text:span><text:span text:style-name="T244_56"><text:s/></text:span><text:span text:style-name="T244_57">contained</text:span><text:span text:style-name="T244_58"><text:s/></text:span><text:span text:style-name="T244_59">in</text:span><text:span text:style-name="T244_60"><text:s/></text:span><text:span text:style-name="T244_61">the</text:span><text:span text:style-name="T244_62"><text:s/></text:span><text:span text:style-name="T244_63">preceding</text:span><text:span text:style-name="T244_64"><text:s/></text:span><text:span text:style-name="T244_65">and</text:span><text:span text:style-name="T244_66"><text:s/></text:span><text:span text:style-name="T244_67">following</text:span><text:span text:style-name="T244_68"><text:s/></text:span><text:span text:style-name="T244_69">sections</text:span><text:span text:style-name="T244_70"><text:s/></text:span><text:span text:style-name="T244_71">of</text:span><text:span text:style-name="T244_72"><text:s/></text:span><text:span text:style-name="T244_73">this</text:span><text:span text:style-name="T244_74"><text:s/></text:span><text:span text:style-name="T244_75">article</text:span><text:span text:style-name="T244_76"><text:s/></text:span><text:span text:style-name="T244_77">as</text:span><text:span text:style-name="T244_78"><text:s/></text:span><text:span text:style-name="T244_79">well</text:span><text:span text:style-name="T244_80"><text:s/></text:span><text:span text:style-name="T244_81">as</text:span><text:span text:style-name="T244_82"><text:s/></text:span><text:span text:style-name="T244_83">the</text:span><text:span text:style-name="T244_84"><text:s/></text:span><text:span text:style-name="T244_85">preceding</text:span><text:span text:style-name="T244_86"><text:s/></text:span><text:span text:style-name="T244_87">paragraphs</text:span><text:span text:style-name="T244_88"><text:s/></text:span><text:span text:style-name="T244_89">of</text:span><text:span text:style-name="T244_90"><text:s/></text:span><text:span text:style-name="T244_91">this</text:span><text:span text:style-name="T244_92"><text:s/></text:span><text:span text:style-name="T244_93">section</text:span><text:span text:style-name="T244_94"><text:s/></text:span><text:span text:style-name="T244_95">of</text:span><text:span text:style-name="T244_96"><text:s/></text:span><text:span text:style-name="T244_97">this</text:span><text:span text:style-name="T244_98"><text:s/></text:span><text:span text:style-name="T244_99">article</text:span><text:span text:style-name="T244_100">,<text:s/></text:span><text:span text:style-name="T244_101">the</text:span><text:span text:style-name="T244_102"><text:s/></text:span><text:span text:style-name="T244_103">board</text:span><text:span text:style-name="T244_104"><text:s/></text:span><text:span text:style-name="T244_105">or</text:span><text:span text:style-name="T244_106"><text:s/></text:span><text:span text:style-name="T244_107">a</text:span><text:span text:style-name="T244_108"><text:s/></text:span><text:span text:style-name="T244_109">duly</text:span><text:span text:style-name="T244_110"><text:s/></text:span><text:span text:style-name="T244_111">constituted</text:span><text:span text:style-name="T244_112"><text:s/></text:span><text:span text:style-name="T244_113">compensation</text:span><text:span text:style-name="T244_114"><text:s/></text:span><text:span text:style-name="T244_115">committee</text:span><text:span text:style-name="T244_116"><text:s/></text:span><text:span text:style-name="T244_117">of</text:span><text:span text:style-name="T244_118"><text:s/></text:span><text:span text:style-name="T244_119">the</text:span><text:span text:style-name="T244_120"><text:s/></text:span><text:span text:style-name="T244_121">board</text:span><text:span text:style-name="T244_122"><text:s/></text:span><text:span text:style-name="T244_123">shall</text:span><text:span text:style-name="T244_124"><text:s/></text:span><text:span text:style-name="T244_125">also</text:span><text:span text:style-name="T244_126"><text:s/></text:span><text:span text:style-name="T244_127">comply</text:span><text:span text:style-name="T244_128"><text:s/></text:span><text:span text:style-name="T244_129">with</text:span><text:span text:style-name="T244_130"><text:s/></text:span><text:span text:style-name="T244_131">the</text:span><text:span text:style-name="T244_132"><text:s/></text:span><text:span text:style-name="T244_133">following</text:span><text:span text:style-name="T244_134"><text:s/></text:span><text:span text:style-name="T244_135">additional</text:span><text:span text:style-name="T244_136"><text:s/></text:span><text:span text:style-name="T244_137">requirements</text:span><text:span text:style-name="T244_138"><text:s/></text:span><text:span text:style-name="T244_139">and</text:span><text:span text:style-name="T244_140"><text:s/></text:span><text:span text:style-name="T244_141">procedures</text:span><text:span text:style-name="T244_142">:</text:span></text:p>
      <text:p text:style-name="P245"><text:span text:style-name="T245_1">a</text:span><text:span text:style-name="T245_2">.<text:tab/></text:span><text:span text:style-name="T245_3">the</text:span><text:span text:style-name="T245_4"><text:s/></text:span><text:span text:style-name="T245_5">terms</text:span><text:span text:style-name="T245_6"><text:s/></text:span><text:span text:style-name="T245_7">of</text:span><text:span text:style-name="T245_8"><text:s/></text:span><text:span text:style-name="T245_9">compensation</text:span><text:span text:style-name="T245_10"><text:s/></text:span><text:span text:style-name="T245_11">shall</text:span><text:span text:style-name="T245_12"><text:s/></text:span><text:span text:style-name="T245_13">be</text:span><text:span text:style-name="T245_14"><text:s/></text:span><text:span text:style-name="T245_15">approved</text:span><text:span text:style-name="T245_16"><text:s/></text:span><text:span text:style-name="T245_17">by</text:span><text:span text:style-name="T245_18"><text:s/></text:span><text:span text:style-name="T245_19">the</text:span><text:span text:style-name="T245_20"><text:s/></text:span><text:span text:style-name="T245_21">board</text:span><text:span text:style-name="T245_22"><text:s/></text:span><text:span text:style-name="T245_23">or</text:span><text:span text:style-name="T245_24"><text:s/></text:span><text:span text:style-name="T245_25">compensation</text:span><text:span text:style-name="T245_26"><text:s/></text:span><text:span text:style-name="T245_27">committee</text:span><text:span text:style-name="T245_28"><text:s/></text:span><text:span text:style-name="T245_29">prior</text:span><text:span text:style-name="T245_30"><text:s/></text:span><text:span text:style-name="T245_31">to</text:span><text:span text:style-name="T245_32"><text:s/></text:span><text:span text:style-name="T245_33">the</text:span><text:span text:style-name="T245_34"><text:s/></text:span><text:span text:style-name="T245_35">first</text:span><text:span text:style-name="T245_36"><text:s/></text:span><text:span text:style-name="T245_37">payment</text:span><text:span text:style-name="T245_38"><text:s/></text:span><text:span text:style-name="T245_39">of</text:span><text:span text:style-name="T245_40"><text:s/></text:span><text:span text:style-name="T245_41">compensation</text:span><text:span text:style-name="T245_42">;</text:span></text:p>
      <text:p text:style-name="P246"><text:span text:style-name="T246_1">b</text:span><text:span text:style-name="T246_2">.<text:tab/></text:span><text:span text:style-name="T246_3">all</text:span><text:span text:style-name="T246_4"><text:s/></text:span><text:span text:style-name="T246_5">members</text:span><text:span text:style-name="T246_6"><text:s/></text:span><text:span text:style-name="T246_7">of</text:span><text:span text:style-name="T246_8"><text:s/></text:span><text:span text:style-name="T246_9">the</text:span><text:span text:style-name="T246_10"><text:s/></text:span><text:span text:style-name="T246_11">board</text:span><text:span text:style-name="T246_12"><text:s/></text:span><text:span text:style-name="T246_13">or</text:span><text:span text:style-name="T246_14"><text:s/></text:span><text:span text:style-name="T246_15">compensation</text:span><text:span text:style-name="T246_16"><text:s/></text:span><text:span text:style-name="T246_17">committee</text:span><text:span text:style-name="T246_18"><text:s/></text:span><text:span text:style-name="T246_19">who</text:span><text:span text:style-name="T246_20"><text:s/></text:span><text:span text:style-name="T246_21">approve</text:span><text:span text:style-name="T246_22"><text:s/></text:span><text:span text:style-name="T246_23">compensation</text:span><text:span text:style-name="T246_24"><text:s/></text:span><text:span text:style-name="T246_25">arrangements</text:span><text:span text:style-name="T246_26"><text:s/></text:span><text:span text:style-name="T246_27">must</text:span><text:span text:style-name="T246_28"><text:s/></text:span><text:span text:style-name="T246_29">not</text:span><text:span text:style-name="T246_30"><text:s/></text:span><text:span text:style-name="T246_31">have</text:span><text:span text:style-name="T246_32"><text:s/></text:span><text:span text:style-name="T246_33">a</text:span><text:span text:style-name="T246_34"><text:s/></text:span><text:span text:style-name="T246_35">conflict</text:span><text:span text:style-name="T246_36"><text:s/></text:span><text:span text:style-name="T246_37">of</text:span><text:span text:style-name="T246_38"><text:s/></text:span><text:span text:style-name="T246_39">interest</text:span><text:span text:style-name="T246_40"><text:s/></text:span><text:span text:style-name="T246_41">with</text:span><text:span text:style-name="T246_42"><text:s/></text:span><text:span text:style-name="T246_43">respect</text:span><text:span text:style-name="T246_44"><text:s/></text:span><text:span text:style-name="T246_45">to</text:span><text:span text:style-name="T246_46"><text:s/></text:span><text:span text:style-name="T246_47">the</text:span><text:span text:style-name="T246_48"><text:s/></text:span><text:span text:style-name="T246_49">compensation</text:span><text:span text:style-name="T246_50"><text:s/></text:span><text:span text:style-name="T246_51">arrangement</text:span><text:span text:style-name="T246_52"><text:s/></text:span><text:span text:style-name="T246_53">as</text:span><text:span text:style-name="T246_54"><text:s/></text:span><text:span text:style-name="T246_55">specified</text:span><text:span text:style-name="T246_56"><text:s/></text:span><text:span text:style-name="T246_57">in</text:span><text:span text:style-name="T246_58"><text:s/></text:span><text:span text:style-name="T246_59">IRS</text:span><text:span text:style-name="T246_60"><text:s/></text:span><text:span text:style-name="T246_61">Regulation</text:span><text:span text:style-name="T246_62"><text:s/></text:span><text:span text:style-name="T246_63">Section</text:span><text:span text:style-name="T246_64"><text:s/>53.4958-6(</text:span><text:span text:style-name="T246_65">c</text:span><text:span text:style-name="T246_66">)(</text:span><text:span text:style-name="T246_67">iii</text:span><text:span text:style-name="T246_68">),<text:s/></text:span><text:span text:style-name="T246_69">which</text:span><text:span text:style-name="T246_70"><text:s/></text:span><text:span text:style-name="T246_71">generally</text:span><text:span text:style-name="T246_72"><text:s/></text:span><text:span text:style-name="T246_73">requires</text:span><text:span text:style-name="T246_74"><text:s/></text:span><text:span text:style-name="T246_75">that</text:span><text:span text:style-name="T246_76"><text:s/></text:span><text:span text:style-name="T246_77">each</text:span><text:span text:style-name="T246_78"><text:s/></text:span><text:span text:style-name="T246_79">board</text:span><text:span text:style-name="T246_80"><text:s/></text:span><text:span text:style-name="T246_81">member</text:span><text:span text:style-name="T246_82"><text:s/></text:span><text:span text:style-name="T246_83">or</text:span><text:span text:style-name="T246_84"><text:s/></text:span><text:span text:style-name="T246_85">committee</text:span><text:span text:style-name="T246_86"><text:s/></text:span><text:span text:style-name="T246_87">member</text:span><text:span text:style-name="T246_88"><text:s/></text:span><text:span text:style-name="T246_89">approving</text:span><text:span text:style-name="T246_90"><text:s/></text:span><text:span text:style-name="T246_91">a</text:span><text:span text:style-name="T246_92"><text:s/></text:span><text:span text:style-name="T246_93">compensation</text:span><text:span text:style-name="T246_94"><text:s/></text:span><text:span text:style-name="T246_95">arrangement</text:span><text:span text:style-name="T246_96"><text:s/></text:span><text:span text:style-name="T246_97">between</text:span><text:span text:style-name="T246_98"><text:s/></text:span><text:span text:style-name="T246_99">this</text:span><text:span text:style-name="T246_100"><text:s/></text:span><text:span text:style-name="T246_101">organization</text:span><text:span text:style-name="T246_102"><text:s/></text:span><text:span text:style-name="T246_103">and</text:span><text:span text:style-name="T246_104"><text:s/></text:span><text:span text:style-name="T246_105">a</text:span><text:span text:style-name="T246_106"><text:s/>"</text:span><text:span text:style-name="T246_107">disqualified</text:span><text:span text:style-name="T246_108"><text:s/></text:span><text:span text:style-name="T246_109">person</text:span><text:span text:style-name="T246_110">"<text:s/>(</text:span><text:span text:style-name="T246_111">as</text:span><text:span text:style-name="T246_112"><text:s/></text:span><text:span text:style-name="T246_113">defined</text:span><text:span text:style-name="T246_114"><text:s/></text:span><text:span text:style-name="T246_115">in</text:span><text:span text:style-name="T246_116"><text:s/></text:span><text:span text:style-name="T246_117">Section</text:span><text:span text:style-name="T246_118"><text:s/>4958(</text:span><text:span text:style-name="T246_119">f</text:span><text:span text:style-name="T246_120">)(1)<text:s/></text:span><text:span text:style-name="T246_121">of</text:span><text:span text:style-name="T246_122"><text:s/></text:span><text:span text:style-name="T246_123">the</text:span><text:span text:style-name="T246_124"><text:s/></text:span><text:span text:style-name="T246_125">Internal</text:span><text:span text:style-name="T246_126"><text:s/></text:span><text:span text:style-name="T246_127">Revenue</text:span><text:span text:style-name="T246_128"><text:s/></text:span><text:span text:style-name="T246_129">Code</text:span><text:span text:style-name="T246_130"><text:s/></text:span><text:span text:style-name="T246_131">and</text:span><text:span text:style-name="T246_132"><text:s/></text:span><text:span text:style-name="T246_133">as</text:span><text:span text:style-name="T246_134"><text:s/></text:span><text:span text:style-name="T246_135">amplified</text:span><text:span text:style-name="T246_136"><text:s/></text:span><text:span text:style-name="T246_137">by</text:span><text:span text:style-name="T246_138"><text:s/></text:span><text:span text:style-name="T246_139">Section</text:span><text:span text:style-name="T246_140"><text:s/>53.4958-3<text:s/></text:span><text:span text:style-name="T246_141">of</text:span><text:span text:style-name="T246_142"><text:s/></text:span><text:span text:style-name="T246_143">the</text:span><text:span text:style-name="T246_144"><text:s/></text:span><text:span text:style-name="T246_145">IRS</text:span><text:span text:style-name="T246_146"><text:s/></text:span><text:span text:style-name="T246_147">Regulations</text:span><text:span text:style-name="T246_148">):</text:span></text:p>
      <text:p text:style-name="P247"><text:span text:style-name="T247_1">1.<text:tab/></text:span><text:span text:style-name="T247_2">is</text:span><text:span text:style-name="T247_3"><text:s/></text:span><text:span text:style-name="T247_4">not</text:span><text:span text:style-name="T247_5"><text:s/></text:span><text:span text:style-name="T247_6">the</text:span><text:span text:style-name="T247_7"><text:s/></text:span><text:span text:style-name="T247_8">person</text:span><text:span text:style-name="T247_9"><text:s/></text:span><text:span text:style-name="T247_10">who</text:span><text:span text:style-name="T247_11"><text:s/></text:span><text:span text:style-name="T247_12">is</text:span><text:span text:style-name="T247_13"><text:s/></text:span><text:span text:style-name="T247_14">the</text:span><text:span text:style-name="T247_15"><text:s/></text:span><text:span text:style-name="T247_16">subject</text:span><text:span text:style-name="T247_17"><text:s/></text:span><text:span text:style-name="T247_18">of</text:span><text:span text:style-name="T247_19"><text:s/></text:span><text:span text:style-name="T247_20">the</text:span><text:span text:style-name="T247_21"><text:s/></text:span><text:span text:style-name="T247_22">compensation</text:span><text:span text:style-name="T247_23"><text:s/></text:span><text:span text:style-name="T247_24">arrangement</text:span><text:span text:style-name="T247_25">,<text:s/></text:span><text:span text:style-name="T247_26">or</text:span><text:span text:style-name="T247_27"><text:s/></text:span><text:span text:style-name="T247_28">a</text:span><text:span text:style-name="T247_29"><text:s/></text:span><text:span text:style-name="T247_30">family</text:span><text:span text:style-name="T247_31"><text:s/></text:span><text:span text:style-name="T247_32">member</text:span><text:span text:style-name="T247_33"><text:s/></text:span><text:span text:style-name="T247_34">of</text:span><text:span text:style-name="T247_35"><text:s/></text:span><text:span text:style-name="T247_36">such</text:span><text:span text:style-name="T247_37"><text:s/></text:span><text:span text:style-name="T247_38">person</text:span><text:span text:style-name="T247_39">;</text:span></text:p>
      <text:p text:style-name="P248"><text:span text:style-name="T248_1">2.<text:tab/></text:span><text:span text:style-name="T248_2">is</text:span><text:span text:style-name="T248_3"><text:s/></text:span><text:span text:style-name="T248_4">not</text:span><text:span text:style-name="T248_5"><text:s/></text:span><text:span text:style-name="T248_6">in</text:span><text:span text:style-name="T248_7"><text:s/></text:span><text:span text:style-name="T248_8">an</text:span><text:span text:style-name="T248_9"><text:s/></text:span><text:span text:style-name="T248_10">employment</text:span><text:span text:style-name="T248_11"><text:s/></text:span><text:span text:style-name="T248_12">relationship</text:span><text:span text:style-name="T248_13"><text:s/></text:span><text:span text:style-name="T248_14">subject</text:span><text:span text:style-name="T248_15"><text:s/></text:span><text:span text:style-name="T248_16">to</text:span><text:span text:style-name="T248_17"><text:s/></text:span><text:span text:style-name="T248_18">the</text:span><text:span text:style-name="T248_19"><text:s/></text:span><text:span text:style-name="T248_20">direction</text:span><text:span text:style-name="T248_21"><text:s/></text:span><text:span text:style-name="T248_22">or</text:span><text:span text:style-name="T248_23"><text:s/></text:span><text:span text:style-name="T248_24">control</text:span><text:span text:style-name="T248_25"><text:s/></text:span><text:span text:style-name="T248_26">of</text:span><text:span text:style-name="T248_27"><text:s/></text:span><text:span text:style-name="T248_28">the</text:span><text:span text:style-name="T248_29"><text:s/></text:span><text:span text:style-name="T248_30">person</text:span><text:span text:style-name="T248_31"><text:s/></text:span><text:span text:style-name="T248_32">who</text:span><text:span text:style-name="T248_33"><text:s/></text:span><text:span text:style-name="T248_34">is</text:span><text:span text:style-name="T248_35"><text:s/></text:span><text:span text:style-name="T248_36">the</text:span><text:span text:style-name="T248_37"><text:s/></text:span><text:span text:style-name="T248_38">subject</text:span><text:span text:style-name="T248_39"><text:s/></text:span><text:span text:style-name="T248_40">of</text:span><text:span text:style-name="T248_41"><text:s/></text:span><text:span text:style-name="T248_42">the</text:span><text:span text:style-name="T248_43"><text:s/></text:span><text:span text:style-name="T248_44">compensation</text:span><text:span text:style-name="T248_45"><text:s/></text:span><text:span text:style-name="T248_46">arrangement</text:span><text:span text:style-name="T248_47">;</text:span></text:p>
      <text:p text:style-name="P249"><text:span text:style-name="T249_1">3.<text:tab/></text:span><text:span text:style-name="T249_2">does</text:span><text:span text:style-name="T249_3"><text:s/></text:span><text:span text:style-name="T249_4">not</text:span><text:span text:style-name="T249_5"><text:s/></text:span><text:span text:style-name="T249_6">receive</text:span><text:span text:style-name="T249_7"><text:s/></text:span><text:span text:style-name="T249_8">compensation</text:span><text:span text:style-name="T249_9"><text:s/></text:span><text:span text:style-name="T249_10">or</text:span><text:span text:style-name="T249_11"><text:s/></text:span><text:span text:style-name="T249_12">other</text:span><text:span text:style-name="T249_13"><text:s/></text:span><text:span text:style-name="T249_14">payments</text:span><text:span text:style-name="T249_15"><text:s/></text:span><text:span text:style-name="T249_16">subject</text:span><text:span text:style-name="T249_17"><text:s/></text:span><text:span text:style-name="T249_18">to</text:span><text:span text:style-name="T249_19"><text:s/></text:span><text:span text:style-name="T249_20">approval</text:span><text:span text:style-name="T249_21"><text:s/></text:span><text:span text:style-name="T249_22">by</text:span><text:span text:style-name="T249_23"><text:s/></text:span><text:span text:style-name="T249_24">the</text:span><text:span text:style-name="T249_25"><text:s/></text:span><text:span text:style-name="T249_26">person</text:span><text:span text:style-name="T249_27"><text:s/></text:span><text:span text:style-name="T249_28">who</text:span><text:span text:style-name="T249_29"><text:s/></text:span><text:span text:style-name="T249_30">is</text:span><text:span text:style-name="T249_31"><text:s/></text:span><text:span text:style-name="T249_32">the</text:span><text:span text:style-name="T249_33"><text:s/></text:span><text:span text:style-name="T249_34">subject</text:span><text:span text:style-name="T249_35"><text:s/></text:span><text:span text:style-name="T249_36">of</text:span><text:span text:style-name="T249_37"><text:s/></text:span><text:span text:style-name="T249_38">the</text:span><text:span text:style-name="T249_39"><text:s/></text:span><text:span text:style-name="T249_40">compensation</text:span><text:span text:style-name="T249_41"><text:s/></text:span><text:span text:style-name="T249_42">arrangement</text:span><text:span text:style-name="T249_43">;</text:span></text:p>
      <text:p text:style-name="P250"><text:span text:style-name="T250_1">4.<text:tab/></text:span><text:span text:style-name="T250_2">has</text:span><text:span text:style-name="T250_3"><text:s/></text:span><text:span text:style-name="T250_4">no</text:span><text:span text:style-name="T250_5"><text:s/></text:span><text:span text:style-name="T250_6">material</text:span><text:span text:style-name="T250_7"><text:s/></text:span><text:span text:style-name="T250_8">financial</text:span><text:span text:style-name="T250_9"><text:s/></text:span><text:span text:style-name="T250_10">interest</text:span><text:span text:style-name="T250_11"><text:s/></text:span><text:span text:style-name="T250_12">affected</text:span><text:span text:style-name="T250_13"><text:s/></text:span><text:span text:style-name="T250_14">by</text:span><text:span text:style-name="T250_15"><text:s/></text:span><text:span text:style-name="T250_16">the</text:span><text:span text:style-name="T250_17"><text:s/></text:span><text:span text:style-name="T250_18">compensation</text:span><text:span text:style-name="T250_19"><text:s/></text:span><text:span text:style-name="T250_20">arrangement</text:span><text:span text:style-name="T250_21">;<text:s/></text:span><text:span text:style-name="T250_22">and</text:span></text:p>
      <text:p text:style-name="P251"><text:span text:style-name="T251_1">5.<text:tab/></text:span><text:span text:style-name="T251_2">does</text:span><text:span text:style-name="T251_3"><text:s/></text:span><text:span text:style-name="T251_4">not</text:span><text:span text:style-name="T251_5"><text:s/></text:span><text:span text:style-name="T251_6">approve</text:span><text:span text:style-name="T251_7"><text:s/></text:span><text:span text:style-name="T251_8">a</text:span><text:span text:style-name="T251_9"><text:s/></text:span><text:span text:style-name="T251_10">transaction</text:span><text:span text:style-name="T251_11"><text:s/></text:span><text:span text:style-name="T251_12">providing</text:span><text:span text:style-name="T251_13"><text:s/></text:span><text:span text:style-name="T251_14">economic</text:span><text:span text:style-name="T251_15"><text:s/></text:span><text:span text:style-name="T251_16">benefits</text:span><text:span text:style-name="T251_17"><text:s/></text:span><text:span text:style-name="T251_18">to</text:span><text:span text:style-name="T251_19"><text:s/></text:span><text:span text:style-name="T251_20">the</text:span><text:span text:style-name="T251_21"><text:s/></text:span><text:span text:style-name="T251_22">person</text:span><text:span text:style-name="T251_23"><text:s/></text:span><text:span text:style-name="T251_24">who</text:span><text:span text:style-name="T251_25"><text:s/></text:span><text:span text:style-name="T251_26">is</text:span><text:span text:style-name="T251_27"><text:s/></text:span><text:span text:style-name="T251_28">the</text:span><text:span text:style-name="T251_29"><text:s/></text:span><text:span text:style-name="T251_30">subject</text:span><text:span text:style-name="T251_31"><text:s/></text:span><text:span text:style-name="T251_32">of</text:span><text:span text:style-name="T251_33"><text:s/></text:span><text:span text:style-name="T251_34">the</text:span><text:span text:style-name="T251_35"><text:s/></text:span><text:span text:style-name="T251_36">compensation</text:span><text:span text:style-name="T251_37"><text:s/></text:span><text:span text:style-name="T251_38">arrangement</text:span><text:span text:style-name="T251_39">,<text:s/></text:span><text:span text:style-name="T251_40">who</text:span><text:span text:style-name="T251_41"><text:s/></text:span><text:span text:style-name="T251_42">in</text:span><text:span text:style-name="T251_43"><text:s/></text:span><text:span text:style-name="T251_44">turn</text:span><text:span text:style-name="T251_45"><text:s/></text:span><text:span text:style-name="T251_46">has</text:span><text:span text:style-name="T251_47"><text:s/></text:span><text:span text:style-name="T251_48">approved</text:span><text:span text:style-name="T251_49"><text:s/></text:span><text:span text:style-name="T251_50">or</text:span><text:span text:style-name="T251_51"><text:s/></text:span><text:span text:style-name="T251_52">will</text:span><text:span text:style-name="T251_53"><text:s/></text:span><text:span text:style-name="T251_54">approve</text:span><text:span text:style-name="T251_55"><text:s/></text:span><text:span text:style-name="T251_56">a</text:span><text:span text:style-name="T251_57"><text:s/></text:span><text:span text:style-name="T251_58">transaction</text:span><text:span text:style-name="T251_59"><text:s/></text:span><text:span text:style-name="T251_60">providing</text:span><text:span text:style-name="T251_61"><text:s/></text:span><text:span text:style-name="T251_62">benefits</text:span><text:span text:style-name="T251_63"><text:s/></text:span><text:span text:style-name="T251_64">to</text:span><text:span text:style-name="T251_65"><text:s/></text:span><text:span text:style-name="T251_66">the</text:span><text:span text:style-name="T251_67"><text:s/></text:span><text:span text:style-name="T251_68">board</text:span><text:span text:style-name="T251_69"><text:s/></text:span><text:span text:style-name="T251_70">or</text:span><text:span text:style-name="T251_71"><text:s/></text:span><text:span text:style-name="T251_72">committee</text:span><text:span text:style-name="T251_73"><text:s/></text:span><text:span text:style-name="T251_74">member</text:span><text:span text:style-name="T251_75">.</text:span></text:p>
      <text:p text:style-name="P252"><text:span text:style-name="T252_1">c</text:span><text:span text:style-name="T252_2">.<text:tab/></text:span><text:span text:style-name="T252_3">the</text:span><text:span text:style-name="T252_4"><text:s/></text:span><text:span text:style-name="T252_5">board</text:span><text:span text:style-name="T252_6"><text:s/></text:span><text:span text:style-name="T252_7">or</text:span><text:span text:style-name="T252_8"><text:s/></text:span><text:span text:style-name="T252_9">compensation</text:span><text:span text:style-name="T252_10"><text:s/></text:span><text:span text:style-name="T252_11">committee</text:span><text:span text:style-name="T252_12"><text:s/></text:span><text:span text:style-name="T252_13">shall</text:span><text:span text:style-name="T252_14"><text:s/></text:span><text:span text:style-name="T252_15">obtain</text:span><text:span text:style-name="T252_16"><text:s/></text:span><text:span text:style-name="T252_17">and</text:span><text:span text:style-name="T252_18"><text:s/></text:span><text:span text:style-name="T252_19">rely</text:span><text:span text:style-name="T252_20"><text:s/></text:span><text:span text:style-name="T252_21">upon</text:span><text:span text:style-name="T252_22"><text:s/></text:span><text:span text:style-name="T252_23">appropriate</text:span><text:span text:style-name="T252_24"><text:s/></text:span><text:span text:style-name="T252_25">data</text:span><text:span text:style-name="T252_26"><text:s/></text:span><text:span text:style-name="T252_27">as</text:span><text:span text:style-name="T252_28"><text:s/></text:span><text:span text:style-name="T252_29">to</text:span><text:span text:style-name="T252_30"><text:s/></text:span><text:span text:style-name="T252_31">comparability</text:span><text:span text:style-name="T252_32"><text:s/></text:span><text:span text:style-name="T252_33">prior</text:span><text:span text:style-name="T252_34"><text:s/></text:span><text:span text:style-name="T252_35">to</text:span><text:span text:style-name="T252_36"><text:s/></text:span><text:span text:style-name="T252_37">approving</text:span><text:span text:style-name="T252_38"><text:s/></text:span><text:span text:style-name="T252_39">the</text:span><text:span text:style-name="T252_40"><text:s/></text:span><text:span text:style-name="T252_41">terms</text:span><text:span text:style-name="T252_42"><text:s/></text:span><text:span text:style-name="T252_43">of</text:span><text:span text:style-name="T252_44"><text:s/></text:span><text:span text:style-name="T252_45">compensation</text:span><text:span text:style-name="T252_46">.<text:s/></text:span><text:span text:style-name="T252_47">Appropriate</text:span><text:span text:style-name="T252_48"><text:s/></text:span><text:span text:style-name="T252_49">data</text:span><text:span text:style-name="T252_50"><text:s/></text:span><text:span text:style-name="T252_51">may</text:span><text:span text:style-name="T252_52"><text:s/></text:span><text:span text:style-name="T252_53">include</text:span><text:span text:style-name="T252_54"><text:s/></text:span><text:span text:style-name="T252_55">the</text:span><text:span text:style-name="T252_56"><text:s/></text:span><text:span text:style-name="T252_57">following</text:span><text:span text:style-name="T252_58">:</text:span></text:p>
      <text:p text:style-name="P253"><text:span text:style-name="T253_1">1.<text:tab/></text:span><text:span text:style-name="T253_2">compensation</text:span><text:span text:style-name="T253_3"><text:s/></text:span><text:span text:style-name="T253_4">levels</text:span><text:span text:style-name="T253_5"><text:s/></text:span><text:span text:style-name="T253_6">paid</text:span><text:span text:style-name="T253_7"><text:s/></text:span><text:span text:style-name="T253_8">by</text:span><text:span text:style-name="T253_9"><text:s/></text:span><text:span text:style-name="T253_10">similarly</text:span><text:span text:style-name="T253_11"><text:s/></text:span><text:span text:style-name="T253_12">situated</text:span><text:span text:style-name="T253_13"><text:s/></text:span><text:span text:style-name="T253_14">organizations</text:span><text:span text:style-name="T253_15">,<text:s/></text:span><text:span text:style-name="T253_16">both</text:span><text:span text:style-name="T253_17"><text:s/></text:span><text:span text:style-name="T253_18">taxable</text:span><text:span text:style-name="T253_19"><text:s/></text:span><text:span text:style-name="T253_20">and</text:span><text:span text:style-name="T253_21"><text:s/></text:span><text:span text:style-name="T253_22">tax</text:span><text:span text:style-name="T253_23">-</text:span><text:span text:style-name="T253_24">exempt</text:span><text:span text:style-name="T253_25">,<text:s/></text:span><text:span text:style-name="T253_26">for</text:span><text:span text:style-name="T253_27"><text:s/></text:span><text:span text:style-name="T253_28">functionally</text:span><text:span text:style-name="T253_29"><text:s/></text:span><text:span text:style-name="T253_30">comparable</text:span><text:span text:style-name="T253_31"><text:s/></text:span><text:span text:style-name="T253_32">positions</text:span><text:span text:style-name="T253_33">.<text:s/>"</text:span><text:span text:style-name="T253_34">Similarly</text:span><text:span text:style-name="T253_35"><text:s/></text:span><text:span text:style-name="T253_36">situated</text:span><text:span text:style-name="T253_37">"<text:s/></text:span><text:span text:style-name="T253_38">organizations</text:span><text:span text:style-name="T253_39"><text:s/></text:span><text:span text:style-name="T253_40">are</text:span><text:span text:style-name="T253_41"><text:s/></text:span><text:span text:style-name="T253_42">those</text:span><text:span text:style-name="T253_43"><text:s/></text:span><text:span text:style-name="T253_44">of</text:span><text:span text:style-name="T253_45"><text:s/></text:span><text:span text:style-name="T253_46">a</text:span><text:span text:style-name="T253_47"><text:s/></text:span><text:span text:style-name="T253_48">similar</text:span><text:span text:style-name="T253_49"><text:s/></text:span><text:span text:style-name="T253_50">size</text:span><text:span text:style-name="T253_51">,<text:s/></text:span><text:span text:style-name="T253_52">purpose</text:span><text:span text:style-name="T253_53">,<text:s/></text:span><text:span text:style-name="T253_54">and</text:span><text:span text:style-name="T253_55"><text:s/></text:span><text:span text:style-name="T253_56">with</text:span><text:span text:style-name="T253_57"><text:s/></text:span><text:span text:style-name="T253_58">similar</text:span><text:span text:style-name="T253_59"><text:s/></text:span><text:span text:style-name="T253_60">resources</text:span><text:span text:style-name="T253_61">;</text:span></text:p>
      <text:p text:style-name="P254"><text:span text:style-name="T254_1">2.<text:tab/></text:span><text:span text:style-name="T254_2">the</text:span><text:span text:style-name="T254_3"><text:s/></text:span><text:span text:style-name="T254_4">availability</text:span><text:span text:style-name="T254_5"><text:s/></text:span><text:span text:style-name="T254_6">of</text:span><text:span text:style-name="T254_7"><text:s/></text:span><text:span text:style-name="T254_8">similar</text:span><text:span text:style-name="T254_9"><text:s/></text:span><text:span text:style-name="T254_10">services</text:span><text:span text:style-name="T254_11"><text:s/></text:span><text:span text:style-name="T254_12">in</text:span><text:span text:style-name="T254_13"><text:s/></text:span><text:span text:style-name="T254_14">the</text:span><text:span text:style-name="T254_15"><text:s/></text:span><text:span text:style-name="T254_16">geographic</text:span><text:span text:style-name="T254_17"><text:s/></text:span><text:span text:style-name="T254_18">area</text:span><text:span text:style-name="T254_19"><text:s/></text:span><text:span text:style-name="T254_20">of</text:span><text:span text:style-name="T254_21"><text:s/></text:span><text:span text:style-name="T254_22">this</text:span><text:span text:style-name="T254_23"><text:s/></text:span><text:span text:style-name="T254_24">organization</text:span><text:span text:style-name="T254_25">;</text:span></text:p>
      <text:p text:style-name="P255"><text:span text:style-name="T255_1">3.<text:tab/></text:span><text:span text:style-name="T255_2">current</text:span><text:span text:style-name="T255_3"><text:s/></text:span><text:span text:style-name="T255_4">compensation</text:span><text:span text:style-name="T255_5"><text:s/></text:span><text:span text:style-name="T255_6">surveys</text:span><text:span text:style-name="T255_7"><text:s/></text:span><text:span text:style-name="T255_8">compiled</text:span><text:span text:style-name="T255_9"><text:s/></text:span><text:span text:style-name="T255_10">by</text:span><text:span text:style-name="T255_11"><text:s/></text:span><text:span text:style-name="T255_12">independent</text:span><text:span text:style-name="T255_13"><text:s/></text:span><text:span text:style-name="T255_14">firms</text:span><text:span text:style-name="T255_15">;</text:span></text:p>
      <text:p text:style-name="P256"><text:span text:style-name="T256_1">4.<text:tab/></text:span><text:span text:style-name="T256_2">actual</text:span><text:span text:style-name="T256_3"><text:s/></text:span><text:span text:style-name="T256_4">written</text:span><text:span text:style-name="T256_5"><text:s/></text:span><text:span text:style-name="T256_6">offers</text:span><text:span text:style-name="T256_7"><text:s/></text:span><text:span text:style-name="T256_8">from</text:span><text:span text:style-name="T256_9"><text:s/></text:span><text:span text:style-name="T256_10">similar</text:span><text:span text:style-name="T256_11"><text:s/></text:span><text:span text:style-name="T256_12">institutions</text:span><text:span text:style-name="T256_13"><text:s/></text:span><text:span text:style-name="T256_14">competing</text:span><text:span text:style-name="T256_15"><text:s/></text:span><text:span text:style-name="T256_16">for</text:span><text:span text:style-name="T256_17"><text:s/></text:span><text:span text:style-name="T256_18">the</text:span><text:span text:style-name="T256_19"><text:s/></text:span><text:span text:style-name="T256_20">services</text:span><text:span text:style-name="T256_21"><text:s/></text:span><text:span text:style-name="T256_22">of</text:span><text:span text:style-name="T256_23"><text:s/></text:span><text:span text:style-name="T256_24">the</text:span><text:span text:style-name="T256_25"><text:s/></text:span><text:span text:style-name="T256_26">person</text:span><text:span text:style-name="T256_27"><text:s/></text:span><text:span text:style-name="T256_28">who</text:span><text:span text:style-name="T256_29"><text:s/></text:span><text:span text:style-name="T256_30">is</text:span><text:span text:style-name="T256_31"><text:s/></text:span><text:span text:style-name="T256_32">the</text:span><text:span text:style-name="T256_33"><text:s/></text:span><text:span text:style-name="T256_34">subject</text:span><text:span text:style-name="T256_35"><text:s/></text:span><text:span text:style-name="T256_36">of</text:span><text:span text:style-name="T256_37"><text:s/></text:span><text:span text:style-name="T256_38">the</text:span><text:span text:style-name="T256_39"><text:s/></text:span><text:span text:style-name="T256_40">compensation</text:span><text:span text:style-name="T256_41"><text:s/></text:span><text:span text:style-name="T256_42">arrangement</text:span><text:span text:style-name="T256_43">;</text:span></text:p>
      <text:p text:style-name="P257"><text:span text:style-name="T257_1">As</text:span><text:span text:style-name="T257_2"><text:s/></text:span><text:span text:style-name="T257_3">allowed</text:span><text:span text:style-name="T257_4"><text:s/></text:span><text:span text:style-name="T257_5">by</text:span><text:span text:style-name="T257_6"><text:s/></text:span><text:span text:style-name="T257_7">IRS</text:span><text:span text:style-name="T257_8"><text:s/></text:span><text:span text:style-name="T257_9">Regulation</text:span><text:span text:style-name="T257_10"><text:s/>4958-6,<text:s/></text:span><text:span text:style-name="T257_11">if</text:span><text:span text:style-name="T257_12"><text:s/></text:span><text:span text:style-name="T257_13">this</text:span><text:span text:style-name="T257_14"><text:s/></text:span><text:span text:style-name="T257_15">organization</text:span><text:span text:style-name="T257_16"><text:s/></text:span><text:span text:style-name="T257_17">has</text:span><text:span text:style-name="T257_18"><text:s/></text:span><text:span text:style-name="T257_19">average</text:span><text:span text:style-name="T257_20"><text:s/></text:span><text:span text:style-name="T257_21">annual</text:span><text:span text:style-name="T257_22"><text:s/></text:span><text:span text:style-name="T257_23">gross</text:span><text:span text:style-name="T257_24"><text:s/></text:span><text:span text:style-name="T257_25">receipts</text:span><text:span text:style-name="T257_26"><text:s/>(</text:span><text:span text:style-name="T257_27">including</text:span><text:span text:style-name="T257_28"><text:s/></text:span><text:span text:style-name="T257_29">contributions</text:span><text:span text:style-name="T257_30">)<text:s/></text:span><text:span text:style-name="T257_31">for</text:span><text:span text:style-name="T257_32"><text:s/></text:span><text:span text:style-name="T257_33">its</text:span><text:span text:style-name="T257_34"><text:s/></text:span><text:span text:style-name="T257_35">three</text:span><text:span text:style-name="T257_36"><text:s/></text:span><text:span text:style-name="T257_37">prior</text:span><text:span text:style-name="T257_38"><text:s/></text:span><text:span text:style-name="T257_39">tax</text:span><text:span text:style-name="T257_40"><text:s/></text:span><text:span text:style-name="T257_41">years</text:span><text:span text:style-name="T257_42"><text:s/></text:span><text:span text:style-name="T257_43">of</text:span><text:span text:style-name="T257_44"><text:s/></text:span><text:span text:style-name="T257_45">less</text:span><text:span text:style-name="T257_46"><text:s/></text:span><text:span text:style-name="T257_47">than</text:span><text:span text:style-name="T257_48"><text:s/>$1<text:s/></text:span><text:span text:style-name="T257_49">million</text:span><text:span text:style-name="T257_50">,<text:s/></text:span><text:span text:style-name="T257_51">the</text:span><text:span text:style-name="T257_52"><text:s/></text:span><text:span text:style-name="T257_53">board</text:span><text:span text:style-name="T257_54"><text:s/></text:span><text:span text:style-name="T257_55">or</text:span><text:span text:style-name="T257_56"><text:s/></text:span><text:span text:style-name="T257_57">compensation</text:span><text:span text:style-name="T257_58"><text:s/></text:span><text:span text:style-name="T257_59">committee</text:span><text:span text:style-name="T257_60"><text:s/></text:span><text:span text:style-name="T257_61">will</text:span><text:span text:style-name="T257_62"><text:s/></text:span><text:span text:style-name="T257_63">have</text:span><text:span text:style-name="T257_64"><text:s/></text:span><text:span text:style-name="T257_65">obtained</text:span><text:span text:style-name="T257_66"><text:s/></text:span><text:span text:style-name="T257_67">and</text:span><text:span text:style-name="T257_68"><text:s/></text:span><text:span text:style-name="T257_69">relied</text:span><text:span text:style-name="T257_70"><text:s/></text:span><text:span text:style-name="T257_71">upon</text:span><text:span text:style-name="T257_72"><text:s/></text:span><text:span text:style-name="T257_73">appropriate</text:span><text:span text:style-name="T257_74"><text:s/></text:span><text:span text:style-name="T257_75">data</text:span><text:span text:style-name="T257_76"><text:s/></text:span><text:span text:style-name="T257_77">as</text:span><text:span text:style-name="T257_78"><text:s/></text:span><text:span text:style-name="T257_79">to</text:span><text:span text:style-name="T257_80"><text:s/></text:span><text:span text:style-name="T257_81">comparability</text:span><text:span text:style-name="T257_82"><text:s/></text:span><text:span text:style-name="T257_83">if</text:span><text:span text:style-name="T257_84"><text:s/></text:span><text:span text:style-name="T257_85">it</text:span><text:span text:style-name="T257_86"><text:s/></text:span><text:span text:style-name="T257_87">obtains</text:span><text:span text:style-name="T257_88"><text:s/></text:span><text:span text:style-name="T257_89">and</text:span><text:span text:style-name="T257_90"><text:s/></text:span><text:span text:style-name="T257_91">relies</text:span><text:span text:style-name="T257_92"><text:s/></text:span><text:span text:style-name="T257_93">upon</text:span><text:span text:style-name="T257_94"><text:s/></text:span><text:span text:style-name="T257_95">data</text:span><text:span text:style-name="T257_96"><text:s/></text:span><text:span text:style-name="T257_97">on</text:span><text:span text:style-name="T257_98"><text:s/></text:span><text:span text:style-name="T257_99">compensation</text:span><text:span text:style-name="T257_100"><text:s/></text:span><text:span text:style-name="T257_101">paid</text:span><text:span text:style-name="T257_102"><text:s/></text:span><text:span text:style-name="T257_103">by</text:span><text:span text:style-name="T257_104"><text:s/></text:span><text:span text:style-name="T257_105">three</text:span><text:span text:style-name="T257_106"><text:s/></text:span><text:span text:style-name="T257_107">comparable</text:span><text:span text:style-name="T257_108"><text:s/></text:span><text:span text:style-name="T257_109">organizations</text:span><text:span text:style-name="T257_110"><text:s/></text:span><text:span text:style-name="T257_111">in</text:span><text:span text:style-name="T257_112"><text:s/></text:span><text:span text:style-name="T257_113">the</text:span><text:span text:style-name="T257_114"><text:s/></text:span><text:span text:style-name="T257_115">same</text:span><text:span text:style-name="T257_116"><text:s/></text:span><text:span text:style-name="T257_117">or</text:span><text:span text:style-name="T257_118"><text:s/></text:span><text:span text:style-name="T257_119">similar</text:span><text:span text:style-name="T257_120"><text:s/></text:span><text:span text:style-name="T257_121">communities</text:span><text:span text:style-name="T257_122"><text:s/></text:span><text:span text:style-name="T257_123">for</text:span><text:span text:style-name="T257_124"><text:s/></text:span><text:span text:style-name="T257_125">similar</text:span><text:span text:style-name="T257_126"><text:s/></text:span><text:span text:style-name="T257_127">services</text:span><text:span text:style-name="T257_128">.</text:span></text:p>
      <text:p text:style-name="P258"><text:span text:style-name="T258_1">d</text:span><text:span text:style-name="T258_2">.<text:tab/></text:span><text:span text:style-name="T258_3">the</text:span><text:span text:style-name="T258_4"><text:s/></text:span><text:span text:style-name="T258_5">terms</text:span><text:span text:style-name="T258_6"><text:s/></text:span><text:span text:style-name="T258_7">of</text:span><text:span text:style-name="T258_8"><text:s/></text:span><text:span text:style-name="T258_9">compensation</text:span><text:span text:style-name="T258_10"><text:s/></text:span><text:span text:style-name="T258_11">and</text:span><text:span text:style-name="T258_12"><text:s/></text:span><text:span text:style-name="T258_13">the</text:span><text:span text:style-name="T258_14"><text:s/></text:span><text:span text:style-name="T258_15">basis</text:span><text:span text:style-name="T258_16"><text:s/></text:span><text:span text:style-name="T258_17">for</text:span><text:span text:style-name="T258_18"><text:s/></text:span><text:span text:style-name="T258_19">approving</text:span><text:span text:style-name="T258_20"><text:s/></text:span><text:span text:style-name="T258_21">them</text:span><text:span text:style-name="T258_22"><text:s/></text:span><text:span text:style-name="T258_23">shall</text:span><text:span text:style-name="T258_24"><text:s/></text:span><text:span text:style-name="T258_25">be</text:span><text:span text:style-name="T258_26"><text:s/></text:span><text:span text:style-name="T258_27">recorded</text:span><text:span text:style-name="T258_28"><text:s/></text:span><text:span text:style-name="T258_29">in</text:span><text:span text:style-name="T258_30"><text:s/></text:span><text:span text:style-name="T258_31">written</text:span><text:span text:style-name="T258_32"><text:s/></text:span><text:span text:style-name="T258_33">minutes</text:span><text:span text:style-name="T258_34"><text:s/></text:span><text:span text:style-name="T258_35">of</text:span><text:span text:style-name="T258_36"><text:s/></text:span><text:span text:style-name="T258_37">the</text:span><text:span text:style-name="T258_38"><text:s/></text:span><text:span text:style-name="T258_39">meeting</text:span><text:span text:style-name="T258_40"><text:s/></text:span><text:span text:style-name="T258_41">of</text:span><text:span text:style-name="T258_42"><text:s/></text:span><text:span text:style-name="T258_43">the</text:span><text:span text:style-name="T258_44"><text:s/></text:span><text:span text:style-name="T258_45">board</text:span><text:span text:style-name="T258_46"><text:s/></text:span><text:span text:style-name="T258_47">or</text:span><text:span text:style-name="T258_48"><text:s/></text:span><text:span text:style-name="T258_49">compensation</text:span><text:span text:style-name="T258_50"><text:s/></text:span><text:span text:style-name="T258_51">committee</text:span><text:span text:style-name="T258_52"><text:s/></text:span><text:span text:style-name="T258_53">that</text:span><text:span text:style-name="T258_54"><text:s/></text:span><text:span text:style-name="T258_55">approved</text:span><text:span text:style-name="T258_56"><text:s/></text:span><text:span text:style-name="T258_57">the</text:span><text:span text:style-name="T258_58"><text:s/></text:span><text:span text:style-name="T258_59">compensation</text:span><text:span text:style-name="T258_60">.<text:s/></text:span><text:span text:style-name="T258_61">Such</text:span><text:span text:style-name="T258_62"><text:s/></text:span><text:span text:style-name="T258_63">documentation</text:span><text:span text:style-name="T258_64"><text:s/></text:span><text:span text:style-name="T258_65">shall</text:span><text:span text:style-name="T258_66"><text:s/></text:span><text:span text:style-name="T258_67">include</text:span><text:span text:style-name="T258_68">:</text:span></text:p>
      <text:p text:style-name="P259"><text:span text:style-name="T259_1">1.<text:tab/></text:span><text:span text:style-name="T259_2">the</text:span><text:span text:style-name="T259_3"><text:s/></text:span><text:span text:style-name="T259_4">terms</text:span><text:span text:style-name="T259_5"><text:s/></text:span><text:span text:style-name="T259_6">of</text:span><text:span text:style-name="T259_7"><text:s/></text:span><text:span text:style-name="T259_8">the</text:span><text:span text:style-name="T259_9"><text:s/></text:span><text:span text:style-name="T259_10">compensation</text:span><text:span text:style-name="T259_11"><text:s/></text:span><text:span text:style-name="T259_12">arrangement</text:span><text:span text:style-name="T259_13"><text:s/></text:span><text:span text:style-name="T259_14">and</text:span><text:span text:style-name="T259_15"><text:s/></text:span><text:span text:style-name="T259_16">the</text:span><text:span text:style-name="T259_17"><text:s/></text:span><text:span text:style-name="T259_18">date</text:span><text:span text:style-name="T259_19"><text:s/></text:span><text:span text:style-name="T259_20">it</text:span><text:span text:style-name="T259_21"><text:s/></text:span><text:span text:style-name="T259_22">was</text:span><text:span text:style-name="T259_23"><text:s/></text:span><text:span text:style-name="T259_24">approved</text:span><text:span text:style-name="T259_25">;</text:span></text:p>
      <text:p text:style-name="P260"><text:span text:style-name="T260_1">2.<text:tab/></text:span><text:span text:style-name="T260_2">the</text:span><text:span text:style-name="T260_3"><text:s/></text:span><text:span text:style-name="T260_4">members</text:span><text:span text:style-name="T260_5"><text:s/></text:span><text:span text:style-name="T260_6">of</text:span><text:span text:style-name="T260_7"><text:s/></text:span><text:span text:style-name="T260_8">the</text:span><text:span text:style-name="T260_9"><text:s/></text:span><text:span text:style-name="T260_10">board</text:span><text:span text:style-name="T260_11"><text:s/></text:span><text:span text:style-name="T260_12">or</text:span><text:span text:style-name="T260_13"><text:s/></text:span><text:span text:style-name="T260_14">compensation</text:span><text:span text:style-name="T260_15"><text:s/></text:span><text:span text:style-name="T260_16">committee</text:span><text:span text:style-name="T260_17"><text:s/></text:span><text:span text:style-name="T260_18">who</text:span><text:span text:style-name="T260_19"><text:s/></text:span><text:span text:style-name="T260_20">were</text:span><text:span text:style-name="T260_21"><text:s/></text:span><text:span text:style-name="T260_22">present</text:span><text:span text:style-name="T260_23"><text:s/></text:span><text:span text:style-name="T260_24">during</text:span><text:span text:style-name="T260_25"><text:s/></text:span><text:span text:style-name="T260_26">debate</text:span><text:span text:style-name="T260_27"><text:s/></text:span><text:span text:style-name="T260_28">on</text:span><text:span text:style-name="T260_29"><text:s/></text:span><text:span text:style-name="T260_30">the</text:span><text:span text:style-name="T260_31"><text:s/></text:span><text:span text:style-name="T260_32">transaction</text:span><text:span text:style-name="T260_33">,<text:s/></text:span><text:span text:style-name="T260_34">those</text:span><text:span text:style-name="T260_35"><text:s/></text:span><text:span text:style-name="T260_36">who</text:span><text:span text:style-name="T260_37"><text:s/></text:span><text:span text:style-name="T260_38">voted</text:span><text:span text:style-name="T260_39"><text:s/></text:span><text:span text:style-name="T260_40">on</text:span><text:span text:style-name="T260_41"><text:s/></text:span><text:span text:style-name="T260_42">it</text:span><text:span text:style-name="T260_43">,<text:s/></text:span><text:span text:style-name="T260_44">and</text:span><text:span text:style-name="T260_45"><text:s/></text:span><text:span text:style-name="T260_46">the</text:span><text:span text:style-name="T260_47"><text:s/></text:span><text:span text:style-name="T260_48">votes</text:span><text:span text:style-name="T260_49"><text:s/></text:span><text:span text:style-name="T260_50">cast</text:span><text:span text:style-name="T260_51"><text:s/></text:span><text:span text:style-name="T260_52">by</text:span><text:span text:style-name="T260_53"><text:s/></text:span><text:span text:style-name="T260_54">each</text:span><text:span text:style-name="T260_55"><text:s/></text:span><text:span text:style-name="T260_56">board</text:span><text:span text:style-name="T260_57"><text:s/></text:span><text:span text:style-name="T260_58">or</text:span><text:span text:style-name="T260_59"><text:s/></text:span><text:span text:style-name="T260_60">committee</text:span><text:span text:style-name="T260_61"><text:s/></text:span><text:span text:style-name="T260_62">member</text:span><text:span text:style-name="T260_63">;</text:span></text:p>
      <text:p text:style-name="P261"><text:span text:style-name="T261_1">3.<text:tab/></text:span><text:span text:style-name="T261_2">the</text:span><text:span text:style-name="T261_3"><text:s/></text:span><text:span text:style-name="T261_4">comparability</text:span><text:span text:style-name="T261_5"><text:s/></text:span><text:span text:style-name="T261_6">data</text:span><text:span text:style-name="T261_7"><text:s/></text:span><text:span text:style-name="T261_8">obtained</text:span><text:span text:style-name="T261_9"><text:s/></text:span><text:span text:style-name="T261_10">and</text:span><text:span text:style-name="T261_11"><text:s/></text:span><text:span text:style-name="T261_12">relied</text:span><text:span text:style-name="T261_13"><text:s/></text:span><text:span text:style-name="T261_14">upon</text:span><text:span text:style-name="T261_15"><text:s/></text:span><text:span text:style-name="T261_16">and</text:span><text:span text:style-name="T261_17"><text:s/></text:span><text:span text:style-name="T261_18">how</text:span><text:span text:style-name="T261_19"><text:s/></text:span><text:span text:style-name="T261_20">the</text:span><text:span text:style-name="T261_21"><text:s/></text:span><text:span text:style-name="T261_22">data</text:span><text:span text:style-name="T261_23"><text:s/></text:span><text:span text:style-name="T261_24">was</text:span><text:span text:style-name="T261_25"><text:s/></text:span><text:span text:style-name="T261_26">obtained</text:span><text:span text:style-name="T261_27">;</text:span></text:p>
      <text:p text:style-name="P262"><text:span text:style-name="T262_1">4.<text:tab/></text:span><text:span text:style-name="T262_2">If</text:span><text:span text:style-name="T262_3"><text:s/></text:span><text:span text:style-name="T262_4">the</text:span><text:span text:style-name="T262_5"><text:s/></text:span><text:span text:style-name="T262_6">board</text:span><text:span text:style-name="T262_7"><text:s/></text:span><text:span text:style-name="T262_8">or</text:span><text:span text:style-name="T262_9"><text:s/></text:span><text:span text:style-name="T262_10">compensation</text:span><text:span text:style-name="T262_11"><text:s/></text:span><text:span text:style-name="T262_12">committee</text:span><text:span text:style-name="T262_13"><text:s/></text:span><text:span text:style-name="T262_14">determines</text:span><text:span text:style-name="T262_15"><text:s/></text:span><text:span text:style-name="T262_16">that</text:span><text:span text:style-name="T262_17"><text:s/></text:span><text:span text:style-name="T262_18">reasonable</text:span><text:span text:style-name="T262_19"><text:s/></text:span><text:span text:style-name="T262_20">compensation</text:span><text:span text:style-name="T262_21"><text:s/></text:span><text:span text:style-name="T262_22">for</text:span><text:span text:style-name="T262_23"><text:s/></text:span><text:span text:style-name="T262_24">a</text:span><text:span text:style-name="T262_25"><text:s/></text:span><text:span text:style-name="T262_26">specific</text:span><text:span text:style-name="T262_27"><text:s/></text:span><text:span text:style-name="T262_28">position</text:span><text:span text:style-name="T262_29"><text:s/></text:span><text:span text:style-name="T262_30">in</text:span><text:span text:style-name="T262_31"><text:s/></text:span><text:span text:style-name="T262_32">this</text:span><text:span text:style-name="T262_33"><text:s/></text:span><text:span text:style-name="T262_34">organization</text:span><text:span text:style-name="T262_35"><text:s/></text:span><text:span text:style-name="T262_36">or</text:span><text:span text:style-name="T262_37"><text:s/></text:span><text:span text:style-name="T262_38">for</text:span><text:span text:style-name="T262_39"><text:s/></text:span><text:span text:style-name="T262_40">providing</text:span><text:span text:style-name="T262_41"><text:s/></text:span><text:span text:style-name="T262_42">services</text:span><text:span text:style-name="T262_43"><text:s/></text:span><text:span text:style-name="T262_44">under</text:span><text:span text:style-name="T262_45"><text:s/></text:span><text:span text:style-name="T262_46">any</text:span><text:span text:style-name="T262_47"><text:s/></text:span><text:span text:style-name="T262_48">other</text:span><text:span text:style-name="T262_49"><text:s/></text:span><text:span text:style-name="T262_50">compensation</text:span><text:span text:style-name="T262_51"><text:s/></text:span><text:span text:style-name="T262_52">arrangement</text:span><text:span text:style-name="T262_53"><text:s/></text:span><text:span text:style-name="T262_54">with</text:span><text:span text:style-name="T262_55"><text:s/></text:span><text:span text:style-name="T262_56">this</text:span><text:span text:style-name="T262_57"><text:s/></text:span><text:span text:style-name="T262_58">organization</text:span><text:span text:style-name="T262_59"><text:s/></text:span><text:span text:style-name="T262_60">is</text:span><text:span text:style-name="T262_61"><text:s/></text:span><text:span text:style-name="T262_62">higher</text:span><text:span text:style-name="T262_63"><text:s/></text:span><text:span text:style-name="T262_64">or</text:span><text:span text:style-name="T262_65"><text:s/></text:span><text:span text:style-name="T262_66">lower</text:span><text:span text:style-name="T262_67"><text:s/></text:span><text:span text:style-name="T262_68">than</text:span><text:span text:style-name="T262_69"><text:s/></text:span><text:span text:style-name="T262_70">the</text:span><text:span text:style-name="T262_71"><text:s/></text:span><text:span text:style-name="T262_72">range</text:span><text:span text:style-name="T262_73"><text:s/></text:span><text:span text:style-name="T262_74">of</text:span><text:span text:style-name="T262_75"><text:s/></text:span><text:span text:style-name="T262_76">comparability</text:span><text:span text:style-name="T262_77"><text:s/></text:span><text:span text:style-name="T262_78">data</text:span><text:span text:style-name="T262_79"><text:s/></text:span><text:span text:style-name="T262_80">obtained</text:span><text:span text:style-name="T262_81">,<text:s/></text:span><text:span text:style-name="T262_82">the</text:span><text:span text:style-name="T262_83"><text:s/></text:span><text:span text:style-name="T262_84">board</text:span><text:span text:style-name="T262_85"><text:s/></text:span><text:span text:style-name="T262_86">or</text:span><text:span text:style-name="T262_87"><text:s/></text:span><text:span text:style-name="T262_88">committee</text:span><text:span text:style-name="T262_89"><text:s/></text:span><text:span text:style-name="T262_90">shall</text:span><text:span text:style-name="T262_91"><text:s/></text:span><text:span text:style-name="T262_92">record</text:span><text:span text:style-name="T262_93"><text:s/></text:span><text:span text:style-name="T262_94">in</text:span><text:span text:style-name="T262_95"><text:s/></text:span><text:span text:style-name="T262_96">the</text:span><text:span text:style-name="T262_97"><text:s/></text:span><text:span text:style-name="T262_98">minutes</text:span><text:span text:style-name="T262_99"><text:s/></text:span><text:span text:style-name="T262_100">of</text:span><text:span text:style-name="T262_101"><text:s/></text:span><text:span text:style-name="T262_102">the</text:span><text:span text:style-name="T262_103"><text:s/></text:span><text:span text:style-name="T262_104">meeting</text:span><text:span text:style-name="T262_105"><text:s/></text:span><text:span text:style-name="T262_106">the</text:span><text:span text:style-name="T262_107"><text:s/></text:span><text:span text:style-name="T262_108">basis</text:span><text:span text:style-name="T262_109"><text:s/></text:span><text:span text:style-name="T262_110">for</text:span><text:span text:style-name="T262_111"><text:s/></text:span><text:span text:style-name="T262_112">its</text:span><text:span text:style-name="T262_113"><text:s/></text:span><text:span text:style-name="T262_114">determination</text:span><text:span text:style-name="T262_115">;</text:span></text:p>
      <text:p text:style-name="P263"><text:span text:style-name="T263_1">5.<text:s/><text:tab/></text:span><text:span text:style-name="T263_2">If</text:span><text:span text:style-name="T263_3"><text:s/></text:span><text:span text:style-name="T263_4">the</text:span><text:span text:style-name="T263_5"><text:s/></text:span><text:span text:style-name="T263_6">board</text:span><text:span text:style-name="T263_7"><text:s/></text:span><text:span text:style-name="T263_8">or</text:span><text:span text:style-name="T263_9"><text:s/></text:span><text:span text:style-name="T263_10">committee</text:span><text:span text:style-name="T263_11"><text:s/></text:span><text:span text:style-name="T263_12">makes</text:span><text:span text:style-name="T263_13"><text:s/></text:span><text:span text:style-name="T263_14">adjustments</text:span><text:span text:style-name="T263_15"><text:s/></text:span><text:span text:style-name="T263_16">to</text:span><text:span text:style-name="T263_17"><text:s/></text:span><text:span text:style-name="T263_18">comparability</text:span><text:span text:style-name="T263_19"><text:s/></text:span><text:span text:style-name="T263_20">data</text:span><text:span text:style-name="T263_21"><text:s/></text:span><text:span text:style-name="T263_22">due</text:span><text:span text:style-name="T263_23"><text:s/></text:span><text:span text:style-name="T263_24">to</text:span><text:span text:style-name="T263_25"><text:s/></text:span><text:span text:style-name="T263_26">geographic</text:span><text:span text:style-name="T263_27"><text:s/></text:span><text:span text:style-name="T263_28">area</text:span><text:span text:style-name="T263_29"><text:s/></text:span><text:span text:style-name="T263_30">or</text:span><text:span text:style-name="T263_31"><text:s/></text:span><text:span text:style-name="T263_32">other</text:span><text:span text:style-name="T263_33"><text:s/></text:span><text:span text:style-name="T263_34">specific</text:span><text:span text:style-name="T263_35"><text:s/></text:span><text:span text:style-name="T263_36">conditions</text:span><text:span text:style-name="T263_37">,<text:s/></text:span><text:span text:style-name="T263_38">these</text:span><text:span text:style-name="T263_39"><text:s/></text:span><text:span text:style-name="T263_40">adjustments</text:span><text:span text:style-name="T263_41"><text:s/></text:span><text:span text:style-name="T263_42">and</text:span><text:span text:style-name="T263_43"><text:s/></text:span><text:span text:style-name="T263_44">the</text:span><text:span text:style-name="T263_45"><text:s/></text:span><text:span text:style-name="T263_46">reasons</text:span><text:span text:style-name="T263_47"><text:s/></text:span><text:span text:style-name="T263_48">for</text:span><text:span text:style-name="T263_49"><text:s/></text:span><text:span text:style-name="T263_50">them</text:span><text:span text:style-name="T263_51"><text:s/></text:span><text:span text:style-name="T263_52">shall</text:span><text:span text:style-name="T263_53"><text:s/></text:span><text:span text:style-name="T263_54">be</text:span><text:span text:style-name="T263_55"><text:s/></text:span><text:span text:style-name="T263_56">recorded</text:span><text:span text:style-name="T263_57"><text:s/></text:span><text:span text:style-name="T263_58">in</text:span><text:span text:style-name="T263_59"><text:s/></text:span><text:span text:style-name="T263_60">the</text:span><text:span text:style-name="T263_61"><text:s/></text:span><text:span text:style-name="T263_62">minutes</text:span><text:span text:style-name="T263_63"><text:s/></text:span><text:span text:style-name="T263_64">of</text:span><text:span text:style-name="T263_65"><text:s/></text:span><text:span text:style-name="T263_66">the</text:span><text:span text:style-name="T263_67"><text:s/></text:span><text:span text:style-name="T263_68">board</text:span><text:span text:style-name="T263_69"><text:s/></text:span><text:span text:style-name="T263_70">or</text:span><text:span text:style-name="T263_71"><text:s/></text:span><text:span text:style-name="T263_72">committee</text:span><text:span text:style-name="T263_73"><text:s/></text:span><text:span text:style-name="T263_74">meeting</text:span><text:span text:style-name="T263_75">;</text:span></text:p>
      <text:p text:style-name="P264"><text:span text:style-name="T264_1">6.<text:tab/></text:span><text:span text:style-name="T264_2">any</text:span><text:span text:style-name="T264_3"><text:s/></text:span><text:span text:style-name="T264_4">actions</text:span><text:span text:style-name="T264_5"><text:s/></text:span><text:span text:style-name="T264_6">taken</text:span><text:span text:style-name="T264_7"><text:s/></text:span><text:span text:style-name="T264_8">with</text:span><text:span text:style-name="T264_9"><text:s/></text:span><text:span text:style-name="T264_10">respect</text:span><text:span text:style-name="T264_11"><text:s/></text:span><text:span text:style-name="T264_12">to</text:span><text:span text:style-name="T264_13"><text:s/></text:span><text:span text:style-name="T264_14">determining</text:span><text:span text:style-name="T264_15"><text:s/></text:span><text:span text:style-name="T264_16">if</text:span><text:span text:style-name="T264_17"><text:s/></text:span><text:span text:style-name="T264_18">a</text:span><text:span text:style-name="T264_19"><text:s/></text:span><text:span text:style-name="T264_20">board</text:span><text:span text:style-name="T264_21"><text:s/></text:span><text:span text:style-name="T264_22">or</text:span><text:span text:style-name="T264_23"><text:s/></text:span><text:span text:style-name="T264_24">committee</text:span><text:span text:style-name="T264_25"><text:s/></text:span><text:span text:style-name="T264_26">member</text:span><text:span text:style-name="T264_27"><text:s/></text:span><text:span text:style-name="T264_28">had</text:span><text:span text:style-name="T264_29"><text:s/></text:span><text:span text:style-name="T264_30">a</text:span><text:span text:style-name="T264_31"><text:s/></text:span><text:span text:style-name="T264_32">conflict</text:span><text:span text:style-name="T264_33"><text:s/></text:span><text:span text:style-name="T264_34">of</text:span><text:span text:style-name="T264_35"><text:s/></text:span><text:span text:style-name="T264_36">interest</text:span><text:span text:style-name="T264_37"><text:s/></text:span><text:span text:style-name="T264_38">with</text:span><text:span text:style-name="T264_39"><text:s/></text:span><text:span text:style-name="T264_40">respect</text:span><text:span text:style-name="T264_41"><text:s/></text:span><text:span text:style-name="T264_42">to</text:span><text:span text:style-name="T264_43"><text:s/></text:span><text:span text:style-name="T264_44">the</text:span><text:span text:style-name="T264_45"><text:s/></text:span><text:span text:style-name="T264_46">compensation</text:span><text:span text:style-name="T264_47"><text:s/></text:span><text:span text:style-name="T264_48">arrangement</text:span><text:span text:style-name="T264_49">,<text:s/></text:span><text:span text:style-name="T264_50">and</text:span><text:span text:style-name="T264_51"><text:s/></text:span><text:span text:style-name="T264_52">if</text:span><text:span text:style-name="T264_53"><text:s/></text:span><text:span text:style-name="T264_54">so</text:span><text:span text:style-name="T264_55">,<text:s/></text:span><text:span text:style-name="T264_56">actions</text:span><text:span text:style-name="T264_57"><text:s/></text:span><text:span text:style-name="T264_58">taken</text:span><text:span text:style-name="T264_59"><text:s/></text:span><text:span text:style-name="T264_60">to</text:span><text:span text:style-name="T264_61"><text:s/></text:span><text:span text:style-name="T264_62">make</text:span><text:span text:style-name="T264_63"><text:s/></text:span><text:span text:style-name="T264_64">sure</text:span><text:span text:style-name="T264_65"><text:s/></text:span><text:span text:style-name="T264_66">the</text:span><text:span text:style-name="T264_67"><text:s/></text:span><text:span text:style-name="T264_68">member</text:span><text:span text:style-name="T264_69"><text:s/></text:span><text:span text:style-name="T264_70">with</text:span><text:span text:style-name="T264_71"><text:s/></text:span><text:span text:style-name="T264_72">the</text:span><text:span text:style-name="T264_73"><text:s/></text:span><text:span text:style-name="T264_74">conflict</text:span><text:span text:style-name="T264_75"><text:s/></text:span><text:span text:style-name="T264_76">of</text:span><text:span text:style-name="T264_77"><text:s/></text:span><text:span text:style-name="T264_78">interest</text:span><text:span text:style-name="T264_79"><text:s/></text:span><text:span text:style-name="T264_80">did</text:span><text:span text:style-name="T264_81"><text:s/></text:span><text:span text:style-name="T264_82">not</text:span><text:span text:style-name="T264_83"><text:s/></text:span><text:span text:style-name="T264_84">affect</text:span><text:span text:style-name="T264_85"><text:s/></text:span><text:span text:style-name="T264_86">or</text:span><text:span text:style-name="T264_87"><text:s/></text:span><text:span text:style-name="T264_88">participate</text:span><text:span text:style-name="T264_89"><text:s/></text:span><text:span text:style-name="T264_90">in</text:span><text:span text:style-name="T264_91"><text:s/></text:span><text:span text:style-name="T264_92">the</text:span><text:span text:style-name="T264_93"><text:s/></text:span><text:span text:style-name="T264_94">approval</text:span><text:span text:style-name="T264_95"><text:s/></text:span><text:span text:style-name="T264_96">of</text:span><text:span text:style-name="T264_97"><text:s/></text:span><text:span text:style-name="T264_98">the</text:span><text:span text:style-name="T264_99"><text:s/></text:span><text:span text:style-name="T264_100">transaction</text:span><text:span text:style-name="T264_101"><text:s/>(</text:span><text:span text:style-name="T264_102">for</text:span><text:span text:style-name="T264_103"><text:s/></text:span><text:span text:style-name="T264_104">example</text:span><text:span text:style-name="T264_105">,<text:s/></text:span><text:span text:style-name="T264_106">a</text:span><text:span text:style-name="T264_107"><text:s/></text:span><text:span text:style-name="T264_108">notation</text:span><text:span text:style-name="T264_109"><text:s/></text:span><text:span text:style-name="T264_110">in</text:span><text:span text:style-name="T264_111"><text:s/></text:span><text:span text:style-name="T264_112">the</text:span><text:span text:style-name="T264_113"><text:s/></text:span><text:span text:style-name="T264_114">records</text:span><text:span text:style-name="T264_115"><text:s/></text:span><text:span text:style-name="T264_116">that</text:span><text:span text:style-name="T264_117"><text:s/></text:span><text:span text:style-name="T264_118">after</text:span><text:span text:style-name="T264_119"><text:s/></text:span><text:span text:style-name="T264_120">a</text:span><text:span text:style-name="T264_121"><text:s/></text:span><text:span text:style-name="T264_122">finding</text:span><text:span text:style-name="T264_123"><text:s/></text:span><text:span text:style-name="T264_124">of</text:span><text:span text:style-name="T264_125"><text:s/></text:span><text:span text:style-name="T264_126">conflict</text:span><text:span text:style-name="T264_127"><text:s/></text:span><text:span text:style-name="T264_128">of</text:span><text:span text:style-name="T264_129"><text:s/></text:span><text:span text:style-name="T264_130">interest</text:span><text:span text:style-name="T264_131"><text:s/></text:span><text:span text:style-name="T264_132">by</text:span><text:span text:style-name="T264_133"><text:s/></text:span><text:span text:style-name="T264_134">a</text:span><text:span text:style-name="T264_135"><text:s/></text:span><text:span text:style-name="T264_136">member</text:span><text:span text:style-name="T264_137">,<text:s/></text:span><text:span text:style-name="T264_138">the</text:span><text:span text:style-name="T264_139"><text:s/></text:span><text:span text:style-name="T264_140">member</text:span><text:span text:style-name="T264_141"><text:s/></text:span><text:span text:style-name="T264_142">with</text:span><text:span text:style-name="T264_143"><text:s/></text:span><text:span text:style-name="T264_144">the</text:span><text:span text:style-name="T264_145"><text:s/></text:span><text:span text:style-name="T264_146">conflict</text:span><text:span text:style-name="T264_147"><text:s/></text:span><text:span text:style-name="T264_148">of</text:span><text:span text:style-name="T264_149"><text:s/></text:span><text:span text:style-name="T264_150">interest</text:span><text:span text:style-name="T264_151"><text:s/></text:span><text:span text:style-name="T264_152">was</text:span><text:span text:style-name="T264_153"><text:s/></text:span><text:span text:style-name="T264_154">asked</text:span><text:span text:style-name="T264_155"><text:s/></text:span><text:span text:style-name="T264_156">to</text:span><text:span text:style-name="T264_157">,<text:s/></text:span><text:span text:style-name="T264_158">and</text:span><text:span text:style-name="T264_159"><text:s/></text:span><text:span text:style-name="T264_160">did</text:span><text:span text:style-name="T264_161">,<text:s/></text:span><text:span text:style-name="T264_162">leave</text:span><text:span text:style-name="T264_163"><text:s/></text:span><text:span text:style-name="T264_164">the</text:span><text:span text:style-name="T264_165"><text:s/></text:span><text:span text:style-name="T264_166">meeting</text:span><text:span text:style-name="T264_167"><text:s/></text:span><text:span text:style-name="T264_168">prior</text:span><text:span text:style-name="T264_169"><text:s/></text:span><text:span text:style-name="T264_170">to</text:span><text:span text:style-name="T264_171"><text:s/></text:span><text:span text:style-name="T264_172">a</text:span><text:span text:style-name="T264_173"><text:s/></text:span><text:span text:style-name="T264_174">discussion</text:span><text:span text:style-name="T264_175"><text:s/></text:span><text:span text:style-name="T264_176">of</text:span><text:span text:style-name="T264_177"><text:s/></text:span><text:span text:style-name="T264_178">the</text:span><text:span text:style-name="T264_179"><text:s/></text:span><text:span text:style-name="T264_180">compensation</text:span><text:span text:style-name="T264_181"><text:s/></text:span><text:span text:style-name="T264_182">arrangement</text:span><text:span text:style-name="T264_183"><text:s/></text:span><text:span text:style-name="T264_184">and</text:span><text:span text:style-name="T264_185"><text:s/></text:span><text:span text:style-name="T264_186">a</text:span><text:span text:style-name="T264_187"><text:s/></text:span><text:span text:style-name="T264_188">taking</text:span><text:span text:style-name="T264_189"><text:s/></text:span><text:span text:style-name="T264_190">of</text:span><text:span text:style-name="T264_191"><text:s/></text:span><text:span text:style-name="T264_192">the</text:span><text:span text:style-name="T264_193"><text:s/></text:span><text:span text:style-name="T264_194">votes</text:span><text:span text:style-name="T264_195"><text:s/></text:span><text:span text:style-name="T264_196">to</text:span><text:span text:style-name="T264_197"><text:s/></text:span><text:span text:style-name="T264_198">approve</text:span><text:span text:style-name="T264_199"><text:s/></text:span><text:span text:style-name="T264_200">the</text:span><text:span text:style-name="T264_201"><text:s/></text:span><text:span text:style-name="T264_202">arrangement</text:span><text:span text:style-name="T264_203">);</text:span></text:p>
      <text:p text:style-name="P265"><text:span text:style-name="T265_1">7.<text:tab/></text:span><text:span text:style-name="T265_2">The</text:span><text:span text:style-name="T265_3"><text:s/></text:span><text:span text:style-name="T265_4">minutes</text:span><text:span text:style-name="T265_5"><text:s/></text:span><text:span text:style-name="T265_6">of</text:span><text:span text:style-name="T265_7"><text:s/></text:span><text:span text:style-name="T265_8">board</text:span><text:span text:style-name="T265_9"><text:s/></text:span><text:span text:style-name="T265_10">or</text:span><text:span text:style-name="T265_11"><text:s/></text:span><text:span text:style-name="T265_12">committee</text:span><text:span text:style-name="T265_13"><text:s/></text:span><text:span text:style-name="T265_14">meetings</text:span><text:span text:style-name="T265_15"><text:s/></text:span><text:span text:style-name="T265_16">at</text:span><text:span text:style-name="T265_17"><text:s/></text:span><text:span text:style-name="T265_18">which</text:span><text:span text:style-name="T265_19"><text:s/></text:span><text:span text:style-name="T265_20">compensation</text:span><text:span text:style-name="T265_21"><text:s/></text:span><text:span text:style-name="T265_22">arrangements</text:span><text:span text:style-name="T265_23"><text:s/></text:span><text:span text:style-name="T265_24">are</text:span><text:span text:style-name="T265_25"><text:s/></text:span><text:span text:style-name="T265_26">approved</text:span><text:span text:style-name="T265_27"><text:s/></text:span><text:span text:style-name="T265_28">must</text:span><text:span text:style-name="T265_29"><text:s/></text:span><text:span text:style-name="T265_30">be</text:span><text:span text:style-name="T265_31"><text:s/></text:span><text:span text:style-name="T265_32">prepared</text:span><text:span text:style-name="T265_33"><text:s/></text:span><text:span text:style-name="T265_34">before</text:span><text:span text:style-name="T265_35"><text:s/></text:span><text:span text:style-name="T265_36">the</text:span><text:span text:style-name="T265_37"><text:s/></text:span><text:span text:style-name="T265_38">later</text:span><text:span text:style-name="T265_39"><text:s/></text:span><text:span text:style-name="T265_40">of</text:span><text:span text:style-name="T265_41"><text:s/></text:span><text:span text:style-name="T265_42">the</text:span><text:span text:style-name="T265_43"><text:s/></text:span><text:span text:style-name="T265_44">date</text:span><text:span text:style-name="T265_45"><text:s/></text:span><text:span text:style-name="T265_46">of</text:span><text:span text:style-name="T265_47"><text:s/></text:span><text:span text:style-name="T265_48">the</text:span><text:span text:style-name="T265_49"><text:s/></text:span><text:span text:style-name="T265_50">next</text:span><text:span text:style-name="T265_51"><text:s/></text:span><text:span text:style-name="T265_52">board</text:span><text:span text:style-name="T265_53"><text:s/></text:span><text:span text:style-name="T265_54">or</text:span><text:span text:style-name="T265_55"><text:s/></text:span><text:span text:style-name="T265_56">committee</text:span><text:span text:style-name="T265_57"><text:s/></text:span><text:span text:style-name="T265_58">meeting</text:span><text:span text:style-name="T265_59"><text:s/></text:span><text:span text:style-name="T265_60">or</text:span><text:span text:style-name="T265_61"><text:s/>60<text:s/></text:span><text:span text:style-name="T265_62">days</text:span><text:span text:style-name="T265_63"><text:s/></text:span><text:span text:style-name="T265_64">after</text:span><text:span text:style-name="T265_65"><text:s/></text:span><text:span text:style-name="T265_66">the</text:span><text:span text:style-name="T265_67"><text:s/></text:span><text:span text:style-name="T265_68">final</text:span><text:span text:style-name="T265_69"><text:s/></text:span><text:span text:style-name="T265_70">actions</text:span><text:span text:style-name="T265_71"><text:s/></text:span><text:span text:style-name="T265_72">of</text:span><text:span text:style-name="T265_73"><text:s/></text:span><text:span text:style-name="T265_74">the</text:span><text:span text:style-name="T265_75"><text:s/></text:span><text:span text:style-name="T265_76">board</text:span><text:span text:style-name="T265_77"><text:s/></text:span><text:span text:style-name="T265_78">or</text:span><text:span text:style-name="T265_79"><text:s/></text:span><text:span text:style-name="T265_80">committee</text:span><text:span text:style-name="T265_81"><text:s/></text:span><text:span text:style-name="T265_82">are</text:span><text:span text:style-name="T265_83"><text:s/></text:span><text:span text:style-name="T265_84">taken</text:span><text:span text:style-name="T265_85"><text:s/></text:span><text:span text:style-name="T265_86">with</text:span><text:span text:style-name="T265_87"><text:s/></text:span><text:span text:style-name="T265_88">respect</text:span><text:span text:style-name="T265_89"><text:s/></text:span><text:span text:style-name="T265_90">to</text:span><text:span text:style-name="T265_91"><text:s/></text:span><text:span text:style-name="T265_92">the</text:span><text:span text:style-name="T265_93"><text:s/></text:span><text:span text:style-name="T265_94">approval</text:span><text:span text:style-name="T265_95"><text:s/></text:span><text:span text:style-name="T265_96">of</text:span><text:span text:style-name="T265_97"><text:s/></text:span><text:span text:style-name="T265_98">the</text:span><text:span text:style-name="T265_99"><text:s/></text:span><text:span text:style-name="T265_100">compensation</text:span><text:span text:style-name="T265_101"><text:s/></text:span><text:span text:style-name="T265_102">arrangements</text:span><text:span text:style-name="T265_103">.<text:s/></text:span><text:span text:style-name="T265_104">The</text:span><text:span text:style-name="T265_105"><text:s/></text:span><text:span text:style-name="T265_106">minutes</text:span><text:span text:style-name="T265_107"><text:s/></text:span><text:span text:style-name="T265_108">must</text:span><text:span text:style-name="T265_109"><text:s/></text:span><text:span text:style-name="T265_110">be</text:span><text:span text:style-name="T265_111"><text:s/></text:span><text:span text:style-name="T265_112">reviewed</text:span><text:span text:style-name="T265_113"><text:s/></text:span><text:span text:style-name="T265_114">and</text:span><text:span text:style-name="T265_115"><text:s/></text:span><text:span text:style-name="T265_116">approved</text:span><text:span text:style-name="T265_117"><text:s/></text:span><text:span text:style-name="T265_118">by</text:span><text:span text:style-name="T265_119"><text:s/></text:span><text:span text:style-name="T265_120">the</text:span><text:span text:style-name="T265_121"><text:s/></text:span><text:span text:style-name="T265_122">board</text:span><text:span text:style-name="T265_123"><text:s/></text:span><text:span text:style-name="T265_124">and</text:span><text:span text:style-name="T265_125"><text:s/></text:span><text:span text:style-name="T265_126">committee</text:span><text:span text:style-name="T265_127"><text:s/></text:span><text:span text:style-name="T265_128">as</text:span><text:span text:style-name="T265_129"><text:s/></text:span><text:span text:style-name="T265_130">reasonable</text:span><text:span text:style-name="T265_131">,<text:s/></text:span><text:span text:style-name="T265_132">accurate</text:span><text:span text:style-name="T265_133">,<text:s/></text:span><text:span text:style-name="T265_134">and</text:span><text:span text:style-name="T265_135"><text:s/></text:span><text:span text:style-name="T265_136">complete</text:span><text:span text:style-name="T265_137"><text:s/></text:span><text:span text:style-name="T265_138">within</text:span><text:span text:style-name="T265_139"><text:s/></text:span><text:span text:style-name="T265_140">a</text:span><text:span text:style-name="T265_141"><text:s/></text:span><text:span text:style-name="T265_142">reasonable</text:span><text:span text:style-name="T265_143"><text:s/></text:span><text:span text:style-name="T265_144">period</text:span><text:span text:style-name="T265_145"><text:s/></text:span><text:span text:style-name="T265_146">thereafter</text:span><text:span text:style-name="T265_147">,<text:s/></text:span><text:span text:style-name="T265_148">normally</text:span><text:span text:style-name="T265_149"><text:s/></text:span><text:span text:style-name="T265_150">prior</text:span><text:span text:style-name="T265_151"><text:s/></text:span><text:span text:style-name="T265_152">to</text:span><text:span text:style-name="T265_153"><text:s/></text:span><text:span text:style-name="T265_154">or</text:span><text:span text:style-name="T265_155"><text:s/></text:span><text:span text:style-name="T265_156">at</text:span><text:span text:style-name="T265_157"><text:s/></text:span><text:span text:style-name="T265_158">the</text:span><text:span text:style-name="T265_159"><text:s/></text:span><text:span text:style-name="T265_160">next</text:span><text:span text:style-name="T265_161"><text:s/></text:span><text:span text:style-name="T265_162">board</text:span><text:span text:style-name="T265_163"><text:s/></text:span><text:span text:style-name="T265_164">or</text:span><text:span text:style-name="T265_165"><text:s/></text:span><text:span text:style-name="T265_166">committee</text:span><text:span text:style-name="T265_167"><text:s/></text:span><text:span text:style-name="T265_168">meeting</text:span><text:span text:style-name="T265_169"><text:s/></text:span><text:span text:style-name="T265_170">following</text:span><text:span text:style-name="T265_171"><text:s/></text:span><text:span text:style-name="T265_172">final</text:span><text:span text:style-name="T265_173"><text:s/></text:span><text:span text:style-name="T265_174">action</text:span><text:span text:style-name="T265_175"><text:s/></text:span><text:span text:style-name="T265_176">on</text:span><text:span text:style-name="T265_177"><text:s/></text:span><text:span text:style-name="T265_178">the</text:span><text:span text:style-name="T265_179"><text:s/></text:span><text:span text:style-name="T265_180">arrangement</text:span><text:span text:style-name="T265_181"><text:s/></text:span><text:span text:style-name="T265_182">by</text:span><text:span text:style-name="T265_183"><text:s/></text:span><text:span text:style-name="T265_184">the</text:span><text:span text:style-name="T265_185"><text:s/></text:span><text:span text:style-name="T265_186">board</text:span><text:span text:style-name="T265_187"><text:s/></text:span><text:span text:style-name="T265_188">or</text:span><text:span text:style-name="T265_189"><text:s/></text:span><text:span text:style-name="T265_190">committee</text:span><text:span text:style-name="T265_191">.<text:s/></text:span></text:p>
      <text:p text:style-name="P266"><text:span text:style-name="T266_1">Section</text:span><text:span text:style-name="T266_2"><text:s/>6.<text:s/></text:span><text:span text:style-name="T266_3">Annual</text:span><text:span text:style-name="T266_4"><text:s/></text:span><text:span text:style-name="T266_5">Statements</text:span></text:p>
      <text:p text:style-name="P267"><text:span text:style-name="T267_1">Each</text:span><text:span text:style-name="T267_2"><text:s/></text:span><text:span text:style-name="T267_3">director</text:span><text:span text:style-name="T267_4">,<text:s/></text:span><text:span text:style-name="T267_5">principal</text:span><text:span text:style-name="T267_6"><text:s/></text:span><text:span text:style-name="T267_7">officer</text:span><text:span text:style-name="T267_8">,<text:s/></text:span><text:span text:style-name="T267_9">and</text:span><text:span text:style-name="T267_10"><text:s/></text:span><text:span text:style-name="T267_11">member</text:span><text:span text:style-name="T267_12"><text:s/></text:span><text:span text:style-name="T267_13">of</text:span><text:span text:style-name="T267_14"><text:s/></text:span><text:span text:style-name="T267_15">a</text:span><text:span text:style-name="T267_16"><text:s/></text:span><text:span text:style-name="T267_17">committee</text:span><text:span text:style-name="T267_18"><text:s/></text:span><text:span text:style-name="T267_19">with</text:span><text:span text:style-name="T267_20"><text:s/></text:span><text:span text:style-name="T267_21">governing</text:span><text:span text:style-name="T267_22"><text:s/></text:span><text:span text:style-name="T267_23">board</text:span><text:span text:style-name="T267_24"><text:s/></text:span><text:span text:style-name="T267_25">delegated</text:span><text:span text:style-name="T267_26"><text:s/></text:span><text:span text:style-name="T267_27">powers</text:span><text:span text:style-name="T267_28"><text:s/></text:span><text:span text:style-name="T267_29">shall</text:span><text:span text:style-name="T267_30"><text:s/></text:span><text:span text:style-name="T267_31">annually</text:span><text:span text:style-name="T267_32"><text:s/></text:span><text:span text:style-name="T267_33">sign</text:span><text:span text:style-name="T267_34"><text:s/></text:span><text:span text:style-name="T267_35">a</text:span><text:span text:style-name="T267_36"><text:s/></text:span><text:span text:style-name="T267_37">statement</text:span><text:span text:style-name="T267_38"><text:s/></text:span><text:span text:style-name="T267_39">which</text:span><text:span text:style-name="T267_40"><text:s/></text:span><text:span text:style-name="T267_41">affirms</text:span><text:span text:style-name="T267_42"><text:s/></text:span><text:span text:style-name="T267_43">such</text:span><text:span text:style-name="T267_44"><text:s/></text:span><text:span text:style-name="T267_45">person</text:span><text:span text:style-name="T267_46">:</text:span></text:p>
      <text:p text:style-name="P268"><text:span text:style-name="T268_1">a</text:span><text:span text:style-name="T268_2">.<text:tab/></text:span><text:span text:style-name="T268_3">has</text:span><text:span text:style-name="T268_4"><text:s/></text:span><text:span text:style-name="T268_5">received</text:span><text:span text:style-name="T268_6"><text:s/></text:span><text:span text:style-name="T268_7">a</text:span><text:span text:style-name="T268_8"><text:s/></text:span><text:span text:style-name="T268_9">copy</text:span><text:span text:style-name="T268_10"><text:s/></text:span><text:span text:style-name="T268_11">of</text:span><text:span text:style-name="T268_12"><text:s/></text:span><text:span text:style-name="T268_13">the</text:span><text:span text:style-name="T268_14"><text:s/></text:span><text:span text:style-name="T268_15">conflicts</text:span><text:span text:style-name="T268_16"><text:s/></text:span><text:span text:style-name="T268_17">of</text:span><text:span text:style-name="T268_18"><text:s/></text:span><text:span text:style-name="T268_19">interest</text:span><text:span text:style-name="T268_20"><text:s/></text:span><text:span text:style-name="T268_21">policy</text:span><text:span text:style-name="T268_22">;</text:span></text:p>
      <text:p text:style-name="P269"><text:span text:style-name="T269_1">b</text:span><text:span text:style-name="T269_2">.<text:tab/></text:span><text:span text:style-name="T269_3">has</text:span><text:span text:style-name="T269_4"><text:s/></text:span><text:span text:style-name="T269_5">read</text:span><text:span text:style-name="T269_6"><text:s/></text:span><text:span text:style-name="T269_7">and</text:span><text:span text:style-name="T269_8"><text:s/></text:span><text:span text:style-name="T269_9">understands</text:span><text:span text:style-name="T269_10"><text:s/></text:span><text:span text:style-name="T269_11">the</text:span><text:span text:style-name="T269_12"><text:s/></text:span><text:span text:style-name="T269_13">policy</text:span><text:span text:style-name="T269_14">;</text:span></text:p>
      <text:p text:style-name="P270"><text:span text:style-name="T270_1">c</text:span><text:span text:style-name="T270_2">.<text:tab/></text:span><text:span text:style-name="T270_3">has</text:span><text:span text:style-name="T270_4"><text:s/></text:span><text:span text:style-name="T270_5">agreed</text:span><text:span text:style-name="T270_6"><text:s/></text:span><text:span text:style-name="T270_7">to</text:span><text:span text:style-name="T270_8"><text:s/></text:span><text:span text:style-name="T270_9">comply</text:span><text:span text:style-name="T270_10"><text:s/></text:span><text:span text:style-name="T270_11">with</text:span><text:span text:style-name="T270_12"><text:s/></text:span><text:span text:style-name="T270_13">the</text:span><text:span text:style-name="T270_14"><text:s/></text:span><text:span text:style-name="T270_15">policy</text:span><text:span text:style-name="T270_16">;<text:s/></text:span><text:span text:style-name="T270_17">and</text:span></text:p>
      <text:p text:style-name="P271"><text:span text:style-name="T271_1">d</text:span><text:span text:style-name="T271_2">.<text:tab/></text:span><text:span text:style-name="T271_3">understands</text:span><text:span text:style-name="T271_4"><text:s/></text:span><text:span text:style-name="T271_5">the</text:span><text:span text:style-name="T271_6"><text:s/></text:span><text:span text:style-name="T271_7">corporation</text:span><text:span text:style-name="T271_8"><text:s/></text:span><text:span text:style-name="T271_9">is</text:span><text:span text:style-name="T271_10"><text:s/></text:span><text:span text:style-name="T271_11">charitable</text:span><text:span text:style-name="T271_12"><text:s/></text:span><text:span text:style-name="T271_13">and</text:span><text:span text:style-name="T271_14"><text:s/></text:span><text:span text:style-name="T271_15">in</text:span><text:span text:style-name="T271_16"><text:s/></text:span><text:span text:style-name="T271_17">order</text:span><text:span text:style-name="T271_18"><text:s/></text:span><text:span text:style-name="T271_19">to</text:span><text:span text:style-name="T271_20"><text:s/></text:span><text:span text:style-name="T271_21">maintain</text:span><text:span text:style-name="T271_22"><text:s/></text:span><text:span text:style-name="T271_23">its</text:span><text:span text:style-name="T271_24"><text:s/></text:span><text:span text:style-name="T271_25">federal</text:span><text:span text:style-name="T271_26"><text:s/></text:span><text:span text:style-name="T271_27">tax</text:span><text:span text:style-name="T271_28"><text:s/></text:span><text:span text:style-name="T271_29">exemption</text:span><text:span text:style-name="T271_30"><text:s/></text:span><text:span text:style-name="T271_31">it</text:span><text:span text:style-name="T271_32"><text:s/></text:span><text:span text:style-name="T271_33">must</text:span><text:span text:style-name="T271_34"><text:s/></text:span><text:span text:style-name="T271_35">engage</text:span><text:span text:style-name="T271_36"><text:s/></text:span><text:span text:style-name="T271_37">primarily</text:span><text:span text:style-name="T271_38"><text:s/></text:span><text:span text:style-name="T271_39">in</text:span><text:span text:style-name="T271_40"><text:s/></text:span><text:span text:style-name="T271_41">activities</text:span><text:span text:style-name="T271_42"><text:s/></text:span><text:span text:style-name="T271_43">which</text:span><text:span text:style-name="T271_44"><text:s/></text:span><text:span text:style-name="T271_45">accomplish</text:span><text:span text:style-name="T271_46"><text:s/></text:span><text:span text:style-name="T271_47">one</text:span><text:span text:style-name="T271_48"><text:s/></text:span><text:span text:style-name="T271_49">or</text:span><text:span text:style-name="T271_50"><text:s/></text:span><text:span text:style-name="T271_51">more</text:span><text:span text:style-name="T271_52"><text:s/></text:span><text:span text:style-name="T271_53">of</text:span><text:span text:style-name="T271_54"><text:s/></text:span><text:span text:style-name="T271_55">its</text:span><text:span text:style-name="T271_56"><text:s/></text:span><text:span text:style-name="T271_57">tax</text:span><text:span text:style-name="T271_58">-</text:span><text:span text:style-name="T271_59">exempt</text:span><text:span text:style-name="T271_60"><text:s/></text:span><text:span text:style-name="T271_61">purposes</text:span><text:span text:style-name="T271_62">.</text:span></text:p>
      <text:p text:style-name="P272"><text:span text:style-name="T272_1">Section</text:span><text:span text:style-name="T272_2"><text:s/>7.<text:s/></text:span><text:span text:style-name="T272_3">Periodic</text:span><text:span text:style-name="T272_4"><text:s/></text:span><text:span text:style-name="T272_5">Reviews</text:span></text:p>
      <text:p text:style-name="P273"><text:span text:style-name="T273_1">To</text:span><text:span text:style-name="T273_2"><text:s/></text:span><text:span text:style-name="T273_3">ensure</text:span><text:span text:style-name="T273_4"><text:s/></text:span><text:span text:style-name="T273_5">the</text:span><text:span text:style-name="T273_6"><text:s/></text:span><text:span text:style-name="T273_7">corporation</text:span><text:span text:style-name="T273_8"><text:s/></text:span><text:span text:style-name="T273_9">operates</text:span><text:span text:style-name="T273_10"><text:s/></text:span><text:span text:style-name="T273_11">in</text:span><text:span text:style-name="T273_12"><text:s/></text:span><text:span text:style-name="T273_13">a</text:span><text:span text:style-name="T273_14"><text:s/></text:span><text:span text:style-name="T273_15">manner</text:span><text:span text:style-name="T273_16"><text:s/></text:span><text:span text:style-name="T273_17">consistent</text:span><text:span text:style-name="T273_18"><text:s/></text:span><text:span text:style-name="T273_19">with</text:span><text:span text:style-name="T273_20"><text:s/></text:span><text:span text:style-name="T273_21">charitable</text:span><text:span text:style-name="T273_22"><text:s/></text:span><text:span text:style-name="T273_23">purposes</text:span><text:span text:style-name="T273_24"><text:s/></text:span><text:span text:style-name="T273_25">and</text:span><text:span text:style-name="T273_26"><text:s/></text:span><text:span text:style-name="T273_27">does</text:span><text:span text:style-name="T273_28"><text:s/></text:span><text:span text:style-name="T273_29">not</text:span><text:span text:style-name="T273_30"><text:s/></text:span><text:span text:style-name="T273_31">engage</text:span><text:span text:style-name="T273_32"><text:s/></text:span><text:span text:style-name="T273_33">in</text:span><text:span text:style-name="T273_34"><text:s/></text:span><text:span text:style-name="T273_35">activities</text:span><text:span text:style-name="T273_36"><text:s/></text:span><text:span text:style-name="T273_37">that</text:span><text:span text:style-name="T273_38"><text:s/></text:span><text:span text:style-name="T273_39">could</text:span><text:span text:style-name="T273_40"><text:s/></text:span><text:span text:style-name="T273_41">jeopardize</text:span><text:span text:style-name="T273_42"><text:s/></text:span><text:span text:style-name="T273_43">its</text:span><text:span text:style-name="T273_44"><text:s/></text:span><text:span text:style-name="T273_45">tax</text:span><text:span text:style-name="T273_46">-</text:span><text:span text:style-name="T273_47">exempt</text:span><text:span text:style-name="T273_48"><text:s/></text:span><text:span text:style-name="T273_49">status</text:span><text:span text:style-name="T273_50">,<text:s/></text:span><text:span text:style-name="T273_51">periodic</text:span><text:span text:style-name="T273_52"><text:s/></text:span><text:span text:style-name="T273_53">reviews</text:span><text:span text:style-name="T273_54"><text:s/></text:span><text:span text:style-name="T273_55">shall</text:span><text:span text:style-name="T273_56"><text:s/></text:span><text:span text:style-name="T273_57">be</text:span><text:span text:style-name="T273_58"><text:s/></text:span><text:span text:style-name="T273_59">conducted</text:span><text:span text:style-name="T273_60">.<text:s/></text:span><text:span text:style-name="T273_61">The</text:span><text:span text:style-name="T273_62"><text:s/></text:span><text:span text:style-name="T273_63">periodic</text:span><text:span text:style-name="T273_64"><text:s/></text:span><text:span text:style-name="T273_65">reviews</text:span><text:span text:style-name="T273_66"><text:s/></text:span><text:span text:style-name="T273_67">shall</text:span><text:span text:style-name="T273_68">,<text:s/></text:span><text:span text:style-name="T273_69">at</text:span><text:span text:style-name="T273_70"><text:s/></text:span><text:span text:style-name="T273_71">a</text:span><text:span text:style-name="T273_72"><text:s/></text:span><text:span text:style-name="T273_73">minimum</text:span><text:span text:style-name="T273_74">,<text:s/></text:span><text:span text:style-name="T273_75">include</text:span><text:span text:style-name="T273_76"><text:s/></text:span><text:span text:style-name="T273_77">the</text:span><text:span text:style-name="T273_78"><text:s/></text:span><text:span text:style-name="T273_79">following</text:span><text:span text:style-name="T273_80"><text:s/></text:span><text:span text:style-name="T273_81">subjects</text:span><text:span text:style-name="T273_82">:</text:span></text:p>
      <text:p text:style-name="P274"><text:span text:style-name="T274_1">a</text:span><text:span text:style-name="T274_2">.<text:tab/></text:span><text:span text:style-name="T274_3">Whether</text:span><text:span text:style-name="T274_4"><text:s/></text:span><text:span text:style-name="T274_5">compensation</text:span><text:span text:style-name="T274_6"><text:s/></text:span><text:span text:style-name="T274_7">arrangements</text:span><text:span text:style-name="T274_8"><text:s/></text:span><text:span text:style-name="T274_9">and</text:span><text:span text:style-name="T274_10"><text:s/></text:span><text:span text:style-name="T274_11">benefits</text:span><text:span text:style-name="T274_12"><text:s/></text:span><text:span text:style-name="T274_13">are</text:span><text:span text:style-name="T274_14"><text:s/></text:span><text:span text:style-name="T274_15">reasonable</text:span><text:span text:style-name="T274_16">,<text:s/></text:span><text:span text:style-name="T274_17">based</text:span><text:span text:style-name="T274_18"><text:s/></text:span><text:span text:style-name="T274_19">on</text:span><text:span text:style-name="T274_20"><text:s/></text:span><text:span text:style-name="T274_21">competent</text:span><text:span text:style-name="T274_22"><text:s/></text:span><text:span text:style-name="T274_23">survey</text:span><text:span text:style-name="T274_24"><text:s/></text:span><text:span text:style-name="T274_25">information</text:span><text:span text:style-name="T274_26">,<text:s/></text:span><text:span text:style-name="T274_27">and</text:span><text:span text:style-name="T274_28"><text:s/></text:span><text:span text:style-name="T274_29">the</text:span><text:span text:style-name="T274_30"><text:s/></text:span><text:span text:style-name="T274_31">result</text:span><text:span text:style-name="T274_32"><text:s/></text:span><text:span text:style-name="T274_33">of</text:span><text:span text:style-name="T274_34"><text:s/></text:span><text:span text:style-name="T274_35">arm</text:span><text:span text:style-name="T274_36">'</text:span><text:span text:style-name="T274_37">s</text:span><text:span text:style-name="T274_38">-</text:span><text:span text:style-name="T274_39">length</text:span><text:span text:style-name="T274_40"><text:s/></text:span><text:span text:style-name="T274_41">bargaining</text:span><text:span text:style-name="T274_42">.</text:span></text:p>
      <text:p text:style-name="P275"><text:span text:style-name="T275_1">b</text:span><text:span text:style-name="T275_2">.<text:tab/></text:span><text:span text:style-name="T275_3">Whether</text:span><text:span text:style-name="T275_4"><text:s/></text:span><text:span text:style-name="T275_5">partnerships</text:span><text:span text:style-name="T275_6">,<text:s/></text:span><text:span text:style-name="T275_7">joint</text:span><text:span text:style-name="T275_8"><text:s/></text:span><text:span text:style-name="T275_9">ventures</text:span><text:span text:style-name="T275_10">,<text:s/></text:span><text:span text:style-name="T275_11">and</text:span><text:span text:style-name="T275_12"><text:s/></text:span><text:span text:style-name="T275_13">arrangements</text:span><text:span text:style-name="T275_14"><text:s/></text:span><text:span text:style-name="T275_15">with</text:span><text:span text:style-name="T275_16"><text:s/></text:span><text:span text:style-name="T275_17">management</text:span><text:span text:style-name="T275_18"><text:s/></text:span><text:span text:style-name="T275_19">organizations</text:span><text:span text:style-name="T275_20"><text:s/></text:span><text:span text:style-name="T275_21">conform</text:span><text:span text:style-name="T275_22"><text:s/></text:span><text:span text:style-name="T275_23">to</text:span><text:span text:style-name="T275_24"><text:s/></text:span><text:span text:style-name="T275_25">the</text:span><text:span text:style-name="T275_26"><text:s/></text:span><text:span text:style-name="T275_27">corporation</text:span><text:span text:style-name="T275_28">'</text:span><text:span text:style-name="T275_29">s</text:span><text:span text:style-name="T275_30"><text:s/></text:span><text:span text:style-name="T275_31">written</text:span><text:span text:style-name="T275_32"><text:s/></text:span><text:span text:style-name="T275_33">policies</text:span><text:span text:style-name="T275_34">,<text:s/></text:span><text:span text:style-name="T275_35">are</text:span><text:span text:style-name="T275_36"><text:s/></text:span><text:span text:style-name="T275_37">properly</text:span><text:span text:style-name="T275_38"><text:s/></text:span><text:span text:style-name="T275_39">recorded</text:span><text:span text:style-name="T275_40">,<text:s/></text:span><text:span text:style-name="T275_41">reflect</text:span><text:span text:style-name="T275_42"><text:s/></text:span><text:span text:style-name="T275_43">reasonable</text:span><text:span text:style-name="T275_44"><text:s/></text:span><text:span text:style-name="T275_45">investment</text:span><text:span text:style-name="T275_46"><text:s/></text:span><text:span text:style-name="T275_47">or</text:span><text:span text:style-name="T275_48"><text:s/></text:span><text:span text:style-name="T275_49">payments</text:span><text:span text:style-name="T275_50"><text:s/></text:span><text:span text:style-name="T275_51">for</text:span><text:span text:style-name="T275_52"><text:s/></text:span><text:span text:style-name="T275_53">goods</text:span><text:span text:style-name="T275_54"><text:s/></text:span><text:span text:style-name="T275_55">and</text:span><text:span text:style-name="T275_56"><text:s/></text:span><text:span text:style-name="T275_57">services</text:span><text:span text:style-name="T275_58">,<text:s/></text:span><text:span text:style-name="T275_59">further</text:span><text:span text:style-name="T275_60"><text:s/></text:span><text:span text:style-name="T275_61">charitable</text:span><text:span text:style-name="T275_62"><text:s/></text:span><text:span text:style-name="T275_63">purposes</text:span><text:span text:style-name="T275_64">,<text:s/></text:span><text:span text:style-name="T275_65">and</text:span><text:span text:style-name="T275_66"><text:s/></text:span><text:span text:style-name="T275_67">do</text:span><text:span text:style-name="T275_68"><text:s/></text:span><text:span text:style-name="T275_69">not</text:span><text:span text:style-name="T275_70"><text:s/></text:span><text:span text:style-name="T275_71">result</text:span><text:span text:style-name="T275_72"><text:s/></text:span><text:span text:style-name="T275_73">in</text:span><text:span text:style-name="T275_74"><text:s/></text:span><text:span text:style-name="T275_75">inurement</text:span><text:span text:style-name="T275_76">,<text:s/></text:span><text:span text:style-name="T275_77">impermissible</text:span><text:span text:style-name="T275_78"><text:s/></text:span><text:span text:style-name="T275_79">private</text:span><text:span text:style-name="T275_80"><text:s/></text:span><text:span text:style-name="T275_81">benefit</text:span><text:span text:style-name="T275_82">,<text:s/></text:span><text:span text:style-name="T275_83">or</text:span><text:span text:style-name="T275_84"><text:s/></text:span><text:span text:style-name="T275_85">in</text:span><text:span text:style-name="T275_86"><text:s/></text:span><text:span text:style-name="T275_87">an</text:span><text:span text:style-name="T275_88"><text:s/></text:span><text:span text:style-name="T275_89">excess</text:span><text:span text:style-name="T275_90"><text:s/></text:span><text:span text:style-name="T275_91">benefit</text:span><text:span text:style-name="T275_92"><text:s/></text:span><text:span text:style-name="T275_93">transaction</text:span><text:span text:style-name="T275_94">.</text:span></text:p>
      <text:p text:style-name="P276"><text:span text:style-name="T276_1">Section</text:span><text:span text:style-name="T276_2"><text:s/>8.<text:s/></text:span><text:span text:style-name="T276_3">Use</text:span><text:span text:style-name="T276_4"><text:s/></text:span><text:span text:style-name="T276_5">of</text:span><text:span text:style-name="T276_6"><text:s/></text:span><text:span text:style-name="T276_7">Outside</text:span><text:span text:style-name="T276_8"><text:s/></text:span><text:span text:style-name="T276_9">Experts</text:span></text:p>
      <text:p text:style-name="P277"><text:span text:style-name="T277_1">When</text:span><text:span text:style-name="T277_2"><text:s/></text:span><text:span text:style-name="T277_3">conducting</text:span><text:span text:style-name="T277_4"><text:s/></text:span><text:span text:style-name="T277_5">the</text:span><text:span text:style-name="T277_6"><text:s/></text:span><text:span text:style-name="T277_7">periodic</text:span><text:span text:style-name="T277_8"><text:s/></text:span><text:span text:style-name="T277_9">reviews</text:span><text:span text:style-name="T277_10"><text:s/></text:span><text:span text:style-name="T277_11">as</text:span><text:span text:style-name="T277_12"><text:s/></text:span><text:span text:style-name="T277_13">provided</text:span><text:span text:style-name="T277_14"><text:s/></text:span><text:span text:style-name="T277_15">for</text:span><text:span text:style-name="T277_16"><text:s/></text:span><text:span text:style-name="T277_17">in</text:span><text:span text:style-name="T277_18"><text:s/></text:span><text:span text:style-name="T277_19">Section</text:span><text:span text:style-name="T277_20"><text:s/>7,<text:s/></text:span><text:span text:style-name="T277_21">the</text:span><text:span text:style-name="T277_22"><text:s/></text:span><text:span text:style-name="T277_23">corporation</text:span><text:span text:style-name="T277_24"><text:s/></text:span><text:span text:style-name="T277_25">may</text:span><text:span text:style-name="T277_26">,<text:s/></text:span><text:span text:style-name="T277_27">but</text:span><text:span text:style-name="T277_28"><text:s/></text:span><text:span text:style-name="T277_29">need</text:span><text:span text:style-name="T277_30"><text:s/></text:span><text:span text:style-name="T277_31">not</text:span><text:span text:style-name="T277_32">,<text:s/></text:span><text:span text:style-name="T277_33">use</text:span><text:span text:style-name="T277_34"><text:s/></text:span><text:span text:style-name="T277_35">outside</text:span><text:span text:style-name="T277_36"><text:s/></text:span><text:span text:style-name="T277_37">advisors</text:span><text:span text:style-name="T277_38">.<text:s/></text:span><text:span text:style-name="T277_39">If</text:span><text:span text:style-name="T277_40"><text:s/></text:span><text:span text:style-name="T277_41">outside</text:span><text:span text:style-name="T277_42"><text:s/></text:span><text:span text:style-name="T277_43">experts</text:span><text:span text:style-name="T277_44"><text:s/></text:span><text:span text:style-name="T277_45">are</text:span><text:span text:style-name="T277_46"><text:s/></text:span><text:span text:style-name="T277_47">used</text:span><text:span text:style-name="T277_48">,<text:s/></text:span><text:span text:style-name="T277_49">their</text:span><text:span text:style-name="T277_50"><text:s/></text:span><text:span text:style-name="T277_51">use</text:span><text:span text:style-name="T277_52"><text:s/></text:span><text:span text:style-name="T277_53">shall</text:span><text:span text:style-name="T277_54"><text:s/></text:span><text:span text:style-name="T277_55">not</text:span><text:span text:style-name="T277_56"><text:s/></text:span><text:span text:style-name="T277_57">relieve</text:span><text:span text:style-name="T277_58"><text:s/></text:span><text:span text:style-name="T277_59">the</text:span><text:span text:style-name="T277_60"><text:s/></text:span><text:span text:style-name="T277_61">governing</text:span><text:span text:style-name="T277_62"><text:s/></text:span><text:span text:style-name="T277_63">board</text:span><text:span text:style-name="T277_64"><text:s/></text:span><text:span text:style-name="T277_65">of</text:span><text:span text:style-name="T277_66"><text:s/></text:span><text:span text:style-name="T277_67">its</text:span><text:span text:style-name="T277_68"><text:s/></text:span><text:span text:style-name="T277_69">responsibility</text:span><text:span text:style-name="T277_70"><text:s/></text:span><text:span text:style-name="T277_71">for</text:span><text:span text:style-name="T277_72"><text:s/></text:span><text:span text:style-name="T277_73">ensuring</text:span><text:span text:style-name="T277_74"><text:s/></text:span><text:span text:style-name="T277_75">periodic</text:span><text:span text:style-name="T277_76"><text:s/></text:span><text:span text:style-name="T277_77">reviews</text:span><text:span text:style-name="T277_78"><text:s/></text:span><text:span text:style-name="T277_79">are</text:span><text:span text:style-name="T277_80"><text:s/></text:span><text:span text:style-name="T277_81">conducted</text:span><text:span text:style-name="T277_82">.</text:span></text:p>
      <text:p text:style-name="P278"/>
      <text:p text:style-name="P279"/>
      <text:p text:style-name="P280"><text:span text:style-name="T280_1">Article</text:span><text:span text:style-name="T280_2"><text:s/>10</text:span></text:p>
      <text:p text:style-name="P281"><text:span text:style-name="T281_1">Scientific</text:span><text:span text:style-name="T281_2"><text:s/></text:span><text:span text:style-name="T281_3">Advisory</text:span><text:span text:style-name="T281_4"><text:s/></text:span><text:span text:style-name="T281_5">Board</text:span></text:p>
      <text:p text:style-name="P282"/>
      <text:p text:style-name="P283"><text:span text:style-name="T283_1">Section</text:span><text:span text:style-name="T283_2"><text:s/>1.<text:s/></text:span><text:span text:style-name="T283_3">Purpose</text:span><text:span text:style-name="T283_4"><text:s/></text:span><text:span text:style-name="T283_5">of</text:span><text:span text:style-name="T283_6"><text:s/></text:span><text:span text:style-name="T283_7">Scientific</text:span><text:span text:style-name="T283_8"><text:s/></text:span><text:span text:style-name="T283_9">Advisory</text:span><text:span text:style-name="T283_10"><text:s/></text:span><text:span text:style-name="T283_11">Board</text:span></text:p>
      <text:p text:style-name="P284"><text:span text:style-name="T284_1">The</text:span><text:span text:style-name="T284_2"><text:s/></text:span><text:span text:style-name="T284_3">purpose</text:span><text:span text:style-name="T284_4"><text:s/></text:span><text:span text:style-name="T284_5">of</text:span><text:span text:style-name="T284_6"><text:s/></text:span><text:span text:style-name="T284_7">the</text:span><text:span text:style-name="T284_8"><text:s/></text:span><text:span text:style-name="T284_9">scientific</text:span><text:span text:style-name="T284_10"><text:s/></text:span><text:span text:style-name="T284_11">advisory</text:span><text:span text:style-name="T284_12"><text:s/></text:span><text:span text:style-name="T284_13">board</text:span><text:span text:style-name="T284_14"><text:s/></text:span><text:span text:style-name="T284_15">is</text:span><text:span text:style-name="T284_16"><text:s/></text:span><text:span text:style-name="T284_17">to</text:span><text:span text:style-name="T284_18"><text:s/></text:span><text:span text:style-name="T284_19">define</text:span><text:span text:style-name="T284_20"><text:s/></text:span><text:span text:style-name="T284_21">a</text:span><text:span text:style-name="T284_22"><text:s/></text:span><text:span text:style-name="T284_23">group</text:span><text:span text:style-name="T284_24"><text:s/></text:span><text:span text:style-name="T284_25">of</text:span><text:span text:style-name="T284_26"><text:s/></text:span><text:span text:style-name="T284_27">scientific</text:span><text:span text:style-name="T284_28"><text:s/></text:span><text:span text:style-name="T284_29">advisors</text:span><text:span text:style-name="T284_30"><text:s/></text:span><text:span text:style-name="T284_31">who</text:span><text:span text:style-name="T284_32"><text:s/></text:span><text:span text:style-name="T284_33">can</text:span><text:span text:style-name="T284_34"><text:s/></text:span><text:span text:style-name="T284_35">monitor</text:span><text:span text:style-name="T284_36"><text:s/></text:span><text:span text:style-name="T284_37">and</text:span><text:span text:style-name="T284_38"><text:s/></text:span><text:span text:style-name="T284_39">advise</text:span><text:span text:style-name="T284_40"><text:s/></text:span><text:span text:style-name="T284_41">the</text:span><text:span text:style-name="T284_42"><text:s/></text:span><text:span text:style-name="T284_43">progress</text:span><text:span text:style-name="T284_44"><text:s/></text:span><text:span text:style-name="T284_45">of</text:span><text:span text:style-name="T284_46"><text:s/></text:span><text:span text:style-name="T284_47">long</text:span><text:span text:style-name="T284_48">-</text:span><text:span text:style-name="T284_49">term</text:span><text:span text:style-name="T284_50"><text:s/></text:span><text:span text:style-name="T284_51">scientific</text:span><text:span text:style-name="T284_52"><text:s/></text:span><text:span text:style-name="T284_53">activities</text:span><text:span text:style-name="T284_54"><text:s/></text:span><text:span text:style-name="T284_55">funded</text:span><text:span text:style-name="T284_56"><text:s/></text:span><text:span text:style-name="T284_57">by</text:span><text:span text:style-name="T284_58"><text:s/></text:span><text:span text:style-name="T284_59">or</text:span><text:span text:style-name="T284_60"><text:s/></text:span><text:span text:style-name="T284_61">performed</text:span><text:span text:style-name="T284_62"><text:s/></text:span><text:span text:style-name="T284_63">by</text:span><text:span text:style-name="T284_64"><text:s/></text:span><text:span text:style-name="T284_65">indysci</text:span><text:span text:style-name="T284_66"><text:s/></text:span><text:span text:style-name="T284_67">dot</text:span><text:span text:style-name="T284_68"><text:s/></text:span><text:span text:style-name="T284_69">org</text:span><text:span text:style-name="T284_70">.<text:s text:c="2"/></text:span><text:span text:style-name="T284_71">From</text:span><text:span text:style-name="T284_72"><text:s/></text:span><text:span text:style-name="T284_73">time</text:span><text:span text:style-name="T284_74"><text:s/></text:span><text:span text:style-name="T284_75">to</text:span><text:span text:style-name="T284_76"><text:s/></text:span><text:span text:style-name="T284_77">time</text:span><text:span text:style-name="T284_78">,<text:s/></text:span><text:span text:style-name="T284_79">the</text:span><text:span text:style-name="T284_80"><text:s/></text:span><text:span text:style-name="T284_81">board</text:span><text:span text:style-name="T284_82"><text:s/></text:span><text:span text:style-name="T284_83">of</text:span><text:span text:style-name="T284_84"><text:s/></text:span><text:span text:style-name="T284_85">directors</text:span><text:span text:style-name="T284_86"><text:s/></text:span><text:span text:style-name="T284_87">may</text:span><text:span text:style-name="T284_88"><text:s/></text:span><text:span text:style-name="T284_89">appoint</text:span><text:span text:style-name="T284_90"><text:s/></text:span><text:span text:style-name="T284_91">and</text:span><text:span text:style-name="T284_92"><text:s/></text:span><text:span text:style-name="T284_93">confirm</text:span><text:span text:style-name="T284_94"><text:s/></text:span><text:span text:style-name="T284_95">one</text:span><text:span text:style-name="T284_96"><text:s/></text:span><text:span text:style-name="T284_97">or</text:span><text:span text:style-name="T284_98"><text:s/></text:span><text:span text:style-name="T284_99">more</text:span><text:span text:style-name="T284_100"><text:s/></text:span><text:span text:style-name="T284_101">scientific</text:span><text:span text:style-name="T284_102"><text:s/></text:span><text:span text:style-name="T284_103">advisory</text:span><text:span text:style-name="T284_104"><text:s/></text:span><text:span text:style-name="T284_105">boards</text:span><text:span text:style-name="T284_106"><text:s/></text:span><text:span text:style-name="T284_107">to</text:span><text:span text:style-name="T284_108"><text:s/></text:span><text:span text:style-name="T284_109">supervise</text:span><text:span text:style-name="T284_110"><text:s/></text:span><text:span text:style-name="T284_111">indysci</text:span><text:span text:style-name="T284_112"><text:s/></text:span><text:span text:style-name="T284_113">dot</text:span><text:span text:style-name="T284_114"><text:s/></text:span><text:span text:style-name="T284_115">org</text:span><text:span text:style-name="T284_116"><text:s/></text:span><text:span text:style-name="T284_117">scientific</text:span><text:span text:style-name="T284_118"><text:s/></text:span><text:span text:style-name="T284_119">activities</text:span><text:span text:style-name="T284_120">.<text:s text:c="2"/></text:span><text:span text:style-name="T284_121">In</text:span><text:span text:style-name="T284_122"><text:s/></text:span><text:span text:style-name="T284_123">such</text:span><text:span text:style-name="T284_124"><text:s/></text:span><text:span text:style-name="T284_125">an</text:span><text:span text:style-name="T284_126"><text:s/></text:span><text:span text:style-name="T284_127">event</text:span><text:span text:style-name="T284_128">,<text:s/></text:span><text:span text:style-name="T284_129">the</text:span><text:span text:style-name="T284_130"><text:s/></text:span><text:span text:style-name="T284_131">board</text:span><text:span text:style-name="T284_132"><text:s/></text:span><text:span text:style-name="T284_133">shall</text:span><text:span text:style-name="T284_134"><text:s/></text:span><text:span text:style-name="T284_135">clearly</text:span><text:span text:style-name="T284_136"><text:s/></text:span><text:span text:style-name="T284_137">define</text:span><text:span text:style-name="T284_138"><text:s/></text:span><text:span text:style-name="T284_139">the</text:span><text:span text:style-name="T284_140"><text:s/></text:span><text:span text:style-name="T284_141">scientific</text:span><text:span text:style-name="T284_142"><text:s/></text:span><text:span text:style-name="T284_143">activities</text:span><text:span text:style-name="T284_144"><text:s/></text:span><text:span text:style-name="T284_145">that</text:span><text:span text:style-name="T284_146"><text:s/></text:span><text:span text:style-name="T284_147">each</text:span><text:span text:style-name="T284_148"><text:s/></text:span><text:span text:style-name="T284_149">board</text:span><text:span text:style-name="T284_150"><text:s/></text:span><text:span text:style-name="T284_151">shall</text:span><text:span text:style-name="T284_152"><text:s/></text:span><text:span text:style-name="T284_153">supervise</text:span><text:span text:style-name="T284_154">.</text:span></text:p>
      <text:p text:style-name="P285"/>
      <text:p text:style-name="P286"><text:span text:style-name="T286_1">Section</text:span><text:span text:style-name="T286_2"><text:s/>2.<text:s/></text:span><text:span text:style-name="T286_3">Number</text:span></text:p>
      <text:p text:style-name="P287"><text:span text:style-name="T287_1">A</text:span><text:span text:style-name="T287_2"><text:s/></text:span><text:span text:style-name="T287_3">scientific</text:span><text:span text:style-name="T287_4"><text:s/></text:span><text:span text:style-name="T287_5">advisory</text:span><text:span text:style-name="T287_6"><text:s/></text:span><text:span text:style-name="T287_7">board</text:span><text:span text:style-name="T287_8"><text:s/></text:span><text:span text:style-name="T287_9">shall</text:span><text:span text:style-name="T287_10"><text:s/></text:span><text:span text:style-name="T287_11">consist</text:span><text:span text:style-name="T287_12"><text:s/></text:span><text:span text:style-name="T287_13">of</text:span><text:span text:style-name="T287_14"><text:s/></text:span><text:span text:style-name="T287_15">three</text:span><text:span text:style-name="T287_16"><text:s/></text:span><text:span text:style-name="T287_17">persons</text:span><text:span text:style-name="T287_18">.</text:span></text:p>
      <text:p text:style-name="P288"/>
      <text:p text:style-name="P289"><text:span text:style-name="T289_1">Section</text:span><text:span text:style-name="T289_2"><text:s/>3.<text:s/></text:span><text:span text:style-name="T289_3">Qualifications</text:span></text:p>
      <text:p text:style-name="P290"><text:span text:style-name="T290_1">Board</text:span><text:span text:style-name="T290_2"><text:s/></text:span><text:span text:style-name="T290_3">members</text:span><text:span text:style-name="T290_4"><text:s/></text:span><text:span text:style-name="T290_5">shall</text:span><text:span text:style-name="T290_6"><text:s/></text:span><text:span text:style-name="T290_7">be</text:span><text:span text:style-name="T290_8"><text:s/></text:span><text:span text:style-name="T290_9">of</text:span><text:span text:style-name="T290_10"><text:s/></text:span><text:span text:style-name="T290_11">the</text:span><text:span text:style-name="T290_12"><text:s/></text:span><text:span text:style-name="T290_13">age</text:span><text:span text:style-name="T290_14"><text:s/></text:span><text:span text:style-name="T290_15">of</text:span><text:span text:style-name="T290_16"><text:s/></text:span><text:span text:style-name="T290_17">majority</text:span><text:span text:style-name="T290_18"><text:s/></text:span><text:span text:style-name="T290_19">in</text:span><text:span text:style-name="T290_20"><text:s/></text:span><text:span text:style-name="T290_21">their</text:span><text:span text:style-name="T290_22"><text:s/></text:span><text:span text:style-name="T290_23">resident</text:span><text:span text:style-name="T290_24"><text:s/></text:span><text:span text:style-name="T290_25">state</text:span><text:span text:style-name="T290_26">.<text:s text:c="2"/></text:span><text:span text:style-name="T290_27">To</text:span><text:span text:style-name="T290_28"><text:s/></text:span><text:span text:style-name="T290_29">be</text:span><text:span text:style-name="T290_30"><text:s/></text:span><text:span text:style-name="T290_31">appointed</text:span><text:span text:style-name="T290_32">,<text:s/></text:span><text:span text:style-name="T290_33">at</text:span><text:span text:style-name="T290_34"><text:s/></text:span><text:span text:style-name="T290_35">least</text:span><text:span text:style-name="T290_36"><text:s/></text:span><text:span text:style-name="T290_37">one</text:span><text:span text:style-name="T290_38"><text:s/></text:span><text:span text:style-name="T290_39">board</text:span><text:span text:style-name="T290_40"><text:s/></text:span><text:span text:style-name="T290_41">member</text:span><text:span text:style-name="T290_42"><text:s/></text:span><text:span text:style-name="T290_43">shall</text:span><text:span text:style-name="T290_44"><text:s/></text:span><text:span text:style-name="T290_45">provide</text:span><text:span text:style-name="T290_46"><text:s/></text:span><text:span text:style-name="T290_47">justification</text:span><text:span text:style-name="T290_48"><text:s/></text:span><text:span text:style-name="T290_49">for</text:span><text:span text:style-name="T290_50"><text:s/></text:span><text:span text:style-name="T290_51">appointment</text:span><text:span text:style-name="T290_52">,<text:s/></text:span><text:span text:style-name="T290_53">detailing</text:span><text:span text:style-name="T290_54"><text:s/></text:span><text:span text:style-name="T290_55">the</text:span><text:span text:style-name="T290_56"><text:s/></text:span><text:span text:style-name="T290_57">person</text:span><text:span text:style-name="T290_58">’</text:span><text:span text:style-name="T290_59">s</text:span><text:span text:style-name="T290_60"><text:s/></text:span><text:span text:style-name="T290_61">scientific</text:span><text:span text:style-name="T290_62"><text:s/></text:span><text:span text:style-name="T290_63">contribution</text:span><text:span text:style-name="T290_64"><text:s/></text:span><text:span text:style-name="T290_65">relevant</text:span><text:span text:style-name="T290_66"><text:s/></text:span><text:span text:style-name="T290_67">to</text:span><text:span text:style-name="T290_68"><text:s/></text:span><text:span text:style-name="T290_69">the</text:span><text:span text:style-name="T290_70"><text:s/></text:span><text:span text:style-name="T290_71">project</text:span><text:span text:style-name="T290_72"><text:s/></text:span><text:span text:style-name="T290_73">they</text:span><text:span text:style-name="T290_74"><text:s/></text:span><text:span text:style-name="T290_75">supervise</text:span><text:span text:style-name="T290_76">.<text:s text:c="2"/></text:span><text:span text:style-name="T290_77">No</text:span><text:span text:style-name="T290_78"><text:s/></text:span><text:span text:style-name="T290_79">officer</text:span><text:span text:style-name="T290_80"><text:s/></text:span><text:span text:style-name="T290_81">of</text:span><text:span text:style-name="T290_82"><text:s/></text:span><text:span text:style-name="T290_83">indysci</text:span><text:span text:style-name="T290_84"><text:s/></text:span><text:span text:style-name="T290_85">dot</text:span><text:span text:style-name="T290_86"><text:s/></text:span><text:span text:style-name="T290_87">org</text:span><text:span text:style-name="T290_88"><text:s/></text:span><text:span text:style-name="T290_89">shall</text:span><text:span text:style-name="T290_90"><text:s/></text:span><text:span text:style-name="T290_91">be</text:span><text:span text:style-name="T290_92"><text:s/></text:span><text:span text:style-name="T290_93">a</text:span><text:span text:style-name="T290_94"><text:s/></text:span><text:span text:style-name="T290_95">board</text:span><text:span text:style-name="T290_96"><text:s/></text:span><text:span text:style-name="T290_97">member</text:span><text:span text:style-name="T290_98">;<text:s/></text:span><text:span text:style-name="T290_99">nor</text:span><text:span text:style-name="T290_100"><text:s/></text:span><text:span text:style-name="T290_101">may</text:span><text:span text:style-name="T290_102"><text:s/></text:span><text:span text:style-name="T290_103">a</text:span><text:span text:style-name="T290_104"><text:s/></text:span><text:span text:style-name="T290_105">principal</text:span><text:span text:style-name="T290_106"><text:s/></text:span><text:span text:style-name="T290_107">investigator</text:span><text:span text:style-name="T290_108"><text:s/></text:span><text:span text:style-name="T290_109">directly</text:span><text:span text:style-name="T290_110"><text:s/></text:span><text:span text:style-name="T290_111">or</text:span><text:span text:style-name="T290_112"><text:s/></text:span><text:span text:style-name="T290_113">indirectly</text:span><text:span text:style-name="T290_114"><text:s/></text:span><text:span text:style-name="T290_115">funded</text:span><text:span text:style-name="T290_116"><text:s/></text:span><text:span text:style-name="T290_117">by</text:span><text:span text:style-name="T290_118"><text:s/></text:span><text:span text:style-name="T290_119">indysci</text:span><text:span text:style-name="T290_120"><text:s/></text:span><text:span text:style-name="T290_121">dot</text:span><text:span text:style-name="T290_122"><text:s/></text:span><text:span text:style-name="T290_123">org</text:span><text:span text:style-name="T290_124"><text:s/></text:span><text:span text:style-name="T290_125">be</text:span><text:span text:style-name="T290_126"><text:s/></text:span><text:span text:style-name="T290_127">a</text:span><text:span text:style-name="T290_128"><text:s/></text:span><text:span text:style-name="T290_129">board</text:span><text:span text:style-name="T290_130"><text:s/></text:span><text:span text:style-name="T290_131">member</text:span><text:span text:style-name="T290_132">.</text:span></text:p>
      <text:p text:style-name="P291"/>
      <text:p text:style-name="P292"><text:span text:style-name="T292_1">Section</text:span><text:span text:style-name="T292_2"><text:s/>4.<text:s/></text:span><text:span text:style-name="T292_3">Duties</text:span></text:p>
      <text:p text:style-name="P293"><text:span text:style-name="T293_1">It</text:span><text:span text:style-name="T293_2"><text:s/></text:span><text:span text:style-name="T293_3">shall</text:span><text:span text:style-name="T293_4"><text:s/></text:span><text:span text:style-name="T293_5">be</text:span><text:span text:style-name="T293_6"><text:s/></text:span><text:span text:style-name="T293_7">the</text:span><text:span text:style-name="T293_8"><text:s/></text:span><text:span text:style-name="T293_9">duty</text:span><text:span text:style-name="T293_10"><text:s/></text:span><text:span text:style-name="T293_11">of</text:span><text:span text:style-name="T293_12"><text:s/></text:span><text:span text:style-name="T293_13">the</text:span><text:span text:style-name="T293_14"><text:s/></text:span><text:span text:style-name="T293_15">scientific</text:span><text:span text:style-name="T293_16"><text:s/></text:span><text:span text:style-name="T293_17">board</text:span><text:span text:style-name="T293_18"><text:s/></text:span><text:span text:style-name="T293_19">members</text:span><text:span text:style-name="T293_20"><text:s/></text:span><text:span text:style-name="T293_21">to</text:span><text:span text:style-name="T293_22">:</text:span></text:p>
      <text:p text:style-name="P294"><text:span text:style-name="T294_1">a</text:span><text:span text:style-name="T294_2">.<text:tab/></text:span><text:span text:style-name="T294_3">Supervise</text:span><text:span text:style-name="T294_4"><text:s/></text:span><text:span text:style-name="T294_5">the</text:span><text:span text:style-name="T294_6"><text:s/></text:span><text:span text:style-name="T294_7">scientific</text:span><text:span text:style-name="T294_8"><text:s/></text:span><text:span text:style-name="T294_9">progress</text:span><text:span text:style-name="T294_10"><text:s/></text:span><text:span text:style-name="T294_11">of</text:span><text:span text:style-name="T294_12"><text:s/></text:span><text:span text:style-name="T294_13">indysci</text:span><text:span text:style-name="T294_14"><text:s/></text:span><text:span text:style-name="T294_15">dot</text:span><text:span text:style-name="T294_16"><text:s/></text:span><text:span text:style-name="T294_17">org</text:span><text:span text:style-name="T294_18"><text:s/></text:span><text:span text:style-name="T294_19">activities</text:span><text:span text:style-name="T294_20"><text:s/></text:span><text:span text:style-name="T294_21">to</text:span><text:span text:style-name="T294_22"><text:s/></text:span><text:span text:style-name="T294_23">ensure</text:span><text:span text:style-name="T294_24"><text:s/></text:span><text:span text:style-name="T294_25">adherence</text:span><text:span text:style-name="T294_26"><text:s/></text:span><text:span text:style-name="T294_27">to</text:span><text:span text:style-name="T294_28"><text:s/></text:span><text:span text:style-name="T294_29">scientific</text:span><text:span text:style-name="T294_30"><text:s/></text:span><text:span text:style-name="T294_31">and</text:span><text:span text:style-name="T294_32"><text:s/></text:span><text:span text:style-name="T294_33">ethical</text:span><text:span text:style-name="T294_34"><text:s/></text:span><text:span text:style-name="T294_35">standards</text:span><text:span text:style-name="T294_36">.</text:span></text:p>
      <text:p text:style-name="P295"><text:span text:style-name="T295_1">b</text:span><text:span text:style-name="T295_2">.<text:tab/></text:span><text:span text:style-name="T295_3">Provide</text:span><text:span text:style-name="T295_4"><text:s/></text:span><text:span text:style-name="T295_5">guidance</text:span><text:span text:style-name="T295_6"><text:s/></text:span><text:span text:style-name="T295_7">regarding</text:span><text:span text:style-name="T295_8"><text:s/></text:span><text:span text:style-name="T295_9">scientific</text:span><text:span text:style-name="T295_10"><text:s/></text:span><text:span text:style-name="T295_11">direction</text:span><text:span text:style-name="T295_12"><text:s/></text:span><text:span text:style-name="T295_13">and</text:span><text:span text:style-name="T295_14"><text:s/></text:span><text:span text:style-name="T295_15">approaches</text:span></text:p>
      <text:p text:style-name="P296"><text:span text:style-name="T296_1">c</text:span><text:span text:style-name="T296_2">.<text:tab/></text:span><text:span text:style-name="T296_3">Provide</text:span><text:span text:style-name="T296_4"><text:s/></text:span><text:span text:style-name="T296_5">critical</text:span><text:span text:style-name="T296_6"><text:s/></text:span><text:span text:style-name="T296_7">analysis</text:span><text:span text:style-name="T296_8"><text:s/></text:span><text:span text:style-name="T296_9">challenging</text:span><text:span text:style-name="T296_10"><text:s/></text:span><text:span text:style-name="T296_11">scientific</text:span><text:span text:style-name="T296_12"><text:s/></text:span><text:span text:style-name="T296_13">strategy</text:span><text:span text:style-name="T296_14"><text:s/></text:span><text:span text:style-name="T296_15">of</text:span><text:span text:style-name="T296_16"><text:s/></text:span><text:span text:style-name="T296_17">indysci</text:span><text:span text:style-name="T296_18"><text:s/></text:span><text:span text:style-name="T296_19">activities</text:span></text:p>
      <text:p text:style-name="P297"><text:span text:style-name="T297_1">d</text:span><text:span text:style-name="T297_2">.<text:tab/></text:span><text:span text:style-name="T297_3">From</text:span><text:span text:style-name="T297_4"><text:s/></text:span><text:span text:style-name="T297_5">time</text:span><text:span text:style-name="T297_6"><text:s/></text:span><text:span text:style-name="T297_7">to</text:span><text:span text:style-name="T297_8"><text:s/></text:span><text:span text:style-name="T297_9">time</text:span><text:span text:style-name="T297_10">,<text:s/></text:span><text:span text:style-name="T297_11">issue</text:span><text:span text:style-name="T297_12"><text:s/></text:span><text:span text:style-name="T297_13">go</text:span><text:span text:style-name="T297_14">/</text:span><text:span text:style-name="T297_15">no</text:span><text:span text:style-name="T297_16"><text:s/></text:span><text:span text:style-name="T297_17">go</text:span><text:span text:style-name="T297_18"><text:s/></text:span><text:span text:style-name="T297_19">recommendations</text:span><text:span text:style-name="T297_20"><text:s/></text:span><text:span text:style-name="T297_21">to</text:span><text:span text:style-name="T297_22"><text:s/></text:span><text:span text:style-name="T297_23">the</text:span><text:span text:style-name="T297_24"><text:s/></text:span><text:span text:style-name="T297_25">board</text:span><text:span text:style-name="T297_26"><text:s/></text:span><text:span text:style-name="T297_27">of</text:span><text:span text:style-name="T297_28"><text:s/></text:span><text:span text:style-name="T297_29">directors</text:span><text:span text:style-name="T297_30">.</text:span></text:p>
      <text:p text:style-name="P298"><text:span text:style-name="T298_1">e</text:span><text:span text:style-name="T298_2">.<text:tab/></text:span><text:span text:style-name="T298_3">Meet</text:span><text:span text:style-name="T298_4"><text:s/></text:span><text:span text:style-name="T298_5">at</text:span><text:span text:style-name="T298_6"><text:s/></text:span><text:span text:style-name="T298_7">such</text:span><text:span text:style-name="T298_8"><text:s/></text:span><text:span text:style-name="T298_9">times</text:span><text:span text:style-name="T298_10"><text:s/></text:span><text:span text:style-name="T298_11">and</text:span><text:span text:style-name="T298_12"><text:s/></text:span><text:span text:style-name="T298_13">places</text:span><text:span text:style-name="T298_14"><text:s/></text:span><text:span text:style-name="T298_15">as</text:span><text:span text:style-name="T298_16"><text:s/></text:span><text:span text:style-name="T298_17">required</text:span><text:span text:style-name="T298_18"><text:s/></text:span><text:span text:style-name="T298_19">by</text:span><text:span text:style-name="T298_20"><text:s/></text:span><text:span text:style-name="T298_21">these</text:span><text:span text:style-name="T298_22"><text:s/></text:span><text:span text:style-name="T298_23">bylaws</text:span><text:span text:style-name="T298_24">;</text:span></text:p>
      <text:p text:style-name="P299"><text:span text:style-name="T299_1">f</text:span><text:span text:style-name="T299_2">.<text:tab/></text:span><text:span text:style-name="T299_3">Register</text:span><text:span text:style-name="T299_4"><text:s/></text:span><text:span text:style-name="T299_5">their</text:span><text:span text:style-name="T299_6"><text:s/></text:span><text:span text:style-name="T299_7">electronic</text:span><text:span text:style-name="T299_8"><text:s/></text:span><text:span text:style-name="T299_9">addresses</text:span><text:span text:style-name="T299_10"><text:s/></text:span><text:span text:style-name="T299_11">with</text:span><text:span text:style-name="T299_12"><text:s/></text:span><text:span text:style-name="T299_13">the</text:span><text:span text:style-name="T299_14"><text:s/></text:span><text:span text:style-name="T299_15">secretary</text:span><text:span text:style-name="T299_16"><text:s/></text:span><text:span text:style-name="T299_17">of</text:span><text:span text:style-name="T299_18"><text:s/></text:span><text:span text:style-name="T299_19">the</text:span><text:span text:style-name="T299_20"><text:s/></text:span><text:span text:style-name="T299_21">corporation</text:span><text:span text:style-name="T299_22">,<text:s/></text:span><text:span text:style-name="T299_23">and</text:span><text:span text:style-name="T299_24"><text:s/></text:span><text:span text:style-name="T299_25">notices</text:span><text:span text:style-name="T299_26"><text:s text:c="2"/></text:span><text:span text:style-name="T299_27">electronically</text:span><text:span text:style-name="T299_28"><text:s/></text:span><text:span text:style-name="T299_29">transmitted</text:span><text:span text:style-name="T299_30"><text:s/></text:span><text:span text:style-name="T299_31">to</text:span><text:span text:style-name="T299_32"><text:s/></text:span><text:span text:style-name="T299_33">them</text:span><text:span text:style-name="T299_34"><text:s/></text:span><text:span text:style-name="T299_35">at</text:span><text:span text:style-name="T299_36"><text:s/></text:span><text:span text:style-name="T299_37">such</text:span><text:span text:style-name="T299_38"><text:s/></text:span><text:span text:style-name="T299_39">addresses</text:span><text:span text:style-name="T299_40"><text:s/></text:span><text:span text:style-name="T299_41">shall</text:span><text:span text:style-name="T299_42"><text:s/></text:span><text:span text:style-name="T299_43">be</text:span><text:span text:style-name="T299_44"><text:s/></text:span><text:span text:style-name="T299_45">valid</text:span><text:span text:style-name="T299_46"><text:s/></text:span><text:span text:style-name="T299_47">notices</text:span><text:span text:style-name="T299_48"><text:s/></text:span><text:span text:style-name="T299_49">thereof</text:span><text:span text:style-name="T299_50">.</text:span></text:p>
      <text:p text:style-name="P300"/>
      <text:p text:style-name="P301"/>
      <text:p text:style-name="P302"/>
      <text:p text:style-name="P303"><text:span text:style-name="T303_1">Section</text:span><text:span text:style-name="T303_2"><text:s/>5.<text:s/></text:span><text:span text:style-name="T303_3">Term</text:span><text:span text:style-name="T303_4"><text:s/></text:span><text:span text:style-name="T303_5">of</text:span><text:span text:style-name="T303_6"><text:s/></text:span><text:span text:style-name="T303_7">Office</text:span></text:p>
      <text:p text:style-name="P304"><text:span text:style-name="T304_1">Each</text:span><text:span text:style-name="T304_2"><text:s/></text:span><text:span text:style-name="T304_3">scientific</text:span><text:span text:style-name="T304_4"><text:s/></text:span><text:span text:style-name="T304_5">board</text:span><text:span text:style-name="T304_6"><text:s/></text:span><text:span text:style-name="T304_7">member</text:span><text:span text:style-name="T304_8"><text:s/></text:span><text:span text:style-name="T304_9">shall</text:span><text:span text:style-name="T304_10"><text:s/></text:span><text:span text:style-name="T304_11">hold</text:span><text:span text:style-name="T304_12"><text:s/></text:span><text:span text:style-name="T304_13">office</text:span><text:span text:style-name="T304_14"><text:s/></text:span><text:span text:style-name="T304_15">so</text:span><text:span text:style-name="T304_16"><text:s/></text:span><text:span text:style-name="T304_17">long</text:span><text:span text:style-name="T304_18"><text:s/></text:span><text:span text:style-name="T304_19">as</text:span><text:span text:style-name="T304_20"><text:s/></text:span><text:span text:style-name="T304_21">the</text:span><text:span text:style-name="T304_22"><text:s/></text:span><text:span text:style-name="T304_23">projects</text:span><text:span text:style-name="T304_24"><text:s/></text:span><text:span text:style-name="T304_25">they</text:span><text:span text:style-name="T304_26"><text:s/></text:span><text:span text:style-name="T304_27">supervise</text:span><text:span text:style-name="T304_28"><text:s/></text:span><text:span text:style-name="T304_29">continue</text:span><text:span text:style-name="T304_30"><text:s/></text:span><text:span text:style-name="T304_31">to</text:span><text:span text:style-name="T304_32"><text:s/></text:span><text:span text:style-name="T304_33">be</text:span><text:span text:style-name="T304_34"><text:s/></text:span><text:span text:style-name="T304_35">funded</text:span><text:span text:style-name="T304_36">.</text:span></text:p>
      <text:p text:style-name="P305"/>
      <text:p text:style-name="P306"><text:span text:style-name="T306_1">Section</text:span><text:span text:style-name="T306_2"><text:s/>6.<text:s/></text:span><text:span text:style-name="T306_3">Compensation</text:span></text:p>
      <text:p text:style-name="P307"><text:span text:style-name="T307_1">Board</text:span><text:span text:style-name="T307_2"><text:s/></text:span><text:span text:style-name="T307_3">members</text:span><text:span text:style-name="T307_4"><text:s/></text:span><text:span text:style-name="T307_5">shall</text:span><text:span text:style-name="T307_6"><text:s/></text:span><text:span text:style-name="T307_7">serve</text:span><text:span text:style-name="T307_8"><text:s/></text:span><text:span text:style-name="T307_9">without</text:span><text:span text:style-name="T307_10"><text:s/></text:span><text:span text:style-name="T307_11">compensation</text:span><text:span text:style-name="T307_12"><text:s/></text:span><text:span text:style-name="T307_13">except</text:span><text:span text:style-name="T307_14"><text:s/></text:span><text:span text:style-name="T307_15">that</text:span><text:span text:style-name="T307_16"><text:s/></text:span><text:span text:style-name="T307_17">a</text:span><text:span text:style-name="T307_18"><text:s/></text:span><text:span text:style-name="T307_19">reasonable</text:span><text:span text:style-name="T307_20"><text:s/></text:span><text:span text:style-name="T307_21">fee</text:span><text:span text:style-name="T307_22"><text:s/></text:span><text:span text:style-name="T307_23">may</text:span><text:span text:style-name="T307_24"><text:s/></text:span><text:span text:style-name="T307_25">be</text:span><text:span text:style-name="T307_26"><text:s/></text:span><text:span text:style-name="T307_27">paid</text:span><text:span text:style-name="T307_28"><text:s/></text:span><text:span text:style-name="T307_29">to</text:span><text:span text:style-name="T307_30"><text:s/></text:span><text:span text:style-name="T307_31">for</text:span><text:span text:style-name="T307_32"><text:s/></text:span><text:span text:style-name="T307_33">attending</text:span><text:span text:style-name="T307_34"><text:s/></text:span><text:span text:style-name="T307_35">regular</text:span><text:span text:style-name="T307_36"><text:s/></text:span><text:span text:style-name="T307_37">and</text:span><text:span text:style-name="T307_38"><text:s/></text:span><text:span text:style-name="T307_39">special</text:span><text:span text:style-name="T307_40"><text:s/></text:span><text:span text:style-name="T307_41">meetings</text:span><text:span text:style-name="T307_42"><text:s/></text:span><text:span text:style-name="T307_43">of</text:span><text:span text:style-name="T307_44"><text:s/></text:span><text:span text:style-name="T307_45">the</text:span><text:span text:style-name="T307_46"><text:s/></text:span><text:span text:style-name="T307_47">board</text:span><text:span text:style-name="T307_48">.<text:s/></text:span><text:span text:style-name="T307_49">In</text:span><text:span text:style-name="T307_50"><text:s/></text:span><text:span text:style-name="T307_51">addition</text:span><text:span text:style-name="T307_52">,<text:s/></text:span><text:span text:style-name="T307_53">they</text:span><text:span text:style-name="T307_54"><text:s/></text:span><text:span text:style-name="T307_55">shall</text:span><text:span text:style-name="T307_56"><text:s/></text:span><text:span text:style-name="T307_57">be</text:span><text:span text:style-name="T307_58"><text:s/></text:span><text:span text:style-name="T307_59">allowed</text:span><text:span text:style-name="T307_60"><text:s/></text:span><text:span text:style-name="T307_61">reasonable</text:span><text:span text:style-name="T307_62"><text:s/></text:span><text:span text:style-name="T307_63">advancement</text:span><text:span text:style-name="T307_64"><text:s/></text:span><text:span text:style-name="T307_65">of</text:span><text:span text:style-name="T307_66"><text:s/></text:span><text:span text:style-name="T307_67">expenses</text:span><text:span text:style-name="T307_68"><text:s/></text:span><text:span text:style-name="T307_69">to</text:span><text:span text:style-name="T307_70"><text:s/></text:span><text:span text:style-name="T307_71">be</text:span><text:span text:style-name="T307_72"><text:s/></text:span><text:span text:style-name="T307_73">incurred</text:span><text:span text:style-name="T307_74"><text:s/></text:span><text:span text:style-name="T307_75">in</text:span><text:span text:style-name="T307_76"><text:s/></text:span><text:span text:style-name="T307_77">the</text:span><text:span text:style-name="T307_78"><text:s/></text:span><text:span text:style-name="T307_79">performance</text:span><text:span text:style-name="T307_80"><text:s/></text:span><text:span text:style-name="T307_81">of</text:span><text:span text:style-name="T307_82"><text:s/></text:span><text:span text:style-name="T307_83">their</text:span><text:span text:style-name="T307_84"><text:s/></text:span><text:span text:style-name="T307_85">duties</text:span><text:span text:style-name="T307_86">.<text:s/></text:span><text:span text:style-name="T307_87">Any</text:span><text:span text:style-name="T307_88"><text:s/></text:span><text:span text:style-name="T307_89">payments</text:span><text:span text:style-name="T307_90"><text:s/></text:span><text:span text:style-name="T307_91">to</text:span><text:span text:style-name="T307_92"><text:s/></text:span><text:span text:style-name="T307_93">scientific</text:span><text:span text:style-name="T307_94"><text:s/></text:span><text:span text:style-name="T307_95">board</text:span><text:span text:style-name="T307_96"><text:s/></text:span><text:span text:style-name="T307_97">members</text:span><text:span text:style-name="T307_98"><text:s/></text:span><text:span text:style-name="T307_99">shall</text:span><text:span text:style-name="T307_100"><text:s/></text:span><text:span text:style-name="T307_101">be</text:span><text:span text:style-name="T307_102"><text:s/></text:span><text:span text:style-name="T307_103">approved</text:span><text:span text:style-name="T307_104"><text:s/></text:span><text:span text:style-name="T307_105">in</text:span><text:span text:style-name="T307_106"><text:s/></text:span><text:span text:style-name="T307_107">advance</text:span><text:span text:style-name="T307_108"><text:s/></text:span><text:span text:style-name="T307_109">in</text:span><text:span text:style-name="T307_110"><text:s/></text:span><text:span text:style-name="T307_111">accordance</text:span><text:span text:style-name="T307_112"><text:s/></text:span><text:span text:style-name="T307_113">with</text:span><text:span text:style-name="T307_114"><text:s/></text:span><text:span text:style-name="T307_115">this</text:span><text:span text:style-name="T307_116"><text:s/></text:span><text:span text:style-name="T307_117">corporation</text:span><text:span text:style-name="T307_118">'</text:span><text:span text:style-name="T307_119">s</text:span><text:span text:style-name="T307_120"><text:s/></text:span><text:span text:style-name="T307_121">conflict</text:span><text:span text:style-name="T307_122"><text:s/></text:span><text:span text:style-name="T307_123">of</text:span><text:span text:style-name="T307_124"><text:s/></text:span><text:span text:style-name="T307_125">interest</text:span><text:span text:style-name="T307_126"><text:s/></text:span><text:span text:style-name="T307_127">policy</text:span><text:span text:style-name="T307_128">,<text:s/></text:span><text:span text:style-name="T307_129">as</text:span><text:span text:style-name="T307_130"><text:s/></text:span><text:span text:style-name="T307_131">set</text:span><text:span text:style-name="T307_132"><text:s/></text:span><text:span text:style-name="T307_133">forth</text:span><text:span text:style-name="T307_134"><text:s/></text:span><text:span text:style-name="T307_135">in</text:span><text:span text:style-name="T307_136"><text:s/></text:span><text:span text:style-name="T307_137">Article</text:span><text:span text:style-name="T307_138"><text:s/>9<text:s/></text:span><text:span text:style-name="T307_139">of</text:span><text:span text:style-name="T307_140"><text:s/></text:span><text:span text:style-name="T307_141">these</text:span><text:span text:style-name="T307_142"><text:s/></text:span><text:span text:style-name="T307_143">bylaws</text:span><text:span text:style-name="T307_144">.</text:span></text:p>
      <text:p text:style-name="P308"/>
      <text:p text:style-name="P309"><text:span text:style-name="T309_1">Section</text:span><text:span text:style-name="T309_2"><text:s/>7.<text:s/></text:span><text:span text:style-name="T309_3">Place</text:span><text:span text:style-name="T309_4"><text:s/></text:span><text:span text:style-name="T309_5">of</text:span><text:span text:style-name="T309_6"><text:s/></text:span><text:span text:style-name="T309_7">Meetings</text:span></text:p>
      <text:p text:style-name="P310"><text:span text:style-name="T310_1">Meetings</text:span><text:span text:style-name="T310_2"><text:s/></text:span><text:span text:style-name="T310_3">shall</text:span><text:span text:style-name="T310_4"><text:s/></text:span><text:span text:style-name="T310_5">be</text:span><text:span text:style-name="T310_6"><text:s/></text:span><text:span text:style-name="T310_7">held</text:span><text:span text:style-name="T310_8"><text:s/></text:span><text:span text:style-name="T310_9">via</text:span><text:span text:style-name="T310_10"><text:s/></text:span><text:span text:style-name="T310_11">telepresence</text:span><text:span text:style-name="T310_12"><text:s/></text:span><text:span text:style-name="T310_13">systems</text:span><text:span text:style-name="T310_14"><text:s/></text:span><text:span text:style-name="T310_15">at</text:span><text:span text:style-name="T310_16"><text:s/></text:span><text:span text:style-name="T310_17">a</text:span><text:span text:style-name="T310_18"><text:s/></text:span><text:span text:style-name="T310_19">place</text:span><text:span text:style-name="T310_20"><text:s/></text:span><text:span text:style-name="T310_21">as</text:span><text:span text:style-name="T310_22"><text:s/></text:span><text:span text:style-name="T310_23">designated</text:span><text:span text:style-name="T310_24"><text:s/></text:span><text:span text:style-name="T310_25">from</text:span><text:span text:style-name="T310_26"><text:s/></text:span><text:span text:style-name="T310_27">time</text:span><text:span text:style-name="T310_28"><text:s/></text:span><text:span text:style-name="T310_29">to</text:span><text:span text:style-name="T310_30"><text:s/></text:span><text:span text:style-name="T310_31">time</text:span><text:span text:style-name="T310_32"><text:s/></text:span><text:span text:style-name="T310_33">by</text:span><text:span text:style-name="T310_34"><text:s/></text:span><text:span text:style-name="T310_35">resolution</text:span><text:span text:style-name="T310_36"><text:s/></text:span><text:span text:style-name="T310_37">of</text:span><text:span text:style-name="T310_38"><text:s/></text:span><text:span text:style-name="T310_39">the</text:span><text:span text:style-name="T310_40"><text:s/></text:span><text:span text:style-name="T310_41">board</text:span><text:span text:style-name="T310_42"><text:s/></text:span><text:span text:style-name="T310_43">of</text:span><text:span text:style-name="T310_44"><text:s/></text:span><text:span text:style-name="T310_45">directors</text:span><text:span text:style-name="T310_46">,<text:s/></text:span><text:span text:style-name="T310_47">and</text:span><text:span text:style-name="T310_48"><text:s/></text:span><text:span text:style-name="T310_49">approved</text:span><text:span text:style-name="T310_50"><text:s/></text:span><text:span text:style-name="T310_51">by</text:span><text:span text:style-name="T310_52"><text:s/></text:span><text:span text:style-name="T310_53">the</text:span><text:span text:style-name="T310_54"><text:s/></text:span><text:span text:style-name="T310_55">scientific</text:span><text:span text:style-name="T310_56"><text:s/></text:span><text:span text:style-name="T310_57">advisory</text:span><text:span text:style-name="T310_58"><text:s/></text:span><text:span text:style-name="T310_59">board</text:span><text:span text:style-name="T310_60">.</text:span></text:p>
      <text:p text:style-name="P311"/>
      <text:p text:style-name="P312"><text:span text:style-name="T312_1">Section</text:span><text:span text:style-name="T312_2"><text:s/>8.<text:s/></text:span><text:span text:style-name="T312_3">Regular</text:span><text:span text:style-name="T312_4"><text:s/></text:span><text:span text:style-name="T312_5">Meetings</text:span><text:span text:style-name="T312_6"><text:s/></text:span></text:p>
      <text:p text:style-name="P313"><text:span text:style-name="T313_1">Regular</text:span><text:span text:style-name="T313_2"><text:s/></text:span><text:span text:style-name="T313_3">meetings</text:span><text:span text:style-name="T313_4"><text:s/></text:span><text:span text:style-name="T313_5">of</text:span><text:span text:style-name="T313_6"><text:s/></text:span><text:span text:style-name="T313_7">scientific</text:span><text:span text:style-name="T313_8"><text:s/></text:span><text:span text:style-name="T313_9">board</text:span><text:span text:style-name="T313_10"><text:s/></text:span><text:span text:style-name="T313_11">members</text:span><text:span text:style-name="T313_12"><text:s/></text:span><text:span text:style-name="T313_13">shall</text:span><text:span text:style-name="T313_14"><text:s/></text:span><text:span text:style-name="T313_15">be</text:span><text:span text:style-name="T313_16"><text:s/></text:span><text:span text:style-name="T313_17">held</text:span><text:span text:style-name="T313_18"><text:s/></text:span><text:span text:style-name="T313_19">on</text:span><text:span text:style-name="T313_20"><text:s/></text:span><text:span text:style-name="T313_21">the</text:span><text:span text:style-name="T313_22"><text:s/></text:span><text:span text:style-name="T313_23">third</text:span><text:span text:style-name="T313_24"><text:s/></text:span><text:span text:style-name="T313_25">Wednesday</text:span><text:span text:style-name="T313_26"><text:s/></text:span><text:span text:style-name="T313_27">of</text:span><text:span text:style-name="T313_28"><text:s/></text:span><text:span text:style-name="T313_29">odd</text:span><text:span text:style-name="T313_30">-</text:span><text:span text:style-name="T313_31">numbered</text:span><text:span text:style-name="T313_32"><text:s/></text:span><text:span text:style-name="T313_33">months</text:span><text:span text:style-name="T313_34"><text:s/></text:span><text:span text:style-name="T313_35">at</text:span><text:span text:style-name="T313_36"><text:s/>6:00<text:s/></text:span><text:span text:style-name="T313_37">p</text:span><text:span text:style-name="T313_38">.</text:span><text:span text:style-name="T313_39">m</text:span><text:span text:style-name="T313_40">.,<text:s/></text:span><text:span text:style-name="T313_41">Pacific</text:span><text:span text:style-name="T313_42"><text:s/></text:span><text:span text:style-name="T313_43">Time</text:span><text:span text:style-name="T313_44">,<text:s/></text:span><text:span text:style-name="T313_45">in</text:span><text:span text:style-name="T313_46"><text:s/></text:span><text:span text:style-name="T313_47">which</text:span><text:span text:style-name="T313_48"><text:s/></text:span><text:span text:style-name="T313_49">event</text:span><text:span text:style-name="T313_50"><text:s/></text:span><text:span text:style-name="T313_51">the</text:span><text:span text:style-name="T313_52"><text:s/></text:span><text:span text:style-name="T313_53">regular</text:span><text:span text:style-name="T313_54"><text:s/></text:span><text:span text:style-name="T313_55">meeting</text:span><text:span text:style-name="T313_56"><text:s/></text:span><text:span text:style-name="T313_57">shall</text:span><text:span text:style-name="T313_58"><text:s/></text:span><text:span text:style-name="T313_59">be</text:span><text:span text:style-name="T313_60"><text:s/></text:span><text:span text:style-name="T313_61">held</text:span><text:span text:style-name="T313_62"><text:s/></text:span><text:span text:style-name="T313_63">at</text:span><text:span text:style-name="T313_64"><text:s/></text:span><text:span text:style-name="T313_65">the</text:span><text:span text:style-name="T313_66"><text:s/></text:span><text:span text:style-name="T313_67">same</text:span><text:span text:style-name="T313_68"><text:s/></text:span><text:span text:style-name="T313_69">hour</text:span><text:span text:style-name="T313_70"><text:s/></text:span><text:span text:style-name="T313_71">and</text:span><text:span text:style-name="T313_72"><text:s/></text:span><text:span text:style-name="T313_73">place</text:span><text:span text:style-name="T313_74"><text:s/></text:span><text:span text:style-name="T313_75">on</text:span><text:span text:style-name="T313_76"><text:s/></text:span><text:span text:style-name="T313_77">the</text:span><text:span text:style-name="T313_78"><text:s/></text:span><text:span text:style-name="T313_79">next</text:span><text:span text:style-name="T313_80"><text:s/></text:span><text:span text:style-name="T313_81">business</text:span><text:span text:style-name="T313_82"><text:s/></text:span><text:span text:style-name="T313_83">day</text:span><text:span text:style-name="T313_84">.<text:s text:c="2"/></text:span><text:span text:style-name="T313_85">These</text:span><text:span text:style-name="T313_86"><text:s/></text:span><text:span text:style-name="T313_87">meetings</text:span><text:span text:style-name="T313_88"><text:s/></text:span><text:span text:style-name="T313_89">shall</text:span><text:span text:style-name="T313_90"><text:s/></text:span><text:span text:style-name="T313_91">be</text:span><text:span text:style-name="T313_92"><text:s/></text:span><text:span text:style-name="T313_93">attended</text:span><text:span text:style-name="T313_94"><text:s/></text:span><text:span text:style-name="T313_95">by</text:span><text:span text:style-name="T313_96"><text:s/></text:span><text:span text:style-name="T313_97">the</text:span><text:span text:style-name="T313_98"><text:s/></text:span><text:span text:style-name="T313_99">president</text:span><text:span text:style-name="T313_100"><text:s/></text:span><text:span text:style-name="T313_101">of</text:span><text:span text:style-name="T313_102"><text:s/></text:span><text:span text:style-name="T313_103">indysci</text:span><text:span text:style-name="T313_104"><text:s/></text:span><text:span text:style-name="T313_105">dot</text:span><text:span text:style-name="T313_106"><text:s/></text:span><text:span text:style-name="T313_107">org</text:span><text:span text:style-name="T313_108">,<text:s/></text:span><text:span text:style-name="T313_109">the</text:span><text:span text:style-name="T313_110"><text:s/></text:span><text:span text:style-name="T313_111">secretary</text:span><text:span text:style-name="T313_112"><text:s/></text:span><text:span text:style-name="T313_113">of</text:span><text:span text:style-name="T313_114"><text:s/></text:span><text:span text:style-name="T313_115">indysci</text:span><text:span text:style-name="T313_116"><text:s/></text:span><text:span text:style-name="T313_117">dot</text:span><text:span text:style-name="T313_118"><text:s/></text:span><text:span text:style-name="T313_119">org</text:span><text:span text:style-name="T313_120">,<text:s/></text:span><text:span text:style-name="T313_121">the</text:span><text:span text:style-name="T313_122"><text:s/></text:span><text:span text:style-name="T313_123">scientific</text:span><text:span text:style-name="T313_124"><text:s/></text:span><text:span text:style-name="T313_125">advisory</text:span><text:span text:style-name="T313_126"><text:s/></text:span><text:span text:style-name="T313_127">board</text:span><text:span text:style-name="T313_128">,<text:s/></text:span><text:span text:style-name="T313_129">and</text:span><text:span text:style-name="T313_130"><text:s/></text:span><text:span text:style-name="T313_131">the</text:span><text:span text:style-name="T313_132"><text:s/></text:span><text:span text:style-name="T313_133">principal</text:span><text:span text:style-name="T313_134"><text:s/></text:span><text:span text:style-name="T313_135">investigator</text:span><text:span text:style-name="T313_136">(</text:span><text:span text:style-name="T313_137">s</text:span><text:span text:style-name="T313_138">)<text:s/></text:span><text:span text:style-name="T313_139">of</text:span><text:span text:style-name="T313_140"><text:s/></text:span><text:span text:style-name="T313_141">the</text:span><text:span text:style-name="T313_142"><text:s/></text:span><text:span text:style-name="T313_143">projects</text:span><text:span text:style-name="T313_144"><text:s/></text:span><text:span text:style-name="T313_145">being</text:span><text:span text:style-name="T313_146"><text:s/></text:span><text:span text:style-name="T313_147">supervised</text:span><text:span text:style-name="T313_148"><text:s/></text:span><text:span text:style-name="T313_149">by</text:span><text:span text:style-name="T313_150"><text:s/></text:span><text:span text:style-name="T313_151">the</text:span><text:span text:style-name="T313_152"><text:s/></text:span><text:span text:style-name="T313_153">advisory</text:span><text:span text:style-name="T313_154"><text:s/></text:span><text:span text:style-name="T313_155">board</text:span><text:span text:style-name="T313_156">.<text:s text:c="2"/></text:span><text:span text:style-name="T313_157">If</text:span><text:span text:style-name="T313_158"><text:s/></text:span><text:span text:style-name="T313_159">indysci</text:span><text:span text:style-name="T313_160"><text:s/></text:span><text:span text:style-name="T313_161">dot</text:span><text:span text:style-name="T313_162"><text:s/></text:span><text:span text:style-name="T313_163">org</text:span><text:span text:style-name="T313_164"><text:s/></text:span><text:span text:style-name="T313_165">operates</text:span><text:span text:style-name="T313_166"><text:s/></text:span><text:span text:style-name="T313_167">more</text:span><text:span text:style-name="T313_168"><text:s/></text:span><text:span text:style-name="T313_169">than</text:span><text:span text:style-name="T313_170"><text:s/></text:span><text:span text:style-name="T313_171">one</text:span><text:span text:style-name="T313_172"><text:s/></text:span><text:span text:style-name="T313_173">scientific</text:span><text:span text:style-name="T313_174"><text:s/></text:span><text:span text:style-name="T313_175">board</text:span><text:span text:style-name="T313_176">,<text:s/></text:span><text:span text:style-name="T313_177">then</text:span><text:span text:style-name="T313_178"><text:s/></text:span><text:span text:style-name="T313_179">different</text:span><text:span text:style-name="T313_180"><text:s/></text:span><text:span text:style-name="T313_181">meeting</text:span><text:span text:style-name="T313_182"><text:s/></text:span><text:span text:style-name="T313_183">times</text:span><text:span text:style-name="T313_184"><text:s/></text:span><text:span text:style-name="T313_185">during</text:span><text:span text:style-name="T313_186"><text:s/></text:span><text:span text:style-name="T313_187">the</text:span><text:span text:style-name="T313_188"><text:s/></text:span><text:span text:style-name="T313_189">third</text:span><text:span text:style-name="T313_190"><text:s/></text:span><text:span text:style-name="T313_191">week</text:span><text:span text:style-name="T313_192"><text:s/></text:span><text:span text:style-name="T313_193">of</text:span><text:span text:style-name="T313_194"><text:s/></text:span><text:span text:style-name="T313_195">odd</text:span><text:span text:style-name="T313_196">-</text:span><text:span text:style-name="T313_197">numbered</text:span><text:span text:style-name="T313_198"><text:s/></text:span><text:span text:style-name="T313_199">months</text:span><text:span text:style-name="T313_200"><text:s/></text:span><text:span text:style-name="T313_201">shall</text:span><text:span text:style-name="T313_202"><text:s/></text:span><text:span text:style-name="T313_203">be</text:span><text:span text:style-name="T313_204"><text:s/></text:span><text:span text:style-name="T313_205">arranged</text:span><text:span text:style-name="T313_206"><text:s/></text:span><text:span text:style-name="T313_207">so</text:span><text:span text:style-name="T313_208"><text:s/></text:span><text:span text:style-name="T313_209">that</text:span><text:span text:style-name="T313_210"><text:s/></text:span><text:span text:style-name="T313_211">the</text:span><text:span text:style-name="T313_212"><text:s/></text:span><text:span text:style-name="T313_213">president</text:span><text:span text:style-name="T313_214"><text:s/></text:span><text:span text:style-name="T313_215">may</text:span><text:span text:style-name="T313_216"><text:s/></text:span><text:span text:style-name="T313_217">attend</text:span><text:span text:style-name="T313_218"><text:s/></text:span><text:span text:style-name="T313_219">all</text:span><text:span text:style-name="T313_220"><text:s/></text:span><text:span text:style-name="T313_221">scientific</text:span><text:span text:style-name="T313_222"><text:s/></text:span><text:span text:style-name="T313_223">board</text:span><text:span text:style-name="T313_224"><text:s/></text:span><text:span text:style-name="T313_225">meetings</text:span><text:span text:style-name="T313_226">.</text:span></text:p>
      <text:p text:style-name="P314"/>
      <text:p text:style-name="P315"><text:span text:style-name="T315_1">Section</text:span><text:span text:style-name="T315_2"><text:s/>9.<text:s/></text:span><text:span text:style-name="T315_3">Special</text:span><text:span text:style-name="T315_4"><text:s/></text:span><text:span text:style-name="T315_5">Meetings</text:span></text:p>
      <text:p text:style-name="P316"><text:span text:style-name="T316_1">Special</text:span><text:span text:style-name="T316_2"><text:s/></text:span><text:span text:style-name="T316_3">meetings</text:span><text:span text:style-name="T316_4"><text:s/></text:span><text:span text:style-name="T316_5">of</text:span><text:span text:style-name="T316_6"><text:s/></text:span><text:span text:style-name="T316_7">the</text:span><text:span text:style-name="T316_8"><text:s/></text:span><text:span text:style-name="T316_9">board</text:span><text:span text:style-name="T316_10"><text:s/></text:span><text:span text:style-name="T316_11">of</text:span><text:span text:style-name="T316_12"><text:s/></text:span><text:span text:style-name="T316_13">directors</text:span><text:span text:style-name="T316_14"><text:s/></text:span><text:span text:style-name="T316_15">may</text:span><text:span text:style-name="T316_16"><text:s/></text:span><text:span text:style-name="T316_17">be</text:span><text:span text:style-name="T316_18"><text:s/></text:span><text:span text:style-name="T316_19">called</text:span><text:span text:style-name="T316_20"><text:s/></text:span><text:span text:style-name="T316_21">by</text:span><text:span text:style-name="T316_22"><text:s/></text:span><text:span text:style-name="T316_23">the</text:span><text:span text:style-name="T316_24"><text:s/></text:span><text:span text:style-name="T316_25">president</text:span><text:span text:style-name="T316_26"><text:s/></text:span><text:span text:style-name="T316_27">of</text:span><text:span text:style-name="T316_28"><text:s/></text:span><text:span text:style-name="T316_29">indysci</text:span><text:span text:style-name="T316_30"><text:s/></text:span><text:span text:style-name="T316_31">dot</text:span><text:span text:style-name="T316_32"><text:s/></text:span><text:span text:style-name="T316_33">org</text:span><text:span text:style-name="T316_34">,<text:s/></text:span><text:span text:style-name="T316_35">the</text:span><text:span text:style-name="T316_36"><text:s/></text:span><text:span text:style-name="T316_37">principal</text:span><text:span text:style-name="T316_38"><text:s/></text:span><text:span text:style-name="T316_39">investigator</text:span><text:span text:style-name="T316_40">(</text:span><text:span text:style-name="T316_41">s</text:span><text:span text:style-name="T316_42">)<text:s/></text:span><text:span text:style-name="T316_43">of</text:span><text:span text:style-name="T316_44"><text:s/></text:span><text:span text:style-name="T316_45">the</text:span><text:span text:style-name="T316_46"><text:s/></text:span><text:span text:style-name="T316_47">projects</text:span><text:span text:style-name="T316_48"><text:s/></text:span><text:span text:style-name="T316_49">being</text:span><text:span text:style-name="T316_50"><text:s/></text:span><text:span text:style-name="T316_51">supervised</text:span><text:span text:style-name="T316_52">,<text:s/></text:span><text:span text:style-name="T316_53">by</text:span><text:span text:style-name="T316_54"><text:s/></text:span><text:span text:style-name="T316_55">any</text:span><text:span text:style-name="T316_56"><text:s/></text:span><text:span text:style-name="T316_57">two</text:span><text:span text:style-name="T316_58"><text:s/></text:span><text:span text:style-name="T316_59">directors</text:span><text:span text:style-name="T316_60">,<text:s/></text:span><text:span text:style-name="T316_61">or</text:span><text:span text:style-name="T316_62"><text:s/></text:span><text:span text:style-name="T316_63">by</text:span><text:span text:style-name="T316_64"><text:s/></text:span><text:span text:style-name="T316_65">any</text:span><text:span text:style-name="T316_66"><text:s/></text:span><text:span text:style-name="T316_67">two</text:span><text:span text:style-name="T316_68"><text:s/></text:span><text:span text:style-name="T316_69">scientific</text:span><text:span text:style-name="T316_70"><text:s/></text:span><text:span text:style-name="T316_71">board</text:span><text:span text:style-name="T316_72"><text:s/></text:span><text:span text:style-name="T316_73">members</text:span><text:span text:style-name="T316_74">.<text:s/></text:span><text:span text:style-name="T316_75">Such</text:span><text:span text:style-name="T316_76"><text:s/></text:span><text:span text:style-name="T316_77">meetings</text:span><text:span text:style-name="T316_78"><text:s/></text:span><text:span text:style-name="T316_79">shall</text:span><text:span text:style-name="T316_80"><text:s/></text:span><text:span text:style-name="T316_81">be</text:span><text:span text:style-name="T316_82"><text:s/></text:span><text:span text:style-name="T316_83">held</text:span><text:span text:style-name="T316_84"><text:s/></text:span><text:span text:style-name="T316_85">at</text:span><text:span text:style-name="T316_86"><text:s/></text:span><text:span text:style-name="T316_87">the</text:span><text:span text:style-name="T316_88"><text:s/></text:span><text:span text:style-name="T316_89">place</text:span><text:span text:style-name="T316_90"><text:s/></text:span><text:span text:style-name="T316_91">designated</text:span><text:span text:style-name="T316_92"><text:s/></text:span><text:span text:style-name="T316_93">by</text:span><text:span text:style-name="T316_94"><text:s/></text:span><text:span text:style-name="T316_95">the</text:span><text:span text:style-name="T316_96"><text:s/></text:span><text:span text:style-name="T316_97">person</text:span><text:span text:style-name="T316_98"><text:s/></text:span><text:span text:style-name="T316_99">or</text:span><text:span text:style-name="T316_100"><text:s/></text:span><text:span text:style-name="T316_101">persons</text:span><text:span text:style-name="T316_102"><text:s/></text:span><text:span text:style-name="T316_103">calling</text:span><text:span text:style-name="T316_104"><text:s/></text:span><text:span text:style-name="T316_105">the</text:span><text:span text:style-name="T316_106"><text:s/></text:span><text:span text:style-name="T316_107">special</text:span><text:span text:style-name="T316_108"><text:s/></text:span><text:span text:style-name="T316_109">meeting</text:span><text:span text:style-name="T316_110">.</text:span></text:p>
      <text:p text:style-name="P317"/>
      <text:p text:style-name="P318"><text:span text:style-name="T318_1">Section</text:span><text:span text:style-name="T318_2"><text:s/>10.<text:s/></text:span><text:span text:style-name="T318_3">Notice</text:span><text:span text:style-name="T318_4"><text:s/></text:span><text:span text:style-name="T318_5">of</text:span><text:span text:style-name="T318_6"><text:s/></text:span><text:span text:style-name="T318_7">Meetings</text:span></text:p>
      <text:p text:style-name="P319"><text:span text:style-name="T319_1">Unless</text:span><text:span text:style-name="T319_2"><text:s/></text:span><text:span text:style-name="T319_3">otherwise</text:span><text:span text:style-name="T319_4"><text:s/></text:span><text:span text:style-name="T319_5">provided</text:span><text:span text:style-name="T319_6"><text:s/></text:span><text:span text:style-name="T319_7">by</text:span><text:span text:style-name="T319_8"><text:s/></text:span><text:span text:style-name="T319_9">the</text:span><text:span text:style-name="T319_10"><text:s/></text:span><text:span text:style-name="T319_11">articles</text:span><text:span text:style-name="T319_12"><text:s/></text:span><text:span text:style-name="T319_13">of</text:span><text:span text:style-name="T319_14"><text:s/></text:span><text:span text:style-name="T319_15">incorporation</text:span><text:span text:style-name="T319_16">,<text:s/></text:span><text:span text:style-name="T319_17">these</text:span><text:span text:style-name="T319_18"><text:s/></text:span><text:span text:style-name="T319_19">bylaws</text:span><text:span text:style-name="T319_20">,<text:s/></text:span><text:span text:style-name="T319_21">or</text:span><text:span text:style-name="T319_22"><text:s/></text:span><text:span text:style-name="T319_23">provisions</text:span><text:span text:style-name="T319_24"><text:s/></text:span><text:span text:style-name="T319_25">of</text:span><text:span text:style-name="T319_26"><text:s/></text:span><text:span text:style-name="T319_27">law</text:span><text:span text:style-name="T319_28">,<text:s/></text:span><text:span text:style-name="T319_29">the</text:span><text:span text:style-name="T319_30"><text:s/></text:span><text:span text:style-name="T319_31">following</text:span><text:span text:style-name="T319_32"><text:s/></text:span><text:span text:style-name="T319_33">provisions</text:span><text:span text:style-name="T319_34"><text:s/></text:span><text:span text:style-name="T319_35">shall</text:span><text:span text:style-name="T319_36"><text:s/></text:span><text:span text:style-name="T319_37">govern</text:span><text:span text:style-name="T319_38"><text:s/></text:span><text:span text:style-name="T319_39">the</text:span><text:span text:style-name="T319_40"><text:s/></text:span><text:span text:style-name="T319_41">giving</text:span><text:span text:style-name="T319_42"><text:s/></text:span><text:span text:style-name="T319_43">of</text:span><text:span text:style-name="T319_44"><text:s/></text:span><text:span text:style-name="T319_45">notice</text:span><text:span text:style-name="T319_46"><text:s/></text:span><text:span text:style-name="T319_47">for</text:span><text:span text:style-name="T319_48"><text:s/></text:span><text:span text:style-name="T319_49">meetings</text:span><text:span text:style-name="T319_50"><text:s/></text:span><text:span text:style-name="T319_51">of</text:span><text:span text:style-name="T319_52"><text:s/></text:span><text:span text:style-name="T319_53">the</text:span><text:span text:style-name="T319_54"><text:s/></text:span><text:span text:style-name="T319_55">board</text:span><text:span text:style-name="T319_56"><text:s/></text:span><text:span text:style-name="T319_57">of</text:span><text:span text:style-name="T319_58"><text:s/></text:span><text:span text:style-name="T319_59">directors</text:span><text:span text:style-name="T319_60">:</text:span></text:p>
      <text:p text:style-name="P320"><text:span text:style-name="T320_1">a</text:span><text:span text:style-name="T320_2">.<text:tab/></text:span><text:span text:style-name="T320_3">Regular</text:span><text:span text:style-name="T320_4"><text:s/></text:span><text:span text:style-name="T320_5">Meetings</text:span><text:span text:style-name="T320_6">.</text:span><text:span text:style-name="T320_7"><text:s/></text:span><text:span text:style-name="T320_8">No</text:span><text:span text:style-name="T320_9"><text:s/></text:span><text:span text:style-name="T320_10">notice</text:span><text:span text:style-name="T320_11"><text:s/></text:span><text:span text:style-name="T320_12">need</text:span><text:span text:style-name="T320_13"><text:s/></text:span><text:span text:style-name="T320_14">be</text:span><text:span text:style-name="T320_15"><text:s/></text:span><text:span text:style-name="T320_16">given</text:span><text:span text:style-name="T320_17"><text:s/></text:span><text:span text:style-name="T320_18">of</text:span><text:span text:style-name="T320_19"><text:s/></text:span><text:span text:style-name="T320_20">any</text:span><text:span text:style-name="T320_21"><text:s/></text:span><text:span text:style-name="T320_22">regular</text:span><text:span text:style-name="T320_23"><text:s/></text:span><text:span text:style-name="T320_24">meeting</text:span><text:span text:style-name="T320_25"><text:s/></text:span><text:span text:style-name="T320_26">of</text:span><text:span text:style-name="T320_27"><text:s/></text:span><text:span text:style-name="T320_28">the</text:span><text:span text:style-name="T320_29"><text:s/></text:span><text:span text:style-name="T320_30">board</text:span><text:span text:style-name="T320_31"><text:s/></text:span><text:span text:style-name="T320_32">of</text:span><text:span text:style-name="T320_33"><text:s/></text:span><text:span text:style-name="T320_34">directors</text:span><text:span text:style-name="T320_35">.<text:s/></text:span></text:p>
      <text:p text:style-name="P321"><text:span text:style-name="T321_1">b</text:span><text:span text:style-name="T321_2">.<text:tab/></text:span><text:span text:style-name="T321_3">Special</text:span><text:span text:style-name="T321_4"><text:s/></text:span><text:span text:style-name="T321_5">Meetings</text:span><text:span text:style-name="T321_6">.</text:span><text:span text:style-name="T321_7"><text:s/></text:span><text:span text:style-name="T321_8">At</text:span><text:span text:style-name="T321_9"><text:s/></text:span><text:span text:style-name="T321_10">least</text:span><text:span text:style-name="T321_11"><text:s/></text:span><text:span text:style-name="T321_12">two</text:span><text:span text:style-name="T321_13"><text:s/></text:span><text:span text:style-name="T321_14">weeks</text:span><text:span text:style-name="T321_15"><text:s/></text:span><text:span text:style-name="T321_16">prior</text:span><text:span text:style-name="T321_17"><text:s/></text:span><text:span text:style-name="T321_18">notice</text:span><text:span text:style-name="T321_19"><text:s/></text:span><text:span text:style-name="T321_20">shall</text:span><text:span text:style-name="T321_21"><text:s/></text:span><text:span text:style-name="T321_22">be</text:span><text:span text:style-name="T321_23"><text:s/></text:span><text:span text:style-name="T321_24">given</text:span><text:span text:style-name="T321_25"><text:s/></text:span><text:span text:style-name="T321_26">by</text:span><text:span text:style-name="T321_27"><text:s/></text:span><text:span text:style-name="T321_28">the</text:span><text:span text:style-name="T321_29"><text:s/></text:span><text:span text:style-name="T321_30">secretary</text:span><text:span text:style-name="T321_31"><text:s/></text:span><text:span text:style-name="T321_32">or</text:span><text:span text:style-name="T321_33"><text:s/></text:span><text:span text:style-name="T321_34">president</text:span><text:span text:style-name="T321_35"><text:s/></text:span><text:span text:style-name="T321_36">of</text:span><text:span text:style-name="T321_37"><text:s/></text:span><text:span text:style-name="T321_38">the</text:span><text:span text:style-name="T321_39"><text:s/></text:span><text:span text:style-name="T321_40">corporation</text:span><text:span text:style-name="T321_41"><text:s/></text:span><text:span text:style-name="T321_42">to</text:span><text:span text:style-name="T321_43"><text:s/></text:span><text:span text:style-name="T321_44">each</text:span><text:span text:style-name="T321_45"><text:s/></text:span><text:span text:style-name="T321_46">board</text:span><text:span text:style-name="T321_47"><text:s/></text:span><text:span text:style-name="T321_48">member</text:span><text:span text:style-name="T321_49">.<text:s/></text:span><text:span text:style-name="T321_50">Such</text:span><text:span text:style-name="T321_51"><text:s/></text:span><text:span text:style-name="T321_52">notice</text:span><text:span text:style-name="T321_53"><text:s/></text:span><text:span text:style-name="T321_54">must</text:span><text:span text:style-name="T321_55"><text:s/></text:span><text:span text:style-name="T321_56">be</text:span><text:span text:style-name="T321_57"><text:s/></text:span><text:span text:style-name="T321_58">electronically</text:span><text:span text:style-name="T321_59"><text:s/></text:span><text:span text:style-name="T321_60">transmitted</text:span><text:span text:style-name="T321_61"><text:s/></text:span><text:span text:style-name="T321_62">and</text:span><text:span text:style-name="T321_63"><text:s/></text:span><text:span text:style-name="T321_64">available</text:span><text:span text:style-name="T321_65"><text:s/></text:span><text:span text:style-name="T321_66">for</text:span><text:span text:style-name="T321_67"><text:s/></text:span><text:span text:style-name="T321_68">public</text:span><text:span text:style-name="T321_69"><text:s/></text:span><text:span text:style-name="T321_70">access</text:span><text:span text:style-name="T321_71"><text:s/></text:span><text:span text:style-name="T321_72">on</text:span><text:span text:style-name="T321_73"><text:s/></text:span><text:span text:style-name="T321_74">the</text:span><text:span text:style-name="T321_75"><text:s/></text:span><text:span text:style-name="T321_76">indysci</text:span><text:span text:style-name="T321_77"><text:s/></text:span><text:span text:style-name="T321_78">website</text:span><text:span text:style-name="T321_79">.<text:s text:c="2"/></text:span><text:span text:style-name="T321_80">Such</text:span><text:span text:style-name="T321_81"><text:s/></text:span><text:span text:style-name="T321_82">notice</text:span><text:span text:style-name="T321_83"><text:s/></text:span><text:span text:style-name="T321_84">shall</text:span><text:span text:style-name="T321_85"><text:s/></text:span><text:span text:style-name="T321_86">state</text:span><text:span text:style-name="T321_87"><text:s/></text:span><text:span text:style-name="T321_88">the</text:span><text:span text:style-name="T321_89"><text:s/></text:span><text:span text:style-name="T321_90">place</text:span><text:span text:style-name="T321_91">,<text:s/></text:span><text:span text:style-name="T321_92">date</text:span><text:span text:style-name="T321_93">,<text:s/></text:span><text:span text:style-name="T321_94">and</text:span><text:span text:style-name="T321_95"><text:s/></text:span><text:span text:style-name="T321_96">time</text:span><text:span text:style-name="T321_97"><text:s/></text:span><text:span text:style-name="T321_98">of</text:span><text:span text:style-name="T321_99"><text:s/></text:span><text:span text:style-name="T321_100">the</text:span><text:span text:style-name="T321_101"><text:s/></text:span><text:span text:style-name="T321_102">meeting</text:span><text:span text:style-name="T321_103"><text:s/></text:span><text:span text:style-name="T321_104">and</text:span><text:span text:style-name="T321_105"><text:s/></text:span><text:span text:style-name="T321_106">the</text:span><text:span text:style-name="T321_107"><text:s/></text:span><text:span text:style-name="T321_108">matters</text:span><text:span text:style-name="T321_109"><text:s/></text:span><text:span text:style-name="T321_110">proposed</text:span><text:span text:style-name="T321_111"><text:s/></text:span><text:span text:style-name="T321_112">to</text:span><text:span text:style-name="T321_113"><text:s/></text:span><text:span text:style-name="T321_114">be</text:span><text:span text:style-name="T321_115"><text:s/></text:span><text:span text:style-name="T321_116">acted</text:span><text:span text:style-name="T321_117"><text:s/></text:span><text:span text:style-name="T321_118">upon</text:span><text:span text:style-name="T321_119"><text:s/></text:span><text:span text:style-name="T321_120">at</text:span><text:span text:style-name="T321_121"><text:s/></text:span><text:span text:style-name="T321_122">the</text:span><text:span text:style-name="T321_123"><text:s/></text:span><text:span text:style-name="T321_124">meeting</text:span><text:span text:style-name="T321_125">.</text:span></text:p>
      <text:p text:style-name="P322"/>
      <text:p text:style-name="P323"><text:span text:style-name="T323_1">Section</text:span><text:span text:style-name="T323_2"><text:s/>11.<text:s/></text:span><text:span text:style-name="T323_3">Quorum</text:span><text:span text:style-name="T323_4"><text:s/></text:span><text:span text:style-name="T323_5">for</text:span><text:span text:style-name="T323_6"><text:s/></text:span><text:span text:style-name="T323_7">Meetings</text:span></text:p>
      <text:p text:style-name="P324"><text:span text:style-name="T324_1">A</text:span><text:span text:style-name="T324_2"><text:s/></text:span><text:span text:style-name="T324_3">quorum</text:span><text:span text:style-name="T324_4"><text:s/></text:span><text:span text:style-name="T324_5">shall</text:span><text:span text:style-name="T324_6"><text:s/></text:span><text:span text:style-name="T324_7">consist</text:span><text:span text:style-name="T324_8"><text:s/></text:span><text:span text:style-name="T324_9">of</text:span><text:span text:style-name="T324_10"><text:s/></text:span><text:span text:style-name="T324_11">two</text:span><text:span text:style-name="T324_12"><text:s/></text:span><text:span text:style-name="T324_13">scientific</text:span><text:span text:style-name="T324_14"><text:s/></text:span><text:span text:style-name="T324_15">board</text:span><text:span text:style-name="T324_16"><text:s/></text:span><text:span text:style-name="T324_17">members</text:span><text:span text:style-name="T324_18">.<text:s/></text:span></text:p>
      <text:p text:style-name="P325"><text:span text:style-name="T325_1">Except</text:span><text:span text:style-name="T325_2"><text:s/></text:span><text:span text:style-name="T325_3">as</text:span><text:span text:style-name="T325_4"><text:s/></text:span><text:span text:style-name="T325_5">otherwise</text:span><text:span text:style-name="T325_6"><text:s/></text:span><text:span text:style-name="T325_7">provided</text:span><text:span text:style-name="T325_8"><text:s/></text:span><text:span text:style-name="T325_9">under</text:span><text:span text:style-name="T325_10"><text:s/></text:span><text:span text:style-name="T325_11">the</text:span><text:span text:style-name="T325_12"><text:s/></text:span><text:span text:style-name="T325_13">articles</text:span><text:span text:style-name="T325_14"><text:s/></text:span><text:span text:style-name="T325_15">of</text:span><text:span text:style-name="T325_16"><text:s/></text:span><text:span text:style-name="T325_17">incorporation</text:span><text:span text:style-name="T325_18">,<text:s/></text:span><text:span text:style-name="T325_19">these</text:span><text:span text:style-name="T325_20"><text:s/></text:span><text:span text:style-name="T325_21">bylaws</text:span><text:span text:style-name="T325_22">,<text:s/></text:span><text:span text:style-name="T325_23">or</text:span><text:span text:style-name="T325_24"><text:s/></text:span><text:span text:style-name="T325_25">provisions</text:span><text:span text:style-name="T325_26"><text:s/></text:span><text:span text:style-name="T325_27">of</text:span><text:span text:style-name="T325_28"><text:s/></text:span><text:span text:style-name="T325_29">law</text:span><text:span text:style-name="T325_30">,<text:s/></text:span><text:span text:style-name="T325_31">no</text:span><text:span text:style-name="T325_32"><text:s/></text:span><text:span text:style-name="T325_33">business</text:span><text:span text:style-name="T325_34"><text:s/></text:span><text:span text:style-name="T325_35">shall</text:span><text:span text:style-name="T325_36"><text:s/></text:span><text:span text:style-name="T325_37">be</text:span><text:span text:style-name="T325_38"><text:s/></text:span><text:span text:style-name="T325_39">considered</text:span><text:span text:style-name="T325_40"><text:s/></text:span><text:span text:style-name="T325_41">by</text:span><text:span text:style-name="T325_42"><text:s/></text:span><text:span text:style-name="T325_43">the</text:span><text:span text:style-name="T325_44"><text:s/></text:span><text:span text:style-name="T325_45">board</text:span><text:span text:style-name="T325_46"><text:s/></text:span><text:span text:style-name="T325_47">at</text:span><text:span text:style-name="T325_48"><text:s/></text:span><text:span text:style-name="T325_49">any</text:span><text:span text:style-name="T325_50"><text:s/></text:span><text:span text:style-name="T325_51">meeting</text:span><text:span text:style-name="T325_52"><text:s/></text:span><text:span text:style-name="T325_53">at</text:span><text:span text:style-name="T325_54"><text:s/></text:span><text:span text:style-name="T325_55">which</text:span><text:span text:style-name="T325_56"><text:s/></text:span><text:span text:style-name="T325_57">the</text:span><text:span text:style-name="T325_58"><text:s/></text:span><text:span text:style-name="T325_59">required</text:span><text:span text:style-name="T325_60"><text:s/></text:span><text:span text:style-name="T325_61">quorum</text:span><text:span text:style-name="T325_62"><text:s/></text:span><text:span text:style-name="T325_63">is</text:span><text:span text:style-name="T325_64"><text:s/></text:span><text:span text:style-name="T325_65">not</text:span><text:span text:style-name="T325_66"><text:s/></text:span><text:span text:style-name="T325_67">present</text:span><text:span text:style-name="T325_68">,<text:s/></text:span><text:span text:style-name="T325_69">and</text:span><text:span text:style-name="T325_70"><text:s/></text:span><text:span text:style-name="T325_71">the</text:span><text:span text:style-name="T325_72"><text:s/></text:span><text:span text:style-name="T325_73">only</text:span><text:span text:style-name="T325_74"><text:s/></text:span><text:span text:style-name="T325_75">motion</text:span><text:span text:style-name="T325_76"><text:s/></text:span><text:span text:style-name="T325_77">which</text:span><text:span text:style-name="T325_78"><text:s/></text:span><text:span text:style-name="T325_79">the</text:span><text:span text:style-name="T325_80"><text:s/></text:span><text:span text:style-name="T325_81">chair</text:span><text:span text:style-name="T325_82"><text:s/></text:span><text:span text:style-name="T325_83">shall</text:span><text:span text:style-name="T325_84"><text:s/></text:span><text:span text:style-name="T325_85">entertain</text:span><text:span text:style-name="T325_86"><text:s/></text:span><text:span text:style-name="T325_87">at</text:span><text:span text:style-name="T325_88"><text:s/></text:span><text:span text:style-name="T325_89">such</text:span><text:span text:style-name="T325_90"><text:s/></text:span><text:span text:style-name="T325_91">meeting</text:span><text:span text:style-name="T325_92"><text:s/></text:span><text:span text:style-name="T325_93">is</text:span><text:span text:style-name="T325_94"><text:s/></text:span><text:span text:style-name="T325_95">a</text:span><text:span text:style-name="T325_96"><text:s/></text:span><text:span text:style-name="T325_97">motion</text:span><text:span text:style-name="T325_98"><text:s/></text:span><text:span text:style-name="T325_99">to</text:span><text:span text:style-name="T325_100"><text:s/></text:span><text:span text:style-name="T325_101">adjourn</text:span><text:span text:style-name="T325_102">.</text:span></text:p>
      <text:p text:style-name="P326"/>
      <text:p text:style-name="P327"><text:span text:style-name="T327_1">Section</text:span><text:span text:style-name="T327_2"><text:s/>12.<text:s/></text:span><text:span text:style-name="T327_3">Board</text:span><text:span text:style-name="T327_4"><text:s/></text:span><text:span text:style-name="T327_5">Action</text:span><text:span text:style-name="T327_6"><text:s/></text:span></text:p>
      <text:p text:style-name="P328"><text:span text:style-name="T328_1">Every</text:span><text:span text:style-name="T328_2"><text:s/></text:span><text:span text:style-name="T328_3">act</text:span><text:span text:style-name="T328_4"><text:s/></text:span><text:span text:style-name="T328_5">or</text:span><text:span text:style-name="T328_6"><text:s/></text:span><text:span text:style-name="T328_7">decision</text:span><text:span text:style-name="T328_8"><text:s/></text:span><text:span text:style-name="T328_9">done</text:span><text:span text:style-name="T328_10"><text:s/></text:span><text:span text:style-name="T328_11">or</text:span><text:span text:style-name="T328_12"><text:s/></text:span><text:span text:style-name="T328_13">made</text:span><text:span text:style-name="T328_14"><text:s/></text:span><text:span text:style-name="T328_15">by</text:span><text:span text:style-name="T328_16"><text:s/></text:span><text:span text:style-name="T328_17">two</text:span><text:span text:style-name="T328_18"><text:s/></text:span><text:span text:style-name="T328_19">boardmembers</text:span><text:span text:style-name="T328_20"><text:s/></text:span><text:span text:style-name="T328_21">present</text:span><text:span text:style-name="T328_22"><text:s/></text:span><text:span text:style-name="T328_23">at</text:span><text:span text:style-name="T328_24"><text:s/></text:span><text:span text:style-name="T328_25">a</text:span><text:span text:style-name="T328_26"><text:s/></text:span><text:span text:style-name="T328_27">meeting</text:span><text:span text:style-name="T328_28"><text:s/></text:span><text:span text:style-name="T328_29">duly</text:span><text:span text:style-name="T328_30"><text:s/></text:span><text:span text:style-name="T328_31">held</text:span><text:span text:style-name="T328_32"><text:s/></text:span><text:span text:style-name="T328_33">at</text:span><text:span text:style-name="T328_34"><text:s/></text:span><text:span text:style-name="T328_35">which</text:span><text:span text:style-name="T328_36"><text:s/></text:span><text:span text:style-name="T328_37">a</text:span><text:span text:style-name="T328_38"><text:s/></text:span><text:span text:style-name="T328_39">quorum</text:span><text:span text:style-name="T328_40"><text:s/></text:span><text:span text:style-name="T328_41">is</text:span><text:span text:style-name="T328_42"><text:s/></text:span><text:span text:style-name="T328_43">present</text:span><text:span text:style-name="T328_44"><text:s/></text:span><text:span text:style-name="T328_45">is</text:span><text:span text:style-name="T328_46"><text:s/></text:span><text:span text:style-name="T328_47">the</text:span><text:span text:style-name="T328_48"><text:s/></text:span><text:span text:style-name="T328_49">act</text:span><text:span text:style-name="T328_50"><text:s/></text:span><text:span text:style-name="T328_51">of</text:span><text:span text:style-name="T328_52"><text:s/></text:span><text:span text:style-name="T328_53">the</text:span><text:span text:style-name="T328_54"><text:s/></text:span><text:span text:style-name="T328_55">scientific</text:span><text:span text:style-name="T328_56"><text:s/></text:span><text:span text:style-name="T328_57">advisory</text:span><text:span text:style-name="T328_58"><text:s/></text:span><text:span text:style-name="T328_59">board</text:span><text:span text:style-name="T328_60">.</text:span></text:p>
      <text:p text:style-name="P329"/>
      <text:p text:style-name="P330"><text:span text:style-name="T330_1">Section</text:span><text:span text:style-name="T330_2"><text:s/>13.<text:s/></text:span><text:span text:style-name="T330_3">Conduct</text:span><text:span text:style-name="T330_4"><text:s/></text:span><text:span text:style-name="T330_5">of</text:span><text:span text:style-name="T330_6"><text:s/></text:span><text:span text:style-name="T330_7">Meetings</text:span></text:p>
      <text:p text:style-name="P331"><text:span text:style-name="T331_1">Meetings</text:span><text:span text:style-name="T331_2"><text:s/></text:span><text:span text:style-name="T331_3">of</text:span><text:span text:style-name="T331_4"><text:s/></text:span><text:span text:style-name="T331_5">scientific</text:span><text:span text:style-name="T331_6"><text:s/></text:span><text:span text:style-name="T331_7">advisory</text:span><text:span text:style-name="T331_8"><text:s/></text:span><text:span text:style-name="T331_9">boards</text:span><text:span text:style-name="T331_10"><text:s/></text:span><text:span text:style-name="T331_11">shall</text:span><text:span text:style-name="T331_12"><text:s/></text:span><text:span text:style-name="T331_13">be</text:span><text:span text:style-name="T331_14"><text:s/></text:span><text:span text:style-name="T331_15">presided</text:span><text:span text:style-name="T331_16"><text:s/></text:span><text:span text:style-name="T331_17">over</text:span><text:span text:style-name="T331_18"><text:s/></text:span><text:span text:style-name="T331_19">by</text:span><text:span text:style-name="T331_20"><text:s/></text:span><text:span text:style-name="T331_21">the</text:span><text:span text:style-name="T331_22"><text:s/></text:span><text:span text:style-name="T331_23">president</text:span><text:span text:style-name="T331_24"><text:s/></text:span><text:span text:style-name="T331_25">of</text:span><text:span text:style-name="T331_26"><text:s/></text:span><text:span text:style-name="T331_27">indysci</text:span><text:span text:style-name="T331_28">,<text:s/></text:span><text:span text:style-name="T331_29">or</text:span><text:span text:style-name="T331_30"><text:s/></text:span><text:span text:style-name="T331_31">in</text:span><text:span text:style-name="T331_32"><text:s/></text:span><text:span text:style-name="T331_33">his</text:span><text:span text:style-name="T331_34"><text:s/></text:span><text:span text:style-name="T331_35">or</text:span><text:span text:style-name="T331_36"><text:s/></text:span><text:span text:style-name="T331_37">her</text:span><text:span text:style-name="T331_38"><text:s/></text:span><text:span text:style-name="T331_39">absence</text:span><text:span text:style-name="T331_40">,<text:s/></text:span><text:span text:style-name="T331_41">by</text:span><text:span text:style-name="T331_42"><text:s/></text:span><text:span text:style-name="T331_43">a</text:span><text:span text:style-name="T331_44"><text:s/></text:span><text:span text:style-name="T331_45">chairperson</text:span><text:span text:style-name="T331_46"><text:s/></text:span><text:span text:style-name="T331_47">chosen</text:span><text:span text:style-name="T331_48"><text:s/></text:span><text:span text:style-name="T331_49">by</text:span><text:span text:style-name="T331_50"><text:s/></text:span><text:span text:style-name="T331_51">a</text:span><text:span text:style-name="T331_52"><text:s/></text:span><text:span text:style-name="T331_53">majority</text:span><text:span text:style-name="T331_54"><text:s/></text:span><text:span text:style-name="T331_55">of</text:span><text:span text:style-name="T331_56"><text:s/></text:span><text:span text:style-name="T331_57">the</text:span><text:span text:style-name="T331_58"><text:s/></text:span><text:span text:style-name="T331_59">directors</text:span><text:span text:style-name="T331_60"><text:s/></text:span><text:span text:style-name="T331_61">present</text:span><text:span text:style-name="T331_62"><text:s/></text:span><text:span text:style-name="T331_63">at</text:span><text:span text:style-name="T331_64"><text:s/></text:span><text:span text:style-name="T331_65">the</text:span><text:span text:style-name="T331_66"><text:s/></text:span><text:span text:style-name="T331_67">meeting</text:span><text:span text:style-name="T331_68">.<text:s/></text:span><text:span text:style-name="T331_69">The</text:span><text:span text:style-name="T331_70"><text:s/></text:span><text:span text:style-name="T331_71">secretary</text:span><text:span text:style-name="T331_72"><text:s/></text:span><text:span text:style-name="T331_73">of</text:span><text:span text:style-name="T331_74"><text:s/></text:span><text:span text:style-name="T331_75">the</text:span><text:span text:style-name="T331_76"><text:s/></text:span><text:span text:style-name="T331_77">corporation</text:span><text:span text:style-name="T331_78"><text:s/></text:span><text:span text:style-name="T331_79">shall</text:span><text:span text:style-name="T331_80"><text:s/></text:span><text:span text:style-name="T331_81">act</text:span><text:span text:style-name="T331_82"><text:s/></text:span><text:span text:style-name="T331_83">as</text:span><text:span text:style-name="T331_84"><text:s/></text:span><text:span text:style-name="T331_85">secretary</text:span><text:span text:style-name="T331_86"><text:s/></text:span><text:span text:style-name="T331_87">of</text:span><text:span text:style-name="T331_88"><text:s/></text:span><text:span text:style-name="T331_89">all</text:span><text:span text:style-name="T331_90"><text:s/></text:span><text:span text:style-name="T331_91">meetings</text:span><text:span text:style-name="T331_92">,<text:s/></text:span><text:span text:style-name="T331_93">provided</text:span><text:span text:style-name="T331_94"><text:s/></text:span><text:span text:style-name="T331_95">that</text:span><text:span text:style-name="T331_96">,<text:s/></text:span><text:span text:style-name="T331_97">in</text:span><text:span text:style-name="T331_98"><text:s/></text:span><text:span text:style-name="T331_99">his</text:span><text:span text:style-name="T331_100"><text:s/></text:span><text:span text:style-name="T331_101">or</text:span><text:span text:style-name="T331_102"><text:s/></text:span><text:span text:style-name="T331_103">her</text:span><text:span text:style-name="T331_104"><text:s/></text:span><text:span text:style-name="T331_105">absence</text:span><text:span text:style-name="T331_106">,<text:s/></text:span><text:span text:style-name="T331_107">the</text:span><text:span text:style-name="T331_108"><text:s/></text:span><text:span text:style-name="T331_109">presiding</text:span><text:span text:style-name="T331_110"><text:s/></text:span><text:span text:style-name="T331_111">officer</text:span><text:span text:style-name="T331_112"><text:s/></text:span><text:span text:style-name="T331_113">shall</text:span><text:span text:style-name="T331_114"><text:s/></text:span><text:span text:style-name="T331_115">appoint</text:span><text:span text:style-name="T331_116"><text:s/></text:span><text:span text:style-name="T331_117">another</text:span><text:span text:style-name="T331_118"><text:s/></text:span><text:span text:style-name="T331_119">person</text:span><text:span text:style-name="T331_120"><text:s/></text:span><text:span text:style-name="T331_121">to</text:span><text:span text:style-name="T331_122"><text:s/></text:span><text:span text:style-name="T331_123">act</text:span><text:span text:style-name="T331_124"><text:s/></text:span><text:span text:style-name="T331_125">as</text:span><text:span text:style-name="T331_126"><text:s/></text:span><text:span text:style-name="T331_127">secretary</text:span><text:span text:style-name="T331_128"><text:s/></text:span><text:span text:style-name="T331_129">of</text:span><text:span text:style-name="T331_130"><text:s/></text:span><text:span text:style-name="T331_131">the</text:span><text:span text:style-name="T331_132"><text:s/></text:span><text:span text:style-name="T331_133">meeting</text:span><text:span text:style-name="T331_134">.</text:span></text:p>
      <text:p text:style-name="P332"><text:span text:style-name="T332_1">Meetings</text:span><text:span text:style-name="T332_2"><text:s/></text:span><text:span text:style-name="T332_3">shall</text:span><text:span text:style-name="T332_4"><text:s/></text:span><text:span text:style-name="T332_5">be</text:span><text:span text:style-name="T332_6"><text:s/></text:span><text:span text:style-name="T332_7">governed</text:span><text:span text:style-name="T332_8"><text:s/></text:span><text:span text:style-name="T332_9">by</text:span><text:span text:style-name="T332_10"><text:s/></text:span><text:span text:style-name="T332_11">such</text:span><text:span text:style-name="T332_12"><text:s/></text:span><text:span text:style-name="T332_13">procedures</text:span><text:span text:style-name="T332_14"><text:s/></text:span><text:span text:style-name="T332_15">as</text:span><text:span text:style-name="T332_16"><text:s/></text:span><text:span text:style-name="T332_17">may</text:span><text:span text:style-name="T332_18"><text:s/></text:span><text:span text:style-name="T332_19">be</text:span><text:span text:style-name="T332_20"><text:s/></text:span><text:span text:style-name="T332_21">approved</text:span><text:span text:style-name="T332_22"><text:s/></text:span><text:span text:style-name="T332_23">from</text:span><text:span text:style-name="T332_24"><text:s/></text:span><text:span text:style-name="T332_25">time</text:span><text:span text:style-name="T332_26"><text:s/></text:span><text:span text:style-name="T332_27">to</text:span><text:span text:style-name="T332_28"><text:s/></text:span><text:span text:style-name="T332_29">time</text:span><text:span text:style-name="T332_30"><text:s/></text:span><text:span text:style-name="T332_31">by</text:span><text:span text:style-name="T332_32"><text:s/></text:span><text:span text:style-name="T332_33">the</text:span><text:span text:style-name="T332_34"><text:s/></text:span><text:span text:style-name="T332_35">scientific</text:span><text:span text:style-name="T332_36"><text:s/></text:span><text:span text:style-name="T332_37">advisory</text:span><text:span text:style-name="T332_38"><text:s/></text:span><text:span text:style-name="T332_39">board</text:span><text:span text:style-name="T332_40">,<text:s/></text:span><text:span text:style-name="T332_41">insofar</text:span><text:span text:style-name="T332_42"><text:s/></text:span><text:span text:style-name="T332_43">as</text:span><text:span text:style-name="T332_44"><text:s/></text:span><text:span text:style-name="T332_45">such</text:span><text:span text:style-name="T332_46"><text:s/></text:span><text:span text:style-name="T332_47">rules</text:span><text:span text:style-name="T332_48"><text:s/></text:span><text:span text:style-name="T332_49">are</text:span><text:span text:style-name="T332_50"><text:s/></text:span><text:span text:style-name="T332_51">not</text:span><text:span text:style-name="T332_52"><text:s/></text:span><text:span text:style-name="T332_53">inconsistent</text:span><text:span text:style-name="T332_54"><text:s/></text:span><text:span text:style-name="T332_55">with</text:span><text:span text:style-name="T332_56"><text:s/></text:span><text:span text:style-name="T332_57">or</text:span><text:span text:style-name="T332_58"><text:s/></text:span><text:span text:style-name="T332_59">in</text:span><text:span text:style-name="T332_60"><text:s/></text:span><text:span text:style-name="T332_61">conflict</text:span><text:span text:style-name="T332_62"><text:s/></text:span><text:span text:style-name="T332_63">with</text:span><text:span text:style-name="T332_64"><text:s/></text:span><text:span text:style-name="T332_65">the</text:span><text:span text:style-name="T332_66"><text:s/></text:span><text:span text:style-name="T332_67">articles</text:span><text:span text:style-name="T332_68"><text:s/></text:span><text:span text:style-name="T332_69">of</text:span><text:span text:style-name="T332_70"><text:s/></text:span><text:span text:style-name="T332_71">incorporation</text:span><text:span text:style-name="T332_72">,<text:s/></text:span><text:span text:style-name="T332_73">these</text:span><text:span text:style-name="T332_74"><text:s/></text:span><text:span text:style-name="T332_75">bylaws</text:span><text:span text:style-name="T332_76">,<text:s/></text:span><text:span text:style-name="T332_77">or</text:span><text:span text:style-name="T332_78"><text:s/></text:span><text:span text:style-name="T332_79">with</text:span><text:span text:style-name="T332_80"><text:s/></text:span><text:span text:style-name="T332_81">provisions</text:span><text:span text:style-name="T332_82"><text:s/></text:span><text:span text:style-name="T332_83">of</text:span><text:span text:style-name="T332_84"><text:s/></text:span><text:span text:style-name="T332_85">law</text:span><text:span text:style-name="T332_86">.</text:span></text:p>
      <text:p text:style-name="P333"/>
      <text:p text:style-name="P334"><text:span text:style-name="T334_1">Section</text:span><text:span text:style-name="T334_2"><text:s/>14.<text:s/></text:span><text:span text:style-name="T334_3">Vacancies</text:span></text:p>
      <text:p text:style-name="P335"><text:span text:style-name="T335_1">Vacancies</text:span><text:span text:style-name="T335_2"><text:s/></text:span><text:span text:style-name="T335_3">on</text:span><text:span text:style-name="T335_4"><text:s/></text:span><text:span text:style-name="T335_5">the</text:span><text:span text:style-name="T335_6"><text:s/></text:span><text:span text:style-name="T335_7">scientific</text:span><text:span text:style-name="T335_8"><text:s/></text:span><text:span text:style-name="T335_9">advisory</text:span><text:span text:style-name="T335_10"><text:s/></text:span><text:span text:style-name="T335_11">board</text:span><text:span text:style-name="T335_12"><text:s/></text:span><text:span text:style-name="T335_13">shall</text:span><text:span text:style-name="T335_14"><text:s/></text:span><text:span text:style-name="T335_15">exist</text:span><text:span text:style-name="T335_16"><text:s/>(1)<text:s/></text:span><text:span text:style-name="T335_17">on</text:span><text:span text:style-name="T335_18"><text:s/></text:span><text:span text:style-name="T335_19">the</text:span><text:span text:style-name="T335_20"><text:s/></text:span><text:span text:style-name="T335_21">death</text:span><text:span text:style-name="T335_22">,<text:s/></text:span><text:span text:style-name="T335_23">resignation</text:span><text:span text:style-name="T335_24">,<text:s/></text:span><text:span text:style-name="T335_25">or</text:span><text:span text:style-name="T335_26"><text:s/></text:span><text:span text:style-name="T335_27">removal</text:span><text:span text:style-name="T335_28"><text:s/></text:span><text:span text:style-name="T335_29">of</text:span><text:span text:style-name="T335_30"><text:s/></text:span><text:span text:style-name="T335_31">any</text:span><text:span text:style-name="T335_32"><text:s/></text:span><text:span text:style-name="T335_33">board</text:span><text:span text:style-name="T335_34"><text:s/></text:span><text:span text:style-name="T335_35">member</text:span><text:span text:style-name="T335_36">.</text:span></text:p>
      <text:p text:style-name="P336"><text:span text:style-name="T336_1">Any</text:span><text:span text:style-name="T336_2"><text:s/></text:span><text:span text:style-name="T336_3">board</text:span><text:span text:style-name="T336_4"><text:s/></text:span><text:span text:style-name="T336_5">member</text:span><text:span text:style-name="T336_6"><text:s/></text:span><text:span text:style-name="T336_7">may</text:span><text:span text:style-name="T336_8"><text:s/></text:span><text:span text:style-name="T336_9">resign</text:span><text:span text:style-name="T336_10"><text:s/></text:span><text:span text:style-name="T336_11">effective</text:span><text:span text:style-name="T336_12"><text:s/></text:span><text:span text:style-name="T336_13">upon</text:span><text:span text:style-name="T336_14"><text:s/></text:span><text:span text:style-name="T336_15">giving</text:span><text:span text:style-name="T336_16"><text:s/></text:span><text:span text:style-name="T336_17">written</text:span><text:span text:style-name="T336_18"><text:s/></text:span><text:span text:style-name="T336_19">notice</text:span><text:span text:style-name="T336_20"><text:s/></text:span><text:span text:style-name="T336_21">to</text:span><text:span text:style-name="T336_22"><text:s/></text:span><text:span text:style-name="T336_23">the</text:span><text:span text:style-name="T336_24"><text:s/></text:span><text:span text:style-name="T336_25">president</text:span><text:span text:style-name="T336_26">,<text:s/></text:span><text:span text:style-name="T336_27">the</text:span><text:span text:style-name="T336_28"><text:s/></text:span><text:span text:style-name="T336_29">secretary</text:span><text:span text:style-name="T336_30">,<text:s/></text:span><text:span text:style-name="T336_31">or</text:span><text:span text:style-name="T336_32"><text:s/></text:span><text:span text:style-name="T336_33">the</text:span><text:span text:style-name="T336_34"><text:s/></text:span><text:span text:style-name="T336_35">board</text:span><text:span text:style-name="T336_36"><text:s/></text:span><text:span text:style-name="T336_37">of</text:span><text:span text:style-name="T336_38"><text:s/></text:span><text:span text:style-name="T336_39">directors</text:span><text:span text:style-name="T336_40">,<text:s/></text:span><text:span text:style-name="T336_41">unless</text:span><text:span text:style-name="T336_42"><text:s/></text:span><text:span text:style-name="T336_43">the</text:span><text:span text:style-name="T336_44"><text:s/></text:span><text:span text:style-name="T336_45">notice</text:span><text:span text:style-name="T336_46"><text:s/></text:span><text:span text:style-name="T336_47">specifies</text:span><text:span text:style-name="T336_48"><text:s/></text:span><text:span text:style-name="T336_49">a</text:span><text:span text:style-name="T336_50"><text:s/></text:span><text:span text:style-name="T336_51">later</text:span><text:span text:style-name="T336_52"><text:s/></text:span><text:span text:style-name="T336_53">time</text:span><text:span text:style-name="T336_54"><text:s/></text:span><text:span text:style-name="T336_55">for</text:span><text:span text:style-name="T336_56"><text:s/></text:span><text:span text:style-name="T336_57">the</text:span><text:span text:style-name="T336_58"><text:s/></text:span><text:span text:style-name="T336_59">effectiveness</text:span><text:span text:style-name="T336_60"><text:s/></text:span><text:span text:style-name="T336_61">of</text:span><text:span text:style-name="T336_62"><text:s/></text:span><text:span text:style-name="T336_63">such</text:span><text:span text:style-name="T336_64"><text:s/></text:span><text:span text:style-name="T336_65">resignation</text:span><text:span text:style-name="T336_66">.<text:s/></text:span></text:p>
      <text:p text:style-name="P337"><text:span text:style-name="T337_1">Unless</text:span><text:span text:style-name="T337_2"><text:s/></text:span><text:span text:style-name="T337_3">otherwise</text:span><text:span text:style-name="T337_4"><text:s/></text:span><text:span text:style-name="T337_5">prohibited</text:span><text:span text:style-name="T337_6"><text:s/></text:span><text:span text:style-name="T337_7">by</text:span><text:span text:style-name="T337_8"><text:s/></text:span><text:span text:style-name="T337_9">the</text:span><text:span text:style-name="T337_10"><text:s/></text:span><text:span text:style-name="T337_11">articles</text:span><text:span text:style-name="T337_12"><text:s/></text:span><text:span text:style-name="T337_13">of</text:span><text:span text:style-name="T337_14"><text:s/></text:span><text:span text:style-name="T337_15">incorporation</text:span><text:span text:style-name="T337_16">,<text:s/></text:span><text:span text:style-name="T337_17">these</text:span><text:span text:style-name="T337_18"><text:s/></text:span><text:span text:style-name="T337_19">bylaws</text:span><text:span text:style-name="T337_20">,<text:s/></text:span><text:span text:style-name="T337_21">or</text:span><text:span text:style-name="T337_22"><text:s/></text:span><text:span text:style-name="T337_23">provisions</text:span><text:span text:style-name="T337_24"><text:s/></text:span><text:span text:style-name="T337_25">of</text:span><text:span text:style-name="T337_26"><text:s/></text:span><text:span text:style-name="T337_27">law</text:span><text:span text:style-name="T337_28">,<text:s/></text:span><text:span text:style-name="T337_29">vacancies</text:span><text:span text:style-name="T337_30"><text:s/></text:span><text:span text:style-name="T337_31">on</text:span><text:span text:style-name="T337_32"><text:s/></text:span><text:span text:style-name="T337_33">the</text:span><text:span text:style-name="T337_34"><text:s/></text:span><text:span text:style-name="T337_35">board</text:span><text:span text:style-name="T337_36"><text:s/></text:span><text:span text:style-name="T337_37">may</text:span><text:span text:style-name="T337_38"><text:s/></text:span><text:span text:style-name="T337_39">be</text:span><text:span text:style-name="T337_40"><text:s/></text:span><text:span text:style-name="T337_41">filled</text:span><text:span text:style-name="T337_42"><text:s/></text:span><text:span text:style-name="T337_43">by</text:span><text:span text:style-name="T337_44"><text:s/></text:span><text:span text:style-name="T337_45">approval</text:span><text:span text:style-name="T337_46"><text:s/></text:span><text:span text:style-name="T337_47">of</text:span><text:span text:style-name="T337_48"><text:s/></text:span><text:span text:style-name="T337_49">the</text:span><text:span text:style-name="T337_50"><text:s/></text:span><text:span text:style-name="T337_51">board</text:span><text:span text:style-name="T337_52"><text:s/></text:span><text:span text:style-name="T337_53">of</text:span><text:span text:style-name="T337_54"><text:s/></text:span><text:span text:style-name="T337_55">directors</text:span><text:span text:style-name="T337_56">.<text:s/></text:span><text:span text:style-name="T337_57">If</text:span><text:span text:style-name="T337_58"><text:s/></text:span><text:span text:style-name="T337_59">the</text:span><text:span text:style-name="T337_60"><text:s/></text:span><text:span text:style-name="T337_61">number</text:span><text:span text:style-name="T337_62"><text:s/></text:span><text:span text:style-name="T337_63">of</text:span><text:span text:style-name="T337_64"><text:s/></text:span><text:span text:style-name="T337_65">directors</text:span><text:span text:style-name="T337_66"><text:s/></text:span><text:span text:style-name="T337_67">then</text:span><text:span text:style-name="T337_68"><text:s/></text:span><text:span text:style-name="T337_69">in</text:span><text:span text:style-name="T337_70"><text:s/></text:span><text:span text:style-name="T337_71">office</text:span><text:span text:style-name="T337_72"><text:s/></text:span><text:span text:style-name="T337_73">is</text:span><text:span text:style-name="T337_74"><text:s/></text:span><text:span text:style-name="T337_75">less</text:span><text:span text:style-name="T337_76"><text:s/></text:span><text:span text:style-name="T337_77">than</text:span><text:span text:style-name="T337_78"><text:s/></text:span><text:span text:style-name="T337_79">a</text:span><text:span text:style-name="T337_80"><text:s/></text:span><text:span text:style-name="T337_81">quorum</text:span><text:span text:style-name="T337_82">,<text:s/></text:span><text:span text:style-name="T337_83">a</text:span><text:span text:style-name="T337_84"><text:s/></text:span><text:span text:style-name="T337_85">vacancy</text:span><text:span text:style-name="T337_86"><text:s/></text:span><text:span text:style-name="T337_87">on</text:span><text:span text:style-name="T337_88"><text:s/></text:span><text:span text:style-name="T337_89">the</text:span><text:span text:style-name="T337_90"><text:s/></text:span><text:span text:style-name="T337_91">board</text:span><text:span text:style-name="T337_92"><text:s/></text:span><text:span text:style-name="T337_93">may</text:span><text:span text:style-name="T337_94"><text:s/></text:span><text:span text:style-name="T337_95">be</text:span><text:span text:style-name="T337_96"><text:s/></text:span><text:span text:style-name="T337_97">filled</text:span><text:span text:style-name="T337_98"><text:s/></text:span><text:span text:style-name="T337_99">by</text:span><text:span text:style-name="T337_100"><text:s/></text:span><text:span text:style-name="T337_101">approval</text:span><text:span text:style-name="T337_102"><text:s/></text:span><text:span text:style-name="T337_103">of</text:span><text:span text:style-name="T337_104"><text:s/></text:span><text:span text:style-name="T337_105">a</text:span><text:span text:style-name="T337_106"><text:s/></text:span><text:span text:style-name="T337_107">majority</text:span><text:span text:style-name="T337_108"><text:s/></text:span><text:span text:style-name="T337_109">of</text:span><text:span text:style-name="T337_110"><text:s/></text:span><text:span text:style-name="T337_111">the</text:span><text:span text:style-name="T337_112"><text:s/></text:span><text:span text:style-name="T337_113">directors</text:span><text:span text:style-name="T337_114"><text:s/></text:span><text:span text:style-name="T337_115">then</text:span><text:span text:style-name="T337_116"><text:s/></text:span><text:span text:style-name="T337_117">in</text:span><text:span text:style-name="T337_118"><text:s/></text:span><text:span text:style-name="T337_119">office</text:span><text:span text:style-name="T337_120"><text:s/></text:span><text:span text:style-name="T337_121">or</text:span><text:span text:style-name="T337_122"><text:s/></text:span><text:span text:style-name="T337_123">by</text:span><text:span text:style-name="T337_124"><text:s/></text:span><text:span text:style-name="T337_125">a</text:span><text:span text:style-name="T337_126"><text:s/></text:span><text:span text:style-name="T337_127">sole</text:span><text:span text:style-name="T337_128"><text:s/></text:span><text:span text:style-name="T337_129">remaining</text:span><text:span text:style-name="T337_130"><text:s/></text:span><text:span text:style-name="T337_131">director</text:span><text:span text:style-name="T337_132">.<text:s/></text:span><text:span text:style-name="T337_133">A</text:span><text:span text:style-name="T337_134"><text:s/></text:span><text:span text:style-name="T337_135">person</text:span><text:span text:style-name="T337_136"><text:s/></text:span><text:span text:style-name="T337_137">elected</text:span><text:span text:style-name="T337_138"><text:s/></text:span><text:span text:style-name="T337_139">to</text:span><text:span text:style-name="T337_140"><text:s/></text:span><text:span text:style-name="T337_141">fill</text:span><text:span text:style-name="T337_142"><text:s/></text:span><text:span text:style-name="T337_143">a</text:span><text:span text:style-name="T337_144"><text:s/></text:span><text:span text:style-name="T337_145">vacancy</text:span><text:span text:style-name="T337_146"><text:s/></text:span><text:span text:style-name="T337_147">on</text:span><text:span text:style-name="T337_148"><text:s/></text:span><text:span text:style-name="T337_149">the</text:span><text:span text:style-name="T337_150"><text:s/></text:span><text:span text:style-name="T337_151">board</text:span><text:span text:style-name="T337_152"><text:s/></text:span><text:span text:style-name="T337_153">shall</text:span><text:span text:style-name="T337_154"><text:s/></text:span><text:span text:style-name="T337_155">hold</text:span><text:span text:style-name="T337_156"><text:s/></text:span><text:span text:style-name="T337_157">office</text:span><text:span text:style-name="T337_158"><text:s/></text:span><text:span text:style-name="T337_159">until</text:span><text:span text:style-name="T337_160"><text:s/></text:span><text:span text:style-name="T337_161">the</text:span><text:span text:style-name="T337_162"><text:s/></text:span><text:span text:style-name="T337_163">next</text:span><text:span text:style-name="T337_164"><text:s/></text:span><text:span text:style-name="T337_165">election</text:span><text:span text:style-name="T337_166"><text:s/></text:span><text:span text:style-name="T337_167">of</text:span><text:span text:style-name="T337_168"><text:s/></text:span><text:span text:style-name="T337_169">the</text:span><text:span text:style-name="T337_170"><text:s/></text:span><text:span text:style-name="T337_171">board</text:span><text:span text:style-name="T337_172"><text:s/></text:span><text:span text:style-name="T337_173">of</text:span><text:span text:style-name="T337_174"><text:s/></text:span><text:span text:style-name="T337_175">directors</text:span><text:span text:style-name="T337_176"><text:s/></text:span><text:span text:style-name="T337_177">or</text:span><text:span text:style-name="T337_178"><text:s/></text:span><text:span text:style-name="T337_179">until</text:span><text:span text:style-name="T337_180"><text:s/></text:span><text:span text:style-name="T337_181">his</text:span><text:span text:style-name="T337_182"><text:s/></text:span><text:span text:style-name="T337_183">or</text:span><text:span text:style-name="T337_184"><text:s/></text:span><text:span text:style-name="T337_185">her</text:span><text:span text:style-name="T337_186"><text:s/></text:span><text:span text:style-name="T337_187">death</text:span><text:span text:style-name="T337_188">,<text:s/></text:span><text:span text:style-name="T337_189">resignation</text:span><text:span text:style-name="T337_190">,<text:s/></text:span><text:span text:style-name="T337_191">or</text:span><text:span text:style-name="T337_192"><text:s/></text:span><text:span text:style-name="T337_193">removal</text:span><text:span text:style-name="T337_194"><text:s/></text:span><text:span text:style-name="T337_195">from</text:span><text:span text:style-name="T337_196"><text:s/></text:span><text:span text:style-name="T337_197">office</text:span><text:span text:style-name="T337_198">.</text:span></text:p>
      <text:p text:style-name="P338"/>
      <text:p text:style-name="P339"><text:span text:style-name="T339_1">Section</text:span><text:span text:style-name="T339_2"><text:s/>15.<text:s/></text:span><text:span text:style-name="T339_3">Nonliability</text:span><text:span text:style-name="T339_4"><text:s/></text:span><text:span text:style-name="T339_5">of</text:span><text:span text:style-name="T339_6"><text:s/></text:span><text:span text:style-name="T339_7">Board</text:span><text:span text:style-name="T339_8"><text:s/></text:span><text:span text:style-name="T339_9">Members</text:span></text:p>
      <text:p text:style-name="P340"><text:span text:style-name="T340_1">The</text:span><text:span text:style-name="T340_2"><text:s/></text:span><text:span text:style-name="T340_3">scientific</text:span><text:span text:style-name="T340_4"><text:s/></text:span><text:span text:style-name="T340_5">board</text:span><text:span text:style-name="T340_6"><text:s/></text:span><text:span text:style-name="T340_7">members</text:span><text:span text:style-name="T340_8"><text:s/></text:span><text:span text:style-name="T340_9">shall</text:span><text:span text:style-name="T340_10"><text:s/></text:span><text:span text:style-name="T340_11">not</text:span><text:span text:style-name="T340_12"><text:s/></text:span><text:span text:style-name="T340_13">be</text:span><text:span text:style-name="T340_14"><text:s/></text:span><text:span text:style-name="T340_15">personally</text:span><text:span text:style-name="T340_16"><text:s/></text:span><text:span text:style-name="T340_17">liable</text:span><text:span text:style-name="T340_18"><text:s/></text:span><text:span text:style-name="T340_19">for</text:span><text:span text:style-name="T340_20"><text:s/></text:span><text:span text:style-name="T340_21">the</text:span><text:span text:style-name="T340_22"><text:s/></text:span><text:span text:style-name="T340_23">debts</text:span><text:span text:style-name="T340_24">,<text:s/></text:span><text:span text:style-name="T340_25">liabilities</text:span><text:span text:style-name="T340_26">,<text:s/></text:span><text:span text:style-name="T340_27">or</text:span><text:span text:style-name="T340_28"><text:s/></text:span><text:span text:style-name="T340_29">other</text:span><text:span text:style-name="T340_30"><text:s/></text:span><text:span text:style-name="T340_31">obligations</text:span><text:span text:style-name="T340_32"><text:s/></text:span><text:span text:style-name="T340_33">of</text:span><text:span text:style-name="T340_34"><text:s/></text:span><text:span text:style-name="T340_35">the</text:span><text:span text:style-name="T340_36"><text:s/></text:span><text:span text:style-name="T340_37">corporation</text:span><text:span text:style-name="T340_38">.<text:s text:c="2"/></text:span><text:span text:style-name="T340_39">Scientific</text:span><text:span text:style-name="T340_40"><text:s/></text:span><text:span text:style-name="T340_41">board</text:span><text:span text:style-name="T340_42"><text:s/></text:span><text:span text:style-name="T340_43">members</text:span><text:span text:style-name="T340_44"><text:s/></text:span><text:span text:style-name="T340_45">shall</text:span><text:span text:style-name="T340_46"><text:s/></text:span><text:span text:style-name="T340_47">not</text:span><text:span text:style-name="T340_48"><text:s/></text:span><text:span text:style-name="T340_49">be</text:span><text:span text:style-name="T340_50"><text:s/></text:span><text:span text:style-name="T340_51">responsible</text:span><text:span text:style-name="T340_52"><text:s/></text:span><text:span text:style-name="T340_53">for</text:span><text:span text:style-name="T340_54"><text:s/></text:span><text:span text:style-name="T340_55">scientific</text:span><text:span text:style-name="T340_56"><text:s/></text:span><text:span text:style-name="T340_57">misconduct</text:span><text:span text:style-name="T340_58"><text:s/></text:span><text:span text:style-name="T340_59">performed</text:span><text:span text:style-name="T340_60"><text:s/></text:span><text:span text:style-name="T340_61">by</text:span><text:span text:style-name="T340_62"><text:s/></text:span><text:span text:style-name="T340_63">principal</text:span><text:span text:style-name="T340_64"><text:s/></text:span><text:span text:style-name="T340_65">investigators</text:span><text:span text:style-name="T340_66"><text:s/></text:span><text:span text:style-name="T340_67">supervised</text:span><text:span text:style-name="T340_68"><text:s/></text:span><text:span text:style-name="T340_69">by</text:span><text:span text:style-name="T340_70"><text:s/></text:span><text:span text:style-name="T340_71">them</text:span><text:span text:style-name="T340_72">,<text:s/></text:span><text:span text:style-name="T340_73">unless</text:span><text:span text:style-name="T340_74"><text:s/></text:span><text:span text:style-name="T340_75">misconduct</text:span><text:span text:style-name="T340_76"><text:s/></text:span><text:span text:style-name="T340_77">is</text:span><text:span text:style-name="T340_78"><text:s/></text:span><text:span text:style-name="T340_79">disclosed</text:span><text:span text:style-name="T340_80"><text:s/></text:span><text:span text:style-name="T340_81">to</text:span><text:span text:style-name="T340_82"><text:s/></text:span><text:span text:style-name="T340_83">them</text:span><text:span text:style-name="T340_84"><text:s/></text:span><text:span text:style-name="T340_85">and</text:span><text:span text:style-name="T340_86"><text:s/></text:span><text:span text:style-name="T340_87">the</text:span><text:span text:style-name="T340_88"><text:s/></text:span><text:span text:style-name="T340_89">board</text:span><text:span text:style-name="T340_90"><text:s/></text:span><text:span text:style-name="T340_91">members</text:span><text:span text:style-name="T340_92"><text:s/></text:span><text:span text:style-name="T340_93">fail</text:span><text:span text:style-name="T340_94"><text:s/></text:span><text:span text:style-name="T340_95">to</text:span><text:span text:style-name="T340_96"><text:s/></text:span><text:span text:style-name="T340_97">halt</text:span><text:span text:style-name="T340_98"><text:s/></text:span><text:span text:style-name="T340_99">further</text:span><text:span text:style-name="T340_100"><text:s/></text:span><text:span text:style-name="T340_101">investigations</text:span><text:span text:style-name="T340_102"><text:s/></text:span><text:span text:style-name="T340_103">by</text:span><text:span text:style-name="T340_104"><text:s/></text:span><text:span text:style-name="T340_105">the</text:span><text:span text:style-name="T340_106"><text:s/></text:span><text:span text:style-name="T340_107">principal</text:span><text:span text:style-name="T340_108"><text:s/></text:span><text:span text:style-name="T340_109">investigator</text:span><text:span text:style-name="T340_110"><text:s/></text:span><text:span text:style-name="T340_111">responsible</text:span><text:span text:style-name="T340_112"><text:s/></text:span><text:span text:style-name="T340_113">for</text:span><text:span text:style-name="T340_114"><text:s/></text:span><text:span text:style-name="T340_115">the</text:span><text:span text:style-name="T340_116"><text:s/></text:span><text:span text:style-name="T340_117">misconduct</text:span><text:span text:style-name="T340_118">.</text:span><text:span text:style-name="T340_119">*</text:span></text:p>
      <text:p text:style-name="P341"><text:span text:style-name="T341_1">*</text:span><text:span text:style-name="T341_2">Amended</text:span><text:span text:style-name="T341_3"><text:s/></text:span><text:span text:style-name="T341_4">as</text:span><text:span text:style-name="T341_5"><text:s/></text:span><text:span text:style-name="T341_6">of</text:span><text:span text:style-name="T341_7"><text:s/>20<text:s/></text:span><text:span text:style-name="T341_8">Feb</text:span><text:span text:style-name="T341_9"><text:s/>2013.<text:s text:c="2"/></text:span><text:span text:style-name="T341_10">See</text:span><text:span text:style-name="T341_11"><text:s/></text:span><text:span text:style-name="T341_12">Amendment</text:span><text:span text:style-name="T341_13"><text:s/>2.</text:span></text:p>
      <text:p text:style-name="P342"/>
      <text:p text:style-name="P343"><text:span text:style-name="T343_1">Article</text:span><text:span text:style-name="T343_2"><text:s/>11<text:line-break/></text:span><text:span text:style-name="T343_3">Transparency</text:span><text:span text:style-name="T343_4"><text:s/></text:span><text:span text:style-name="T343_5">and</text:span><text:span text:style-name="T343_6"><text:s/></text:span><text:span text:style-name="T343_7">Ethics</text:span></text:p>
      <text:p text:style-name="P344"/>
      <text:p text:style-name="P345"><text:span text:style-name="T345_1">Section</text:span><text:span text:style-name="T345_2"><text:s/>1.<text:s/></text:span><text:span text:style-name="T345_3">Corporate</text:span><text:span text:style-name="T345_4"><text:s/></text:span><text:span text:style-name="T345_5">Transparency</text:span></text:p>
      <text:p text:style-name="P346"><text:span text:style-name="T346_1">All</text:span><text:span text:style-name="T346_2"><text:s/></text:span><text:span text:style-name="T346_3">corporate</text:span><text:span text:style-name="T346_4"><text:s/></text:span><text:span text:style-name="T346_5">documents</text:span><text:span text:style-name="T346_6">,<text:s/></text:span><text:span text:style-name="T346_7">including</text:span><text:span text:style-name="T346_8"><text:s/></text:span><text:span text:style-name="T346_9">bylaws</text:span><text:span text:style-name="T346_10">,<text:s/></text:span><text:span text:style-name="T346_11">director</text:span><text:span text:style-name="T346_12">’</text:span><text:span text:style-name="T346_13">s</text:span><text:span text:style-name="T346_14"><text:s/></text:span><text:span text:style-name="T346_15">meeting</text:span><text:span text:style-name="T346_16"><text:s/></text:span><text:span text:style-name="T346_17">minutes</text:span><text:span text:style-name="T346_18">,<text:s/></text:span><text:span text:style-name="T346_19">and</text:span><text:span text:style-name="T346_20"><text:s/></text:span><text:span text:style-name="T346_21">scientific</text:span><text:span text:style-name="T346_22"><text:s/></text:span><text:span text:style-name="T346_23">board</text:span><text:span text:style-name="T346_24"><text:s/></text:span><text:span text:style-name="T346_25">minutes</text:span><text:span text:style-name="T346_26">,<text:s/></text:span><text:span text:style-name="T346_27">shall</text:span><text:span text:style-name="T346_28"><text:s/></text:span><text:span text:style-name="T346_29">be</text:span><text:span text:style-name="T346_30"><text:s/></text:span><text:span text:style-name="T346_31">made</text:span><text:span text:style-name="T346_32"><text:s/></text:span><text:span text:style-name="T346_33">public</text:span><text:span text:style-name="T346_34">,<text:s/></text:span><text:span text:style-name="T346_35">and</text:span><text:span text:style-name="T346_36"><text:s/></text:span><text:span text:style-name="T346_37">accessible</text:span><text:span text:style-name="T346_38"><text:s/></text:span><text:span text:style-name="T346_39">via</text:span><text:span text:style-name="T346_40"><text:s/></text:span><text:span text:style-name="T346_41">the</text:span><text:span text:style-name="T346_42"><text:s/></text:span><text:span text:style-name="T346_43">indysci</text:span><text:span text:style-name="T346_44"><text:s/></text:span><text:span text:style-name="T346_45">website</text:span><text:span text:style-name="T346_46">.<text:s text:c="2"/></text:span><text:span text:style-name="T346_47">The</text:span><text:span text:style-name="T346_48"><text:s/></text:span><text:span text:style-name="T346_49">secretary</text:span><text:span text:style-name="T346_50"><text:s/></text:span><text:span text:style-name="T346_51">of</text:span><text:span text:style-name="T346_52"><text:s/></text:span><text:span text:style-name="T346_53">the</text:span><text:span text:style-name="T346_54"><text:s/></text:span><text:span text:style-name="T346_55">corporation</text:span><text:span text:style-name="T346_56"><text:s/></text:span><text:span text:style-name="T346_57">shall</text:span><text:span text:style-name="T346_58"><text:s/></text:span><text:span text:style-name="T346_59">be</text:span><text:span text:style-name="T346_60"><text:s/></text:span><text:span text:style-name="T346_61">responsible</text:span><text:span text:style-name="T346_62"><text:s/></text:span><text:span text:style-name="T346_63">for</text:span><text:span text:style-name="T346_64"><text:s/></text:span><text:span text:style-name="T346_65">ensuring</text:span><text:span text:style-name="T346_66"><text:s/></text:span><text:span text:style-name="T346_67">that</text:span><text:span text:style-name="T346_68"><text:s/></text:span><text:span text:style-name="T346_69">these</text:span><text:span text:style-name="T346_70"><text:s/></text:span><text:span text:style-name="T346_71">documents</text:span><text:span text:style-name="T346_72"><text:s/></text:span><text:span text:style-name="T346_73">are</text:span><text:span text:style-name="T346_74"><text:s/></text:span><text:span text:style-name="T346_75">available</text:span><text:span text:style-name="T346_76"><text:s/></text:span><text:span text:style-name="T346_77">for</text:span><text:span text:style-name="T346_78"><text:s/></text:span><text:span text:style-name="T346_79">public</text:span><text:span text:style-name="T346_80"><text:s/></text:span><text:span text:style-name="T346_81">viewing</text:span><text:span text:style-name="T346_82">,<text:s/></text:span><text:span text:style-name="T346_83">and</text:span><text:span text:style-name="T346_84"><text:s/></text:span><text:span text:style-name="T346_85">shall</text:span><text:span text:style-name="T346_86"><text:s/></text:span><text:span text:style-name="T346_87">be</text:span><text:span text:style-name="T346_88"><text:s/></text:span><text:span text:style-name="T346_89">responsible</text:span><text:span text:style-name="T346_90"><text:s/></text:span><text:span text:style-name="T346_91">for</text:span><text:span text:style-name="T346_92"><text:s/></text:span><text:span text:style-name="T346_93">backing</text:span><text:span text:style-name="T346_94"><text:s/></text:span><text:span text:style-name="T346_95">up</text:span><text:span text:style-name="T346_96"><text:s/></text:span><text:span text:style-name="T346_97">these</text:span><text:span text:style-name="T346_98"><text:s/></text:span><text:span text:style-name="T346_99">documents</text:span><text:span text:style-name="T346_100">.</text:span></text:p>
      <text:p text:style-name="P347"><text:span text:style-name="T347_1">Section</text:span><text:span text:style-name="T347_2"><text:s/>2.<text:s/></text:span><text:span text:style-name="T347_3">Scientific</text:span><text:span text:style-name="T347_4"><text:s/></text:span><text:span text:style-name="T347_5">Transparency</text:span></text:p>
      <text:p text:style-name="P348"><text:span text:style-name="T348_1">All</text:span><text:span text:style-name="T348_2"><text:s/></text:span><text:span text:style-name="T348_3">principal</text:span><text:span text:style-name="T348_4"><text:s/></text:span><text:span text:style-name="T348_5">investigators</text:span><text:span text:style-name="T348_6"><text:s/></text:span><text:span text:style-name="T348_7">directly</text:span><text:span text:style-name="T348_8"><text:s/></text:span><text:span text:style-name="T348_9">or</text:span><text:span text:style-name="T348_10"><text:s/></text:span><text:span text:style-name="T348_11">indirectly</text:span><text:span text:style-name="T348_12"><text:s/></text:span><text:span text:style-name="T348_13">funded</text:span><text:span text:style-name="T348_14"><text:s/></text:span><text:span text:style-name="T348_15">by</text:span><text:span text:style-name="T348_16"><text:s/></text:span><text:span text:style-name="T348_17">indysci</text:span><text:span text:style-name="T348_18"><text:s/></text:span><text:span text:style-name="T348_19">dot</text:span><text:span text:style-name="T348_20"><text:s/></text:span><text:span text:style-name="T348_21">org</text:span><text:span text:style-name="T348_22"><text:s/></text:span><text:span text:style-name="T348_23">shall</text:span><text:span text:style-name="T348_24"><text:s/></text:span><text:span text:style-name="T348_25">make</text:span><text:span text:style-name="T348_26"><text:s/></text:span><text:span text:style-name="T348_27">a</text:span><text:span text:style-name="T348_28"><text:s/></text:span><text:span text:style-name="T348_29">best</text:span><text:span text:style-name="T348_30"><text:s/></text:span><text:span text:style-name="T348_31">effort</text:span><text:span text:style-name="T348_32"><text:s/></text:span><text:span text:style-name="T348_33">to</text:span><text:span text:style-name="T348_34"><text:s/></text:span><text:span text:style-name="T348_35">record</text:span><text:span text:style-name="T348_36"><text:s/></text:span><text:span text:style-name="T348_37">all</text:span><text:span text:style-name="T348_38"><text:s/></text:span><text:span text:style-name="T348_39">scientific</text:span><text:span text:style-name="T348_40"><text:s/></text:span><text:span text:style-name="T348_41">activity</text:span><text:span text:style-name="T348_42">,<text:s/></text:span><text:span text:style-name="T348_43">public</text:span><text:span text:style-name="T348_44"><text:s/></text:span><text:span text:style-name="T348_45">on</text:span><text:span text:style-name="T348_46"><text:s/></text:span><text:span text:style-name="T348_47">the</text:span><text:span text:style-name="T348_48"><text:s/></text:span><text:span text:style-name="T348_49">internet</text:span><text:span text:style-name="T348_50">,<text:s/></text:span><text:span text:style-name="T348_51">accessible</text:span><text:span text:style-name="T348_52"><text:s/></text:span><text:span text:style-name="T348_53">via</text:span><text:span text:style-name="T348_54"><text:s/></text:span><text:span text:style-name="T348_55">the</text:span><text:span text:style-name="T348_56"><text:s/></text:span><text:span text:style-name="T348_57">indysci</text:span><text:span text:style-name="T348_58"><text:s/></text:span><text:span text:style-name="T348_59">website</text:span><text:span text:style-name="T348_60">.</text:span></text:p>
      <text:p text:style-name="P349"><text:span text:style-name="T349_1">Section</text:span><text:span text:style-name="T349_2"><text:s/>3.<text:s/></text:span><text:span text:style-name="T349_3">Scientific</text:span><text:span text:style-name="T349_4"><text:s/></text:span><text:span text:style-name="T349_5">Ethics</text:span></text:p>
      <text:p text:style-name="P350"><text:span text:style-name="T350_1">indysci</text:span><text:span text:style-name="T350_2"><text:s/></text:span><text:span text:style-name="T350_3">dot</text:span><text:span text:style-name="T350_4"><text:s/></text:span><text:span text:style-name="T350_5">org</text:span><text:span text:style-name="T350_6"><text:s/></text:span><text:span text:style-name="T350_7">shall</text:span><text:span text:style-name="T350_8"><text:s/></text:span><text:span text:style-name="T350_9">have</text:span><text:span text:style-name="T350_10"><text:s/></text:span><text:span text:style-name="T350_11">a</text:span><text:span text:style-name="T350_12"><text:s/></text:span><text:span text:style-name="T350_13">zero</text:span><text:span text:style-name="T350_14">-</text:span><text:span text:style-name="T350_15">tolerance</text:span><text:span text:style-name="T350_16"><text:s/></text:span><text:span text:style-name="T350_17">policy</text:span><text:span text:style-name="T350_18"><text:s/></text:span><text:span text:style-name="T350_19">with</text:span><text:span text:style-name="T350_20"><text:s/></text:span><text:span text:style-name="T350_21">respect</text:span><text:span text:style-name="T350_22"><text:s/></text:span><text:span text:style-name="T350_23">to</text:span><text:span text:style-name="T350_24"><text:s/></text:span><text:span text:style-name="T350_25">scientific</text:span><text:span text:style-name="T350_26"><text:s/></text:span><text:span text:style-name="T350_27">misconduct</text:span><text:span text:style-name="T350_28">,<text:s/></text:span><text:span text:style-name="T350_29">including</text:span><text:span text:style-name="T350_30"><text:s/></text:span><text:span text:style-name="T350_31">falsification</text:span><text:span text:style-name="T350_32"><text:s/></text:span><text:span text:style-name="T350_33">of</text:span><text:span text:style-name="T350_34"><text:s/></text:span><text:span text:style-name="T350_35">data</text:span><text:span text:style-name="T350_36"><text:s/></text:span><text:span text:style-name="T350_37">and</text:span><text:span text:style-name="T350_38"><text:s/></text:span><text:span text:style-name="T350_39">non</text:span><text:span text:style-name="T350_40">-</text:span><text:span text:style-name="T350_41">self</text:span><text:span text:style-name="T350_42"><text:s/></text:span><text:span text:style-name="T350_43">plagiarism</text:span><text:span text:style-name="T350_44"><text:s/></text:span><text:span text:style-name="T350_45">in</text:span><text:span text:style-name="T350_46"><text:s/></text:span><text:span text:style-name="T350_47">publications</text:span><text:span text:style-name="T350_48">.<text:s text:c="2"/></text:span><text:span text:style-name="T350_49">The</text:span><text:span text:style-name="T350_50"><text:s/></text:span><text:span text:style-name="T350_51">scientific</text:span><text:span text:style-name="T350_52"><text:s/></text:span><text:span text:style-name="T350_53">board</text:span><text:span text:style-name="T350_54"><text:s/></text:span><text:span text:style-name="T350_55">of</text:span><text:span text:style-name="T350_56"><text:s/></text:span><text:span text:style-name="T350_57">advisors</text:span><text:span text:style-name="T350_58"><text:s/></text:span><text:span text:style-name="T350_59">shall</text:span><text:span text:style-name="T350_60"><text:s/></text:span><text:span text:style-name="T350_61">recommend</text:span><text:span text:style-name="T350_62"><text:s/></text:span><text:span text:style-name="T350_63">to</text:span><text:span text:style-name="T350_64"><text:s/></text:span><text:span text:style-name="T350_65">the</text:span><text:span text:style-name="T350_66"><text:s/></text:span><text:span text:style-name="T350_67">board</text:span><text:span text:style-name="T350_68"><text:s/></text:span><text:span text:style-name="T350_69">termination</text:span><text:span text:style-name="T350_70"><text:s/></text:span><text:span text:style-name="T350_71">of</text:span><text:span text:style-name="T350_72"><text:s/></text:span><text:span text:style-name="T350_73">projects</text:span><text:span text:style-name="T350_74"><text:s/></text:span><text:span text:style-name="T350_75">that</text:span><text:span text:style-name="T350_76"><text:s/></text:span><text:span text:style-name="T350_77">do</text:span><text:span text:style-name="T350_78"><text:s/></text:span><text:span text:style-name="T350_79">not</text:span><text:span text:style-name="T350_80"><text:s/></text:span><text:span text:style-name="T350_81">adhere</text:span><text:span text:style-name="T350_82"><text:s/></text:span><text:span text:style-name="T350_83">to</text:span><text:span text:style-name="T350_84"><text:s/></text:span><text:span text:style-name="T350_85">standards</text:span><text:span text:style-name="T350_86"><text:s/></text:span><text:span text:style-name="T350_87">of</text:span><text:span text:style-name="T350_88"><text:s/></text:span><text:span text:style-name="T350_89">scientific</text:span><text:span text:style-name="T350_90"><text:s/></text:span><text:span text:style-name="T350_91">ethics</text:span><text:span text:style-name="T350_92">.</text:span><text:span text:style-name="T350_93">*</text:span></text:p>
      <text:p text:style-name="P351"><text:span text:style-name="T351_1">*</text:span><text:span text:style-name="T351_2">amended</text:span><text:span text:style-name="T351_3"><text:s/></text:span><text:span text:style-name="T351_4">as</text:span><text:span text:style-name="T351_5"><text:s/></text:span><text:span text:style-name="T351_6">of</text:span><text:span text:style-name="T351_7"><text:s/>20<text:s/></text:span><text:span text:style-name="T351_8">Feb</text:span><text:span text:style-name="T351_9"><text:s/>2013.<text:s text:c="2"/></text:span><text:span text:style-name="T351_10">See</text:span><text:span text:style-name="T351_11"><text:s/></text:span><text:span text:style-name="T351_12">Amendment</text:span><text:span text:style-name="T351_13"><text:s/>2</text:span></text:p>
      <text:p text:style-name="P352"><text:span text:style-name="T352_1">Section</text:span><text:span text:style-name="T352_2"><text:s/>4.<text:s/></text:span><text:span text:style-name="T352_3">Whistleblowing</text:span><text:span text:style-name="T352_4"><text:s/></text:span><text:span text:style-name="T352_5">policy</text:span></text:p>
      <text:p text:style-name="P353"><text:span text:style-name="T353_1">The</text:span><text:span text:style-name="T353_2"><text:s/></text:span><text:span text:style-name="T353_3">indysci</text:span><text:span text:style-name="T353_4"><text:s/></text:span><text:span text:style-name="T353_5">dot</text:span><text:span text:style-name="T353_6"><text:s/></text:span><text:span text:style-name="T353_7">org</text:span><text:span text:style-name="T353_8"><text:s/></text:span><text:span text:style-name="T353_9">secretary</text:span><text:span text:style-name="T353_10"><text:s/></text:span><text:span text:style-name="T353_11">and</text:span><text:span text:style-name="T353_12"><text:s/></text:span><text:span text:style-name="T353_13">directors</text:span><text:span text:style-name="T353_14"><text:s/></text:span><text:span text:style-name="T353_15">shall</text:span><text:span text:style-name="T353_16"><text:s/></text:span><text:span text:style-name="T353_17">make</text:span><text:span text:style-name="T353_18"><text:s/></text:span><text:span text:style-name="T353_19">themselves</text:span><text:span text:style-name="T353_20"><text:s/></text:span><text:span text:style-name="T353_21">available</text:span><text:span text:style-name="T353_22"><text:s/></text:span><text:span text:style-name="T353_23">to</text:span><text:span text:style-name="T353_24"><text:s/></text:span><text:span text:style-name="T353_25">any</text:span><text:span text:style-name="T353_26"><text:s/></text:span><text:span text:style-name="T353_27">report</text:span><text:span text:style-name="T353_28"><text:s/></text:span><text:span text:style-name="T353_29">of</text:span><text:span text:style-name="T353_30"><text:s/></text:span><text:span text:style-name="T353_31">ethical</text:span><text:span text:style-name="T353_32"><text:s/></text:span><text:span text:style-name="T353_33">violations</text:span><text:span text:style-name="T353_34"><text:s/></text:span><text:span text:style-name="T353_35">by</text:span><text:span text:style-name="T353_36"><text:s/></text:span><text:span text:style-name="T353_37">indysci</text:span><text:span text:style-name="T353_38"><text:s/></text:span><text:span text:style-name="T353_39">dot</text:span><text:span text:style-name="T353_40"><text:s/></text:span><text:span text:style-name="T353_41">org</text:span><text:span text:style-name="T353_42">;<text:s/></text:span><text:span text:style-name="T353_43">materially</text:span><text:span text:style-name="T353_44"><text:s/></text:span><text:span text:style-name="T353_45">substantiated</text:span><text:span text:style-name="T353_46"><text:s/></text:span><text:span text:style-name="T353_47">retributive</text:span><text:span text:style-name="T353_48"><text:s/></text:span><text:span text:style-name="T353_49">action</text:span><text:span text:style-name="T353_50"><text:s/></text:span><text:span text:style-name="T353_51">by</text:span><text:span text:style-name="T353_52"><text:s/></text:span><text:span text:style-name="T353_53">any</text:span><text:span text:style-name="T353_54"><text:s/></text:span><text:span text:style-name="T353_55">member</text:span><text:span text:style-name="T353_56"><text:s/></text:span><text:span text:style-name="T353_57">of</text:span><text:span text:style-name="T353_58"><text:s/></text:span><text:span text:style-name="T353_59">indysci</text:span><text:span text:style-name="T353_60"><text:s/></text:span><text:span text:style-name="T353_61">dot</text:span><text:span text:style-name="T353_62"><text:s/></text:span><text:span text:style-name="T353_63">org</text:span><text:span text:style-name="T353_64"><text:s/></text:span><text:span text:style-name="T353_65">shall</text:span><text:span text:style-name="T353_66"><text:s/></text:span><text:span text:style-name="T353_67">be</text:span><text:span text:style-name="T353_68"><text:s/></text:span><text:span text:style-name="T353_69">grounds</text:span><text:span text:style-name="T353_70"><text:s/></text:span><text:span text:style-name="T353_71">for</text:span><text:span text:style-name="T353_72"><text:s/></text:span><text:span text:style-name="T353_73">immediate</text:span><text:span text:style-name="T353_74"><text:s/></text:span><text:span text:style-name="T353_75">termination</text:span><text:span text:style-name="T353_76"><text:s/></text:span><text:span text:style-name="T353_77">by</text:span><text:span text:style-name="T353_78"><text:s/></text:span><text:span text:style-name="T353_79">the</text:span><text:span text:style-name="T353_80"><text:s/></text:span><text:span text:style-name="T353_81">indysci</text:span><text:span text:style-name="T353_82"><text:s/></text:span><text:span text:style-name="T353_83">dot</text:span><text:span text:style-name="T353_84"><text:s/></text:span><text:span text:style-name="T353_85">org</text:span><text:span text:style-name="T353_86"><text:s/></text:span><text:span text:style-name="T353_87">board</text:span><text:span text:style-name="T353_88"><text:s/></text:span><text:span text:style-name="T353_89">of</text:span><text:span text:style-name="T353_90"><text:s/></text:span><text:span text:style-name="T353_91">directors</text:span><text:span text:style-name="T353_92">.</text:span></text:p>
      <text:p text:style-name="P354"><text:span text:style-name="T354_1">The</text:span><text:span text:style-name="T354_2"><text:s/></text:span><text:span text:style-name="T354_3">board</text:span><text:span text:style-name="T354_4"><text:s/></text:span><text:span text:style-name="T354_5">of</text:span><text:span text:style-name="T354_6"><text:s/></text:span><text:span text:style-name="T354_7">directors</text:span><text:span text:style-name="T354_8"><text:s/></text:span><text:span text:style-name="T354_9">shall</text:span><text:span text:style-name="T354_10"><text:s/></text:span><text:span text:style-name="T354_11">approve</text:span><text:span text:style-name="T354_12"><text:s/></text:span><text:span text:style-name="T354_13">a</text:span><text:span text:style-name="T354_14"><text:s/></text:span><text:span text:style-name="T354_15">written</text:span><text:span text:style-name="T354_16"><text:s/></text:span><text:span text:style-name="T354_17">whistleblowing</text:span><text:span text:style-name="T354_18"><text:s/></text:span><text:span text:style-name="T354_19">policy</text:span><text:span text:style-name="T354_20"><text:s/></text:span><text:span text:style-name="T354_21">that</text:span><text:span text:style-name="T354_22"><text:s/></text:span><text:span text:style-name="T354_23">describes</text:span><text:span text:style-name="T354_24"><text:s/></text:span><text:span text:style-name="T354_25">at</text:span><text:span text:style-name="T354_26"><text:s/></text:span><text:span text:style-name="T354_27">a</text:span><text:span text:style-name="T354_28"><text:s/></text:span><text:span text:style-name="T354_29">minimum</text:span><text:span text:style-name="T354_30"><text:s/></text:span><text:span text:style-name="T354_31">these</text:span><text:span text:style-name="T354_32"><text:s/></text:span><text:span text:style-name="T354_33">guarantees</text:span><text:span text:style-name="T354_34">.<text:s text:c="2"/></text:span><text:span text:style-name="T354_35">All</text:span><text:span text:style-name="T354_36"><text:s/></text:span><text:span text:style-name="T354_37">officers</text:span><text:span text:style-name="T354_38">,<text:s/></text:span><text:span text:style-name="T354_39">directors</text:span><text:span text:style-name="T354_40">,<text:s/></text:span><text:span text:style-name="T354_41">scientific</text:span><text:span text:style-name="T354_42"><text:s/></text:span><text:span text:style-name="T354_43">advisory</text:span><text:span text:style-name="T354_44"><text:s/></text:span><text:span text:style-name="T354_45">board</text:span><text:span text:style-name="T354_46"><text:s/></text:span><text:span text:style-name="T354_47">members</text:span><text:span text:style-name="T354_48">,<text:s/></text:span><text:span text:style-name="T354_49">and</text:span><text:span text:style-name="T354_50"><text:s/></text:span><text:span text:style-name="T354_51">employees</text:span><text:span text:style-name="T354_52"><text:s/></text:span><text:span text:style-name="T354_53">shall</text:span><text:span text:style-name="T354_54"><text:s/></text:span><text:span text:style-name="T354_55">be</text:span><text:span text:style-name="T354_56"><text:s/></text:span><text:span text:style-name="T354_57">notified</text:span><text:span text:style-name="T354_58"><text:s/></text:span><text:span text:style-name="T354_59">of</text:span><text:span text:style-name="T354_60"><text:s/></text:span><text:span text:style-name="T354_61">this</text:span><text:span text:style-name="T354_62"><text:s/></text:span><text:span text:style-name="T354_63">policy</text:span><text:span text:style-name="T354_64"><text:s/></text:span><text:span text:style-name="T354_65">and</text:span><text:span text:style-name="T354_66"><text:s/></text:span><text:span text:style-name="T354_67">acknowledge</text:span><text:span text:style-name="T354_68"><text:s/></text:span><text:span text:style-name="T354_69">receipt</text:span><text:span text:style-name="T354_70">.</text:span></text:p>
      <text:p text:style-name="P355"><text:span text:style-name="T355_1">Section</text:span><text:span text:style-name="T355_2"><text:s/>5.<text:s/></text:span><text:span text:style-name="T355_3">Scientific</text:span><text:span text:style-name="T355_4"><text:s/></text:span><text:span text:style-name="T355_5">whistleblowing</text:span><text:span text:style-name="T355_6"><text:s/></text:span><text:span text:style-name="T355_7">policy</text:span></text:p>
      <text:p text:style-name="P356"><text:span text:style-name="T356_1">The</text:span><text:span text:style-name="T356_2"><text:s/></text:span><text:span text:style-name="T356_3">indysci</text:span><text:span text:style-name="T356_4"><text:s/></text:span><text:span text:style-name="T356_5">dot</text:span><text:span text:style-name="T356_6"><text:s/></text:span><text:span text:style-name="T356_7">org</text:span><text:span text:style-name="T356_8"><text:s/></text:span><text:span text:style-name="T356_9">secretary</text:span><text:span text:style-name="T356_10">,<text:s/></text:span><text:span text:style-name="T356_11">scientific</text:span><text:span text:style-name="T356_12"><text:s/></text:span><text:span text:style-name="T356_13">board</text:span><text:span text:style-name="T356_14"><text:s/></text:span><text:span text:style-name="T356_15">members</text:span><text:span text:style-name="T356_16">,<text:s/></text:span><text:span text:style-name="T356_17">and</text:span><text:span text:style-name="T356_18"><text:s/></text:span><text:span text:style-name="T356_19">directors</text:span><text:span text:style-name="T356_20"><text:s/></text:span><text:span text:style-name="T356_21">shall</text:span><text:span text:style-name="T356_22"><text:s/></text:span><text:span text:style-name="T356_23">make</text:span><text:span text:style-name="T356_24"><text:s/></text:span><text:span text:style-name="T356_25">themselves</text:span><text:span text:style-name="T356_26"><text:s/></text:span><text:span text:style-name="T356_27">available</text:span><text:span text:style-name="T356_28"><text:s/></text:span><text:span text:style-name="T356_29">to</text:span><text:span text:style-name="T356_30"><text:s/></text:span><text:span text:style-name="T356_31">any</text:span><text:span text:style-name="T356_32"><text:s/></text:span><text:span text:style-name="T356_33">report</text:span><text:span text:style-name="T356_34"><text:s/></text:span><text:span text:style-name="T356_35">of</text:span><text:span text:style-name="T356_36"><text:s/></text:span><text:span text:style-name="T356_37">scientific</text:span><text:span text:style-name="T356_38"><text:s/></text:span><text:span text:style-name="T356_39">misconduct</text:span><text:span text:style-name="T356_40"><text:s/></text:span><text:span text:style-name="T356_41">in</text:span><text:span text:style-name="T356_42"><text:s/></text:span><text:span text:style-name="T356_43">projects</text:span><text:span text:style-name="T356_44"><text:s/></text:span><text:span text:style-name="T356_45">directly</text:span><text:span text:style-name="T356_46"><text:s/></text:span><text:span text:style-name="T356_47">or</text:span><text:span text:style-name="T356_48"><text:s/></text:span><text:span text:style-name="T356_49">indirectly</text:span><text:span text:style-name="T356_50"><text:s/></text:span><text:span text:style-name="T356_51">funded</text:span><text:span text:style-name="T356_52"><text:s/></text:span><text:span text:style-name="T356_53">by</text:span><text:span text:style-name="T356_54"><text:s/></text:span><text:span text:style-name="T356_55">indysci</text:span><text:span text:style-name="T356_56"><text:s/></text:span><text:span text:style-name="T356_57">dot</text:span><text:span text:style-name="T356_58"><text:s/></text:span><text:span text:style-name="T356_59">org</text:span><text:span text:style-name="T356_60">.<text:s text:c="2"/></text:span><text:span text:style-name="T356_61">All</text:span><text:span text:style-name="T356_62"><text:s/></text:span><text:span text:style-name="T356_63">such</text:span><text:span text:style-name="T356_64"><text:s/></text:span><text:span text:style-name="T356_65">reports</text:span><text:span text:style-name="T356_66"><text:s/></text:span><text:span text:style-name="T356_67">shall</text:span><text:span text:style-name="T356_68"><text:s/></text:span><text:span text:style-name="T356_69">be</text:span><text:span text:style-name="T356_70"><text:s/></text:span><text:span text:style-name="T356_71">discussed</text:span><text:span text:style-name="T356_72"><text:s/></text:span><text:span text:style-name="T356_73">at</text:span><text:span text:style-name="T356_74"><text:s/></text:span><text:span text:style-name="T356_75">the</text:span><text:span text:style-name="T356_76"><text:s/></text:span><text:span text:style-name="T356_77">subsequent</text:span><text:span text:style-name="T356_78"><text:s/></text:span><text:span text:style-name="T356_79">scientific</text:span><text:span text:style-name="T356_80"><text:s/></text:span><text:span text:style-name="T356_81">board</text:span><text:span text:style-name="T356_82"><text:s/></text:span><text:span text:style-name="T356_83">meeting</text:span><text:span text:style-name="T356_84"><text:s/></text:span><text:span text:style-name="T356_85">or</text:span><text:span text:style-name="T356_86"><text:s/></text:span><text:span text:style-name="T356_87">board</text:span><text:span text:style-name="T356_88"><text:s/></text:span><text:span text:style-name="T356_89">of</text:span><text:span text:style-name="T356_90"><text:s/></text:span><text:span text:style-name="T356_91">directors</text:span><text:span text:style-name="T356_92"><text:s/></text:span><text:span text:style-name="T356_93">meeting</text:span><text:span text:style-name="T356_94">;<text:s/></text:span><text:span text:style-name="T356_95">or</text:span><text:span text:style-name="T356_96"><text:s/></text:span><text:span text:style-name="T356_97">a</text:span><text:span text:style-name="T356_98"><text:s/></text:span><text:span text:style-name="T356_99">special</text:span><text:span text:style-name="T356_100"><text:s/></text:span><text:span text:style-name="T356_101">meeting</text:span><text:span text:style-name="T356_102"><text:s/></text:span><text:span text:style-name="T356_103">may</text:span><text:span text:style-name="T356_104"><text:s/></text:span><text:span text:style-name="T356_105">be</text:span><text:span text:style-name="T356_106"><text:s/></text:span><text:span text:style-name="T356_107">convened</text:span><text:span text:style-name="T356_108"><text:s/></text:span><text:span text:style-name="T356_109">at</text:span><text:span text:style-name="T356_110"><text:s/></text:span><text:span text:style-name="T356_111">the</text:span><text:span text:style-name="T356_112"><text:s/></text:span><text:span text:style-name="T356_113">discretion</text:span><text:span text:style-name="T356_114"><text:s/></text:span><text:span text:style-name="T356_115">of</text:span><text:span text:style-name="T356_116"><text:s/></text:span><text:span text:style-name="T356_117">the</text:span><text:span text:style-name="T356_118"><text:s/></text:span><text:span text:style-name="T356_119">party</text:span><text:span text:style-name="T356_120"><text:s/></text:span><text:span text:style-name="T356_121">notified</text:span><text:span text:style-name="T356_122"><text:s/></text:span><text:span text:style-name="T356_123">if</text:span><text:span text:style-name="T356_124"><text:s/></text:span><text:span text:style-name="T356_125">a</text:span><text:span text:style-name="T356_126"><text:s/></text:span><text:span text:style-name="T356_127">decision</text:span><text:span text:style-name="T356_128"><text:s/></text:span><text:span text:style-name="T356_129">to</text:span><text:span text:style-name="T356_130"><text:s/></text:span><text:span text:style-name="T356_131">terminate</text:span><text:span text:style-name="T356_132"><text:s/></text:span><text:span text:style-name="T356_133">of</text:span><text:span text:style-name="T356_134"><text:s/></text:span><text:span text:style-name="T356_135">the</text:span><text:span text:style-name="T356_136"><text:s/></text:span><text:span text:style-name="T356_137">project</text:span><text:span text:style-name="T356_138"><text:s/></text:span><text:span text:style-name="T356_139">is</text:span><text:span text:style-name="T356_140"><text:s/></text:span><text:span text:style-name="T356_141">urgent</text:span><text:span text:style-name="T356_142">.</text:span></text:p>
      <text:p text:style-name="P357"><text:span text:style-name="T357_1">If</text:span><text:span text:style-name="T357_2"><text:s/></text:span><text:span text:style-name="T357_3">the</text:span><text:span text:style-name="T357_4"><text:s/></text:span><text:span text:style-name="T357_5">board</text:span><text:span text:style-name="T357_6"><text:s/></text:span><text:span text:style-name="T357_7">finds</text:span><text:span text:style-name="T357_8"><text:s/></text:span><text:span text:style-name="T357_9">justification</text:span><text:span text:style-name="T357_10"><text:s/></text:span><text:span text:style-name="T357_11">to</text:span><text:span text:style-name="T357_12"><text:s/></text:span><text:span text:style-name="T357_13">terminate</text:span><text:span text:style-name="T357_14"><text:s/></text:span><text:span text:style-name="T357_15">funding</text:span><text:span text:style-name="T357_16"><text:s/></text:span><text:span text:style-name="T357_17">a</text:span><text:span text:style-name="T357_18"><text:s/></text:span><text:span text:style-name="T357_19">project</text:span><text:span text:style-name="T357_20"><text:s/></text:span><text:span text:style-name="T357_21">and</text:span><text:span text:style-name="T357_22"><text:s/></text:span><text:span text:style-name="T357_23">the</text:span><text:span text:style-name="T357_24"><text:s/></text:span><text:span text:style-name="T357_25">person</text:span><text:span text:style-name="T357_26"><text:s/></text:span><text:span text:style-name="T357_27">reporting</text:span><text:span text:style-name="T357_28"><text:s/></text:span><text:span text:style-name="T357_29">the</text:span><text:span text:style-name="T357_30"><text:s/></text:span><text:span text:style-name="T357_31">misconduct</text:span><text:span text:style-name="T357_32"><text:s/></text:span><text:span text:style-name="T357_33">has</text:span><text:span text:style-name="T357_34"><text:s/></text:span><text:span text:style-name="T357_35">suffered</text:span><text:span text:style-name="T357_36"><text:s/></text:span><text:span text:style-name="T357_37">retribution</text:span><text:span text:style-name="T357_38"><text:s/></text:span><text:span text:style-name="T357_39">by</text:span><text:span text:style-name="T357_40"><text:s/></text:span><text:span text:style-name="T357_41">a</text:span><text:span text:style-name="T357_42"><text:s/></text:span><text:span text:style-name="T357_43">supervisor</text:span><text:span text:style-name="T357_44"><text:s/></text:span><text:span text:style-name="T357_45">funded</text:span><text:span text:style-name="T357_46"><text:s/></text:span><text:span text:style-name="T357_47">by</text:span><text:span text:style-name="T357_48"><text:s/></text:span><text:span text:style-name="T357_49">indysci</text:span><text:span text:style-name="T357_50"><text:s/></text:span><text:span text:style-name="T357_51">dot</text:span><text:span text:style-name="T357_52"><text:s/></text:span><text:span text:style-name="T357_53">org</text:span><text:span text:style-name="T357_54"><text:s/></text:span><text:span text:style-name="T357_55">or</text:span><text:span text:style-name="T357_56"><text:s/></text:span><text:span text:style-name="T357_57">loses</text:span><text:span text:style-name="T357_58"><text:s/></text:span><text:span text:style-name="T357_59">employment</text:span><text:span text:style-name="T357_60"><text:s/></text:span><text:span text:style-name="T357_61">as</text:span><text:span text:style-name="T357_62"><text:s/></text:span><text:span text:style-name="T357_63">a</text:span><text:span text:style-name="T357_64"><text:s/></text:span><text:span text:style-name="T357_65">result</text:span><text:span text:style-name="T357_66"><text:s/></text:span><text:span text:style-name="T357_67">of</text:span><text:span text:style-name="T357_68"><text:s/></text:span><text:span text:style-name="T357_69">funding</text:span><text:span text:style-name="T357_70"><text:s/></text:span><text:span text:style-name="T357_71">termination</text:span><text:span text:style-name="T357_72">,<text:s/></text:span><text:span text:style-name="T357_73">the</text:span><text:span text:style-name="T357_74"><text:s/></text:span><text:span text:style-name="T357_75">board</text:span><text:span text:style-name="T357_76"><text:s/></text:span><text:span text:style-name="T357_77">shall</text:span><text:span text:style-name="T357_78"><text:s/></text:span><text:span text:style-name="T357_79">make</text:span><text:span text:style-name="T357_80"><text:s/></text:span><text:span text:style-name="T357_81">provisions</text:span><text:span text:style-name="T357_82"><text:s/></text:span><text:span text:style-name="T357_83">to</text:span><text:span text:style-name="T357_84"><text:s/></text:span><text:span text:style-name="T357_85">compensate</text:span><text:span text:style-name="T357_86"><text:s/></text:span><text:span text:style-name="T357_87">the</text:span><text:span text:style-name="T357_88"><text:s/></text:span><text:span text:style-name="T357_89">person</text:span><text:span text:style-name="T357_90"><text:s/></text:span><text:span text:style-name="T357_91">reporting</text:span><text:span text:style-name="T357_92"><text:s/></text:span><text:span text:style-name="T357_93">misconduct</text:span><text:span text:style-name="T357_94">,<text:s/></text:span><text:span text:style-name="T357_95">or</text:span><text:span text:style-name="T357_96"><text:s/></text:span><text:span text:style-name="T357_97">to</text:span><text:span text:style-name="T357_98"><text:s/></text:span><text:span text:style-name="T357_99">reasonably</text:span><text:span text:style-name="T357_100"><text:s/></text:span><text:span text:style-name="T357_101">provide</text:span><text:span text:style-name="T357_102"><text:s/></text:span><text:span text:style-name="T357_103">interim</text:span><text:span text:style-name="T357_104"><text:s/></text:span><text:span text:style-name="T357_105">financial</text:span><text:span text:style-name="T357_106"><text:s/></text:span><text:span text:style-name="T357_107">support</text:span><text:span text:style-name="T357_108"><text:s/></text:span><text:span text:style-name="T357_109">to</text:span><text:span text:style-name="T357_110"><text:s/></text:span><text:span text:style-name="T357_111">the</text:span><text:span text:style-name="T357_112"><text:s/></text:span><text:span text:style-name="T357_113">person</text:span><text:span text:style-name="T357_114">,<text:s/></text:span><text:span text:style-name="T357_115">limited</text:span><text:span text:style-name="T357_116"><text:s/></text:span><text:span text:style-name="T357_117">by</text:span><text:span text:style-name="T357_118"><text:s/></text:span><text:span text:style-name="T357_119">the</text:span><text:span text:style-name="T357_120"><text:s/></text:span><text:span text:style-name="T357_121">remaining</text:span><text:span text:style-name="T357_122"><text:s/></text:span><text:span text:style-name="T357_123">funds</text:span><text:span text:style-name="T357_124"><text:s/></text:span><text:span text:style-name="T357_125">allocated</text:span><text:span text:style-name="T357_126"><text:s/></text:span><text:span text:style-name="T357_127">to</text:span><text:span text:style-name="T357_128"><text:s/></text:span><text:span text:style-name="T357_129">the</text:span><text:span text:style-name="T357_130"><text:s/></text:span><text:span text:style-name="T357_131">project</text:span><text:span text:style-name="T357_132">.<text:s text:c="2"/></text:span><text:span text:style-name="T357_133">This</text:span><text:span text:style-name="T357_134"><text:s/></text:span><text:span text:style-name="T357_135">support</text:span><text:span text:style-name="T357_136"><text:s/></text:span><text:span text:style-name="T357_137">shall</text:span><text:span text:style-name="T357_138"><text:s/></text:span><text:span text:style-name="T357_139">not</text:span><text:span text:style-name="T357_140"><text:s/></text:span><text:span text:style-name="T357_141">be</text:span><text:span text:style-name="T357_142"><text:s/></text:span><text:span text:style-name="T357_143">withheld</text:span><text:span text:style-name="T357_144"><text:s/></text:span><text:span text:style-name="T357_145">from</text:span><text:span text:style-name="T357_146"><text:s/></text:span><text:span text:style-name="T357_147">if</text:span><text:span text:style-name="T357_148"><text:s/></text:span><text:span text:style-name="T357_149">the</text:span><text:span text:style-name="T357_150"><text:s/></text:span><text:span text:style-name="T357_151">person</text:span><text:span text:style-name="T357_152"><text:s/></text:span><text:span text:style-name="T357_153">if</text:span><text:span text:style-name="T357_154"><text:s/></text:span><text:span text:style-name="T357_155">there</text:span><text:span text:style-name="T357_156"><text:s/></text:span><text:span text:style-name="T357_157">is</text:span><text:span text:style-name="T357_158"><text:s/></text:span><text:span text:style-name="T357_159">material</text:span><text:span text:style-name="T357_160"><text:s/></text:span><text:span text:style-name="T357_161">evidence</text:span><text:span text:style-name="T357_162"><text:s/></text:span><text:span text:style-name="T357_163">that</text:span><text:span text:style-name="T357_164"><text:s/></text:span><text:span text:style-name="T357_165">a</text:span><text:span text:style-name="T357_166"><text:s/></text:span><text:span text:style-name="T357_167">supervisor</text:span><text:span text:style-name="T357_168"><text:s/></text:span><text:span text:style-name="T357_169">has</text:span><text:span text:style-name="T357_170"><text:s/></text:span><text:span text:style-name="T357_171">pressured</text:span><text:span text:style-name="T357_172"><text:s/></text:span><text:span text:style-name="T357_173">the</text:span><text:span text:style-name="T357_174"><text:s/></text:span><text:span text:style-name="T357_175">person</text:span><text:span text:style-name="T357_176"><text:s/></text:span><text:span text:style-name="T357_177">to</text:span><text:span text:style-name="T357_178"><text:s/></text:span><text:span text:style-name="T357_179">violate</text:span><text:span text:style-name="T357_180"><text:s/></text:span><text:span text:style-name="T357_181">standards</text:span><text:span text:style-name="T357_182"><text:s/></text:span><text:span text:style-name="T357_183">of</text:span><text:span text:style-name="T357_184"><text:s/></text:span><text:span text:style-name="T357_185">scientific</text:span><text:span text:style-name="T357_186"><text:s/></text:span><text:span text:style-name="T357_187">ethics</text:span><text:span text:style-name="T357_188">.</text:span></text:p>
      <text:p text:style-name="P358"><text:span text:style-name="T358_1">The</text:span><text:span text:style-name="T358_2"><text:s/></text:span><text:span text:style-name="T358_3">board</text:span><text:span text:style-name="T358_4"><text:s/></text:span><text:span text:style-name="T358_5">of</text:span><text:span text:style-name="T358_6"><text:s/></text:span><text:span text:style-name="T358_7">directors</text:span><text:span text:style-name="T358_8"><text:s/></text:span><text:span text:style-name="T358_9">shall</text:span><text:span text:style-name="T358_10"><text:s/></text:span><text:span text:style-name="T358_11">approve</text:span><text:span text:style-name="T358_12"><text:s/></text:span><text:span text:style-name="T358_13">a</text:span><text:span text:style-name="T358_14"><text:s/></text:span><text:span text:style-name="T358_15">written</text:span><text:span text:style-name="T358_16"><text:s/></text:span><text:span text:style-name="T358_17">scientific</text:span><text:span text:style-name="T358_18"><text:s/></text:span><text:span text:style-name="T358_19">whistleblowing</text:span><text:span text:style-name="T358_20"><text:s/></text:span><text:span text:style-name="T358_21">policy</text:span><text:span text:style-name="T358_22"><text:s/></text:span><text:span text:style-name="T358_23">that</text:span><text:span text:style-name="T358_24"><text:s/></text:span><text:span text:style-name="T358_25">describes</text:span><text:span text:style-name="T358_26"><text:s/></text:span><text:span text:style-name="T358_27">at</text:span><text:span text:style-name="T358_28"><text:s/></text:span><text:span text:style-name="T358_29">a</text:span><text:span text:style-name="T358_30"><text:s/></text:span><text:span text:style-name="T358_31">minimum</text:span><text:span text:style-name="T358_32"><text:s/></text:span><text:span text:style-name="T358_33">these</text:span><text:span text:style-name="T358_34"><text:s/></text:span><text:span text:style-name="T358_35">guarantees</text:span><text:span text:style-name="T358_36">.<text:s text:c="2"/></text:span><text:span text:style-name="T358_37">All</text:span><text:span text:style-name="T358_38"><text:s/></text:span><text:span text:style-name="T358_39">grantees</text:span><text:span text:style-name="T358_40"><text:s/></text:span><text:span text:style-name="T358_41">and</text:span><text:span text:style-name="T358_42"><text:s/></text:span><text:span text:style-name="T358_43">employees</text:span><text:span text:style-name="T358_44"><text:s/></text:span><text:span text:style-name="T358_45">of</text:span><text:span text:style-name="T358_46"><text:s/></text:span><text:span text:style-name="T358_47">grantees</text:span><text:span text:style-name="T358_48"><text:s/></text:span><text:span text:style-name="T358_49">of</text:span><text:span text:style-name="T358_50"><text:s/></text:span><text:span text:style-name="T358_51">indysci</text:span><text:span text:style-name="T358_52"><text:s/></text:span><text:span text:style-name="T358_53">dot</text:span><text:span text:style-name="T358_54"><text:s/></text:span><text:span text:style-name="T358_55">org</text:span><text:span text:style-name="T358_56"><text:s/></text:span><text:span text:style-name="T358_57">shall</text:span><text:span text:style-name="T358_58"><text:s/></text:span><text:span text:style-name="T358_59">be</text:span><text:span text:style-name="T358_60"><text:s/></text:span><text:span text:style-name="T358_61">notified</text:span><text:span text:style-name="T358_62"><text:s/></text:span><text:span text:style-name="T358_63">and</text:span><text:span text:style-name="T358_64"><text:s/></text:span><text:span text:style-name="T358_65">acknowledge</text:span><text:span text:style-name="T358_66"><text:s/></text:span><text:span text:style-name="T358_67">receipt</text:span><text:span text:style-name="T358_68"><text:s/></text:span><text:span text:style-name="T358_69">of</text:span><text:span text:style-name="T358_70"><text:s/></text:span><text:span text:style-name="T358_71">the</text:span><text:span text:style-name="T358_72"><text:s/></text:span><text:span text:style-name="T358_73">scientific</text:span><text:span text:style-name="T358_74"><text:s/></text:span><text:span text:style-name="T358_75">whistleblowing</text:span><text:span text:style-name="T358_76"><text:s/></text:span><text:span text:style-name="T358_77">policy</text:span><text:span text:style-name="T358_78">.</text:span><text:span text:style-name="T358_79">*</text:span></text:p>
      <text:p text:style-name="P359"><text:span text:style-name="T359_1">*</text:span><text:span text:style-name="T359_2">amended</text:span><text:span text:style-name="T359_3"><text:s/></text:span><text:span text:style-name="T359_4">as</text:span><text:span text:style-name="T359_5"><text:s/></text:span><text:span text:style-name="T359_6">of</text:span><text:span text:style-name="T359_7"><text:s/>20<text:s/></text:span><text:span text:style-name="T359_8">Feb</text:span><text:span text:style-name="T359_9"><text:s/>2013.<text:s text:c="2"/></text:span><text:span text:style-name="T359_10">See</text:span><text:span text:style-name="T359_11"><text:s/></text:span><text:span text:style-name="T359_12">Amendment</text:span><text:span text:style-name="T359_13"><text:s/>2</text:span></text:p>
      <text:p text:style-name="P360"><text:span text:style-name="T360_1">Section</text:span><text:span text:style-name="T360_2"><text:s/>6.<text:s/></text:span><text:span text:style-name="T360_3">Intellectual</text:span><text:span text:style-name="T360_4"><text:s/></text:span><text:span text:style-name="T360_5">Property</text:span><text:span text:style-name="T360_6"><text:s/></text:span><text:span text:style-name="T360_7">policy</text:span></text:p>
      <text:p text:style-name="P361"><text:span text:style-name="T361_1">All</text:span><text:span text:style-name="T361_2"><text:s/></text:span><text:span text:style-name="T361_3">documents</text:span><text:span text:style-name="T361_4"><text:s/></text:span><text:span text:style-name="T361_5">produced</text:span><text:span text:style-name="T361_6"><text:s/></text:span><text:span text:style-name="T361_7">by</text:span><text:span text:style-name="T361_8"><text:s/></text:span><text:span text:style-name="T361_9">indysci</text:span><text:span text:style-name="T361_10"><text:s/></text:span><text:span text:style-name="T361_11">dot</text:span><text:span text:style-name="T361_12"><text:s/></text:span><text:span text:style-name="T361_13">org</text:span><text:span text:style-name="T361_14"><text:s/></text:span><text:span text:style-name="T361_15">or</text:span><text:span text:style-name="T361_16"><text:s/></text:span><text:span text:style-name="T361_17">produced</text:span><text:span text:style-name="T361_18"><text:s/></text:span><text:span text:style-name="T361_19">with</text:span><text:span text:style-name="T361_20"><text:s/></text:span><text:span text:style-name="T361_21">direct</text:span><text:span text:style-name="T361_22"><text:s/></text:span><text:span text:style-name="T361_23">or</text:span><text:span text:style-name="T361_24"><text:s/></text:span><text:span text:style-name="T361_25">indirect</text:span><text:span text:style-name="T361_26"><text:s/></text:span><text:span text:style-name="T361_27">support</text:span><text:span text:style-name="T361_28"><text:s/></text:span><text:span text:style-name="T361_29">from</text:span><text:span text:style-name="T361_30"><text:s/></text:span><text:span text:style-name="T361_31">indysci</text:span><text:span text:style-name="T361_32"><text:s/></text:span><text:span text:style-name="T361_33">dot</text:span><text:span text:style-name="T361_34"><text:s/></text:span><text:span text:style-name="T361_35">org</text:span><text:span text:style-name="T361_36"><text:s/></text:span><text:span text:style-name="T361_37">shall</text:span><text:span text:style-name="T361_38"><text:s/></text:span><text:span text:style-name="T361_39">be</text:span><text:span text:style-name="T361_40"><text:s/></text:span><text:span text:style-name="T361_41">released</text:span><text:span text:style-name="T361_42"><text:s/></text:span><text:span text:style-name="T361_43">under</text:span><text:span text:style-name="T361_44"><text:s/></text:span><text:span text:style-name="T361_45">either</text:span><text:span text:style-name="T361_46"><text:s/></text:span><text:span text:style-name="T361_47">a</text:span><text:span text:style-name="T361_48"><text:s/></text:span><text:span text:style-name="T361_49">creative</text:span><text:span text:style-name="T361_50"><text:s/></text:span><text:span text:style-name="T361_51">commons</text:span><text:span text:style-name="T361_52"><text:s/></text:span><text:span text:style-name="T361_53">licence</text:span><text:span text:style-name="T361_54"><text:s/></text:span><text:span text:style-name="T361_55">or</text:span><text:span text:style-name="T361_56"><text:s/></text:span><text:span text:style-name="T361_57">without</text:span><text:span text:style-name="T361_58"><text:s/></text:span><text:span text:style-name="T361_59">copyright</text:span><text:span text:style-name="T361_60"><text:s/></text:span><text:span text:style-name="T361_61">protection</text:span><text:span text:style-name="T361_62">.</text:span></text:p>
      <text:p text:style-name="P362"><text:span text:style-name="T362_1">All</text:span><text:span text:style-name="T362_2"><text:s/></text:span><text:span text:style-name="T362_3">grantees</text:span><text:span text:style-name="T362_4"><text:s/></text:span><text:span text:style-name="T362_5">of</text:span><text:span text:style-name="T362_6"><text:s/></text:span><text:span text:style-name="T362_7">indysci</text:span><text:span text:style-name="T362_8"><text:s/></text:span><text:span text:style-name="T362_9">dot</text:span><text:span text:style-name="T362_10"><text:s/></text:span><text:span text:style-name="T362_11">org</text:span><text:span text:style-name="T362_12"><text:s/></text:span><text:span text:style-name="T362_13">shall</text:span><text:span text:style-name="T362_14"><text:s/></text:span><text:span text:style-name="T362_15">release</text:span><text:span text:style-name="T362_16"><text:s/></text:span><text:span text:style-name="T362_17">their</text:span><text:span text:style-name="T362_18"><text:s/></text:span><text:span text:style-name="T362_19">intellectual</text:span><text:span text:style-name="T362_20"><text:s/></text:span><text:span text:style-name="T362_21">product</text:span><text:span text:style-name="T362_22"><text:s/></text:span><text:span text:style-name="T362_23">under</text:span><text:span text:style-name="T362_24"><text:s/></text:span><text:span text:style-name="T362_25">a</text:span><text:span text:style-name="T362_26"><text:s/></text:span><text:span text:style-name="T362_27">creative</text:span><text:span text:style-name="T362_28"><text:s/></text:span><text:span text:style-name="T362_29">commons</text:span><text:span text:style-name="T362_30"><text:s/></text:span><text:span text:style-name="T362_31">licence</text:span><text:span text:style-name="T362_32">.<text:s text:c="2"/></text:span><text:span text:style-name="T362_33">Patentable</text:span><text:span text:style-name="T362_34"><text:s/></text:span><text:span text:style-name="T362_35">intellectual</text:span><text:span text:style-name="T362_36"><text:s/></text:span><text:span text:style-name="T362_37">property</text:span><text:span text:style-name="T362_38"><text:s/></text:span><text:span text:style-name="T362_39">developed</text:span><text:span text:style-name="T362_40"><text:s/></text:span><text:span text:style-name="T362_41">with</text:span><text:span text:style-name="T362_42"><text:s/></text:span><text:span text:style-name="T362_43">direct</text:span><text:span text:style-name="T362_44"><text:s/></text:span><text:span text:style-name="T362_45">or</text:span><text:span text:style-name="T362_46"><text:s/></text:span><text:span text:style-name="T362_47">indirect</text:span><text:span text:style-name="T362_48"><text:s/></text:span><text:span text:style-name="T362_49">support</text:span><text:span text:style-name="T362_50"><text:s/></text:span><text:span text:style-name="T362_51">from</text:span><text:span text:style-name="T362_52"><text:s/></text:span><text:span text:style-name="T362_53">indysci</text:span><text:span text:style-name="T362_54"><text:s/></text:span><text:span text:style-name="T362_55">dot</text:span><text:span text:style-name="T362_56"><text:s/></text:span><text:span text:style-name="T362_57">org</text:span><text:span text:style-name="T362_58"><text:s/></text:span><text:span text:style-name="T362_59">shall</text:span><text:span text:style-name="T362_60"><text:s/></text:span><text:span text:style-name="T362_61">be</text:span><text:span text:style-name="T362_62"><text:s/></text:span><text:span text:style-name="T362_63">released</text:span><text:span text:style-name="T362_64"><text:s/></text:span><text:span text:style-name="T362_65">to</text:span><text:span text:style-name="T362_66"><text:s/></text:span><text:span text:style-name="T362_67">the</text:span><text:span text:style-name="T362_68"><text:s/></text:span><text:span text:style-name="T362_69">public</text:span><text:span text:style-name="T362_70"><text:s/></text:span><text:span text:style-name="T362_71">domain</text:span><text:span text:style-name="T362_72">,<text:s/></text:span><text:span text:style-name="T362_73">with</text:span><text:span text:style-name="T362_74"><text:s/></text:span><text:span text:style-name="T362_75">protections</text:span><text:span text:style-name="T362_76"><text:s/></text:span><text:span text:style-name="T362_77">against</text:span><text:span text:style-name="T362_78"><text:s/></text:span><text:span text:style-name="T362_79">other</text:span><text:span text:style-name="T362_80"><text:s/></text:span><text:span text:style-name="T362_81">parties</text:span><text:span text:style-name="T362_82"><text:s/></text:span><text:span text:style-name="T362_83">patenting</text:span><text:span text:style-name="T362_84"><text:s/></text:span><text:span text:style-name="T362_85">the</text:span><text:span text:style-name="T362_86"><text:s/></text:span><text:span text:style-name="T362_87">same</text:span><text:span text:style-name="T362_88"><text:s/></text:span><text:span text:style-name="T362_89">material</text:span><text:span text:style-name="T362_90"><text:s/></text:span><text:span text:style-name="T362_91">as</text:span><text:span text:style-name="T362_92"><text:s/></text:span><text:span text:style-name="T362_93">best</text:span><text:span text:style-name="T362_94"><text:s/></text:span><text:span text:style-name="T362_95">possible</text:span><text:span text:style-name="T362_96"><text:s/></text:span><text:span text:style-name="T362_97">under</text:span><text:span text:style-name="T362_98"><text:s/></text:span><text:span text:style-name="T362_99">the</text:span><text:span text:style-name="T362_100"><text:s/></text:span><text:span text:style-name="T362_101">US</text:span><text:span text:style-name="T362_102"><text:s/></text:span><text:span text:style-name="T362_103">patent</text:span><text:span text:style-name="T362_104"><text:s/></text:span><text:span text:style-name="T362_105">law</text:span><text:span text:style-name="T362_106">.</text:span></text:p>
      <text:p text:style-name="P363"/>
      <text:p text:style-name="P364"><text:span text:style-name="T364_1">Article</text:span><text:span text:style-name="T364_2"><text:s/>1</text:span><text:span text:style-name="T364_3">2</text:span><text:span text:style-name="T364_4"><text:line-break/></text:span><text:span text:style-name="T364_5">Amendment</text:span><text:span text:style-name="T364_6"><text:s/></text:span><text:span text:style-name="T364_7">of</text:span><text:span text:style-name="T364_8"><text:s/></text:span><text:span text:style-name="T364_9">Bylaws</text:span></text:p>
      <text:p text:style-name="P365"/>
      <text:p text:style-name="P366"><text:span text:style-name="T366_1">Section</text:span><text:span text:style-name="T366_2"><text:s/>1.<text:s/></text:span><text:span text:style-name="T366_3">Amendment</text:span><text:span text:style-name="T366_4"><text:s/></text:span></text:p>
      <text:p text:style-name="P367"><text:span text:style-name="T367_1">Subject</text:span><text:span text:style-name="T367_2"><text:s/></text:span><text:span text:style-name="T367_3">to</text:span><text:span text:style-name="T367_4"><text:s/></text:span><text:span text:style-name="T367_5">the</text:span><text:span text:style-name="T367_6"><text:s/></text:span><text:span text:style-name="T367_7">power</text:span><text:span text:style-name="T367_8"><text:s/></text:span><text:span text:style-name="T367_9">of</text:span><text:span text:style-name="T367_10"><text:s/></text:span><text:span text:style-name="T367_11">the</text:span><text:span text:style-name="T367_12"><text:s/></text:span><text:span text:style-name="T367_13">members</text:span><text:span text:style-name="T367_14">,<text:s/></text:span><text:span text:style-name="T367_15">if</text:span><text:span text:style-name="T367_16"><text:s/></text:span><text:span text:style-name="T367_17">any</text:span><text:span text:style-name="T367_18">,<text:s/></text:span><text:span text:style-name="T367_19">of</text:span><text:span text:style-name="T367_20"><text:s/></text:span><text:span text:style-name="T367_21">this</text:span><text:span text:style-name="T367_22"><text:s/></text:span><text:span text:style-name="T367_23">corporation</text:span><text:span text:style-name="T367_24"><text:s/></text:span><text:span text:style-name="T367_25">to</text:span><text:span text:style-name="T367_26"><text:s/></text:span><text:span text:style-name="T367_27">adopt</text:span><text:span text:style-name="T367_28">,<text:s/></text:span><text:span text:style-name="T367_29">amend</text:span><text:span text:style-name="T367_30">,<text:s/></text:span><text:span text:style-name="T367_31">or</text:span><text:span text:style-name="T367_32"><text:s/></text:span><text:span text:style-name="T367_33">repeal</text:span><text:span text:style-name="T367_34"><text:s/></text:span><text:span text:style-name="T367_35">the</text:span><text:span text:style-name="T367_36"><text:s/></text:span><text:span text:style-name="T367_37">bylaws</text:span><text:span text:style-name="T367_38"><text:s/></text:span><text:span text:style-name="T367_39">of</text:span><text:span text:style-name="T367_40"><text:s/></text:span><text:span text:style-name="T367_41">this</text:span><text:span text:style-name="T367_42"><text:s/></text:span><text:span text:style-name="T367_43">corporation</text:span><text:span text:style-name="T367_44"><text:s/></text:span><text:span text:style-name="T367_45">and</text:span><text:span text:style-name="T367_46"><text:s/></text:span><text:span text:style-name="T367_47">except</text:span><text:span text:style-name="T367_48"><text:s/></text:span><text:span text:style-name="T367_49">as</text:span><text:span text:style-name="T367_50"><text:s/></text:span><text:span text:style-name="T367_51">may</text:span><text:span text:style-name="T367_52"><text:s/></text:span><text:span text:style-name="T367_53">otherwise</text:span><text:span text:style-name="T367_54"><text:s/></text:span><text:span text:style-name="T367_55">be</text:span><text:span text:style-name="T367_56"><text:s/></text:span><text:span text:style-name="T367_57">specified</text:span><text:span text:style-name="T367_58"><text:s/></text:span><text:span text:style-name="T367_59">under</text:span><text:span text:style-name="T367_60"><text:s/></text:span><text:span text:style-name="T367_61">provisions</text:span><text:span text:style-name="T367_62"><text:s/></text:span><text:span text:style-name="T367_63">of</text:span><text:span text:style-name="T367_64"><text:s/></text:span><text:span text:style-name="T367_65">law</text:span><text:span text:style-name="T367_66">,<text:s/></text:span><text:span text:style-name="T367_67">these</text:span><text:span text:style-name="T367_68"><text:s/></text:span><text:span text:style-name="T367_69">bylaws</text:span><text:span text:style-name="T367_70">,<text:s/></text:span><text:span text:style-name="T367_71">or</text:span><text:span text:style-name="T367_72"><text:s/></text:span><text:span text:style-name="T367_73">any</text:span><text:span text:style-name="T367_74"><text:s/></text:span><text:span text:style-name="T367_75">of</text:span><text:span text:style-name="T367_76"><text:s/></text:span><text:span text:style-name="T367_77">them</text:span><text:span text:style-name="T367_78">,<text:s/></text:span><text:span text:style-name="T367_79">may</text:span><text:span text:style-name="T367_80"><text:s/></text:span><text:span text:style-name="T367_81">be</text:span><text:span text:style-name="T367_82"><text:s/></text:span><text:span text:style-name="T367_83">altered</text:span><text:span text:style-name="T367_84">,<text:s/></text:span><text:span text:style-name="T367_85">amended</text:span><text:span text:style-name="T367_86">,<text:s/></text:span><text:span text:style-name="T367_87">or</text:span><text:span text:style-name="T367_88"><text:s/></text:span><text:span text:style-name="T367_89">repealed</text:span><text:span text:style-name="T367_90"><text:s/></text:span><text:span text:style-name="T367_91">and</text:span><text:span text:style-name="T367_92"><text:s/></text:span><text:span text:style-name="T367_93">new</text:span><text:span text:style-name="T367_94"><text:s/></text:span><text:span text:style-name="T367_95">bylaws</text:span><text:span text:style-name="T367_96"><text:s/></text:span><text:span text:style-name="T367_97">adopted</text:span><text:span text:style-name="T367_98"><text:s/></text:span><text:span text:style-name="T367_99">by</text:span><text:span text:style-name="T367_100"><text:s/></text:span><text:span text:style-name="T367_101">approval</text:span><text:span text:style-name="T367_102"><text:s/></text:span><text:span text:style-name="T367_103">of</text:span><text:span text:style-name="T367_104"><text:s/></text:span><text:span text:style-name="T367_105">the</text:span><text:span text:style-name="T367_106"><text:s/></text:span><text:span text:style-name="T367_107">board</text:span><text:span text:style-name="T367_108"><text:s/></text:span><text:span text:style-name="T367_109">of</text:span><text:span text:style-name="T367_110"><text:s/></text:span><text:span text:style-name="T367_111">directors</text:span><text:span text:style-name="T367_112">.</text:span></text:p>
      <text:p text:style-name="P368"/>
      <text:p text:style-name="P369"><text:span text:style-name="T369_1">Article</text:span><text:span text:style-name="T369_2"><text:s/>1</text:span><text:span text:style-name="T369_3">3</text:span><text:span text:style-name="T369_4"><text:line-break/></text:span><text:span text:style-name="T369_5">Construction</text:span><text:span text:style-name="T369_6"><text:s/></text:span><text:span text:style-name="T369_7">and</text:span><text:span text:style-name="T369_8"><text:s/></text:span><text:span text:style-name="T369_9">Terms</text:span></text:p>
      <text:p text:style-name="P370"><text:span text:style-name="T370_1">If</text:span><text:span text:style-name="T370_2"><text:s/></text:span><text:span text:style-name="T370_3">there</text:span><text:span text:style-name="T370_4"><text:s/></text:span><text:span text:style-name="T370_5">is</text:span><text:span text:style-name="T370_6"><text:s/></text:span><text:span text:style-name="T370_7">any</text:span><text:span text:style-name="T370_8"><text:s/></text:span><text:span text:style-name="T370_9">conflict</text:span><text:span text:style-name="T370_10"><text:s/></text:span><text:span text:style-name="T370_11">between</text:span><text:span text:style-name="T370_12"><text:s/></text:span><text:span text:style-name="T370_13">the</text:span><text:span text:style-name="T370_14"><text:s/></text:span><text:span text:style-name="T370_15">provisions</text:span><text:span text:style-name="T370_16"><text:s/></text:span><text:span text:style-name="T370_17">of</text:span><text:span text:style-name="T370_18"><text:s/></text:span><text:span text:style-name="T370_19">these</text:span><text:span text:style-name="T370_20"><text:s/></text:span><text:span text:style-name="T370_21">bylaws</text:span><text:span text:style-name="T370_22"><text:s/></text:span><text:span text:style-name="T370_23">and</text:span><text:span text:style-name="T370_24"><text:s/></text:span><text:span text:style-name="T370_25">the</text:span><text:span text:style-name="T370_26"><text:s/></text:span><text:span text:style-name="T370_27">articles</text:span><text:span text:style-name="T370_28"><text:s/></text:span><text:span text:style-name="T370_29">of</text:span><text:span text:style-name="T370_30"><text:s/></text:span><text:span text:style-name="T370_31">incorporation</text:span><text:span text:style-name="T370_32"><text:s/></text:span><text:span text:style-name="T370_33">of</text:span><text:span text:style-name="T370_34"><text:s/></text:span><text:span text:style-name="T370_35">this</text:span><text:span text:style-name="T370_36"><text:s/></text:span><text:span text:style-name="T370_37">corporation</text:span><text:span text:style-name="T370_38">,<text:s/></text:span><text:span text:style-name="T370_39">the</text:span><text:span text:style-name="T370_40"><text:s/></text:span><text:span text:style-name="T370_41">provisions</text:span><text:span text:style-name="T370_42"><text:s/></text:span><text:span text:style-name="T370_43">of</text:span><text:span text:style-name="T370_44"><text:s/></text:span><text:span text:style-name="T370_45">the</text:span><text:span text:style-name="T370_46"><text:s/></text:span><text:span text:style-name="T370_47">articles</text:span><text:span text:style-name="T370_48"><text:s/></text:span><text:span text:style-name="T370_49">of</text:span><text:span text:style-name="T370_50"><text:s/></text:span><text:span text:style-name="T370_51">incorporation</text:span><text:span text:style-name="T370_52"><text:s/></text:span><text:span text:style-name="T370_53">shall</text:span><text:span text:style-name="T370_54"><text:s/></text:span><text:span text:style-name="T370_55">govern</text:span><text:span text:style-name="T370_56">.</text:span></text:p>
      <text:p text:style-name="P371"><text:span text:style-name="T371_1">Should</text:span><text:span text:style-name="T371_2"><text:s/></text:span><text:span text:style-name="T371_3">any</text:span><text:span text:style-name="T371_4"><text:s/></text:span><text:span text:style-name="T371_5">of</text:span><text:span text:style-name="T371_6"><text:s/></text:span><text:span text:style-name="T371_7">the</text:span><text:span text:style-name="T371_8"><text:s/></text:span><text:span text:style-name="T371_9">provisions</text:span><text:span text:style-name="T371_10"><text:s/></text:span><text:span text:style-name="T371_11">or</text:span><text:span text:style-name="T371_12"><text:s/></text:span><text:span text:style-name="T371_13">portions</text:span><text:span text:style-name="T371_14"><text:s/></text:span><text:span text:style-name="T371_15">of</text:span><text:span text:style-name="T371_16"><text:s/></text:span><text:span text:style-name="T371_17">these</text:span><text:span text:style-name="T371_18"><text:s/></text:span><text:span text:style-name="T371_19">bylaws</text:span><text:span text:style-name="T371_20"><text:s/></text:span><text:span text:style-name="T371_21">be</text:span><text:span text:style-name="T371_22"><text:s/></text:span><text:span text:style-name="T371_23">held</text:span><text:span text:style-name="T371_24"><text:s/></text:span><text:span text:style-name="T371_25">unenforceable</text:span><text:span text:style-name="T371_26"><text:s/></text:span><text:span text:style-name="T371_27">or</text:span><text:span text:style-name="T371_28"><text:s/></text:span><text:span text:style-name="T371_29">invalid</text:span><text:span text:style-name="T371_30"><text:s/></text:span><text:span text:style-name="T371_31">for</text:span><text:span text:style-name="T371_32"><text:s/></text:span><text:span text:style-name="T371_33">any</text:span><text:span text:style-name="T371_34"><text:s/></text:span><text:span text:style-name="T371_35">reason</text:span><text:span text:style-name="T371_36">,<text:s/></text:span><text:span text:style-name="T371_37">the</text:span><text:span text:style-name="T371_38"><text:s/></text:span><text:span text:style-name="T371_39">remaining</text:span><text:span text:style-name="T371_40"><text:s/></text:span><text:span text:style-name="T371_41">provisions</text:span><text:span text:style-name="T371_42"><text:s/></text:span><text:span text:style-name="T371_43">and</text:span><text:span text:style-name="T371_44"><text:s/></text:span><text:span text:style-name="T371_45">portions</text:span><text:span text:style-name="T371_46"><text:s/></text:span><text:span text:style-name="T371_47">of</text:span><text:span text:style-name="T371_48"><text:s/></text:span><text:span text:style-name="T371_49">these</text:span><text:span text:style-name="T371_50"><text:s/></text:span><text:span text:style-name="T371_51">bylaws</text:span><text:span text:style-name="T371_52"><text:s/></text:span><text:span text:style-name="T371_53">shall</text:span><text:span text:style-name="T371_54"><text:s/></text:span><text:span text:style-name="T371_55">be</text:span><text:span text:style-name="T371_56"><text:s/></text:span><text:span text:style-name="T371_57">unaffected</text:span><text:span text:style-name="T371_58"><text:s/></text:span><text:span text:style-name="T371_59">by</text:span><text:span text:style-name="T371_60"><text:s/></text:span><text:span text:style-name="T371_61">such</text:span><text:span text:style-name="T371_62"><text:s/></text:span><text:span text:style-name="T371_63">holding</text:span><text:span text:style-name="T371_64">.</text:span></text:p>
      <text:p text:style-name="P372"><text:span text:style-name="T372_1">All</text:span><text:span text:style-name="T372_2"><text:s/></text:span><text:span text:style-name="T372_3">references</text:span><text:span text:style-name="T372_4"><text:s/></text:span><text:span text:style-name="T372_5">in</text:span><text:span text:style-name="T372_6"><text:s/></text:span><text:span text:style-name="T372_7">these</text:span><text:span text:style-name="T372_8"><text:s/></text:span><text:span text:style-name="T372_9">bylaws</text:span><text:span text:style-name="T372_10"><text:s/></text:span><text:span text:style-name="T372_11">to</text:span><text:span text:style-name="T372_12"><text:s/></text:span><text:span text:style-name="T372_13">the</text:span><text:span text:style-name="T372_14"><text:s/></text:span><text:span text:style-name="T372_15">articles</text:span><text:span text:style-name="T372_16"><text:s/></text:span><text:span text:style-name="T372_17">of</text:span><text:span text:style-name="T372_18"><text:s/></text:span><text:span text:style-name="T372_19">incorporation</text:span><text:span text:style-name="T372_20"><text:s/></text:span><text:span text:style-name="T372_21">shall</text:span><text:span text:style-name="T372_22"><text:s/></text:span><text:span text:style-name="T372_23">be</text:span><text:span text:style-name="T372_24"><text:s/></text:span><text:span text:style-name="T372_25">to</text:span><text:span text:style-name="T372_26"><text:s/></text:span><text:span text:style-name="T372_27">the</text:span><text:span text:style-name="T372_28"><text:s/></text:span><text:span text:style-name="T372_29">articles</text:span><text:span text:style-name="T372_30"><text:s/></text:span><text:span text:style-name="T372_31">of</text:span><text:span text:style-name="T372_32"><text:s/></text:span><text:span text:style-name="T372_33">incorporation</text:span><text:span text:style-name="T372_34">,<text:s/></text:span><text:span text:style-name="T372_35">articles</text:span><text:span text:style-name="T372_36"><text:s/></text:span><text:span text:style-name="T372_37">of</text:span><text:span text:style-name="T372_38"><text:s/></text:span><text:span text:style-name="T372_39">organization</text:span><text:span text:style-name="T372_40">,<text:s/></text:span><text:span text:style-name="T372_41">certificate</text:span><text:span text:style-name="T372_42"><text:s/></text:span><text:span text:style-name="T372_43">of</text:span><text:span text:style-name="T372_44"><text:s/></text:span><text:span text:style-name="T372_45">incorporation</text:span><text:span text:style-name="T372_46">,<text:s/></text:span><text:span text:style-name="T372_47">organizational</text:span><text:span text:style-name="T372_48"><text:s/></text:span><text:span text:style-name="T372_49">charter</text:span><text:span text:style-name="T372_50">,<text:s/></text:span><text:span text:style-name="T372_51">corporate</text:span><text:span text:style-name="T372_52"><text:s/></text:span><text:span text:style-name="T372_53">charter</text:span><text:span text:style-name="T372_54">,<text:s/></text:span><text:span text:style-name="T372_55">or</text:span><text:span text:style-name="T372_56"><text:s/></text:span><text:span text:style-name="T372_57">other</text:span><text:span text:style-name="T372_58"><text:s/></text:span><text:span text:style-name="T372_59">founding</text:span><text:span text:style-name="T372_60"><text:s/></text:span><text:span text:style-name="T372_61">document</text:span><text:span text:style-name="T372_62"><text:s/></text:span><text:span text:style-name="T372_63">of</text:span><text:span text:style-name="T372_64"><text:s/></text:span><text:span text:style-name="T372_65">this</text:span><text:span text:style-name="T372_66"><text:s/></text:span><text:span text:style-name="T372_67">corporation</text:span><text:span text:style-name="T372_68"><text:s/></text:span><text:span text:style-name="T372_69">filed</text:span><text:span text:style-name="T372_70"><text:s/></text:span><text:span text:style-name="T372_71">with</text:span><text:span text:style-name="T372_72"><text:s/></text:span><text:span text:style-name="T372_73">an</text:span><text:span text:style-name="T372_74"><text:s/></text:span><text:span text:style-name="T372_75">office</text:span><text:span text:style-name="T372_76"><text:s/></text:span><text:span text:style-name="T372_77">of</text:span><text:span text:style-name="T372_78"><text:s/></text:span><text:span text:style-name="T372_79">this</text:span><text:span text:style-name="T372_80"><text:s/></text:span><text:span text:style-name="T372_81">state</text:span><text:span text:style-name="T372_82"><text:s/></text:span><text:span text:style-name="T372_83">and</text:span><text:span text:style-name="T372_84"><text:s/></text:span><text:span text:style-name="T372_85">used</text:span><text:span text:style-name="T372_86"><text:s/></text:span><text:span text:style-name="T372_87">to</text:span><text:span text:style-name="T372_88"><text:s/></text:span><text:span text:style-name="T372_89">establish</text:span><text:span text:style-name="T372_90"><text:s/></text:span><text:span text:style-name="T372_91">the</text:span><text:span text:style-name="T372_92"><text:s/></text:span><text:span text:style-name="T372_93">legal</text:span><text:span text:style-name="T372_94"><text:s/></text:span><text:span text:style-name="T372_95">existence</text:span><text:span text:style-name="T372_96"><text:s/></text:span><text:span text:style-name="T372_97">of</text:span><text:span text:style-name="T372_98"><text:s/></text:span><text:span text:style-name="T372_99">this</text:span><text:span text:style-name="T372_100"><text:s/></text:span><text:span text:style-name="T372_101">corporation</text:span><text:span text:style-name="T372_102">.</text:span></text:p>
      <text:p text:style-name="P373"><text:span text:style-name="T373_1">All</text:span><text:span text:style-name="T373_2"><text:s/></text:span><text:span text:style-name="T373_3">references</text:span><text:span text:style-name="T373_4"><text:s/></text:span><text:span text:style-name="T373_5">in</text:span><text:span text:style-name="T373_6"><text:s/></text:span><text:span text:style-name="T373_7">these</text:span><text:span text:style-name="T373_8"><text:s/></text:span><text:span text:style-name="T373_9">bylaws</text:span><text:span text:style-name="T373_10"><text:s/></text:span><text:span text:style-name="T373_11">to</text:span><text:span text:style-name="T373_12"><text:s/></text:span><text:span text:style-name="T373_13">a</text:span><text:span text:style-name="T373_14"><text:s/></text:span><text:span text:style-name="T373_15">section</text:span><text:span text:style-name="T373_16"><text:s/></text:span><text:span text:style-name="T373_17">or</text:span><text:span text:style-name="T373_18"><text:s/></text:span><text:span text:style-name="T373_19">sections</text:span><text:span text:style-name="T373_20"><text:s/></text:span><text:span text:style-name="T373_21">of</text:span><text:span text:style-name="T373_22"><text:s/></text:span><text:span text:style-name="T373_23">the</text:span><text:span text:style-name="T373_24"><text:s/></text:span><text:span text:style-name="T373_25">Internal</text:span><text:span text:style-name="T373_26"><text:s/></text:span><text:span text:style-name="T373_27">Revenue</text:span><text:span text:style-name="T373_28"><text:s/></text:span><text:span text:style-name="T373_29">Code</text:span><text:span text:style-name="T373_30"><text:s/></text:span><text:span text:style-name="T373_31">shall</text:span><text:span text:style-name="T373_32"><text:s/></text:span><text:span text:style-name="T373_33">be</text:span><text:span text:style-name="T373_34"><text:s/></text:span><text:span text:style-name="T373_35">to</text:span><text:span text:style-name="T373_36"><text:s/></text:span><text:span text:style-name="T373_37">such</text:span><text:span text:style-name="T373_38"><text:s/></text:span><text:span text:style-name="T373_39">sections</text:span><text:span text:style-name="T373_40"><text:s/></text:span><text:span text:style-name="T373_41">of</text:span><text:span text:style-name="T373_42"><text:s/></text:span><text:span text:style-name="T373_43">the</text:span><text:span text:style-name="T373_44"><text:s/></text:span><text:span text:style-name="T373_45">Internal</text:span><text:span text:style-name="T373_46"><text:s/></text:span><text:span text:style-name="T373_47">Revenue</text:span><text:span text:style-name="T373_48"><text:s/></text:span><text:span text:style-name="T373_49">Code</text:span><text:span text:style-name="T373_50"><text:s/></text:span><text:span text:style-name="T373_51">of</text:span><text:span text:style-name="T373_52"><text:s/>1986<text:s/></text:span><text:span text:style-name="T373_53">as</text:span><text:span text:style-name="T373_54"><text:s/></text:span><text:span text:style-name="T373_55">amended</text:span><text:span text:style-name="T373_56"><text:s/></text:span><text:span text:style-name="T373_57">from</text:span><text:span text:style-name="T373_58"><text:s/></text:span><text:span text:style-name="T373_59">time</text:span><text:span text:style-name="T373_60"><text:s/></text:span><text:span text:style-name="T373_61">to</text:span><text:span text:style-name="T373_62"><text:s/></text:span><text:span text:style-name="T373_63">time</text:span><text:span text:style-name="T373_64">,<text:s/></text:span><text:span text:style-name="T373_65">or</text:span><text:span text:style-name="T373_66"><text:s/></text:span><text:span text:style-name="T373_67">to</text:span><text:span text:style-name="T373_68"><text:s/></text:span><text:span text:style-name="T373_69">corresponding</text:span><text:span text:style-name="T373_70"><text:s/></text:span><text:span text:style-name="T373_71">provisions</text:span><text:span text:style-name="T373_72"><text:s/></text:span><text:span text:style-name="T373_73">of</text:span><text:span text:style-name="T373_74"><text:s/></text:span><text:span text:style-name="T373_75">any</text:span><text:span text:style-name="T373_76"><text:s/></text:span><text:span text:style-name="T373_77">future</text:span><text:span text:style-name="T373_78"><text:s/></text:span><text:span text:style-name="T373_79">federal</text:span><text:span text:style-name="T373_80"><text:s/></text:span><text:span text:style-name="T373_81">tax</text:span><text:span text:style-name="T373_82"><text:s/></text:span><text:span text:style-name="T373_83">code</text:span><text:span text:style-name="T373_84">.</text:span></text:p>
      <text:p text:style-name="P374"><text:span text:style-name="T374_1">ADOPTION</text:span><text:span text:style-name="T374_2"><text:s/></text:span><text:span text:style-name="T374_3">OF</text:span><text:span text:style-name="T374_4"><text:s/></text:span><text:span text:style-name="T374_5">BYLAWS</text:span></text:p>
      <text:p text:style-name="P375"><text:span text:style-name="T375_1">We</text:span><text:span text:style-name="T375_2">,<text:s/></text:span><text:span text:style-name="T375_3">the</text:span><text:span text:style-name="T375_4"><text:s/></text:span><text:span text:style-name="T375_5">undersigned</text:span><text:span text:style-name="T375_6">,<text:s/></text:span><text:span text:style-name="T375_7">are</text:span><text:span text:style-name="T375_8"><text:s/></text:span><text:span text:style-name="T375_9">all</text:span><text:span text:style-name="T375_10"><text:s/></text:span><text:span text:style-name="T375_11">of</text:span><text:span text:style-name="T375_12"><text:s/></text:span><text:span text:style-name="T375_13">the</text:span><text:span text:style-name="T375_14"><text:s/></text:span><text:span text:style-name="T375_15">initial</text:span><text:span text:style-name="T375_16"><text:s/></text:span><text:span text:style-name="T375_17">directors</text:span><text:span text:style-name="T375_18"><text:s/></text:span><text:span text:style-name="T375_19">or</text:span><text:span text:style-name="T375_20"><text:s/></text:span><text:span text:style-name="T375_21">incorporators</text:span><text:span text:style-name="T375_22"><text:s/></text:span><text:span text:style-name="T375_23">of</text:span><text:span text:style-name="T375_24"><text:s/></text:span><text:span text:style-name="T375_25">this</text:span><text:span text:style-name="T375_26"><text:s/></text:span><text:span text:style-name="T375_27">corporation</text:span><text:span text:style-name="T375_28">,<text:s/></text:span><text:span text:style-name="T375_29">and</text:span><text:span text:style-name="T375_30"><text:s/></text:span><text:span text:style-name="T375_31">we</text:span><text:span text:style-name="T375_32"><text:s/></text:span><text:span text:style-name="T375_33">consent</text:span><text:span text:style-name="T375_34"><text:s/></text:span><text:span text:style-name="T375_35">to</text:span><text:span text:style-name="T375_36">,<text:s/></text:span><text:span text:style-name="T375_37">and</text:span><text:span text:style-name="T375_38"><text:s/></text:span><text:span text:style-name="T375_39">hereby</text:span><text:span text:style-name="T375_40"><text:s/></text:span><text:span text:style-name="T375_41">do</text:span><text:span text:style-name="T375_42">,<text:s/></text:span><text:span text:style-name="T375_43">adopt</text:span><text:span text:style-name="T375_44"><text:s/></text:span><text:span text:style-name="T375_45">the</text:span><text:span text:style-name="T375_46"><text:s/></text:span><text:span text:style-name="T375_47">foregoing</text:span><text:span text:style-name="T375_48"><text:s/></text:span><text:span text:style-name="T375_49">bylaws</text:span><text:span text:style-name="T375_50">,<text:s/></text:span><text:span text:style-name="T375_51">consisting</text:span><text:span text:style-name="T375_52"><text:s/></text:span><text:span text:style-name="T375_53">of</text:span><text:span text:style-name="T375_54"><text:s/>23<text:s/></text:span><text:span text:style-name="T375_55">preceding</text:span><text:span text:style-name="T375_56"><text:s/></text:span><text:span text:style-name="T375_57">pages</text:span><text:span text:style-name="T375_58">,<text:s/></text:span><text:span text:style-name="T375_59">as</text:span><text:span text:style-name="T375_60"><text:s/></text:span><text:span text:style-name="T375_61">the</text:span><text:span text:style-name="T375_62"><text:s/></text:span><text:span text:style-name="T375_63">bylaws</text:span><text:span text:style-name="T375_64"><text:s/></text:span><text:span text:style-name="T375_65">of</text:span><text:span text:style-name="T375_66"><text:s/></text:span><text:span text:style-name="T375_67">this</text:span><text:span text:style-name="T375_68"><text:s/></text:span><text:span text:style-name="T375_69">corporation</text:span><text:span text:style-name="T375_70">.</text:span></text:p>
      <text:p text:style-name="P376"><text:span text:style-name="T376_1">Dated</text:span><text:span text:style-name="T376_2">:<text:s/>17<text:s/></text:span><text:span text:style-name="T376_3">October</text:span><text:span text:style-name="T376_4"><text:s/>2012</text:span></text:p>
      <text:p text:style-name="P377"/>
      <text:p text:style-name="P378"><text:span text:style-name="T378_1">Isaac</text:span><text:span text:style-name="T378_2"><text:s/></text:span><text:span text:style-name="T378_3">Yonemoto</text:span><text:span text:style-name="T378_4">,<text:s/></text:span><text:span text:style-name="T378_5">President</text:span></text:p>
      <text:p text:style-name="P379"/>
      <text:p text:style-name="P380"><text:span text:style-name="T380_1">Jonathan</text:span><text:span text:style-name="T380_2"><text:s/></text:span><text:span text:style-name="T380_3">Bydlak</text:span></text:p>
      <text:p text:style-name="P381"><text:span text:style-name="T381_1">Abhikesh</text:span><text:span text:style-name="T381_2"><text:s/></text:span><text:span text:style-name="T381_3">Nag</text:span></text:p>
      <text:p text:style-name="P382"><text:span text:style-name="T382_1">Evan</text:span><text:span text:style-name="T382_2"><text:s/></text:span><text:span text:style-name="T382_3">Lorenz</text:span></text:p>
      <text:p text:style-name="P383"><text:span text:style-name="T383_1">Stephen</text:span><text:span text:style-name="T383_2"><text:s/></text:span><text:span text:style-name="T383_3">Ridley</text:span></text:p>
      <text:p text:style-name="P384"/>
      <text:p text:style-name="P385"/>
      <text:p text:style-name="P386"/>
      <text:p text:style-name="P387"><text:span text:style-name="T387_1">AMENDMENTS</text:span></text:p>
      <text:p text:style-name="P388"/>
      <text:p text:style-name="P389"/>
      <text:p text:style-name="P390"><text:span text:style-name="T390_1">Amendment</text:span><text:span text:style-name="T390_2"><text:s/></text:span><text:span text:style-name="T390_3">One</text:span></text:p>
      <text:p text:style-name="P391"><text:span text:style-name="T391_1">(</text:span><text:span text:style-name="T391_2">Adopted</text:span><text:span text:style-name="T391_3"><text:s/>20<text:s/></text:span><text:span text:style-name="T391_4">Feb</text:span><text:span text:style-name="T391_5"><text:s/>2013)</text:span></text:p>
      <text:p text:style-name="P392"><text:span text:style-name="T392_1">Revision</text:span><text:span text:style-name="T392_2"><text:s/></text:span><text:span text:style-name="T392_3">of</text:span><text:span text:style-name="T392_4"><text:s/></text:span><text:span text:style-name="T392_5">specific</text:span><text:span text:style-name="T392_6"><text:s/></text:span><text:span text:style-name="T392_7">objectives</text:span><text:span text:style-name="T392_8">.<text:s text:c="2"/></text:span><text:span text:style-name="T392_9">The</text:span><text:span text:style-name="T392_10"><text:s/></text:span><text:span text:style-name="T392_11">specific</text:span><text:span text:style-name="T392_12"><text:s/></text:span><text:span text:style-name="T392_13">objectives</text:span><text:span text:style-name="T392_14"><text:s/>(</text:span><text:span text:style-name="T392_15">Article</text:span><text:span text:style-name="T392_16"><text:s/></text:span><text:span text:style-name="T392_17">II</text:span><text:span text:style-name="T392_18">,<text:s/></text:span><text:span text:style-name="T392_19">Section</text:span><text:span text:style-name="T392_20"><text:s/>2)<text:s/></text:span><text:span text:style-name="T392_21">shall</text:span><text:span text:style-name="T392_22"><text:s/></text:span><text:span text:style-name="T392_23">be</text:span><text:span text:style-name="T392_24"><text:s/></text:span><text:span text:style-name="T392_25">replaced</text:span><text:span text:style-name="T392_26"><text:s/></text:span><text:span text:style-name="T392_27">as</text:span><text:span text:style-name="T392_28"><text:s/></text:span><text:span text:style-name="T392_29">follows</text:span><text:span text:style-name="T392_30">:</text:span></text:p>
      <text:p text:style-name="P393"/>
      <text:p text:style-name="P394"><text:span text:style-name="T394_1">The</text:span><text:span text:style-name="T394_2"><text:s/></text:span><text:span text:style-name="T394_3">specific</text:span><text:span text:style-name="T394_4"><text:s/></text:span><text:span text:style-name="T394_5">objective</text:span><text:span text:style-name="T394_6"><text:s/></text:span><text:span text:style-name="T394_7">and</text:span><text:span text:style-name="T394_8"><text:s/></text:span><text:span text:style-name="T394_9">purpose</text:span><text:span text:style-name="T394_10"><text:s/></text:span><text:span text:style-name="T394_11">of</text:span><text:span text:style-name="T394_12"><text:s/></text:span><text:span text:style-name="T394_13">this</text:span><text:span text:style-name="T394_14"><text:s/></text:span><text:span text:style-name="T394_15">corporation</text:span><text:span text:style-name="T394_16"><text:s/></text:span><text:span text:style-name="T394_17">shall</text:span><text:span text:style-name="T394_18"><text:s/></text:span><text:span text:style-name="T394_19">be</text:span><text:span text:style-name="T394_20"><text:s/></text:span><text:span text:style-name="T394_21">to</text:span><text:span text:style-name="T394_22"><text:s/></text:span><text:span text:style-name="T394_23">advance</text:span><text:span text:style-name="T394_24"><text:s/></text:span><text:span text:style-name="T394_25">science</text:span><text:span text:style-name="T394_26"><text:s/></text:span><text:span text:style-name="T394_27">and</text:span><text:span text:style-name="T394_28"><text:s/></text:span><text:span text:style-name="T394_29">technology</text:span><text:span text:style-name="T394_30">.<text:s text:c="2"/></text:span><text:span text:style-name="T394_31">This</text:span><text:span text:style-name="T394_32"><text:s/></text:span><text:span text:style-name="T394_33">comprises</text:span><text:span text:style-name="T394_34"><text:s/></text:span><text:span text:style-name="T394_35">the</text:span><text:span text:style-name="T394_36"><text:s/></text:span><text:span text:style-name="T394_37">following</text:span><text:span text:style-name="T394_38"><text:s/></text:span><text:span text:style-name="T394_39">functions</text:span><text:span text:style-name="T394_40">:</text:span></text:p>
      <text:p text:style-name="P395"/>
      <text:p text:style-name="P396"><text:span text:style-name="T396_1">a</text:span><text:span text:style-name="T396_2">)<text:s/></text:span><text:span text:style-name="T396_3">to</text:span><text:span text:style-name="T396_4"><text:s/></text:span><text:span text:style-name="T396_5">disburse</text:span><text:span text:style-name="T396_6"><text:s/></text:span><text:span text:style-name="T396_7">funds</text:span><text:span text:style-name="T396_8"><text:s/></text:span><text:span text:style-name="T396_9">to</text:span><text:span text:style-name="T396_10"><text:s/></text:span><text:span text:style-name="T396_11">nonprofit</text:span><text:span text:style-name="T396_12"><text:s/></text:span><text:span text:style-name="T396_13">scientific</text:span><text:span text:style-name="T396_14"><text:s/></text:span><text:span text:style-name="T396_15">research</text:span><text:span text:style-name="T396_16"><text:s/></text:span><text:span text:style-name="T396_17">agencies</text:span><text:span text:style-name="T396_18"><text:s/></text:span><text:span text:style-name="T396_19">for</text:span><text:span text:style-name="T396_20"><text:s/></text:span><text:span text:style-name="T396_21">research</text:span><text:span text:style-name="T396_22"><text:s/></text:span><text:span text:style-name="T396_23">activity</text:span></text:p>
      <text:p text:style-name="P397"><text:span text:style-name="T397_1">b</text:span><text:span text:style-name="T397_2">)<text:s/></text:span><text:span text:style-name="T397_3">to</text:span><text:span text:style-name="T397_4"><text:s/></text:span><text:span text:style-name="T397_5">conduct</text:span><text:span text:style-name="T397_6"><text:s/></text:span><text:span text:style-name="T397_7">basic</text:span><text:span text:style-name="T397_8"><text:s/></text:span><text:span text:style-name="T397_9">science</text:span><text:span text:style-name="T397_10"><text:s/></text:span><text:span text:style-name="T397_11">or</text:span><text:span text:style-name="T397_12"><text:s/></text:span><text:span text:style-name="T397_13">technology</text:span><text:span text:style-name="T397_14"><text:s/></text:span><text:span text:style-name="T397_15">research</text:span></text:p>
      <text:p text:style-name="P398"><text:span text:style-name="T398_1">c</text:span><text:span text:style-name="T398_2">)<text:s/></text:span><text:span text:style-name="T398_3">to</text:span><text:span text:style-name="T398_4"><text:s/></text:span><text:span text:style-name="T398_5">promote</text:span><text:span text:style-name="T398_6"><text:s/></text:span><text:span text:style-name="T398_7">or</text:span><text:span text:style-name="T398_8"><text:s/></text:span><text:span text:style-name="T398_9">reward</text:span><text:span text:style-name="T398_10"><text:s/></text:span><text:span text:style-name="T398_11">education</text:span><text:span text:style-name="T398_12"><text:s/></text:span><text:span text:style-name="T398_13">in</text:span><text:span text:style-name="T398_14"><text:s/></text:span><text:span text:style-name="T398_15">science</text:span><text:span text:style-name="T398_16"><text:s/></text:span><text:span text:style-name="T398_17">and</text:span><text:span text:style-name="T398_18"><text:s/></text:span><text:span text:style-name="T398_19">technology</text:span></text:p>
      <text:p text:style-name="P399"><text:span text:style-name="T399_1">d</text:span><text:span text:style-name="T399_2">)<text:s/></text:span><text:span text:style-name="T399_3">to</text:span><text:span text:style-name="T399_4"><text:s/></text:span><text:span text:style-name="T399_5">have</text:span><text:span text:style-name="T399_6"><text:s/></text:span><text:span text:style-name="T399_7">the</text:span><text:span text:style-name="T399_8"><text:s/></text:span><text:span text:style-name="T399_9">normal</text:span><text:span text:style-name="T399_10"><text:s/></text:span><text:span text:style-name="T399_11">functions</text:span><text:span text:style-name="T399_12">,<text:s/></text:span><text:span text:style-name="T399_13">operations</text:span><text:span text:style-name="T399_14">,<text:s/></text:span><text:span text:style-name="T399_15">programs</text:span><text:span text:style-name="T399_16">,<text:s/></text:span><text:span text:style-name="T399_17">and</text:span><text:span text:style-name="T399_18"><text:s/></text:span><text:span text:style-name="T399_19">pursuits</text:span><text:span text:style-name="T399_20"><text:s/></text:span><text:span text:style-name="T399_21">incidental</text:span><text:span text:style-name="T399_22"><text:s/></text:span><text:span text:style-name="T399_23">to</text:span><text:span text:style-name="T399_24"><text:s/></text:span><text:span text:style-name="T399_25">an</text:span><text:span text:style-name="T399_26"><text:s/></text:span><text:span text:style-name="T399_27">operational</text:span><text:span text:style-name="T399_28"><text:s/></text:span><text:span text:style-name="T399_29">scientific</text:span><text:span text:style-name="T399_30"><text:s/></text:span><text:span text:style-name="T399_31">research</text:span><text:span text:style-name="T399_32"><text:s/></text:span><text:span text:style-name="T399_33">institution</text:span><text:span text:style-name="T399_34">.</text:span></text:p>
      <text:p text:style-name="P400"/>
      <text:p text:style-name="P401"/>
      <text:p text:style-name="P402"><text:span text:style-name="T402_1">Amendment</text:span><text:span text:style-name="T402_2"><text:s/></text:span><text:span text:style-name="T402_3">Two</text:span></text:p>
      <text:p text:style-name="P403"><text:span text:style-name="T403_1">(</text:span><text:span text:style-name="T403_2">Adopted</text:span><text:span text:style-name="T403_3"><text:s/>20<text:s/></text:span><text:span text:style-name="T403_4">Feb</text:span><text:span text:style-name="T403_5"><text:s/>2013)</text:span></text:p>
      <text:p text:style-name="P404"><text:span text:style-name="T404_1">Revision</text:span><text:span text:style-name="T404_2"><text:s/></text:span><text:span text:style-name="T404_3">of</text:span><text:span text:style-name="T404_4"><text:s/></text:span><text:span text:style-name="T404_5">scientific</text:span><text:span text:style-name="T404_6"><text:s/></text:span><text:span text:style-name="T404_7">advisorship</text:span><text:span text:style-name="T404_8">.<text:s text:c="2"/></text:span></text:p>
      <text:p text:style-name="P405"/>
      <text:p text:style-name="P406"><text:span text:style-name="T406_1">a</text:span><text:span text:style-name="T406_2">)<text:s/></text:span><text:span text:style-name="T406_3">Article</text:span><text:span text:style-name="T406_4"><text:s/>10<text:s/></text:span><text:span text:style-name="T406_5">shall</text:span><text:span text:style-name="T406_6"><text:s/></text:span><text:span text:style-name="T406_7">be</text:span><text:span text:style-name="T406_8"><text:s/></text:span><text:span text:style-name="T406_9">replaced</text:span><text:span text:style-name="T406_10"><text:s/></text:span><text:span text:style-name="T406_11">as</text:span><text:span text:style-name="T406_12"><text:s/></text:span><text:span text:style-name="T406_13">follows</text:span><text:span text:style-name="T406_14">:</text:span></text:p>
      <text:p text:style-name="P407"/>
      <text:p text:style-name="P408"><text:span text:style-name="T408_1">Article</text:span><text:span text:style-name="T408_2"><text:s/>10</text:span></text:p>
      <text:p text:style-name="P409"><text:span text:style-name="T409_1">Scientific</text:span><text:span text:style-name="T409_2"><text:s/></text:span><text:span text:style-name="T409_3">Advisors</text:span></text:p>
      <text:p text:style-name="P410"/>
      <text:p text:style-name="P411"><text:span text:style-name="T411_1">Section</text:span><text:span text:style-name="T411_2"><text:s/>1.<text:s/></text:span><text:span text:style-name="T411_3">Purpose</text:span><text:span text:style-name="T411_4"><text:s/></text:span><text:span text:style-name="T411_5">of</text:span><text:span text:style-name="T411_6"><text:s/></text:span><text:span text:style-name="T411_7">Scientific</text:span><text:span text:style-name="T411_8"><text:s/></text:span><text:span text:style-name="T411_9">Advisors</text:span></text:p>
      <text:p text:style-name="P412"><text:span text:style-name="T412_1">The</text:span><text:span text:style-name="T412_2"><text:s/></text:span><text:span text:style-name="T412_3">purpose</text:span><text:span text:style-name="T412_4"><text:s/></text:span><text:span text:style-name="T412_5">of</text:span><text:span text:style-name="T412_6"><text:s/></text:span><text:span text:style-name="T412_7">the</text:span><text:span text:style-name="T412_8"><text:s/></text:span><text:span text:style-name="T412_9">scientific</text:span><text:span text:style-name="T412_10"><text:s/></text:span><text:span text:style-name="T412_11">advisors</text:span><text:span text:style-name="T412_12"><text:s/></text:span><text:span text:style-name="T412_13">who</text:span><text:span text:style-name="T412_14"><text:s/></text:span><text:span text:style-name="T412_15">can</text:span><text:span text:style-name="T412_16"><text:s/></text:span><text:span text:style-name="T412_17">independently</text:span><text:span text:style-name="T412_18"><text:s/></text:span><text:span text:style-name="T412_19">monitor</text:span><text:span text:style-name="T412_20"><text:s/></text:span><text:span text:style-name="T412_21">and</text:span><text:span text:style-name="T412_22"><text:s/></text:span><text:span text:style-name="T412_23">advise</text:span><text:span text:style-name="T412_24"><text:s/></text:span><text:span text:style-name="T412_25">the</text:span><text:span text:style-name="T412_26"><text:s/></text:span><text:span text:style-name="T412_27">progress</text:span><text:span text:style-name="T412_28"><text:s/></text:span><text:span text:style-name="T412_29">of</text:span><text:span text:style-name="T412_30"><text:s/></text:span><text:span text:style-name="T412_31">long</text:span><text:span text:style-name="T412_32">-</text:span><text:span text:style-name="T412_33">term</text:span><text:span text:style-name="T412_34"><text:s/></text:span><text:span text:style-name="T412_35">scientific</text:span><text:span text:style-name="T412_36"><text:s/></text:span><text:span text:style-name="T412_37">activities</text:span><text:span text:style-name="T412_38"><text:s/></text:span><text:span text:style-name="T412_39">funded</text:span><text:span text:style-name="T412_40"><text:s/></text:span><text:span text:style-name="T412_41">by</text:span><text:span text:style-name="T412_42"><text:s/></text:span><text:span text:style-name="T412_43">or</text:span><text:span text:style-name="T412_44"><text:s/></text:span><text:span text:style-name="T412_45">performed</text:span><text:span text:style-name="T412_46"><text:s/></text:span><text:span text:style-name="T412_47">by</text:span><text:span text:style-name="T412_48"><text:s/></text:span><text:span text:style-name="T412_49">indysci</text:span><text:span text:style-name="T412_50"><text:s/></text:span><text:span text:style-name="T412_51">dot</text:span><text:span text:style-name="T412_52"><text:s/></text:span><text:span text:style-name="T412_53">org</text:span><text:span text:style-name="T412_54">.<text:s text:c="2"/></text:span><text:span text:style-name="T412_55">Each</text:span><text:span text:style-name="T412_56"><text:s/></text:span><text:span text:style-name="T412_57">scientific</text:span><text:span text:style-name="T412_58"><text:s/></text:span><text:span text:style-name="T412_59">project</text:span><text:span text:style-name="T412_60"><text:s/></text:span><text:span text:style-name="T412_61">that</text:span><text:span text:style-name="T412_62"><text:s/></text:span><text:span text:style-name="T412_63">the</text:span><text:span text:style-name="T412_64"><text:s/></text:span><text:span text:style-name="T412_65">board</text:span><text:span text:style-name="T412_66"><text:s/></text:span><text:span text:style-name="T412_67">of</text:span><text:span text:style-name="T412_68"><text:s/></text:span><text:span text:style-name="T412_69">directors</text:span><text:span text:style-name="T412_70"><text:s/></text:span><text:span text:style-name="T412_71">allocates</text:span><text:span text:style-name="T412_72"><text:s/></text:span><text:span text:style-name="T412_73">funding</text:span><text:span text:style-name="T412_74"><text:s/></text:span><text:span text:style-name="T412_75">must</text:span><text:span text:style-name="T412_76"><text:s/></text:span><text:span text:style-name="T412_77">appoint</text:span><text:span text:style-name="T412_78"><text:s/></text:span><text:span text:style-name="T412_79">by</text:span><text:span text:style-name="T412_80"><text:s/></text:span><text:span text:style-name="T412_81">a</text:span><text:span text:style-name="T412_82"><text:s/></text:span><text:span text:style-name="T412_83">majority</text:span><text:span text:style-name="T412_84"><text:s/></text:span><text:span text:style-name="T412_85">vote</text:span><text:span text:style-name="T412_86"><text:s/></text:span><text:span text:style-name="T412_87">at</text:span><text:span text:style-name="T412_88"><text:s/></text:span><text:span text:style-name="T412_89">least</text:span><text:span text:style-name="T412_90"><text:s/></text:span><text:span text:style-name="T412_91">one</text:span><text:span text:style-name="T412_92"><text:s/>“</text:span><text:span text:style-name="T412_93">scientific</text:span><text:span text:style-name="T412_94"><text:s/></text:span><text:span text:style-name="T412_95">advisor</text:span><text:span text:style-name="T412_96">”<text:s/></text:span><text:span text:style-name="T412_97">prior</text:span><text:span text:style-name="T412_98"><text:s/></text:span><text:span text:style-name="T412_99">to</text:span><text:span text:style-name="T412_100"><text:s/></text:span><text:span text:style-name="T412_101">the</text:span><text:span text:style-name="T412_102"><text:s/></text:span><text:span text:style-name="T412_103">distribution</text:span><text:span text:style-name="T412_104"><text:s/></text:span><text:span text:style-name="T412_105">of</text:span><text:span text:style-name="T412_106"><text:s/></text:span><text:span text:style-name="T412_107">any</text:span><text:span text:style-name="T412_108"><text:s/></text:span><text:span text:style-name="T412_109">funds</text:span><text:span text:style-name="T412_110"><text:s/></text:span><text:span text:style-name="T412_111">for</text:span><text:span text:style-name="T412_112"><text:s/></text:span><text:span text:style-name="T412_113">the</text:span><text:span text:style-name="T412_114"><text:s/></text:span><text:span text:style-name="T412_115">project</text:span><text:span text:style-name="T412_116">.<text:s text:c="2"/></text:span><text:span text:style-name="T412_117">The</text:span><text:span text:style-name="T412_118"><text:s/></text:span><text:span text:style-name="T412_119">board</text:span><text:span text:style-name="T412_120"><text:s/></text:span><text:span text:style-name="T412_121">of</text:span><text:span text:style-name="T412_122"><text:s/></text:span><text:span text:style-name="T412_123">directors</text:span><text:span text:style-name="T412_124"><text:s/></text:span><text:span text:style-name="T412_125">must</text:span><text:span text:style-name="T412_126"><text:s/></text:span><text:span text:style-name="T412_127">confirm</text:span><text:span text:style-name="T412_128"><text:s/></text:span><text:span text:style-name="T412_129">these</text:span><text:span text:style-name="T412_130"><text:s/></text:span><text:span text:style-name="T412_131">advisors</text:span><text:span text:style-name="T412_132"><text:s/></text:span><text:span text:style-name="T412_133">and</text:span><text:span text:style-name="T412_134"><text:s/></text:span><text:span text:style-name="T412_135">may</text:span><text:span text:style-name="T412_136"><text:s/></text:span><text:span text:style-name="T412_137">later</text:span><text:span text:style-name="T412_138"><text:s/></text:span><text:span text:style-name="T412_139">appoint</text:span><text:span text:style-name="T412_140"><text:s/></text:span><text:span text:style-name="T412_141">and</text:span><text:span text:style-name="T412_142"><text:s/></text:span><text:span text:style-name="T412_143">confirm</text:span><text:span text:style-name="T412_144"><text:s/></text:span><text:span text:style-name="T412_145">additional</text:span><text:span text:style-name="T412_146"><text:s/></text:span><text:span text:style-name="T412_147">coadvisors</text:span><text:span text:style-name="T412_148"><text:s/></text:span><text:span text:style-name="T412_149">for</text:span><text:span text:style-name="T412_150"><text:s/></text:span><text:span text:style-name="T412_151">each</text:span><text:span text:style-name="T412_152"><text:s/></text:span><text:span text:style-name="T412_153">project</text:span><text:span text:style-name="T412_154">.</text:span></text:p>
      <text:p text:style-name="P413"/>
      <text:p text:style-name="P414"><text:span text:style-name="T414_1">Section</text:span><text:span text:style-name="T414_2"><text:s/>2.<text:s/></text:span><text:span text:style-name="T414_3">Qualifications</text:span></text:p>
      <text:p text:style-name="P415"><text:span text:style-name="T415_1">Scientific</text:span><text:span text:style-name="T415_2"><text:s/></text:span><text:span text:style-name="T415_3">advisors</text:span><text:span text:style-name="T415_4"><text:s/></text:span><text:span text:style-name="T415_5">must</text:span><text:span text:style-name="T415_6"><text:s/></text:span><text:span text:style-name="T415_7">have</text:span><text:span text:style-name="T415_8"><text:s/></text:span><text:span text:style-name="T415_9">at</text:span><text:span text:style-name="T415_10"><text:s/></text:span><text:span text:style-name="T415_11">least</text:span><text:span text:style-name="T415_12"><text:s/></text:span><text:span text:style-name="T415_13">two</text:span><text:span text:style-name="T415_14"><text:s/></text:span><text:span text:style-name="T415_15">years</text:span><text:span text:style-name="T415_16"><text:s/></text:span><text:span text:style-name="T415_17">of</text:span><text:span text:style-name="T415_18"><text:s/></text:span><text:span text:style-name="T415_19">experience</text:span><text:span text:style-name="T415_20"><text:s/></text:span><text:span text:style-name="T415_21">managing</text:span><text:span text:style-name="T415_22"><text:s/></text:span><text:span text:style-name="T415_23">and</text:span><text:span text:style-name="T415_24"><text:s/></text:span><text:span text:style-name="T415_25">leading</text:span><text:span text:style-name="T415_26"><text:s/></text:span><text:span text:style-name="T415_27">scientific</text:span><text:span text:style-name="T415_28"><text:s/></text:span><text:span text:style-name="T415_29">research</text:span><text:span text:style-name="T415_30">.<text:s text:c="2"/></text:span><text:span text:style-name="T415_31">No</text:span><text:span text:style-name="T415_32"><text:s/></text:span><text:span text:style-name="T415_33">officer</text:span><text:span text:style-name="T415_34">,<text:s/></text:span><text:span text:style-name="T415_35">board</text:span><text:span text:style-name="T415_36"><text:s/></text:span><text:span text:style-name="T415_37">member</text:span><text:span text:style-name="T415_38">,<text:s/></text:span><text:span text:style-name="T415_39">of</text:span><text:span text:style-name="T415_40"><text:s/></text:span><text:span text:style-name="T415_41">indysci</text:span><text:span text:style-name="T415_42"><text:s/></text:span><text:span text:style-name="T415_43">dot</text:span><text:span text:style-name="T415_44"><text:s/></text:span><text:span text:style-name="T415_45">org</text:span><text:span text:style-name="T415_46"><text:s/></text:span><text:span text:style-name="T415_47">shall</text:span><text:span text:style-name="T415_48"><text:s/></text:span><text:span text:style-name="T415_49">be</text:span><text:span text:style-name="T415_50"><text:s/></text:span><text:span text:style-name="T415_51">an</text:span><text:span text:style-name="T415_52"><text:s/></text:span><text:span text:style-name="T415_53">advisor</text:span><text:span text:style-name="T415_54">;<text:s/></text:span><text:span text:style-name="T415_55">nor</text:span><text:span text:style-name="T415_56"><text:s/></text:span><text:span text:style-name="T415_57">may</text:span><text:span text:style-name="T415_58"><text:s/></text:span><text:span text:style-name="T415_59">a</text:span><text:span text:style-name="T415_60"><text:s/></text:span><text:span text:style-name="T415_61">principal</text:span><text:span text:style-name="T415_62"><text:s/></text:span><text:span text:style-name="T415_63">investigator</text:span><text:span text:style-name="T415_64"><text:s/></text:span><text:span text:style-name="T415_65">directly</text:span><text:span text:style-name="T415_66"><text:s/></text:span><text:span text:style-name="T415_67">or</text:span><text:span text:style-name="T415_68"><text:s/></text:span><text:span text:style-name="T415_69">indirectly</text:span><text:span text:style-name="T415_70"><text:s/></text:span><text:span text:style-name="T415_71">funded</text:span><text:span text:style-name="T415_72"><text:s/></text:span><text:span text:style-name="T415_73">by</text:span><text:span text:style-name="T415_74"><text:s/></text:span><text:span text:style-name="T415_75">indysci</text:span><text:span text:style-name="T415_76"><text:s/></text:span><text:span text:style-name="T415_77">dot</text:span><text:span text:style-name="T415_78"><text:s/></text:span><text:span text:style-name="T415_79">org</text:span><text:span text:style-name="T415_80"><text:s/></text:span><text:span text:style-name="T415_81">be</text:span><text:span text:style-name="T415_82"><text:s/></text:span><text:span text:style-name="T415_83">an</text:span><text:span text:style-name="T415_84"><text:s/></text:span><text:span text:style-name="T415_85">advisor</text:span><text:span text:style-name="T415_86">.</text:span></text:p>
      <text:p text:style-name="P416"/>
      <text:p text:style-name="P417"><text:span text:style-name="T417_1">Section</text:span><text:span text:style-name="T417_2"><text:s/>3.<text:s/></text:span><text:span text:style-name="T417_3">Duties</text:span></text:p>
      <text:p text:style-name="P418"><text:span text:style-name="T418_1">It</text:span><text:span text:style-name="T418_2"><text:s/></text:span><text:span text:style-name="T418_3">shall</text:span><text:span text:style-name="T418_4"><text:s/></text:span><text:span text:style-name="T418_5">be</text:span><text:span text:style-name="T418_6"><text:s/></text:span><text:span text:style-name="T418_7">the</text:span><text:span text:style-name="T418_8"><text:s/></text:span><text:span text:style-name="T418_9">duty</text:span><text:span text:style-name="T418_10"><text:s/></text:span><text:span text:style-name="T418_11">of</text:span><text:span text:style-name="T418_12"><text:s/></text:span><text:span text:style-name="T418_13">the</text:span><text:span text:style-name="T418_14"><text:s/></text:span><text:span text:style-name="T418_15">scientific</text:span><text:span text:style-name="T418_16"><text:s/></text:span><text:span text:style-name="T418_17">advisors</text:span><text:span text:style-name="T418_18"><text:s/></text:span><text:span text:style-name="T418_19">to</text:span><text:span text:style-name="T418_20">:</text:span></text:p>
      <text:p text:style-name="P419"><text:span text:style-name="T419_1">a</text:span><text:span text:style-name="T419_2">.<text:tab/></text:span><text:span text:style-name="T419_3">Supervise</text:span><text:span text:style-name="T419_4"><text:s/></text:span><text:span text:style-name="T419_5">the</text:span><text:span text:style-name="T419_6"><text:s/></text:span><text:span text:style-name="T419_7">scientific</text:span><text:span text:style-name="T419_8"><text:s/></text:span><text:span text:style-name="T419_9">progress</text:span><text:span text:style-name="T419_10"><text:s/></text:span><text:span text:style-name="T419_11">of</text:span><text:span text:style-name="T419_12"><text:s/></text:span><text:span text:style-name="T419_13">indysci</text:span><text:span text:style-name="T419_14"><text:s/></text:span><text:span text:style-name="T419_15">dot</text:span><text:span text:style-name="T419_16"><text:s/></text:span><text:span text:style-name="T419_17">org</text:span><text:span text:style-name="T419_18"><text:s/></text:span><text:span text:style-name="T419_19">activities</text:span><text:span text:style-name="T419_20"><text:s/></text:span><text:span text:style-name="T419_21">to</text:span><text:span text:style-name="T419_22"><text:s/></text:span><text:span text:style-name="T419_23">ensure</text:span><text:span text:style-name="T419_24"><text:s/></text:span><text:span text:style-name="T419_25">adherence</text:span><text:span text:style-name="T419_26"><text:s/></text:span><text:span text:style-name="T419_27">to</text:span><text:span text:style-name="T419_28"><text:s/></text:span><text:span text:style-name="T419_29">scientific</text:span><text:span text:style-name="T419_30"><text:s/></text:span><text:span text:style-name="T419_31">and</text:span><text:span text:style-name="T419_32"><text:s/></text:span><text:span text:style-name="T419_33">ethical</text:span><text:span text:style-name="T419_34"><text:s/></text:span><text:span text:style-name="T419_35">standards</text:span><text:span text:style-name="T419_36">.</text:span></text:p>
      <text:p text:style-name="P420"><text:span text:style-name="T420_1">b</text:span><text:span text:style-name="T420_2">.<text:tab/></text:span><text:span text:style-name="T420_3">Provide</text:span><text:span text:style-name="T420_4"><text:s/></text:span><text:span text:style-name="T420_5">guidance</text:span><text:span text:style-name="T420_6"><text:s/></text:span><text:span text:style-name="T420_7">regarding</text:span><text:span text:style-name="T420_8"><text:s/></text:span><text:span text:style-name="T420_9">scientific</text:span><text:span text:style-name="T420_10"><text:s/></text:span><text:span text:style-name="T420_11">direction</text:span><text:span text:style-name="T420_12"><text:s/></text:span><text:span text:style-name="T420_13">and</text:span><text:span text:style-name="T420_14"><text:s/></text:span><text:span text:style-name="T420_15">approaches</text:span></text:p>
      <text:p text:style-name="P421"><text:span text:style-name="T421_1">c</text:span><text:span text:style-name="T421_2">.<text:tab/></text:span><text:span text:style-name="T421_3">Provide</text:span><text:span text:style-name="T421_4"><text:s/></text:span><text:span text:style-name="T421_5">critical</text:span><text:span text:style-name="T421_6"><text:s/></text:span><text:span text:style-name="T421_7">analysis</text:span><text:span text:style-name="T421_8"><text:s/></text:span><text:span text:style-name="T421_9">challenging</text:span><text:span text:style-name="T421_10"><text:s/></text:span><text:span text:style-name="T421_11">the</text:span><text:span text:style-name="T421_12"><text:s/></text:span><text:span text:style-name="T421_13">scientific</text:span><text:span text:style-name="T421_14"><text:s/></text:span><text:span text:style-name="T421_15">strategy</text:span><text:span text:style-name="T421_16"><text:s/></text:span><text:span text:style-name="T421_17">of</text:span><text:span text:style-name="T421_18"><text:s/></text:span><text:span text:style-name="T421_19">indysci</text:span><text:span text:style-name="T421_20"><text:s/></text:span><text:span text:style-name="T421_21">activities</text:span></text:p>
      <text:p text:style-name="P422"><text:span text:style-name="T422_1">d</text:span><text:span text:style-name="T422_2">.<text:tab/></text:span><text:span text:style-name="T422_3">Issue</text:span><text:span text:style-name="T422_4"><text:s/></text:span><text:span text:style-name="T422_5">a</text:span><text:span text:style-name="T422_6"><text:s/></text:span><text:span text:style-name="T422_7">recommendation</text:span><text:span text:style-name="T422_8"><text:s/></text:span><text:span text:style-name="T422_9">to</text:span><text:span text:style-name="T422_10"><text:s/></text:span><text:span text:style-name="T422_11">terminate</text:span><text:span text:style-name="T422_12"><text:s/></text:span><text:span text:style-name="T422_13">the</text:span><text:span text:style-name="T422_14"><text:s/></text:span><text:span text:style-name="T422_15">project</text:span><text:span text:style-name="T422_16"><text:s/></text:span><text:span text:style-name="T422_17">to</text:span><text:span text:style-name="T422_18"><text:s/></text:span><text:span text:style-name="T422_19">the</text:span><text:span text:style-name="T422_20"><text:s/></text:span><text:span text:style-name="T422_21">board</text:span><text:span text:style-name="T422_22"><text:s/></text:span><text:span text:style-name="T422_23">of</text:span><text:span text:style-name="T422_24"><text:s/></text:span><text:span text:style-name="T422_25">directors</text:span><text:span text:style-name="T422_26"><text:s/></text:span><text:span text:style-name="T422_27">in</text:span><text:span text:style-name="T422_28"><text:s/></text:span><text:span text:style-name="T422_29">the</text:span><text:span text:style-name="T422_30"><text:s/></text:span><text:span text:style-name="T422_31">case</text:span><text:span text:style-name="T422_32"><text:s/></text:span><text:span text:style-name="T422_33">of</text:span><text:span text:style-name="T422_34"><text:s/></text:span><text:span text:style-name="T422_35">completion</text:span><text:span text:style-name="T422_36"><text:s/></text:span><text:span text:style-name="T422_37">of</text:span><text:span text:style-name="T422_38"><text:s/></text:span><text:span text:style-name="T422_39">project</text:span><text:span text:style-name="T422_40"><text:s/></text:span><text:span text:style-name="T422_41">objectives</text:span><text:span text:style-name="T422_42">,<text:s/></text:span><text:span text:style-name="T422_43">inability</text:span><text:span text:style-name="T422_44"><text:s/></text:span><text:span text:style-name="T422_45">to</text:span><text:span text:style-name="T422_46"><text:s/></text:span><text:span text:style-name="T422_47">complete</text:span><text:span text:style-name="T422_48"><text:s/></text:span><text:span text:style-name="T422_49">the</text:span><text:span text:style-name="T422_50"><text:s/></text:span><text:span text:style-name="T422_51">project</text:span><text:span text:style-name="T422_52"><text:s/></text:span><text:span text:style-name="T422_53">within</text:span><text:span text:style-name="T422_54"><text:s/></text:span><text:span text:style-name="T422_55">the</text:span><text:span text:style-name="T422_56"><text:s/></text:span><text:span text:style-name="T422_57">established</text:span><text:span text:style-name="T422_58"><text:s/></text:span><text:span text:style-name="T422_59">timeframe</text:span><text:span text:style-name="T422_60">,<text:s/></text:span><text:span text:style-name="T422_61">or</text:span><text:span text:style-name="T422_62"><text:s/></text:span><text:span text:style-name="T422_63">a</text:span><text:span text:style-name="T422_64"><text:s/></text:span><text:span text:style-name="T422_65">breach</text:span><text:span text:style-name="T422_66"><text:s/></text:span><text:span text:style-name="T422_67">of</text:span><text:span text:style-name="T422_68"><text:s/></text:span><text:span text:style-name="T422_69">ethical</text:span><text:span text:style-name="T422_70"><text:s/></text:span><text:span text:style-name="T422_71">standards</text:span><text:span text:style-name="T422_72">.</text:span></text:p>
      <text:p text:style-name="P423"><text:span text:style-name="T423_1">e</text:span><text:span text:style-name="T423_2">.<text:tab/></text:span><text:span text:style-name="T423_3">Meet</text:span><text:span text:style-name="T423_4"><text:s/></text:span><text:span text:style-name="T423_5">at</text:span><text:span text:style-name="T423_6"><text:s/></text:span><text:span text:style-name="T423_7">such</text:span><text:span text:style-name="T423_8"><text:s/></text:span><text:span text:style-name="T423_9">times</text:span><text:span text:style-name="T423_10"><text:s/></text:span><text:span text:style-name="T423_11">and</text:span><text:span text:style-name="T423_12"><text:s/></text:span><text:span text:style-name="T423_13">places</text:span><text:span text:style-name="T423_14"><text:s/></text:span><text:span text:style-name="T423_15">as</text:span><text:span text:style-name="T423_16"><text:s/></text:span><text:span text:style-name="T423_17">required</text:span><text:span text:style-name="T423_18"><text:s/></text:span><text:span text:style-name="T423_19">by</text:span><text:span text:style-name="T423_20"><text:s/></text:span><text:span text:style-name="T423_21">these</text:span><text:span text:style-name="T423_22"><text:s/></text:span><text:span text:style-name="T423_23">bylaws</text:span><text:span text:style-name="T423_24">;</text:span></text:p>
      <text:p text:style-name="P424"><text:span text:style-name="T424_1">f</text:span><text:span text:style-name="T424_2">.<text:tab/></text:span><text:span text:style-name="T424_3">Register</text:span><text:span text:style-name="T424_4"><text:s/></text:span><text:span text:style-name="T424_5">their</text:span><text:span text:style-name="T424_6"><text:s/></text:span><text:span text:style-name="T424_7">electronic</text:span><text:span text:style-name="T424_8"><text:s/></text:span><text:span text:style-name="T424_9">addresses</text:span><text:span text:style-name="T424_10"><text:s/></text:span><text:span text:style-name="T424_11">with</text:span><text:span text:style-name="T424_12"><text:s/></text:span><text:span text:style-name="T424_13">the</text:span><text:span text:style-name="T424_14"><text:s/></text:span><text:span text:style-name="T424_15">secretary</text:span><text:span text:style-name="T424_16"><text:s/></text:span><text:span text:style-name="T424_17">of</text:span><text:span text:style-name="T424_18"><text:s/></text:span><text:span text:style-name="T424_19">the</text:span><text:span text:style-name="T424_20"><text:s/></text:span><text:span text:style-name="T424_21">corporation</text:span><text:span text:style-name="T424_22">,<text:s/></text:span><text:span text:style-name="T424_23">and</text:span><text:span text:style-name="T424_24"><text:s/></text:span><text:span text:style-name="T424_25">notices</text:span><text:span text:style-name="T424_26"><text:s text:c="2"/></text:span><text:span text:style-name="T424_27">electronically</text:span><text:span text:style-name="T424_28"><text:s/></text:span><text:span text:style-name="T424_29">transmitted</text:span><text:span text:style-name="T424_30"><text:s/></text:span><text:span text:style-name="T424_31">to</text:span><text:span text:style-name="T424_32"><text:s/></text:span><text:span text:style-name="T424_33">them</text:span><text:span text:style-name="T424_34"><text:s/></text:span><text:span text:style-name="T424_35">at</text:span><text:span text:style-name="T424_36"><text:s/></text:span><text:span text:style-name="T424_37">such</text:span><text:span text:style-name="T424_38"><text:s/></text:span><text:span text:style-name="T424_39">addresses</text:span><text:span text:style-name="T424_40"><text:s/></text:span><text:span text:style-name="T424_41">shall</text:span><text:span text:style-name="T424_42"><text:s/></text:span><text:span text:style-name="T424_43">be</text:span><text:span text:style-name="T424_44"><text:s/></text:span><text:span text:style-name="T424_45">valid</text:span><text:span text:style-name="T424_46"><text:s/></text:span><text:span text:style-name="T424_47">notices</text:span><text:span text:style-name="T424_48"><text:s/></text:span><text:span text:style-name="T424_49">thereof</text:span><text:span text:style-name="T424_50">.</text:span></text:p>
      <text:p text:style-name="P425"/>
      <text:p text:style-name="P426"><text:span text:style-name="T426_1">Section</text:span><text:span text:style-name="T426_2"><text:s/>4.<text:s/></text:span><text:span text:style-name="T426_3">Term</text:span><text:span text:style-name="T426_4"><text:s/></text:span><text:span text:style-name="T426_5">of</text:span><text:span text:style-name="T426_6"><text:s/></text:span><text:span text:style-name="T426_7">Office</text:span></text:p>
      <text:p text:style-name="P427"><text:span text:style-name="T427_1">Each</text:span><text:span text:style-name="T427_2"><text:s/></text:span><text:span text:style-name="T427_3">scientific</text:span><text:span text:style-name="T427_4"><text:s/></text:span><text:span text:style-name="T427_5">advisor</text:span><text:span text:style-name="T427_6"><text:s/></text:span><text:span text:style-name="T427_7">shall</text:span><text:span text:style-name="T427_8"><text:s/></text:span><text:span text:style-name="T427_9">hold</text:span><text:span text:style-name="T427_10"><text:s/></text:span><text:span text:style-name="T427_11">office</text:span><text:span text:style-name="T427_12"><text:s/></text:span><text:span text:style-name="T427_13">for</text:span><text:span text:style-name="T427_14"><text:s/></text:span><text:span text:style-name="T427_15">the</text:span><text:span text:style-name="T427_16"><text:s/></text:span><text:span text:style-name="T427_17">defined</text:span><text:span text:style-name="T427_18"><text:s/></text:span><text:span text:style-name="T427_19">length</text:span><text:span text:style-name="T427_20"><text:s/></text:span><text:span text:style-name="T427_21">of</text:span><text:span text:style-name="T427_22"><text:s/></text:span><text:span text:style-name="T427_23">the</text:span><text:span text:style-name="T427_24"><text:s/></text:span><text:span text:style-name="T427_25">funding</text:span><text:span text:style-name="T427_26"><text:s/></text:span><text:span text:style-name="T427_27">at</text:span><text:span text:style-name="T427_28"><text:s/></text:span><text:span text:style-name="T427_29">the</text:span><text:span text:style-name="T427_30"><text:s/></text:span><text:span text:style-name="T427_31">time</text:span><text:span text:style-name="T427_32"><text:s/></text:span><text:span text:style-name="T427_33">of</text:span><text:span text:style-name="T427_34"><text:s/></text:span><text:span text:style-name="T427_35">the</text:span><text:span text:style-name="T427_36"><text:s/></text:span><text:span text:style-name="T427_37">project</text:span><text:span text:style-name="T427_38"><text:s/></text:span><text:span text:style-name="T427_39">they</text:span><text:span text:style-name="T427_40"><text:s/></text:span><text:span text:style-name="T427_41">supervise</text:span><text:span text:style-name="T427_42">.<text:s text:c="2"/></text:span><text:span text:style-name="T427_43">Should</text:span><text:span text:style-name="T427_44"><text:s/></text:span><text:span text:style-name="T427_45">the</text:span><text:span text:style-name="T427_46"><text:s/></text:span><text:span text:style-name="T427_47">board</text:span><text:span text:style-name="T427_48"><text:s/></text:span><text:span text:style-name="T427_49">decide</text:span><text:span text:style-name="T427_50"><text:s/></text:span><text:span text:style-name="T427_51">to</text:span><text:span text:style-name="T427_52"><text:s/></text:span><text:span text:style-name="T427_53">extend</text:span><text:span text:style-name="T427_54"><text:s/></text:span><text:span text:style-name="T427_55">funding</text:span><text:span text:style-name="T427_56"><text:s/></text:span><text:span text:style-name="T427_57">for</text:span><text:span text:style-name="T427_58"><text:s/></text:span><text:span text:style-name="T427_59">the</text:span><text:span text:style-name="T427_60"><text:s/></text:span><text:span text:style-name="T427_61">project</text:span><text:span text:style-name="T427_62">,<text:s/></text:span><text:span text:style-name="T427_63">the</text:span><text:span text:style-name="T427_64"><text:s/></text:span><text:span text:style-name="T427_65">advisor</text:span><text:span text:style-name="T427_66"><text:s/></text:span><text:span text:style-name="T427_67">may</text:span><text:span text:style-name="T427_68"><text:s/></text:span><text:span text:style-name="T427_69">continue</text:span><text:span text:style-name="T427_70"><text:s/></text:span><text:span text:style-name="T427_71">in</text:span><text:span text:style-name="T427_72"><text:s/></text:span><text:span text:style-name="T427_73">an</text:span><text:span text:style-name="T427_74"><text:s/></text:span><text:span text:style-name="T427_75">advisory</text:span><text:span text:style-name="T427_76"><text:s/></text:span><text:span text:style-name="T427_77">capacity</text:span><text:span text:style-name="T427_78"><text:s/></text:span><text:span text:style-name="T427_79">if</text:span><text:span text:style-name="T427_80"><text:s/></text:span><text:span text:style-name="T427_81">reappointed</text:span><text:span text:style-name="T427_82"><text:s/></text:span><text:span text:style-name="T427_83">by</text:span><text:span text:style-name="T427_84"><text:s/></text:span><text:span text:style-name="T427_85">majority</text:span><text:span text:style-name="T427_86"><text:s/></text:span><text:span text:style-name="T427_87">vote</text:span><text:span text:style-name="T427_88"><text:s/></text:span><text:span text:style-name="T427_89">of</text:span><text:span text:style-name="T427_90"><text:s/></text:span><text:span text:style-name="T427_91">the</text:span><text:span text:style-name="T427_92"><text:s/></text:span><text:span text:style-name="T427_93">board</text:span><text:span text:style-name="T427_94">.</text:span></text:p>
      <text:p text:style-name="P428"/>
      <text:p text:style-name="P429"><text:span text:style-name="T429_1">Section</text:span><text:span text:style-name="T429_2"><text:s/>5.<text:s/></text:span><text:span text:style-name="T429_3">Compensation</text:span></text:p>
      <text:p text:style-name="P430"><text:span text:style-name="T430_1">Scientific</text:span><text:span text:style-name="T430_2"><text:s/></text:span><text:span text:style-name="T430_3">advisors</text:span><text:span text:style-name="T430_4"><text:s/></text:span><text:span text:style-name="T430_5">shall</text:span><text:span text:style-name="T430_6"><text:s/></text:span><text:span text:style-name="T430_7">serve</text:span><text:span text:style-name="T430_8"><text:s/></text:span><text:span text:style-name="T430_9">without</text:span><text:span text:style-name="T430_10"><text:s/></text:span><text:span text:style-name="T430_11">compensation</text:span><text:span text:style-name="T430_12"><text:s/></text:span><text:span text:style-name="T430_13">except</text:span><text:span text:style-name="T430_14"><text:s/></text:span><text:span text:style-name="T430_15">that</text:span><text:span text:style-name="T430_16"><text:s/></text:span><text:span text:style-name="T430_17">a</text:span><text:span text:style-name="T430_18"><text:s/></text:span><text:span text:style-name="T430_19">reasonable</text:span><text:span text:style-name="T430_20"><text:s/></text:span><text:span text:style-name="T430_21">fee</text:span><text:span text:style-name="T430_22"><text:s/></text:span><text:span text:style-name="T430_23">may</text:span><text:span text:style-name="T430_24"><text:s/></text:span><text:span text:style-name="T430_25">be</text:span><text:span text:style-name="T430_26"><text:s/></text:span><text:span text:style-name="T430_27">paid</text:span><text:span text:style-name="T430_28"><text:s/></text:span><text:span text:style-name="T430_29">to</text:span><text:span text:style-name="T430_30"><text:s/></text:span><text:span text:style-name="T430_31">for</text:span><text:span text:style-name="T430_32"><text:s/></text:span><text:span text:style-name="T430_33">attending</text:span><text:span text:style-name="T430_34"><text:s/></text:span><text:span text:style-name="T430_35">regular</text:span><text:span text:style-name="T430_36"><text:s/></text:span><text:span text:style-name="T430_37">and</text:span><text:span text:style-name="T430_38"><text:s/></text:span><text:span text:style-name="T430_39">special</text:span><text:span text:style-name="T430_40"><text:s/></text:span><text:span text:style-name="T430_41">meetings</text:span><text:span text:style-name="T430_42"><text:s/></text:span><text:span text:style-name="T430_43">as</text:span><text:span text:style-name="T430_44"><text:s/></text:span><text:span text:style-name="T430_45">determined</text:span><text:span text:style-name="T430_46"><text:s/></text:span><text:span text:style-name="T430_47">by</text:span><text:span text:style-name="T430_48"><text:s/></text:span><text:span text:style-name="T430_49">the</text:span><text:span text:style-name="T430_50"><text:s/></text:span><text:span text:style-name="T430_51">board</text:span><text:span text:style-name="T430_52">.<text:s/></text:span><text:span text:style-name="T430_53">In</text:span><text:span text:style-name="T430_54"><text:s/></text:span><text:span text:style-name="T430_55">addition</text:span><text:span text:style-name="T430_56">,<text:s/></text:span><text:span text:style-name="T430_57">they</text:span><text:span text:style-name="T430_58"><text:s/></text:span><text:span text:style-name="T430_59">shall</text:span><text:span text:style-name="T430_60"><text:s/></text:span><text:span text:style-name="T430_61">be</text:span><text:span text:style-name="T430_62"><text:s/></text:span><text:span text:style-name="T430_63">allowed</text:span><text:span text:style-name="T430_64"><text:s/></text:span><text:span text:style-name="T430_65">reasonable</text:span><text:span text:style-name="T430_66"><text:s/></text:span><text:span text:style-name="T430_67">advancement</text:span><text:span text:style-name="T430_68"><text:s/></text:span><text:span text:style-name="T430_69">of</text:span><text:span text:style-name="T430_70"><text:s/></text:span><text:span text:style-name="T430_71">expenses</text:span><text:span text:style-name="T430_72"><text:s/></text:span><text:span text:style-name="T430_73">to</text:span><text:span text:style-name="T430_74"><text:s/></text:span><text:span text:style-name="T430_75">be</text:span><text:span text:style-name="T430_76"><text:s/></text:span><text:span text:style-name="T430_77">incurred</text:span><text:span text:style-name="T430_78"><text:s/></text:span><text:span text:style-name="T430_79">in</text:span><text:span text:style-name="T430_80"><text:s/></text:span><text:span text:style-name="T430_81">the</text:span><text:span text:style-name="T430_82"><text:s/></text:span><text:span text:style-name="T430_83">performance</text:span><text:span text:style-name="T430_84"><text:s/></text:span><text:span text:style-name="T430_85">of</text:span><text:span text:style-name="T430_86"><text:s/></text:span><text:span text:style-name="T430_87">their</text:span><text:span text:style-name="T430_88"><text:s/></text:span><text:span text:style-name="T430_89">duties</text:span><text:span text:style-name="T430_90">.<text:s/></text:span><text:span text:style-name="T430_91">Any</text:span><text:span text:style-name="T430_92"><text:s/></text:span><text:span text:style-name="T430_93">payments</text:span><text:span text:style-name="T430_94"><text:s/></text:span><text:span text:style-name="T430_95">to</text:span><text:span text:style-name="T430_96"><text:s/></text:span><text:span text:style-name="T430_97">scientific</text:span><text:span text:style-name="T430_98"><text:s/></text:span><text:span text:style-name="T430_99">advisors</text:span><text:span text:style-name="T430_100"><text:s/></text:span><text:span text:style-name="T430_101">shall</text:span><text:span text:style-name="T430_102"><text:s/></text:span><text:span text:style-name="T430_103">be</text:span><text:span text:style-name="T430_104"><text:s/></text:span><text:span text:style-name="T430_105">approved</text:span><text:span text:style-name="T430_106"><text:s/></text:span><text:span text:style-name="T430_107">in</text:span><text:span text:style-name="T430_108"><text:s/></text:span><text:span text:style-name="T430_109">advance</text:span><text:span text:style-name="T430_110"><text:s/></text:span><text:span text:style-name="T430_111">in</text:span><text:span text:style-name="T430_112"><text:s/></text:span><text:span text:style-name="T430_113">accordance</text:span><text:span text:style-name="T430_114"><text:s/></text:span><text:span text:style-name="T430_115">with</text:span><text:span text:style-name="T430_116"><text:s/></text:span><text:span text:style-name="T430_117">this</text:span><text:span text:style-name="T430_118"><text:s/></text:span><text:span text:style-name="T430_119">corporation</text:span><text:span text:style-name="T430_120">'</text:span><text:span text:style-name="T430_121">s</text:span><text:span text:style-name="T430_122"><text:s/></text:span><text:span text:style-name="T430_123">conflict</text:span><text:span text:style-name="T430_124"><text:s/></text:span><text:span text:style-name="T430_125">of</text:span><text:span text:style-name="T430_126"><text:s/></text:span><text:span text:style-name="T430_127">interest</text:span><text:span text:style-name="T430_128"><text:s/></text:span><text:span text:style-name="T430_129">policy</text:span><text:span text:style-name="T430_130">,<text:s/></text:span><text:span text:style-name="T430_131">as</text:span><text:span text:style-name="T430_132"><text:s/></text:span><text:span text:style-name="T430_133">set</text:span><text:span text:style-name="T430_134"><text:s/></text:span><text:span text:style-name="T430_135">forth</text:span><text:span text:style-name="T430_136"><text:s/></text:span><text:span text:style-name="T430_137">in</text:span><text:span text:style-name="T430_138"><text:s/></text:span><text:span text:style-name="T430_139">Article</text:span><text:span text:style-name="T430_140"><text:s/>9<text:s/></text:span><text:span text:style-name="T430_141">of</text:span><text:span text:style-name="T430_142"><text:s/></text:span><text:span text:style-name="T430_143">these</text:span><text:span text:style-name="T430_144"><text:s/></text:span><text:span text:style-name="T430_145">bylaws</text:span><text:span text:style-name="T430_146">.</text:span></text:p>
      <text:p text:style-name="P431"/>
      <text:p text:style-name="P432"><text:span text:style-name="T432_1">Section</text:span><text:span text:style-name="T432_2"><text:s/>6.<text:s/></text:span><text:span text:style-name="T432_3">Place</text:span><text:span text:style-name="T432_4"><text:s/></text:span><text:span text:style-name="T432_5">of</text:span><text:span text:style-name="T432_6"><text:s/></text:span><text:span text:style-name="T432_7">Meetings</text:span></text:p>
      <text:p text:style-name="P433"><text:span text:style-name="T433_1">Meetings</text:span><text:span text:style-name="T433_2"><text:s/></text:span><text:span text:style-name="T433_3">shall</text:span><text:span text:style-name="T433_4"><text:s/></text:span><text:span text:style-name="T433_5">be</text:span><text:span text:style-name="T433_6"><text:s/></text:span><text:span text:style-name="T433_7">held</text:span><text:span text:style-name="T433_8"><text:s/></text:span><text:span text:style-name="T433_9">via</text:span><text:span text:style-name="T433_10"><text:s/></text:span><text:span text:style-name="T433_11">telepresence</text:span><text:span text:style-name="T433_12"><text:s/></text:span><text:span text:style-name="T433_13">systems</text:span><text:span text:style-name="T433_14"><text:s/></text:span><text:span text:style-name="T433_15">at</text:span><text:span text:style-name="T433_16"><text:s/></text:span><text:span text:style-name="T433_17">a</text:span><text:span text:style-name="T433_18"><text:s/></text:span><text:span text:style-name="T433_19">place</text:span><text:span text:style-name="T433_20"><text:s/></text:span><text:span text:style-name="T433_21">as</text:span><text:span text:style-name="T433_22"><text:s/></text:span><text:span text:style-name="T433_23">designated</text:span><text:span text:style-name="T433_24"><text:s/></text:span><text:span text:style-name="T433_25">from</text:span><text:span text:style-name="T433_26"><text:s/></text:span><text:span text:style-name="T433_27">time</text:span><text:span text:style-name="T433_28"><text:s/></text:span><text:span text:style-name="T433_29">to</text:span><text:span text:style-name="T433_30"><text:s/></text:span><text:span text:style-name="T433_31">time</text:span><text:span text:style-name="T433_32"><text:s/></text:span><text:span text:style-name="T433_33">by</text:span><text:span text:style-name="T433_34"><text:s/></text:span><text:span text:style-name="T433_35">resolution</text:span><text:span text:style-name="T433_36"><text:s/></text:span><text:span text:style-name="T433_37">of</text:span><text:span text:style-name="T433_38"><text:s/></text:span><text:span text:style-name="T433_39">the</text:span><text:span text:style-name="T433_40"><text:s/></text:span><text:span text:style-name="T433_41">board</text:span><text:span text:style-name="T433_42"><text:s/></text:span><text:span text:style-name="T433_43">of</text:span><text:span text:style-name="T433_44"><text:s/></text:span><text:span text:style-name="T433_45">directors</text:span><text:span text:style-name="T433_46">,<text:s/></text:span><text:span text:style-name="T433_47">and</text:span><text:span text:style-name="T433_48"><text:s/></text:span><text:span text:style-name="T433_49">approved</text:span><text:span text:style-name="T433_50"><text:s/></text:span><text:span text:style-name="T433_51">by</text:span><text:span text:style-name="T433_52"><text:s/></text:span><text:span text:style-name="T433_53">the</text:span><text:span text:style-name="T433_54"><text:s/></text:span><text:span text:style-name="T433_55">scientific</text:span><text:span text:style-name="T433_56"><text:s/></text:span><text:span text:style-name="T433_57">advisors</text:span><text:span text:style-name="T433_58">.</text:span></text:p>
      <text:p text:style-name="P434"/>
      <text:p text:style-name="P435"><text:span text:style-name="T435_1">Section</text:span><text:span text:style-name="T435_2"><text:s/>7.<text:s/></text:span><text:span text:style-name="T435_3">Regular</text:span><text:span text:style-name="T435_4"><text:s/></text:span><text:span text:style-name="T435_5">Meetings</text:span></text:p>
      <text:p text:style-name="P436"><text:span text:style-name="T436_1">Regular</text:span><text:span text:style-name="T436_2"><text:s/></text:span><text:span text:style-name="T436_3">meetings</text:span><text:span text:style-name="T436_4"><text:s/></text:span><text:span text:style-name="T436_5">of</text:span><text:span text:style-name="T436_6"><text:s/></text:span><text:span text:style-name="T436_7">scientific</text:span><text:span text:style-name="T436_8"><text:s/></text:span><text:span text:style-name="T436_9">advisors</text:span><text:span text:style-name="T436_10"><text:s/></text:span><text:span text:style-name="T436_11">shall</text:span><text:span text:style-name="T436_12"><text:s/></text:span><text:span text:style-name="T436_13">be</text:span><text:span text:style-name="T436_14"><text:s/></text:span><text:span text:style-name="T436_15">held</text:span><text:span text:style-name="T436_16"><text:s/></text:span><text:span text:style-name="T436_17">at</text:span><text:span text:style-name="T436_18"><text:s/></text:span><text:span text:style-name="T436_19">a</text:span><text:span text:style-name="T436_20"><text:s/></text:span><text:span text:style-name="T436_21">minimum</text:span><text:span text:style-name="T436_22"><text:s/></text:span><text:span text:style-name="T436_23">once</text:span><text:span text:style-name="T436_24"><text:s/></text:span><text:span text:style-name="T436_25">a</text:span><text:span text:style-name="T436_26"><text:s/></text:span><text:span text:style-name="T436_27">year</text:span><text:span text:style-name="T436_28"><text:s/></text:span><text:span text:style-name="T436_29">on</text:span><text:span text:style-name="T436_30"><text:s/></text:span><text:span text:style-name="T436_31">the</text:span><text:span text:style-name="T436_32"><text:s/></text:span><text:span text:style-name="T436_33">third</text:span><text:span text:style-name="T436_34"><text:s/></text:span><text:span text:style-name="T436_35">Wednesday</text:span><text:span text:style-name="T436_36"><text:s/></text:span><text:span text:style-name="T436_37">of</text:span><text:span text:style-name="T436_38"><text:s/></text:span><text:span text:style-name="T436_39">an</text:span><text:span text:style-name="T436_40"><text:s/></text:span><text:span text:style-name="T436_41">odd</text:span><text:span text:style-name="T436_42">-</text:span><text:span text:style-name="T436_43">numbered</text:span><text:span text:style-name="T436_44"><text:s/></text:span><text:span text:style-name="T436_45">month</text:span><text:span text:style-name="T436_46"><text:s/></text:span><text:span text:style-name="T436_47">at</text:span><text:span text:style-name="T436_48"><text:s/>6:00<text:s/></text:span><text:span text:style-name="T436_49">p</text:span><text:span text:style-name="T436_50">.</text:span><text:span text:style-name="T436_51">m</text:span><text:span text:style-name="T436_52">.,<text:s/></text:span><text:span text:style-name="T436_53">Pacific</text:span><text:span text:style-name="T436_54"><text:s/></text:span><text:span text:style-name="T436_55">Time</text:span><text:span text:style-name="T436_56">.<text:s text:c="2"/></text:span><text:span text:style-name="T436_57">These</text:span><text:span text:style-name="T436_58"><text:s/></text:span><text:span text:style-name="T436_59">meetings</text:span><text:span text:style-name="T436_60"><text:s/></text:span><text:span text:style-name="T436_61">shall</text:span><text:span text:style-name="T436_62"><text:s/></text:span><text:span text:style-name="T436_63">be</text:span><text:span text:style-name="T436_64"><text:s/></text:span><text:span text:style-name="T436_65">attended</text:span><text:span text:style-name="T436_66"><text:s/></text:span><text:span text:style-name="T436_67">by</text:span><text:span text:style-name="T436_68"><text:s/></text:span><text:span text:style-name="T436_69">the</text:span><text:span text:style-name="T436_70"><text:s/></text:span><text:span text:style-name="T436_71">president</text:span><text:span text:style-name="T436_72"><text:s/></text:span><text:span text:style-name="T436_73">of</text:span><text:span text:style-name="T436_74"><text:s/></text:span><text:span text:style-name="T436_75">indysci</text:span><text:span text:style-name="T436_76"><text:s/></text:span><text:span text:style-name="T436_77">dot</text:span><text:span text:style-name="T436_78"><text:s/></text:span><text:span text:style-name="T436_79">org</text:span><text:span text:style-name="T436_80">,<text:s/></text:span><text:span text:style-name="T436_81">the</text:span><text:span text:style-name="T436_82"><text:s/></text:span><text:span text:style-name="T436_83">secretary</text:span><text:span text:style-name="T436_84"><text:s/></text:span><text:span text:style-name="T436_85">of</text:span><text:span text:style-name="T436_86"><text:s/></text:span><text:span text:style-name="T436_87">indysci</text:span><text:span text:style-name="T436_88"><text:s/></text:span><text:span text:style-name="T436_89">dot</text:span><text:span text:style-name="T436_90"><text:s/></text:span><text:span text:style-name="T436_91">org</text:span><text:span text:style-name="T436_92">,<text:s/></text:span><text:span text:style-name="T436_93">the</text:span><text:span text:style-name="T436_94"><text:s/></text:span><text:span text:style-name="T436_95">scientific</text:span><text:span text:style-name="T436_96"><text:s/></text:span><text:span text:style-name="T436_97">advisors</text:span><text:span text:style-name="T436_98">,<text:s/></text:span><text:span text:style-name="T436_99">and</text:span><text:span text:style-name="T436_100"><text:s/></text:span><text:span text:style-name="T436_101">the</text:span><text:span text:style-name="T436_102"><text:s/></text:span><text:span text:style-name="T436_103">principal</text:span><text:span text:style-name="T436_104"><text:s/></text:span><text:span text:style-name="T436_105">investigator</text:span><text:span text:style-name="T436_106">(</text:span><text:span text:style-name="T436_107">s</text:span><text:span text:style-name="T436_108">)<text:s/></text:span><text:span text:style-name="T436_109">of</text:span><text:span text:style-name="T436_110"><text:s/></text:span><text:span text:style-name="T436_111">the</text:span><text:span text:style-name="T436_112"><text:s/></text:span><text:span text:style-name="T436_113">projects</text:span><text:span text:style-name="T436_114"><text:s/></text:span><text:span text:style-name="T436_115">being</text:span><text:span text:style-name="T436_116"><text:s/></text:span><text:span text:style-name="T436_117">supervised</text:span><text:span text:style-name="T436_118"><text:s/></text:span><text:span text:style-name="T436_119">by</text:span><text:span text:style-name="T436_120"><text:s/></text:span><text:span text:style-name="T436_121">the</text:span><text:span text:style-name="T436_122"><text:s/></text:span><text:span text:style-name="T436_123">advisory</text:span><text:span text:style-name="T436_124"><text:s/></text:span><text:span text:style-name="T436_125">board</text:span><text:span text:style-name="T436_126">.<text:s text:c="2"/></text:span><text:span text:style-name="T436_127">A</text:span><text:span text:style-name="T436_128"><text:s/></text:span><text:span text:style-name="T436_129">quorum</text:span><text:span text:style-name="T436_130"><text:s/></text:span><text:span text:style-name="T436_131">shall</text:span><text:span text:style-name="T436_132"><text:s/></text:span><text:span text:style-name="T436_133">consist</text:span><text:span text:style-name="T436_134"><text:s/></text:span><text:span text:style-name="T436_135">of</text:span><text:span text:style-name="T436_136"><text:s/></text:span><text:span text:style-name="T436_137">the</text:span><text:span text:style-name="T436_138"><text:s/></text:span><text:span text:style-name="T436_139">president</text:span><text:span text:style-name="T436_140"><text:s/></text:span><text:span text:style-name="T436_141">or</text:span><text:span text:style-name="T436_142"><text:s/></text:span><text:span text:style-name="T436_143">the</text:span><text:span text:style-name="T436_144"><text:s/></text:span><text:span text:style-name="T436_145">secretary</text:span><text:span text:style-name="T436_146">,<text:s/></text:span><text:span text:style-name="T436_147">the</text:span><text:span text:style-name="T436_148"><text:s/></text:span><text:span text:style-name="T436_149">principal</text:span><text:span text:style-name="T436_150"><text:s/></text:span><text:span text:style-name="T436_151">investigator</text:span><text:span text:style-name="T436_152">,<text:s/></text:span><text:span text:style-name="T436_153">and</text:span><text:span text:style-name="T436_154"><text:s/></text:span><text:span text:style-name="T436_155">at</text:span><text:span text:style-name="T436_156"><text:s/></text:span><text:span text:style-name="T436_157">least</text:span><text:span text:style-name="T436_158"><text:s/></text:span><text:span text:style-name="T436_159">one</text:span><text:span text:style-name="T436_160"><text:s/></text:span><text:span text:style-name="T436_161">scientific</text:span><text:span text:style-name="T436_162"><text:s/></text:span><text:span text:style-name="T436_163">advisor</text:span><text:span text:style-name="T436_164">.<text:s text:c="2"/></text:span><text:span text:style-name="T436_165">If</text:span><text:span text:style-name="T436_166"><text:s/></text:span><text:span text:style-name="T436_167">indysci</text:span><text:span text:style-name="T436_168"><text:s/></text:span><text:span text:style-name="T436_169">dot</text:span><text:span text:style-name="T436_170"><text:s/></text:span><text:span text:style-name="T436_171">org</text:span><text:span text:style-name="T436_172"><text:s/></text:span><text:span text:style-name="T436_173">operates</text:span><text:span text:style-name="T436_174"><text:s/></text:span><text:span text:style-name="T436_175">more</text:span><text:span text:style-name="T436_176"><text:s/></text:span><text:span text:style-name="T436_177">than</text:span><text:span text:style-name="T436_178"><text:s/></text:span><text:span text:style-name="T436_179">one</text:span><text:span text:style-name="T436_180"><text:s/></text:span><text:span text:style-name="T436_181">scientific</text:span><text:span text:style-name="T436_182"><text:s/></text:span><text:span text:style-name="T436_183">board</text:span><text:span text:style-name="T436_184">,<text:s/></text:span><text:span text:style-name="T436_185">then</text:span><text:span text:style-name="T436_186"><text:s/></text:span><text:span text:style-name="T436_187">different</text:span><text:span text:style-name="T436_188"><text:s/></text:span><text:span text:style-name="T436_189">meeting</text:span><text:span text:style-name="T436_190"><text:s/></text:span><text:span text:style-name="T436_191">days</text:span><text:span text:style-name="T436_192"><text:s/></text:span><text:span text:style-name="T436_193">or</text:span><text:span text:style-name="T436_194"><text:s/></text:span><text:span text:style-name="T436_195">times</text:span><text:span text:style-name="T436_196"><text:s/></text:span><text:span text:style-name="T436_197">may</text:span><text:span text:style-name="T436_198"><text:s/></text:span><text:span text:style-name="T436_199">be</text:span><text:span text:style-name="T436_200"><text:s/></text:span><text:span text:style-name="T436_201">arranged</text:span><text:span text:style-name="T436_202"><text:s/></text:span><text:span text:style-name="T436_203">so</text:span><text:span text:style-name="T436_204"><text:s/></text:span><text:span text:style-name="T436_205">that</text:span><text:span text:style-name="T436_206"><text:s/></text:span><text:span text:style-name="T436_207">the</text:span><text:span text:style-name="T436_208"><text:s/></text:span><text:span text:style-name="T436_209">president</text:span><text:span text:style-name="T436_210"><text:s/></text:span><text:span text:style-name="T436_211">and</text:span><text:span text:style-name="T436_212"><text:s/></text:span><text:span text:style-name="T436_213">secretary</text:span><text:span text:style-name="T436_214"><text:s/></text:span><text:span text:style-name="T436_215">may</text:span><text:span text:style-name="T436_216"><text:s/></text:span><text:span text:style-name="T436_217">attend</text:span><text:span text:style-name="T436_218"><text:s/></text:span><text:span text:style-name="T436_219">all</text:span><text:span text:style-name="T436_220"><text:s/></text:span><text:span text:style-name="T436_221">scientific</text:span><text:span text:style-name="T436_222"><text:s/></text:span><text:span text:style-name="T436_223">advisory</text:span><text:span text:style-name="T436_224"><text:s/></text:span><text:span text:style-name="T436_225">meetings</text:span><text:span text:style-name="T436_226">.</text:span></text:p>
      <text:p text:style-name="P437"/>
      <text:p text:style-name="P438"><text:span text:style-name="T438_1">Section</text:span><text:span text:style-name="T438_2"><text:s/>8.<text:s/></text:span><text:span text:style-name="T438_3">Special</text:span><text:span text:style-name="T438_4"><text:s/></text:span><text:span text:style-name="T438_5">Meetings</text:span></text:p>
      <text:p text:style-name="P439"><text:span text:style-name="T439_1">Special</text:span><text:span text:style-name="T439_2"><text:s/></text:span><text:span text:style-name="T439_3">meetings</text:span><text:span text:style-name="T439_4"><text:s/></text:span><text:span text:style-name="T439_5">of</text:span><text:span text:style-name="T439_6"><text:s/></text:span><text:span text:style-name="T439_7">the</text:span><text:span text:style-name="T439_8"><text:s/></text:span><text:span text:style-name="T439_9">scientific</text:span><text:span text:style-name="T439_10"><text:s/></text:span><text:span text:style-name="T439_11">advisors</text:span><text:span text:style-name="T439_12"><text:s/></text:span><text:span text:style-name="T439_13">may</text:span><text:span text:style-name="T439_14"><text:s/></text:span><text:span text:style-name="T439_15">be</text:span><text:span text:style-name="T439_16"><text:s/></text:span><text:span text:style-name="T439_17">called</text:span><text:span text:style-name="T439_18"><text:s/></text:span><text:span text:style-name="T439_19">by</text:span><text:span text:style-name="T439_20"><text:s/></text:span><text:span text:style-name="T439_21">the</text:span><text:span text:style-name="T439_22"><text:s/></text:span><text:span text:style-name="T439_23">president</text:span><text:span text:style-name="T439_24"><text:s/></text:span><text:span text:style-name="T439_25">of</text:span><text:span text:style-name="T439_26"><text:s/></text:span><text:span text:style-name="T439_27">indysci</text:span><text:span text:style-name="T439_28"><text:s/></text:span><text:span text:style-name="T439_29">dot</text:span><text:span text:style-name="T439_30"><text:s/></text:span><text:span text:style-name="T439_31">org</text:span><text:span text:style-name="T439_32">,<text:s/></text:span><text:span text:style-name="T439_33">the</text:span><text:span text:style-name="T439_34"><text:s/></text:span><text:span text:style-name="T439_35">principal</text:span><text:span text:style-name="T439_36"><text:s/></text:span><text:span text:style-name="T439_37">investigator</text:span><text:span text:style-name="T439_38">(</text:span><text:span text:style-name="T439_39">s</text:span><text:span text:style-name="T439_40">)<text:s/></text:span><text:span text:style-name="T439_41">of</text:span><text:span text:style-name="T439_42"><text:s/></text:span><text:span text:style-name="T439_43">the</text:span><text:span text:style-name="T439_44"><text:s/></text:span><text:span text:style-name="T439_45">projects</text:span><text:span text:style-name="T439_46"><text:s/></text:span><text:span text:style-name="T439_47">being</text:span><text:span text:style-name="T439_48"><text:s/></text:span><text:span text:style-name="T439_49">supervised</text:span><text:span text:style-name="T439_50">,<text:s/></text:span><text:span text:style-name="T439_51">by</text:span><text:span text:style-name="T439_52"><text:s/></text:span><text:span text:style-name="T439_53">any</text:span><text:span text:style-name="T439_54"><text:s/></text:span><text:span text:style-name="T439_55">two</text:span><text:span text:style-name="T439_56"><text:s/></text:span><text:span text:style-name="T439_57">directors</text:span><text:span text:style-name="T439_58">,<text:s/></text:span><text:span text:style-name="T439_59">or</text:span><text:span text:style-name="T439_60"><text:s/></text:span><text:span text:style-name="T439_61">by</text:span><text:span text:style-name="T439_62"><text:s/></text:span><text:span text:style-name="T439_63">any</text:span><text:span text:style-name="T439_64"><text:s/></text:span><text:span text:style-name="T439_65">two</text:span><text:span text:style-name="T439_66"><text:s/></text:span><text:span text:style-name="T439_67">scientific</text:span><text:span text:style-name="T439_68"><text:s/></text:span><text:span text:style-name="T439_69">advisors</text:span><text:span text:style-name="T439_70">.<text:s/></text:span><text:span text:style-name="T439_71">By</text:span><text:span text:style-name="T439_72"><text:s/></text:span><text:span text:style-name="T439_73">approval</text:span><text:span text:style-name="T439_74"><text:s/></text:span><text:span text:style-name="T439_75">of</text:span><text:span text:style-name="T439_76"><text:s/></text:span><text:span text:style-name="T439_77">the</text:span><text:span text:style-name="T439_78"><text:s/></text:span><text:span text:style-name="T439_79">board</text:span><text:span text:style-name="T439_80">,<text:s/></text:span><text:span text:style-name="T439_81">or</text:span><text:span text:style-name="T439_82"><text:s/></text:span><text:span text:style-name="T439_83">unanimous</text:span><text:span text:style-name="T439_84"><text:s/></text:span><text:span text:style-name="T439_85">consent</text:span><text:span text:style-name="T439_86"><text:s/></text:span><text:span text:style-name="T439_87">of</text:span><text:span text:style-name="T439_88"><text:s/></text:span><text:span text:style-name="T439_89">the</text:span><text:span text:style-name="T439_90"><text:s/></text:span><text:span text:style-name="T439_91">attendees</text:span><text:span text:style-name="T439_92">,<text:s/></text:span><text:span text:style-name="T439_93">such</text:span><text:span text:style-name="T439_94"><text:s/></text:span><text:span text:style-name="T439_95">meetings</text:span><text:span text:style-name="T439_96"><text:s/></text:span><text:span text:style-name="T439_97">shall</text:span><text:span text:style-name="T439_98"><text:s/></text:span><text:span text:style-name="T439_99">be</text:span><text:span text:style-name="T439_100"><text:s/></text:span><text:span text:style-name="T439_101">held</text:span><text:span text:style-name="T439_102"><text:s/></text:span><text:span text:style-name="T439_103">at</text:span><text:span text:style-name="T439_104"><text:s/></text:span><text:span text:style-name="T439_105">the</text:span><text:span text:style-name="T439_106"><text:s/></text:span><text:span text:style-name="T439_107">place</text:span><text:span text:style-name="T439_108"><text:s/></text:span><text:span text:style-name="T439_109">designated</text:span><text:span text:style-name="T439_110"><text:s/></text:span><text:span text:style-name="T439_111">by</text:span><text:span text:style-name="T439_112"><text:s/></text:span><text:span text:style-name="T439_113">the</text:span><text:span text:style-name="T439_114"><text:s/></text:span><text:span text:style-name="T439_115">person</text:span><text:span text:style-name="T439_116"><text:s/></text:span><text:span text:style-name="T439_117">or</text:span><text:span text:style-name="T439_118"><text:s/></text:span><text:span text:style-name="T439_119">persons</text:span><text:span text:style-name="T439_120"><text:s/></text:span><text:span text:style-name="T439_121">calling</text:span><text:span text:style-name="T439_122"><text:s/></text:span><text:span text:style-name="T439_123">the</text:span><text:span text:style-name="T439_124"><text:s/></text:span><text:span text:style-name="T439_125">special</text:span><text:span text:style-name="T439_126"><text:s/></text:span><text:span text:style-name="T439_127">meeting</text:span><text:span text:style-name="T439_128">.</text:span></text:p>
      <text:p text:style-name="P440"/>
      <text:p text:style-name="P441"><text:span text:style-name="T441_1">Section</text:span><text:span text:style-name="T441_2"><text:s/>9.<text:s/></text:span><text:span text:style-name="T441_3">Notice</text:span><text:span text:style-name="T441_4"><text:s/></text:span><text:span text:style-name="T441_5">of</text:span><text:span text:style-name="T441_6"><text:s/></text:span><text:span text:style-name="T441_7">Meetings</text:span></text:p>
      <text:p text:style-name="P442"><text:span text:style-name="T442_1">Unless</text:span><text:span text:style-name="T442_2"><text:s/></text:span><text:span text:style-name="T442_3">otherwise</text:span><text:span text:style-name="T442_4"><text:s/></text:span><text:span text:style-name="T442_5">provided</text:span><text:span text:style-name="T442_6"><text:s/></text:span><text:span text:style-name="T442_7">by</text:span><text:span text:style-name="T442_8"><text:s/></text:span><text:span text:style-name="T442_9">the</text:span><text:span text:style-name="T442_10"><text:s/></text:span><text:span text:style-name="T442_11">articles</text:span><text:span text:style-name="T442_12"><text:s/></text:span><text:span text:style-name="T442_13">of</text:span><text:span text:style-name="T442_14"><text:s/></text:span><text:span text:style-name="T442_15">incorporation</text:span><text:span text:style-name="T442_16">,<text:s/></text:span><text:span text:style-name="T442_17">these</text:span><text:span text:style-name="T442_18"><text:s/></text:span><text:span text:style-name="T442_19">bylaws</text:span><text:span text:style-name="T442_20">,<text:s/></text:span><text:span text:style-name="T442_21">or</text:span><text:span text:style-name="T442_22"><text:s/></text:span><text:span text:style-name="T442_23">provisions</text:span><text:span text:style-name="T442_24"><text:s/></text:span><text:span text:style-name="T442_25">of</text:span><text:span text:style-name="T442_26"><text:s/></text:span><text:span text:style-name="T442_27">law</text:span><text:span text:style-name="T442_28">,<text:s/></text:span><text:span text:style-name="T442_29">the</text:span><text:span text:style-name="T442_30"><text:s/></text:span><text:span text:style-name="T442_31">following</text:span><text:span text:style-name="T442_32"><text:s/></text:span><text:span text:style-name="T442_33">provisions</text:span><text:span text:style-name="T442_34"><text:s/></text:span><text:span text:style-name="T442_35">shall</text:span><text:span text:style-name="T442_36"><text:s/></text:span><text:span text:style-name="T442_37">govern</text:span><text:span text:style-name="T442_38"><text:s/></text:span><text:span text:style-name="T442_39">the</text:span><text:span text:style-name="T442_40"><text:s/></text:span><text:span text:style-name="T442_41">giving</text:span><text:span text:style-name="T442_42"><text:s/></text:span><text:span text:style-name="T442_43">of</text:span><text:span text:style-name="T442_44"><text:s/></text:span><text:span text:style-name="T442_45">notice</text:span><text:span text:style-name="T442_46"><text:s/></text:span><text:span text:style-name="T442_47">for</text:span><text:span text:style-name="T442_48"><text:s/></text:span><text:span text:style-name="T442_49">meetings</text:span><text:span text:style-name="T442_50"><text:s/></text:span><text:span text:style-name="T442_51">with</text:span><text:span text:style-name="T442_52"><text:s/></text:span><text:span text:style-name="T442_53">scientific</text:span><text:span text:style-name="T442_54"><text:s/></text:span><text:span text:style-name="T442_55">advisors</text:span><text:span text:style-name="T442_56">:</text:span></text:p>
      <text:p text:style-name="P443"><text:span text:style-name="T443_1">a</text:span><text:span text:style-name="T443_2">.<text:tab/></text:span><text:span text:style-name="T443_3">Regular</text:span><text:span text:style-name="T443_4"><text:s/></text:span><text:span text:style-name="T443_5">Meetings</text:span><text:span text:style-name="T443_6">.</text:span><text:span text:style-name="T443_7"><text:s/></text:span><text:span text:style-name="T443_8">No</text:span><text:span text:style-name="T443_9"><text:s/></text:span><text:span text:style-name="T443_10">notice</text:span><text:span text:style-name="T443_11"><text:s/></text:span><text:span text:style-name="T443_12">need</text:span><text:span text:style-name="T443_13"><text:s/></text:span><text:span text:style-name="T443_14">be</text:span><text:span text:style-name="T443_15"><text:s/></text:span><text:span text:style-name="T443_16">given</text:span><text:span text:style-name="T443_17"><text:s/></text:span><text:span text:style-name="T443_18">of</text:span><text:span text:style-name="T443_19"><text:s/></text:span><text:span text:style-name="T443_20">any</text:span><text:span text:style-name="T443_21"><text:s/></text:span><text:span text:style-name="T443_22">regular</text:span><text:span text:style-name="T443_23"><text:s/></text:span><text:span text:style-name="T443_24">meeting</text:span><text:span text:style-name="T443_25"><text:s/></text:span><text:span text:style-name="T443_26">of</text:span><text:span text:style-name="T443_27"><text:s/></text:span><text:span text:style-name="T443_28">scientific</text:span><text:span text:style-name="T443_29"><text:s/></text:span><text:span text:style-name="T443_30">advisors</text:span><text:span text:style-name="T443_31">.</text:span></text:p>
      <text:p text:style-name="P444"><text:span text:style-name="T444_1">b</text:span><text:span text:style-name="T444_2">.<text:tab/></text:span><text:span text:style-name="T444_3">Special</text:span><text:span text:style-name="T444_4"><text:s/></text:span><text:span text:style-name="T444_5">Meetings</text:span><text:span text:style-name="T444_6">.</text:span><text:span text:style-name="T444_7"><text:s/></text:span><text:span text:style-name="T444_8">At</text:span><text:span text:style-name="T444_9"><text:s/></text:span><text:span text:style-name="T444_10">least</text:span><text:span text:style-name="T444_11"><text:s/></text:span><text:span text:style-name="T444_12">two</text:span><text:span text:style-name="T444_13"><text:s/></text:span><text:span text:style-name="T444_14">weeks</text:span><text:span text:style-name="T444_15"><text:s/></text:span><text:span text:style-name="T444_16">prior</text:span><text:span text:style-name="T444_17"><text:s/></text:span><text:span text:style-name="T444_18">notice</text:span><text:span text:style-name="T444_19"><text:s/></text:span><text:span text:style-name="T444_20">shall</text:span><text:span text:style-name="T444_21"><text:s/></text:span><text:span text:style-name="T444_22">be</text:span><text:span text:style-name="T444_23"><text:s/></text:span><text:span text:style-name="T444_24">given</text:span><text:span text:style-name="T444_25"><text:s/></text:span><text:span text:style-name="T444_26">by</text:span><text:span text:style-name="T444_27"><text:s/></text:span><text:span text:style-name="T444_28">the</text:span><text:span text:style-name="T444_29"><text:s/></text:span><text:span text:style-name="T444_30">secretary</text:span><text:span text:style-name="T444_31"><text:s/></text:span><text:span text:style-name="T444_32">or</text:span><text:span text:style-name="T444_33"><text:s/></text:span><text:span text:style-name="T444_34">president</text:span><text:span text:style-name="T444_35"><text:s/></text:span><text:span text:style-name="T444_36">of</text:span><text:span text:style-name="T444_37"><text:s/></text:span><text:span text:style-name="T444_38">the</text:span><text:span text:style-name="T444_39"><text:s/></text:span><text:span text:style-name="T444_40">corporation</text:span><text:span text:style-name="T444_41"><text:s/></text:span><text:span text:style-name="T444_42">to</text:span><text:span text:style-name="T444_43"><text:s/></text:span><text:span text:style-name="T444_44">each</text:span><text:span text:style-name="T444_45"><text:s/></text:span><text:span text:style-name="T444_46">board</text:span><text:span text:style-name="T444_47"><text:s/></text:span><text:span text:style-name="T444_48">member</text:span><text:span text:style-name="T444_49">.<text:s/></text:span><text:span text:style-name="T444_50">Such</text:span><text:span text:style-name="T444_51"><text:s/></text:span><text:span text:style-name="T444_52">notice</text:span><text:span text:style-name="T444_53"><text:s/></text:span><text:span text:style-name="T444_54">must</text:span><text:span text:style-name="T444_55"><text:s/></text:span><text:span text:style-name="T444_56">be</text:span><text:span text:style-name="T444_57"><text:s/></text:span><text:span text:style-name="T444_58">electronically</text:span><text:span text:style-name="T444_59"><text:s/></text:span><text:span text:style-name="T444_60">transmitted</text:span><text:span text:style-name="T444_61"><text:s/></text:span><text:span text:style-name="T444_62">and</text:span><text:span text:style-name="T444_63"><text:s/></text:span><text:span text:style-name="T444_64">available</text:span><text:span text:style-name="T444_65"><text:s/></text:span><text:span text:style-name="T444_66">for</text:span><text:span text:style-name="T444_67"><text:s/></text:span><text:span text:style-name="T444_68">public</text:span><text:span text:style-name="T444_69"><text:s/></text:span><text:span text:style-name="T444_70">access</text:span><text:span text:style-name="T444_71"><text:s/></text:span><text:span text:style-name="T444_72">on</text:span><text:span text:style-name="T444_73"><text:s/></text:span><text:span text:style-name="T444_74">the</text:span><text:span text:style-name="T444_75"><text:s/></text:span><text:span text:style-name="T444_76">indysci</text:span><text:span text:style-name="T444_77"><text:s/></text:span><text:span text:style-name="T444_78">website</text:span><text:span text:style-name="T444_79">.<text:s text:c="2"/></text:span><text:span text:style-name="T444_80">Such</text:span><text:span text:style-name="T444_81"><text:s/></text:span><text:span text:style-name="T444_82">notice</text:span><text:span text:style-name="T444_83"><text:s/></text:span><text:span text:style-name="T444_84">shall</text:span><text:span text:style-name="T444_85"><text:s/></text:span><text:span text:style-name="T444_86">state</text:span><text:span text:style-name="T444_87"><text:s/></text:span><text:span text:style-name="T444_88">the</text:span><text:span text:style-name="T444_89"><text:s/></text:span><text:span text:style-name="T444_90">place</text:span><text:span text:style-name="T444_91">,<text:s/></text:span><text:span text:style-name="T444_92">date</text:span><text:span text:style-name="T444_93">,<text:s/></text:span><text:span text:style-name="T444_94">and</text:span><text:span text:style-name="T444_95"><text:s/></text:span><text:span text:style-name="T444_96">time</text:span><text:span text:style-name="T444_97"><text:s/></text:span><text:span text:style-name="T444_98">of</text:span><text:span text:style-name="T444_99"><text:s/></text:span><text:span text:style-name="T444_100">the</text:span><text:span text:style-name="T444_101"><text:s/></text:span><text:span text:style-name="T444_102">meeting</text:span><text:span text:style-name="T444_103"><text:s/></text:span><text:span text:style-name="T444_104">and</text:span><text:span text:style-name="T444_105"><text:s/></text:span><text:span text:style-name="T444_106">the</text:span><text:span text:style-name="T444_107"><text:s/></text:span><text:span text:style-name="T444_108">matters</text:span><text:span text:style-name="T444_109"><text:s/></text:span><text:span text:style-name="T444_110">proposed</text:span><text:span text:style-name="T444_111"><text:s/></text:span><text:span text:style-name="T444_112">to</text:span><text:span text:style-name="T444_113"><text:s/></text:span><text:span text:style-name="T444_114">be</text:span><text:span text:style-name="T444_115"><text:s/></text:span><text:span text:style-name="T444_116">acted</text:span><text:span text:style-name="T444_117"><text:s/></text:span><text:span text:style-name="T444_118">upon</text:span><text:span text:style-name="T444_119"><text:s/></text:span><text:span text:style-name="T444_120">at</text:span><text:span text:style-name="T444_121"><text:s/></text:span><text:span text:style-name="T444_122">the</text:span><text:span text:style-name="T444_123"><text:s/></text:span><text:span text:style-name="T444_124">meeting</text:span><text:span text:style-name="T444_125">.</text:span></text:p>
      <text:p text:style-name="P445"/>
      <text:p text:style-name="P446"><text:span text:style-name="T446_1">Section</text:span><text:span text:style-name="T446_2"><text:s/>10.<text:s/></text:span><text:span text:style-name="T446_3">Conduct</text:span><text:span text:style-name="T446_4"><text:s/></text:span><text:span text:style-name="T446_5">of</text:span><text:span text:style-name="T446_6"><text:s/></text:span><text:span text:style-name="T446_7">Meetings</text:span></text:p>
      <text:p text:style-name="P447"><text:span text:style-name="T447_1">Meetings</text:span><text:span text:style-name="T447_2"><text:s/></text:span><text:span text:style-name="T447_3">of</text:span><text:span text:style-name="T447_4"><text:s/></text:span><text:span text:style-name="T447_5">scientific</text:span><text:span text:style-name="T447_6"><text:s/></text:span><text:span text:style-name="T447_7">advisors</text:span><text:span text:style-name="T447_8"><text:s/></text:span><text:span text:style-name="T447_9">shall</text:span><text:span text:style-name="T447_10"><text:s/></text:span><text:span text:style-name="T447_11">be</text:span><text:span text:style-name="T447_12"><text:s/></text:span><text:span text:style-name="T447_13">presided</text:span><text:span text:style-name="T447_14"><text:s/></text:span><text:span text:style-name="T447_15">over</text:span><text:span text:style-name="T447_16"><text:s/></text:span><text:span text:style-name="T447_17">by</text:span><text:span text:style-name="T447_18"><text:s/></text:span><text:span text:style-name="T447_19">the</text:span><text:span text:style-name="T447_20"><text:s/></text:span><text:span text:style-name="T447_21">president</text:span><text:span text:style-name="T447_22"><text:s/></text:span><text:span text:style-name="T447_23">of</text:span><text:span text:style-name="T447_24"><text:s/></text:span><text:span text:style-name="T447_25">indysci</text:span><text:span text:style-name="T447_26">,<text:s/></text:span><text:span text:style-name="T447_27">or</text:span><text:span text:style-name="T447_28"><text:s/></text:span><text:span text:style-name="T447_29">in</text:span><text:span text:style-name="T447_30"><text:s/></text:span><text:span text:style-name="T447_31">his</text:span><text:span text:style-name="T447_32"><text:s/></text:span><text:span text:style-name="T447_33">or</text:span><text:span text:style-name="T447_34"><text:s/></text:span><text:span text:style-name="T447_35">her</text:span><text:span text:style-name="T447_36"><text:s/></text:span><text:span text:style-name="T447_37">absence</text:span><text:span text:style-name="T447_38">,<text:s/></text:span><text:span text:style-name="T447_39">by</text:span><text:span text:style-name="T447_40"><text:s/></text:span><text:span text:style-name="T447_41">a</text:span><text:span text:style-name="T447_42"><text:s/></text:span><text:span text:style-name="T447_43">chairperson</text:span><text:span text:style-name="T447_44"><text:s/></text:span><text:span text:style-name="T447_45">chosen</text:span><text:span text:style-name="T447_46"><text:s/></text:span><text:span text:style-name="T447_47">by</text:span><text:span text:style-name="T447_48"><text:s/></text:span><text:span text:style-name="T447_49">a</text:span><text:span text:style-name="T447_50"><text:s/></text:span><text:span text:style-name="T447_51">majority</text:span><text:span text:style-name="T447_52"><text:s/></text:span><text:span text:style-name="T447_53">of</text:span><text:span text:style-name="T447_54"><text:s/></text:span><text:span text:style-name="T447_55">the</text:span><text:span text:style-name="T447_56"><text:s/></text:span><text:span text:style-name="T447_57">attendees</text:span><text:span text:style-name="T447_58"><text:s/></text:span><text:span text:style-name="T447_59">of</text:span><text:span text:style-name="T447_60"><text:s/></text:span><text:span text:style-name="T447_61">the</text:span><text:span text:style-name="T447_62"><text:s/></text:span><text:span text:style-name="T447_63">meeting</text:span><text:span text:style-name="T447_64">.<text:s/></text:span><text:span text:style-name="T447_65">The</text:span><text:span text:style-name="T447_66"><text:s/></text:span><text:span text:style-name="T447_67">secretary</text:span><text:span text:style-name="T447_68"><text:s/></text:span><text:span text:style-name="T447_69">of</text:span><text:span text:style-name="T447_70"><text:s/></text:span><text:span text:style-name="T447_71">the</text:span><text:span text:style-name="T447_72"><text:s/></text:span><text:span text:style-name="T447_73">corporation</text:span><text:span text:style-name="T447_74"><text:s/></text:span><text:span text:style-name="T447_75">shall</text:span><text:span text:style-name="T447_76"><text:s/></text:span><text:span text:style-name="T447_77">act</text:span><text:span text:style-name="T447_78"><text:s/></text:span><text:span text:style-name="T447_79">as</text:span><text:span text:style-name="T447_80"><text:s/></text:span><text:span text:style-name="T447_81">secretary</text:span><text:span text:style-name="T447_82"><text:s/></text:span><text:span text:style-name="T447_83">of</text:span><text:span text:style-name="T447_84"><text:s/></text:span><text:span text:style-name="T447_85">all</text:span><text:span text:style-name="T447_86"><text:s/></text:span><text:span text:style-name="T447_87">meetings</text:span><text:span text:style-name="T447_88">,<text:s/></text:span><text:span text:style-name="T447_89">provided</text:span><text:span text:style-name="T447_90"><text:s/></text:span><text:span text:style-name="T447_91">that</text:span><text:span text:style-name="T447_92">,<text:s/></text:span><text:span text:style-name="T447_93">in</text:span><text:span text:style-name="T447_94"><text:s/></text:span><text:span text:style-name="T447_95">his</text:span><text:span text:style-name="T447_96"><text:s/></text:span><text:span text:style-name="T447_97">or</text:span><text:span text:style-name="T447_98"><text:s/></text:span><text:span text:style-name="T447_99">her</text:span><text:span text:style-name="T447_100"><text:s/></text:span><text:span text:style-name="T447_101">absence</text:span><text:span text:style-name="T447_102">,<text:s/></text:span><text:span text:style-name="T447_103">the</text:span><text:span text:style-name="T447_104"><text:s/></text:span><text:span text:style-name="T447_105">presiding</text:span><text:span text:style-name="T447_106"><text:s/></text:span><text:span text:style-name="T447_107">officer</text:span><text:span text:style-name="T447_108"><text:s/></text:span><text:span text:style-name="T447_109">shall</text:span><text:span text:style-name="T447_110"><text:s/></text:span><text:span text:style-name="T447_111">appoint</text:span><text:span text:style-name="T447_112"><text:s/></text:span><text:span text:style-name="T447_113">another</text:span><text:span text:style-name="T447_114"><text:s/></text:span><text:span text:style-name="T447_115">person</text:span><text:span text:style-name="T447_116"><text:s/></text:span><text:span text:style-name="T447_117">to</text:span><text:span text:style-name="T447_118"><text:s/></text:span><text:span text:style-name="T447_119">act</text:span><text:span text:style-name="T447_120"><text:s/></text:span><text:span text:style-name="T447_121">as</text:span><text:span text:style-name="T447_122"><text:s/></text:span><text:span text:style-name="T447_123">secretary</text:span><text:span text:style-name="T447_124"><text:s/></text:span><text:span text:style-name="T447_125">of</text:span><text:span text:style-name="T447_126"><text:s/></text:span><text:span text:style-name="T447_127">the</text:span><text:span text:style-name="T447_128"><text:s/></text:span><text:span text:style-name="T447_129">meeting</text:span><text:span text:style-name="T447_130">.</text:span></text:p>
      <text:p text:style-name="P448"/>
      <text:p text:style-name="P449"><text:span text:style-name="T449_1">Meetings</text:span><text:span text:style-name="T449_2"><text:s/></text:span><text:span text:style-name="T449_3">shall</text:span><text:span text:style-name="T449_4"><text:s/></text:span><text:span text:style-name="T449_5">be</text:span><text:span text:style-name="T449_6"><text:s/></text:span><text:span text:style-name="T449_7">governed</text:span><text:span text:style-name="T449_8"><text:s/></text:span><text:span text:style-name="T449_9">by</text:span><text:span text:style-name="T449_10"><text:s/></text:span><text:span text:style-name="T449_11">such</text:span><text:span text:style-name="T449_12"><text:s/></text:span><text:span text:style-name="T449_13">procedures</text:span><text:span text:style-name="T449_14"><text:s/></text:span><text:span text:style-name="T449_15">as</text:span><text:span text:style-name="T449_16"><text:s/></text:span><text:span text:style-name="T449_17">may</text:span><text:span text:style-name="T449_18"><text:s/></text:span><text:span text:style-name="T449_19">be</text:span><text:span text:style-name="T449_20"><text:s/></text:span><text:span text:style-name="T449_21">approved</text:span><text:span text:style-name="T449_22"><text:s/></text:span><text:span text:style-name="T449_23">from</text:span><text:span text:style-name="T449_24"><text:s/></text:span><text:span text:style-name="T449_25">time</text:span><text:span text:style-name="T449_26"><text:s/></text:span><text:span text:style-name="T449_27">to</text:span><text:span text:style-name="T449_28"><text:s/></text:span><text:span text:style-name="T449_29">time</text:span><text:span text:style-name="T449_30"><text:s/></text:span><text:span text:style-name="T449_31">by</text:span><text:span text:style-name="T449_32"><text:s/></text:span><text:span text:style-name="T449_33">the</text:span><text:span text:style-name="T449_34"><text:s/></text:span><text:span text:style-name="T449_35">scientific</text:span><text:span text:style-name="T449_36"><text:s/></text:span><text:span text:style-name="T449_37">advisory</text:span><text:span text:style-name="T449_38"><text:s/></text:span><text:span text:style-name="T449_39">board</text:span><text:span text:style-name="T449_40">,<text:s/></text:span><text:span text:style-name="T449_41">insofar</text:span><text:span text:style-name="T449_42"><text:s/></text:span><text:span text:style-name="T449_43">as</text:span><text:span text:style-name="T449_44"><text:s/></text:span><text:span text:style-name="T449_45">such</text:span><text:span text:style-name="T449_46"><text:s/></text:span><text:span text:style-name="T449_47">rules</text:span><text:span text:style-name="T449_48"><text:s/></text:span><text:span text:style-name="T449_49">are</text:span><text:span text:style-name="T449_50"><text:s/></text:span><text:span text:style-name="T449_51">not</text:span><text:span text:style-name="T449_52"><text:s/></text:span><text:span text:style-name="T449_53">inconsistent</text:span><text:span text:style-name="T449_54"><text:s/></text:span><text:span text:style-name="T449_55">with</text:span><text:span text:style-name="T449_56"><text:s/></text:span><text:span text:style-name="T449_57">or</text:span><text:span text:style-name="T449_58"><text:s/></text:span><text:span text:style-name="T449_59">in</text:span><text:span text:style-name="T449_60"><text:s/></text:span><text:span text:style-name="T449_61">conflict</text:span><text:span text:style-name="T449_62"><text:s/></text:span><text:span text:style-name="T449_63">with</text:span><text:span text:style-name="T449_64"><text:s/></text:span><text:span text:style-name="T449_65">the</text:span><text:span text:style-name="T449_66"><text:s/></text:span><text:span text:style-name="T449_67">articles</text:span><text:span text:style-name="T449_68"><text:s/></text:span><text:span text:style-name="T449_69">of</text:span><text:span text:style-name="T449_70"><text:s/></text:span><text:span text:style-name="T449_71">incorporation</text:span><text:span text:style-name="T449_72">,<text:s/></text:span><text:span text:style-name="T449_73">these</text:span><text:span text:style-name="T449_74"><text:s/></text:span><text:span text:style-name="T449_75">bylaws</text:span><text:span text:style-name="T449_76">,<text:s/></text:span><text:span text:style-name="T449_77">or</text:span><text:span text:style-name="T449_78"><text:s/></text:span><text:span text:style-name="T449_79">with</text:span><text:span text:style-name="T449_80"><text:s/></text:span><text:span text:style-name="T449_81">provisions</text:span><text:span text:style-name="T449_82"><text:s/></text:span><text:span text:style-name="T449_83">of</text:span><text:span text:style-name="T449_84"><text:s/></text:span><text:span text:style-name="T449_85">law</text:span><text:span text:style-name="T449_86">.</text:span></text:p>
      <text:p text:style-name="P450"/>
      <text:p text:style-name="P451"><text:span text:style-name="T451_1">Meetings</text:span><text:span text:style-name="T451_2"><text:s/></text:span><text:span text:style-name="T451_3">must</text:span><text:span text:style-name="T451_4"><text:s/></text:span><text:span text:style-name="T451_5">include</text:span><text:span text:style-name="T451_6"><text:s/></text:span><text:span text:style-name="T451_7">a</text:span><text:span text:style-name="T451_8"><text:s/></text:span><text:span text:style-name="T451_9">project</text:span><text:span text:style-name="T451_10"><text:s/></text:span><text:span text:style-name="T451_11">update</text:span><text:span text:style-name="T451_12">,<text:s/></text:span><text:span text:style-name="T451_13">a</text:span><text:span text:style-name="T451_14"><text:s/></text:span><text:span text:style-name="T451_15">project</text:span><text:span text:style-name="T451_16"><text:s/></text:span><text:span text:style-name="T451_17">prospectus</text:span><text:span text:style-name="T451_18">,<text:s/></text:span><text:span text:style-name="T451_19">or</text:span><text:span text:style-name="T451_20"><text:s/></text:span><text:span text:style-name="T451_21">both</text:span><text:span text:style-name="T451_22">,<text:s/></text:span><text:span text:style-name="T451_23">as</text:span><text:span text:style-name="T451_24"><text:s/></text:span><text:span text:style-name="T451_25">presented</text:span><text:span text:style-name="T451_26"><text:s/></text:span><text:span text:style-name="T451_27">by</text:span><text:span text:style-name="T451_28"><text:s/></text:span><text:span text:style-name="T451_29">principal</text:span><text:span text:style-name="T451_30"><text:s/></text:span><text:span text:style-name="T451_31">investigator</text:span><text:span text:style-name="T451_32">.<text:s text:c="2"/></text:span><text:span text:style-name="T451_33">If</text:span><text:span text:style-name="T451_34"><text:s/></text:span><text:span text:style-name="T451_35">directed</text:span><text:span text:style-name="T451_36"><text:s/></text:span><text:span text:style-name="T451_37">by</text:span><text:span text:style-name="T451_38"><text:s/></text:span><text:span text:style-name="T451_39">the</text:span><text:span text:style-name="T451_40"><text:s/></text:span><text:span text:style-name="T451_41">president</text:span><text:span text:style-name="T451_42">,<text:s/></text:span><text:span text:style-name="T451_43">a</text:span><text:span text:style-name="T451_44"><text:s/></text:span><text:span text:style-name="T451_45">majority</text:span><text:span text:style-name="T451_46"><text:s/></text:span><text:span text:style-name="T451_47">of</text:span><text:span text:style-name="T451_48"><text:s/></text:span><text:span text:style-name="T451_49">the</text:span><text:span text:style-name="T451_50"><text:s/></text:span><text:span text:style-name="T451_51">board</text:span><text:span text:style-name="T451_52"><text:s/></text:span><text:span text:style-name="T451_53">or</text:span><text:span text:style-name="T451_54"><text:s/></text:span><text:span text:style-name="T451_55">directors</text:span><text:span text:style-name="T451_56">,<text:s/></text:span><text:span text:style-name="T451_57">or</text:span><text:span text:style-name="T451_58"><text:s/></text:span><text:span text:style-name="T451_59">unanimous</text:span><text:span text:style-name="T451_60"><text:s/></text:span><text:span text:style-name="T451_61">decision</text:span><text:span text:style-name="T451_62"><text:s/></text:span><text:span text:style-name="T451_63">of</text:span><text:span text:style-name="T451_64"><text:s/></text:span><text:span text:style-name="T451_65">the</text:span><text:span text:style-name="T451_66"><text:s/></text:span><text:span text:style-name="T451_67">scientific</text:span><text:span text:style-name="T451_68"><text:s/></text:span><text:span text:style-name="T451_69">advisors</text:span><text:span text:style-name="T451_70"><text:s/></text:span><text:span text:style-name="T451_71">associated</text:span><text:span text:style-name="T451_72"><text:s/></text:span><text:span text:style-name="T451_73">with</text:span><text:span text:style-name="T451_74"><text:s/></text:span><text:span text:style-name="T451_75">the</text:span><text:span text:style-name="T451_76"><text:s/></text:span><text:span text:style-name="T451_77">project</text:span><text:span text:style-name="T451_78">,<text:s/></text:span><text:span text:style-name="T451_79">the</text:span><text:span text:style-name="T451_80"><text:s/></text:span><text:span text:style-name="T451_81">scientific</text:span><text:span text:style-name="T451_82"><text:s/></text:span><text:span text:style-name="T451_83">advisors</text:span><text:span text:style-name="T451_84"><text:s/></text:span><text:span text:style-name="T451_85">shall</text:span><text:span text:style-name="T451_86"><text:s/></text:span><text:span text:style-name="T451_87">hold</text:span><text:span text:style-name="T451_88"><text:s/></text:span><text:span text:style-name="T451_89">a</text:span><text:span text:style-name="T451_90"><text:s/></text:span><text:span text:style-name="T451_91">nonbinding</text:span><text:span text:style-name="T451_92"><text:s/></text:span><text:span text:style-name="T451_93">vote</text:span><text:span text:style-name="T451_94"><text:s/></text:span><text:span text:style-name="T451_95">of</text:span><text:span text:style-name="T451_96"><text:s/></text:span><text:span text:style-name="T451_97">confidence</text:span><text:span text:style-name="T451_98"><text:s/></text:span><text:span text:style-name="T451_99">in</text:span><text:span text:style-name="T451_100"><text:s/></text:span><text:span text:style-name="T451_101">the</text:span><text:span text:style-name="T451_102"><text:s/></text:span><text:span text:style-name="T451_103">project</text:span><text:span text:style-name="T451_104"><text:s/></text:span><text:span text:style-name="T451_105">progress</text:span><text:span text:style-name="T451_106"><text:s/></text:span><text:span text:style-name="T451_107">or</text:span><text:span text:style-name="T451_108"><text:s/></text:span><text:span text:style-name="T451_109">the</text:span><text:span text:style-name="T451_110"><text:s/></text:span><text:span text:style-name="T451_111">project</text:span><text:span text:style-name="T451_112"><text:s/></text:span><text:span text:style-name="T451_113">prospectus</text:span><text:span text:style-name="T451_114">,<text:s/></text:span><text:span text:style-name="T451_115">to</text:span><text:span text:style-name="T451_116"><text:s/></text:span><text:span text:style-name="T451_117">be</text:span><text:span text:style-name="T451_118"><text:s/></text:span><text:span text:style-name="T451_119">recorded</text:span><text:span text:style-name="T451_120"><text:s/></text:span><text:span text:style-name="T451_121">and</text:span><text:span text:style-name="T451_122"><text:s/></text:span><text:span text:style-name="T451_123">presented</text:span><text:span text:style-name="T451_124"><text:s/></text:span><text:span text:style-name="T451_125">to</text:span><text:span text:style-name="T451_126"><text:s/></text:span><text:span text:style-name="T451_127">the</text:span><text:span text:style-name="T451_128"><text:s/></text:span><text:span text:style-name="T451_129">board</text:span><text:span text:style-name="T451_130"><text:s/></text:span><text:span text:style-name="T451_131">of</text:span><text:span text:style-name="T451_132"><text:s/></text:span><text:span text:style-name="T451_133">directors</text:span><text:span text:style-name="T451_134">.</text:span></text:p>
      <text:p text:style-name="P452"/>
      <text:p text:style-name="P453"><text:span text:style-name="T453_1">Section</text:span><text:span text:style-name="T453_2"><text:s/>11.<text:s/></text:span><text:span text:style-name="T453_3">Nonliability</text:span><text:span text:style-name="T453_4"><text:s/></text:span><text:span text:style-name="T453_5">of</text:span><text:span text:style-name="T453_6"><text:s/></text:span><text:span text:style-name="T453_7">Advisors</text:span></text:p>
      <text:p text:style-name="P454"><text:span text:style-name="T454_1">The</text:span><text:span text:style-name="T454_2"><text:s/></text:span><text:span text:style-name="T454_3">scientific</text:span><text:span text:style-name="T454_4"><text:s/></text:span><text:span text:style-name="T454_5">advisors</text:span><text:span text:style-name="T454_6"><text:s/></text:span><text:span text:style-name="T454_7">shall</text:span><text:span text:style-name="T454_8"><text:s/></text:span><text:span text:style-name="T454_9">not</text:span><text:span text:style-name="T454_10"><text:s/></text:span><text:span text:style-name="T454_11">be</text:span><text:span text:style-name="T454_12"><text:s/></text:span><text:span text:style-name="T454_13">personally</text:span><text:span text:style-name="T454_14"><text:s/></text:span><text:span text:style-name="T454_15">responsible</text:span><text:span text:style-name="T454_16"><text:s/></text:span><text:span text:style-name="T454_17">for</text:span><text:span text:style-name="T454_18"><text:s/></text:span><text:span text:style-name="T454_19">scientific</text:span><text:span text:style-name="T454_20"><text:s/></text:span><text:span text:style-name="T454_21">misconduct</text:span><text:span text:style-name="T454_22"><text:s/></text:span><text:span text:style-name="T454_23">performed</text:span><text:span text:style-name="T454_24"><text:s/></text:span><text:span text:style-name="T454_25">by</text:span><text:span text:style-name="T454_26"><text:s/></text:span><text:span text:style-name="T454_27">principal</text:span><text:span text:style-name="T454_28"><text:s/></text:span><text:span text:style-name="T454_29">investigators</text:span><text:span text:style-name="T454_30"><text:s/></text:span><text:span text:style-name="T454_31">supervised</text:span><text:span text:style-name="T454_32"><text:s/></text:span><text:span text:style-name="T454_33">by</text:span><text:span text:style-name="T454_34"><text:s/></text:span><text:span text:style-name="T454_35">them</text:span><text:span text:style-name="T454_36">,<text:s/></text:span><text:span text:style-name="T454_37">unless</text:span><text:span text:style-name="T454_38"><text:s/></text:span><text:span text:style-name="T454_39">misconduct</text:span><text:span text:style-name="T454_40"><text:s/></text:span><text:span text:style-name="T454_41">is</text:span><text:span text:style-name="T454_42"><text:s/></text:span><text:span text:style-name="T454_43">disclosed</text:span><text:span text:style-name="T454_44"><text:s/></text:span><text:span text:style-name="T454_45">to</text:span><text:span text:style-name="T454_46"><text:s/></text:span><text:span text:style-name="T454_47">them</text:span><text:span text:style-name="T454_48"><text:s/></text:span><text:span text:style-name="T454_49">and</text:span><text:span text:style-name="T454_50"><text:s/></text:span><text:span text:style-name="T454_51">the</text:span><text:span text:style-name="T454_52"><text:s/></text:span><text:span text:style-name="T454_53">advisors</text:span><text:span text:style-name="T454_54"><text:s/></text:span><text:span text:style-name="T454_55">are</text:span><text:span text:style-name="T454_56"><text:s/></text:span><text:span text:style-name="T454_57">negligent</text:span><text:span text:style-name="T454_58"><text:s/></text:span><text:span text:style-name="T454_59">in</text:span><text:span text:style-name="T454_60"><text:s/></text:span><text:span text:style-name="T454_61">moving</text:span><text:span text:style-name="T454_62"><text:s/></text:span><text:span text:style-name="T454_63">to</text:span><text:span text:style-name="T454_64"><text:s/></text:span><text:span text:style-name="T454_65">halt</text:span><text:span text:style-name="T454_66"><text:s/></text:span><text:span text:style-name="T454_67">further</text:span><text:span text:style-name="T454_68"><text:s/></text:span><text:span text:style-name="T454_69">investigations</text:span><text:span text:style-name="T454_70"><text:s/></text:span><text:span text:style-name="T454_71">by</text:span><text:span text:style-name="T454_72"><text:s/></text:span><text:span text:style-name="T454_73">the</text:span><text:span text:style-name="T454_74"><text:s/></text:span><text:span text:style-name="T454_75">principal</text:span><text:span text:style-name="T454_76"><text:s/></text:span><text:span text:style-name="T454_77">investigator</text:span><text:span text:style-name="T454_78"><text:s/></text:span><text:span text:style-name="T454_79">responsible</text:span><text:span text:style-name="T454_80"><text:s/></text:span><text:span text:style-name="T454_81">for</text:span><text:span text:style-name="T454_82"><text:s/></text:span><text:span text:style-name="T454_83">the</text:span><text:span text:style-name="T454_84"><text:s/></text:span><text:span text:style-name="T454_85">misconduct</text:span><text:span text:style-name="T454_86">.</text:span></text:p>
      <text:p text:style-name="P455"/>
      <text:p text:style-name="P456"><text:span text:style-name="T456_1">Section</text:span><text:span text:style-name="T456_2"><text:s/>12.<text:s/></text:span><text:span text:style-name="T456_3">Dismissal</text:span><text:span text:style-name="T456_4"><text:s/></text:span><text:span text:style-name="T456_5">of</text:span><text:span text:style-name="T456_6"><text:s/></text:span><text:span text:style-name="T456_7">Advisors</text:span></text:p>
      <text:p text:style-name="P457"><text:span text:style-name="T457_1">The</text:span><text:span text:style-name="T457_2"><text:s/></text:span><text:span text:style-name="T457_3">board</text:span><text:span text:style-name="T457_4"><text:s/></text:span><text:span text:style-name="T457_5">of</text:span><text:span text:style-name="T457_6"><text:s/></text:span><text:span text:style-name="T457_7">directors</text:span><text:span text:style-name="T457_8"><text:s/></text:span><text:span text:style-name="T457_9">may</text:span><text:span text:style-name="T457_10"><text:s/></text:span><text:span text:style-name="T457_11">dismiss</text:span><text:span text:style-name="T457_12"><text:s/></text:span><text:span text:style-name="T457_13">any</text:span><text:span text:style-name="T457_14"><text:s/></text:span><text:span text:style-name="T457_15">scientific</text:span><text:span text:style-name="T457_16"><text:s/></text:span><text:span text:style-name="T457_17">advisor</text:span><text:span text:style-name="T457_18"><text:s/></text:span><text:span text:style-name="T457_19">as</text:span><text:span text:style-name="T457_20"><text:s/></text:span><text:span text:style-name="T457_21">it</text:span><text:span text:style-name="T457_22"><text:s/></text:span><text:span text:style-name="T457_23">sees</text:span><text:span text:style-name="T457_24"><text:s/></text:span><text:span text:style-name="T457_25">fit</text:span><text:span text:style-name="T457_26">,<text:s/></text:span><text:span text:style-name="T457_27">by</text:span><text:span text:style-name="T457_28"><text:s/></text:span><text:span text:style-name="T457_29">a</text:span><text:span text:style-name="T457_30"><text:s/></text:span><text:span text:style-name="T457_31">majority</text:span><text:span text:style-name="T457_32"><text:s/></text:span><text:span text:style-name="T457_33">vote</text:span><text:span text:style-name="T457_34">.<text:s text:c="2"/></text:span><text:span text:style-name="T457_35">Any</text:span><text:span text:style-name="T457_36"><text:s/></text:span><text:span text:style-name="T457_37">public</text:span><text:span text:style-name="T457_38"><text:s/></text:span><text:span text:style-name="T457_39">or</text:span><text:span text:style-name="T457_40"><text:s/></text:span><text:span text:style-name="T457_41">private</text:span><text:span text:style-name="T457_42"><text:s/></text:span><text:span text:style-name="T457_43">report</text:span><text:span text:style-name="T457_44"><text:s/></text:span><text:span text:style-name="T457_45">of</text:span><text:span text:style-name="T457_46"><text:s/></text:span><text:span text:style-name="T457_47">scientific</text:span><text:span text:style-name="T457_48"><text:s/></text:span><text:span text:style-name="T457_49">misconduct</text:span><text:span text:style-name="T457_50"><text:s/></text:span><text:span text:style-name="T457_51">on</text:span><text:span text:style-name="T457_52"><text:s/></text:span><text:span text:style-name="T457_53">the</text:span><text:span text:style-name="T457_54"><text:s/></text:span><text:span text:style-name="T457_55">part</text:span><text:span text:style-name="T457_56"><text:s/></text:span><text:span text:style-name="T457_57">of</text:span><text:span text:style-name="T457_58"><text:s/></text:span><text:span text:style-name="T457_59">a</text:span><text:span text:style-name="T457_60"><text:s/></text:span><text:span text:style-name="T457_61">scientific</text:span><text:span text:style-name="T457_62"><text:s/></text:span><text:span text:style-name="T457_63">advisor</text:span><text:span text:style-name="T457_64">,<text:s/></text:span><text:span text:style-name="T457_65">whether</text:span><text:span text:style-name="T457_66"><text:s/></text:span><text:span text:style-name="T457_67">in</text:span><text:span text:style-name="T457_68"><text:s/></text:span><text:span text:style-name="T457_69">the</text:span><text:span text:style-name="T457_70"><text:s/></text:span><text:span text:style-name="T457_71">course</text:span><text:span text:style-name="T457_72"><text:s/></text:span><text:span text:style-name="T457_73">of</text:span><text:span text:style-name="T457_74"><text:s/></text:span><text:span text:style-name="T457_75">duties</text:span><text:span text:style-name="T457_76"><text:s/></text:span><text:span text:style-name="T457_77">relating</text:span><text:span text:style-name="T457_78"><text:s/></text:span><text:span text:style-name="T457_79">to</text:span><text:span text:style-name="T457_80"><text:s/></text:span><text:span text:style-name="T457_81">indysci</text:span><text:span text:style-name="T457_82"><text:s/></text:span><text:span text:style-name="T457_83">dot</text:span><text:span text:style-name="T457_84"><text:s/></text:span><text:span text:style-name="T457_85">org</text:span><text:span text:style-name="T457_86"><text:s/></text:span><text:span text:style-name="T457_87">or</text:span><text:span text:style-name="T457_88"><text:s/></text:span><text:span text:style-name="T457_89">not</text:span><text:span text:style-name="T457_90">,<text:s/></text:span><text:span text:style-name="T457_91">shall</text:span><text:span text:style-name="T457_92"><text:s/></text:span><text:span text:style-name="T457_93">trigger</text:span><text:span text:style-name="T457_94"><text:s/></text:span><text:span text:style-name="T457_95">a</text:span><text:span text:style-name="T457_96"><text:s/></text:span><text:span text:style-name="T457_97">vote</text:span><text:span text:style-name="T457_98"><text:s/></text:span><text:span text:style-name="T457_99">on</text:span><text:span text:style-name="T457_100"><text:s/></text:span><text:span text:style-name="T457_101">the</text:span><text:span text:style-name="T457_102"><text:s/></text:span><text:span text:style-name="T457_103">dismissal</text:span><text:span text:style-name="T457_104"><text:s/></text:span><text:span text:style-name="T457_105">of</text:span><text:span text:style-name="T457_106"><text:s/></text:span><text:span text:style-name="T457_107">said</text:span><text:span text:style-name="T457_108"><text:s/></text:span><text:span text:style-name="T457_109">advisor</text:span><text:span text:style-name="T457_110">,<text:s/></text:span><text:span text:style-name="T457_111">at</text:span><text:span text:style-name="T457_112"><text:s/></text:span><text:span text:style-name="T457_113">the</text:span><text:span text:style-name="T457_114"><text:s/></text:span><text:span text:style-name="T457_115">subsequent</text:span><text:span text:style-name="T457_116"><text:s/></text:span><text:span text:style-name="T457_117">regularly</text:span><text:span text:style-name="T457_118"><text:s/></text:span><text:span text:style-name="T457_119">scheduled</text:span><text:span text:style-name="T457_120"><text:s/></text:span><text:span text:style-name="T457_121">board</text:span><text:span text:style-name="T457_122"><text:s/></text:span><text:span text:style-name="T457_123">meeting</text:span><text:span text:style-name="T457_124"><text:s/></text:span><text:span text:style-name="T457_125">or</text:span><text:span text:style-name="T457_126"><text:s/></text:span><text:span text:style-name="T457_127">sooner</text:span><text:span text:style-name="T457_128">.<text:s text:c="2"/></text:span><text:span text:style-name="T457_129">If</text:span><text:span text:style-name="T457_130"><text:s/></text:span><text:span text:style-name="T457_131">any</text:span><text:span text:style-name="T457_132"><text:s/></text:span><text:span text:style-name="T457_133">board</text:span><text:span text:style-name="T457_134"><text:s/></text:span><text:span text:style-name="T457_135">member</text:span><text:span text:style-name="T457_136"><text:s/></text:span><text:span text:style-name="T457_137">of</text:span><text:span text:style-name="T457_138"><text:s/></text:span><text:span text:style-name="T457_139">indysci</text:span><text:span text:style-name="T457_140"><text:s/></text:span><text:span text:style-name="T457_141">dot</text:span><text:span text:style-name="T457_142"><text:s/></text:span><text:span text:style-name="T457_143">org</text:span><text:span text:style-name="T457_144"><text:s/></text:span><text:span text:style-name="T457_145">is</text:span><text:span text:style-name="T457_146"><text:s/></text:span><text:span text:style-name="T457_147">the</text:span><text:span text:style-name="T457_148"><text:s/></text:span><text:span text:style-name="T457_149">recipient</text:span><text:span text:style-name="T457_150"><text:s/></text:span><text:span text:style-name="T457_151">of</text:span><text:span text:style-name="T457_152"><text:s/></text:span><text:span text:style-name="T457_153">funds</text:span><text:span text:style-name="T457_154"><text:s/></text:span><text:span text:style-name="T457_155">subject</text:span><text:span text:style-name="T457_156"><text:s/></text:span><text:span text:style-name="T457_157">to</text:span><text:span text:style-name="T457_158"><text:s/></text:span><text:span text:style-name="T457_159">the</text:span><text:span text:style-name="T457_160"><text:s/></text:span><text:span text:style-name="T457_161">oversight</text:span><text:span text:style-name="T457_162"><text:s/></text:span><text:span text:style-name="T457_163">of</text:span><text:span text:style-name="T457_164"><text:s/></text:span><text:span text:style-name="T457_165">a</text:span><text:span text:style-name="T457_166"><text:s/></text:span><text:span text:style-name="T457_167">scientific</text:span><text:span text:style-name="T457_168"><text:s/></text:span><text:span text:style-name="T457_169">advisor</text:span><text:span text:style-name="T457_170">,<text:s/></text:span><text:span text:style-name="T457_171">then</text:span><text:span text:style-name="T457_172"><text:s/></text:span><text:span text:style-name="T457_173">that</text:span><text:span text:style-name="T457_174"><text:s/></text:span><text:span text:style-name="T457_175">board</text:span><text:span text:style-name="T457_176"><text:s/></text:span><text:span text:style-name="T457_177">member</text:span><text:span text:style-name="T457_178"><text:s/></text:span><text:span text:style-name="T457_179">shall</text:span><text:span text:style-name="T457_180"><text:s/></text:span><text:span text:style-name="T457_181">not</text:span><text:span text:style-name="T457_182"><text:s/></text:span><text:span text:style-name="T457_183">participate</text:span><text:span text:style-name="T457_184"><text:s/></text:span><text:span text:style-name="T457_185">in</text:span><text:span text:style-name="T457_186"><text:s/></text:span><text:span text:style-name="T457_187">voting</text:span><text:span text:style-name="T457_188"><text:s/></text:span><text:span text:style-name="T457_189">to</text:span><text:span text:style-name="T457_190"><text:s/></text:span><text:span text:style-name="T457_191">dismiss</text:span><text:span text:style-name="T457_192"><text:s/></text:span><text:span text:style-name="T457_193">the</text:span><text:span text:style-name="T457_194"><text:s/></text:span><text:span text:style-name="T457_195">advisor</text:span><text:span text:style-name="T457_196">.</text:span></text:p>
      <text:p text:style-name="P458"/>
      <text:p text:style-name="P459"><text:span text:style-name="T459_1">b</text:span><text:span text:style-name="T459_2">)<text:s/></text:span><text:span text:style-name="T459_3">Article</text:span><text:span text:style-name="T459_4"><text:s/>11,<text:s/></text:span><text:span text:style-name="T459_5">section</text:span><text:span text:style-name="T459_6"><text:s/></text:span><text:span text:style-name="T459_7">three</text:span><text:span text:style-name="T459_8"><text:s/></text:span><text:span text:style-name="T459_9">shall</text:span><text:span text:style-name="T459_10"><text:s/></text:span><text:span text:style-name="T459_11">be</text:span><text:span text:style-name="T459_12"><text:s/></text:span><text:span text:style-name="T459_13">rewritten</text:span><text:span text:style-name="T459_14"><text:s/></text:span><text:span text:style-name="T459_15">as</text:span><text:span text:style-name="T459_16"><text:s/></text:span><text:span text:style-name="T459_17">follows</text:span><text:span text:style-name="T459_18">:</text:span></text:p>
      <text:p text:style-name="P460"/>
      <text:p text:style-name="P461"><text:span text:style-name="T461_1">indysci</text:span><text:span text:style-name="T461_2"><text:s/></text:span><text:span text:style-name="T461_3">dot</text:span><text:span text:style-name="T461_4"><text:s/></text:span><text:span text:style-name="T461_5">org</text:span><text:span text:style-name="T461_6"><text:s/></text:span><text:span text:style-name="T461_7">shall</text:span><text:span text:style-name="T461_8"><text:s/></text:span><text:span text:style-name="T461_9">have</text:span><text:span text:style-name="T461_10"><text:s/></text:span><text:span text:style-name="T461_11">a</text:span><text:span text:style-name="T461_12"><text:s/></text:span><text:span text:style-name="T461_13">zero</text:span><text:span text:style-name="T461_14">-</text:span><text:span text:style-name="T461_15">tolerance</text:span><text:span text:style-name="T461_16"><text:s/></text:span><text:span text:style-name="T461_17">policy</text:span><text:span text:style-name="T461_18"><text:s/></text:span><text:span text:style-name="T461_19">with</text:span><text:span text:style-name="T461_20"><text:s/></text:span><text:span text:style-name="T461_21">respect</text:span><text:span text:style-name="T461_22"><text:s/></text:span><text:span text:style-name="T461_23">to</text:span><text:span text:style-name="T461_24"><text:s/></text:span><text:span text:style-name="T461_25">scientific</text:span><text:span text:style-name="T461_26"><text:s/></text:span><text:span text:style-name="T461_27">misconduct</text:span><text:span text:style-name="T461_28">,<text:s/></text:span><text:span text:style-name="T461_29">including</text:span><text:span text:style-name="T461_30"><text:s/></text:span><text:span text:style-name="T461_31">falsification</text:span><text:span text:style-name="T461_32"><text:s/></text:span><text:span text:style-name="T461_33">of</text:span><text:span text:style-name="T461_34"><text:s/></text:span><text:span text:style-name="T461_35">data</text:span><text:span text:style-name="T461_36"><text:s/></text:span><text:span text:style-name="T461_37">and</text:span><text:span text:style-name="T461_38"><text:s/></text:span><text:span text:style-name="T461_39">non</text:span><text:span text:style-name="T461_40">-</text:span><text:span text:style-name="T461_41">self</text:span><text:span text:style-name="T461_42"><text:s/></text:span><text:span text:style-name="T461_43">plagiarism</text:span><text:span text:style-name="T461_44"><text:s/></text:span><text:span text:style-name="T461_45">in</text:span><text:span text:style-name="T461_46"><text:s/></text:span><text:span text:style-name="T461_47">publications</text:span><text:span text:style-name="T461_48">.<text:s text:c="2"/></text:span><text:span text:style-name="T461_49">The</text:span><text:span text:style-name="T461_50"><text:s/></text:span><text:span text:style-name="T461_51">scientific</text:span><text:span text:style-name="T461_52"><text:s/></text:span><text:span text:style-name="T461_53">advisors</text:span><text:span text:style-name="T461_54"><text:s/></text:span><text:span text:style-name="T461_55">shall</text:span><text:span text:style-name="T461_56"><text:s/></text:span><text:span text:style-name="T461_57">recommend</text:span><text:span text:style-name="T461_58"><text:s/></text:span><text:span text:style-name="T461_59">to</text:span><text:span text:style-name="T461_60"><text:s/></text:span><text:span text:style-name="T461_61">the</text:span><text:span text:style-name="T461_62"><text:s/></text:span><text:span text:style-name="T461_63">board</text:span><text:span text:style-name="T461_64"><text:s/></text:span><text:span text:style-name="T461_65">termination</text:span><text:span text:style-name="T461_66"><text:s/></text:span><text:span text:style-name="T461_67">of</text:span><text:span text:style-name="T461_68"><text:s/></text:span><text:span text:style-name="T461_69">projects</text:span><text:span text:style-name="T461_70"><text:s/></text:span><text:span text:style-name="T461_71">that</text:span><text:span text:style-name="T461_72"><text:s/></text:span><text:span text:style-name="T461_73">do</text:span><text:span text:style-name="T461_74"><text:s/></text:span><text:span text:style-name="T461_75">not</text:span><text:span text:style-name="T461_76"><text:s/></text:span><text:span text:style-name="T461_77">adhere</text:span><text:span text:style-name="T461_78"><text:s/></text:span><text:span text:style-name="T461_79">to</text:span><text:span text:style-name="T461_80"><text:s/></text:span><text:span text:style-name="T461_81">standards</text:span><text:span text:style-name="T461_82"><text:s/></text:span><text:span text:style-name="T461_83">of</text:span><text:span text:style-name="T461_84"><text:s/></text:span><text:span text:style-name="T461_85">scientific</text:span><text:span text:style-name="T461_86"><text:s/></text:span><text:span text:style-name="T461_87">ethics</text:span><text:span text:style-name="T461_88">.</text:span></text:p>
      <text:p text:style-name="P462"/>
      <text:p text:style-name="P463"><text:span text:style-name="T463_1">c</text:span><text:span text:style-name="T463_2">)<text:s/></text:span><text:span text:style-name="T463_3">Article</text:span><text:span text:style-name="T463_4"><text:s/>11,<text:s/></text:span><text:span text:style-name="T463_5">section</text:span><text:span text:style-name="T463_6"><text:s/></text:span><text:span text:style-name="T463_7">five</text:span><text:span text:style-name="T463_8"><text:s/></text:span><text:span text:style-name="T463_9">shall</text:span><text:span text:style-name="T463_10"><text:s/></text:span><text:span text:style-name="T463_11">be</text:span><text:span text:style-name="T463_12"><text:s/></text:span><text:span text:style-name="T463_13">rewritten</text:span><text:span text:style-name="T463_14"><text:s/></text:span><text:span text:style-name="T463_15">as</text:span><text:span text:style-name="T463_16"><text:s/></text:span><text:span text:style-name="T463_17">follows</text:span><text:span text:style-name="T463_18">:</text:span></text:p>
      <text:p text:style-name="P464"/>
      <text:p text:style-name="P465"><text:span text:style-name="T465_1">The</text:span><text:span text:style-name="T465_2"><text:s/></text:span><text:span text:style-name="T465_3">indysci</text:span><text:span text:style-name="T465_4"><text:s/></text:span><text:span text:style-name="T465_5">dot</text:span><text:span text:style-name="T465_6"><text:s/></text:span><text:span text:style-name="T465_7">org</text:span><text:span text:style-name="T465_8"><text:s/></text:span><text:span text:style-name="T465_9">secretary</text:span><text:span text:style-name="T465_10">,<text:s/></text:span><text:span text:style-name="T465_11">scientific</text:span><text:span text:style-name="T465_12"><text:s/></text:span><text:span text:style-name="T465_13">advisors</text:span><text:span text:style-name="T465_14">,<text:s/></text:span><text:span text:style-name="T465_15">and</text:span><text:span text:style-name="T465_16"><text:s/></text:span><text:span text:style-name="T465_17">directors</text:span><text:span text:style-name="T465_18"><text:s/></text:span><text:span text:style-name="T465_19">shall</text:span><text:span text:style-name="T465_20"><text:s/></text:span><text:span text:style-name="T465_21">make</text:span><text:span text:style-name="T465_22"><text:s/></text:span><text:span text:style-name="T465_23">themselves</text:span><text:span text:style-name="T465_24"><text:s/></text:span><text:span text:style-name="T465_25">available</text:span><text:span text:style-name="T465_26"><text:s/></text:span><text:span text:style-name="T465_27">to</text:span><text:span text:style-name="T465_28"><text:s/></text:span><text:span text:style-name="T465_29">any</text:span><text:span text:style-name="T465_30"><text:s/></text:span><text:span text:style-name="T465_31">report</text:span><text:span text:style-name="T465_32"><text:s/></text:span><text:span text:style-name="T465_33">of</text:span><text:span text:style-name="T465_34"><text:s/></text:span><text:span text:style-name="T465_35">scientific</text:span><text:span text:style-name="T465_36"><text:s/></text:span><text:span text:style-name="T465_37">misconduct</text:span><text:span text:style-name="T465_38"><text:s/></text:span><text:span text:style-name="T465_39">in</text:span><text:span text:style-name="T465_40"><text:s/></text:span><text:span text:style-name="T465_41">projects</text:span><text:span text:style-name="T465_42"><text:s/></text:span><text:span text:style-name="T465_43">directly</text:span><text:span text:style-name="T465_44"><text:s/></text:span><text:span text:style-name="T465_45">or</text:span><text:span text:style-name="T465_46"><text:s/></text:span><text:span text:style-name="T465_47">indirectly</text:span><text:span text:style-name="T465_48"><text:s/></text:span><text:span text:style-name="T465_49">funded</text:span><text:span text:style-name="T465_50"><text:s/></text:span><text:span text:style-name="T465_51">by</text:span><text:span text:style-name="T465_52"><text:s/></text:span><text:span text:style-name="T465_53">indysci</text:span><text:span text:style-name="T465_54"><text:s/></text:span><text:span text:style-name="T465_55">dot</text:span><text:span text:style-name="T465_56"><text:s/></text:span><text:span text:style-name="T465_57">org</text:span><text:span text:style-name="T465_58">.<text:s text:c="2"/></text:span><text:span text:style-name="T465_59">All</text:span><text:span text:style-name="T465_60"><text:s/></text:span><text:span text:style-name="T465_61">such</text:span><text:span text:style-name="T465_62"><text:s/></text:span><text:span text:style-name="T465_63">reports</text:span><text:span text:style-name="T465_64"><text:s/></text:span><text:span text:style-name="T465_65">shall</text:span><text:span text:style-name="T465_66"><text:s/></text:span><text:span text:style-name="T465_67">be</text:span><text:span text:style-name="T465_68"><text:s/></text:span><text:span text:style-name="T465_69">discussed</text:span><text:span text:style-name="T465_70"><text:s/></text:span><text:span text:style-name="T465_71">at</text:span><text:span text:style-name="T465_72"><text:s/></text:span><text:span text:style-name="T465_73">the</text:span><text:span text:style-name="T465_74"><text:s/></text:span><text:span text:style-name="T465_75">subsequent</text:span><text:span text:style-name="T465_76"><text:s/></text:span><text:span text:style-name="T465_77">scientific</text:span><text:span text:style-name="T465_78"><text:s/></text:span><text:span text:style-name="T465_79">board</text:span><text:span text:style-name="T465_80"><text:s/></text:span><text:span text:style-name="T465_81">meeting</text:span><text:span text:style-name="T465_82"><text:s/></text:span><text:span text:style-name="T465_83">or</text:span><text:span text:style-name="T465_84"><text:s/></text:span><text:span text:style-name="T465_85">board</text:span><text:span text:style-name="T465_86"><text:s/></text:span><text:span text:style-name="T465_87">of</text:span><text:span text:style-name="T465_88"><text:s/></text:span><text:span text:style-name="T465_89">directors</text:span><text:span text:style-name="T465_90"><text:s/></text:span><text:span text:style-name="T465_91">meeting</text:span><text:span text:style-name="T465_92">;<text:s/></text:span><text:span text:style-name="T465_93">or</text:span><text:span text:style-name="T465_94"><text:s/></text:span><text:span text:style-name="T465_95">a</text:span><text:span text:style-name="T465_96"><text:s/></text:span><text:span text:style-name="T465_97">special</text:span><text:span text:style-name="T465_98"><text:s/></text:span><text:span text:style-name="T465_99">meeting</text:span><text:span text:style-name="T465_100"><text:s/></text:span><text:span text:style-name="T465_101">may</text:span><text:span text:style-name="T465_102"><text:s/></text:span><text:span text:style-name="T465_103">be</text:span><text:span text:style-name="T465_104"><text:s/></text:span><text:span text:style-name="T465_105">convened</text:span><text:span text:style-name="T465_106"><text:s/></text:span><text:span text:style-name="T465_107">at</text:span><text:span text:style-name="T465_108"><text:s/></text:span><text:span text:style-name="T465_109">the</text:span><text:span text:style-name="T465_110"><text:s/></text:span><text:span text:style-name="T465_111">discretion</text:span><text:span text:style-name="T465_112"><text:s/></text:span><text:span text:style-name="T465_113">of</text:span><text:span text:style-name="T465_114"><text:s/></text:span><text:span text:style-name="T465_115">the</text:span><text:span text:style-name="T465_116"><text:s/></text:span><text:span text:style-name="T465_117">party</text:span><text:span text:style-name="T465_118"><text:s/></text:span><text:span text:style-name="T465_119">notified</text:span><text:span text:style-name="T465_120"><text:s/></text:span><text:span text:style-name="T465_121">if</text:span><text:span text:style-name="T465_122"><text:s/></text:span><text:span text:style-name="T465_123">a</text:span><text:span text:style-name="T465_124"><text:s/></text:span><text:span text:style-name="T465_125">decision</text:span><text:span text:style-name="T465_126"><text:s/></text:span><text:span text:style-name="T465_127">to</text:span><text:span text:style-name="T465_128"><text:s/></text:span><text:span text:style-name="T465_129">terminate</text:span><text:span text:style-name="T465_130"><text:s/></text:span><text:span text:style-name="T465_131">of</text:span><text:span text:style-name="T465_132"><text:s/></text:span><text:span text:style-name="T465_133">the</text:span><text:span text:style-name="T465_134"><text:s/></text:span><text:span text:style-name="T465_135">project</text:span><text:span text:style-name="T465_136"><text:s/></text:span><text:span text:style-name="T465_137">is</text:span><text:span text:style-name="T465_138"><text:s/></text:span><text:span text:style-name="T465_139">urgent</text:span><text:span text:style-name="T465_140">.</text:span></text:p>
      <text:p text:style-name="P466"/>
      <text:p text:style-name="P467"><text:span text:style-name="T467_1">Amendment</text:span><text:span text:style-name="T467_2"><text:s/></text:span><text:span text:style-name="T467_3">Three</text:span></text:p>
      <text:p text:style-name="P468"><text:span text:style-name="T468_1">(</text:span><text:span text:style-name="T468_2">adopted</text:span><text:span text:style-name="T468_3"><text:s/>10<text:s/></text:span><text:span text:style-name="T468_4">April</text:span><text:span text:style-name="T468_5"><text:s/>2013)</text:span></text:p>
      <text:p text:style-name="P469"/>
      <text:p text:style-name="P470"><text:span text:style-name="T470_1">Simplification</text:span><text:span text:style-name="T470_2"><text:s/></text:span><text:span text:style-name="T470_3">of</text:span><text:span text:style-name="T470_4"><text:s/></text:span><text:span text:style-name="T470_5">the</text:span><text:span text:style-name="T470_6"><text:s/></text:span><text:span text:style-name="T470_7">bylaws</text:span><text:span text:style-name="T470_8">.<text:s text:c="2"/></text:span></text:p>
      <text:p text:style-name="P471"/>
      <text:p text:style-name="P472"><text:span text:style-name="T472_1">Article</text:span><text:span text:style-name="T472_2"><text:s/>8,<text:s/></text:span><text:span text:style-name="T472_3">Section</text:span><text:span text:style-name="T472_4"><text:s/>4<text:s/></text:span><text:span text:style-name="T472_5">as</text:span><text:span text:style-name="T472_6"><text:s/></text:span><text:span text:style-name="T472_7">it</text:span><text:span text:style-name="T472_8"><text:s/></text:span><text:span text:style-name="T472_9">is</text:span><text:span text:style-name="T472_10"><text:s/></text:span><text:span text:style-name="T472_11">written</text:span><text:span text:style-name="T472_12"><text:s/></text:span><text:span text:style-name="T472_13">on</text:span><text:span text:style-name="T472_14"><text:s/>09<text:s/></text:span><text:span text:style-name="T472_15">April</text:span><text:span text:style-name="T472_16"><text:s/>2013,<text:s/></text:span><text:span text:style-name="T472_17">shall</text:span><text:span text:style-name="T472_18"><text:s/></text:span><text:span text:style-name="T472_19">be</text:span><text:span text:style-name="T472_20"><text:s/></text:span><text:span text:style-name="T472_21">struck</text:span><text:span text:style-name="T472_22"><text:s/></text:span><text:span text:style-name="T472_23">from</text:span><text:span text:style-name="T472_24"><text:s/></text:span><text:span text:style-name="T472_25">the</text:span><text:span text:style-name="T472_26"><text:s/></text:span><text:span text:style-name="T472_27">bylaws</text:span><text:span text:style-name="T472_28"><text:s/></text:span><text:span text:style-name="T472_29">as</text:span><text:span text:style-name="T472_30"><text:s/></text:span><text:span text:style-name="T472_31">extraneous</text:span><text:span text:style-name="T472_32">.</text:span></text:p>
      <text:p text:style-name="P47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.635cm" fo:line-height="150%" fo:margin-top="0.212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50%" fo:margin-top="0.423cm" fo:margin-bottom="0.106cm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0cm" fo:line-height="100%" fo:margin-top="0.423cm" style:writing-mode="lr-tb">
        <style:tab-stops>
          <style:tab-stop style:type="left" style:leader-style="none" style:position="1.27cm"/>
        </style:tab-stops>
      </style:paragraph-properties>
      <style:text-properties fo:color="#000000" style:font-name="Arial" style:font-name-asian="Arial" style:font-name-complex="Arial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0cm" fo:line-height="100%" fo:margin-top="0.423cm" fo:margin-left="1.27cm" style:writing-mode="lr-tb"/>
      <style:text-properties fo:font-style="italic" style:font-style-asian="italic" style:font-style-complex="italic" fo:color="#000000" style:font-name="Arial" style:font-name-asian="Arial" style:font-name-complex="Arial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5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5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5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5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5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3.175cm" fo:padding-right="0cm" fo:margin-right="3.175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.635cm" fo:line-height="150%" fo:margin-top="0.212cm" fo:margin-bottom="0cm" fo:margin-left="0cm" fo:margin-right="0cm" style:writing-mode="lr-tb"/>
    </style:style>
    <style:style style:name="P2" style:family="paragraph" style:parent-style-name="Standard">
      <style:paragraph-properties fo:break-before="auto" fo:text-indent="0cm" fo:line-height="100%" fo:margin-top="0cm" style:writing-mode="lr-tb"/>
    </style:style>
    <style:style style:name="T2_1" style:family="text">
      <style:text-properties style:font-name="Arial" fo:font-size="8pt" style:font-name-asian="Arial" style:font-size-asian="8pt" style:font-name-complex="Arial" style:font-size-complex="8pt"/>
    </style:style>
    <style:style style:name="T2_2" style:family="text">
      <style:text-properties style:font-name="Arial" fo:font-size="8pt" style:font-name-asian="Arial" style:font-size-asian="8pt" style:font-name-complex="Arial" style:font-size-complex="8pt"/>
    </style:style>
    <style:style style:name="T2_3" style:family="text">
      <style:text-properties style:font-name="Arial" fo:font-size="8pt" style:font-name-asian="Arial" style:font-size-asian="8pt" style:font-name-complex="Arial" style:font-size-complex="8pt"/>
    </style:style>
    <style:style style:name="T2_4" style:family="text">
      <style:text-properties style:font-name="Arial" fo:font-size="8pt" style:font-name-asian="Arial" style:font-size-asian="8pt" style:font-name-complex="Arial" style:font-size-complex="8pt"/>
    </style:style>
    <style:style style:name="T2_5" style:family="text">
      <style:text-properties style:font-name="Arial" fo:font-size="8pt" style:font-name-asian="Arial" style:font-size-asian="8pt" style:font-name-complex="Arial" style:font-size-complex="8pt"/>
    </style:style>
    <style:style style:name="T2_6" style:family="text">
      <style:text-properties style:font-name="Arial" fo:font-size="8pt" style:font-name-asian="Arial" style:font-size-asian="8pt" style:font-name-complex="Arial" style:font-size-complex="8pt"/>
    </style:style>
    <style:style style:name="T2_7" style:family="text">
      <style:text-properties style:font-name="Arial" fo:font-size="8pt" style:font-name-asian="Arial" style:font-size-asian="8pt" style:font-name-complex="Arial" style:font-size-complex="8pt"/>
    </style:style>
    <style:style style:name="T2_8" style:family="text">
      <style:text-properties style:font-name="Arial" fo:font-size="8pt" style:font-name-asian="Arial" style:font-size-asian="8pt" style:font-name-complex="Arial" style:font-size-complex="8pt"/>
    </style:style>
    <style:style style:name="T2_9" style:family="text">
      <style:text-properties style:font-name="Arial" fo:font-size="8pt" style:font-name-asian="Arial" style:font-size-asian="8pt" style:font-name-complex="Arial" style:font-size-complex="8pt"/>
    </style:style>
    <style:style style:name="T2_10" style:family="text">
      <style:text-properties style:font-name="Arial" fo:font-size="8pt" style:font-name-asian="Arial" style:font-size-asian="8pt" style:font-name-complex="Arial" style:font-size-complex="8pt"/>
    </style:style>
  </office:automatic-styles>
  <office:master-styles>
    <style:master-page style:name="Standard" style:page-layout-name="pm1">
      <style:header>
        <text:p text:style-name="P1"/>
      </style:header>
      <style:footer>
        <text:p text:style-name="P2"><text:span text:style-name="T2_1"><text:s text:c="72"/></text:span><text:span text:style-name="T2_2">Bylaws</text:span><text:span text:style-name="T2_3"><text:s text:c="70"/></text:span><text:span text:style-name="T2_4">Page</text:span><text:span text:style-name="T2_5"><text:s/></text:span><text:span text:style-name="T2_6"><text:page-number text:select-page="current"/></text:span><text:span text:style-name="T2_7"><text:s/></text:span><text:span text:style-name="T2_8">of</text:span><text:span text:style-name="T2_9"><text:s/></text:span><text:span text:style-name="T2_10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